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nding_wave" table:style-name="ta1">
        <table:shapes>
          <draw:frame draw:z-index="0" draw:style-name="gr1" draw:text-style-name="P1" svg:width="13.1598in" svg:height="4.413in" svg:x="0.4882in" svg:y="0.7217in">
            <draw:object draw:notify-on-update-of-ranges="standing_wave.A1:standing_wave.A1000 standing_wave.B1:standing_wave.B1000 standing_wave.C1:standing_wave.C1000 standing_wave.D1:standing_wave.D1000 standing_wave.E1:standing_wave.E1000 standing_wave.F1:standing_wave.F1000 standing_wave.G1:standing_wave.G1000 standing_wave.H1:standing_wave.H1000 standing_wave.I1:standing_wave.I1000 standing_wave.J1:standing_wave.J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0.463525" calcext:value-type="float">
            <text:p>0.463525</text:p>
          </table:table-cell>
          <table:table-cell office:value-type="float" office:value="-0.463526" calcext:value-type="float">
            <text:p>-0.463526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1.5" calcext:value-type="float">
            <text:p>-1.5</text:p>
          </table:table-cell>
          <table:table-cell office:value-type="float" office:value="-1.213525" calcext:value-type="float">
            <text:p>-1.213525</text:p>
          </table:table-cell>
          <table:table-cell office:value-type="float" office:value="-0.463526" calcext:value-type="float">
            <text:p>-0.463526</text:p>
          </table:table-cell>
          <table:table-cell office:value-type="float" office:value="0.463526" calcext:value-type="float">
            <text:p>0.463526</text:p>
          </table:table-cell>
          <table:table-cell office:value-type="float" office:value="1.213525" calcext:value-type="float">
            <text:p>1.213525</text:p>
          </table:table-cell>
        </table:table-row>
        <table:table-row table:style-name="ro1">
          <table:table-cell office:value-type="float" office:value="1.49704" calcext:value-type="float">
            <text:p>1.49704</text:p>
          </table:table-cell>
          <table:table-cell office:value-type="float" office:value="1.229585" calcext:value-type="float">
            <text:p>1.229585</text:p>
          </table:table-cell>
          <table:table-cell office:value-type="float" office:value="0.492469" calcext:value-type="float">
            <text:p>0.492469</text:p>
          </table:table-cell>
          <table:table-cell office:value-type="float" office:value="-0.432752" calcext:value-type="float">
            <text:p>-0.432752</text:p>
          </table:table-cell>
          <table:table-cell office:value-type="float" office:value="-1.192677" calcext:value-type="float">
            <text:p>-1.192677</text:p>
          </table:table-cell>
          <table:table-cell office:value-type="float" office:value="-1.49704" calcext:value-type="float">
            <text:p>-1.49704</text:p>
          </table:table-cell>
          <table:table-cell office:value-type="float" office:value="-1.229584" calcext:value-type="float">
            <text:p>-1.229584</text:p>
          </table:table-cell>
          <table:table-cell office:value-type="float" office:value="-0.49247" calcext:value-type="float">
            <text:p>-0.49247</text:p>
          </table:table-cell>
          <table:table-cell office:value-type="float" office:value="0.432752" calcext:value-type="float">
            <text:p>0.432752</text:p>
          </table:table-cell>
          <table:table-cell office:value-type="float" office:value="1.192677" calcext:value-type="float">
            <text:p>1.192677</text:p>
          </table:table-cell>
        </table:table-row>
        <table:table-row table:style-name="ro1">
          <table:table-cell office:value-type="float" office:value="1.488172" calcext:value-type="float">
            <text:p>1.488172</text:p>
          </table:table-cell>
          <table:table-cell office:value-type="float" office:value="1.240791" calcext:value-type="float">
            <text:p>1.240791</text:p>
          </table:table-cell>
          <table:table-cell office:value-type="float" office:value="0.51947" calcext:value-type="float">
            <text:p>0.51947</text:p>
          </table:table-cell>
          <table:table-cell office:value-type="float" office:value="-0.400271" calcext:value-type="float">
            <text:p>-0.400271</text:p>
          </table:table-cell>
          <table:table-cell office:value-type="float" office:value="-1.167122" calcext:value-type="float">
            <text:p>-1.167122</text:p>
          </table:table-cell>
          <table:table-cell office:value-type="float" office:value="-1.488172" calcext:value-type="float">
            <text:p>-1.488172</text:p>
          </table:table-cell>
          <table:table-cell office:value-type="float" office:value="-1.240791" calcext:value-type="float">
            <text:p>-1.240791</text:p>
          </table:table-cell>
          <table:table-cell office:value-type="float" office:value="-0.51947" calcext:value-type="float">
            <text:p>-0.51947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1.167122" calcext:value-type="float">
            <text:p>1.167122</text:p>
          </table:table-cell>
        </table:table-row>
        <table:table-row table:style-name="ro1">
          <table:table-cell office:value-type="float" office:value="1.473431" calcext:value-type="float">
            <text:p>1.473431</text:p>
          </table:table-cell>
          <table:table-cell office:value-type="float" office:value="1.247101" calcext:value-type="float">
            <text:p>1.247101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-0.36621" calcext:value-type="float">
            <text:p>-0.36621</text:p>
          </table:table-cell>
          <table:table-cell office:value-type="float" office:value="-1.136961" calcext:value-type="float">
            <text:p>-1.136961</text:p>
          </table:table-cell>
          <table:table-cell office:value-type="float" office:value="-1.473431" calcext:value-type="float">
            <text:p>-1.473431</text:p>
          </table:table-cell>
          <table:table-cell office:value-type="float" office:value="-1.2471" calcext:value-type="float">
            <text:p>-1.2471</text:p>
          </table:table-cell>
          <table:table-cell office:value-type="float" office:value="-0.54442" calcext:value-type="float">
            <text:p>-0.54442</text:p>
          </table:table-cell>
          <table:table-cell office:value-type="float" office:value="0.36621" calcext:value-type="float">
            <text:p>0.36621</text:p>
          </table:table-cell>
          <table:table-cell office:value-type="float" office:value="1.136961" calcext:value-type="float">
            <text:p>1.136961</text:p>
          </table:table-cell>
        </table:table-row>
        <table:table-row table:style-name="ro1">
          <table:table-cell office:value-type="float" office:value="1.452875" calcext:value-type="float">
            <text:p>1.452875</text:p>
          </table:table-cell>
          <table:table-cell office:value-type="float" office:value="1.248488" calcext:value-type="float">
            <text:p>1.248488</text:p>
          </table:table-cell>
          <table:table-cell office:value-type="float" office:value="0.567222" calcext:value-type="float">
            <text:p>0.567222</text:p>
          </table:table-cell>
          <table:table-cell office:value-type="float" office:value="-0.330704" calcext:value-type="float">
            <text:p>-0.330704</text:p>
          </table:table-cell>
          <table:table-cell office:value-type="float" office:value="-1.102312" calcext:value-type="float">
            <text:p>-1.102312</text:p>
          </table:table-cell>
          <table:table-cell office:value-type="float" office:value="-1.452875" calcext:value-type="float">
            <text:p>-1.452875</text:p>
          </table:table-cell>
          <table:table-cell office:value-type="float" office:value="-1.248488" calcext:value-type="float">
            <text:p>-1.248488</text:p>
          </table:table-cell>
          <table:table-cell office:value-type="float" office:value="-0.567222" calcext:value-type="float">
            <text:p>-0.567222</text:p>
          </table:table-cell>
          <table:table-cell office:value-type="float" office:value="0.330704" calcext:value-type="float">
            <text:p>0.330704</text:p>
          </table:table-cell>
          <table:table-cell office:value-type="float" office:value="1.102312" calcext:value-type="float">
            <text:p>1.102312</text:p>
          </table:table-cell>
        </table:table-row>
        <table:table-row table:style-name="ro1">
          <table:table-cell office:value-type="float" office:value="1.426585" calcext:value-type="float">
            <text:p>1.426585</text:p>
          </table:table-cell>
          <table:table-cell office:value-type="float" office:value="1.244949" calcext:value-type="float">
            <text:p>1.244949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-1.063313" calcext:value-type="float">
            <text:p>-1.063313</text:p>
          </table:table-cell>
          <table:table-cell office:value-type="float" office:value="-1.426585" calcext:value-type="float">
            <text:p>-1.426585</text:p>
          </table:table-cell>
          <table:table-cell office:value-type="float" office:value="-1.244949" calcext:value-type="float">
            <text:p>-1.244949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1.063313" calcext:value-type="float">
            <text:p>1.063313</text:p>
          </table:table-cell>
        </table:table-row>
        <table:table-row table:style-name="ro1">
          <table:table-cell office:value-type="float" office:value="1.394665" calcext:value-type="float">
            <text:p>1.394665</text:p>
          </table:table-cell>
          <table:table-cell office:value-type="float" office:value="1.236497" calcext:value-type="float">
            <text:p>1.236497</text:p>
          </table:table-cell>
          <table:table-cell office:value-type="float" office:value="0.606029" calcext:value-type="float">
            <text:p>0.606029</text:p>
          </table:table-cell>
          <table:table-cell office:value-type="float" office:value="-0.255922" calcext:value-type="float">
            <text:p>-0.255922</text:p>
          </table:table-cell>
          <table:table-cell office:value-type="float" office:value="-1.020118" calcext:value-type="float">
            <text:p>-1.020118</text:p>
          </table:table-cell>
          <table:table-cell office:value-type="float" office:value="-1.394665" calcext:value-type="float">
            <text:p>-1.394665</text:p>
          </table:table-cell>
          <table:table-cell office:value-type="float" office:value="-1.236496" calcext:value-type="float">
            <text:p>-1.236496</text:p>
          </table:table-cell>
          <table:table-cell office:value-type="float" office:value="-0.606029" calcext:value-type="float">
            <text:p>-0.606029</text:p>
          </table:table-cell>
          <table:table-cell office:value-type="float" office:value="0.255922" calcext:value-type="float">
            <text:p>0.255922</text:p>
          </table:table-cell>
          <table:table-cell office:value-type="float" office:value="1.020118" calcext:value-type="float">
            <text:p>1.020118</text:p>
          </table:table-cell>
        </table:table-row>
        <table:table-row table:style-name="ro1">
          <table:table-cell office:value-type="float" office:value="1.357241" calcext:value-type="float">
            <text:p>1.357241</text:p>
          </table:table-cell>
          <table:table-cell office:value-type="float" office:value="1.223164" calcext:value-type="float">
            <text:p>1.223164</text:p>
          </table:table-cell>
          <table:table-cell office:value-type="float" office:value="0.62188" calcext:value-type="float">
            <text:p>0.62188</text:p>
          </table:table-cell>
          <table:table-cell office:value-type="float" office:value="-0.21694" calcext:value-type="float">
            <text:p>-0.21694</text:p>
          </table:table-cell>
          <table:table-cell office:value-type="float" office:value="-0.972897" calcext:value-type="float">
            <text:p>-0.972897</text:p>
          </table:table-cell>
          <table:table-cell office:value-type="float" office:value="-1.357241" calcext:value-type="float">
            <text:p>-1.357241</text:p>
          </table:table-cell>
          <table:table-cell office:value-type="float" office:value="-1.223164" calcext:value-type="float">
            <text:p>-1.223164</text:p>
          </table:table-cell>
          <table:table-cell office:value-type="float" office:value="-0.62188" calcext:value-type="float">
            <text:p>-0.62188</text:p>
          </table:table-cell>
          <table:table-cell office:value-type="float" office:value="0.21694" calcext:value-type="float">
            <text:p>0.21694</text:p>
          </table:table-cell>
          <table:table-cell office:value-type="float" office:value="0.972897" calcext:value-type="float">
            <text:p>0.972897</text:p>
          </table:table-cell>
        </table:table-row>
        <table:table-row table:style-name="ro1">
          <table:table-cell office:value-type="float" office:value="1.31446" calcext:value-type="float">
            <text:p>1.31446</text:p>
          </table:table-cell>
          <table:table-cell office:value-type="float" office:value="1.205004" calcext:value-type="float">
            <text:p>1.205004</text:p>
          </table:table-cell>
          <table:table-cell office:value-type="float" office:value="0.635278" calcext:value-type="float">
            <text:p>0.635278</text:p>
          </table:table-cell>
          <table:table-cell office:value-type="float" office:value="-0.177103" calcext:value-type="float">
            <text:p>-0.177103</text:p>
          </table:table-cell>
          <table:table-cell office:value-type="float" office:value="-0.921837" calcext:value-type="float">
            <text:p>-0.921837</text:p>
          </table:table-cell>
          <table:table-cell office:value-type="float" office:value="-1.31446" calcext:value-type="float">
            <text:p>-1.31446</text:p>
          </table:table-cell>
          <table:table-cell office:value-type="float" office:value="-1.205004" calcext:value-type="float">
            <text:p>-1.205004</text:p>
          </table:table-cell>
          <table:table-cell office:value-type="float" office:value="-0.635278" calcext:value-type="float">
            <text:p>-0.635278</text:p>
          </table:table-cell>
          <table:table-cell office:value-type="float" office:value="0.177103" calcext:value-type="float">
            <text:p>0.177103</text:p>
          </table:table-cell>
          <table:table-cell office:value-type="float" office:value="0.921837" calcext:value-type="float">
            <text:p>0.921837</text:p>
          </table:table-cell>
        </table:table-row>
        <table:table-row table:style-name="ro1">
          <table:table-cell office:value-type="float" office:value="1.266492" calcext:value-type="float">
            <text:p>1.266492</text:p>
          </table:table-cell>
          <table:table-cell office:value-type="float" office:value="1.182089" calcext:value-type="float">
            <text:p>1.182089</text:p>
          </table:table-cell>
          <table:table-cell office:value-type="float" office:value="0.646168" calcext:value-type="float">
            <text:p>0.646168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-0.867138" calcext:value-type="float">
            <text:p>-0.867138</text:p>
          </table:table-cell>
          <table:table-cell office:value-type="float" office:value="-1.266492" calcext:value-type="float">
            <text:p>-1.266492</text:p>
          </table:table-cell>
          <table:table-cell office:value-type="float" office:value="-1.182089" calcext:value-type="float">
            <text:p>-1.182089</text:p>
          </table:table-cell>
          <table:table-cell office:value-type="float" office:value="-0.646168" calcext:value-type="float">
            <text:p>-0.646168</text:p>
          </table:table-cell>
          <table:table-cell office:value-type="float" office:value="0.136567" calcext:value-type="float">
            <text:p>0.136567</text:p>
          </table:table-cell>
          <table:table-cell office:value-type="float" office:value="0.867138" calcext:value-type="float">
            <text:p>0.867138</text:p>
          </table:table-cell>
        </table:table-row>
        <table:table-row table:style-name="ro1">
          <table:table-cell office:value-type="float" office:value="1.213526" calcext:value-type="float">
            <text:p>1.213526</text:p>
          </table:table-cell>
          <table:table-cell office:value-type="float" office:value="1.154508" calcext:value-type="float">
            <text:p>1.154508</text:p>
          </table:table-cell>
          <table:table-cell office:value-type="float" office:value="0.654508" calcext:value-type="float">
            <text:p>0.654508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-0.809017" calcext:value-type="float">
            <text:p>-0.809017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1.154508" calcext:value-type="float">
            <text:p>-1.154508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0.809017" calcext:value-type="float">
            <text:p>0.809017</text:p>
          </table:table-cell>
        </table:table-row>
        <table:table-row table:style-name="ro1">
          <table:table-cell office:value-type="float" office:value="1.15577" calcext:value-type="float">
            <text:p>1.15577</text:p>
          </table:table-cell>
          <table:table-cell office:value-type="float" office:value="1.122372" calcext:value-type="float">
            <text:p>1.122372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-0.05404" calcext:value-type="float">
            <text:p>-0.05404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1.15577" calcext:value-type="float">
            <text:p>-1.15577</text:p>
          </table:table-cell>
          <table:table-cell office:value-type="float" office:value="-1.122371" calcext:value-type="float">
            <text:p>-1.122371</text:p>
          </table:table-cell>
          <table:table-cell office:value-type="float" office:value="-0.660266" calcext:value-type="float">
            <text:p>-0.660266</text:p>
          </table:table-cell>
          <table:table-cell office:value-type="float" office:value="0.054039" calcext:value-type="float">
            <text:p>0.054039</text:p>
          </table:table-cell>
          <table:table-cell office:value-type="float" office:value="0.747703" calcext:value-type="float">
            <text:p>0.747703</text:p>
          </table:table-cell>
        </table:table-row>
        <table:table-row table:style-name="ro1">
          <table:table-cell office:value-type="float" office:value="1.093453" calcext:value-type="float">
            <text:p>1.093453</text:p>
          </table:table-cell>
          <table:table-cell office:value-type="float" office:value="1.085805" calcext:value-type="float">
            <text:p>1.085805</text:p>
          </table:table-cell>
          <table:table-cell office:value-type="float" office:value="0.663417" calcext:value-type="float">
            <text:p>0.663417</text:p>
          </table:table-cell>
          <table:table-cell office:value-type="float" office:value="-0.012374" calcext:value-type="float">
            <text:p>-0.012374</text:p>
          </table:table-cell>
          <table:table-cell office:value-type="float" office:value="-0.683439" calcext:value-type="float">
            <text:p>-0.683439</text:p>
          </table:table-cell>
          <table:table-cell office:value-type="float" office:value="-1.093453" calcext:value-type="float">
            <text:p>-1.093453</text:p>
          </table:table-cell>
          <table:table-cell office:value-type="float" office:value="-1.085805" calcext:value-type="float">
            <text:p>-1.085805</text:p>
          </table:table-cell>
          <table:table-cell office:value-type="float" office:value="-0.663417" calcext:value-type="float">
            <text:p>-0.663417</text:p>
          </table:table-cell>
          <table:table-cell office:value-type="float" office:value="0.012374" calcext:value-type="float">
            <text:p>0.012374</text:p>
          </table:table-cell>
          <table:table-cell office:value-type="float" office:value="0.683438" calcext:value-type="float">
            <text:p>0.683438</text:p>
          </table:table-cell>
        </table:table-row>
        <table:table-row table:style-name="ro1">
          <table:table-cell office:value-type="float" office:value="1.026821" calcext:value-type="float">
            <text:p>1.026821</text:p>
          </table:table-cell>
          <table:table-cell office:value-type="float" office:value="1.044954" calcext:value-type="float">
            <text:p>1.044954</text:p>
          </table:table-cell>
          <table:table-cell office:value-type="float" office:value="0.66395" calcext:value-type="float">
            <text:p>0.66395</text:p>
          </table:table-cell>
          <table:table-cell office:value-type="float" office:value="0.02934" calcext:value-type="float">
            <text:p>0.02934</text:p>
          </table:table-cell>
          <table:table-cell office:value-type="float" office:value="-0.616477" calcext:value-type="float">
            <text:p>-0.616477</text:p>
          </table:table-cell>
          <table:table-cell office:value-type="float" office:value="-1.026821" calcext:value-type="float">
            <text:p>-1.026821</text:p>
          </table:table-cell>
          <table:table-cell office:value-type="float" office:value="-1.044954" calcext:value-type="float">
            <text:p>-1.044954</text:p>
          </table:table-cell>
          <table:table-cell office:value-type="float" office:value="-0.66395" calcext:value-type="float">
            <text:p>-0.66395</text:p>
          </table:table-cell>
          <table:table-cell office:value-type="float" office:value="-0.02934" calcext:value-type="float">
            <text:p>-0.02934</text:p>
          </table:table-cell>
          <table:table-cell office:value-type="float" office:value="0.616477" calcext:value-type="float">
            <text:p>0.616477</text:p>
          </table:table-cell>
        </table:table-row>
        <table:table-row table:style-name="ro1">
          <table:table-cell office:value-type="float" office:value="0.956136" calcext:value-type="float">
            <text:p>0.956136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070938" calcext:value-type="float">
            <text:p>0.070938</text:p>
          </table:table-cell>
          <table:table-cell office:value-type="float" office:value="-0.547082" calcext:value-type="float">
            <text:p>-0.547082</text:p>
          </table:table-cell>
          <table:table-cell office:value-type="float" office:value="-0.956136" calcext:value-type="float">
            <text:p>-0.956136</text:p>
          </table:table-cell>
          <table:table-cell office:value-type="float" office:value="-0.999978" calcext:value-type="float">
            <text:p>-0.999978</text:p>
          </table:table-cell>
          <table:table-cell office:value-type="float" office:value="-0.661863" calcext:value-type="float">
            <text:p>-0.661863</text:p>
          </table:table-cell>
          <table:table-cell office:value-type="float" office:value="-0.070938" calcext:value-type="float">
            <text:p>-0.070938</text:p>
          </table:table-cell>
          <table:table-cell office:value-type="float" office:value="0.547082" calcext:value-type="float">
            <text:p>0.547082</text:p>
          </table:table-cell>
        </table:table-row>
        <table:table-row table:style-name="ro1">
          <table:table-cell office:value-type="float" office:value="0.881678" calcext:value-type="float">
            <text:p>0.881678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112257" calcext:value-type="float">
            <text:p>0.112257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-0.881678" calcext:value-type="float">
            <text:p>-0.881678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-0.657164" calcext:value-type="float">
            <text:p>-0.657164</text:p>
          </table:table-cell>
          <table:table-cell office:value-type="float" office:value="-0.112257" calcext:value-type="float">
            <text:p>-0.112257</text:p>
          </table:table-cell>
          <table:table-cell office:value-type="float" office:value="0.475528" calcext:value-type="float">
            <text:p>0.475528</text:p>
          </table:table-cell>
        </table:table-row>
        <table:table-row table:style-name="ro1">
          <table:table-cell office:value-type="float" office:value="0.80374" calcext:value-type="float">
            <text:p>0.80374</text:p>
          </table:table-cell>
          <table:table-cell office:value-type="float" office:value="0.898381" calcext:value-type="float">
            <text:p>0.898381</text:p>
          </table:table-cell>
          <table:table-cell office:value-type="float" office:value="0.649871" calcext:value-type="float">
            <text:p>0.649871</text:p>
          </table:table-cell>
          <table:table-cell office:value-type="float" office:value="0.153132" calcext:value-type="float">
            <text:p>0.153132</text:p>
          </table:table-cell>
          <table:table-cell office:value-type="float" office:value="-0.402098" calcext:value-type="float">
            <text:p>-0.402098</text:p>
          </table:table-cell>
          <table:table-cell office:value-type="float" office:value="-0.80374" calcext:value-type="float">
            <text:p>-0.80374</text:p>
          </table:table-cell>
          <table:table-cell office:value-type="float" office:value="-0.898381" calcext:value-type="float">
            <text:p>-0.898381</text:p>
          </table:table-cell>
          <table:table-cell office:value-type="float" office:value="-0.649871" calcext:value-type="float">
            <text:p>-0.649871</text:p>
          </table:table-cell>
          <table:table-cell office:value-type="float" office:value="-0.153132" calcext:value-type="float">
            <text:p>-0.153132</text:p>
          </table:table-cell>
          <table:table-cell office:value-type="float" office:value="0.402098" calcext:value-type="float">
            <text:p>0.402098</text:p>
          </table:table-cell>
        </table:table-row>
        <table:table-row table:style-name="ro1">
          <table:table-cell office:value-type="float" office:value="0.722631" calcext:value-type="float">
            <text:p>0.722631</text:p>
          </table:table-cell>
          <table:table-cell office:value-type="float" office:value="0.84216" calcext:value-type="float">
            <text:p>0.84216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-0.32708" calcext:value-type="float">
            <text:p>-0.32708</text:p>
          </table:table-cell>
          <table:table-cell office:value-type="float" office:value="-0.72263" calcext:value-type="float">
            <text:p>-0.72263</text:p>
          </table:table-cell>
          <table:table-cell office:value-type="float" office:value="-0.84216" calcext:value-type="float">
            <text:p>-0.84216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0.32708" calcext:value-type="float">
            <text:p>0.32708</text:p>
          </table:table-cell>
        </table:table-row>
        <table:table-row table:style-name="ro1">
          <table:table-cell office:value-type="float" office:value="0.638669" calcext:value-type="float">
            <text:p>0.638669</text:p>
          </table:table-cell>
          <table:table-cell office:value-type="float" office:value="0.782616" calcext:value-type="float">
            <text:p>0.782616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0.232911" calcext:value-type="float">
            <text:p>0.232911</text:p>
          </table:table-cell>
          <table:table-cell office:value-type="float" office:value="-0.250772" calcext:value-type="float">
            <text:p>-0.250772</text:p>
          </table:table-cell>
          <table:table-cell office:value-type="float" office:value="-0.638669" calcext:value-type="float">
            <text:p>-0.638669</text:p>
          </table:table-cell>
          <table:table-cell office:value-type="float" office:value="-0.782616" calcext:value-type="float">
            <text:p>-0.782616</text:p>
          </table:table-cell>
          <table:table-cell office:value-type="float" office:value="-0.62763" calcext:value-type="float">
            <text:p>-0.62763</text:p>
          </table:table-cell>
          <table:table-cell office:value-type="float" office:value="-0.232911" calcext:value-type="float">
            <text:p>-0.232911</text:p>
          </table:table-cell>
          <table:table-cell office:value-type="float" office:value="0.250772" calcext:value-type="float">
            <text:p>0.250772</text:p>
          </table:table-cell>
        </table:table-row>
        <table:table-row table:style-name="ro1">
          <table:table-cell office:value-type="float" office:value="0.552187" calcext:value-type="float">
            <text:p>0.552187</text:p>
          </table:table-cell>
          <table:table-cell office:value-type="float" office:value="0.719983" calcext:value-type="float">
            <text:p>0.719983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2715" calcext:value-type="float">
            <text:p>0.2715</text:p>
          </table:table-cell>
          <table:table-cell office:value-type="float" office:value="-0.173474" calcext:value-type="float">
            <text:p>-0.173474</text:p>
          </table:table-cell>
          <table:table-cell office:value-type="float" office:value="-0.552187" calcext:value-type="float">
            <text:p>-0.552187</text:p>
          </table:table-cell>
          <table:table-cell office:value-type="float" office:value="-0.719983" calcext:value-type="float">
            <text:p>-0.719983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2715" calcext:value-type="float">
            <text:p>-0.2715</text:p>
          </table:table-cell>
          <table:table-cell office:value-type="float" office:value="0.173474" calcext:value-type="float">
            <text:p>0.173474</text:p>
          </table:table-cell>
        </table:table-row>
        <table:table-row table:style-name="ro1">
          <table:table-cell office:value-type="float" office:value="0.463525" calcext:value-type="float">
            <text:p>0.463525</text:p>
          </table:table-cell>
          <table:table-cell office:value-type="float" office:value="0.654508" calcext:value-type="float">
            <text:p>0.654508</text:p>
          </table:table-cell>
          <table:table-cell office:value-type="float" office:value="0.595491" calcext:value-type="float">
            <text:p>0.595491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-0.095491" calcext:value-type="float">
            <text:p>-0.095491</text:p>
          </table:table-cell>
          <table:table-cell office:value-type="float" office:value="-0.463526" calcext:value-type="float">
            <text:p>-0.463526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0.095491" calcext:value-type="float">
            <text:p>0.095491</text:p>
          </table:table-cell>
        </table:table-row>
        <table:table-row table:style-name="ro1">
          <table:table-cell office:value-type="float" office:value="0.373035" calcext:value-type="float">
            <text:p>0.373035</text:p>
          </table:table-cell>
          <table:table-cell office:value-type="float" office:value="0.586451" calcext:value-type="float">
            <text:p>0.586451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345315" calcext:value-type="float">
            <text:p>0.345315</text:p>
          </table:table-cell>
          <table:table-cell office:value-type="float" office:value="-0.017132" calcext:value-type="float">
            <text:p>-0.017132</text:p>
          </table:table-cell>
          <table:table-cell office:value-type="float" office:value="-0.373035" calcext:value-type="float">
            <text:p>-0.373035</text:p>
          </table:table-cell>
          <table:table-cell office:value-type="float" office:value="-0.586451" calcext:value-type="float">
            <text:p>-0.586451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0.017132" calcext:value-type="float">
            <text:p>0.017132</text:p>
          </table:table-cell>
        </table:table-row>
        <table:table-row table:style-name="ro1">
          <table:table-cell office:value-type="float" office:value="0.281072" calcext:value-type="float">
            <text:p>0.281072</text:p>
          </table:table-cell>
          <table:table-cell office:value-type="float" office:value="0.516079" calcext:value-type="float">
            <text:p>0.516079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380249" calcext:value-type="float">
            <text:p>0.380249</text:p>
          </table:table-cell>
          <table:table-cell office:value-type="float" office:value="0.061295" calcext:value-type="float">
            <text:p>0.061295</text:p>
          </table:table-cell>
          <table:table-cell office:value-type="float" office:value="-0.281072" calcext:value-type="float">
            <text:p>-0.281072</text:p>
          </table:table-cell>
          <table:table-cell office:value-type="float" office:value="-0.516079" calcext:value-type="float">
            <text:p>-0.516079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380249" calcext:value-type="float">
            <text:p>-0.380249</text:p>
          </table:table-cell>
          <table:table-cell office:value-type="float" office:value="-0.061295" calcext:value-type="float">
            <text:p>-0.061295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13683" calcext:value-type="float">
            <text:p>0.413683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44367" calcext:value-type="float">
            <text:p>-0.44367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13683" calcext:value-type="float">
            <text:p>-0.413683</text:p>
          </table:table-cell>
          <table:table-cell office:value-type="float" office:value="-0.13948" calcext:value-type="float">
            <text:p>-0.13948</text:p>
          </table:table-cell>
        </table:table-row>
        <table:table-row table:style-name="ro1">
          <table:table-cell office:value-type="float" office:value="0.094186" calcext:value-type="float">
            <text:p>0.094186</text:p>
          </table:table-cell>
          <table:table-cell office:value-type="float" office:value="0.369511" calcext:value-type="float">
            <text:p>0.369511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445485" calcext:value-type="float">
            <text:p>0.445485</text:p>
          </table:table-cell>
          <table:table-cell office:value-type="float" office:value="0.217115" calcext:value-type="float">
            <text:p>0.217115</text:p>
          </table:table-cell>
          <table:table-cell office:value-type="float" office:value="-0.094186" calcext:value-type="float">
            <text:p>-0.094186</text:p>
          </table:table-cell>
          <table:table-cell office:value-type="float" office:value="-0.369511" calcext:value-type="float">
            <text:p>-0.369511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445485" calcext:value-type="float">
            <text:p>-0.445485</text:p>
          </table:table-cell>
          <table:table-cell office:value-type="float" office:value="-0.217115" calcext:value-type="float">
            <text:p>-0.21711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93893" calcext:value-type="float">
            <text:p>0.293893</text:p>
          </table:table-cell>
          <table:table-cell table:number-columns-repeated="2" office:value-type="float" office:value="0.475528" calcext:value-type="float">
            <text:p>0.475528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0" calcext:value-type="float">
            <text:p>0</text:p>
          </table:table-cell>
          <table:table-cell office:value-type="float" office:value="-0.293893" calcext:value-type="float">
            <text:p>-0.293893</text:p>
          </table:table-cell>
          <table:table-cell table:number-columns-repeated="2" office:value-type="float" office:value="-0.475528" calcext:value-type="float">
            <text:p>-0.475528</text:p>
          </table:table-cell>
          <table:table-cell office:value-type="float" office:value="-0.293893" calcext:value-type="float">
            <text:p>-0.293893</text:p>
          </table:table-cell>
        </table:table-row>
        <table:table-row table:style-name="ro1">
          <table:table-cell office:value-type="float" office:value="-0.094186" calcext:value-type="float">
            <text:p>-0.094186</text:p>
          </table:table-cell>
          <table:table-cell office:value-type="float" office:value="0.217115" calcext:value-type="float">
            <text:p>0.217115</text:p>
          </table:table-cell>
          <table:table-cell office:value-type="float" office:value="0.445485" calcext:value-type="float">
            <text:p>0.445485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36951" calcext:value-type="float">
            <text:p>0.36951</text:p>
          </table:table-cell>
          <table:table-cell office:value-type="float" office:value="0.094186" calcext:value-type="float">
            <text:p>0.094186</text:p>
          </table:table-cell>
          <table:table-cell office:value-type="float" office:value="-0.217115" calcext:value-type="float">
            <text:p>-0.217115</text:p>
          </table:table-cell>
          <table:table-cell office:value-type="float" office:value="-0.445485" calcext:value-type="float">
            <text:p>-0.445485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369511" calcext:value-type="float">
            <text:p>-0.369511</text:p>
          </table:table-cell>
        </table:table-row>
        <table:table-row table:style-name="ro1">
          <table:table-cell office:value-type="float" office:value="-0.188" calcext:value-type="float">
            <text:p>-0.188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0.413683" calcext:value-type="float">
            <text:p>0.413683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188" calcext:value-type="float">
            <text:p>0.188</text:p>
          </table:table-cell>
          <table:table-cell office:value-type="float" office:value="-0.13948" calcext:value-type="float">
            <text:p>-0.13948</text:p>
          </table:table-cell>
          <table:table-cell office:value-type="float" office:value="-0.413683" calcext:value-type="float">
            <text:p>-0.413683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4367" calcext:value-type="float">
            <text:p>-0.44367</text:p>
          </table:table-cell>
        </table:table-row>
        <table:table-row table:style-name="ro1">
          <table:table-cell office:value-type="float" office:value="-0.281072" calcext:value-type="float">
            <text:p>-0.281072</text:p>
          </table:table-cell>
          <table:table-cell office:value-type="float" office:value="0.061295" calcext:value-type="float">
            <text:p>0.061295</text:p>
          </table:table-cell>
          <table:table-cell office:value-type="float" office:value="0.380249" calcext:value-type="float">
            <text:p>0.380249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516079" calcext:value-type="float">
            <text:p>0.516079</text:p>
          </table:table-cell>
          <table:table-cell office:value-type="float" office:value="0.281072" calcext:value-type="float">
            <text:p>0.281072</text:p>
          </table:table-cell>
          <table:table-cell office:value-type="float" office:value="-0.061295" calcext:value-type="float">
            <text:p>-0.061295</text:p>
          </table:table-cell>
          <table:table-cell office:value-type="float" office:value="-0.380249" calcext:value-type="float">
            <text:p>-0.380249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516079" calcext:value-type="float">
            <text:p>-0.516079</text:p>
          </table:table-cell>
        </table:table-row>
        <table:table-row table:style-name="ro1">
          <table:table-cell office:value-type="float" office:value="-0.373035" calcext:value-type="float">
            <text:p>-0.373035</text:p>
          </table:table-cell>
          <table:table-cell office:value-type="float" office:value="-0.017132" calcext:value-type="float">
            <text:p>-0.017132</text:p>
          </table:table-cell>
          <table:table-cell office:value-type="float" office:value="0.345315" calcext:value-type="float">
            <text:p>0.345315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586451" calcext:value-type="float">
            <text:p>0.586451</text:p>
          </table:table-cell>
          <table:table-cell office:value-type="float" office:value="0.373035" calcext:value-type="float">
            <text:p>0.373035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-0.345315" calcext:value-type="float">
            <text:p>-0.345315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586451" calcext:value-type="float">
            <text:p>-0.586451</text:p>
          </table:table-cell>
        </table:table-row>
        <table:table-row table:style-name="ro1">
          <table:table-cell office:value-type="float" office:value="-0.463526" calcext:value-type="float">
            <text:p>-0.463526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0.463526" calcext:value-type="float">
            <text:p>0.463526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654509" calcext:value-type="float">
            <text:p>-0.654509</text:p>
          </table:table-cell>
        </table:table-row>
        <table:table-row table:style-name="ro1">
          <table:table-cell office:value-type="float" office:value="-0.552187" calcext:value-type="float">
            <text:p>-0.552187</text:p>
          </table:table-cell>
          <table:table-cell office:value-type="float" office:value="-0.173474" calcext:value-type="float">
            <text:p>-0.173474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719983" calcext:value-type="float">
            <text:p>0.719983</text:p>
          </table:table-cell>
          <table:table-cell office:value-type="float" office:value="0.552187" calcext:value-type="float">
            <text:p>0.552187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-0.2715" calcext:value-type="float">
            <text:p>-0.2715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719983" calcext:value-type="float">
            <text:p>-0.719983</text:p>
          </table:table-cell>
        </table:table-row>
        <table:table-row table:style-name="ro1">
          <table:table-cell office:value-type="float" office:value="-0.638669" calcext:value-type="float">
            <text:p>-0.638669</text:p>
          </table:table-cell>
          <table:table-cell office:value-type="float" office:value="-0.250772" calcext:value-type="float">
            <text:p>-0.250772</text:p>
          </table:table-cell>
          <table:table-cell office:value-type="float" office:value="0.232911" calcext:value-type="float">
            <text:p>0.232911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0.782616" calcext:value-type="float">
            <text:p>0.782616</text:p>
          </table:table-cell>
          <table:table-cell office:value-type="float" office:value="0.638669" calcext:value-type="float">
            <text:p>0.638669</text:p>
          </table:table-cell>
          <table:table-cell office:value-type="float" office:value="0.250772" calcext:value-type="float">
            <text:p>0.250772</text:p>
          </table:table-cell>
          <table:table-cell office:value-type="float" office:value="-0.232911" calcext:value-type="float">
            <text:p>-0.232911</text:p>
          </table:table-cell>
          <table:table-cell office:value-type="float" office:value="-0.62763" calcext:value-type="float">
            <text:p>-0.62763</text:p>
          </table:table-cell>
          <table:table-cell office:value-type="float" office:value="-0.782616" calcext:value-type="float">
            <text:p>-0.782616</text:p>
          </table:table-cell>
        </table:table-row>
        <table:table-row table:style-name="ro1">
          <table:table-cell office:value-type="float" office:value="-0.722631" calcext:value-type="float">
            <text:p>-0.722631</text:p>
          </table:table-cell>
          <table:table-cell office:value-type="float" office:value="-0.32708" calcext:value-type="float">
            <text:p>-0.32708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84216" calcext:value-type="float">
            <text:p>0.84216</text:p>
          </table:table-cell>
          <table:table-cell office:value-type="float" office:value="0.722631" calcext:value-type="float">
            <text:p>0.722631</text:p>
          </table:table-cell>
          <table:table-cell office:value-type="float" office:value="0.32708" calcext:value-type="float">
            <text:p>0.32708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842161" calcext:value-type="float">
            <text:p>-0.842161</text:p>
          </table:table-cell>
        </table:table-row>
        <table:table-row table:style-name="ro1">
          <table:table-cell office:value-type="float" office:value="-0.80374" calcext:value-type="float">
            <text:p>-0.80374</text:p>
          </table:table-cell>
          <table:table-cell office:value-type="float" office:value="-0.402098" calcext:value-type="float">
            <text:p>-0.402098</text:p>
          </table:table-cell>
          <table:table-cell office:value-type="float" office:value="0.153132" calcext:value-type="float">
            <text:p>0.153132</text:p>
          </table:table-cell>
          <table:table-cell office:value-type="float" office:value="0.649871" calcext:value-type="float">
            <text:p>0.649871</text:p>
          </table:table-cell>
          <table:table-cell office:value-type="float" office:value="0.898381" calcext:value-type="float">
            <text:p>0.898381</text:p>
          </table:table-cell>
          <table:table-cell office:value-type="float" office:value="0.80374" calcext:value-type="float">
            <text:p>0.80374</text:p>
          </table:table-cell>
          <table:table-cell office:value-type="float" office:value="0.402098" calcext:value-type="float">
            <text:p>0.402098</text:p>
          </table:table-cell>
          <table:table-cell office:value-type="float" office:value="-0.153132" calcext:value-type="float">
            <text:p>-0.153132</text:p>
          </table:table-cell>
          <table:table-cell office:value-type="float" office:value="-0.649871" calcext:value-type="float">
            <text:p>-0.649871</text:p>
          </table:table-cell>
          <table:table-cell office:value-type="float" office:value="-0.898381" calcext:value-type="float">
            <text:p>-0.898381</text:p>
          </table:table-cell>
        </table:table-row>
        <table:table-row table:style-name="ro1">
          <table:table-cell office:value-type="float" office:value="-0.881678" calcext:value-type="float">
            <text:p>-0.881678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0.112257" calcext:value-type="float">
            <text:p>0.112257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0.881678" calcext:value-type="float">
            <text:p>0.881678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-0.112257" calcext:value-type="float">
            <text:p>-0.112257</text:p>
          </table:table-cell>
          <table:table-cell office:value-type="float" office:value="-0.657164" calcext:value-type="float">
            <text:p>-0.657164</text:p>
          </table:table-cell>
          <table:table-cell office:value-type="float" office:value="-0.951057" calcext:value-type="float">
            <text:p>-0.951057</text:p>
          </table:table-cell>
        </table:table-row>
        <table:table-row table:style-name="ro1">
          <table:table-cell office:value-type="float" office:value="-0.956136" calcext:value-type="float">
            <text:p>-0.956136</text:p>
          </table:table-cell>
          <table:table-cell office:value-type="float" office:value="-0.547082" calcext:value-type="float">
            <text:p>-0.547082</text:p>
          </table:table-cell>
          <table:table-cell office:value-type="float" office:value="0.070938" calcext:value-type="float">
            <text:p>0.070938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56136" calcext:value-type="float">
            <text:p>0.956136</text:p>
          </table:table-cell>
          <table:table-cell office:value-type="float" office:value="0.547082" calcext:value-type="float">
            <text:p>0.547082</text:p>
          </table:table-cell>
          <table:table-cell office:value-type="float" office:value="-0.070938" calcext:value-type="float">
            <text:p>-0.070938</text:p>
          </table:table-cell>
          <table:table-cell office:value-type="float" office:value="-0.661863" calcext:value-type="float">
            <text:p>-0.661863</text:p>
          </table:table-cell>
          <table:table-cell office:value-type="float" office:value="-0.999978" calcext:value-type="float">
            <text:p>-0.999978</text:p>
          </table:table-cell>
        </table:table-row>
        <table:table-row table:style-name="ro1">
          <table:table-cell office:value-type="float" office:value="-1.026821" calcext:value-type="float">
            <text:p>-1.026821</text:p>
          </table:table-cell>
          <table:table-cell office:value-type="float" office:value="-0.616477" calcext:value-type="float">
            <text:p>-0.616477</text:p>
          </table:table-cell>
          <table:table-cell office:value-type="float" office:value="0.02934" calcext:value-type="float">
            <text:p>0.02934</text:p>
          </table:table-cell>
          <table:table-cell office:value-type="float" office:value="0.66395" calcext:value-type="float">
            <text:p>0.66395</text:p>
          </table:table-cell>
          <table:table-cell office:value-type="float" office:value="1.044954" calcext:value-type="float">
            <text:p>1.044954</text:p>
          </table:table-cell>
          <table:table-cell office:value-type="float" office:value="1.026821" calcext:value-type="float">
            <text:p>1.026821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-0.02934" calcext:value-type="float">
            <text:p>-0.02934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1.044954" calcext:value-type="float">
            <text:p>-1.044954</text:p>
          </table:table-cell>
        </table:table-row>
        <table:table-row table:style-name="ro1">
          <table:table-cell office:value-type="float" office:value="-1.093453" calcext:value-type="float">
            <text:p>-1.093453</text:p>
          </table:table-cell>
          <table:table-cell office:value-type="float" office:value="-0.683439" calcext:value-type="float">
            <text:p>-0.683439</text:p>
          </table:table-cell>
          <table:table-cell office:value-type="float" office:value="-0.012374" calcext:value-type="float">
            <text:p>-0.012374</text:p>
          </table:table-cell>
          <table:table-cell office:value-type="float" office:value="0.663417" calcext:value-type="float">
            <text:p>0.663417</text:p>
          </table:table-cell>
          <table:table-cell office:value-type="float" office:value="1.085805" calcext:value-type="float">
            <text:p>1.085805</text:p>
          </table:table-cell>
          <table:table-cell office:value-type="float" office:value="1.093453" calcext:value-type="float">
            <text:p>1.093453</text:p>
          </table:table-cell>
          <table:table-cell office:value-type="float" office:value="0.683438" calcext:value-type="float">
            <text:p>0.683438</text:p>
          </table:table-cell>
          <table:table-cell office:value-type="float" office:value="0.012374" calcext:value-type="float">
            <text:p>0.012374</text:p>
          </table:table-cell>
          <table:table-cell office:value-type="float" office:value="-0.663417" calcext:value-type="float">
            <text:p>-0.663417</text:p>
          </table:table-cell>
          <table:table-cell office:value-type="float" office:value="-1.085805" calcext:value-type="float">
            <text:p>-1.085805</text:p>
          </table:table-cell>
        </table:table-row>
        <table:table-row table:style-name="ro1">
          <table:table-cell office:value-type="float" office:value="-1.15577" calcext:value-type="float">
            <text:p>-1.15577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0.054039" calcext:value-type="float">
            <text:p>-0.054039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1.122371" calcext:value-type="float">
            <text:p>1.122371</text:p>
          </table:table-cell>
          <table:table-cell office:value-type="float" office:value="1.15577" calcext:value-type="float">
            <text:p>1.15577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0.05404" calcext:value-type="float">
            <text:p>0.05404</text:p>
          </table:table-cell>
          <table:table-cell office:value-type="float" office:value="-0.660266" calcext:value-type="float">
            <text:p>-0.660266</text:p>
          </table:table-cell>
          <table:table-cell office:value-type="float" office:value="-1.122371" calcext:value-type="float">
            <text:p>-1.122371</text:p>
          </table:table-cell>
        </table:table-row>
        <table:table-row table:style-name="ro1">
          <table:table-cell office:value-type="float" office:value="-1.213526" calcext:value-type="float">
            <text:p>-1.213526</text:p>
          </table:table-cell>
          <table:table-cell office:value-type="float" office:value="-0.809017" calcext:value-type="float">
            <text:p>-0.809017</text:p>
          </table:table-cell>
          <table:table-cell office:value-type="float" office:value="-0.095491" calcext:value-type="float">
            <text:p>-0.095491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1.154509" calcext:value-type="float">
            <text:p>1.154509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0.809017" calcext:value-type="float">
            <text:p>0.809017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-1.154508" calcext:value-type="float">
            <text:p>-1.154508</text:p>
          </table:table-cell>
        </table:table-row>
        <table:table-row table:style-name="ro1">
          <table:table-cell office:value-type="float" office:value="-1.266492" calcext:value-type="float">
            <text:p>-1.266492</text:p>
          </table:table-cell>
          <table:table-cell office:value-type="float" office:value="-0.867138" calcext:value-type="float">
            <text:p>-0.867138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0.646169" calcext:value-type="float">
            <text:p>0.646169</text:p>
          </table:table-cell>
          <table:table-cell office:value-type="float" office:value="1.182089" calcext:value-type="float">
            <text:p>1.182089</text:p>
          </table:table-cell>
          <table:table-cell office:value-type="float" office:value="1.266492" calcext:value-type="float">
            <text:p>1.266492</text:p>
          </table:table-cell>
          <table:table-cell office:value-type="float" office:value="0.867138" calcext:value-type="float">
            <text:p>0.867138</text:p>
          </table:table-cell>
          <table:table-cell office:value-type="float" office:value="0.136567" calcext:value-type="float">
            <text:p>0.136567</text:p>
          </table:table-cell>
          <table:table-cell office:value-type="float" office:value="-0.646168" calcext:value-type="float">
            <text:p>-0.646168</text:p>
          </table:table-cell>
          <table:table-cell office:value-type="float" office:value="-1.182089" calcext:value-type="float">
            <text:p>-1.182089</text:p>
          </table:table-cell>
        </table:table-row>
        <table:table-row table:style-name="ro1">
          <table:table-cell office:value-type="float" office:value="-1.31446" calcext:value-type="float">
            <text:p>-1.31446</text:p>
          </table:table-cell>
          <table:table-cell office:value-type="float" office:value="-0.921837" calcext:value-type="float">
            <text:p>-0.921837</text:p>
          </table:table-cell>
          <table:table-cell office:value-type="float" office:value="-0.177103" calcext:value-type="float">
            <text:p>-0.177103</text:p>
          </table:table-cell>
          <table:table-cell office:value-type="float" office:value="0.635278" calcext:value-type="float">
            <text:p>0.635278</text:p>
          </table:table-cell>
          <table:table-cell office:value-type="float" office:value="1.205004" calcext:value-type="float">
            <text:p>1.205004</text:p>
          </table:table-cell>
          <table:table-cell office:value-type="float" office:value="1.31446" calcext:value-type="float">
            <text:p>1.31446</text:p>
          </table:table-cell>
          <table:table-cell office:value-type="float" office:value="0.921836" calcext:value-type="float">
            <text:p>0.921836</text:p>
          </table:table-cell>
          <table:table-cell office:value-type="float" office:value="0.177103" calcext:value-type="float">
            <text:p>0.177103</text:p>
          </table:table-cell>
          <table:table-cell office:value-type="float" office:value="-0.635278" calcext:value-type="float">
            <text:p>-0.635278</text:p>
          </table:table-cell>
          <table:table-cell office:value-type="float" office:value="-1.205004" calcext:value-type="float">
            <text:p>-1.205004</text:p>
          </table:table-cell>
        </table:table-row>
        <table:table-row table:style-name="ro1">
          <table:table-cell office:value-type="float" office:value="-1.357241" calcext:value-type="float">
            <text:p>-1.357241</text:p>
          </table:table-cell>
          <table:table-cell office:value-type="float" office:value="-0.972897" calcext:value-type="float">
            <text:p>-0.972897</text:p>
          </table:table-cell>
          <table:table-cell office:value-type="float" office:value="-0.21694" calcext:value-type="float">
            <text:p>-0.21694</text:p>
          </table:table-cell>
          <table:table-cell office:value-type="float" office:value="0.62188" calcext:value-type="float">
            <text:p>0.62188</text:p>
          </table:table-cell>
          <table:table-cell office:value-type="float" office:value="1.223164" calcext:value-type="float">
            <text:p>1.223164</text:p>
          </table:table-cell>
          <table:table-cell office:value-type="float" office:value="1.357241" calcext:value-type="float">
            <text:p>1.357241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0.21694" calcext:value-type="float">
            <text:p>0.21694</text:p>
          </table:table-cell>
          <table:table-cell office:value-type="float" office:value="-0.621881" calcext:value-type="float">
            <text:p>-0.621881</text:p>
          </table:table-cell>
          <table:table-cell office:value-type="float" office:value="-1.223164" calcext:value-type="float">
            <text:p>-1.223164</text:p>
          </table:table-cell>
        </table:table-row>
        <table:table-row table:style-name="ro1">
          <table:table-cell office:value-type="float" office:value="-1.394665" calcext:value-type="float">
            <text:p>-1.394665</text:p>
          </table:table-cell>
          <table:table-cell office:value-type="float" office:value="-1.020118" calcext:value-type="float">
            <text:p>-1.020118</text:p>
          </table:table-cell>
          <table:table-cell office:value-type="float" office:value="-0.255922" calcext:value-type="float">
            <text:p>-0.255922</text:p>
          </table:table-cell>
          <table:table-cell office:value-type="float" office:value="0.606029" calcext:value-type="float">
            <text:p>0.606029</text:p>
          </table:table-cell>
          <table:table-cell office:value-type="float" office:value="1.236497" calcext:value-type="float">
            <text:p>1.236497</text:p>
          </table:table-cell>
          <table:table-cell office:value-type="float" office:value="1.394665" calcext:value-type="float">
            <text:p>1.394665</text:p>
          </table:table-cell>
          <table:table-cell office:value-type="float" office:value="1.020118" calcext:value-type="float">
            <text:p>1.020118</text:p>
          </table:table-cell>
          <table:table-cell office:value-type="float" office:value="0.255922" calcext:value-type="float">
            <text:p>0.255922</text:p>
          </table:table-cell>
          <table:table-cell office:value-type="float" office:value="-0.606029" calcext:value-type="float">
            <text:p>-0.606029</text:p>
          </table:table-cell>
          <table:table-cell office:value-type="float" office:value="-1.236496" calcext:value-type="float">
            <text:p>-1.236496</text:p>
          </table:table-cell>
        </table:table-row>
        <table:table-row table:style-name="ro1">
          <table:table-cell office:value-type="float" office:value="-1.426585" calcext:value-type="float">
            <text:p>-1.426585</text:p>
          </table:table-cell>
          <table:table-cell office:value-type="float" office:value="-1.063313" calcext:value-type="float">
            <text:p>-1.063313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1.244949" calcext:value-type="float">
            <text:p>1.244949</text:p>
          </table:table-cell>
          <table:table-cell office:value-type="float" office:value="1.426585" calcext:value-type="float">
            <text:p>1.426585</text:p>
          </table:table-cell>
          <table:table-cell office:value-type="float" office:value="1.063313" calcext:value-type="float">
            <text:p>1.063313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-1.244949" calcext:value-type="float">
            <text:p>-1.244949</text:p>
          </table:table-cell>
        </table:table-row>
        <table:table-row table:style-name="ro1">
          <table:table-cell office:value-type="float" office:value="-1.452875" calcext:value-type="float">
            <text:p>-1.452875</text:p>
          </table:table-cell>
          <table:table-cell office:value-type="float" office:value="-1.102312" calcext:value-type="float">
            <text:p>-1.102312</text:p>
          </table:table-cell>
          <table:table-cell office:value-type="float" office:value="-0.330704" calcext:value-type="float">
            <text:p>-0.330704</text:p>
          </table:table-cell>
          <table:table-cell office:value-type="float" office:value="0.567222" calcext:value-type="float">
            <text:p>0.567222</text:p>
          </table:table-cell>
          <table:table-cell office:value-type="float" office:value="1.248489" calcext:value-type="float">
            <text:p>1.248489</text:p>
          </table:table-cell>
          <table:table-cell office:value-type="float" office:value="1.452875" calcext:value-type="float">
            <text:p>1.452875</text:p>
          </table:table-cell>
          <table:table-cell office:value-type="float" office:value="1.102312" calcext:value-type="float">
            <text:p>1.102312</text:p>
          </table:table-cell>
          <table:table-cell office:value-type="float" office:value="0.330704" calcext:value-type="float">
            <text:p>0.330704</text:p>
          </table:table-cell>
          <table:table-cell office:value-type="float" office:value="-0.567222" calcext:value-type="float">
            <text:p>-0.567222</text:p>
          </table:table-cell>
          <table:table-cell office:value-type="float" office:value="-1.248488" calcext:value-type="float">
            <text:p>-1.248488</text:p>
          </table:table-cell>
        </table:table-row>
        <table:table-row table:style-name="ro1">
          <table:table-cell office:value-type="float" office:value="-1.473431" calcext:value-type="float">
            <text:p>-1.473431</text:p>
          </table:table-cell>
          <table:table-cell office:value-type="float" office:value="-1.136961" calcext:value-type="float">
            <text:p>-1.136961</text:p>
          </table:table-cell>
          <table:table-cell office:value-type="float" office:value="-0.36621" calcext:value-type="float">
            <text:p>-0.36621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1.247101" calcext:value-type="float">
            <text:p>1.247101</text:p>
          </table:table-cell>
          <table:table-cell office:value-type="float" office:value="1.473431" calcext:value-type="float">
            <text:p>1.473431</text:p>
          </table:table-cell>
          <table:table-cell office:value-type="float" office:value="1.13696" calcext:value-type="float">
            <text:p>1.13696</text:p>
          </table:table-cell>
          <table:table-cell office:value-type="float" office:value="0.36621" calcext:value-type="float">
            <text:p>0.36621</text:p>
          </table:table-cell>
          <table:table-cell office:value-type="float" office:value="-0.54442" calcext:value-type="float">
            <text:p>-0.54442</text:p>
          </table:table-cell>
          <table:table-cell office:value-type="float" office:value="-1.2471" calcext:value-type="float">
            <text:p>-1.2471</text:p>
          </table:table-cell>
        </table:table-row>
        <table:table-row table:style-name="ro1">
          <table:table-cell office:value-type="float" office:value="-1.488172" calcext:value-type="float">
            <text:p>-1.488172</text:p>
          </table:table-cell>
          <table:table-cell office:value-type="float" office:value="-1.167122" calcext:value-type="float">
            <text:p>-1.167122</text:p>
          </table:table-cell>
          <table:table-cell office:value-type="float" office:value="-0.400271" calcext:value-type="float">
            <text:p>-0.400271</text:p>
          </table:table-cell>
          <table:table-cell office:value-type="float" office:value="0.51947" calcext:value-type="float">
            <text:p>0.51947</text:p>
          </table:table-cell>
          <table:table-cell office:value-type="float" office:value="1.240791" calcext:value-type="float">
            <text:p>1.240791</text:p>
          </table:table-cell>
          <table:table-cell office:value-type="float" office:value="1.488172" calcext:value-type="float">
            <text:p>1.488172</text:p>
          </table:table-cell>
          <table:table-cell office:value-type="float" office:value="1.167122" calcext:value-type="float">
            <text:p>1.167122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-0.51947" calcext:value-type="float">
            <text:p>-0.51947</text:p>
          </table:table-cell>
          <table:table-cell office:value-type="float" office:value="-1.240791" calcext:value-type="float">
            <text:p>-1.240791</text:p>
          </table:table-cell>
        </table:table-row>
        <table:table-row table:style-name="ro1">
          <table:table-cell office:value-type="float" office:value="-1.49704" calcext:value-type="float">
            <text:p>-1.49704</text:p>
          </table:table-cell>
          <table:table-cell office:value-type="float" office:value="-1.192677" calcext:value-type="float">
            <text:p>-1.192677</text:p>
          </table:table-cell>
          <table:table-cell office:value-type="float" office:value="-0.432752" calcext:value-type="float">
            <text:p>-0.432752</text:p>
          </table:table-cell>
          <table:table-cell office:value-type="float" office:value="0.49247" calcext:value-type="float">
            <text:p>0.49247</text:p>
          </table:table-cell>
          <table:table-cell office:value-type="float" office:value="1.229584" calcext:value-type="float">
            <text:p>1.229584</text:p>
          </table:table-cell>
          <table:table-cell office:value-type="float" office:value="1.49704" calcext:value-type="float">
            <text:p>1.49704</text:p>
          </table:table-cell>
          <table:table-cell office:value-type="float" office:value="1.192677" calcext:value-type="float">
            <text:p>1.192677</text:p>
          </table:table-cell>
          <table:table-cell office:value-type="float" office:value="0.432752" calcext:value-type="float">
            <text:p>0.432752</text:p>
          </table:table-cell>
          <table:table-cell office:value-type="float" office:value="-0.492469" calcext:value-type="float">
            <text:p>-0.492469</text:p>
          </table:table-cell>
          <table:table-cell office:value-type="float" office:value="-1.229584" calcext:value-type="float">
            <text:p>-1.229584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0.463526" calcext:value-type="float">
            <text:p>-0.463526</text:p>
          </table:table-cell>
          <table:table-cell office:value-type="float" office:value="0.463526" calcext:value-type="float">
            <text:p>0.463526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1.5" calcext:value-type="float">
            <text:p>1.5</text:p>
          </table:table-cell>
          <table:table-cell office:value-type="float" office:value="1.213525" calcext:value-type="float">
            <text:p>1.213525</text:p>
          </table:table-cell>
          <table:table-cell office:value-type="float" office:value="0.463525" calcext:value-type="float">
            <text:p>0.463525</text:p>
          </table:table-cell>
          <table:table-cell office:value-type="float" office:value="-0.463525" calcext:value-type="float">
            <text:p>-0.463525</text:p>
          </table:table-cell>
          <table:table-cell office:value-type="float" office:value="-1.213525" calcext:value-type="float">
            <text:p>-1.213525</text:p>
          </table:table-cell>
        </table:table-row>
        <table:table-row table:style-name="ro1">
          <table:table-cell office:value-type="float" office:value="-1.49704" calcext:value-type="float">
            <text:p>-1.49704</text:p>
          </table:table-cell>
          <table:table-cell office:value-type="float" office:value="-1.229584" calcext:value-type="float">
            <text:p>-1.229584</text:p>
          </table:table-cell>
          <table:table-cell office:value-type="float" office:value="-0.49247" calcext:value-type="float">
            <text:p>-0.49247</text:p>
          </table:table-cell>
          <table:table-cell office:value-type="float" office:value="0.432752" calcext:value-type="float">
            <text:p>0.432752</text:p>
          </table:table-cell>
          <table:table-cell office:value-type="float" office:value="1.192677" calcext:value-type="float">
            <text:p>1.192677</text:p>
          </table:table-cell>
          <table:table-cell office:value-type="float" office:value="1.49704" calcext:value-type="float">
            <text:p>1.49704</text:p>
          </table:table-cell>
          <table:table-cell office:value-type="float" office:value="1.229584" calcext:value-type="float">
            <text:p>1.229584</text:p>
          </table:table-cell>
          <table:table-cell office:value-type="float" office:value="0.492469" calcext:value-type="float">
            <text:p>0.492469</text:p>
          </table:table-cell>
          <table:table-cell office:value-type="float" office:value="-0.432752" calcext:value-type="float">
            <text:p>-0.432752</text:p>
          </table:table-cell>
          <table:table-cell office:value-type="float" office:value="-1.192677" calcext:value-type="float">
            <text:p>-1.192677</text:p>
          </table:table-cell>
        </table:table-row>
        <table:table-row table:style-name="ro1">
          <table:table-cell office:value-type="float" office:value="-1.488172" calcext:value-type="float">
            <text:p>-1.488172</text:p>
          </table:table-cell>
          <table:table-cell office:value-type="float" office:value="-1.240791" calcext:value-type="float">
            <text:p>-1.240791</text:p>
          </table:table-cell>
          <table:table-cell office:value-type="float" office:value="-0.51947" calcext:value-type="float">
            <text:p>-0.51947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1.167122" calcext:value-type="float">
            <text:p>1.167122</text:p>
          </table:table-cell>
          <table:table-cell office:value-type="float" office:value="1.488172" calcext:value-type="float">
            <text:p>1.488172</text:p>
          </table:table-cell>
          <table:table-cell office:value-type="float" office:value="1.240791" calcext:value-type="float">
            <text:p>1.240791</text:p>
          </table:table-cell>
          <table:table-cell office:value-type="float" office:value="0.51947" calcext:value-type="float">
            <text:p>0.51947</text:p>
          </table:table-cell>
          <table:table-cell office:value-type="float" office:value="-0.400271" calcext:value-type="float">
            <text:p>-0.400271</text:p>
          </table:table-cell>
          <table:table-cell office:value-type="float" office:value="-1.167122" calcext:value-type="float">
            <text:p>-1.167122</text:p>
          </table:table-cell>
        </table:table-row>
        <table:table-row table:style-name="ro1">
          <table:table-cell office:value-type="float" office:value="-1.473431" calcext:value-type="float">
            <text:p>-1.473431</text:p>
          </table:table-cell>
          <table:table-cell office:value-type="float" office:value="-1.247101" calcext:value-type="float">
            <text:p>-1.247101</text:p>
          </table:table-cell>
          <table:table-cell office:value-type="float" office:value="-0.54442" calcext:value-type="float">
            <text:p>-0.54442</text:p>
          </table:table-cell>
          <table:table-cell office:value-type="float" office:value="0.36621" calcext:value-type="float">
            <text:p>0.36621</text:p>
          </table:table-cell>
          <table:table-cell office:value-type="float" office:value="1.136961" calcext:value-type="float">
            <text:p>1.136961</text:p>
          </table:table-cell>
          <table:table-cell office:value-type="float" office:value="1.473431" calcext:value-type="float">
            <text:p>1.473431</text:p>
          </table:table-cell>
          <table:table-cell office:value-type="float" office:value="1.2471" calcext:value-type="float">
            <text:p>1.2471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-0.36621" calcext:value-type="float">
            <text:p>-0.36621</text:p>
          </table:table-cell>
          <table:table-cell office:value-type="float" office:value="-1.136961" calcext:value-type="float">
            <text:p>-1.136961</text:p>
          </table:table-cell>
        </table:table-row>
        <table:table-row table:style-name="ro1">
          <table:table-cell office:value-type="float" office:value="-1.452875" calcext:value-type="float">
            <text:p>-1.452875</text:p>
          </table:table-cell>
          <table:table-cell office:value-type="float" office:value="-1.248488" calcext:value-type="float">
            <text:p>-1.248488</text:p>
          </table:table-cell>
          <table:table-cell office:value-type="float" office:value="-0.567222" calcext:value-type="float">
            <text:p>-0.567222</text:p>
          </table:table-cell>
          <table:table-cell office:value-type="float" office:value="0.330704" calcext:value-type="float">
            <text:p>0.330704</text:p>
          </table:table-cell>
          <table:table-cell office:value-type="float" office:value="1.102312" calcext:value-type="float">
            <text:p>1.102312</text:p>
          </table:table-cell>
          <table:table-cell office:value-type="float" office:value="1.452875" calcext:value-type="float">
            <text:p>1.452875</text:p>
          </table:table-cell>
          <table:table-cell office:value-type="float" office:value="1.248488" calcext:value-type="float">
            <text:p>1.248488</text:p>
          </table:table-cell>
          <table:table-cell office:value-type="float" office:value="0.567222" calcext:value-type="float">
            <text:p>0.567222</text:p>
          </table:table-cell>
          <table:table-cell office:value-type="float" office:value="-0.330704" calcext:value-type="float">
            <text:p>-0.330704</text:p>
          </table:table-cell>
          <table:table-cell office:value-type="float" office:value="-1.102312" calcext:value-type="float">
            <text:p>-1.102312</text:p>
          </table:table-cell>
        </table:table-row>
        <table:table-row table:style-name="ro1">
          <table:table-cell office:value-type="float" office:value="-1.426585" calcext:value-type="float">
            <text:p>-1.426585</text:p>
          </table:table-cell>
          <table:table-cell office:value-type="float" office:value="-1.244949" calcext:value-type="float">
            <text:p>-1.244949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1.063314" calcext:value-type="float">
            <text:p>1.063314</text:p>
          </table:table-cell>
          <table:table-cell office:value-type="float" office:value="1.426585" calcext:value-type="float">
            <text:p>1.426585</text:p>
          </table:table-cell>
          <table:table-cell office:value-type="float" office:value="1.244949" calcext:value-type="float">
            <text:p>1.244949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-1.063313" calcext:value-type="float">
            <text:p>-1.063313</text:p>
          </table:table-cell>
        </table:table-row>
        <table:table-row table:style-name="ro1">
          <table:table-cell office:value-type="float" office:value="-1.394665" calcext:value-type="float">
            <text:p>-1.394665</text:p>
          </table:table-cell>
          <table:table-cell office:value-type="float" office:value="-1.236496" calcext:value-type="float">
            <text:p>-1.236496</text:p>
          </table:table-cell>
          <table:table-cell office:value-type="float" office:value="-0.606029" calcext:value-type="float">
            <text:p>-0.606029</text:p>
          </table:table-cell>
          <table:table-cell office:value-type="float" office:value="0.255922" calcext:value-type="float">
            <text:p>0.255922</text:p>
          </table:table-cell>
          <table:table-cell office:value-type="float" office:value="1.020118" calcext:value-type="float">
            <text:p>1.020118</text:p>
          </table:table-cell>
          <table:table-cell office:value-type="float" office:value="1.394665" calcext:value-type="float">
            <text:p>1.394665</text:p>
          </table:table-cell>
          <table:table-cell office:value-type="float" office:value="1.236496" calcext:value-type="float">
            <text:p>1.236496</text:p>
          </table:table-cell>
          <table:table-cell office:value-type="float" office:value="0.606029" calcext:value-type="float">
            <text:p>0.606029</text:p>
          </table:table-cell>
          <table:table-cell office:value-type="float" office:value="-0.255921" calcext:value-type="float">
            <text:p>-0.255921</text:p>
          </table:table-cell>
          <table:table-cell office:value-type="float" office:value="-1.020118" calcext:value-type="float">
            <text:p>-1.020118</text:p>
          </table:table-cell>
        </table:table-row>
        <table:table-row table:style-name="ro1">
          <table:table-cell office:value-type="float" office:value="-1.357241" calcext:value-type="float">
            <text:p>-1.357241</text:p>
          </table:table-cell>
          <table:table-cell office:value-type="float" office:value="-1.223164" calcext:value-type="float">
            <text:p>-1.223164</text:p>
          </table:table-cell>
          <table:table-cell office:value-type="float" office:value="-0.62188" calcext:value-type="float">
            <text:p>-0.62188</text:p>
          </table:table-cell>
          <table:table-cell office:value-type="float" office:value="0.21694" calcext:value-type="float">
            <text:p>0.21694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1.357241" calcext:value-type="float">
            <text:p>1.357241</text:p>
          </table:table-cell>
          <table:table-cell office:value-type="float" office:value="1.223164" calcext:value-type="float">
            <text:p>1.223164</text:p>
          </table:table-cell>
          <table:table-cell office:value-type="float" office:value="0.621881" calcext:value-type="float">
            <text:p>0.621881</text:p>
          </table:table-cell>
          <table:table-cell office:value-type="float" office:value="-0.21694" calcext:value-type="float">
            <text:p>-0.21694</text:p>
          </table:table-cell>
          <table:table-cell office:value-type="float" office:value="-0.972897" calcext:value-type="float">
            <text:p>-0.972897</text:p>
          </table:table-cell>
        </table:table-row>
        <table:table-row table:style-name="ro1">
          <table:table-cell office:value-type="float" office:value="-1.31446" calcext:value-type="float">
            <text:p>-1.31446</text:p>
          </table:table-cell>
          <table:table-cell office:value-type="float" office:value="-1.205004" calcext:value-type="float">
            <text:p>-1.205004</text:p>
          </table:table-cell>
          <table:table-cell office:value-type="float" office:value="-0.635278" calcext:value-type="float">
            <text:p>-0.635278</text:p>
          </table:table-cell>
          <table:table-cell office:value-type="float" office:value="0.177103" calcext:value-type="float">
            <text:p>0.177103</text:p>
          </table:table-cell>
          <table:table-cell office:value-type="float" office:value="0.921837" calcext:value-type="float">
            <text:p>0.921837</text:p>
          </table:table-cell>
          <table:table-cell office:value-type="float" office:value="1.31446" calcext:value-type="float">
            <text:p>1.31446</text:p>
          </table:table-cell>
          <table:table-cell office:value-type="float" office:value="1.205004" calcext:value-type="float">
            <text:p>1.205004</text:p>
          </table:table-cell>
          <table:table-cell office:value-type="float" office:value="0.635278" calcext:value-type="float">
            <text:p>0.635278</text:p>
          </table:table-cell>
          <table:table-cell office:value-type="float" office:value="-0.177103" calcext:value-type="float">
            <text:p>-0.177103</text:p>
          </table:table-cell>
          <table:table-cell office:value-type="float" office:value="-0.921837" calcext:value-type="float">
            <text:p>-0.921837</text:p>
          </table:table-cell>
        </table:table-row>
        <table:table-row table:style-name="ro1">
          <table:table-cell office:value-type="float" office:value="-1.266492" calcext:value-type="float">
            <text:p>-1.266492</text:p>
          </table:table-cell>
          <table:table-cell office:value-type="float" office:value="-1.182089" calcext:value-type="float">
            <text:p>-1.182089</text:p>
          </table:table-cell>
          <table:table-cell office:value-type="float" office:value="-0.646168" calcext:value-type="float">
            <text:p>-0.646168</text:p>
          </table:table-cell>
          <table:table-cell office:value-type="float" office:value="0.136567" calcext:value-type="float">
            <text:p>0.136567</text:p>
          </table:table-cell>
          <table:table-cell office:value-type="float" office:value="0.867138" calcext:value-type="float">
            <text:p>0.867138</text:p>
          </table:table-cell>
          <table:table-cell office:value-type="float" office:value="1.266492" calcext:value-type="float">
            <text:p>1.266492</text:p>
          </table:table-cell>
          <table:table-cell office:value-type="float" office:value="1.182089" calcext:value-type="float">
            <text:p>1.182089</text:p>
          </table:table-cell>
          <table:table-cell office:value-type="float" office:value="0.646168" calcext:value-type="float">
            <text:p>0.646168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-0.867138" calcext:value-type="float">
            <text:p>-0.867138</text:p>
          </table:table-cell>
        </table:table-row>
        <table:table-row table:style-name="ro1">
          <table:table-cell office:value-type="float" office:value="-1.213525" calcext:value-type="float">
            <text:p>-1.213525</text:p>
          </table:table-cell>
          <table:table-cell office:value-type="float" office:value="-1.154508" calcext:value-type="float">
            <text:p>-1.154508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0.809017" calcext:value-type="float">
            <text:p>0.809017</text:p>
          </table:table-cell>
          <table:table-cell office:value-type="float" office:value="1.213525" calcext:value-type="float">
            <text:p>1.213525</text:p>
          </table:table-cell>
          <table:table-cell office:value-type="float" office:value="1.154508" calcext:value-type="float">
            <text:p>1.154508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-0.809017" calcext:value-type="float">
            <text:p>-0.809017</text:p>
          </table:table-cell>
        </table:table-row>
        <table:table-row table:style-name="ro1">
          <table:table-cell office:value-type="float" office:value="-1.15577" calcext:value-type="float">
            <text:p>-1.15577</text:p>
          </table:table-cell>
          <table:table-cell office:value-type="float" office:value="-1.122371" calcext:value-type="float">
            <text:p>-1.122371</text:p>
          </table:table-cell>
          <table:table-cell office:value-type="float" office:value="-0.660266" calcext:value-type="float">
            <text:p>-0.660266</text:p>
          </table:table-cell>
          <table:table-cell office:value-type="float" office:value="0.054039" calcext:value-type="float">
            <text:p>0.054039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1.15577" calcext:value-type="float">
            <text:p>1.15577</text:p>
          </table:table-cell>
          <table:table-cell office:value-type="float" office:value="1.122372" calcext:value-type="float">
            <text:p>1.122372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-0.05404" calcext:value-type="float">
            <text:p>-0.05404</text:p>
          </table:table-cell>
          <table:table-cell office:value-type="float" office:value="-0.747703" calcext:value-type="float">
            <text:p>-0.747703</text:p>
          </table:table-cell>
        </table:table-row>
        <table:table-row table:style-name="ro1">
          <table:table-cell office:value-type="float" office:value="-1.093453" calcext:value-type="float">
            <text:p>-1.093453</text:p>
          </table:table-cell>
          <table:table-cell office:value-type="float" office:value="-1.085805" calcext:value-type="float">
            <text:p>-1.085805</text:p>
          </table:table-cell>
          <table:table-cell office:value-type="float" office:value="-0.663417" calcext:value-type="float">
            <text:p>-0.663417</text:p>
          </table:table-cell>
          <table:table-cell office:value-type="float" office:value="0.012374" calcext:value-type="float">
            <text:p>0.012374</text:p>
          </table:table-cell>
          <table:table-cell office:value-type="float" office:value="0.683439" calcext:value-type="float">
            <text:p>0.683439</text:p>
          </table:table-cell>
          <table:table-cell office:value-type="float" office:value="1.093453" calcext:value-type="float">
            <text:p>1.093453</text:p>
          </table:table-cell>
          <table:table-cell office:value-type="float" office:value="1.085805" calcext:value-type="float">
            <text:p>1.085805</text:p>
          </table:table-cell>
          <table:table-cell office:value-type="float" office:value="0.663417" calcext:value-type="float">
            <text:p>0.663417</text:p>
          </table:table-cell>
          <table:table-cell office:value-type="float" office:value="-0.012374" calcext:value-type="float">
            <text:p>-0.012374</text:p>
          </table:table-cell>
          <table:table-cell office:value-type="float" office:value="-0.683438" calcext:value-type="float">
            <text:p>-0.683438</text:p>
          </table:table-cell>
        </table:table-row>
        <table:table-row table:style-name="ro1">
          <table:table-cell office:value-type="float" office:value="-1.026821" calcext:value-type="float">
            <text:p>-1.026821</text:p>
          </table:table-cell>
          <table:table-cell office:value-type="float" office:value="-1.044954" calcext:value-type="float">
            <text:p>-1.044954</text:p>
          </table:table-cell>
          <table:table-cell office:value-type="float" office:value="-0.66395" calcext:value-type="float">
            <text:p>-0.66395</text:p>
          </table:table-cell>
          <table:table-cell office:value-type="float" office:value="-0.02934" calcext:value-type="float">
            <text:p>-0.02934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1.026821" calcext:value-type="float">
            <text:p>1.026821</text:p>
          </table:table-cell>
          <table:table-cell office:value-type="float" office:value="1.044954" calcext:value-type="float">
            <text:p>1.044954</text:p>
          </table:table-cell>
          <table:table-cell office:value-type="float" office:value="0.66395" calcext:value-type="float">
            <text:p>0.66395</text:p>
          </table:table-cell>
          <table:table-cell office:value-type="float" office:value="0.02934" calcext:value-type="float">
            <text:p>0.02934</text:p>
          </table:table-cell>
          <table:table-cell office:value-type="float" office:value="-0.616477" calcext:value-type="float">
            <text:p>-0.616477</text:p>
          </table:table-cell>
        </table:table-row>
        <table:table-row table:style-name="ro1">
          <table:table-cell office:value-type="float" office:value="-0.956136" calcext:value-type="float">
            <text:p>-0.956136</text:p>
          </table:table-cell>
          <table:table-cell office:value-type="float" office:value="-0.999978" calcext:value-type="float">
            <text:p>-0.999978</text:p>
          </table:table-cell>
          <table:table-cell office:value-type="float" office:value="-0.661863" calcext:value-type="float">
            <text:p>-0.661863</text:p>
          </table:table-cell>
          <table:table-cell office:value-type="float" office:value="-0.070938" calcext:value-type="float">
            <text:p>-0.070938</text:p>
          </table:table-cell>
          <table:table-cell office:value-type="float" office:value="0.547082" calcext:value-type="float">
            <text:p>0.547082</text:p>
          </table:table-cell>
          <table:table-cell office:value-type="float" office:value="0.956136" calcext:value-type="float">
            <text:p>0.956136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070938" calcext:value-type="float">
            <text:p>0.070938</text:p>
          </table:table-cell>
          <table:table-cell office:value-type="float" office:value="-0.547082" calcext:value-type="float">
            <text:p>-0.547082</text:p>
          </table:table-cell>
        </table:table-row>
        <table:table-row table:style-name="ro1">
          <table:table-cell office:value-type="float" office:value="-0.881678" calcext:value-type="float">
            <text:p>-0.881678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-0.657164" calcext:value-type="float">
            <text:p>-0.657164</text:p>
          </table:table-cell>
          <table:table-cell office:value-type="float" office:value="-0.112257" calcext:value-type="float">
            <text:p>-0.112257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0.881678" calcext:value-type="float">
            <text:p>0.881678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112257" calcext:value-type="float">
            <text:p>0.112257</text:p>
          </table:table-cell>
          <table:table-cell office:value-type="float" office:value="-0.475528" calcext:value-type="float">
            <text:p>-0.475528</text:p>
          </table:table-cell>
        </table:table-row>
        <table:table-row table:style-name="ro1">
          <table:table-cell office:value-type="float" office:value="-0.80374" calcext:value-type="float">
            <text:p>-0.80374</text:p>
          </table:table-cell>
          <table:table-cell office:value-type="float" office:value="-0.898381" calcext:value-type="float">
            <text:p>-0.898381</text:p>
          </table:table-cell>
          <table:table-cell office:value-type="float" office:value="-0.649871" calcext:value-type="float">
            <text:p>-0.649871</text:p>
          </table:table-cell>
          <table:table-cell office:value-type="float" office:value="-0.153132" calcext:value-type="float">
            <text:p>-0.153132</text:p>
          </table:table-cell>
          <table:table-cell office:value-type="float" office:value="0.402098" calcext:value-type="float">
            <text:p>0.402098</text:p>
          </table:table-cell>
          <table:table-cell office:value-type="float" office:value="0.80374" calcext:value-type="float">
            <text:p>0.80374</text:p>
          </table:table-cell>
          <table:table-cell office:value-type="float" office:value="0.898381" calcext:value-type="float">
            <text:p>0.898381</text:p>
          </table:table-cell>
          <table:table-cell office:value-type="float" office:value="0.649871" calcext:value-type="float">
            <text:p>0.649871</text:p>
          </table:table-cell>
          <table:table-cell office:value-type="float" office:value="0.153132" calcext:value-type="float">
            <text:p>0.153132</text:p>
          </table:table-cell>
          <table:table-cell office:value-type="float" office:value="-0.402098" calcext:value-type="float">
            <text:p>-0.402098</text:p>
          </table:table-cell>
        </table:table-row>
        <table:table-row table:style-name="ro1">
          <table:table-cell office:value-type="float" office:value="-0.72263" calcext:value-type="float">
            <text:p>-0.72263</text:p>
          </table:table-cell>
          <table:table-cell office:value-type="float" office:value="-0.84216" calcext:value-type="float">
            <text:p>-0.84216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0.32708" calcext:value-type="float">
            <text:p>0.32708</text:p>
          </table:table-cell>
          <table:table-cell office:value-type="float" office:value="0.72263" calcext:value-type="float">
            <text:p>0.72263</text:p>
          </table:table-cell>
          <table:table-cell office:value-type="float" office:value="0.842161" calcext:value-type="float">
            <text:p>0.842161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193404" calcext:value-type="float">
            <text:p>0.193404</text:p>
          </table:table-cell>
          <table:table-cell office:value-type="float" office:value="-0.32708" calcext:value-type="float">
            <text:p>-0.32708</text:p>
          </table:table-cell>
        </table:table-row>
        <table:table-row table:style-name="ro1">
          <table:table-cell office:value-type="float" office:value="-0.638669" calcext:value-type="float">
            <text:p>-0.638669</text:p>
          </table:table-cell>
          <table:table-cell office:value-type="float" office:value="-0.782616" calcext:value-type="float">
            <text:p>-0.782616</text:p>
          </table:table-cell>
          <table:table-cell office:value-type="float" office:value="-0.62763" calcext:value-type="float">
            <text:p>-0.62763</text:p>
          </table:table-cell>
          <table:table-cell office:value-type="float" office:value="-0.232911" calcext:value-type="float">
            <text:p>-0.232911</text:p>
          </table:table-cell>
          <table:table-cell office:value-type="float" office:value="0.250772" calcext:value-type="float">
            <text:p>0.250772</text:p>
          </table:table-cell>
          <table:table-cell office:value-type="float" office:value="0.638669" calcext:value-type="float">
            <text:p>0.638669</text:p>
          </table:table-cell>
          <table:table-cell office:value-type="float" office:value="0.782616" calcext:value-type="float">
            <text:p>0.782616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0.232911" calcext:value-type="float">
            <text:p>0.232911</text:p>
          </table:table-cell>
          <table:table-cell office:value-type="float" office:value="-0.250772" calcext:value-type="float">
            <text:p>-0.250772</text:p>
          </table:table-cell>
        </table:table-row>
        <table:table-row table:style-name="ro1">
          <table:table-cell office:value-type="float" office:value="-0.552187" calcext:value-type="float">
            <text:p>-0.552187</text:p>
          </table:table-cell>
          <table:table-cell office:value-type="float" office:value="-0.719983" calcext:value-type="float">
            <text:p>-0.719983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2715" calcext:value-type="float">
            <text:p>-0.2715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0.552187" calcext:value-type="float">
            <text:p>0.552187</text:p>
          </table:table-cell>
          <table:table-cell office:value-type="float" office:value="0.719983" calcext:value-type="float">
            <text:p>0.719983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2715" calcext:value-type="float">
            <text:p>0.2715</text:p>
          </table:table-cell>
          <table:table-cell office:value-type="float" office:value="-0.173474" calcext:value-type="float">
            <text:p>-0.173474</text:p>
          </table:table-cell>
        </table:table-row>
        <table:table-row table:style-name="ro1">
          <table:table-cell office:value-type="float" office:value="-0.463526" calcext:value-type="float">
            <text:p>-0.463526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0.463525" calcext:value-type="float">
            <text:p>0.463525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-0.095492" calcext:value-type="float">
            <text:p>-0.095492</text:p>
          </table:table-cell>
        </table:table-row>
        <table:table-row table:style-name="ro1">
          <table:table-cell office:value-type="float" office:value="-0.373035" calcext:value-type="float">
            <text:p>-0.373035</text:p>
          </table:table-cell>
          <table:table-cell office:value-type="float" office:value="-0.586451" calcext:value-type="float">
            <text:p>-0.586451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0.373035" calcext:value-type="float">
            <text:p>0.373035</text:p>
          </table:table-cell>
          <table:table-cell office:value-type="float" office:value="0.586451" calcext:value-type="float">
            <text:p>0.586451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-0.017132" calcext:value-type="float">
            <text:p>-0.017132</text:p>
          </table:table-cell>
        </table:table-row>
        <table:table-row table:style-name="ro1">
          <table:table-cell office:value-type="float" office:value="-0.281072" calcext:value-type="float">
            <text:p>-0.281072</text:p>
          </table:table-cell>
          <table:table-cell office:value-type="float" office:value="-0.516079" calcext:value-type="float">
            <text:p>-0.516079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380249" calcext:value-type="float">
            <text:p>-0.380249</text:p>
          </table:table-cell>
          <table:table-cell office:value-type="float" office:value="-0.061295" calcext:value-type="float">
            <text:p>-0.061295</text:p>
          </table:table-cell>
          <table:table-cell office:value-type="float" office:value="0.281072" calcext:value-type="float">
            <text:p>0.281072</text:p>
          </table:table-cell>
          <table:table-cell office:value-type="float" office:value="0.516079" calcext:value-type="float">
            <text:p>0.516079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380249" calcext:value-type="float">
            <text:p>0.380249</text:p>
          </table:table-cell>
          <table:table-cell office:value-type="float" office:value="0.061295" calcext:value-type="float">
            <text:p>0.061295</text:p>
          </table:table-cell>
        </table:table-row>
        <table:table-row table:style-name="ro1">
          <table:table-cell office:value-type="float" office:value="-0.188" calcext:value-type="float">
            <text:p>-0.188</text:p>
          </table:table-cell>
          <table:table-cell office:value-type="float" office:value="-0.44367" calcext:value-type="float">
            <text:p>-0.44367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13683" calcext:value-type="float">
            <text:p>-0.413683</text:p>
          </table:table-cell>
          <table:table-cell office:value-type="float" office:value="-0.13948" calcext:value-type="float">
            <text:p>-0.13948</text:p>
          </table:table-cell>
          <table:table-cell office:value-type="float" office:value="0.188" calcext:value-type="float">
            <text:p>0.188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529873" calcext:value-type="float">
            <text:p>0.529873</text:p>
          </table:table-cell>
          <table:table-cell office:value-type="float" office:value="0.413683" calcext:value-type="float">
            <text:p>0.413683</text:p>
          </table:table-cell>
          <table:table-cell office:value-type="float" office:value="0.139481" calcext:value-type="float">
            <text:p>0.139481</text:p>
          </table:table-cell>
        </table:table-row>
        <table:table-row table:style-name="ro1">
          <table:table-cell office:value-type="float" office:value="-0.094186" calcext:value-type="float">
            <text:p>-0.094186</text:p>
          </table:table-cell>
          <table:table-cell office:value-type="float" office:value="-0.369511" calcext:value-type="float">
            <text:p>-0.369511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445485" calcext:value-type="float">
            <text:p>-0.445485</text:p>
          </table:table-cell>
          <table:table-cell office:value-type="float" office:value="-0.217115" calcext:value-type="float">
            <text:p>-0.217115</text:p>
          </table:table-cell>
          <table:table-cell office:value-type="float" office:value="0.094186" calcext:value-type="float">
            <text:p>0.094186</text:p>
          </table:table-cell>
          <table:table-cell office:value-type="float" office:value="0.36951" calcext:value-type="float">
            <text:p>0.36951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445485" calcext:value-type="float">
            <text:p>0.445485</text:p>
          </table:table-cell>
          <table:table-cell office:value-type="float" office:value="0.217115" calcext:value-type="float">
            <text:p>0.217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93893" calcext:value-type="float">
            <text:p>-0.293893</text:p>
          </table:table-cell>
          <table:table-cell table:number-columns-repeated="2" office:value-type="float" office:value="-0.475528" calcext:value-type="float">
            <text:p>-0.475528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0" calcext:value-type="float">
            <text:p>0</text:p>
          </table:table-cell>
          <table:table-cell office:value-type="float" office:value="0.293893" calcext:value-type="float">
            <text:p>0.293893</text:p>
          </table:table-cell>
          <table:table-cell table:number-columns-repeated="2" office:value-type="float" office:value="0.475528" calcext:value-type="float">
            <text:p>0.475528</text:p>
          </table:table-cell>
          <table:table-cell office:value-type="float" office:value="0.293893" calcext:value-type="float">
            <text:p>0.293893</text:p>
          </table:table-cell>
        </table:table-row>
        <table:table-row table:style-name="ro1">
          <table:table-cell office:value-type="float" office:value="0.094186" calcext:value-type="float">
            <text:p>0.094186</text:p>
          </table:table-cell>
          <table:table-cell office:value-type="float" office:value="-0.217115" calcext:value-type="float">
            <text:p>-0.217115</text:p>
          </table:table-cell>
          <table:table-cell office:value-type="float" office:value="-0.445485" calcext:value-type="float">
            <text:p>-0.445485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36951" calcext:value-type="float">
            <text:p>-0.36951</text:p>
          </table:table-cell>
          <table:table-cell office:value-type="float" office:value="-0.094186" calcext:value-type="float">
            <text:p>-0.094186</text:p>
          </table:table-cell>
          <table:table-cell office:value-type="float" office:value="0.217115" calcext:value-type="float">
            <text:p>0.217115</text:p>
          </table:table-cell>
          <table:table-cell office:value-type="float" office:value="0.445485" calcext:value-type="float">
            <text:p>0.445485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36951" calcext:value-type="float">
            <text:p>0.36951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-0.13948" calcext:value-type="float">
            <text:p>-0.13948</text:p>
          </table:table-cell>
          <table:table-cell office:value-type="float" office:value="-0.413683" calcext:value-type="float">
            <text:p>-0.413683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4367" calcext:value-type="float">
            <text:p>-0.44367</text:p>
          </table:table-cell>
          <table:table-cell office:value-type="float" office:value="-0.188" calcext:value-type="float">
            <text:p>-0.188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0.413683" calcext:value-type="float">
            <text:p>0.413683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4367" calcext:value-type="float">
            <text:p>0.44367</text:p>
          </table:table-cell>
        </table:table-row>
        <table:table-row table:style-name="ro1">
          <table:table-cell office:value-type="float" office:value="0.281072" calcext:value-type="float">
            <text:p>0.281072</text:p>
          </table:table-cell>
          <table:table-cell office:value-type="float" office:value="-0.061295" calcext:value-type="float">
            <text:p>-0.061295</text:p>
          </table:table-cell>
          <table:table-cell office:value-type="float" office:value="-0.380249" calcext:value-type="float">
            <text:p>-0.380249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516079" calcext:value-type="float">
            <text:p>-0.516079</text:p>
          </table:table-cell>
          <table:table-cell office:value-type="float" office:value="-0.281072" calcext:value-type="float">
            <text:p>-0.281072</text:p>
          </table:table-cell>
          <table:table-cell office:value-type="float" office:value="0.061295" calcext:value-type="float">
            <text:p>0.061295</text:p>
          </table:table-cell>
          <table:table-cell office:value-type="float" office:value="0.380249" calcext:value-type="float">
            <text:p>0.380249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516079" calcext:value-type="float">
            <text:p>0.516079</text:p>
          </table:table-cell>
        </table:table-row>
        <table:table-row table:style-name="ro1">
          <table:table-cell office:value-type="float" office:value="0.373035" calcext:value-type="float">
            <text:p>0.373035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586451" calcext:value-type="float">
            <text:p>-0.586451</text:p>
          </table:table-cell>
          <table:table-cell office:value-type="float" office:value="-0.373035" calcext:value-type="float">
            <text:p>-0.373035</text:p>
          </table:table-cell>
          <table:table-cell office:value-type="float" office:value="-0.017132" calcext:value-type="float">
            <text:p>-0.017132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586451" calcext:value-type="float">
            <text:p>0.586451</text:p>
          </table:table-cell>
        </table:table-row>
        <table:table-row table:style-name="ro1">
          <table:table-cell office:value-type="float" office:value="0.463526" calcext:value-type="float">
            <text:p>0.463526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-0.463525" calcext:value-type="float">
            <text:p>-0.463525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654509" calcext:value-type="float">
            <text:p>0.654509</text:p>
          </table:table-cell>
        </table:table-row>
        <table:table-row table:style-name="ro1">
          <table:table-cell office:value-type="float" office:value="0.552187" calcext:value-type="float">
            <text:p>0.552187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-0.2715" calcext:value-type="float">
            <text:p>-0.2715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719983" calcext:value-type="float">
            <text:p>-0.719983</text:p>
          </table:table-cell>
          <table:table-cell office:value-type="float" office:value="-0.552187" calcext:value-type="float">
            <text:p>-0.552187</text:p>
          </table:table-cell>
          <table:table-cell office:value-type="float" office:value="-0.173474" calcext:value-type="float">
            <text:p>-0.173474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719983" calcext:value-type="float">
            <text:p>0.719983</text:p>
          </table:table-cell>
        </table:table-row>
        <table:table-row table:style-name="ro1">
          <table:table-cell office:value-type="float" office:value="0.638669" calcext:value-type="float">
            <text:p>0.638669</text:p>
          </table:table-cell>
          <table:table-cell office:value-type="float" office:value="0.250772" calcext:value-type="float">
            <text:p>0.250772</text:p>
          </table:table-cell>
          <table:table-cell office:value-type="float" office:value="-0.232911" calcext:value-type="float">
            <text:p>-0.232911</text:p>
          </table:table-cell>
          <table:table-cell office:value-type="float" office:value="-0.62763" calcext:value-type="float">
            <text:p>-0.62763</text:p>
          </table:table-cell>
          <table:table-cell office:value-type="float" office:value="-0.782616" calcext:value-type="float">
            <text:p>-0.782616</text:p>
          </table:table-cell>
          <table:table-cell office:value-type="float" office:value="-0.638669" calcext:value-type="float">
            <text:p>-0.638669</text:p>
          </table:table-cell>
          <table:table-cell office:value-type="float" office:value="-0.250772" calcext:value-type="float">
            <text:p>-0.250772</text:p>
          </table:table-cell>
          <table:table-cell office:value-type="float" office:value="0.232911" calcext:value-type="float">
            <text:p>0.232911</text:p>
          </table:table-cell>
          <table:table-cell office:value-type="float" office:value="0.627631" calcext:value-type="float">
            <text:p>0.627631</text:p>
          </table:table-cell>
          <table:table-cell office:value-type="float" office:value="0.782616" calcext:value-type="float">
            <text:p>0.782616</text:p>
          </table:table-cell>
        </table:table-row>
        <table:table-row table:style-name="ro1">
          <table:table-cell office:value-type="float" office:value="0.72263" calcext:value-type="float">
            <text:p>0.72263</text:p>
          </table:table-cell>
          <table:table-cell office:value-type="float" office:value="0.32708" calcext:value-type="float">
            <text:p>0.32708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842161" calcext:value-type="float">
            <text:p>-0.842161</text:p>
          </table:table-cell>
          <table:table-cell office:value-type="float" office:value="-0.72263" calcext:value-type="float">
            <text:p>-0.72263</text:p>
          </table:table-cell>
          <table:table-cell office:value-type="float" office:value="-0.32708" calcext:value-type="float">
            <text:p>-0.32708</text:p>
          </table:table-cell>
          <table:table-cell office:value-type="float" office:value="0.193404" calcext:value-type="float">
            <text:p>0.193404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84216" calcext:value-type="float">
            <text:p>0.84216</text:p>
          </table:table-cell>
        </table:table-row>
        <table:table-row table:style-name="ro1">
          <table:table-cell office:value-type="float" office:value="0.80374" calcext:value-type="float">
            <text:p>0.80374</text:p>
          </table:table-cell>
          <table:table-cell office:value-type="float" office:value="0.402097" calcext:value-type="float">
            <text:p>0.402097</text:p>
          </table:table-cell>
          <table:table-cell office:value-type="float" office:value="-0.153132" calcext:value-type="float">
            <text:p>-0.153132</text:p>
          </table:table-cell>
          <table:table-cell office:value-type="float" office:value="-0.649871" calcext:value-type="float">
            <text:p>-0.649871</text:p>
          </table:table-cell>
          <table:table-cell office:value-type="float" office:value="-0.898381" calcext:value-type="float">
            <text:p>-0.898381</text:p>
          </table:table-cell>
          <table:table-cell office:value-type="float" office:value="-0.80374" calcext:value-type="float">
            <text:p>-0.80374</text:p>
          </table:table-cell>
          <table:table-cell office:value-type="float" office:value="-0.402098" calcext:value-type="float">
            <text:p>-0.402098</text:p>
          </table:table-cell>
          <table:table-cell office:value-type="float" office:value="0.153132" calcext:value-type="float">
            <text:p>0.153132</text:p>
          </table:table-cell>
          <table:table-cell office:value-type="float" office:value="0.649871" calcext:value-type="float">
            <text:p>0.649871</text:p>
          </table:table-cell>
          <table:table-cell office:value-type="float" office:value="0.898381" calcext:value-type="float">
            <text:p>0.898381</text:p>
          </table:table-cell>
        </table:table-row>
        <table:table-row table:style-name="ro1">
          <table:table-cell office:value-type="float" office:value="0.881678" calcext:value-type="float">
            <text:p>0.881678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-0.112257" calcext:value-type="float">
            <text:p>-0.112257</text:p>
          </table:table-cell>
          <table:table-cell office:value-type="float" office:value="-0.657164" calcext:value-type="float">
            <text:p>-0.657164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-0.881678" calcext:value-type="float">
            <text:p>-0.881678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0.112257" calcext:value-type="float">
            <text:p>0.112257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951056" calcext:value-type="float">
            <text:p>0.951056</text:p>
          </table:table-cell>
        </table:table-row>
        <table:table-row table:style-name="ro1">
          <table:table-cell office:value-type="float" office:value="0.956136" calcext:value-type="float">
            <text:p>0.956136</text:p>
          </table:table-cell>
          <table:table-cell office:value-type="float" office:value="0.547082" calcext:value-type="float">
            <text:p>0.547082</text:p>
          </table:table-cell>
          <table:table-cell office:value-type="float" office:value="-0.070938" calcext:value-type="float">
            <text:p>-0.070938</text:p>
          </table:table-cell>
          <table:table-cell office:value-type="float" office:value="-0.661863" calcext:value-type="float">
            <text:p>-0.661863</text:p>
          </table:table-cell>
          <table:table-cell office:value-type="float" office:value="-0.999978" calcext:value-type="float">
            <text:p>-0.999978</text:p>
          </table:table-cell>
          <table:table-cell office:value-type="float" office:value="-0.956136" calcext:value-type="float">
            <text:p>-0.956136</text:p>
          </table:table-cell>
          <table:table-cell office:value-type="float" office:value="-0.547082" calcext:value-type="float">
            <text:p>-0.547082</text:p>
          </table:table-cell>
          <table:table-cell office:value-type="float" office:value="0.070938" calcext:value-type="float">
            <text:p>0.070938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999978" calcext:value-type="float">
            <text:p>0.999978</text:p>
          </table:table-cell>
        </table:table-row>
        <table:table-row table:style-name="ro1">
          <table:table-cell office:value-type="float" office:value="1.026821" calcext:value-type="float">
            <text:p>1.026821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-0.02934" calcext:value-type="float">
            <text:p>-0.02934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1.044954" calcext:value-type="float">
            <text:p>-1.044954</text:p>
          </table:table-cell>
          <table:table-cell office:value-type="float" office:value="-1.026821" calcext:value-type="float">
            <text:p>-1.026821</text:p>
          </table:table-cell>
          <table:table-cell office:value-type="float" office:value="-0.616477" calcext:value-type="float">
            <text:p>-0.616477</text:p>
          </table:table-cell>
          <table:table-cell office:value-type="float" office:value="0.02934" calcext:value-type="float">
            <text:p>0.02934</text:p>
          </table:table-cell>
          <table:table-cell office:value-type="float" office:value="0.66395" calcext:value-type="float">
            <text:p>0.66395</text:p>
          </table:table-cell>
          <table:table-cell office:value-type="float" office:value="1.044954" calcext:value-type="float">
            <text:p>1.044954</text:p>
          </table:table-cell>
        </table:table-row>
        <table:table-row table:style-name="ro1">
          <table:table-cell office:value-type="float" office:value="1.093453" calcext:value-type="float">
            <text:p>1.093453</text:p>
          </table:table-cell>
          <table:table-cell office:value-type="float" office:value="0.683438" calcext:value-type="float">
            <text:p>0.683438</text:p>
          </table:table-cell>
          <table:table-cell office:value-type="float" office:value="0.012374" calcext:value-type="float">
            <text:p>0.012374</text:p>
          </table:table-cell>
          <table:table-cell office:value-type="float" office:value="-0.663417" calcext:value-type="float">
            <text:p>-0.663417</text:p>
          </table:table-cell>
          <table:table-cell office:value-type="float" office:value="-1.085805" calcext:value-type="float">
            <text:p>-1.085805</text:p>
          </table:table-cell>
          <table:table-cell office:value-type="float" office:value="-1.093453" calcext:value-type="float">
            <text:p>-1.093453</text:p>
          </table:table-cell>
          <table:table-cell office:value-type="float" office:value="-0.683438" calcext:value-type="float">
            <text:p>-0.683438</text:p>
          </table:table-cell>
          <table:table-cell office:value-type="float" office:value="-0.012374" calcext:value-type="float">
            <text:p>-0.012374</text:p>
          </table:table-cell>
          <table:table-cell office:value-type="float" office:value="0.663417" calcext:value-type="float">
            <text:p>0.663417</text:p>
          </table:table-cell>
          <table:table-cell office:value-type="float" office:value="1.085805" calcext:value-type="float">
            <text:p>1.085805</text:p>
          </table:table-cell>
        </table:table-row>
        <table:table-row table:style-name="ro1">
          <table:table-cell office:value-type="float" office:value="1.15577" calcext:value-type="float">
            <text:p>1.15577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0.054039" calcext:value-type="float">
            <text:p>0.054039</text:p>
          </table:table-cell>
          <table:table-cell office:value-type="float" office:value="-0.660266" calcext:value-type="float">
            <text:p>-0.660266</text:p>
          </table:table-cell>
          <table:table-cell office:value-type="float" office:value="-1.122371" calcext:value-type="float">
            <text:p>-1.122371</text:p>
          </table:table-cell>
          <table:table-cell office:value-type="float" office:value="-1.15577" calcext:value-type="float">
            <text:p>-1.15577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0.05404" calcext:value-type="float">
            <text:p>-0.05404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1.122372" calcext:value-type="float">
            <text:p>1.122372</text:p>
          </table:table-cell>
        </table:table-row>
        <table:table-row table:style-name="ro1">
          <table:table-cell office:value-type="float" office:value="1.213525" calcext:value-type="float">
            <text:p>1.213525</text:p>
          </table:table-cell>
          <table:table-cell office:value-type="float" office:value="0.809017" calcext:value-type="float">
            <text:p>0.809017</text:p>
          </table:table-cell>
          <table:table-cell office:value-type="float" office:value="0.095491" calcext:value-type="float">
            <text:p>0.095491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-1.154508" calcext:value-type="float">
            <text:p>-1.154508</text:p>
          </table:table-cell>
          <table:table-cell office:value-type="float" office:value="-1.213525" calcext:value-type="float">
            <text:p>-1.213525</text:p>
          </table:table-cell>
          <table:table-cell office:value-type="float" office:value="-0.809017" calcext:value-type="float">
            <text:p>-0.809017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1.154508" calcext:value-type="float">
            <text:p>1.154508</text:p>
          </table:table-cell>
        </table:table-row>
        <table:table-row table:style-name="ro1">
          <table:table-cell office:value-type="float" office:value="1.266492" calcext:value-type="float">
            <text:p>1.266492</text:p>
          </table:table-cell>
          <table:table-cell office:value-type="float" office:value="0.867138" calcext:value-type="float">
            <text:p>0.867138</text:p>
          </table:table-cell>
          <table:table-cell office:value-type="float" office:value="0.136567" calcext:value-type="float">
            <text:p>0.136567</text:p>
          </table:table-cell>
          <table:table-cell office:value-type="float" office:value="-0.646168" calcext:value-type="float">
            <text:p>-0.646168</text:p>
          </table:table-cell>
          <table:table-cell office:value-type="float" office:value="-1.182089" calcext:value-type="float">
            <text:p>-1.182089</text:p>
          </table:table-cell>
          <table:table-cell office:value-type="float" office:value="-1.266492" calcext:value-type="float">
            <text:p>-1.266492</text:p>
          </table:table-cell>
          <table:table-cell office:value-type="float" office:value="-0.867138" calcext:value-type="float">
            <text:p>-0.867138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0.646169" calcext:value-type="float">
            <text:p>0.646169</text:p>
          </table:table-cell>
          <table:table-cell office:value-type="float" office:value="1.182089" calcext:value-type="float">
            <text:p>1.182089</text:p>
          </table:table-cell>
        </table:table-row>
        <table:table-row table:style-name="ro1">
          <table:table-cell office:value-type="float" office:value="1.31446" calcext:value-type="float">
            <text:p>1.31446</text:p>
          </table:table-cell>
          <table:table-cell office:value-type="float" office:value="0.921837" calcext:value-type="float">
            <text:p>0.921837</text:p>
          </table:table-cell>
          <table:table-cell office:value-type="float" office:value="0.177103" calcext:value-type="float">
            <text:p>0.177103</text:p>
          </table:table-cell>
          <table:table-cell office:value-type="float" office:value="-0.635278" calcext:value-type="float">
            <text:p>-0.635278</text:p>
          </table:table-cell>
          <table:table-cell office:value-type="float" office:value="-1.205005" calcext:value-type="float">
            <text:p>-1.205005</text:p>
          </table:table-cell>
          <table:table-cell office:value-type="float" office:value="-1.31446" calcext:value-type="float">
            <text:p>-1.31446</text:p>
          </table:table-cell>
          <table:table-cell office:value-type="float" office:value="-0.921837" calcext:value-type="float">
            <text:p>-0.921837</text:p>
          </table:table-cell>
          <table:table-cell office:value-type="float" office:value="-0.177103" calcext:value-type="float">
            <text:p>-0.177103</text:p>
          </table:table-cell>
          <table:table-cell office:value-type="float" office:value="0.635278" calcext:value-type="float">
            <text:p>0.635278</text:p>
          </table:table-cell>
          <table:table-cell office:value-type="float" office:value="1.205004" calcext:value-type="float">
            <text:p>1.205004</text:p>
          </table:table-cell>
        </table:table-row>
        <table:table-row table:style-name="ro1">
          <table:table-cell office:value-type="float" office:value="1.357241" calcext:value-type="float">
            <text:p>1.357241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0.21694" calcext:value-type="float">
            <text:p>0.21694</text:p>
          </table:table-cell>
          <table:table-cell office:value-type="float" office:value="-0.621881" calcext:value-type="float">
            <text:p>-0.621881</text:p>
          </table:table-cell>
          <table:table-cell office:value-type="float" office:value="-1.223164" calcext:value-type="float">
            <text:p>-1.223164</text:p>
          </table:table-cell>
          <table:table-cell office:value-type="float" office:value="-1.357241" calcext:value-type="float">
            <text:p>-1.357241</text:p>
          </table:table-cell>
          <table:table-cell office:value-type="float" office:value="-0.972897" calcext:value-type="float">
            <text:p>-0.972897</text:p>
          </table:table-cell>
          <table:table-cell office:value-type="float" office:value="-0.21694" calcext:value-type="float">
            <text:p>-0.21694</text:p>
          </table:table-cell>
          <table:table-cell office:value-type="float" office:value="0.62188" calcext:value-type="float">
            <text:p>0.62188</text:p>
          </table:table-cell>
          <table:table-cell office:value-type="float" office:value="1.223164" calcext:value-type="float">
            <text:p>1.223164</text:p>
          </table:table-cell>
        </table:table-row>
        <table:table-row table:style-name="ro1">
          <table:table-cell office:value-type="float" office:value="1.394665" calcext:value-type="float">
            <text:p>1.394665</text:p>
          </table:table-cell>
          <table:table-cell office:value-type="float" office:value="1.020118" calcext:value-type="float">
            <text:p>1.020118</text:p>
          </table:table-cell>
          <table:table-cell office:value-type="float" office:value="0.255922" calcext:value-type="float">
            <text:p>0.255922</text:p>
          </table:table-cell>
          <table:table-cell office:value-type="float" office:value="-0.606029" calcext:value-type="float">
            <text:p>-0.606029</text:p>
          </table:table-cell>
          <table:table-cell office:value-type="float" office:value="-1.236497" calcext:value-type="float">
            <text:p>-1.236497</text:p>
          </table:table-cell>
          <table:table-cell office:value-type="float" office:value="-1.394665" calcext:value-type="float">
            <text:p>-1.394665</text:p>
          </table:table-cell>
          <table:table-cell office:value-type="float" office:value="-1.020118" calcext:value-type="float">
            <text:p>-1.020118</text:p>
          </table:table-cell>
          <table:table-cell office:value-type="float" office:value="-0.255921" calcext:value-type="float">
            <text:p>-0.255921</text:p>
          </table:table-cell>
          <table:table-cell office:value-type="float" office:value="0.606029" calcext:value-type="float">
            <text:p>0.606029</text:p>
          </table:table-cell>
          <table:table-cell office:value-type="float" office:value="1.236496" calcext:value-type="float">
            <text:p>1.236496</text:p>
          </table:table-cell>
        </table:table-row>
        <table:table-row table:style-name="ro1">
          <table:table-cell office:value-type="float" office:value="1.426585" calcext:value-type="float">
            <text:p>1.426585</text:p>
          </table:table-cell>
          <table:table-cell office:value-type="float" office:value="1.063313" calcext:value-type="float">
            <text:p>1.063313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-1.244949" calcext:value-type="float">
            <text:p>-1.244949</text:p>
          </table:table-cell>
          <table:table-cell office:value-type="float" office:value="-1.426585" calcext:value-type="float">
            <text:p>-1.426585</text:p>
          </table:table-cell>
          <table:table-cell office:value-type="float" office:value="-1.063313" calcext:value-type="float">
            <text:p>-1.063313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1.244949" calcext:value-type="float">
            <text:p>1.244949</text:p>
          </table:table-cell>
        </table:table-row>
        <table:table-row table:style-name="ro1">
          <table:table-cell office:value-type="float" office:value="1.452875" calcext:value-type="float">
            <text:p>1.452875</text:p>
          </table:table-cell>
          <table:table-cell office:value-type="float" office:value="1.102312" calcext:value-type="float">
            <text:p>1.102312</text:p>
          </table:table-cell>
          <table:table-cell office:value-type="float" office:value="0.330704" calcext:value-type="float">
            <text:p>0.330704</text:p>
          </table:table-cell>
          <table:table-cell office:value-type="float" office:value="-0.567222" calcext:value-type="float">
            <text:p>-0.567222</text:p>
          </table:table-cell>
          <table:table-cell office:value-type="float" office:value="-1.248489" calcext:value-type="float">
            <text:p>-1.248489</text:p>
          </table:table-cell>
          <table:table-cell office:value-type="float" office:value="-1.452875" calcext:value-type="float">
            <text:p>-1.452875</text:p>
          </table:table-cell>
          <table:table-cell office:value-type="float" office:value="-1.102312" calcext:value-type="float">
            <text:p>-1.102312</text:p>
          </table:table-cell>
          <table:table-cell office:value-type="float" office:value="-0.330704" calcext:value-type="float">
            <text:p>-0.330704</text:p>
          </table:table-cell>
          <table:table-cell office:value-type="float" office:value="0.567222" calcext:value-type="float">
            <text:p>0.567222</text:p>
          </table:table-cell>
          <table:table-cell office:value-type="float" office:value="1.248488" calcext:value-type="float">
            <text:p>1.248488</text:p>
          </table:table-cell>
        </table:table-row>
        <table:table-row table:style-name="ro1">
          <table:table-cell office:value-type="float" office:value="1.473431" calcext:value-type="float">
            <text:p>1.473431</text:p>
          </table:table-cell>
          <table:table-cell office:value-type="float" office:value="1.136961" calcext:value-type="float">
            <text:p>1.136961</text:p>
          </table:table-cell>
          <table:table-cell office:value-type="float" office:value="0.36621" calcext:value-type="float">
            <text:p>0.36621</text:p>
          </table:table-cell>
          <table:table-cell office:value-type="float" office:value="-0.54442" calcext:value-type="float">
            <text:p>-0.54442</text:p>
          </table:table-cell>
          <table:table-cell office:value-type="float" office:value="-1.2471" calcext:value-type="float">
            <text:p>-1.2471</text:p>
          </table:table-cell>
          <table:table-cell office:value-type="float" office:value="-1.473431" calcext:value-type="float">
            <text:p>-1.473431</text:p>
          </table:table-cell>
          <table:table-cell office:value-type="float" office:value="-1.136961" calcext:value-type="float">
            <text:p>-1.136961</text:p>
          </table:table-cell>
          <table:table-cell office:value-type="float" office:value="-0.36621" calcext:value-type="float">
            <text:p>-0.36621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1.2471" calcext:value-type="float">
            <text:p>1.2471</text:p>
          </table:table-cell>
        </table:table-row>
        <table:table-row table:style-name="ro1">
          <table:table-cell office:value-type="float" office:value="1.488172" calcext:value-type="float">
            <text:p>1.488172</text:p>
          </table:table-cell>
          <table:table-cell office:value-type="float" office:value="1.167122" calcext:value-type="float">
            <text:p>1.167122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-0.51947" calcext:value-type="float">
            <text:p>-0.51947</text:p>
          </table:table-cell>
          <table:table-cell office:value-type="float" office:value="-1.240791" calcext:value-type="float">
            <text:p>-1.240791</text:p>
          </table:table-cell>
          <table:table-cell office:value-type="float" office:value="-1.488172" calcext:value-type="float">
            <text:p>-1.488172</text:p>
          </table:table-cell>
          <table:table-cell office:value-type="float" office:value="-1.167122" calcext:value-type="float">
            <text:p>-1.167122</text:p>
          </table:table-cell>
          <table:table-cell office:value-type="float" office:value="-0.400271" calcext:value-type="float">
            <text:p>-0.400271</text:p>
          </table:table-cell>
          <table:table-cell office:value-type="float" office:value="0.51947" calcext:value-type="float">
            <text:p>0.51947</text:p>
          </table:table-cell>
          <table:table-cell office:value-type="float" office:value="1.240791" calcext:value-type="float">
            <text:p>1.240791</text:p>
          </table:table-cell>
        </table:table-row>
        <table:table-row table:style-name="ro1">
          <table:table-cell office:value-type="float" office:value="1.49704" calcext:value-type="float">
            <text:p>1.49704</text:p>
          </table:table-cell>
          <table:table-cell office:value-type="float" office:value="1.192677" calcext:value-type="float">
            <text:p>1.192677</text:p>
          </table:table-cell>
          <table:table-cell office:value-type="float" office:value="0.432752" calcext:value-type="float">
            <text:p>0.432752</text:p>
          </table:table-cell>
          <table:table-cell office:value-type="float" office:value="-0.492469" calcext:value-type="float">
            <text:p>-0.492469</text:p>
          </table:table-cell>
          <table:table-cell office:value-type="float" office:value="-1.229584" calcext:value-type="float">
            <text:p>-1.229584</text:p>
          </table:table-cell>
          <table:table-cell office:value-type="float" office:value="-1.49704" calcext:value-type="float">
            <text:p>-1.49704</text:p>
          </table:table-cell>
          <table:table-cell office:value-type="float" office:value="-1.192677" calcext:value-type="float">
            <text:p>-1.192677</text:p>
          </table:table-cell>
          <table:table-cell office:value-type="float" office:value="-0.432752" calcext:value-type="float">
            <text:p>-0.432752</text:p>
          </table:table-cell>
          <table:table-cell office:value-type="float" office:value="0.492469" calcext:value-type="float">
            <text:p>0.492469</text:p>
          </table:table-cell>
          <table:table-cell office:value-type="float" office:value="1.229584" calcext:value-type="float">
            <text:p>1.22958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213525" calcext:value-type="float">
            <text:p>1.213525</text:p>
          </table:table-cell>
          <table:table-cell office:value-type="float" office:value="0.463525" calcext:value-type="float">
            <text:p>0.463525</text:p>
          </table:table-cell>
          <table:table-cell office:value-type="float" office:value="-0.463525" calcext:value-type="float">
            <text:p>-0.463525</text:p>
          </table:table-cell>
          <table:table-cell office:value-type="float" office:value="-1.213525" calcext:value-type="float">
            <text:p>-1.213525</text:p>
          </table:table-cell>
          <table:table-cell office:value-type="float" office:value="-1.5" calcext:value-type="float">
            <text:p>-1.5</text:p>
          </table:table-cell>
          <table:table-cell office:value-type="float" office:value="-1.213525" calcext:value-type="float">
            <text:p>-1.213525</text:p>
          </table:table-cell>
          <table:table-cell office:value-type="float" office:value="-0.463525" calcext:value-type="float">
            <text:p>-0.463525</text:p>
          </table:table-cell>
          <table:table-cell office:value-type="float" office:value="0.463526" calcext:value-type="float">
            <text:p>0.463526</text:p>
          </table:table-cell>
          <table:table-cell office:value-type="float" office:value="1.213525" calcext:value-type="float">
            <text:p>1.213525</text:p>
          </table:table-cell>
        </table:table-row>
        <table:table-row table:style-name="ro1">
          <table:table-cell office:value-type="float" office:value="1.49704" calcext:value-type="float">
            <text:p>1.49704</text:p>
          </table:table-cell>
          <table:table-cell office:value-type="float" office:value="1.229584" calcext:value-type="float">
            <text:p>1.229584</text:p>
          </table:table-cell>
          <table:table-cell office:value-type="float" office:value="0.492469" calcext:value-type="float">
            <text:p>0.492469</text:p>
          </table:table-cell>
          <table:table-cell office:value-type="float" office:value="-0.432752" calcext:value-type="float">
            <text:p>-0.432752</text:p>
          </table:table-cell>
          <table:table-cell office:value-type="float" office:value="-1.192677" calcext:value-type="float">
            <text:p>-1.192677</text:p>
          </table:table-cell>
          <table:table-cell office:value-type="float" office:value="-1.49704" calcext:value-type="float">
            <text:p>-1.49704</text:p>
          </table:table-cell>
          <table:table-cell office:value-type="float" office:value="-1.229584" calcext:value-type="float">
            <text:p>-1.229584</text:p>
          </table:table-cell>
          <table:table-cell office:value-type="float" office:value="-0.492469" calcext:value-type="float">
            <text:p>-0.492469</text:p>
          </table:table-cell>
          <table:table-cell office:value-type="float" office:value="0.432752" calcext:value-type="float">
            <text:p>0.432752</text:p>
          </table:table-cell>
          <table:table-cell office:value-type="float" office:value="1.192677" calcext:value-type="float">
            <text:p>1.192677</text:p>
          </table:table-cell>
        </table:table-row>
        <table:table-row table:style-name="ro1">
          <table:table-cell office:value-type="float" office:value="1.488172" calcext:value-type="float">
            <text:p>1.488172</text:p>
          </table:table-cell>
          <table:table-cell office:value-type="float" office:value="1.240791" calcext:value-type="float">
            <text:p>1.240791</text:p>
          </table:table-cell>
          <table:table-cell office:value-type="float" office:value="0.51947" calcext:value-type="float">
            <text:p>0.51947</text:p>
          </table:table-cell>
          <table:table-cell office:value-type="float" office:value="-0.400271" calcext:value-type="float">
            <text:p>-0.400271</text:p>
          </table:table-cell>
          <table:table-cell office:value-type="float" office:value="-1.167122" calcext:value-type="float">
            <text:p>-1.167122</text:p>
          </table:table-cell>
          <table:table-cell office:value-type="float" office:value="-1.488172" calcext:value-type="float">
            <text:p>-1.488172</text:p>
          </table:table-cell>
          <table:table-cell office:value-type="float" office:value="-1.240791" calcext:value-type="float">
            <text:p>-1.240791</text:p>
          </table:table-cell>
          <table:table-cell office:value-type="float" office:value="-0.51947" calcext:value-type="float">
            <text:p>-0.51947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1.167122" calcext:value-type="float">
            <text:p>1.167122</text:p>
          </table:table-cell>
        </table:table-row>
        <table:table-row table:style-name="ro1">
          <table:table-cell office:value-type="float" office:value="1.473431" calcext:value-type="float">
            <text:p>1.473431</text:p>
          </table:table-cell>
          <table:table-cell office:value-type="float" office:value="1.2471" calcext:value-type="float">
            <text:p>1.2471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-0.36621" calcext:value-type="float">
            <text:p>-0.36621</text:p>
          </table:table-cell>
          <table:table-cell office:value-type="float" office:value="-1.136961" calcext:value-type="float">
            <text:p>-1.136961</text:p>
          </table:table-cell>
          <table:table-cell office:value-type="float" office:value="-1.473431" calcext:value-type="float">
            <text:p>-1.473431</text:p>
          </table:table-cell>
          <table:table-cell office:value-type="float" office:value="-1.2471" calcext:value-type="float">
            <text:p>-1.2471</text:p>
          </table:table-cell>
          <table:table-cell office:value-type="float" office:value="-0.54442" calcext:value-type="float">
            <text:p>-0.54442</text:p>
          </table:table-cell>
          <table:table-cell office:value-type="float" office:value="0.36621" calcext:value-type="float">
            <text:p>0.36621</text:p>
          </table:table-cell>
          <table:table-cell office:value-type="float" office:value="1.136961" calcext:value-type="float">
            <text:p>1.136961</text:p>
          </table:table-cell>
        </table:table-row>
        <table:table-row table:style-name="ro1">
          <table:table-cell office:value-type="float" office:value="1.452875" calcext:value-type="float">
            <text:p>1.452875</text:p>
          </table:table-cell>
          <table:table-cell office:value-type="float" office:value="1.248488" calcext:value-type="float">
            <text:p>1.248488</text:p>
          </table:table-cell>
          <table:table-cell office:value-type="float" office:value="0.567222" calcext:value-type="float">
            <text:p>0.567222</text:p>
          </table:table-cell>
          <table:table-cell office:value-type="float" office:value="-0.330704" calcext:value-type="float">
            <text:p>-0.330704</text:p>
          </table:table-cell>
          <table:table-cell office:value-type="float" office:value="-1.102312" calcext:value-type="float">
            <text:p>-1.102312</text:p>
          </table:table-cell>
          <table:table-cell office:value-type="float" office:value="-1.452875" calcext:value-type="float">
            <text:p>-1.452875</text:p>
          </table:table-cell>
          <table:table-cell office:value-type="float" office:value="-1.248488" calcext:value-type="float">
            <text:p>-1.248488</text:p>
          </table:table-cell>
          <table:table-cell office:value-type="float" office:value="-0.567222" calcext:value-type="float">
            <text:p>-0.567222</text:p>
          </table:table-cell>
          <table:table-cell office:value-type="float" office:value="0.330704" calcext:value-type="float">
            <text:p>0.330704</text:p>
          </table:table-cell>
          <table:table-cell office:value-type="float" office:value="1.102312" calcext:value-type="float">
            <text:p>1.102312</text:p>
          </table:table-cell>
        </table:table-row>
        <table:table-row table:style-name="ro1">
          <table:table-cell office:value-type="float" office:value="1.426585" calcext:value-type="float">
            <text:p>1.426585</text:p>
          </table:table-cell>
          <table:table-cell office:value-type="float" office:value="1.244949" calcext:value-type="float">
            <text:p>1.244949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-1.063314" calcext:value-type="float">
            <text:p>-1.063314</text:p>
          </table:table-cell>
          <table:table-cell office:value-type="float" office:value="-1.426585" calcext:value-type="float">
            <text:p>-1.426585</text:p>
          </table:table-cell>
          <table:table-cell office:value-type="float" office:value="-1.244949" calcext:value-type="float">
            <text:p>-1.244949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1.063313" calcext:value-type="float">
            <text:p>1.063313</text:p>
          </table:table-cell>
        </table:table-row>
        <table:table-row table:style-name="ro1">
          <table:table-cell office:value-type="float" office:value="1.394665" calcext:value-type="float">
            <text:p>1.394665</text:p>
          </table:table-cell>
          <table:table-cell office:value-type="float" office:value="1.236497" calcext:value-type="float">
            <text:p>1.236497</text:p>
          </table:table-cell>
          <table:table-cell office:value-type="float" office:value="0.606029" calcext:value-type="float">
            <text:p>0.606029</text:p>
          </table:table-cell>
          <table:table-cell office:value-type="float" office:value="-0.255922" calcext:value-type="float">
            <text:p>-0.255922</text:p>
          </table:table-cell>
          <table:table-cell office:value-type="float" office:value="-1.020119" calcext:value-type="float">
            <text:p>-1.020119</text:p>
          </table:table-cell>
          <table:table-cell office:value-type="float" office:value="-1.394665" calcext:value-type="float">
            <text:p>-1.394665</text:p>
          </table:table-cell>
          <table:table-cell office:value-type="float" office:value="-1.236497" calcext:value-type="float">
            <text:p>-1.236497</text:p>
          </table:table-cell>
          <table:table-cell office:value-type="float" office:value="-0.606029" calcext:value-type="float">
            <text:p>-0.606029</text:p>
          </table:table-cell>
          <table:table-cell office:value-type="float" office:value="0.255922" calcext:value-type="float">
            <text:p>0.255922</text:p>
          </table:table-cell>
          <table:table-cell office:value-type="float" office:value="1.020118" calcext:value-type="float">
            <text:p>1.020118</text:p>
          </table:table-cell>
        </table:table-row>
        <table:table-row table:style-name="ro1">
          <table:table-cell office:value-type="float" office:value="1.35724" calcext:value-type="float">
            <text:p>1.35724</text:p>
          </table:table-cell>
          <table:table-cell office:value-type="float" office:value="1.223164" calcext:value-type="float">
            <text:p>1.223164</text:p>
          </table:table-cell>
          <table:table-cell office:value-type="float" office:value="0.62188" calcext:value-type="float">
            <text:p>0.62188</text:p>
          </table:table-cell>
          <table:table-cell office:value-type="float" office:value="-0.21694" calcext:value-type="float">
            <text:p>-0.21694</text:p>
          </table:table-cell>
          <table:table-cell office:value-type="float" office:value="-0.972897" calcext:value-type="float">
            <text:p>-0.972897</text:p>
          </table:table-cell>
          <table:table-cell office:value-type="float" office:value="-1.35724" calcext:value-type="float">
            <text:p>-1.35724</text:p>
          </table:table-cell>
          <table:table-cell office:value-type="float" office:value="-1.223164" calcext:value-type="float">
            <text:p>-1.223164</text:p>
          </table:table-cell>
          <table:table-cell office:value-type="float" office:value="-0.621881" calcext:value-type="float">
            <text:p>-0.621881</text:p>
          </table:table-cell>
          <table:table-cell office:value-type="float" office:value="0.21694" calcext:value-type="float">
            <text:p>0.21694</text:p>
          </table:table-cell>
          <table:table-cell office:value-type="float" office:value="0.972897" calcext:value-type="float">
            <text:p>0.972897</text:p>
          </table:table-cell>
        </table:table-row>
        <table:table-row table:style-name="ro1">
          <table:table-cell office:value-type="float" office:value="1.31446" calcext:value-type="float">
            <text:p>1.31446</text:p>
          </table:table-cell>
          <table:table-cell office:value-type="float" office:value="1.205004" calcext:value-type="float">
            <text:p>1.205004</text:p>
          </table:table-cell>
          <table:table-cell office:value-type="float" office:value="0.635278" calcext:value-type="float">
            <text:p>0.635278</text:p>
          </table:table-cell>
          <table:table-cell office:value-type="float" office:value="-0.177103" calcext:value-type="float">
            <text:p>-0.177103</text:p>
          </table:table-cell>
          <table:table-cell office:value-type="float" office:value="-0.921836" calcext:value-type="float">
            <text:p>-0.921836</text:p>
          </table:table-cell>
          <table:table-cell office:value-type="float" office:value="-1.31446" calcext:value-type="float">
            <text:p>-1.31446</text:p>
          </table:table-cell>
          <table:table-cell office:value-type="float" office:value="-1.205004" calcext:value-type="float">
            <text:p>-1.205004</text:p>
          </table:table-cell>
          <table:table-cell office:value-type="float" office:value="-0.635278" calcext:value-type="float">
            <text:p>-0.635278</text:p>
          </table:table-cell>
          <table:table-cell office:value-type="float" office:value="0.177103" calcext:value-type="float">
            <text:p>0.177103</text:p>
          </table:table-cell>
          <table:table-cell office:value-type="float" office:value="0.921836" calcext:value-type="float">
            <text:p>0.921836</text:p>
          </table:table-cell>
        </table:table-row>
        <table:table-row table:style-name="ro1">
          <table:table-cell office:value-type="float" office:value="1.266492" calcext:value-type="float">
            <text:p>1.266492</text:p>
          </table:table-cell>
          <table:table-cell office:value-type="float" office:value="1.182089" calcext:value-type="float">
            <text:p>1.182089</text:p>
          </table:table-cell>
          <table:table-cell office:value-type="float" office:value="0.646168" calcext:value-type="float">
            <text:p>0.646168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-0.867138" calcext:value-type="float">
            <text:p>-0.867138</text:p>
          </table:table-cell>
          <table:table-cell office:value-type="float" office:value="-1.266492" calcext:value-type="float">
            <text:p>-1.266492</text:p>
          </table:table-cell>
          <table:table-cell office:value-type="float" office:value="-1.182089" calcext:value-type="float">
            <text:p>-1.182089</text:p>
          </table:table-cell>
          <table:table-cell office:value-type="float" office:value="-0.646169" calcext:value-type="float">
            <text:p>-0.646169</text:p>
          </table:table-cell>
          <table:table-cell office:value-type="float" office:value="0.136567" calcext:value-type="float">
            <text:p>0.136567</text:p>
          </table:table-cell>
          <table:table-cell office:value-type="float" office:value="0.867138" calcext:value-type="float">
            <text:p>0.867138</text:p>
          </table:table-cell>
        </table:table-row>
        <table:table-row table:style-name="ro1">
          <table:table-cell office:value-type="float" office:value="1.213525" calcext:value-type="float">
            <text:p>1.213525</text:p>
          </table:table-cell>
          <table:table-cell office:value-type="float" office:value="1.154508" calcext:value-type="float">
            <text:p>1.154508</text:p>
          </table:table-cell>
          <table:table-cell office:value-type="float" office:value="0.654508" calcext:value-type="float">
            <text:p>0.654508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-0.809017" calcext:value-type="float">
            <text:p>-0.809017</text:p>
          </table:table-cell>
          <table:table-cell office:value-type="float" office:value="-1.213525" calcext:value-type="float">
            <text:p>-1.213525</text:p>
          </table:table-cell>
          <table:table-cell office:value-type="float" office:value="-1.154508" calcext:value-type="float">
            <text:p>-1.154508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0.809017" calcext:value-type="float">
            <text:p>0.809017</text:p>
          </table:table-cell>
        </table:table-row>
        <table:table-row table:style-name="ro1">
          <table:table-cell office:value-type="float" office:value="1.15577" calcext:value-type="float">
            <text:p>1.15577</text:p>
          </table:table-cell>
          <table:table-cell office:value-type="float" office:value="1.122372" calcext:value-type="float">
            <text:p>1.122372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-0.05404" calcext:value-type="float">
            <text:p>-0.05404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1.15577" calcext:value-type="float">
            <text:p>-1.15577</text:p>
          </table:table-cell>
          <table:table-cell office:value-type="float" office:value="-1.122371" calcext:value-type="float">
            <text:p>-1.122371</text:p>
          </table:table-cell>
          <table:table-cell office:value-type="float" office:value="-0.660266" calcext:value-type="float">
            <text:p>-0.660266</text:p>
          </table:table-cell>
          <table:table-cell office:value-type="float" office:value="0.054039" calcext:value-type="float">
            <text:p>0.054039</text:p>
          </table:table-cell>
          <table:table-cell office:value-type="float" office:value="0.747703" calcext:value-type="float">
            <text:p>0.747703</text:p>
          </table:table-cell>
        </table:table-row>
        <table:table-row table:style-name="ro1">
          <table:table-cell office:value-type="float" office:value="1.093453" calcext:value-type="float">
            <text:p>1.093453</text:p>
          </table:table-cell>
          <table:table-cell office:value-type="float" office:value="1.085805" calcext:value-type="float">
            <text:p>1.085805</text:p>
          </table:table-cell>
          <table:table-cell office:value-type="float" office:value="0.663417" calcext:value-type="float">
            <text:p>0.663417</text:p>
          </table:table-cell>
          <table:table-cell office:value-type="float" office:value="-0.012374" calcext:value-type="float">
            <text:p>-0.012374</text:p>
          </table:table-cell>
          <table:table-cell office:value-type="float" office:value="-0.683438" calcext:value-type="float">
            <text:p>-0.683438</text:p>
          </table:table-cell>
          <table:table-cell office:value-type="float" office:value="-1.093453" calcext:value-type="float">
            <text:p>-1.093453</text:p>
          </table:table-cell>
          <table:table-cell office:value-type="float" office:value="-1.085805" calcext:value-type="float">
            <text:p>-1.085805</text:p>
          </table:table-cell>
          <table:table-cell office:value-type="float" office:value="-0.663417" calcext:value-type="float">
            <text:p>-0.663417</text:p>
          </table:table-cell>
          <table:table-cell office:value-type="float" office:value="0.012374" calcext:value-type="float">
            <text:p>0.012374</text:p>
          </table:table-cell>
          <table:table-cell office:value-type="float" office:value="0.683439" calcext:value-type="float">
            <text:p>0.683439</text:p>
          </table:table-cell>
        </table:table-row>
        <table:table-row table:style-name="ro1">
          <table:table-cell office:value-type="float" office:value="1.026821" calcext:value-type="float">
            <text:p>1.026821</text:p>
          </table:table-cell>
          <table:table-cell office:value-type="float" office:value="1.044954" calcext:value-type="float">
            <text:p>1.044954</text:p>
          </table:table-cell>
          <table:table-cell office:value-type="float" office:value="0.66395" calcext:value-type="float">
            <text:p>0.66395</text:p>
          </table:table-cell>
          <table:table-cell office:value-type="float" office:value="0.02934" calcext:value-type="float">
            <text:p>0.02934</text:p>
          </table:table-cell>
          <table:table-cell office:value-type="float" office:value="-0.616477" calcext:value-type="float">
            <text:p>-0.616477</text:p>
          </table:table-cell>
          <table:table-cell office:value-type="float" office:value="-1.026821" calcext:value-type="float">
            <text:p>-1.026821</text:p>
          </table:table-cell>
          <table:table-cell office:value-type="float" office:value="-1.044954" calcext:value-type="float">
            <text:p>-1.044954</text:p>
          </table:table-cell>
          <table:table-cell office:value-type="float" office:value="-0.66395" calcext:value-type="float">
            <text:p>-0.66395</text:p>
          </table:table-cell>
          <table:table-cell office:value-type="float" office:value="-0.02934" calcext:value-type="float">
            <text:p>-0.02934</text:p>
          </table:table-cell>
          <table:table-cell office:value-type="float" office:value="0.616477" calcext:value-type="float">
            <text:p>0.616477</text:p>
          </table:table-cell>
        </table:table-row>
        <table:table-row table:style-name="ro1">
          <table:table-cell office:value-type="float" office:value="0.956136" calcext:value-type="float">
            <text:p>0.956136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070938" calcext:value-type="float">
            <text:p>0.070938</text:p>
          </table:table-cell>
          <table:table-cell office:value-type="float" office:value="-0.547082" calcext:value-type="float">
            <text:p>-0.547082</text:p>
          </table:table-cell>
          <table:table-cell office:value-type="float" office:value="-0.956136" calcext:value-type="float">
            <text:p>-0.956136</text:p>
          </table:table-cell>
          <table:table-cell office:value-type="float" office:value="-0.999979" calcext:value-type="float">
            <text:p>-0.999979</text:p>
          </table:table-cell>
          <table:table-cell office:value-type="float" office:value="-0.661864" calcext:value-type="float">
            <text:p>-0.661864</text:p>
          </table:table-cell>
          <table:table-cell office:value-type="float" office:value="-0.070938" calcext:value-type="float">
            <text:p>-0.070938</text:p>
          </table:table-cell>
          <table:table-cell office:value-type="float" office:value="0.547082" calcext:value-type="float">
            <text:p>0.547082</text:p>
          </table:table-cell>
        </table:table-row>
        <table:table-row table:style-name="ro1">
          <table:table-cell office:value-type="float" office:value="0.881678" calcext:value-type="float">
            <text:p>0.881678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112257" calcext:value-type="float">
            <text:p>0.112257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-0.881678" calcext:value-type="float">
            <text:p>-0.881678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-0.657164" calcext:value-type="float">
            <text:p>-0.657164</text:p>
          </table:table-cell>
          <table:table-cell office:value-type="float" office:value="-0.112257" calcext:value-type="float">
            <text:p>-0.112257</text:p>
          </table:table-cell>
          <table:table-cell office:value-type="float" office:value="0.475528" calcext:value-type="float">
            <text:p>0.475528</text:p>
          </table:table-cell>
        </table:table-row>
        <table:table-row table:style-name="ro1">
          <table:table-cell office:value-type="float" office:value="0.803741" calcext:value-type="float">
            <text:p>0.803741</text:p>
          </table:table-cell>
          <table:table-cell office:value-type="float" office:value="0.898381" calcext:value-type="float">
            <text:p>0.898381</text:p>
          </table:table-cell>
          <table:table-cell office:value-type="float" office:value="0.649871" calcext:value-type="float">
            <text:p>0.649871</text:p>
          </table:table-cell>
          <table:table-cell office:value-type="float" office:value="0.153132" calcext:value-type="float">
            <text:p>0.153132</text:p>
          </table:table-cell>
          <table:table-cell office:value-type="float" office:value="-0.402098" calcext:value-type="float">
            <text:p>-0.402098</text:p>
          </table:table-cell>
          <table:table-cell office:value-type="float" office:value="-0.803741" calcext:value-type="float">
            <text:p>-0.803741</text:p>
          </table:table-cell>
          <table:table-cell office:value-type="float" office:value="-0.898381" calcext:value-type="float">
            <text:p>-0.898381</text:p>
          </table:table-cell>
          <table:table-cell office:value-type="float" office:value="-0.649871" calcext:value-type="float">
            <text:p>-0.649871</text:p>
          </table:table-cell>
          <table:table-cell office:value-type="float" office:value="-0.153132" calcext:value-type="float">
            <text:p>-0.153132</text:p>
          </table:table-cell>
          <table:table-cell office:value-type="float" office:value="0.402098" calcext:value-type="float">
            <text:p>0.402098</text:p>
          </table:table-cell>
        </table:table-row>
        <table:table-row table:style-name="ro1">
          <table:table-cell office:value-type="float" office:value="0.722631" calcext:value-type="float">
            <text:p>0.722631</text:p>
          </table:table-cell>
          <table:table-cell office:value-type="float" office:value="0.842161" calcext:value-type="float">
            <text:p>0.842161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-0.327081" calcext:value-type="float">
            <text:p>-0.327081</text:p>
          </table:table-cell>
          <table:table-cell office:value-type="float" office:value="-0.722631" calcext:value-type="float">
            <text:p>-0.722631</text:p>
          </table:table-cell>
          <table:table-cell office:value-type="float" office:value="-0.842161" calcext:value-type="float">
            <text:p>-0.842161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0.327081" calcext:value-type="float">
            <text:p>0.327081</text:p>
          </table:table-cell>
        </table:table-row>
        <table:table-row table:style-name="ro1">
          <table:table-cell office:value-type="float" office:value="0.638669" calcext:value-type="float">
            <text:p>0.638669</text:p>
          </table:table-cell>
          <table:table-cell office:value-type="float" office:value="0.782616" calcext:value-type="float">
            <text:p>0.782616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0.232911" calcext:value-type="float">
            <text:p>0.232911</text:p>
          </table:table-cell>
          <table:table-cell office:value-type="float" office:value="-0.250772" calcext:value-type="float">
            <text:p>-0.250772</text:p>
          </table:table-cell>
          <table:table-cell office:value-type="float" office:value="-0.638669" calcext:value-type="float">
            <text:p>-0.638669</text:p>
          </table:table-cell>
          <table:table-cell office:value-type="float" office:value="-0.782616" calcext:value-type="float">
            <text:p>-0.782616</text:p>
          </table:table-cell>
          <table:table-cell office:value-type="float" office:value="-0.627631" calcext:value-type="float">
            <text:p>-0.627631</text:p>
          </table:table-cell>
          <table:table-cell office:value-type="float" office:value="-0.232911" calcext:value-type="float">
            <text:p>-0.232911</text:p>
          </table:table-cell>
          <table:table-cell office:value-type="float" office:value="0.250772" calcext:value-type="float">
            <text:p>0.250772</text:p>
          </table:table-cell>
        </table:table-row>
        <table:table-row table:style-name="ro1">
          <table:table-cell office:value-type="float" office:value="0.552186" calcext:value-type="float">
            <text:p>0.552186</text:p>
          </table:table-cell>
          <table:table-cell office:value-type="float" office:value="0.719983" calcext:value-type="float">
            <text:p>0.719983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2715" calcext:value-type="float">
            <text:p>0.2715</text:p>
          </table:table-cell>
          <table:table-cell office:value-type="float" office:value="-0.173474" calcext:value-type="float">
            <text:p>-0.173474</text:p>
          </table:table-cell>
          <table:table-cell office:value-type="float" office:value="-0.552186" calcext:value-type="float">
            <text:p>-0.552186</text:p>
          </table:table-cell>
          <table:table-cell office:value-type="float" office:value="-0.719983" calcext:value-type="float">
            <text:p>-0.719983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2715" calcext:value-type="float">
            <text:p>-0.2715</text:p>
          </table:table-cell>
          <table:table-cell office:value-type="float" office:value="0.173473" calcext:value-type="float">
            <text:p>0.173473</text:p>
          </table:table-cell>
        </table:table-row>
        <table:table-row table:style-name="ro1">
          <table:table-cell office:value-type="float" office:value="0.463525" calcext:value-type="float">
            <text:p>0.463525</text:p>
          </table:table-cell>
          <table:table-cell office:value-type="float" office:value="0.654508" calcext:value-type="float">
            <text:p>0.654508</text:p>
          </table:table-cell>
          <table:table-cell office:value-type="float" office:value="0.595491" calcext:value-type="float">
            <text:p>0.595491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-0.095491" calcext:value-type="float">
            <text:p>-0.095491</text:p>
          </table:table-cell>
          <table:table-cell office:value-type="float" office:value="-0.463525" calcext:value-type="float">
            <text:p>-0.463525</text:p>
          </table:table-cell>
          <table:table-cell office:value-type="float" office:value="-0.654508" calcext:value-type="float">
            <text:p>-0.654508</text:p>
          </table:table-cell>
          <table:table-cell office:value-type="float" office:value="-0.595491" calcext:value-type="float">
            <text:p>-0.595491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0.095491" calcext:value-type="float">
            <text:p>0.095491</text:p>
          </table:table-cell>
        </table:table-row>
        <table:table-row table:style-name="ro1">
          <table:table-cell office:value-type="float" office:value="0.373034" calcext:value-type="float">
            <text:p>0.373034</text:p>
          </table:table-cell>
          <table:table-cell office:value-type="float" office:value="0.586451" calcext:value-type="float">
            <text:p>0.586451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345315" calcext:value-type="float">
            <text:p>0.345315</text:p>
          </table:table-cell>
          <table:table-cell office:value-type="float" office:value="-0.017132" calcext:value-type="float">
            <text:p>-0.017132</text:p>
          </table:table-cell>
          <table:table-cell office:value-type="float" office:value="-0.373034" calcext:value-type="float">
            <text:p>-0.373034</text:p>
          </table:table-cell>
          <table:table-cell office:value-type="float" office:value="-0.586451" calcext:value-type="float">
            <text:p>-0.586451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345315" calcext:value-type="float">
            <text:p>-0.345315</text:p>
          </table:table-cell>
          <table:table-cell office:value-type="float" office:value="0.017131" calcext:value-type="float">
            <text:p>0.017131</text:p>
          </table:table-cell>
        </table:table-row>
        <table:table-row table:style-name="ro1">
          <table:table-cell office:value-type="float" office:value="0.281072" calcext:value-type="float">
            <text:p>0.281072</text:p>
          </table:table-cell>
          <table:table-cell office:value-type="float" office:value="0.516079" calcext:value-type="float">
            <text:p>0.516079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380249" calcext:value-type="float">
            <text:p>0.380249</text:p>
          </table:table-cell>
          <table:table-cell office:value-type="float" office:value="0.061295" calcext:value-type="float">
            <text:p>0.061295</text:p>
          </table:table-cell>
          <table:table-cell office:value-type="float" office:value="-0.281072" calcext:value-type="float">
            <text:p>-0.281072</text:p>
          </table:table-cell>
          <table:table-cell office:value-type="float" office:value="-0.516079" calcext:value-type="float">
            <text:p>-0.516079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380249" calcext:value-type="float">
            <text:p>-0.380249</text:p>
          </table:table-cell>
          <table:table-cell office:value-type="float" office:value="-0.061295" calcext:value-type="float">
            <text:p>-0.061295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13683" calcext:value-type="float">
            <text:p>0.413683</text:p>
          </table:table-cell>
          <table:table-cell office:value-type="float" office:value="0.139481" calcext:value-type="float">
            <text:p>0.139481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44367" calcext:value-type="float">
            <text:p>-0.44367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13683" calcext:value-type="float">
            <text:p>-0.413683</text:p>
          </table:table-cell>
          <table:table-cell office:value-type="float" office:value="-0.139481" calcext:value-type="float">
            <text:p>-0.139481</text:p>
          </table:table-cell>
        </table:table-row>
        <table:table-row table:style-name="ro1">
          <table:table-cell office:value-type="float" office:value="0.094186" calcext:value-type="float">
            <text:p>0.094186</text:p>
          </table:table-cell>
          <table:table-cell office:value-type="float" office:value="0.36951" calcext:value-type="float">
            <text:p>0.36951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445485" calcext:value-type="float">
            <text:p>0.445485</text:p>
          </table:table-cell>
          <table:table-cell office:value-type="float" office:value="0.217115" calcext:value-type="float">
            <text:p>0.217115</text:p>
          </table:table-cell>
          <table:table-cell office:value-type="float" office:value="-0.094186" calcext:value-type="float">
            <text:p>-0.094186</text:p>
          </table:table-cell>
          <table:table-cell office:value-type="float" office:value="-0.369511" calcext:value-type="float">
            <text:p>-0.369511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445485" calcext:value-type="float">
            <text:p>-0.445485</text:p>
          </table:table-cell>
          <table:table-cell office:value-type="float" office:value="-0.217115" calcext:value-type="float">
            <text:p>-0.217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3893" calcext:value-type="float">
            <text:p>0.293893</text:p>
          </table:table-cell>
          <table:table-cell table:number-columns-repeated="2" office:value-type="float" office:value="0.475528" calcext:value-type="float">
            <text:p>0.475528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-0" calcext:value-type="float">
            <text:p>0</text:p>
          </table:table-cell>
          <table:table-cell office:value-type="float" office:value="-0.293893" calcext:value-type="float">
            <text:p>-0.293893</text:p>
          </table:table-cell>
          <table:table-cell table:number-columns-repeated="2" office:value-type="float" office:value="-0.475528" calcext:value-type="float">
            <text:p>-0.475528</text:p>
          </table:table-cell>
          <table:table-cell office:value-type="float" office:value="-0.293893" calcext:value-type="float">
            <text:p>-0.293893</text:p>
          </table:table-cell>
        </table:table-row>
        <table:table-row table:style-name="ro1">
          <table:table-cell office:value-type="float" office:value="-0.094186" calcext:value-type="float">
            <text:p>-0.094186</text:p>
          </table:table-cell>
          <table:table-cell office:value-type="float" office:value="0.217115" calcext:value-type="float">
            <text:p>0.217115</text:p>
          </table:table-cell>
          <table:table-cell office:value-type="float" office:value="0.445485" calcext:value-type="float">
            <text:p>0.445485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36951" calcext:value-type="float">
            <text:p>0.36951</text:p>
          </table:table-cell>
          <table:table-cell office:value-type="float" office:value="0.094186" calcext:value-type="float">
            <text:p>0.094186</text:p>
          </table:table-cell>
          <table:table-cell office:value-type="float" office:value="-0.217115" calcext:value-type="float">
            <text:p>-0.217115</text:p>
          </table:table-cell>
          <table:table-cell office:value-type="float" office:value="-0.445485" calcext:value-type="float">
            <text:p>-0.445485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36951" calcext:value-type="float">
            <text:p>-0.36951</text:p>
          </table:table-cell>
        </table:table-row>
        <table:table-row table:style-name="ro1">
          <table:table-cell office:value-type="float" office:value="-0.188" calcext:value-type="float">
            <text:p>-0.188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0.413684" calcext:value-type="float">
            <text:p>0.413684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188" calcext:value-type="float">
            <text:p>0.188</text:p>
          </table:table-cell>
          <table:table-cell office:value-type="float" office:value="-0.13948" calcext:value-type="float">
            <text:p>-0.13948</text:p>
          </table:table-cell>
          <table:table-cell office:value-type="float" office:value="-0.413683" calcext:value-type="float">
            <text:p>-0.413683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43671" calcext:value-type="float">
            <text:p>-0.443671</text:p>
          </table:table-cell>
        </table:table-row>
        <table:table-row table:style-name="ro1">
          <table:table-cell office:value-type="float" office:value="-0.281072" calcext:value-type="float">
            <text:p>-0.281072</text:p>
          </table:table-cell>
          <table:table-cell office:value-type="float" office:value="0.061295" calcext:value-type="float">
            <text:p>0.061295</text:p>
          </table:table-cell>
          <table:table-cell office:value-type="float" office:value="0.38025" calcext:value-type="float">
            <text:p>0.38025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516079" calcext:value-type="float">
            <text:p>0.516079</text:p>
          </table:table-cell>
          <table:table-cell office:value-type="float" office:value="0.281072" calcext:value-type="float">
            <text:p>0.281072</text:p>
          </table:table-cell>
          <table:table-cell office:value-type="float" office:value="-0.061295" calcext:value-type="float">
            <text:p>-0.061295</text:p>
          </table:table-cell>
          <table:table-cell office:value-type="float" office:value="-0.380249" calcext:value-type="float">
            <text:p>-0.380249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516078" calcext:value-type="float">
            <text:p>-0.516078</text:p>
          </table:table-cell>
        </table:table-row>
        <table:table-row table:style-name="ro1">
          <table:table-cell office:value-type="float" office:value="-0.373034" calcext:value-type="float">
            <text:p>-0.373034</text:p>
          </table:table-cell>
          <table:table-cell office:value-type="float" office:value="-0.017132" calcext:value-type="float">
            <text:p>-0.017132</text:p>
          </table:table-cell>
          <table:table-cell office:value-type="float" office:value="0.345315" calcext:value-type="float">
            <text:p>0.345315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586451" calcext:value-type="float">
            <text:p>0.586451</text:p>
          </table:table-cell>
          <table:table-cell office:value-type="float" office:value="0.373035" calcext:value-type="float">
            <text:p>0.373035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-0.345315" calcext:value-type="float">
            <text:p>-0.345315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586451" calcext:value-type="float">
            <text:p>-0.586451</text:p>
          </table:table-cell>
        </table:table-row>
        <table:table-row table:style-name="ro1">
          <table:table-cell office:value-type="float" office:value="-0.463525" calcext:value-type="float">
            <text:p>-0.463525</text:p>
          </table:table-cell>
          <table:table-cell office:value-type="float" office:value="-0.095491" calcext:value-type="float">
            <text:p>-0.095491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0.595491" calcext:value-type="float">
            <text:p>0.595491</text:p>
          </table:table-cell>
          <table:table-cell office:value-type="float" office:value="0.654508" calcext:value-type="float">
            <text:p>0.654508</text:p>
          </table:table-cell>
          <table:table-cell office:value-type="float" office:value="0.463525" calcext:value-type="float">
            <text:p>0.463525</text:p>
          </table:table-cell>
          <table:table-cell office:value-type="float" office:value="0.095491" calcext:value-type="float">
            <text:p>0.095491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-0.595491" calcext:value-type="float">
            <text:p>-0.595491</text:p>
          </table:table-cell>
          <table:table-cell office:value-type="float" office:value="-0.654508" calcext:value-type="float">
            <text:p>-0.654508</text:p>
          </table:table-cell>
        </table:table-row>
        <table:table-row table:style-name="ro1">
          <table:table-cell office:value-type="float" office:value="-0.552186" calcext:value-type="float">
            <text:p>-0.552186</text:p>
          </table:table-cell>
          <table:table-cell office:value-type="float" office:value="-0.173474" calcext:value-type="float">
            <text:p>-0.173474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719983" calcext:value-type="float">
            <text:p>0.719983</text:p>
          </table:table-cell>
          <table:table-cell office:value-type="float" office:value="0.552186" calcext:value-type="float">
            <text:p>0.552186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-0.2715" calcext:value-type="float">
            <text:p>-0.2715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719983" calcext:value-type="float">
            <text:p>-0.719983</text:p>
          </table:table-cell>
        </table:table-row>
        <table:table-row table:style-name="ro1">
          <table:table-cell office:value-type="float" office:value="-0.638669" calcext:value-type="float">
            <text:p>-0.638669</text:p>
          </table:table-cell>
          <table:table-cell office:value-type="float" office:value="-0.250772" calcext:value-type="float">
            <text:p>-0.250772</text:p>
          </table:table-cell>
          <table:table-cell office:value-type="float" office:value="0.232911" calcext:value-type="float">
            <text:p>0.232911</text:p>
          </table:table-cell>
          <table:table-cell office:value-type="float" office:value="0.627631" calcext:value-type="float">
            <text:p>0.627631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638669" calcext:value-type="float">
            <text:p>0.638669</text:p>
          </table:table-cell>
          <table:table-cell office:value-type="float" office:value="0.250772" calcext:value-type="float">
            <text:p>0.250772</text:p>
          </table:table-cell>
          <table:table-cell office:value-type="float" office:value="-0.232911" calcext:value-type="float">
            <text:p>-0.232911</text:p>
          </table:table-cell>
          <table:table-cell office:value-type="float" office:value="-0.627631" calcext:value-type="float">
            <text:p>-0.627631</text:p>
          </table:table-cell>
          <table:table-cell office:value-type="float" office:value="-0.782616" calcext:value-type="float">
            <text:p>-0.782616</text:p>
          </table:table-cell>
        </table:table-row>
        <table:table-row table:style-name="ro1">
          <table:table-cell office:value-type="float" office:value="-0.722631" calcext:value-type="float">
            <text:p>-0.722631</text:p>
          </table:table-cell>
          <table:table-cell office:value-type="float" office:value="-0.327081" calcext:value-type="float">
            <text:p>-0.327081</text:p>
          </table:table-cell>
          <table:table-cell office:value-type="float" office:value="0.193404" calcext:value-type="float">
            <text:p>0.193404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84216" calcext:value-type="float">
            <text:p>0.84216</text:p>
          </table:table-cell>
          <table:table-cell office:value-type="float" office:value="0.722631" calcext:value-type="float">
            <text:p>0.722631</text:p>
          </table:table-cell>
          <table:table-cell office:value-type="float" office:value="0.32708" calcext:value-type="float">
            <text:p>0.32708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842161" calcext:value-type="float">
            <text:p>-0.842161</text:p>
          </table:table-cell>
        </table:table-row>
        <table:table-row table:style-name="ro1">
          <table:table-cell office:value-type="float" office:value="-0.803741" calcext:value-type="float">
            <text:p>-0.803741</text:p>
          </table:table-cell>
          <table:table-cell office:value-type="float" office:value="-0.402098" calcext:value-type="float">
            <text:p>-0.402098</text:p>
          </table:table-cell>
          <table:table-cell office:value-type="float" office:value="0.153132" calcext:value-type="float">
            <text:p>0.153132</text:p>
          </table:table-cell>
          <table:table-cell office:value-type="float" office:value="0.649871" calcext:value-type="float">
            <text:p>0.649871</text:p>
          </table:table-cell>
          <table:table-cell office:value-type="float" office:value="0.898381" calcext:value-type="float">
            <text:p>0.898381</text:p>
          </table:table-cell>
          <table:table-cell office:value-type="float" office:value="0.80374" calcext:value-type="float">
            <text:p>0.80374</text:p>
          </table:table-cell>
          <table:table-cell office:value-type="float" office:value="0.402098" calcext:value-type="float">
            <text:p>0.402098</text:p>
          </table:table-cell>
          <table:table-cell office:value-type="float" office:value="-0.153132" calcext:value-type="float">
            <text:p>-0.153132</text:p>
          </table:table-cell>
          <table:table-cell office:value-type="float" office:value="-0.649871" calcext:value-type="float">
            <text:p>-0.649871</text:p>
          </table:table-cell>
          <table:table-cell office:value-type="float" office:value="-0.898381" calcext:value-type="float">
            <text:p>-0.898381</text:p>
          </table:table-cell>
        </table:table-row>
        <table:table-row table:style-name="ro1">
          <table:table-cell office:value-type="float" office:value="-0.881678" calcext:value-type="float">
            <text:p>-0.881678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0.112257" calcext:value-type="float">
            <text:p>0.112257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0.881678" calcext:value-type="float">
            <text:p>0.881678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-0.112257" calcext:value-type="float">
            <text:p>-0.112257</text:p>
          </table:table-cell>
          <table:table-cell office:value-type="float" office:value="-0.657164" calcext:value-type="float">
            <text:p>-0.657164</text:p>
          </table:table-cell>
          <table:table-cell office:value-type="float" office:value="-0.951057" calcext:value-type="float">
            <text:p>-0.951057</text:p>
          </table:table-cell>
        </table:table-row>
        <table:table-row table:style-name="ro1">
          <table:table-cell office:value-type="float" office:value="-0.956136" calcext:value-type="float">
            <text:p>-0.956136</text:p>
          </table:table-cell>
          <table:table-cell office:value-type="float" office:value="-0.547082" calcext:value-type="float">
            <text:p>-0.547082</text:p>
          </table:table-cell>
          <table:table-cell office:value-type="float" office:value="0.070939" calcext:value-type="float">
            <text:p>0.070939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56136" calcext:value-type="float">
            <text:p>0.956136</text:p>
          </table:table-cell>
          <table:table-cell office:value-type="float" office:value="0.547082" calcext:value-type="float">
            <text:p>0.547082</text:p>
          </table:table-cell>
          <table:table-cell office:value-type="float" office:value="-0.070938" calcext:value-type="float">
            <text:p>-0.070938</text:p>
          </table:table-cell>
          <table:table-cell office:value-type="float" office:value="-0.661863" calcext:value-type="float">
            <text:p>-0.661863</text:p>
          </table:table-cell>
          <table:table-cell office:value-type="float" office:value="-0.999978" calcext:value-type="float">
            <text:p>-0.999978</text:p>
          </table:table-cell>
        </table:table-row>
        <table:table-row table:style-name="ro1">
          <table:table-cell office:value-type="float" office:value="-1.026821" calcext:value-type="float">
            <text:p>-1.026821</text:p>
          </table:table-cell>
          <table:table-cell office:value-type="float" office:value="-0.616477" calcext:value-type="float">
            <text:p>-0.616477</text:p>
          </table:table-cell>
          <table:table-cell office:value-type="float" office:value="0.02934" calcext:value-type="float">
            <text:p>0.02934</text:p>
          </table:table-cell>
          <table:table-cell office:value-type="float" office:value="0.663951" calcext:value-type="float">
            <text:p>0.663951</text:p>
          </table:table-cell>
          <table:table-cell office:value-type="float" office:value="1.044954" calcext:value-type="float">
            <text:p>1.044954</text:p>
          </table:table-cell>
          <table:table-cell office:value-type="float" office:value="1.026821" calcext:value-type="float">
            <text:p>1.026821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-0.02934" calcext:value-type="float">
            <text:p>-0.02934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1.044954" calcext:value-type="float">
            <text:p>-1.044954</text:p>
          </table:table-cell>
        </table:table-row>
        <table:table-row table:style-name="ro1">
          <table:table-cell office:value-type="float" office:value="-1.093453" calcext:value-type="float">
            <text:p>-1.093453</text:p>
          </table:table-cell>
          <table:table-cell office:value-type="float" office:value="-0.683438" calcext:value-type="float">
            <text:p>-0.683438</text:p>
          </table:table-cell>
          <table:table-cell office:value-type="float" office:value="-0.012374" calcext:value-type="float">
            <text:p>-0.012374</text:p>
          </table:table-cell>
          <table:table-cell office:value-type="float" office:value="0.663417" calcext:value-type="float">
            <text:p>0.663417</text:p>
          </table:table-cell>
          <table:table-cell office:value-type="float" office:value="1.085805" calcext:value-type="float">
            <text:p>1.085805</text:p>
          </table:table-cell>
          <table:table-cell office:value-type="float" office:value="1.093453" calcext:value-type="float">
            <text:p>1.093453</text:p>
          </table:table-cell>
          <table:table-cell office:value-type="float" office:value="0.683438" calcext:value-type="float">
            <text:p>0.683438</text:p>
          </table:table-cell>
          <table:table-cell office:value-type="float" office:value="0.012374" calcext:value-type="float">
            <text:p>0.012374</text:p>
          </table:table-cell>
          <table:table-cell office:value-type="float" office:value="-0.663417" calcext:value-type="float">
            <text:p>-0.663417</text:p>
          </table:table-cell>
          <table:table-cell office:value-type="float" office:value="-1.085805" calcext:value-type="float">
            <text:p>-1.085805</text:p>
          </table:table-cell>
        </table:table-row>
        <table:table-row table:style-name="ro1">
          <table:table-cell office:value-type="float" office:value="-1.15577" calcext:value-type="float">
            <text:p>-1.15577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0.054039" calcext:value-type="float">
            <text:p>-0.054039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1.122372" calcext:value-type="float">
            <text:p>1.122372</text:p>
          </table:table-cell>
          <table:table-cell office:value-type="float" office:value="1.15577" calcext:value-type="float">
            <text:p>1.15577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0.054039" calcext:value-type="float">
            <text:p>0.054039</text:p>
          </table:table-cell>
          <table:table-cell office:value-type="float" office:value="-0.660266" calcext:value-type="float">
            <text:p>-0.660266</text:p>
          </table:table-cell>
          <table:table-cell office:value-type="float" office:value="-1.122372" calcext:value-type="float">
            <text:p>-1.122372</text:p>
          </table:table-cell>
        </table:table-row>
        <table:table-row table:style-name="ro1">
          <table:table-cell office:value-type="float" office:value="-1.213525" calcext:value-type="float">
            <text:p>-1.213525</text:p>
          </table:table-cell>
          <table:table-cell office:value-type="float" office:value="-0.809017" calcext:value-type="float">
            <text:p>-0.809017</text:p>
          </table:table-cell>
          <table:table-cell office:value-type="float" office:value="-0.095491" calcext:value-type="float">
            <text:p>-0.095491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1.154508" calcext:value-type="float">
            <text:p>1.154508</text:p>
          </table:table-cell>
          <table:table-cell office:value-type="float" office:value="1.213525" calcext:value-type="float">
            <text:p>1.213525</text:p>
          </table:table-cell>
          <table:table-cell office:value-type="float" office:value="0.809017" calcext:value-type="float">
            <text:p>0.809017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-1.154509" calcext:value-type="float">
            <text:p>-1.154509</text:p>
          </table:table-cell>
        </table:table-row>
        <table:table-row table:style-name="ro1">
          <table:table-cell office:value-type="float" office:value="-1.266492" calcext:value-type="float">
            <text:p>-1.266492</text:p>
          </table:table-cell>
          <table:table-cell office:value-type="float" office:value="-0.867138" calcext:value-type="float">
            <text:p>-0.867138</text:p>
          </table:table-cell>
          <table:table-cell office:value-type="float" office:value="-0.136566" calcext:value-type="float">
            <text:p>-0.136566</text:p>
          </table:table-cell>
          <table:table-cell office:value-type="float" office:value="0.646169" calcext:value-type="float">
            <text:p>0.646169</text:p>
          </table:table-cell>
          <table:table-cell office:value-type="float" office:value="1.182089" calcext:value-type="float">
            <text:p>1.182089</text:p>
          </table:table-cell>
          <table:table-cell office:value-type="float" office:value="1.266492" calcext:value-type="float">
            <text:p>1.266492</text:p>
          </table:table-cell>
          <table:table-cell office:value-type="float" office:value="0.867138" calcext:value-type="float">
            <text:p>0.867138</text:p>
          </table:table-cell>
          <table:table-cell office:value-type="float" office:value="0.136567" calcext:value-type="float">
            <text:p>0.136567</text:p>
          </table:table-cell>
          <table:table-cell office:value-type="float" office:value="-0.646168" calcext:value-type="float">
            <text:p>-0.646168</text:p>
          </table:table-cell>
          <table:table-cell office:value-type="float" office:value="-1.182089" calcext:value-type="float">
            <text:p>-1.182089</text:p>
          </table:table-cell>
        </table:table-row>
        <table:table-row table:style-name="ro1">
          <table:table-cell office:value-type="float" office:value="-1.31446" calcext:value-type="float">
            <text:p>-1.31446</text:p>
          </table:table-cell>
          <table:table-cell office:value-type="float" office:value="-0.921836" calcext:value-type="float">
            <text:p>-0.921836</text:p>
          </table:table-cell>
          <table:table-cell office:value-type="float" office:value="-0.177102" calcext:value-type="float">
            <text:p>-0.177102</text:p>
          </table:table-cell>
          <table:table-cell office:value-type="float" office:value="0.635279" calcext:value-type="float">
            <text:p>0.635279</text:p>
          </table:table-cell>
          <table:table-cell office:value-type="float" office:value="1.205004" calcext:value-type="float">
            <text:p>1.205004</text:p>
          </table:table-cell>
          <table:table-cell office:value-type="float" office:value="1.31446" calcext:value-type="float">
            <text:p>1.31446</text:p>
          </table:table-cell>
          <table:table-cell office:value-type="float" office:value="0.921836" calcext:value-type="float">
            <text:p>0.921836</text:p>
          </table:table-cell>
          <table:table-cell office:value-type="float" office:value="0.177103" calcext:value-type="float">
            <text:p>0.177103</text:p>
          </table:table-cell>
          <table:table-cell office:value-type="float" office:value="-0.635278" calcext:value-type="float">
            <text:p>-0.635278</text:p>
          </table:table-cell>
          <table:table-cell office:value-type="float" office:value="-1.205004" calcext:value-type="float">
            <text:p>-1.205004</text:p>
          </table:table-cell>
        </table:table-row>
        <table:table-row table:style-name="ro1">
          <table:table-cell office:value-type="float" office:value="-1.35724" calcext:value-type="float">
            <text:p>-1.35724</text:p>
          </table:table-cell>
          <table:table-cell office:value-type="float" office:value="-0.972897" calcext:value-type="float">
            <text:p>-0.972897</text:p>
          </table:table-cell>
          <table:table-cell office:value-type="float" office:value="-0.21694" calcext:value-type="float">
            <text:p>-0.21694</text:p>
          </table:table-cell>
          <table:table-cell office:value-type="float" office:value="0.621881" calcext:value-type="float">
            <text:p>0.621881</text:p>
          </table:table-cell>
          <table:table-cell office:value-type="float" office:value="1.223164" calcext:value-type="float">
            <text:p>1.223164</text:p>
          </table:table-cell>
          <table:table-cell office:value-type="float" office:value="1.35724" calcext:value-type="float">
            <text:p>1.35724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0.216941" calcext:value-type="float">
            <text:p>0.216941</text:p>
          </table:table-cell>
          <table:table-cell office:value-type="float" office:value="-0.621881" calcext:value-type="float">
            <text:p>-0.621881</text:p>
          </table:table-cell>
          <table:table-cell office:value-type="float" office:value="-1.223164" calcext:value-type="float">
            <text:p>-1.223164</text:p>
          </table:table-cell>
        </table:table-row>
        <table:table-row table:style-name="ro1">
          <table:table-cell office:value-type="float" office:value="-1.394665" calcext:value-type="float">
            <text:p>-1.394665</text:p>
          </table:table-cell>
          <table:table-cell office:value-type="float" office:value="-1.020118" calcext:value-type="float">
            <text:p>-1.020118</text:p>
          </table:table-cell>
          <table:table-cell office:value-type="float" office:value="-0.255921" calcext:value-type="float">
            <text:p>-0.255921</text:p>
          </table:table-cell>
          <table:table-cell office:value-type="float" office:value="0.606028" calcext:value-type="float">
            <text:p>0.606028</text:p>
          </table:table-cell>
          <table:table-cell office:value-type="float" office:value="1.236496" calcext:value-type="float">
            <text:p>1.236496</text:p>
          </table:table-cell>
          <table:table-cell office:value-type="float" office:value="1.394665" calcext:value-type="float">
            <text:p>1.394665</text:p>
          </table:table-cell>
          <table:table-cell office:value-type="float" office:value="1.020119" calcext:value-type="float">
            <text:p>1.020119</text:p>
          </table:table-cell>
          <table:table-cell office:value-type="float" office:value="0.255922" calcext:value-type="float">
            <text:p>0.255922</text:p>
          </table:table-cell>
          <table:table-cell office:value-type="float" office:value="-0.606028" calcext:value-type="float">
            <text:p>-0.606028</text:p>
          </table:table-cell>
          <table:table-cell office:value-type="float" office:value="-1.236497" calcext:value-type="float">
            <text:p>-1.236497</text:p>
          </table:table-cell>
        </table:table-row>
        <table:table-row table:style-name="ro1">
          <table:table-cell office:value-type="float" office:value="-1.426585" calcext:value-type="float">
            <text:p>-1.426585</text:p>
          </table:table-cell>
          <table:table-cell office:value-type="float" office:value="-1.063314" calcext:value-type="float">
            <text:p>-1.063314</text:p>
          </table:table-cell>
          <table:table-cell office:value-type="float" office:value="-0.293892" calcext:value-type="float">
            <text:p>-0.293892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1.244949" calcext:value-type="float">
            <text:p>1.244949</text:p>
          </table:table-cell>
          <table:table-cell office:value-type="float" office:value="1.426585" calcext:value-type="float">
            <text:p>1.426585</text:p>
          </table:table-cell>
          <table:table-cell office:value-type="float" office:value="1.063313" calcext:value-type="float">
            <text:p>1.063313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-1.244949" calcext:value-type="float">
            <text:p>-1.244949</text:p>
          </table:table-cell>
        </table:table-row>
        <table:table-row table:style-name="ro1">
          <table:table-cell office:value-type="float" office:value="-1.452875" calcext:value-type="float">
            <text:p>-1.452875</text:p>
          </table:table-cell>
          <table:table-cell office:value-type="float" office:value="-1.102312" calcext:value-type="float">
            <text:p>-1.102312</text:p>
          </table:table-cell>
          <table:table-cell office:value-type="float" office:value="-0.330704" calcext:value-type="float">
            <text:p>-0.330704</text:p>
          </table:table-cell>
          <table:table-cell office:value-type="float" office:value="0.567221" calcext:value-type="float">
            <text:p>0.567221</text:p>
          </table:table-cell>
          <table:table-cell office:value-type="float" office:value="1.248488" calcext:value-type="float">
            <text:p>1.248488</text:p>
          </table:table-cell>
          <table:table-cell office:value-type="float" office:value="1.452875" calcext:value-type="float">
            <text:p>1.452875</text:p>
          </table:table-cell>
          <table:table-cell office:value-type="float" office:value="1.102312" calcext:value-type="float">
            <text:p>1.102312</text:p>
          </table:table-cell>
          <table:table-cell office:value-type="float" office:value="0.330704" calcext:value-type="float">
            <text:p>0.330704</text:p>
          </table:table-cell>
          <table:table-cell office:value-type="float" office:value="-0.567222" calcext:value-type="float">
            <text:p>-0.567222</text:p>
          </table:table-cell>
          <table:table-cell office:value-type="float" office:value="-1.248489" calcext:value-type="float">
            <text:p>-1.248489</text:p>
          </table:table-cell>
        </table:table-row>
        <table:table-row table:style-name="ro1">
          <table:table-cell office:value-type="float" office:value="-1.473431" calcext:value-type="float">
            <text:p>-1.473431</text:p>
          </table:table-cell>
          <table:table-cell office:value-type="float" office:value="-1.136961" calcext:value-type="float">
            <text:p>-1.136961</text:p>
          </table:table-cell>
          <table:table-cell office:value-type="float" office:value="-0.36621" calcext:value-type="float">
            <text:p>-0.36621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1.2471" calcext:value-type="float">
            <text:p>1.2471</text:p>
          </table:table-cell>
          <table:table-cell office:value-type="float" office:value="1.473431" calcext:value-type="float">
            <text:p>1.473431</text:p>
          </table:table-cell>
          <table:table-cell office:value-type="float" office:value="1.13696" calcext:value-type="float">
            <text:p>1.13696</text:p>
          </table:table-cell>
          <table:table-cell office:value-type="float" office:value="0.36621" calcext:value-type="float">
            <text:p>0.36621</text:p>
          </table:table-cell>
          <table:table-cell office:value-type="float" office:value="-0.54442" calcext:value-type="float">
            <text:p>-0.54442</text:p>
          </table:table-cell>
          <table:table-cell office:value-type="float" office:value="-1.2471" calcext:value-type="float">
            <text:p>-1.2471</text:p>
          </table:table-cell>
        </table:table-row>
        <table:table-row table:style-name="ro1">
          <table:table-cell office:value-type="float" office:value="-1.488172" calcext:value-type="float">
            <text:p>-1.488172</text:p>
          </table:table-cell>
          <table:table-cell office:value-type="float" office:value="-1.167122" calcext:value-type="float">
            <text:p>-1.167122</text:p>
          </table:table-cell>
          <table:table-cell office:value-type="float" office:value="-0.400271" calcext:value-type="float">
            <text:p>-0.400271</text:p>
          </table:table-cell>
          <table:table-cell office:value-type="float" office:value="0.519469" calcext:value-type="float">
            <text:p>0.519469</text:p>
          </table:table-cell>
          <table:table-cell office:value-type="float" office:value="1.240791" calcext:value-type="float">
            <text:p>1.240791</text:p>
          </table:table-cell>
          <table:table-cell office:value-type="float" office:value="1.488172" calcext:value-type="float">
            <text:p>1.488172</text:p>
          </table:table-cell>
          <table:table-cell office:value-type="float" office:value="1.167122" calcext:value-type="float">
            <text:p>1.167122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-0.51947" calcext:value-type="float">
            <text:p>-0.51947</text:p>
          </table:table-cell>
          <table:table-cell office:value-type="float" office:value="-1.240791" calcext:value-type="float">
            <text:p>-1.240791</text:p>
          </table:table-cell>
        </table:table-row>
        <table:table-row table:style-name="ro1">
          <table:table-cell office:value-type="float" office:value="-1.49704" calcext:value-type="float">
            <text:p>-1.49704</text:p>
          </table:table-cell>
          <table:table-cell office:value-type="float" office:value="-1.192677" calcext:value-type="float">
            <text:p>-1.192677</text:p>
          </table:table-cell>
          <table:table-cell office:value-type="float" office:value="-0.432752" calcext:value-type="float">
            <text:p>-0.432752</text:p>
          </table:table-cell>
          <table:table-cell office:value-type="float" office:value="0.492469" calcext:value-type="float">
            <text:p>0.492469</text:p>
          </table:table-cell>
          <table:table-cell office:value-type="float" office:value="1.229584" calcext:value-type="float">
            <text:p>1.229584</text:p>
          </table:table-cell>
          <table:table-cell office:value-type="float" office:value="1.49704" calcext:value-type="float">
            <text:p>1.49704</text:p>
          </table:table-cell>
          <table:table-cell office:value-type="float" office:value="1.192677" calcext:value-type="float">
            <text:p>1.192677</text:p>
          </table:table-cell>
          <table:table-cell office:value-type="float" office:value="0.432752" calcext:value-type="float">
            <text:p>0.432752</text:p>
          </table:table-cell>
          <table:table-cell office:value-type="float" office:value="-0.49247" calcext:value-type="float">
            <text:p>-0.49247</text:p>
          </table:table-cell>
          <table:table-cell office:value-type="float" office:value="-1.229584" calcext:value-type="float">
            <text:p>-1.229584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1.213525" calcext:value-type="float">
            <text:p>-1.213525</text:p>
          </table:table-cell>
          <table:table-cell office:value-type="float" office:value="-0.463525" calcext:value-type="float">
            <text:p>-0.463525</text:p>
          </table:table-cell>
          <table:table-cell office:value-type="float" office:value="0.463525" calcext:value-type="float">
            <text:p>0.463525</text:p>
          </table:table-cell>
          <table:table-cell office:value-type="float" office:value="1.213525" calcext:value-type="float">
            <text:p>1.213525</text:p>
          </table:table-cell>
          <table:table-cell office:value-type="float" office:value="1.5" calcext:value-type="float">
            <text:p>1.5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0.463526" calcext:value-type="float">
            <text:p>0.463526</text:p>
          </table:table-cell>
          <table:table-cell office:value-type="float" office:value="-0.463526" calcext:value-type="float">
            <text:p>-0.463526</text:p>
          </table:table-cell>
          <table:table-cell office:value-type="float" office:value="-1.213526" calcext:value-type="float">
            <text:p>-1.213526</text:p>
          </table:table-cell>
        </table:table-row>
        <table:table-row table:style-name="ro1">
          <table:table-cell office:value-type="float" office:value="-1.49704" calcext:value-type="float">
            <text:p>-1.49704</text:p>
          </table:table-cell>
          <table:table-cell office:value-type="float" office:value="-1.229584" calcext:value-type="float">
            <text:p>-1.229584</text:p>
          </table:table-cell>
          <table:table-cell office:value-type="float" office:value="-0.492469" calcext:value-type="float">
            <text:p>-0.492469</text:p>
          </table:table-cell>
          <table:table-cell office:value-type="float" office:value="0.432752" calcext:value-type="float">
            <text:p>0.432752</text:p>
          </table:table-cell>
          <table:table-cell office:value-type="float" office:value="1.192677" calcext:value-type="float">
            <text:p>1.192677</text:p>
          </table:table-cell>
          <table:table-cell office:value-type="float" office:value="1.49704" calcext:value-type="float">
            <text:p>1.49704</text:p>
          </table:table-cell>
          <table:table-cell office:value-type="float" office:value="1.229584" calcext:value-type="float">
            <text:p>1.229584</text:p>
          </table:table-cell>
          <table:table-cell office:value-type="float" office:value="0.49247" calcext:value-type="float">
            <text:p>0.49247</text:p>
          </table:table-cell>
          <table:table-cell office:value-type="float" office:value="-0.432752" calcext:value-type="float">
            <text:p>-0.432752</text:p>
          </table:table-cell>
          <table:table-cell office:value-type="float" office:value="-1.192677" calcext:value-type="float">
            <text:p>-1.192677</text:p>
          </table:table-cell>
        </table:table-row>
        <table:table-row table:style-name="ro1">
          <table:table-cell office:value-type="float" office:value="-1.488172" calcext:value-type="float">
            <text:p>-1.488172</text:p>
          </table:table-cell>
          <table:table-cell office:value-type="float" office:value="-1.240791" calcext:value-type="float">
            <text:p>-1.240791</text:p>
          </table:table-cell>
          <table:table-cell office:value-type="float" office:value="-0.519469" calcext:value-type="float">
            <text:p>-0.519469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1.167122" calcext:value-type="float">
            <text:p>1.167122</text:p>
          </table:table-cell>
          <table:table-cell office:value-type="float" office:value="1.488172" calcext:value-type="float">
            <text:p>1.488172</text:p>
          </table:table-cell>
          <table:table-cell office:value-type="float" office:value="1.240791" calcext:value-type="float">
            <text:p>1.240791</text:p>
          </table:table-cell>
          <table:table-cell office:value-type="float" office:value="0.51947" calcext:value-type="float">
            <text:p>0.51947</text:p>
          </table:table-cell>
          <table:table-cell office:value-type="float" office:value="-0.400271" calcext:value-type="float">
            <text:p>-0.400271</text:p>
          </table:table-cell>
          <table:table-cell office:value-type="float" office:value="-1.167122" calcext:value-type="float">
            <text:p>-1.167122</text:p>
          </table:table-cell>
        </table:table-row>
        <table:table-row table:style-name="ro1">
          <table:table-cell office:value-type="float" office:value="-1.473431" calcext:value-type="float">
            <text:p>-1.473431</text:p>
          </table:table-cell>
          <table:table-cell office:value-type="float" office:value="-1.2471" calcext:value-type="float">
            <text:p>-1.2471</text:p>
          </table:table-cell>
          <table:table-cell office:value-type="float" office:value="-0.54442" calcext:value-type="float">
            <text:p>-0.54442</text:p>
          </table:table-cell>
          <table:table-cell office:value-type="float" office:value="0.36621" calcext:value-type="float">
            <text:p>0.36621</text:p>
          </table:table-cell>
          <table:table-cell office:value-type="float" office:value="1.136961" calcext:value-type="float">
            <text:p>1.136961</text:p>
          </table:table-cell>
          <table:table-cell office:value-type="float" office:value="1.473431" calcext:value-type="float">
            <text:p>1.473431</text:p>
          </table:table-cell>
          <table:table-cell office:value-type="float" office:value="1.2471" calcext:value-type="float">
            <text:p>1.2471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-0.36621" calcext:value-type="float">
            <text:p>-0.36621</text:p>
          </table:table-cell>
          <table:table-cell office:value-type="float" office:value="-1.13696" calcext:value-type="float">
            <text:p>-1.13696</text:p>
          </table:table-cell>
        </table:table-row>
        <table:table-row table:style-name="ro1">
          <table:table-cell office:value-type="float" office:value="-1.452875" calcext:value-type="float">
            <text:p>-1.452875</text:p>
          </table:table-cell>
          <table:table-cell office:value-type="float" office:value="-1.248488" calcext:value-type="float">
            <text:p>-1.248488</text:p>
          </table:table-cell>
          <table:table-cell office:value-type="float" office:value="-0.567222" calcext:value-type="float">
            <text:p>-0.567222</text:p>
          </table:table-cell>
          <table:table-cell office:value-type="float" office:value="0.330703" calcext:value-type="float">
            <text:p>0.330703</text:p>
          </table:table-cell>
          <table:table-cell office:value-type="float" office:value="1.102312" calcext:value-type="float">
            <text:p>1.102312</text:p>
          </table:table-cell>
          <table:table-cell office:value-type="float" office:value="1.452875" calcext:value-type="float">
            <text:p>1.452875</text:p>
          </table:table-cell>
          <table:table-cell office:value-type="float" office:value="1.248489" calcext:value-type="float">
            <text:p>1.248489</text:p>
          </table:table-cell>
          <table:table-cell office:value-type="float" office:value="0.567222" calcext:value-type="float">
            <text:p>0.567222</text:p>
          </table:table-cell>
          <table:table-cell office:value-type="float" office:value="-0.330704" calcext:value-type="float">
            <text:p>-0.330704</text:p>
          </table:table-cell>
          <table:table-cell office:value-type="float" office:value="-1.102312" calcext:value-type="float">
            <text:p>-1.102312</text:p>
          </table:table-cell>
        </table:table-row>
        <table:table-row table:style-name="ro1">
          <table:table-cell office:value-type="float" office:value="-1.426585" calcext:value-type="float">
            <text:p>-1.426585</text:p>
          </table:table-cell>
          <table:table-cell office:value-type="float" office:value="-1.244949" calcext:value-type="float">
            <text:p>-1.244949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0.293892" calcext:value-type="float">
            <text:p>0.293892</text:p>
          </table:table-cell>
          <table:table-cell office:value-type="float" office:value="1.063313" calcext:value-type="float">
            <text:p>1.063313</text:p>
          </table:table-cell>
          <table:table-cell office:value-type="float" office:value="1.426585" calcext:value-type="float">
            <text:p>1.426585</text:p>
          </table:table-cell>
          <table:table-cell office:value-type="float" office:value="1.244949" calcext:value-type="float">
            <text:p>1.244949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-1.063313" calcext:value-type="float">
            <text:p>-1.063313</text:p>
          </table:table-cell>
        </table:table-row>
        <table:table-row table:style-name="ro1">
          <table:table-cell office:value-type="float" office:value="-1.394665" calcext:value-type="float">
            <text:p>-1.394665</text:p>
          </table:table-cell>
          <table:table-cell office:value-type="float" office:value="-1.236497" calcext:value-type="float">
            <text:p>-1.236497</text:p>
          </table:table-cell>
          <table:table-cell office:value-type="float" office:value="-0.606028" calcext:value-type="float">
            <text:p>-0.606028</text:p>
          </table:table-cell>
          <table:table-cell office:value-type="float" office:value="0.255921" calcext:value-type="float">
            <text:p>0.255921</text:p>
          </table:table-cell>
          <table:table-cell office:value-type="float" office:value="1.020118" calcext:value-type="float">
            <text:p>1.020118</text:p>
          </table:table-cell>
          <table:table-cell office:value-type="float" office:value="1.394665" calcext:value-type="float">
            <text:p>1.394665</text:p>
          </table:table-cell>
          <table:table-cell office:value-type="float" office:value="1.236497" calcext:value-type="float">
            <text:p>1.236497</text:p>
          </table:table-cell>
          <table:table-cell office:value-type="float" office:value="0.606028" calcext:value-type="float">
            <text:p>0.606028</text:p>
          </table:table-cell>
          <table:table-cell office:value-type="float" office:value="-0.255922" calcext:value-type="float">
            <text:p>-0.255922</text:p>
          </table:table-cell>
          <table:table-cell office:value-type="float" office:value="-1.020119" calcext:value-type="float">
            <text:p>-1.020119</text:p>
          </table:table-cell>
        </table:table-row>
        <table:table-row table:style-name="ro1">
          <table:table-cell office:value-type="float" office:value="-1.35724" calcext:value-type="float">
            <text:p>-1.35724</text:p>
          </table:table-cell>
          <table:table-cell office:value-type="float" office:value="-1.223164" calcext:value-type="float">
            <text:p>-1.223164</text:p>
          </table:table-cell>
          <table:table-cell office:value-type="float" office:value="-0.62188" calcext:value-type="float">
            <text:p>-0.62188</text:p>
          </table:table-cell>
          <table:table-cell office:value-type="float" office:value="0.216941" calcext:value-type="float">
            <text:p>0.216941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1.35724" calcext:value-type="float">
            <text:p>1.35724</text:p>
          </table:table-cell>
          <table:table-cell office:value-type="float" office:value="1.223164" calcext:value-type="float">
            <text:p>1.223164</text:p>
          </table:table-cell>
          <table:table-cell office:value-type="float" office:value="0.621881" calcext:value-type="float">
            <text:p>0.621881</text:p>
          </table:table-cell>
          <table:table-cell office:value-type="float" office:value="-0.21694" calcext:value-type="float">
            <text:p>-0.21694</text:p>
          </table:table-cell>
          <table:table-cell office:value-type="float" office:value="-0.972897" calcext:value-type="float">
            <text:p>-0.972897</text:p>
          </table:table-cell>
        </table:table-row>
        <table:table-row table:style-name="ro1">
          <table:table-cell office:value-type="float" office:value="-1.31446" calcext:value-type="float">
            <text:p>-1.31446</text:p>
          </table:table-cell>
          <table:table-cell office:value-type="float" office:value="-1.205004" calcext:value-type="float">
            <text:p>-1.205004</text:p>
          </table:table-cell>
          <table:table-cell office:value-type="float" office:value="-0.635278" calcext:value-type="float">
            <text:p>-0.635278</text:p>
          </table:table-cell>
          <table:table-cell office:value-type="float" office:value="0.177104" calcext:value-type="float">
            <text:p>0.177104</text:p>
          </table:table-cell>
          <table:table-cell office:value-type="float" office:value="0.921836" calcext:value-type="float">
            <text:p>0.921836</text:p>
          </table:table-cell>
          <table:table-cell office:value-type="float" office:value="1.31446" calcext:value-type="float">
            <text:p>1.31446</text:p>
          </table:table-cell>
          <table:table-cell office:value-type="float" office:value="1.205004" calcext:value-type="float">
            <text:p>1.205004</text:p>
          </table:table-cell>
          <table:table-cell office:value-type="float" office:value="0.635278" calcext:value-type="float">
            <text:p>0.635278</text:p>
          </table:table-cell>
          <table:table-cell office:value-type="float" office:value="-0.177103" calcext:value-type="float">
            <text:p>-0.177103</text:p>
          </table:table-cell>
          <table:table-cell office:value-type="float" office:value="-0.921836" calcext:value-type="float">
            <text:p>-0.921836</text:p>
          </table:table-cell>
        </table:table-row>
        <table:table-row table:style-name="ro1">
          <table:table-cell office:value-type="float" office:value="-1.266492" calcext:value-type="float">
            <text:p>-1.266492</text:p>
          </table:table-cell>
          <table:table-cell office:value-type="float" office:value="-1.182089" calcext:value-type="float">
            <text:p>-1.182089</text:p>
          </table:table-cell>
          <table:table-cell office:value-type="float" office:value="-0.646168" calcext:value-type="float">
            <text:p>-0.646168</text:p>
          </table:table-cell>
          <table:table-cell office:value-type="float" office:value="0.136567" calcext:value-type="float">
            <text:p>0.136567</text:p>
          </table:table-cell>
          <table:table-cell office:value-type="float" office:value="0.867138" calcext:value-type="float">
            <text:p>0.867138</text:p>
          </table:table-cell>
          <table:table-cell office:value-type="float" office:value="1.266492" calcext:value-type="float">
            <text:p>1.266492</text:p>
          </table:table-cell>
          <table:table-cell office:value-type="float" office:value="1.182089" calcext:value-type="float">
            <text:p>1.182089</text:p>
          </table:table-cell>
          <table:table-cell office:value-type="float" office:value="0.646168" calcext:value-type="float">
            <text:p>0.646168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-0.867138" calcext:value-type="float">
            <text:p>-0.867138</text:p>
          </table:table-cell>
        </table:table-row>
        <table:table-row table:style-name="ro1">
          <table:table-cell office:value-type="float" office:value="-1.213525" calcext:value-type="float">
            <text:p>-1.213525</text:p>
          </table:table-cell>
          <table:table-cell office:value-type="float" office:value="-1.154508" calcext:value-type="float">
            <text:p>-1.154508</text:p>
          </table:table-cell>
          <table:table-cell office:value-type="float" office:value="-0.654508" calcext:value-type="float">
            <text:p>-0.654508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0.809017" calcext:value-type="float">
            <text:p>0.809017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1.154509" calcext:value-type="float">
            <text:p>1.154509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-0.809017" calcext:value-type="float">
            <text:p>-0.809017</text:p>
          </table:table-cell>
        </table:table-row>
        <table:table-row table:style-name="ro1">
          <table:table-cell office:value-type="float" office:value="-1.15577" calcext:value-type="float">
            <text:p>-1.15577</text:p>
          </table:table-cell>
          <table:table-cell office:value-type="float" office:value="-1.122371" calcext:value-type="float">
            <text:p>-1.122371</text:p>
          </table:table-cell>
          <table:table-cell office:value-type="float" office:value="-0.660265" calcext:value-type="float">
            <text:p>-0.660265</text:p>
          </table:table-cell>
          <table:table-cell office:value-type="float" office:value="0.05404" calcext:value-type="float">
            <text:p>0.05404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1.15577" calcext:value-type="float">
            <text:p>1.15577</text:p>
          </table:table-cell>
          <table:table-cell office:value-type="float" office:value="1.122372" calcext:value-type="float">
            <text:p>1.122372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-0.05404" calcext:value-type="float">
            <text:p>-0.05404</text:p>
          </table:table-cell>
          <table:table-cell office:value-type="float" office:value="-0.747703" calcext:value-type="float">
            <text:p>-0.747703</text:p>
          </table:table-cell>
        </table:table-row>
        <table:table-row table:style-name="ro1">
          <table:table-cell office:value-type="float" office:value="-1.093453" calcext:value-type="float">
            <text:p>-1.093453</text:p>
          </table:table-cell>
          <table:table-cell office:value-type="float" office:value="-1.085805" calcext:value-type="float">
            <text:p>-1.085805</text:p>
          </table:table-cell>
          <table:table-cell office:value-type="float" office:value="-0.663417" calcext:value-type="float">
            <text:p>-0.663417</text:p>
          </table:table-cell>
          <table:table-cell office:value-type="float" office:value="0.012374" calcext:value-type="float">
            <text:p>0.012374</text:p>
          </table:table-cell>
          <table:table-cell office:value-type="float" office:value="0.683439" calcext:value-type="float">
            <text:p>0.683439</text:p>
          </table:table-cell>
          <table:table-cell office:value-type="float" office:value="1.093453" calcext:value-type="float">
            <text:p>1.093453</text:p>
          </table:table-cell>
          <table:table-cell office:value-type="float" office:value="1.085805" calcext:value-type="float">
            <text:p>1.085805</text:p>
          </table:table-cell>
          <table:table-cell office:value-type="float" office:value="0.663417" calcext:value-type="float">
            <text:p>0.663417</text:p>
          </table:table-cell>
          <table:table-cell office:value-type="float" office:value="-0.012374" calcext:value-type="float">
            <text:p>-0.012374</text:p>
          </table:table-cell>
          <table:table-cell office:value-type="float" office:value="-0.683438" calcext:value-type="float">
            <text:p>-0.683438</text:p>
          </table:table-cell>
        </table:table-row>
        <table:table-row table:style-name="ro1">
          <table:table-cell office:value-type="float" office:value="-1.026821" calcext:value-type="float">
            <text:p>-1.026821</text:p>
          </table:table-cell>
          <table:table-cell office:value-type="float" office:value="-1.044954" calcext:value-type="float">
            <text:p>-1.044954</text:p>
          </table:table-cell>
          <table:table-cell office:value-type="float" office:value="-0.66395" calcext:value-type="float">
            <text:p>-0.66395</text:p>
          </table:table-cell>
          <table:table-cell office:value-type="float" office:value="-0.02934" calcext:value-type="float">
            <text:p>-0.02934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1.02682" calcext:value-type="float">
            <text:p>1.02682</text:p>
          </table:table-cell>
          <table:table-cell office:value-type="float" office:value="1.044954" calcext:value-type="float">
            <text:p>1.044954</text:p>
          </table:table-cell>
          <table:table-cell office:value-type="float" office:value="0.663951" calcext:value-type="float">
            <text:p>0.663951</text:p>
          </table:table-cell>
          <table:table-cell office:value-type="float" office:value="0.02934" calcext:value-type="float">
            <text:p>0.02934</text:p>
          </table:table-cell>
          <table:table-cell office:value-type="float" office:value="-0.616477" calcext:value-type="float">
            <text:p>-0.616477</text:p>
          </table:table-cell>
        </table:table-row>
        <table:table-row table:style-name="ro1">
          <table:table-cell office:value-type="float" office:value="-0.956136" calcext:value-type="float">
            <text:p>-0.956136</text:p>
          </table:table-cell>
          <table:table-cell office:value-type="float" office:value="-0.999979" calcext:value-type="float">
            <text:p>-0.999979</text:p>
          </table:table-cell>
          <table:table-cell office:value-type="float" office:value="-0.661863" calcext:value-type="float">
            <text:p>-0.661863</text:p>
          </table:table-cell>
          <table:table-cell office:value-type="float" office:value="-0.070938" calcext:value-type="float">
            <text:p>-0.070938</text:p>
          </table:table-cell>
          <table:table-cell office:value-type="float" office:value="0.547082" calcext:value-type="float">
            <text:p>0.547082</text:p>
          </table:table-cell>
          <table:table-cell office:value-type="float" office:value="0.956137" calcext:value-type="float">
            <text:p>0.956137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070938" calcext:value-type="float">
            <text:p>0.070938</text:p>
          </table:table-cell>
          <table:table-cell office:value-type="float" office:value="-0.547082" calcext:value-type="float">
            <text:p>-0.547082</text:p>
          </table:table-cell>
        </table:table-row>
        <table:table-row table:style-name="ro1">
          <table:table-cell office:value-type="float" office:value="-0.881678" calcext:value-type="float">
            <text:p>-0.881678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-0.657164" calcext:value-type="float">
            <text:p>-0.657164</text:p>
          </table:table-cell>
          <table:table-cell office:value-type="float" office:value="-0.112256" calcext:value-type="float">
            <text:p>-0.112256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0.881678" calcext:value-type="float">
            <text:p>0.881678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112257" calcext:value-type="float">
            <text:p>0.112257</text:p>
          </table:table-cell>
          <table:table-cell office:value-type="float" office:value="-0.475528" calcext:value-type="float">
            <text:p>-0.475528</text:p>
          </table:table-cell>
        </table:table-row>
        <table:table-row table:style-name="ro1">
          <table:table-cell office:value-type="float" office:value="-0.803741" calcext:value-type="float">
            <text:p>-0.803741</text:p>
          </table:table-cell>
          <table:table-cell office:value-type="float" office:value="-0.898381" calcext:value-type="float">
            <text:p>-0.898381</text:p>
          </table:table-cell>
          <table:table-cell office:value-type="float" office:value="-0.649871" calcext:value-type="float">
            <text:p>-0.649871</text:p>
          </table:table-cell>
          <table:table-cell office:value-type="float" office:value="-0.153132" calcext:value-type="float">
            <text:p>-0.153132</text:p>
          </table:table-cell>
          <table:table-cell office:value-type="float" office:value="0.402098" calcext:value-type="float">
            <text:p>0.402098</text:p>
          </table:table-cell>
          <table:table-cell office:value-type="float" office:value="0.803741" calcext:value-type="float">
            <text:p>0.803741</text:p>
          </table:table-cell>
          <table:table-cell office:value-type="float" office:value="0.898381" calcext:value-type="float">
            <text:p>0.898381</text:p>
          </table:table-cell>
          <table:table-cell office:value-type="float" office:value="0.649871" calcext:value-type="float">
            <text:p>0.649871</text:p>
          </table:table-cell>
          <table:table-cell office:value-type="float" office:value="0.153132" calcext:value-type="float">
            <text:p>0.153132</text:p>
          </table:table-cell>
          <table:table-cell office:value-type="float" office:value="-0.402098" calcext:value-type="float">
            <text:p>-0.402098</text:p>
          </table:table-cell>
        </table:table-row>
        <table:table-row table:style-name="ro1">
          <table:table-cell office:value-type="float" office:value="-0.722631" calcext:value-type="float">
            <text:p>-0.722631</text:p>
          </table:table-cell>
          <table:table-cell office:value-type="float" office:value="-0.842161" calcext:value-type="float">
            <text:p>-0.842161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0.327081" calcext:value-type="float">
            <text:p>0.327081</text:p>
          </table:table-cell>
          <table:table-cell office:value-type="float" office:value="0.72263" calcext:value-type="float">
            <text:p>0.72263</text:p>
          </table:table-cell>
          <table:table-cell office:value-type="float" office:value="0.842161" calcext:value-type="float">
            <text:p>0.842161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-0.327081" calcext:value-type="float">
            <text:p>-0.327081</text:p>
          </table:table-cell>
        </table:table-row>
        <table:table-row table:style-name="ro1">
          <table:table-cell office:value-type="float" office:value="-0.638669" calcext:value-type="float">
            <text:p>-0.638669</text:p>
          </table:table-cell>
          <table:table-cell office:value-type="float" office:value="-0.782616" calcext:value-type="float">
            <text:p>-0.782616</text:p>
          </table:table-cell>
          <table:table-cell office:value-type="float" office:value="-0.62763" calcext:value-type="float">
            <text:p>-0.62763</text:p>
          </table:table-cell>
          <table:table-cell office:value-type="float" office:value="-0.232911" calcext:value-type="float">
            <text:p>-0.232911</text:p>
          </table:table-cell>
          <table:table-cell office:value-type="float" office:value="0.250772" calcext:value-type="float">
            <text:p>0.250772</text:p>
          </table:table-cell>
          <table:table-cell office:value-type="float" office:value="0.63867" calcext:value-type="float">
            <text:p>0.63867</text:p>
          </table:table-cell>
          <table:table-cell office:value-type="float" office:value="0.782616" calcext:value-type="float">
            <text:p>0.782616</text:p>
          </table:table-cell>
          <table:table-cell office:value-type="float" office:value="0.627631" calcext:value-type="float">
            <text:p>0.627631</text:p>
          </table:table-cell>
          <table:table-cell office:value-type="float" office:value="0.232911" calcext:value-type="float">
            <text:p>0.232911</text:p>
          </table:table-cell>
          <table:table-cell office:value-type="float" office:value="-0.250772" calcext:value-type="float">
            <text:p>-0.250772</text:p>
          </table:table-cell>
        </table:table-row>
        <table:table-row table:style-name="ro1">
          <table:table-cell office:value-type="float" office:value="-0.552186" calcext:value-type="float">
            <text:p>-0.552186</text:p>
          </table:table-cell>
          <table:table-cell office:value-type="float" office:value="-0.719983" calcext:value-type="float">
            <text:p>-0.719983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2715" calcext:value-type="float">
            <text:p>-0.2715</text:p>
          </table:table-cell>
          <table:table-cell office:value-type="float" office:value="0.173473" calcext:value-type="float">
            <text:p>0.173473</text:p>
          </table:table-cell>
          <table:table-cell office:value-type="float" office:value="0.552186" calcext:value-type="float">
            <text:p>0.552186</text:p>
          </table:table-cell>
          <table:table-cell office:value-type="float" office:value="0.719983" calcext:value-type="float">
            <text:p>0.719983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2715" calcext:value-type="float">
            <text:p>0.2715</text:p>
          </table:table-cell>
          <table:table-cell office:value-type="float" office:value="-0.173473" calcext:value-type="float">
            <text:p>-0.173473</text:p>
          </table:table-cell>
        </table:table-row>
        <table:table-row table:style-name="ro1">
          <table:table-cell office:value-type="float" office:value="-0.463525" calcext:value-type="float">
            <text:p>-0.463525</text:p>
          </table:table-cell>
          <table:table-cell office:value-type="float" office:value="-0.654508" calcext:value-type="float">
            <text:p>-0.654508</text:p>
          </table:table-cell>
          <table:table-cell office:value-type="float" office:value="-0.595491" calcext:value-type="float">
            <text:p>-0.595491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0.095491" calcext:value-type="float">
            <text:p>0.095491</text:p>
          </table:table-cell>
          <table:table-cell office:value-type="float" office:value="0.463525" calcext:value-type="float">
            <text:p>0.463525</text:p>
          </table:table-cell>
          <table:table-cell office:value-type="float" office:value="0.654508" calcext:value-type="float">
            <text:p>0.654508</text:p>
          </table:table-cell>
          <table:table-cell office:value-type="float" office:value="0.595491" calcext:value-type="float">
            <text:p>0.595491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-0.095491" calcext:value-type="float">
            <text:p>-0.095491</text:p>
          </table:table-cell>
        </table:table-row>
        <table:table-row table:style-name="ro1">
          <table:table-cell office:value-type="float" office:value="-0.373034" calcext:value-type="float">
            <text:p>-0.373034</text:p>
          </table:table-cell>
          <table:table-cell office:value-type="float" office:value="-0.586451" calcext:value-type="float">
            <text:p>-0.586451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345315" calcext:value-type="float">
            <text:p>-0.345315</text:p>
          </table:table-cell>
          <table:table-cell office:value-type="float" office:value="0.017131" calcext:value-type="float">
            <text:p>0.017131</text:p>
          </table:table-cell>
          <table:table-cell office:value-type="float" office:value="0.373035" calcext:value-type="float">
            <text:p>0.373035</text:p>
          </table:table-cell>
          <table:table-cell office:value-type="float" office:value="0.586451" calcext:value-type="float">
            <text:p>0.586451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345315" calcext:value-type="float">
            <text:p>0.345315</text:p>
          </table:table-cell>
          <table:table-cell office:value-type="float" office:value="-0.017131" calcext:value-type="float">
            <text:p>-0.017131</text:p>
          </table:table-cell>
        </table:table-row>
        <table:table-row table:style-name="ro1">
          <table:table-cell office:value-type="float" office:value="-0.281072" calcext:value-type="float">
            <text:p>-0.281072</text:p>
          </table:table-cell>
          <table:table-cell office:value-type="float" office:value="-0.516079" calcext:value-type="float">
            <text:p>-0.516079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38025" calcext:value-type="float">
            <text:p>-0.38025</text:p>
          </table:table-cell>
          <table:table-cell office:value-type="float" office:value="-0.061295" calcext:value-type="float">
            <text:p>-0.061295</text:p>
          </table:table-cell>
          <table:table-cell office:value-type="float" office:value="0.281072" calcext:value-type="float">
            <text:p>0.281072</text:p>
          </table:table-cell>
          <table:table-cell office:value-type="float" office:value="0.516078" calcext:value-type="float">
            <text:p>0.516078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380249" calcext:value-type="float">
            <text:p>0.380249</text:p>
          </table:table-cell>
          <table:table-cell office:value-type="float" office:value="0.061295" calcext:value-type="float">
            <text:p>0.061295</text:p>
          </table:table-cell>
        </table:table-row>
        <table:table-row table:style-name="ro1">
          <table:table-cell office:value-type="float" office:value="-0.188" calcext:value-type="float">
            <text:p>-0.188</text:p>
          </table:table-cell>
          <table:table-cell office:value-type="float" office:value="-0.44367" calcext:value-type="float">
            <text:p>-0.44367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13684" calcext:value-type="float">
            <text:p>-0.413684</text:p>
          </table:table-cell>
          <table:table-cell office:value-type="float" office:value="-0.139481" calcext:value-type="float">
            <text:p>-0.139481</text:p>
          </table:table-cell>
          <table:table-cell office:value-type="float" office:value="0.188" calcext:value-type="float">
            <text:p>0.188</text:p>
          </table:table-cell>
          <table:table-cell office:value-type="float" office:value="0.443671" calcext:value-type="float">
            <text:p>0.443671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13683" calcext:value-type="float">
            <text:p>0.413683</text:p>
          </table:table-cell>
          <table:table-cell office:value-type="float" office:value="0.139481" calcext:value-type="float">
            <text:p>0.139481</text:p>
          </table:table-cell>
        </table:table-row>
        <table:table-row table:style-name="ro1">
          <table:table-cell office:value-type="float" office:value="-0.094186" calcext:value-type="float">
            <text:p>-0.094186</text:p>
          </table:table-cell>
          <table:table-cell office:value-type="float" office:value="-0.369511" calcext:value-type="float">
            <text:p>-0.369511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445485" calcext:value-type="float">
            <text:p>-0.445485</text:p>
          </table:table-cell>
          <table:table-cell office:value-type="float" office:value="-0.217115" calcext:value-type="float">
            <text:p>-0.217115</text:p>
          </table:table-cell>
          <table:table-cell office:value-type="float" office:value="0.094186" calcext:value-type="float">
            <text:p>0.094186</text:p>
          </table:table-cell>
          <table:table-cell office:value-type="float" office:value="0.36951" calcext:value-type="float">
            <text:p>0.36951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445485" calcext:value-type="float">
            <text:p>0.445485</text:p>
          </table:table-cell>
          <table:table-cell office:value-type="float" office:value="0.217115" calcext:value-type="float">
            <text:p>0.21711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93893" calcext:value-type="float">
            <text:p>-0.293893</text:p>
          </table:table-cell>
          <table:table-cell table:number-columns-repeated="2" office:value-type="float" office:value="-0.475528" calcext:value-type="float">
            <text:p>-0.475528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-0" calcext:value-type="float">
            <text:p>0</text:p>
          </table:table-cell>
          <table:table-cell office:value-type="float" office:value="0.293893" calcext:value-type="float">
            <text:p>0.293893</text:p>
          </table:table-cell>
          <table:table-cell table:number-columns-repeated="2" office:value-type="float" office:value="0.475528" calcext:value-type="float">
            <text:p>0.475528</text:p>
          </table:table-cell>
          <table:table-cell office:value-type="float" office:value="0.293893" calcext:value-type="float">
            <text:p>0.293893</text:p>
          </table:table-cell>
        </table:table-row>
        <table:table-row table:style-name="ro1">
          <table:table-cell office:value-type="float" office:value="0.094186" calcext:value-type="float">
            <text:p>0.094186</text:p>
          </table:table-cell>
          <table:table-cell office:value-type="float" office:value="-0.217115" calcext:value-type="float">
            <text:p>-0.217115</text:p>
          </table:table-cell>
          <table:table-cell office:value-type="float" office:value="-0.445485" calcext:value-type="float">
            <text:p>-0.445485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369511" calcext:value-type="float">
            <text:p>-0.369511</text:p>
          </table:table-cell>
          <table:table-cell office:value-type="float" office:value="-0.094186" calcext:value-type="float">
            <text:p>-0.094186</text:p>
          </table:table-cell>
          <table:table-cell office:value-type="float" office:value="0.217114" calcext:value-type="float">
            <text:p>0.217114</text:p>
          </table:table-cell>
          <table:table-cell office:value-type="float" office:value="0.445485" calcext:value-type="float">
            <text:p>0.445485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36951" calcext:value-type="float">
            <text:p>0.36951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-0.13948" calcext:value-type="float">
            <text:p>-0.13948</text:p>
          </table:table-cell>
          <table:table-cell office:value-type="float" office:value="-0.413684" calcext:value-type="float">
            <text:p>-0.413684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43671" calcext:value-type="float">
            <text:p>-0.443671</text:p>
          </table:table-cell>
          <table:table-cell office:value-type="float" office:value="-0.188" calcext:value-type="float">
            <text:p>-0.188</text:p>
          </table:table-cell>
          <table:table-cell office:value-type="float" office:value="0.139481" calcext:value-type="float">
            <text:p>0.139481</text:p>
          </table:table-cell>
          <table:table-cell office:value-type="float" office:value="0.413684" calcext:value-type="float">
            <text:p>0.413684</text:p>
          </table:table-cell>
          <table:table-cell office:value-type="float" office:value="0.529873" calcext:value-type="float">
            <text:p>0.529873</text:p>
          </table:table-cell>
          <table:table-cell office:value-type="float" office:value="0.443671" calcext:value-type="float">
            <text:p>0.443671</text:p>
          </table:table-cell>
        </table:table-row>
        <table:table-row table:style-name="ro1">
          <table:table-cell office:value-type="float" office:value="0.281072" calcext:value-type="float">
            <text:p>0.281072</text:p>
          </table:table-cell>
          <table:table-cell office:value-type="float" office:value="-0.061295" calcext:value-type="float">
            <text:p>-0.061295</text:p>
          </table:table-cell>
          <table:table-cell office:value-type="float" office:value="-0.38025" calcext:value-type="float">
            <text:p>-0.38025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516079" calcext:value-type="float">
            <text:p>-0.516079</text:p>
          </table:table-cell>
          <table:table-cell office:value-type="float" office:value="-0.281072" calcext:value-type="float">
            <text:p>-0.281072</text:p>
          </table:table-cell>
          <table:table-cell office:value-type="float" office:value="0.061295" calcext:value-type="float">
            <text:p>0.061295</text:p>
          </table:table-cell>
          <table:table-cell office:value-type="float" office:value="0.38025" calcext:value-type="float">
            <text:p>0.38025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516079" calcext:value-type="float">
            <text:p>0.516079</text:p>
          </table:table-cell>
        </table:table-row>
        <table:table-row table:style-name="ro1">
          <table:table-cell office:value-type="float" office:value="0.373035" calcext:value-type="float">
            <text:p>0.373035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-0.345315" calcext:value-type="float">
            <text:p>-0.345315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586451" calcext:value-type="float">
            <text:p>-0.586451</text:p>
          </table:table-cell>
          <table:table-cell office:value-type="float" office:value="-0.373035" calcext:value-type="float">
            <text:p>-0.373035</text:p>
          </table:table-cell>
          <table:table-cell office:value-type="float" office:value="-0.017132" calcext:value-type="float">
            <text:p>-0.017132</text:p>
          </table:table-cell>
          <table:table-cell office:value-type="float" office:value="0.345315" calcext:value-type="float">
            <text:p>0.345315</text:p>
          </table:table-cell>
          <table:table-cell office:value-type="float" office:value="0.575862" calcext:value-type="float">
            <text:p>0.575862</text:p>
          </table:table-cell>
          <table:table-cell office:value-type="float" office:value="0.586451" calcext:value-type="float">
            <text:p>0.586451</text:p>
          </table:table-cell>
        </table:table-row>
        <table:table-row table:style-name="ro1">
          <table:table-cell office:value-type="float" office:value="0.463525" calcext:value-type="float">
            <text:p>0.463525</text:p>
          </table:table-cell>
          <table:table-cell office:value-type="float" office:value="0.095491" calcext:value-type="float">
            <text:p>0.095491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-0.595491" calcext:value-type="float">
            <text:p>-0.595491</text:p>
          </table:table-cell>
          <table:table-cell office:value-type="float" office:value="-0.654508" calcext:value-type="float">
            <text:p>-0.654508</text:p>
          </table:table-cell>
          <table:table-cell office:value-type="float" office:value="-0.463525" calcext:value-type="float">
            <text:p>-0.463525</text:p>
          </table:table-cell>
          <table:table-cell office:value-type="float" office:value="-0.095491" calcext:value-type="float">
            <text:p>-0.095491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0.595491" calcext:value-type="float">
            <text:p>0.595491</text:p>
          </table:table-cell>
          <table:table-cell office:value-type="float" office:value="0.654508" calcext:value-type="float">
            <text:p>0.654508</text:p>
          </table:table-cell>
        </table:table-row>
        <table:table-row table:style-name="ro1">
          <table:table-cell office:value-type="float" office:value="0.552186" calcext:value-type="float">
            <text:p>0.552186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-0.2715" calcext:value-type="float">
            <text:p>-0.2715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719983" calcext:value-type="float">
            <text:p>-0.719983</text:p>
          </table:table-cell>
          <table:table-cell office:value-type="float" office:value="-0.552186" calcext:value-type="float">
            <text:p>-0.552186</text:p>
          </table:table-cell>
          <table:table-cell office:value-type="float" office:value="-0.173473" calcext:value-type="float">
            <text:p>-0.173473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719983" calcext:value-type="float">
            <text:p>0.719983</text:p>
          </table:table-cell>
        </table:table-row>
        <table:table-row table:style-name="ro1">
          <table:table-cell office:value-type="float" office:value="0.638669" calcext:value-type="float">
            <text:p>0.638669</text:p>
          </table:table-cell>
          <table:table-cell office:value-type="float" office:value="0.250772" calcext:value-type="float">
            <text:p>0.250772</text:p>
          </table:table-cell>
          <table:table-cell office:value-type="float" office:value="-0.232911" calcext:value-type="float">
            <text:p>-0.232911</text:p>
          </table:table-cell>
          <table:table-cell office:value-type="float" office:value="-0.627631" calcext:value-type="float">
            <text:p>-0.627631</text:p>
          </table:table-cell>
          <table:table-cell office:value-type="float" office:value="-0.782616" calcext:value-type="float">
            <text:p>-0.782616</text:p>
          </table:table-cell>
          <table:table-cell office:value-type="float" office:value="-0.63867" calcext:value-type="float">
            <text:p>-0.63867</text:p>
          </table:table-cell>
          <table:table-cell office:value-type="float" office:value="-0.250772" calcext:value-type="float">
            <text:p>-0.250772</text:p>
          </table:table-cell>
          <table:table-cell office:value-type="float" office:value="0.232911" calcext:value-type="float">
            <text:p>0.232911</text:p>
          </table:table-cell>
          <table:table-cell office:value-type="float" office:value="0.627631" calcext:value-type="float">
            <text:p>0.627631</text:p>
          </table:table-cell>
          <table:table-cell office:value-type="float" office:value="0.782616" calcext:value-type="float">
            <text:p>0.782616</text:p>
          </table:table-cell>
        </table:table-row>
        <table:table-row table:style-name="ro1">
          <table:table-cell office:value-type="float" office:value="0.722631" calcext:value-type="float">
            <text:p>0.722631</text:p>
          </table:table-cell>
          <table:table-cell office:value-type="float" office:value="0.32708" calcext:value-type="float">
            <text:p>0.32708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842161" calcext:value-type="float">
            <text:p>-0.842161</text:p>
          </table:table-cell>
          <table:table-cell office:value-type="float" office:value="-0.72263" calcext:value-type="float">
            <text:p>-0.72263</text:p>
          </table:table-cell>
          <table:table-cell office:value-type="float" office:value="-0.327081" calcext:value-type="float">
            <text:p>-0.327081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84216" calcext:value-type="float">
            <text:p>0.84216</text:p>
          </table:table-cell>
        </table:table-row>
        <table:table-row table:style-name="ro1">
          <table:table-cell office:value-type="float" office:value="0.80374" calcext:value-type="float">
            <text:p>0.80374</text:p>
          </table:table-cell>
          <table:table-cell office:value-type="float" office:value="0.402098" calcext:value-type="float">
            <text:p>0.402098</text:p>
          </table:table-cell>
          <table:table-cell office:value-type="float" office:value="-0.153132" calcext:value-type="float">
            <text:p>-0.153132</text:p>
          </table:table-cell>
          <table:table-cell office:value-type="float" office:value="-0.649871" calcext:value-type="float">
            <text:p>-0.649871</text:p>
          </table:table-cell>
          <table:table-cell office:value-type="float" office:value="-0.898381" calcext:value-type="float">
            <text:p>-0.898381</text:p>
          </table:table-cell>
          <table:table-cell office:value-type="float" office:value="-0.803741" calcext:value-type="float">
            <text:p>-0.803741</text:p>
          </table:table-cell>
          <table:table-cell office:value-type="float" office:value="-0.402098" calcext:value-type="float">
            <text:p>-0.402098</text:p>
          </table:table-cell>
          <table:table-cell office:value-type="float" office:value="0.153132" calcext:value-type="float">
            <text:p>0.153132</text:p>
          </table:table-cell>
          <table:table-cell office:value-type="float" office:value="0.649872" calcext:value-type="float">
            <text:p>0.649872</text:p>
          </table:table-cell>
          <table:table-cell office:value-type="float" office:value="0.898381" calcext:value-type="float">
            <text:p>0.898381</text:p>
          </table:table-cell>
        </table:table-row>
        <table:table-row table:style-name="ro1">
          <table:table-cell office:value-type="float" office:value="0.881678" calcext:value-type="float">
            <text:p>0.881678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-0.112257" calcext:value-type="float">
            <text:p>-0.112257</text:p>
          </table:table-cell>
          <table:table-cell office:value-type="float" office:value="-0.657164" calcext:value-type="float">
            <text:p>-0.657164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-0.881678" calcext:value-type="float">
            <text:p>-0.881678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0.112256" calcext:value-type="float">
            <text:p>0.112256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951056" calcext:value-type="float">
            <text:p>0.951056</text:p>
          </table:table-cell>
        </table:table-row>
        <table:table-row table:style-name="ro1">
          <table:table-cell office:value-type="float" office:value="0.956136" calcext:value-type="float">
            <text:p>0.956136</text:p>
          </table:table-cell>
          <table:table-cell office:value-type="float" office:value="0.547082" calcext:value-type="float">
            <text:p>0.547082</text:p>
          </table:table-cell>
          <table:table-cell office:value-type="float" office:value="-0.070939" calcext:value-type="float">
            <text:p>-0.070939</text:p>
          </table:table-cell>
          <table:table-cell office:value-type="float" office:value="-0.661864" calcext:value-type="float">
            <text:p>-0.661864</text:p>
          </table:table-cell>
          <table:table-cell office:value-type="float" office:value="-0.999978" calcext:value-type="float">
            <text:p>-0.999978</text:p>
          </table:table-cell>
          <table:table-cell office:value-type="float" office:value="-0.956137" calcext:value-type="float">
            <text:p>-0.956137</text:p>
          </table:table-cell>
          <table:table-cell office:value-type="float" office:value="-0.547082" calcext:value-type="float">
            <text:p>-0.547082</text:p>
          </table:table-cell>
          <table:table-cell office:value-type="float" office:value="0.070938" calcext:value-type="float">
            <text:p>0.070938</text:p>
          </table:table-cell>
          <table:table-cell office:value-type="float" office:value="0.661864" calcext:value-type="float">
            <text:p>0.661864</text:p>
          </table:table-cell>
          <table:table-cell office:value-type="float" office:value="0.999978" calcext:value-type="float">
            <text:p>0.999978</text:p>
          </table:table-cell>
        </table:table-row>
        <table:table-row table:style-name="ro1">
          <table:table-cell office:value-type="float" office:value="1.026821" calcext:value-type="float">
            <text:p>1.026821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-0.02934" calcext:value-type="float">
            <text:p>-0.02934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1.044954" calcext:value-type="float">
            <text:p>-1.044954</text:p>
          </table:table-cell>
          <table:table-cell office:value-type="float" office:value="-1.02682" calcext:value-type="float">
            <text:p>-1.02682</text:p>
          </table:table-cell>
          <table:table-cell office:value-type="float" office:value="-0.616477" calcext:value-type="float">
            <text:p>-0.616477</text:p>
          </table:table-cell>
          <table:table-cell office:value-type="float" office:value="0.02934" calcext:value-type="float">
            <text:p>0.02934</text:p>
          </table:table-cell>
          <table:table-cell office:value-type="float" office:value="0.663951" calcext:value-type="float">
            <text:p>0.663951</text:p>
          </table:table-cell>
          <table:table-cell office:value-type="float" office:value="1.044954" calcext:value-type="float">
            <text:p>1.044954</text:p>
          </table:table-cell>
        </table:table-row>
        <table:table-row table:style-name="ro1">
          <table:table-cell office:value-type="float" office:value="1.093453" calcext:value-type="float">
            <text:p>1.093453</text:p>
          </table:table-cell>
          <table:table-cell office:value-type="float" office:value="0.683438" calcext:value-type="float">
            <text:p>0.683438</text:p>
          </table:table-cell>
          <table:table-cell office:value-type="float" office:value="0.012374" calcext:value-type="float">
            <text:p>0.012374</text:p>
          </table:table-cell>
          <table:table-cell office:value-type="float" office:value="-0.663418" calcext:value-type="float">
            <text:p>-0.663418</text:p>
          </table:table-cell>
          <table:table-cell office:value-type="float" office:value="-1.085805" calcext:value-type="float">
            <text:p>-1.085805</text:p>
          </table:table-cell>
          <table:table-cell office:value-type="float" office:value="-1.093453" calcext:value-type="float">
            <text:p>-1.093453</text:p>
          </table:table-cell>
          <table:table-cell office:value-type="float" office:value="-0.683438" calcext:value-type="float">
            <text:p>-0.683438</text:p>
          </table:table-cell>
          <table:table-cell office:value-type="float" office:value="-0.012375" calcext:value-type="float">
            <text:p>-0.012375</text:p>
          </table:table-cell>
          <table:table-cell office:value-type="float" office:value="0.663418" calcext:value-type="float">
            <text:p>0.663418</text:p>
          </table:table-cell>
          <table:table-cell office:value-type="float" office:value="1.085805" calcext:value-type="float">
            <text:p>1.085805</text:p>
          </table:table-cell>
        </table:table-row>
        <table:table-row table:style-name="ro1">
          <table:table-cell office:value-type="float" office:value="1.15577" calcext:value-type="float">
            <text:p>1.15577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0.054039" calcext:value-type="float">
            <text:p>0.054039</text:p>
          </table:table-cell>
          <table:table-cell office:value-type="float" office:value="-0.660266" calcext:value-type="float">
            <text:p>-0.660266</text:p>
          </table:table-cell>
          <table:table-cell office:value-type="float" office:value="-1.122372" calcext:value-type="float">
            <text:p>-1.122372</text:p>
          </table:table-cell>
          <table:table-cell office:value-type="float" office:value="-1.15577" calcext:value-type="float">
            <text:p>-1.15577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0.05404" calcext:value-type="float">
            <text:p>-0.05404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1.122371" calcext:value-type="float">
            <text:p>1.122371</text:p>
          </table:table-cell>
        </table:table-row>
        <table:table-row table:style-name="ro1">
          <table:table-cell office:value-type="float" office:value="1.213525" calcext:value-type="float">
            <text:p>1.213525</text:p>
          </table:table-cell>
          <table:table-cell office:value-type="float" office:value="0.809017" calcext:value-type="float">
            <text:p>0.809017</text:p>
          </table:table-cell>
          <table:table-cell office:value-type="float" office:value="0.095491" calcext:value-type="float">
            <text:p>0.095491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-1.154509" calcext:value-type="float">
            <text:p>-1.154509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0.809017" calcext:value-type="float">
            <text:p>-0.809017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1.154508" calcext:value-type="float">
            <text:p>1.154508</text:p>
          </table:table-cell>
        </table:table-row>
        <table:table-row table:style-name="ro1">
          <table:table-cell office:value-type="float" office:value="1.266492" calcext:value-type="float">
            <text:p>1.266492</text:p>
          </table:table-cell>
          <table:table-cell office:value-type="float" office:value="0.867138" calcext:value-type="float">
            <text:p>0.867138</text:p>
          </table:table-cell>
          <table:table-cell office:value-type="float" office:value="0.136566" calcext:value-type="float">
            <text:p>0.136566</text:p>
          </table:table-cell>
          <table:table-cell office:value-type="float" office:value="-0.646169" calcext:value-type="float">
            <text:p>-0.646169</text:p>
          </table:table-cell>
          <table:table-cell office:value-type="float" office:value="-1.182089" calcext:value-type="float">
            <text:p>-1.182089</text:p>
          </table:table-cell>
          <table:table-cell office:value-type="float" office:value="-1.266492" calcext:value-type="float">
            <text:p>-1.266492</text:p>
          </table:table-cell>
          <table:table-cell office:value-type="float" office:value="-0.867138" calcext:value-type="float">
            <text:p>-0.867138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0.646168" calcext:value-type="float">
            <text:p>0.646168</text:p>
          </table:table-cell>
          <table:table-cell office:value-type="float" office:value="1.182089" calcext:value-type="float">
            <text:p>1.182089</text:p>
          </table:table-cell>
        </table:table-row>
        <table:table-row table:style-name="ro1">
          <table:table-cell office:value-type="float" office:value="1.31446" calcext:value-type="float">
            <text:p>1.31446</text:p>
          </table:table-cell>
          <table:table-cell office:value-type="float" office:value="0.921836" calcext:value-type="float">
            <text:p>0.921836</text:p>
          </table:table-cell>
          <table:table-cell office:value-type="float" office:value="0.177103" calcext:value-type="float">
            <text:p>0.177103</text:p>
          </table:table-cell>
          <table:table-cell office:value-type="float" office:value="-0.635278" calcext:value-type="float">
            <text:p>-0.635278</text:p>
          </table:table-cell>
          <table:table-cell office:value-type="float" office:value="-1.205004" calcext:value-type="float">
            <text:p>-1.205004</text:p>
          </table:table-cell>
          <table:table-cell office:value-type="float" office:value="-1.31446" calcext:value-type="float">
            <text:p>-1.31446</text:p>
          </table:table-cell>
          <table:table-cell office:value-type="float" office:value="-0.921836" calcext:value-type="float">
            <text:p>-0.921836</text:p>
          </table:table-cell>
          <table:table-cell office:value-type="float" office:value="-0.177104" calcext:value-type="float">
            <text:p>-0.177104</text:p>
          </table:table-cell>
          <table:table-cell office:value-type="float" office:value="0.635278" calcext:value-type="float">
            <text:p>0.635278</text:p>
          </table:table-cell>
          <table:table-cell office:value-type="float" office:value="1.205004" calcext:value-type="float">
            <text:p>1.205004</text:p>
          </table:table-cell>
        </table:table-row>
        <table:table-row table:style-name="ro1">
          <table:table-cell office:value-type="float" office:value="1.35724" calcext:value-type="float">
            <text:p>1.35724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0.21694" calcext:value-type="float">
            <text:p>0.21694</text:p>
          </table:table-cell>
          <table:table-cell office:value-type="float" office:value="-0.621881" calcext:value-type="float">
            <text:p>-0.621881</text:p>
          </table:table-cell>
          <table:table-cell office:value-type="float" office:value="-1.223164" calcext:value-type="float">
            <text:p>-1.223164</text:p>
          </table:table-cell>
          <table:table-cell office:value-type="float" office:value="-1.35724" calcext:value-type="float">
            <text:p>-1.35724</text:p>
          </table:table-cell>
          <table:table-cell office:value-type="float" office:value="-0.972897" calcext:value-type="float">
            <text:p>-0.972897</text:p>
          </table:table-cell>
          <table:table-cell office:value-type="float" office:value="-0.216941" calcext:value-type="float">
            <text:p>-0.216941</text:p>
          </table:table-cell>
          <table:table-cell office:value-type="float" office:value="0.621881" calcext:value-type="float">
            <text:p>0.621881</text:p>
          </table:table-cell>
          <table:table-cell office:value-type="float" office:value="1.223164" calcext:value-type="float">
            <text:p>1.223164</text:p>
          </table:table-cell>
        </table:table-row>
        <table:table-row table:style-name="ro1">
          <table:table-cell office:value-type="float" office:value="1.394665" calcext:value-type="float">
            <text:p>1.394665</text:p>
          </table:table-cell>
          <table:table-cell office:value-type="float" office:value="1.020119" calcext:value-type="float">
            <text:p>1.020119</text:p>
          </table:table-cell>
          <table:table-cell office:value-type="float" office:value="0.255921" calcext:value-type="float">
            <text:p>0.255921</text:p>
          </table:table-cell>
          <table:table-cell office:value-type="float" office:value="-0.606028" calcext:value-type="float">
            <text:p>-0.606028</text:p>
          </table:table-cell>
          <table:table-cell office:value-type="float" office:value="-1.236497" calcext:value-type="float">
            <text:p>-1.236497</text:p>
          </table:table-cell>
          <table:table-cell office:value-type="float" office:value="-1.394665" calcext:value-type="float">
            <text:p>-1.394665</text:p>
          </table:table-cell>
          <table:table-cell office:value-type="float" office:value="-1.020119" calcext:value-type="float">
            <text:p>-1.020119</text:p>
          </table:table-cell>
          <table:table-cell office:value-type="float" office:value="-0.255921" calcext:value-type="float">
            <text:p>-0.255921</text:p>
          </table:table-cell>
          <table:table-cell office:value-type="float" office:value="0.606028" calcext:value-type="float">
            <text:p>0.606028</text:p>
          </table:table-cell>
          <table:table-cell office:value-type="float" office:value="1.236497" calcext:value-type="float">
            <text:p>1.236497</text:p>
          </table:table-cell>
        </table:table-row>
        <table:table-row table:style-name="ro1">
          <table:table-cell office:value-type="float" office:value="1.426585" calcext:value-type="float">
            <text:p>1.426585</text:p>
          </table:table-cell>
          <table:table-cell office:value-type="float" office:value="1.063314" calcext:value-type="float">
            <text:p>1.063314</text:p>
          </table:table-cell>
          <table:table-cell office:value-type="float" office:value="0.293892" calcext:value-type="float">
            <text:p>0.293892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-1.244949" calcext:value-type="float">
            <text:p>-1.244949</text:p>
          </table:table-cell>
          <table:table-cell office:value-type="float" office:value="-1.426585" calcext:value-type="float">
            <text:p>-1.426585</text:p>
          </table:table-cell>
          <table:table-cell office:value-type="float" office:value="-1.063313" calcext:value-type="float">
            <text:p>-1.063313</text:p>
          </table:table-cell>
          <table:table-cell office:value-type="float" office:value="-0.293892" calcext:value-type="float">
            <text:p>-0.293892</text:p>
          </table:table-cell>
          <table:table-cell office:value-type="float" office:value="0.587784" calcext:value-type="float">
            <text:p>0.587784</text:p>
          </table:table-cell>
          <table:table-cell office:value-type="float" office:value="1.244949" calcext:value-type="float">
            <text:p>1.244949</text:p>
          </table:table-cell>
        </table:table-row>
        <table:table-row table:style-name="ro1">
          <table:table-cell office:value-type="float" office:value="1.452875" calcext:value-type="float">
            <text:p>1.452875</text:p>
          </table:table-cell>
          <table:table-cell office:value-type="float" office:value="1.102312" calcext:value-type="float">
            <text:p>1.102312</text:p>
          </table:table-cell>
          <table:table-cell office:value-type="float" office:value="0.330704" calcext:value-type="float">
            <text:p>0.330704</text:p>
          </table:table-cell>
          <table:table-cell office:value-type="float" office:value="-0.567222" calcext:value-type="float">
            <text:p>-0.567222</text:p>
          </table:table-cell>
          <table:table-cell office:value-type="float" office:value="-1.248489" calcext:value-type="float">
            <text:p>-1.248489</text:p>
          </table:table-cell>
          <table:table-cell office:value-type="float" office:value="-1.452875" calcext:value-type="float">
            <text:p>-1.452875</text:p>
          </table:table-cell>
          <table:table-cell office:value-type="float" office:value="-1.102313" calcext:value-type="float">
            <text:p>-1.102313</text:p>
          </table:table-cell>
          <table:table-cell office:value-type="float" office:value="-0.330703" calcext:value-type="float">
            <text:p>-0.330703</text:p>
          </table:table-cell>
          <table:table-cell office:value-type="float" office:value="0.567221" calcext:value-type="float">
            <text:p>0.567221</text:p>
          </table:table-cell>
          <table:table-cell office:value-type="float" office:value="1.248489" calcext:value-type="float">
            <text:p>1.248489</text:p>
          </table:table-cell>
        </table:table-row>
        <table:table-row table:style-name="ro1">
          <table:table-cell office:value-type="float" office:value="1.473431" calcext:value-type="float">
            <text:p>1.473431</text:p>
          </table:table-cell>
          <table:table-cell office:value-type="float" office:value="1.136961" calcext:value-type="float">
            <text:p>1.136961</text:p>
          </table:table-cell>
          <table:table-cell office:value-type="float" office:value="0.36621" calcext:value-type="float">
            <text:p>0.36621</text:p>
          </table:table-cell>
          <table:table-cell office:value-type="float" office:value="-0.54442" calcext:value-type="float">
            <text:p>-0.54442</text:p>
          </table:table-cell>
          <table:table-cell office:value-type="float" office:value="-1.247101" calcext:value-type="float">
            <text:p>-1.247101</text:p>
          </table:table-cell>
          <table:table-cell office:value-type="float" office:value="-1.473431" calcext:value-type="float">
            <text:p>-1.473431</text:p>
          </table:table-cell>
          <table:table-cell office:value-type="float" office:value="-1.136961" calcext:value-type="float">
            <text:p>-1.136961</text:p>
          </table:table-cell>
          <table:table-cell office:value-type="float" office:value="-0.366209" calcext:value-type="float">
            <text:p>-0.366209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1.2471" calcext:value-type="float">
            <text:p>1.2471</text:p>
          </table:table-cell>
        </table:table-row>
        <table:table-row table:style-name="ro1">
          <table:table-cell office:value-type="float" office:value="1.488172" calcext:value-type="float">
            <text:p>1.488172</text:p>
          </table:table-cell>
          <table:table-cell office:value-type="float" office:value="1.167122" calcext:value-type="float">
            <text:p>1.167122</text:p>
          </table:table-cell>
          <table:table-cell office:value-type="float" office:value="0.40027" calcext:value-type="float">
            <text:p>0.40027</text:p>
          </table:table-cell>
          <table:table-cell office:value-type="float" office:value="-0.51947" calcext:value-type="float">
            <text:p>-0.51947</text:p>
          </table:table-cell>
          <table:table-cell office:value-type="float" office:value="-1.240791" calcext:value-type="float">
            <text:p>-1.240791</text:p>
          </table:table-cell>
          <table:table-cell office:value-type="float" office:value="-1.488172" calcext:value-type="float">
            <text:p>-1.488172</text:p>
          </table:table-cell>
          <table:table-cell office:value-type="float" office:value="-1.167122" calcext:value-type="float">
            <text:p>-1.167122</text:p>
          </table:table-cell>
          <table:table-cell office:value-type="float" office:value="-0.40027" calcext:value-type="float">
            <text:p>-0.40027</text:p>
          </table:table-cell>
          <table:table-cell office:value-type="float" office:value="0.519469" calcext:value-type="float">
            <text:p>0.519469</text:p>
          </table:table-cell>
          <table:table-cell office:value-type="float" office:value="1.240791" calcext:value-type="float">
            <text:p>1.240791</text:p>
          </table:table-cell>
        </table:table-row>
        <table:table-row table:style-name="ro1">
          <table:table-cell office:value-type="float" office:value="1.49704" calcext:value-type="float">
            <text:p>1.49704</text:p>
          </table:table-cell>
          <table:table-cell office:value-type="float" office:value="1.192677" calcext:value-type="float">
            <text:p>1.192677</text:p>
          </table:table-cell>
          <table:table-cell office:value-type="float" office:value="0.432752" calcext:value-type="float">
            <text:p>0.432752</text:p>
          </table:table-cell>
          <table:table-cell office:value-type="float" office:value="-0.492469" calcext:value-type="float">
            <text:p>-0.492469</text:p>
          </table:table-cell>
          <table:table-cell office:value-type="float" office:value="-1.229585" calcext:value-type="float">
            <text:p>-1.229585</text:p>
          </table:table-cell>
          <table:table-cell office:value-type="float" office:value="-1.49704" calcext:value-type="float">
            <text:p>-1.49704</text:p>
          </table:table-cell>
          <table:table-cell office:value-type="float" office:value="-1.192677" calcext:value-type="float">
            <text:p>-1.192677</text:p>
          </table:table-cell>
          <table:table-cell office:value-type="float" office:value="-0.432751" calcext:value-type="float">
            <text:p>-0.432751</text:p>
          </table:table-cell>
          <table:table-cell office:value-type="float" office:value="0.492469" calcext:value-type="float">
            <text:p>0.492469</text:p>
          </table:table-cell>
          <table:table-cell office:value-type="float" office:value="1.229584" calcext:value-type="float">
            <text:p>1.22958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0.463525" calcext:value-type="float">
            <text:p>0.463525</text:p>
          </table:table-cell>
          <table:table-cell office:value-type="float" office:value="-0.463525" calcext:value-type="float">
            <text:p>-0.463525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1.5" calcext:value-type="float">
            <text:p>-1.5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0.463525" calcext:value-type="float">
            <text:p>-0.463525</text:p>
          </table:table-cell>
          <table:table-cell office:value-type="float" office:value="0.463525" calcext:value-type="float">
            <text:p>0.463525</text:p>
          </table:table-cell>
          <table:table-cell office:value-type="float" office:value="1.213525" calcext:value-type="float">
            <text:p>1.213525</text:p>
          </table:table-cell>
        </table:table-row>
        <table:table-row table:style-name="ro1">
          <table:table-cell office:value-type="float" office:value="1.49704" calcext:value-type="float">
            <text:p>1.49704</text:p>
          </table:table-cell>
          <table:table-cell office:value-type="float" office:value="1.229585" calcext:value-type="float">
            <text:p>1.229585</text:p>
          </table:table-cell>
          <table:table-cell office:value-type="float" office:value="0.492469" calcext:value-type="float">
            <text:p>0.492469</text:p>
          </table:table-cell>
          <table:table-cell office:value-type="float" office:value="-0.432752" calcext:value-type="float">
            <text:p>-0.432752</text:p>
          </table:table-cell>
          <table:table-cell office:value-type="float" office:value="-1.192677" calcext:value-type="float">
            <text:p>-1.192677</text:p>
          </table:table-cell>
          <table:table-cell office:value-type="float" office:value="-1.49704" calcext:value-type="float">
            <text:p>-1.49704</text:p>
          </table:table-cell>
          <table:table-cell office:value-type="float" office:value="-1.229584" calcext:value-type="float">
            <text:p>-1.229584</text:p>
          </table:table-cell>
          <table:table-cell office:value-type="float" office:value="-0.492469" calcext:value-type="float">
            <text:p>-0.492469</text:p>
          </table:table-cell>
          <table:table-cell office:value-type="float" office:value="0.432752" calcext:value-type="float">
            <text:p>0.432752</text:p>
          </table:table-cell>
          <table:table-cell office:value-type="float" office:value="1.192677" calcext:value-type="float">
            <text:p>1.192677</text:p>
          </table:table-cell>
        </table:table-row>
        <table:table-row table:style-name="ro1">
          <table:table-cell office:value-type="float" office:value="1.488172" calcext:value-type="float">
            <text:p>1.488172</text:p>
          </table:table-cell>
          <table:table-cell office:value-type="float" office:value="1.240791" calcext:value-type="float">
            <text:p>1.240791</text:p>
          </table:table-cell>
          <table:table-cell office:value-type="float" office:value="0.51947" calcext:value-type="float">
            <text:p>0.51947</text:p>
          </table:table-cell>
          <table:table-cell office:value-type="float" office:value="-0.40027" calcext:value-type="float">
            <text:p>-0.40027</text:p>
          </table:table-cell>
          <table:table-cell office:value-type="float" office:value="-1.167122" calcext:value-type="float">
            <text:p>-1.167122</text:p>
          </table:table-cell>
          <table:table-cell office:value-type="float" office:value="-1.488172" calcext:value-type="float">
            <text:p>-1.488172</text:p>
          </table:table-cell>
          <table:table-cell office:value-type="float" office:value="-1.240791" calcext:value-type="float">
            <text:p>-1.240791</text:p>
          </table:table-cell>
          <table:table-cell office:value-type="float" office:value="-0.51947" calcext:value-type="float">
            <text:p>-0.51947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1.167122" calcext:value-type="float">
            <text:p>1.167122</text:p>
          </table:table-cell>
        </table:table-row>
        <table:table-row table:style-name="ro1">
          <table:table-cell office:value-type="float" office:value="1.473431" calcext:value-type="float">
            <text:p>1.473431</text:p>
          </table:table-cell>
          <table:table-cell office:value-type="float" office:value="1.247101" calcext:value-type="float">
            <text:p>1.247101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-0.36621" calcext:value-type="float">
            <text:p>-0.36621</text:p>
          </table:table-cell>
          <table:table-cell office:value-type="float" office:value="-1.136961" calcext:value-type="float">
            <text:p>-1.136961</text:p>
          </table:table-cell>
          <table:table-cell office:value-type="float" office:value="-1.473431" calcext:value-type="float">
            <text:p>-1.473431</text:p>
          </table:table-cell>
          <table:table-cell office:value-type="float" office:value="-1.2471" calcext:value-type="float">
            <text:p>-1.2471</text:p>
          </table:table-cell>
          <table:table-cell office:value-type="float" office:value="-0.54442" calcext:value-type="float">
            <text:p>-0.54442</text:p>
          </table:table-cell>
          <table:table-cell office:value-type="float" office:value="0.36621" calcext:value-type="float">
            <text:p>0.36621</text:p>
          </table:table-cell>
          <table:table-cell office:value-type="float" office:value="1.136961" calcext:value-type="float">
            <text:p>1.136961</text:p>
          </table:table-cell>
        </table:table-row>
        <table:table-row table:style-name="ro1">
          <table:table-cell office:value-type="float" office:value="1.452875" calcext:value-type="float">
            <text:p>1.452875</text:p>
          </table:table-cell>
          <table:table-cell office:value-type="float" office:value="1.248489" calcext:value-type="float">
            <text:p>1.248489</text:p>
          </table:table-cell>
          <table:table-cell office:value-type="float" office:value="0.567222" calcext:value-type="float">
            <text:p>0.567222</text:p>
          </table:table-cell>
          <table:table-cell office:value-type="float" office:value="-0.330704" calcext:value-type="float">
            <text:p>-0.330704</text:p>
          </table:table-cell>
          <table:table-cell office:value-type="float" office:value="-1.102312" calcext:value-type="float">
            <text:p>-1.102312</text:p>
          </table:table-cell>
          <table:table-cell office:value-type="float" office:value="-1.452875" calcext:value-type="float">
            <text:p>-1.452875</text:p>
          </table:table-cell>
          <table:table-cell office:value-type="float" office:value="-1.248489" calcext:value-type="float">
            <text:p>-1.248489</text:p>
          </table:table-cell>
          <table:table-cell office:value-type="float" office:value="-0.567222" calcext:value-type="float">
            <text:p>-0.567222</text:p>
          </table:table-cell>
          <table:table-cell office:value-type="float" office:value="0.330704" calcext:value-type="float">
            <text:p>0.330704</text:p>
          </table:table-cell>
          <table:table-cell office:value-type="float" office:value="1.102312" calcext:value-type="float">
            <text:p>1.102312</text:p>
          </table:table-cell>
        </table:table-row>
        <table:table-row table:style-name="ro1">
          <table:table-cell office:value-type="float" office:value="1.426585" calcext:value-type="float">
            <text:p>1.426585</text:p>
          </table:table-cell>
          <table:table-cell office:value-type="float" office:value="1.244949" calcext:value-type="float">
            <text:p>1.244949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-0.293892" calcext:value-type="float">
            <text:p>-0.293892</text:p>
          </table:table-cell>
          <table:table-cell office:value-type="float" office:value="-1.063314" calcext:value-type="float">
            <text:p>-1.063314</text:p>
          </table:table-cell>
          <table:table-cell office:value-type="float" office:value="-1.426585" calcext:value-type="float">
            <text:p>-1.426585</text:p>
          </table:table-cell>
          <table:table-cell office:value-type="float" office:value="-1.244949" calcext:value-type="float">
            <text:p>-1.244949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1.063313" calcext:value-type="float">
            <text:p>1.063313</text:p>
          </table:table-cell>
        </table:table-row>
        <table:table-row table:style-name="ro1">
          <table:table-cell office:value-type="float" office:value="1.394665" calcext:value-type="float">
            <text:p>1.394665</text:p>
          </table:table-cell>
          <table:table-cell office:value-type="float" office:value="1.236497" calcext:value-type="float">
            <text:p>1.236497</text:p>
          </table:table-cell>
          <table:table-cell office:value-type="float" office:value="0.606028" calcext:value-type="float">
            <text:p>0.606028</text:p>
          </table:table-cell>
          <table:table-cell office:value-type="float" office:value="-0.255921" calcext:value-type="float">
            <text:p>-0.255921</text:p>
          </table:table-cell>
          <table:table-cell office:value-type="float" office:value="-1.020119" calcext:value-type="float">
            <text:p>-1.020119</text:p>
          </table:table-cell>
          <table:table-cell office:value-type="float" office:value="-1.394665" calcext:value-type="float">
            <text:p>-1.394665</text:p>
          </table:table-cell>
          <table:table-cell office:value-type="float" office:value="-1.236497" calcext:value-type="float">
            <text:p>-1.236497</text:p>
          </table:table-cell>
          <table:table-cell office:value-type="float" office:value="-0.606028" calcext:value-type="float">
            <text:p>-0.606028</text:p>
          </table:table-cell>
          <table:table-cell office:value-type="float" office:value="0.255921" calcext:value-type="float">
            <text:p>0.255921</text:p>
          </table:table-cell>
          <table:table-cell office:value-type="float" office:value="1.020119" calcext:value-type="float">
            <text:p>1.020119</text:p>
          </table:table-cell>
        </table:table-row>
        <table:table-row table:style-name="ro1">
          <table:table-cell office:value-type="float" office:value="1.357241" calcext:value-type="float">
            <text:p>1.357241</text:p>
          </table:table-cell>
          <table:table-cell office:value-type="float" office:value="1.223164" calcext:value-type="float">
            <text:p>1.223164</text:p>
          </table:table-cell>
          <table:table-cell office:value-type="float" office:value="0.62188" calcext:value-type="float">
            <text:p>0.62188</text:p>
          </table:table-cell>
          <table:table-cell office:value-type="float" office:value="-0.21694" calcext:value-type="float">
            <text:p>-0.21694</text:p>
          </table:table-cell>
          <table:table-cell office:value-type="float" office:value="-0.972898" calcext:value-type="float">
            <text:p>-0.972898</text:p>
          </table:table-cell>
          <table:table-cell office:value-type="float" office:value="-1.357241" calcext:value-type="float">
            <text:p>-1.357241</text:p>
          </table:table-cell>
          <table:table-cell office:value-type="float" office:value="-1.223163" calcext:value-type="float">
            <text:p>-1.223163</text:p>
          </table:table-cell>
          <table:table-cell office:value-type="float" office:value="-0.62188" calcext:value-type="float">
            <text:p>-0.62188</text:p>
          </table:table-cell>
          <table:table-cell office:value-type="float" office:value="0.21694" calcext:value-type="float">
            <text:p>0.21694</text:p>
          </table:table-cell>
          <table:table-cell office:value-type="float" office:value="0.972897" calcext:value-type="float">
            <text:p>0.972897</text:p>
          </table:table-cell>
        </table:table-row>
        <table:table-row table:style-name="ro1">
          <table:table-cell office:value-type="float" office:value="1.31446" calcext:value-type="float">
            <text:p>1.31446</text:p>
          </table:table-cell>
          <table:table-cell office:value-type="float" office:value="1.205005" calcext:value-type="float">
            <text:p>1.205005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-0.177103" calcext:value-type="float">
            <text:p>-0.177103</text:p>
          </table:table-cell>
          <table:table-cell office:value-type="float" office:value="-0.921837" calcext:value-type="float">
            <text:p>-0.921837</text:p>
          </table:table-cell>
          <table:table-cell office:value-type="float" office:value="-1.314461" calcext:value-type="float">
            <text:p>-1.314461</text:p>
          </table:table-cell>
          <table:table-cell office:value-type="float" office:value="-1.205005" calcext:value-type="float">
            <text:p>-1.205005</text:p>
          </table:table-cell>
          <table:table-cell office:value-type="float" office:value="-0.635278" calcext:value-type="float">
            <text:p>-0.635278</text:p>
          </table:table-cell>
          <table:table-cell office:value-type="float" office:value="0.177103" calcext:value-type="float">
            <text:p>0.177103</text:p>
          </table:table-cell>
          <table:table-cell office:value-type="float" office:value="0.921837" calcext:value-type="float">
            <text:p>0.921837</text:p>
          </table:table-cell>
        </table:table-row>
        <table:table-row table:style-name="ro1">
          <table:table-cell office:value-type="float" office:value="1.266492" calcext:value-type="float">
            <text:p>1.266492</text:p>
          </table:table-cell>
          <table:table-cell office:value-type="float" office:value="1.182089" calcext:value-type="float">
            <text:p>1.182089</text:p>
          </table:table-cell>
          <table:table-cell office:value-type="float" office:value="0.646168" calcext:value-type="float">
            <text:p>0.646168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-0.867138" calcext:value-type="float">
            <text:p>-0.867138</text:p>
          </table:table-cell>
          <table:table-cell office:value-type="float" office:value="-1.266492" calcext:value-type="float">
            <text:p>-1.266492</text:p>
          </table:table-cell>
          <table:table-cell office:value-type="float" office:value="-1.182088" calcext:value-type="float">
            <text:p>-1.182088</text:p>
          </table:table-cell>
          <table:table-cell office:value-type="float" office:value="-0.646168" calcext:value-type="float">
            <text:p>-0.646168</text:p>
          </table:table-cell>
          <table:table-cell office:value-type="float" office:value="0.136567" calcext:value-type="float">
            <text:p>0.136567</text:p>
          </table:table-cell>
          <table:table-cell office:value-type="float" office:value="0.867138" calcext:value-type="float">
            <text:p>0.867138</text:p>
          </table:table-cell>
        </table:table-row>
        <table:table-row table:style-name="ro1">
          <table:table-cell office:value-type="float" office:value="1.213526" calcext:value-type="float">
            <text:p>1.213526</text:p>
          </table:table-cell>
          <table:table-cell office:value-type="float" office:value="1.154509" calcext:value-type="float">
            <text:p>1.154509</text:p>
          </table:table-cell>
          <table:table-cell office:value-type="float" office:value="0.654508" calcext:value-type="float">
            <text:p>0.654508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-0.809017" calcext:value-type="float">
            <text:p>-0.809017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1.154509" calcext:value-type="float">
            <text:p>-1.154509</text:p>
          </table:table-cell>
          <table:table-cell office:value-type="float" office:value="-0.654508" calcext:value-type="float">
            <text:p>-0.654508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0.809017" calcext:value-type="float">
            <text:p>0.809017</text:p>
          </table:table-cell>
        </table:table-row>
        <table:table-row table:style-name="ro1">
          <table:table-cell office:value-type="float" office:value="1.15577" calcext:value-type="float">
            <text:p>1.15577</text:p>
          </table:table-cell>
          <table:table-cell office:value-type="float" office:value="1.122372" calcext:value-type="float">
            <text:p>1.122372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-0.05404" calcext:value-type="float">
            <text:p>-0.05404</text:p>
          </table:table-cell>
          <table:table-cell office:value-type="float" office:value="-0.747704" calcext:value-type="float">
            <text:p>-0.747704</text:p>
          </table:table-cell>
          <table:table-cell office:value-type="float" office:value="-1.155771" calcext:value-type="float">
            <text:p>-1.155771</text:p>
          </table:table-cell>
          <table:table-cell office:value-type="float" office:value="-1.122372" calcext:value-type="float">
            <text:p>-1.122372</text:p>
          </table:table-cell>
          <table:table-cell office:value-type="float" office:value="-0.660265" calcext:value-type="float">
            <text:p>-0.660265</text:p>
          </table:table-cell>
          <table:table-cell office:value-type="float" office:value="0.05404" calcext:value-type="float">
            <text:p>0.05404</text:p>
          </table:table-cell>
          <table:table-cell office:value-type="float" office:value="0.747704" calcext:value-type="float">
            <text:p>0.747704</text:p>
          </table:table-cell>
        </table:table-row>
        <table:table-row table:style-name="ro1">
          <table:table-cell office:value-type="float" office:value="1.093454" calcext:value-type="float">
            <text:p>1.093454</text:p>
          </table:table-cell>
          <table:table-cell office:value-type="float" office:value="1.085806" calcext:value-type="float">
            <text:p>1.085806</text:p>
          </table:table-cell>
          <table:table-cell office:value-type="float" office:value="0.663417" calcext:value-type="float">
            <text:p>0.663417</text:p>
          </table:table-cell>
          <table:table-cell office:value-type="float" office:value="-0.012374" calcext:value-type="float">
            <text:p>-0.012374</text:p>
          </table:table-cell>
          <table:table-cell office:value-type="float" office:value="-0.683439" calcext:value-type="float">
            <text:p>-0.683439</text:p>
          </table:table-cell>
          <table:table-cell office:value-type="float" office:value="-1.093454" calcext:value-type="float">
            <text:p>-1.093454</text:p>
          </table:table-cell>
          <table:table-cell office:value-type="float" office:value="-1.085806" calcext:value-type="float">
            <text:p>-1.085806</text:p>
          </table:table-cell>
          <table:table-cell office:value-type="float" office:value="-0.663417" calcext:value-type="float">
            <text:p>-0.663417</text:p>
          </table:table-cell>
          <table:table-cell office:value-type="float" office:value="0.012374" calcext:value-type="float">
            <text:p>0.012374</text:p>
          </table:table-cell>
          <table:table-cell office:value-type="float" office:value="0.683439" calcext:value-type="float">
            <text:p>0.683439</text:p>
          </table:table-cell>
        </table:table-row>
        <table:table-row table:style-name="ro1">
          <table:table-cell office:value-type="float" office:value="1.02682" calcext:value-type="float">
            <text:p>1.02682</text:p>
          </table:table-cell>
          <table:table-cell office:value-type="float" office:value="1.044954" calcext:value-type="float">
            <text:p>1.044954</text:p>
          </table:table-cell>
          <table:table-cell office:value-type="float" office:value="0.66395" calcext:value-type="float">
            <text:p>0.66395</text:p>
          </table:table-cell>
          <table:table-cell office:value-type="float" office:value="0.029341" calcext:value-type="float">
            <text:p>0.029341</text:p>
          </table:table-cell>
          <table:table-cell office:value-type="float" office:value="-0.616476" calcext:value-type="float">
            <text:p>-0.616476</text:p>
          </table:table-cell>
          <table:table-cell office:value-type="float" office:value="-1.02682" calcext:value-type="float">
            <text:p>-1.02682</text:p>
          </table:table-cell>
          <table:table-cell office:value-type="float" office:value="-1.044954" calcext:value-type="float">
            <text:p>-1.044954</text:p>
          </table:table-cell>
          <table:table-cell office:value-type="float" office:value="-0.66395" calcext:value-type="float">
            <text:p>-0.66395</text:p>
          </table:table-cell>
          <table:table-cell office:value-type="float" office:value="-0.029341" calcext:value-type="float">
            <text:p>-0.029341</text:p>
          </table:table-cell>
          <table:table-cell office:value-type="float" office:value="0.616476" calcext:value-type="float">
            <text:p>0.616476</text:p>
          </table:table-cell>
        </table:table-row>
        <table:table-row table:style-name="ro1">
          <table:table-cell office:value-type="float" office:value="0.956135" calcext:value-type="float">
            <text:p>0.956135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070939" calcext:value-type="float">
            <text:p>0.070939</text:p>
          </table:table-cell>
          <table:table-cell office:value-type="float" office:value="-0.547081" calcext:value-type="float">
            <text:p>-0.547081</text:p>
          </table:table-cell>
          <table:table-cell office:value-type="float" office:value="-0.956135" calcext:value-type="float">
            <text:p>-0.956135</text:p>
          </table:table-cell>
          <table:table-cell office:value-type="float" office:value="-0.999978" calcext:value-type="float">
            <text:p>-0.999978</text:p>
          </table:table-cell>
          <table:table-cell office:value-type="float" office:value="-0.661863" calcext:value-type="float">
            <text:p>-0.661863</text:p>
          </table:table-cell>
          <table:table-cell office:value-type="float" office:value="-0.070939" calcext:value-type="float">
            <text:p>-0.070939</text:p>
          </table:table-cell>
          <table:table-cell office:value-type="float" office:value="0.547081" calcext:value-type="float">
            <text:p>0.547081</text:p>
          </table:table-cell>
        </table:table-row>
        <table:table-row table:style-name="ro1">
          <table:table-cell office:value-type="float" office:value="0.881677" calcext:value-type="float">
            <text:p>0.881677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112258" calcext:value-type="float">
            <text:p>0.112258</text:p>
          </table:table-cell>
          <table:table-cell office:value-type="float" office:value="-0.475527" calcext:value-type="float">
            <text:p>-0.475527</text:p>
          </table:table-cell>
          <table:table-cell office:value-type="float" office:value="-0.881677" calcext:value-type="float">
            <text:p>-0.881677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-0.657163" calcext:value-type="float">
            <text:p>-0.657163</text:p>
          </table:table-cell>
          <table:table-cell office:value-type="float" office:value="-0.112258" calcext:value-type="float">
            <text:p>-0.112258</text:p>
          </table:table-cell>
          <table:table-cell office:value-type="float" office:value="0.475527" calcext:value-type="float">
            <text:p>0.475527</text:p>
          </table:table-cell>
        </table:table-row>
        <table:table-row table:style-name="ro1">
          <table:table-cell office:value-type="float" office:value="0.803739" calcext:value-type="float">
            <text:p>0.803739</text:p>
          </table:table-cell>
          <table:table-cell office:value-type="float" office:value="0.898381" calcext:value-type="float">
            <text:p>0.898381</text:p>
          </table:table-cell>
          <table:table-cell office:value-type="float" office:value="0.649871" calcext:value-type="float">
            <text:p>0.649871</text:p>
          </table:table-cell>
          <table:table-cell office:value-type="float" office:value="0.153133" calcext:value-type="float">
            <text:p>0.153133</text:p>
          </table:table-cell>
          <table:table-cell office:value-type="float" office:value="-0.402097" calcext:value-type="float">
            <text:p>-0.402097</text:p>
          </table:table-cell>
          <table:table-cell office:value-type="float" office:value="-0.803739" calcext:value-type="float">
            <text:p>-0.803739</text:p>
          </table:table-cell>
          <table:table-cell office:value-type="float" office:value="-0.89838" calcext:value-type="float">
            <text:p>-0.89838</text:p>
          </table:table-cell>
          <table:table-cell office:value-type="float" office:value="-0.649871" calcext:value-type="float">
            <text:p>-0.649871</text:p>
          </table:table-cell>
          <table:table-cell office:value-type="float" office:value="-0.153133" calcext:value-type="float">
            <text:p>-0.153133</text:p>
          </table:table-cell>
          <table:table-cell office:value-type="float" office:value="0.402097" calcext:value-type="float">
            <text:p>0.402097</text:p>
          </table:table-cell>
        </table:table-row>
        <table:table-row table:style-name="ro1">
          <table:table-cell office:value-type="float" office:value="0.72263" calcext:value-type="float">
            <text:p>0.72263</text:p>
          </table:table-cell>
          <table:table-cell office:value-type="float" office:value="0.84216" calcext:value-type="float">
            <text:p>0.84216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193404" calcext:value-type="float">
            <text:p>0.193404</text:p>
          </table:table-cell>
          <table:table-cell office:value-type="float" office:value="-0.32708" calcext:value-type="float">
            <text:p>-0.32708</text:p>
          </table:table-cell>
          <table:table-cell office:value-type="float" office:value="-0.72263" calcext:value-type="float">
            <text:p>-0.72263</text:p>
          </table:table-cell>
          <table:table-cell office:value-type="float" office:value="-0.842161" calcext:value-type="float">
            <text:p>-0.842161</text:p>
          </table:table-cell>
          <table:table-cell office:value-type="float" office:value="-0.640013" calcext:value-type="float">
            <text:p>-0.640013</text:p>
          </table:table-cell>
          <table:table-cell office:value-type="float" office:value="-0.193404" calcext:value-type="float">
            <text:p>-0.193404</text:p>
          </table:table-cell>
          <table:table-cell office:value-type="float" office:value="0.32708" calcext:value-type="float">
            <text:p>0.32708</text:p>
          </table:table-cell>
        </table:table-row>
        <table:table-row table:style-name="ro1">
          <table:table-cell office:value-type="float" office:value="0.638668" calcext:value-type="float">
            <text:p>0.638668</text:p>
          </table:table-cell>
          <table:table-cell office:value-type="float" office:value="0.782615" calcext:value-type="float">
            <text:p>0.782615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0.232912" calcext:value-type="float">
            <text:p>0.232912</text:p>
          </table:table-cell>
          <table:table-cell office:value-type="float" office:value="-0.250771" calcext:value-type="float">
            <text:p>-0.250771</text:p>
          </table:table-cell>
          <table:table-cell office:value-type="float" office:value="-0.638668" calcext:value-type="float">
            <text:p>-0.638668</text:p>
          </table:table-cell>
          <table:table-cell office:value-type="float" office:value="-0.782615" calcext:value-type="float">
            <text:p>-0.782615</text:p>
          </table:table-cell>
          <table:table-cell office:value-type="float" office:value="-0.62763" calcext:value-type="float">
            <text:p>-0.62763</text:p>
          </table:table-cell>
          <table:table-cell office:value-type="float" office:value="-0.232912" calcext:value-type="float">
            <text:p>-0.232912</text:p>
          </table:table-cell>
          <table:table-cell office:value-type="float" office:value="0.250771" calcext:value-type="float">
            <text:p>0.250771</text:p>
          </table:table-cell>
        </table:table-row>
        <table:table-row table:style-name="ro1">
          <table:table-cell office:value-type="float" office:value="0.552186" calcext:value-type="float">
            <text:p>0.552186</text:p>
          </table:table-cell>
          <table:table-cell office:value-type="float" office:value="0.719982" calcext:value-type="float">
            <text:p>0.719982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2715" calcext:value-type="float">
            <text:p>0.2715</text:p>
          </table:table-cell>
          <table:table-cell office:value-type="float" office:value="-0.173473" calcext:value-type="float">
            <text:p>-0.173473</text:p>
          </table:table-cell>
          <table:table-cell office:value-type="float" office:value="-0.552186" calcext:value-type="float">
            <text:p>-0.552186</text:p>
          </table:table-cell>
          <table:table-cell office:value-type="float" office:value="-0.719983" calcext:value-type="float">
            <text:p>-0.719983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2715" calcext:value-type="float">
            <text:p>-0.2715</text:p>
          </table:table-cell>
          <table:table-cell office:value-type="float" office:value="0.173473" calcext:value-type="float">
            <text:p>0.173473</text:p>
          </table:table-cell>
        </table:table-row>
        <table:table-row table:style-name="ro1">
          <table:table-cell office:value-type="float" office:value="0.463525" calcext:value-type="float">
            <text:p>0.463525</text:p>
          </table:table-cell>
          <table:table-cell office:value-type="float" office:value="0.654508" calcext:value-type="float">
            <text:p>0.654508</text:p>
          </table:table-cell>
          <table:table-cell office:value-type="float" office:value="0.595491" calcext:value-type="float">
            <text:p>0.595491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-0.095491" calcext:value-type="float">
            <text:p>-0.095491</text:p>
          </table:table-cell>
          <table:table-cell office:value-type="float" office:value="-0.463525" calcext:value-type="float">
            <text:p>-0.463525</text:p>
          </table:table-cell>
          <table:table-cell office:value-type="float" office:value="-0.654508" calcext:value-type="float">
            <text:p>-0.654508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0.095491" calcext:value-type="float">
            <text:p>0.095491</text:p>
          </table:table-cell>
        </table:table-row>
        <table:table-row table:style-name="ro1">
          <table:table-cell office:value-type="float" office:value="0.373035" calcext:value-type="float">
            <text:p>0.373035</text:p>
          </table:table-cell>
          <table:table-cell office:value-type="float" office:value="0.586451" calcext:value-type="float">
            <text:p>0.586451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345315" calcext:value-type="float">
            <text:p>0.345315</text:p>
          </table:table-cell>
          <table:table-cell office:value-type="float" office:value="-0.017131" calcext:value-type="float">
            <text:p>-0.017131</text:p>
          </table:table-cell>
          <table:table-cell office:value-type="float" office:value="-0.373035" calcext:value-type="float">
            <text:p>-0.373035</text:p>
          </table:table-cell>
          <table:table-cell office:value-type="float" office:value="-0.586451" calcext:value-type="float">
            <text:p>-0.586451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345315" calcext:value-type="float">
            <text:p>-0.345315</text:p>
          </table:table-cell>
          <table:table-cell office:value-type="float" office:value="0.017132" calcext:value-type="float">
            <text:p>0.017132</text:p>
          </table:table-cell>
        </table:table-row>
        <table:table-row table:style-name="ro1">
          <table:table-cell office:value-type="float" office:value="0.281072" calcext:value-type="float">
            <text:p>0.281072</text:p>
          </table:table-cell>
          <table:table-cell office:value-type="float" office:value="0.516079" calcext:value-type="float">
            <text:p>0.516079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38025" calcext:value-type="float">
            <text:p>0.38025</text:p>
          </table:table-cell>
          <table:table-cell office:value-type="float" office:value="0.061296" calcext:value-type="float">
            <text:p>0.061296</text:p>
          </table:table-cell>
          <table:table-cell office:value-type="float" office:value="-0.281072" calcext:value-type="float">
            <text:p>-0.281072</text:p>
          </table:table-cell>
          <table:table-cell office:value-type="float" office:value="-0.516078" calcext:value-type="float">
            <text:p>-0.516078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38025" calcext:value-type="float">
            <text:p>-0.38025</text:p>
          </table:table-cell>
          <table:table-cell office:value-type="float" office:value="-0.061295" calcext:value-type="float">
            <text:p>-0.061295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13684" calcext:value-type="float">
            <text:p>0.413684</text:p>
          </table:table-cell>
          <table:table-cell office:value-type="float" office:value="0.139481" calcext:value-type="float">
            <text:p>0.139481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44367" calcext:value-type="float">
            <text:p>-0.44367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13684" calcext:value-type="float">
            <text:p>-0.413684</text:p>
          </table:table-cell>
          <table:table-cell office:value-type="float" office:value="-0.139481" calcext:value-type="float">
            <text:p>-0.139481</text:p>
          </table:table-cell>
        </table:table-row>
        <table:table-row table:style-name="ro1">
          <table:table-cell office:value-type="float" office:value="0.094186" calcext:value-type="float">
            <text:p>0.094186</text:p>
          </table:table-cell>
          <table:table-cell office:value-type="float" office:value="0.36951" calcext:value-type="float">
            <text:p>0.36951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445485" calcext:value-type="float">
            <text:p>0.445485</text:p>
          </table:table-cell>
          <table:table-cell office:value-type="float" office:value="0.217115" calcext:value-type="float">
            <text:p>0.217115</text:p>
          </table:table-cell>
          <table:table-cell office:value-type="float" office:value="-0.094186" calcext:value-type="float">
            <text:p>-0.094186</text:p>
          </table:table-cell>
          <table:table-cell office:value-type="float" office:value="-0.36951" calcext:value-type="float">
            <text:p>-0.36951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445485" calcext:value-type="float">
            <text:p>-0.445485</text:p>
          </table:table-cell>
          <table:table-cell office:value-type="float" office:value="-0.217114" calcext:value-type="float">
            <text:p>-0.21711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93892" calcext:value-type="float">
            <text:p>0.293892</text:p>
          </table:table-cell>
          <table:table-cell table:number-columns-repeated="2" office:value-type="float" office:value="0.475528" calcext:value-type="float">
            <text:p>0.475528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-0" calcext:value-type="float">
            <text:p>0</text:p>
          </table:table-cell>
          <table:table-cell office:value-type="float" office:value="-0.293893" calcext:value-type="float">
            <text:p>-0.293893</text:p>
          </table:table-cell>
          <table:table-cell table:number-columns-repeated="2" office:value-type="float" office:value="-0.475528" calcext:value-type="float">
            <text:p>-0.475528</text:p>
          </table:table-cell>
          <table:table-cell office:value-type="float" office:value="-0.293893" calcext:value-type="float">
            <text:p>-0.293893</text:p>
          </table:table-cell>
        </table:table-row>
        <table:table-row table:style-name="ro1">
          <table:table-cell office:value-type="float" office:value="-0.094186" calcext:value-type="float">
            <text:p>-0.094186</text:p>
          </table:table-cell>
          <table:table-cell office:value-type="float" office:value="0.217115" calcext:value-type="float">
            <text:p>0.217115</text:p>
          </table:table-cell>
          <table:table-cell office:value-type="float" office:value="0.445485" calcext:value-type="float">
            <text:p>0.445485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369511" calcext:value-type="float">
            <text:p>0.369511</text:p>
          </table:table-cell>
          <table:table-cell office:value-type="float" office:value="0.094185" calcext:value-type="float">
            <text:p>0.094185</text:p>
          </table:table-cell>
          <table:table-cell office:value-type="float" office:value="-0.217114" calcext:value-type="float">
            <text:p>-0.217114</text:p>
          </table:table-cell>
          <table:table-cell office:value-type="float" office:value="-0.445485" calcext:value-type="float">
            <text:p>-0.445485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36951" calcext:value-type="float">
            <text:p>-0.36951</text:p>
          </table:table-cell>
        </table:table-row>
        <table:table-row table:style-name="ro1">
          <table:table-cell office:value-type="float" office:value="-0.188" calcext:value-type="float">
            <text:p>-0.188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0.413684" calcext:value-type="float">
            <text:p>0.413684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43671" calcext:value-type="float">
            <text:p>0.443671</text:p>
          </table:table-cell>
          <table:table-cell office:value-type="float" office:value="0.187999" calcext:value-type="float">
            <text:p>0.187999</text:p>
          </table:table-cell>
          <table:table-cell office:value-type="float" office:value="-0.13948" calcext:value-type="float">
            <text:p>-0.13948</text:p>
          </table:table-cell>
          <table:table-cell office:value-type="float" office:value="-0.413684" calcext:value-type="float">
            <text:p>-0.413684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43671" calcext:value-type="float">
            <text:p>-0.443671</text:p>
          </table:table-cell>
        </table:table-row>
        <table:table-row table:style-name="ro1">
          <table:table-cell office:value-type="float" office:value="-0.281072" calcext:value-type="float">
            <text:p>-0.281072</text:p>
          </table:table-cell>
          <table:table-cell office:value-type="float" office:value="0.061295" calcext:value-type="float">
            <text:p>0.061295</text:p>
          </table:table-cell>
          <table:table-cell office:value-type="float" office:value="0.38025" calcext:value-type="float">
            <text:p>0.38025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516079" calcext:value-type="float">
            <text:p>0.516079</text:p>
          </table:table-cell>
          <table:table-cell office:value-type="float" office:value="0.281072" calcext:value-type="float">
            <text:p>0.281072</text:p>
          </table:table-cell>
          <table:table-cell office:value-type="float" office:value="-0.061295" calcext:value-type="float">
            <text:p>-0.061295</text:p>
          </table:table-cell>
          <table:table-cell office:value-type="float" office:value="-0.38025" calcext:value-type="float">
            <text:p>-0.38025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516078" calcext:value-type="float">
            <text:p>-0.516078</text:p>
          </table:table-cell>
        </table:table-row>
        <table:table-row table:style-name="ro1">
          <table:table-cell office:value-type="float" office:value="-0.373035" calcext:value-type="float">
            <text:p>-0.373035</text:p>
          </table:table-cell>
          <table:table-cell office:value-type="float" office:value="-0.017132" calcext:value-type="float">
            <text:p>-0.017132</text:p>
          </table:table-cell>
          <table:table-cell office:value-type="float" office:value="0.345315" calcext:value-type="float">
            <text:p>0.345315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586451" calcext:value-type="float">
            <text:p>0.586451</text:p>
          </table:table-cell>
          <table:table-cell office:value-type="float" office:value="0.373034" calcext:value-type="float">
            <text:p>0.373034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-0.345315" calcext:value-type="float">
            <text:p>-0.345315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586451" calcext:value-type="float">
            <text:p>-0.586451</text:p>
          </table:table-cell>
        </table:table-row>
        <table:table-row table:style-name="ro1">
          <table:table-cell office:value-type="float" office:value="-0.463525" calcext:value-type="float">
            <text:p>-0.463525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0.595491" calcext:value-type="float">
            <text:p>0.595491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0.463525" calcext:value-type="float">
            <text:p>0.463525</text:p>
          </table:table-cell>
          <table:table-cell office:value-type="float" office:value="0.095491" calcext:value-type="float">
            <text:p>0.095491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654508" calcext:value-type="float">
            <text:p>-0.654508</text:p>
          </table:table-cell>
        </table:table-row>
        <table:table-row table:style-name="ro1">
          <table:table-cell office:value-type="float" office:value="-0.552186" calcext:value-type="float">
            <text:p>-0.552186</text:p>
          </table:table-cell>
          <table:table-cell office:value-type="float" office:value="-0.173474" calcext:value-type="float">
            <text:p>-0.173474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719983" calcext:value-type="float">
            <text:p>0.719983</text:p>
          </table:table-cell>
          <table:table-cell office:value-type="float" office:value="0.552186" calcext:value-type="float">
            <text:p>0.552186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-0.2715" calcext:value-type="float">
            <text:p>-0.2715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719983" calcext:value-type="float">
            <text:p>-0.719983</text:p>
          </table:table-cell>
        </table:table-row>
        <table:table-row table:style-name="ro1">
          <table:table-cell office:value-type="float" office:value="-0.638668" calcext:value-type="float">
            <text:p>-0.638668</text:p>
          </table:table-cell>
          <table:table-cell office:value-type="float" office:value="-0.250772" calcext:value-type="float">
            <text:p>-0.250772</text:p>
          </table:table-cell>
          <table:table-cell office:value-type="float" office:value="0.232912" calcext:value-type="float">
            <text:p>0.232912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0.782616" calcext:value-type="float">
            <text:p>0.782616</text:p>
          </table:table-cell>
          <table:table-cell office:value-type="float" office:value="0.638668" calcext:value-type="float">
            <text:p>0.638668</text:p>
          </table:table-cell>
          <table:table-cell office:value-type="float" office:value="0.250771" calcext:value-type="float">
            <text:p>0.250771</text:p>
          </table:table-cell>
          <table:table-cell office:value-type="float" office:value="-0.232912" calcext:value-type="float">
            <text:p>-0.232912</text:p>
          </table:table-cell>
          <table:table-cell office:value-type="float" office:value="-0.62763" calcext:value-type="float">
            <text:p>-0.62763</text:p>
          </table:table-cell>
          <table:table-cell office:value-type="float" office:value="-0.782615" calcext:value-type="float">
            <text:p>-0.782615</text:p>
          </table:table-cell>
        </table:table-row>
        <table:table-row table:style-name="ro1">
          <table:table-cell office:value-type="float" office:value="-0.72263" calcext:value-type="float">
            <text:p>-0.72263</text:p>
          </table:table-cell>
          <table:table-cell office:value-type="float" office:value="-0.32708" calcext:value-type="float">
            <text:p>-0.32708</text:p>
          </table:table-cell>
          <table:table-cell office:value-type="float" office:value="0.193404" calcext:value-type="float">
            <text:p>0.193404</text:p>
          </table:table-cell>
          <table:table-cell office:value-type="float" office:value="0.640013" calcext:value-type="float">
            <text:p>0.640013</text:p>
          </table:table-cell>
          <table:table-cell office:value-type="float" office:value="0.84216" calcext:value-type="float">
            <text:p>0.84216</text:p>
          </table:table-cell>
          <table:table-cell office:value-type="float" office:value="0.72263" calcext:value-type="float">
            <text:p>0.72263</text:p>
          </table:table-cell>
          <table:table-cell office:value-type="float" office:value="0.32708" calcext:value-type="float">
            <text:p>0.32708</text:p>
          </table:table-cell>
          <table:table-cell office:value-type="float" office:value="-0.193404" calcext:value-type="float">
            <text:p>-0.193404</text:p>
          </table:table-cell>
          <table:table-cell office:value-type="float" office:value="-0.640013" calcext:value-type="float">
            <text:p>-0.640013</text:p>
          </table:table-cell>
          <table:table-cell office:value-type="float" office:value="-0.842161" calcext:value-type="float">
            <text:p>-0.842161</text:p>
          </table:table-cell>
        </table:table-row>
        <table:table-row table:style-name="ro1">
          <table:table-cell office:value-type="float" office:value="-0.803739" calcext:value-type="float">
            <text:p>-0.803739</text:p>
          </table:table-cell>
          <table:table-cell office:value-type="float" office:value="-0.402098" calcext:value-type="float">
            <text:p>-0.402098</text:p>
          </table:table-cell>
          <table:table-cell office:value-type="float" office:value="0.153133" calcext:value-type="float">
            <text:p>0.153133</text:p>
          </table:table-cell>
          <table:table-cell office:value-type="float" office:value="0.649871" calcext:value-type="float">
            <text:p>0.649871</text:p>
          </table:table-cell>
          <table:table-cell office:value-type="float" office:value="0.898381" calcext:value-type="float">
            <text:p>0.898381</text:p>
          </table:table-cell>
          <table:table-cell office:value-type="float" office:value="0.80374" calcext:value-type="float">
            <text:p>0.80374</text:p>
          </table:table-cell>
          <table:table-cell office:value-type="float" office:value="0.402097" calcext:value-type="float">
            <text:p>0.402097</text:p>
          </table:table-cell>
          <table:table-cell office:value-type="float" office:value="-0.153133" calcext:value-type="float">
            <text:p>-0.153133</text:p>
          </table:table-cell>
          <table:table-cell office:value-type="float" office:value="-0.649871" calcext:value-type="float">
            <text:p>-0.649871</text:p>
          </table:table-cell>
          <table:table-cell office:value-type="float" office:value="-0.89838" calcext:value-type="float">
            <text:p>-0.89838</text:p>
          </table:table-cell>
        </table:table-row>
        <table:table-row table:style-name="ro1">
          <table:table-cell office:value-type="float" office:value="-0.881677" calcext:value-type="float">
            <text:p>-0.881677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0.112258" calcext:value-type="float">
            <text:p>0.112258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0.881677" calcext:value-type="float">
            <text:p>0.881677</text:p>
          </table:table-cell>
          <table:table-cell office:value-type="float" office:value="0.475527" calcext:value-type="float">
            <text:p>0.475527</text:p>
          </table:table-cell>
          <table:table-cell office:value-type="float" office:value="-0.112258" calcext:value-type="float">
            <text:p>-0.112258</text:p>
          </table:table-cell>
          <table:table-cell office:value-type="float" office:value="-0.657163" calcext:value-type="float">
            <text:p>-0.657163</text:p>
          </table:table-cell>
          <table:table-cell office:value-type="float" office:value="-0.951057" calcext:value-type="float">
            <text:p>-0.951057</text:p>
          </table:table-cell>
        </table:table-row>
        <table:table-row table:style-name="ro1">
          <table:table-cell office:value-type="float" office:value="-0.956135" calcext:value-type="float">
            <text:p>-0.956135</text:p>
          </table:table-cell>
          <table:table-cell office:value-type="float" office:value="-0.547082" calcext:value-type="float">
            <text:p>-0.547082</text:p>
          </table:table-cell>
          <table:table-cell office:value-type="float" office:value="0.070939" calcext:value-type="float">
            <text:p>0.070939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56135" calcext:value-type="float">
            <text:p>0.956135</text:p>
          </table:table-cell>
          <table:table-cell office:value-type="float" office:value="0.547081" calcext:value-type="float">
            <text:p>0.547081</text:p>
          </table:table-cell>
          <table:table-cell office:value-type="float" office:value="-0.070939" calcext:value-type="float">
            <text:p>-0.070939</text:p>
          </table:table-cell>
          <table:table-cell office:value-type="float" office:value="-0.661863" calcext:value-type="float">
            <text:p>-0.661863</text:p>
          </table:table-cell>
          <table:table-cell office:value-type="float" office:value="-0.999978" calcext:value-type="float">
            <text:p>-0.999978</text:p>
          </table:table-cell>
        </table:table-row>
        <table:table-row table:style-name="ro1">
          <table:table-cell office:value-type="float" office:value="-1.02682" calcext:value-type="float">
            <text:p>-1.02682</text:p>
          </table:table-cell>
          <table:table-cell office:value-type="float" office:value="-0.616477" calcext:value-type="float">
            <text:p>-0.616477</text:p>
          </table:table-cell>
          <table:table-cell office:value-type="float" office:value="0.029341" calcext:value-type="float">
            <text:p>0.029341</text:p>
          </table:table-cell>
          <table:table-cell office:value-type="float" office:value="0.66395" calcext:value-type="float">
            <text:p>0.66395</text:p>
          </table:table-cell>
          <table:table-cell office:value-type="float" office:value="1.044953" calcext:value-type="float">
            <text:p>1.044953</text:p>
          </table:table-cell>
          <table:table-cell office:value-type="float" office:value="1.02682" calcext:value-type="float">
            <text:p>1.02682</text:p>
          </table:table-cell>
          <table:table-cell office:value-type="float" office:value="0.616476" calcext:value-type="float">
            <text:p>0.616476</text:p>
          </table:table-cell>
          <table:table-cell office:value-type="float" office:value="-0.029341" calcext:value-type="float">
            <text:p>-0.029341</text:p>
          </table:table-cell>
          <table:table-cell office:value-type="float" office:value="-0.66395" calcext:value-type="float">
            <text:p>-0.66395</text:p>
          </table:table-cell>
          <table:table-cell office:value-type="float" office:value="-1.044954" calcext:value-type="float">
            <text:p>-1.044954</text:p>
          </table:table-cell>
        </table:table-row>
        <table:table-row table:style-name="ro1">
          <table:table-cell office:value-type="float" office:value="-1.093454" calcext:value-type="float">
            <text:p>-1.093454</text:p>
          </table:table-cell>
          <table:table-cell office:value-type="float" office:value="-0.68344" calcext:value-type="float">
            <text:p>-0.68344</text:p>
          </table:table-cell>
          <table:table-cell office:value-type="float" office:value="-0.012374" calcext:value-type="float">
            <text:p>-0.012374</text:p>
          </table:table-cell>
          <table:table-cell office:value-type="float" office:value="0.663417" calcext:value-type="float">
            <text:p>0.663417</text:p>
          </table:table-cell>
          <table:table-cell office:value-type="float" office:value="1.085806" calcext:value-type="float">
            <text:p>1.085806</text:p>
          </table:table-cell>
          <table:table-cell office:value-type="float" office:value="1.093454" calcext:value-type="float">
            <text:p>1.093454</text:p>
          </table:table-cell>
          <table:table-cell office:value-type="float" office:value="0.683439" calcext:value-type="float">
            <text:p>0.683439</text:p>
          </table:table-cell>
          <table:table-cell office:value-type="float" office:value="0.012374" calcext:value-type="float">
            <text:p>0.012374</text:p>
          </table:table-cell>
          <table:table-cell office:value-type="float" office:value="-0.663417" calcext:value-type="float">
            <text:p>-0.663417</text:p>
          </table:table-cell>
          <table:table-cell office:value-type="float" office:value="-1.085806" calcext:value-type="float">
            <text:p>-1.085806</text:p>
          </table:table-cell>
        </table:table-row>
        <table:table-row table:style-name="ro1">
          <table:table-cell office:value-type="float" office:value="-1.15577" calcext:value-type="float">
            <text:p>-1.15577</text:p>
          </table:table-cell>
          <table:table-cell office:value-type="float" office:value="-0.747704" calcext:value-type="float">
            <text:p>-0.747704</text:p>
          </table:table-cell>
          <table:table-cell office:value-type="float" office:value="-0.05404" calcext:value-type="float">
            <text:p>-0.05404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1.122372" calcext:value-type="float">
            <text:p>1.122372</text:p>
          </table:table-cell>
          <table:table-cell office:value-type="float" office:value="1.15577" calcext:value-type="float">
            <text:p>1.15577</text:p>
          </table:table-cell>
          <table:table-cell office:value-type="float" office:value="0.747704" calcext:value-type="float">
            <text:p>0.747704</text:p>
          </table:table-cell>
          <table:table-cell office:value-type="float" office:value="0.05404" calcext:value-type="float">
            <text:p>0.05404</text:p>
          </table:table-cell>
          <table:table-cell office:value-type="float" office:value="-0.660265" calcext:value-type="float">
            <text:p>-0.660265</text:p>
          </table:table-cell>
          <table:table-cell office:value-type="float" office:value="-1.122371" calcext:value-type="float">
            <text:p>-1.122371</text:p>
          </table:table-cell>
        </table:table-row>
        <table:table-row table:style-name="ro1">
          <table:table-cell office:value-type="float" office:value="-1.213526" calcext:value-type="float">
            <text:p>-1.213526</text:p>
          </table:table-cell>
          <table:table-cell office:value-type="float" office:value="-0.809018" calcext:value-type="float">
            <text:p>-0.809018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1.154509" calcext:value-type="float">
            <text:p>1.154509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0.809017" calcext:value-type="float">
            <text:p>0.809017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-0.654508" calcext:value-type="float">
            <text:p>-0.654508</text:p>
          </table:table-cell>
          <table:table-cell office:value-type="float" office:value="-1.154509" calcext:value-type="float">
            <text:p>-1.154509</text:p>
          </table:table-cell>
        </table:table-row>
        <table:table-row table:style-name="ro1">
          <table:table-cell office:value-type="float" office:value="-1.266492" calcext:value-type="float">
            <text:p>-1.266492</text:p>
          </table:table-cell>
          <table:table-cell office:value-type="float" office:value="-0.867139" calcext:value-type="float">
            <text:p>-0.867139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0.646167" calcext:value-type="float">
            <text:p>0.646167</text:p>
          </table:table-cell>
          <table:table-cell office:value-type="float" office:value="1.18209" calcext:value-type="float">
            <text:p>1.18209</text:p>
          </table:table-cell>
          <table:table-cell office:value-type="float" office:value="1.266492" calcext:value-type="float">
            <text:p>1.266492</text:p>
          </table:table-cell>
          <table:table-cell office:value-type="float" office:value="0.867138" calcext:value-type="float">
            <text:p>0.867138</text:p>
          </table:table-cell>
          <table:table-cell office:value-type="float" office:value="0.136567" calcext:value-type="float">
            <text:p>0.136567</text:p>
          </table:table-cell>
          <table:table-cell office:value-type="float" office:value="-0.646168" calcext:value-type="float">
            <text:p>-0.646168</text:p>
          </table:table-cell>
          <table:table-cell office:value-type="float" office:value="-1.182088" calcext:value-type="float">
            <text:p>-1.182088</text:p>
          </table:table-cell>
        </table:table-row>
        <table:table-row table:style-name="ro1">
          <table:table-cell office:value-type="float" office:value="-1.31446" calcext:value-type="float">
            <text:p>-1.31446</text:p>
          </table:table-cell>
          <table:table-cell office:value-type="float" office:value="-0.921838" calcext:value-type="float">
            <text:p>-0.921838</text:p>
          </table:table-cell>
          <table:table-cell office:value-type="float" office:value="-0.177103" calcext:value-type="float">
            <text:p>-0.177103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1.205005" calcext:value-type="float">
            <text:p>1.205005</text:p>
          </table:table-cell>
          <table:table-cell office:value-type="float" office:value="1.31446" calcext:value-type="float">
            <text:p>1.31446</text:p>
          </table:table-cell>
          <table:table-cell office:value-type="float" office:value="0.921837" calcext:value-type="float">
            <text:p>0.921837</text:p>
          </table:table-cell>
          <table:table-cell office:value-type="float" office:value="0.177103" calcext:value-type="float">
            <text:p>0.177103</text:p>
          </table:table-cell>
          <table:table-cell office:value-type="float" office:value="-0.635278" calcext:value-type="float">
            <text:p>-0.635278</text:p>
          </table:table-cell>
          <table:table-cell office:value-type="float" office:value="-1.205005" calcext:value-type="float">
            <text:p>-1.205005</text:p>
          </table:table-cell>
        </table:table-row>
        <table:table-row table:style-name="ro1">
          <table:table-cell office:value-type="float" office:value="-1.357241" calcext:value-type="float">
            <text:p>-1.357241</text:p>
          </table:table-cell>
          <table:table-cell office:value-type="float" office:value="-0.972898" calcext:value-type="float">
            <text:p>-0.972898</text:p>
          </table:table-cell>
          <table:table-cell office:value-type="float" office:value="-0.21694" calcext:value-type="float">
            <text:p>-0.21694</text:p>
          </table:table-cell>
          <table:table-cell office:value-type="float" office:value="0.62188" calcext:value-type="float">
            <text:p>0.62188</text:p>
          </table:table-cell>
          <table:table-cell office:value-type="float" office:value="1.223165" calcext:value-type="float">
            <text:p>1.223165</text:p>
          </table:table-cell>
          <table:table-cell office:value-type="float" office:value="1.357241" calcext:value-type="float">
            <text:p>1.357241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0.21694" calcext:value-type="float">
            <text:p>0.21694</text:p>
          </table:table-cell>
          <table:table-cell office:value-type="float" office:value="-0.62188" calcext:value-type="float">
            <text:p>-0.62188</text:p>
          </table:table-cell>
          <table:table-cell office:value-type="float" office:value="-1.223163" calcext:value-type="float">
            <text:p>-1.223163</text:p>
          </table:table-cell>
        </table:table-row>
        <table:table-row table:style-name="ro1">
          <table:table-cell office:value-type="float" office:value="-1.394665" calcext:value-type="float">
            <text:p>-1.394665</text:p>
          </table:table-cell>
          <table:table-cell office:value-type="float" office:value="-1.020119" calcext:value-type="float">
            <text:p>-1.020119</text:p>
          </table:table-cell>
          <table:table-cell office:value-type="float" office:value="-0.255921" calcext:value-type="float">
            <text:p>-0.255921</text:p>
          </table:table-cell>
          <table:table-cell office:value-type="float" office:value="0.606028" calcext:value-type="float">
            <text:p>0.606028</text:p>
          </table:table-cell>
          <table:table-cell office:value-type="float" office:value="1.236497" calcext:value-type="float">
            <text:p>1.236497</text:p>
          </table:table-cell>
          <table:table-cell office:value-type="float" office:value="1.394665" calcext:value-type="float">
            <text:p>1.394665</text:p>
          </table:table-cell>
          <table:table-cell office:value-type="float" office:value="1.020118" calcext:value-type="float">
            <text:p>1.020118</text:p>
          </table:table-cell>
          <table:table-cell office:value-type="float" office:value="0.255921" calcext:value-type="float">
            <text:p>0.255921</text:p>
          </table:table-cell>
          <table:table-cell office:value-type="float" office:value="-0.606029" calcext:value-type="float">
            <text:p>-0.606029</text:p>
          </table:table-cell>
          <table:table-cell office:value-type="float" office:value="-1.236497" calcext:value-type="float">
            <text:p>-1.236497</text:p>
          </table:table-cell>
        </table:table-row>
        <table:table-row table:style-name="ro1">
          <table:table-cell office:value-type="float" office:value="-1.426585" calcext:value-type="float">
            <text:p>-1.426585</text:p>
          </table:table-cell>
          <table:table-cell office:value-type="float" office:value="-1.063314" calcext:value-type="float">
            <text:p>-1.063314</text:p>
          </table:table-cell>
          <table:table-cell office:value-type="float" office:value="-0.293892" calcext:value-type="float">
            <text:p>-0.293892</text:p>
          </table:table-cell>
          <table:table-cell office:value-type="float" office:value="0.587784" calcext:value-type="float">
            <text:p>0.587784</text:p>
          </table:table-cell>
          <table:table-cell office:value-type="float" office:value="1.24495" calcext:value-type="float">
            <text:p>1.24495</text:p>
          </table:table-cell>
          <table:table-cell office:value-type="float" office:value="1.426585" calcext:value-type="float">
            <text:p>1.426585</text:p>
          </table:table-cell>
          <table:table-cell office:value-type="float" office:value="1.063313" calcext:value-type="float">
            <text:p>1.063313</text:p>
          </table:table-cell>
          <table:table-cell office:value-type="float" office:value="0.293892" calcext:value-type="float">
            <text:p>0.293892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-1.244949" calcext:value-type="float">
            <text:p>-1.244949</text:p>
          </table:table-cell>
        </table:table-row>
        <table:table-row table:style-name="ro1">
          <table:table-cell office:value-type="float" office:value="-1.452875" calcext:value-type="float">
            <text:p>-1.452875</text:p>
          </table:table-cell>
          <table:table-cell office:value-type="float" office:value="-1.102313" calcext:value-type="float">
            <text:p>-1.102313</text:p>
          </table:table-cell>
          <table:table-cell office:value-type="float" office:value="-0.330703" calcext:value-type="float">
            <text:p>-0.330703</text:p>
          </table:table-cell>
          <table:table-cell office:value-type="float" office:value="0.567221" calcext:value-type="float">
            <text:p>0.567221</text:p>
          </table:table-cell>
          <table:table-cell office:value-type="float" office:value="1.248489" calcext:value-type="float">
            <text:p>1.248489</text:p>
          </table:table-cell>
          <table:table-cell office:value-type="float" office:value="1.452875" calcext:value-type="float">
            <text:p>1.452875</text:p>
          </table:table-cell>
          <table:table-cell office:value-type="float" office:value="1.102312" calcext:value-type="float">
            <text:p>1.102312</text:p>
          </table:table-cell>
          <table:table-cell office:value-type="float" office:value="0.330704" calcext:value-type="float">
            <text:p>0.330704</text:p>
          </table:table-cell>
          <table:table-cell office:value-type="float" office:value="-0.567222" calcext:value-type="float">
            <text:p>-0.567222</text:p>
          </table:table-cell>
          <table:table-cell office:value-type="float" office:value="-1.248489" calcext:value-type="float">
            <text:p>-1.248489</text:p>
          </table:table-cell>
        </table:table-row>
        <table:table-row table:style-name="ro1">
          <table:table-cell office:value-type="float" office:value="-1.473431" calcext:value-type="float">
            <text:p>-1.473431</text:p>
          </table:table-cell>
          <table:table-cell office:value-type="float" office:value="-1.136961" calcext:value-type="float">
            <text:p>-1.136961</text:p>
          </table:table-cell>
          <table:table-cell office:value-type="float" office:value="-0.366209" calcext:value-type="float">
            <text:p>-0.366209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1.247101" calcext:value-type="float">
            <text:p>1.247101</text:p>
          </table:table-cell>
          <table:table-cell office:value-type="float" office:value="1.473431" calcext:value-type="float">
            <text:p>1.473431</text:p>
          </table:table-cell>
          <table:table-cell office:value-type="float" office:value="1.136961" calcext:value-type="float">
            <text:p>1.136961</text:p>
          </table:table-cell>
          <table:table-cell office:value-type="float" office:value="0.36621" calcext:value-type="float">
            <text:p>0.36621</text:p>
          </table:table-cell>
          <table:table-cell office:value-type="float" office:value="-0.54442" calcext:value-type="float">
            <text:p>-0.54442</text:p>
          </table:table-cell>
          <table:table-cell office:value-type="float" office:value="-1.2471" calcext:value-type="float">
            <text:p>-1.2471</text:p>
          </table:table-cell>
        </table:table-row>
        <table:table-row table:style-name="ro1">
          <table:table-cell office:value-type="float" office:value="-1.488172" calcext:value-type="float">
            <text:p>-1.488172</text:p>
          </table:table-cell>
          <table:table-cell office:value-type="float" office:value="-1.167123" calcext:value-type="float">
            <text:p>-1.167123</text:p>
          </table:table-cell>
          <table:table-cell office:value-type="float" office:value="-0.40027" calcext:value-type="float">
            <text:p>-0.40027</text:p>
          </table:table-cell>
          <table:table-cell office:value-type="float" office:value="0.519469" calcext:value-type="float">
            <text:p>0.519469</text:p>
          </table:table-cell>
          <table:table-cell office:value-type="float" office:value="1.240792" calcext:value-type="float">
            <text:p>1.240792</text:p>
          </table:table-cell>
          <table:table-cell office:value-type="float" office:value="1.488172" calcext:value-type="float">
            <text:p>1.488172</text:p>
          </table:table-cell>
          <table:table-cell office:value-type="float" office:value="1.167122" calcext:value-type="float">
            <text:p>1.167122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-0.51947" calcext:value-type="float">
            <text:p>-0.51947</text:p>
          </table:table-cell>
          <table:table-cell office:value-type="float" office:value="-1.240791" calcext:value-type="float">
            <text:p>-1.240791</text:p>
          </table:table-cell>
        </table:table-row>
        <table:table-row table:style-name="ro1">
          <table:table-cell office:value-type="float" office:value="-1.49704" calcext:value-type="float">
            <text:p>-1.49704</text:p>
          </table:table-cell>
          <table:table-cell office:value-type="float" office:value="-1.192678" calcext:value-type="float">
            <text:p>-1.192678</text:p>
          </table:table-cell>
          <table:table-cell office:value-type="float" office:value="-0.432751" calcext:value-type="float">
            <text:p>-0.432751</text:p>
          </table:table-cell>
          <table:table-cell office:value-type="float" office:value="0.492469" calcext:value-type="float">
            <text:p>0.492469</text:p>
          </table:table-cell>
          <table:table-cell office:value-type="float" office:value="1.229585" calcext:value-type="float">
            <text:p>1.229585</text:p>
          </table:table-cell>
          <table:table-cell office:value-type="float" office:value="1.49704" calcext:value-type="float">
            <text:p>1.49704</text:p>
          </table:table-cell>
          <table:table-cell office:value-type="float" office:value="1.192677" calcext:value-type="float">
            <text:p>1.192677</text:p>
          </table:table-cell>
          <table:table-cell office:value-type="float" office:value="0.432752" calcext:value-type="float">
            <text:p>0.432752</text:p>
          </table:table-cell>
          <table:table-cell office:value-type="float" office:value="-0.492469" calcext:value-type="float">
            <text:p>-0.492469</text:p>
          </table:table-cell>
          <table:table-cell office:value-type="float" office:value="-1.229584" calcext:value-type="float">
            <text:p>-1.229584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0.463525" calcext:value-type="float">
            <text:p>-0.463525</text:p>
          </table:table-cell>
          <table:table-cell office:value-type="float" office:value="0.463525" calcext:value-type="float">
            <text:p>0.463525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1.5" calcext:value-type="float">
            <text:p>1.5</text:p>
          </table:table-cell>
          <table:table-cell office:value-type="float" office:value="1.213525" calcext:value-type="float">
            <text:p>1.213525</text:p>
          </table:table-cell>
          <table:table-cell office:value-type="float" office:value="0.463525" calcext:value-type="float">
            <text:p>0.463525</text:p>
          </table:table-cell>
          <table:table-cell office:value-type="float" office:value="-0.463525" calcext:value-type="float">
            <text:p>-0.463525</text:p>
          </table:table-cell>
          <table:table-cell office:value-type="float" office:value="-1.213526" calcext:value-type="float">
            <text:p>-1.213526</text:p>
          </table:table-cell>
        </table:table-row>
        <table:table-row table:style-name="ro1">
          <table:table-cell office:value-type="float" office:value="-1.49704" calcext:value-type="float">
            <text:p>-1.49704</text:p>
          </table:table-cell>
          <table:table-cell office:value-type="float" office:value="-1.229585" calcext:value-type="float">
            <text:p>-1.229585</text:p>
          </table:table-cell>
          <table:table-cell office:value-type="float" office:value="-0.492469" calcext:value-type="float">
            <text:p>-0.492469</text:p>
          </table:table-cell>
          <table:table-cell office:value-type="float" office:value="0.432752" calcext:value-type="float">
            <text:p>0.432752</text:p>
          </table:table-cell>
          <table:table-cell office:value-type="float" office:value="1.192678" calcext:value-type="float">
            <text:p>1.192678</text:p>
          </table:table-cell>
          <table:table-cell office:value-type="float" office:value="1.49704" calcext:value-type="float">
            <text:p>1.49704</text:p>
          </table:table-cell>
          <table:table-cell office:value-type="float" office:value="1.229584" calcext:value-type="float">
            <text:p>1.229584</text:p>
          </table:table-cell>
          <table:table-cell office:value-type="float" office:value="0.492469" calcext:value-type="float">
            <text:p>0.492469</text:p>
          </table:table-cell>
          <table:table-cell office:value-type="float" office:value="-0.432751" calcext:value-type="float">
            <text:p>-0.432751</text:p>
          </table:table-cell>
          <table:table-cell office:value-type="float" office:value="-1.192677" calcext:value-type="float">
            <text:p>-1.192677</text:p>
          </table:table-cell>
        </table:table-row>
        <table:table-row table:style-name="ro1">
          <table:table-cell office:value-type="float" office:value="-1.488172" calcext:value-type="float">
            <text:p>-1.488172</text:p>
          </table:table-cell>
          <table:table-cell office:value-type="float" office:value="-1.240792" calcext:value-type="float">
            <text:p>-1.240792</text:p>
          </table:table-cell>
          <table:table-cell office:value-type="float" office:value="-0.51947" calcext:value-type="float">
            <text:p>-0.51947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1.167122" calcext:value-type="float">
            <text:p>1.167122</text:p>
          </table:table-cell>
          <table:table-cell office:value-type="float" office:value="1.488172" calcext:value-type="float">
            <text:p>1.488172</text:p>
          </table:table-cell>
          <table:table-cell office:value-type="float" office:value="1.240791" calcext:value-type="float">
            <text:p>1.240791</text:p>
          </table:table-cell>
          <table:table-cell office:value-type="float" office:value="0.519469" calcext:value-type="float">
            <text:p>0.519469</text:p>
          </table:table-cell>
          <table:table-cell office:value-type="float" office:value="-0.40027" calcext:value-type="float">
            <text:p>-0.40027</text:p>
          </table:table-cell>
          <table:table-cell office:value-type="float" office:value="-1.167122" calcext:value-type="float">
            <text:p>-1.167122</text:p>
          </table:table-cell>
        </table:table-row>
        <table:table-row table:style-name="ro1">
          <table:table-cell office:value-type="float" office:value="-1.473431" calcext:value-type="float">
            <text:p>-1.473431</text:p>
          </table:table-cell>
          <table:table-cell office:value-type="float" office:value="-1.247101" calcext:value-type="float">
            <text:p>-1.247101</text:p>
          </table:table-cell>
          <table:table-cell office:value-type="float" office:value="-0.54442" calcext:value-type="float">
            <text:p>-0.54442</text:p>
          </table:table-cell>
          <table:table-cell office:value-type="float" office:value="0.36621" calcext:value-type="float">
            <text:p>0.36621</text:p>
          </table:table-cell>
          <table:table-cell office:value-type="float" office:value="1.136961" calcext:value-type="float">
            <text:p>1.136961</text:p>
          </table:table-cell>
          <table:table-cell office:value-type="float" office:value="1.473431" calcext:value-type="float">
            <text:p>1.473431</text:p>
          </table:table-cell>
          <table:table-cell office:value-type="float" office:value="1.2471" calcext:value-type="float">
            <text:p>1.2471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-0.36621" calcext:value-type="float">
            <text:p>-0.36621</text:p>
          </table:table-cell>
          <table:table-cell office:value-type="float" office:value="-1.136961" calcext:value-type="float">
            <text:p>-1.136961</text:p>
          </table:table-cell>
        </table:table-row>
        <table:table-row table:style-name="ro1">
          <table:table-cell office:value-type="float" office:value="-1.452875" calcext:value-type="float">
            <text:p>-1.452875</text:p>
          </table:table-cell>
          <table:table-cell office:value-type="float" office:value="-1.248489" calcext:value-type="float">
            <text:p>-1.248489</text:p>
          </table:table-cell>
          <table:table-cell office:value-type="float" office:value="-0.567222" calcext:value-type="float">
            <text:p>-0.567222</text:p>
          </table:table-cell>
          <table:table-cell office:value-type="float" office:value="0.330704" calcext:value-type="float">
            <text:p>0.330704</text:p>
          </table:table-cell>
          <table:table-cell office:value-type="float" office:value="1.102313" calcext:value-type="float">
            <text:p>1.102313</text:p>
          </table:table-cell>
          <table:table-cell office:value-type="float" office:value="1.452875" calcext:value-type="float">
            <text:p>1.452875</text:p>
          </table:table-cell>
          <table:table-cell office:value-type="float" office:value="1.248489" calcext:value-type="float">
            <text:p>1.248489</text:p>
          </table:table-cell>
          <table:table-cell office:value-type="float" office:value="0.567221" calcext:value-type="float">
            <text:p>0.567221</text:p>
          </table:table-cell>
          <table:table-cell office:value-type="float" office:value="-0.330703" calcext:value-type="float">
            <text:p>-0.330703</text:p>
          </table:table-cell>
          <table:table-cell office:value-type="float" office:value="-1.102313" calcext:value-type="float">
            <text:p>-1.102313</text:p>
          </table:table-cell>
        </table:table-row>
        <table:table-row table:style-name="ro1">
          <table:table-cell office:value-type="float" office:value="-1.426585" calcext:value-type="float">
            <text:p>-1.426585</text:p>
          </table:table-cell>
          <table:table-cell office:value-type="float" office:value="-1.24495" calcext:value-type="float">
            <text:p>-1.24495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1.063314" calcext:value-type="float">
            <text:p>1.063314</text:p>
          </table:table-cell>
          <table:table-cell office:value-type="float" office:value="1.426585" calcext:value-type="float">
            <text:p>1.426585</text:p>
          </table:table-cell>
          <table:table-cell office:value-type="float" office:value="1.244949" calcext:value-type="float">
            <text:p>1.244949</text:p>
          </table:table-cell>
          <table:table-cell office:value-type="float" office:value="0.587784" calcext:value-type="float">
            <text:p>0.587784</text:p>
          </table:table-cell>
          <table:table-cell office:value-type="float" office:value="-0.293892" calcext:value-type="float">
            <text:p>-0.293892</text:p>
          </table:table-cell>
          <table:table-cell office:value-type="float" office:value="-1.063313" calcext:value-type="float">
            <text:p>-1.063313</text:p>
          </table:table-cell>
        </table:table-row>
        <table:table-row table:style-name="ro1">
          <table:table-cell office:value-type="float" office:value="-1.394665" calcext:value-type="float">
            <text:p>-1.394665</text:p>
          </table:table-cell>
          <table:table-cell office:value-type="float" office:value="-1.236497" calcext:value-type="float">
            <text:p>-1.236497</text:p>
          </table:table-cell>
          <table:table-cell office:value-type="float" office:value="-0.606028" calcext:value-type="float">
            <text:p>-0.606028</text:p>
          </table:table-cell>
          <table:table-cell office:value-type="float" office:value="0.255921" calcext:value-type="float">
            <text:p>0.255921</text:p>
          </table:table-cell>
          <table:table-cell office:value-type="float" office:value="1.020119" calcext:value-type="float">
            <text:p>1.020119</text:p>
          </table:table-cell>
          <table:table-cell office:value-type="float" office:value="1.394665" calcext:value-type="float">
            <text:p>1.394665</text:p>
          </table:table-cell>
          <table:table-cell office:value-type="float" office:value="1.236497" calcext:value-type="float">
            <text:p>1.236497</text:p>
          </table:table-cell>
          <table:table-cell office:value-type="float" office:value="0.606028" calcext:value-type="float">
            <text:p>0.606028</text:p>
          </table:table-cell>
          <table:table-cell office:value-type="float" office:value="-0.255921" calcext:value-type="float">
            <text:p>-0.255921</text:p>
          </table:table-cell>
          <table:table-cell office:value-type="float" office:value="-1.020118" calcext:value-type="float">
            <text:p>-1.020118</text:p>
          </table:table-cell>
        </table:table-row>
        <table:table-row table:style-name="ro1">
          <table:table-cell office:value-type="float" office:value="-1.357241" calcext:value-type="float">
            <text:p>-1.357241</text:p>
          </table:table-cell>
          <table:table-cell office:value-type="float" office:value="-1.223164" calcext:value-type="float">
            <text:p>-1.223164</text:p>
          </table:table-cell>
          <table:table-cell office:value-type="float" office:value="-0.62188" calcext:value-type="float">
            <text:p>-0.62188</text:p>
          </table:table-cell>
          <table:table-cell office:value-type="float" office:value="0.21694" calcext:value-type="float">
            <text:p>0.21694</text:p>
          </table:table-cell>
          <table:table-cell office:value-type="float" office:value="0.972898" calcext:value-type="float">
            <text:p>0.972898</text:p>
          </table:table-cell>
          <table:table-cell office:value-type="float" office:value="1.357241" calcext:value-type="float">
            <text:p>1.357241</text:p>
          </table:table-cell>
          <table:table-cell office:value-type="float" office:value="1.223164" calcext:value-type="float">
            <text:p>1.223164</text:p>
          </table:table-cell>
          <table:table-cell office:value-type="float" office:value="0.62188" calcext:value-type="float">
            <text:p>0.62188</text:p>
          </table:table-cell>
          <table:table-cell office:value-type="float" office:value="-0.21694" calcext:value-type="float">
            <text:p>-0.21694</text:p>
          </table:table-cell>
          <table:table-cell office:value-type="float" office:value="-0.972897" calcext:value-type="float">
            <text:p>-0.972897</text:p>
          </table:table-cell>
        </table:table-row>
        <table:table-row table:style-name="ro1">
          <table:table-cell office:value-type="float" office:value="-1.314461" calcext:value-type="float">
            <text:p>-1.314461</text:p>
          </table:table-cell>
          <table:table-cell office:value-type="float" office:value="-1.205005" calcext:value-type="float">
            <text:p>-1.205005</text:p>
          </table:table-cell>
          <table:table-cell office:value-type="float" office:value="-0.635278" calcext:value-type="float">
            <text:p>-0.635278</text:p>
          </table:table-cell>
          <table:table-cell office:value-type="float" office:value="0.177103" calcext:value-type="float">
            <text:p>0.177103</text:p>
          </table:table-cell>
          <table:table-cell office:value-type="float" office:value="0.921838" calcext:value-type="float">
            <text:p>0.921838</text:p>
          </table:table-cell>
          <table:table-cell office:value-type="float" office:value="1.31446" calcext:value-type="float">
            <text:p>1.31446</text:p>
          </table:table-cell>
          <table:table-cell office:value-type="float" office:value="1.205005" calcext:value-type="float">
            <text:p>1.205005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-0.177103" calcext:value-type="float">
            <text:p>-0.177103</text:p>
          </table:table-cell>
          <table:table-cell office:value-type="float" office:value="-0.921837" calcext:value-type="float">
            <text:p>-0.921837</text:p>
          </table:table-cell>
        </table:table-row>
        <table:table-row table:style-name="ro1">
          <table:table-cell office:value-type="float" office:value="-1.266492" calcext:value-type="float">
            <text:p>-1.266492</text:p>
          </table:table-cell>
          <table:table-cell office:value-type="float" office:value="-1.182089" calcext:value-type="float">
            <text:p>-1.182089</text:p>
          </table:table-cell>
          <table:table-cell office:value-type="float" office:value="-0.646168" calcext:value-type="float">
            <text:p>-0.646168</text:p>
          </table:table-cell>
          <table:table-cell office:value-type="float" office:value="0.136567" calcext:value-type="float">
            <text:p>0.136567</text:p>
          </table:table-cell>
          <table:table-cell office:value-type="float" office:value="0.867139" calcext:value-type="float">
            <text:p>0.867139</text:p>
          </table:table-cell>
          <table:table-cell office:value-type="float" office:value="1.266492" calcext:value-type="float">
            <text:p>1.266492</text:p>
          </table:table-cell>
          <table:table-cell office:value-type="float" office:value="1.182089" calcext:value-type="float">
            <text:p>1.182089</text:p>
          </table:table-cell>
          <table:table-cell office:value-type="float" office:value="0.646168" calcext:value-type="float">
            <text:p>0.646168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-0.867138" calcext:value-type="float">
            <text:p>-0.867138</text:p>
          </table:table-cell>
        </table:table-row>
        <table:table-row table:style-name="ro1">
          <table:table-cell office:value-type="float" office:value="-1.213526" calcext:value-type="float">
            <text:p>-1.213526</text:p>
          </table:table-cell>
          <table:table-cell office:value-type="float" office:value="-1.154509" calcext:value-type="float">
            <text:p>-1.154509</text:p>
          </table:table-cell>
          <table:table-cell office:value-type="float" office:value="-0.654508" calcext:value-type="float">
            <text:p>-0.654508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0.809018" calcext:value-type="float">
            <text:p>0.809018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1.154509" calcext:value-type="float">
            <text:p>1.154509</text:p>
          </table:table-cell>
          <table:table-cell office:value-type="float" office:value="0.654508" calcext:value-type="float">
            <text:p>0.654508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-0.809017" calcext:value-type="float">
            <text:p>-0.809017</text:p>
          </table:table-cell>
        </table:table-row>
        <table:table-row table:style-name="ro1">
          <table:table-cell office:value-type="float" office:value="-1.155771" calcext:value-type="float">
            <text:p>-1.155771</text:p>
          </table:table-cell>
          <table:table-cell office:value-type="float" office:value="-1.122372" calcext:value-type="float">
            <text:p>-1.122372</text:p>
          </table:table-cell>
          <table:table-cell office:value-type="float" office:value="-0.660265" calcext:value-type="float">
            <text:p>-0.660265</text:p>
          </table:table-cell>
          <table:table-cell office:value-type="float" office:value="0.05404" calcext:value-type="float">
            <text:p>0.05404</text:p>
          </table:table-cell>
          <table:table-cell office:value-type="float" office:value="0.747704" calcext:value-type="float">
            <text:p>0.747704</text:p>
          </table:table-cell>
          <table:table-cell office:value-type="float" office:value="1.155771" calcext:value-type="float">
            <text:p>1.155771</text:p>
          </table:table-cell>
          <table:table-cell office:value-type="float" office:value="1.122371" calcext:value-type="float">
            <text:p>1.122371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-0.05404" calcext:value-type="float">
            <text:p>-0.05404</text:p>
          </table:table-cell>
          <table:table-cell office:value-type="float" office:value="-0.747704" calcext:value-type="float">
            <text:p>-0.747704</text:p>
          </table:table-cell>
        </table:table-row>
        <table:table-row table:style-name="ro1">
          <table:table-cell office:value-type="float" office:value="-1.093454" calcext:value-type="float">
            <text:p>-1.093454</text:p>
          </table:table-cell>
          <table:table-cell office:value-type="float" office:value="-1.085806" calcext:value-type="float">
            <text:p>-1.085806</text:p>
          </table:table-cell>
          <table:table-cell office:value-type="float" office:value="-0.663417" calcext:value-type="float">
            <text:p>-0.663417</text:p>
          </table:table-cell>
          <table:table-cell office:value-type="float" office:value="0.012374" calcext:value-type="float">
            <text:p>0.012374</text:p>
          </table:table-cell>
          <table:table-cell office:value-type="float" office:value="0.68344" calcext:value-type="float">
            <text:p>0.68344</text:p>
          </table:table-cell>
          <table:table-cell office:value-type="float" office:value="1.093454" calcext:value-type="float">
            <text:p>1.093454</text:p>
          </table:table-cell>
          <table:table-cell office:value-type="float" office:value="1.085806" calcext:value-type="float">
            <text:p>1.085806</text:p>
          </table:table-cell>
          <table:table-cell office:value-type="float" office:value="0.663417" calcext:value-type="float">
            <text:p>0.663417</text:p>
          </table:table-cell>
          <table:table-cell office:value-type="float" office:value="-0.012374" calcext:value-type="float">
            <text:p>-0.012374</text:p>
          </table:table-cell>
          <table:table-cell office:value-type="float" office:value="-0.683439" calcext:value-type="float">
            <text:p>-0.683439</text:p>
          </table:table-cell>
        </table:table-row>
        <table:table-row table:style-name="ro1">
          <table:table-cell office:value-type="float" office:value="-1.02682" calcext:value-type="float">
            <text:p>-1.02682</text:p>
          </table:table-cell>
          <table:table-cell office:value-type="float" office:value="-1.044954" calcext:value-type="float">
            <text:p>-1.044954</text:p>
          </table:table-cell>
          <table:table-cell office:value-type="float" office:value="-0.66395" calcext:value-type="float">
            <text:p>-0.66395</text:p>
          </table:table-cell>
          <table:table-cell office:value-type="float" office:value="-0.029341" calcext:value-type="float">
            <text:p>-0.029341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1.02682" calcext:value-type="float">
            <text:p>1.02682</text:p>
          </table:table-cell>
          <table:table-cell office:value-type="float" office:value="1.044953" calcext:value-type="float">
            <text:p>1.044953</text:p>
          </table:table-cell>
          <table:table-cell office:value-type="float" office:value="0.66395" calcext:value-type="float">
            <text:p>0.66395</text:p>
          </table:table-cell>
          <table:table-cell office:value-type="float" office:value="0.029341" calcext:value-type="float">
            <text:p>0.029341</text:p>
          </table:table-cell>
          <table:table-cell office:value-type="float" office:value="-0.616476" calcext:value-type="float">
            <text:p>-0.616476</text:p>
          </table:table-cell>
        </table:table-row>
        <table:table-row table:style-name="ro1">
          <table:table-cell office:value-type="float" office:value="-0.956135" calcext:value-type="float">
            <text:p>-0.956135</text:p>
          </table:table-cell>
          <table:table-cell office:value-type="float" office:value="-0.999978" calcext:value-type="float">
            <text:p>-0.999978</text:p>
          </table:table-cell>
          <table:table-cell office:value-type="float" office:value="-0.661863" calcext:value-type="float">
            <text:p>-0.661863</text:p>
          </table:table-cell>
          <table:table-cell office:value-type="float" office:value="-0.070939" calcext:value-type="float">
            <text:p>-0.070939</text:p>
          </table:table-cell>
          <table:table-cell office:value-type="float" office:value="0.547082" calcext:value-type="float">
            <text:p>0.547082</text:p>
          </table:table-cell>
          <table:table-cell office:value-type="float" office:value="0.956135" calcext:value-type="float">
            <text:p>0.956135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070939" calcext:value-type="float">
            <text:p>0.070939</text:p>
          </table:table-cell>
          <table:table-cell office:value-type="float" office:value="-0.547081" calcext:value-type="float">
            <text:p>-0.547081</text:p>
          </table:table-cell>
        </table:table-row>
        <table:table-row table:style-name="ro1">
          <table:table-cell office:value-type="float" office:value="-0.881677" calcext:value-type="float">
            <text:p>-0.881677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-0.657163" calcext:value-type="float">
            <text:p>-0.657163</text:p>
          </table:table-cell>
          <table:table-cell office:value-type="float" office:value="-0.112258" calcext:value-type="float">
            <text:p>-0.112258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0.881677" calcext:value-type="float">
            <text:p>0.881677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112258" calcext:value-type="float">
            <text:p>0.112258</text:p>
          </table:table-cell>
          <table:table-cell office:value-type="float" office:value="-0.475527" calcext:value-type="float">
            <text:p>-0.475527</text:p>
          </table:table-cell>
        </table:table-row>
        <table:table-row table:style-name="ro1">
          <table:table-cell office:value-type="float" office:value="-0.803739" calcext:value-type="float">
            <text:p>-0.803739</text:p>
          </table:table-cell>
          <table:table-cell office:value-type="float" office:value="-0.898381" calcext:value-type="float">
            <text:p>-0.898381</text:p>
          </table:table-cell>
          <table:table-cell office:value-type="float" office:value="-0.649871" calcext:value-type="float">
            <text:p>-0.649871</text:p>
          </table:table-cell>
          <table:table-cell office:value-type="float" office:value="-0.153133" calcext:value-type="float">
            <text:p>-0.153133</text:p>
          </table:table-cell>
          <table:table-cell office:value-type="float" office:value="0.402098" calcext:value-type="float">
            <text:p>0.402098</text:p>
          </table:table-cell>
          <table:table-cell office:value-type="float" office:value="0.80374" calcext:value-type="float">
            <text:p>0.80374</text:p>
          </table:table-cell>
          <table:table-cell office:value-type="float" office:value="0.898381" calcext:value-type="float">
            <text:p>0.898381</text:p>
          </table:table-cell>
          <table:table-cell office:value-type="float" office:value="0.649871" calcext:value-type="float">
            <text:p>0.649871</text:p>
          </table:table-cell>
          <table:table-cell office:value-type="float" office:value="0.153133" calcext:value-type="float">
            <text:p>0.153133</text:p>
          </table:table-cell>
          <table:table-cell office:value-type="float" office:value="-0.402097" calcext:value-type="float">
            <text:p>-0.402097</text:p>
          </table:table-cell>
        </table:table-row>
        <table:table-row table:style-name="ro1">
          <table:table-cell office:value-type="float" office:value="-0.72263" calcext:value-type="float">
            <text:p>-0.72263</text:p>
          </table:table-cell>
          <table:table-cell office:value-type="float" office:value="-0.84216" calcext:value-type="float">
            <text:p>-0.84216</text:p>
          </table:table-cell>
          <table:table-cell office:value-type="float" office:value="-0.640013" calcext:value-type="float">
            <text:p>-0.640013</text:p>
          </table:table-cell>
          <table:table-cell office:value-type="float" office:value="-0.193404" calcext:value-type="float">
            <text:p>-0.193404</text:p>
          </table:table-cell>
          <table:table-cell office:value-type="float" office:value="0.32708" calcext:value-type="float">
            <text:p>0.32708</text:p>
          </table:table-cell>
          <table:table-cell office:value-type="float" office:value="0.72263" calcext:value-type="float">
            <text:p>0.72263</text:p>
          </table:table-cell>
          <table:table-cell office:value-type="float" office:value="0.84216" calcext:value-type="float">
            <text:p>0.84216</text:p>
          </table:table-cell>
          <table:table-cell office:value-type="float" office:value="0.640013" calcext:value-type="float">
            <text:p>0.640013</text:p>
          </table:table-cell>
          <table:table-cell office:value-type="float" office:value="0.193404" calcext:value-type="float">
            <text:p>0.193404</text:p>
          </table:table-cell>
          <table:table-cell office:value-type="float" office:value="-0.327079" calcext:value-type="float">
            <text:p>-0.327079</text:p>
          </table:table-cell>
        </table:table-row>
        <table:table-row table:style-name="ro1">
          <table:table-cell office:value-type="float" office:value="-0.638668" calcext:value-type="float">
            <text:p>-0.638668</text:p>
          </table:table-cell>
          <table:table-cell office:value-type="float" office:value="-0.782616" calcext:value-type="float">
            <text:p>-0.782616</text:p>
          </table:table-cell>
          <table:table-cell office:value-type="float" office:value="-0.62763" calcext:value-type="float">
            <text:p>-0.62763</text:p>
          </table:table-cell>
          <table:table-cell office:value-type="float" office:value="-0.232912" calcext:value-type="float">
            <text:p>-0.232912</text:p>
          </table:table-cell>
          <table:table-cell office:value-type="float" office:value="0.250772" calcext:value-type="float">
            <text:p>0.250772</text:p>
          </table:table-cell>
          <table:table-cell office:value-type="float" office:value="0.638668" calcext:value-type="float">
            <text:p>0.638668</text:p>
          </table:table-cell>
          <table:table-cell office:value-type="float" office:value="0.782616" calcext:value-type="float">
            <text:p>0.782616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0.232912" calcext:value-type="float">
            <text:p>0.232912</text:p>
          </table:table-cell>
          <table:table-cell office:value-type="float" office:value="-0.250772" calcext:value-type="float">
            <text:p>-0.250772</text:p>
          </table:table-cell>
        </table:table-row>
        <table:table-row table:style-name="ro1">
          <table:table-cell office:value-type="float" office:value="-0.552186" calcext:value-type="float">
            <text:p>-0.552186</text:p>
          </table:table-cell>
          <table:table-cell office:value-type="float" office:value="-0.719983" calcext:value-type="float">
            <text:p>-0.719983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2715" calcext:value-type="float">
            <text:p>-0.2715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0.552186" calcext:value-type="float">
            <text:p>0.552186</text:p>
          </table:table-cell>
          <table:table-cell office:value-type="float" office:value="0.719983" calcext:value-type="float">
            <text:p>0.719983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2715" calcext:value-type="float">
            <text:p>0.2715</text:p>
          </table:table-cell>
          <table:table-cell office:value-type="float" office:value="-0.173473" calcext:value-type="float">
            <text:p>-0.173473</text:p>
          </table:table-cell>
        </table:table-row>
        <table:table-row table:style-name="ro1">
          <table:table-cell office:value-type="float" office:value="-0.463525" calcext:value-type="float">
            <text:p>-0.463525</text:p>
          </table:table-cell>
          <table:table-cell office:value-type="float" office:value="-0.654508" calcext:value-type="float">
            <text:p>-0.654508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0.463525" calcext:value-type="float">
            <text:p>0.463525</text:p>
          </table:table-cell>
          <table:table-cell office:value-type="float" office:value="0.654508" calcext:value-type="float">
            <text:p>0.654508</text:p>
          </table:table-cell>
          <table:table-cell office:value-type="float" office:value="0.595491" calcext:value-type="float">
            <text:p>0.595491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-0.095491" calcext:value-type="float">
            <text:p>-0.095491</text:p>
          </table:table-cell>
        </table:table-row>
        <table:table-row table:style-name="ro1">
          <table:table-cell office:value-type="float" office:value="-0.373035" calcext:value-type="float">
            <text:p>-0.373035</text:p>
          </table:table-cell>
          <table:table-cell office:value-type="float" office:value="-0.586451" calcext:value-type="float">
            <text:p>-0.586451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345315" calcext:value-type="float">
            <text:p>-0.345315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0.373034" calcext:value-type="float">
            <text:p>0.373034</text:p>
          </table:table-cell>
          <table:table-cell office:value-type="float" office:value="0.586451" calcext:value-type="float">
            <text:p>0.586451</text:p>
          </table:table-cell>
          <table:table-cell office:value-type="float" office:value="0.575862" calcext:value-type="float">
            <text:p>0.575862</text:p>
          </table:table-cell>
          <table:table-cell office:value-type="float" office:value="0.345315" calcext:value-type="float">
            <text:p>0.345315</text:p>
          </table:table-cell>
          <table:table-cell office:value-type="float" office:value="-0.017131" calcext:value-type="float">
            <text:p>-0.017131</text:p>
          </table:table-cell>
        </table:table-row>
        <table:table-row table:style-name="ro1">
          <table:table-cell office:value-type="float" office:value="-0.281072" calcext:value-type="float">
            <text:p>-0.281072</text:p>
          </table:table-cell>
          <table:table-cell office:value-type="float" office:value="-0.516079" calcext:value-type="float">
            <text:p>-0.516079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38025" calcext:value-type="float">
            <text:p>-0.38025</text:p>
          </table:table-cell>
          <table:table-cell office:value-type="float" office:value="-0.061295" calcext:value-type="float">
            <text:p>-0.061295</text:p>
          </table:table-cell>
          <table:table-cell office:value-type="float" office:value="0.281071" calcext:value-type="float">
            <text:p>0.281071</text:p>
          </table:table-cell>
          <table:table-cell office:value-type="float" office:value="0.516079" calcext:value-type="float">
            <text:p>0.516079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38025" calcext:value-type="float">
            <text:p>0.38025</text:p>
          </table:table-cell>
          <table:table-cell office:value-type="float" office:value="0.061295" calcext:value-type="float">
            <text:p>0.061295</text:p>
          </table:table-cell>
        </table:table-row>
        <table:table-row table:style-name="ro1">
          <table:table-cell office:value-type="float" office:value="-0.188" calcext:value-type="float">
            <text:p>-0.188</text:p>
          </table:table-cell>
          <table:table-cell office:value-type="float" office:value="-0.44367" calcext:value-type="float">
            <text:p>-0.44367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13684" calcext:value-type="float">
            <text:p>-0.413684</text:p>
          </table:table-cell>
          <table:table-cell office:value-type="float" office:value="-0.13948" calcext:value-type="float">
            <text:p>-0.13948</text:p>
          </table:table-cell>
          <table:table-cell office:value-type="float" office:value="0.187999" calcext:value-type="float">
            <text:p>0.187999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529873" calcext:value-type="float">
            <text:p>0.529873</text:p>
          </table:table-cell>
          <table:table-cell office:value-type="float" office:value="0.413684" calcext:value-type="float">
            <text:p>0.413684</text:p>
          </table:table-cell>
          <table:table-cell office:value-type="float" office:value="0.139481" calcext:value-type="float">
            <text:p>0.139481</text:p>
          </table:table-cell>
        </table:table-row>
        <table:table-row table:style-name="ro1">
          <table:table-cell office:value-type="float" office:value="-0.094186" calcext:value-type="float">
            <text:p>-0.094186</text:p>
          </table:table-cell>
          <table:table-cell office:value-type="float" office:value="-0.36951" calcext:value-type="float">
            <text:p>-0.36951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445485" calcext:value-type="float">
            <text:p>-0.445485</text:p>
          </table:table-cell>
          <table:table-cell office:value-type="float" office:value="-0.217114" calcext:value-type="float">
            <text:p>-0.217114</text:p>
          </table:table-cell>
          <table:table-cell office:value-type="float" office:value="0.094185" calcext:value-type="float">
            <text:p>0.094185</text:p>
          </table:table-cell>
          <table:table-cell office:value-type="float" office:value="0.369511" calcext:value-type="float">
            <text:p>0.369511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445485" calcext:value-type="float">
            <text:p>0.445485</text:p>
          </table:table-cell>
          <table:table-cell office:value-type="float" office:value="0.217115" calcext:value-type="float">
            <text:p>0.21711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93892" calcext:value-type="float">
            <text:p>-0.293892</text:p>
          </table:table-cell>
          <table:table-cell table:number-columns-repeated="2" office:value-type="float" office:value="-0.475528" calcext:value-type="float">
            <text:p>-0.475528</text:p>
          </table:table-cell>
          <table:table-cell office:value-type="float" office:value="-0.293892" calcext:value-type="float">
            <text:p>-0.293892</text:p>
          </table:table-cell>
          <table:table-cell office:value-type="float" office:value="-0" calcext:value-type="float">
            <text:p>0</text:p>
          </table:table-cell>
          <table:table-cell office:value-type="float" office:value="0.293893" calcext:value-type="float">
            <text:p>0.293893</text:p>
          </table:table-cell>
          <table:table-cell table:number-columns-repeated="2" office:value-type="float" office:value="0.475528" calcext:value-type="float">
            <text:p>0.475528</text:p>
          </table:table-cell>
          <table:table-cell office:value-type="float" office:value="0.293893" calcext:value-type="float">
            <text:p>0.293893</text:p>
          </table:table-cell>
        </table:table-row>
        <table:table-row table:style-name="ro1">
          <table:table-cell office:value-type="float" office:value="0.094185" calcext:value-type="float">
            <text:p>0.094185</text:p>
          </table:table-cell>
          <table:table-cell office:value-type="float" office:value="-0.217114" calcext:value-type="float">
            <text:p>-0.217114</text:p>
          </table:table-cell>
          <table:table-cell office:value-type="float" office:value="-0.445485" calcext:value-type="float">
            <text:p>-0.445485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36951" calcext:value-type="float">
            <text:p>-0.36951</text:p>
          </table:table-cell>
          <table:table-cell office:value-type="float" office:value="-0.094186" calcext:value-type="float">
            <text:p>-0.094186</text:p>
          </table:table-cell>
          <table:table-cell office:value-type="float" office:value="0.217115" calcext:value-type="float">
            <text:p>0.217115</text:p>
          </table:table-cell>
          <table:table-cell office:value-type="float" office:value="0.445485" calcext:value-type="float">
            <text:p>0.445485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369511" calcext:value-type="float">
            <text:p>0.369511</text:p>
          </table:table-cell>
        </table:table-row>
        <table:table-row table:style-name="ro1">
          <table:table-cell office:value-type="float" office:value="0.187999" calcext:value-type="float">
            <text:p>0.187999</text:p>
          </table:table-cell>
          <table:table-cell office:value-type="float" office:value="-0.13948" calcext:value-type="float">
            <text:p>-0.13948</text:p>
          </table:table-cell>
          <table:table-cell office:value-type="float" office:value="-0.413684" calcext:value-type="float">
            <text:p>-0.413684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4367" calcext:value-type="float">
            <text:p>-0.44367</text:p>
          </table:table-cell>
          <table:table-cell office:value-type="float" office:value="-0.188" calcext:value-type="float">
            <text:p>-0.188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0.413684" calcext:value-type="float">
            <text:p>0.413684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4367" calcext:value-type="float">
            <text:p>0.44367</text:p>
          </table:table-cell>
        </table:table-row>
        <table:table-row table:style-name="ro1">
          <table:table-cell office:value-type="float" office:value="0.281072" calcext:value-type="float">
            <text:p>0.281072</text:p>
          </table:table-cell>
          <table:table-cell office:value-type="float" office:value="-0.061295" calcext:value-type="float">
            <text:p>-0.061295</text:p>
          </table:table-cell>
          <table:table-cell office:value-type="float" office:value="-0.38025" calcext:value-type="float">
            <text:p>-0.38025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516079" calcext:value-type="float">
            <text:p>-0.516079</text:p>
          </table:table-cell>
          <table:table-cell office:value-type="float" office:value="-0.281072" calcext:value-type="float">
            <text:p>-0.281072</text:p>
          </table:table-cell>
          <table:table-cell office:value-type="float" office:value="0.061296" calcext:value-type="float">
            <text:p>0.061296</text:p>
          </table:table-cell>
          <table:table-cell office:value-type="float" office:value="0.38025" calcext:value-type="float">
            <text:p>0.38025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516078" calcext:value-type="float">
            <text:p>0.516078</text:p>
          </table:table-cell>
        </table:table-row>
        <table:table-row table:style-name="ro1">
          <table:table-cell office:value-type="float" office:value="0.373034" calcext:value-type="float">
            <text:p>0.373034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-0.345315" calcext:value-type="float">
            <text:p>-0.345315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586451" calcext:value-type="float">
            <text:p>-0.586451</text:p>
          </table:table-cell>
          <table:table-cell office:value-type="float" office:value="-0.373034" calcext:value-type="float">
            <text:p>-0.373034</text:p>
          </table:table-cell>
          <table:table-cell office:value-type="float" office:value="-0.017132" calcext:value-type="float">
            <text:p>-0.017132</text:p>
          </table:table-cell>
          <table:table-cell office:value-type="float" office:value="0.345315" calcext:value-type="float">
            <text:p>0.345315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586451" calcext:value-type="float">
            <text:p>0.586451</text:p>
          </table:table-cell>
        </table:table-row>
        <table:table-row table:style-name="ro1">
          <table:table-cell office:value-type="float" office:value="0.463525" calcext:value-type="float">
            <text:p>0.463525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654508" calcext:value-type="float">
            <text:p>-0.654508</text:p>
          </table:table-cell>
          <table:table-cell office:value-type="float" office:value="-0.463525" calcext:value-type="float">
            <text:p>-0.463525</text:p>
          </table:table-cell>
          <table:table-cell office:value-type="float" office:value="-0.095491" calcext:value-type="float">
            <text:p>-0.095491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0.595491" calcext:value-type="float">
            <text:p>0.595491</text:p>
          </table:table-cell>
          <table:table-cell office:value-type="float" office:value="0.654507" calcext:value-type="float">
            <text:p>0.654507</text:p>
          </table:table-cell>
        </table:table-row>
        <table:table-row table:style-name="ro1">
          <table:table-cell office:value-type="float" office:value="0.552186" calcext:value-type="float">
            <text:p>0.552186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-0.2715" calcext:value-type="float">
            <text:p>-0.2715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719983" calcext:value-type="float">
            <text:p>-0.719983</text:p>
          </table:table-cell>
          <table:table-cell office:value-type="float" office:value="-0.552186" calcext:value-type="float">
            <text:p>-0.552186</text:p>
          </table:table-cell>
          <table:table-cell office:value-type="float" office:value="-0.173474" calcext:value-type="float">
            <text:p>-0.173474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719983" calcext:value-type="float">
            <text:p>0.719983</text:p>
          </table:table-cell>
        </table:table-row>
        <table:table-row table:style-name="ro1">
          <table:table-cell office:value-type="float" office:value="0.638668" calcext:value-type="float">
            <text:p>0.638668</text:p>
          </table:table-cell>
          <table:table-cell office:value-type="float" office:value="0.250772" calcext:value-type="float">
            <text:p>0.250772</text:p>
          </table:table-cell>
          <table:table-cell office:value-type="float" office:value="-0.232912" calcext:value-type="float">
            <text:p>-0.232912</text:p>
          </table:table-cell>
          <table:table-cell office:value-type="float" office:value="-0.62763" calcext:value-type="float">
            <text:p>-0.62763</text:p>
          </table:table-cell>
          <table:table-cell office:value-type="float" office:value="-0.782616" calcext:value-type="float">
            <text:p>-0.782616</text:p>
          </table:table-cell>
          <table:table-cell office:value-type="float" office:value="-0.638668" calcext:value-type="float">
            <text:p>-0.638668</text:p>
          </table:table-cell>
          <table:table-cell office:value-type="float" office:value="-0.250771" calcext:value-type="float">
            <text:p>-0.250771</text:p>
          </table:table-cell>
          <table:table-cell office:value-type="float" office:value="0.232912" calcext:value-type="float">
            <text:p>0.232912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0.782615" calcext:value-type="float">
            <text:p>0.782615</text:p>
          </table:table-cell>
        </table:table-row>
        <table:table-row table:style-name="ro1">
          <table:table-cell office:value-type="float" office:value="0.72263" calcext:value-type="float">
            <text:p>0.72263</text:p>
          </table:table-cell>
          <table:table-cell office:value-type="float" office:value="0.32708" calcext:value-type="float">
            <text:p>0.32708</text:p>
          </table:table-cell>
          <table:table-cell office:value-type="float" office:value="-0.193404" calcext:value-type="float">
            <text:p>-0.193404</text:p>
          </table:table-cell>
          <table:table-cell office:value-type="float" office:value="-0.640013" calcext:value-type="float">
            <text:p>-0.640013</text:p>
          </table:table-cell>
          <table:table-cell office:value-type="float" office:value="-0.84216" calcext:value-type="float">
            <text:p>-0.84216</text:p>
          </table:table-cell>
          <table:table-cell office:value-type="float" office:value="-0.72263" calcext:value-type="float">
            <text:p>-0.72263</text:p>
          </table:table-cell>
          <table:table-cell office:value-type="float" office:value="-0.32708" calcext:value-type="float">
            <text:p>-0.32708</text:p>
          </table:table-cell>
          <table:table-cell office:value-type="float" office:value="0.193404" calcext:value-type="float">
            <text:p>0.193404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84216" calcext:value-type="float">
            <text:p>0.84216</text:p>
          </table:table-cell>
        </table:table-row>
        <table:table-row table:style-name="ro1">
          <table:table-cell office:value-type="float" office:value="0.80374" calcext:value-type="float">
            <text:p>0.80374</text:p>
          </table:table-cell>
          <table:table-cell office:value-type="float" office:value="0.402097" calcext:value-type="float">
            <text:p>0.402097</text:p>
          </table:table-cell>
          <table:table-cell office:value-type="float" office:value="-0.153133" calcext:value-type="float">
            <text:p>-0.153133</text:p>
          </table:table-cell>
          <table:table-cell office:value-type="float" office:value="-0.649871" calcext:value-type="float">
            <text:p>-0.649871</text:p>
          </table:table-cell>
          <table:table-cell office:value-type="float" office:value="-0.898381" calcext:value-type="float">
            <text:p>-0.898381</text:p>
          </table:table-cell>
          <table:table-cell office:value-type="float" office:value="-0.803739" calcext:value-type="float">
            <text:p>-0.803739</text:p>
          </table:table-cell>
          <table:table-cell office:value-type="float" office:value="-0.402097" calcext:value-type="float">
            <text:p>-0.402097</text:p>
          </table:table-cell>
          <table:table-cell office:value-type="float" office:value="0.153133" calcext:value-type="float">
            <text:p>0.153133</text:p>
          </table:table-cell>
          <table:table-cell office:value-type="float" office:value="0.649871" calcext:value-type="float">
            <text:p>0.649871</text:p>
          </table:table-cell>
          <table:table-cell office:value-type="float" office:value="0.89838" calcext:value-type="float">
            <text:p>0.89838</text:p>
          </table:table-cell>
        </table:table-row>
        <table:table-row table:style-name="ro1">
          <table:table-cell office:value-type="float" office:value="0.881677" calcext:value-type="float">
            <text:p>0.881677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-0.112258" calcext:value-type="float">
            <text:p>-0.112258</text:p>
          </table:table-cell>
          <table:table-cell office:value-type="float" office:value="-0.657163" calcext:value-type="float">
            <text:p>-0.657163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-0.881677" calcext:value-type="float">
            <text:p>-0.881677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0.112258" calcext:value-type="float">
            <text:p>0.112258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951056" calcext:value-type="float">
            <text:p>0.951056</text:p>
          </table:table-cell>
        </table:table-row>
        <table:table-row table:style-name="ro1">
          <table:table-cell office:value-type="float" office:value="0.956135" calcext:value-type="float">
            <text:p>0.956135</text:p>
          </table:table-cell>
          <table:table-cell office:value-type="float" office:value="0.547082" calcext:value-type="float">
            <text:p>0.547082</text:p>
          </table:table-cell>
          <table:table-cell office:value-type="float" office:value="-0.070939" calcext:value-type="float">
            <text:p>-0.070939</text:p>
          </table:table-cell>
          <table:table-cell office:value-type="float" office:value="-0.661863" calcext:value-type="float">
            <text:p>-0.661863</text:p>
          </table:table-cell>
          <table:table-cell office:value-type="float" office:value="-0.999978" calcext:value-type="float">
            <text:p>-0.999978</text:p>
          </table:table-cell>
          <table:table-cell office:value-type="float" office:value="-0.956135" calcext:value-type="float">
            <text:p>-0.956135</text:p>
          </table:table-cell>
          <table:table-cell office:value-type="float" office:value="-0.54708" calcext:value-type="float">
            <text:p>-0.54708</text:p>
          </table:table-cell>
          <table:table-cell office:value-type="float" office:value="0.070939" calcext:value-type="float">
            <text:p>0.070939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999977" calcext:value-type="float">
            <text:p>0.999977</text:p>
          </table:table-cell>
        </table:table-row>
        <table:table-row table:style-name="ro1">
          <table:table-cell office:value-type="float" office:value="1.02682" calcext:value-type="float">
            <text:p>1.02682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-0.029341" calcext:value-type="float">
            <text:p>-0.029341</text:p>
          </table:table-cell>
          <table:table-cell office:value-type="float" office:value="-0.66395" calcext:value-type="float">
            <text:p>-0.66395</text:p>
          </table:table-cell>
          <table:table-cell office:value-type="float" office:value="-1.044954" calcext:value-type="float">
            <text:p>-1.044954</text:p>
          </table:table-cell>
          <table:table-cell office:value-type="float" office:value="-1.02682" calcext:value-type="float">
            <text:p>-1.02682</text:p>
          </table:table-cell>
          <table:table-cell office:value-type="float" office:value="-0.616477" calcext:value-type="float">
            <text:p>-0.616477</text:p>
          </table:table-cell>
          <table:table-cell office:value-type="float" office:value="0.029341" calcext:value-type="float">
            <text:p>0.029341</text:p>
          </table:table-cell>
          <table:table-cell office:value-type="float" office:value="0.66395" calcext:value-type="float">
            <text:p>0.66395</text:p>
          </table:table-cell>
          <table:table-cell office:value-type="float" office:value="1.044954" calcext:value-type="float">
            <text:p>1.044954</text:p>
          </table:table-cell>
        </table:table-row>
        <table:table-row table:style-name="ro1">
          <table:table-cell office:value-type="float" office:value="1.093454" calcext:value-type="float">
            <text:p>1.093454</text:p>
          </table:table-cell>
          <table:table-cell office:value-type="float" office:value="0.68344" calcext:value-type="float">
            <text:p>0.68344</text:p>
          </table:table-cell>
          <table:table-cell office:value-type="float" office:value="0.012374" calcext:value-type="float">
            <text:p>0.012374</text:p>
          </table:table-cell>
          <table:table-cell office:value-type="float" office:value="-0.663417" calcext:value-type="float">
            <text:p>-0.663417</text:p>
          </table:table-cell>
          <table:table-cell office:value-type="float" office:value="-1.085806" calcext:value-type="float">
            <text:p>-1.085806</text:p>
          </table:table-cell>
          <table:table-cell office:value-type="float" office:value="-1.093454" calcext:value-type="float">
            <text:p>-1.093454</text:p>
          </table:table-cell>
          <table:table-cell office:value-type="float" office:value="-0.68344" calcext:value-type="float">
            <text:p>-0.68344</text:p>
          </table:table-cell>
          <table:table-cell office:value-type="float" office:value="-0.012374" calcext:value-type="float">
            <text:p>-0.012374</text:p>
          </table:table-cell>
          <table:table-cell office:value-type="float" office:value="0.663417" calcext:value-type="float">
            <text:p>0.663417</text:p>
          </table:table-cell>
          <table:table-cell office:value-type="float" office:value="1.085806" calcext:value-type="float">
            <text:p>1.085806</text:p>
          </table:table-cell>
        </table:table-row>
        <table:table-row table:style-name="ro1">
          <table:table-cell office:value-type="float" office:value="1.15577" calcext:value-type="float">
            <text:p>1.15577</text:p>
          </table:table-cell>
          <table:table-cell office:value-type="float" office:value="0.747704" calcext:value-type="float">
            <text:p>0.747704</text:p>
          </table:table-cell>
          <table:table-cell office:value-type="float" office:value="0.05404" calcext:value-type="float">
            <text:p>0.05404</text:p>
          </table:table-cell>
          <table:table-cell office:value-type="float" office:value="-0.660265" calcext:value-type="float">
            <text:p>-0.660265</text:p>
          </table:table-cell>
          <table:table-cell office:value-type="float" office:value="-1.122372" calcext:value-type="float">
            <text:p>-1.122372</text:p>
          </table:table-cell>
          <table:table-cell office:value-type="float" office:value="-1.155771" calcext:value-type="float">
            <text:p>-1.155771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0.054039" calcext:value-type="float">
            <text:p>-0.054039</text:p>
          </table:table-cell>
          <table:table-cell office:value-type="float" office:value="0.660265" calcext:value-type="float">
            <text:p>0.660265</text:p>
          </table:table-cell>
          <table:table-cell office:value-type="float" office:value="1.122372" calcext:value-type="float">
            <text:p>1.122372</text:p>
          </table:table-cell>
        </table:table-row>
        <table:table-row table:style-name="ro1">
          <table:table-cell office:value-type="float" office:value="1.213526" calcext:value-type="float">
            <text:p>1.213526</text:p>
          </table:table-cell>
          <table:table-cell office:value-type="float" office:value="0.809018" calcext:value-type="float">
            <text:p>0.809018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-0.654508" calcext:value-type="float">
            <text:p>-0.654508</text:p>
          </table:table-cell>
          <table:table-cell office:value-type="float" office:value="-1.154509" calcext:value-type="float">
            <text:p>-1.154509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0.809018" calcext:value-type="float">
            <text:p>-0.809018</text:p>
          </table:table-cell>
          <table:table-cell office:value-type="float" office:value="-0.095491" calcext:value-type="float">
            <text:p>-0.095491</text:p>
          </table:table-cell>
          <table:table-cell office:value-type="float" office:value="0.654508" calcext:value-type="float">
            <text:p>0.654508</text:p>
          </table:table-cell>
          <table:table-cell office:value-type="float" office:value="1.15451" calcext:value-type="float">
            <text:p>1.15451</text:p>
          </table:table-cell>
        </table:table-row>
        <table:table-row table:style-name="ro1">
          <table:table-cell office:value-type="float" office:value="1.266492" calcext:value-type="float">
            <text:p>1.266492</text:p>
          </table:table-cell>
          <table:table-cell office:value-type="float" office:value="0.867139" calcext:value-type="float">
            <text:p>0.867139</text:p>
          </table:table-cell>
          <table:table-cell office:value-type="float" office:value="0.136567" calcext:value-type="float">
            <text:p>0.136567</text:p>
          </table:table-cell>
          <table:table-cell office:value-type="float" office:value="-0.646168" calcext:value-type="float">
            <text:p>-0.646168</text:p>
          </table:table-cell>
          <table:table-cell office:value-type="float" office:value="-1.182089" calcext:value-type="float">
            <text:p>-1.182089</text:p>
          </table:table-cell>
          <table:table-cell office:value-type="float" office:value="-1.266492" calcext:value-type="float">
            <text:p>-1.266492</text:p>
          </table:table-cell>
          <table:table-cell office:value-type="float" office:value="-0.867138" calcext:value-type="float">
            <text:p>-0.867138</text:p>
          </table:table-cell>
          <table:table-cell office:value-type="float" office:value="-0.136566" calcext:value-type="float">
            <text:p>-0.136566</text:p>
          </table:table-cell>
          <table:table-cell office:value-type="float" office:value="0.646168" calcext:value-type="float">
            <text:p>0.646168</text:p>
          </table:table-cell>
          <table:table-cell office:value-type="float" office:value="1.182089" calcext:value-type="float">
            <text:p>1.182089</text:p>
          </table:table-cell>
        </table:table-row>
        <table:table-row table:style-name="ro1">
          <table:table-cell office:value-type="float" office:value="1.31446" calcext:value-type="float">
            <text:p>1.31446</text:p>
          </table:table-cell>
          <table:table-cell office:value-type="float" office:value="0.921838" calcext:value-type="float">
            <text:p>0.921838</text:p>
          </table:table-cell>
          <table:table-cell office:value-type="float" office:value="0.177103" calcext:value-type="float">
            <text:p>0.177103</text:p>
          </table:table-cell>
          <table:table-cell office:value-type="float" office:value="-0.635278" calcext:value-type="float">
            <text:p>-0.635278</text:p>
          </table:table-cell>
          <table:table-cell office:value-type="float" office:value="-1.205005" calcext:value-type="float">
            <text:p>-1.205005</text:p>
          </table:table-cell>
          <table:table-cell office:value-type="float" office:value="-1.314461" calcext:value-type="float">
            <text:p>-1.314461</text:p>
          </table:table-cell>
          <table:table-cell office:value-type="float" office:value="-0.921838" calcext:value-type="float">
            <text:p>-0.921838</text:p>
          </table:table-cell>
          <table:table-cell office:value-type="float" office:value="-0.177103" calcext:value-type="float">
            <text:p>-0.177103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1.205004" calcext:value-type="float">
            <text:p>1.205004</text:p>
          </table:table-cell>
        </table:table-row>
        <table:table-row table:style-name="ro1">
          <table:table-cell office:value-type="float" office:value="1.357241" calcext:value-type="float">
            <text:p>1.357241</text:p>
          </table:table-cell>
          <table:table-cell office:value-type="float" office:value="0.972898" calcext:value-type="float">
            <text:p>0.972898</text:p>
          </table:table-cell>
          <table:table-cell office:value-type="float" office:value="0.21694" calcext:value-type="float">
            <text:p>0.21694</text:p>
          </table:table-cell>
          <table:table-cell office:value-type="float" office:value="-0.62188" calcext:value-type="float">
            <text:p>-0.62188</text:p>
          </table:table-cell>
          <table:table-cell office:value-type="float" office:value="-1.223165" calcext:value-type="float">
            <text:p>-1.223165</text:p>
          </table:table-cell>
          <table:table-cell office:value-type="float" office:value="-1.357241" calcext:value-type="float">
            <text:p>-1.357241</text:p>
          </table:table-cell>
          <table:table-cell office:value-type="float" office:value="-0.972897" calcext:value-type="float">
            <text:p>-0.972897</text:p>
          </table:table-cell>
          <table:table-cell office:value-type="float" office:value="-0.21694" calcext:value-type="float">
            <text:p>-0.21694</text:p>
          </table:table-cell>
          <table:table-cell office:value-type="float" office:value="0.62188" calcext:value-type="float">
            <text:p>0.62188</text:p>
          </table:table-cell>
          <table:table-cell office:value-type="float" office:value="1.223164" calcext:value-type="float">
            <text:p>1.223164</text:p>
          </table:table-cell>
        </table:table-row>
        <table:table-row table:style-name="ro1">
          <table:table-cell office:value-type="float" office:value="1.394665" calcext:value-type="float">
            <text:p>1.394665</text:p>
          </table:table-cell>
          <table:table-cell office:value-type="float" office:value="1.020119" calcext:value-type="float">
            <text:p>1.020119</text:p>
          </table:table-cell>
          <table:table-cell office:value-type="float" office:value="0.255921" calcext:value-type="float">
            <text:p>0.255921</text:p>
          </table:table-cell>
          <table:table-cell office:value-type="float" office:value="-0.606029" calcext:value-type="float">
            <text:p>-0.606029</text:p>
          </table:table-cell>
          <table:table-cell office:value-type="float" office:value="-1.236497" calcext:value-type="float">
            <text:p>-1.236497</text:p>
          </table:table-cell>
          <table:table-cell office:value-type="float" office:value="-1.394665" calcext:value-type="float">
            <text:p>-1.394665</text:p>
          </table:table-cell>
          <table:table-cell office:value-type="float" office:value="-1.020119" calcext:value-type="float">
            <text:p>-1.020119</text:p>
          </table:table-cell>
          <table:table-cell office:value-type="float" office:value="-0.255922" calcext:value-type="float">
            <text:p>-0.255922</text:p>
          </table:table-cell>
          <table:table-cell office:value-type="float" office:value="0.606028" calcext:value-type="float">
            <text:p>0.606028</text:p>
          </table:table-cell>
          <table:table-cell office:value-type="float" office:value="1.236497" calcext:value-type="float">
            <text:p>1.236497</text:p>
          </table:table-cell>
        </table:table-row>
        <table:table-row table:style-name="ro1">
          <table:table-cell office:value-type="float" office:value="1.426585" calcext:value-type="float">
            <text:p>1.426585</text:p>
          </table:table-cell>
          <table:table-cell office:value-type="float" office:value="1.063314" calcext:value-type="float">
            <text:p>1.063314</text:p>
          </table:table-cell>
          <table:table-cell office:value-type="float" office:value="0.293892" calcext:value-type="float">
            <text:p>0.293892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-1.24495" calcext:value-type="float">
            <text:p>-1.24495</text:p>
          </table:table-cell>
          <table:table-cell office:value-type="float" office:value="-1.426585" calcext:value-type="float">
            <text:p>-1.426585</text:p>
          </table:table-cell>
          <table:table-cell office:value-type="float" office:value="-1.063313" calcext:value-type="float">
            <text:p>-1.063313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1.244949" calcext:value-type="float">
            <text:p>1.244949</text:p>
          </table:table-cell>
        </table:table-row>
        <table:table-row table:style-name="ro1">
          <table:table-cell office:value-type="float" office:value="1.452875" calcext:value-type="float">
            <text:p>1.452875</text:p>
          </table:table-cell>
          <table:table-cell office:value-type="float" office:value="1.102313" calcext:value-type="float">
            <text:p>1.102313</text:p>
          </table:table-cell>
          <table:table-cell office:value-type="float" office:value="0.330704" calcext:value-type="float">
            <text:p>0.330704</text:p>
          </table:table-cell>
          <table:table-cell office:value-type="float" office:value="-0.567222" calcext:value-type="float">
            <text:p>-0.567222</text:p>
          </table:table-cell>
          <table:table-cell office:value-type="float" office:value="-1.248489" calcext:value-type="float">
            <text:p>-1.248489</text:p>
          </table:table-cell>
          <table:table-cell office:value-type="float" office:value="-1.452875" calcext:value-type="float">
            <text:p>-1.452875</text:p>
          </table:table-cell>
          <table:table-cell office:value-type="float" office:value="-1.102313" calcext:value-type="float">
            <text:p>-1.102313</text:p>
          </table:table-cell>
          <table:table-cell office:value-type="float" office:value="-0.330704" calcext:value-type="float">
            <text:p>-0.330704</text:p>
          </table:table-cell>
          <table:table-cell office:value-type="float" office:value="0.567222" calcext:value-type="float">
            <text:p>0.567222</text:p>
          </table:table-cell>
          <table:table-cell office:value-type="float" office:value="1.248489" calcext:value-type="float">
            <text:p>1.248489</text:p>
          </table:table-cell>
        </table:table-row>
        <table:table-row table:style-name="ro1">
          <table:table-cell office:value-type="float" office:value="1.473431" calcext:value-type="float">
            <text:p>1.473431</text:p>
          </table:table-cell>
          <table:table-cell office:value-type="float" office:value="1.136961" calcext:value-type="float">
            <text:p>1.136961</text:p>
          </table:table-cell>
          <table:table-cell office:value-type="float" office:value="0.36621" calcext:value-type="float">
            <text:p>0.36621</text:p>
          </table:table-cell>
          <table:table-cell office:value-type="float" office:value="-0.54442" calcext:value-type="float">
            <text:p>-0.54442</text:p>
          </table:table-cell>
          <table:table-cell office:value-type="float" office:value="-1.247101" calcext:value-type="float">
            <text:p>-1.247101</text:p>
          </table:table-cell>
          <table:table-cell office:value-type="float" office:value="-1.473431" calcext:value-type="float">
            <text:p>-1.473431</text:p>
          </table:table-cell>
          <table:table-cell office:value-type="float" office:value="-1.13696" calcext:value-type="float">
            <text:p>-1.13696</text:p>
          </table:table-cell>
          <table:table-cell office:value-type="float" office:value="-0.36621" calcext:value-type="float">
            <text:p>-0.36621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1.2471" calcext:value-type="float">
            <text:p>1.2471</text:p>
          </table:table-cell>
        </table:table-row>
        <table:table-row table:style-name="ro1">
          <table:table-cell office:value-type="float" office:value="1.488172" calcext:value-type="float">
            <text:p>1.488172</text:p>
          </table:table-cell>
          <table:table-cell office:value-type="float" office:value="1.167122" calcext:value-type="float">
            <text:p>1.167122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-0.51947" calcext:value-type="float">
            <text:p>-0.51947</text:p>
          </table:table-cell>
          <table:table-cell office:value-type="float" office:value="-1.240792" calcext:value-type="float">
            <text:p>-1.240792</text:p>
          </table:table-cell>
          <table:table-cell office:value-type="float" office:value="-1.488172" calcext:value-type="float">
            <text:p>-1.488172</text:p>
          </table:table-cell>
          <table:table-cell office:value-type="float" office:value="-1.167122" calcext:value-type="float">
            <text:p>-1.167122</text:p>
          </table:table-cell>
          <table:table-cell office:value-type="float" office:value="-0.400271" calcext:value-type="float">
            <text:p>-0.400271</text:p>
          </table:table-cell>
          <table:table-cell office:value-type="float" office:value="0.51947" calcext:value-type="float">
            <text:p>0.51947</text:p>
          </table:table-cell>
          <table:table-cell office:value-type="float" office:value="1.240791" calcext:value-type="float">
            <text:p>1.240791</text:p>
          </table:table-cell>
        </table:table-row>
        <table:table-row table:style-name="ro1">
          <table:table-cell office:value-type="float" office:value="1.49704" calcext:value-type="float">
            <text:p>1.49704</text:p>
          </table:table-cell>
          <table:table-cell office:value-type="float" office:value="1.192677" calcext:value-type="float">
            <text:p>1.192677</text:p>
          </table:table-cell>
          <table:table-cell office:value-type="float" office:value="0.432752" calcext:value-type="float">
            <text:p>0.432752</text:p>
          </table:table-cell>
          <table:table-cell office:value-type="float" office:value="-0.492469" calcext:value-type="float">
            <text:p>-0.492469</text:p>
          </table:table-cell>
          <table:table-cell office:value-type="float" office:value="-1.229585" calcext:value-type="float">
            <text:p>-1.229585</text:p>
          </table:table-cell>
          <table:table-cell office:value-type="float" office:value="-1.49704" calcext:value-type="float">
            <text:p>-1.49704</text:p>
          </table:table-cell>
          <table:table-cell office:value-type="float" office:value="-1.192676" calcext:value-type="float">
            <text:p>-1.192676</text:p>
          </table:table-cell>
          <table:table-cell office:value-type="float" office:value="-0.432752" calcext:value-type="float">
            <text:p>-0.432752</text:p>
          </table:table-cell>
          <table:table-cell office:value-type="float" office:value="0.492469" calcext:value-type="float">
            <text:p>0.492469</text:p>
          </table:table-cell>
          <table:table-cell office:value-type="float" office:value="1.229584" calcext:value-type="float">
            <text:p>1.22958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0.463525" calcext:value-type="float">
            <text:p>0.463525</text:p>
          </table:table-cell>
          <table:table-cell office:value-type="float" office:value="-0.463525" calcext:value-type="float">
            <text:p>-0.463525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1.5" calcext:value-type="float">
            <text:p>-1.5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0.463525" calcext:value-type="float">
            <text:p>-0.463525</text:p>
          </table:table-cell>
          <table:table-cell office:value-type="float" office:value="0.463525" calcext:value-type="float">
            <text:p>0.463525</text:p>
          </table:table-cell>
          <table:table-cell office:value-type="float" office:value="1.213526" calcext:value-type="float">
            <text:p>1.213526</text:p>
          </table:table-cell>
        </table:table-row>
        <table:table-row table:style-name="ro1">
          <table:table-cell office:value-type="float" office:value="1.49704" calcext:value-type="float">
            <text:p>1.49704</text:p>
          </table:table-cell>
          <table:table-cell office:value-type="float" office:value="1.229585" calcext:value-type="float">
            <text:p>1.229585</text:p>
          </table:table-cell>
          <table:table-cell office:value-type="float" office:value="0.492469" calcext:value-type="float">
            <text:p>0.492469</text:p>
          </table:table-cell>
          <table:table-cell office:value-type="float" office:value="-0.432751" calcext:value-type="float">
            <text:p>-0.432751</text:p>
          </table:table-cell>
          <table:table-cell office:value-type="float" office:value="-1.192678" calcext:value-type="float">
            <text:p>-1.192678</text:p>
          </table:table-cell>
          <table:table-cell office:value-type="float" office:value="-1.49704" calcext:value-type="float">
            <text:p>-1.49704</text:p>
          </table:table-cell>
          <table:table-cell office:value-type="float" office:value="-1.229584" calcext:value-type="float">
            <text:p>-1.229584</text:p>
          </table:table-cell>
          <table:table-cell office:value-type="float" office:value="-0.492469" calcext:value-type="float">
            <text:p>-0.492469</text:p>
          </table:table-cell>
          <table:table-cell office:value-type="float" office:value="0.432752" calcext:value-type="float">
            <text:p>0.432752</text:p>
          </table:table-cell>
          <table:table-cell office:value-type="float" office:value="1.192676" calcext:value-type="float">
            <text:p>1.192676</text:p>
          </table:table-cell>
        </table:table-row>
        <table:table-row table:style-name="ro1">
          <table:table-cell office:value-type="float" office:value="1.488172" calcext:value-type="float">
            <text:p>1.488172</text:p>
          </table:table-cell>
          <table:table-cell office:value-type="float" office:value="1.240792" calcext:value-type="float">
            <text:p>1.240792</text:p>
          </table:table-cell>
          <table:table-cell office:value-type="float" office:value="0.519469" calcext:value-type="float">
            <text:p>0.519469</text:p>
          </table:table-cell>
          <table:table-cell office:value-type="float" office:value="-0.40027" calcext:value-type="float">
            <text:p>-0.40027</text:p>
          </table:table-cell>
          <table:table-cell office:value-type="float" office:value="-1.167123" calcext:value-type="float">
            <text:p>-1.167123</text:p>
          </table:table-cell>
          <table:table-cell office:value-type="float" office:value="-1.488172" calcext:value-type="float">
            <text:p>-1.488172</text:p>
          </table:table-cell>
          <table:table-cell office:value-type="float" office:value="-1.240791" calcext:value-type="float">
            <text:p>-1.240791</text:p>
          </table:table-cell>
          <table:table-cell office:value-type="float" office:value="-0.51947" calcext:value-type="float">
            <text:p>-0.51947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1.167123" calcext:value-type="float">
            <text:p>1.167123</text:p>
          </table:table-cell>
        </table:table-row>
        <table:table-row table:style-name="ro1">
          <table:table-cell office:value-type="float" office:value="1.473431" calcext:value-type="float">
            <text:p>1.473431</text:p>
          </table:table-cell>
          <table:table-cell office:value-type="float" office:value="1.247101" calcext:value-type="float">
            <text:p>1.247101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-0.36621" calcext:value-type="float">
            <text:p>-0.36621</text:p>
          </table:table-cell>
          <table:table-cell office:value-type="float" office:value="-1.136961" calcext:value-type="float">
            <text:p>-1.136961</text:p>
          </table:table-cell>
          <table:table-cell office:value-type="float" office:value="-1.473431" calcext:value-type="float">
            <text:p>-1.473431</text:p>
          </table:table-cell>
          <table:table-cell office:value-type="float" office:value="-1.2471" calcext:value-type="float">
            <text:p>-1.2471</text:p>
          </table:table-cell>
          <table:table-cell office:value-type="float" office:value="-0.54442" calcext:value-type="float">
            <text:p>-0.54442</text:p>
          </table:table-cell>
          <table:table-cell office:value-type="float" office:value="0.36621" calcext:value-type="float">
            <text:p>0.36621</text:p>
          </table:table-cell>
          <table:table-cell office:value-type="float" office:value="1.13696" calcext:value-type="float">
            <text:p>1.13696</text:p>
          </table:table-cell>
        </table:table-row>
        <table:table-row table:style-name="ro1">
          <table:table-cell office:value-type="float" office:value="1.452875" calcext:value-type="float">
            <text:p>1.452875</text:p>
          </table:table-cell>
          <table:table-cell office:value-type="float" office:value="1.248489" calcext:value-type="float">
            <text:p>1.248489</text:p>
          </table:table-cell>
          <table:table-cell office:value-type="float" office:value="0.567221" calcext:value-type="float">
            <text:p>0.567221</text:p>
          </table:table-cell>
          <table:table-cell office:value-type="float" office:value="-0.330703" calcext:value-type="float">
            <text:p>-0.330703</text:p>
          </table:table-cell>
          <table:table-cell office:value-type="float" office:value="-1.102313" calcext:value-type="float">
            <text:p>-1.102313</text:p>
          </table:table-cell>
          <table:table-cell office:value-type="float" office:value="-1.452875" calcext:value-type="float">
            <text:p>-1.452875</text:p>
          </table:table-cell>
          <table:table-cell office:value-type="float" office:value="-1.248489" calcext:value-type="float">
            <text:p>-1.248489</text:p>
          </table:table-cell>
          <table:table-cell office:value-type="float" office:value="-0.567222" calcext:value-type="float">
            <text:p>-0.567222</text:p>
          </table:table-cell>
          <table:table-cell office:value-type="float" office:value="0.330704" calcext:value-type="float">
            <text:p>0.330704</text:p>
          </table:table-cell>
          <table:table-cell office:value-type="float" office:value="1.102313" calcext:value-type="float">
            <text:p>1.102313</text:p>
          </table:table-cell>
        </table:table-row>
        <table:table-row table:style-name="ro1">
          <table:table-cell office:value-type="float" office:value="1.426585" calcext:value-type="float">
            <text:p>1.426585</text:p>
          </table:table-cell>
          <table:table-cell office:value-type="float" office:value="1.24495" calcext:value-type="float">
            <text:p>1.24495</text:p>
          </table:table-cell>
          <table:table-cell office:value-type="float" office:value="0.587784" calcext:value-type="float">
            <text:p>0.587784</text:p>
          </table:table-cell>
          <table:table-cell office:value-type="float" office:value="-0.293892" calcext:value-type="float">
            <text:p>-0.293892</text:p>
          </table:table-cell>
          <table:table-cell office:value-type="float" office:value="-1.063314" calcext:value-type="float">
            <text:p>-1.063314</text:p>
          </table:table-cell>
          <table:table-cell office:value-type="float" office:value="-1.426585" calcext:value-type="float">
            <text:p>-1.426585</text:p>
          </table:table-cell>
          <table:table-cell office:value-type="float" office:value="-1.244949" calcext:value-type="float">
            <text:p>-1.244949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1.063313" calcext:value-type="float">
            <text:p>1.063313</text:p>
          </table:table-cell>
        </table:table-row>
        <table:table-row table:style-name="ro1">
          <table:table-cell office:value-type="float" office:value="1.394665" calcext:value-type="float">
            <text:p>1.394665</text:p>
          </table:table-cell>
          <table:table-cell office:value-type="float" office:value="1.236497" calcext:value-type="float">
            <text:p>1.236497</text:p>
          </table:table-cell>
          <table:table-cell office:value-type="float" office:value="0.606028" calcext:value-type="float">
            <text:p>0.606028</text:p>
          </table:table-cell>
          <table:table-cell office:value-type="float" office:value="-0.255921" calcext:value-type="float">
            <text:p>-0.255921</text:p>
          </table:table-cell>
          <table:table-cell office:value-type="float" office:value="-1.020119" calcext:value-type="float">
            <text:p>-1.020119</text:p>
          </table:table-cell>
          <table:table-cell office:value-type="float" office:value="-1.394665" calcext:value-type="float">
            <text:p>-1.394665</text:p>
          </table:table-cell>
          <table:table-cell office:value-type="float" office:value="-1.236497" calcext:value-type="float">
            <text:p>-1.236497</text:p>
          </table:table-cell>
          <table:table-cell office:value-type="float" office:value="-0.606028" calcext:value-type="float">
            <text:p>-0.606028</text:p>
          </table:table-cell>
          <table:table-cell office:value-type="float" office:value="0.255921" calcext:value-type="float">
            <text:p>0.255921</text:p>
          </table:table-cell>
          <table:table-cell office:value-type="float" office:value="1.020119" calcext:value-type="float">
            <text:p>1.020119</text:p>
          </table:table-cell>
        </table:table-row>
        <table:table-row table:style-name="ro1">
          <table:table-cell office:value-type="float" office:value="1.357241" calcext:value-type="float">
            <text:p>1.357241</text:p>
          </table:table-cell>
          <table:table-cell office:value-type="float" office:value="1.223165" calcext:value-type="float">
            <text:p>1.223165</text:p>
          </table:table-cell>
          <table:table-cell office:value-type="float" office:value="0.62188" calcext:value-type="float">
            <text:p>0.62188</text:p>
          </table:table-cell>
          <table:table-cell office:value-type="float" office:value="-0.21694" calcext:value-type="float">
            <text:p>-0.21694</text:p>
          </table:table-cell>
          <table:table-cell office:value-type="float" office:value="-0.972898" calcext:value-type="float">
            <text:p>-0.972898</text:p>
          </table:table-cell>
          <table:table-cell office:value-type="float" office:value="-1.357241" calcext:value-type="float">
            <text:p>-1.357241</text:p>
          </table:table-cell>
          <table:table-cell office:value-type="float" office:value="-1.223164" calcext:value-type="float">
            <text:p>-1.223164</text:p>
          </table:table-cell>
          <table:table-cell office:value-type="float" office:value="-0.62188" calcext:value-type="float">
            <text:p>-0.62188</text:p>
          </table:table-cell>
          <table:table-cell office:value-type="float" office:value="0.21694" calcext:value-type="float">
            <text:p>0.21694</text:p>
          </table:table-cell>
          <table:table-cell office:value-type="float" office:value="0.972897" calcext:value-type="float">
            <text:p>0.972897</text:p>
          </table:table-cell>
        </table:table-row>
        <table:table-row table:style-name="ro1">
          <table:table-cell office:value-type="float" office:value="1.31446" calcext:value-type="float">
            <text:p>1.31446</text:p>
          </table:table-cell>
          <table:table-cell office:value-type="float" office:value="1.205005" calcext:value-type="float">
            <text:p>1.205005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-0.177103" calcext:value-type="float">
            <text:p>-0.177103</text:p>
          </table:table-cell>
          <table:table-cell office:value-type="float" office:value="-0.921838" calcext:value-type="float">
            <text:p>-0.921838</text:p>
          </table:table-cell>
          <table:table-cell office:value-type="float" office:value="-1.31446" calcext:value-type="float">
            <text:p>-1.31446</text:p>
          </table:table-cell>
          <table:table-cell office:value-type="float" office:value="-1.205005" calcext:value-type="float">
            <text:p>-1.205005</text:p>
          </table:table-cell>
          <table:table-cell office:value-type="float" office:value="-0.635277" calcext:value-type="float">
            <text:p>-0.635277</text:p>
          </table:table-cell>
          <table:table-cell office:value-type="float" office:value="0.177103" calcext:value-type="float">
            <text:p>0.177103</text:p>
          </table:table-cell>
          <table:table-cell office:value-type="float" office:value="0.921838" calcext:value-type="float">
            <text:p>0.921838</text:p>
          </table:table-cell>
        </table:table-row>
        <table:table-row table:style-name="ro1">
          <table:table-cell office:value-type="float" office:value="1.266492" calcext:value-type="float">
            <text:p>1.266492</text:p>
          </table:table-cell>
          <table:table-cell office:value-type="float" office:value="1.18209" calcext:value-type="float">
            <text:p>1.18209</text:p>
          </table:table-cell>
          <table:table-cell office:value-type="float" office:value="0.646168" calcext:value-type="float">
            <text:p>0.646168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-0.867139" calcext:value-type="float">
            <text:p>-0.867139</text:p>
          </table:table-cell>
          <table:table-cell office:value-type="float" office:value="-1.266492" calcext:value-type="float">
            <text:p>-1.266492</text:p>
          </table:table-cell>
          <table:table-cell office:value-type="float" office:value="-1.182089" calcext:value-type="float">
            <text:p>-1.182089</text:p>
          </table:table-cell>
          <table:table-cell office:value-type="float" office:value="-0.646168" calcext:value-type="float">
            <text:p>-0.646168</text:p>
          </table:table-cell>
          <table:table-cell office:value-type="float" office:value="0.136566" calcext:value-type="float">
            <text:p>0.136566</text:p>
          </table:table-cell>
          <table:table-cell office:value-type="float" office:value="0.867138" calcext:value-type="float">
            <text:p>0.867138</text:p>
          </table:table-cell>
        </table:table-row>
        <table:table-row table:style-name="ro1">
          <table:table-cell office:value-type="float" office:value="1.213526" calcext:value-type="float">
            <text:p>1.213526</text:p>
          </table:table-cell>
          <table:table-cell office:value-type="float" office:value="1.154509" calcext:value-type="float">
            <text:p>1.154509</text:p>
          </table:table-cell>
          <table:table-cell office:value-type="float" office:value="0.654508" calcext:value-type="float">
            <text:p>0.654508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-0.809018" calcext:value-type="float">
            <text:p>-0.809018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1.154509" calcext:value-type="float">
            <text:p>-1.154509</text:p>
          </table:table-cell>
          <table:table-cell office:value-type="float" office:value="-0.654508" calcext:value-type="float">
            <text:p>-0.654508</text:p>
          </table:table-cell>
          <table:table-cell office:value-type="float" office:value="0.095491" calcext:value-type="float">
            <text:p>0.095491</text:p>
          </table:table-cell>
          <table:table-cell office:value-type="float" office:value="0.809018" calcext:value-type="float">
            <text:p>0.809018</text:p>
          </table:table-cell>
        </table:table-row>
        <table:table-row table:style-name="ro1">
          <table:table-cell office:value-type="float" office:value="1.155771" calcext:value-type="float">
            <text:p>1.155771</text:p>
          </table:table-cell>
          <table:table-cell office:value-type="float" office:value="1.122372" calcext:value-type="float">
            <text:p>1.122372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-0.05404" calcext:value-type="float">
            <text:p>-0.05404</text:p>
          </table:table-cell>
          <table:table-cell office:value-type="float" office:value="-0.747705" calcext:value-type="float">
            <text:p>-0.747705</text:p>
          </table:table-cell>
          <table:table-cell office:value-type="float" office:value="-1.15577" calcext:value-type="float">
            <text:p>-1.15577</text:p>
          </table:table-cell>
          <table:table-cell office:value-type="float" office:value="-1.122372" calcext:value-type="float">
            <text:p>-1.122372</text:p>
          </table:table-cell>
          <table:table-cell office:value-type="float" office:value="-0.660265" calcext:value-type="float">
            <text:p>-0.660265</text:p>
          </table:table-cell>
          <table:table-cell office:value-type="float" office:value="0.054039" calcext:value-type="float">
            <text:p>0.054039</text:p>
          </table:table-cell>
          <table:table-cell office:value-type="float" office:value="0.747703" calcext:value-type="float">
            <text:p>0.747703</text:p>
          </table:table-cell>
        </table:table-row>
        <table:table-row table:style-name="ro1">
          <table:table-cell office:value-type="float" office:value="1.093454" calcext:value-type="float">
            <text:p>1.093454</text:p>
          </table:table-cell>
          <table:table-cell office:value-type="float" office:value="1.085806" calcext:value-type="float">
            <text:p>1.085806</text:p>
          </table:table-cell>
          <table:table-cell office:value-type="float" office:value="0.663417" calcext:value-type="float">
            <text:p>0.663417</text:p>
          </table:table-cell>
          <table:table-cell office:value-type="float" office:value="-0.012374" calcext:value-type="float">
            <text:p>-0.012374</text:p>
          </table:table-cell>
          <table:table-cell office:value-type="float" office:value="-0.68344" calcext:value-type="float">
            <text:p>-0.68344</text:p>
          </table:table-cell>
          <table:table-cell office:value-type="float" office:value="-1.093454" calcext:value-type="float">
            <text:p>-1.093454</text:p>
          </table:table-cell>
          <table:table-cell office:value-type="float" office:value="-1.085806" calcext:value-type="float">
            <text:p>-1.085806</text:p>
          </table:table-cell>
          <table:table-cell office:value-type="float" office:value="-0.663416" calcext:value-type="float">
            <text:p>-0.663416</text:p>
          </table:table-cell>
          <table:table-cell office:value-type="float" office:value="0.012374" calcext:value-type="float">
            <text:p>0.012374</text:p>
          </table:table-cell>
          <table:table-cell office:value-type="float" office:value="0.68344" calcext:value-type="float">
            <text:p>0.68344</text:p>
          </table:table-cell>
        </table:table-row>
        <table:table-row table:style-name="ro1">
          <table:table-cell office:value-type="float" office:value="1.02682" calcext:value-type="float">
            <text:p>1.02682</text:p>
          </table:table-cell>
          <table:table-cell office:value-type="float" office:value="1.044953" calcext:value-type="float">
            <text:p>1.044953</text:p>
          </table:table-cell>
          <table:table-cell office:value-type="float" office:value="0.66395" calcext:value-type="float">
            <text:p>0.66395</text:p>
          </table:table-cell>
          <table:table-cell office:value-type="float" office:value="0.029341" calcext:value-type="float">
            <text:p>0.029341</text:p>
          </table:table-cell>
          <table:table-cell office:value-type="float" office:value="-0.616477" calcext:value-type="float">
            <text:p>-0.616477</text:p>
          </table:table-cell>
          <table:table-cell office:value-type="float" office:value="-1.026819" calcext:value-type="float">
            <text:p>-1.026819</text:p>
          </table:table-cell>
          <table:table-cell office:value-type="float" office:value="-1.044954" calcext:value-type="float">
            <text:p>-1.044954</text:p>
          </table:table-cell>
          <table:table-cell office:value-type="float" office:value="-0.66395" calcext:value-type="float">
            <text:p>-0.66395</text:p>
          </table:table-cell>
          <table:table-cell office:value-type="float" office:value="-0.029341" calcext:value-type="float">
            <text:p>-0.029341</text:p>
          </table:table-cell>
          <table:table-cell office:value-type="float" office:value="0.616477" calcext:value-type="float">
            <text:p>0.616477</text:p>
          </table:table-cell>
        </table:table-row>
        <table:table-row table:style-name="ro1">
          <table:table-cell office:value-type="float" office:value="0.956135" calcext:value-type="float">
            <text:p>0.956135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070939" calcext:value-type="float">
            <text:p>0.070939</text:p>
          </table:table-cell>
          <table:table-cell office:value-type="float" office:value="-0.547082" calcext:value-type="float">
            <text:p>-0.547082</text:p>
          </table:table-cell>
          <table:table-cell office:value-type="float" office:value="-0.956136" calcext:value-type="float">
            <text:p>-0.956136</text:p>
          </table:table-cell>
          <table:table-cell office:value-type="float" office:value="-0.999978" calcext:value-type="float">
            <text:p>-0.999978</text:p>
          </table:table-cell>
          <table:table-cell office:value-type="float" office:value="-0.661863" calcext:value-type="float">
            <text:p>-0.661863</text:p>
          </table:table-cell>
          <table:table-cell office:value-type="float" office:value="-0.070939" calcext:value-type="float">
            <text:p>-0.070939</text:p>
          </table:table-cell>
          <table:table-cell office:value-type="float" office:value="0.547081" calcext:value-type="float">
            <text:p>0.547081</text:p>
          </table:table-cell>
        </table:table-row>
        <table:table-row table:style-name="ro1">
          <table:table-cell office:value-type="float" office:value="0.881677" calcext:value-type="float">
            <text:p>0.881677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112258" calcext:value-type="float">
            <text:p>0.112258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-0.881678" calcext:value-type="float">
            <text:p>-0.881678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-0.657164" calcext:value-type="float">
            <text:p>-0.657164</text:p>
          </table:table-cell>
          <table:table-cell office:value-type="float" office:value="-0.112258" calcext:value-type="float">
            <text:p>-0.112258</text:p>
          </table:table-cell>
          <table:table-cell office:value-type="float" office:value="0.475528" calcext:value-type="float">
            <text:p>0.475528</text:p>
          </table:table-cell>
        </table:table-row>
        <table:table-row table:style-name="ro1">
          <table:table-cell office:value-type="float" office:value="0.80374" calcext:value-type="float">
            <text:p>0.80374</text:p>
          </table:table-cell>
          <table:table-cell office:value-type="float" office:value="0.89838" calcext:value-type="float">
            <text:p>0.89838</text:p>
          </table:table-cell>
          <table:table-cell office:value-type="float" office:value="0.649871" calcext:value-type="float">
            <text:p>0.649871</text:p>
          </table:table-cell>
          <table:table-cell office:value-type="float" office:value="0.153133" calcext:value-type="float">
            <text:p>0.153133</text:p>
          </table:table-cell>
          <table:table-cell office:value-type="float" office:value="-0.402098" calcext:value-type="float">
            <text:p>-0.402098</text:p>
          </table:table-cell>
          <table:table-cell office:value-type="float" office:value="-0.80374" calcext:value-type="float">
            <text:p>-0.80374</text:p>
          </table:table-cell>
          <table:table-cell office:value-type="float" office:value="-0.89838" calcext:value-type="float">
            <text:p>-0.89838</text:p>
          </table:table-cell>
          <table:table-cell office:value-type="float" office:value="-0.649871" calcext:value-type="float">
            <text:p>-0.649871</text:p>
          </table:table-cell>
          <table:table-cell office:value-type="float" office:value="-0.153133" calcext:value-type="float">
            <text:p>-0.153133</text:p>
          </table:table-cell>
          <table:table-cell office:value-type="float" office:value="0.402096" calcext:value-type="float">
            <text:p>0.402096</text:p>
          </table:table-cell>
        </table:table-row>
        <table:table-row table:style-name="ro1">
          <table:table-cell office:value-type="float" office:value="0.72263" calcext:value-type="float">
            <text:p>0.72263</text:p>
          </table:table-cell>
          <table:table-cell office:value-type="float" office:value="0.84216" calcext:value-type="float">
            <text:p>0.84216</text:p>
          </table:table-cell>
          <table:table-cell office:value-type="float" office:value="0.640013" calcext:value-type="float">
            <text:p>0.640013</text:p>
          </table:table-cell>
          <table:table-cell office:value-type="float" office:value="0.193404" calcext:value-type="float">
            <text:p>0.193404</text:p>
          </table:table-cell>
          <table:table-cell office:value-type="float" office:value="-0.32708" calcext:value-type="float">
            <text:p>-0.32708</text:p>
          </table:table-cell>
          <table:table-cell office:value-type="float" office:value="-0.72263" calcext:value-type="float">
            <text:p>-0.72263</text:p>
          </table:table-cell>
          <table:table-cell office:value-type="float" office:value="-0.84216" calcext:value-type="float">
            <text:p>-0.84216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193404" calcext:value-type="float">
            <text:p>-0.193404</text:p>
          </table:table-cell>
          <table:table-cell office:value-type="float" office:value="0.32708" calcext:value-type="float">
            <text:p>0.32708</text:p>
          </table:table-cell>
        </table:table-row>
        <table:table-row table:style-name="ro1">
          <table:table-cell office:value-type="float" office:value="0.638668" calcext:value-type="float">
            <text:p>0.638668</text:p>
          </table:table-cell>
          <table:table-cell office:value-type="float" office:value="0.782615" calcext:value-type="float">
            <text:p>0.782615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0.232912" calcext:value-type="float">
            <text:p>0.232912</text:p>
          </table:table-cell>
          <table:table-cell office:value-type="float" office:value="-0.250772" calcext:value-type="float">
            <text:p>-0.250772</text:p>
          </table:table-cell>
          <table:table-cell office:value-type="float" office:value="-0.638669" calcext:value-type="float">
            <text:p>-0.638669</text:p>
          </table:table-cell>
          <table:table-cell office:value-type="float" office:value="-0.782615" calcext:value-type="float">
            <text:p>-0.782615</text:p>
          </table:table-cell>
          <table:table-cell office:value-type="float" office:value="-0.62763" calcext:value-type="float">
            <text:p>-0.62763</text:p>
          </table:table-cell>
          <table:table-cell office:value-type="float" office:value="-0.232912" calcext:value-type="float">
            <text:p>-0.232912</text:p>
          </table:table-cell>
          <table:table-cell office:value-type="float" office:value="0.250771" calcext:value-type="float">
            <text:p>0.250771</text:p>
          </table:table-cell>
        </table:table-row>
        <table:table-row table:style-name="ro1">
          <table:table-cell office:value-type="float" office:value="0.552186" calcext:value-type="float">
            <text:p>0.552186</text:p>
          </table:table-cell>
          <table:table-cell office:value-type="float" office:value="0.719983" calcext:value-type="float">
            <text:p>0.719983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2715" calcext:value-type="float">
            <text:p>0.2715</text:p>
          </table:table-cell>
          <table:table-cell office:value-type="float" office:value="-0.173474" calcext:value-type="float">
            <text:p>-0.173474</text:p>
          </table:table-cell>
          <table:table-cell office:value-type="float" office:value="-0.552187" calcext:value-type="float">
            <text:p>-0.552187</text:p>
          </table:table-cell>
          <table:table-cell office:value-type="float" office:value="-0.719982" calcext:value-type="float">
            <text:p>-0.719982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2715" calcext:value-type="float">
            <text:p>-0.2715</text:p>
          </table:table-cell>
          <table:table-cell office:value-type="float" office:value="0.173474" calcext:value-type="float">
            <text:p>0.173474</text:p>
          </table:table-cell>
        </table:table-row>
        <table:table-row table:style-name="ro1">
          <table:table-cell office:value-type="float" office:value="0.463525" calcext:value-type="float">
            <text:p>0.463525</text:p>
          </table:table-cell>
          <table:table-cell office:value-type="float" office:value="0.654508" calcext:value-type="float">
            <text:p>0.654508</text:p>
          </table:table-cell>
          <table:table-cell office:value-type="float" office:value="0.595491" calcext:value-type="float">
            <text:p>0.595491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-0.095491" calcext:value-type="float">
            <text:p>-0.095491</text:p>
          </table:table-cell>
          <table:table-cell office:value-type="float" office:value="-0.463525" calcext:value-type="float">
            <text:p>-0.463525</text:p>
          </table:table-cell>
          <table:table-cell office:value-type="float" office:value="-0.654508" calcext:value-type="float">
            <text:p>-0.654508</text:p>
          </table:table-cell>
          <table:table-cell office:value-type="float" office:value="-0.595491" calcext:value-type="float">
            <text:p>-0.595491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0.095491" calcext:value-type="float">
            <text:p>0.095491</text:p>
          </table:table-cell>
        </table:table-row>
        <table:table-row table:style-name="ro1">
          <table:table-cell office:value-type="float" office:value="0.373034" calcext:value-type="float">
            <text:p>0.373034</text:p>
          </table:table-cell>
          <table:table-cell office:value-type="float" office:value="0.586451" calcext:value-type="float">
            <text:p>0.586451</text:p>
          </table:table-cell>
          <table:table-cell office:value-type="float" office:value="0.575862" calcext:value-type="float">
            <text:p>0.575862</text:p>
          </table:table-cell>
          <table:table-cell office:value-type="float" office:value="0.345315" calcext:value-type="float">
            <text:p>0.345315</text:p>
          </table:table-cell>
          <table:table-cell office:value-type="float" office:value="-0.017132" calcext:value-type="float">
            <text:p>-0.017132</text:p>
          </table:table-cell>
          <table:table-cell office:value-type="float" office:value="-0.373035" calcext:value-type="float">
            <text:p>-0.373035</text:p>
          </table:table-cell>
          <table:table-cell office:value-type="float" office:value="-0.58645" calcext:value-type="float">
            <text:p>-0.58645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345315" calcext:value-type="float">
            <text:p>-0.345315</text:p>
          </table:table-cell>
          <table:table-cell office:value-type="float" office:value="0.017132" calcext:value-type="float">
            <text:p>0.017132</text:p>
          </table:table-cell>
        </table:table-row>
        <table:table-row table:style-name="ro1">
          <table:table-cell office:value-type="float" office:value="0.281071" calcext:value-type="float">
            <text:p>0.281071</text:p>
          </table:table-cell>
          <table:table-cell office:value-type="float" office:value="0.516079" calcext:value-type="float">
            <text:p>0.516079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38025" calcext:value-type="float">
            <text:p>0.38025</text:p>
          </table:table-cell>
          <table:table-cell office:value-type="float" office:value="0.061295" calcext:value-type="float">
            <text:p>0.061295</text:p>
          </table:table-cell>
          <table:table-cell office:value-type="float" office:value="-0.281072" calcext:value-type="float">
            <text:p>-0.281072</text:p>
          </table:table-cell>
          <table:table-cell office:value-type="float" office:value="-0.516079" calcext:value-type="float">
            <text:p>-0.516079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38025" calcext:value-type="float">
            <text:p>-0.38025</text:p>
          </table:table-cell>
          <table:table-cell office:value-type="float" office:value="-0.061296" calcext:value-type="float">
            <text:p>-0.061296</text:p>
          </table:table-cell>
        </table:table-row>
        <table:table-row table:style-name="ro1">
          <table:table-cell office:value-type="float" office:value="0.187999" calcext:value-type="float">
            <text:p>0.187999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529873" calcext:value-type="float">
            <text:p>0.529873</text:p>
          </table:table-cell>
          <table:table-cell office:value-type="float" office:value="0.413684" calcext:value-type="float">
            <text:p>0.413684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44367" calcext:value-type="float">
            <text:p>-0.44367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13684" calcext:value-type="float">
            <text:p>-0.413684</text:p>
          </table:table-cell>
          <table:table-cell office:value-type="float" office:value="-0.13948" calcext:value-type="float">
            <text:p>-0.13948</text:p>
          </table:table-cell>
        </table:table-row>
        <table:table-row table:style-name="ro1">
          <table:table-cell office:value-type="float" office:value="0.094185" calcext:value-type="float">
            <text:p>0.094185</text:p>
          </table:table-cell>
          <table:table-cell office:value-type="float" office:value="0.369511" calcext:value-type="float">
            <text:p>0.369511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445485" calcext:value-type="float">
            <text:p>0.445485</text:p>
          </table:table-cell>
          <table:table-cell office:value-type="float" office:value="0.217114" calcext:value-type="float">
            <text:p>0.217114</text:p>
          </table:table-cell>
          <table:table-cell office:value-type="float" office:value="-0.094186" calcext:value-type="float">
            <text:p>-0.094186</text:p>
          </table:table-cell>
          <table:table-cell office:value-type="float" office:value="-0.369511" calcext:value-type="float">
            <text:p>-0.369511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445485" calcext:value-type="float">
            <text:p>-0.445485</text:p>
          </table:table-cell>
          <table:table-cell office:value-type="float" office:value="-0.217115" calcext:value-type="float">
            <text:p>-0.21711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93893" calcext:value-type="float">
            <text:p>0.293893</text:p>
          </table:table-cell>
          <table:table-cell table:number-columns-repeated="2" office:value-type="float" office:value="0.475528" calcext:value-type="float">
            <text:p>0.475528</text:p>
          </table:table-cell>
          <table:table-cell office:value-type="float" office:value="0.293892" calcext:value-type="float">
            <text:p>0.293892</text:p>
          </table:table-cell>
          <table:table-cell office:value-type="float" office:value="0" calcext:value-type="float">
            <text:p>0</text:p>
          </table:table-cell>
          <table:table-cell office:value-type="float" office:value="-0.293892" calcext:value-type="float">
            <text:p>-0.293892</text:p>
          </table:table-cell>
          <table:table-cell table:number-columns-repeated="2" office:value-type="float" office:value="-0.475528" calcext:value-type="float">
            <text:p>-0.475528</text:p>
          </table:table-cell>
          <table:table-cell office:value-type="float" office:value="-0.293893" calcext:value-type="float">
            <text:p>-0.293893</text:p>
          </table:table-cell>
        </table:table-row>
        <table:table-row table:style-name="ro1">
          <table:table-cell office:value-type="float" office:value="-0.094186" calcext:value-type="float">
            <text:p>-0.094186</text:p>
          </table:table-cell>
          <table:table-cell office:value-type="float" office:value="0.217115" calcext:value-type="float">
            <text:p>0.217115</text:p>
          </table:table-cell>
          <table:table-cell office:value-type="float" office:value="0.445485" calcext:value-type="float">
            <text:p>0.445485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36951" calcext:value-type="float">
            <text:p>0.36951</text:p>
          </table:table-cell>
          <table:table-cell office:value-type="float" office:value="0.094186" calcext:value-type="float">
            <text:p>0.094186</text:p>
          </table:table-cell>
          <table:table-cell office:value-type="float" office:value="-0.217115" calcext:value-type="float">
            <text:p>-0.217115</text:p>
          </table:table-cell>
          <table:table-cell office:value-type="float" office:value="-0.445485" calcext:value-type="float">
            <text:p>-0.445485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369511" calcext:value-type="float">
            <text:p>-0.369511</text:p>
          </table:table-cell>
        </table:table-row>
        <table:table-row table:style-name="ro1">
          <table:table-cell office:value-type="float" office:value="-0.188" calcext:value-type="float">
            <text:p>-0.188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0.413684" calcext:value-type="float">
            <text:p>0.413684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188" calcext:value-type="float">
            <text:p>0.188</text:p>
          </table:table-cell>
          <table:table-cell office:value-type="float" office:value="-0.13948" calcext:value-type="float">
            <text:p>-0.13948</text:p>
          </table:table-cell>
          <table:table-cell office:value-type="float" office:value="-0.413684" calcext:value-type="float">
            <text:p>-0.413684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4367" calcext:value-type="float">
            <text:p>-0.44367</text:p>
          </table:table-cell>
        </table:table-row>
        <table:table-row table:style-name="ro1">
          <table:table-cell office:value-type="float" office:value="-0.281072" calcext:value-type="float">
            <text:p>-0.281072</text:p>
          </table:table-cell>
          <table:table-cell office:value-type="float" office:value="0.061295" calcext:value-type="float">
            <text:p>0.061295</text:p>
          </table:table-cell>
          <table:table-cell office:value-type="float" office:value="0.38025" calcext:value-type="float">
            <text:p>0.38025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516078" calcext:value-type="float">
            <text:p>0.516078</text:p>
          </table:table-cell>
          <table:table-cell office:value-type="float" office:value="0.281072" calcext:value-type="float">
            <text:p>0.281072</text:p>
          </table:table-cell>
          <table:table-cell office:value-type="float" office:value="-0.061296" calcext:value-type="float">
            <text:p>-0.061296</text:p>
          </table:table-cell>
          <table:table-cell office:value-type="float" office:value="-0.38025" calcext:value-type="float">
            <text:p>-0.38025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516079" calcext:value-type="float">
            <text:p>-0.516079</text:p>
          </table:table-cell>
        </table:table-row>
        <table:table-row table:style-name="ro1">
          <table:table-cell office:value-type="float" office:value="-0.373034" calcext:value-type="float">
            <text:p>-0.373034</text:p>
          </table:table-cell>
          <table:table-cell office:value-type="float" office:value="-0.017132" calcext:value-type="float">
            <text:p>-0.017132</text:p>
          </table:table-cell>
          <table:table-cell office:value-type="float" office:value="0.345315" calcext:value-type="float">
            <text:p>0.345315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58645" calcext:value-type="float">
            <text:p>0.58645</text:p>
          </table:table-cell>
          <table:table-cell office:value-type="float" office:value="0.373035" calcext:value-type="float">
            <text:p>0.373035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-0.345315" calcext:value-type="float">
            <text:p>-0.345315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586451" calcext:value-type="float">
            <text:p>-0.586451</text:p>
          </table:table-cell>
        </table:table-row>
        <table:table-row table:style-name="ro1">
          <table:table-cell office:value-type="float" office:value="-0.463525" calcext:value-type="float">
            <text:p>-0.463525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0.595491" calcext:value-type="float">
            <text:p>0.595491</text:p>
          </table:table-cell>
          <table:table-cell office:value-type="float" office:value="0.654508" calcext:value-type="float">
            <text:p>0.654508</text:p>
          </table:table-cell>
          <table:table-cell office:value-type="float" office:value="0.463525" calcext:value-type="float">
            <text:p>0.463525</text:p>
          </table:table-cell>
          <table:table-cell office:value-type="float" office:value="0.09549" calcext:value-type="float">
            <text:p>0.09549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-0.595491" calcext:value-type="float">
            <text:p>-0.595491</text:p>
          </table:table-cell>
          <table:table-cell office:value-type="float" office:value="-0.654509" calcext:value-type="float">
            <text:p>-0.654509</text:p>
          </table:table-cell>
        </table:table-row>
        <table:table-row table:style-name="ro1">
          <table:table-cell office:value-type="float" office:value="-0.552186" calcext:value-type="float">
            <text:p>-0.552186</text:p>
          </table:table-cell>
          <table:table-cell office:value-type="float" office:value="-0.173474" calcext:value-type="float">
            <text:p>-0.173474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719982" calcext:value-type="float">
            <text:p>0.719982</text:p>
          </table:table-cell>
          <table:table-cell office:value-type="float" office:value="0.552187" calcext:value-type="float">
            <text:p>0.552187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-0.2715" calcext:value-type="float">
            <text:p>-0.2715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719982" calcext:value-type="float">
            <text:p>-0.719982</text:p>
          </table:table-cell>
        </table:table-row>
        <table:table-row table:style-name="ro1">
          <table:table-cell office:value-type="float" office:value="-0.638668" calcext:value-type="float">
            <text:p>-0.638668</text:p>
          </table:table-cell>
          <table:table-cell office:value-type="float" office:value="-0.250772" calcext:value-type="float">
            <text:p>-0.250772</text:p>
          </table:table-cell>
          <table:table-cell office:value-type="float" office:value="0.232912" calcext:value-type="float">
            <text:p>0.232912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0.782616" calcext:value-type="float">
            <text:p>0.782616</text:p>
          </table:table-cell>
          <table:table-cell office:value-type="float" office:value="0.638669" calcext:value-type="float">
            <text:p>0.638669</text:p>
          </table:table-cell>
          <table:table-cell office:value-type="float" office:value="0.250771" calcext:value-type="float">
            <text:p>0.250771</text:p>
          </table:table-cell>
          <table:table-cell office:value-type="float" office:value="-0.232912" calcext:value-type="float">
            <text:p>-0.232912</text:p>
          </table:table-cell>
          <table:table-cell office:value-type="float" office:value="-0.62763" calcext:value-type="float">
            <text:p>-0.62763</text:p>
          </table:table-cell>
          <table:table-cell office:value-type="float" office:value="-0.782616" calcext:value-type="float">
            <text:p>-0.782616</text:p>
          </table:table-cell>
        </table:table-row>
        <table:table-row table:style-name="ro1">
          <table:table-cell office:value-type="float" office:value="-0.72263" calcext:value-type="float">
            <text:p>-0.72263</text:p>
          </table:table-cell>
          <table:table-cell office:value-type="float" office:value="-0.32708" calcext:value-type="float">
            <text:p>-0.32708</text:p>
          </table:table-cell>
          <table:table-cell office:value-type="float" office:value="0.193404" calcext:value-type="float">
            <text:p>0.193404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84216" calcext:value-type="float">
            <text:p>0.84216</text:p>
          </table:table-cell>
          <table:table-cell office:value-type="float" office:value="0.72263" calcext:value-type="float">
            <text:p>0.72263</text:p>
          </table:table-cell>
          <table:table-cell office:value-type="float" office:value="0.32708" calcext:value-type="float">
            <text:p>0.32708</text:p>
          </table:table-cell>
          <table:table-cell office:value-type="float" office:value="-0.193404" calcext:value-type="float">
            <text:p>-0.193404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84216" calcext:value-type="float">
            <text:p>-0.84216</text:p>
          </table:table-cell>
        </table:table-row>
        <table:table-row table:style-name="ro1">
          <table:table-cell office:value-type="float" office:value="-0.803739" calcext:value-type="float">
            <text:p>-0.803739</text:p>
          </table:table-cell>
          <table:table-cell office:value-type="float" office:value="-0.402098" calcext:value-type="float">
            <text:p>-0.402098</text:p>
          </table:table-cell>
          <table:table-cell office:value-type="float" office:value="0.153133" calcext:value-type="float">
            <text:p>0.153133</text:p>
          </table:table-cell>
          <table:table-cell office:value-type="float" office:value="0.649871" calcext:value-type="float">
            <text:p>0.649871</text:p>
          </table:table-cell>
          <table:table-cell office:value-type="float" office:value="0.898381" calcext:value-type="float">
            <text:p>0.898381</text:p>
          </table:table-cell>
          <table:table-cell office:value-type="float" office:value="0.80374" calcext:value-type="float">
            <text:p>0.80374</text:p>
          </table:table-cell>
          <table:table-cell office:value-type="float" office:value="0.402096" calcext:value-type="float">
            <text:p>0.402096</text:p>
          </table:table-cell>
          <table:table-cell office:value-type="float" office:value="-0.153133" calcext:value-type="float">
            <text:p>-0.153133</text:p>
          </table:table-cell>
          <table:table-cell office:value-type="float" office:value="-0.649871" calcext:value-type="float">
            <text:p>-0.649871</text:p>
          </table:table-cell>
          <table:table-cell office:value-type="float" office:value="-0.898381" calcext:value-type="float">
            <text:p>-0.898381</text:p>
          </table:table-cell>
        </table:table-row>
        <table:table-row table:style-name="ro1">
          <table:table-cell office:value-type="float" office:value="-0.881677" calcext:value-type="float">
            <text:p>-0.881677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0.112258" calcext:value-type="float">
            <text:p>0.112258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0.881678" calcext:value-type="float">
            <text:p>0.881678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-0.112258" calcext:value-type="float">
            <text:p>-0.112258</text:p>
          </table:table-cell>
          <table:table-cell office:value-type="float" office:value="-0.657164" calcext:value-type="float">
            <text:p>-0.657164</text:p>
          </table:table-cell>
          <table:table-cell office:value-type="float" office:value="-0.951056" calcext:value-type="float">
            <text:p>-0.951056</text:p>
          </table:table-cell>
        </table:table-row>
        <table:table-row table:style-name="ro1">
          <table:table-cell office:value-type="float" office:value="-0.956135" calcext:value-type="float">
            <text:p>-0.956135</text:p>
          </table:table-cell>
          <table:table-cell office:value-type="float" office:value="-0.547082" calcext:value-type="float">
            <text:p>-0.547082</text:p>
          </table:table-cell>
          <table:table-cell office:value-type="float" office:value="0.070939" calcext:value-type="float">
            <text:p>0.070939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56135" calcext:value-type="float">
            <text:p>0.956135</text:p>
          </table:table-cell>
          <table:table-cell office:value-type="float" office:value="0.547081" calcext:value-type="float">
            <text:p>0.547081</text:p>
          </table:table-cell>
          <table:table-cell office:value-type="float" office:value="-0.070939" calcext:value-type="float">
            <text:p>-0.070939</text:p>
          </table:table-cell>
          <table:table-cell office:value-type="float" office:value="-0.661863" calcext:value-type="float">
            <text:p>-0.661863</text:p>
          </table:table-cell>
          <table:table-cell office:value-type="float" office:value="-0.999977" calcext:value-type="float">
            <text:p>-0.999977</text:p>
          </table:table-cell>
        </table:table-row>
        <table:table-row table:style-name="ro1">
          <table:table-cell office:value-type="float" office:value="-1.02682" calcext:value-type="float">
            <text:p>-1.02682</text:p>
          </table:table-cell>
          <table:table-cell office:value-type="float" office:value="-0.616477" calcext:value-type="float">
            <text:p>-0.616477</text:p>
          </table:table-cell>
          <table:table-cell office:value-type="float" office:value="0.029341" calcext:value-type="float">
            <text:p>0.029341</text:p>
          </table:table-cell>
          <table:table-cell office:value-type="float" office:value="0.66395" calcext:value-type="float">
            <text:p>0.66395</text:p>
          </table:table-cell>
          <table:table-cell office:value-type="float" office:value="1.044954" calcext:value-type="float">
            <text:p>1.044954</text:p>
          </table:table-cell>
          <table:table-cell office:value-type="float" office:value="1.02682" calcext:value-type="float">
            <text:p>1.02682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-0.029341" calcext:value-type="float">
            <text:p>-0.029341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1.044953" calcext:value-type="float">
            <text:p>-1.044953</text:p>
          </table:table-cell>
        </table:table-row>
        <table:table-row table:style-name="ro1">
          <table:table-cell office:value-type="float" office:value="-1.093454" calcext:value-type="float">
            <text:p>-1.093454</text:p>
          </table:table-cell>
          <table:table-cell office:value-type="float" office:value="-0.68344" calcext:value-type="float">
            <text:p>-0.68344</text:p>
          </table:table-cell>
          <table:table-cell office:value-type="float" office:value="-0.012374" calcext:value-type="float">
            <text:p>-0.012374</text:p>
          </table:table-cell>
          <table:table-cell office:value-type="float" office:value="0.663417" calcext:value-type="float">
            <text:p>0.663417</text:p>
          </table:table-cell>
          <table:table-cell office:value-type="float" office:value="1.085806" calcext:value-type="float">
            <text:p>1.085806</text:p>
          </table:table-cell>
          <table:table-cell office:value-type="float" office:value="1.093454" calcext:value-type="float">
            <text:p>1.093454</text:p>
          </table:table-cell>
          <table:table-cell office:value-type="float" office:value="0.68344" calcext:value-type="float">
            <text:p>0.68344</text:p>
          </table:table-cell>
          <table:table-cell office:value-type="float" office:value="0.012375" calcext:value-type="float">
            <text:p>0.012375</text:p>
          </table:table-cell>
          <table:table-cell office:value-type="float" office:value="-0.663417" calcext:value-type="float">
            <text:p>-0.663417</text:p>
          </table:table-cell>
          <table:table-cell office:value-type="float" office:value="-1.085806" calcext:value-type="float">
            <text:p>-1.085806</text:p>
          </table:table-cell>
        </table:table-row>
        <table:table-row table:style-name="ro1">
          <table:table-cell office:value-type="float" office:value="-1.155771" calcext:value-type="float">
            <text:p>-1.155771</text:p>
          </table:table-cell>
          <table:table-cell office:value-type="float" office:value="-0.747704" calcext:value-type="float">
            <text:p>-0.747704</text:p>
          </table:table-cell>
          <table:table-cell office:value-type="float" office:value="-0.054039" calcext:value-type="float">
            <text:p>-0.054039</text:p>
          </table:table-cell>
          <table:table-cell office:value-type="float" office:value="0.660265" calcext:value-type="float">
            <text:p>0.660265</text:p>
          </table:table-cell>
          <table:table-cell office:value-type="float" office:value="1.122373" calcext:value-type="float">
            <text:p>1.122373</text:p>
          </table:table-cell>
          <table:table-cell office:value-type="float" office:value="1.15577" calcext:value-type="float">
            <text:p>1.15577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0.05404" calcext:value-type="float">
            <text:p>0.05404</text:p>
          </table:table-cell>
          <table:table-cell office:value-type="float" office:value="-0.660266" calcext:value-type="float">
            <text:p>-0.660266</text:p>
          </table:table-cell>
          <table:table-cell office:value-type="float" office:value="-1.122372" calcext:value-type="float">
            <text:p>-1.122372</text:p>
          </table:table-cell>
        </table:table-row>
        <table:table-row table:style-name="ro1">
          <table:table-cell office:value-type="float" office:value="-1.213526" calcext:value-type="float">
            <text:p>-1.213526</text:p>
          </table:table-cell>
          <table:table-cell office:value-type="float" office:value="-0.809018" calcext:value-type="float">
            <text:p>-0.809018</text:p>
          </table:table-cell>
          <table:table-cell office:value-type="float" office:value="-0.095491" calcext:value-type="float">
            <text:p>-0.095491</text:p>
          </table:table-cell>
          <table:table-cell office:value-type="float" office:value="0.654508" calcext:value-type="float">
            <text:p>0.654508</text:p>
          </table:table-cell>
          <table:table-cell office:value-type="float" office:value="1.15451" calcext:value-type="float">
            <text:p>1.15451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0.809018" calcext:value-type="float">
            <text:p>0.809018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-1.154509" calcext:value-type="float">
            <text:p>-1.154509</text:p>
          </table:table-cell>
        </table:table-row>
        <table:table-row table:style-name="ro1">
          <table:table-cell office:value-type="float" office:value="-1.266492" calcext:value-type="float">
            <text:p>-1.266492</text:p>
          </table:table-cell>
          <table:table-cell office:value-type="float" office:value="-0.867139" calcext:value-type="float">
            <text:p>-0.867139</text:p>
          </table:table-cell>
          <table:table-cell office:value-type="float" office:value="-0.136566" calcext:value-type="float">
            <text:p>-0.136566</text:p>
          </table:table-cell>
          <table:table-cell office:value-type="float" office:value="0.646168" calcext:value-type="float">
            <text:p>0.646168</text:p>
          </table:table-cell>
          <table:table-cell office:value-type="float" office:value="1.182089" calcext:value-type="float">
            <text:p>1.182089</text:p>
          </table:table-cell>
          <table:table-cell office:value-type="float" office:value="1.266492" calcext:value-type="float">
            <text:p>1.266492</text:p>
          </table:table-cell>
          <table:table-cell office:value-type="float" office:value="0.867138" calcext:value-type="float">
            <text:p>0.867138</text:p>
          </table:table-cell>
          <table:table-cell office:value-type="float" office:value="0.136567" calcext:value-type="float">
            <text:p>0.136567</text:p>
          </table:table-cell>
          <table:table-cell office:value-type="float" office:value="-0.646167" calcext:value-type="float">
            <text:p>-0.646167</text:p>
          </table:table-cell>
          <table:table-cell office:value-type="float" office:value="-1.182089" calcext:value-type="float">
            <text:p>-1.182089</text:p>
          </table:table-cell>
        </table:table-row>
        <table:table-row table:style-name="ro1">
          <table:table-cell office:value-type="float" office:value="-1.314461" calcext:value-type="float">
            <text:p>-1.314461</text:p>
          </table:table-cell>
          <table:table-cell office:value-type="float" office:value="-0.921838" calcext:value-type="float">
            <text:p>-0.921838</text:p>
          </table:table-cell>
          <table:table-cell office:value-type="float" office:value="-0.177103" calcext:value-type="float">
            <text:p>-0.177103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1.205004" calcext:value-type="float">
            <text:p>1.205004</text:p>
          </table:table-cell>
          <table:table-cell office:value-type="float" office:value="1.31446" calcext:value-type="float">
            <text:p>1.31446</text:p>
          </table:table-cell>
          <table:table-cell office:value-type="float" office:value="0.921838" calcext:value-type="float">
            <text:p>0.921838</text:p>
          </table:table-cell>
          <table:table-cell office:value-type="float" office:value="0.177103" calcext:value-type="float">
            <text:p>0.177103</text:p>
          </table:table-cell>
          <table:table-cell office:value-type="float" office:value="-0.635278" calcext:value-type="float">
            <text:p>-0.635278</text:p>
          </table:table-cell>
          <table:table-cell office:value-type="float" office:value="-1.205005" calcext:value-type="float">
            <text:p>-1.205005</text:p>
          </table:table-cell>
        </table:table-row>
        <table:table-row table:style-name="ro1">
          <table:table-cell office:value-type="float" office:value="-1.357241" calcext:value-type="float">
            <text:p>-1.357241</text:p>
          </table:table-cell>
          <table:table-cell office:value-type="float" office:value="-0.972898" calcext:value-type="float">
            <text:p>-0.972898</text:p>
          </table:table-cell>
          <table:table-cell office:value-type="float" office:value="-0.21694" calcext:value-type="float">
            <text:p>-0.21694</text:p>
          </table:table-cell>
          <table:table-cell office:value-type="float" office:value="0.62188" calcext:value-type="float">
            <text:p>0.62188</text:p>
          </table:table-cell>
          <table:table-cell office:value-type="float" office:value="1.223164" calcext:value-type="float">
            <text:p>1.223164</text:p>
          </table:table-cell>
          <table:table-cell office:value-type="float" office:value="1.357241" calcext:value-type="float">
            <text:p>1.357241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0.21694" calcext:value-type="float">
            <text:p>0.21694</text:p>
          </table:table-cell>
          <table:table-cell office:value-type="float" office:value="-0.62188" calcext:value-type="float">
            <text:p>-0.62188</text:p>
          </table:table-cell>
          <table:table-cell office:value-type="float" office:value="-1.223164" calcext:value-type="float">
            <text:p>-1.223164</text:p>
          </table:table-cell>
        </table:table-row>
        <table:table-row table:style-name="ro1">
          <table:table-cell office:value-type="float" office:value="-1.394665" calcext:value-type="float">
            <text:p>-1.394665</text:p>
          </table:table-cell>
          <table:table-cell office:value-type="float" office:value="-1.020119" calcext:value-type="float">
            <text:p>-1.020119</text:p>
          </table:table-cell>
          <table:table-cell office:value-type="float" office:value="-0.255922" calcext:value-type="float">
            <text:p>-0.255922</text:p>
          </table:table-cell>
          <table:table-cell office:value-type="float" office:value="0.606028" calcext:value-type="float">
            <text:p>0.606028</text:p>
          </table:table-cell>
          <table:table-cell office:value-type="float" office:value="1.236497" calcext:value-type="float">
            <text:p>1.236497</text:p>
          </table:table-cell>
          <table:table-cell office:value-type="float" office:value="1.394665" calcext:value-type="float">
            <text:p>1.394665</text:p>
          </table:table-cell>
          <table:table-cell office:value-type="float" office:value="1.020119" calcext:value-type="float">
            <text:p>1.020119</text:p>
          </table:table-cell>
          <table:table-cell office:value-type="float" office:value="0.255922" calcext:value-type="float">
            <text:p>0.255922</text:p>
          </table:table-cell>
          <table:table-cell office:value-type="float" office:value="-0.606029" calcext:value-type="float">
            <text:p>-0.606029</text:p>
          </table:table-cell>
          <table:table-cell office:value-type="float" office:value="-1.236497" calcext:value-type="float">
            <text:p>-1.236497</text:p>
          </table:table-cell>
        </table:table-row>
        <table:table-row table:style-name="ro1">
          <table:table-cell office:value-type="float" office:value="-1.426585" calcext:value-type="float">
            <text:p>-1.426585</text:p>
          </table:table-cell>
          <table:table-cell office:value-type="float" office:value="-1.063314" calcext:value-type="float">
            <text:p>-1.063314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1.244949" calcext:value-type="float">
            <text:p>1.244949</text:p>
          </table:table-cell>
          <table:table-cell office:value-type="float" office:value="1.426585" calcext:value-type="float">
            <text:p>1.426585</text:p>
          </table:table-cell>
          <table:table-cell office:value-type="float" office:value="1.063313" calcext:value-type="float">
            <text:p>1.063313</text:p>
          </table:table-cell>
          <table:table-cell office:value-type="float" office:value="0.293892" calcext:value-type="float">
            <text:p>0.293892</text:p>
          </table:table-cell>
          <table:table-cell office:value-type="float" office:value="-0.587784" calcext:value-type="float">
            <text:p>-0.587784</text:p>
          </table:table-cell>
          <table:table-cell office:value-type="float" office:value="-1.244949" calcext:value-type="float">
            <text:p>-1.244949</text:p>
          </table:table-cell>
        </table:table-row>
        <table:table-row table:style-name="ro1">
          <table:table-cell office:value-type="float" office:value="-1.452875" calcext:value-type="float">
            <text:p>-1.452875</text:p>
          </table:table-cell>
          <table:table-cell office:value-type="float" office:value="-1.102313" calcext:value-type="float">
            <text:p>-1.102313</text:p>
          </table:table-cell>
          <table:table-cell office:value-type="float" office:value="-0.330704" calcext:value-type="float">
            <text:p>-0.330704</text:p>
          </table:table-cell>
          <table:table-cell office:value-type="float" office:value="0.567222" calcext:value-type="float">
            <text:p>0.567222</text:p>
          </table:table-cell>
          <table:table-cell office:value-type="float" office:value="1.248489" calcext:value-type="float">
            <text:p>1.248489</text:p>
          </table:table-cell>
          <table:table-cell office:value-type="float" office:value="1.452875" calcext:value-type="float">
            <text:p>1.452875</text:p>
          </table:table-cell>
          <table:table-cell office:value-type="float" office:value="1.102313" calcext:value-type="float">
            <text:p>1.102313</text:p>
          </table:table-cell>
          <table:table-cell office:value-type="float" office:value="0.330704" calcext:value-type="float">
            <text:p>0.330704</text:p>
          </table:table-cell>
          <table:table-cell office:value-type="float" office:value="-0.567222" calcext:value-type="float">
            <text:p>-0.567222</text:p>
          </table:table-cell>
          <table:table-cell office:value-type="float" office:value="-1.248489" calcext:value-type="float">
            <text:p>-1.248489</text:p>
          </table:table-cell>
        </table:table-row>
        <table:table-row table:style-name="ro1">
          <table:table-cell office:value-type="float" office:value="-1.473431" calcext:value-type="float">
            <text:p>-1.473431</text:p>
          </table:table-cell>
          <table:table-cell office:value-type="float" office:value="-1.136961" calcext:value-type="float">
            <text:p>-1.136961</text:p>
          </table:table-cell>
          <table:table-cell office:value-type="float" office:value="-0.36621" calcext:value-type="float">
            <text:p>-0.36621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1.247101" calcext:value-type="float">
            <text:p>1.247101</text:p>
          </table:table-cell>
          <table:table-cell office:value-type="float" office:value="1.473431" calcext:value-type="float">
            <text:p>1.473431</text:p>
          </table:table-cell>
          <table:table-cell office:value-type="float" office:value="1.13696" calcext:value-type="float">
            <text:p>1.13696</text:p>
          </table:table-cell>
          <table:table-cell office:value-type="float" office:value="0.366209" calcext:value-type="float">
            <text:p>0.366209</text:p>
          </table:table-cell>
          <table:table-cell office:value-type="float" office:value="-0.54442" calcext:value-type="float">
            <text:p>-0.54442</text:p>
          </table:table-cell>
          <table:table-cell office:value-type="float" office:value="-1.2471" calcext:value-type="float">
            <text:p>-1.2471</text:p>
          </table:table-cell>
        </table:table-row>
        <table:table-row table:style-name="ro1">
          <table:table-cell office:value-type="float" office:value="-1.488172" calcext:value-type="float">
            <text:p>-1.488172</text:p>
          </table:table-cell>
          <table:table-cell office:value-type="float" office:value="-1.167122" calcext:value-type="float">
            <text:p>-1.167122</text:p>
          </table:table-cell>
          <table:table-cell office:value-type="float" office:value="-0.400271" calcext:value-type="float">
            <text:p>-0.400271</text:p>
          </table:table-cell>
          <table:table-cell office:value-type="float" office:value="0.51947" calcext:value-type="float">
            <text:p>0.51947</text:p>
          </table:table-cell>
          <table:table-cell office:value-type="float" office:value="1.240791" calcext:value-type="float">
            <text:p>1.240791</text:p>
          </table:table-cell>
          <table:table-cell office:value-type="float" office:value="1.488172" calcext:value-type="float">
            <text:p>1.488172</text:p>
          </table:table-cell>
          <table:table-cell office:value-type="float" office:value="1.167123" calcext:value-type="float">
            <text:p>1.167123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-0.51947" calcext:value-type="float">
            <text:p>-0.51947</text:p>
          </table:table-cell>
          <table:table-cell office:value-type="float" office:value="-1.240792" calcext:value-type="float">
            <text:p>-1.240792</text:p>
          </table:table-cell>
        </table:table-row>
        <table:table-row table:style-name="ro1">
          <table:table-cell office:value-type="float" office:value="-1.49704" calcext:value-type="float">
            <text:p>-1.49704</text:p>
          </table:table-cell>
          <table:table-cell office:value-type="float" office:value="-1.192678" calcext:value-type="float">
            <text:p>-1.192678</text:p>
          </table:table-cell>
          <table:table-cell office:value-type="float" office:value="-0.432752" calcext:value-type="float">
            <text:p>-0.432752</text:p>
          </table:table-cell>
          <table:table-cell office:value-type="float" office:value="0.492469" calcext:value-type="float">
            <text:p>0.492469</text:p>
          </table:table-cell>
          <table:table-cell office:value-type="float" office:value="1.229585" calcext:value-type="float">
            <text:p>1.229585</text:p>
          </table:table-cell>
          <table:table-cell office:value-type="float" office:value="1.49704" calcext:value-type="float">
            <text:p>1.49704</text:p>
          </table:table-cell>
          <table:table-cell office:value-type="float" office:value="1.192676" calcext:value-type="float">
            <text:p>1.192676</text:p>
          </table:table-cell>
          <table:table-cell office:value-type="float" office:value="0.432751" calcext:value-type="float">
            <text:p>0.432751</text:p>
          </table:table-cell>
          <table:table-cell office:value-type="float" office:value="-0.492469" calcext:value-type="float">
            <text:p>-0.492469</text:p>
          </table:table-cell>
          <table:table-cell office:value-type="float" office:value="-1.229584" calcext:value-type="float">
            <text:p>-1.229584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0.463525" calcext:value-type="float">
            <text:p>-0.463525</text:p>
          </table:table-cell>
          <table:table-cell office:value-type="float" office:value="0.463525" calcext:value-type="float">
            <text:p>0.463525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1.5" calcext:value-type="float">
            <text:p>1.5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0.463526" calcext:value-type="float">
            <text:p>0.463526</text:p>
          </table:table-cell>
          <table:table-cell office:value-type="float" office:value="-0.463526" calcext:value-type="float">
            <text:p>-0.463526</text:p>
          </table:table-cell>
          <table:table-cell office:value-type="float" office:value="-1.213526" calcext:value-type="float">
            <text:p>-1.213526</text:p>
          </table:table-cell>
        </table:table-row>
        <table:table-row table:style-name="ro1">
          <table:table-cell office:value-type="float" office:value="-1.49704" calcext:value-type="float">
            <text:p>-1.49704</text:p>
          </table:table-cell>
          <table:table-cell office:value-type="float" office:value="-1.229585" calcext:value-type="float">
            <text:p>-1.229585</text:p>
          </table:table-cell>
          <table:table-cell office:value-type="float" office:value="-0.492469" calcext:value-type="float">
            <text:p>-0.492469</text:p>
          </table:table-cell>
          <table:table-cell office:value-type="float" office:value="0.432752" calcext:value-type="float">
            <text:p>0.432752</text:p>
          </table:table-cell>
          <table:table-cell office:value-type="float" office:value="1.192678" calcext:value-type="float">
            <text:p>1.192678</text:p>
          </table:table-cell>
          <table:table-cell office:value-type="float" office:value="1.49704" calcext:value-type="float">
            <text:p>1.49704</text:p>
          </table:table-cell>
          <table:table-cell office:value-type="float" office:value="1.229584" calcext:value-type="float">
            <text:p>1.229584</text:p>
          </table:table-cell>
          <table:table-cell office:value-type="float" office:value="0.492469" calcext:value-type="float">
            <text:p>0.492469</text:p>
          </table:table-cell>
          <table:table-cell office:value-type="float" office:value="-0.432752" calcext:value-type="float">
            <text:p>-0.432752</text:p>
          </table:table-cell>
          <table:table-cell office:value-type="float" office:value="-1.192677" calcext:value-type="float">
            <text:p>-1.192677</text:p>
          </table:table-cell>
        </table:table-row>
        <table:table-row table:style-name="ro1">
          <table:table-cell office:value-type="float" office:value="-1.488172" calcext:value-type="float">
            <text:p>-1.488172</text:p>
          </table:table-cell>
          <table:table-cell office:value-type="float" office:value="-1.240791" calcext:value-type="float">
            <text:p>-1.240791</text:p>
          </table:table-cell>
          <table:table-cell office:value-type="float" office:value="-0.51947" calcext:value-type="float">
            <text:p>-0.51947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1.167123" calcext:value-type="float">
            <text:p>1.167123</text:p>
          </table:table-cell>
          <table:table-cell office:value-type="float" office:value="1.488172" calcext:value-type="float">
            <text:p>1.488172</text:p>
          </table:table-cell>
          <table:table-cell office:value-type="float" office:value="1.240792" calcext:value-type="float">
            <text:p>1.240792</text:p>
          </table:table-cell>
          <table:table-cell office:value-type="float" office:value="0.51947" calcext:value-type="float">
            <text:p>0.51947</text:p>
          </table:table-cell>
          <table:table-cell office:value-type="float" office:value="-0.400271" calcext:value-type="float">
            <text:p>-0.400271</text:p>
          </table:table-cell>
          <table:table-cell office:value-type="float" office:value="-1.167122" calcext:value-type="float">
            <text:p>-1.167122</text:p>
          </table:table-cell>
        </table:table-row>
        <table:table-row table:style-name="ro1">
          <table:table-cell office:value-type="float" office:value="-1.473431" calcext:value-type="float">
            <text:p>-1.473431</text:p>
          </table:table-cell>
          <table:table-cell office:value-type="float" office:value="-1.247101" calcext:value-type="float">
            <text:p>-1.247101</text:p>
          </table:table-cell>
          <table:table-cell office:value-type="float" office:value="-0.54442" calcext:value-type="float">
            <text:p>-0.54442</text:p>
          </table:table-cell>
          <table:table-cell office:value-type="float" office:value="0.36621" calcext:value-type="float">
            <text:p>0.36621</text:p>
          </table:table-cell>
          <table:table-cell office:value-type="float" office:value="1.136961" calcext:value-type="float">
            <text:p>1.136961</text:p>
          </table:table-cell>
          <table:table-cell office:value-type="float" office:value="1.473431" calcext:value-type="float">
            <text:p>1.473431</text:p>
          </table:table-cell>
          <table:table-cell office:value-type="float" office:value="1.2471" calcext:value-type="float">
            <text:p>1.2471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-0.36621" calcext:value-type="float">
            <text:p>-0.36621</text:p>
          </table:table-cell>
          <table:table-cell office:value-type="float" office:value="-1.13696" calcext:value-type="float">
            <text:p>-1.13696</text:p>
          </table:table-cell>
        </table:table-row>
        <table:table-row table:style-name="ro1">
          <table:table-cell office:value-type="float" office:value="-1.452875" calcext:value-type="float">
            <text:p>-1.452875</text:p>
          </table:table-cell>
          <table:table-cell office:value-type="float" office:value="-1.248489" calcext:value-type="float">
            <text:p>-1.248489</text:p>
          </table:table-cell>
          <table:table-cell office:value-type="float" office:value="-0.567222" calcext:value-type="float">
            <text:p>-0.567222</text:p>
          </table:table-cell>
          <table:table-cell office:value-type="float" office:value="0.330704" calcext:value-type="float">
            <text:p>0.330704</text:p>
          </table:table-cell>
          <table:table-cell office:value-type="float" office:value="1.102313" calcext:value-type="float">
            <text:p>1.102313</text:p>
          </table:table-cell>
          <table:table-cell office:value-type="float" office:value="1.452875" calcext:value-type="float">
            <text:p>1.452875</text:p>
          </table:table-cell>
          <table:table-cell office:value-type="float" office:value="1.248489" calcext:value-type="float">
            <text:p>1.248489</text:p>
          </table:table-cell>
          <table:table-cell office:value-type="float" office:value="0.567222" calcext:value-type="float">
            <text:p>0.567222</text:p>
          </table:table-cell>
          <table:table-cell office:value-type="float" office:value="-0.330705" calcext:value-type="float">
            <text:p>-0.330705</text:p>
          </table:table-cell>
          <table:table-cell office:value-type="float" office:value="-1.102313" calcext:value-type="float">
            <text:p>-1.102313</text:p>
          </table:table-cell>
        </table:table-row>
        <table:table-row table:style-name="ro1">
          <table:table-cell office:value-type="float" office:value="-1.426585" calcext:value-type="float">
            <text:p>-1.426585</text:p>
          </table:table-cell>
          <table:table-cell office:value-type="float" office:value="-1.244949" calcext:value-type="float">
            <text:p>-1.244949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1.063314" calcext:value-type="float">
            <text:p>1.063314</text:p>
          </table:table-cell>
          <table:table-cell office:value-type="float" office:value="1.426585" calcext:value-type="float">
            <text:p>1.426585</text:p>
          </table:table-cell>
          <table:table-cell office:value-type="float" office:value="1.244948" calcext:value-type="float">
            <text:p>1.244948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-1.063313" calcext:value-type="float">
            <text:p>-1.063313</text:p>
          </table:table-cell>
        </table:table-row>
        <table:table-row table:style-name="ro1">
          <table:table-cell office:value-type="float" office:value="-1.394665" calcext:value-type="float">
            <text:p>-1.394665</text:p>
          </table:table-cell>
          <table:table-cell office:value-type="float" office:value="-1.236497" calcext:value-type="float">
            <text:p>-1.236497</text:p>
          </table:table-cell>
          <table:table-cell office:value-type="float" office:value="-0.606028" calcext:value-type="float">
            <text:p>-0.606028</text:p>
          </table:table-cell>
          <table:table-cell office:value-type="float" office:value="0.255921" calcext:value-type="float">
            <text:p>0.255921</text:p>
          </table:table-cell>
          <table:table-cell office:value-type="float" office:value="1.020119" calcext:value-type="float">
            <text:p>1.020119</text:p>
          </table:table-cell>
          <table:table-cell office:value-type="float" office:value="1.394665" calcext:value-type="float">
            <text:p>1.394665</text:p>
          </table:table-cell>
          <table:table-cell office:value-type="float" office:value="1.236497" calcext:value-type="float">
            <text:p>1.236497</text:p>
          </table:table-cell>
          <table:table-cell office:value-type="float" office:value="0.606029" calcext:value-type="float">
            <text:p>0.606029</text:p>
          </table:table-cell>
          <table:table-cell office:value-type="float" office:value="-0.255922" calcext:value-type="float">
            <text:p>-0.255922</text:p>
          </table:table-cell>
          <table:table-cell office:value-type="float" office:value="-1.020119" calcext:value-type="float">
            <text:p>-1.020119</text:p>
          </table:table-cell>
        </table:table-row>
        <table:table-row table:style-name="ro1">
          <table:table-cell office:value-type="float" office:value="-1.357241" calcext:value-type="float">
            <text:p>-1.357241</text:p>
          </table:table-cell>
          <table:table-cell office:value-type="float" office:value="-1.223164" calcext:value-type="float">
            <text:p>-1.223164</text:p>
          </table:table-cell>
          <table:table-cell office:value-type="float" office:value="-0.62188" calcext:value-type="float">
            <text:p>-0.62188</text:p>
          </table:table-cell>
          <table:table-cell office:value-type="float" office:value="0.21694" calcext:value-type="float">
            <text:p>0.21694</text:p>
          </table:table-cell>
          <table:table-cell office:value-type="float" office:value="0.972898" calcext:value-type="float">
            <text:p>0.972898</text:p>
          </table:table-cell>
          <table:table-cell office:value-type="float" office:value="1.357241" calcext:value-type="float">
            <text:p>1.357241</text:p>
          </table:table-cell>
          <table:table-cell office:value-type="float" office:value="1.223163" calcext:value-type="float">
            <text:p>1.223163</text:p>
          </table:table-cell>
          <table:table-cell office:value-type="float" office:value="0.62188" calcext:value-type="float">
            <text:p>0.62188</text:p>
          </table:table-cell>
          <table:table-cell office:value-type="float" office:value="-0.21694" calcext:value-type="float">
            <text:p>-0.21694</text:p>
          </table:table-cell>
          <table:table-cell office:value-type="float" office:value="-0.972897" calcext:value-type="float">
            <text:p>-0.972897</text:p>
          </table:table-cell>
        </table:table-row>
        <table:table-row table:style-name="ro1">
          <table:table-cell office:value-type="float" office:value="-1.31446" calcext:value-type="float">
            <text:p>-1.31446</text:p>
          </table:table-cell>
          <table:table-cell office:value-type="float" office:value="-1.205005" calcext:value-type="float">
            <text:p>-1.205005</text:p>
          </table:table-cell>
          <table:table-cell office:value-type="float" office:value="-0.635277" calcext:value-type="float">
            <text:p>-0.635277</text:p>
          </table:table-cell>
          <table:table-cell office:value-type="float" office:value="0.177103" calcext:value-type="float">
            <text:p>0.177103</text:p>
          </table:table-cell>
          <table:table-cell office:value-type="float" office:value="0.921838" calcext:value-type="float">
            <text:p>0.921838</text:p>
          </table:table-cell>
          <table:table-cell office:value-type="float" office:value="1.314461" calcext:value-type="float">
            <text:p>1.314461</text:p>
          </table:table-cell>
          <table:table-cell office:value-type="float" office:value="1.205005" calcext:value-type="float">
            <text:p>1.205005</text:p>
          </table:table-cell>
          <table:table-cell office:value-type="float" office:value="0.635279" calcext:value-type="float">
            <text:p>0.635279</text:p>
          </table:table-cell>
          <table:table-cell office:value-type="float" office:value="-0.177104" calcext:value-type="float">
            <text:p>-0.177104</text:p>
          </table:table-cell>
          <table:table-cell office:value-type="float" office:value="-0.921838" calcext:value-type="float">
            <text:p>-0.921838</text:p>
          </table:table-cell>
        </table:table-row>
        <table:table-row table:style-name="ro1">
          <table:table-cell office:value-type="float" office:value="-1.266492" calcext:value-type="float">
            <text:p>-1.266492</text:p>
          </table:table-cell>
          <table:table-cell office:value-type="float" office:value="-1.18209" calcext:value-type="float">
            <text:p>-1.18209</text:p>
          </table:table-cell>
          <table:table-cell office:value-type="float" office:value="-0.646168" calcext:value-type="float">
            <text:p>-0.646168</text:p>
          </table:table-cell>
          <table:table-cell office:value-type="float" office:value="0.136566" calcext:value-type="float">
            <text:p>0.136566</text:p>
          </table:table-cell>
          <table:table-cell office:value-type="float" office:value="0.867139" calcext:value-type="float">
            <text:p>0.867139</text:p>
          </table:table-cell>
          <table:table-cell office:value-type="float" office:value="1.266492" calcext:value-type="float">
            <text:p>1.266492</text:p>
          </table:table-cell>
          <table:table-cell office:value-type="float" office:value="1.182088" calcext:value-type="float">
            <text:p>1.182088</text:p>
          </table:table-cell>
          <table:table-cell office:value-type="float" office:value="0.646168" calcext:value-type="float">
            <text:p>0.646168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-0.867138" calcext:value-type="float">
            <text:p>-0.867138</text:p>
          </table:table-cell>
        </table:table-row>
        <table:table-row table:style-name="ro1">
          <table:table-cell office:value-type="float" office:value="-1.213526" calcext:value-type="float">
            <text:p>-1.213526</text:p>
          </table:table-cell>
          <table:table-cell office:value-type="float" office:value="-1.154509" calcext:value-type="float">
            <text:p>-1.154509</text:p>
          </table:table-cell>
          <table:table-cell office:value-type="float" office:value="-0.654508" calcext:value-type="float">
            <text:p>-0.654508</text:p>
          </table:table-cell>
          <table:table-cell office:value-type="float" office:value="0.095491" calcext:value-type="float">
            <text:p>0.095491</text:p>
          </table:table-cell>
          <table:table-cell office:value-type="float" office:value="0.809018" calcext:value-type="float">
            <text:p>0.809018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1.154509" calcext:value-type="float">
            <text:p>1.154509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-0.809018" calcext:value-type="float">
            <text:p>-0.809018</text:p>
          </table:table-cell>
        </table:table-row>
        <table:table-row table:style-name="ro1">
          <table:table-cell office:value-type="float" office:value="-1.15577" calcext:value-type="float">
            <text:p>-1.15577</text:p>
          </table:table-cell>
          <table:table-cell office:value-type="float" office:value="-1.122373" calcext:value-type="float">
            <text:p>-1.122373</text:p>
          </table:table-cell>
          <table:table-cell office:value-type="float" office:value="-0.660265" calcext:value-type="float">
            <text:p>-0.660265</text:p>
          </table:table-cell>
          <table:table-cell office:value-type="float" office:value="0.054039" calcext:value-type="float">
            <text:p>0.054039</text:p>
          </table:table-cell>
          <table:table-cell office:value-type="float" office:value="0.747705" calcext:value-type="float">
            <text:p>0.747705</text:p>
          </table:table-cell>
          <table:table-cell office:value-type="float" office:value="1.155771" calcext:value-type="float">
            <text:p>1.155771</text:p>
          </table:table-cell>
          <table:table-cell office:value-type="float" office:value="1.122372" calcext:value-type="float">
            <text:p>1.122372</text:p>
          </table:table-cell>
          <table:table-cell office:value-type="float" office:value="0.660265" calcext:value-type="float">
            <text:p>0.660265</text:p>
          </table:table-cell>
          <table:table-cell office:value-type="float" office:value="-0.05404" calcext:value-type="float">
            <text:p>-0.05404</text:p>
          </table:table-cell>
          <table:table-cell office:value-type="float" office:value="-0.747703" calcext:value-type="float">
            <text:p>-0.747703</text:p>
          </table:table-cell>
        </table:table-row>
        <table:table-row table:style-name="ro1">
          <table:table-cell office:value-type="float" office:value="-1.093454" calcext:value-type="float">
            <text:p>-1.093454</text:p>
          </table:table-cell>
          <table:table-cell office:value-type="float" office:value="-1.085806" calcext:value-type="float">
            <text:p>-1.085806</text:p>
          </table:table-cell>
          <table:table-cell office:value-type="float" office:value="-0.663416" calcext:value-type="float">
            <text:p>-0.663416</text:p>
          </table:table-cell>
          <table:table-cell office:value-type="float" office:value="0.012374" calcext:value-type="float">
            <text:p>0.012374</text:p>
          </table:table-cell>
          <table:table-cell office:value-type="float" office:value="0.68344" calcext:value-type="float">
            <text:p>0.68344</text:p>
          </table:table-cell>
          <table:table-cell office:value-type="float" office:value="1.093454" calcext:value-type="float">
            <text:p>1.093454</text:p>
          </table:table-cell>
          <table:table-cell office:value-type="float" office:value="1.085806" calcext:value-type="float">
            <text:p>1.085806</text:p>
          </table:table-cell>
          <table:table-cell office:value-type="float" office:value="0.663418" calcext:value-type="float">
            <text:p>0.663418</text:p>
          </table:table-cell>
          <table:table-cell office:value-type="float" office:value="-0.012374" calcext:value-type="float">
            <text:p>-0.012374</text:p>
          </table:table-cell>
          <table:table-cell office:value-type="float" office:value="-0.68344" calcext:value-type="float">
            <text:p>-0.68344</text:p>
          </table:table-cell>
        </table:table-row>
        <table:table-row table:style-name="ro1">
          <table:table-cell office:value-type="float" office:value="-1.026819" calcext:value-type="float">
            <text:p>-1.026819</text:p>
          </table:table-cell>
          <table:table-cell office:value-type="float" office:value="-1.044954" calcext:value-type="float">
            <text:p>-1.044954</text:p>
          </table:table-cell>
          <table:table-cell office:value-type="float" office:value="-0.66395" calcext:value-type="float">
            <text:p>-0.66395</text:p>
          </table:table-cell>
          <table:table-cell office:value-type="float" office:value="-0.029341" calcext:value-type="float">
            <text:p>-0.029341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1.02682" calcext:value-type="float">
            <text:p>1.02682</text:p>
          </table:table-cell>
          <table:table-cell office:value-type="float" office:value="1.044954" calcext:value-type="float">
            <text:p>1.044954</text:p>
          </table:table-cell>
          <table:table-cell office:value-type="float" office:value="0.663951" calcext:value-type="float">
            <text:p>0.663951</text:p>
          </table:table-cell>
          <table:table-cell office:value-type="float" office:value="0.029341" calcext:value-type="float">
            <text:p>0.029341</text:p>
          </table:table-cell>
          <table:table-cell office:value-type="float" office:value="-0.616477" calcext:value-type="float">
            <text:p>-0.616477</text:p>
          </table:table-cell>
        </table:table-row>
        <table:table-row table:style-name="ro1">
          <table:table-cell office:value-type="float" office:value="-0.956136" calcext:value-type="float">
            <text:p>-0.956136</text:p>
          </table:table-cell>
          <table:table-cell office:value-type="float" office:value="-0.999978" calcext:value-type="float">
            <text:p>-0.999978</text:p>
          </table:table-cell>
          <table:table-cell office:value-type="float" office:value="-0.661863" calcext:value-type="float">
            <text:p>-0.661863</text:p>
          </table:table-cell>
          <table:table-cell office:value-type="float" office:value="-0.070939" calcext:value-type="float">
            <text:p>-0.070939</text:p>
          </table:table-cell>
          <table:table-cell office:value-type="float" office:value="0.547082" calcext:value-type="float">
            <text:p>0.547082</text:p>
          </table:table-cell>
          <table:table-cell office:value-type="float" office:value="0.956134" calcext:value-type="float">
            <text:p>0.956134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070939" calcext:value-type="float">
            <text:p>0.070939</text:p>
          </table:table-cell>
          <table:table-cell office:value-type="float" office:value="-0.547081" calcext:value-type="float">
            <text:p>-0.547081</text:p>
          </table:table-cell>
        </table:table-row>
        <table:table-row table:style-name="ro1">
          <table:table-cell office:value-type="float" office:value="-0.881678" calcext:value-type="float">
            <text:p>-0.881678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-0.657164" calcext:value-type="float">
            <text:p>-0.657164</text:p>
          </table:table-cell>
          <table:table-cell office:value-type="float" office:value="-0.112258" calcext:value-type="float">
            <text:p>-0.112258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0.881677" calcext:value-type="float">
            <text:p>0.881677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112257" calcext:value-type="float">
            <text:p>0.112257</text:p>
          </table:table-cell>
          <table:table-cell office:value-type="float" office:value="-0.475528" calcext:value-type="float">
            <text:p>-0.475528</text:p>
          </table:table-cell>
        </table:table-row>
        <table:table-row table:style-name="ro1">
          <table:table-cell office:value-type="float" office:value="-0.80374" calcext:value-type="float">
            <text:p>-0.80374</text:p>
          </table:table-cell>
          <table:table-cell office:value-type="float" office:value="-0.898381" calcext:value-type="float">
            <text:p>-0.898381</text:p>
          </table:table-cell>
          <table:table-cell office:value-type="float" office:value="-0.649871" calcext:value-type="float">
            <text:p>-0.649871</text:p>
          </table:table-cell>
          <table:table-cell office:value-type="float" office:value="-0.153133" calcext:value-type="float">
            <text:p>-0.153133</text:p>
          </table:table-cell>
          <table:table-cell office:value-type="float" office:value="0.402098" calcext:value-type="float">
            <text:p>0.402098</text:p>
          </table:table-cell>
          <table:table-cell office:value-type="float" office:value="0.80374" calcext:value-type="float">
            <text:p>0.80374</text:p>
          </table:table-cell>
          <table:table-cell office:value-type="float" office:value="0.898381" calcext:value-type="float">
            <text:p>0.898381</text:p>
          </table:table-cell>
          <table:table-cell office:value-type="float" office:value="0.649871" calcext:value-type="float">
            <text:p>0.649871</text:p>
          </table:table-cell>
          <table:table-cell office:value-type="float" office:value="0.153133" calcext:value-type="float">
            <text:p>0.153133</text:p>
          </table:table-cell>
          <table:table-cell office:value-type="float" office:value="-0.402096" calcext:value-type="float">
            <text:p>-0.402096</text:p>
          </table:table-cell>
        </table:table-row>
        <table:table-row table:style-name="ro1">
          <table:table-cell office:value-type="float" office:value="-0.72263" calcext:value-type="float">
            <text:p>-0.72263</text:p>
          </table:table-cell>
          <table:table-cell office:value-type="float" office:value="-0.84216" calcext:value-type="float">
            <text:p>-0.84216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193404" calcext:value-type="float">
            <text:p>-0.193404</text:p>
          </table:table-cell>
          <table:table-cell office:value-type="float" office:value="0.32708" calcext:value-type="float">
            <text:p>0.32708</text:p>
          </table:table-cell>
          <table:table-cell office:value-type="float" office:value="0.72263" calcext:value-type="float">
            <text:p>0.72263</text:p>
          </table:table-cell>
          <table:table-cell office:value-type="float" office:value="0.84216" calcext:value-type="float">
            <text:p>0.84216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193404" calcext:value-type="float">
            <text:p>0.193404</text:p>
          </table:table-cell>
          <table:table-cell office:value-type="float" office:value="-0.32708" calcext:value-type="float">
            <text:p>-0.32708</text:p>
          </table:table-cell>
        </table:table-row>
        <table:table-row table:style-name="ro1">
          <table:table-cell office:value-type="float" office:value="-0.638669" calcext:value-type="float">
            <text:p>-0.638669</text:p>
          </table:table-cell>
          <table:table-cell office:value-type="float" office:value="-0.782615" calcext:value-type="float">
            <text:p>-0.782615</text:p>
          </table:table-cell>
          <table:table-cell office:value-type="float" office:value="-0.62763" calcext:value-type="float">
            <text:p>-0.62763</text:p>
          </table:table-cell>
          <table:table-cell office:value-type="float" office:value="-0.232912" calcext:value-type="float">
            <text:p>-0.232912</text:p>
          </table:table-cell>
          <table:table-cell office:value-type="float" office:value="0.250772" calcext:value-type="float">
            <text:p>0.250772</text:p>
          </table:table-cell>
          <table:table-cell office:value-type="float" office:value="0.638668" calcext:value-type="float">
            <text:p>0.638668</text:p>
          </table:table-cell>
          <table:table-cell office:value-type="float" office:value="0.782616" calcext:value-type="float">
            <text:p>0.782616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0.232912" calcext:value-type="float">
            <text:p>0.232912</text:p>
          </table:table-cell>
          <table:table-cell office:value-type="float" office:value="-0.250771" calcext:value-type="float">
            <text:p>-0.250771</text:p>
          </table:table-cell>
        </table:table-row>
        <table:table-row table:style-name="ro1">
          <table:table-cell office:value-type="float" office:value="-0.552187" calcext:value-type="float">
            <text:p>-0.552187</text:p>
          </table:table-cell>
          <table:table-cell office:value-type="float" office:value="-0.719982" calcext:value-type="float">
            <text:p>-0.719982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2715" calcext:value-type="float">
            <text:p>-0.2715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0.552186" calcext:value-type="float">
            <text:p>0.552186</text:p>
          </table:table-cell>
          <table:table-cell office:value-type="float" office:value="0.719983" calcext:value-type="float">
            <text:p>0.719983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2715" calcext:value-type="float">
            <text:p>0.2715</text:p>
          </table:table-cell>
          <table:table-cell office:value-type="float" office:value="-0.173474" calcext:value-type="float">
            <text:p>-0.173474</text:p>
          </table:table-cell>
        </table:table-row>
        <table:table-row table:style-name="ro1">
          <table:table-cell office:value-type="float" office:value="-0.463525" calcext:value-type="float">
            <text:p>-0.463525</text:p>
          </table:table-cell>
          <table:table-cell office:value-type="float" office:value="-0.654508" calcext:value-type="float">
            <text:p>-0.654508</text:p>
          </table:table-cell>
          <table:table-cell office:value-type="float" office:value="-0.595491" calcext:value-type="float">
            <text:p>-0.595491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0.463526" calcext:value-type="float">
            <text:p>0.463526</text:p>
          </table:table-cell>
          <table:table-cell office:value-type="float" office:value="0.654508" calcext:value-type="float">
            <text:p>0.654508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-0.09549" calcext:value-type="float">
            <text:p>-0.09549</text:p>
          </table:table-cell>
        </table:table-row>
        <table:table-row table:style-name="ro1">
          <table:table-cell office:value-type="float" office:value="-0.373035" calcext:value-type="float">
            <text:p>-0.373035</text:p>
          </table:table-cell>
          <table:table-cell office:value-type="float" office:value="-0.58645" calcext:value-type="float">
            <text:p>-0.58645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345315" calcext:value-type="float">
            <text:p>-0.345315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0.373035" calcext:value-type="float">
            <text:p>0.373035</text:p>
          </table:table-cell>
          <table:table-cell office:value-type="float" office:value="0.586451" calcext:value-type="float">
            <text:p>0.586451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345315" calcext:value-type="float">
            <text:p>0.345315</text:p>
          </table:table-cell>
          <table:table-cell office:value-type="float" office:value="-0.017132" calcext:value-type="float">
            <text:p>-0.017132</text:p>
          </table:table-cell>
        </table:table-row>
        <table:table-row table:style-name="ro1">
          <table:table-cell office:value-type="float" office:value="-0.281072" calcext:value-type="float">
            <text:p>-0.281072</text:p>
          </table:table-cell>
          <table:table-cell office:value-type="float" office:value="-0.516078" calcext:value-type="float">
            <text:p>-0.516078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38025" calcext:value-type="float">
            <text:p>-0.38025</text:p>
          </table:table-cell>
          <table:table-cell office:value-type="float" office:value="-0.061294" calcext:value-type="float">
            <text:p>-0.061294</text:p>
          </table:table-cell>
          <table:table-cell office:value-type="float" office:value="0.281071" calcext:value-type="float">
            <text:p>0.281071</text:p>
          </table:table-cell>
          <table:table-cell office:value-type="float" office:value="0.516079" calcext:value-type="float">
            <text:p>0.516079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38025" calcext:value-type="float">
            <text:p>0.38025</text:p>
          </table:table-cell>
          <table:table-cell office:value-type="float" office:value="0.061295" calcext:value-type="float">
            <text:p>0.061295</text:p>
          </table:table-cell>
        </table:table-row>
        <table:table-row table:style-name="ro1">
          <table:table-cell office:value-type="float" office:value="-0.188" calcext:value-type="float">
            <text:p>-0.188</text:p>
          </table:table-cell>
          <table:table-cell office:value-type="float" office:value="-0.44367" calcext:value-type="float">
            <text:p>-0.44367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13684" calcext:value-type="float">
            <text:p>-0.413684</text:p>
          </table:table-cell>
          <table:table-cell office:value-type="float" office:value="-0.13948" calcext:value-type="float">
            <text:p>-0.13948</text:p>
          </table:table-cell>
          <table:table-cell office:value-type="float" office:value="0.188" calcext:value-type="float">
            <text:p>0.188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13684" calcext:value-type="float">
            <text:p>0.413684</text:p>
          </table:table-cell>
          <table:table-cell office:value-type="float" office:value="0.13948" calcext:value-type="float">
            <text:p>0.13948</text:p>
          </table:table-cell>
        </table:table-row>
        <table:table-row table:style-name="ro1">
          <table:table-cell office:value-type="float" office:value="-0.094186" calcext:value-type="float">
            <text:p>-0.094186</text:p>
          </table:table-cell>
          <table:table-cell office:value-type="float" office:value="-0.36951" calcext:value-type="float">
            <text:p>-0.36951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445485" calcext:value-type="float">
            <text:p>-0.445485</text:p>
          </table:table-cell>
          <table:table-cell office:value-type="float" office:value="-0.217114" calcext:value-type="float">
            <text:p>-0.217114</text:p>
          </table:table-cell>
          <table:table-cell office:value-type="float" office:value="0.094186" calcext:value-type="float">
            <text:p>0.094186</text:p>
          </table:table-cell>
          <table:table-cell office:value-type="float" office:value="0.369511" calcext:value-type="float">
            <text:p>0.369511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445485" calcext:value-type="float">
            <text:p>0.445485</text:p>
          </table:table-cell>
          <table:table-cell office:value-type="float" office:value="0.217115" calcext:value-type="float">
            <text:p>0.217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93892" calcext:value-type="float">
            <text:p>-0.293892</text:p>
          </table:table-cell>
          <table:table-cell table:number-columns-repeated="2" office:value-type="float" office:value="-0.475528" calcext:value-type="float">
            <text:p>-0.475528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0" calcext:value-type="float">
            <text:p>0</text:p>
          </table:table-cell>
          <table:table-cell office:value-type="float" office:value="0.293892" calcext:value-type="float">
            <text:p>0.293892</text:p>
          </table:table-cell>
          <table:table-cell table:number-columns-repeated="2" office:value-type="float" office:value="0.475529" calcext:value-type="float">
            <text:p>0.475529</text:p>
          </table:table-cell>
          <table:table-cell office:value-type="float" office:value="0.293892" calcext:value-type="float">
            <text:p>0.293892</text:p>
          </table:table-cell>
        </table:table-row>
        <table:table-row table:style-name="ro1">
          <table:table-cell office:value-type="float" office:value="0.094186" calcext:value-type="float">
            <text:p>0.094186</text:p>
          </table:table-cell>
          <table:table-cell office:value-type="float" office:value="-0.217115" calcext:value-type="float">
            <text:p>-0.217115</text:p>
          </table:table-cell>
          <table:table-cell office:value-type="float" office:value="-0.445485" calcext:value-type="float">
            <text:p>-0.445485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36951" calcext:value-type="float">
            <text:p>-0.36951</text:p>
          </table:table-cell>
          <table:table-cell office:value-type="float" office:value="-0.094186" calcext:value-type="float">
            <text:p>-0.094186</text:p>
          </table:table-cell>
          <table:table-cell office:value-type="float" office:value="0.217115" calcext:value-type="float">
            <text:p>0.217115</text:p>
          </table:table-cell>
          <table:table-cell office:value-type="float" office:value="0.445485" calcext:value-type="float">
            <text:p>0.445485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369511" calcext:value-type="float">
            <text:p>0.369511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-0.13948" calcext:value-type="float">
            <text:p>-0.13948</text:p>
          </table:table-cell>
          <table:table-cell office:value-type="float" office:value="-0.413684" calcext:value-type="float">
            <text:p>-0.413684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4367" calcext:value-type="float">
            <text:p>-0.44367</text:p>
          </table:table-cell>
          <table:table-cell office:value-type="float" office:value="-0.187999" calcext:value-type="float">
            <text:p>-0.187999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0.413684" calcext:value-type="float">
            <text:p>0.413684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4367" calcext:value-type="float">
            <text:p>0.44367</text:p>
          </table:table-cell>
        </table:table-row>
        <table:table-row table:style-name="ro1">
          <table:table-cell office:value-type="float" office:value="0.281072" calcext:value-type="float">
            <text:p>0.281072</text:p>
          </table:table-cell>
          <table:table-cell office:value-type="float" office:value="-0.061295" calcext:value-type="float">
            <text:p>-0.061295</text:p>
          </table:table-cell>
          <table:table-cell office:value-type="float" office:value="-0.38025" calcext:value-type="float">
            <text:p>-0.38025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516078" calcext:value-type="float">
            <text:p>-0.516078</text:p>
          </table:table-cell>
          <table:table-cell office:value-type="float" office:value="-0.281071" calcext:value-type="float">
            <text:p>-0.281071</text:p>
          </table:table-cell>
          <table:table-cell office:value-type="float" office:value="0.061295" calcext:value-type="float">
            <text:p>0.061295</text:p>
          </table:table-cell>
          <table:table-cell office:value-type="float" office:value="0.38025" calcext:value-type="float">
            <text:p>0.38025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516079" calcext:value-type="float">
            <text:p>0.516079</text:p>
          </table:table-cell>
        </table:table-row>
        <table:table-row table:style-name="ro1">
          <table:table-cell office:value-type="float" office:value="0.373035" calcext:value-type="float">
            <text:p>0.373035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-0.345315" calcext:value-type="float">
            <text:p>-0.345315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586451" calcext:value-type="float">
            <text:p>-0.586451</text:p>
          </table:table-cell>
          <table:table-cell office:value-type="float" office:value="-0.373034" calcext:value-type="float">
            <text:p>-0.373034</text:p>
          </table:table-cell>
          <table:table-cell office:value-type="float" office:value="-0.017132" calcext:value-type="float">
            <text:p>-0.017132</text:p>
          </table:table-cell>
          <table:table-cell office:value-type="float" office:value="0.345315" calcext:value-type="float">
            <text:p>0.345315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586451" calcext:value-type="float">
            <text:p>0.586451</text:p>
          </table:table-cell>
        </table:table-row>
        <table:table-row table:style-name="ro1">
          <table:table-cell office:value-type="float" office:value="0.463525" calcext:value-type="float">
            <text:p>0.463525</text:p>
          </table:table-cell>
          <table:table-cell office:value-type="float" office:value="0.095491" calcext:value-type="float">
            <text:p>0.095491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-0.595491" calcext:value-type="float">
            <text:p>-0.595491</text:p>
          </table:table-cell>
          <table:table-cell office:value-type="float" office:value="-0.654508" calcext:value-type="float">
            <text:p>-0.654508</text:p>
          </table:table-cell>
          <table:table-cell office:value-type="float" office:value="-0.463526" calcext:value-type="float">
            <text:p>-0.463526</text:p>
          </table:table-cell>
          <table:table-cell office:value-type="float" office:value="-0.09549" calcext:value-type="float">
            <text:p>-0.09549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654508" calcext:value-type="float">
            <text:p>0.654508</text:p>
          </table:table-cell>
        </table:table-row>
        <table:table-row table:style-name="ro1">
          <table:table-cell office:value-type="float" office:value="0.552187" calcext:value-type="float">
            <text:p>0.552187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-0.2715" calcext:value-type="float">
            <text:p>-0.2715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719982" calcext:value-type="float">
            <text:p>-0.719982</text:p>
          </table:table-cell>
          <table:table-cell office:value-type="float" office:value="-0.552186" calcext:value-type="float">
            <text:p>-0.552186</text:p>
          </table:table-cell>
          <table:table-cell office:value-type="float" office:value="-0.173474" calcext:value-type="float">
            <text:p>-0.173474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719983" calcext:value-type="float">
            <text:p>0.719983</text:p>
          </table:table-cell>
        </table:table-row>
        <table:table-row table:style-name="ro1">
          <table:table-cell office:value-type="float" office:value="0.638669" calcext:value-type="float">
            <text:p>0.638669</text:p>
          </table:table-cell>
          <table:table-cell office:value-type="float" office:value="0.250772" calcext:value-type="float">
            <text:p>0.250772</text:p>
          </table:table-cell>
          <table:table-cell office:value-type="float" office:value="-0.232912" calcext:value-type="float">
            <text:p>-0.232912</text:p>
          </table:table-cell>
          <table:table-cell office:value-type="float" office:value="-0.62763" calcext:value-type="float">
            <text:p>-0.62763</text:p>
          </table:table-cell>
          <table:table-cell office:value-type="float" office:value="-0.782615" calcext:value-type="float">
            <text:p>-0.782615</text:p>
          </table:table-cell>
          <table:table-cell office:value-type="float" office:value="-0.638668" calcext:value-type="float">
            <text:p>-0.638668</text:p>
          </table:table-cell>
          <table:table-cell office:value-type="float" office:value="-0.250771" calcext:value-type="float">
            <text:p>-0.250771</text:p>
          </table:table-cell>
          <table:table-cell office:value-type="float" office:value="0.232912" calcext:value-type="float">
            <text:p>0.232912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0.782616" calcext:value-type="float">
            <text:p>0.782616</text:p>
          </table:table-cell>
        </table:table-row>
        <table:table-row table:style-name="ro1">
          <table:table-cell office:value-type="float" office:value="0.72263" calcext:value-type="float">
            <text:p>0.72263</text:p>
          </table:table-cell>
          <table:table-cell office:value-type="float" office:value="0.32708" calcext:value-type="float">
            <text:p>0.32708</text:p>
          </table:table-cell>
          <table:table-cell office:value-type="float" office:value="-0.193404" calcext:value-type="float">
            <text:p>-0.193404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84216" calcext:value-type="float">
            <text:p>-0.84216</text:p>
          </table:table-cell>
          <table:table-cell office:value-type="float" office:value="-0.72263" calcext:value-type="float">
            <text:p>-0.72263</text:p>
          </table:table-cell>
          <table:table-cell office:value-type="float" office:value="-0.32708" calcext:value-type="float">
            <text:p>-0.32708</text:p>
          </table:table-cell>
          <table:table-cell office:value-type="float" office:value="0.193404" calcext:value-type="float">
            <text:p>0.193404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84216" calcext:value-type="float">
            <text:p>0.84216</text:p>
          </table:table-cell>
        </table:table-row>
        <table:table-row table:style-name="ro1">
          <table:table-cell office:value-type="float" office:value="0.80374" calcext:value-type="float">
            <text:p>0.80374</text:p>
          </table:table-cell>
          <table:table-cell office:value-type="float" office:value="0.402098" calcext:value-type="float">
            <text:p>0.402098</text:p>
          </table:table-cell>
          <table:table-cell office:value-type="float" office:value="-0.153133" calcext:value-type="float">
            <text:p>-0.153133</text:p>
          </table:table-cell>
          <table:table-cell office:value-type="float" office:value="-0.649871" calcext:value-type="float">
            <text:p>-0.649871</text:p>
          </table:table-cell>
          <table:table-cell office:value-type="float" office:value="-0.898381" calcext:value-type="float">
            <text:p>-0.898381</text:p>
          </table:table-cell>
          <table:table-cell office:value-type="float" office:value="-0.80374" calcext:value-type="float">
            <text:p>-0.80374</text:p>
          </table:table-cell>
          <table:table-cell office:value-type="float" office:value="-0.402096" calcext:value-type="float">
            <text:p>-0.402096</text:p>
          </table:table-cell>
          <table:table-cell office:value-type="float" office:value="0.153133" calcext:value-type="float">
            <text:p>0.153133</text:p>
          </table:table-cell>
          <table:table-cell office:value-type="float" office:value="0.649871" calcext:value-type="float">
            <text:p>0.649871</text:p>
          </table:table-cell>
          <table:table-cell office:value-type="float" office:value="0.898381" calcext:value-type="float">
            <text:p>0.898381</text:p>
          </table:table-cell>
        </table:table-row>
        <table:table-row table:style-name="ro1">
          <table:table-cell office:value-type="float" office:value="0.881678" calcext:value-type="float">
            <text:p>0.881678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-0.112258" calcext:value-type="float">
            <text:p>-0.112258</text:p>
          </table:table-cell>
          <table:table-cell office:value-type="float" office:value="-0.657164" calcext:value-type="float">
            <text:p>-0.657164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-0.881677" calcext:value-type="float">
            <text:p>-0.881677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0.112257" calcext:value-type="float">
            <text:p>0.112257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951056" calcext:value-type="float">
            <text:p>0.951056</text:p>
          </table:table-cell>
        </table:table-row>
        <table:table-row table:style-name="ro1">
          <table:table-cell office:value-type="float" office:value="0.956135" calcext:value-type="float">
            <text:p>0.956135</text:p>
          </table:table-cell>
          <table:table-cell office:value-type="float" office:value="0.547082" calcext:value-type="float">
            <text:p>0.547082</text:p>
          </table:table-cell>
          <table:table-cell office:value-type="float" office:value="-0.070939" calcext:value-type="float">
            <text:p>-0.070939</text:p>
          </table:table-cell>
          <table:table-cell office:value-type="float" office:value="-0.661863" calcext:value-type="float">
            <text:p>-0.661863</text:p>
          </table:table-cell>
          <table:table-cell office:value-type="float" office:value="-0.999977" calcext:value-type="float">
            <text:p>-0.999977</text:p>
          </table:table-cell>
          <table:table-cell office:value-type="float" office:value="-0.956135" calcext:value-type="float">
            <text:p>-0.956135</text:p>
          </table:table-cell>
          <table:table-cell office:value-type="float" office:value="-0.547081" calcext:value-type="float">
            <text:p>-0.547081</text:p>
          </table:table-cell>
          <table:table-cell office:value-type="float" office:value="0.070939" calcext:value-type="float">
            <text:p>0.070939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999978" calcext:value-type="float">
            <text:p>0.999978</text:p>
          </table:table-cell>
        </table:table-row>
        <table:table-row table:style-name="ro1">
          <table:table-cell office:value-type="float" office:value="1.02682" calcext:value-type="float">
            <text:p>1.02682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-0.029341" calcext:value-type="float">
            <text:p>-0.029341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1.044953" calcext:value-type="float">
            <text:p>-1.044953</text:p>
          </table:table-cell>
          <table:table-cell office:value-type="float" office:value="-1.02682" calcext:value-type="float">
            <text:p>-1.02682</text:p>
          </table:table-cell>
          <table:table-cell office:value-type="float" office:value="-0.616477" calcext:value-type="float">
            <text:p>-0.616477</text:p>
          </table:table-cell>
          <table:table-cell office:value-type="float" office:value="0.029341" calcext:value-type="float">
            <text:p>0.029341</text:p>
          </table:table-cell>
          <table:table-cell office:value-type="float" office:value="0.663951" calcext:value-type="float">
            <text:p>0.663951</text:p>
          </table:table-cell>
          <table:table-cell office:value-type="float" office:value="1.044954" calcext:value-type="float">
            <text:p>1.044954</text:p>
          </table:table-cell>
        </table:table-row>
        <table:table-row table:style-name="ro1">
          <table:table-cell office:value-type="float" office:value="1.093454" calcext:value-type="float">
            <text:p>1.093454</text:p>
          </table:table-cell>
          <table:table-cell office:value-type="float" office:value="0.68344" calcext:value-type="float">
            <text:p>0.68344</text:p>
          </table:table-cell>
          <table:table-cell office:value-type="float" office:value="0.012375" calcext:value-type="float">
            <text:p>0.012375</text:p>
          </table:table-cell>
          <table:table-cell office:value-type="float" office:value="-0.663417" calcext:value-type="float">
            <text:p>-0.663417</text:p>
          </table:table-cell>
          <table:table-cell office:value-type="float" office:value="-1.085806" calcext:value-type="float">
            <text:p>-1.085806</text:p>
          </table:table-cell>
          <table:table-cell office:value-type="float" office:value="-1.093454" calcext:value-type="float">
            <text:p>-1.093454</text:p>
          </table:table-cell>
          <table:table-cell office:value-type="float" office:value="-0.68344" calcext:value-type="float">
            <text:p>-0.68344</text:p>
          </table:table-cell>
          <table:table-cell office:value-type="float" office:value="-0.012374" calcext:value-type="float">
            <text:p>-0.012374</text:p>
          </table:table-cell>
          <table:table-cell office:value-type="float" office:value="0.663418" calcext:value-type="float">
            <text:p>0.663418</text:p>
          </table:table-cell>
          <table:table-cell office:value-type="float" office:value="1.085806" calcext:value-type="float">
            <text:p>1.085806</text:p>
          </table:table-cell>
        </table:table-row>
        <table:table-row table:style-name="ro1">
          <table:table-cell office:value-type="float" office:value="1.15577" calcext:value-type="float">
            <text:p>1.15577</text:p>
          </table:table-cell>
          <table:table-cell office:value-type="float" office:value="0.747705" calcext:value-type="float">
            <text:p>0.747705</text:p>
          </table:table-cell>
          <table:table-cell office:value-type="float" office:value="0.05404" calcext:value-type="float">
            <text:p>0.05404</text:p>
          </table:table-cell>
          <table:table-cell office:value-type="float" office:value="-0.660266" calcext:value-type="float">
            <text:p>-0.660266</text:p>
          </table:table-cell>
          <table:table-cell office:value-type="float" office:value="-1.122371" calcext:value-type="float">
            <text:p>-1.122371</text:p>
          </table:table-cell>
          <table:table-cell office:value-type="float" office:value="-1.155771" calcext:value-type="float">
            <text:p>-1.155771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0.05404" calcext:value-type="float">
            <text:p>-0.05404</text:p>
          </table:table-cell>
          <table:table-cell office:value-type="float" office:value="0.660265" calcext:value-type="float">
            <text:p>0.660265</text:p>
          </table:table-cell>
          <table:table-cell office:value-type="float" office:value="1.122371" calcext:value-type="float">
            <text:p>1.122371</text:p>
          </table:table-cell>
        </table:table-row>
        <table:table-row table:style-name="ro1">
          <table:table-cell office:value-type="float" office:value="1.213526" calcext:value-type="float">
            <text:p>1.213526</text:p>
          </table:table-cell>
          <table:table-cell office:value-type="float" office:value="0.809018" calcext:value-type="float">
            <text:p>0.809018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-1.154509" calcext:value-type="float">
            <text:p>-1.154509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0.809018" calcext:value-type="float">
            <text:p>-0.809018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1.154509" calcext:value-type="float">
            <text:p>1.154509</text:p>
          </table:table-cell>
        </table:table-row>
        <table:table-row table:style-name="ro1">
          <table:table-cell office:value-type="float" office:value="1.266492" calcext:value-type="float">
            <text:p>1.266492</text:p>
          </table:table-cell>
          <table:table-cell office:value-type="float" office:value="0.867139" calcext:value-type="float">
            <text:p>0.867139</text:p>
          </table:table-cell>
          <table:table-cell office:value-type="float" office:value="0.136567" calcext:value-type="float">
            <text:p>0.136567</text:p>
          </table:table-cell>
          <table:table-cell office:value-type="float" office:value="-0.646167" calcext:value-type="float">
            <text:p>-0.646167</text:p>
          </table:table-cell>
          <table:table-cell office:value-type="float" office:value="-1.182089" calcext:value-type="float">
            <text:p>-1.182089</text:p>
          </table:table-cell>
          <table:table-cell office:value-type="float" office:value="-1.266492" calcext:value-type="float">
            <text:p>-1.266492</text:p>
          </table:table-cell>
          <table:table-cell office:value-type="float" office:value="-0.867138" calcext:value-type="float">
            <text:p>-0.867138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0.646168" calcext:value-type="float">
            <text:p>0.646168</text:p>
          </table:table-cell>
          <table:table-cell office:value-type="float" office:value="1.182088" calcext:value-type="float">
            <text:p>1.182088</text:p>
          </table:table-cell>
        </table:table-row>
        <table:table-row table:style-name="ro1">
          <table:table-cell office:value-type="float" office:value="1.31446" calcext:value-type="float">
            <text:p>1.31446</text:p>
          </table:table-cell>
          <table:table-cell office:value-type="float" office:value="0.921838" calcext:value-type="float">
            <text:p>0.921838</text:p>
          </table:table-cell>
          <table:table-cell office:value-type="float" office:value="0.177103" calcext:value-type="float">
            <text:p>0.177103</text:p>
          </table:table-cell>
          <table:table-cell office:value-type="float" office:value="-0.635278" calcext:value-type="float">
            <text:p>-0.635278</text:p>
          </table:table-cell>
          <table:table-cell office:value-type="float" office:value="-1.205005" calcext:value-type="float">
            <text:p>-1.205005</text:p>
          </table:table-cell>
          <table:table-cell office:value-type="float" office:value="-1.31446" calcext:value-type="float">
            <text:p>-1.31446</text:p>
          </table:table-cell>
          <table:table-cell office:value-type="float" office:value="-0.921838" calcext:value-type="float">
            <text:p>-0.921838</text:p>
          </table:table-cell>
          <table:table-cell office:value-type="float" office:value="-0.177104" calcext:value-type="float">
            <text:p>-0.177104</text:p>
          </table:table-cell>
          <table:table-cell office:value-type="float" office:value="0.635279" calcext:value-type="float">
            <text:p>0.635279</text:p>
          </table:table-cell>
          <table:table-cell office:value-type="float" office:value="1.205005" calcext:value-type="float">
            <text:p>1.205005</text:p>
          </table:table-cell>
        </table:table-row>
        <table:table-row table:style-name="ro1">
          <table:table-cell office:value-type="float" office:value="1.357241" calcext:value-type="float">
            <text:p>1.357241</text:p>
          </table:table-cell>
          <table:table-cell office:value-type="float" office:value="0.972898" calcext:value-type="float">
            <text:p>0.972898</text:p>
          </table:table-cell>
          <table:table-cell office:value-type="float" office:value="0.21694" calcext:value-type="float">
            <text:p>0.21694</text:p>
          </table:table-cell>
          <table:table-cell office:value-type="float" office:value="-0.62188" calcext:value-type="float">
            <text:p>-0.62188</text:p>
          </table:table-cell>
          <table:table-cell office:value-type="float" office:value="-1.223164" calcext:value-type="float">
            <text:p>-1.223164</text:p>
          </table:table-cell>
          <table:table-cell office:value-type="float" office:value="-1.357241" calcext:value-type="float">
            <text:p>-1.357241</text:p>
          </table:table-cell>
          <table:table-cell office:value-type="float" office:value="-0.972897" calcext:value-type="float">
            <text:p>-0.972897</text:p>
          </table:table-cell>
          <table:table-cell office:value-type="float" office:value="-0.21694" calcext:value-type="float">
            <text:p>-0.21694</text:p>
          </table:table-cell>
          <table:table-cell office:value-type="float" office:value="0.62188" calcext:value-type="float">
            <text:p>0.62188</text:p>
          </table:table-cell>
          <table:table-cell office:value-type="float" office:value="1.223163" calcext:value-type="float">
            <text:p>1.223163</text:p>
          </table:table-cell>
        </table:table-row>
        <table:table-row table:style-name="ro1">
          <table:table-cell office:value-type="float" office:value="1.394665" calcext:value-type="float">
            <text:p>1.394665</text:p>
          </table:table-cell>
          <table:table-cell office:value-type="float" office:value="1.020119" calcext:value-type="float">
            <text:p>1.020119</text:p>
          </table:table-cell>
          <table:table-cell office:value-type="float" office:value="0.255922" calcext:value-type="float">
            <text:p>0.255922</text:p>
          </table:table-cell>
          <table:table-cell office:value-type="float" office:value="-0.606029" calcext:value-type="float">
            <text:p>-0.606029</text:p>
          </table:table-cell>
          <table:table-cell office:value-type="float" office:value="-1.236497" calcext:value-type="float">
            <text:p>-1.236497</text:p>
          </table:table-cell>
          <table:table-cell office:value-type="float" office:value="-1.394665" calcext:value-type="float">
            <text:p>-1.394665</text:p>
          </table:table-cell>
          <table:table-cell office:value-type="float" office:value="-1.020119" calcext:value-type="float">
            <text:p>-1.020119</text:p>
          </table:table-cell>
          <table:table-cell office:value-type="float" office:value="-0.255922" calcext:value-type="float">
            <text:p>-0.255922</text:p>
          </table:table-cell>
          <table:table-cell office:value-type="float" office:value="0.606029" calcext:value-type="float">
            <text:p>0.606029</text:p>
          </table:table-cell>
          <table:table-cell office:value-type="float" office:value="1.236497" calcext:value-type="float">
            <text:p>1.236497</text:p>
          </table:table-cell>
        </table:table-row>
        <table:table-row table:style-name="ro1">
          <table:table-cell office:value-type="float" office:value="1.426585" calcext:value-type="float">
            <text:p>1.426585</text:p>
          </table:table-cell>
          <table:table-cell office:value-type="float" office:value="1.063314" calcext:value-type="float">
            <text:p>1.063314</text:p>
          </table:table-cell>
          <table:table-cell office:value-type="float" office:value="0.293892" calcext:value-type="float">
            <text:p>0.293892</text:p>
          </table:table-cell>
          <table:table-cell office:value-type="float" office:value="-0.587784" calcext:value-type="float">
            <text:p>-0.587784</text:p>
          </table:table-cell>
          <table:table-cell office:value-type="float" office:value="-1.244949" calcext:value-type="float">
            <text:p>-1.244949</text:p>
          </table:table-cell>
          <table:table-cell office:value-type="float" office:value="-1.426585" calcext:value-type="float">
            <text:p>-1.426585</text:p>
          </table:table-cell>
          <table:table-cell office:value-type="float" office:value="-1.063313" calcext:value-type="float">
            <text:p>-1.063313</text:p>
          </table:table-cell>
          <table:table-cell office:value-type="float" office:value="-0.293892" calcext:value-type="float">
            <text:p>-0.293892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1.244948" calcext:value-type="float">
            <text:p>1.244948</text:p>
          </table:table-cell>
        </table:table-row>
        <table:table-row table:style-name="ro1">
          <table:table-cell office:value-type="float" office:value="1.452875" calcext:value-type="float">
            <text:p>1.452875</text:p>
          </table:table-cell>
          <table:table-cell office:value-type="float" office:value="1.102313" calcext:value-type="float">
            <text:p>1.102313</text:p>
          </table:table-cell>
          <table:table-cell office:value-type="float" office:value="0.330704" calcext:value-type="float">
            <text:p>0.330704</text:p>
          </table:table-cell>
          <table:table-cell office:value-type="float" office:value="-0.567222" calcext:value-type="float">
            <text:p>-0.567222</text:p>
          </table:table-cell>
          <table:table-cell office:value-type="float" office:value="-1.248489" calcext:value-type="float">
            <text:p>-1.248489</text:p>
          </table:table-cell>
          <table:table-cell office:value-type="float" office:value="-1.452875" calcext:value-type="float">
            <text:p>-1.452875</text:p>
          </table:table-cell>
          <table:table-cell office:value-type="float" office:value="-1.102313" calcext:value-type="float">
            <text:p>-1.102313</text:p>
          </table:table-cell>
          <table:table-cell office:value-type="float" office:value="-0.330704" calcext:value-type="float">
            <text:p>-0.330704</text:p>
          </table:table-cell>
          <table:table-cell office:value-type="float" office:value="0.567222" calcext:value-type="float">
            <text:p>0.567222</text:p>
          </table:table-cell>
          <table:table-cell office:value-type="float" office:value="1.248489" calcext:value-type="float">
            <text:p>1.248489</text:p>
          </table:table-cell>
        </table:table-row>
        <table:table-row table:style-name="ro1">
          <table:table-cell office:value-type="float" office:value="1.473431" calcext:value-type="float">
            <text:p>1.473431</text:p>
          </table:table-cell>
          <table:table-cell office:value-type="float" office:value="1.136961" calcext:value-type="float">
            <text:p>1.136961</text:p>
          </table:table-cell>
          <table:table-cell office:value-type="float" office:value="0.366209" calcext:value-type="float">
            <text:p>0.366209</text:p>
          </table:table-cell>
          <table:table-cell office:value-type="float" office:value="-0.54442" calcext:value-type="float">
            <text:p>-0.54442</text:p>
          </table:table-cell>
          <table:table-cell office:value-type="float" office:value="-1.247101" calcext:value-type="float">
            <text:p>-1.247101</text:p>
          </table:table-cell>
          <table:table-cell office:value-type="float" office:value="-1.473431" calcext:value-type="float">
            <text:p>-1.473431</text:p>
          </table:table-cell>
          <table:table-cell office:value-type="float" office:value="-1.13696" calcext:value-type="float">
            <text:p>-1.13696</text:p>
          </table:table-cell>
          <table:table-cell office:value-type="float" office:value="-0.36621" calcext:value-type="float">
            <text:p>-0.36621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1.2471" calcext:value-type="float">
            <text:p>1.2471</text:p>
          </table:table-cell>
        </table:table-row>
        <table:table-row table:style-name="ro1">
          <table:table-cell office:value-type="float" office:value="1.488172" calcext:value-type="float">
            <text:p>1.488172</text:p>
          </table:table-cell>
          <table:table-cell office:value-type="float" office:value="1.167123" calcext:value-type="float">
            <text:p>1.167123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-0.51947" calcext:value-type="float">
            <text:p>-0.51947</text:p>
          </table:table-cell>
          <table:table-cell office:value-type="float" office:value="-1.240792" calcext:value-type="float">
            <text:p>-1.240792</text:p>
          </table:table-cell>
          <table:table-cell office:value-type="float" office:value="-1.488172" calcext:value-type="float">
            <text:p>-1.488172</text:p>
          </table:table-cell>
          <table:table-cell office:value-type="float" office:value="-1.167122" calcext:value-type="float">
            <text:p>-1.167122</text:p>
          </table:table-cell>
          <table:table-cell office:value-type="float" office:value="-0.400271" calcext:value-type="float">
            <text:p>-0.400271</text:p>
          </table:table-cell>
          <table:table-cell office:value-type="float" office:value="0.51947" calcext:value-type="float">
            <text:p>0.51947</text:p>
          </table:table-cell>
          <table:table-cell office:value-type="float" office:value="1.240792" calcext:value-type="float">
            <text:p>1.240792</text:p>
          </table:table-cell>
        </table:table-row>
        <table:table-row table:style-name="ro1">
          <table:table-cell office:value-type="float" office:value="1.49704" calcext:value-type="float">
            <text:p>1.49704</text:p>
          </table:table-cell>
          <table:table-cell office:value-type="float" office:value="1.192677" calcext:value-type="float">
            <text:p>1.192677</text:p>
          </table:table-cell>
          <table:table-cell office:value-type="float" office:value="0.432751" calcext:value-type="float">
            <text:p>0.432751</text:p>
          </table:table-cell>
          <table:table-cell office:value-type="float" office:value="-0.492469" calcext:value-type="float">
            <text:p>-0.492469</text:p>
          </table:table-cell>
          <table:table-cell office:value-type="float" office:value="-1.229585" calcext:value-type="float">
            <text:p>-1.229585</text:p>
          </table:table-cell>
          <table:table-cell office:value-type="float" office:value="-1.49704" calcext:value-type="float">
            <text:p>-1.49704</text:p>
          </table:table-cell>
          <table:table-cell office:value-type="float" office:value="-1.192677" calcext:value-type="float">
            <text:p>-1.192677</text:p>
          </table:table-cell>
          <table:table-cell office:value-type="float" office:value="-0.432752" calcext:value-type="float">
            <text:p>-0.432752</text:p>
          </table:table-cell>
          <table:table-cell office:value-type="float" office:value="0.492469" calcext:value-type="float">
            <text:p>0.492469</text:p>
          </table:table-cell>
          <table:table-cell office:value-type="float" office:value="1.229584" calcext:value-type="float">
            <text:p>1.22958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0.463526" calcext:value-type="float">
            <text:p>0.463526</text:p>
          </table:table-cell>
          <table:table-cell office:value-type="float" office:value="-0.463526" calcext:value-type="float">
            <text:p>-0.463526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1.5" calcext:value-type="float">
            <text:p>-1.5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0.463526" calcext:value-type="float">
            <text:p>-0.463526</text:p>
          </table:table-cell>
          <table:table-cell office:value-type="float" office:value="0.463526" calcext:value-type="float">
            <text:p>0.463526</text:p>
          </table:table-cell>
          <table:table-cell office:value-type="float" office:value="1.213526" calcext:value-type="float">
            <text:p>1.213526</text:p>
          </table:table-cell>
        </table:table-row>
        <table:table-row table:style-name="ro1">
          <table:table-cell office:value-type="float" office:value="1.49704" calcext:value-type="float">
            <text:p>1.49704</text:p>
          </table:table-cell>
          <table:table-cell office:value-type="float" office:value="1.229585" calcext:value-type="float">
            <text:p>1.229585</text:p>
          </table:table-cell>
          <table:table-cell office:value-type="float" office:value="0.492471" calcext:value-type="float">
            <text:p>0.492471</text:p>
          </table:table-cell>
          <table:table-cell office:value-type="float" office:value="-0.432752" calcext:value-type="float">
            <text:p>-0.432752</text:p>
          </table:table-cell>
          <table:table-cell office:value-type="float" office:value="-1.192677" calcext:value-type="float">
            <text:p>-1.192677</text:p>
          </table:table-cell>
          <table:table-cell office:value-type="float" office:value="-1.49704" calcext:value-type="float">
            <text:p>-1.49704</text:p>
          </table:table-cell>
          <table:table-cell office:value-type="float" office:value="-1.229586" calcext:value-type="float">
            <text:p>-1.229586</text:p>
          </table:table-cell>
          <table:table-cell office:value-type="float" office:value="-0.49247" calcext:value-type="float">
            <text:p>-0.49247</text:p>
          </table:table-cell>
          <table:table-cell office:value-type="float" office:value="0.432752" calcext:value-type="float">
            <text:p>0.432752</text:p>
          </table:table-cell>
          <table:table-cell office:value-type="float" office:value="1.192677" calcext:value-type="float">
            <text:p>1.192677</text:p>
          </table:table-cell>
        </table:table-row>
        <table:table-row table:style-name="ro1">
          <table:table-cell office:value-type="float" office:value="1.488172" calcext:value-type="float">
            <text:p>1.488172</text:p>
          </table:table-cell>
          <table:table-cell office:value-type="float" office:value="1.240792" calcext:value-type="float">
            <text:p>1.240792</text:p>
          </table:table-cell>
          <table:table-cell office:value-type="float" office:value="0.51947" calcext:value-type="float">
            <text:p>0.51947</text:p>
          </table:table-cell>
          <table:table-cell office:value-type="float" office:value="-0.400271" calcext:value-type="float">
            <text:p>-0.400271</text:p>
          </table:table-cell>
          <table:table-cell office:value-type="float" office:value="-1.167122" calcext:value-type="float">
            <text:p>-1.167122</text:p>
          </table:table-cell>
          <table:table-cell office:value-type="float" office:value="-1.488172" calcext:value-type="float">
            <text:p>-1.488172</text:p>
          </table:table-cell>
          <table:table-cell office:value-type="float" office:value="-1.240792" calcext:value-type="float">
            <text:p>-1.240792</text:p>
          </table:table-cell>
          <table:table-cell office:value-type="float" office:value="-0.51947" calcext:value-type="float">
            <text:p>-0.51947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1.167123" calcext:value-type="float">
            <text:p>1.167123</text:p>
          </table:table-cell>
        </table:table-row>
        <table:table-row table:style-name="ro1">
          <table:table-cell office:value-type="float" office:value="1.473431" calcext:value-type="float">
            <text:p>1.473431</text:p>
          </table:table-cell>
          <table:table-cell office:value-type="float" office:value="1.247101" calcext:value-type="float">
            <text:p>1.247101</text:p>
          </table:table-cell>
          <table:table-cell office:value-type="float" office:value="0.544421" calcext:value-type="float">
            <text:p>0.544421</text:p>
          </table:table-cell>
          <table:table-cell office:value-type="float" office:value="-0.36621" calcext:value-type="float">
            <text:p>-0.36621</text:p>
          </table:table-cell>
          <table:table-cell office:value-type="float" office:value="-1.136961" calcext:value-type="float">
            <text:p>-1.136961</text:p>
          </table:table-cell>
          <table:table-cell office:value-type="float" office:value="-1.47343" calcext:value-type="float">
            <text:p>-1.47343</text:p>
          </table:table-cell>
          <table:table-cell office:value-type="float" office:value="-1.247101" calcext:value-type="float">
            <text:p>-1.247101</text:p>
          </table:table-cell>
          <table:table-cell office:value-type="float" office:value="-0.544421" calcext:value-type="float">
            <text:p>-0.544421</text:p>
          </table:table-cell>
          <table:table-cell office:value-type="float" office:value="0.36621" calcext:value-type="float">
            <text:p>0.36621</text:p>
          </table:table-cell>
          <table:table-cell office:value-type="float" office:value="1.13696" calcext:value-type="float">
            <text:p>1.13696</text:p>
          </table:table-cell>
        </table:table-row>
        <table:table-row table:style-name="ro1">
          <table:table-cell office:value-type="float" office:value="1.452875" calcext:value-type="float">
            <text:p>1.452875</text:p>
          </table:table-cell>
          <table:table-cell office:value-type="float" office:value="1.248489" calcext:value-type="float">
            <text:p>1.248489</text:p>
          </table:table-cell>
          <table:table-cell office:value-type="float" office:value="0.567222" calcext:value-type="float">
            <text:p>0.567222</text:p>
          </table:table-cell>
          <table:table-cell office:value-type="float" office:value="-0.330705" calcext:value-type="float">
            <text:p>-0.330705</text:p>
          </table:table-cell>
          <table:table-cell office:value-type="float" office:value="-1.102313" calcext:value-type="float">
            <text:p>-1.102313</text:p>
          </table:table-cell>
          <table:table-cell office:value-type="float" office:value="-1.452875" calcext:value-type="float">
            <text:p>-1.452875</text:p>
          </table:table-cell>
          <table:table-cell office:value-type="float" office:value="-1.248489" calcext:value-type="float">
            <text:p>-1.248489</text:p>
          </table:table-cell>
          <table:table-cell office:value-type="float" office:value="-0.567222" calcext:value-type="float">
            <text:p>-0.567222</text:p>
          </table:table-cell>
          <table:table-cell office:value-type="float" office:value="0.330704" calcext:value-type="float">
            <text:p>0.330704</text:p>
          </table:table-cell>
          <table:table-cell office:value-type="float" office:value="1.102313" calcext:value-type="float">
            <text:p>1.102313</text:p>
          </table:table-cell>
        </table:table-row>
        <table:table-row table:style-name="ro1">
          <table:table-cell office:value-type="float" office:value="1.426584" calcext:value-type="float">
            <text:p>1.426584</text:p>
          </table:table-cell>
          <table:table-cell office:value-type="float" office:value="1.244949" calcext:value-type="float">
            <text:p>1.244949</text:p>
          </table:table-cell>
          <table:table-cell office:value-type="float" office:value="0.587786" calcext:value-type="float">
            <text:p>0.587786</text:p>
          </table:table-cell>
          <table:table-cell office:value-type="float" office:value="-0.293892" calcext:value-type="float">
            <text:p>-0.293892</text:p>
          </table:table-cell>
          <table:table-cell office:value-type="float" office:value="-1.063313" calcext:value-type="float">
            <text:p>-1.063313</text:p>
          </table:table-cell>
          <table:table-cell office:value-type="float" office:value="-1.426584" calcext:value-type="float">
            <text:p>-1.426584</text:p>
          </table:table-cell>
          <table:table-cell office:value-type="float" office:value="-1.244949" calcext:value-type="float">
            <text:p>-1.244949</text:p>
          </table:table-cell>
          <table:table-cell office:value-type="float" office:value="-0.587786" calcext:value-type="float">
            <text:p>-0.587786</text:p>
          </table:table-cell>
          <table:table-cell office:value-type="float" office:value="0.293892" calcext:value-type="float">
            <text:p>0.293892</text:p>
          </table:table-cell>
          <table:table-cell office:value-type="float" office:value="1.063313" calcext:value-type="float">
            <text:p>1.063313</text:p>
          </table:table-cell>
        </table:table-row>
        <table:table-row table:style-name="ro1">
          <table:table-cell office:value-type="float" office:value="1.394665" calcext:value-type="float">
            <text:p>1.394665</text:p>
          </table:table-cell>
          <table:table-cell office:value-type="float" office:value="1.236497" calcext:value-type="float">
            <text:p>1.236497</text:p>
          </table:table-cell>
          <table:table-cell office:value-type="float" office:value="0.606029" calcext:value-type="float">
            <text:p>0.606029</text:p>
          </table:table-cell>
          <table:table-cell office:value-type="float" office:value="-0.255922" calcext:value-type="float">
            <text:p>-0.255922</text:p>
          </table:table-cell>
          <table:table-cell office:value-type="float" office:value="-1.020119" calcext:value-type="float">
            <text:p>-1.020119</text:p>
          </table:table-cell>
          <table:table-cell office:value-type="float" office:value="-1.394665" calcext:value-type="float">
            <text:p>-1.394665</text:p>
          </table:table-cell>
          <table:table-cell office:value-type="float" office:value="-1.236497" calcext:value-type="float">
            <text:p>-1.236497</text:p>
          </table:table-cell>
          <table:table-cell office:value-type="float" office:value="-0.606029" calcext:value-type="float">
            <text:p>-0.606029</text:p>
          </table:table-cell>
          <table:table-cell office:value-type="float" office:value="0.255922" calcext:value-type="float">
            <text:p>0.255922</text:p>
          </table:table-cell>
          <table:table-cell office:value-type="float" office:value="1.020119" calcext:value-type="float">
            <text:p>1.020119</text:p>
          </table:table-cell>
        </table:table-row>
        <table:table-row table:style-name="ro1">
          <table:table-cell office:value-type="float" office:value="1.35724" calcext:value-type="float">
            <text:p>1.35724</text:p>
          </table:table-cell>
          <table:table-cell office:value-type="float" office:value="1.223164" calcext:value-type="float">
            <text:p>1.223164</text:p>
          </table:table-cell>
          <table:table-cell office:value-type="float" office:value="0.621881" calcext:value-type="float">
            <text:p>0.621881</text:p>
          </table:table-cell>
          <table:table-cell office:value-type="float" office:value="-0.21694" calcext:value-type="float">
            <text:p>-0.21694</text:p>
          </table:table-cell>
          <table:table-cell office:value-type="float" office:value="-0.972897" calcext:value-type="float">
            <text:p>-0.972897</text:p>
          </table:table-cell>
          <table:table-cell office:value-type="float" office:value="-1.35724" calcext:value-type="float">
            <text:p>-1.35724</text:p>
          </table:table-cell>
          <table:table-cell office:value-type="float" office:value="-1.223164" calcext:value-type="float">
            <text:p>-1.223164</text:p>
          </table:table-cell>
          <table:table-cell office:value-type="float" office:value="-0.621881" calcext:value-type="float">
            <text:p>-0.621881</text:p>
          </table:table-cell>
          <table:table-cell office:value-type="float" office:value="0.21694" calcext:value-type="float">
            <text:p>0.21694</text:p>
          </table:table-cell>
          <table:table-cell office:value-type="float" office:value="0.972897" calcext:value-type="float">
            <text:p>0.972897</text:p>
          </table:table-cell>
        </table:table-row>
        <table:table-row table:style-name="ro1">
          <table:table-cell office:value-type="float" office:value="1.314461" calcext:value-type="float">
            <text:p>1.314461</text:p>
          </table:table-cell>
          <table:table-cell office:value-type="float" office:value="1.205005" calcext:value-type="float">
            <text:p>1.205005</text:p>
          </table:table-cell>
          <table:table-cell office:value-type="float" office:value="0.635279" calcext:value-type="float">
            <text:p>0.635279</text:p>
          </table:table-cell>
          <table:table-cell office:value-type="float" office:value="-0.177104" calcext:value-type="float">
            <text:p>-0.177104</text:p>
          </table:table-cell>
          <table:table-cell office:value-type="float" office:value="-0.921838" calcext:value-type="float">
            <text:p>-0.921838</text:p>
          </table:table-cell>
          <table:table-cell office:value-type="float" office:value="-1.31446" calcext:value-type="float">
            <text:p>-1.31446</text:p>
          </table:table-cell>
          <table:table-cell office:value-type="float" office:value="-1.205005" calcext:value-type="float">
            <text:p>-1.205005</text:p>
          </table:table-cell>
          <table:table-cell office:value-type="float" office:value="-0.635278" calcext:value-type="float">
            <text:p>-0.635278</text:p>
          </table:table-cell>
          <table:table-cell office:value-type="float" office:value="0.177104" calcext:value-type="float">
            <text:p>0.177104</text:p>
          </table:table-cell>
          <table:table-cell office:value-type="float" office:value="0.921838" calcext:value-type="float">
            <text:p>0.921838</text:p>
          </table:table-cell>
        </table:table-row>
        <table:table-row table:style-name="ro1">
          <table:table-cell office:value-type="float" office:value="1.266491" calcext:value-type="float">
            <text:p>1.266491</text:p>
          </table:table-cell>
          <table:table-cell office:value-type="float" office:value="1.182088" calcext:value-type="float">
            <text:p>1.182088</text:p>
          </table:table-cell>
          <table:table-cell office:value-type="float" office:value="0.646169" calcext:value-type="float">
            <text:p>0.646169</text:p>
          </table:table-cell>
          <table:table-cell office:value-type="float" office:value="-0.136566" calcext:value-type="float">
            <text:p>-0.136566</text:p>
          </table:table-cell>
          <table:table-cell office:value-type="float" office:value="-0.867138" calcext:value-type="float">
            <text:p>-0.867138</text:p>
          </table:table-cell>
          <table:table-cell office:value-type="float" office:value="-1.266491" calcext:value-type="float">
            <text:p>-1.266491</text:p>
          </table:table-cell>
          <table:table-cell office:value-type="float" office:value="-1.182089" calcext:value-type="float">
            <text:p>-1.182089</text:p>
          </table:table-cell>
          <table:table-cell office:value-type="float" office:value="-0.646169" calcext:value-type="float">
            <text:p>-0.646169</text:p>
          </table:table-cell>
          <table:table-cell office:value-type="float" office:value="0.136566" calcext:value-type="float">
            <text:p>0.136566</text:p>
          </table:table-cell>
          <table:table-cell office:value-type="float" office:value="0.867138" calcext:value-type="float">
            <text:p>0.867138</text:p>
          </table:table-cell>
        </table:table-row>
        <table:table-row table:style-name="ro1">
          <table:table-cell office:value-type="float" office:value="1.213526" calcext:value-type="float">
            <text:p>1.213526</text:p>
          </table:table-cell>
          <table:table-cell office:value-type="float" office:value="1.154509" calcext:value-type="float">
            <text:p>1.154509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-0.809018" calcext:value-type="float">
            <text:p>-0.809018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1.154509" calcext:value-type="float">
            <text:p>-1.154509</text:p>
          </table:table-cell>
          <table:table-cell office:value-type="float" office:value="-0.654508" calcext:value-type="float">
            <text:p>-0.654508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0.809018" calcext:value-type="float">
            <text:p>0.809018</text:p>
          </table:table-cell>
        </table:table-row>
        <table:table-row table:style-name="ro1">
          <table:table-cell office:value-type="float" office:value="1.155769" calcext:value-type="float">
            <text:p>1.155769</text:p>
          </table:table-cell>
          <table:table-cell office:value-type="float" office:value="1.122372" calcext:value-type="float">
            <text:p>1.122372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-0.054039" calcext:value-type="float">
            <text:p>-0.054039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1.155769" calcext:value-type="float">
            <text:p>-1.155769</text:p>
          </table:table-cell>
          <table:table-cell office:value-type="float" office:value="-1.122371" calcext:value-type="float">
            <text:p>-1.122371</text:p>
          </table:table-cell>
          <table:table-cell office:value-type="float" office:value="-0.660266" calcext:value-type="float">
            <text:p>-0.660266</text:p>
          </table:table-cell>
          <table:table-cell office:value-type="float" office:value="0.054039" calcext:value-type="float">
            <text:p>0.054039</text:p>
          </table:table-cell>
          <table:table-cell office:value-type="float" office:value="0.747703" calcext:value-type="float">
            <text:p>0.747703</text:p>
          </table:table-cell>
        </table:table-row>
        <table:table-row table:style-name="ro1">
          <table:table-cell office:value-type="float" office:value="1.093454" calcext:value-type="float">
            <text:p>1.093454</text:p>
          </table:table-cell>
          <table:table-cell office:value-type="float" office:value="1.085806" calcext:value-type="float">
            <text:p>1.085806</text:p>
          </table:table-cell>
          <table:table-cell office:value-type="float" office:value="0.663418" calcext:value-type="float">
            <text:p>0.663418</text:p>
          </table:table-cell>
          <table:table-cell office:value-type="float" office:value="-0.012374" calcext:value-type="float">
            <text:p>-0.012374</text:p>
          </table:table-cell>
          <table:table-cell office:value-type="float" office:value="-0.68344" calcext:value-type="float">
            <text:p>-0.68344</text:p>
          </table:table-cell>
          <table:table-cell office:value-type="float" office:value="-1.093454" calcext:value-type="float">
            <text:p>-1.093454</text:p>
          </table:table-cell>
          <table:table-cell office:value-type="float" office:value="-1.085806" calcext:value-type="float">
            <text:p>-1.085806</text:p>
          </table:table-cell>
          <table:table-cell office:value-type="float" office:value="-0.663417" calcext:value-type="float">
            <text:p>-0.663417</text:p>
          </table:table-cell>
          <table:table-cell office:value-type="float" office:value="0.012375" calcext:value-type="float">
            <text:p>0.012375</text:p>
          </table:table-cell>
          <table:table-cell office:value-type="float" office:value="0.68344" calcext:value-type="float">
            <text:p>0.68344</text:p>
          </table:table-cell>
        </table:table-row>
        <table:table-row table:style-name="ro1">
          <table:table-cell office:value-type="float" office:value="1.02682" calcext:value-type="float">
            <text:p>1.02682</text:p>
          </table:table-cell>
          <table:table-cell office:value-type="float" office:value="1.044954" calcext:value-type="float">
            <text:p>1.044954</text:p>
          </table:table-cell>
          <table:table-cell office:value-type="float" office:value="0.663951" calcext:value-type="float">
            <text:p>0.663951</text:p>
          </table:table-cell>
          <table:table-cell office:value-type="float" office:value="0.029341" calcext:value-type="float">
            <text:p>0.029341</text:p>
          </table:table-cell>
          <table:table-cell office:value-type="float" office:value="-0.616477" calcext:value-type="float">
            <text:p>-0.616477</text:p>
          </table:table-cell>
          <table:table-cell office:value-type="float" office:value="-1.02682" calcext:value-type="float">
            <text:p>-1.02682</text:p>
          </table:table-cell>
          <table:table-cell office:value-type="float" office:value="-1.044953" calcext:value-type="float">
            <text:p>-1.044953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0.029341" calcext:value-type="float">
            <text:p>-0.029341</text:p>
          </table:table-cell>
          <table:table-cell office:value-type="float" office:value="0.616477" calcext:value-type="float">
            <text:p>0.616477</text:p>
          </table:table-cell>
        </table:table-row>
        <table:table-row table:style-name="ro1">
          <table:table-cell office:value-type="float" office:value="0.956137" calcext:value-type="float">
            <text:p>0.956137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661864" calcext:value-type="float">
            <text:p>0.661864</text:p>
          </table:table-cell>
          <table:table-cell office:value-type="float" office:value="0.070938" calcext:value-type="float">
            <text:p>0.070938</text:p>
          </table:table-cell>
          <table:table-cell office:value-type="float" office:value="-0.547083" calcext:value-type="float">
            <text:p>-0.547083</text:p>
          </table:table-cell>
          <table:table-cell office:value-type="float" office:value="-0.956137" calcext:value-type="float">
            <text:p>-0.956137</text:p>
          </table:table-cell>
          <table:table-cell office:value-type="float" office:value="-0.999979" calcext:value-type="float">
            <text:p>-0.999979</text:p>
          </table:table-cell>
          <table:table-cell office:value-type="float" office:value="-0.661864" calcext:value-type="float">
            <text:p>-0.661864</text:p>
          </table:table-cell>
          <table:table-cell office:value-type="float" office:value="-0.070938" calcext:value-type="float">
            <text:p>-0.070938</text:p>
          </table:table-cell>
          <table:table-cell office:value-type="float" office:value="0.547084" calcext:value-type="float">
            <text:p>0.547084</text:p>
          </table:table-cell>
        </table:table-row>
        <table:table-row table:style-name="ro1">
          <table:table-cell office:value-type="float" office:value="0.881677" calcext:value-type="float">
            <text:p>0.881677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112257" calcext:value-type="float">
            <text:p>0.112257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-0.881677" calcext:value-type="float">
            <text:p>-0.881677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-0.657164" calcext:value-type="float">
            <text:p>-0.657164</text:p>
          </table:table-cell>
          <table:table-cell office:value-type="float" office:value="-0.112258" calcext:value-type="float">
            <text:p>-0.112258</text:p>
          </table:table-cell>
          <table:table-cell office:value-type="float" office:value="0.475528" calcext:value-type="float">
            <text:p>0.475528</text:p>
          </table:table-cell>
        </table:table-row>
        <table:table-row table:style-name="ro1">
          <table:table-cell office:value-type="float" office:value="0.803741" calcext:value-type="float">
            <text:p>0.803741</text:p>
          </table:table-cell>
          <table:table-cell office:value-type="float" office:value="0.898383" calcext:value-type="float">
            <text:p>0.898383</text:p>
          </table:table-cell>
          <table:table-cell office:value-type="float" office:value="0.649872" calcext:value-type="float">
            <text:p>0.649872</text:p>
          </table:table-cell>
          <table:table-cell office:value-type="float" office:value="0.153132" calcext:value-type="float">
            <text:p>0.153132</text:p>
          </table:table-cell>
          <table:table-cell office:value-type="float" office:value="-0.402099" calcext:value-type="float">
            <text:p>-0.402099</text:p>
          </table:table-cell>
          <table:table-cell office:value-type="float" office:value="-0.803742" calcext:value-type="float">
            <text:p>-0.803742</text:p>
          </table:table-cell>
          <table:table-cell office:value-type="float" office:value="-0.898382" calcext:value-type="float">
            <text:p>-0.898382</text:p>
          </table:table-cell>
          <table:table-cell office:value-type="float" office:value="-0.649872" calcext:value-type="float">
            <text:p>-0.649872</text:p>
          </table:table-cell>
          <table:table-cell office:value-type="float" office:value="-0.153132" calcext:value-type="float">
            <text:p>-0.153132</text:p>
          </table:table-cell>
          <table:table-cell office:value-type="float" office:value="0.402099" calcext:value-type="float">
            <text:p>0.402099</text:p>
          </table:table-cell>
        </table:table-row>
        <table:table-row table:style-name="ro1">
          <table:table-cell office:value-type="float" office:value="0.72263" calcext:value-type="float">
            <text:p>0.72263</text:p>
          </table:table-cell>
          <table:table-cell office:value-type="float" office:value="0.84216" calcext:value-type="float">
            <text:p>0.84216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193404" calcext:value-type="float">
            <text:p>0.193404</text:p>
          </table:table-cell>
          <table:table-cell office:value-type="float" office:value="-0.32708" calcext:value-type="float">
            <text:p>-0.32708</text:p>
          </table:table-cell>
          <table:table-cell office:value-type="float" office:value="-0.72263" calcext:value-type="float">
            <text:p>-0.72263</text:p>
          </table:table-cell>
          <table:table-cell office:value-type="float" office:value="-0.84216" calcext:value-type="float">
            <text:p>-0.84216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193404" calcext:value-type="float">
            <text:p>-0.193404</text:p>
          </table:table-cell>
          <table:table-cell office:value-type="float" office:value="0.32708" calcext:value-type="float">
            <text:p>0.32708</text:p>
          </table:table-cell>
        </table:table-row>
        <table:table-row table:style-name="ro1">
          <table:table-cell office:value-type="float" office:value="0.63867" calcext:value-type="float">
            <text:p>0.63867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627631" calcext:value-type="float">
            <text:p>0.627631</text:p>
          </table:table-cell>
          <table:table-cell office:value-type="float" office:value="0.232911" calcext:value-type="float">
            <text:p>0.232911</text:p>
          </table:table-cell>
          <table:table-cell office:value-type="float" office:value="-0.250774" calcext:value-type="float">
            <text:p>-0.250774</text:p>
          </table:table-cell>
          <table:table-cell office:value-type="float" office:value="-0.638671" calcext:value-type="float">
            <text:p>-0.638671</text:p>
          </table:table-cell>
          <table:table-cell office:value-type="float" office:value="-0.782617" calcext:value-type="float">
            <text:p>-0.782617</text:p>
          </table:table-cell>
          <table:table-cell office:value-type="float" office:value="-0.627631" calcext:value-type="float">
            <text:p>-0.627631</text:p>
          </table:table-cell>
          <table:table-cell office:value-type="float" office:value="-0.232911" calcext:value-type="float">
            <text:p>-0.232911</text:p>
          </table:table-cell>
          <table:table-cell office:value-type="float" office:value="0.250774" calcext:value-type="float">
            <text:p>0.250774</text:p>
          </table:table-cell>
        </table:table-row>
        <table:table-row table:style-name="ro1">
          <table:table-cell office:value-type="float" office:value="0.552186" calcext:value-type="float">
            <text:p>0.552186</text:p>
          </table:table-cell>
          <table:table-cell office:value-type="float" office:value="0.719983" calcext:value-type="float">
            <text:p>0.719983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2715" calcext:value-type="float">
            <text:p>0.2715</text:p>
          </table:table-cell>
          <table:table-cell office:value-type="float" office:value="-0.173474" calcext:value-type="float">
            <text:p>-0.173474</text:p>
          </table:table-cell>
          <table:table-cell office:value-type="float" office:value="-0.552186" calcext:value-type="float">
            <text:p>-0.552186</text:p>
          </table:table-cell>
          <table:table-cell office:value-type="float" office:value="-0.719983" calcext:value-type="float">
            <text:p>-0.719983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2715" calcext:value-type="float">
            <text:p>-0.2715</text:p>
          </table:table-cell>
          <table:table-cell office:value-type="float" office:value="0.173474" calcext:value-type="float">
            <text:p>0.173474</text:p>
          </table:table-cell>
        </table:table-row>
        <table:table-row table:style-name="ro1">
          <table:table-cell office:value-type="float" office:value="0.463527" calcext:value-type="float">
            <text:p>0.463527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-0.095493" calcext:value-type="float">
            <text:p>-0.095493</text:p>
          </table:table-cell>
          <table:table-cell office:value-type="float" office:value="-0.463527" calcext:value-type="float">
            <text:p>-0.463527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0.095494" calcext:value-type="float">
            <text:p>0.095494</text:p>
          </table:table-cell>
        </table:table-row>
        <table:table-row table:style-name="ro1">
          <table:table-cell office:value-type="float" office:value="0.373035" calcext:value-type="float">
            <text:p>0.373035</text:p>
          </table:table-cell>
          <table:table-cell office:value-type="float" office:value="0.586451" calcext:value-type="float">
            <text:p>0.586451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345315" calcext:value-type="float">
            <text:p>0.345315</text:p>
          </table:table-cell>
          <table:table-cell office:value-type="float" office:value="-0.017132" calcext:value-type="float">
            <text:p>-0.017132</text:p>
          </table:table-cell>
          <table:table-cell office:value-type="float" office:value="-0.373034" calcext:value-type="float">
            <text:p>-0.373034</text:p>
          </table:table-cell>
          <table:table-cell office:value-type="float" office:value="-0.586451" calcext:value-type="float">
            <text:p>-0.586451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345315" calcext:value-type="float">
            <text:p>-0.345315</text:p>
          </table:table-cell>
          <table:table-cell office:value-type="float" office:value="0.017132" calcext:value-type="float">
            <text:p>0.017132</text:p>
          </table:table-cell>
        </table:table-row>
        <table:table-row table:style-name="ro1">
          <table:table-cell office:value-type="float" office:value="0.281074" calcext:value-type="float">
            <text:p>0.281074</text:p>
          </table:table-cell>
          <table:table-cell office:value-type="float" office:value="0.51608" calcext:value-type="float">
            <text:p>0.51608</text:p>
          </table:table-cell>
          <table:table-cell office:value-type="float" office:value="0.553962" calcext:value-type="float">
            <text:p>0.553962</text:p>
          </table:table-cell>
          <table:table-cell office:value-type="float" office:value="0.380249" calcext:value-type="float">
            <text:p>0.380249</text:p>
          </table:table-cell>
          <table:table-cell office:value-type="float" office:value="0.061293" calcext:value-type="float">
            <text:p>0.061293</text:p>
          </table:table-cell>
          <table:table-cell office:value-type="float" office:value="-0.281074" calcext:value-type="float">
            <text:p>-0.281074</text:p>
          </table:table-cell>
          <table:table-cell office:value-type="float" office:value="-0.51608" calcext:value-type="float">
            <text:p>-0.51608</text:p>
          </table:table-cell>
          <table:table-cell office:value-type="float" office:value="-0.553962" calcext:value-type="float">
            <text:p>-0.553962</text:p>
          </table:table-cell>
          <table:table-cell office:value-type="float" office:value="-0.380249" calcext:value-type="float">
            <text:p>-0.380249</text:p>
          </table:table-cell>
          <table:table-cell office:value-type="float" office:value="-0.061293" calcext:value-type="float">
            <text:p>-0.061293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13684" calcext:value-type="float">
            <text:p>0.413684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-0.187999" calcext:value-type="float">
            <text:p>-0.187999</text:p>
          </table:table-cell>
          <table:table-cell office:value-type="float" office:value="-0.44367" calcext:value-type="float">
            <text:p>-0.44367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13684" calcext:value-type="float">
            <text:p>-0.413684</text:p>
          </table:table-cell>
          <table:table-cell office:value-type="float" office:value="-0.13948" calcext:value-type="float">
            <text:p>-0.13948</text:p>
          </table:table-cell>
        </table:table-row>
        <table:table-row table:style-name="ro1">
          <table:table-cell office:value-type="float" office:value="0.094188" calcext:value-type="float">
            <text:p>0.094188</text:p>
          </table:table-cell>
          <table:table-cell office:value-type="float" office:value="0.369512" calcext:value-type="float">
            <text:p>0.369512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445485" calcext:value-type="float">
            <text:p>0.445485</text:p>
          </table:table-cell>
          <table:table-cell office:value-type="float" office:value="0.217113" calcext:value-type="float">
            <text:p>0.217113</text:p>
          </table:table-cell>
          <table:table-cell office:value-type="float" office:value="-0.094188" calcext:value-type="float">
            <text:p>-0.094188</text:p>
          </table:table-cell>
          <table:table-cell office:value-type="float" office:value="-0.369512" calcext:value-type="float">
            <text:p>-0.369512</text:p>
          </table:table-cell>
          <table:table-cell office:value-type="float" office:value="-0.503696" calcext:value-type="float">
            <text:p>-0.503696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217112" calcext:value-type="float">
            <text:p>-0.217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3892" calcext:value-type="float">
            <text:p>0.293892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0.475529" calcext:value-type="float">
            <text:p>0.475529</text:p>
          </table:table-cell>
          <table:table-cell office:value-type="float" office:value="0.293892" calcext:value-type="float">
            <text:p>0.293892</text:p>
          </table:table-cell>
          <table:table-cell office:value-type="float" office:value="0" calcext:value-type="float">
            <text:p>0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-0.475529" calcext:value-type="float">
            <text:p>-0.475529</text:p>
          </table:table-cell>
          <table:table-cell office:value-type="float" office:value="-0.293893" calcext:value-type="float">
            <text:p>-0.293893</text:p>
          </table:table-cell>
        </table:table-row>
        <table:table-row table:style-name="ro1">
          <table:table-cell office:value-type="float" office:value="-0.094188" calcext:value-type="float">
            <text:p>-0.094188</text:p>
          </table:table-cell>
          <table:table-cell office:value-type="float" office:value="0.217112" calcext:value-type="float">
            <text:p>0.217112</text:p>
          </table:table-cell>
          <table:table-cell office:value-type="float" office:value="0.445484" calcext:value-type="float">
            <text:p>0.445484</text:p>
          </table:table-cell>
          <table:table-cell office:value-type="float" office:value="0.503696" calcext:value-type="float">
            <text:p>0.503696</text:p>
          </table:table-cell>
          <table:table-cell office:value-type="float" office:value="0.369512" calcext:value-type="float">
            <text:p>0.369512</text:p>
          </table:table-cell>
          <table:table-cell office:value-type="float" office:value="0.094188" calcext:value-type="float">
            <text:p>0.094188</text:p>
          </table:table-cell>
          <table:table-cell office:value-type="float" office:value="-0.217113" calcext:value-type="float">
            <text:p>-0.217113</text:p>
          </table:table-cell>
          <table:table-cell office:value-type="float" office:value="-0.445485" calcext:value-type="float">
            <text:p>-0.445485</text:p>
          </table:table-cell>
          <table:table-cell office:value-type="float" office:value="-0.503696" calcext:value-type="float">
            <text:p>-0.503696</text:p>
          </table:table-cell>
          <table:table-cell office:value-type="float" office:value="-0.369512" calcext:value-type="float">
            <text:p>-0.369512</text:p>
          </table:table-cell>
        </table:table-row>
        <table:table-row table:style-name="ro1">
          <table:table-cell office:value-type="float" office:value="-0.187999" calcext:value-type="float">
            <text:p>-0.187999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0.413683" calcext:value-type="float">
            <text:p>0.413683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188" calcext:value-type="float">
            <text:p>0.188</text:p>
          </table:table-cell>
          <table:table-cell office:value-type="float" office:value="-0.13948" calcext:value-type="float">
            <text:p>-0.13948</text:p>
          </table:table-cell>
          <table:table-cell office:value-type="float" office:value="-0.413684" calcext:value-type="float">
            <text:p>-0.413684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43671" calcext:value-type="float">
            <text:p>-0.443671</text:p>
          </table:table-cell>
        </table:table-row>
        <table:table-row table:style-name="ro1">
          <table:table-cell office:value-type="float" office:value="-0.281074" calcext:value-type="float">
            <text:p>-0.281074</text:p>
          </table:table-cell>
          <table:table-cell office:value-type="float" office:value="0.061293" calcext:value-type="float">
            <text:p>0.061293</text:p>
          </table:table-cell>
          <table:table-cell office:value-type="float" office:value="0.380248" calcext:value-type="float">
            <text:p>0.380248</text:p>
          </table:table-cell>
          <table:table-cell office:value-type="float" office:value="0.553962" calcext:value-type="float">
            <text:p>0.553962</text:p>
          </table:table-cell>
          <table:table-cell office:value-type="float" office:value="0.516081" calcext:value-type="float">
            <text:p>0.516081</text:p>
          </table:table-cell>
          <table:table-cell office:value-type="float" office:value="0.281074" calcext:value-type="float">
            <text:p>0.281074</text:p>
          </table:table-cell>
          <table:table-cell office:value-type="float" office:value="-0.061293" calcext:value-type="float">
            <text:p>-0.061293</text:p>
          </table:table-cell>
          <table:table-cell office:value-type="float" office:value="-0.380249" calcext:value-type="float">
            <text:p>-0.380249</text:p>
          </table:table-cell>
          <table:table-cell office:value-type="float" office:value="-0.553962" calcext:value-type="float">
            <text:p>-0.553962</text:p>
          </table:table-cell>
          <table:table-cell office:value-type="float" office:value="-0.51608" calcext:value-type="float">
            <text:p>-0.51608</text:p>
          </table:table-cell>
        </table:table-row>
        <table:table-row table:style-name="ro1">
          <table:table-cell office:value-type="float" office:value="-0.373034" calcext:value-type="float">
            <text:p>-0.373034</text:p>
          </table:table-cell>
          <table:table-cell office:value-type="float" office:value="-0.017132" calcext:value-type="float">
            <text:p>-0.017132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586451" calcext:value-type="float">
            <text:p>0.586451</text:p>
          </table:table-cell>
          <table:table-cell office:value-type="float" office:value="0.373034" calcext:value-type="float">
            <text:p>0.373034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-0.345315" calcext:value-type="float">
            <text:p>-0.345315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586451" calcext:value-type="float">
            <text:p>-0.586451</text:p>
          </table:table-cell>
        </table:table-row>
        <table:table-row table:style-name="ro1">
          <table:table-cell office:value-type="float" office:value="-0.463527" calcext:value-type="float">
            <text:p>-0.463527</text:p>
          </table:table-cell>
          <table:table-cell office:value-type="float" office:value="-0.095493" calcext:value-type="float">
            <text:p>-0.095493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0.463527" calcext:value-type="float">
            <text:p>0.463527</text:p>
          </table:table-cell>
          <table:table-cell office:value-type="float" office:value="0.095494" calcext:value-type="float">
            <text:p>0.095494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65451" calcext:value-type="float">
            <text:p>-0.65451</text:p>
          </table:table-cell>
        </table:table-row>
        <table:table-row table:style-name="ro1">
          <table:table-cell office:value-type="float" office:value="-0.552186" calcext:value-type="float">
            <text:p>-0.552186</text:p>
          </table:table-cell>
          <table:table-cell office:value-type="float" office:value="-0.173474" calcext:value-type="float">
            <text:p>-0.173474</text:p>
          </table:table-cell>
          <table:table-cell office:value-type="float" office:value="0.271499" calcext:value-type="float">
            <text:p>0.271499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719983" calcext:value-type="float">
            <text:p>0.719983</text:p>
          </table:table-cell>
          <table:table-cell office:value-type="float" office:value="0.552186" calcext:value-type="float">
            <text:p>0.552186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-0.2715" calcext:value-type="float">
            <text:p>-0.2715</text:p>
          </table:table-cell>
          <table:table-cell office:value-type="float" office:value="-0.612771" calcext:value-type="float">
            <text:p>-0.612771</text:p>
          </table:table-cell>
          <table:table-cell office:value-type="float" office:value="-0.719983" calcext:value-type="float">
            <text:p>-0.719983</text:p>
          </table:table-cell>
        </table:table-row>
        <table:table-row table:style-name="ro1">
          <table:table-cell office:value-type="float" office:value="-0.638671" calcext:value-type="float">
            <text:p>-0.638671</text:p>
          </table:table-cell>
          <table:table-cell office:value-type="float" office:value="-0.250774" calcext:value-type="float">
            <text:p>-0.250774</text:p>
          </table:table-cell>
          <table:table-cell office:value-type="float" office:value="0.23291" calcext:value-type="float">
            <text:p>0.23291</text:p>
          </table:table-cell>
          <table:table-cell office:value-type="float" office:value="0.627631" calcext:value-type="float">
            <text:p>0.627631</text:p>
          </table:table-cell>
          <table:table-cell office:value-type="float" office:value="0.782618" calcext:value-type="float">
            <text:p>0.782618</text:p>
          </table:table-cell>
          <table:table-cell office:value-type="float" office:value="0.63867" calcext:value-type="float">
            <text:p>0.63867</text:p>
          </table:table-cell>
          <table:table-cell office:value-type="float" office:value="0.250774" calcext:value-type="float">
            <text:p>0.250774</text:p>
          </table:table-cell>
          <table:table-cell office:value-type="float" office:value="-0.232911" calcext:value-type="float">
            <text:p>-0.232911</text:p>
          </table:table-cell>
          <table:table-cell office:value-type="float" office:value="-0.627631" calcext:value-type="float">
            <text:p>-0.627631</text:p>
          </table:table-cell>
          <table:table-cell office:value-type="float" office:value="-0.782617" calcext:value-type="float">
            <text:p>-0.782617</text:p>
          </table:table-cell>
        </table:table-row>
        <table:table-row table:style-name="ro1">
          <table:table-cell office:value-type="float" office:value="-0.72263" calcext:value-type="float">
            <text:p>-0.72263</text:p>
          </table:table-cell>
          <table:table-cell office:value-type="float" office:value="-0.32708" calcext:value-type="float">
            <text:p>-0.32708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84216" calcext:value-type="float">
            <text:p>0.84216</text:p>
          </table:table-cell>
          <table:table-cell office:value-type="float" office:value="0.72263" calcext:value-type="float">
            <text:p>0.72263</text:p>
          </table:table-cell>
          <table:table-cell office:value-type="float" office:value="0.32708" calcext:value-type="float">
            <text:p>0.32708</text:p>
          </table:table-cell>
          <table:table-cell office:value-type="float" office:value="-0.193404" calcext:value-type="float">
            <text:p>-0.193404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842161" calcext:value-type="float">
            <text:p>-0.842161</text:p>
          </table:table-cell>
        </table:table-row>
        <table:table-row table:style-name="ro1">
          <table:table-cell office:value-type="float" office:value="-0.803742" calcext:value-type="float">
            <text:p>-0.803742</text:p>
          </table:table-cell>
          <table:table-cell office:value-type="float" office:value="-0.402099" calcext:value-type="float">
            <text:p>-0.402099</text:p>
          </table:table-cell>
          <table:table-cell office:value-type="float" office:value="0.153131" calcext:value-type="float">
            <text:p>0.153131</text:p>
          </table:table-cell>
          <table:table-cell office:value-type="float" office:value="0.649872" calcext:value-type="float">
            <text:p>0.649872</text:p>
          </table:table-cell>
          <table:table-cell office:value-type="float" office:value="0.898382" calcext:value-type="float">
            <text:p>0.898382</text:p>
          </table:table-cell>
          <table:table-cell office:value-type="float" office:value="0.803741" calcext:value-type="float">
            <text:p>0.803741</text:p>
          </table:table-cell>
          <table:table-cell office:value-type="float" office:value="0.402099" calcext:value-type="float">
            <text:p>0.402099</text:p>
          </table:table-cell>
          <table:table-cell office:value-type="float" office:value="-0.153132" calcext:value-type="float">
            <text:p>-0.153132</text:p>
          </table:table-cell>
          <table:table-cell office:value-type="float" office:value="-0.649872" calcext:value-type="float">
            <text:p>-0.649872</text:p>
          </table:table-cell>
          <table:table-cell office:value-type="float" office:value="-0.898382" calcext:value-type="float">
            <text:p>-0.898382</text:p>
          </table:table-cell>
        </table:table-row>
        <table:table-row table:style-name="ro1">
          <table:table-cell office:value-type="float" office:value="-0.881677" calcext:value-type="float">
            <text:p>-0.881677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0.112256" calcext:value-type="float">
            <text:p>0.112256</text:p>
          </table:table-cell>
          <table:table-cell office:value-type="float" office:value="0.657165" calcext:value-type="float">
            <text:p>0.657165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0.881677" calcext:value-type="float">
            <text:p>0.881677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-0.112257" calcext:value-type="float">
            <text:p>-0.112257</text:p>
          </table:table-cell>
          <table:table-cell office:value-type="float" office:value="-0.657165" calcext:value-type="float">
            <text:p>-0.657165</text:p>
          </table:table-cell>
          <table:table-cell office:value-type="float" office:value="-0.951055" calcext:value-type="float">
            <text:p>-0.951055</text:p>
          </table:table-cell>
        </table:table-row>
        <table:table-row table:style-name="ro1">
          <table:table-cell office:value-type="float" office:value="-0.956137" calcext:value-type="float">
            <text:p>-0.956137</text:p>
          </table:table-cell>
          <table:table-cell office:value-type="float" office:value="-0.547084" calcext:value-type="float">
            <text:p>-0.547084</text:p>
          </table:table-cell>
          <table:table-cell office:value-type="float" office:value="0.070937" calcext:value-type="float">
            <text:p>0.070937</text:p>
          </table:table-cell>
          <table:table-cell office:value-type="float" office:value="0.661864" calcext:value-type="float">
            <text:p>0.661864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56137" calcext:value-type="float">
            <text:p>0.956137</text:p>
          </table:table-cell>
          <table:table-cell office:value-type="float" office:value="0.547083" calcext:value-type="float">
            <text:p>0.547083</text:p>
          </table:table-cell>
          <table:table-cell office:value-type="float" office:value="-0.070938" calcext:value-type="float">
            <text:p>-0.070938</text:p>
          </table:table-cell>
          <table:table-cell office:value-type="float" office:value="-0.661863" calcext:value-type="float">
            <text:p>-0.661863</text:p>
          </table:table-cell>
          <table:table-cell office:value-type="float" office:value="-0.999979" calcext:value-type="float">
            <text:p>-0.999979</text:p>
          </table:table-cell>
        </table:table-row>
        <table:table-row table:style-name="ro1">
          <table:table-cell office:value-type="float" office:value="-1.02682" calcext:value-type="float">
            <text:p>-1.02682</text:p>
          </table:table-cell>
          <table:table-cell office:value-type="float" office:value="-0.616477" calcext:value-type="float">
            <text:p>-0.616477</text:p>
          </table:table-cell>
          <table:table-cell office:value-type="float" office:value="0.029339" calcext:value-type="float">
            <text:p>0.029339</text:p>
          </table:table-cell>
          <table:table-cell office:value-type="float" office:value="0.663951" calcext:value-type="float">
            <text:p>0.663951</text:p>
          </table:table-cell>
          <table:table-cell office:value-type="float" office:value="1.044954" calcext:value-type="float">
            <text:p>1.044954</text:p>
          </table:table-cell>
          <table:table-cell office:value-type="float" office:value="1.02682" calcext:value-type="float">
            <text:p>1.02682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-0.029341" calcext:value-type="float">
            <text:p>-0.029341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1.044953" calcext:value-type="float">
            <text:p>-1.044953</text:p>
          </table:table-cell>
        </table:table-row>
        <table:table-row table:style-name="ro1">
          <table:table-cell office:value-type="float" office:value="-1.093454" calcext:value-type="float">
            <text:p>-1.093454</text:p>
          </table:table-cell>
          <table:table-cell office:value-type="float" office:value="-0.68344" calcext:value-type="float">
            <text:p>-0.68344</text:p>
          </table:table-cell>
          <table:table-cell office:value-type="float" office:value="-0.012376" calcext:value-type="float">
            <text:p>-0.012376</text:p>
          </table:table-cell>
          <table:table-cell office:value-type="float" office:value="0.663418" calcext:value-type="float">
            <text:p>0.663418</text:p>
          </table:table-cell>
          <table:table-cell office:value-type="float" office:value="1.085806" calcext:value-type="float">
            <text:p>1.085806</text:p>
          </table:table-cell>
          <table:table-cell office:value-type="float" office:value="1.093454" calcext:value-type="float">
            <text:p>1.093454</text:p>
          </table:table-cell>
          <table:table-cell office:value-type="float" office:value="0.68344" calcext:value-type="float">
            <text:p>0.68344</text:p>
          </table:table-cell>
          <table:table-cell office:value-type="float" office:value="0.012375" calcext:value-type="float">
            <text:p>0.012375</text:p>
          </table:table-cell>
          <table:table-cell office:value-type="float" office:value="-0.663417" calcext:value-type="float">
            <text:p>-0.663417</text:p>
          </table:table-cell>
          <table:table-cell office:value-type="float" office:value="-1.085806" calcext:value-type="float">
            <text:p>-1.085806</text:p>
          </table:table-cell>
        </table:table-row>
        <table:table-row table:style-name="ro1">
          <table:table-cell office:value-type="float" office:value="-1.155769" calcext:value-type="float">
            <text:p>-1.155769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0.05404" calcext:value-type="float">
            <text:p>-0.05404</text:p>
          </table:table-cell>
          <table:table-cell office:value-type="float" office:value="0.660267" calcext:value-type="float">
            <text:p>0.660267</text:p>
          </table:table-cell>
          <table:table-cell office:value-type="float" office:value="1.122371" calcext:value-type="float">
            <text:p>1.122371</text:p>
          </table:table-cell>
          <table:table-cell office:value-type="float" office:value="1.155769" calcext:value-type="float">
            <text:p>1.155769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0.054039" calcext:value-type="float">
            <text:p>0.054039</text:p>
          </table:table-cell>
          <table:table-cell office:value-type="float" office:value="-0.660267" calcext:value-type="float">
            <text:p>-0.660267</text:p>
          </table:table-cell>
          <table:table-cell office:value-type="float" office:value="-1.122371" calcext:value-type="float">
            <text:p>-1.122371</text:p>
          </table:table-cell>
        </table:table-row>
        <table:table-row table:style-name="ro1">
          <table:table-cell office:value-type="float" office:value="-1.213526" calcext:value-type="float">
            <text:p>-1.213526</text:p>
          </table:table-cell>
          <table:table-cell office:value-type="float" office:value="-0.809018" calcext:value-type="float">
            <text:p>-0.809018</text:p>
          </table:table-cell>
          <table:table-cell office:value-type="float" office:value="-0.095493" calcext:value-type="float">
            <text:p>-0.095493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1.154509" calcext:value-type="float">
            <text:p>1.154509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0.809018" calcext:value-type="float">
            <text:p>0.809018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-1.15451" calcext:value-type="float">
            <text:p>-1.15451</text:p>
          </table:table-cell>
        </table:table-row>
        <table:table-row table:style-name="ro1">
          <table:table-cell office:value-type="float" office:value="-1.266491" calcext:value-type="float">
            <text:p>-1.266491</text:p>
          </table:table-cell>
          <table:table-cell office:value-type="float" office:value="-0.867138" calcext:value-type="float">
            <text:p>-0.867138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1.182089" calcext:value-type="float">
            <text:p>1.182089</text:p>
          </table:table-cell>
          <table:table-cell office:value-type="float" office:value="1.266491" calcext:value-type="float">
            <text:p>1.266491</text:p>
          </table:table-cell>
          <table:table-cell office:value-type="float" office:value="0.867138" calcext:value-type="float">
            <text:p>0.867138</text:p>
          </table:table-cell>
          <table:table-cell office:value-type="float" office:value="0.136566" calcext:value-type="float">
            <text:p>0.136566</text:p>
          </table:table-cell>
          <table:table-cell office:value-type="float" office:value="-0.64617" calcext:value-type="float">
            <text:p>-0.64617</text:p>
          </table:table-cell>
          <table:table-cell office:value-type="float" office:value="-1.182088" calcext:value-type="float">
            <text:p>-1.182088</text:p>
          </table:table-cell>
        </table:table-row>
        <table:table-row table:style-name="ro1">
          <table:table-cell office:value-type="float" office:value="-1.31446" calcext:value-type="float">
            <text:p>-1.31446</text:p>
          </table:table-cell>
          <table:table-cell office:value-type="float" office:value="-0.921838" calcext:value-type="float">
            <text:p>-0.921838</text:p>
          </table:table-cell>
          <table:table-cell office:value-type="float" office:value="-0.177105" calcext:value-type="float">
            <text:p>-0.177105</text:p>
          </table:table-cell>
          <table:table-cell office:value-type="float" office:value="0.63528" calcext:value-type="float">
            <text:p>0.63528</text:p>
          </table:table-cell>
          <table:table-cell office:value-type="float" office:value="1.205005" calcext:value-type="float">
            <text:p>1.205005</text:p>
          </table:table-cell>
          <table:table-cell office:value-type="float" office:value="1.314461" calcext:value-type="float">
            <text:p>1.314461</text:p>
          </table:table-cell>
          <table:table-cell office:value-type="float" office:value="0.921838" calcext:value-type="float">
            <text:p>0.921838</text:p>
          </table:table-cell>
          <table:table-cell office:value-type="float" office:value="0.177104" calcext:value-type="float">
            <text:p>0.177104</text:p>
          </table:table-cell>
          <table:table-cell office:value-type="float" office:value="-0.635278" calcext:value-type="float">
            <text:p>-0.635278</text:p>
          </table:table-cell>
          <table:table-cell office:value-type="float" office:value="-1.205005" calcext:value-type="float">
            <text:p>-1.205005</text:p>
          </table:table-cell>
        </table:table-row>
        <table:table-row table:style-name="ro1">
          <table:table-cell office:value-type="float" office:value="-1.35724" calcext:value-type="float">
            <text:p>-1.35724</text:p>
          </table:table-cell>
          <table:table-cell office:value-type="float" office:value="-0.972897" calcext:value-type="float">
            <text:p>-0.972897</text:p>
          </table:table-cell>
          <table:table-cell office:value-type="float" office:value="-0.216941" calcext:value-type="float">
            <text:p>-0.216941</text:p>
          </table:table-cell>
          <table:table-cell office:value-type="float" office:value="0.621882" calcext:value-type="float">
            <text:p>0.621882</text:p>
          </table:table-cell>
          <table:table-cell office:value-type="float" office:value="1.223164" calcext:value-type="float">
            <text:p>1.223164</text:p>
          </table:table-cell>
          <table:table-cell office:value-type="float" office:value="1.35724" calcext:value-type="float">
            <text:p>1.35724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0.21694" calcext:value-type="float">
            <text:p>0.21694</text:p>
          </table:table-cell>
          <table:table-cell office:value-type="float" office:value="-0.621882" calcext:value-type="float">
            <text:p>-0.621882</text:p>
          </table:table-cell>
          <table:table-cell office:value-type="float" office:value="-1.223164" calcext:value-type="float">
            <text:p>-1.223164</text:p>
          </table:table-cell>
        </table:table-row>
        <table:table-row table:style-name="ro1">
          <table:table-cell office:value-type="float" office:value="-1.394665" calcext:value-type="float">
            <text:p>-1.394665</text:p>
          </table:table-cell>
          <table:table-cell office:value-type="float" office:value="-1.020119" calcext:value-type="float">
            <text:p>-1.020119</text:p>
          </table:table-cell>
          <table:table-cell office:value-type="float" office:value="-0.255924" calcext:value-type="float">
            <text:p>-0.255924</text:p>
          </table:table-cell>
          <table:table-cell office:value-type="float" office:value="0.60603" calcext:value-type="float">
            <text:p>0.60603</text:p>
          </table:table-cell>
          <table:table-cell office:value-type="float" office:value="1.236497" calcext:value-type="float">
            <text:p>1.236497</text:p>
          </table:table-cell>
          <table:table-cell office:value-type="float" office:value="1.394665" calcext:value-type="float">
            <text:p>1.394665</text:p>
          </table:table-cell>
          <table:table-cell office:value-type="float" office:value="1.020119" calcext:value-type="float">
            <text:p>1.020119</text:p>
          </table:table-cell>
          <table:table-cell office:value-type="float" office:value="0.255922" calcext:value-type="float">
            <text:p>0.255922</text:p>
          </table:table-cell>
          <table:table-cell office:value-type="float" office:value="-0.606029" calcext:value-type="float">
            <text:p>-0.606029</text:p>
          </table:table-cell>
          <table:table-cell office:value-type="float" office:value="-1.236498" calcext:value-type="float">
            <text:p>-1.236498</text:p>
          </table:table-cell>
        </table:table-row>
        <table:table-row table:style-name="ro1">
          <table:table-cell office:value-type="float" office:value="-1.426584" calcext:value-type="float">
            <text:p>-1.426584</text:p>
          </table:table-cell>
          <table:table-cell office:value-type="float" office:value="-1.063313" calcext:value-type="float">
            <text:p>-1.063313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0.587788" calcext:value-type="float">
            <text:p>0.587788</text:p>
          </table:table-cell>
          <table:table-cell office:value-type="float" office:value="1.244949" calcext:value-type="float">
            <text:p>1.244949</text:p>
          </table:table-cell>
          <table:table-cell office:value-type="float" office:value="1.426584" calcext:value-type="float">
            <text:p>1.426584</text:p>
          </table:table-cell>
          <table:table-cell office:value-type="float" office:value="1.063313" calcext:value-type="float">
            <text:p>1.063313</text:p>
          </table:table-cell>
          <table:table-cell office:value-type="float" office:value="0.293892" calcext:value-type="float">
            <text:p>0.293892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-1.244949" calcext:value-type="float">
            <text:p>-1.244949</text:p>
          </table:table-cell>
        </table:table-row>
        <table:table-row table:style-name="ro1">
          <table:table-cell office:value-type="float" office:value="-1.452875" calcext:value-type="float">
            <text:p>-1.452875</text:p>
          </table:table-cell>
          <table:table-cell office:value-type="float" office:value="-1.102313" calcext:value-type="float">
            <text:p>-1.102313</text:p>
          </table:table-cell>
          <table:table-cell office:value-type="float" office:value="-0.330706" calcext:value-type="float">
            <text:p>-0.330706</text:p>
          </table:table-cell>
          <table:table-cell office:value-type="float" office:value="0.567223" calcext:value-type="float">
            <text:p>0.567223</text:p>
          </table:table-cell>
          <table:table-cell office:value-type="float" office:value="1.248489" calcext:value-type="float">
            <text:p>1.248489</text:p>
          </table:table-cell>
          <table:table-cell office:value-type="float" office:value="1.452875" calcext:value-type="float">
            <text:p>1.452875</text:p>
          </table:table-cell>
          <table:table-cell office:value-type="float" office:value="1.102313" calcext:value-type="float">
            <text:p>1.102313</text:p>
          </table:table-cell>
          <table:table-cell office:value-type="float" office:value="0.330705" calcext:value-type="float">
            <text:p>0.330705</text:p>
          </table:table-cell>
          <table:table-cell office:value-type="float" office:value="-0.567223" calcext:value-type="float">
            <text:p>-0.567223</text:p>
          </table:table-cell>
          <table:table-cell office:value-type="float" office:value="-1.248489" calcext:value-type="float">
            <text:p>-1.248489</text:p>
          </table:table-cell>
        </table:table-row>
        <table:table-row table:style-name="ro1">
          <table:table-cell office:value-type="float" office:value="-1.47343" calcext:value-type="float">
            <text:p>-1.47343</text:p>
          </table:table-cell>
          <table:table-cell office:value-type="float" office:value="-1.136961" calcext:value-type="float">
            <text:p>-1.136961</text:p>
          </table:table-cell>
          <table:table-cell office:value-type="float" office:value="-0.366211" calcext:value-type="float">
            <text:p>-0.366211</text:p>
          </table:table-cell>
          <table:table-cell office:value-type="float" office:value="0.544423" calcext:value-type="float">
            <text:p>0.544423</text:p>
          </table:table-cell>
          <table:table-cell office:value-type="float" office:value="1.247101" calcext:value-type="float">
            <text:p>1.247101</text:p>
          </table:table-cell>
          <table:table-cell office:value-type="float" office:value="1.473431" calcext:value-type="float">
            <text:p>1.473431</text:p>
          </table:table-cell>
          <table:table-cell office:value-type="float" office:value="1.136961" calcext:value-type="float">
            <text:p>1.136961</text:p>
          </table:table-cell>
          <table:table-cell office:value-type="float" office:value="0.366209" calcext:value-type="float">
            <text:p>0.366209</text:p>
          </table:table-cell>
          <table:table-cell office:value-type="float" office:value="-0.54442" calcext:value-type="float">
            <text:p>-0.54442</text:p>
          </table:table-cell>
          <table:table-cell office:value-type="float" office:value="-1.247101" calcext:value-type="float">
            <text:p>-1.247101</text:p>
          </table:table-cell>
        </table:table-row>
        <table:table-row table:style-name="ro1">
          <table:table-cell office:value-type="float" office:value="-1.488172" calcext:value-type="float">
            <text:p>-1.488172</text:p>
          </table:table-cell>
          <table:table-cell office:value-type="float" office:value="-1.167122" calcext:value-type="float">
            <text:p>-1.167122</text:p>
          </table:table-cell>
          <table:table-cell office:value-type="float" office:value="-0.400273" calcext:value-type="float">
            <text:p>-0.400273</text:p>
          </table:table-cell>
          <table:table-cell office:value-type="float" office:value="0.519471" calcext:value-type="float">
            <text:p>0.519471</text:p>
          </table:table-cell>
          <table:table-cell office:value-type="float" office:value="1.240792" calcext:value-type="float">
            <text:p>1.240792</text:p>
          </table:table-cell>
          <table:table-cell office:value-type="float" office:value="1.488172" calcext:value-type="float">
            <text:p>1.488172</text:p>
          </table:table-cell>
          <table:table-cell office:value-type="float" office:value="1.167122" calcext:value-type="float">
            <text:p>1.167122</text:p>
          </table:table-cell>
          <table:table-cell office:value-type="float" office:value="0.400272" calcext:value-type="float">
            <text:p>0.400272</text:p>
          </table:table-cell>
          <table:table-cell office:value-type="float" office:value="-0.519471" calcext:value-type="float">
            <text:p>-0.519471</text:p>
          </table:table-cell>
          <table:table-cell office:value-type="float" office:value="-1.240792" calcext:value-type="float">
            <text:p>-1.240792</text:p>
          </table:table-cell>
        </table:table-row>
        <table:table-row table:style-name="ro1">
          <table:table-cell office:value-type="float" office:value="-1.49704" calcext:value-type="float">
            <text:p>-1.49704</text:p>
          </table:table-cell>
          <table:table-cell office:value-type="float" office:value="-1.192677" calcext:value-type="float">
            <text:p>-1.192677</text:p>
          </table:table-cell>
          <table:table-cell office:value-type="float" office:value="-0.432753" calcext:value-type="float">
            <text:p>-0.432753</text:p>
          </table:table-cell>
          <table:table-cell office:value-type="float" office:value="0.492471" calcext:value-type="float">
            <text:p>0.492471</text:p>
          </table:table-cell>
          <table:table-cell office:value-type="float" office:value="1.229585" calcext:value-type="float">
            <text:p>1.229585</text:p>
          </table:table-cell>
          <table:table-cell office:value-type="float" office:value="1.49704" calcext:value-type="float">
            <text:p>1.49704</text:p>
          </table:table-cell>
          <table:table-cell office:value-type="float" office:value="1.192677" calcext:value-type="float">
            <text:p>1.192677</text:p>
          </table:table-cell>
          <table:table-cell office:value-type="float" office:value="0.432751" calcext:value-type="float">
            <text:p>0.432751</text:p>
          </table:table-cell>
          <table:table-cell office:value-type="float" office:value="-0.49247" calcext:value-type="float">
            <text:p>-0.49247</text:p>
          </table:table-cell>
          <table:table-cell office:value-type="float" office:value="-1.229585" calcext:value-type="float">
            <text:p>-1.229585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0.463527" calcext:value-type="float">
            <text:p>-0.463527</text:p>
          </table:table-cell>
          <table:table-cell office:value-type="float" office:value="0.463527" calcext:value-type="float">
            <text:p>0.463527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1.5" calcext:value-type="float">
            <text:p>1.5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0.463526" calcext:value-type="float">
            <text:p>0.463526</text:p>
          </table:table-cell>
          <table:table-cell office:value-type="float" office:value="-0.463526" calcext:value-type="float">
            <text:p>-0.463526</text:p>
          </table:table-cell>
          <table:table-cell office:value-type="float" office:value="-1.213526" calcext:value-type="float">
            <text:p>-1.213526</text:p>
          </table:table-cell>
        </table:table-row>
        <table:table-row table:style-name="ro1">
          <table:table-cell office:value-type="float" office:value="-1.49704" calcext:value-type="float">
            <text:p>-1.49704</text:p>
          </table:table-cell>
          <table:table-cell office:value-type="float" office:value="-1.229586" calcext:value-type="float">
            <text:p>-1.229586</text:p>
          </table:table-cell>
          <table:table-cell office:value-type="float" office:value="-0.492472" calcext:value-type="float">
            <text:p>-0.492472</text:p>
          </table:table-cell>
          <table:table-cell office:value-type="float" office:value="0.432753" calcext:value-type="float">
            <text:p>0.432753</text:p>
          </table:table-cell>
          <table:table-cell office:value-type="float" office:value="1.192677" calcext:value-type="float">
            <text:p>1.192677</text:p>
          </table:table-cell>
          <table:table-cell office:value-type="float" office:value="1.49704" calcext:value-type="float">
            <text:p>1.49704</text:p>
          </table:table-cell>
          <table:table-cell office:value-type="float" office:value="1.229585" calcext:value-type="float">
            <text:p>1.229585</text:p>
          </table:table-cell>
          <table:table-cell office:value-type="float" office:value="0.49247" calcext:value-type="float">
            <text:p>0.49247</text:p>
          </table:table-cell>
          <table:table-cell office:value-type="float" office:value="-0.432751" calcext:value-type="float">
            <text:p>-0.432751</text:p>
          </table:table-cell>
          <table:table-cell office:value-type="float" office:value="-1.192677" calcext:value-type="float">
            <text:p>-1.192677</text:p>
          </table:table-cell>
        </table:table-row>
        <table:table-row table:style-name="ro1">
          <table:table-cell office:value-type="float" office:value="-1.488172" calcext:value-type="float">
            <text:p>-1.488172</text:p>
          </table:table-cell>
          <table:table-cell office:value-type="float" office:value="-1.240792" calcext:value-type="float">
            <text:p>-1.240792</text:p>
          </table:table-cell>
          <table:table-cell office:value-type="float" office:value="-0.519472" calcext:value-type="float">
            <text:p>-0.519472</text:p>
          </table:table-cell>
          <table:table-cell office:value-type="float" office:value="0.400273" calcext:value-type="float">
            <text:p>0.400273</text:p>
          </table:table-cell>
          <table:table-cell office:value-type="float" office:value="1.167123" calcext:value-type="float">
            <text:p>1.167123</text:p>
          </table:table-cell>
          <table:table-cell office:value-type="float" office:value="1.488172" calcext:value-type="float">
            <text:p>1.488172</text:p>
          </table:table-cell>
          <table:table-cell office:value-type="float" office:value="1.240792" calcext:value-type="float">
            <text:p>1.240792</text:p>
          </table:table-cell>
          <table:table-cell office:value-type="float" office:value="0.519471" calcext:value-type="float">
            <text:p>0.519471</text:p>
          </table:table-cell>
          <table:table-cell office:value-type="float" office:value="-0.400272" calcext:value-type="float">
            <text:p>-0.400272</text:p>
          </table:table-cell>
          <table:table-cell office:value-type="float" office:value="-1.167122" calcext:value-type="float">
            <text:p>-1.167122</text:p>
          </table:table-cell>
        </table:table-row>
        <table:table-row table:style-name="ro1">
          <table:table-cell office:value-type="float" office:value="-1.47343" calcext:value-type="float">
            <text:p>-1.47343</text:p>
          </table:table-cell>
          <table:table-cell office:value-type="float" office:value="-1.247101" calcext:value-type="float">
            <text:p>-1.247101</text:p>
          </table:table-cell>
          <table:table-cell office:value-type="float" office:value="-0.544422" calcext:value-type="float">
            <text:p>-0.544422</text:p>
          </table:table-cell>
          <table:table-cell office:value-type="float" office:value="0.366211" calcext:value-type="float">
            <text:p>0.366211</text:p>
          </table:table-cell>
          <table:table-cell office:value-type="float" office:value="1.13696" calcext:value-type="float">
            <text:p>1.13696</text:p>
          </table:table-cell>
          <table:table-cell office:value-type="float" office:value="1.473431" calcext:value-type="float">
            <text:p>1.473431</text:p>
          </table:table-cell>
          <table:table-cell office:value-type="float" office:value="1.247101" calcext:value-type="float">
            <text:p>1.247101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-0.366209" calcext:value-type="float">
            <text:p>-0.366209</text:p>
          </table:table-cell>
          <table:table-cell office:value-type="float" office:value="-1.136961" calcext:value-type="float">
            <text:p>-1.136961</text:p>
          </table:table-cell>
        </table:table-row>
        <table:table-row table:style-name="ro1">
          <table:table-cell office:value-type="float" office:value="-1.452875" calcext:value-type="float">
            <text:p>-1.452875</text:p>
          </table:table-cell>
          <table:table-cell office:value-type="float" office:value="-1.248489" calcext:value-type="float">
            <text:p>-1.248489</text:p>
          </table:table-cell>
          <table:table-cell office:value-type="float" office:value="-0.567223" calcext:value-type="float">
            <text:p>-0.567223</text:p>
          </table:table-cell>
          <table:table-cell office:value-type="float" office:value="0.330706" calcext:value-type="float">
            <text:p>0.330706</text:p>
          </table:table-cell>
          <table:table-cell office:value-type="float" office:value="1.102313" calcext:value-type="float">
            <text:p>1.102313</text:p>
          </table:table-cell>
          <table:table-cell office:value-type="float" office:value="1.452875" calcext:value-type="float">
            <text:p>1.452875</text:p>
          </table:table-cell>
          <table:table-cell office:value-type="float" office:value="1.248489" calcext:value-type="float">
            <text:p>1.248489</text:p>
          </table:table-cell>
          <table:table-cell office:value-type="float" office:value="0.567223" calcext:value-type="float">
            <text:p>0.567223</text:p>
          </table:table-cell>
          <table:table-cell office:value-type="float" office:value="-0.330705" calcext:value-type="float">
            <text:p>-0.330705</text:p>
          </table:table-cell>
          <table:table-cell office:value-type="float" office:value="-1.102313" calcext:value-type="float">
            <text:p>-1.102313</text:p>
          </table:table-cell>
        </table:table-row>
        <table:table-row table:style-name="ro1">
          <table:table-cell office:value-type="float" office:value="-1.426584" calcext:value-type="float">
            <text:p>-1.426584</text:p>
          </table:table-cell>
          <table:table-cell office:value-type="float" office:value="-1.244949" calcext:value-type="float">
            <text:p>-1.244949</text:p>
          </table:table-cell>
          <table:table-cell office:value-type="float" office:value="-0.587787" calcext:value-type="float">
            <text:p>-0.587787</text:p>
          </table:table-cell>
          <table:table-cell office:value-type="float" office:value="0.293894" calcext:value-type="float">
            <text:p>0.293894</text:p>
          </table:table-cell>
          <table:table-cell office:value-type="float" office:value="1.063313" calcext:value-type="float">
            <text:p>1.063313</text:p>
          </table:table-cell>
          <table:table-cell office:value-type="float" office:value="1.426584" calcext:value-type="float">
            <text:p>1.426584</text:p>
          </table:table-cell>
          <table:table-cell office:value-type="float" office:value="1.244949" calcext:value-type="float">
            <text:p>1.244949</text:p>
          </table:table-cell>
          <table:table-cell office:value-type="float" office:value="0.587787" calcext:value-type="float">
            <text:p>0.587787</text:p>
          </table:table-cell>
          <table:table-cell office:value-type="float" office:value="-0.293892" calcext:value-type="float">
            <text:p>-0.293892</text:p>
          </table:table-cell>
          <table:table-cell office:value-type="float" office:value="-1.063313" calcext:value-type="float">
            <text:p>-1.063313</text:p>
          </table:table-cell>
        </table:table-row>
        <table:table-row table:style-name="ro1">
          <table:table-cell office:value-type="float" office:value="-1.394665" calcext:value-type="float">
            <text:p>-1.394665</text:p>
          </table:table-cell>
          <table:table-cell office:value-type="float" office:value="-1.236497" calcext:value-type="float">
            <text:p>-1.236497</text:p>
          </table:table-cell>
          <table:table-cell office:value-type="float" office:value="-0.60603" calcext:value-type="float">
            <text:p>-0.60603</text:p>
          </table:table-cell>
          <table:table-cell office:value-type="float" office:value="0.255923" calcext:value-type="float">
            <text:p>0.255923</text:p>
          </table:table-cell>
          <table:table-cell office:value-type="float" office:value="1.020119" calcext:value-type="float">
            <text:p>1.020119</text:p>
          </table:table-cell>
          <table:table-cell office:value-type="float" office:value="1.394665" calcext:value-type="float">
            <text:p>1.394665</text:p>
          </table:table-cell>
          <table:table-cell office:value-type="float" office:value="1.236498" calcext:value-type="float">
            <text:p>1.236498</text:p>
          </table:table-cell>
          <table:table-cell office:value-type="float" office:value="0.606029" calcext:value-type="float">
            <text:p>0.606029</text:p>
          </table:table-cell>
          <table:table-cell office:value-type="float" office:value="-0.255922" calcext:value-type="float">
            <text:p>-0.255922</text:p>
          </table:table-cell>
          <table:table-cell office:value-type="float" office:value="-1.020119" calcext:value-type="float">
            <text:p>-1.020119</text:p>
          </table:table-cell>
        </table:table-row>
        <table:table-row table:style-name="ro1">
          <table:table-cell office:value-type="float" office:value="-1.35724" calcext:value-type="float">
            <text:p>-1.35724</text:p>
          </table:table-cell>
          <table:table-cell office:value-type="float" office:value="-1.223164" calcext:value-type="float">
            <text:p>-1.223164</text:p>
          </table:table-cell>
          <table:table-cell office:value-type="float" office:value="-0.621882" calcext:value-type="float">
            <text:p>-0.621882</text:p>
          </table:table-cell>
          <table:table-cell office:value-type="float" office:value="0.216941" calcext:value-type="float">
            <text:p>0.216941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1.35724" calcext:value-type="float">
            <text:p>1.35724</text:p>
          </table:table-cell>
          <table:table-cell office:value-type="float" office:value="1.223164" calcext:value-type="float">
            <text:p>1.223164</text:p>
          </table:table-cell>
          <table:table-cell office:value-type="float" office:value="0.621882" calcext:value-type="float">
            <text:p>0.621882</text:p>
          </table:table-cell>
          <table:table-cell office:value-type="float" office:value="-0.21694" calcext:value-type="float">
            <text:p>-0.21694</text:p>
          </table:table-cell>
          <table:table-cell office:value-type="float" office:value="-0.972897" calcext:value-type="float">
            <text:p>-0.972897</text:p>
          </table:table-cell>
        </table:table-row>
        <table:table-row table:style-name="ro1">
          <table:table-cell office:value-type="float" office:value="-1.31446" calcext:value-type="float">
            <text:p>-1.31446</text:p>
          </table:table-cell>
          <table:table-cell office:value-type="float" office:value="-1.205005" calcext:value-type="float">
            <text:p>-1.205005</text:p>
          </table:table-cell>
          <table:table-cell office:value-type="float" office:value="-0.635279" calcext:value-type="float">
            <text:p>-0.635279</text:p>
          </table:table-cell>
          <table:table-cell office:value-type="float" office:value="0.177105" calcext:value-type="float">
            <text:p>0.177105</text:p>
          </table:table-cell>
          <table:table-cell office:value-type="float" office:value="0.921838" calcext:value-type="float">
            <text:p>0.921838</text:p>
          </table:table-cell>
          <table:table-cell office:value-type="float" office:value="1.31446" calcext:value-type="float">
            <text:p>1.31446</text:p>
          </table:table-cell>
          <table:table-cell office:value-type="float" office:value="1.205005" calcext:value-type="float">
            <text:p>1.205005</text:p>
          </table:table-cell>
          <table:table-cell office:value-type="float" office:value="0.635278" calcext:value-type="float">
            <text:p>0.635278</text:p>
          </table:table-cell>
          <table:table-cell office:value-type="float" office:value="-0.177104" calcext:value-type="float">
            <text:p>-0.177104</text:p>
          </table:table-cell>
          <table:table-cell office:value-type="float" office:value="-0.921838" calcext:value-type="float">
            <text:p>-0.921838</text:p>
          </table:table-cell>
        </table:table-row>
        <table:table-row table:style-name="ro1">
          <table:table-cell office:value-type="float" office:value="-1.266491" calcext:value-type="float">
            <text:p>-1.266491</text:p>
          </table:table-cell>
          <table:table-cell office:value-type="float" office:value="-1.182089" calcext:value-type="float">
            <text:p>-1.182089</text:p>
          </table:table-cell>
          <table:table-cell office:value-type="float" office:value="-0.64617" calcext:value-type="float">
            <text:p>-0.64617</text:p>
          </table:table-cell>
          <table:table-cell office:value-type="float" office:value="0.136568" calcext:value-type="float">
            <text:p>0.136568</text:p>
          </table:table-cell>
          <table:table-cell office:value-type="float" office:value="0.867138" calcext:value-type="float">
            <text:p>0.867138</text:p>
          </table:table-cell>
          <table:table-cell office:value-type="float" office:value="1.266491" calcext:value-type="float">
            <text:p>1.266491</text:p>
          </table:table-cell>
          <table:table-cell office:value-type="float" office:value="1.182088" calcext:value-type="float">
            <text:p>1.182088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-0.136566" calcext:value-type="float">
            <text:p>-0.136566</text:p>
          </table:table-cell>
          <table:table-cell office:value-type="float" office:value="-0.867138" calcext:value-type="float">
            <text:p>-0.867138</text:p>
          </table:table-cell>
        </table:table-row>
        <table:table-row table:style-name="ro1">
          <table:table-cell office:value-type="float" office:value="-1.213526" calcext:value-type="float">
            <text:p>-1.213526</text:p>
          </table:table-cell>
          <table:table-cell office:value-type="float" office:value="-1.154509" calcext:value-type="float">
            <text:p>-1.154509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0.095494" calcext:value-type="float">
            <text:p>0.095494</text:p>
          </table:table-cell>
          <table:table-cell office:value-type="float" office:value="0.809018" calcext:value-type="float">
            <text:p>0.809018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1.154509" calcext:value-type="float">
            <text:p>1.154509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-0.809018" calcext:value-type="float">
            <text:p>-0.809018</text:p>
          </table:table-cell>
        </table:table-row>
        <table:table-row table:style-name="ro1">
          <table:table-cell office:value-type="float" office:value="-1.155769" calcext:value-type="float">
            <text:p>-1.155769</text:p>
          </table:table-cell>
          <table:table-cell office:value-type="float" office:value="-1.122371" calcext:value-type="float">
            <text:p>-1.122371</text:p>
          </table:table-cell>
          <table:table-cell office:value-type="float" office:value="-0.660267" calcext:value-type="float">
            <text:p>-0.660267</text:p>
          </table:table-cell>
          <table:table-cell office:value-type="float" office:value="0.05404" calcext:value-type="float">
            <text:p>0.05404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1.155769" calcext:value-type="float">
            <text:p>1.155769</text:p>
          </table:table-cell>
          <table:table-cell office:value-type="float" office:value="1.122371" calcext:value-type="float">
            <text:p>1.122371</text:p>
          </table:table-cell>
          <table:table-cell office:value-type="float" office:value="0.660267" calcext:value-type="float">
            <text:p>0.660267</text:p>
          </table:table-cell>
          <table:table-cell office:value-type="float" office:value="-0.054039" calcext:value-type="float">
            <text:p>-0.054039</text:p>
          </table:table-cell>
          <table:table-cell office:value-type="float" office:value="-0.747703" calcext:value-type="float">
            <text:p>-0.747703</text:p>
          </table:table-cell>
        </table:table-row>
        <table:table-row table:style-name="ro1">
          <table:table-cell office:value-type="float" office:value="-1.093454" calcext:value-type="float">
            <text:p>-1.093454</text:p>
          </table:table-cell>
          <table:table-cell office:value-type="float" office:value="-1.085806" calcext:value-type="float">
            <text:p>-1.085806</text:p>
          </table:table-cell>
          <table:table-cell office:value-type="float" office:value="-0.663418" calcext:value-type="float">
            <text:p>-0.663418</text:p>
          </table:table-cell>
          <table:table-cell office:value-type="float" office:value="0.012376" calcext:value-type="float">
            <text:p>0.012376</text:p>
          </table:table-cell>
          <table:table-cell office:value-type="float" office:value="0.68344" calcext:value-type="float">
            <text:p>0.68344</text:p>
          </table:table-cell>
          <table:table-cell office:value-type="float" office:value="1.093454" calcext:value-type="float">
            <text:p>1.093454</text:p>
          </table:table-cell>
          <table:table-cell office:value-type="float" office:value="1.085806" calcext:value-type="float">
            <text:p>1.085806</text:p>
          </table:table-cell>
          <table:table-cell office:value-type="float" office:value="0.663417" calcext:value-type="float">
            <text:p>0.663417</text:p>
          </table:table-cell>
          <table:table-cell office:value-type="float" office:value="-0.012374" calcext:value-type="float">
            <text:p>-0.012374</text:p>
          </table:table-cell>
          <table:table-cell office:value-type="float" office:value="-0.68344" calcext:value-type="float">
            <text:p>-0.68344</text:p>
          </table:table-cell>
        </table:table-row>
        <table:table-row table:style-name="ro1">
          <table:table-cell office:value-type="float" office:value="-1.02682" calcext:value-type="float">
            <text:p>-1.02682</text:p>
          </table:table-cell>
          <table:table-cell office:value-type="float" office:value="-1.044953" calcext:value-type="float">
            <text:p>-1.044953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0.029339" calcext:value-type="float">
            <text:p>-0.029339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1.026819" calcext:value-type="float">
            <text:p>1.026819</text:p>
          </table:table-cell>
          <table:table-cell office:value-type="float" office:value="1.044953" calcext:value-type="float">
            <text:p>1.044953</text:p>
          </table:table-cell>
          <table:table-cell office:value-type="float" office:value="0.663951" calcext:value-type="float">
            <text:p>0.663951</text:p>
          </table:table-cell>
          <table:table-cell office:value-type="float" office:value="0.029341" calcext:value-type="float">
            <text:p>0.029341</text:p>
          </table:table-cell>
          <table:table-cell office:value-type="float" office:value="-0.616476" calcext:value-type="float">
            <text:p>-0.616476</text:p>
          </table:table-cell>
        </table:table-row>
        <table:table-row table:style-name="ro1">
          <table:table-cell office:value-type="float" office:value="-0.956137" calcext:value-type="float">
            <text:p>-0.956137</text:p>
          </table:table-cell>
          <table:table-cell office:value-type="float" office:value="-0.999979" calcext:value-type="float">
            <text:p>-0.999979</text:p>
          </table:table-cell>
          <table:table-cell office:value-type="float" office:value="-0.661864" calcext:value-type="float">
            <text:p>-0.661864</text:p>
          </table:table-cell>
          <table:table-cell office:value-type="float" office:value="-0.070937" calcext:value-type="float">
            <text:p>-0.070937</text:p>
          </table:table-cell>
          <table:table-cell office:value-type="float" office:value="0.547084" calcext:value-type="float">
            <text:p>0.547084</text:p>
          </table:table-cell>
          <table:table-cell office:value-type="float" office:value="0.956137" calcext:value-type="float">
            <text:p>0.956137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070938" calcext:value-type="float">
            <text:p>0.070938</text:p>
          </table:table-cell>
          <table:table-cell office:value-type="float" office:value="-0.547084" calcext:value-type="float">
            <text:p>-0.547084</text:p>
          </table:table-cell>
        </table:table-row>
        <table:table-row table:style-name="ro1">
          <table:table-cell office:value-type="float" office:value="-0.881677" calcext:value-type="float">
            <text:p>-0.881677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-0.657165" calcext:value-type="float">
            <text:p>-0.657165</text:p>
          </table:table-cell>
          <table:table-cell office:value-type="float" office:value="-0.112256" calcext:value-type="float">
            <text:p>-0.112256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0.881677" calcext:value-type="float">
            <text:p>0.881677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0.657165" calcext:value-type="float">
            <text:p>0.657165</text:p>
          </table:table-cell>
          <table:table-cell office:value-type="float" office:value="0.112257" calcext:value-type="float">
            <text:p>0.112257</text:p>
          </table:table-cell>
          <table:table-cell office:value-type="float" office:value="-0.475528" calcext:value-type="float">
            <text:p>-0.475528</text:p>
          </table:table-cell>
        </table:table-row>
        <table:table-row table:style-name="ro1">
          <table:table-cell office:value-type="float" office:value="-0.803742" calcext:value-type="float">
            <text:p>-0.803742</text:p>
          </table:table-cell>
          <table:table-cell office:value-type="float" office:value="-0.898382" calcext:value-type="float">
            <text:p>-0.898382</text:p>
          </table:table-cell>
          <table:table-cell office:value-type="float" office:value="-0.649872" calcext:value-type="float">
            <text:p>-0.649872</text:p>
          </table:table-cell>
          <table:table-cell office:value-type="float" office:value="-0.153131" calcext:value-type="float">
            <text:p>-0.153131</text:p>
          </table:table-cell>
          <table:table-cell office:value-type="float" office:value="0.402099" calcext:value-type="float">
            <text:p>0.402099</text:p>
          </table:table-cell>
          <table:table-cell office:value-type="float" office:value="0.803742" calcext:value-type="float">
            <text:p>0.803742</text:p>
          </table:table-cell>
          <table:table-cell office:value-type="float" office:value="0.898382" calcext:value-type="float">
            <text:p>0.898382</text:p>
          </table:table-cell>
          <table:table-cell office:value-type="float" office:value="0.649871" calcext:value-type="float">
            <text:p>0.649871</text:p>
          </table:table-cell>
          <table:table-cell office:value-type="float" office:value="0.153132" calcext:value-type="float">
            <text:p>0.153132</text:p>
          </table:table-cell>
          <table:table-cell office:value-type="float" office:value="-0.402099" calcext:value-type="float">
            <text:p>-0.402099</text:p>
          </table:table-cell>
        </table:table-row>
        <table:table-row table:style-name="ro1">
          <table:table-cell office:value-type="float" office:value="-0.72263" calcext:value-type="float">
            <text:p>-0.72263</text:p>
          </table:table-cell>
          <table:table-cell office:value-type="float" office:value="-0.84216" calcext:value-type="float">
            <text:p>-0.84216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0.32708" calcext:value-type="float">
            <text:p>0.32708</text:p>
          </table:table-cell>
          <table:table-cell office:value-type="float" office:value="0.722629" calcext:value-type="float">
            <text:p>0.722629</text:p>
          </table:table-cell>
          <table:table-cell office:value-type="float" office:value="0.842161" calcext:value-type="float">
            <text:p>0.842161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193404" calcext:value-type="float">
            <text:p>0.193404</text:p>
          </table:table-cell>
          <table:table-cell office:value-type="float" office:value="-0.32708" calcext:value-type="float">
            <text:p>-0.32708</text:p>
          </table:table-cell>
        </table:table-row>
        <table:table-row table:style-name="ro1">
          <table:table-cell office:value-type="float" office:value="-0.638671" calcext:value-type="float">
            <text:p>-0.638671</text:p>
          </table:table-cell>
          <table:table-cell office:value-type="float" office:value="-0.782617" calcext:value-type="float">
            <text:p>-0.782617</text:p>
          </table:table-cell>
          <table:table-cell office:value-type="float" office:value="-0.627631" calcext:value-type="float">
            <text:p>-0.627631</text:p>
          </table:table-cell>
          <table:table-cell office:value-type="float" office:value="-0.23291" calcext:value-type="float">
            <text:p>-0.23291</text:p>
          </table:table-cell>
          <table:table-cell office:value-type="float" office:value="0.250774" calcext:value-type="float">
            <text:p>0.250774</text:p>
          </table:table-cell>
          <table:table-cell office:value-type="float" office:value="0.638671" calcext:value-type="float">
            <text:p>0.638671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627631" calcext:value-type="float">
            <text:p>0.627631</text:p>
          </table:table-cell>
          <table:table-cell office:value-type="float" office:value="0.232911" calcext:value-type="float">
            <text:p>0.232911</text:p>
          </table:table-cell>
          <table:table-cell office:value-type="float" office:value="-0.250774" calcext:value-type="float">
            <text:p>-0.250774</text:p>
          </table:table-cell>
        </table:table-row>
        <table:table-row table:style-name="ro1">
          <table:table-cell office:value-type="float" office:value="-0.552186" calcext:value-type="float">
            <text:p>-0.552186</text:p>
          </table:table-cell>
          <table:table-cell office:value-type="float" office:value="-0.719983" calcext:value-type="float">
            <text:p>-0.719983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271499" calcext:value-type="float">
            <text:p>-0.271499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0.552186" calcext:value-type="float">
            <text:p>0.552186</text:p>
          </table:table-cell>
          <table:table-cell office:value-type="float" office:value="0.719983" calcext:value-type="float">
            <text:p>0.719983</text:p>
          </table:table-cell>
          <table:table-cell office:value-type="float" office:value="0.612771" calcext:value-type="float">
            <text:p>0.612771</text:p>
          </table:table-cell>
          <table:table-cell office:value-type="float" office:value="0.2715" calcext:value-type="float">
            <text:p>0.2715</text:p>
          </table:table-cell>
          <table:table-cell office:value-type="float" office:value="-0.173474" calcext:value-type="float">
            <text:p>-0.173474</text:p>
          </table:table-cell>
        </table:table-row>
        <table:table-row table:style-name="ro1">
          <table:table-cell office:value-type="float" office:value="-0.463527" calcext:value-type="float">
            <text:p>-0.463527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0.095494" calcext:value-type="float">
            <text:p>0.095494</text:p>
          </table:table-cell>
          <table:table-cell office:value-type="float" office:value="0.463528" calcext:value-type="float">
            <text:p>0.463528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-0.095493" calcext:value-type="float">
            <text:p>-0.095493</text:p>
          </table:table-cell>
        </table:table-row>
        <table:table-row table:style-name="ro1">
          <table:table-cell office:value-type="float" office:value="-0.373034" calcext:value-type="float">
            <text:p>-0.373034</text:p>
          </table:table-cell>
          <table:table-cell office:value-type="float" office:value="-0.586451" calcext:value-type="float">
            <text:p>-0.586451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0.373034" calcext:value-type="float">
            <text:p>0.373034</text:p>
          </table:table-cell>
          <table:table-cell office:value-type="float" office:value="0.586451" calcext:value-type="float">
            <text:p>0.586451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345315" calcext:value-type="float">
            <text:p>0.345315</text:p>
          </table:table-cell>
          <table:table-cell office:value-type="float" office:value="-0.017133" calcext:value-type="float">
            <text:p>-0.017133</text:p>
          </table:table-cell>
        </table:table-row>
        <table:table-row table:style-name="ro1">
          <table:table-cell office:value-type="float" office:value="-0.281074" calcext:value-type="float">
            <text:p>-0.281074</text:p>
          </table:table-cell>
          <table:table-cell office:value-type="float" office:value="-0.51608" calcext:value-type="float">
            <text:p>-0.51608</text:p>
          </table:table-cell>
          <table:table-cell office:value-type="float" office:value="-0.553962" calcext:value-type="float">
            <text:p>-0.553962</text:p>
          </table:table-cell>
          <table:table-cell office:value-type="float" office:value="-0.380248" calcext:value-type="float">
            <text:p>-0.380248</text:p>
          </table:table-cell>
          <table:table-cell office:value-type="float" office:value="-0.061293" calcext:value-type="float">
            <text:p>-0.061293</text:p>
          </table:table-cell>
          <table:table-cell office:value-type="float" office:value="0.281074" calcext:value-type="float">
            <text:p>0.281074</text:p>
          </table:table-cell>
          <table:table-cell office:value-type="float" office:value="0.51608" calcext:value-type="float">
            <text:p>0.51608</text:p>
          </table:table-cell>
          <table:table-cell office:value-type="float" office:value="0.553962" calcext:value-type="float">
            <text:p>0.553962</text:p>
          </table:table-cell>
          <table:table-cell office:value-type="float" office:value="0.380249" calcext:value-type="float">
            <text:p>0.380249</text:p>
          </table:table-cell>
          <table:table-cell office:value-type="float" office:value="0.061293" calcext:value-type="float">
            <text:p>0.061293</text:p>
          </table:table-cell>
        </table:table-row>
        <table:table-row table:style-name="ro1">
          <table:table-cell office:value-type="float" office:value="-0.187999" calcext:value-type="float">
            <text:p>-0.187999</text:p>
          </table:table-cell>
          <table:table-cell office:value-type="float" office:value="-0.44367" calcext:value-type="float">
            <text:p>-0.44367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13683" calcext:value-type="float">
            <text:p>-0.413683</text:p>
          </table:table-cell>
          <table:table-cell office:value-type="float" office:value="-0.13948" calcext:value-type="float">
            <text:p>-0.13948</text:p>
          </table:table-cell>
          <table:table-cell office:value-type="float" office:value="0.187999" calcext:value-type="float">
            <text:p>0.187999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13684" calcext:value-type="float">
            <text:p>0.413684</text:p>
          </table:table-cell>
          <table:table-cell office:value-type="float" office:value="0.139479" calcext:value-type="float">
            <text:p>0.139479</text:p>
          </table:table-cell>
        </table:table-row>
        <table:table-row table:style-name="ro1">
          <table:table-cell office:value-type="float" office:value="-0.094188" calcext:value-type="float">
            <text:p>-0.094188</text:p>
          </table:table-cell>
          <table:table-cell office:value-type="float" office:value="-0.369512" calcext:value-type="float">
            <text:p>-0.369512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217112" calcext:value-type="float">
            <text:p>-0.217112</text:p>
          </table:table-cell>
          <table:table-cell office:value-type="float" office:value="0.094188" calcext:value-type="float">
            <text:p>0.094188</text:p>
          </table:table-cell>
          <table:table-cell office:value-type="float" office:value="0.369512" calcext:value-type="float">
            <text:p>0.369512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445484" calcext:value-type="float">
            <text:p>0.445484</text:p>
          </table:table-cell>
          <table:table-cell office:value-type="float" office:value="0.217113" calcext:value-type="float">
            <text:p>0.217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93893" calcext:value-type="float">
            <text:p>-0.293893</text:p>
          </table:table-cell>
          <table:table-cell table:number-columns-repeated="2" office:value-type="float" office:value="-0.475528" calcext:value-type="float">
            <text:p>-0.475528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0.475529" calcext:value-type="float">
            <text:p>0.475529</text:p>
          </table:table-cell>
          <table:table-cell office:value-type="float" office:value="0.293892" calcext:value-type="float">
            <text:p>0.293892</text:p>
          </table:table-cell>
        </table:table-row>
        <table:table-row table:style-name="ro1">
          <table:table-cell office:value-type="float" office:value="0.094188" calcext:value-type="float">
            <text:p>0.094188</text:p>
          </table:table-cell>
          <table:table-cell office:value-type="float" office:value="-0.217113" calcext:value-type="float">
            <text:p>-0.217113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503696" calcext:value-type="float">
            <text:p>-0.503696</text:p>
          </table:table-cell>
          <table:table-cell office:value-type="float" office:value="-0.369512" calcext:value-type="float">
            <text:p>-0.369512</text:p>
          </table:table-cell>
          <table:table-cell office:value-type="float" office:value="-0.094188" calcext:value-type="float">
            <text:p>-0.094188</text:p>
          </table:table-cell>
          <table:table-cell office:value-type="float" office:value="0.217112" calcext:value-type="float">
            <text:p>0.217112</text:p>
          </table:table-cell>
          <table:table-cell office:value-type="float" office:value="0.445484" calcext:value-type="float">
            <text:p>0.445484</text:p>
          </table:table-cell>
          <table:table-cell office:value-type="float" office:value="0.503696" calcext:value-type="float">
            <text:p>0.503696</text:p>
          </table:table-cell>
          <table:table-cell office:value-type="float" office:value="0.369513" calcext:value-type="float">
            <text:p>0.369513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-0.13948" calcext:value-type="float">
            <text:p>-0.13948</text:p>
          </table:table-cell>
          <table:table-cell office:value-type="float" office:value="-0.413683" calcext:value-type="float">
            <text:p>-0.413683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43671" calcext:value-type="float">
            <text:p>-0.443671</text:p>
          </table:table-cell>
          <table:table-cell office:value-type="float" office:value="-0.187999" calcext:value-type="float">
            <text:p>-0.187999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0.413683" calcext:value-type="float">
            <text:p>0.413683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43669" calcext:value-type="float">
            <text:p>0.443669</text:p>
          </table:table-cell>
        </table:table-row>
        <table:table-row table:style-name="ro1">
          <table:table-cell office:value-type="float" office:value="0.281074" calcext:value-type="float">
            <text:p>0.281074</text:p>
          </table:table-cell>
          <table:table-cell office:value-type="float" office:value="-0.061293" calcext:value-type="float">
            <text:p>-0.061293</text:p>
          </table:table-cell>
          <table:table-cell office:value-type="float" office:value="-0.380248" calcext:value-type="float">
            <text:p>-0.380248</text:p>
          </table:table-cell>
          <table:table-cell office:value-type="float" office:value="-0.553962" calcext:value-type="float">
            <text:p>-0.553962</text:p>
          </table:table-cell>
          <table:table-cell office:value-type="float" office:value="-0.51608" calcext:value-type="float">
            <text:p>-0.51608</text:p>
          </table:table-cell>
          <table:table-cell office:value-type="float" office:value="-0.281074" calcext:value-type="float">
            <text:p>-0.281074</text:p>
          </table:table-cell>
          <table:table-cell office:value-type="float" office:value="0.061292" calcext:value-type="float">
            <text:p>0.061292</text:p>
          </table:table-cell>
          <table:table-cell office:value-type="float" office:value="0.380248" calcext:value-type="float">
            <text:p>0.380248</text:p>
          </table:table-cell>
          <table:table-cell office:value-type="float" office:value="0.553962" calcext:value-type="float">
            <text:p>0.553962</text:p>
          </table:table-cell>
          <table:table-cell office:value-type="float" office:value="0.516081" calcext:value-type="float">
            <text:p>0.516081</text:p>
          </table:table-cell>
        </table:table-row>
        <table:table-row table:style-name="ro1">
          <table:table-cell office:value-type="float" office:value="0.373034" calcext:value-type="float">
            <text:p>0.373034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586451" calcext:value-type="float">
            <text:p>-0.586451</text:p>
          </table:table-cell>
          <table:table-cell office:value-type="float" office:value="-0.373034" calcext:value-type="float">
            <text:p>-0.373034</text:p>
          </table:table-cell>
          <table:table-cell office:value-type="float" office:value="-0.017132" calcext:value-type="float">
            <text:p>-0.017132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0.575864" calcext:value-type="float">
            <text:p>0.575864</text:p>
          </table:table-cell>
          <table:table-cell office:value-type="float" office:value="0.58645" calcext:value-type="float">
            <text:p>0.58645</text:p>
          </table:table-cell>
        </table:table-row>
        <table:table-row table:style-name="ro1">
          <table:table-cell office:value-type="float" office:value="0.463527" calcext:value-type="float">
            <text:p>0.463527</text:p>
          </table:table-cell>
          <table:table-cell office:value-type="float" office:value="0.095494" calcext:value-type="float">
            <text:p>0.095494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65451" calcext:value-type="float">
            <text:p>-0.65451</text:p>
          </table:table-cell>
          <table:table-cell office:value-type="float" office:value="-0.463528" calcext:value-type="float">
            <text:p>-0.463528</text:p>
          </table:table-cell>
          <table:table-cell office:value-type="float" office:value="-0.095494" calcext:value-type="float">
            <text:p>-0.095494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65451" calcext:value-type="float">
            <text:p>0.65451</text:p>
          </table:table-cell>
        </table:table-row>
        <table:table-row table:style-name="ro1">
          <table:table-cell office:value-type="float" office:value="0.552186" calcext:value-type="float">
            <text:p>0.552186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-0.271499" calcext:value-type="float">
            <text:p>-0.271499</text:p>
          </table:table-cell>
          <table:table-cell office:value-type="float" office:value="-0.612771" calcext:value-type="float">
            <text:p>-0.612771</text:p>
          </table:table-cell>
          <table:table-cell office:value-type="float" office:value="-0.719983" calcext:value-type="float">
            <text:p>-0.719983</text:p>
          </table:table-cell>
          <table:table-cell office:value-type="float" office:value="-0.552186" calcext:value-type="float">
            <text:p>-0.552186</text:p>
          </table:table-cell>
          <table:table-cell office:value-type="float" office:value="-0.173474" calcext:value-type="float">
            <text:p>-0.173474</text:p>
          </table:table-cell>
          <table:table-cell office:value-type="float" office:value="0.271499" calcext:value-type="float">
            <text:p>0.271499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719982" calcext:value-type="float">
            <text:p>0.719982</text:p>
          </table:table-cell>
        </table:table-row>
        <table:table-row table:style-name="ro1">
          <table:table-cell office:value-type="float" office:value="0.63867" calcext:value-type="float">
            <text:p>0.63867</text:p>
          </table:table-cell>
          <table:table-cell office:value-type="float" office:value="0.250774" calcext:value-type="float">
            <text:p>0.250774</text:p>
          </table:table-cell>
          <table:table-cell office:value-type="float" office:value="-0.23291" calcext:value-type="float">
            <text:p>-0.23291</text:p>
          </table:table-cell>
          <table:table-cell office:value-type="float" office:value="-0.627631" calcext:value-type="float">
            <text:p>-0.627631</text:p>
          </table:table-cell>
          <table:table-cell office:value-type="float" office:value="-0.782617" calcext:value-type="float">
            <text:p>-0.782617</text:p>
          </table:table-cell>
          <table:table-cell office:value-type="float" office:value="-0.638671" calcext:value-type="float">
            <text:p>-0.638671</text:p>
          </table:table-cell>
          <table:table-cell office:value-type="float" office:value="-0.250773" calcext:value-type="float">
            <text:p>-0.250773</text:p>
          </table:table-cell>
          <table:table-cell office:value-type="float" office:value="0.23291" calcext:value-type="float">
            <text:p>0.23291</text:p>
          </table:table-cell>
          <table:table-cell office:value-type="float" office:value="0.627631" calcext:value-type="float">
            <text:p>0.627631</text:p>
          </table:table-cell>
          <table:table-cell office:value-type="float" office:value="0.782618" calcext:value-type="float">
            <text:p>0.782618</text:p>
          </table:table-cell>
        </table:table-row>
        <table:table-row table:style-name="ro1">
          <table:table-cell office:value-type="float" office:value="0.72263" calcext:value-type="float">
            <text:p>0.72263</text:p>
          </table:table-cell>
          <table:table-cell office:value-type="float" office:value="0.32708" calcext:value-type="float">
            <text:p>0.32708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-0.640015" calcext:value-type="float">
            <text:p>-0.640015</text:p>
          </table:table-cell>
          <table:table-cell office:value-type="float" office:value="-0.842161" calcext:value-type="float">
            <text:p>-0.842161</text:p>
          </table:table-cell>
          <table:table-cell office:value-type="float" office:value="-0.722629" calcext:value-type="float">
            <text:p>-0.722629</text:p>
          </table:table-cell>
          <table:table-cell office:value-type="float" office:value="-0.32708" calcext:value-type="float">
            <text:p>-0.32708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84216" calcext:value-type="float">
            <text:p>0.84216</text:p>
          </table:table-cell>
        </table:table-row>
        <table:table-row table:style-name="ro1">
          <table:table-cell office:value-type="float" office:value="0.803741" calcext:value-type="float">
            <text:p>0.803741</text:p>
          </table:table-cell>
          <table:table-cell office:value-type="float" office:value="0.402099" calcext:value-type="float">
            <text:p>0.402099</text:p>
          </table:table-cell>
          <table:table-cell office:value-type="float" office:value="-0.153131" calcext:value-type="float">
            <text:p>-0.153131</text:p>
          </table:table-cell>
          <table:table-cell office:value-type="float" office:value="-0.649872" calcext:value-type="float">
            <text:p>-0.649872</text:p>
          </table:table-cell>
          <table:table-cell office:value-type="float" office:value="-0.898382" calcext:value-type="float">
            <text:p>-0.898382</text:p>
          </table:table-cell>
          <table:table-cell office:value-type="float" office:value="-0.803742" calcext:value-type="float">
            <text:p>-0.803742</text:p>
          </table:table-cell>
          <table:table-cell office:value-type="float" office:value="-0.402099" calcext:value-type="float">
            <text:p>-0.402099</text:p>
          </table:table-cell>
          <table:table-cell office:value-type="float" office:value="0.153131" calcext:value-type="float">
            <text:p>0.153131</text:p>
          </table:table-cell>
          <table:table-cell office:value-type="float" office:value="0.649872" calcext:value-type="float">
            <text:p>0.649872</text:p>
          </table:table-cell>
          <table:table-cell office:value-type="float" office:value="0.898383" calcext:value-type="float">
            <text:p>0.898383</text:p>
          </table:table-cell>
        </table:table-row>
        <table:table-row table:style-name="ro1">
          <table:table-cell office:value-type="float" office:value="0.881677" calcext:value-type="float">
            <text:p>0.881677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-0.112256" calcext:value-type="float">
            <text:p>-0.112256</text:p>
          </table:table-cell>
          <table:table-cell office:value-type="float" office:value="-0.657165" calcext:value-type="float">
            <text:p>-0.657165</text:p>
          </table:table-cell>
          <table:table-cell office:value-type="float" office:value="-0.951055" calcext:value-type="float">
            <text:p>-0.951055</text:p>
          </table:table-cell>
          <table:table-cell office:value-type="float" office:value="-0.881677" calcext:value-type="float">
            <text:p>-0.881677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0.112256" calcext:value-type="float">
            <text:p>0.112256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951056" calcext:value-type="float">
            <text:p>0.951056</text:p>
          </table:table-cell>
        </table:table-row>
        <table:table-row table:style-name="ro1">
          <table:table-cell office:value-type="float" office:value="0.956137" calcext:value-type="float">
            <text:p>0.956137</text:p>
          </table:table-cell>
          <table:table-cell office:value-type="float" office:value="0.547083" calcext:value-type="float">
            <text:p>0.547083</text:p>
          </table:table-cell>
          <table:table-cell office:value-type="float" office:value="-0.070937" calcext:value-type="float">
            <text:p>-0.070937</text:p>
          </table:table-cell>
          <table:table-cell office:value-type="float" office:value="-0.661864" calcext:value-type="float">
            <text:p>-0.661864</text:p>
          </table:table-cell>
          <table:table-cell office:value-type="float" office:value="-0.999979" calcext:value-type="float">
            <text:p>-0.999979</text:p>
          </table:table-cell>
          <table:table-cell office:value-type="float" office:value="-0.956137" calcext:value-type="float">
            <text:p>-0.956137</text:p>
          </table:table-cell>
          <table:table-cell office:value-type="float" office:value="-0.547083" calcext:value-type="float">
            <text:p>-0.547083</text:p>
          </table:table-cell>
          <table:table-cell office:value-type="float" office:value="0.070937" calcext:value-type="float">
            <text:p>0.070937</text:p>
          </table:table-cell>
          <table:table-cell office:value-type="float" office:value="0.661865" calcext:value-type="float">
            <text:p>0.661865</text:p>
          </table:table-cell>
          <table:table-cell office:value-type="float" office:value="0.99998" calcext:value-type="float">
            <text:p>0.99998</text:p>
          </table:table-cell>
        </table:table-row>
        <table:table-row table:style-name="ro1">
          <table:table-cell office:value-type="float" office:value="1.02682" calcext:value-type="float">
            <text:p>1.02682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-0.029339" calcext:value-type="float">
            <text:p>-0.029339</text:p>
          </table:table-cell>
          <table:table-cell office:value-type="float" office:value="-0.663952" calcext:value-type="float">
            <text:p>-0.663952</text:p>
          </table:table-cell>
          <table:table-cell office:value-type="float" office:value="-1.044953" calcext:value-type="float">
            <text:p>-1.044953</text:p>
          </table:table-cell>
          <table:table-cell office:value-type="float" office:value="-1.02682" calcext:value-type="float">
            <text:p>-1.02682</text:p>
          </table:table-cell>
          <table:table-cell office:value-type="float" office:value="-0.616477" calcext:value-type="float">
            <text:p>-0.616477</text:p>
          </table:table-cell>
          <table:table-cell office:value-type="float" office:value="0.02934" calcext:value-type="float">
            <text:p>0.02934</text:p>
          </table:table-cell>
          <table:table-cell office:value-type="float" office:value="0.663951" calcext:value-type="float">
            <text:p>0.663951</text:p>
          </table:table-cell>
          <table:table-cell office:value-type="float" office:value="1.044953" calcext:value-type="float">
            <text:p>1.044953</text:p>
          </table:table-cell>
        </table:table-row>
        <table:table-row table:style-name="ro1">
          <table:table-cell office:value-type="float" office:value="1.093454" calcext:value-type="float">
            <text:p>1.093454</text:p>
          </table:table-cell>
          <table:table-cell office:value-type="float" office:value="0.68344" calcext:value-type="float">
            <text:p>0.68344</text:p>
          </table:table-cell>
          <table:table-cell office:value-type="float" office:value="0.012376" calcext:value-type="float">
            <text:p>0.012376</text:p>
          </table:table-cell>
          <table:table-cell office:value-type="float" office:value="-0.663418" calcext:value-type="float">
            <text:p>-0.663418</text:p>
          </table:table-cell>
          <table:table-cell office:value-type="float" office:value="-1.085806" calcext:value-type="float">
            <text:p>-1.085806</text:p>
          </table:table-cell>
          <table:table-cell office:value-type="float" office:value="-1.093454" calcext:value-type="float">
            <text:p>-1.093454</text:p>
          </table:table-cell>
          <table:table-cell office:value-type="float" office:value="-0.68344" calcext:value-type="float">
            <text:p>-0.68344</text:p>
          </table:table-cell>
          <table:table-cell office:value-type="float" office:value="-0.012376" calcext:value-type="float">
            <text:p>-0.012376</text:p>
          </table:table-cell>
          <table:table-cell office:value-type="float" office:value="0.663419" calcext:value-type="float">
            <text:p>0.663419</text:p>
          </table:table-cell>
          <table:table-cell office:value-type="float" office:value="1.085805" calcext:value-type="float">
            <text:p>1.085805</text:p>
          </table:table-cell>
        </table:table-row>
        <table:table-row table:style-name="ro1">
          <table:table-cell office:value-type="float" office:value="1.155769" calcext:value-type="float">
            <text:p>1.155769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0.05404" calcext:value-type="float">
            <text:p>0.05404</text:p>
          </table:table-cell>
          <table:table-cell office:value-type="float" office:value="-0.660268" calcext:value-type="float">
            <text:p>-0.660268</text:p>
          </table:table-cell>
          <table:table-cell office:value-type="float" office:value="-1.122371" calcext:value-type="float">
            <text:p>-1.122371</text:p>
          </table:table-cell>
          <table:table-cell office:value-type="float" office:value="-1.155769" calcext:value-type="float">
            <text:p>-1.155769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0.05404" calcext:value-type="float">
            <text:p>-0.05404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1.122371" calcext:value-type="float">
            <text:p>1.122371</text:p>
          </table:table-cell>
        </table:table-row>
        <table:table-row table:style-name="ro1">
          <table:table-cell office:value-type="float" office:value="1.213526" calcext:value-type="float">
            <text:p>1.213526</text:p>
          </table:table-cell>
          <table:table-cell office:value-type="float" office:value="0.809018" calcext:value-type="float">
            <text:p>0.809018</text:p>
          </table:table-cell>
          <table:table-cell office:value-type="float" office:value="0.095494" calcext:value-type="float">
            <text:p>0.095494</text:p>
          </table:table-cell>
          <table:table-cell office:value-type="float" office:value="-0.65451" calcext:value-type="float">
            <text:p>-0.65451</text:p>
          </table:table-cell>
          <table:table-cell office:value-type="float" office:value="-1.15451" calcext:value-type="float">
            <text:p>-1.15451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0.809018" calcext:value-type="float">
            <text:p>-0.809018</text:p>
          </table:table-cell>
          <table:table-cell office:value-type="float" office:value="-0.095493" calcext:value-type="float">
            <text:p>-0.095493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1.154508" calcext:value-type="float">
            <text:p>1.154508</text:p>
          </table:table-cell>
        </table:table-row>
        <table:table-row table:style-name="ro1">
          <table:table-cell office:value-type="float" office:value="1.266491" calcext:value-type="float">
            <text:p>1.266491</text:p>
          </table:table-cell>
          <table:table-cell office:value-type="float" office:value="0.867138" calcext:value-type="float">
            <text:p>0.867138</text:p>
          </table:table-cell>
          <table:table-cell office:value-type="float" office:value="0.136568" calcext:value-type="float">
            <text:p>0.136568</text:p>
          </table:table-cell>
          <table:table-cell office:value-type="float" office:value="-0.646171" calcext:value-type="float">
            <text:p>-0.646171</text:p>
          </table:table-cell>
          <table:table-cell office:value-type="float" office:value="-1.182088" calcext:value-type="float">
            <text:p>-1.182088</text:p>
          </table:table-cell>
          <table:table-cell office:value-type="float" office:value="-1.266491" calcext:value-type="float">
            <text:p>-1.266491</text:p>
          </table:table-cell>
          <table:table-cell office:value-type="float" office:value="-0.867138" calcext:value-type="float">
            <text:p>-0.867138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0.646169" calcext:value-type="float">
            <text:p>0.646169</text:p>
          </table:table-cell>
          <table:table-cell office:value-type="float" office:value="1.182089" calcext:value-type="float">
            <text:p>1.182089</text:p>
          </table:table-cell>
        </table:table-row>
        <table:table-row table:style-name="ro1">
          <table:table-cell office:value-type="float" office:value="1.314461" calcext:value-type="float">
            <text:p>1.314461</text:p>
          </table:table-cell>
          <table:table-cell office:value-type="float" office:value="0.921838" calcext:value-type="float">
            <text:p>0.921838</text:p>
          </table:table-cell>
          <table:table-cell office:value-type="float" office:value="0.177105" calcext:value-type="float">
            <text:p>0.177105</text:p>
          </table:table-cell>
          <table:table-cell office:value-type="float" office:value="-0.635279" calcext:value-type="float">
            <text:p>-0.635279</text:p>
          </table:table-cell>
          <table:table-cell office:value-type="float" office:value="-1.205005" calcext:value-type="float">
            <text:p>-1.205005</text:p>
          </table:table-cell>
          <table:table-cell office:value-type="float" office:value="-1.31446" calcext:value-type="float">
            <text:p>-1.31446</text:p>
          </table:table-cell>
          <table:table-cell office:value-type="float" office:value="-0.921838" calcext:value-type="float">
            <text:p>-0.921838</text:p>
          </table:table-cell>
          <table:table-cell office:value-type="float" office:value="-0.177105" calcext:value-type="float">
            <text:p>-0.177105</text:p>
          </table:table-cell>
          <table:table-cell office:value-type="float" office:value="0.63528" calcext:value-type="float">
            <text:p>0.63528</text:p>
          </table:table-cell>
          <table:table-cell office:value-type="float" office:value="1.205004" calcext:value-type="float">
            <text:p>1.205004</text:p>
          </table:table-cell>
        </table:table-row>
        <table:table-row table:style-name="ro1">
          <table:table-cell office:value-type="float" office:value="1.35724" calcext:value-type="float">
            <text:p>1.35724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0.216941" calcext:value-type="float">
            <text:p>0.216941</text:p>
          </table:table-cell>
          <table:table-cell office:value-type="float" office:value="-0.621883" calcext:value-type="float">
            <text:p>-0.621883</text:p>
          </table:table-cell>
          <table:table-cell office:value-type="float" office:value="-1.223164" calcext:value-type="float">
            <text:p>-1.223164</text:p>
          </table:table-cell>
          <table:table-cell office:value-type="float" office:value="-1.35724" calcext:value-type="float">
            <text:p>-1.35724</text:p>
          </table:table-cell>
          <table:table-cell office:value-type="float" office:value="-0.972897" calcext:value-type="float">
            <text:p>-0.972897</text:p>
          </table:table-cell>
          <table:table-cell office:value-type="float" office:value="-0.216941" calcext:value-type="float">
            <text:p>-0.216941</text:p>
          </table:table-cell>
          <table:table-cell office:value-type="float" office:value="0.621882" calcext:value-type="float">
            <text:p>0.621882</text:p>
          </table:table-cell>
          <table:table-cell office:value-type="float" office:value="1.223164" calcext:value-type="float">
            <text:p>1.223164</text:p>
          </table:table-cell>
        </table:table-row>
        <table:table-row table:style-name="ro1">
          <table:table-cell office:value-type="float" office:value="1.394665" calcext:value-type="float">
            <text:p>1.394665</text:p>
          </table:table-cell>
          <table:table-cell office:value-type="float" office:value="1.020119" calcext:value-type="float">
            <text:p>1.020119</text:p>
          </table:table-cell>
          <table:table-cell office:value-type="float" office:value="0.255924" calcext:value-type="float">
            <text:p>0.255924</text:p>
          </table:table-cell>
          <table:table-cell office:value-type="float" office:value="-0.60603" calcext:value-type="float">
            <text:p>-0.60603</text:p>
          </table:table-cell>
          <table:table-cell office:value-type="float" office:value="-1.236498" calcext:value-type="float">
            <text:p>-1.236498</text:p>
          </table:table-cell>
          <table:table-cell office:value-type="float" office:value="-1.394665" calcext:value-type="float">
            <text:p>-1.394665</text:p>
          </table:table-cell>
          <table:table-cell office:value-type="float" office:value="-1.020119" calcext:value-type="float">
            <text:p>-1.020119</text:p>
          </table:table-cell>
          <table:table-cell office:value-type="float" office:value="-0.255923" calcext:value-type="float">
            <text:p>-0.255923</text:p>
          </table:table-cell>
          <table:table-cell office:value-type="float" office:value="0.606031" calcext:value-type="float">
            <text:p>0.606031</text:p>
          </table:table-cell>
          <table:table-cell office:value-type="float" office:value="1.236496" calcext:value-type="float">
            <text:p>1.236496</text:p>
          </table:table-cell>
        </table:table-row>
        <table:table-row table:style-name="ro1">
          <table:table-cell office:value-type="float" office:value="1.426584" calcext:value-type="float">
            <text:p>1.426584</text:p>
          </table:table-cell>
          <table:table-cell office:value-type="float" office:value="1.063313" calcext:value-type="float">
            <text:p>1.063313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-0.587786" calcext:value-type="float">
            <text:p>-0.587786</text:p>
          </table:table-cell>
          <table:table-cell office:value-type="float" office:value="-1.244949" calcext:value-type="float">
            <text:p>-1.244949</text:p>
          </table:table-cell>
          <table:table-cell office:value-type="float" office:value="-1.426584" calcext:value-type="float">
            <text:p>-1.426584</text:p>
          </table:table-cell>
          <table:table-cell office:value-type="float" office:value="-1.063313" calcext:value-type="float">
            <text:p>-1.063313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0.587787" calcext:value-type="float">
            <text:p>0.587787</text:p>
          </table:table-cell>
          <table:table-cell office:value-type="float" office:value="1.24495" calcext:value-type="float">
            <text:p>1.24495</text:p>
          </table:table-cell>
        </table:table-row>
        <table:table-row table:style-name="ro1">
          <table:table-cell office:value-type="float" office:value="1.452875" calcext:value-type="float">
            <text:p>1.452875</text:p>
          </table:table-cell>
          <table:table-cell office:value-type="float" office:value="1.102313" calcext:value-type="float">
            <text:p>1.102313</text:p>
          </table:table-cell>
          <table:table-cell office:value-type="float" office:value="0.330706" calcext:value-type="float">
            <text:p>0.330706</text:p>
          </table:table-cell>
          <table:table-cell office:value-type="float" office:value="-0.567224" calcext:value-type="float">
            <text:p>-0.567224</text:p>
          </table:table-cell>
          <table:table-cell office:value-type="float" office:value="-1.248489" calcext:value-type="float">
            <text:p>-1.248489</text:p>
          </table:table-cell>
          <table:table-cell office:value-type="float" office:value="-1.452875" calcext:value-type="float">
            <text:p>-1.452875</text:p>
          </table:table-cell>
          <table:table-cell office:value-type="float" office:value="-1.102313" calcext:value-type="float">
            <text:p>-1.102313</text:p>
          </table:table-cell>
          <table:table-cell office:value-type="float" office:value="-0.330706" calcext:value-type="float">
            <text:p>-0.330706</text:p>
          </table:table-cell>
          <table:table-cell office:value-type="float" office:value="0.567225" calcext:value-type="float">
            <text:p>0.567225</text:p>
          </table:table-cell>
          <table:table-cell office:value-type="float" office:value="1.248489" calcext:value-type="float">
            <text:p>1.248489</text:p>
          </table:table-cell>
        </table:table-row>
        <table:table-row table:style-name="ro1">
          <table:table-cell office:value-type="float" office:value="1.473431" calcext:value-type="float">
            <text:p>1.473431</text:p>
          </table:table-cell>
          <table:table-cell office:value-type="float" office:value="1.136961" calcext:value-type="float">
            <text:p>1.136961</text:p>
          </table:table-cell>
          <table:table-cell office:value-type="float" office:value="0.366211" calcext:value-type="float">
            <text:p>0.366211</text:p>
          </table:table-cell>
          <table:table-cell office:value-type="float" office:value="-0.544422" calcext:value-type="float">
            <text:p>-0.544422</text:p>
          </table:table-cell>
          <table:table-cell office:value-type="float" office:value="-1.247101" calcext:value-type="float">
            <text:p>-1.247101</text:p>
          </table:table-cell>
          <table:table-cell office:value-type="float" office:value="-1.473431" calcext:value-type="float">
            <text:p>-1.473431</text:p>
          </table:table-cell>
          <table:table-cell office:value-type="float" office:value="-1.13696" calcext:value-type="float">
            <text:p>-1.13696</text:p>
          </table:table-cell>
          <table:table-cell office:value-type="float" office:value="-0.36621" calcext:value-type="float">
            <text:p>-0.36621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1.247101" calcext:value-type="float">
            <text:p>1.247101</text:p>
          </table:table-cell>
        </table:table-row>
        <table:table-row table:style-name="ro1">
          <table:table-cell office:value-type="float" office:value="1.488172" calcext:value-type="float">
            <text:p>1.488172</text:p>
          </table:table-cell>
          <table:table-cell office:value-type="float" office:value="1.167122" calcext:value-type="float">
            <text:p>1.167122</text:p>
          </table:table-cell>
          <table:table-cell office:value-type="float" office:value="0.400273" calcext:value-type="float">
            <text:p>0.400273</text:p>
          </table:table-cell>
          <table:table-cell office:value-type="float" office:value="-0.519472" calcext:value-type="float">
            <text:p>-0.519472</text:p>
          </table:table-cell>
          <table:table-cell office:value-type="float" office:value="-1.240792" calcext:value-type="float">
            <text:p>-1.240792</text:p>
          </table:table-cell>
          <table:table-cell office:value-type="float" office:value="-1.488172" calcext:value-type="float">
            <text:p>-1.488172</text:p>
          </table:table-cell>
          <table:table-cell office:value-type="float" office:value="-1.167123" calcext:value-type="float">
            <text:p>-1.167123</text:p>
          </table:table-cell>
          <table:table-cell office:value-type="float" office:value="-0.400273" calcext:value-type="float">
            <text:p>-0.400273</text:p>
          </table:table-cell>
          <table:table-cell office:value-type="float" office:value="0.519471" calcext:value-type="float">
            <text:p>0.519471</text:p>
          </table:table-cell>
          <table:table-cell office:value-type="float" office:value="1.240791" calcext:value-type="float">
            <text:p>1.240791</text:p>
          </table:table-cell>
        </table:table-row>
        <table:table-row table:style-name="ro1">
          <table:table-cell office:value-type="float" office:value="1.49704" calcext:value-type="float">
            <text:p>1.49704</text:p>
          </table:table-cell>
          <table:table-cell office:value-type="float" office:value="1.192677" calcext:value-type="float">
            <text:p>1.192677</text:p>
          </table:table-cell>
          <table:table-cell office:value-type="float" office:value="0.432753" calcext:value-type="float">
            <text:p>0.432753</text:p>
          </table:table-cell>
          <table:table-cell office:value-type="float" office:value="-0.492471" calcext:value-type="float">
            <text:p>-0.492471</text:p>
          </table:table-cell>
          <table:table-cell office:value-type="float" office:value="-1.229585" calcext:value-type="float">
            <text:p>-1.229585</text:p>
          </table:table-cell>
          <table:table-cell office:value-type="float" office:value="-1.49704" calcext:value-type="float">
            <text:p>-1.49704</text:p>
          </table:table-cell>
          <table:table-cell office:value-type="float" office:value="-1.192677" calcext:value-type="float">
            <text:p>-1.192677</text:p>
          </table:table-cell>
          <table:table-cell office:value-type="float" office:value="-0.432754" calcext:value-type="float">
            <text:p>-0.432754</text:p>
          </table:table-cell>
          <table:table-cell office:value-type="float" office:value="0.492472" calcext:value-type="float">
            <text:p>0.492472</text:p>
          </table:table-cell>
          <table:table-cell office:value-type="float" office:value="1.229586" calcext:value-type="float">
            <text:p>1.22958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0.463528" calcext:value-type="float">
            <text:p>0.463528</text:p>
          </table:table-cell>
          <table:table-cell office:value-type="float" office:value="-0.463528" calcext:value-type="float">
            <text:p>-0.463528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1.5" calcext:value-type="float">
            <text:p>-1.5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0.463527" calcext:value-type="float">
            <text:p>-0.463527</text:p>
          </table:table-cell>
          <table:table-cell office:value-type="float" office:value="0.463526" calcext:value-type="float">
            <text:p>0.463526</text:p>
          </table:table-cell>
          <table:table-cell office:value-type="float" office:value="1.213526" calcext:value-type="float">
            <text:p>1.213526</text:p>
          </table:table-cell>
        </table:table-row>
        <table:table-row table:style-name="ro1">
          <table:table-cell office:value-type="float" office:value="1.49704" calcext:value-type="float">
            <text:p>1.49704</text:p>
          </table:table-cell>
          <table:table-cell office:value-type="float" office:value="1.229585" calcext:value-type="float">
            <text:p>1.229585</text:p>
          </table:table-cell>
          <table:table-cell office:value-type="float" office:value="0.492471" calcext:value-type="float">
            <text:p>0.492471</text:p>
          </table:table-cell>
          <table:table-cell office:value-type="float" office:value="-0.432753" calcext:value-type="float">
            <text:p>-0.432753</text:p>
          </table:table-cell>
          <table:table-cell office:value-type="float" office:value="-1.192677" calcext:value-type="float">
            <text:p>-1.192677</text:p>
          </table:table-cell>
          <table:table-cell office:value-type="float" office:value="-1.49704" calcext:value-type="float">
            <text:p>-1.49704</text:p>
          </table:table-cell>
          <table:table-cell office:value-type="float" office:value="-1.229586" calcext:value-type="float">
            <text:p>-1.229586</text:p>
          </table:table-cell>
          <table:table-cell office:value-type="float" office:value="-0.492472" calcext:value-type="float">
            <text:p>-0.492472</text:p>
          </table:table-cell>
          <table:table-cell office:value-type="float" office:value="0.432754" calcext:value-type="float">
            <text:p>0.432754</text:p>
          </table:table-cell>
          <table:table-cell office:value-type="float" office:value="1.192678" calcext:value-type="float">
            <text:p>1.192678</text:p>
          </table:table-cell>
        </table:table-row>
        <table:table-row table:style-name="ro1">
          <table:table-cell office:value-type="float" office:value="1.488172" calcext:value-type="float">
            <text:p>1.488172</text:p>
          </table:table-cell>
          <table:table-cell office:value-type="float" office:value="1.240792" calcext:value-type="float">
            <text:p>1.240792</text:p>
          </table:table-cell>
          <table:table-cell office:value-type="float" office:value="0.519472" calcext:value-type="float">
            <text:p>0.519472</text:p>
          </table:table-cell>
          <table:table-cell office:value-type="float" office:value="-0.400273" calcext:value-type="float">
            <text:p>-0.400273</text:p>
          </table:table-cell>
          <table:table-cell office:value-type="float" office:value="-1.167122" calcext:value-type="float">
            <text:p>-1.167122</text:p>
          </table:table-cell>
          <table:table-cell office:value-type="float" office:value="-1.488172" calcext:value-type="float">
            <text:p>-1.488172</text:p>
          </table:table-cell>
          <table:table-cell office:value-type="float" office:value="-1.240792" calcext:value-type="float">
            <text:p>-1.240792</text:p>
          </table:table-cell>
          <table:table-cell office:value-type="float" office:value="-0.519471" calcext:value-type="float">
            <text:p>-0.519471</text:p>
          </table:table-cell>
          <table:table-cell office:value-type="float" office:value="0.400272" calcext:value-type="float">
            <text:p>0.400272</text:p>
          </table:table-cell>
          <table:table-cell office:value-type="float" office:value="1.167122" calcext:value-type="float">
            <text:p>1.167122</text:p>
          </table:table-cell>
        </table:table-row>
        <table:table-row table:style-name="ro1">
          <table:table-cell office:value-type="float" office:value="1.473431" calcext:value-type="float">
            <text:p>1.473431</text:p>
          </table:table-cell>
          <table:table-cell office:value-type="float" office:value="1.247101" calcext:value-type="float">
            <text:p>1.247101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-0.366211" calcext:value-type="float">
            <text:p>-0.366211</text:p>
          </table:table-cell>
          <table:table-cell office:value-type="float" office:value="-1.136961" calcext:value-type="float">
            <text:p>-1.136961</text:p>
          </table:table-cell>
          <table:table-cell office:value-type="float" office:value="-1.47343" calcext:value-type="float">
            <text:p>-1.47343</text:p>
          </table:table-cell>
          <table:table-cell office:value-type="float" office:value="-1.247102" calcext:value-type="float">
            <text:p>-1.247102</text:p>
          </table:table-cell>
          <table:table-cell office:value-type="float" office:value="-0.544423" calcext:value-type="float">
            <text:p>-0.544423</text:p>
          </table:table-cell>
          <table:table-cell office:value-type="float" office:value="0.366211" calcext:value-type="float">
            <text:p>0.366211</text:p>
          </table:table-cell>
          <table:table-cell office:value-type="float" office:value="1.136961" calcext:value-type="float">
            <text:p>1.136961</text:p>
          </table:table-cell>
        </table:table-row>
        <table:table-row table:style-name="ro1">
          <table:table-cell office:value-type="float" office:value="1.452875" calcext:value-type="float">
            <text:p>1.452875</text:p>
          </table:table-cell>
          <table:table-cell office:value-type="float" office:value="1.248489" calcext:value-type="float">
            <text:p>1.248489</text:p>
          </table:table-cell>
          <table:table-cell office:value-type="float" office:value="0.567224" calcext:value-type="float">
            <text:p>0.567224</text:p>
          </table:table-cell>
          <table:table-cell office:value-type="float" office:value="-0.330706" calcext:value-type="float">
            <text:p>-0.330706</text:p>
          </table:table-cell>
          <table:table-cell office:value-type="float" office:value="-1.102313" calcext:value-type="float">
            <text:p>-1.102313</text:p>
          </table:table-cell>
          <table:table-cell office:value-type="float" office:value="-1.452875" calcext:value-type="float">
            <text:p>-1.452875</text:p>
          </table:table-cell>
          <table:table-cell office:value-type="float" office:value="-1.248489" calcext:value-type="float">
            <text:p>-1.248489</text:p>
          </table:table-cell>
          <table:table-cell office:value-type="float" office:value="-0.567223" calcext:value-type="float">
            <text:p>-0.567223</text:p>
          </table:table-cell>
          <table:table-cell office:value-type="float" office:value="0.330705" calcext:value-type="float">
            <text:p>0.330705</text:p>
          </table:table-cell>
          <table:table-cell office:value-type="float" office:value="1.102313" calcext:value-type="float">
            <text:p>1.102313</text:p>
          </table:table-cell>
        </table:table-row>
        <table:table-row table:style-name="ro1">
          <table:table-cell office:value-type="float" office:value="1.426584" calcext:value-type="float">
            <text:p>1.426584</text:p>
          </table:table-cell>
          <table:table-cell office:value-type="float" office:value="1.244949" calcext:value-type="float">
            <text:p>1.244949</text:p>
          </table:table-cell>
          <table:table-cell office:value-type="float" office:value="0.587788" calcext:value-type="float">
            <text:p>0.587788</text:p>
          </table:table-cell>
          <table:table-cell office:value-type="float" office:value="-0.293894" calcext:value-type="float">
            <text:p>-0.293894</text:p>
          </table:table-cell>
          <table:table-cell office:value-type="float" office:value="-1.063313" calcext:value-type="float">
            <text:p>-1.063313</text:p>
          </table:table-cell>
          <table:table-cell office:value-type="float" office:value="-1.426584" calcext:value-type="float">
            <text:p>-1.426584</text:p>
          </table:table-cell>
          <table:table-cell office:value-type="float" office:value="-1.24495" calcext:value-type="float">
            <text:p>-1.24495</text:p>
          </table:table-cell>
          <table:table-cell office:value-type="float" office:value="-0.587787" calcext:value-type="float">
            <text:p>-0.587787</text:p>
          </table:table-cell>
          <table:table-cell office:value-type="float" office:value="0.293894" calcext:value-type="float">
            <text:p>0.293894</text:p>
          </table:table-cell>
          <table:table-cell office:value-type="float" office:value="1.063313" calcext:value-type="float">
            <text:p>1.063313</text:p>
          </table:table-cell>
        </table:table-row>
        <table:table-row table:style-name="ro1">
          <table:table-cell office:value-type="float" office:value="1.394665" calcext:value-type="float">
            <text:p>1.394665</text:p>
          </table:table-cell>
          <table:table-cell office:value-type="float" office:value="1.236498" calcext:value-type="float">
            <text:p>1.236498</text:p>
          </table:table-cell>
          <table:table-cell office:value-type="float" office:value="0.60603" calcext:value-type="float">
            <text:p>0.60603</text:p>
          </table:table-cell>
          <table:table-cell office:value-type="float" office:value="-0.255924" calcext:value-type="float">
            <text:p>-0.255924</text:p>
          </table:table-cell>
          <table:table-cell office:value-type="float" office:value="-1.020119" calcext:value-type="float">
            <text:p>-1.020119</text:p>
          </table:table-cell>
          <table:table-cell office:value-type="float" office:value="-1.394665" calcext:value-type="float">
            <text:p>-1.394665</text:p>
          </table:table-cell>
          <table:table-cell office:value-type="float" office:value="-1.236497" calcext:value-type="float">
            <text:p>-1.236497</text:p>
          </table:table-cell>
          <table:table-cell office:value-type="float" office:value="-0.60603" calcext:value-type="float">
            <text:p>-0.60603</text:p>
          </table:table-cell>
          <table:table-cell office:value-type="float" office:value="0.255923" calcext:value-type="float">
            <text:p>0.255923</text:p>
          </table:table-cell>
          <table:table-cell office:value-type="float" office:value="1.020119" calcext:value-type="float">
            <text:p>1.020119</text:p>
          </table:table-cell>
        </table:table-row>
        <table:table-row table:style-name="ro1">
          <table:table-cell office:value-type="float" office:value="1.35724" calcext:value-type="float">
            <text:p>1.35724</text:p>
          </table:table-cell>
          <table:table-cell office:value-type="float" office:value="1.223164" calcext:value-type="float">
            <text:p>1.223164</text:p>
          </table:table-cell>
          <table:table-cell office:value-type="float" office:value="0.621883" calcext:value-type="float">
            <text:p>0.621883</text:p>
          </table:table-cell>
          <table:table-cell office:value-type="float" office:value="-0.216941" calcext:value-type="float">
            <text:p>-0.216941</text:p>
          </table:table-cell>
          <table:table-cell office:value-type="float" office:value="-0.972897" calcext:value-type="float">
            <text:p>-0.972897</text:p>
          </table:table-cell>
          <table:table-cell office:value-type="float" office:value="-1.357239" calcext:value-type="float">
            <text:p>-1.357239</text:p>
          </table:table-cell>
          <table:table-cell office:value-type="float" office:value="-1.223165" calcext:value-type="float">
            <text:p>-1.223165</text:p>
          </table:table-cell>
          <table:table-cell office:value-type="float" office:value="-0.621882" calcext:value-type="float">
            <text:p>-0.621882</text:p>
          </table:table-cell>
          <table:table-cell office:value-type="float" office:value="0.216942" calcext:value-type="float">
            <text:p>0.216942</text:p>
          </table:table-cell>
          <table:table-cell office:value-type="float" office:value="0.972897" calcext:value-type="float">
            <text:p>0.972897</text:p>
          </table:table-cell>
        </table:table-row>
        <table:table-row table:style-name="ro1">
          <table:table-cell office:value-type="float" office:value="1.31446" calcext:value-type="float">
            <text:p>1.31446</text:p>
          </table:table-cell>
          <table:table-cell office:value-type="float" office:value="1.205005" calcext:value-type="float">
            <text:p>1.205005</text:p>
          </table:table-cell>
          <table:table-cell office:value-type="float" office:value="0.635279" calcext:value-type="float">
            <text:p>0.635279</text:p>
          </table:table-cell>
          <table:table-cell office:value-type="float" office:value="-0.177105" calcext:value-type="float">
            <text:p>-0.177105</text:p>
          </table:table-cell>
          <table:table-cell office:value-type="float" office:value="-0.921838" calcext:value-type="float">
            <text:p>-0.921838</text:p>
          </table:table-cell>
          <table:table-cell office:value-type="float" office:value="-1.314461" calcext:value-type="float">
            <text:p>-1.314461</text:p>
          </table:table-cell>
          <table:table-cell office:value-type="float" office:value="-1.205005" calcext:value-type="float">
            <text:p>-1.205005</text:p>
          </table:table-cell>
          <table:table-cell office:value-type="float" office:value="-0.635279" calcext:value-type="float">
            <text:p>-0.635279</text:p>
          </table:table-cell>
          <table:table-cell office:value-type="float" office:value="0.177105" calcext:value-type="float">
            <text:p>0.177105</text:p>
          </table:table-cell>
          <table:table-cell office:value-type="float" office:value="0.921838" calcext:value-type="float">
            <text:p>0.921838</text:p>
          </table:table-cell>
        </table:table-row>
        <table:table-row table:style-name="ro1">
          <table:table-cell office:value-type="float" office:value="1.266491" calcext:value-type="float">
            <text:p>1.266491</text:p>
          </table:table-cell>
          <table:table-cell office:value-type="float" office:value="1.182088" calcext:value-type="float">
            <text:p>1.182088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-0.136568" calcext:value-type="float">
            <text:p>-0.136568</text:p>
          </table:table-cell>
          <table:table-cell office:value-type="float" office:value="-0.867138" calcext:value-type="float">
            <text:p>-0.867138</text:p>
          </table:table-cell>
          <table:table-cell office:value-type="float" office:value="-1.266491" calcext:value-type="float">
            <text:p>-1.266491</text:p>
          </table:table-cell>
          <table:table-cell office:value-type="float" office:value="-1.182089" calcext:value-type="float">
            <text:p>-1.182089</text:p>
          </table:table-cell>
          <table:table-cell office:value-type="float" office:value="-0.64617" calcext:value-type="float">
            <text:p>-0.64617</text:p>
          </table:table-cell>
          <table:table-cell office:value-type="float" office:value="0.136568" calcext:value-type="float">
            <text:p>0.136568</text:p>
          </table:table-cell>
          <table:table-cell office:value-type="float" office:value="0.867138" calcext:value-type="float">
            <text:p>0.867138</text:p>
          </table:table-cell>
        </table:table-row>
        <table:table-row table:style-name="ro1">
          <table:table-cell office:value-type="float" office:value="1.213526" calcext:value-type="float">
            <text:p>1.213526</text:p>
          </table:table-cell>
          <table:table-cell office:value-type="float" office:value="1.154509" calcext:value-type="float">
            <text:p>1.154509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-0.095494" calcext:value-type="float">
            <text:p>-0.095494</text:p>
          </table:table-cell>
          <table:table-cell office:value-type="float" office:value="-0.809018" calcext:value-type="float">
            <text:p>-0.809018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1.154509" calcext:value-type="float">
            <text:p>-1.154509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0.095493" calcext:value-type="float">
            <text:p>0.095493</text:p>
          </table:table-cell>
          <table:table-cell office:value-type="float" office:value="0.809018" calcext:value-type="float">
            <text:p>0.809018</text:p>
          </table:table-cell>
        </table:table-row>
        <table:table-row table:style-name="ro1">
          <table:table-cell office:value-type="float" office:value="1.155769" calcext:value-type="float">
            <text:p>1.155769</text:p>
          </table:table-cell>
          <table:table-cell office:value-type="float" office:value="1.122371" calcext:value-type="float">
            <text:p>1.122371</text:p>
          </table:table-cell>
          <table:table-cell office:value-type="float" office:value="0.660268" calcext:value-type="float">
            <text:p>0.660268</text:p>
          </table:table-cell>
          <table:table-cell office:value-type="float" office:value="-0.05404" calcext:value-type="float">
            <text:p>-0.05404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1.15577" calcext:value-type="float">
            <text:p>-1.15577</text:p>
          </table:table-cell>
          <table:table-cell office:value-type="float" office:value="-1.122372" calcext:value-type="float">
            <text:p>-1.122372</text:p>
          </table:table-cell>
          <table:table-cell office:value-type="float" office:value="-0.660267" calcext:value-type="float">
            <text:p>-0.660267</text:p>
          </table:table-cell>
          <table:table-cell office:value-type="float" office:value="0.054041" calcext:value-type="float">
            <text:p>0.054041</text:p>
          </table:table-cell>
          <table:table-cell office:value-type="float" office:value="0.747703" calcext:value-type="float">
            <text:p>0.747703</text:p>
          </table:table-cell>
        </table:table-row>
        <table:table-row table:style-name="ro1">
          <table:table-cell office:value-type="float" office:value="1.093454" calcext:value-type="float">
            <text:p>1.093454</text:p>
          </table:table-cell>
          <table:table-cell office:value-type="float" office:value="1.085806" calcext:value-type="float">
            <text:p>1.085806</text:p>
          </table:table-cell>
          <table:table-cell office:value-type="float" office:value="0.663418" calcext:value-type="float">
            <text:p>0.663418</text:p>
          </table:table-cell>
          <table:table-cell office:value-type="float" office:value="-0.012375" calcext:value-type="float">
            <text:p>-0.012375</text:p>
          </table:table-cell>
          <table:table-cell office:value-type="float" office:value="-0.68344" calcext:value-type="float">
            <text:p>-0.68344</text:p>
          </table:table-cell>
          <table:table-cell office:value-type="float" office:value="-1.093454" calcext:value-type="float">
            <text:p>-1.093454</text:p>
          </table:table-cell>
          <table:table-cell office:value-type="float" office:value="-1.085806" calcext:value-type="float">
            <text:p>-1.085806</text:p>
          </table:table-cell>
          <table:table-cell office:value-type="float" office:value="-0.663417" calcext:value-type="float">
            <text:p>-0.663417</text:p>
          </table:table-cell>
          <table:table-cell office:value-type="float" office:value="0.012376" calcext:value-type="float">
            <text:p>0.012376</text:p>
          </table:table-cell>
          <table:table-cell office:value-type="float" office:value="0.68344" calcext:value-type="float">
            <text:p>0.68344</text:p>
          </table:table-cell>
        </table:table-row>
        <table:table-row table:style-name="ro1">
          <table:table-cell office:value-type="float" office:value="1.026819" calcext:value-type="float">
            <text:p>1.026819</text:p>
          </table:table-cell>
          <table:table-cell office:value-type="float" office:value="1.044953" calcext:value-type="float">
            <text:p>1.044953</text:p>
          </table:table-cell>
          <table:table-cell office:value-type="float" office:value="0.663952" calcext:value-type="float">
            <text:p>0.663952</text:p>
          </table:table-cell>
          <table:table-cell office:value-type="float" office:value="0.029339" calcext:value-type="float">
            <text:p>0.029339</text:p>
          </table:table-cell>
          <table:table-cell office:value-type="float" office:value="-0.616476" calcext:value-type="float">
            <text:p>-0.616476</text:p>
          </table:table-cell>
          <table:table-cell office:value-type="float" office:value="-1.02682" calcext:value-type="float">
            <text:p>-1.02682</text:p>
          </table:table-cell>
          <table:table-cell office:value-type="float" office:value="-1.044954" calcext:value-type="float">
            <text:p>-1.044954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0.029339" calcext:value-type="float">
            <text:p>-0.029339</text:p>
          </table:table-cell>
          <table:table-cell office:value-type="float" office:value="0.616477" calcext:value-type="float">
            <text:p>0.616477</text:p>
          </table:table-cell>
        </table:table-row>
        <table:table-row table:style-name="ro1">
          <table:table-cell office:value-type="float" office:value="0.956137" calcext:value-type="float">
            <text:p>0.956137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661864" calcext:value-type="float">
            <text:p>0.661864</text:p>
          </table:table-cell>
          <table:table-cell office:value-type="float" office:value="0.070937" calcext:value-type="float">
            <text:p>0.070937</text:p>
          </table:table-cell>
          <table:table-cell office:value-type="float" office:value="-0.547084" calcext:value-type="float">
            <text:p>-0.547084</text:p>
          </table:table-cell>
          <table:table-cell office:value-type="float" office:value="-0.956137" calcext:value-type="float">
            <text:p>-0.956137</text:p>
          </table:table-cell>
          <table:table-cell office:value-type="float" office:value="-0.999979" calcext:value-type="float">
            <text:p>-0.999979</text:p>
          </table:table-cell>
          <table:table-cell office:value-type="float" office:value="-0.661863" calcext:value-type="float">
            <text:p>-0.661863</text:p>
          </table:table-cell>
          <table:table-cell office:value-type="float" office:value="-0.070937" calcext:value-type="float">
            <text:p>-0.070937</text:p>
          </table:table-cell>
          <table:table-cell office:value-type="float" office:value="0.547083" calcext:value-type="float">
            <text:p>0.547083</text:p>
          </table:table-cell>
        </table:table-row>
        <table:table-row table:style-name="ro1">
          <table:table-cell office:value-type="float" office:value="0.881677" calcext:value-type="float">
            <text:p>0.881677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0.657165" calcext:value-type="float">
            <text:p>0.657165</text:p>
          </table:table-cell>
          <table:table-cell office:value-type="float" office:value="0.112256" calcext:value-type="float">
            <text:p>0.112256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-0.881678" calcext:value-type="float">
            <text:p>-0.881678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-0.657165" calcext:value-type="float">
            <text:p>-0.657165</text:p>
          </table:table-cell>
          <table:table-cell office:value-type="float" office:value="-0.112257" calcext:value-type="float">
            <text:p>-0.112257</text:p>
          </table:table-cell>
          <table:table-cell office:value-type="float" office:value="0.475528" calcext:value-type="float">
            <text:p>0.475528</text:p>
          </table:table-cell>
        </table:table-row>
        <table:table-row table:style-name="ro1">
          <table:table-cell office:value-type="float" office:value="0.803742" calcext:value-type="float">
            <text:p>0.803742</text:p>
          </table:table-cell>
          <table:table-cell office:value-type="float" office:value="0.898382" calcext:value-type="float">
            <text:p>0.898382</text:p>
          </table:table-cell>
          <table:table-cell office:value-type="float" office:value="0.649872" calcext:value-type="float">
            <text:p>0.649872</text:p>
          </table:table-cell>
          <table:table-cell office:value-type="float" office:value="0.153131" calcext:value-type="float">
            <text:p>0.153131</text:p>
          </table:table-cell>
          <table:table-cell office:value-type="float" office:value="-0.402099" calcext:value-type="float">
            <text:p>-0.402099</text:p>
          </table:table-cell>
          <table:table-cell office:value-type="float" office:value="-0.803741" calcext:value-type="float">
            <text:p>-0.803741</text:p>
          </table:table-cell>
          <table:table-cell office:value-type="float" office:value="-0.898382" calcext:value-type="float">
            <text:p>-0.898382</text:p>
          </table:table-cell>
          <table:table-cell office:value-type="float" office:value="-0.649871" calcext:value-type="float">
            <text:p>-0.649871</text:p>
          </table:table-cell>
          <table:table-cell office:value-type="float" office:value="-0.153131" calcext:value-type="float">
            <text:p>-0.153131</text:p>
          </table:table-cell>
          <table:table-cell office:value-type="float" office:value="0.402099" calcext:value-type="float">
            <text:p>0.402099</text:p>
          </table:table-cell>
        </table:table-row>
        <table:table-row table:style-name="ro1">
          <table:table-cell office:value-type="float" office:value="0.722629" calcext:value-type="float">
            <text:p>0.722629</text:p>
          </table:table-cell>
          <table:table-cell office:value-type="float" office:value="0.842161" calcext:value-type="float">
            <text:p>0.842161</text:p>
          </table:table-cell>
          <table:table-cell office:value-type="float" office:value="0.640015" calcext:value-type="float">
            <text:p>0.640015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-0.32708" calcext:value-type="float">
            <text:p>-0.32708</text:p>
          </table:table-cell>
          <table:table-cell office:value-type="float" office:value="-0.72263" calcext:value-type="float">
            <text:p>-0.72263</text:p>
          </table:table-cell>
          <table:table-cell office:value-type="float" office:value="-0.84216" calcext:value-type="float">
            <text:p>-0.84216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0.32708" calcext:value-type="float">
            <text:p>0.32708</text:p>
          </table:table-cell>
        </table:table-row>
        <table:table-row table:style-name="ro1">
          <table:table-cell office:value-type="float" office:value="0.638671" calcext:value-type="float">
            <text:p>0.638671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627631" calcext:value-type="float">
            <text:p>0.627631</text:p>
          </table:table-cell>
          <table:table-cell office:value-type="float" office:value="0.23291" calcext:value-type="float">
            <text:p>0.23291</text:p>
          </table:table-cell>
          <table:table-cell office:value-type="float" office:value="-0.250774" calcext:value-type="float">
            <text:p>-0.250774</text:p>
          </table:table-cell>
          <table:table-cell office:value-type="float" office:value="-0.63867" calcext:value-type="float">
            <text:p>-0.63867</text:p>
          </table:table-cell>
          <table:table-cell office:value-type="float" office:value="-0.782616" calcext:value-type="float">
            <text:p>-0.782616</text:p>
          </table:table-cell>
          <table:table-cell office:value-type="float" office:value="-0.627632" calcext:value-type="float">
            <text:p>-0.627632</text:p>
          </table:table-cell>
          <table:table-cell office:value-type="float" office:value="-0.23291" calcext:value-type="float">
            <text:p>-0.23291</text:p>
          </table:table-cell>
          <table:table-cell office:value-type="float" office:value="0.250774" calcext:value-type="float">
            <text:p>0.250774</text:p>
          </table:table-cell>
        </table:table-row>
        <table:table-row table:style-name="ro1">
          <table:table-cell office:value-type="float" office:value="0.552186" calcext:value-type="float">
            <text:p>0.552186</text:p>
          </table:table-cell>
          <table:table-cell office:value-type="float" office:value="0.719983" calcext:value-type="float">
            <text:p>0.719983</text:p>
          </table:table-cell>
          <table:table-cell office:value-type="float" office:value="0.612771" calcext:value-type="float">
            <text:p>0.612771</text:p>
          </table:table-cell>
          <table:table-cell office:value-type="float" office:value="0.271499" calcext:value-type="float">
            <text:p>0.271499</text:p>
          </table:table-cell>
          <table:table-cell office:value-type="float" office:value="-0.173474" calcext:value-type="float">
            <text:p>-0.173474</text:p>
          </table:table-cell>
          <table:table-cell office:value-type="float" office:value="-0.552187" calcext:value-type="float">
            <text:p>-0.552187</text:p>
          </table:table-cell>
          <table:table-cell office:value-type="float" office:value="-0.719983" calcext:value-type="float">
            <text:p>-0.719983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271499" calcext:value-type="float">
            <text:p>-0.271499</text:p>
          </table:table-cell>
          <table:table-cell office:value-type="float" office:value="0.173474" calcext:value-type="float">
            <text:p>0.173474</text:p>
          </table:table-cell>
        </table:table-row>
        <table:table-row table:style-name="ro1">
          <table:table-cell office:value-type="float" office:value="0.463528" calcext:value-type="float">
            <text:p>0.463528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-0.095493" calcext:value-type="float">
            <text:p>-0.095493</text:p>
          </table:table-cell>
          <table:table-cell office:value-type="float" office:value="-0.463527" calcext:value-type="float">
            <text:p>-0.463527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-0.595493" calcext:value-type="float">
            <text:p>-0.595493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0.095493" calcext:value-type="float">
            <text:p>0.095493</text:p>
          </table:table-cell>
        </table:table-row>
        <table:table-row table:style-name="ro1">
          <table:table-cell office:value-type="float" office:value="0.373034" calcext:value-type="float">
            <text:p>0.373034</text:p>
          </table:table-cell>
          <table:table-cell office:value-type="float" office:value="0.586451" calcext:value-type="float">
            <text:p>0.586451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-0.017133" calcext:value-type="float">
            <text:p>-0.017133</text:p>
          </table:table-cell>
          <table:table-cell office:value-type="float" office:value="-0.373035" calcext:value-type="float">
            <text:p>-0.373035</text:p>
          </table:table-cell>
          <table:table-cell office:value-type="float" office:value="-0.586451" calcext:value-type="float">
            <text:p>-0.586451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0.017132" calcext:value-type="float">
            <text:p>0.017132</text:p>
          </table:table-cell>
        </table:table-row>
        <table:table-row table:style-name="ro1">
          <table:table-cell office:value-type="float" office:value="0.281074" calcext:value-type="float">
            <text:p>0.281074</text:p>
          </table:table-cell>
          <table:table-cell office:value-type="float" office:value="0.51608" calcext:value-type="float">
            <text:p>0.51608</text:p>
          </table:table-cell>
          <table:table-cell office:value-type="float" office:value="0.553962" calcext:value-type="float">
            <text:p>0.553962</text:p>
          </table:table-cell>
          <table:table-cell office:value-type="float" office:value="0.380248" calcext:value-type="float">
            <text:p>0.380248</text:p>
          </table:table-cell>
          <table:table-cell office:value-type="float" office:value="0.061293" calcext:value-type="float">
            <text:p>0.061293</text:p>
          </table:table-cell>
          <table:table-cell office:value-type="float" office:value="-0.281074" calcext:value-type="float">
            <text:p>-0.281074</text:p>
          </table:table-cell>
          <table:table-cell office:value-type="float" office:value="-0.51608" calcext:value-type="float">
            <text:p>-0.51608</text:p>
          </table:table-cell>
          <table:table-cell office:value-type="float" office:value="-0.553962" calcext:value-type="float">
            <text:p>-0.553962</text:p>
          </table:table-cell>
          <table:table-cell office:value-type="float" office:value="-0.380248" calcext:value-type="float">
            <text:p>-0.380248</text:p>
          </table:table-cell>
          <table:table-cell office:value-type="float" office:value="-0.061293" calcext:value-type="float">
            <text:p>-0.061293</text:p>
          </table:table-cell>
        </table:table-row>
        <table:table-row table:style-name="ro1">
          <table:table-cell office:value-type="float" office:value="0.187999" calcext:value-type="float">
            <text:p>0.187999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13683" calcext:value-type="float">
            <text:p>0.413683</text:p>
          </table:table-cell>
          <table:table-cell office:value-type="float" office:value="0.139479" calcext:value-type="float">
            <text:p>0.139479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44367" calcext:value-type="float">
            <text:p>-0.44367</text:p>
          </table:table-cell>
          <table:table-cell office:value-type="float" office:value="-0.529873" calcext:value-type="float">
            <text:p>-0.529873</text:p>
          </table:table-cell>
          <table:table-cell office:value-type="float" office:value="-0.413683" calcext:value-type="float">
            <text:p>-0.413683</text:p>
          </table:table-cell>
          <table:table-cell office:value-type="float" office:value="-0.13948" calcext:value-type="float">
            <text:p>-0.13948</text:p>
          </table:table-cell>
        </table:table-row>
        <table:table-row table:style-name="ro1">
          <table:table-cell office:value-type="float" office:value="0.094188" calcext:value-type="float">
            <text:p>0.094188</text:p>
          </table:table-cell>
          <table:table-cell office:value-type="float" office:value="0.369512" calcext:value-type="float">
            <text:p>0.369512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445484" calcext:value-type="float">
            <text:p>0.445484</text:p>
          </table:table-cell>
          <table:table-cell office:value-type="float" office:value="0.217113" calcext:value-type="float">
            <text:p>0.217113</text:p>
          </table:table-cell>
          <table:table-cell office:value-type="float" office:value="-0.094187" calcext:value-type="float">
            <text:p>-0.094187</text:p>
          </table:table-cell>
          <table:table-cell office:value-type="float" office:value="-0.369511" calcext:value-type="float">
            <text:p>-0.369511</text:p>
          </table:table-cell>
          <table:table-cell office:value-type="float" office:value="-0.503696" calcext:value-type="float">
            <text:p>-0.503696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217113" calcext:value-type="float">
            <text:p>-0.217113</text:p>
          </table:table-cell>
        </table:table-row>
        <table:table-row table:style-name="ro1">
          <table:table-cell office:value-type="float" office:value="0.000001" calcext:value-type="float">
            <text:p>0.000001</text:p>
          </table:table-cell>
          <table:table-cell office:value-type="float" office:value="0.293893" calcext:value-type="float">
            <text:p>0.293893</text:p>
          </table:table-cell>
          <table:table-cell table:number-columns-repeated="2" office:value-type="float" office:value="0.475528" calcext:value-type="float">
            <text:p>0.475528</text:p>
          </table:table-cell>
          <table:table-cell office:value-type="float" office:value="0.293892" calcext:value-type="float">
            <text:p>0.293892</text:p>
          </table:table-cell>
          <table:table-cell office:value-type="float" office:value="-0" calcext:value-type="float">
            <text:p>0</text:p>
          </table:table-cell>
          <table:table-cell office:value-type="float" office:value="-0.293892" calcext:value-type="float">
            <text:p>-0.293892</text:p>
          </table:table-cell>
          <table:table-cell table:number-columns-repeated="2" office:value-type="float" office:value="-0.475528" calcext:value-type="float">
            <text:p>-0.475528</text:p>
          </table:table-cell>
          <table:table-cell office:value-type="float" office:value="-0.293892" calcext:value-type="float">
            <text:p>-0.293892</text:p>
          </table:table-cell>
        </table:table-row>
        <table:table-row table:style-name="ro1">
          <table:table-cell office:value-type="float" office:value="-0.094188" calcext:value-type="float">
            <text:p>-0.094188</text:p>
          </table:table-cell>
          <table:table-cell office:value-type="float" office:value="0.217112" calcext:value-type="float">
            <text:p>0.217112</text:p>
          </table:table-cell>
          <table:table-cell office:value-type="float" office:value="0.445484" calcext:value-type="float">
            <text:p>0.445484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369513" calcext:value-type="float">
            <text:p>0.369513</text:p>
          </table:table-cell>
          <table:table-cell office:value-type="float" office:value="0.094189" calcext:value-type="float">
            <text:p>0.094189</text:p>
          </table:table-cell>
          <table:table-cell office:value-type="float" office:value="-0.217113" calcext:value-type="float">
            <text:p>-0.217113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503696" calcext:value-type="float">
            <text:p>-0.503696</text:p>
          </table:table-cell>
          <table:table-cell office:value-type="float" office:value="-0.369511" calcext:value-type="float">
            <text:p>-0.369511</text:p>
          </table:table-cell>
        </table:table-row>
        <table:table-row table:style-name="ro1">
          <table:table-cell office:value-type="float" office:value="-0.187999" calcext:value-type="float">
            <text:p>-0.187999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0.413683" calcext:value-type="float">
            <text:p>0.413683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43669" calcext:value-type="float">
            <text:p>0.443669</text:p>
          </table:table-cell>
          <table:table-cell office:value-type="float" office:value="0.187999" calcext:value-type="float">
            <text:p>0.187999</text:p>
          </table:table-cell>
          <table:table-cell office:value-type="float" office:value="-0.13948" calcext:value-type="float">
            <text:p>-0.13948</text:p>
          </table:table-cell>
          <table:table-cell office:value-type="float" office:value="-0.413683" calcext:value-type="float">
            <text:p>-0.413683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4367" calcext:value-type="float">
            <text:p>-0.44367</text:p>
          </table:table-cell>
        </table:table-row>
        <table:table-row table:style-name="ro1">
          <table:table-cell office:value-type="float" office:value="-0.281074" calcext:value-type="float">
            <text:p>-0.281074</text:p>
          </table:table-cell>
          <table:table-cell office:value-type="float" office:value="0.061292" calcext:value-type="float">
            <text:p>0.061292</text:p>
          </table:table-cell>
          <table:table-cell office:value-type="float" office:value="0.380248" calcext:value-type="float">
            <text:p>0.380248</text:p>
          </table:table-cell>
          <table:table-cell office:value-type="float" office:value="0.553962" calcext:value-type="float">
            <text:p>0.553962</text:p>
          </table:table-cell>
          <table:table-cell office:value-type="float" office:value="0.516081" calcext:value-type="float">
            <text:p>0.516081</text:p>
          </table:table-cell>
          <table:table-cell office:value-type="float" office:value="0.281073" calcext:value-type="float">
            <text:p>0.281073</text:p>
          </table:table-cell>
          <table:table-cell office:value-type="float" office:value="-0.061293" calcext:value-type="float">
            <text:p>-0.061293</text:p>
          </table:table-cell>
          <table:table-cell office:value-type="float" office:value="-0.380248" calcext:value-type="float">
            <text:p>-0.380248</text:p>
          </table:table-cell>
          <table:table-cell office:value-type="float" office:value="-0.553962" calcext:value-type="float">
            <text:p>-0.553962</text:p>
          </table:table-cell>
          <table:table-cell office:value-type="float" office:value="-0.51608" calcext:value-type="float">
            <text:p>-0.51608</text:p>
          </table:table-cell>
        </table:table-row>
        <table:table-row table:style-name="ro1">
          <table:table-cell office:value-type="float" office:value="-0.373034" calcext:value-type="float">
            <text:p>-0.373034</text:p>
          </table:table-cell>
          <table:table-cell office:value-type="float" office:value="-0.017132" calcext:value-type="float">
            <text:p>-0.017132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58645" calcext:value-type="float">
            <text:p>0.58645</text:p>
          </table:table-cell>
          <table:table-cell office:value-type="float" office:value="0.373034" calcext:value-type="float">
            <text:p>0.373034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586451" calcext:value-type="float">
            <text:p>-0.586451</text:p>
          </table:table-cell>
        </table:table-row>
        <table:table-row table:style-name="ro1">
          <table:table-cell office:value-type="float" office:value="-0.463528" calcext:value-type="float">
            <text:p>-0.463528</text:p>
          </table:table-cell>
          <table:table-cell office:value-type="float" office:value="-0.095494" calcext:value-type="float">
            <text:p>-0.095494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0.463526" calcext:value-type="float">
            <text:p>0.463526</text:p>
          </table:table-cell>
          <table:table-cell office:value-type="float" office:value="0.095493" calcext:value-type="float">
            <text:p>0.095493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-0.595493" calcext:value-type="float">
            <text:p>-0.595493</text:p>
          </table:table-cell>
          <table:table-cell office:value-type="float" office:value="-0.654509" calcext:value-type="float">
            <text:p>-0.654509</text:p>
          </table:table-cell>
        </table:table-row>
        <table:table-row table:style-name="ro1">
          <table:table-cell office:value-type="float" office:value="-0.552186" calcext:value-type="float">
            <text:p>-0.552186</text:p>
          </table:table-cell>
          <table:table-cell office:value-type="float" office:value="-0.173474" calcext:value-type="float">
            <text:p>-0.173474</text:p>
          </table:table-cell>
          <table:table-cell office:value-type="float" office:value="0.271499" calcext:value-type="float">
            <text:p>0.271499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719982" calcext:value-type="float">
            <text:p>0.719982</text:p>
          </table:table-cell>
          <table:table-cell office:value-type="float" office:value="0.552186" calcext:value-type="float">
            <text:p>0.552186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-0.271499" calcext:value-type="float">
            <text:p>-0.271499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719983" calcext:value-type="float">
            <text:p>-0.719983</text:p>
          </table:table-cell>
        </table:table-row>
        <table:table-row table:style-name="ro1">
          <table:table-cell office:value-type="float" office:value="-0.638671" calcext:value-type="float">
            <text:p>-0.638671</text:p>
          </table:table-cell>
          <table:table-cell office:value-type="float" office:value="-0.250773" calcext:value-type="float">
            <text:p>-0.250773</text:p>
          </table:table-cell>
          <table:table-cell office:value-type="float" office:value="0.23291" calcext:value-type="float">
            <text:p>0.23291</text:p>
          </table:table-cell>
          <table:table-cell office:value-type="float" office:value="0.627631" calcext:value-type="float">
            <text:p>0.627631</text:p>
          </table:table-cell>
          <table:table-cell office:value-type="float" office:value="0.782618" calcext:value-type="float">
            <text:p>0.782618</text:p>
          </table:table-cell>
          <table:table-cell office:value-type="float" office:value="0.63867" calcext:value-type="float">
            <text:p>0.63867</text:p>
          </table:table-cell>
          <table:table-cell office:value-type="float" office:value="0.250774" calcext:value-type="float">
            <text:p>0.250774</text:p>
          </table:table-cell>
          <table:table-cell office:value-type="float" office:value="-0.23291" calcext:value-type="float">
            <text:p>-0.23291</text:p>
          </table:table-cell>
          <table:table-cell office:value-type="float" office:value="-0.627631" calcext:value-type="float">
            <text:p>-0.627631</text:p>
          </table:table-cell>
          <table:table-cell office:value-type="float" office:value="-0.782617" calcext:value-type="float">
            <text:p>-0.782617</text:p>
          </table:table-cell>
        </table:table-row>
        <table:table-row table:style-name="ro1">
          <table:table-cell office:value-type="float" office:value="-0.722629" calcext:value-type="float">
            <text:p>-0.722629</text:p>
          </table:table-cell>
          <table:table-cell office:value-type="float" office:value="-0.32708" calcext:value-type="float">
            <text:p>-0.32708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84216" calcext:value-type="float">
            <text:p>0.84216</text:p>
          </table:table-cell>
          <table:table-cell office:value-type="float" office:value="0.72263" calcext:value-type="float">
            <text:p>0.72263</text:p>
          </table:table-cell>
          <table:table-cell office:value-type="float" office:value="0.32708" calcext:value-type="float">
            <text:p>0.32708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84216" calcext:value-type="float">
            <text:p>-0.84216</text:p>
          </table:table-cell>
        </table:table-row>
        <table:table-row table:style-name="ro1">
          <table:table-cell office:value-type="float" office:value="-0.803742" calcext:value-type="float">
            <text:p>-0.803742</text:p>
          </table:table-cell>
          <table:table-cell office:value-type="float" office:value="-0.402099" calcext:value-type="float">
            <text:p>-0.402099</text:p>
          </table:table-cell>
          <table:table-cell office:value-type="float" office:value="0.153131" calcext:value-type="float">
            <text:p>0.153131</text:p>
          </table:table-cell>
          <table:table-cell office:value-type="float" office:value="0.649872" calcext:value-type="float">
            <text:p>0.649872</text:p>
          </table:table-cell>
          <table:table-cell office:value-type="float" office:value="0.898383" calcext:value-type="float">
            <text:p>0.898383</text:p>
          </table:table-cell>
          <table:table-cell office:value-type="float" office:value="0.803741" calcext:value-type="float">
            <text:p>0.803741</text:p>
          </table:table-cell>
          <table:table-cell office:value-type="float" office:value="0.402099" calcext:value-type="float">
            <text:p>0.402099</text:p>
          </table:table-cell>
          <table:table-cell office:value-type="float" office:value="-0.153131" calcext:value-type="float">
            <text:p>-0.153131</text:p>
          </table:table-cell>
          <table:table-cell office:value-type="float" office:value="-0.649871" calcext:value-type="float">
            <text:p>-0.649871</text:p>
          </table:table-cell>
          <table:table-cell office:value-type="float" office:value="-0.898382" calcext:value-type="float">
            <text:p>-0.898382</text:p>
          </table:table-cell>
        </table:table-row>
        <table:table-row table:style-name="ro1">
          <table:table-cell office:value-type="float" office:value="-0.881677" calcext:value-type="float">
            <text:p>-0.881677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0.112256" calcext:value-type="float">
            <text:p>0.112256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0.881677" calcext:value-type="float">
            <text:p>0.881677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-0.112256" calcext:value-type="float">
            <text:p>-0.112256</text:p>
          </table:table-cell>
          <table:table-cell office:value-type="float" office:value="-0.657165" calcext:value-type="float">
            <text:p>-0.657165</text:p>
          </table:table-cell>
          <table:table-cell office:value-type="float" office:value="-0.951057" calcext:value-type="float">
            <text:p>-0.951057</text:p>
          </table:table-cell>
        </table:table-row>
        <table:table-row table:style-name="ro1">
          <table:table-cell office:value-type="float" office:value="-0.956137" calcext:value-type="float">
            <text:p>-0.956137</text:p>
          </table:table-cell>
          <table:table-cell office:value-type="float" office:value="-0.547083" calcext:value-type="float">
            <text:p>-0.547083</text:p>
          </table:table-cell>
          <table:table-cell office:value-type="float" office:value="0.070937" calcext:value-type="float">
            <text:p>0.070937</text:p>
          </table:table-cell>
          <table:table-cell office:value-type="float" office:value="0.661865" calcext:value-type="float">
            <text:p>0.661865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56137" calcext:value-type="float">
            <text:p>0.956137</text:p>
          </table:table-cell>
          <table:table-cell office:value-type="float" office:value="0.547084" calcext:value-type="float">
            <text:p>0.547084</text:p>
          </table:table-cell>
          <table:table-cell office:value-type="float" office:value="-0.070937" calcext:value-type="float">
            <text:p>-0.070937</text:p>
          </table:table-cell>
          <table:table-cell office:value-type="float" office:value="-0.661863" calcext:value-type="float">
            <text:p>-0.661863</text:p>
          </table:table-cell>
          <table:table-cell office:value-type="float" office:value="-0.999979" calcext:value-type="float">
            <text:p>-0.999979</text:p>
          </table:table-cell>
        </table:table-row>
        <table:table-row table:style-name="ro1">
          <table:table-cell office:value-type="float" office:value="-1.02682" calcext:value-type="float">
            <text:p>-1.02682</text:p>
          </table:table-cell>
          <table:table-cell office:value-type="float" office:value="-0.616477" calcext:value-type="float">
            <text:p>-0.616477</text:p>
          </table:table-cell>
          <table:table-cell office:value-type="float" office:value="0.02934" calcext:value-type="float">
            <text:p>0.02934</text:p>
          </table:table-cell>
          <table:table-cell office:value-type="float" office:value="0.663951" calcext:value-type="float">
            <text:p>0.663951</text:p>
          </table:table-cell>
          <table:table-cell office:value-type="float" office:value="1.044953" calcext:value-type="float">
            <text:p>1.044953</text:p>
          </table:table-cell>
          <table:table-cell office:value-type="float" office:value="1.02682" calcext:value-type="float">
            <text:p>1.02682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-0.029339" calcext:value-type="float">
            <text:p>-0.029339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1.044954" calcext:value-type="float">
            <text:p>-1.044954</text:p>
          </table:table-cell>
        </table:table-row>
        <table:table-row table:style-name="ro1">
          <table:table-cell office:value-type="float" office:value="-1.093454" calcext:value-type="float">
            <text:p>-1.093454</text:p>
          </table:table-cell>
          <table:table-cell office:value-type="float" office:value="-0.68344" calcext:value-type="float">
            <text:p>-0.68344</text:p>
          </table:table-cell>
          <table:table-cell office:value-type="float" office:value="-0.012376" calcext:value-type="float">
            <text:p>-0.012376</text:p>
          </table:table-cell>
          <table:table-cell office:value-type="float" office:value="0.663419" calcext:value-type="float">
            <text:p>0.663419</text:p>
          </table:table-cell>
          <table:table-cell office:value-type="float" office:value="1.085805" calcext:value-type="float">
            <text:p>1.085805</text:p>
          </table:table-cell>
          <table:table-cell office:value-type="float" office:value="1.093453" calcext:value-type="float">
            <text:p>1.093453</text:p>
          </table:table-cell>
          <table:table-cell office:value-type="float" office:value="0.68344" calcext:value-type="float">
            <text:p>0.68344</text:p>
          </table:table-cell>
          <table:table-cell office:value-type="float" office:value="0.012376" calcext:value-type="float">
            <text:p>0.012376</text:p>
          </table:table-cell>
          <table:table-cell office:value-type="float" office:value="-0.663418" calcext:value-type="float">
            <text:p>-0.663418</text:p>
          </table:table-cell>
          <table:table-cell office:value-type="float" office:value="-1.085806" calcext:value-type="float">
            <text:p>-1.085806</text:p>
          </table:table-cell>
        </table:table-row>
        <table:table-row table:style-name="ro1">
          <table:table-cell office:value-type="float" office:value="-1.155769" calcext:value-type="float">
            <text:p>-1.155769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0.05404" calcext:value-type="float">
            <text:p>-0.05404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1.122371" calcext:value-type="float">
            <text:p>1.122371</text:p>
          </table:table-cell>
          <table:table-cell office:value-type="float" office:value="1.155769" calcext:value-type="float">
            <text:p>1.155769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0.054041" calcext:value-type="float">
            <text:p>0.054041</text:p>
          </table:table-cell>
          <table:table-cell office:value-type="float" office:value="-0.660267" calcext:value-type="float">
            <text:p>-0.660267</text:p>
          </table:table-cell>
          <table:table-cell office:value-type="float" office:value="-1.122372" calcext:value-type="float">
            <text:p>-1.122372</text:p>
          </table:table-cell>
        </table:table-row>
        <table:table-row table:style-name="ro1">
          <table:table-cell office:value-type="float" office:value="-1.213526" calcext:value-type="float">
            <text:p>-1.213526</text:p>
          </table:table-cell>
          <table:table-cell office:value-type="float" office:value="-0.809018" calcext:value-type="float">
            <text:p>-0.809018</text:p>
          </table:table-cell>
          <table:table-cell office:value-type="float" office:value="-0.095493" calcext:value-type="float">
            <text:p>-0.095493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1.154508" calcext:value-type="float">
            <text:p>1.154508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0.809018" calcext:value-type="float">
            <text:p>0.809018</text:p>
          </table:table-cell>
          <table:table-cell office:value-type="float" office:value="0.095493" calcext:value-type="float">
            <text:p>0.095493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-1.154509" calcext:value-type="float">
            <text:p>-1.154509</text:p>
          </table:table-cell>
        </table:table-row>
        <table:table-row table:style-name="ro1">
          <table:table-cell office:value-type="float" office:value="-1.266491" calcext:value-type="float">
            <text:p>-1.266491</text:p>
          </table:table-cell>
          <table:table-cell office:value-type="float" office:value="-0.867138" calcext:value-type="float">
            <text:p>-0.867138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0.646169" calcext:value-type="float">
            <text:p>0.646169</text:p>
          </table:table-cell>
          <table:table-cell office:value-type="float" office:value="1.182089" calcext:value-type="float">
            <text:p>1.182089</text:p>
          </table:table-cell>
          <table:table-cell office:value-type="float" office:value="1.266491" calcext:value-type="float">
            <text:p>1.266491</text:p>
          </table:table-cell>
          <table:table-cell office:value-type="float" office:value="0.867138" calcext:value-type="float">
            <text:p>0.867138</text:p>
          </table:table-cell>
          <table:table-cell office:value-type="float" office:value="0.136568" calcext:value-type="float">
            <text:p>0.136568</text:p>
          </table:table-cell>
          <table:table-cell office:value-type="float" office:value="-0.64617" calcext:value-type="float">
            <text:p>-0.64617</text:p>
          </table:table-cell>
          <table:table-cell office:value-type="float" office:value="-1.18209" calcext:value-type="float">
            <text:p>-1.18209</text:p>
          </table:table-cell>
        </table:table-row>
        <table:table-row table:style-name="ro1">
          <table:table-cell office:value-type="float" office:value="-1.31446" calcext:value-type="float">
            <text:p>-1.31446</text:p>
          </table:table-cell>
          <table:table-cell office:value-type="float" office:value="-0.921838" calcext:value-type="float">
            <text:p>-0.921838</text:p>
          </table:table-cell>
          <table:table-cell office:value-type="float" office:value="-0.177105" calcext:value-type="float">
            <text:p>-0.177105</text:p>
          </table:table-cell>
          <table:table-cell office:value-type="float" office:value="0.63528" calcext:value-type="float">
            <text:p>0.63528</text:p>
          </table:table-cell>
          <table:table-cell office:value-type="float" office:value="1.205004" calcext:value-type="float">
            <text:p>1.205004</text:p>
          </table:table-cell>
          <table:table-cell office:value-type="float" office:value="1.31446" calcext:value-type="float">
            <text:p>1.31446</text:p>
          </table:table-cell>
          <table:table-cell office:value-type="float" office:value="0.921838" calcext:value-type="float">
            <text:p>0.921838</text:p>
          </table:table-cell>
          <table:table-cell office:value-type="float" office:value="0.177104" calcext:value-type="float">
            <text:p>0.177104</text:p>
          </table:table-cell>
          <table:table-cell office:value-type="float" office:value="-0.635279" calcext:value-type="float">
            <text:p>-0.635279</text:p>
          </table:table-cell>
          <table:table-cell office:value-type="float" office:value="-1.205005" calcext:value-type="float">
            <text:p>-1.205005</text:p>
          </table:table-cell>
        </table:table-row>
        <table:table-row table:style-name="ro1">
          <table:table-cell office:value-type="float" office:value="-1.35724" calcext:value-type="float">
            <text:p>-1.35724</text:p>
          </table:table-cell>
          <table:table-cell office:value-type="float" office:value="-0.972897" calcext:value-type="float">
            <text:p>-0.972897</text:p>
          </table:table-cell>
          <table:table-cell office:value-type="float" office:value="-0.216941" calcext:value-type="float">
            <text:p>-0.216941</text:p>
          </table:table-cell>
          <table:table-cell office:value-type="float" office:value="0.621882" calcext:value-type="float">
            <text:p>0.621882</text:p>
          </table:table-cell>
          <table:table-cell office:value-type="float" office:value="1.223164" calcext:value-type="float">
            <text:p>1.223164</text:p>
          </table:table-cell>
          <table:table-cell office:value-type="float" office:value="1.35724" calcext:value-type="float">
            <text:p>1.35724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0.216942" calcext:value-type="float">
            <text:p>0.216942</text:p>
          </table:table-cell>
          <table:table-cell office:value-type="float" office:value="-0.621882" calcext:value-type="float">
            <text:p>-0.621882</text:p>
          </table:table-cell>
          <table:table-cell office:value-type="float" office:value="-1.223165" calcext:value-type="float">
            <text:p>-1.223165</text:p>
          </table:table-cell>
        </table:table-row>
        <table:table-row table:style-name="ro1">
          <table:table-cell office:value-type="float" office:value="-1.394665" calcext:value-type="float">
            <text:p>-1.394665</text:p>
          </table:table-cell>
          <table:table-cell office:value-type="float" office:value="-1.020119" calcext:value-type="float">
            <text:p>-1.020119</text:p>
          </table:table-cell>
          <table:table-cell office:value-type="float" office:value="-0.255923" calcext:value-type="float">
            <text:p>-0.255923</text:p>
          </table:table-cell>
          <table:table-cell office:value-type="float" office:value="0.606031" calcext:value-type="float">
            <text:p>0.606031</text:p>
          </table:table-cell>
          <table:table-cell office:value-type="float" office:value="1.236496" calcext:value-type="float">
            <text:p>1.236496</text:p>
          </table:table-cell>
          <table:table-cell office:value-type="float" office:value="1.394665" calcext:value-type="float">
            <text:p>1.394665</text:p>
          </table:table-cell>
          <table:table-cell office:value-type="float" office:value="1.020119" calcext:value-type="float">
            <text:p>1.020119</text:p>
          </table:table-cell>
          <table:table-cell office:value-type="float" office:value="0.255923" calcext:value-type="float">
            <text:p>0.255923</text:p>
          </table:table-cell>
          <table:table-cell office:value-type="float" office:value="-0.60603" calcext:value-type="float">
            <text:p>-0.60603</text:p>
          </table:table-cell>
          <table:table-cell office:value-type="float" office:value="-1.236497" calcext:value-type="float">
            <text:p>-1.236497</text:p>
          </table:table-cell>
        </table:table-row>
        <table:table-row table:style-name="ro1">
          <table:table-cell office:value-type="float" office:value="-1.426584" calcext:value-type="float">
            <text:p>-1.426584</text:p>
          </table:table-cell>
          <table:table-cell office:value-type="float" office:value="-1.063313" calcext:value-type="float">
            <text:p>-1.063313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0.587787" calcext:value-type="float">
            <text:p>0.587787</text:p>
          </table:table-cell>
          <table:table-cell office:value-type="float" office:value="1.24495" calcext:value-type="float">
            <text:p>1.24495</text:p>
          </table:table-cell>
          <table:table-cell office:value-type="float" office:value="1.426584" calcext:value-type="float">
            <text:p>1.426584</text:p>
          </table:table-cell>
          <table:table-cell office:value-type="float" office:value="1.063314" calcext:value-type="float">
            <text:p>1.063314</text:p>
          </table:table-cell>
          <table:table-cell office:value-type="float" office:value="0.293894" calcext:value-type="float">
            <text:p>0.293894</text:p>
          </table:table-cell>
          <table:table-cell office:value-type="float" office:value="-0.587788" calcext:value-type="float">
            <text:p>-0.587788</text:p>
          </table:table-cell>
          <table:table-cell office:value-type="float" office:value="-1.24495" calcext:value-type="float">
            <text:p>-1.24495</text:p>
          </table:table-cell>
        </table:table-row>
        <table:table-row table:style-name="ro1">
          <table:table-cell office:value-type="float" office:value="-1.452875" calcext:value-type="float">
            <text:p>-1.452875</text:p>
          </table:table-cell>
          <table:table-cell office:value-type="float" office:value="-1.102313" calcext:value-type="float">
            <text:p>-1.102313</text:p>
          </table:table-cell>
          <table:table-cell office:value-type="float" office:value="-0.330706" calcext:value-type="float">
            <text:p>-0.330706</text:p>
          </table:table-cell>
          <table:table-cell office:value-type="float" office:value="0.567225" calcext:value-type="float">
            <text:p>0.567225</text:p>
          </table:table-cell>
          <table:table-cell office:value-type="float" office:value="1.248489" calcext:value-type="float">
            <text:p>1.248489</text:p>
          </table:table-cell>
          <table:table-cell office:value-type="float" office:value="1.452875" calcext:value-type="float">
            <text:p>1.452875</text:p>
          </table:table-cell>
          <table:table-cell office:value-type="float" office:value="1.102313" calcext:value-type="float">
            <text:p>1.102313</text:p>
          </table:table-cell>
          <table:table-cell office:value-type="float" office:value="0.330705" calcext:value-type="float">
            <text:p>0.330705</text:p>
          </table:table-cell>
          <table:table-cell office:value-type="float" office:value="-0.567223" calcext:value-type="float">
            <text:p>-0.567223</text:p>
          </table:table-cell>
          <table:table-cell office:value-type="float" office:value="-1.248489" calcext:value-type="float">
            <text:p>-1.248489</text:p>
          </table:table-cell>
        </table:table-row>
        <table:table-row table:style-name="ro1">
          <table:table-cell office:value-type="float" office:value="-1.473431" calcext:value-type="float">
            <text:p>-1.473431</text:p>
          </table:table-cell>
          <table:table-cell office:value-type="float" office:value="-1.13696" calcext:value-type="float">
            <text:p>-1.13696</text:p>
          </table:table-cell>
          <table:table-cell office:value-type="float" office:value="-0.36621" calcext:value-type="float">
            <text:p>-0.36621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1.247101" calcext:value-type="float">
            <text:p>1.247101</text:p>
          </table:table-cell>
          <table:table-cell office:value-type="float" office:value="1.473431" calcext:value-type="float">
            <text:p>1.473431</text:p>
          </table:table-cell>
          <table:table-cell office:value-type="float" office:value="1.136961" calcext:value-type="float">
            <text:p>1.136961</text:p>
          </table:table-cell>
          <table:table-cell office:value-type="float" office:value="0.366211" calcext:value-type="float">
            <text:p>0.366211</text:p>
          </table:table-cell>
          <table:table-cell office:value-type="float" office:value="-0.544423" calcext:value-type="float">
            <text:p>-0.544423</text:p>
          </table:table-cell>
          <table:table-cell office:value-type="float" office:value="-1.247102" calcext:value-type="float">
            <text:p>-1.247102</text:p>
          </table:table-cell>
        </table:table-row>
        <table:table-row table:style-name="ro1">
          <table:table-cell office:value-type="float" office:value="-1.488172" calcext:value-type="float">
            <text:p>-1.488172</text:p>
          </table:table-cell>
          <table:table-cell office:value-type="float" office:value="-1.167123" calcext:value-type="float">
            <text:p>-1.167123</text:p>
          </table:table-cell>
          <table:table-cell office:value-type="float" office:value="-0.400273" calcext:value-type="float">
            <text:p>-0.400273</text:p>
          </table:table-cell>
          <table:table-cell office:value-type="float" office:value="0.519471" calcext:value-type="float">
            <text:p>0.519471</text:p>
          </table:table-cell>
          <table:table-cell office:value-type="float" office:value="1.240791" calcext:value-type="float">
            <text:p>1.240791</text:p>
          </table:table-cell>
          <table:table-cell office:value-type="float" office:value="1.488172" calcext:value-type="float">
            <text:p>1.488172</text:p>
          </table:table-cell>
          <table:table-cell office:value-type="float" office:value="1.167122" calcext:value-type="float">
            <text:p>1.167122</text:p>
          </table:table-cell>
          <table:table-cell office:value-type="float" office:value="0.400272" calcext:value-type="float">
            <text:p>0.400272</text:p>
          </table:table-cell>
          <table:table-cell office:value-type="float" office:value="-0.519471" calcext:value-type="float">
            <text:p>-0.519471</text:p>
          </table:table-cell>
          <table:table-cell office:value-type="float" office:value="-1.240792" calcext:value-type="float">
            <text:p>-1.240792</text:p>
          </table:table-cell>
        </table:table-row>
        <table:table-row table:style-name="ro1">
          <table:table-cell office:value-type="float" office:value="-1.49704" calcext:value-type="float">
            <text:p>-1.49704</text:p>
          </table:table-cell>
          <table:table-cell office:value-type="float" office:value="-1.192677" calcext:value-type="float">
            <text:p>-1.192677</text:p>
          </table:table-cell>
          <table:table-cell office:value-type="float" office:value="-0.432754" calcext:value-type="float">
            <text:p>-0.432754</text:p>
          </table:table-cell>
          <table:table-cell office:value-type="float" office:value="0.492472" calcext:value-type="float">
            <text:p>0.492472</text:p>
          </table:table-cell>
          <table:table-cell office:value-type="float" office:value="1.229586" calcext:value-type="float">
            <text:p>1.229586</text:p>
          </table:table-cell>
          <table:table-cell office:value-type="float" office:value="1.49704" calcext:value-type="float">
            <text:p>1.49704</text:p>
          </table:table-cell>
          <table:table-cell office:value-type="float" office:value="1.192678" calcext:value-type="float">
            <text:p>1.192678</text:p>
          </table:table-cell>
          <table:table-cell office:value-type="float" office:value="0.432753" calcext:value-type="float">
            <text:p>0.432753</text:p>
          </table:table-cell>
          <table:table-cell office:value-type="float" office:value="-0.492472" calcext:value-type="float">
            <text:p>-0.492472</text:p>
          </table:table-cell>
          <table:table-cell office:value-type="float" office:value="-1.229585" calcext:value-type="float">
            <text:p>-1.229585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0.463527" calcext:value-type="float">
            <text:p>-0.463527</text:p>
          </table:table-cell>
          <table:table-cell office:value-type="float" office:value="0.463526" calcext:value-type="float">
            <text:p>0.463526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1.5" calcext:value-type="float">
            <text:p>1.5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0.463526" calcext:value-type="float">
            <text:p>0.463526</text:p>
          </table:table-cell>
          <table:table-cell office:value-type="float" office:value="-0.463527" calcext:value-type="float">
            <text:p>-0.463527</text:p>
          </table:table-cell>
          <table:table-cell office:value-type="float" office:value="-1.213526" calcext:value-type="float">
            <text:p>-1.213526</text:p>
          </table:table-cell>
        </table:table-row>
        <table:table-row table:style-name="ro1">
          <table:table-cell office:value-type="float" office:value="-1.49704" calcext:value-type="float">
            <text:p>-1.49704</text:p>
          </table:table-cell>
          <table:table-cell office:value-type="float" office:value="-1.229586" calcext:value-type="float">
            <text:p>-1.229586</text:p>
          </table:table-cell>
          <table:table-cell office:value-type="float" office:value="-0.492472" calcext:value-type="float">
            <text:p>-0.492472</text:p>
          </table:table-cell>
          <table:table-cell office:value-type="float" office:value="0.432754" calcext:value-type="float">
            <text:p>0.432754</text:p>
          </table:table-cell>
          <table:table-cell office:value-type="float" office:value="1.192678" calcext:value-type="float">
            <text:p>1.192678</text:p>
          </table:table-cell>
          <table:table-cell office:value-type="float" office:value="1.49704" calcext:value-type="float">
            <text:p>1.49704</text:p>
          </table:table-cell>
          <table:table-cell office:value-type="float" office:value="1.229586" calcext:value-type="float">
            <text:p>1.229586</text:p>
          </table:table-cell>
          <table:table-cell office:value-type="float" office:value="0.492472" calcext:value-type="float">
            <text:p>0.492472</text:p>
          </table:table-cell>
          <table:table-cell office:value-type="float" office:value="-0.432752" calcext:value-type="float">
            <text:p>-0.432752</text:p>
          </table:table-cell>
          <table:table-cell office:value-type="float" office:value="-1.192677" calcext:value-type="float">
            <text:p>-1.192677</text:p>
          </table:table-cell>
        </table:table-row>
        <table:table-row table:style-name="ro1">
          <table:table-cell office:value-type="float" office:value="-1.488172" calcext:value-type="float">
            <text:p>-1.488172</text:p>
          </table:table-cell>
          <table:table-cell office:value-type="float" office:value="-1.240792" calcext:value-type="float">
            <text:p>-1.240792</text:p>
          </table:table-cell>
          <table:table-cell office:value-type="float" office:value="-0.519471" calcext:value-type="float">
            <text:p>-0.519471</text:p>
          </table:table-cell>
          <table:table-cell office:value-type="float" office:value="0.400272" calcext:value-type="float">
            <text:p>0.400272</text:p>
          </table:table-cell>
          <table:table-cell office:value-type="float" office:value="1.167122" calcext:value-type="float">
            <text:p>1.167122</text:p>
          </table:table-cell>
          <table:table-cell office:value-type="float" office:value="1.488172" calcext:value-type="float">
            <text:p>1.488172</text:p>
          </table:table-cell>
          <table:table-cell office:value-type="float" office:value="1.240791" calcext:value-type="float">
            <text:p>1.240791</text:p>
          </table:table-cell>
          <table:table-cell office:value-type="float" office:value="0.519472" calcext:value-type="float">
            <text:p>0.519472</text:p>
          </table:table-cell>
          <table:table-cell office:value-type="float" office:value="-0.400273" calcext:value-type="float">
            <text:p>-0.400273</text:p>
          </table:table-cell>
          <table:table-cell office:value-type="float" office:value="-1.167123" calcext:value-type="float">
            <text:p>-1.167123</text:p>
          </table:table-cell>
        </table:table-row>
        <table:table-row table:style-name="ro1">
          <table:table-cell office:value-type="float" office:value="-1.47343" calcext:value-type="float">
            <text:p>-1.47343</text:p>
          </table:table-cell>
          <table:table-cell office:value-type="float" office:value="-1.247102" calcext:value-type="float">
            <text:p>-1.247102</text:p>
          </table:table-cell>
          <table:table-cell office:value-type="float" office:value="-0.544423" calcext:value-type="float">
            <text:p>-0.544423</text:p>
          </table:table-cell>
          <table:table-cell office:value-type="float" office:value="0.366211" calcext:value-type="float">
            <text:p>0.366211</text:p>
          </table:table-cell>
          <table:table-cell office:value-type="float" office:value="1.136961" calcext:value-type="float">
            <text:p>1.136961</text:p>
          </table:table-cell>
          <table:table-cell office:value-type="float" office:value="1.473431" calcext:value-type="float">
            <text:p>1.473431</text:p>
          </table:table-cell>
          <table:table-cell office:value-type="float" office:value="1.247101" calcext:value-type="float">
            <text:p>1.247101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-0.36621" calcext:value-type="float">
            <text:p>-0.36621</text:p>
          </table:table-cell>
          <table:table-cell office:value-type="float" office:value="-1.13696" calcext:value-type="float">
            <text:p>-1.13696</text:p>
          </table:table-cell>
        </table:table-row>
        <table:table-row table:style-name="ro1">
          <table:table-cell office:value-type="float" office:value="-1.452875" calcext:value-type="float">
            <text:p>-1.452875</text:p>
          </table:table-cell>
          <table:table-cell office:value-type="float" office:value="-1.248489" calcext:value-type="float">
            <text:p>-1.248489</text:p>
          </table:table-cell>
          <table:table-cell office:value-type="float" office:value="-0.567223" calcext:value-type="float">
            <text:p>-0.567223</text:p>
          </table:table-cell>
          <table:table-cell office:value-type="float" office:value="0.330705" calcext:value-type="float">
            <text:p>0.330705</text:p>
          </table:table-cell>
          <table:table-cell office:value-type="float" office:value="1.102313" calcext:value-type="float">
            <text:p>1.102313</text:p>
          </table:table-cell>
          <table:table-cell office:value-type="float" office:value="1.452875" calcext:value-type="float">
            <text:p>1.452875</text:p>
          </table:table-cell>
          <table:table-cell office:value-type="float" office:value="1.248488" calcext:value-type="float">
            <text:p>1.248488</text:p>
          </table:table-cell>
          <table:table-cell office:value-type="float" office:value="0.567224" calcext:value-type="float">
            <text:p>0.567224</text:p>
          </table:table-cell>
          <table:table-cell office:value-type="float" office:value="-0.330706" calcext:value-type="float">
            <text:p>-0.330706</text:p>
          </table:table-cell>
          <table:table-cell office:value-type="float" office:value="-1.102313" calcext:value-type="float">
            <text:p>-1.102313</text:p>
          </table:table-cell>
        </table:table-row>
        <table:table-row table:style-name="ro1">
          <table:table-cell office:value-type="float" office:value="-1.426584" calcext:value-type="float">
            <text:p>-1.426584</text:p>
          </table:table-cell>
          <table:table-cell office:value-type="float" office:value="-1.24495" calcext:value-type="float">
            <text:p>-1.24495</text:p>
          </table:table-cell>
          <table:table-cell office:value-type="float" office:value="-0.587787" calcext:value-type="float">
            <text:p>-0.587787</text:p>
          </table:table-cell>
          <table:table-cell office:value-type="float" office:value="0.293894" calcext:value-type="float">
            <text:p>0.293894</text:p>
          </table:table-cell>
          <table:table-cell office:value-type="float" office:value="1.063313" calcext:value-type="float">
            <text:p>1.063313</text:p>
          </table:table-cell>
          <table:table-cell office:value-type="float" office:value="1.426584" calcext:value-type="float">
            <text:p>1.426584</text:p>
          </table:table-cell>
          <table:table-cell office:value-type="float" office:value="1.244949" calcext:value-type="float">
            <text:p>1.244949</text:p>
          </table:table-cell>
          <table:table-cell office:value-type="float" office:value="0.587787" calcext:value-type="float">
            <text:p>0.587787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-1.063313" calcext:value-type="float">
            <text:p>-1.063313</text:p>
          </table:table-cell>
        </table:table-row>
        <table:table-row table:style-name="ro1">
          <table:table-cell office:value-type="float" office:value="-1.394665" calcext:value-type="float">
            <text:p>-1.394665</text:p>
          </table:table-cell>
          <table:table-cell office:value-type="float" office:value="-1.236497" calcext:value-type="float">
            <text:p>-1.236497</text:p>
          </table:table-cell>
          <table:table-cell office:value-type="float" office:value="-0.60603" calcext:value-type="float">
            <text:p>-0.60603</text:p>
          </table:table-cell>
          <table:table-cell office:value-type="float" office:value="0.255923" calcext:value-type="float">
            <text:p>0.255923</text:p>
          </table:table-cell>
          <table:table-cell office:value-type="float" office:value="1.020119" calcext:value-type="float">
            <text:p>1.020119</text:p>
          </table:table-cell>
          <table:table-cell office:value-type="float" office:value="1.394665" calcext:value-type="float">
            <text:p>1.394665</text:p>
          </table:table-cell>
          <table:table-cell office:value-type="float" office:value="1.236496" calcext:value-type="float">
            <text:p>1.236496</text:p>
          </table:table-cell>
          <table:table-cell office:value-type="float" office:value="0.606031" calcext:value-type="float">
            <text:p>0.606031</text:p>
          </table:table-cell>
          <table:table-cell office:value-type="float" office:value="-0.255923" calcext:value-type="float">
            <text:p>-0.255923</text:p>
          </table:table-cell>
          <table:table-cell office:value-type="float" office:value="-1.020119" calcext:value-type="float">
            <text:p>-1.020119</text:p>
          </table:table-cell>
        </table:table-row>
        <table:table-row table:style-name="ro1">
          <table:table-cell office:value-type="float" office:value="-1.357239" calcext:value-type="float">
            <text:p>-1.357239</text:p>
          </table:table-cell>
          <table:table-cell office:value-type="float" office:value="-1.223165" calcext:value-type="float">
            <text:p>-1.223165</text:p>
          </table:table-cell>
          <table:table-cell office:value-type="float" office:value="-0.621882" calcext:value-type="float">
            <text:p>-0.621882</text:p>
          </table:table-cell>
          <table:table-cell office:value-type="float" office:value="0.216942" calcext:value-type="float">
            <text:p>0.216942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1.35724" calcext:value-type="float">
            <text:p>1.35724</text:p>
          </table:table-cell>
          <table:table-cell office:value-type="float" office:value="1.223164" calcext:value-type="float">
            <text:p>1.223164</text:p>
          </table:table-cell>
          <table:table-cell office:value-type="float" office:value="0.621882" calcext:value-type="float">
            <text:p>0.621882</text:p>
          </table:table-cell>
          <table:table-cell office:value-type="float" office:value="-0.216941" calcext:value-type="float">
            <text:p>-0.216941</text:p>
          </table:table-cell>
          <table:table-cell office:value-type="float" office:value="-0.972897" calcext:value-type="float">
            <text:p>-0.972897</text:p>
          </table:table-cell>
        </table:table-row>
        <table:table-row table:style-name="ro1">
          <table:table-cell office:value-type="float" office:value="-1.314461" calcext:value-type="float">
            <text:p>-1.314461</text:p>
          </table:table-cell>
          <table:table-cell office:value-type="float" office:value="-1.205005" calcext:value-type="float">
            <text:p>-1.205005</text:p>
          </table:table-cell>
          <table:table-cell office:value-type="float" office:value="-0.635279" calcext:value-type="float">
            <text:p>-0.635279</text:p>
          </table:table-cell>
          <table:table-cell office:value-type="float" office:value="0.177105" calcext:value-type="float">
            <text:p>0.177105</text:p>
          </table:table-cell>
          <table:table-cell office:value-type="float" office:value="0.921838" calcext:value-type="float">
            <text:p>0.921838</text:p>
          </table:table-cell>
          <table:table-cell office:value-type="float" office:value="1.31446" calcext:value-type="float">
            <text:p>1.31446</text:p>
          </table:table-cell>
          <table:table-cell office:value-type="float" office:value="1.205004" calcext:value-type="float">
            <text:p>1.205004</text:p>
          </table:table-cell>
          <table:table-cell office:value-type="float" office:value="0.63528" calcext:value-type="float">
            <text:p>0.63528</text:p>
          </table:table-cell>
          <table:table-cell office:value-type="float" office:value="-0.177105" calcext:value-type="float">
            <text:p>-0.177105</text:p>
          </table:table-cell>
          <table:table-cell office:value-type="float" office:value="-0.921838" calcext:value-type="float">
            <text:p>-0.921838</text:p>
          </table:table-cell>
        </table:table-row>
        <table:table-row table:style-name="ro1">
          <table:table-cell office:value-type="float" office:value="-1.266491" calcext:value-type="float">
            <text:p>-1.266491</text:p>
          </table:table-cell>
          <table:table-cell office:value-type="float" office:value="-1.182089" calcext:value-type="float">
            <text:p>-1.182089</text:p>
          </table:table-cell>
          <table:table-cell office:value-type="float" office:value="-0.64617" calcext:value-type="float">
            <text:p>-0.64617</text:p>
          </table:table-cell>
          <table:table-cell office:value-type="float" office:value="0.136568" calcext:value-type="float">
            <text:p>0.136568</text:p>
          </table:table-cell>
          <table:table-cell office:value-type="float" office:value="0.867138" calcext:value-type="float">
            <text:p>0.867138</text:p>
          </table:table-cell>
          <table:table-cell office:value-type="float" office:value="1.266491" calcext:value-type="float">
            <text:p>1.266491</text:p>
          </table:table-cell>
          <table:table-cell office:value-type="float" office:value="1.182089" calcext:value-type="float">
            <text:p>1.182089</text:p>
          </table:table-cell>
          <table:table-cell office:value-type="float" office:value="0.646169" calcext:value-type="float">
            <text:p>0.646169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-0.867138" calcext:value-type="float">
            <text:p>-0.867138</text:p>
          </table:table-cell>
        </table:table-row>
        <table:table-row table:style-name="ro1">
          <table:table-cell office:value-type="float" office:value="-1.213526" calcext:value-type="float">
            <text:p>-1.213526</text:p>
          </table:table-cell>
          <table:table-cell office:value-type="float" office:value="-1.154509" calcext:value-type="float">
            <text:p>-1.154509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0.095493" calcext:value-type="float">
            <text:p>0.095493</text:p>
          </table:table-cell>
          <table:table-cell office:value-type="float" office:value="0.809018" calcext:value-type="float">
            <text:p>0.809018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1.154508" calcext:value-type="float">
            <text:p>1.154508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-0.095494" calcext:value-type="float">
            <text:p>-0.095494</text:p>
          </table:table-cell>
          <table:table-cell office:value-type="float" office:value="-0.809018" calcext:value-type="float">
            <text:p>-0.809018</text:p>
          </table:table-cell>
        </table:table-row>
        <table:table-row table:style-name="ro1">
          <table:table-cell office:value-type="float" office:value="-1.15577" calcext:value-type="float">
            <text:p>-1.15577</text:p>
          </table:table-cell>
          <table:table-cell office:value-type="float" office:value="-1.122372" calcext:value-type="float">
            <text:p>-1.122372</text:p>
          </table:table-cell>
          <table:table-cell office:value-type="float" office:value="-0.660267" calcext:value-type="float">
            <text:p>-0.660267</text:p>
          </table:table-cell>
          <table:table-cell office:value-type="float" office:value="0.054041" calcext:value-type="float">
            <text:p>0.054041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1.155769" calcext:value-type="float">
            <text:p>1.155769</text:p>
          </table:table-cell>
          <table:table-cell office:value-type="float" office:value="1.122371" calcext:value-type="float">
            <text:p>1.122371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-0.05404" calcext:value-type="float">
            <text:p>-0.05404</text:p>
          </table:table-cell>
          <table:table-cell office:value-type="float" office:value="-0.747703" calcext:value-type="float">
            <text:p>-0.747703</text:p>
          </table:table-cell>
        </table:table-row>
        <table:table-row table:style-name="ro1">
          <table:table-cell office:value-type="float" office:value="-1.093454" calcext:value-type="float">
            <text:p>-1.093454</text:p>
          </table:table-cell>
          <table:table-cell office:value-type="float" office:value="-1.085806" calcext:value-type="float">
            <text:p>-1.085806</text:p>
          </table:table-cell>
          <table:table-cell office:value-type="float" office:value="-0.663417" calcext:value-type="float">
            <text:p>-0.663417</text:p>
          </table:table-cell>
          <table:table-cell office:value-type="float" office:value="0.012376" calcext:value-type="float">
            <text:p>0.012376</text:p>
          </table:table-cell>
          <table:table-cell office:value-type="float" office:value="0.68344" calcext:value-type="float">
            <text:p>0.68344</text:p>
          </table:table-cell>
          <table:table-cell office:value-type="float" office:value="1.093453" calcext:value-type="float">
            <text:p>1.093453</text:p>
          </table:table-cell>
          <table:table-cell office:value-type="float" office:value="1.085807" calcext:value-type="float">
            <text:p>1.085807</text:p>
          </table:table-cell>
          <table:table-cell office:value-type="float" office:value="0.663419" calcext:value-type="float">
            <text:p>0.663419</text:p>
          </table:table-cell>
          <table:table-cell office:value-type="float" office:value="-0.012376" calcext:value-type="float">
            <text:p>-0.012376</text:p>
          </table:table-cell>
          <table:table-cell office:value-type="float" office:value="-0.68344" calcext:value-type="float">
            <text:p>-0.68344</text:p>
          </table:table-cell>
        </table:table-row>
        <table:table-row table:style-name="ro1">
          <table:table-cell office:value-type="float" office:value="-1.02682" calcext:value-type="float">
            <text:p>-1.02682</text:p>
          </table:table-cell>
          <table:table-cell office:value-type="float" office:value="-1.044954" calcext:value-type="float">
            <text:p>-1.044954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0.029339" calcext:value-type="float">
            <text:p>-0.029339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1.02682" calcext:value-type="float">
            <text:p>1.02682</text:p>
          </table:table-cell>
          <table:table-cell office:value-type="float" office:value="1.044953" calcext:value-type="float">
            <text:p>1.044953</text:p>
          </table:table-cell>
          <table:table-cell office:value-type="float" office:value="0.663951" calcext:value-type="float">
            <text:p>0.663951</text:p>
          </table:table-cell>
          <table:table-cell office:value-type="float" office:value="0.029339" calcext:value-type="float">
            <text:p>0.029339</text:p>
          </table:table-cell>
          <table:table-cell office:value-type="float" office:value="-0.616477" calcext:value-type="float">
            <text:p>-0.616477</text:p>
          </table:table-cell>
        </table:table-row>
        <table:table-row table:style-name="ro1">
          <table:table-cell office:value-type="float" office:value="-0.956137" calcext:value-type="float">
            <text:p>-0.956137</text:p>
          </table:table-cell>
          <table:table-cell office:value-type="float" office:value="-0.999979" calcext:value-type="float">
            <text:p>-0.999979</text:p>
          </table:table-cell>
          <table:table-cell office:value-type="float" office:value="-0.661863" calcext:value-type="float">
            <text:p>-0.661863</text:p>
          </table:table-cell>
          <table:table-cell office:value-type="float" office:value="-0.070937" calcext:value-type="float">
            <text:p>-0.070937</text:p>
          </table:table-cell>
          <table:table-cell office:value-type="float" office:value="0.547083" calcext:value-type="float">
            <text:p>0.547083</text:p>
          </table:table-cell>
          <table:table-cell office:value-type="float" office:value="0.956136" calcext:value-type="float">
            <text:p>0.956136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661864" calcext:value-type="float">
            <text:p>0.661864</text:p>
          </table:table-cell>
          <table:table-cell office:value-type="float" office:value="0.070937" calcext:value-type="float">
            <text:p>0.070937</text:p>
          </table:table-cell>
          <table:table-cell office:value-type="float" office:value="-0.547083" calcext:value-type="float">
            <text:p>-0.547083</text:p>
          </table:table-cell>
        </table:table-row>
        <table:table-row table:style-name="ro1">
          <table:table-cell office:value-type="float" office:value="-0.881678" calcext:value-type="float">
            <text:p>-0.881678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-0.657165" calcext:value-type="float">
            <text:p>-0.657165</text:p>
          </table:table-cell>
          <table:table-cell office:value-type="float" office:value="-0.112257" calcext:value-type="float">
            <text:p>-0.112257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0.881677" calcext:value-type="float">
            <text:p>0.881677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112256" calcext:value-type="float">
            <text:p>0.112256</text:p>
          </table:table-cell>
          <table:table-cell office:value-type="float" office:value="-0.475528" calcext:value-type="float">
            <text:p>-0.475528</text:p>
          </table:table-cell>
        </table:table-row>
        <table:table-row table:style-name="ro1">
          <table:table-cell office:value-type="float" office:value="-0.803741" calcext:value-type="float">
            <text:p>-0.803741</text:p>
          </table:table-cell>
          <table:table-cell office:value-type="float" office:value="-0.898382" calcext:value-type="float">
            <text:p>-0.898382</text:p>
          </table:table-cell>
          <table:table-cell office:value-type="float" office:value="-0.649871" calcext:value-type="float">
            <text:p>-0.649871</text:p>
          </table:table-cell>
          <table:table-cell office:value-type="float" office:value="-0.153131" calcext:value-type="float">
            <text:p>-0.153131</text:p>
          </table:table-cell>
          <table:table-cell office:value-type="float" office:value="0.402099" calcext:value-type="float">
            <text:p>0.402099</text:p>
          </table:table-cell>
          <table:table-cell office:value-type="float" office:value="0.803741" calcext:value-type="float">
            <text:p>0.803741</text:p>
          </table:table-cell>
          <table:table-cell office:value-type="float" office:value="0.898383" calcext:value-type="float">
            <text:p>0.898383</text:p>
          </table:table-cell>
          <table:table-cell office:value-type="float" office:value="0.649872" calcext:value-type="float">
            <text:p>0.649872</text:p>
          </table:table-cell>
          <table:table-cell office:value-type="float" office:value="0.153131" calcext:value-type="float">
            <text:p>0.153131</text:p>
          </table:table-cell>
          <table:table-cell office:value-type="float" office:value="-0.402099" calcext:value-type="float">
            <text:p>-0.402099</text:p>
          </table:table-cell>
        </table:table-row>
        <table:table-row table:style-name="ro1">
          <table:table-cell office:value-type="float" office:value="-0.72263" calcext:value-type="float">
            <text:p>-0.72263</text:p>
          </table:table-cell>
          <table:table-cell office:value-type="float" office:value="-0.84216" calcext:value-type="float">
            <text:p>-0.84216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0.32708" calcext:value-type="float">
            <text:p>0.32708</text:p>
          </table:table-cell>
          <table:table-cell office:value-type="float" office:value="0.72263" calcext:value-type="float">
            <text:p>0.72263</text:p>
          </table:table-cell>
          <table:table-cell office:value-type="float" office:value="0.84216" calcext:value-type="float">
            <text:p>0.84216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-0.32708" calcext:value-type="float">
            <text:p>-0.32708</text:p>
          </table:table-cell>
        </table:table-row>
        <table:table-row table:style-name="ro1">
          <table:table-cell office:value-type="float" office:value="-0.63867" calcext:value-type="float">
            <text:p>-0.63867</text:p>
          </table:table-cell>
          <table:table-cell office:value-type="float" office:value="-0.782616" calcext:value-type="float">
            <text:p>-0.782616</text:p>
          </table:table-cell>
          <table:table-cell office:value-type="float" office:value="-0.627632" calcext:value-type="float">
            <text:p>-0.627632</text:p>
          </table:table-cell>
          <table:table-cell office:value-type="float" office:value="-0.23291" calcext:value-type="float">
            <text:p>-0.23291</text:p>
          </table:table-cell>
          <table:table-cell office:value-type="float" office:value="0.250774" calcext:value-type="float">
            <text:p>0.250774</text:p>
          </table:table-cell>
          <table:table-cell office:value-type="float" office:value="0.63867" calcext:value-type="float">
            <text:p>0.63867</text:p>
          </table:table-cell>
          <table:table-cell office:value-type="float" office:value="0.782618" calcext:value-type="float">
            <text:p>0.782618</text:p>
          </table:table-cell>
          <table:table-cell office:value-type="float" office:value="0.627631" calcext:value-type="float">
            <text:p>0.627631</text:p>
          </table:table-cell>
          <table:table-cell office:value-type="float" office:value="0.23291" calcext:value-type="float">
            <text:p>0.23291</text:p>
          </table:table-cell>
          <table:table-cell office:value-type="float" office:value="-0.250774" calcext:value-type="float">
            <text:p>-0.250774</text:p>
          </table:table-cell>
        </table:table-row>
        <table:table-row table:style-name="ro1">
          <table:table-cell office:value-type="float" office:value="-0.552187" calcext:value-type="float">
            <text:p>-0.552187</text:p>
          </table:table-cell>
          <table:table-cell office:value-type="float" office:value="-0.719983" calcext:value-type="float">
            <text:p>-0.719983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271499" calcext:value-type="float">
            <text:p>-0.271499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0.552186" calcext:value-type="float">
            <text:p>0.552186</text:p>
          </table:table-cell>
          <table:table-cell office:value-type="float" office:value="0.719982" calcext:value-type="float">
            <text:p>0.719982</text:p>
          </table:table-cell>
          <table:table-cell office:value-type="float" office:value="0.612771" calcext:value-type="float">
            <text:p>0.612771</text:p>
          </table:table-cell>
          <table:table-cell office:value-type="float" office:value="0.271499" calcext:value-type="float">
            <text:p>0.271499</text:p>
          </table:table-cell>
          <table:table-cell office:value-type="float" office:value="-0.173474" calcext:value-type="float">
            <text:p>-0.173474</text:p>
          </table:table-cell>
        </table:table-row>
        <table:table-row table:style-name="ro1">
          <table:table-cell office:value-type="float" office:value="-0.463527" calcext:value-type="float">
            <text:p>-0.463527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-0.595493" calcext:value-type="float">
            <text:p>-0.595493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0.095493" calcext:value-type="float">
            <text:p>0.095493</text:p>
          </table:table-cell>
          <table:table-cell office:value-type="float" office:value="0.463526" calcext:value-type="float">
            <text:p>0.463526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-0.095494" calcext:value-type="float">
            <text:p>-0.095494</text:p>
          </table:table-cell>
        </table:table-row>
        <table:table-row table:style-name="ro1">
          <table:table-cell office:value-type="float" office:value="-0.373035" calcext:value-type="float">
            <text:p>-0.373035</text:p>
          </table:table-cell>
          <table:table-cell office:value-type="float" office:value="-0.586451" calcext:value-type="float">
            <text:p>-0.586451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0.373034" calcext:value-type="float">
            <text:p>0.373034</text:p>
          </table:table-cell>
          <table:table-cell office:value-type="float" office:value="0.58645" calcext:value-type="float">
            <text:p>0.58645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-0.017132" calcext:value-type="float">
            <text:p>-0.017132</text:p>
          </table:table-cell>
        </table:table-row>
        <table:table-row table:style-name="ro1">
          <table:table-cell office:value-type="float" office:value="-0.281074" calcext:value-type="float">
            <text:p>-0.281074</text:p>
          </table:table-cell>
          <table:table-cell office:value-type="float" office:value="-0.51608" calcext:value-type="float">
            <text:p>-0.51608</text:p>
          </table:table-cell>
          <table:table-cell office:value-type="float" office:value="-0.553962" calcext:value-type="float">
            <text:p>-0.553962</text:p>
          </table:table-cell>
          <table:table-cell office:value-type="float" office:value="-0.380248" calcext:value-type="float">
            <text:p>-0.380248</text:p>
          </table:table-cell>
          <table:table-cell office:value-type="float" office:value="-0.061293" calcext:value-type="float">
            <text:p>-0.061293</text:p>
          </table:table-cell>
          <table:table-cell office:value-type="float" office:value="0.281075" calcext:value-type="float">
            <text:p>0.281075</text:p>
          </table:table-cell>
          <table:table-cell office:value-type="float" office:value="0.516081" calcext:value-type="float">
            <text:p>0.516081</text:p>
          </table:table-cell>
          <table:table-cell office:value-type="float" office:value="0.553962" calcext:value-type="float">
            <text:p>0.553962</text:p>
          </table:table-cell>
          <table:table-cell office:value-type="float" office:value="0.380248" calcext:value-type="float">
            <text:p>0.380248</text:p>
          </table:table-cell>
          <table:table-cell office:value-type="float" office:value="0.061293" calcext:value-type="float">
            <text:p>0.061293</text:p>
          </table:table-cell>
        </table:table-row>
        <table:table-row table:style-name="ro1">
          <table:table-cell office:value-type="float" office:value="-0.188" calcext:value-type="float">
            <text:p>-0.188</text:p>
          </table:table-cell>
          <table:table-cell office:value-type="float" office:value="-0.44367" calcext:value-type="float">
            <text:p>-0.44367</text:p>
          </table:table-cell>
          <table:table-cell office:value-type="float" office:value="-0.529873" calcext:value-type="float">
            <text:p>-0.529873</text:p>
          </table:table-cell>
          <table:table-cell office:value-type="float" office:value="-0.413683" calcext:value-type="float">
            <text:p>-0.413683</text:p>
          </table:table-cell>
          <table:table-cell office:value-type="float" office:value="-0.13948" calcext:value-type="float">
            <text:p>-0.13948</text:p>
          </table:table-cell>
          <table:table-cell office:value-type="float" office:value="0.187999" calcext:value-type="float">
            <text:p>0.187999</text:p>
          </table:table-cell>
          <table:table-cell office:value-type="float" office:value="0.443669" calcext:value-type="float">
            <text:p>0.443669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13683" calcext:value-type="float">
            <text:p>0.413683</text:p>
          </table:table-cell>
          <table:table-cell office:value-type="float" office:value="0.13948" calcext:value-type="float">
            <text:p>0.13948</text:p>
          </table:table-cell>
        </table:table-row>
        <table:table-row table:style-name="ro1">
          <table:table-cell office:value-type="float" office:value="-0.094187" calcext:value-type="float">
            <text:p>-0.094187</text:p>
          </table:table-cell>
          <table:table-cell office:value-type="float" office:value="-0.369511" calcext:value-type="float">
            <text:p>-0.369511</text:p>
          </table:table-cell>
          <table:table-cell office:value-type="float" office:value="-0.503696" calcext:value-type="float">
            <text:p>-0.503696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217113" calcext:value-type="float">
            <text:p>-0.217113</text:p>
          </table:table-cell>
          <table:table-cell office:value-type="float" office:value="0.094189" calcext:value-type="float">
            <text:p>0.094189</text:p>
          </table:table-cell>
          <table:table-cell office:value-type="float" office:value="0.369512" calcext:value-type="float">
            <text:p>0.369512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445484" calcext:value-type="float">
            <text:p>0.445484</text:p>
          </table:table-cell>
          <table:table-cell office:value-type="float" office:value="0.217112" calcext:value-type="float">
            <text:p>0.217112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93892" calcext:value-type="float">
            <text:p>-0.293892</text:p>
          </table:table-cell>
          <table:table-cell table:number-columns-repeated="2" office:value-type="float" office:value="-0.475528" calcext:value-type="float">
            <text:p>-0.475528</text:p>
          </table:table-cell>
          <table:table-cell office:value-type="float" office:value="-0.293892" calcext:value-type="float">
            <text:p>-0.293892</text:p>
          </table:table-cell>
          <table:table-cell office:value-type="float" office:value="-0" calcext:value-type="float">
            <text:p>0</text:p>
          </table:table-cell>
          <table:table-cell office:value-type="float" office:value="0.293892" calcext:value-type="float">
            <text:p>0.293892</text:p>
          </table:table-cell>
          <table:table-cell table:number-columns-repeated="2" office:value-type="float" office:value="0.475528" calcext:value-type="float">
            <text:p>0.475528</text:p>
          </table:table-cell>
          <table:table-cell office:value-type="float" office:value="0.293893" calcext:value-type="float">
            <text:p>0.293893</text:p>
          </table:table-cell>
        </table:table-row>
        <table:table-row table:style-name="ro1">
          <table:table-cell office:value-type="float" office:value="0.094189" calcext:value-type="float">
            <text:p>0.094189</text:p>
          </table:table-cell>
          <table:table-cell office:value-type="float" office:value="-0.217113" calcext:value-type="float">
            <text:p>-0.217113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503696" calcext:value-type="float">
            <text:p>-0.503696</text:p>
          </table:table-cell>
          <table:table-cell office:value-type="float" office:value="-0.369511" calcext:value-type="float">
            <text:p>-0.369511</text:p>
          </table:table-cell>
          <table:table-cell office:value-type="float" office:value="-0.094188" calcext:value-type="float">
            <text:p>-0.094188</text:p>
          </table:table-cell>
          <table:table-cell office:value-type="float" office:value="0.217113" calcext:value-type="float">
            <text:p>0.217113</text:p>
          </table:table-cell>
          <table:table-cell office:value-type="float" office:value="0.445484" calcext:value-type="float">
            <text:p>0.445484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369512" calcext:value-type="float">
            <text:p>0.369512</text:p>
          </table:table-cell>
        </table:table-row>
        <table:table-row table:style-name="ro1">
          <table:table-cell office:value-type="float" office:value="0.187999" calcext:value-type="float">
            <text:p>0.187999</text:p>
          </table:table-cell>
          <table:table-cell office:value-type="float" office:value="-0.13948" calcext:value-type="float">
            <text:p>-0.13948</text:p>
          </table:table-cell>
          <table:table-cell office:value-type="float" office:value="-0.413683" calcext:value-type="float">
            <text:p>-0.413683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4367" calcext:value-type="float">
            <text:p>-0.44367</text:p>
          </table:table-cell>
          <table:table-cell office:value-type="float" office:value="-0.188" calcext:value-type="float">
            <text:p>-0.188</text:p>
          </table:table-cell>
          <table:table-cell office:value-type="float" office:value="0.139479" calcext:value-type="float">
            <text:p>0.139479</text:p>
          </table:table-cell>
          <table:table-cell office:value-type="float" office:value="0.413683" calcext:value-type="float">
            <text:p>0.413683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43671" calcext:value-type="float">
            <text:p>0.443671</text:p>
          </table:table-cell>
        </table:table-row>
        <table:table-row table:style-name="ro1">
          <table:table-cell office:value-type="float" office:value="0.281073" calcext:value-type="float">
            <text:p>0.281073</text:p>
          </table:table-cell>
          <table:table-cell office:value-type="float" office:value="-0.061293" calcext:value-type="float">
            <text:p>-0.061293</text:p>
          </table:table-cell>
          <table:table-cell office:value-type="float" office:value="-0.380248" calcext:value-type="float">
            <text:p>-0.380248</text:p>
          </table:table-cell>
          <table:table-cell office:value-type="float" office:value="-0.553962" calcext:value-type="float">
            <text:p>-0.553962</text:p>
          </table:table-cell>
          <table:table-cell office:value-type="float" office:value="-0.51608" calcext:value-type="float">
            <text:p>-0.51608</text:p>
          </table:table-cell>
          <table:table-cell office:value-type="float" office:value="-0.281074" calcext:value-type="float">
            <text:p>-0.281074</text:p>
          </table:table-cell>
          <table:table-cell office:value-type="float" office:value="0.061293" calcext:value-type="float">
            <text:p>0.061293</text:p>
          </table:table-cell>
          <table:table-cell office:value-type="float" office:value="0.380248" calcext:value-type="float">
            <text:p>0.380248</text:p>
          </table:table-cell>
          <table:table-cell office:value-type="float" office:value="0.553962" calcext:value-type="float">
            <text:p>0.553962</text:p>
          </table:table-cell>
          <table:table-cell office:value-type="float" office:value="0.51608" calcext:value-type="float">
            <text:p>0.51608</text:p>
          </table:table-cell>
        </table:table-row>
        <table:table-row table:style-name="ro1">
          <table:table-cell office:value-type="float" office:value="0.373034" calcext:value-type="float">
            <text:p>0.373034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586451" calcext:value-type="float">
            <text:p>-0.586451</text:p>
          </table:table-cell>
          <table:table-cell office:value-type="float" office:value="-0.373035" calcext:value-type="float">
            <text:p>-0.373035</text:p>
          </table:table-cell>
          <table:table-cell office:value-type="float" office:value="-0.017132" calcext:value-type="float">
            <text:p>-0.017132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586451" calcext:value-type="float">
            <text:p>0.586451</text:p>
          </table:table-cell>
        </table:table-row>
        <table:table-row table:style-name="ro1">
          <table:table-cell office:value-type="float" office:value="0.463526" calcext:value-type="float">
            <text:p>0.463526</text:p>
          </table:table-cell>
          <table:table-cell office:value-type="float" office:value="0.095493" calcext:value-type="float">
            <text:p>0.095493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-0.595493" calcext:value-type="float">
            <text:p>-0.595493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-0.463527" calcext:value-type="float">
            <text:p>-0.463527</text:p>
          </table:table-cell>
          <table:table-cell office:value-type="float" office:value="-0.095494" calcext:value-type="float">
            <text:p>-0.095494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65451" calcext:value-type="float">
            <text:p>0.65451</text:p>
          </table:table-cell>
        </table:table-row>
        <table:table-row table:style-name="ro1">
          <table:table-cell office:value-type="float" office:value="0.552186" calcext:value-type="float">
            <text:p>0.552186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-0.271499" calcext:value-type="float">
            <text:p>-0.271499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719983" calcext:value-type="float">
            <text:p>-0.719983</text:p>
          </table:table-cell>
          <table:table-cell office:value-type="float" office:value="-0.552187" calcext:value-type="float">
            <text:p>-0.552187</text:p>
          </table:table-cell>
          <table:table-cell office:value-type="float" office:value="-0.173474" calcext:value-type="float">
            <text:p>-0.173474</text:p>
          </table:table-cell>
          <table:table-cell office:value-type="float" office:value="0.271499" calcext:value-type="float">
            <text:p>0.271499</text:p>
          </table:table-cell>
          <table:table-cell office:value-type="float" office:value="0.612771" calcext:value-type="float">
            <text:p>0.612771</text:p>
          </table:table-cell>
          <table:table-cell office:value-type="float" office:value="0.719983" calcext:value-type="float">
            <text:p>0.719983</text:p>
          </table:table-cell>
        </table:table-row>
        <table:table-row table:style-name="ro1">
          <table:table-cell office:value-type="float" office:value="0.63867" calcext:value-type="float">
            <text:p>0.63867</text:p>
          </table:table-cell>
          <table:table-cell office:value-type="float" office:value="0.250774" calcext:value-type="float">
            <text:p>0.250774</text:p>
          </table:table-cell>
          <table:table-cell office:value-type="float" office:value="-0.23291" calcext:value-type="float">
            <text:p>-0.23291</text:p>
          </table:table-cell>
          <table:table-cell office:value-type="float" office:value="-0.627631" calcext:value-type="float">
            <text:p>-0.627631</text:p>
          </table:table-cell>
          <table:table-cell office:value-type="float" office:value="-0.782617" calcext:value-type="float">
            <text:p>-0.782617</text:p>
          </table:table-cell>
          <table:table-cell office:value-type="float" office:value="-0.63867" calcext:value-type="float">
            <text:p>-0.63867</text:p>
          </table:table-cell>
          <table:table-cell office:value-type="float" office:value="-0.250774" calcext:value-type="float">
            <text:p>-0.250774</text:p>
          </table:table-cell>
          <table:table-cell office:value-type="float" office:value="0.23291" calcext:value-type="float">
            <text:p>0.23291</text:p>
          </table:table-cell>
          <table:table-cell office:value-type="float" office:value="0.627631" calcext:value-type="float">
            <text:p>0.627631</text:p>
          </table:table-cell>
          <table:table-cell office:value-type="float" office:value="0.782617" calcext:value-type="float">
            <text:p>0.782617</text:p>
          </table:table-cell>
        </table:table-row>
        <table:table-row table:style-name="ro1">
          <table:table-cell office:value-type="float" office:value="0.72263" calcext:value-type="float">
            <text:p>0.72263</text:p>
          </table:table-cell>
          <table:table-cell office:value-type="float" office:value="0.32708" calcext:value-type="float">
            <text:p>0.32708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84216" calcext:value-type="float">
            <text:p>-0.84216</text:p>
          </table:table-cell>
          <table:table-cell office:value-type="float" office:value="-0.722631" calcext:value-type="float">
            <text:p>-0.722631</text:p>
          </table:table-cell>
          <table:table-cell office:value-type="float" office:value="-0.32708" calcext:value-type="float">
            <text:p>-0.32708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0.640015" calcext:value-type="float">
            <text:p>0.640015</text:p>
          </table:table-cell>
          <table:table-cell office:value-type="float" office:value="0.842161" calcext:value-type="float">
            <text:p>0.842161</text:p>
          </table:table-cell>
        </table:table-row>
        <table:table-row table:style-name="ro1">
          <table:table-cell office:value-type="float" office:value="0.803741" calcext:value-type="float">
            <text:p>0.803741</text:p>
          </table:table-cell>
          <table:table-cell office:value-type="float" office:value="0.402099" calcext:value-type="float">
            <text:p>0.402099</text:p>
          </table:table-cell>
          <table:table-cell office:value-type="float" office:value="-0.153131" calcext:value-type="float">
            <text:p>-0.153131</text:p>
          </table:table-cell>
          <table:table-cell office:value-type="float" office:value="-0.649871" calcext:value-type="float">
            <text:p>-0.649871</text:p>
          </table:table-cell>
          <table:table-cell office:value-type="float" office:value="-0.898382" calcext:value-type="float">
            <text:p>-0.898382</text:p>
          </table:table-cell>
          <table:table-cell office:value-type="float" office:value="-0.803741" calcext:value-type="float">
            <text:p>-0.803741</text:p>
          </table:table-cell>
          <table:table-cell office:value-type="float" office:value="-0.402099" calcext:value-type="float">
            <text:p>-0.402099</text:p>
          </table:table-cell>
          <table:table-cell office:value-type="float" office:value="0.153131" calcext:value-type="float">
            <text:p>0.153131</text:p>
          </table:table-cell>
          <table:table-cell office:value-type="float" office:value="0.649872" calcext:value-type="float">
            <text:p>0.649872</text:p>
          </table:table-cell>
          <table:table-cell office:value-type="float" office:value="0.898382" calcext:value-type="float">
            <text:p>0.898382</text:p>
          </table:table-cell>
        </table:table-row>
        <table:table-row table:style-name="ro1">
          <table:table-cell office:value-type="float" office:value="0.881677" calcext:value-type="float">
            <text:p>0.881677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-0.112256" calcext:value-type="float">
            <text:p>-0.112256</text:p>
          </table:table-cell>
          <table:table-cell office:value-type="float" office:value="-0.657165" calcext:value-type="float">
            <text:p>-0.657165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-0.881678" calcext:value-type="float">
            <text:p>-0.881678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0.112256" calcext:value-type="float">
            <text:p>0.112256</text:p>
          </table:table-cell>
          <table:table-cell office:value-type="float" office:value="0.657165" calcext:value-type="float">
            <text:p>0.657165</text:p>
          </table:table-cell>
          <table:table-cell office:value-type="float" office:value="0.951055" calcext:value-type="float">
            <text:p>0.951055</text:p>
          </table:table-cell>
        </table:table-row>
        <table:table-row table:style-name="ro1">
          <table:table-cell office:value-type="float" office:value="0.956137" calcext:value-type="float">
            <text:p>0.956137</text:p>
          </table:table-cell>
          <table:table-cell office:value-type="float" office:value="0.547084" calcext:value-type="float">
            <text:p>0.547084</text:p>
          </table:table-cell>
          <table:table-cell office:value-type="float" office:value="-0.070937" calcext:value-type="float">
            <text:p>-0.070937</text:p>
          </table:table-cell>
          <table:table-cell office:value-type="float" office:value="-0.661863" calcext:value-type="float">
            <text:p>-0.661863</text:p>
          </table:table-cell>
          <table:table-cell office:value-type="float" office:value="-0.999979" calcext:value-type="float">
            <text:p>-0.999979</text:p>
          </table:table-cell>
          <table:table-cell office:value-type="float" office:value="-0.956137" calcext:value-type="float">
            <text:p>-0.956137</text:p>
          </table:table-cell>
          <table:table-cell office:value-type="float" office:value="-0.547084" calcext:value-type="float">
            <text:p>-0.547084</text:p>
          </table:table-cell>
          <table:table-cell office:value-type="float" office:value="0.070937" calcext:value-type="float">
            <text:p>0.070937</text:p>
          </table:table-cell>
          <table:table-cell office:value-type="float" office:value="0.661864" calcext:value-type="float">
            <text:p>0.661864</text:p>
          </table:table-cell>
          <table:table-cell office:value-type="float" office:value="0.999979" calcext:value-type="float">
            <text:p>0.999979</text:p>
          </table:table-cell>
        </table:table-row>
        <table:table-row table:style-name="ro1">
          <table:table-cell office:value-type="float" office:value="1.02682" calcext:value-type="float">
            <text:p>1.02682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-0.029339" calcext:value-type="float">
            <text:p>-0.029339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1.044954" calcext:value-type="float">
            <text:p>-1.044954</text:p>
          </table:table-cell>
          <table:table-cell office:value-type="float" office:value="-1.026821" calcext:value-type="float">
            <text:p>-1.026821</text:p>
          </table:table-cell>
          <table:table-cell office:value-type="float" office:value="-0.616476" calcext:value-type="float">
            <text:p>-0.616476</text:p>
          </table:table-cell>
          <table:table-cell office:value-type="float" office:value="0.029339" calcext:value-type="float">
            <text:p>0.029339</text:p>
          </table:table-cell>
          <table:table-cell office:value-type="float" office:value="0.663952" calcext:value-type="float">
            <text:p>0.663952</text:p>
          </table:table-cell>
          <table:table-cell office:value-type="float" office:value="1.044953" calcext:value-type="float">
            <text:p>1.044953</text:p>
          </table:table-cell>
        </table:table-row>
        <table:table-row table:style-name="ro1">
          <table:table-cell office:value-type="float" office:value="1.093453" calcext:value-type="float">
            <text:p>1.093453</text:p>
          </table:table-cell>
          <table:table-cell office:value-type="float" office:value="0.68344" calcext:value-type="float">
            <text:p>0.68344</text:p>
          </table:table-cell>
          <table:table-cell office:value-type="float" office:value="0.012376" calcext:value-type="float">
            <text:p>0.012376</text:p>
          </table:table-cell>
          <table:table-cell office:value-type="float" office:value="-0.663418" calcext:value-type="float">
            <text:p>-0.663418</text:p>
          </table:table-cell>
          <table:table-cell office:value-type="float" office:value="-1.085806" calcext:value-type="float">
            <text:p>-1.085806</text:p>
          </table:table-cell>
          <table:table-cell office:value-type="float" office:value="-1.093454" calcext:value-type="float">
            <text:p>-1.093454</text:p>
          </table:table-cell>
          <table:table-cell office:value-type="float" office:value="-0.68344" calcext:value-type="float">
            <text:p>-0.68344</text:p>
          </table:table-cell>
          <table:table-cell office:value-type="float" office:value="-0.012376" calcext:value-type="float">
            <text:p>-0.012376</text:p>
          </table:table-cell>
          <table:table-cell office:value-type="float" office:value="0.663418" calcext:value-type="float">
            <text:p>0.663418</text:p>
          </table:table-cell>
          <table:table-cell office:value-type="float" office:value="1.085806" calcext:value-type="float">
            <text:p>1.085806</text:p>
          </table:table-cell>
        </table:table-row>
        <table:table-row table:style-name="ro1">
          <table:table-cell office:value-type="float" office:value="1.155769" calcext:value-type="float">
            <text:p>1.155769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0.054041" calcext:value-type="float">
            <text:p>0.054041</text:p>
          </table:table-cell>
          <table:table-cell office:value-type="float" office:value="-0.660267" calcext:value-type="float">
            <text:p>-0.660267</text:p>
          </table:table-cell>
          <table:table-cell office:value-type="float" office:value="-1.122372" calcext:value-type="float">
            <text:p>-1.122372</text:p>
          </table:table-cell>
          <table:table-cell office:value-type="float" office:value="-1.155769" calcext:value-type="float">
            <text:p>-1.155769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0.05404" calcext:value-type="float">
            <text:p>-0.05404</text:p>
          </table:table-cell>
          <table:table-cell office:value-type="float" office:value="0.660268" calcext:value-type="float">
            <text:p>0.660268</text:p>
          </table:table-cell>
          <table:table-cell office:value-type="float" office:value="1.122371" calcext:value-type="float">
            <text:p>1.122371</text:p>
          </table:table-cell>
        </table:table-row>
        <table:table-row table:style-name="ro1">
          <table:table-cell office:value-type="float" office:value="1.213526" calcext:value-type="float">
            <text:p>1.213526</text:p>
          </table:table-cell>
          <table:table-cell office:value-type="float" office:value="0.809018" calcext:value-type="float">
            <text:p>0.809018</text:p>
          </table:table-cell>
          <table:table-cell office:value-type="float" office:value="0.095493" calcext:value-type="float">
            <text:p>0.095493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-1.154509" calcext:value-type="float">
            <text:p>-1.154509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0.809018" calcext:value-type="float">
            <text:p>-0.809018</text:p>
          </table:table-cell>
          <table:table-cell office:value-type="float" office:value="-0.095494" calcext:value-type="float">
            <text:p>-0.095494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1.15451" calcext:value-type="float">
            <text:p>1.15451</text:p>
          </table:table-cell>
        </table:table-row>
        <table:table-row table:style-name="ro1">
          <table:table-cell office:value-type="float" office:value="1.266491" calcext:value-type="float">
            <text:p>1.266491</text:p>
          </table:table-cell>
          <table:table-cell office:value-type="float" office:value="0.867138" calcext:value-type="float">
            <text:p>0.867138</text:p>
          </table:table-cell>
          <table:table-cell office:value-type="float" office:value="0.136568" calcext:value-type="float">
            <text:p>0.136568</text:p>
          </table:table-cell>
          <table:table-cell office:value-type="float" office:value="-0.64617" calcext:value-type="float">
            <text:p>-0.64617</text:p>
          </table:table-cell>
          <table:table-cell office:value-type="float" office:value="-1.18209" calcext:value-type="float">
            <text:p>-1.18209</text:p>
          </table:table-cell>
          <table:table-cell office:value-type="float" office:value="-1.266491" calcext:value-type="float">
            <text:p>-1.266491</text:p>
          </table:table-cell>
          <table:table-cell office:value-type="float" office:value="-0.867138" calcext:value-type="float">
            <text:p>-0.867138</text:p>
          </table:table-cell>
          <table:table-cell office:value-type="float" office:value="-0.136568" calcext:value-type="float">
            <text:p>-0.136568</text:p>
          </table:table-cell>
          <table:table-cell office:value-type="float" office:value="0.646171" calcext:value-type="float">
            <text:p>0.646171</text:p>
          </table:table-cell>
          <table:table-cell office:value-type="float" office:value="1.182088" calcext:value-type="float">
            <text:p>1.182088</text:p>
          </table:table-cell>
        </table:table-row>
        <table:table-row table:style-name="ro1">
          <table:table-cell office:value-type="float" office:value="1.31446" calcext:value-type="float">
            <text:p>1.31446</text:p>
          </table:table-cell>
          <table:table-cell office:value-type="float" office:value="0.921838" calcext:value-type="float">
            <text:p>0.921838</text:p>
          </table:table-cell>
          <table:table-cell office:value-type="float" office:value="0.177104" calcext:value-type="float">
            <text:p>0.177104</text:p>
          </table:table-cell>
          <table:table-cell office:value-type="float" office:value="-0.635279" calcext:value-type="float">
            <text:p>-0.635279</text:p>
          </table:table-cell>
          <table:table-cell office:value-type="float" office:value="-1.205005" calcext:value-type="float">
            <text:p>-1.205005</text:p>
          </table:table-cell>
          <table:table-cell office:value-type="float" office:value="-1.314461" calcext:value-type="float">
            <text:p>-1.314461</text:p>
          </table:table-cell>
          <table:table-cell office:value-type="float" office:value="-0.921838" calcext:value-type="float">
            <text:p>-0.921838</text:p>
          </table:table-cell>
          <table:table-cell office:value-type="float" office:value="-0.177105" calcext:value-type="float">
            <text:p>-0.177105</text:p>
          </table:table-cell>
          <table:table-cell office:value-type="float" office:value="0.635279" calcext:value-type="float">
            <text:p>0.635279</text:p>
          </table:table-cell>
          <table:table-cell office:value-type="float" office:value="1.205005" calcext:value-type="float">
            <text:p>1.205005</text:p>
          </table:table-cell>
        </table:table-row>
        <table:table-row table:style-name="ro1">
          <table:table-cell office:value-type="float" office:value="1.35724" calcext:value-type="float">
            <text:p>1.35724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0.216942" calcext:value-type="float">
            <text:p>0.216942</text:p>
          </table:table-cell>
          <table:table-cell office:value-type="float" office:value="-0.621882" calcext:value-type="float">
            <text:p>-0.621882</text:p>
          </table:table-cell>
          <table:table-cell office:value-type="float" office:value="-1.223165" calcext:value-type="float">
            <text:p>-1.223165</text:p>
          </table:table-cell>
          <table:table-cell office:value-type="float" office:value="-1.35724" calcext:value-type="float">
            <text:p>-1.35724</text:p>
          </table:table-cell>
          <table:table-cell office:value-type="float" office:value="-0.972897" calcext:value-type="float">
            <text:p>-0.972897</text:p>
          </table:table-cell>
          <table:table-cell office:value-type="float" office:value="-0.216941" calcext:value-type="float">
            <text:p>-0.216941</text:p>
          </table:table-cell>
          <table:table-cell office:value-type="float" office:value="0.621883" calcext:value-type="float">
            <text:p>0.621883</text:p>
          </table:table-cell>
          <table:table-cell office:value-type="float" office:value="1.223164" calcext:value-type="float">
            <text:p>1.223164</text:p>
          </table:table-cell>
        </table:table-row>
        <table:table-row table:style-name="ro1">
          <table:table-cell office:value-type="float" office:value="1.394665" calcext:value-type="float">
            <text:p>1.394665</text:p>
          </table:table-cell>
          <table:table-cell office:value-type="float" office:value="1.020119" calcext:value-type="float">
            <text:p>1.020119</text:p>
          </table:table-cell>
          <table:table-cell office:value-type="float" office:value="0.255923" calcext:value-type="float">
            <text:p>0.255923</text:p>
          </table:table-cell>
          <table:table-cell office:value-type="float" office:value="-0.60603" calcext:value-type="float">
            <text:p>-0.60603</text:p>
          </table:table-cell>
          <table:table-cell office:value-type="float" office:value="-1.236497" calcext:value-type="float">
            <text:p>-1.236497</text:p>
          </table:table-cell>
          <table:table-cell office:value-type="float" office:value="-1.394665" calcext:value-type="float">
            <text:p>-1.394665</text:p>
          </table:table-cell>
          <table:table-cell office:value-type="float" office:value="-1.020119" calcext:value-type="float">
            <text:p>-1.020119</text:p>
          </table:table-cell>
          <table:table-cell office:value-type="float" office:value="-0.255924" calcext:value-type="float">
            <text:p>-0.255924</text:p>
          </table:table-cell>
          <table:table-cell office:value-type="float" office:value="0.60603" calcext:value-type="float">
            <text:p>0.60603</text:p>
          </table:table-cell>
          <table:table-cell office:value-type="float" office:value="1.236498" calcext:value-type="float">
            <text:p>1.236498</text:p>
          </table:table-cell>
        </table:table-row>
        <table:table-row table:style-name="ro1">
          <table:table-cell office:value-type="float" office:value="1.426584" calcext:value-type="float">
            <text:p>1.426584</text:p>
          </table:table-cell>
          <table:table-cell office:value-type="float" office:value="1.063314" calcext:value-type="float">
            <text:p>1.063314</text:p>
          </table:table-cell>
          <table:table-cell office:value-type="float" office:value="0.293894" calcext:value-type="float">
            <text:p>0.293894</text:p>
          </table:table-cell>
          <table:table-cell office:value-type="float" office:value="-0.587788" calcext:value-type="float">
            <text:p>-0.587788</text:p>
          </table:table-cell>
          <table:table-cell office:value-type="float" office:value="-1.24495" calcext:value-type="float">
            <text:p>-1.24495</text:p>
          </table:table-cell>
          <table:table-cell office:value-type="float" office:value="-1.426584" calcext:value-type="float">
            <text:p>-1.426584</text:p>
          </table:table-cell>
          <table:table-cell office:value-type="float" office:value="-1.063313" calcext:value-type="float">
            <text:p>-1.063313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0.587786" calcext:value-type="float">
            <text:p>0.587786</text:p>
          </table:table-cell>
          <table:table-cell office:value-type="float" office:value="1.244949" calcext:value-type="float">
            <text:p>1.244949</text:p>
          </table:table-cell>
        </table:table-row>
        <table:table-row table:style-name="ro1">
          <table:table-cell office:value-type="float" office:value="1.452875" calcext:value-type="float">
            <text:p>1.452875</text:p>
          </table:table-cell>
          <table:table-cell office:value-type="float" office:value="1.102313" calcext:value-type="float">
            <text:p>1.102313</text:p>
          </table:table-cell>
          <table:table-cell office:value-type="float" office:value="0.330705" calcext:value-type="float">
            <text:p>0.330705</text:p>
          </table:table-cell>
          <table:table-cell office:value-type="float" office:value="-0.567223" calcext:value-type="float">
            <text:p>-0.567223</text:p>
          </table:table-cell>
          <table:table-cell office:value-type="float" office:value="-1.248489" calcext:value-type="float">
            <text:p>-1.248489</text:p>
          </table:table-cell>
          <table:table-cell office:value-type="float" office:value="-1.452875" calcext:value-type="float">
            <text:p>-1.452875</text:p>
          </table:table-cell>
          <table:table-cell office:value-type="float" office:value="-1.102313" calcext:value-type="float">
            <text:p>-1.102313</text:p>
          </table:table-cell>
          <table:table-cell office:value-type="float" office:value="-0.330706" calcext:value-type="float">
            <text:p>-0.330706</text:p>
          </table:table-cell>
          <table:table-cell office:value-type="float" office:value="0.567224" calcext:value-type="float">
            <text:p>0.567224</text:p>
          </table:table-cell>
          <table:table-cell office:value-type="float" office:value="1.248489" calcext:value-type="float">
            <text:p>1.248489</text:p>
          </table:table-cell>
        </table:table-row>
        <table:table-row table:style-name="ro1">
          <table:table-cell office:value-type="float" office:value="1.473431" calcext:value-type="float">
            <text:p>1.473431</text:p>
          </table:table-cell>
          <table:table-cell office:value-type="float" office:value="1.136961" calcext:value-type="float">
            <text:p>1.136961</text:p>
          </table:table-cell>
          <table:table-cell office:value-type="float" office:value="0.366211" calcext:value-type="float">
            <text:p>0.366211</text:p>
          </table:table-cell>
          <table:table-cell office:value-type="float" office:value="-0.544423" calcext:value-type="float">
            <text:p>-0.544423</text:p>
          </table:table-cell>
          <table:table-cell office:value-type="float" office:value="-1.247102" calcext:value-type="float">
            <text:p>-1.247102</text:p>
          </table:table-cell>
          <table:table-cell office:value-type="float" office:value="-1.47343" calcext:value-type="float">
            <text:p>-1.47343</text:p>
          </table:table-cell>
          <table:table-cell office:value-type="float" office:value="-1.136961" calcext:value-type="float">
            <text:p>-1.136961</text:p>
          </table:table-cell>
          <table:table-cell office:value-type="float" office:value="-0.366211" calcext:value-type="float">
            <text:p>-0.366211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1.247101" calcext:value-type="float">
            <text:p>1.247101</text:p>
          </table:table-cell>
        </table:table-row>
        <table:table-row table:style-name="ro1">
          <table:table-cell office:value-type="float" office:value="1.488172" calcext:value-type="float">
            <text:p>1.488172</text:p>
          </table:table-cell>
          <table:table-cell office:value-type="float" office:value="1.167122" calcext:value-type="float">
            <text:p>1.167122</text:p>
          </table:table-cell>
          <table:table-cell office:value-type="float" office:value="0.400272" calcext:value-type="float">
            <text:p>0.400272</text:p>
          </table:table-cell>
          <table:table-cell office:value-type="float" office:value="-0.519471" calcext:value-type="float">
            <text:p>-0.519471</text:p>
          </table:table-cell>
          <table:table-cell office:value-type="float" office:value="-1.240792" calcext:value-type="float">
            <text:p>-1.240792</text:p>
          </table:table-cell>
          <table:table-cell office:value-type="float" office:value="-1.488172" calcext:value-type="float">
            <text:p>-1.488172</text:p>
          </table:table-cell>
          <table:table-cell office:value-type="float" office:value="-1.167123" calcext:value-type="float">
            <text:p>-1.167123</text:p>
          </table:table-cell>
          <table:table-cell office:value-type="float" office:value="-0.400273" calcext:value-type="float">
            <text:p>-0.400273</text:p>
          </table:table-cell>
          <table:table-cell office:value-type="float" office:value="0.519472" calcext:value-type="float">
            <text:p>0.519472</text:p>
          </table:table-cell>
          <table:table-cell office:value-type="float" office:value="1.240792" calcext:value-type="float">
            <text:p>1.240792</text:p>
          </table:table-cell>
        </table:table-row>
        <table:table-row table:style-name="ro1">
          <table:table-cell office:value-type="float" office:value="1.49704" calcext:value-type="float">
            <text:p>1.49704</text:p>
          </table:table-cell>
          <table:table-cell office:value-type="float" office:value="1.192678" calcext:value-type="float">
            <text:p>1.192678</text:p>
          </table:table-cell>
          <table:table-cell office:value-type="float" office:value="0.432753" calcext:value-type="float">
            <text:p>0.432753</text:p>
          </table:table-cell>
          <table:table-cell office:value-type="float" office:value="-0.492472" calcext:value-type="float">
            <text:p>-0.492472</text:p>
          </table:table-cell>
          <table:table-cell office:value-type="float" office:value="-1.229585" calcext:value-type="float">
            <text:p>-1.229585</text:p>
          </table:table-cell>
          <table:table-cell office:value-type="float" office:value="-1.49704" calcext:value-type="float">
            <text:p>-1.49704</text:p>
          </table:table-cell>
          <table:table-cell office:value-type="float" office:value="-1.192677" calcext:value-type="float">
            <text:p>-1.192677</text:p>
          </table:table-cell>
          <table:table-cell office:value-type="float" office:value="-0.432753" calcext:value-type="float">
            <text:p>-0.432753</text:p>
          </table:table-cell>
          <table:table-cell office:value-type="float" office:value="0.492471" calcext:value-type="float">
            <text:p>0.492471</text:p>
          </table:table-cell>
          <table:table-cell office:value-type="float" office:value="1.229585" calcext:value-type="float">
            <text:p>1.22958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0.463526" calcext:value-type="float">
            <text:p>0.463526</text:p>
          </table:table-cell>
          <table:table-cell office:value-type="float" office:value="-0.463527" calcext:value-type="float">
            <text:p>-0.463527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1.5" calcext:value-type="float">
            <text:p>-1.5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0.463528" calcext:value-type="float">
            <text:p>-0.463528</text:p>
          </table:table-cell>
          <table:table-cell office:value-type="float" office:value="0.463528" calcext:value-type="float">
            <text:p>0.463528</text:p>
          </table:table-cell>
          <table:table-cell office:value-type="float" office:value="1.213527" calcext:value-type="float">
            <text:p>1.213527</text:p>
          </table:table-cell>
        </table:table-row>
        <table:table-row table:style-name="ro1">
          <table:table-cell office:value-type="float" office:value="1.49704" calcext:value-type="float">
            <text:p>1.49704</text:p>
          </table:table-cell>
          <table:table-cell office:value-type="float" office:value="1.229586" calcext:value-type="float">
            <text:p>1.229586</text:p>
          </table:table-cell>
          <table:table-cell office:value-type="float" office:value="0.492472" calcext:value-type="float">
            <text:p>0.492472</text:p>
          </table:table-cell>
          <table:table-cell office:value-type="float" office:value="-0.432752" calcext:value-type="float">
            <text:p>-0.432752</text:p>
          </table:table-cell>
          <table:table-cell office:value-type="float" office:value="-1.192677" calcext:value-type="float">
            <text:p>-1.192677</text:p>
          </table:table-cell>
          <table:table-cell office:value-type="float" office:value="-1.49704" calcext:value-type="float">
            <text:p>-1.49704</text:p>
          </table:table-cell>
          <table:table-cell office:value-type="float" office:value="-1.229585" calcext:value-type="float">
            <text:p>-1.229585</text:p>
          </table:table-cell>
          <table:table-cell office:value-type="float" office:value="-0.492471" calcext:value-type="float">
            <text:p>-0.492471</text:p>
          </table:table-cell>
          <table:table-cell office:value-type="float" office:value="0.432753" calcext:value-type="float">
            <text:p>0.432753</text:p>
          </table:table-cell>
          <table:table-cell office:value-type="float" office:value="1.192677" calcext:value-type="float">
            <text:p>1.192677</text:p>
          </table:table-cell>
        </table:table-row>
        <table:table-row table:style-name="ro1">
          <table:table-cell office:value-type="float" office:value="1.488172" calcext:value-type="float">
            <text:p>1.488172</text:p>
          </table:table-cell>
          <table:table-cell office:value-type="float" office:value="1.240791" calcext:value-type="float">
            <text:p>1.240791</text:p>
          </table:table-cell>
          <table:table-cell office:value-type="float" office:value="0.519472" calcext:value-type="float">
            <text:p>0.519472</text:p>
          </table:table-cell>
          <table:table-cell office:value-type="float" office:value="-0.400273" calcext:value-type="float">
            <text:p>-0.400273</text:p>
          </table:table-cell>
          <table:table-cell office:value-type="float" office:value="-1.167123" calcext:value-type="float">
            <text:p>-1.167123</text:p>
          </table:table-cell>
          <table:table-cell office:value-type="float" office:value="-1.488172" calcext:value-type="float">
            <text:p>-1.488172</text:p>
          </table:table-cell>
          <table:table-cell office:value-type="float" office:value="-1.240792" calcext:value-type="float">
            <text:p>-1.240792</text:p>
          </table:table-cell>
          <table:table-cell office:value-type="float" office:value="-0.519472" calcext:value-type="float">
            <text:p>-0.519472</text:p>
          </table:table-cell>
          <table:table-cell office:value-type="float" office:value="0.400273" calcext:value-type="float">
            <text:p>0.400273</text:p>
          </table:table-cell>
          <table:table-cell office:value-type="float" office:value="1.167122" calcext:value-type="float">
            <text:p>1.167122</text:p>
          </table:table-cell>
        </table:table-row>
        <table:table-row table:style-name="ro1">
          <table:table-cell office:value-type="float" office:value="1.473431" calcext:value-type="float">
            <text:p>1.473431</text:p>
          </table:table-cell>
          <table:table-cell office:value-type="float" office:value="1.247101" calcext:value-type="float">
            <text:p>1.247101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-0.36621" calcext:value-type="float">
            <text:p>-0.36621</text:p>
          </table:table-cell>
          <table:table-cell office:value-type="float" office:value="-1.13696" calcext:value-type="float">
            <text:p>-1.13696</text:p>
          </table:table-cell>
          <table:table-cell office:value-type="float" office:value="-1.473431" calcext:value-type="float">
            <text:p>-1.473431</text:p>
          </table:table-cell>
          <table:table-cell office:value-type="float" office:value="-1.247101" calcext:value-type="float">
            <text:p>-1.247101</text:p>
          </table:table-cell>
          <table:table-cell office:value-type="float" office:value="-0.544421" calcext:value-type="float">
            <text:p>-0.544421</text:p>
          </table:table-cell>
          <table:table-cell office:value-type="float" office:value="0.366211" calcext:value-type="float">
            <text:p>0.366211</text:p>
          </table:table-cell>
          <table:table-cell office:value-type="float" office:value="1.136961" calcext:value-type="float">
            <text:p>1.136961</text:p>
          </table:table-cell>
        </table:table-row>
        <table:table-row table:style-name="ro1">
          <table:table-cell office:value-type="float" office:value="1.452875" calcext:value-type="float">
            <text:p>1.452875</text:p>
          </table:table-cell>
          <table:table-cell office:value-type="float" office:value="1.248488" calcext:value-type="float">
            <text:p>1.248488</text:p>
          </table:table-cell>
          <table:table-cell office:value-type="float" office:value="0.567224" calcext:value-type="float">
            <text:p>0.567224</text:p>
          </table:table-cell>
          <table:table-cell office:value-type="float" office:value="-0.330706" calcext:value-type="float">
            <text:p>-0.330706</text:p>
          </table:table-cell>
          <table:table-cell office:value-type="float" office:value="-1.102313" calcext:value-type="float">
            <text:p>-1.102313</text:p>
          </table:table-cell>
          <table:table-cell office:value-type="float" office:value="-1.452875" calcext:value-type="float">
            <text:p>-1.452875</text:p>
          </table:table-cell>
          <table:table-cell office:value-type="float" office:value="-1.248489" calcext:value-type="float">
            <text:p>-1.248489</text:p>
          </table:table-cell>
          <table:table-cell office:value-type="float" office:value="-0.567224" calcext:value-type="float">
            <text:p>-0.567224</text:p>
          </table:table-cell>
          <table:table-cell office:value-type="float" office:value="0.330706" calcext:value-type="float">
            <text:p>0.330706</text:p>
          </table:table-cell>
          <table:table-cell office:value-type="float" office:value="1.102313" calcext:value-type="float">
            <text:p>1.102313</text:p>
          </table:table-cell>
        </table:table-row>
        <table:table-row table:style-name="ro1">
          <table:table-cell office:value-type="float" office:value="1.426584" calcext:value-type="float">
            <text:p>1.426584</text:p>
          </table:table-cell>
          <table:table-cell office:value-type="float" office:value="1.244949" calcext:value-type="float">
            <text:p>1.244949</text:p>
          </table:table-cell>
          <table:table-cell office:value-type="float" office:value="0.587787" calcext:value-type="float">
            <text:p>0.587787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-1.063313" calcext:value-type="float">
            <text:p>-1.063313</text:p>
          </table:table-cell>
          <table:table-cell office:value-type="float" office:value="-1.426584" calcext:value-type="float">
            <text:p>-1.426584</text:p>
          </table:table-cell>
          <table:table-cell office:value-type="float" office:value="-1.244949" calcext:value-type="float">
            <text:p>-1.244949</text:p>
          </table:table-cell>
          <table:table-cell office:value-type="float" office:value="-0.587788" calcext:value-type="float">
            <text:p>-0.587788</text:p>
          </table:table-cell>
          <table:table-cell office:value-type="float" office:value="0.293894" calcext:value-type="float">
            <text:p>0.293894</text:p>
          </table:table-cell>
          <table:table-cell office:value-type="float" office:value="1.063313" calcext:value-type="float">
            <text:p>1.063313</text:p>
          </table:table-cell>
        </table:table-row>
        <table:table-row table:style-name="ro1">
          <table:table-cell office:value-type="float" office:value="1.394665" calcext:value-type="float">
            <text:p>1.394665</text:p>
          </table:table-cell>
          <table:table-cell office:value-type="float" office:value="1.236496" calcext:value-type="float">
            <text:p>1.236496</text:p>
          </table:table-cell>
          <table:table-cell office:value-type="float" office:value="0.606031" calcext:value-type="float">
            <text:p>0.606031</text:p>
          </table:table-cell>
          <table:table-cell office:value-type="float" office:value="-0.255923" calcext:value-type="float">
            <text:p>-0.255923</text:p>
          </table:table-cell>
          <table:table-cell office:value-type="float" office:value="-1.020119" calcext:value-type="float">
            <text:p>-1.020119</text:p>
          </table:table-cell>
          <table:table-cell office:value-type="float" office:value="-1.394665" calcext:value-type="float">
            <text:p>-1.394665</text:p>
          </table:table-cell>
          <table:table-cell office:value-type="float" office:value="-1.236498" calcext:value-type="float">
            <text:p>-1.236498</text:p>
          </table:table-cell>
          <table:table-cell office:value-type="float" office:value="-0.60603" calcext:value-type="float">
            <text:p>-0.60603</text:p>
          </table:table-cell>
          <table:table-cell office:value-type="float" office:value="0.255924" calcext:value-type="float">
            <text:p>0.255924</text:p>
          </table:table-cell>
          <table:table-cell office:value-type="float" office:value="1.020119" calcext:value-type="float">
            <text:p>1.020119</text:p>
          </table:table-cell>
        </table:table-row>
        <table:table-row table:style-name="ro1">
          <table:table-cell office:value-type="float" office:value="1.35724" calcext:value-type="float">
            <text:p>1.35724</text:p>
          </table:table-cell>
          <table:table-cell office:value-type="float" office:value="1.223164" calcext:value-type="float">
            <text:p>1.223164</text:p>
          </table:table-cell>
          <table:table-cell office:value-type="float" office:value="0.621882" calcext:value-type="float">
            <text:p>0.621882</text:p>
          </table:table-cell>
          <table:table-cell office:value-type="float" office:value="-0.216941" calcext:value-type="float">
            <text:p>-0.216941</text:p>
          </table:table-cell>
          <table:table-cell office:value-type="float" office:value="-0.972897" calcext:value-type="float">
            <text:p>-0.972897</text:p>
          </table:table-cell>
          <table:table-cell office:value-type="float" office:value="-1.35724" calcext:value-type="float">
            <text:p>-1.35724</text:p>
          </table:table-cell>
          <table:table-cell office:value-type="float" office:value="-1.223164" calcext:value-type="float">
            <text:p>-1.223164</text:p>
          </table:table-cell>
          <table:table-cell office:value-type="float" office:value="-0.621883" calcext:value-type="float">
            <text:p>-0.621883</text:p>
          </table:table-cell>
          <table:table-cell office:value-type="float" office:value="0.216941" calcext:value-type="float">
            <text:p>0.216941</text:p>
          </table:table-cell>
          <table:table-cell office:value-type="float" office:value="0.972897" calcext:value-type="float">
            <text:p>0.972897</text:p>
          </table:table-cell>
        </table:table-row>
        <table:table-row table:style-name="ro1">
          <table:table-cell office:value-type="float" office:value="1.31446" calcext:value-type="float">
            <text:p>1.31446</text:p>
          </table:table-cell>
          <table:table-cell office:value-type="float" office:value="1.205004" calcext:value-type="float">
            <text:p>1.205004</text:p>
          </table:table-cell>
          <table:table-cell office:value-type="float" office:value="0.63528" calcext:value-type="float">
            <text:p>0.63528</text:p>
          </table:table-cell>
          <table:table-cell office:value-type="float" office:value="-0.177105" calcext:value-type="float">
            <text:p>-0.177105</text:p>
          </table:table-cell>
          <table:table-cell office:value-type="float" office:value="-0.921838" calcext:value-type="float">
            <text:p>-0.921838</text:p>
          </table:table-cell>
          <table:table-cell office:value-type="float" office:value="-1.314461" calcext:value-type="float">
            <text:p>-1.314461</text:p>
          </table:table-cell>
          <table:table-cell office:value-type="float" office:value="-1.205005" calcext:value-type="float">
            <text:p>-1.205005</text:p>
          </table:table-cell>
          <table:table-cell office:value-type="float" office:value="-0.635279" calcext:value-type="float">
            <text:p>-0.635279</text:p>
          </table:table-cell>
          <table:table-cell office:value-type="float" office:value="0.177105" calcext:value-type="float">
            <text:p>0.177105</text:p>
          </table:table-cell>
          <table:table-cell office:value-type="float" office:value="0.921838" calcext:value-type="float">
            <text:p>0.921838</text:p>
          </table:table-cell>
        </table:table-row>
        <table:table-row table:style-name="ro1">
          <table:table-cell office:value-type="float" office:value="1.266491" calcext:value-type="float">
            <text:p>1.266491</text:p>
          </table:table-cell>
          <table:table-cell office:value-type="float" office:value="1.182089" calcext:value-type="float">
            <text:p>1.182089</text:p>
          </table:table-cell>
          <table:table-cell office:value-type="float" office:value="0.646169" calcext:value-type="float">
            <text:p>0.646169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-0.867138" calcext:value-type="float">
            <text:p>-0.867138</text:p>
          </table:table-cell>
          <table:table-cell office:value-type="float" office:value="-1.266491" calcext:value-type="float">
            <text:p>-1.266491</text:p>
          </table:table-cell>
          <table:table-cell office:value-type="float" office:value="-1.182088" calcext:value-type="float">
            <text:p>-1.182088</text:p>
          </table:table-cell>
          <table:table-cell office:value-type="float" office:value="-0.64617" calcext:value-type="float">
            <text:p>-0.64617</text:p>
          </table:table-cell>
          <table:table-cell office:value-type="float" office:value="0.136568" calcext:value-type="float">
            <text:p>0.136568</text:p>
          </table:table-cell>
          <table:table-cell office:value-type="float" office:value="0.867138" calcext:value-type="float">
            <text:p>0.867138</text:p>
          </table:table-cell>
        </table:table-row>
        <table:table-row table:style-name="ro1">
          <table:table-cell office:value-type="float" office:value="1.213526" calcext:value-type="float">
            <text:p>1.213526</text:p>
          </table:table-cell>
          <table:table-cell office:value-type="float" office:value="1.154508" calcext:value-type="float">
            <text:p>1.154508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-0.095494" calcext:value-type="float">
            <text:p>-0.095494</text:p>
          </table:table-cell>
          <table:table-cell office:value-type="float" office:value="-0.809018" calcext:value-type="float">
            <text:p>-0.809018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1.154509" calcext:value-type="float">
            <text:p>-1.154509</text:p>
          </table:table-cell>
          <table:table-cell office:value-type="float" office:value="-0.65451" calcext:value-type="float">
            <text:p>-0.65451</text:p>
          </table:table-cell>
          <table:table-cell office:value-type="float" office:value="0.095494" calcext:value-type="float">
            <text:p>0.095494</text:p>
          </table:table-cell>
          <table:table-cell office:value-type="float" office:value="0.809018" calcext:value-type="float">
            <text:p>0.809018</text:p>
          </table:table-cell>
        </table:table-row>
        <table:table-row table:style-name="ro1">
          <table:table-cell office:value-type="float" office:value="1.155769" calcext:value-type="float">
            <text:p>1.155769</text:p>
          </table:table-cell>
          <table:table-cell office:value-type="float" office:value="1.122371" calcext:value-type="float">
            <text:p>1.122371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-0.05404" calcext:value-type="float">
            <text:p>-0.05404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1.155769" calcext:value-type="float">
            <text:p>-1.155769</text:p>
          </table:table-cell>
          <table:table-cell office:value-type="float" office:value="-1.122371" calcext:value-type="float">
            <text:p>-1.122371</text:p>
          </table:table-cell>
          <table:table-cell office:value-type="float" office:value="-0.660268" calcext:value-type="float">
            <text:p>-0.660268</text:p>
          </table:table-cell>
          <table:table-cell office:value-type="float" office:value="0.05404" calcext:value-type="float">
            <text:p>0.05404</text:p>
          </table:table-cell>
          <table:table-cell office:value-type="float" office:value="0.747703" calcext:value-type="float">
            <text:p>0.747703</text:p>
          </table:table-cell>
        </table:table-row>
        <table:table-row table:style-name="ro1">
          <table:table-cell office:value-type="float" office:value="1.093453" calcext:value-type="float">
            <text:p>1.093453</text:p>
          </table:table-cell>
          <table:table-cell office:value-type="float" office:value="1.085807" calcext:value-type="float">
            <text:p>1.085807</text:p>
          </table:table-cell>
          <table:table-cell office:value-type="float" office:value="0.663419" calcext:value-type="float">
            <text:p>0.663419</text:p>
          </table:table-cell>
          <table:table-cell office:value-type="float" office:value="-0.012376" calcext:value-type="float">
            <text:p>-0.012376</text:p>
          </table:table-cell>
          <table:table-cell office:value-type="float" office:value="-0.68344" calcext:value-type="float">
            <text:p>-0.68344</text:p>
          </table:table-cell>
          <table:table-cell office:value-type="float" office:value="-1.093454" calcext:value-type="float">
            <text:p>-1.093454</text:p>
          </table:table-cell>
          <table:table-cell office:value-type="float" office:value="-1.085806" calcext:value-type="float">
            <text:p>-1.085806</text:p>
          </table:table-cell>
          <table:table-cell office:value-type="float" office:value="-0.663418" calcext:value-type="float">
            <text:p>-0.663418</text:p>
          </table:table-cell>
          <table:table-cell office:value-type="float" office:value="0.012375" calcext:value-type="float">
            <text:p>0.012375</text:p>
          </table:table-cell>
          <table:table-cell office:value-type="float" office:value="0.68344" calcext:value-type="float">
            <text:p>0.68344</text:p>
          </table:table-cell>
        </table:table-row>
        <table:table-row table:style-name="ro1">
          <table:table-cell office:value-type="float" office:value="1.02682" calcext:value-type="float">
            <text:p>1.02682</text:p>
          </table:table-cell>
          <table:table-cell office:value-type="float" office:value="1.044953" calcext:value-type="float">
            <text:p>1.044953</text:p>
          </table:table-cell>
          <table:table-cell office:value-type="float" office:value="0.663951" calcext:value-type="float">
            <text:p>0.663951</text:p>
          </table:table-cell>
          <table:table-cell office:value-type="float" office:value="0.029339" calcext:value-type="float">
            <text:p>0.029339</text:p>
          </table:table-cell>
          <table:table-cell office:value-type="float" office:value="-0.616477" calcext:value-type="float">
            <text:p>-0.616477</text:p>
          </table:table-cell>
          <table:table-cell office:value-type="float" office:value="-1.026819" calcext:value-type="float">
            <text:p>-1.026819</text:p>
          </table:table-cell>
          <table:table-cell office:value-type="float" office:value="-1.044953" calcext:value-type="float">
            <text:p>-1.044953</text:p>
          </table:table-cell>
          <table:table-cell office:value-type="float" office:value="-0.663952" calcext:value-type="float">
            <text:p>-0.663952</text:p>
          </table:table-cell>
          <table:table-cell office:value-type="float" office:value="-0.029339" calcext:value-type="float">
            <text:p>-0.029339</text:p>
          </table:table-cell>
          <table:table-cell office:value-type="float" office:value="0.616476" calcext:value-type="float">
            <text:p>0.616476</text:p>
          </table:table-cell>
        </table:table-row>
        <table:table-row table:style-name="ro1">
          <table:table-cell office:value-type="float" office:value="0.956136" calcext:value-type="float">
            <text:p>0.956136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661864" calcext:value-type="float">
            <text:p>0.661864</text:p>
          </table:table-cell>
          <table:table-cell office:value-type="float" office:value="0.070937" calcext:value-type="float">
            <text:p>0.070937</text:p>
          </table:table-cell>
          <table:table-cell office:value-type="float" office:value="-0.547083" calcext:value-type="float">
            <text:p>-0.547083</text:p>
          </table:table-cell>
          <table:table-cell office:value-type="float" office:value="-0.956137" calcext:value-type="float">
            <text:p>-0.956137</text:p>
          </table:table-cell>
          <table:table-cell office:value-type="float" office:value="-0.999979" calcext:value-type="float">
            <text:p>-0.999979</text:p>
          </table:table-cell>
          <table:table-cell office:value-type="float" office:value="-0.661864" calcext:value-type="float">
            <text:p>-0.661864</text:p>
          </table:table-cell>
          <table:table-cell office:value-type="float" office:value="-0.070937" calcext:value-type="float">
            <text:p>-0.070937</text:p>
          </table:table-cell>
          <table:table-cell office:value-type="float" office:value="0.547084" calcext:value-type="float">
            <text:p>0.547084</text:p>
          </table:table-cell>
        </table:table-row>
        <table:table-row table:style-name="ro1">
          <table:table-cell office:value-type="float" office:value="0.881677" calcext:value-type="float">
            <text:p>0.881677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112256" calcext:value-type="float">
            <text:p>0.112256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-0.881677" calcext:value-type="float">
            <text:p>-0.881677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-0.657165" calcext:value-type="float">
            <text:p>-0.657165</text:p>
          </table:table-cell>
          <table:table-cell office:value-type="float" office:value="-0.112256" calcext:value-type="float">
            <text:p>-0.112256</text:p>
          </table:table-cell>
          <table:table-cell office:value-type="float" office:value="0.475528" calcext:value-type="float">
            <text:p>0.475528</text:p>
          </table:table-cell>
        </table:table-row>
        <table:table-row table:style-name="ro1">
          <table:table-cell office:value-type="float" office:value="0.803741" calcext:value-type="float">
            <text:p>0.803741</text:p>
          </table:table-cell>
          <table:table-cell office:value-type="float" office:value="0.898383" calcext:value-type="float">
            <text:p>0.898383</text:p>
          </table:table-cell>
          <table:table-cell office:value-type="float" office:value="0.649872" calcext:value-type="float">
            <text:p>0.649872</text:p>
          </table:table-cell>
          <table:table-cell office:value-type="float" office:value="0.153131" calcext:value-type="float">
            <text:p>0.153131</text:p>
          </table:table-cell>
          <table:table-cell office:value-type="float" office:value="-0.402099" calcext:value-type="float">
            <text:p>-0.402099</text:p>
          </table:table-cell>
          <table:table-cell office:value-type="float" office:value="-0.803742" calcext:value-type="float">
            <text:p>-0.803742</text:p>
          </table:table-cell>
          <table:table-cell office:value-type="float" office:value="-0.898382" calcext:value-type="float">
            <text:p>-0.898382</text:p>
          </table:table-cell>
          <table:table-cell office:value-type="float" office:value="-0.649872" calcext:value-type="float">
            <text:p>-0.649872</text:p>
          </table:table-cell>
          <table:table-cell office:value-type="float" office:value="-0.153131" calcext:value-type="float">
            <text:p>-0.153131</text:p>
          </table:table-cell>
          <table:table-cell office:value-type="float" office:value="0.402099" calcext:value-type="float">
            <text:p>0.402099</text:p>
          </table:table-cell>
        </table:table-row>
        <table:table-row table:style-name="ro1">
          <table:table-cell office:value-type="float" office:value="0.72263" calcext:value-type="float">
            <text:p>0.72263</text:p>
          </table:table-cell>
          <table:table-cell office:value-type="float" office:value="0.84216" calcext:value-type="float">
            <text:p>0.84216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-0.32708" calcext:value-type="float">
            <text:p>-0.32708</text:p>
          </table:table-cell>
          <table:table-cell office:value-type="float" office:value="-0.722629" calcext:value-type="float">
            <text:p>-0.722629</text:p>
          </table:table-cell>
          <table:table-cell office:value-type="float" office:value="-0.842161" calcext:value-type="float">
            <text:p>-0.842161</text:p>
          </table:table-cell>
          <table:table-cell office:value-type="float" office:value="-0.640015" calcext:value-type="float">
            <text:p>-0.640015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0.32708" calcext:value-type="float">
            <text:p>0.32708</text:p>
          </table:table-cell>
        </table:table-row>
        <table:table-row table:style-name="ro1">
          <table:table-cell office:value-type="float" office:value="0.63867" calcext:value-type="float">
            <text:p>0.63867</text:p>
          </table:table-cell>
          <table:table-cell office:value-type="float" office:value="0.782618" calcext:value-type="float">
            <text:p>0.782618</text:p>
          </table:table-cell>
          <table:table-cell office:value-type="float" office:value="0.627631" calcext:value-type="float">
            <text:p>0.627631</text:p>
          </table:table-cell>
          <table:table-cell office:value-type="float" office:value="0.23291" calcext:value-type="float">
            <text:p>0.23291</text:p>
          </table:table-cell>
          <table:table-cell office:value-type="float" office:value="-0.250774" calcext:value-type="float">
            <text:p>-0.250774</text:p>
          </table:table-cell>
          <table:table-cell office:value-type="float" office:value="-0.638671" calcext:value-type="float">
            <text:p>-0.638671</text:p>
          </table:table-cell>
          <table:table-cell office:value-type="float" office:value="-0.782617" calcext:value-type="float">
            <text:p>-0.782617</text:p>
          </table:table-cell>
          <table:table-cell office:value-type="float" office:value="-0.627631" calcext:value-type="float">
            <text:p>-0.627631</text:p>
          </table:table-cell>
          <table:table-cell office:value-type="float" office:value="-0.23291" calcext:value-type="float">
            <text:p>-0.23291</text:p>
          </table:table-cell>
          <table:table-cell office:value-type="float" office:value="0.250774" calcext:value-type="float">
            <text:p>0.250774</text:p>
          </table:table-cell>
        </table:table-row>
        <table:table-row table:style-name="ro1">
          <table:table-cell office:value-type="float" office:value="0.552186" calcext:value-type="float">
            <text:p>0.552186</text:p>
          </table:table-cell>
          <table:table-cell office:value-type="float" office:value="0.719982" calcext:value-type="float">
            <text:p>0.719982</text:p>
          </table:table-cell>
          <table:table-cell office:value-type="float" office:value="0.612771" calcext:value-type="float">
            <text:p>0.612771</text:p>
          </table:table-cell>
          <table:table-cell office:value-type="float" office:value="0.271499" calcext:value-type="float">
            <text:p>0.271499</text:p>
          </table:table-cell>
          <table:table-cell office:value-type="float" office:value="-0.173474" calcext:value-type="float">
            <text:p>-0.173474</text:p>
          </table:table-cell>
          <table:table-cell office:value-type="float" office:value="-0.552186" calcext:value-type="float">
            <text:p>-0.552186</text:p>
          </table:table-cell>
          <table:table-cell office:value-type="float" office:value="-0.719983" calcext:value-type="float">
            <text:p>-0.719983</text:p>
          </table:table-cell>
          <table:table-cell office:value-type="float" office:value="-0.612771" calcext:value-type="float">
            <text:p>-0.612771</text:p>
          </table:table-cell>
          <table:table-cell office:value-type="float" office:value="-0.271499" calcext:value-type="float">
            <text:p>-0.271499</text:p>
          </table:table-cell>
          <table:table-cell office:value-type="float" office:value="0.173475" calcext:value-type="float">
            <text:p>0.173475</text:p>
          </table:table-cell>
        </table:table-row>
        <table:table-row table:style-name="ro1">
          <table:table-cell office:value-type="float" office:value="0.463526" calcext:value-type="float">
            <text:p>0.463526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-0.095494" calcext:value-type="float">
            <text:p>-0.095494</text:p>
          </table:table-cell>
          <table:table-cell office:value-type="float" office:value="-0.463528" calcext:value-type="float">
            <text:p>-0.463528</text:p>
          </table:table-cell>
          <table:table-cell office:value-type="float" office:value="-0.65451" calcext:value-type="float">
            <text:p>-0.65451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0.095493" calcext:value-type="float">
            <text:p>0.095493</text:p>
          </table:table-cell>
        </table:table-row>
        <table:table-row table:style-name="ro1">
          <table:table-cell office:value-type="float" office:value="0.373034" calcext:value-type="float">
            <text:p>0.373034</text:p>
          </table:table-cell>
          <table:table-cell office:value-type="float" office:value="0.58645" calcext:value-type="float">
            <text:p>0.58645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-0.017132" calcext:value-type="float">
            <text:p>-0.017132</text:p>
          </table:table-cell>
          <table:table-cell office:value-type="float" office:value="-0.373034" calcext:value-type="float">
            <text:p>-0.373034</text:p>
          </table:table-cell>
          <table:table-cell office:value-type="float" office:value="-0.586451" calcext:value-type="float">
            <text:p>-0.586451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0.017133" calcext:value-type="float">
            <text:p>0.017133</text:p>
          </table:table-cell>
        </table:table-row>
        <table:table-row table:style-name="ro1">
          <table:table-cell office:value-type="float" office:value="0.281075" calcext:value-type="float">
            <text:p>0.281075</text:p>
          </table:table-cell>
          <table:table-cell office:value-type="float" office:value="0.516081" calcext:value-type="float">
            <text:p>0.516081</text:p>
          </table:table-cell>
          <table:table-cell office:value-type="float" office:value="0.553962" calcext:value-type="float">
            <text:p>0.553962</text:p>
          </table:table-cell>
          <table:table-cell office:value-type="float" office:value="0.380248" calcext:value-type="float">
            <text:p>0.380248</text:p>
          </table:table-cell>
          <table:table-cell office:value-type="float" office:value="0.061293" calcext:value-type="float">
            <text:p>0.061293</text:p>
          </table:table-cell>
          <table:table-cell office:value-type="float" office:value="-0.281074" calcext:value-type="float">
            <text:p>-0.281074</text:p>
          </table:table-cell>
          <table:table-cell office:value-type="float" office:value="-0.51608" calcext:value-type="float">
            <text:p>-0.51608</text:p>
          </table:table-cell>
          <table:table-cell office:value-type="float" office:value="-0.553962" calcext:value-type="float">
            <text:p>-0.553962</text:p>
          </table:table-cell>
          <table:table-cell office:value-type="float" office:value="-0.380248" calcext:value-type="float">
            <text:p>-0.380248</text:p>
          </table:table-cell>
          <table:table-cell office:value-type="float" office:value="-0.061293" calcext:value-type="float">
            <text:p>-0.061293</text:p>
          </table:table-cell>
        </table:table-row>
        <table:table-row table:style-name="ro1">
          <table:table-cell office:value-type="float" office:value="0.187999" calcext:value-type="float">
            <text:p>0.187999</text:p>
          </table:table-cell>
          <table:table-cell office:value-type="float" office:value="0.443669" calcext:value-type="float">
            <text:p>0.443669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13683" calcext:value-type="float">
            <text:p>0.413683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-0.187999" calcext:value-type="float">
            <text:p>-0.187999</text:p>
          </table:table-cell>
          <table:table-cell office:value-type="float" office:value="-0.44367" calcext:value-type="float">
            <text:p>-0.44367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13683" calcext:value-type="float">
            <text:p>-0.413683</text:p>
          </table:table-cell>
          <table:table-cell office:value-type="float" office:value="-0.139479" calcext:value-type="float">
            <text:p>-0.139479</text:p>
          </table:table-cell>
        </table:table-row>
        <table:table-row table:style-name="ro1">
          <table:table-cell office:value-type="float" office:value="0.094189" calcext:value-type="float">
            <text:p>0.094189</text:p>
          </table:table-cell>
          <table:table-cell office:value-type="float" office:value="0.369512" calcext:value-type="float">
            <text:p>0.369512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445484" calcext:value-type="float">
            <text:p>0.445484</text:p>
          </table:table-cell>
          <table:table-cell office:value-type="float" office:value="0.217112" calcext:value-type="float">
            <text:p>0.217112</text:p>
          </table:table-cell>
          <table:table-cell office:value-type="float" office:value="-0.094188" calcext:value-type="float">
            <text:p>-0.094188</text:p>
          </table:table-cell>
          <table:table-cell office:value-type="float" office:value="-0.369512" calcext:value-type="float">
            <text:p>-0.369512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217113" calcext:value-type="float">
            <text:p>-0.217113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93892" calcext:value-type="float">
            <text:p>0.293892</text:p>
          </table:table-cell>
          <table:table-cell table:number-columns-repeated="2" office:value-type="float" office:value="0.475528" calcext:value-type="float">
            <text:p>0.475528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-0.000001" calcext:value-type="float">
            <text:p>-0.000001</text:p>
          </table:table-cell>
          <table:table-cell office:value-type="float" office:value="-0.293893" calcext:value-type="float">
            <text:p>-0.293893</text:p>
          </table:table-cell>
          <table:table-cell table:number-columns-repeated="2" office:value-type="float" office:value="-0.475528" calcext:value-type="float">
            <text:p>-0.475528</text:p>
          </table:table-cell>
          <table:table-cell office:value-type="float" office:value="-0.293892" calcext:value-type="float">
            <text:p>-0.293892</text:p>
          </table:table-cell>
        </table:table-row>
        <table:table-row table:style-name="ro1">
          <table:table-cell office:value-type="float" office:value="-0.094188" calcext:value-type="float">
            <text:p>-0.094188</text:p>
          </table:table-cell>
          <table:table-cell office:value-type="float" office:value="0.217113" calcext:value-type="float">
            <text:p>0.217113</text:p>
          </table:table-cell>
          <table:table-cell office:value-type="float" office:value="0.445484" calcext:value-type="float">
            <text:p>0.445484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369512" calcext:value-type="float">
            <text:p>0.369512</text:p>
          </table:table-cell>
          <table:table-cell office:value-type="float" office:value="0.094188" calcext:value-type="float">
            <text:p>0.094188</text:p>
          </table:table-cell>
          <table:table-cell office:value-type="float" office:value="-0.217112" calcext:value-type="float">
            <text:p>-0.217112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369513" calcext:value-type="float">
            <text:p>-0.369513</text:p>
          </table:table-cell>
        </table:table-row>
        <table:table-row table:style-name="ro1">
          <table:table-cell office:value-type="float" office:value="-0.188" calcext:value-type="float">
            <text:p>-0.188</text:p>
          </table:table-cell>
          <table:table-cell office:value-type="float" office:value="0.139479" calcext:value-type="float">
            <text:p>0.139479</text:p>
          </table:table-cell>
          <table:table-cell office:value-type="float" office:value="0.413683" calcext:value-type="float">
            <text:p>0.413683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43671" calcext:value-type="float">
            <text:p>0.443671</text:p>
          </table:table-cell>
          <table:table-cell office:value-type="float" office:value="0.187999" calcext:value-type="float">
            <text:p>0.187999</text:p>
          </table:table-cell>
          <table:table-cell office:value-type="float" office:value="-0.13948" calcext:value-type="float">
            <text:p>-0.13948</text:p>
          </table:table-cell>
          <table:table-cell office:value-type="float" office:value="-0.413683" calcext:value-type="float">
            <text:p>-0.413683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43669" calcext:value-type="float">
            <text:p>-0.443669</text:p>
          </table:table-cell>
        </table:table-row>
        <table:table-row table:style-name="ro1">
          <table:table-cell office:value-type="float" office:value="-0.281074" calcext:value-type="float">
            <text:p>-0.281074</text:p>
          </table:table-cell>
          <table:table-cell office:value-type="float" office:value="0.061293" calcext:value-type="float">
            <text:p>0.061293</text:p>
          </table:table-cell>
          <table:table-cell office:value-type="float" office:value="0.380248" calcext:value-type="float">
            <text:p>0.380248</text:p>
          </table:table-cell>
          <table:table-cell office:value-type="float" office:value="0.553962" calcext:value-type="float">
            <text:p>0.553962</text:p>
          </table:table-cell>
          <table:table-cell office:value-type="float" office:value="0.51608" calcext:value-type="float">
            <text:p>0.51608</text:p>
          </table:table-cell>
          <table:table-cell office:value-type="float" office:value="0.281074" calcext:value-type="float">
            <text:p>0.281074</text:p>
          </table:table-cell>
          <table:table-cell office:value-type="float" office:value="-0.061292" calcext:value-type="float">
            <text:p>-0.061292</text:p>
          </table:table-cell>
          <table:table-cell office:value-type="float" office:value="-0.380248" calcext:value-type="float">
            <text:p>-0.380248</text:p>
          </table:table-cell>
          <table:table-cell office:value-type="float" office:value="-0.553962" calcext:value-type="float">
            <text:p>-0.553962</text:p>
          </table:table-cell>
          <table:table-cell office:value-type="float" office:value="-0.516081" calcext:value-type="float">
            <text:p>-0.516081</text:p>
          </table:table-cell>
        </table:table-row>
        <table:table-row table:style-name="ro1">
          <table:table-cell office:value-type="float" office:value="-0.373035" calcext:value-type="float">
            <text:p>-0.373035</text:p>
          </table:table-cell>
          <table:table-cell office:value-type="float" office:value="-0.017132" calcext:value-type="float">
            <text:p>-0.017132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586451" calcext:value-type="float">
            <text:p>0.586451</text:p>
          </table:table-cell>
          <table:table-cell office:value-type="float" office:value="0.373034" calcext:value-type="float">
            <text:p>0.373034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-0.575862" calcext:value-type="float">
            <text:p>-0.575862</text:p>
          </table:table-cell>
          <table:table-cell office:value-type="float" office:value="-0.58645" calcext:value-type="float">
            <text:p>-0.58645</text:p>
          </table:table-cell>
        </table:table-row>
        <table:table-row table:style-name="ro1">
          <table:table-cell office:value-type="float" office:value="-0.463527" calcext:value-type="float">
            <text:p>-0.463527</text:p>
          </table:table-cell>
          <table:table-cell office:value-type="float" office:value="-0.095494" calcext:value-type="float">
            <text:p>-0.095494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0.463528" calcext:value-type="float">
            <text:p>0.463528</text:p>
          </table:table-cell>
          <table:table-cell office:value-type="float" office:value="0.095494" calcext:value-type="float">
            <text:p>0.095494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65451" calcext:value-type="float">
            <text:p>-0.65451</text:p>
          </table:table-cell>
        </table:table-row>
        <table:table-row table:style-name="ro1">
          <table:table-cell office:value-type="float" office:value="-0.552187" calcext:value-type="float">
            <text:p>-0.552187</text:p>
          </table:table-cell>
          <table:table-cell office:value-type="float" office:value="-0.173474" calcext:value-type="float">
            <text:p>-0.173474</text:p>
          </table:table-cell>
          <table:table-cell office:value-type="float" office:value="0.271499" calcext:value-type="float">
            <text:p>0.271499</text:p>
          </table:table-cell>
          <table:table-cell office:value-type="float" office:value="0.612771" calcext:value-type="float">
            <text:p>0.612771</text:p>
          </table:table-cell>
          <table:table-cell office:value-type="float" office:value="0.719983" calcext:value-type="float">
            <text:p>0.719983</text:p>
          </table:table-cell>
          <table:table-cell office:value-type="float" office:value="0.552186" calcext:value-type="float">
            <text:p>0.552186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-0.271499" calcext:value-type="float">
            <text:p>-0.271499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719982" calcext:value-type="float">
            <text:p>-0.719982</text:p>
          </table:table-cell>
        </table:table-row>
        <table:table-row table:style-name="ro1">
          <table:table-cell office:value-type="float" office:value="-0.63867" calcext:value-type="float">
            <text:p>-0.63867</text:p>
          </table:table-cell>
          <table:table-cell office:value-type="float" office:value="-0.250774" calcext:value-type="float">
            <text:p>-0.250774</text:p>
          </table:table-cell>
          <table:table-cell office:value-type="float" office:value="0.23291" calcext:value-type="float">
            <text:p>0.23291</text:p>
          </table:table-cell>
          <table:table-cell office:value-type="float" office:value="0.627631" calcext:value-type="float">
            <text:p>0.627631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638671" calcext:value-type="float">
            <text:p>0.638671</text:p>
          </table:table-cell>
          <table:table-cell office:value-type="float" office:value="0.250773" calcext:value-type="float">
            <text:p>0.250773</text:p>
          </table:table-cell>
          <table:table-cell office:value-type="float" office:value="-0.23291" calcext:value-type="float">
            <text:p>-0.23291</text:p>
          </table:table-cell>
          <table:table-cell office:value-type="float" office:value="-0.627631" calcext:value-type="float">
            <text:p>-0.627631</text:p>
          </table:table-cell>
          <table:table-cell office:value-type="float" office:value="-0.782618" calcext:value-type="float">
            <text:p>-0.782618</text:p>
          </table:table-cell>
        </table:table-row>
        <table:table-row table:style-name="ro1">
          <table:table-cell office:value-type="float" office:value="-0.722631" calcext:value-type="float">
            <text:p>-0.722631</text:p>
          </table:table-cell>
          <table:table-cell office:value-type="float" office:value="-0.32708" calcext:value-type="float">
            <text:p>-0.32708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0.640015" calcext:value-type="float">
            <text:p>0.640015</text:p>
          </table:table-cell>
          <table:table-cell office:value-type="float" office:value="0.842161" calcext:value-type="float">
            <text:p>0.842161</text:p>
          </table:table-cell>
          <table:table-cell office:value-type="float" office:value="0.722629" calcext:value-type="float">
            <text:p>0.722629</text:p>
          </table:table-cell>
          <table:table-cell office:value-type="float" office:value="0.32708" calcext:value-type="float">
            <text:p>0.32708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84216" calcext:value-type="float">
            <text:p>-0.84216</text:p>
          </table:table-cell>
        </table:table-row>
        <table:table-row table:style-name="ro1">
          <table:table-cell office:value-type="float" office:value="-0.803741" calcext:value-type="float">
            <text:p>-0.803741</text:p>
          </table:table-cell>
          <table:table-cell office:value-type="float" office:value="-0.402099" calcext:value-type="float">
            <text:p>-0.402099</text:p>
          </table:table-cell>
          <table:table-cell office:value-type="float" office:value="0.153131" calcext:value-type="float">
            <text:p>0.153131</text:p>
          </table:table-cell>
          <table:table-cell office:value-type="float" office:value="0.649872" calcext:value-type="float">
            <text:p>0.649872</text:p>
          </table:table-cell>
          <table:table-cell office:value-type="float" office:value="0.898382" calcext:value-type="float">
            <text:p>0.898382</text:p>
          </table:table-cell>
          <table:table-cell office:value-type="float" office:value="0.803742" calcext:value-type="float">
            <text:p>0.803742</text:p>
          </table:table-cell>
          <table:table-cell office:value-type="float" office:value="0.402099" calcext:value-type="float">
            <text:p>0.402099</text:p>
          </table:table-cell>
          <table:table-cell office:value-type="float" office:value="-0.153131" calcext:value-type="float">
            <text:p>-0.153131</text:p>
          </table:table-cell>
          <table:table-cell office:value-type="float" office:value="-0.649872" calcext:value-type="float">
            <text:p>-0.649872</text:p>
          </table:table-cell>
          <table:table-cell office:value-type="float" office:value="-0.898383" calcext:value-type="float">
            <text:p>-0.898383</text:p>
          </table:table-cell>
        </table:table-row>
        <table:table-row table:style-name="ro1">
          <table:table-cell office:value-type="float" office:value="-0.881678" calcext:value-type="float">
            <text:p>-0.881678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0.112256" calcext:value-type="float">
            <text:p>0.112256</text:p>
          </table:table-cell>
          <table:table-cell office:value-type="float" office:value="0.657165" calcext:value-type="float">
            <text:p>0.657165</text:p>
          </table:table-cell>
          <table:table-cell office:value-type="float" office:value="0.951055" calcext:value-type="float">
            <text:p>0.951055</text:p>
          </table:table-cell>
          <table:table-cell office:value-type="float" office:value="0.881677" calcext:value-type="float">
            <text:p>0.881677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-0.112256" calcext:value-type="float">
            <text:p>-0.112256</text:p>
          </table:table-cell>
          <table:table-cell office:value-type="float" office:value="-0.657164" calcext:value-type="float">
            <text:p>-0.657164</text:p>
          </table:table-cell>
          <table:table-cell office:value-type="float" office:value="-0.951056" calcext:value-type="float">
            <text:p>-0.951056</text:p>
          </table:table-cell>
        </table:table-row>
        <table:table-row table:style-name="ro1">
          <table:table-cell office:value-type="float" office:value="-0.956137" calcext:value-type="float">
            <text:p>-0.956137</text:p>
          </table:table-cell>
          <table:table-cell office:value-type="float" office:value="-0.547084" calcext:value-type="float">
            <text:p>-0.547084</text:p>
          </table:table-cell>
          <table:table-cell office:value-type="float" office:value="0.070937" calcext:value-type="float">
            <text:p>0.070937</text:p>
          </table:table-cell>
          <table:table-cell office:value-type="float" office:value="0.661864" calcext:value-type="float">
            <text:p>0.661864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56138" calcext:value-type="float">
            <text:p>0.956138</text:p>
          </table:table-cell>
          <table:table-cell office:value-type="float" office:value="0.547083" calcext:value-type="float">
            <text:p>0.547083</text:p>
          </table:table-cell>
          <table:table-cell office:value-type="float" office:value="-0.070937" calcext:value-type="float">
            <text:p>-0.070937</text:p>
          </table:table-cell>
          <table:table-cell office:value-type="float" office:value="-0.661865" calcext:value-type="float">
            <text:p>-0.661865</text:p>
          </table:table-cell>
          <table:table-cell office:value-type="float" office:value="-0.99998" calcext:value-type="float">
            <text:p>-0.99998</text:p>
          </table:table-cell>
        </table:table-row>
        <table:table-row table:style-name="ro1">
          <table:table-cell office:value-type="float" office:value="-1.026821" calcext:value-type="float">
            <text:p>-1.026821</text:p>
          </table:table-cell>
          <table:table-cell office:value-type="float" office:value="-0.616476" calcext:value-type="float">
            <text:p>-0.616476</text:p>
          </table:table-cell>
          <table:table-cell office:value-type="float" office:value="0.029339" calcext:value-type="float">
            <text:p>0.029339</text:p>
          </table:table-cell>
          <table:table-cell office:value-type="float" office:value="0.663952" calcext:value-type="float">
            <text:p>0.663952</text:p>
          </table:table-cell>
          <table:table-cell office:value-type="float" office:value="1.044953" calcext:value-type="float">
            <text:p>1.044953</text:p>
          </table:table-cell>
          <table:table-cell office:value-type="float" office:value="1.02682" calcext:value-type="float">
            <text:p>1.02682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-0.02934" calcext:value-type="float">
            <text:p>-0.02934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1.044953" calcext:value-type="float">
            <text:p>-1.044953</text:p>
          </table:table-cell>
        </table:table-row>
        <table:table-row table:style-name="ro1">
          <table:table-cell office:value-type="float" office:value="-1.093454" calcext:value-type="float">
            <text:p>-1.093454</text:p>
          </table:table-cell>
          <table:table-cell office:value-type="float" office:value="-0.68344" calcext:value-type="float">
            <text:p>-0.68344</text:p>
          </table:table-cell>
          <table:table-cell office:value-type="float" office:value="-0.012376" calcext:value-type="float">
            <text:p>-0.012376</text:p>
          </table:table-cell>
          <table:table-cell office:value-type="float" office:value="0.663418" calcext:value-type="float">
            <text:p>0.663418</text:p>
          </table:table-cell>
          <table:table-cell office:value-type="float" office:value="1.085806" calcext:value-type="float">
            <text:p>1.085806</text:p>
          </table:table-cell>
          <table:table-cell office:value-type="float" office:value="1.093454" calcext:value-type="float">
            <text:p>1.093454</text:p>
          </table:table-cell>
          <table:table-cell office:value-type="float" office:value="0.68344" calcext:value-type="float">
            <text:p>0.68344</text:p>
          </table:table-cell>
          <table:table-cell office:value-type="float" office:value="0.012376" calcext:value-type="float">
            <text:p>0.012376</text:p>
          </table:table-cell>
          <table:table-cell office:value-type="float" office:value="-0.663419" calcext:value-type="float">
            <text:p>-0.663419</text:p>
          </table:table-cell>
          <table:table-cell office:value-type="float" office:value="-1.085805" calcext:value-type="float">
            <text:p>-1.085805</text:p>
          </table:table-cell>
        </table:table-row>
        <table:table-row table:style-name="ro1">
          <table:table-cell office:value-type="float" office:value="-1.155769" calcext:value-type="float">
            <text:p>-1.155769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0.05404" calcext:value-type="float">
            <text:p>-0.05404</text:p>
          </table:table-cell>
          <table:table-cell office:value-type="float" office:value="0.660268" calcext:value-type="float">
            <text:p>0.660268</text:p>
          </table:table-cell>
          <table:table-cell office:value-type="float" office:value="1.122371" calcext:value-type="float">
            <text:p>1.122371</text:p>
          </table:table-cell>
          <table:table-cell office:value-type="float" office:value="1.155769" calcext:value-type="float">
            <text:p>1.155769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0.05404" calcext:value-type="float">
            <text:p>0.05404</text:p>
          </table:table-cell>
          <table:table-cell office:value-type="float" office:value="-0.660266" calcext:value-type="float">
            <text:p>-0.660266</text:p>
          </table:table-cell>
          <table:table-cell office:value-type="float" office:value="-1.122371" calcext:value-type="float">
            <text:p>-1.122371</text:p>
          </table:table-cell>
        </table:table-row>
        <table:table-row table:style-name="ro1">
          <table:table-cell office:value-type="float" office:value="-1.213526" calcext:value-type="float">
            <text:p>-1.213526</text:p>
          </table:table-cell>
          <table:table-cell office:value-type="float" office:value="-0.809018" calcext:value-type="float">
            <text:p>-0.809018</text:p>
          </table:table-cell>
          <table:table-cell office:value-type="float" office:value="-0.095494" calcext:value-type="float">
            <text:p>-0.095494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1.15451" calcext:value-type="float">
            <text:p>1.15451</text:p>
          </table:table-cell>
          <table:table-cell office:value-type="float" office:value="1.213527" calcext:value-type="float">
            <text:p>1.213527</text:p>
          </table:table-cell>
          <table:table-cell office:value-type="float" office:value="0.809018" calcext:value-type="float">
            <text:p>0.809018</text:p>
          </table:table-cell>
          <table:table-cell office:value-type="float" office:value="0.095493" calcext:value-type="float">
            <text:p>0.095493</text:p>
          </table:table-cell>
          <table:table-cell office:value-type="float" office:value="-0.65451" calcext:value-type="float">
            <text:p>-0.65451</text:p>
          </table:table-cell>
          <table:table-cell office:value-type="float" office:value="-1.154508" calcext:value-type="float">
            <text:p>-1.154508</text:p>
          </table:table-cell>
        </table:table-row>
        <table:table-row table:style-name="ro1">
          <table:table-cell office:value-type="float" office:value="-1.266491" calcext:value-type="float">
            <text:p>-1.266491</text:p>
          </table:table-cell>
          <table:table-cell office:value-type="float" office:value="-0.867138" calcext:value-type="float">
            <text:p>-0.867138</text:p>
          </table:table-cell>
          <table:table-cell office:value-type="float" office:value="-0.136568" calcext:value-type="float">
            <text:p>-0.136568</text:p>
          </table:table-cell>
          <table:table-cell office:value-type="float" office:value="0.646171" calcext:value-type="float">
            <text:p>0.646171</text:p>
          </table:table-cell>
          <table:table-cell office:value-type="float" office:value="1.182088" calcext:value-type="float">
            <text:p>1.182088</text:p>
          </table:table-cell>
          <table:table-cell office:value-type="float" office:value="1.266491" calcext:value-type="float">
            <text:p>1.266491</text:p>
          </table:table-cell>
          <table:table-cell office:value-type="float" office:value="0.867138" calcext:value-type="float">
            <text:p>0.867138</text:p>
          </table:table-cell>
          <table:table-cell office:value-type="float" office:value="0.136567" calcext:value-type="float">
            <text:p>0.136567</text:p>
          </table:table-cell>
          <table:table-cell office:value-type="float" office:value="-0.646169" calcext:value-type="float">
            <text:p>-0.646169</text:p>
          </table:table-cell>
          <table:table-cell office:value-type="float" office:value="-1.182089" calcext:value-type="float">
            <text:p>-1.182089</text:p>
          </table:table-cell>
        </table:table-row>
        <table:table-row table:style-name="ro1">
          <table:table-cell office:value-type="float" office:value="-1.314461" calcext:value-type="float">
            <text:p>-1.314461</text:p>
          </table:table-cell>
          <table:table-cell office:value-type="float" office:value="-0.921838" calcext:value-type="float">
            <text:p>-0.921838</text:p>
          </table:table-cell>
          <table:table-cell office:value-type="float" office:value="-0.177105" calcext:value-type="float">
            <text:p>-0.177105</text:p>
          </table:table-cell>
          <table:table-cell office:value-type="float" office:value="0.635279" calcext:value-type="float">
            <text:p>0.635279</text:p>
          </table:table-cell>
          <table:table-cell office:value-type="float" office:value="1.205005" calcext:value-type="float">
            <text:p>1.205005</text:p>
          </table:table-cell>
          <table:table-cell office:value-type="float" office:value="1.31446" calcext:value-type="float">
            <text:p>1.31446</text:p>
          </table:table-cell>
          <table:table-cell office:value-type="float" office:value="0.921838" calcext:value-type="float">
            <text:p>0.921838</text:p>
          </table:table-cell>
          <table:table-cell office:value-type="float" office:value="0.177105" calcext:value-type="float">
            <text:p>0.177105</text:p>
          </table:table-cell>
          <table:table-cell office:value-type="float" office:value="-0.63528" calcext:value-type="float">
            <text:p>-0.63528</text:p>
          </table:table-cell>
          <table:table-cell office:value-type="float" office:value="-1.205004" calcext:value-type="float">
            <text:p>-1.205004</text:p>
          </table:table-cell>
        </table:table-row>
        <table:table-row table:style-name="ro1">
          <table:table-cell office:value-type="float" office:value="-1.35724" calcext:value-type="float">
            <text:p>-1.35724</text:p>
          </table:table-cell>
          <table:table-cell office:value-type="float" office:value="-0.972897" calcext:value-type="float">
            <text:p>-0.972897</text:p>
          </table:table-cell>
          <table:table-cell office:value-type="float" office:value="-0.216941" calcext:value-type="float">
            <text:p>-0.216941</text:p>
          </table:table-cell>
          <table:table-cell office:value-type="float" office:value="0.621883" calcext:value-type="float">
            <text:p>0.621883</text:p>
          </table:table-cell>
          <table:table-cell office:value-type="float" office:value="1.223164" calcext:value-type="float">
            <text:p>1.223164</text:p>
          </table:table-cell>
          <table:table-cell office:value-type="float" office:value="1.35724" calcext:value-type="float">
            <text:p>1.35724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0.216941" calcext:value-type="float">
            <text:p>0.216941</text:p>
          </table:table-cell>
          <table:table-cell office:value-type="float" office:value="-0.621882" calcext:value-type="float">
            <text:p>-0.621882</text:p>
          </table:table-cell>
          <table:table-cell office:value-type="float" office:value="-1.223164" calcext:value-type="float">
            <text:p>-1.223164</text:p>
          </table:table-cell>
        </table:table-row>
        <table:table-row table:style-name="ro1">
          <table:table-cell office:value-type="float" office:value="-1.394665" calcext:value-type="float">
            <text:p>-1.394665</text:p>
          </table:table-cell>
          <table:table-cell office:value-type="float" office:value="-1.020119" calcext:value-type="float">
            <text:p>-1.020119</text:p>
          </table:table-cell>
          <table:table-cell office:value-type="float" office:value="-0.255924" calcext:value-type="float">
            <text:p>-0.255924</text:p>
          </table:table-cell>
          <table:table-cell office:value-type="float" office:value="0.60603" calcext:value-type="float">
            <text:p>0.60603</text:p>
          </table:table-cell>
          <table:table-cell office:value-type="float" office:value="1.236498" calcext:value-type="float">
            <text:p>1.236498</text:p>
          </table:table-cell>
          <table:table-cell office:value-type="float" office:value="1.394665" calcext:value-type="float">
            <text:p>1.394665</text:p>
          </table:table-cell>
          <table:table-cell office:value-type="float" office:value="1.020119" calcext:value-type="float">
            <text:p>1.020119</text:p>
          </table:table-cell>
          <table:table-cell office:value-type="float" office:value="0.255923" calcext:value-type="float">
            <text:p>0.255923</text:p>
          </table:table-cell>
          <table:table-cell office:value-type="float" office:value="-0.606031" calcext:value-type="float">
            <text:p>-0.606031</text:p>
          </table:table-cell>
          <table:table-cell office:value-type="float" office:value="-1.236496" calcext:value-type="float">
            <text:p>-1.236496</text:p>
          </table:table-cell>
        </table:table-row>
        <table:table-row table:style-name="ro1">
          <table:table-cell office:value-type="float" office:value="-1.426584" calcext:value-type="float">
            <text:p>-1.426584</text:p>
          </table:table-cell>
          <table:table-cell office:value-type="float" office:value="-1.063313" calcext:value-type="float">
            <text:p>-1.063313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0.587786" calcext:value-type="float">
            <text:p>0.587786</text:p>
          </table:table-cell>
          <table:table-cell office:value-type="float" office:value="1.244949" calcext:value-type="float">
            <text:p>1.244949</text:p>
          </table:table-cell>
          <table:table-cell office:value-type="float" office:value="1.426584" calcext:value-type="float">
            <text:p>1.426584</text:p>
          </table:table-cell>
          <table:table-cell office:value-type="float" office:value="1.063313" calcext:value-type="float">
            <text:p>1.063313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-0.587787" calcext:value-type="float">
            <text:p>-0.587787</text:p>
          </table:table-cell>
          <table:table-cell office:value-type="float" office:value="-1.24495" calcext:value-type="float">
            <text:p>-1.24495</text:p>
          </table:table-cell>
        </table:table-row>
        <table:table-row table:style-name="ro1">
          <table:table-cell office:value-type="float" office:value="-1.452875" calcext:value-type="float">
            <text:p>-1.452875</text:p>
          </table:table-cell>
          <table:table-cell office:value-type="float" office:value="-1.102313" calcext:value-type="float">
            <text:p>-1.102313</text:p>
          </table:table-cell>
          <table:table-cell office:value-type="float" office:value="-0.330706" calcext:value-type="float">
            <text:p>-0.330706</text:p>
          </table:table-cell>
          <table:table-cell office:value-type="float" office:value="0.567224" calcext:value-type="float">
            <text:p>0.567224</text:p>
          </table:table-cell>
          <table:table-cell office:value-type="float" office:value="1.248489" calcext:value-type="float">
            <text:p>1.248489</text:p>
          </table:table-cell>
          <table:table-cell office:value-type="float" office:value="1.452875" calcext:value-type="float">
            <text:p>1.452875</text:p>
          </table:table-cell>
          <table:table-cell office:value-type="float" office:value="1.102313" calcext:value-type="float">
            <text:p>1.102313</text:p>
          </table:table-cell>
          <table:table-cell office:value-type="float" office:value="0.330706" calcext:value-type="float">
            <text:p>0.330706</text:p>
          </table:table-cell>
          <table:table-cell office:value-type="float" office:value="-0.567225" calcext:value-type="float">
            <text:p>-0.567225</text:p>
          </table:table-cell>
          <table:table-cell office:value-type="float" office:value="-1.248489" calcext:value-type="float">
            <text:p>-1.248489</text:p>
          </table:table-cell>
        </table:table-row>
        <table:table-row table:style-name="ro1">
          <table:table-cell office:value-type="float" office:value="-1.47343" calcext:value-type="float">
            <text:p>-1.47343</text:p>
          </table:table-cell>
          <table:table-cell office:value-type="float" office:value="-1.136961" calcext:value-type="float">
            <text:p>-1.136961</text:p>
          </table:table-cell>
          <table:table-cell office:value-type="float" office:value="-0.366211" calcext:value-type="float">
            <text:p>-0.366211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1.247101" calcext:value-type="float">
            <text:p>1.247101</text:p>
          </table:table-cell>
          <table:table-cell office:value-type="float" office:value="1.473431" calcext:value-type="float">
            <text:p>1.473431</text:p>
          </table:table-cell>
          <table:table-cell office:value-type="float" office:value="1.13696" calcext:value-type="float">
            <text:p>1.13696</text:p>
          </table:table-cell>
          <table:table-cell office:value-type="float" office:value="0.36621" calcext:value-type="float">
            <text:p>0.36621</text:p>
          </table:table-cell>
          <table:table-cell office:value-type="float" office:value="-0.544422" calcext:value-type="float">
            <text:p>-0.544422</text:p>
          </table:table-cell>
          <table:table-cell office:value-type="float" office:value="-1.247101" calcext:value-type="float">
            <text:p>-1.247101</text:p>
          </table:table-cell>
        </table:table-row>
        <table:table-row table:style-name="ro1">
          <table:table-cell office:value-type="float" office:value="-1.488172" calcext:value-type="float">
            <text:p>-1.488172</text:p>
          </table:table-cell>
          <table:table-cell office:value-type="float" office:value="-1.167123" calcext:value-type="float">
            <text:p>-1.167123</text:p>
          </table:table-cell>
          <table:table-cell office:value-type="float" office:value="-0.400273" calcext:value-type="float">
            <text:p>-0.400273</text:p>
          </table:table-cell>
          <table:table-cell office:value-type="float" office:value="0.519472" calcext:value-type="float">
            <text:p>0.519472</text:p>
          </table:table-cell>
          <table:table-cell office:value-type="float" office:value="1.240792" calcext:value-type="float">
            <text:p>1.240792</text:p>
          </table:table-cell>
          <table:table-cell office:value-type="float" office:value="1.488172" calcext:value-type="float">
            <text:p>1.488172</text:p>
          </table:table-cell>
          <table:table-cell office:value-type="float" office:value="1.167123" calcext:value-type="float">
            <text:p>1.167123</text:p>
          </table:table-cell>
          <table:table-cell office:value-type="float" office:value="0.400273" calcext:value-type="float">
            <text:p>0.400273</text:p>
          </table:table-cell>
          <table:table-cell office:value-type="float" office:value="-0.519471" calcext:value-type="float">
            <text:p>-0.519471</text:p>
          </table:table-cell>
          <table:table-cell office:value-type="float" office:value="-1.240791" calcext:value-type="float">
            <text:p>-1.240791</text:p>
          </table:table-cell>
        </table:table-row>
        <table:table-row table:style-name="ro1">
          <table:table-cell office:value-type="float" office:value="-1.49704" calcext:value-type="float">
            <text:p>-1.49704</text:p>
          </table:table-cell>
          <table:table-cell office:value-type="float" office:value="-1.192677" calcext:value-type="float">
            <text:p>-1.192677</text:p>
          </table:table-cell>
          <table:table-cell office:value-type="float" office:value="-0.432753" calcext:value-type="float">
            <text:p>-0.432753</text:p>
          </table:table-cell>
          <table:table-cell office:value-type="float" office:value="0.492471" calcext:value-type="float">
            <text:p>0.492471</text:p>
          </table:table-cell>
          <table:table-cell office:value-type="float" office:value="1.229585" calcext:value-type="float">
            <text:p>1.229585</text:p>
          </table:table-cell>
          <table:table-cell office:value-type="float" office:value="1.49704" calcext:value-type="float">
            <text:p>1.49704</text:p>
          </table:table-cell>
          <table:table-cell office:value-type="float" office:value="1.192677" calcext:value-type="float">
            <text:p>1.192677</text:p>
          </table:table-cell>
          <table:table-cell office:value-type="float" office:value="0.432754" calcext:value-type="float">
            <text:p>0.432754</text:p>
          </table:table-cell>
          <table:table-cell office:value-type="float" office:value="-0.492472" calcext:value-type="float">
            <text:p>-0.492472</text:p>
          </table:table-cell>
          <table:table-cell office:value-type="float" office:value="-1.229586" calcext:value-type="float">
            <text:p>-1.229586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0.463528" calcext:value-type="float">
            <text:p>-0.463528</text:p>
          </table:table-cell>
          <table:table-cell office:value-type="float" office:value="0.463528" calcext:value-type="float">
            <text:p>0.463528</text:p>
          </table:table-cell>
          <table:table-cell office:value-type="float" office:value="1.213527" calcext:value-type="float">
            <text:p>1.213527</text:p>
          </table:table-cell>
          <table:table-cell office:value-type="float" office:value="1.5" calcext:value-type="float">
            <text:p>1.5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0.463527" calcext:value-type="float">
            <text:p>0.463527</text:p>
          </table:table-cell>
          <table:table-cell office:value-type="float" office:value="-0.463526" calcext:value-type="float">
            <text:p>-0.463526</text:p>
          </table:table-cell>
          <table:table-cell office:value-type="float" office:value="-1.213526" calcext:value-type="float">
            <text:p>-1.213526</text:p>
          </table:table-cell>
        </table:table-row>
        <table:table-row table:style-name="ro1">
          <table:table-cell office:value-type="float" office:value="-1.49704" calcext:value-type="float">
            <text:p>-1.49704</text:p>
          </table:table-cell>
          <table:table-cell office:value-type="float" office:value="-1.229585" calcext:value-type="float">
            <text:p>-1.229585</text:p>
          </table:table-cell>
          <table:table-cell office:value-type="float" office:value="-0.492471" calcext:value-type="float">
            <text:p>-0.492471</text:p>
          </table:table-cell>
          <table:table-cell office:value-type="float" office:value="0.432753" calcext:value-type="float">
            <text:p>0.432753</text:p>
          </table:table-cell>
          <table:table-cell office:value-type="float" office:value="1.192677" calcext:value-type="float">
            <text:p>1.192677</text:p>
          </table:table-cell>
          <table:table-cell office:value-type="float" office:value="1.49704" calcext:value-type="float">
            <text:p>1.49704</text:p>
          </table:table-cell>
          <table:table-cell office:value-type="float" office:value="1.229586" calcext:value-type="float">
            <text:p>1.229586</text:p>
          </table:table-cell>
          <table:table-cell office:value-type="float" office:value="0.492472" calcext:value-type="float">
            <text:p>0.492472</text:p>
          </table:table-cell>
          <table:table-cell office:value-type="float" office:value="-0.432754" calcext:value-type="float">
            <text:p>-0.432754</text:p>
          </table:table-cell>
          <table:table-cell office:value-type="float" office:value="-1.192678" calcext:value-type="float">
            <text:p>-1.192678</text:p>
          </table:table-cell>
        </table:table-row>
        <table:table-row table:style-name="ro1">
          <table:table-cell office:value-type="float" office:value="-1.488172" calcext:value-type="float">
            <text:p>-1.488172</text:p>
          </table:table-cell>
          <table:table-cell office:value-type="float" office:value="-1.240792" calcext:value-type="float">
            <text:p>-1.240792</text:p>
          </table:table-cell>
          <table:table-cell office:value-type="float" office:value="-0.519472" calcext:value-type="float">
            <text:p>-0.519472</text:p>
          </table:table-cell>
          <table:table-cell office:value-type="float" office:value="0.400273" calcext:value-type="float">
            <text:p>0.400273</text:p>
          </table:table-cell>
          <table:table-cell office:value-type="float" office:value="1.167122" calcext:value-type="float">
            <text:p>1.167122</text:p>
          </table:table-cell>
          <table:table-cell office:value-type="float" office:value="1.488172" calcext:value-type="float">
            <text:p>1.488172</text:p>
          </table:table-cell>
          <table:table-cell office:value-type="float" office:value="1.240792" calcext:value-type="float">
            <text:p>1.240792</text:p>
          </table:table-cell>
          <table:table-cell office:value-type="float" office:value="0.519471" calcext:value-type="float">
            <text:p>0.519471</text:p>
          </table:table-cell>
          <table:table-cell office:value-type="float" office:value="-0.400272" calcext:value-type="float">
            <text:p>-0.400272</text:p>
          </table:table-cell>
          <table:table-cell office:value-type="float" office:value="-1.167122" calcext:value-type="float">
            <text:p>-1.167122</text:p>
          </table:table-cell>
        </table:table-row>
        <table:table-row table:style-name="ro1">
          <table:table-cell office:value-type="float" office:value="-1.473431" calcext:value-type="float">
            <text:p>-1.473431</text:p>
          </table:table-cell>
          <table:table-cell office:value-type="float" office:value="-1.247101" calcext:value-type="float">
            <text:p>-1.247101</text:p>
          </table:table-cell>
          <table:table-cell office:value-type="float" office:value="-0.544421" calcext:value-type="float">
            <text:p>-0.544421</text:p>
          </table:table-cell>
          <table:table-cell office:value-type="float" office:value="0.366211" calcext:value-type="float">
            <text:p>0.366211</text:p>
          </table:table-cell>
          <table:table-cell office:value-type="float" office:value="1.136961" calcext:value-type="float">
            <text:p>1.136961</text:p>
          </table:table-cell>
          <table:table-cell office:value-type="float" office:value="1.47343" calcext:value-type="float">
            <text:p>1.47343</text:p>
          </table:table-cell>
          <table:table-cell office:value-type="float" office:value="1.247102" calcext:value-type="float">
            <text:p>1.247102</text:p>
          </table:table-cell>
          <table:table-cell office:value-type="float" office:value="0.544423" calcext:value-type="float">
            <text:p>0.544423</text:p>
          </table:table-cell>
          <table:table-cell office:value-type="float" office:value="-0.366211" calcext:value-type="float">
            <text:p>-0.366211</text:p>
          </table:table-cell>
          <table:table-cell office:value-type="float" office:value="-1.136961" calcext:value-type="float">
            <text:p>-1.136961</text:p>
          </table:table-cell>
        </table:table-row>
        <table:table-row table:style-name="ro1">
          <table:table-cell office:value-type="float" office:value="-1.452875" calcext:value-type="float">
            <text:p>-1.452875</text:p>
          </table:table-cell>
          <table:table-cell office:value-type="float" office:value="-1.248489" calcext:value-type="float">
            <text:p>-1.248489</text:p>
          </table:table-cell>
          <table:table-cell office:value-type="float" office:value="-0.567224" calcext:value-type="float">
            <text:p>-0.567224</text:p>
          </table:table-cell>
          <table:table-cell office:value-type="float" office:value="0.330706" calcext:value-type="float">
            <text:p>0.330706</text:p>
          </table:table-cell>
          <table:table-cell office:value-type="float" office:value="1.102313" calcext:value-type="float">
            <text:p>1.102313</text:p>
          </table:table-cell>
          <table:table-cell office:value-type="float" office:value="1.452875" calcext:value-type="float">
            <text:p>1.452875</text:p>
          </table:table-cell>
          <table:table-cell office:value-type="float" office:value="1.248489" calcext:value-type="float">
            <text:p>1.248489</text:p>
          </table:table-cell>
          <table:table-cell office:value-type="float" office:value="0.567223" calcext:value-type="float">
            <text:p>0.567223</text:p>
          </table:table-cell>
          <table:table-cell office:value-type="float" office:value="-0.330705" calcext:value-type="float">
            <text:p>-0.330705</text:p>
          </table:table-cell>
          <table:table-cell office:value-type="float" office:value="-1.102313" calcext:value-type="float">
            <text:p>-1.102313</text:p>
          </table:table-cell>
        </table:table-row>
        <table:table-row table:style-name="ro1">
          <table:table-cell office:value-type="float" office:value="-1.426584" calcext:value-type="float">
            <text:p>-1.426584</text:p>
          </table:table-cell>
          <table:table-cell office:value-type="float" office:value="-1.244949" calcext:value-type="float">
            <text:p>-1.244949</text:p>
          </table:table-cell>
          <table:table-cell office:value-type="float" office:value="-0.587788" calcext:value-type="float">
            <text:p>-0.587788</text:p>
          </table:table-cell>
          <table:table-cell office:value-type="float" office:value="0.293894" calcext:value-type="float">
            <text:p>0.293894</text:p>
          </table:table-cell>
          <table:table-cell office:value-type="float" office:value="1.063313" calcext:value-type="float">
            <text:p>1.063313</text:p>
          </table:table-cell>
          <table:table-cell office:value-type="float" office:value="1.426584" calcext:value-type="float">
            <text:p>1.426584</text:p>
          </table:table-cell>
          <table:table-cell office:value-type="float" office:value="1.24495" calcext:value-type="float">
            <text:p>1.24495</text:p>
          </table:table-cell>
          <table:table-cell office:value-type="float" office:value="0.587787" calcext:value-type="float">
            <text:p>0.587787</text:p>
          </table:table-cell>
          <table:table-cell office:value-type="float" office:value="-0.293894" calcext:value-type="float">
            <text:p>-0.293894</text:p>
          </table:table-cell>
          <table:table-cell office:value-type="float" office:value="-1.063313" calcext:value-type="float">
            <text:p>-1.063313</text:p>
          </table:table-cell>
        </table:table-row>
        <table:table-row table:style-name="ro1">
          <table:table-cell office:value-type="float" office:value="-1.394665" calcext:value-type="float">
            <text:p>-1.394665</text:p>
          </table:table-cell>
          <table:table-cell office:value-type="float" office:value="-1.236498" calcext:value-type="float">
            <text:p>-1.236498</text:p>
          </table:table-cell>
          <table:table-cell office:value-type="float" office:value="-0.60603" calcext:value-type="float">
            <text:p>-0.60603</text:p>
          </table:table-cell>
          <table:table-cell office:value-type="float" office:value="0.255924" calcext:value-type="float">
            <text:p>0.255924</text:p>
          </table:table-cell>
          <table:table-cell office:value-type="float" office:value="1.020119" calcext:value-type="float">
            <text:p>1.020119</text:p>
          </table:table-cell>
          <table:table-cell office:value-type="float" office:value="1.394665" calcext:value-type="float">
            <text:p>1.394665</text:p>
          </table:table-cell>
          <table:table-cell office:value-type="float" office:value="1.236497" calcext:value-type="float">
            <text:p>1.236497</text:p>
          </table:table-cell>
          <table:table-cell office:value-type="float" office:value="0.60603" calcext:value-type="float">
            <text:p>0.60603</text:p>
          </table:table-cell>
          <table:table-cell office:value-type="float" office:value="-0.255923" calcext:value-type="float">
            <text:p>-0.255923</text:p>
          </table:table-cell>
          <table:table-cell office:value-type="float" office:value="-1.020119" calcext:value-type="float">
            <text:p>-1.020119</text:p>
          </table:table-cell>
        </table:table-row>
        <table:table-row table:style-name="ro1">
          <table:table-cell office:value-type="float" office:value="-1.35724" calcext:value-type="float">
            <text:p>-1.35724</text:p>
          </table:table-cell>
          <table:table-cell office:value-type="float" office:value="-1.223164" calcext:value-type="float">
            <text:p>-1.223164</text:p>
          </table:table-cell>
          <table:table-cell office:value-type="float" office:value="-0.621883" calcext:value-type="float">
            <text:p>-0.621883</text:p>
          </table:table-cell>
          <table:table-cell office:value-type="float" office:value="0.216941" calcext:value-type="float">
            <text:p>0.216941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1.357239" calcext:value-type="float">
            <text:p>1.357239</text:p>
          </table:table-cell>
          <table:table-cell office:value-type="float" office:value="1.223165" calcext:value-type="float">
            <text:p>1.223165</text:p>
          </table:table-cell>
          <table:table-cell office:value-type="float" office:value="0.621882" calcext:value-type="float">
            <text:p>0.621882</text:p>
          </table:table-cell>
          <table:table-cell office:value-type="float" office:value="-0.216942" calcext:value-type="float">
            <text:p>-0.216942</text:p>
          </table:table-cell>
          <table:table-cell office:value-type="float" office:value="-0.972897" calcext:value-type="float">
            <text:p>-0.972897</text:p>
          </table:table-cell>
        </table:table-row>
        <table:table-row table:style-name="ro1">
          <table:table-cell office:value-type="float" office:value="-1.314461" calcext:value-type="float">
            <text:p>-1.314461</text:p>
          </table:table-cell>
          <table:table-cell office:value-type="float" office:value="-1.205005" calcext:value-type="float">
            <text:p>-1.205005</text:p>
          </table:table-cell>
          <table:table-cell office:value-type="float" office:value="-0.635279" calcext:value-type="float">
            <text:p>-0.635279</text:p>
          </table:table-cell>
          <table:table-cell office:value-type="float" office:value="0.177105" calcext:value-type="float">
            <text:p>0.177105</text:p>
          </table:table-cell>
          <table:table-cell office:value-type="float" office:value="0.921838" calcext:value-type="float">
            <text:p>0.921838</text:p>
          </table:table-cell>
          <table:table-cell office:value-type="float" office:value="1.314461" calcext:value-type="float">
            <text:p>1.314461</text:p>
          </table:table-cell>
          <table:table-cell office:value-type="float" office:value="1.205005" calcext:value-type="float">
            <text:p>1.205005</text:p>
          </table:table-cell>
          <table:table-cell office:value-type="float" office:value="0.635279" calcext:value-type="float">
            <text:p>0.635279</text:p>
          </table:table-cell>
          <table:table-cell office:value-type="float" office:value="-0.177105" calcext:value-type="float">
            <text:p>-0.177105</text:p>
          </table:table-cell>
          <table:table-cell office:value-type="float" office:value="-0.921838" calcext:value-type="float">
            <text:p>-0.921838</text:p>
          </table:table-cell>
        </table:table-row>
        <table:table-row table:style-name="ro1">
          <table:table-cell office:value-type="float" office:value="-1.266491" calcext:value-type="float">
            <text:p>-1.266491</text:p>
          </table:table-cell>
          <table:table-cell office:value-type="float" office:value="-1.182088" calcext:value-type="float">
            <text:p>-1.182088</text:p>
          </table:table-cell>
          <table:table-cell office:value-type="float" office:value="-0.64617" calcext:value-type="float">
            <text:p>-0.64617</text:p>
          </table:table-cell>
          <table:table-cell office:value-type="float" office:value="0.136568" calcext:value-type="float">
            <text:p>0.136568</text:p>
          </table:table-cell>
          <table:table-cell office:value-type="float" office:value="0.867138" calcext:value-type="float">
            <text:p>0.867138</text:p>
          </table:table-cell>
          <table:table-cell office:value-type="float" office:value="1.266492" calcext:value-type="float">
            <text:p>1.266492</text:p>
          </table:table-cell>
          <table:table-cell office:value-type="float" office:value="1.182089" calcext:value-type="float">
            <text:p>1.182089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-0.136568" calcext:value-type="float">
            <text:p>-0.136568</text:p>
          </table:table-cell>
          <table:table-cell office:value-type="float" office:value="-0.867138" calcext:value-type="float">
            <text:p>-0.867138</text:p>
          </table:table-cell>
        </table:table-row>
        <table:table-row table:style-name="ro1">
          <table:table-cell office:value-type="float" office:value="-1.213526" calcext:value-type="float">
            <text:p>-1.213526</text:p>
          </table:table-cell>
          <table:table-cell office:value-type="float" office:value="-1.154509" calcext:value-type="float">
            <text:p>-1.154509</text:p>
          </table:table-cell>
          <table:table-cell office:value-type="float" office:value="-0.65451" calcext:value-type="float">
            <text:p>-0.65451</text:p>
          </table:table-cell>
          <table:table-cell office:value-type="float" office:value="0.095494" calcext:value-type="float">
            <text:p>0.095494</text:p>
          </table:table-cell>
          <table:table-cell office:value-type="float" office:value="0.809018" calcext:value-type="float">
            <text:p>0.809018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1.154509" calcext:value-type="float">
            <text:p>1.154509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-0.095493" calcext:value-type="float">
            <text:p>-0.095493</text:p>
          </table:table-cell>
          <table:table-cell office:value-type="float" office:value="-0.809018" calcext:value-type="float">
            <text:p>-0.809018</text:p>
          </table:table-cell>
        </table:table-row>
        <table:table-row table:style-name="ro1">
          <table:table-cell office:value-type="float" office:value="-1.155769" calcext:value-type="float">
            <text:p>-1.155769</text:p>
          </table:table-cell>
          <table:table-cell office:value-type="float" office:value="-1.122371" calcext:value-type="float">
            <text:p>-1.122371</text:p>
          </table:table-cell>
          <table:table-cell office:value-type="float" office:value="-0.660268" calcext:value-type="float">
            <text:p>-0.660268</text:p>
          </table:table-cell>
          <table:table-cell office:value-type="float" office:value="0.05404" calcext:value-type="float">
            <text:p>0.05404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1.15577" calcext:value-type="float">
            <text:p>1.15577</text:p>
          </table:table-cell>
          <table:table-cell office:value-type="float" office:value="1.122372" calcext:value-type="float">
            <text:p>1.122372</text:p>
          </table:table-cell>
          <table:table-cell office:value-type="float" office:value="0.660267" calcext:value-type="float">
            <text:p>0.660267</text:p>
          </table:table-cell>
          <table:table-cell office:value-type="float" office:value="-0.054041" calcext:value-type="float">
            <text:p>-0.054041</text:p>
          </table:table-cell>
          <table:table-cell office:value-type="float" office:value="-0.747703" calcext:value-type="float">
            <text:p>-0.747703</text:p>
          </table:table-cell>
        </table:table-row>
        <table:table-row table:style-name="ro1">
          <table:table-cell office:value-type="float" office:value="-1.093454" calcext:value-type="float">
            <text:p>-1.093454</text:p>
          </table:table-cell>
          <table:table-cell office:value-type="float" office:value="-1.085806" calcext:value-type="float">
            <text:p>-1.085806</text:p>
          </table:table-cell>
          <table:table-cell office:value-type="float" office:value="-0.663418" calcext:value-type="float">
            <text:p>-0.663418</text:p>
          </table:table-cell>
          <table:table-cell office:value-type="float" office:value="0.012375" calcext:value-type="float">
            <text:p>0.012375</text:p>
          </table:table-cell>
          <table:table-cell office:value-type="float" office:value="0.68344" calcext:value-type="float">
            <text:p>0.68344</text:p>
          </table:table-cell>
          <table:table-cell office:value-type="float" office:value="1.093454" calcext:value-type="float">
            <text:p>1.093454</text:p>
          </table:table-cell>
          <table:table-cell office:value-type="float" office:value="1.085806" calcext:value-type="float">
            <text:p>1.085806</text:p>
          </table:table-cell>
          <table:table-cell office:value-type="float" office:value="0.663417" calcext:value-type="float">
            <text:p>0.663417</text:p>
          </table:table-cell>
          <table:table-cell office:value-type="float" office:value="-0.012376" calcext:value-type="float">
            <text:p>-0.012376</text:p>
          </table:table-cell>
          <table:table-cell office:value-type="float" office:value="-0.68344" calcext:value-type="float">
            <text:p>-0.68344</text:p>
          </table:table-cell>
        </table:table-row>
        <table:table-row table:style-name="ro1">
          <table:table-cell office:value-type="float" office:value="-1.026819" calcext:value-type="float">
            <text:p>-1.026819</text:p>
          </table:table-cell>
          <table:table-cell office:value-type="float" office:value="-1.044953" calcext:value-type="float">
            <text:p>-1.044953</text:p>
          </table:table-cell>
          <table:table-cell office:value-type="float" office:value="-0.663952" calcext:value-type="float">
            <text:p>-0.663952</text:p>
          </table:table-cell>
          <table:table-cell office:value-type="float" office:value="-0.029339" calcext:value-type="float">
            <text:p>-0.029339</text:p>
          </table:table-cell>
          <table:table-cell office:value-type="float" office:value="0.616476" calcext:value-type="float">
            <text:p>0.616476</text:p>
          </table:table-cell>
          <table:table-cell office:value-type="float" office:value="1.02682" calcext:value-type="float">
            <text:p>1.02682</text:p>
          </table:table-cell>
          <table:table-cell office:value-type="float" office:value="1.044954" calcext:value-type="float">
            <text:p>1.044954</text:p>
          </table:table-cell>
          <table:table-cell office:value-type="float" office:value="0.663951" calcext:value-type="float">
            <text:p>0.663951</text:p>
          </table:table-cell>
          <table:table-cell office:value-type="float" office:value="0.029339" calcext:value-type="float">
            <text:p>0.029339</text:p>
          </table:table-cell>
          <table:table-cell office:value-type="float" office:value="-0.616477" calcext:value-type="float">
            <text:p>-0.616477</text:p>
          </table:table-cell>
        </table:table-row>
        <table:table-row table:style-name="ro1">
          <table:table-cell office:value-type="float" office:value="-0.956137" calcext:value-type="float">
            <text:p>-0.956137</text:p>
          </table:table-cell>
          <table:table-cell office:value-type="float" office:value="-0.999979" calcext:value-type="float">
            <text:p>-0.999979</text:p>
          </table:table-cell>
          <table:table-cell office:value-type="float" office:value="-0.661864" calcext:value-type="float">
            <text:p>-0.661864</text:p>
          </table:table-cell>
          <table:table-cell office:value-type="float" office:value="-0.070937" calcext:value-type="float">
            <text:p>-0.070937</text:p>
          </table:table-cell>
          <table:table-cell office:value-type="float" office:value="0.547084" calcext:value-type="float">
            <text:p>0.547084</text:p>
          </table:table-cell>
          <table:table-cell office:value-type="float" office:value="0.956137" calcext:value-type="float">
            <text:p>0.956137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070937" calcext:value-type="float">
            <text:p>0.070937</text:p>
          </table:table-cell>
          <table:table-cell office:value-type="float" office:value="-0.547083" calcext:value-type="float">
            <text:p>-0.547083</text:p>
          </table:table-cell>
        </table:table-row>
        <table:table-row table:style-name="ro1">
          <table:table-cell office:value-type="float" office:value="-0.881677" calcext:value-type="float">
            <text:p>-0.881677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-0.657165" calcext:value-type="float">
            <text:p>-0.657165</text:p>
          </table:table-cell>
          <table:table-cell office:value-type="float" office:value="-0.112256" calcext:value-type="float">
            <text:p>-0.112256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0.881678" calcext:value-type="float">
            <text:p>0.881678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0.657165" calcext:value-type="float">
            <text:p>0.657165</text:p>
          </table:table-cell>
          <table:table-cell office:value-type="float" office:value="0.112256" calcext:value-type="float">
            <text:p>0.112256</text:p>
          </table:table-cell>
          <table:table-cell office:value-type="float" office:value="-0.475528" calcext:value-type="float">
            <text:p>-0.475528</text:p>
          </table:table-cell>
        </table:table-row>
        <table:table-row table:style-name="ro1">
          <table:table-cell office:value-type="float" office:value="-0.803742" calcext:value-type="float">
            <text:p>-0.803742</text:p>
          </table:table-cell>
          <table:table-cell office:value-type="float" office:value="-0.898382" calcext:value-type="float">
            <text:p>-0.898382</text:p>
          </table:table-cell>
          <table:table-cell office:value-type="float" office:value="-0.649872" calcext:value-type="float">
            <text:p>-0.649872</text:p>
          </table:table-cell>
          <table:table-cell office:value-type="float" office:value="-0.153131" calcext:value-type="float">
            <text:p>-0.153131</text:p>
          </table:table-cell>
          <table:table-cell office:value-type="float" office:value="0.402099" calcext:value-type="float">
            <text:p>0.402099</text:p>
          </table:table-cell>
          <table:table-cell office:value-type="float" office:value="0.803741" calcext:value-type="float">
            <text:p>0.803741</text:p>
          </table:table-cell>
          <table:table-cell office:value-type="float" office:value="0.898382" calcext:value-type="float">
            <text:p>0.898382</text:p>
          </table:table-cell>
          <table:table-cell office:value-type="float" office:value="0.649873" calcext:value-type="float">
            <text:p>0.649873</text:p>
          </table:table-cell>
          <table:table-cell office:value-type="float" office:value="0.153131" calcext:value-type="float">
            <text:p>0.153131</text:p>
          </table:table-cell>
          <table:table-cell office:value-type="float" office:value="-0.402099" calcext:value-type="float">
            <text:p>-0.402099</text:p>
          </table:table-cell>
        </table:table-row>
        <table:table-row table:style-name="ro1">
          <table:table-cell office:value-type="float" office:value="-0.722629" calcext:value-type="float">
            <text:p>-0.722629</text:p>
          </table:table-cell>
          <table:table-cell office:value-type="float" office:value="-0.842161" calcext:value-type="float">
            <text:p>-0.842161</text:p>
          </table:table-cell>
          <table:table-cell office:value-type="float" office:value="-0.640015" calcext:value-type="float">
            <text:p>-0.640015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0.32708" calcext:value-type="float">
            <text:p>0.32708</text:p>
          </table:table-cell>
          <table:table-cell office:value-type="float" office:value="0.72263" calcext:value-type="float">
            <text:p>0.72263</text:p>
          </table:table-cell>
          <table:table-cell office:value-type="float" office:value="0.84216" calcext:value-type="float">
            <text:p>0.84216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-0.32708" calcext:value-type="float">
            <text:p>-0.32708</text:p>
          </table:table-cell>
        </table:table-row>
        <table:table-row table:style-name="ro1">
          <table:table-cell office:value-type="float" office:value="-0.638671" calcext:value-type="float">
            <text:p>-0.638671</text:p>
          </table:table-cell>
          <table:table-cell office:value-type="float" office:value="-0.782617" calcext:value-type="float">
            <text:p>-0.782617</text:p>
          </table:table-cell>
          <table:table-cell office:value-type="float" office:value="-0.627631" calcext:value-type="float">
            <text:p>-0.627631</text:p>
          </table:table-cell>
          <table:table-cell office:value-type="float" office:value="-0.23291" calcext:value-type="float">
            <text:p>-0.23291</text:p>
          </table:table-cell>
          <table:table-cell office:value-type="float" office:value="0.250774" calcext:value-type="float">
            <text:p>0.250774</text:p>
          </table:table-cell>
          <table:table-cell office:value-type="float" office:value="0.63867" calcext:value-type="float">
            <text:p>0.63867</text:p>
          </table:table-cell>
          <table:table-cell office:value-type="float" office:value="0.782616" calcext:value-type="float">
            <text:p>0.782616</text:p>
          </table:table-cell>
          <table:table-cell office:value-type="float" office:value="0.627632" calcext:value-type="float">
            <text:p>0.627632</text:p>
          </table:table-cell>
          <table:table-cell office:value-type="float" office:value="0.23291" calcext:value-type="float">
            <text:p>0.23291</text:p>
          </table:table-cell>
          <table:table-cell office:value-type="float" office:value="-0.250774" calcext:value-type="float">
            <text:p>-0.250774</text:p>
          </table:table-cell>
        </table:table-row>
        <table:table-row table:style-name="ro1">
          <table:table-cell office:value-type="float" office:value="-0.552186" calcext:value-type="float">
            <text:p>-0.552186</text:p>
          </table:table-cell>
          <table:table-cell office:value-type="float" office:value="-0.719983" calcext:value-type="float">
            <text:p>-0.719983</text:p>
          </table:table-cell>
          <table:table-cell office:value-type="float" office:value="-0.612771" calcext:value-type="float">
            <text:p>-0.612771</text:p>
          </table:table-cell>
          <table:table-cell office:value-type="float" office:value="-0.271499" calcext:value-type="float">
            <text:p>-0.271499</text:p>
          </table:table-cell>
          <table:table-cell office:value-type="float" office:value="0.173475" calcext:value-type="float">
            <text:p>0.173475</text:p>
          </table:table-cell>
          <table:table-cell office:value-type="float" office:value="0.552187" calcext:value-type="float">
            <text:p>0.552187</text:p>
          </table:table-cell>
          <table:table-cell office:value-type="float" office:value="0.719983" calcext:value-type="float">
            <text:p>0.719983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271499" calcext:value-type="float">
            <text:p>0.271499</text:p>
          </table:table-cell>
          <table:table-cell office:value-type="float" office:value="-0.173474" calcext:value-type="float">
            <text:p>-0.173474</text:p>
          </table:table-cell>
        </table:table-row>
        <table:table-row table:style-name="ro1">
          <table:table-cell office:value-type="float" office:value="-0.463528" calcext:value-type="float">
            <text:p>-0.463528</text:p>
          </table:table-cell>
          <table:table-cell office:value-type="float" office:value="-0.65451" calcext:value-type="float">
            <text:p>-0.65451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0.095493" calcext:value-type="float">
            <text:p>0.095493</text:p>
          </table:table-cell>
          <table:table-cell office:value-type="float" office:value="0.463527" calcext:value-type="float">
            <text:p>0.463527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0.595493" calcext:value-type="float">
            <text:p>0.595493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-0.095493" calcext:value-type="float">
            <text:p>-0.095493</text:p>
          </table:table-cell>
        </table:table-row>
        <table:table-row table:style-name="ro1">
          <table:table-cell office:value-type="float" office:value="-0.373034" calcext:value-type="float">
            <text:p>-0.373034</text:p>
          </table:table-cell>
          <table:table-cell office:value-type="float" office:value="-0.586451" calcext:value-type="float">
            <text:p>-0.586451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0.017133" calcext:value-type="float">
            <text:p>0.017133</text:p>
          </table:table-cell>
          <table:table-cell office:value-type="float" office:value="0.373035" calcext:value-type="float">
            <text:p>0.373035</text:p>
          </table:table-cell>
          <table:table-cell office:value-type="float" office:value="0.586451" calcext:value-type="float">
            <text:p>0.586451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-0.017132" calcext:value-type="float">
            <text:p>-0.017132</text:p>
          </table:table-cell>
        </table:table-row>
        <table:table-row table:style-name="ro1">
          <table:table-cell office:value-type="float" office:value="-0.281074" calcext:value-type="float">
            <text:p>-0.281074</text:p>
          </table:table-cell>
          <table:table-cell office:value-type="float" office:value="-0.51608" calcext:value-type="float">
            <text:p>-0.51608</text:p>
          </table:table-cell>
          <table:table-cell office:value-type="float" office:value="-0.553962" calcext:value-type="float">
            <text:p>-0.553962</text:p>
          </table:table-cell>
          <table:table-cell office:value-type="float" office:value="-0.380248" calcext:value-type="float">
            <text:p>-0.380248</text:p>
          </table:table-cell>
          <table:table-cell office:value-type="float" office:value="-0.061293" calcext:value-type="float">
            <text:p>-0.061293</text:p>
          </table:table-cell>
          <table:table-cell office:value-type="float" office:value="0.281074" calcext:value-type="float">
            <text:p>0.281074</text:p>
          </table:table-cell>
          <table:table-cell office:value-type="float" office:value="0.51608" calcext:value-type="float">
            <text:p>0.51608</text:p>
          </table:table-cell>
          <table:table-cell office:value-type="float" office:value="0.553962" calcext:value-type="float">
            <text:p>0.553962</text:p>
          </table:table-cell>
          <table:table-cell office:value-type="float" office:value="0.380248" calcext:value-type="float">
            <text:p>0.380248</text:p>
          </table:table-cell>
          <table:table-cell office:value-type="float" office:value="0.061293" calcext:value-type="float">
            <text:p>0.061293</text:p>
          </table:table-cell>
        </table:table-row>
        <table:table-row table:style-name="ro1">
          <table:table-cell office:value-type="float" office:value="-0.187999" calcext:value-type="float">
            <text:p>-0.187999</text:p>
          </table:table-cell>
          <table:table-cell office:value-type="float" office:value="-0.44367" calcext:value-type="float">
            <text:p>-0.44367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13683" calcext:value-type="float">
            <text:p>-0.413683</text:p>
          </table:table-cell>
          <table:table-cell office:value-type="float" office:value="-0.139479" calcext:value-type="float">
            <text:p>-0.139479</text:p>
          </table:table-cell>
          <table:table-cell office:value-type="float" office:value="0.188" calcext:value-type="float">
            <text:p>0.188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529873" calcext:value-type="float">
            <text:p>0.529873</text:p>
          </table:table-cell>
          <table:table-cell office:value-type="float" office:value="0.413683" calcext:value-type="float">
            <text:p>0.413683</text:p>
          </table:table-cell>
          <table:table-cell office:value-type="float" office:value="0.13948" calcext:value-type="float">
            <text:p>0.13948</text:p>
          </table:table-cell>
        </table:table-row>
        <table:table-row table:style-name="ro1">
          <table:table-cell office:value-type="float" office:value="-0.094188" calcext:value-type="float">
            <text:p>-0.094188</text:p>
          </table:table-cell>
          <table:table-cell office:value-type="float" office:value="-0.369512" calcext:value-type="float">
            <text:p>-0.369512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217113" calcext:value-type="float">
            <text:p>-0.217113</text:p>
          </table:table-cell>
          <table:table-cell office:value-type="float" office:value="0.094187" calcext:value-type="float">
            <text:p>0.094187</text:p>
          </table:table-cell>
          <table:table-cell office:value-type="float" office:value="0.369511" calcext:value-type="float">
            <text:p>0.369511</text:p>
          </table:table-cell>
          <table:table-cell office:value-type="float" office:value="0.503696" calcext:value-type="float">
            <text:p>0.503696</text:p>
          </table:table-cell>
          <table:table-cell office:value-type="float" office:value="0.445484" calcext:value-type="float">
            <text:p>0.445484</text:p>
          </table:table-cell>
          <table:table-cell office:value-type="float" office:value="0.217113" calcext:value-type="float">
            <text:p>0.217113</text:p>
          </table:table-cell>
        </table:table-row>
        <table:table-row table:style-name="ro1">
          <table:table-cell office:value-type="float" office:value="-0.000001" calcext:value-type="float">
            <text:p>-0.000001</text:p>
          </table:table-cell>
          <table:table-cell office:value-type="float" office:value="-0.293893" calcext:value-type="float">
            <text:p>-0.293893</text:p>
          </table:table-cell>
          <table:table-cell table:number-columns-repeated="2" office:value-type="float" office:value="-0.475528" calcext:value-type="float">
            <text:p>-0.475528</text:p>
          </table:table-cell>
          <table:table-cell office:value-type="float" office:value="-0.293892" calcext:value-type="float">
            <text:p>-0.293892</text:p>
          </table:table-cell>
          <table:table-cell office:value-type="float" office:value="0" calcext:value-type="float">
            <text:p>0</text:p>
          </table:table-cell>
          <table:table-cell office:value-type="float" office:value="0.293892" calcext:value-type="float">
            <text:p>0.293892</text:p>
          </table:table-cell>
          <table:table-cell table:number-columns-repeated="2" office:value-type="float" office:value="0.475528" calcext:value-type="float">
            <text:p>0.475528</text:p>
          </table:table-cell>
          <table:table-cell office:value-type="float" office:value="0.293892" calcext:value-type="float">
            <text:p>0.293892</text:p>
          </table:table-cell>
        </table:table-row>
        <table:table-row table:style-name="ro1">
          <table:table-cell office:value-type="float" office:value="0.094188" calcext:value-type="float">
            <text:p>0.094188</text:p>
          </table:table-cell>
          <table:table-cell office:value-type="float" office:value="-0.217112" calcext:value-type="float">
            <text:p>-0.217112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369513" calcext:value-type="float">
            <text:p>-0.369513</text:p>
          </table:table-cell>
          <table:table-cell office:value-type="float" office:value="-0.094189" calcext:value-type="float">
            <text:p>-0.094189</text:p>
          </table:table-cell>
          <table:table-cell office:value-type="float" office:value="0.217113" calcext:value-type="float">
            <text:p>0.217113</text:p>
          </table:table-cell>
          <table:table-cell office:value-type="float" office:value="0.445484" calcext:value-type="float">
            <text:p>0.445484</text:p>
          </table:table-cell>
          <table:table-cell office:value-type="float" office:value="0.503696" calcext:value-type="float">
            <text:p>0.503696</text:p>
          </table:table-cell>
          <table:table-cell office:value-type="float" office:value="0.369511" calcext:value-type="float">
            <text:p>0.369511</text:p>
          </table:table-cell>
        </table:table-row>
        <table:table-row table:style-name="ro1">
          <table:table-cell office:value-type="float" office:value="0.187999" calcext:value-type="float">
            <text:p>0.187999</text:p>
          </table:table-cell>
          <table:table-cell office:value-type="float" office:value="-0.13948" calcext:value-type="float">
            <text:p>-0.13948</text:p>
          </table:table-cell>
          <table:table-cell office:value-type="float" office:value="-0.413683" calcext:value-type="float">
            <text:p>-0.413683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43669" calcext:value-type="float">
            <text:p>-0.443669</text:p>
          </table:table-cell>
          <table:table-cell office:value-type="float" office:value="-0.188" calcext:value-type="float">
            <text:p>-0.188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0.413683" calcext:value-type="float">
            <text:p>0.413683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4367" calcext:value-type="float">
            <text:p>0.44367</text:p>
          </table:table-cell>
        </table:table-row>
        <table:table-row table:style-name="ro1">
          <table:table-cell office:value-type="float" office:value="0.281074" calcext:value-type="float">
            <text:p>0.281074</text:p>
          </table:table-cell>
          <table:table-cell office:value-type="float" office:value="-0.061292" calcext:value-type="float">
            <text:p>-0.061292</text:p>
          </table:table-cell>
          <table:table-cell office:value-type="float" office:value="-0.380248" calcext:value-type="float">
            <text:p>-0.380248</text:p>
          </table:table-cell>
          <table:table-cell office:value-type="float" office:value="-0.553962" calcext:value-type="float">
            <text:p>-0.553962</text:p>
          </table:table-cell>
          <table:table-cell office:value-type="float" office:value="-0.516081" calcext:value-type="float">
            <text:p>-0.516081</text:p>
          </table:table-cell>
          <table:table-cell office:value-type="float" office:value="-0.281073" calcext:value-type="float">
            <text:p>-0.281073</text:p>
          </table:table-cell>
          <table:table-cell office:value-type="float" office:value="0.061293" calcext:value-type="float">
            <text:p>0.061293</text:p>
          </table:table-cell>
          <table:table-cell office:value-type="float" office:value="0.380248" calcext:value-type="float">
            <text:p>0.380248</text:p>
          </table:table-cell>
          <table:table-cell office:value-type="float" office:value="0.553962" calcext:value-type="float">
            <text:p>0.553962</text:p>
          </table:table-cell>
          <table:table-cell office:value-type="float" office:value="0.51608" calcext:value-type="float">
            <text:p>0.51608</text:p>
          </table:table-cell>
        </table:table-row>
        <table:table-row table:style-name="ro1">
          <table:table-cell office:value-type="float" office:value="0.373034" calcext:value-type="float">
            <text:p>0.373034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-0.575862" calcext:value-type="float">
            <text:p>-0.575862</text:p>
          </table:table-cell>
          <table:table-cell office:value-type="float" office:value="-0.58645" calcext:value-type="float">
            <text:p>-0.58645</text:p>
          </table:table-cell>
          <table:table-cell office:value-type="float" office:value="-0.373034" calcext:value-type="float">
            <text:p>-0.373034</text:p>
          </table:table-cell>
          <table:table-cell office:value-type="float" office:value="-0.017132" calcext:value-type="float">
            <text:p>-0.017132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586451" calcext:value-type="float">
            <text:p>0.586451</text:p>
          </table:table-cell>
        </table:table-row>
        <table:table-row table:style-name="ro1">
          <table:table-cell office:value-type="float" office:value="0.463528" calcext:value-type="float">
            <text:p>0.463528</text:p>
          </table:table-cell>
          <table:table-cell office:value-type="float" office:value="0.095494" calcext:value-type="float">
            <text:p>0.095494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65451" calcext:value-type="float">
            <text:p>-0.65451</text:p>
          </table:table-cell>
          <table:table-cell office:value-type="float" office:value="-0.463526" calcext:value-type="float">
            <text:p>-0.463526</text:p>
          </table:table-cell>
          <table:table-cell office:value-type="float" office:value="-0.095493" calcext:value-type="float">
            <text:p>-0.095493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0.595493" calcext:value-type="float">
            <text:p>0.595493</text:p>
          </table:table-cell>
          <table:table-cell office:value-type="float" office:value="0.654509" calcext:value-type="float">
            <text:p>0.654509</text:p>
          </table:table-cell>
        </table:table-row>
        <table:table-row table:style-name="ro1">
          <table:table-cell office:value-type="float" office:value="0.552186" calcext:value-type="float">
            <text:p>0.552186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-0.271499" calcext:value-type="float">
            <text:p>-0.271499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719982" calcext:value-type="float">
            <text:p>-0.719982</text:p>
          </table:table-cell>
          <table:table-cell office:value-type="float" office:value="-0.552186" calcext:value-type="float">
            <text:p>-0.552186</text:p>
          </table:table-cell>
          <table:table-cell office:value-type="float" office:value="-0.173474" calcext:value-type="float">
            <text:p>-0.173474</text:p>
          </table:table-cell>
          <table:table-cell office:value-type="float" office:value="0.271499" calcext:value-type="float">
            <text:p>0.271499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719983" calcext:value-type="float">
            <text:p>0.719983</text:p>
          </table:table-cell>
        </table:table-row>
        <table:table-row table:style-name="ro1">
          <table:table-cell office:value-type="float" office:value="0.638671" calcext:value-type="float">
            <text:p>0.638671</text:p>
          </table:table-cell>
          <table:table-cell office:value-type="float" office:value="0.250773" calcext:value-type="float">
            <text:p>0.250773</text:p>
          </table:table-cell>
          <table:table-cell office:value-type="float" office:value="-0.23291" calcext:value-type="float">
            <text:p>-0.23291</text:p>
          </table:table-cell>
          <table:table-cell office:value-type="float" office:value="-0.627631" calcext:value-type="float">
            <text:p>-0.627631</text:p>
          </table:table-cell>
          <table:table-cell office:value-type="float" office:value="-0.782618" calcext:value-type="float">
            <text:p>-0.782618</text:p>
          </table:table-cell>
          <table:table-cell office:value-type="float" office:value="-0.63867" calcext:value-type="float">
            <text:p>-0.63867</text:p>
          </table:table-cell>
          <table:table-cell office:value-type="float" office:value="-0.250774" calcext:value-type="float">
            <text:p>-0.250774</text:p>
          </table:table-cell>
          <table:table-cell office:value-type="float" office:value="0.23291" calcext:value-type="float">
            <text:p>0.23291</text:p>
          </table:table-cell>
          <table:table-cell office:value-type="float" office:value="0.627631" calcext:value-type="float">
            <text:p>0.627631</text:p>
          </table:table-cell>
          <table:table-cell office:value-type="float" office:value="0.782617" calcext:value-type="float">
            <text:p>0.782617</text:p>
          </table:table-cell>
        </table:table-row>
        <table:table-row table:style-name="ro1">
          <table:table-cell office:value-type="float" office:value="0.722629" calcext:value-type="float">
            <text:p>0.722629</text:p>
          </table:table-cell>
          <table:table-cell office:value-type="float" office:value="0.32708" calcext:value-type="float">
            <text:p>0.32708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84216" calcext:value-type="float">
            <text:p>-0.84216</text:p>
          </table:table-cell>
          <table:table-cell office:value-type="float" office:value="-0.72263" calcext:value-type="float">
            <text:p>-0.72263</text:p>
          </table:table-cell>
          <table:table-cell office:value-type="float" office:value="-0.32708" calcext:value-type="float">
            <text:p>-0.32708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84216" calcext:value-type="float">
            <text:p>0.84216</text:p>
          </table:table-cell>
        </table:table-row>
        <table:table-row table:style-name="ro1">
          <table:table-cell office:value-type="float" office:value="0.803742" calcext:value-type="float">
            <text:p>0.803742</text:p>
          </table:table-cell>
          <table:table-cell office:value-type="float" office:value="0.402099" calcext:value-type="float">
            <text:p>0.402099</text:p>
          </table:table-cell>
          <table:table-cell office:value-type="float" office:value="-0.153131" calcext:value-type="float">
            <text:p>-0.153131</text:p>
          </table:table-cell>
          <table:table-cell office:value-type="float" office:value="-0.649872" calcext:value-type="float">
            <text:p>-0.649872</text:p>
          </table:table-cell>
          <table:table-cell office:value-type="float" office:value="-0.898383" calcext:value-type="float">
            <text:p>-0.898383</text:p>
          </table:table-cell>
          <table:table-cell office:value-type="float" office:value="-0.803741" calcext:value-type="float">
            <text:p>-0.803741</text:p>
          </table:table-cell>
          <table:table-cell office:value-type="float" office:value="-0.402099" calcext:value-type="float">
            <text:p>-0.402099</text:p>
          </table:table-cell>
          <table:table-cell office:value-type="float" office:value="0.153131" calcext:value-type="float">
            <text:p>0.153131</text:p>
          </table:table-cell>
          <table:table-cell office:value-type="float" office:value="0.649871" calcext:value-type="float">
            <text:p>0.649871</text:p>
          </table:table-cell>
          <table:table-cell office:value-type="float" office:value="0.898382" calcext:value-type="float">
            <text:p>0.898382</text:p>
          </table:table-cell>
        </table:table-row>
        <table:table-row table:style-name="ro1">
          <table:table-cell office:value-type="float" office:value="0.881677" calcext:value-type="float">
            <text:p>0.881677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-0.112256" calcext:value-type="float">
            <text:p>-0.112256</text:p>
          </table:table-cell>
          <table:table-cell office:value-type="float" office:value="-0.657164" calcext:value-type="float">
            <text:p>-0.657164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-0.881677" calcext:value-type="float">
            <text:p>-0.881677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0.112256" calcext:value-type="float">
            <text:p>0.112256</text:p>
          </table:table-cell>
          <table:table-cell office:value-type="float" office:value="0.657165" calcext:value-type="float">
            <text:p>0.657165</text:p>
          </table:table-cell>
          <table:table-cell office:value-type="float" office:value="0.951057" calcext:value-type="float">
            <text:p>0.951057</text:p>
          </table:table-cell>
        </table:table-row>
        <table:table-row table:style-name="ro1">
          <table:table-cell office:value-type="float" office:value="0.956138" calcext:value-type="float">
            <text:p>0.956138</text:p>
          </table:table-cell>
          <table:table-cell office:value-type="float" office:value="0.547083" calcext:value-type="float">
            <text:p>0.547083</text:p>
          </table:table-cell>
          <table:table-cell office:value-type="float" office:value="-0.070937" calcext:value-type="float">
            <text:p>-0.070937</text:p>
          </table:table-cell>
          <table:table-cell office:value-type="float" office:value="-0.661865" calcext:value-type="float">
            <text:p>-0.661865</text:p>
          </table:table-cell>
          <table:table-cell office:value-type="float" office:value="-0.99998" calcext:value-type="float">
            <text:p>-0.99998</text:p>
          </table:table-cell>
          <table:table-cell office:value-type="float" office:value="-0.956137" calcext:value-type="float">
            <text:p>-0.956137</text:p>
          </table:table-cell>
          <table:table-cell office:value-type="float" office:value="-0.547084" calcext:value-type="float">
            <text:p>-0.547084</text:p>
          </table:table-cell>
          <table:table-cell office:value-type="float" office:value="0.070937" calcext:value-type="float">
            <text:p>0.070937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999979" calcext:value-type="float">
            <text:p>0.999979</text:p>
          </table:table-cell>
        </table:table-row>
        <table:table-row table:style-name="ro1">
          <table:table-cell office:value-type="float" office:value="1.02682" calcext:value-type="float">
            <text:p>1.02682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-0.02934" calcext:value-type="float">
            <text:p>-0.02934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1.044953" calcext:value-type="float">
            <text:p>-1.044953</text:p>
          </table:table-cell>
          <table:table-cell office:value-type="float" office:value="-1.02682" calcext:value-type="float">
            <text:p>-1.02682</text:p>
          </table:table-cell>
          <table:table-cell office:value-type="float" office:value="-0.616477" calcext:value-type="float">
            <text:p>-0.616477</text:p>
          </table:table-cell>
          <table:table-cell office:value-type="float" office:value="0.029339" calcext:value-type="float">
            <text:p>0.029339</text:p>
          </table:table-cell>
          <table:table-cell office:value-type="float" office:value="0.663951" calcext:value-type="float">
            <text:p>0.663951</text:p>
          </table:table-cell>
          <table:table-cell office:value-type="float" office:value="1.044954" calcext:value-type="float">
            <text:p>1.044954</text:p>
          </table:table-cell>
        </table:table-row>
        <table:table-row table:style-name="ro1">
          <table:table-cell office:value-type="float" office:value="1.093454" calcext:value-type="float">
            <text:p>1.093454</text:p>
          </table:table-cell>
          <table:table-cell office:value-type="float" office:value="0.68344" calcext:value-type="float">
            <text:p>0.68344</text:p>
          </table:table-cell>
          <table:table-cell office:value-type="float" office:value="0.012376" calcext:value-type="float">
            <text:p>0.012376</text:p>
          </table:table-cell>
          <table:table-cell office:value-type="float" office:value="-0.663419" calcext:value-type="float">
            <text:p>-0.663419</text:p>
          </table:table-cell>
          <table:table-cell office:value-type="float" office:value="-1.085805" calcext:value-type="float">
            <text:p>-1.085805</text:p>
          </table:table-cell>
          <table:table-cell office:value-type="float" office:value="-1.093453" calcext:value-type="float">
            <text:p>-1.093453</text:p>
          </table:table-cell>
          <table:table-cell office:value-type="float" office:value="-0.68344" calcext:value-type="float">
            <text:p>-0.68344</text:p>
          </table:table-cell>
          <table:table-cell office:value-type="float" office:value="-0.012376" calcext:value-type="float">
            <text:p>-0.012376</text:p>
          </table:table-cell>
          <table:table-cell office:value-type="float" office:value="0.663418" calcext:value-type="float">
            <text:p>0.663418</text:p>
          </table:table-cell>
          <table:table-cell office:value-type="float" office:value="1.085806" calcext:value-type="float">
            <text:p>1.085806</text:p>
          </table:table-cell>
        </table:table-row>
        <table:table-row table:style-name="ro1">
          <table:table-cell office:value-type="float" office:value="1.155769" calcext:value-type="float">
            <text:p>1.155769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0.05404" calcext:value-type="float">
            <text:p>0.05404</text:p>
          </table:table-cell>
          <table:table-cell office:value-type="float" office:value="-0.660266" calcext:value-type="float">
            <text:p>-0.660266</text:p>
          </table:table-cell>
          <table:table-cell office:value-type="float" office:value="-1.122371" calcext:value-type="float">
            <text:p>-1.122371</text:p>
          </table:table-cell>
          <table:table-cell office:value-type="float" office:value="-1.155769" calcext:value-type="float">
            <text:p>-1.155769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0.054041" calcext:value-type="float">
            <text:p>-0.054041</text:p>
          </table:table-cell>
          <table:table-cell office:value-type="float" office:value="0.660267" calcext:value-type="float">
            <text:p>0.660267</text:p>
          </table:table-cell>
          <table:table-cell office:value-type="float" office:value="1.122372" calcext:value-type="float">
            <text:p>1.122372</text:p>
          </table:table-cell>
        </table:table-row>
        <table:table-row table:style-name="ro1">
          <table:table-cell office:value-type="float" office:value="1.213527" calcext:value-type="float">
            <text:p>1.213527</text:p>
          </table:table-cell>
          <table:table-cell office:value-type="float" office:value="0.809018" calcext:value-type="float">
            <text:p>0.809018</text:p>
          </table:table-cell>
          <table:table-cell office:value-type="float" office:value="0.095493" calcext:value-type="float">
            <text:p>0.095493</text:p>
          </table:table-cell>
          <table:table-cell office:value-type="float" office:value="-0.65451" calcext:value-type="float">
            <text:p>-0.65451</text:p>
          </table:table-cell>
          <table:table-cell office:value-type="float" office:value="-1.154508" calcext:value-type="float">
            <text:p>-1.154508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0.809018" calcext:value-type="float">
            <text:p>-0.809018</text:p>
          </table:table-cell>
          <table:table-cell office:value-type="float" office:value="-0.095493" calcext:value-type="float">
            <text:p>-0.095493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1.154509" calcext:value-type="float">
            <text:p>1.154509</text:p>
          </table:table-cell>
        </table:table-row>
        <table:table-row table:style-name="ro1">
          <table:table-cell office:value-type="float" office:value="1.266491" calcext:value-type="float">
            <text:p>1.266491</text:p>
          </table:table-cell>
          <table:table-cell office:value-type="float" office:value="0.867138" calcext:value-type="float">
            <text:p>0.867138</text:p>
          </table:table-cell>
          <table:table-cell office:value-type="float" office:value="0.136567" calcext:value-type="float">
            <text:p>0.136567</text:p>
          </table:table-cell>
          <table:table-cell office:value-type="float" office:value="-0.646169" calcext:value-type="float">
            <text:p>-0.646169</text:p>
          </table:table-cell>
          <table:table-cell office:value-type="float" office:value="-1.182089" calcext:value-type="float">
            <text:p>-1.182089</text:p>
          </table:table-cell>
          <table:table-cell office:value-type="float" office:value="-1.266491" calcext:value-type="float">
            <text:p>-1.266491</text:p>
          </table:table-cell>
          <table:table-cell office:value-type="float" office:value="-0.867138" calcext:value-type="float">
            <text:p>-0.867138</text:p>
          </table:table-cell>
          <table:table-cell office:value-type="float" office:value="-0.136568" calcext:value-type="float">
            <text:p>-0.136568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1.18209" calcext:value-type="float">
            <text:p>1.18209</text:p>
          </table:table-cell>
        </table:table-row>
        <table:table-row table:style-name="ro1">
          <table:table-cell office:value-type="float" office:value="1.31446" calcext:value-type="float">
            <text:p>1.31446</text:p>
          </table:table-cell>
          <table:table-cell office:value-type="float" office:value="0.921838" calcext:value-type="float">
            <text:p>0.921838</text:p>
          </table:table-cell>
          <table:table-cell office:value-type="float" office:value="0.177105" calcext:value-type="float">
            <text:p>0.177105</text:p>
          </table:table-cell>
          <table:table-cell office:value-type="float" office:value="-0.63528" calcext:value-type="float">
            <text:p>-0.63528</text:p>
          </table:table-cell>
          <table:table-cell office:value-type="float" office:value="-1.205004" calcext:value-type="float">
            <text:p>-1.205004</text:p>
          </table:table-cell>
          <table:table-cell office:value-type="float" office:value="-1.31446" calcext:value-type="float">
            <text:p>-1.31446</text:p>
          </table:table-cell>
          <table:table-cell office:value-type="float" office:value="-0.921838" calcext:value-type="float">
            <text:p>-0.921838</text:p>
          </table:table-cell>
          <table:table-cell office:value-type="float" office:value="-0.177104" calcext:value-type="float">
            <text:p>-0.177104</text:p>
          </table:table-cell>
          <table:table-cell office:value-type="float" office:value="0.635279" calcext:value-type="float">
            <text:p>0.635279</text:p>
          </table:table-cell>
          <table:table-cell office:value-type="float" office:value="1.205005" calcext:value-type="float">
            <text:p>1.205005</text:p>
          </table:table-cell>
        </table:table-row>
        <table:table-row table:style-name="ro1">
          <table:table-cell office:value-type="float" office:value="1.35724" calcext:value-type="float">
            <text:p>1.35724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0.216941" calcext:value-type="float">
            <text:p>0.216941</text:p>
          </table:table-cell>
          <table:table-cell office:value-type="float" office:value="-0.621882" calcext:value-type="float">
            <text:p>-0.621882</text:p>
          </table:table-cell>
          <table:table-cell office:value-type="float" office:value="-1.223164" calcext:value-type="float">
            <text:p>-1.223164</text:p>
          </table:table-cell>
          <table:table-cell office:value-type="float" office:value="-1.35724" calcext:value-type="float">
            <text:p>-1.35724</text:p>
          </table:table-cell>
          <table:table-cell office:value-type="float" office:value="-0.972897" calcext:value-type="float">
            <text:p>-0.972897</text:p>
          </table:table-cell>
          <table:table-cell office:value-type="float" office:value="-0.216942" calcext:value-type="float">
            <text:p>-0.216942</text:p>
          </table:table-cell>
          <table:table-cell office:value-type="float" office:value="0.621882" calcext:value-type="float">
            <text:p>0.621882</text:p>
          </table:table-cell>
          <table:table-cell office:value-type="float" office:value="1.223165" calcext:value-type="float">
            <text:p>1.223165</text:p>
          </table:table-cell>
        </table:table-row>
        <table:table-row table:style-name="ro1">
          <table:table-cell office:value-type="float" office:value="1.394665" calcext:value-type="float">
            <text:p>1.394665</text:p>
          </table:table-cell>
          <table:table-cell office:value-type="float" office:value="1.020119" calcext:value-type="float">
            <text:p>1.020119</text:p>
          </table:table-cell>
          <table:table-cell office:value-type="float" office:value="0.255923" calcext:value-type="float">
            <text:p>0.255923</text:p>
          </table:table-cell>
          <table:table-cell office:value-type="float" office:value="-0.606031" calcext:value-type="float">
            <text:p>-0.606031</text:p>
          </table:table-cell>
          <table:table-cell office:value-type="float" office:value="-1.236496" calcext:value-type="float">
            <text:p>-1.236496</text:p>
          </table:table-cell>
          <table:table-cell office:value-type="float" office:value="-1.394665" calcext:value-type="float">
            <text:p>-1.394665</text:p>
          </table:table-cell>
          <table:table-cell office:value-type="float" office:value="-1.020119" calcext:value-type="float">
            <text:p>-1.020119</text:p>
          </table:table-cell>
          <table:table-cell office:value-type="float" office:value="-0.255923" calcext:value-type="float">
            <text:p>-0.255923</text:p>
          </table:table-cell>
          <table:table-cell office:value-type="float" office:value="0.60603" calcext:value-type="float">
            <text:p>0.60603</text:p>
          </table:table-cell>
          <table:table-cell office:value-type="float" office:value="1.236497" calcext:value-type="float">
            <text:p>1.236497</text:p>
          </table:table-cell>
        </table:table-row>
        <table:table-row table:style-name="ro1">
          <table:table-cell office:value-type="float" office:value="1.426584" calcext:value-type="float">
            <text:p>1.426584</text:p>
          </table:table-cell>
          <table:table-cell office:value-type="float" office:value="1.063313" calcext:value-type="float">
            <text:p>1.063313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-0.587787" calcext:value-type="float">
            <text:p>-0.587787</text:p>
          </table:table-cell>
          <table:table-cell office:value-type="float" office:value="-1.24495" calcext:value-type="float">
            <text:p>-1.24495</text:p>
          </table:table-cell>
          <table:table-cell office:value-type="float" office:value="-1.426584" calcext:value-type="float">
            <text:p>-1.426584</text:p>
          </table:table-cell>
          <table:table-cell office:value-type="float" office:value="-1.063314" calcext:value-type="float">
            <text:p>-1.063314</text:p>
          </table:table-cell>
          <table:table-cell office:value-type="float" office:value="-0.293894" calcext:value-type="float">
            <text:p>-0.293894</text:p>
          </table:table-cell>
          <table:table-cell office:value-type="float" office:value="0.587788" calcext:value-type="float">
            <text:p>0.587788</text:p>
          </table:table-cell>
          <table:table-cell office:value-type="float" office:value="1.24495" calcext:value-type="float">
            <text:p>1.24495</text:p>
          </table:table-cell>
        </table:table-row>
        <table:table-row table:style-name="ro1">
          <table:table-cell office:value-type="float" office:value="1.452875" calcext:value-type="float">
            <text:p>1.452875</text:p>
          </table:table-cell>
          <table:table-cell office:value-type="float" office:value="1.102313" calcext:value-type="float">
            <text:p>1.102313</text:p>
          </table:table-cell>
          <table:table-cell office:value-type="float" office:value="0.330706" calcext:value-type="float">
            <text:p>0.330706</text:p>
          </table:table-cell>
          <table:table-cell office:value-type="float" office:value="-0.567225" calcext:value-type="float">
            <text:p>-0.567225</text:p>
          </table:table-cell>
          <table:table-cell office:value-type="float" office:value="-1.248489" calcext:value-type="float">
            <text:p>-1.248489</text:p>
          </table:table-cell>
          <table:table-cell office:value-type="float" office:value="-1.452875" calcext:value-type="float">
            <text:p>-1.452875</text:p>
          </table:table-cell>
          <table:table-cell office:value-type="float" office:value="-1.102313" calcext:value-type="float">
            <text:p>-1.102313</text:p>
          </table:table-cell>
          <table:table-cell office:value-type="float" office:value="-0.330705" calcext:value-type="float">
            <text:p>-0.330705</text:p>
          </table:table-cell>
          <table:table-cell office:value-type="float" office:value="0.567223" calcext:value-type="float">
            <text:p>0.567223</text:p>
          </table:table-cell>
          <table:table-cell office:value-type="float" office:value="1.248489" calcext:value-type="float">
            <text:p>1.248489</text:p>
          </table:table-cell>
        </table:table-row>
        <table:table-row table:style-name="ro1">
          <table:table-cell office:value-type="float" office:value="1.473431" calcext:value-type="float">
            <text:p>1.473431</text:p>
          </table:table-cell>
          <table:table-cell office:value-type="float" office:value="1.13696" calcext:value-type="float">
            <text:p>1.13696</text:p>
          </table:table-cell>
          <table:table-cell office:value-type="float" office:value="0.36621" calcext:value-type="float">
            <text:p>0.36621</text:p>
          </table:table-cell>
          <table:table-cell office:value-type="float" office:value="-0.544422" calcext:value-type="float">
            <text:p>-0.544422</text:p>
          </table:table-cell>
          <table:table-cell office:value-type="float" office:value="-1.247101" calcext:value-type="float">
            <text:p>-1.247101</text:p>
          </table:table-cell>
          <table:table-cell office:value-type="float" office:value="-1.473431" calcext:value-type="float">
            <text:p>-1.473431</text:p>
          </table:table-cell>
          <table:table-cell office:value-type="float" office:value="-1.136961" calcext:value-type="float">
            <text:p>-1.136961</text:p>
          </table:table-cell>
          <table:table-cell office:value-type="float" office:value="-0.366211" calcext:value-type="float">
            <text:p>-0.366211</text:p>
          </table:table-cell>
          <table:table-cell office:value-type="float" office:value="0.544423" calcext:value-type="float">
            <text:p>0.544423</text:p>
          </table:table-cell>
          <table:table-cell office:value-type="float" office:value="1.247102" calcext:value-type="float">
            <text:p>1.247102</text:p>
          </table:table-cell>
        </table:table-row>
        <table:table-row table:style-name="ro1">
          <table:table-cell office:value-type="float" office:value="1.488172" calcext:value-type="float">
            <text:p>1.488172</text:p>
          </table:table-cell>
          <table:table-cell office:value-type="float" office:value="1.167123" calcext:value-type="float">
            <text:p>1.167123</text:p>
          </table:table-cell>
          <table:table-cell office:value-type="float" office:value="0.400273" calcext:value-type="float">
            <text:p>0.400273</text:p>
          </table:table-cell>
          <table:table-cell office:value-type="float" office:value="-0.519471" calcext:value-type="float">
            <text:p>-0.519471</text:p>
          </table:table-cell>
          <table:table-cell office:value-type="float" office:value="-1.240791" calcext:value-type="float">
            <text:p>-1.240791</text:p>
          </table:table-cell>
          <table:table-cell office:value-type="float" office:value="-1.488172" calcext:value-type="float">
            <text:p>-1.488172</text:p>
          </table:table-cell>
          <table:table-cell office:value-type="float" office:value="-1.167122" calcext:value-type="float">
            <text:p>-1.167122</text:p>
          </table:table-cell>
          <table:table-cell office:value-type="float" office:value="-0.400272" calcext:value-type="float">
            <text:p>-0.400272</text:p>
          </table:table-cell>
          <table:table-cell office:value-type="float" office:value="0.519471" calcext:value-type="float">
            <text:p>0.519471</text:p>
          </table:table-cell>
          <table:table-cell office:value-type="float" office:value="1.240792" calcext:value-type="float">
            <text:p>1.240792</text:p>
          </table:table-cell>
        </table:table-row>
        <table:table-row table:style-name="ro1">
          <table:table-cell office:value-type="float" office:value="1.49704" calcext:value-type="float">
            <text:p>1.49704</text:p>
          </table:table-cell>
          <table:table-cell office:value-type="float" office:value="1.192677" calcext:value-type="float">
            <text:p>1.192677</text:p>
          </table:table-cell>
          <table:table-cell office:value-type="float" office:value="0.432754" calcext:value-type="float">
            <text:p>0.432754</text:p>
          </table:table-cell>
          <table:table-cell office:value-type="float" office:value="-0.492472" calcext:value-type="float">
            <text:p>-0.492472</text:p>
          </table:table-cell>
          <table:table-cell office:value-type="float" office:value="-1.229586" calcext:value-type="float">
            <text:p>-1.229586</text:p>
          </table:table-cell>
          <table:table-cell office:value-type="float" office:value="-1.49704" calcext:value-type="float">
            <text:p>-1.49704</text:p>
          </table:table-cell>
          <table:table-cell office:value-type="float" office:value="-1.192678" calcext:value-type="float">
            <text:p>-1.192678</text:p>
          </table:table-cell>
          <table:table-cell office:value-type="float" office:value="-0.432753" calcext:value-type="float">
            <text:p>-0.432753</text:p>
          </table:table-cell>
          <table:table-cell office:value-type="float" office:value="0.492472" calcext:value-type="float">
            <text:p>0.492472</text:p>
          </table:table-cell>
          <table:table-cell office:value-type="float" office:value="1.229585" calcext:value-type="float">
            <text:p>1.22958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0.463527" calcext:value-type="float">
            <text:p>0.463527</text:p>
          </table:table-cell>
          <table:table-cell office:value-type="float" office:value="-0.463526" calcext:value-type="float">
            <text:p>-0.463526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1.5" calcext:value-type="float">
            <text:p>-1.5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0.463526" calcext:value-type="float">
            <text:p>-0.463526</text:p>
          </table:table-cell>
          <table:table-cell office:value-type="float" office:value="0.463527" calcext:value-type="float">
            <text:p>0.463527</text:p>
          </table:table-cell>
          <table:table-cell office:value-type="float" office:value="1.213526" calcext:value-type="float">
            <text:p>1.213526</text:p>
          </table:table-cell>
        </table:table-row>
        <table:table-row table:style-name="ro1">
          <table:table-cell office:value-type="float" office:value="1.49704" calcext:value-type="float">
            <text:p>1.49704</text:p>
          </table:table-cell>
          <table:table-cell office:value-type="float" office:value="1.229586" calcext:value-type="float">
            <text:p>1.229586</text:p>
          </table:table-cell>
          <table:table-cell office:value-type="float" office:value="0.492472" calcext:value-type="float">
            <text:p>0.492472</text:p>
          </table:table-cell>
          <table:table-cell office:value-type="float" office:value="-0.432754" calcext:value-type="float">
            <text:p>-0.432754</text:p>
          </table:table-cell>
          <table:table-cell office:value-type="float" office:value="-1.192678" calcext:value-type="float">
            <text:p>-1.192678</text:p>
          </table:table-cell>
          <table:table-cell office:value-type="float" office:value="-1.49704" calcext:value-type="float">
            <text:p>-1.49704</text:p>
          </table:table-cell>
          <table:table-cell office:value-type="float" office:value="-1.229586" calcext:value-type="float">
            <text:p>-1.229586</text:p>
          </table:table-cell>
          <table:table-cell office:value-type="float" office:value="-0.492472" calcext:value-type="float">
            <text:p>-0.492472</text:p>
          </table:table-cell>
          <table:table-cell office:value-type="float" office:value="0.432752" calcext:value-type="float">
            <text:p>0.432752</text:p>
          </table:table-cell>
          <table:table-cell office:value-type="float" office:value="1.192677" calcext:value-type="float">
            <text:p>1.192677</text:p>
          </table:table-cell>
        </table:table-row>
        <table:table-row table:style-name="ro1">
          <table:table-cell office:value-type="float" office:value="1.488172" calcext:value-type="float">
            <text:p>1.488172</text:p>
          </table:table-cell>
          <table:table-cell office:value-type="float" office:value="1.240792" calcext:value-type="float">
            <text:p>1.240792</text:p>
          </table:table-cell>
          <table:table-cell office:value-type="float" office:value="0.519471" calcext:value-type="float">
            <text:p>0.519471</text:p>
          </table:table-cell>
          <table:table-cell office:value-type="float" office:value="-0.400272" calcext:value-type="float">
            <text:p>-0.400272</text:p>
          </table:table-cell>
          <table:table-cell office:value-type="float" office:value="-1.167122" calcext:value-type="float">
            <text:p>-1.167122</text:p>
          </table:table-cell>
          <table:table-cell office:value-type="float" office:value="-1.488172" calcext:value-type="float">
            <text:p>-1.488172</text:p>
          </table:table-cell>
          <table:table-cell office:value-type="float" office:value="-1.240791" calcext:value-type="float">
            <text:p>-1.240791</text:p>
          </table:table-cell>
          <table:table-cell office:value-type="float" office:value="-0.519472" calcext:value-type="float">
            <text:p>-0.519472</text:p>
          </table:table-cell>
          <table:table-cell office:value-type="float" office:value="0.400273" calcext:value-type="float">
            <text:p>0.400273</text:p>
          </table:table-cell>
          <table:table-cell office:value-type="float" office:value="1.167123" calcext:value-type="float">
            <text:p>1.167123</text:p>
          </table:table-cell>
        </table:table-row>
        <table:table-row table:style-name="ro1">
          <table:table-cell office:value-type="float" office:value="1.47343" calcext:value-type="float">
            <text:p>1.47343</text:p>
          </table:table-cell>
          <table:table-cell office:value-type="float" office:value="1.247102" calcext:value-type="float">
            <text:p>1.247102</text:p>
          </table:table-cell>
          <table:table-cell office:value-type="float" office:value="0.544423" calcext:value-type="float">
            <text:p>0.544423</text:p>
          </table:table-cell>
          <table:table-cell office:value-type="float" office:value="-0.366211" calcext:value-type="float">
            <text:p>-0.366211</text:p>
          </table:table-cell>
          <table:table-cell office:value-type="float" office:value="-1.136961" calcext:value-type="float">
            <text:p>-1.136961</text:p>
          </table:table-cell>
          <table:table-cell office:value-type="float" office:value="-1.473431" calcext:value-type="float">
            <text:p>-1.473431</text:p>
          </table:table-cell>
          <table:table-cell office:value-type="float" office:value="-1.247101" calcext:value-type="float">
            <text:p>-1.247101</text:p>
          </table:table-cell>
          <table:table-cell office:value-type="float" office:value="-0.544422" calcext:value-type="float">
            <text:p>-0.544422</text:p>
          </table:table-cell>
          <table:table-cell office:value-type="float" office:value="0.36621" calcext:value-type="float">
            <text:p>0.36621</text:p>
          </table:table-cell>
          <table:table-cell office:value-type="float" office:value="1.13696" calcext:value-type="float">
            <text:p>1.13696</text:p>
          </table:table-cell>
        </table:table-row>
        <table:table-row table:style-name="ro1">
          <table:table-cell office:value-type="float" office:value="1.452875" calcext:value-type="float">
            <text:p>1.452875</text:p>
          </table:table-cell>
          <table:table-cell office:value-type="float" office:value="1.248489" calcext:value-type="float">
            <text:p>1.248489</text:p>
          </table:table-cell>
          <table:table-cell office:value-type="float" office:value="0.567223" calcext:value-type="float">
            <text:p>0.567223</text:p>
          </table:table-cell>
          <table:table-cell office:value-type="float" office:value="-0.330705" calcext:value-type="float">
            <text:p>-0.330705</text:p>
          </table:table-cell>
          <table:table-cell office:value-type="float" office:value="-1.102313" calcext:value-type="float">
            <text:p>-1.102313</text:p>
          </table:table-cell>
          <table:table-cell office:value-type="float" office:value="-1.452875" calcext:value-type="float">
            <text:p>-1.452875</text:p>
          </table:table-cell>
          <table:table-cell office:value-type="float" office:value="-1.248488" calcext:value-type="float">
            <text:p>-1.248488</text:p>
          </table:table-cell>
          <table:table-cell office:value-type="float" office:value="-0.567224" calcext:value-type="float">
            <text:p>-0.567224</text:p>
          </table:table-cell>
          <table:table-cell office:value-type="float" office:value="0.330706" calcext:value-type="float">
            <text:p>0.330706</text:p>
          </table:table-cell>
          <table:table-cell office:value-type="float" office:value="1.102313" calcext:value-type="float">
            <text:p>1.102313</text:p>
          </table:table-cell>
        </table:table-row>
        <table:table-row table:style-name="ro1">
          <table:table-cell office:value-type="float" office:value="1.426584" calcext:value-type="float">
            <text:p>1.426584</text:p>
          </table:table-cell>
          <table:table-cell office:value-type="float" office:value="1.24495" calcext:value-type="float">
            <text:p>1.24495</text:p>
          </table:table-cell>
          <table:table-cell office:value-type="float" office:value="0.587787" calcext:value-type="float">
            <text:p>0.587787</text:p>
          </table:table-cell>
          <table:table-cell office:value-type="float" office:value="-0.293894" calcext:value-type="float">
            <text:p>-0.293894</text:p>
          </table:table-cell>
          <table:table-cell office:value-type="float" office:value="-1.063313" calcext:value-type="float">
            <text:p>-1.063313</text:p>
          </table:table-cell>
          <table:table-cell office:value-type="float" office:value="-1.426584" calcext:value-type="float">
            <text:p>-1.426584</text:p>
          </table:table-cell>
          <table:table-cell office:value-type="float" office:value="-1.244949" calcext:value-type="float">
            <text:p>-1.244949</text:p>
          </table:table-cell>
          <table:table-cell office:value-type="float" office:value="-0.587787" calcext:value-type="float">
            <text:p>-0.587787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1.063313" calcext:value-type="float">
            <text:p>1.063313</text:p>
          </table:table-cell>
        </table:table-row>
        <table:table-row table:style-name="ro1">
          <table:table-cell office:value-type="float" office:value="1.394665" calcext:value-type="float">
            <text:p>1.394665</text:p>
          </table:table-cell>
          <table:table-cell office:value-type="float" office:value="1.236497" calcext:value-type="float">
            <text:p>1.236497</text:p>
          </table:table-cell>
          <table:table-cell office:value-type="float" office:value="0.60603" calcext:value-type="float">
            <text:p>0.60603</text:p>
          </table:table-cell>
          <table:table-cell office:value-type="float" office:value="-0.255923" calcext:value-type="float">
            <text:p>-0.255923</text:p>
          </table:table-cell>
          <table:table-cell office:value-type="float" office:value="-1.020119" calcext:value-type="float">
            <text:p>-1.020119</text:p>
          </table:table-cell>
          <table:table-cell office:value-type="float" office:value="-1.394665" calcext:value-type="float">
            <text:p>-1.394665</text:p>
          </table:table-cell>
          <table:table-cell office:value-type="float" office:value="-1.236496" calcext:value-type="float">
            <text:p>-1.236496</text:p>
          </table:table-cell>
          <table:table-cell office:value-type="float" office:value="-0.606031" calcext:value-type="float">
            <text:p>-0.606031</text:p>
          </table:table-cell>
          <table:table-cell office:value-type="float" office:value="0.255923" calcext:value-type="float">
            <text:p>0.255923</text:p>
          </table:table-cell>
          <table:table-cell office:value-type="float" office:value="1.020119" calcext:value-type="float">
            <text:p>1.020119</text:p>
          </table:table-cell>
        </table:table-row>
        <table:table-row table:style-name="ro1">
          <table:table-cell office:value-type="float" office:value="1.357239" calcext:value-type="float">
            <text:p>1.357239</text:p>
          </table:table-cell>
          <table:table-cell office:value-type="float" office:value="1.223165" calcext:value-type="float">
            <text:p>1.223165</text:p>
          </table:table-cell>
          <table:table-cell office:value-type="float" office:value="0.621882" calcext:value-type="float">
            <text:p>0.621882</text:p>
          </table:table-cell>
          <table:table-cell office:value-type="float" office:value="-0.216942" calcext:value-type="float">
            <text:p>-0.216942</text:p>
          </table:table-cell>
          <table:table-cell office:value-type="float" office:value="-0.972897" calcext:value-type="float">
            <text:p>-0.972897</text:p>
          </table:table-cell>
          <table:table-cell office:value-type="float" office:value="-1.35724" calcext:value-type="float">
            <text:p>-1.35724</text:p>
          </table:table-cell>
          <table:table-cell office:value-type="float" office:value="-1.223164" calcext:value-type="float">
            <text:p>-1.223164</text:p>
          </table:table-cell>
          <table:table-cell office:value-type="float" office:value="-0.621882" calcext:value-type="float">
            <text:p>-0.621882</text:p>
          </table:table-cell>
          <table:table-cell office:value-type="float" office:value="0.216941" calcext:value-type="float">
            <text:p>0.216941</text:p>
          </table:table-cell>
          <table:table-cell office:value-type="float" office:value="0.972897" calcext:value-type="float">
            <text:p>0.972897</text:p>
          </table:table-cell>
        </table:table-row>
        <table:table-row table:style-name="ro1">
          <table:table-cell office:value-type="float" office:value="1.314461" calcext:value-type="float">
            <text:p>1.314461</text:p>
          </table:table-cell>
          <table:table-cell office:value-type="float" office:value="1.205005" calcext:value-type="float">
            <text:p>1.205005</text:p>
          </table:table-cell>
          <table:table-cell office:value-type="float" office:value="0.635279" calcext:value-type="float">
            <text:p>0.635279</text:p>
          </table:table-cell>
          <table:table-cell office:value-type="float" office:value="-0.177105" calcext:value-type="float">
            <text:p>-0.177105</text:p>
          </table:table-cell>
          <table:table-cell office:value-type="float" office:value="-0.921838" calcext:value-type="float">
            <text:p>-0.921838</text:p>
          </table:table-cell>
          <table:table-cell office:value-type="float" office:value="-1.31446" calcext:value-type="float">
            <text:p>-1.31446</text:p>
          </table:table-cell>
          <table:table-cell office:value-type="float" office:value="-1.205004" calcext:value-type="float">
            <text:p>-1.205004</text:p>
          </table:table-cell>
          <table:table-cell office:value-type="float" office:value="-0.63528" calcext:value-type="float">
            <text:p>-0.63528</text:p>
          </table:table-cell>
          <table:table-cell office:value-type="float" office:value="0.177105" calcext:value-type="float">
            <text:p>0.177105</text:p>
          </table:table-cell>
          <table:table-cell office:value-type="float" office:value="0.921838" calcext:value-type="float">
            <text:p>0.921838</text:p>
          </table:table-cell>
        </table:table-row>
        <table:table-row table:style-name="ro1">
          <table:table-cell office:value-type="float" office:value="1.266492" calcext:value-type="float">
            <text:p>1.266492</text:p>
          </table:table-cell>
          <table:table-cell office:value-type="float" office:value="1.182089" calcext:value-type="float">
            <text:p>1.182089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-0.136568" calcext:value-type="float">
            <text:p>-0.136568</text:p>
          </table:table-cell>
          <table:table-cell office:value-type="float" office:value="-0.867138" calcext:value-type="float">
            <text:p>-0.867138</text:p>
          </table:table-cell>
          <table:table-cell office:value-type="float" office:value="-1.266491" calcext:value-type="float">
            <text:p>-1.266491</text:p>
          </table:table-cell>
          <table:table-cell office:value-type="float" office:value="-1.182089" calcext:value-type="float">
            <text:p>-1.182089</text:p>
          </table:table-cell>
          <table:table-cell office:value-type="float" office:value="-0.646169" calcext:value-type="float">
            <text:p>-0.646169</text:p>
          </table:table-cell>
          <table:table-cell office:value-type="float" office:value="0.136567" calcext:value-type="float">
            <text:p>0.136567</text:p>
          </table:table-cell>
          <table:table-cell office:value-type="float" office:value="0.867138" calcext:value-type="float">
            <text:p>0.867138</text:p>
          </table:table-cell>
        </table:table-row>
        <table:table-row table:style-name="ro1">
          <table:table-cell office:value-type="float" office:value="1.213526" calcext:value-type="float">
            <text:p>1.213526</text:p>
          </table:table-cell>
          <table:table-cell office:value-type="float" office:value="1.154509" calcext:value-type="float">
            <text:p>1.154509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-0.095493" calcext:value-type="float">
            <text:p>-0.095493</text:p>
          </table:table-cell>
          <table:table-cell office:value-type="float" office:value="-0.809018" calcext:value-type="float">
            <text:p>-0.809018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1.154508" calcext:value-type="float">
            <text:p>-1.154508</text:p>
          </table:table-cell>
          <table:table-cell office:value-type="float" office:value="-0.65451" calcext:value-type="float">
            <text:p>-0.65451</text:p>
          </table:table-cell>
          <table:table-cell office:value-type="float" office:value="0.095494" calcext:value-type="float">
            <text:p>0.095494</text:p>
          </table:table-cell>
          <table:table-cell office:value-type="float" office:value="0.809018" calcext:value-type="float">
            <text:p>0.809018</text:p>
          </table:table-cell>
        </table:table-row>
        <table:table-row table:style-name="ro1">
          <table:table-cell office:value-type="float" office:value="1.15577" calcext:value-type="float">
            <text:p>1.15577</text:p>
          </table:table-cell>
          <table:table-cell office:value-type="float" office:value="1.122372" calcext:value-type="float">
            <text:p>1.122372</text:p>
          </table:table-cell>
          <table:table-cell office:value-type="float" office:value="0.660267" calcext:value-type="float">
            <text:p>0.660267</text:p>
          </table:table-cell>
          <table:table-cell office:value-type="float" office:value="-0.054041" calcext:value-type="float">
            <text:p>-0.054041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1.155769" calcext:value-type="float">
            <text:p>-1.155769</text:p>
          </table:table-cell>
          <table:table-cell office:value-type="float" office:value="-1.122371" calcext:value-type="float">
            <text:p>-1.122371</text:p>
          </table:table-cell>
          <table:table-cell office:value-type="float" office:value="-0.660266" calcext:value-type="float">
            <text:p>-0.660266</text:p>
          </table:table-cell>
          <table:table-cell office:value-type="float" office:value="0.05404" calcext:value-type="float">
            <text:p>0.05404</text:p>
          </table:table-cell>
          <table:table-cell office:value-type="float" office:value="0.747703" calcext:value-type="float">
            <text:p>0.747703</text:p>
          </table:table-cell>
        </table:table-row>
        <table:table-row table:style-name="ro1">
          <table:table-cell office:value-type="float" office:value="1.093454" calcext:value-type="float">
            <text:p>1.093454</text:p>
          </table:table-cell>
          <table:table-cell office:value-type="float" office:value="1.085806" calcext:value-type="float">
            <text:p>1.085806</text:p>
          </table:table-cell>
          <table:table-cell office:value-type="float" office:value="0.663417" calcext:value-type="float">
            <text:p>0.663417</text:p>
          </table:table-cell>
          <table:table-cell office:value-type="float" office:value="-0.012376" calcext:value-type="float">
            <text:p>-0.012376</text:p>
          </table:table-cell>
          <table:table-cell office:value-type="float" office:value="-0.68344" calcext:value-type="float">
            <text:p>-0.68344</text:p>
          </table:table-cell>
          <table:table-cell office:value-type="float" office:value="-1.093453" calcext:value-type="float">
            <text:p>-1.093453</text:p>
          </table:table-cell>
          <table:table-cell office:value-type="float" office:value="-1.085807" calcext:value-type="float">
            <text:p>-1.085807</text:p>
          </table:table-cell>
          <table:table-cell office:value-type="float" office:value="-0.663419" calcext:value-type="float">
            <text:p>-0.663419</text:p>
          </table:table-cell>
          <table:table-cell office:value-type="float" office:value="0.012376" calcext:value-type="float">
            <text:p>0.012376</text:p>
          </table:table-cell>
          <table:table-cell office:value-type="float" office:value="0.68344" calcext:value-type="float">
            <text:p>0.68344</text:p>
          </table:table-cell>
        </table:table-row>
        <table:table-row table:style-name="ro1">
          <table:table-cell office:value-type="float" office:value="1.02682" calcext:value-type="float">
            <text:p>1.02682</text:p>
          </table:table-cell>
          <table:table-cell office:value-type="float" office:value="1.044954" calcext:value-type="float">
            <text:p>1.044954</text:p>
          </table:table-cell>
          <table:table-cell office:value-type="float" office:value="0.663951" calcext:value-type="float">
            <text:p>0.663951</text:p>
          </table:table-cell>
          <table:table-cell office:value-type="float" office:value="0.029339" calcext:value-type="float">
            <text:p>0.029339</text:p>
          </table:table-cell>
          <table:table-cell office:value-type="float" office:value="-0.616477" calcext:value-type="float">
            <text:p>-0.616477</text:p>
          </table:table-cell>
          <table:table-cell office:value-type="float" office:value="-1.02682" calcext:value-type="float">
            <text:p>-1.02682</text:p>
          </table:table-cell>
          <table:table-cell office:value-type="float" office:value="-1.044953" calcext:value-type="float">
            <text:p>-1.044953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0.029339" calcext:value-type="float">
            <text:p>-0.029339</text:p>
          </table:table-cell>
          <table:table-cell office:value-type="float" office:value="0.616477" calcext:value-type="float">
            <text:p>0.616477</text:p>
          </table:table-cell>
        </table:table-row>
        <table:table-row table:style-name="ro1">
          <table:table-cell office:value-type="float" office:value="0.956137" calcext:value-type="float">
            <text:p>0.956137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070937" calcext:value-type="float">
            <text:p>0.070937</text:p>
          </table:table-cell>
          <table:table-cell office:value-type="float" office:value="-0.547083" calcext:value-type="float">
            <text:p>-0.547083</text:p>
          </table:table-cell>
          <table:table-cell office:value-type="float" office:value="-0.956136" calcext:value-type="float">
            <text:p>-0.956136</text:p>
          </table:table-cell>
          <table:table-cell office:value-type="float" office:value="-0.99998" calcext:value-type="float">
            <text:p>-0.99998</text:p>
          </table:table-cell>
          <table:table-cell office:value-type="float" office:value="-0.661864" calcext:value-type="float">
            <text:p>-0.661864</text:p>
          </table:table-cell>
          <table:table-cell office:value-type="float" office:value="-0.070937" calcext:value-type="float">
            <text:p>-0.070937</text:p>
          </table:table-cell>
          <table:table-cell office:value-type="float" office:value="0.547083" calcext:value-type="float">
            <text:p>0.547083</text:p>
          </table:table-cell>
        </table:table-row>
        <table:table-row table:style-name="ro1">
          <table:table-cell office:value-type="float" office:value="0.881678" calcext:value-type="float">
            <text:p>0.881678</text:p>
          </table:table-cell>
          <table:table-cell office:value-type="float" office:value="0.951056" calcext:value-type="float">
            <text:p>0.951056</text:p>
          </table:table-cell>
          <table:table-cell office:value-type="float" office:value="0.657165" calcext:value-type="float">
            <text:p>0.657165</text:p>
          </table:table-cell>
          <table:table-cell office:value-type="float" office:value="0.112256" calcext:value-type="float">
            <text:p>0.112256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-0.881677" calcext:value-type="float">
            <text:p>-0.881677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-0.657164" calcext:value-type="float">
            <text:p>-0.657164</text:p>
          </table:table-cell>
          <table:table-cell office:value-type="float" office:value="-0.112256" calcext:value-type="float">
            <text:p>-0.112256</text:p>
          </table:table-cell>
          <table:table-cell office:value-type="float" office:value="0.475528" calcext:value-type="float">
            <text:p>0.475528</text:p>
          </table:table-cell>
        </table:table-row>
        <table:table-row table:style-name="ro1">
          <table:table-cell office:value-type="float" office:value="0.803741" calcext:value-type="float">
            <text:p>0.803741</text:p>
          </table:table-cell>
          <table:table-cell office:value-type="float" office:value="0.898382" calcext:value-type="float">
            <text:p>0.898382</text:p>
          </table:table-cell>
          <table:table-cell office:value-type="float" office:value="0.649873" calcext:value-type="float">
            <text:p>0.649873</text:p>
          </table:table-cell>
          <table:table-cell office:value-type="float" office:value="0.153131" calcext:value-type="float">
            <text:p>0.153131</text:p>
          </table:table-cell>
          <table:table-cell office:value-type="float" office:value="-0.402099" calcext:value-type="float">
            <text:p>-0.402099</text:p>
          </table:table-cell>
          <table:table-cell office:value-type="float" office:value="-0.803741" calcext:value-type="float">
            <text:p>-0.803741</text:p>
          </table:table-cell>
          <table:table-cell office:value-type="float" office:value="-0.898383" calcext:value-type="float">
            <text:p>-0.898383</text:p>
          </table:table-cell>
          <table:table-cell office:value-type="float" office:value="-0.649872" calcext:value-type="float">
            <text:p>-0.649872</text:p>
          </table:table-cell>
          <table:table-cell office:value-type="float" office:value="-0.153131" calcext:value-type="float">
            <text:p>-0.153131</text:p>
          </table:table-cell>
          <table:table-cell office:value-type="float" office:value="0.4021" calcext:value-type="float">
            <text:p>0.4021</text:p>
          </table:table-cell>
        </table:table-row>
        <table:table-row table:style-name="ro1">
          <table:table-cell office:value-type="float" office:value="0.72263" calcext:value-type="float">
            <text:p>0.72263</text:p>
          </table:table-cell>
          <table:table-cell office:value-type="float" office:value="0.84216" calcext:value-type="float">
            <text:p>0.84216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-0.32708" calcext:value-type="float">
            <text:p>-0.32708</text:p>
          </table:table-cell>
          <table:table-cell office:value-type="float" office:value="-0.72263" calcext:value-type="float">
            <text:p>-0.72263</text:p>
          </table:table-cell>
          <table:table-cell office:value-type="float" office:value="-0.84216" calcext:value-type="float">
            <text:p>-0.84216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0.327081" calcext:value-type="float">
            <text:p>0.327081</text:p>
          </table:table-cell>
        </table:table-row>
        <table:table-row table:style-name="ro1">
          <table:table-cell office:value-type="float" office:value="0.63867" calcext:value-type="float">
            <text:p>0.63867</text:p>
          </table:table-cell>
          <table:table-cell office:value-type="float" office:value="0.782616" calcext:value-type="float">
            <text:p>0.782616</text:p>
          </table:table-cell>
          <table:table-cell office:value-type="float" office:value="0.627632" calcext:value-type="float">
            <text:p>0.627632</text:p>
          </table:table-cell>
          <table:table-cell office:value-type="float" office:value="0.23291" calcext:value-type="float">
            <text:p>0.23291</text:p>
          </table:table-cell>
          <table:table-cell office:value-type="float" office:value="-0.250774" calcext:value-type="float">
            <text:p>-0.250774</text:p>
          </table:table-cell>
          <table:table-cell office:value-type="float" office:value="-0.63867" calcext:value-type="float">
            <text:p>-0.63867</text:p>
          </table:table-cell>
          <table:table-cell office:value-type="float" office:value="-0.782618" calcext:value-type="float">
            <text:p>-0.782618</text:p>
          </table:table-cell>
          <table:table-cell office:value-type="float" office:value="-0.627631" calcext:value-type="float">
            <text:p>-0.627631</text:p>
          </table:table-cell>
          <table:table-cell office:value-type="float" office:value="-0.23291" calcext:value-type="float">
            <text:p>-0.23291</text:p>
          </table:table-cell>
          <table:table-cell office:value-type="float" office:value="0.250774" calcext:value-type="float">
            <text:p>0.250774</text:p>
          </table:table-cell>
        </table:table-row>
        <table:table-row table:style-name="ro1">
          <table:table-cell office:value-type="float" office:value="0.552187" calcext:value-type="float">
            <text:p>0.552187</text:p>
          </table:table-cell>
          <table:table-cell office:value-type="float" office:value="0.719983" calcext:value-type="float">
            <text:p>0.719983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271499" calcext:value-type="float">
            <text:p>0.271499</text:p>
          </table:table-cell>
          <table:table-cell office:value-type="float" office:value="-0.173474" calcext:value-type="float">
            <text:p>-0.173474</text:p>
          </table:table-cell>
          <table:table-cell office:value-type="float" office:value="-0.552186" calcext:value-type="float">
            <text:p>-0.552186</text:p>
          </table:table-cell>
          <table:table-cell office:value-type="float" office:value="-0.719982" calcext:value-type="float">
            <text:p>-0.719982</text:p>
          </table:table-cell>
          <table:table-cell office:value-type="float" office:value="-0.612771" calcext:value-type="float">
            <text:p>-0.612771</text:p>
          </table:table-cell>
          <table:table-cell office:value-type="float" office:value="-0.271499" calcext:value-type="float">
            <text:p>-0.271499</text:p>
          </table:table-cell>
          <table:table-cell office:value-type="float" office:value="0.173474" calcext:value-type="float">
            <text:p>0.173474</text:p>
          </table:table-cell>
        </table:table-row>
        <table:table-row table:style-name="ro1">
          <table:table-cell office:value-type="float" office:value="0.463527" calcext:value-type="float">
            <text:p>0.463527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0.595493" calcext:value-type="float">
            <text:p>0.595493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-0.095493" calcext:value-type="float">
            <text:p>-0.095493</text:p>
          </table:table-cell>
          <table:table-cell office:value-type="float" office:value="-0.463526" calcext:value-type="float">
            <text:p>-0.463526</text:p>
          </table:table-cell>
          <table:table-cell office:value-type="float" office:value="-0.65451" calcext:value-type="float">
            <text:p>-0.65451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0.095494" calcext:value-type="float">
            <text:p>0.095494</text:p>
          </table:table-cell>
        </table:table-row>
        <table:table-row table:style-name="ro1">
          <table:table-cell office:value-type="float" office:value="0.373035" calcext:value-type="float">
            <text:p>0.373035</text:p>
          </table:table-cell>
          <table:table-cell office:value-type="float" office:value="0.586451" calcext:value-type="float">
            <text:p>0.586451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-0.017132" calcext:value-type="float">
            <text:p>-0.017132</text:p>
          </table:table-cell>
          <table:table-cell office:value-type="float" office:value="-0.373034" calcext:value-type="float">
            <text:p>-0.373034</text:p>
          </table:table-cell>
          <table:table-cell office:value-type="float" office:value="-0.58645" calcext:value-type="float">
            <text:p>-0.58645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0.017133" calcext:value-type="float">
            <text:p>0.017133</text:p>
          </table:table-cell>
        </table:table-row>
        <table:table-row table:style-name="ro1">
          <table:table-cell office:value-type="float" office:value="0.281074" calcext:value-type="float">
            <text:p>0.281074</text:p>
          </table:table-cell>
          <table:table-cell office:value-type="float" office:value="0.51608" calcext:value-type="float">
            <text:p>0.51608</text:p>
          </table:table-cell>
          <table:table-cell office:value-type="float" office:value="0.553962" calcext:value-type="float">
            <text:p>0.553962</text:p>
          </table:table-cell>
          <table:table-cell office:value-type="float" office:value="0.380248" calcext:value-type="float">
            <text:p>0.380248</text:p>
          </table:table-cell>
          <table:table-cell office:value-type="float" office:value="0.061293" calcext:value-type="float">
            <text:p>0.061293</text:p>
          </table:table-cell>
          <table:table-cell office:value-type="float" office:value="-0.281075" calcext:value-type="float">
            <text:p>-0.281075</text:p>
          </table:table-cell>
          <table:table-cell office:value-type="float" office:value="-0.516081" calcext:value-type="float">
            <text:p>-0.516081</text:p>
          </table:table-cell>
          <table:table-cell office:value-type="float" office:value="-0.553962" calcext:value-type="float">
            <text:p>-0.553962</text:p>
          </table:table-cell>
          <table:table-cell office:value-type="float" office:value="-0.380248" calcext:value-type="float">
            <text:p>-0.380248</text:p>
          </table:table-cell>
          <table:table-cell office:value-type="float" office:value="-0.061293" calcext:value-type="float">
            <text:p>-0.061293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529873" calcext:value-type="float">
            <text:p>0.529873</text:p>
          </table:table-cell>
          <table:table-cell office:value-type="float" office:value="0.413683" calcext:value-type="float">
            <text:p>0.413683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-0.187999" calcext:value-type="float">
            <text:p>-0.187999</text:p>
          </table:table-cell>
          <table:table-cell office:value-type="float" office:value="-0.443669" calcext:value-type="float">
            <text:p>-0.443669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13683" calcext:value-type="float">
            <text:p>-0.413683</text:p>
          </table:table-cell>
          <table:table-cell office:value-type="float" office:value="-0.13948" calcext:value-type="float">
            <text:p>-0.13948</text:p>
          </table:table-cell>
        </table:table-row>
        <table:table-row table:style-name="ro1">
          <table:table-cell office:value-type="float" office:value="0.094187" calcext:value-type="float">
            <text:p>0.094187</text:p>
          </table:table-cell>
          <table:table-cell office:value-type="float" office:value="0.369511" calcext:value-type="float">
            <text:p>0.369511</text:p>
          </table:table-cell>
          <table:table-cell office:value-type="float" office:value="0.503696" calcext:value-type="float">
            <text:p>0.503696</text:p>
          </table:table-cell>
          <table:table-cell office:value-type="float" office:value="0.445484" calcext:value-type="float">
            <text:p>0.445484</text:p>
          </table:table-cell>
          <table:table-cell office:value-type="float" office:value="0.217113" calcext:value-type="float">
            <text:p>0.217113</text:p>
          </table:table-cell>
          <table:table-cell office:value-type="float" office:value="-0.094189" calcext:value-type="float">
            <text:p>-0.094189</text:p>
          </table:table-cell>
          <table:table-cell office:value-type="float" office:value="-0.369512" calcext:value-type="float">
            <text:p>-0.369512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217112" calcext:value-type="float">
            <text:p>-0.217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3892" calcext:value-type="float">
            <text:p>0.293892</text:p>
          </table:table-cell>
          <table:table-cell table:number-columns-repeated="2" office:value-type="float" office:value="0.475528" calcext:value-type="float">
            <text:p>0.475528</text:p>
          </table:table-cell>
          <table:table-cell office:value-type="float" office:value="0.293892" calcext:value-type="float">
            <text:p>0.293892</text:p>
          </table:table-cell>
          <table:table-cell office:value-type="float" office:value="0" calcext:value-type="float">
            <text:p>0</text:p>
          </table:table-cell>
          <table:table-cell office:value-type="float" office:value="-0.293892" calcext:value-type="float">
            <text:p>-0.293892</text:p>
          </table:table-cell>
          <table:table-cell table:number-columns-repeated="2" office:value-type="float" office:value="-0.475528" calcext:value-type="float">
            <text:p>-0.475528</text:p>
          </table:table-cell>
          <table:table-cell office:value-type="float" office:value="-0.293891" calcext:value-type="float">
            <text:p>-0.293891</text:p>
          </table:table-cell>
        </table:table-row>
        <table:table-row table:style-name="ro1">
          <table:table-cell office:value-type="float" office:value="-0.094189" calcext:value-type="float">
            <text:p>-0.094189</text:p>
          </table:table-cell>
          <table:table-cell office:value-type="float" office:value="0.217113" calcext:value-type="float">
            <text:p>0.217113</text:p>
          </table:table-cell>
          <table:table-cell office:value-type="float" office:value="0.445484" calcext:value-type="float">
            <text:p>0.445484</text:p>
          </table:table-cell>
          <table:table-cell office:value-type="float" office:value="0.503696" calcext:value-type="float">
            <text:p>0.503696</text:p>
          </table:table-cell>
          <table:table-cell office:value-type="float" office:value="0.369511" calcext:value-type="float">
            <text:p>0.369511</text:p>
          </table:table-cell>
          <table:table-cell office:value-type="float" office:value="0.094188" calcext:value-type="float">
            <text:p>0.094188</text:p>
          </table:table-cell>
          <table:table-cell office:value-type="float" office:value="-0.217113" calcext:value-type="float">
            <text:p>-0.217113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36951" calcext:value-type="float">
            <text:p>-0.36951</text:p>
          </table:table-cell>
        </table:table-row>
        <table:table-row table:style-name="ro1">
          <table:table-cell office:value-type="float" office:value="-0.188" calcext:value-type="float">
            <text:p>-0.188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0.413683" calcext:value-type="float">
            <text:p>0.413683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188" calcext:value-type="float">
            <text:p>0.188</text:p>
          </table:table-cell>
          <table:table-cell office:value-type="float" office:value="-0.139479" calcext:value-type="float">
            <text:p>-0.139479</text:p>
          </table:table-cell>
          <table:table-cell office:value-type="float" office:value="-0.413683" calcext:value-type="float">
            <text:p>-0.413683</text:p>
          </table:table-cell>
          <table:table-cell office:value-type="float" office:value="-0.529873" calcext:value-type="float">
            <text:p>-0.529873</text:p>
          </table:table-cell>
          <table:table-cell office:value-type="float" office:value="-0.443671" calcext:value-type="float">
            <text:p>-0.443671</text:p>
          </table:table-cell>
        </table:table-row>
        <table:table-row table:style-name="ro1">
          <table:table-cell office:value-type="float" office:value="-0.281073" calcext:value-type="float">
            <text:p>-0.281073</text:p>
          </table:table-cell>
          <table:table-cell office:value-type="float" office:value="0.061293" calcext:value-type="float">
            <text:p>0.061293</text:p>
          </table:table-cell>
          <table:table-cell office:value-type="float" office:value="0.380248" calcext:value-type="float">
            <text:p>0.380248</text:p>
          </table:table-cell>
          <table:table-cell office:value-type="float" office:value="0.553962" calcext:value-type="float">
            <text:p>0.553962</text:p>
          </table:table-cell>
          <table:table-cell office:value-type="float" office:value="0.51608" calcext:value-type="float">
            <text:p>0.51608</text:p>
          </table:table-cell>
          <table:table-cell office:value-type="float" office:value="0.281074" calcext:value-type="float">
            <text:p>0.281074</text:p>
          </table:table-cell>
          <table:table-cell office:value-type="float" office:value="-0.061293" calcext:value-type="float">
            <text:p>-0.061293</text:p>
          </table:table-cell>
          <table:table-cell office:value-type="float" office:value="-0.380248" calcext:value-type="float">
            <text:p>-0.380248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51608" calcext:value-type="float">
            <text:p>-0.51608</text:p>
          </table:table-cell>
        </table:table-row>
        <table:table-row table:style-name="ro1">
          <table:table-cell office:value-type="float" office:value="-0.373034" calcext:value-type="float">
            <text:p>-0.373034</text:p>
          </table:table-cell>
          <table:table-cell office:value-type="float" office:value="-0.017132" calcext:value-type="float">
            <text:p>-0.017132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586451" calcext:value-type="float">
            <text:p>0.586451</text:p>
          </table:table-cell>
          <table:table-cell office:value-type="float" office:value="0.373035" calcext:value-type="float">
            <text:p>0.373035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58645" calcext:value-type="float">
            <text:p>-0.58645</text:p>
          </table:table-cell>
        </table:table-row>
        <table:table-row table:style-name="ro1">
          <table:table-cell office:value-type="float" office:value="-0.463526" calcext:value-type="float">
            <text:p>-0.463526</text:p>
          </table:table-cell>
          <table:table-cell office:value-type="float" office:value="-0.095493" calcext:value-type="float">
            <text:p>-0.095493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0.595493" calcext:value-type="float">
            <text:p>0.595493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0.463527" calcext:value-type="float">
            <text:p>0.463527</text:p>
          </table:table-cell>
          <table:table-cell office:value-type="float" office:value="0.095494" calcext:value-type="float">
            <text:p>0.095494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654508" calcext:value-type="float">
            <text:p>-0.654508</text:p>
          </table:table-cell>
        </table:table-row>
        <table:table-row table:style-name="ro1">
          <table:table-cell office:value-type="float" office:value="-0.552186" calcext:value-type="float">
            <text:p>-0.552186</text:p>
          </table:table-cell>
          <table:table-cell office:value-type="float" office:value="-0.173474" calcext:value-type="float">
            <text:p>-0.173474</text:p>
          </table:table-cell>
          <table:table-cell office:value-type="float" office:value="0.271499" calcext:value-type="float">
            <text:p>0.271499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719983" calcext:value-type="float">
            <text:p>0.719983</text:p>
          </table:table-cell>
          <table:table-cell office:value-type="float" office:value="0.552187" calcext:value-type="float">
            <text:p>0.552187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-0.271499" calcext:value-type="float">
            <text:p>-0.271499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719983" calcext:value-type="float">
            <text:p>-0.719983</text:p>
          </table:table-cell>
        </table:table-row>
        <table:table-row table:style-name="ro1">
          <table:table-cell office:value-type="float" office:value="-0.63867" calcext:value-type="float">
            <text:p>-0.63867</text:p>
          </table:table-cell>
          <table:table-cell office:value-type="float" office:value="-0.250774" calcext:value-type="float">
            <text:p>-0.250774</text:p>
          </table:table-cell>
          <table:table-cell office:value-type="float" office:value="0.23291" calcext:value-type="float">
            <text:p>0.23291</text:p>
          </table:table-cell>
          <table:table-cell office:value-type="float" office:value="0.627631" calcext:value-type="float">
            <text:p>0.627631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63867" calcext:value-type="float">
            <text:p>0.63867</text:p>
          </table:table-cell>
          <table:table-cell office:value-type="float" office:value="0.250774" calcext:value-type="float">
            <text:p>0.250774</text:p>
          </table:table-cell>
          <table:table-cell office:value-type="float" office:value="-0.23291" calcext:value-type="float">
            <text:p>-0.23291</text:p>
          </table:table-cell>
          <table:table-cell office:value-type="float" office:value="-0.62763" calcext:value-type="float">
            <text:p>-0.62763</text:p>
          </table:table-cell>
          <table:table-cell office:value-type="float" office:value="-0.782617" calcext:value-type="float">
            <text:p>-0.782617</text:p>
          </table:table-cell>
        </table:table-row>
        <table:table-row table:style-name="ro1">
          <table:table-cell office:value-type="float" office:value="-0.72263" calcext:value-type="float">
            <text:p>-0.72263</text:p>
          </table:table-cell>
          <table:table-cell office:value-type="float" office:value="-0.32708" calcext:value-type="float">
            <text:p>-0.32708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84216" calcext:value-type="float">
            <text:p>0.84216</text:p>
          </table:table-cell>
          <table:table-cell office:value-type="float" office:value="0.722631" calcext:value-type="float">
            <text:p>0.722631</text:p>
          </table:table-cell>
          <table:table-cell office:value-type="float" office:value="0.32708" calcext:value-type="float">
            <text:p>0.32708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-0.640015" calcext:value-type="float">
            <text:p>-0.640015</text:p>
          </table:table-cell>
          <table:table-cell office:value-type="float" office:value="-0.842159" calcext:value-type="float">
            <text:p>-0.842159</text:p>
          </table:table-cell>
        </table:table-row>
        <table:table-row table:style-name="ro1">
          <table:table-cell office:value-type="float" office:value="-0.803741" calcext:value-type="float">
            <text:p>-0.803741</text:p>
          </table:table-cell>
          <table:table-cell office:value-type="float" office:value="-0.402099" calcext:value-type="float">
            <text:p>-0.402099</text:p>
          </table:table-cell>
          <table:table-cell office:value-type="float" office:value="0.153131" calcext:value-type="float">
            <text:p>0.153131</text:p>
          </table:table-cell>
          <table:table-cell office:value-type="float" office:value="0.649871" calcext:value-type="float">
            <text:p>0.649871</text:p>
          </table:table-cell>
          <table:table-cell office:value-type="float" office:value="0.898382" calcext:value-type="float">
            <text:p>0.898382</text:p>
          </table:table-cell>
          <table:table-cell office:value-type="float" office:value="0.803741" calcext:value-type="float">
            <text:p>0.803741</text:p>
          </table:table-cell>
          <table:table-cell office:value-type="float" office:value="0.4021" calcext:value-type="float">
            <text:p>0.4021</text:p>
          </table:table-cell>
          <table:table-cell office:value-type="float" office:value="-0.153131" calcext:value-type="float">
            <text:p>-0.153131</text:p>
          </table:table-cell>
          <table:table-cell office:value-type="float" office:value="-0.649872" calcext:value-type="float">
            <text:p>-0.649872</text:p>
          </table:table-cell>
          <table:table-cell office:value-type="float" office:value="-0.89838" calcext:value-type="float">
            <text:p>-0.89838</text:p>
          </table:table-cell>
        </table:table-row>
        <table:table-row table:style-name="ro1">
          <table:table-cell office:value-type="float" office:value="-0.881677" calcext:value-type="float">
            <text:p>-0.881677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0.112256" calcext:value-type="float">
            <text:p>0.112256</text:p>
          </table:table-cell>
          <table:table-cell office:value-type="float" office:value="0.657165" calcext:value-type="float">
            <text:p>0.657165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0.881678" calcext:value-type="float">
            <text:p>0.881678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-0.112257" calcext:value-type="float">
            <text:p>-0.112257</text:p>
          </table:table-cell>
          <table:table-cell office:value-type="float" office:value="-0.657164" calcext:value-type="float">
            <text:p>-0.657164</text:p>
          </table:table-cell>
          <table:table-cell office:value-type="float" office:value="-0.951055" calcext:value-type="float">
            <text:p>-0.951055</text:p>
          </table:table-cell>
        </table:table-row>
        <table:table-row table:style-name="ro1">
          <table:table-cell office:value-type="float" office:value="-0.956137" calcext:value-type="float">
            <text:p>-0.956137</text:p>
          </table:table-cell>
          <table:table-cell office:value-type="float" office:value="-0.547084" calcext:value-type="float">
            <text:p>-0.547084</text:p>
          </table:table-cell>
          <table:table-cell office:value-type="float" office:value="0.070937" calcext:value-type="float">
            <text:p>0.070937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956137" calcext:value-type="float">
            <text:p>0.956137</text:p>
          </table:table-cell>
          <table:table-cell office:value-type="float" office:value="0.547084" calcext:value-type="float">
            <text:p>0.547084</text:p>
          </table:table-cell>
          <table:table-cell office:value-type="float" office:value="-0.070937" calcext:value-type="float">
            <text:p>-0.070937</text:p>
          </table:table-cell>
          <table:table-cell office:value-type="float" office:value="-0.661862" calcext:value-type="float">
            <text:p>-0.661862</text:p>
          </table:table-cell>
          <table:table-cell office:value-type="float" office:value="-0.999979" calcext:value-type="float">
            <text:p>-0.999979</text:p>
          </table:table-cell>
        </table:table-row>
        <table:table-row table:style-name="ro1">
          <table:table-cell office:value-type="float" office:value="-1.02682" calcext:value-type="float">
            <text:p>-1.02682</text:p>
          </table:table-cell>
          <table:table-cell office:value-type="float" office:value="-0.616477" calcext:value-type="float">
            <text:p>-0.616477</text:p>
          </table:table-cell>
          <table:table-cell office:value-type="float" office:value="0.029339" calcext:value-type="float">
            <text:p>0.029339</text:p>
          </table:table-cell>
          <table:table-cell office:value-type="float" office:value="0.663951" calcext:value-type="float">
            <text:p>0.663951</text:p>
          </table:table-cell>
          <table:table-cell office:value-type="float" office:value="1.044954" calcext:value-type="float">
            <text:p>1.044954</text:p>
          </table:table-cell>
          <table:table-cell office:value-type="float" office:value="1.026821" calcext:value-type="float">
            <text:p>1.026821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-0.029339" calcext:value-type="float">
            <text:p>-0.029339</text:p>
          </table:table-cell>
          <table:table-cell office:value-type="float" office:value="-0.663952" calcext:value-type="float">
            <text:p>-0.663952</text:p>
          </table:table-cell>
          <table:table-cell office:value-type="float" office:value="-1.044953" calcext:value-type="float">
            <text:p>-1.044953</text:p>
          </table:table-cell>
        </table:table-row>
        <table:table-row table:style-name="ro1">
          <table:table-cell office:value-type="float" office:value="-1.093453" calcext:value-type="float">
            <text:p>-1.093453</text:p>
          </table:table-cell>
          <table:table-cell office:value-type="float" office:value="-0.68344" calcext:value-type="float">
            <text:p>-0.68344</text:p>
          </table:table-cell>
          <table:table-cell office:value-type="float" office:value="-0.012376" calcext:value-type="float">
            <text:p>-0.012376</text:p>
          </table:table-cell>
          <table:table-cell office:value-type="float" office:value="0.663418" calcext:value-type="float">
            <text:p>0.663418</text:p>
          </table:table-cell>
          <table:table-cell office:value-type="float" office:value="1.085806" calcext:value-type="float">
            <text:p>1.085806</text:p>
          </table:table-cell>
          <table:table-cell office:value-type="float" office:value="1.093454" calcext:value-type="float">
            <text:p>1.093454</text:p>
          </table:table-cell>
          <table:table-cell office:value-type="float" office:value="0.68344" calcext:value-type="float">
            <text:p>0.68344</text:p>
          </table:table-cell>
          <table:table-cell office:value-type="float" office:value="0.012376" calcext:value-type="float">
            <text:p>0.012376</text:p>
          </table:table-cell>
          <table:table-cell office:value-type="float" office:value="-0.663418" calcext:value-type="float">
            <text:p>-0.663418</text:p>
          </table:table-cell>
          <table:table-cell office:value-type="float" office:value="-1.085805" calcext:value-type="float">
            <text:p>-1.085805</text:p>
          </table:table-cell>
        </table:table-row>
        <table:table-row table:style-name="ro1">
          <table:table-cell office:value-type="float" office:value="-1.155769" calcext:value-type="float">
            <text:p>-1.155769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0.054041" calcext:value-type="float">
            <text:p>-0.054041</text:p>
          </table:table-cell>
          <table:table-cell office:value-type="float" office:value="0.660267" calcext:value-type="float">
            <text:p>0.660267</text:p>
          </table:table-cell>
          <table:table-cell office:value-type="float" office:value="1.122372" calcext:value-type="float">
            <text:p>1.122372</text:p>
          </table:table-cell>
          <table:table-cell office:value-type="float" office:value="1.155769" calcext:value-type="float">
            <text:p>1.155769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0.054039" calcext:value-type="float">
            <text:p>0.054039</text:p>
          </table:table-cell>
          <table:table-cell office:value-type="float" office:value="-0.660266" calcext:value-type="float">
            <text:p>-0.660266</text:p>
          </table:table-cell>
          <table:table-cell office:value-type="float" office:value="-1.122371" calcext:value-type="float">
            <text:p>-1.122371</text:p>
          </table:table-cell>
        </table:table-row>
        <table:table-row table:style-name="ro1">
          <table:table-cell office:value-type="float" office:value="-1.213526" calcext:value-type="float">
            <text:p>-1.213526</text:p>
          </table:table-cell>
          <table:table-cell office:value-type="float" office:value="-0.809018" calcext:value-type="float">
            <text:p>-0.809018</text:p>
          </table:table-cell>
          <table:table-cell office:value-type="float" office:value="-0.095493" calcext:value-type="float">
            <text:p>-0.095493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1.154509" calcext:value-type="float">
            <text:p>1.154509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0.809018" calcext:value-type="float">
            <text:p>0.809018</text:p>
          </table:table-cell>
          <table:table-cell office:value-type="float" office:value="0.095493" calcext:value-type="float">
            <text:p>0.095493</text:p>
          </table:table-cell>
          <table:table-cell office:value-type="float" office:value="-0.654508" calcext:value-type="float">
            <text:p>-0.654508</text:p>
          </table:table-cell>
          <table:table-cell office:value-type="float" office:value="-1.15451" calcext:value-type="float">
            <text:p>-1.15451</text:p>
          </table:table-cell>
        </table:table-row>
        <table:table-row table:style-name="ro1">
          <table:table-cell office:value-type="float" office:value="-1.266491" calcext:value-type="float">
            <text:p>-1.266491</text:p>
          </table:table-cell>
          <table:table-cell office:value-type="float" office:value="-0.867138" calcext:value-type="float">
            <text:p>-0.867138</text:p>
          </table:table-cell>
          <table:table-cell office:value-type="float" office:value="-0.136568" calcext:value-type="float">
            <text:p>-0.136568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1.18209" calcext:value-type="float">
            <text:p>1.18209</text:p>
          </table:table-cell>
          <table:table-cell office:value-type="float" office:value="1.266491" calcext:value-type="float">
            <text:p>1.266491</text:p>
          </table:table-cell>
          <table:table-cell office:value-type="float" office:value="0.867138" calcext:value-type="float">
            <text:p>0.867138</text:p>
          </table:table-cell>
          <table:table-cell office:value-type="float" office:value="0.136568" calcext:value-type="float">
            <text:p>0.136568</text:p>
          </table:table-cell>
          <table:table-cell office:value-type="float" office:value="-0.646171" calcext:value-type="float">
            <text:p>-0.646171</text:p>
          </table:table-cell>
          <table:table-cell office:value-type="float" office:value="-1.182088" calcext:value-type="float">
            <text:p>-1.182088</text:p>
          </table:table-cell>
        </table:table-row>
        <table:table-row table:style-name="ro1">
          <table:table-cell office:value-type="float" office:value="-1.31446" calcext:value-type="float">
            <text:p>-1.31446</text:p>
          </table:table-cell>
          <table:table-cell office:value-type="float" office:value="-0.921838" calcext:value-type="float">
            <text:p>-0.921838</text:p>
          </table:table-cell>
          <table:table-cell office:value-type="float" office:value="-0.177104" calcext:value-type="float">
            <text:p>-0.177104</text:p>
          </table:table-cell>
          <table:table-cell office:value-type="float" office:value="0.635279" calcext:value-type="float">
            <text:p>0.635279</text:p>
          </table:table-cell>
          <table:table-cell office:value-type="float" office:value="1.205005" calcext:value-type="float">
            <text:p>1.205005</text:p>
          </table:table-cell>
          <table:table-cell office:value-type="float" office:value="1.314461" calcext:value-type="float">
            <text:p>1.314461</text:p>
          </table:table-cell>
          <table:table-cell office:value-type="float" office:value="0.921838" calcext:value-type="float">
            <text:p>0.921838</text:p>
          </table:table-cell>
          <table:table-cell office:value-type="float" office:value="0.177105" calcext:value-type="float">
            <text:p>0.177105</text:p>
          </table:table-cell>
          <table:table-cell office:value-type="float" office:value="-0.635279" calcext:value-type="float">
            <text:p>-0.635279</text:p>
          </table:table-cell>
          <table:table-cell office:value-type="float" office:value="-1.205004" calcext:value-type="float">
            <text:p>-1.205004</text:p>
          </table:table-cell>
        </table:table-row>
        <table:table-row table:style-name="ro1">
          <table:table-cell office:value-type="float" office:value="-1.35724" calcext:value-type="float">
            <text:p>-1.35724</text:p>
          </table:table-cell>
          <table:table-cell office:value-type="float" office:value="-0.972897" calcext:value-type="float">
            <text:p>-0.972897</text:p>
          </table:table-cell>
          <table:table-cell office:value-type="float" office:value="-0.216942" calcext:value-type="float">
            <text:p>-0.216942</text:p>
          </table:table-cell>
          <table:table-cell office:value-type="float" office:value="0.621882" calcext:value-type="float">
            <text:p>0.621882</text:p>
          </table:table-cell>
          <table:table-cell office:value-type="float" office:value="1.223165" calcext:value-type="float">
            <text:p>1.223165</text:p>
          </table:table-cell>
          <table:table-cell office:value-type="float" office:value="1.35724" calcext:value-type="float">
            <text:p>1.35724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0.21694" calcext:value-type="float">
            <text:p>0.21694</text:p>
          </table:table-cell>
          <table:table-cell office:value-type="float" office:value="-0.621881" calcext:value-type="float">
            <text:p>-0.621881</text:p>
          </table:table-cell>
          <table:table-cell office:value-type="float" office:value="-1.223164" calcext:value-type="float">
            <text:p>-1.223164</text:p>
          </table:table-cell>
        </table:table-row>
        <table:table-row table:style-name="ro1">
          <table:table-cell office:value-type="float" office:value="-1.394665" calcext:value-type="float">
            <text:p>-1.394665</text:p>
          </table:table-cell>
          <table:table-cell office:value-type="float" office:value="-1.020119" calcext:value-type="float">
            <text:p>-1.020119</text:p>
          </table:table-cell>
          <table:table-cell office:value-type="float" office:value="-0.255923" calcext:value-type="float">
            <text:p>-0.255923</text:p>
          </table:table-cell>
          <table:table-cell office:value-type="float" office:value="0.60603" calcext:value-type="float">
            <text:p>0.60603</text:p>
          </table:table-cell>
          <table:table-cell office:value-type="float" office:value="1.236497" calcext:value-type="float">
            <text:p>1.236497</text:p>
          </table:table-cell>
          <table:table-cell office:value-type="float" office:value="1.394665" calcext:value-type="float">
            <text:p>1.394665</text:p>
          </table:table-cell>
          <table:table-cell office:value-type="float" office:value="1.020119" calcext:value-type="float">
            <text:p>1.020119</text:p>
          </table:table-cell>
          <table:table-cell office:value-type="float" office:value="0.255922" calcext:value-type="float">
            <text:p>0.255922</text:p>
          </table:table-cell>
          <table:table-cell office:value-type="float" office:value="-0.606028" calcext:value-type="float">
            <text:p>-0.606028</text:p>
          </table:table-cell>
          <table:table-cell office:value-type="float" office:value="-1.236498" calcext:value-type="float">
            <text:p>-1.236498</text:p>
          </table:table-cell>
        </table:table-row>
        <table:table-row table:style-name="ro1">
          <table:table-cell office:value-type="float" office:value="-1.426584" calcext:value-type="float">
            <text:p>-1.426584</text:p>
          </table:table-cell>
          <table:table-cell office:value-type="float" office:value="-1.063314" calcext:value-type="float">
            <text:p>-1.063314</text:p>
          </table:table-cell>
          <table:table-cell office:value-type="float" office:value="-0.293894" calcext:value-type="float">
            <text:p>-0.293894</text:p>
          </table:table-cell>
          <table:table-cell office:value-type="float" office:value="0.587788" calcext:value-type="float">
            <text:p>0.587788</text:p>
          </table:table-cell>
          <table:table-cell office:value-type="float" office:value="1.24495" calcext:value-type="float">
            <text:p>1.24495</text:p>
          </table:table-cell>
          <table:table-cell office:value-type="float" office:value="1.426584" calcext:value-type="float">
            <text:p>1.426584</text:p>
          </table:table-cell>
          <table:table-cell office:value-type="float" office:value="1.063313" calcext:value-type="float">
            <text:p>1.063313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-0.587786" calcext:value-type="float">
            <text:p>-0.587786</text:p>
          </table:table-cell>
          <table:table-cell office:value-type="float" office:value="-1.244948" calcext:value-type="float">
            <text:p>-1.244948</text:p>
          </table:table-cell>
        </table:table-row>
        <table:table-row table:style-name="ro1">
          <table:table-cell office:value-type="float" office:value="-1.452875" calcext:value-type="float">
            <text:p>-1.452875</text:p>
          </table:table-cell>
          <table:table-cell office:value-type="float" office:value="-1.102313" calcext:value-type="float">
            <text:p>-1.102313</text:p>
          </table:table-cell>
          <table:table-cell office:value-type="float" office:value="-0.330705" calcext:value-type="float">
            <text:p>-0.330705</text:p>
          </table:table-cell>
          <table:table-cell office:value-type="float" office:value="0.567223" calcext:value-type="float">
            <text:p>0.567223</text:p>
          </table:table-cell>
          <table:table-cell office:value-type="float" office:value="1.248489" calcext:value-type="float">
            <text:p>1.248489</text:p>
          </table:table-cell>
          <table:table-cell office:value-type="float" office:value="1.452875" calcext:value-type="float">
            <text:p>1.452875</text:p>
          </table:table-cell>
          <table:table-cell office:value-type="float" office:value="1.102313" calcext:value-type="float">
            <text:p>1.102313</text:p>
          </table:table-cell>
          <table:table-cell office:value-type="float" office:value="0.330706" calcext:value-type="float">
            <text:p>0.330706</text:p>
          </table:table-cell>
          <table:table-cell office:value-type="float" office:value="-0.567224" calcext:value-type="float">
            <text:p>-0.567224</text:p>
          </table:table-cell>
          <table:table-cell office:value-type="float" office:value="-1.248488" calcext:value-type="float">
            <text:p>-1.248488</text:p>
          </table:table-cell>
        </table:table-row>
        <table:table-row table:style-name="ro1">
          <table:table-cell office:value-type="float" office:value="-1.473431" calcext:value-type="float">
            <text:p>-1.473431</text:p>
          </table:table-cell>
          <table:table-cell office:value-type="float" office:value="-1.136961" calcext:value-type="float">
            <text:p>-1.136961</text:p>
          </table:table-cell>
          <table:table-cell office:value-type="float" office:value="-0.366211" calcext:value-type="float">
            <text:p>-0.366211</text:p>
          </table:table-cell>
          <table:table-cell office:value-type="float" office:value="0.544423" calcext:value-type="float">
            <text:p>0.544423</text:p>
          </table:table-cell>
          <table:table-cell office:value-type="float" office:value="1.247102" calcext:value-type="float">
            <text:p>1.247102</text:p>
          </table:table-cell>
          <table:table-cell office:value-type="float" office:value="1.47343" calcext:value-type="float">
            <text:p>1.47343</text:p>
          </table:table-cell>
          <table:table-cell office:value-type="float" office:value="1.136961" calcext:value-type="float">
            <text:p>1.136961</text:p>
          </table:table-cell>
          <table:table-cell office:value-type="float" office:value="0.366209" calcext:value-type="float">
            <text:p>0.366209</text:p>
          </table:table-cell>
          <table:table-cell office:value-type="float" office:value="-0.544422" calcext:value-type="float">
            <text:p>-0.544422</text:p>
          </table:table-cell>
          <table:table-cell office:value-type="float" office:value="-1.247101" calcext:value-type="float">
            <text:p>-1.247101</text:p>
          </table:table-cell>
        </table:table-row>
        <table:table-row table:style-name="ro1">
          <table:table-cell office:value-type="float" office:value="-1.488172" calcext:value-type="float">
            <text:p>-1.488172</text:p>
          </table:table-cell>
          <table:table-cell office:value-type="float" office:value="-1.167122" calcext:value-type="float">
            <text:p>-1.167122</text:p>
          </table:table-cell>
          <table:table-cell office:value-type="float" office:value="-0.400272" calcext:value-type="float">
            <text:p>-0.400272</text:p>
          </table:table-cell>
          <table:table-cell office:value-type="float" office:value="0.519471" calcext:value-type="float">
            <text:p>0.519471</text:p>
          </table:table-cell>
          <table:table-cell office:value-type="float" office:value="1.240792" calcext:value-type="float">
            <text:p>1.240792</text:p>
          </table:table-cell>
          <table:table-cell office:value-type="float" office:value="1.488172" calcext:value-type="float">
            <text:p>1.488172</text:p>
          </table:table-cell>
          <table:table-cell office:value-type="float" office:value="1.167123" calcext:value-type="float">
            <text:p>1.167123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-0.51947" calcext:value-type="float">
            <text:p>-0.51947</text:p>
          </table:table-cell>
          <table:table-cell office:value-type="float" office:value="-1.240792" calcext:value-type="float">
            <text:p>-1.240792</text:p>
          </table:table-cell>
        </table:table-row>
        <table:table-row table:style-name="ro1">
          <table:table-cell office:value-type="float" office:value="-1.49704" calcext:value-type="float">
            <text:p>-1.49704</text:p>
          </table:table-cell>
          <table:table-cell office:value-type="float" office:value="-1.192678" calcext:value-type="float">
            <text:p>-1.192678</text:p>
          </table:table-cell>
          <table:table-cell office:value-type="float" office:value="-0.432753" calcext:value-type="float">
            <text:p>-0.432753</text:p>
          </table:table-cell>
          <table:table-cell office:value-type="float" office:value="0.492472" calcext:value-type="float">
            <text:p>0.492472</text:p>
          </table:table-cell>
          <table:table-cell office:value-type="float" office:value="1.229585" calcext:value-type="float">
            <text:p>1.229585</text:p>
          </table:table-cell>
          <table:table-cell office:value-type="float" office:value="1.49704" calcext:value-type="float">
            <text:p>1.49704</text:p>
          </table:table-cell>
          <table:table-cell office:value-type="float" office:value="1.192676" calcext:value-type="float">
            <text:p>1.192676</text:p>
          </table:table-cell>
          <table:table-cell office:value-type="float" office:value="0.432753" calcext:value-type="float">
            <text:p>0.432753</text:p>
          </table:table-cell>
          <table:table-cell office:value-type="float" office:value="-0.492471" calcext:value-type="float">
            <text:p>-0.492471</text:p>
          </table:table-cell>
          <table:table-cell office:value-type="float" office:value="-1.229584" calcext:value-type="float">
            <text:p>-1.229584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1.213526" calcext:value-type="float">
            <text:p>-1.213526</text:p>
          </table:table-cell>
          <table:table-cell office:value-type="float" office:value="-0.463526" calcext:value-type="float">
            <text:p>-0.463526</text:p>
          </table:table-cell>
          <table:table-cell office:value-type="float" office:value="0.463527" calcext:value-type="float">
            <text:p>0.463527</text:p>
          </table:table-cell>
          <table:table-cell office:value-type="float" office:value="1.213526" calcext:value-type="float">
            <text:p>1.213526</text:p>
          </table:table-cell>
          <table:table-cell office:value-type="float" office:value="1.5" calcext:value-type="float">
            <text:p>1.5</text:p>
          </table:table-cell>
          <table:table-cell office:value-type="float" office:value="1.213525" calcext:value-type="float">
            <text:p>1.213525</text:p>
          </table:table-cell>
          <table:table-cell office:value-type="float" office:value="0.463528" calcext:value-type="float">
            <text:p>0.463528</text:p>
          </table:table-cell>
          <table:table-cell office:value-type="float" office:value="-0.463528" calcext:value-type="float">
            <text:p>-0.463528</text:p>
          </table:table-cell>
          <table:table-cell office:value-type="float" office:value="-1.213525" calcext:value-type="float">
            <text:p>-1.213525</text:p>
          </table:table-cell>
        </table:table-row>
        <table:table-row table:style-name="ro1">
          <table:table-cell office:value-type="float" office:value="-1.49704" calcext:value-type="float">
            <text:p>-1.49704</text:p>
          </table:table-cell>
          <table:table-cell office:value-type="float" office:value="-1.229586" calcext:value-type="float">
            <text:p>-1.229586</text:p>
          </table:table-cell>
          <table:table-cell office:value-type="float" office:value="-0.492472" calcext:value-type="float">
            <text:p>-0.492472</text:p>
          </table:table-cell>
          <table:table-cell office:value-type="float" office:value="0.432752" calcext:value-type="float">
            <text:p>0.432752</text:p>
          </table:table-cell>
          <table:table-cell office:value-type="float" office:value="1.192677" calcext:value-type="float">
            <text:p>1.192677</text:p>
          </table:table-cell>
          <table:table-cell office:value-type="float" office:value="1.49704" calcext:value-type="float">
            <text:p>1.49704</text:p>
          </table:table-cell>
          <table:table-cell office:value-type="float" office:value="1.229584" calcext:value-type="float">
            <text:p>1.229584</text:p>
          </table:table-cell>
          <table:table-cell office:value-type="float" office:value="0.492471" calcext:value-type="float">
            <text:p>0.492471</text:p>
          </table:table-cell>
          <table:table-cell office:value-type="float" office:value="-0.432753" calcext:value-type="float">
            <text:p>-0.432753</text:p>
          </table:table-cell>
          <table:table-cell office:value-type="float" office:value="-1.192676" calcext:value-type="float">
            <text:p>-1.192676</text:p>
          </table:table-cell>
        </table:table-row>
        <table:table-row table:style-name="ro1">
          <table:table-cell office:value-type="float" office:value="-1.488172" calcext:value-type="float">
            <text:p>-1.488172</text:p>
          </table:table-cell>
          <table:table-cell office:value-type="float" office:value="-1.240791" calcext:value-type="float">
            <text:p>-1.240791</text:p>
          </table:table-cell>
          <table:table-cell office:value-type="float" office:value="-0.519472" calcext:value-type="float">
            <text:p>-0.519472</text:p>
          </table:table-cell>
          <table:table-cell office:value-type="float" office:value="0.400273" calcext:value-type="float">
            <text:p>0.400273</text:p>
          </table:table-cell>
          <table:table-cell office:value-type="float" office:value="1.167123" calcext:value-type="float">
            <text:p>1.167123</text:p>
          </table:table-cell>
          <table:table-cell office:value-type="float" office:value="1.488172" calcext:value-type="float">
            <text:p>1.488172</text:p>
          </table:table-cell>
          <table:table-cell office:value-type="float" office:value="1.240792" calcext:value-type="float">
            <text:p>1.240792</text:p>
          </table:table-cell>
          <table:table-cell office:value-type="float" office:value="0.51947" calcext:value-type="float">
            <text:p>0.51947</text:p>
          </table:table-cell>
          <table:table-cell office:value-type="float" office:value="-0.400272" calcext:value-type="float">
            <text:p>-0.400272</text:p>
          </table:table-cell>
          <table:table-cell office:value-type="float" office:value="-1.167122" calcext:value-type="float">
            <text:p>-1.167122</text:p>
          </table:table-cell>
        </table:table-row>
        <table:table-row table:style-name="ro1">
          <table:table-cell office:value-type="float" office:value="-1.473431" calcext:value-type="float">
            <text:p>-1.473431</text:p>
          </table:table-cell>
          <table:table-cell office:value-type="float" office:value="-1.247101" calcext:value-type="float">
            <text:p>-1.247101</text:p>
          </table:table-cell>
          <table:table-cell office:value-type="float" office:value="-0.544422" calcext:value-type="float">
            <text:p>-0.544422</text:p>
          </table:table-cell>
          <table:table-cell office:value-type="float" office:value="0.36621" calcext:value-type="float">
            <text:p>0.36621</text:p>
          </table:table-cell>
          <table:table-cell office:value-type="float" office:value="1.13696" calcext:value-type="float">
            <text:p>1.13696</text:p>
          </table:table-cell>
          <table:table-cell office:value-type="float" office:value="1.47343" calcext:value-type="float">
            <text:p>1.47343</text:p>
          </table:table-cell>
          <table:table-cell office:value-type="float" office:value="1.247101" calcext:value-type="float">
            <text:p>1.247101</text:p>
          </table:table-cell>
          <table:table-cell office:value-type="float" office:value="0.544421" calcext:value-type="float">
            <text:p>0.544421</text:p>
          </table:table-cell>
          <table:table-cell office:value-type="float" office:value="-0.366209" calcext:value-type="float">
            <text:p>-0.366209</text:p>
          </table:table-cell>
          <table:table-cell office:value-type="float" office:value="-1.136961" calcext:value-type="float">
            <text:p>-1.136961</text:p>
          </table:table-cell>
        </table:table-row>
        <table:table-row table:style-name="ro1">
          <table:table-cell office:value-type="float" office:value="-1.452875" calcext:value-type="float">
            <text:p>-1.452875</text:p>
          </table:table-cell>
          <table:table-cell office:value-type="float" office:value="-1.248488" calcext:value-type="float">
            <text:p>-1.248488</text:p>
          </table:table-cell>
          <table:table-cell office:value-type="float" office:value="-0.567224" calcext:value-type="float">
            <text:p>-0.567224</text:p>
          </table:table-cell>
          <table:table-cell office:value-type="float" office:value="0.330706" calcext:value-type="float">
            <text:p>0.330706</text:p>
          </table:table-cell>
          <table:table-cell office:value-type="float" office:value="1.102313" calcext:value-type="float">
            <text:p>1.102313</text:p>
          </table:table-cell>
          <table:table-cell office:value-type="float" office:value="1.452875" calcext:value-type="float">
            <text:p>1.452875</text:p>
          </table:table-cell>
          <table:table-cell office:value-type="float" office:value="1.248488" calcext:value-type="float">
            <text:p>1.248488</text:p>
          </table:table-cell>
          <table:table-cell office:value-type="float" office:value="0.567224" calcext:value-type="float">
            <text:p>0.567224</text:p>
          </table:table-cell>
          <table:table-cell office:value-type="float" office:value="-0.330706" calcext:value-type="float">
            <text:p>-0.330706</text:p>
          </table:table-cell>
          <table:table-cell office:value-type="float" office:value="-1.102313" calcext:value-type="float">
            <text:p>-1.102313</text:p>
          </table:table-cell>
        </table:table-row>
        <table:table-row table:style-name="ro1">
          <table:table-cell office:value-type="float" office:value="-1.426584" calcext:value-type="float">
            <text:p>-1.426584</text:p>
          </table:table-cell>
          <table:table-cell office:value-type="float" office:value="-1.244949" calcext:value-type="float">
            <text:p>-1.244949</text:p>
          </table:table-cell>
          <table:table-cell office:value-type="float" office:value="-0.587787" calcext:value-type="float">
            <text:p>-0.587787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1.063313" calcext:value-type="float">
            <text:p>1.063313</text:p>
          </table:table-cell>
          <table:table-cell office:value-type="float" office:value="1.426584" calcext:value-type="float">
            <text:p>1.426584</text:p>
          </table:table-cell>
          <table:table-cell office:value-type="float" office:value="1.244949" calcext:value-type="float">
            <text:p>1.244949</text:p>
          </table:table-cell>
          <table:table-cell office:value-type="float" office:value="0.587788" calcext:value-type="float">
            <text:p>0.587788</text:p>
          </table:table-cell>
          <table:table-cell office:value-type="float" office:value="-0.293894" calcext:value-type="float">
            <text:p>-0.293894</text:p>
          </table:table-cell>
          <table:table-cell office:value-type="float" office:value="-1.063313" calcext:value-type="float">
            <text:p>-1.063313</text:p>
          </table:table-cell>
        </table:table-row>
        <table:table-row table:style-name="ro1">
          <table:table-cell office:value-type="float" office:value="-1.394665" calcext:value-type="float">
            <text:p>-1.394665</text:p>
          </table:table-cell>
          <table:table-cell office:value-type="float" office:value="-1.236496" calcext:value-type="float">
            <text:p>-1.236496</text:p>
          </table:table-cell>
          <table:table-cell office:value-type="float" office:value="-0.606031" calcext:value-type="float">
            <text:p>-0.606031</text:p>
          </table:table-cell>
          <table:table-cell office:value-type="float" office:value="0.255923" calcext:value-type="float">
            <text:p>0.255923</text:p>
          </table:table-cell>
          <table:table-cell office:value-type="float" office:value="1.020119" calcext:value-type="float">
            <text:p>1.020119</text:p>
          </table:table-cell>
          <table:table-cell office:value-type="float" office:value="1.394665" calcext:value-type="float">
            <text:p>1.394665</text:p>
          </table:table-cell>
          <table:table-cell office:value-type="float" office:value="1.236497" calcext:value-type="float">
            <text:p>1.236497</text:p>
          </table:table-cell>
          <table:table-cell office:value-type="float" office:value="0.606028" calcext:value-type="float">
            <text:p>0.606028</text:p>
          </table:table-cell>
          <table:table-cell office:value-type="float" office:value="-0.255922" calcext:value-type="float">
            <text:p>-0.255922</text:p>
          </table:table-cell>
          <table:table-cell office:value-type="float" office:value="-1.020119" calcext:value-type="float">
            <text:p>-1.020119</text:p>
          </table:table-cell>
        </table:table-row>
        <table:table-row table:style-name="ro1">
          <table:table-cell office:value-type="float" office:value="-1.35724" calcext:value-type="float">
            <text:p>-1.35724</text:p>
          </table:table-cell>
          <table:table-cell office:value-type="float" office:value="-1.223164" calcext:value-type="float">
            <text:p>-1.223164</text:p>
          </table:table-cell>
          <table:table-cell office:value-type="float" office:value="-0.621882" calcext:value-type="float">
            <text:p>-0.621882</text:p>
          </table:table-cell>
          <table:table-cell office:value-type="float" office:value="0.216941" calcext:value-type="float">
            <text:p>0.216941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1.357241" calcext:value-type="float">
            <text:p>1.357241</text:p>
          </table:table-cell>
          <table:table-cell office:value-type="float" office:value="1.223164" calcext:value-type="float">
            <text:p>1.223164</text:p>
          </table:table-cell>
          <table:table-cell office:value-type="float" office:value="0.621881" calcext:value-type="float">
            <text:p>0.621881</text:p>
          </table:table-cell>
          <table:table-cell office:value-type="float" office:value="-0.21694" calcext:value-type="float">
            <text:p>-0.21694</text:p>
          </table:table-cell>
          <table:table-cell office:value-type="float" office:value="-0.972897" calcext:value-type="float">
            <text:p>-0.972897</text:p>
          </table:table-cell>
        </table:table-row>
        <table:table-row table:style-name="ro1">
          <table:table-cell office:value-type="float" office:value="-1.31446" calcext:value-type="float">
            <text:p>-1.31446</text:p>
          </table:table-cell>
          <table:table-cell office:value-type="float" office:value="-1.205004" calcext:value-type="float">
            <text:p>-1.205004</text:p>
          </table:table-cell>
          <table:table-cell office:value-type="float" office:value="-0.63528" calcext:value-type="float">
            <text:p>-0.63528</text:p>
          </table:table-cell>
          <table:table-cell office:value-type="float" office:value="0.177105" calcext:value-type="float">
            <text:p>0.177105</text:p>
          </table:table-cell>
          <table:table-cell office:value-type="float" office:value="0.921838" calcext:value-type="float">
            <text:p>0.921838</text:p>
          </table:table-cell>
          <table:table-cell office:value-type="float" office:value="1.314461" calcext:value-type="float">
            <text:p>1.314461</text:p>
          </table:table-cell>
          <table:table-cell office:value-type="float" office:value="1.205003" calcext:value-type="float">
            <text:p>1.205003</text:p>
          </table:table-cell>
          <table:table-cell office:value-type="float" office:value="0.635279" calcext:value-type="float">
            <text:p>0.635279</text:p>
          </table:table-cell>
          <table:table-cell office:value-type="float" office:value="-0.177105" calcext:value-type="float">
            <text:p>-0.177105</text:p>
          </table:table-cell>
          <table:table-cell office:value-type="float" office:value="-0.921838" calcext:value-type="float">
            <text:p>-0.921838</text:p>
          </table:table-cell>
        </table:table-row>
        <table:table-row table:style-name="ro1">
          <table:table-cell office:value-type="float" office:value="-1.266491" calcext:value-type="float">
            <text:p>-1.266491</text:p>
          </table:table-cell>
          <table:table-cell office:value-type="float" office:value="-1.182089" calcext:value-type="float">
            <text:p>-1.182089</text:p>
          </table:table-cell>
          <table:table-cell office:value-type="float" office:value="-0.646169" calcext:value-type="float">
            <text:p>-0.646169</text:p>
          </table:table-cell>
          <table:table-cell office:value-type="float" office:value="0.136567" calcext:value-type="float">
            <text:p>0.136567</text:p>
          </table:table-cell>
          <table:table-cell office:value-type="float" office:value="0.867138" calcext:value-type="float">
            <text:p>0.867138</text:p>
          </table:table-cell>
          <table:table-cell office:value-type="float" office:value="1.266491" calcext:value-type="float">
            <text:p>1.266491</text:p>
          </table:table-cell>
          <table:table-cell office:value-type="float" office:value="1.182088" calcext:value-type="float">
            <text:p>1.182088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-0.136568" calcext:value-type="float">
            <text:p>-0.136568</text:p>
          </table:table-cell>
          <table:table-cell office:value-type="float" office:value="-0.867138" calcext:value-type="float">
            <text:p>-0.867138</text:p>
          </table:table-cell>
        </table:table-row>
        <table:table-row table:style-name="ro1">
          <table:table-cell office:value-type="float" office:value="-1.213526" calcext:value-type="float">
            <text:p>-1.213526</text:p>
          </table:table-cell>
          <table:table-cell office:value-type="float" office:value="-1.154508" calcext:value-type="float">
            <text:p>-1.154508</text:p>
          </table:table-cell>
          <table:table-cell office:value-type="float" office:value="-0.65451" calcext:value-type="float">
            <text:p>-0.65451</text:p>
          </table:table-cell>
          <table:table-cell office:value-type="float" office:value="0.095494" calcext:value-type="float">
            <text:p>0.095494</text:p>
          </table:table-cell>
          <table:table-cell office:value-type="float" office:value="0.809018" calcext:value-type="float">
            <text:p>0.809018</text:p>
          </table:table-cell>
          <table:table-cell office:value-type="float" office:value="1.213525" calcext:value-type="float">
            <text:p>1.213525</text:p>
          </table:table-cell>
          <table:table-cell office:value-type="float" office:value="1.154509" calcext:value-type="float">
            <text:p>1.154509</text:p>
          </table:table-cell>
          <table:table-cell office:value-type="float" office:value="0.654508" calcext:value-type="float">
            <text:p>0.654508</text:p>
          </table:table-cell>
          <table:table-cell office:value-type="float" office:value="-0.095493" calcext:value-type="float">
            <text:p>-0.095493</text:p>
          </table:table-cell>
          <table:table-cell office:value-type="float" office:value="-0.809018" calcext:value-type="float">
            <text:p>-0.809018</text:p>
          </table:table-cell>
        </table:table-row>
        <table:table-row table:style-name="ro1">
          <table:table-cell office:value-type="float" office:value="-1.155769" calcext:value-type="float">
            <text:p>-1.155769</text:p>
          </table:table-cell>
          <table:table-cell office:value-type="float" office:value="-1.122371" calcext:value-type="float">
            <text:p>-1.122371</text:p>
          </table:table-cell>
          <table:table-cell office:value-type="float" office:value="-0.660266" calcext:value-type="float">
            <text:p>-0.660266</text:p>
          </table:table-cell>
          <table:table-cell office:value-type="float" office:value="0.05404" calcext:value-type="float">
            <text:p>0.05404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1.155768" calcext:value-type="float">
            <text:p>1.155768</text:p>
          </table:table-cell>
          <table:table-cell office:value-type="float" office:value="1.122371" calcext:value-type="float">
            <text:p>1.122371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-0.054039" calcext:value-type="float">
            <text:p>-0.054039</text:p>
          </table:table-cell>
          <table:table-cell office:value-type="float" office:value="-0.747703" calcext:value-type="float">
            <text:p>-0.747703</text:p>
          </table:table-cell>
        </table:table-row>
        <table:table-row table:style-name="ro1">
          <table:table-cell office:value-type="float" office:value="-1.093453" calcext:value-type="float">
            <text:p>-1.093453</text:p>
          </table:table-cell>
          <table:table-cell office:value-type="float" office:value="-1.085807" calcext:value-type="float">
            <text:p>-1.085807</text:p>
          </table:table-cell>
          <table:table-cell office:value-type="float" office:value="-0.663419" calcext:value-type="float">
            <text:p>-0.663419</text:p>
          </table:table-cell>
          <table:table-cell office:value-type="float" office:value="0.012376" calcext:value-type="float">
            <text:p>0.012376</text:p>
          </table:table-cell>
          <table:table-cell office:value-type="float" office:value="0.68344" calcext:value-type="float">
            <text:p>0.68344</text:p>
          </table:table-cell>
          <table:table-cell office:value-type="float" office:value="1.093454" calcext:value-type="float">
            <text:p>1.093454</text:p>
          </table:table-cell>
          <table:table-cell office:value-type="float" office:value="1.085804" calcext:value-type="float">
            <text:p>1.085804</text:p>
          </table:table-cell>
          <table:table-cell office:value-type="float" office:value="0.663418" calcext:value-type="float">
            <text:p>0.663418</text:p>
          </table:table-cell>
          <table:table-cell office:value-type="float" office:value="-0.012375" calcext:value-type="float">
            <text:p>-0.012375</text:p>
          </table:table-cell>
          <table:table-cell office:value-type="float" office:value="-0.68344" calcext:value-type="float">
            <text:p>-0.68344</text:p>
          </table:table-cell>
        </table:table-row>
        <table:table-row table:style-name="ro1">
          <table:table-cell office:value-type="float" office:value="-1.02682" calcext:value-type="float">
            <text:p>-1.02682</text:p>
          </table:table-cell>
          <table:table-cell office:value-type="float" office:value="-1.044953" calcext:value-type="float">
            <text:p>-1.044953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0.029339" calcext:value-type="float">
            <text:p>-0.029339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1.026819" calcext:value-type="float">
            <text:p>1.026819</text:p>
          </table:table-cell>
          <table:table-cell office:value-type="float" office:value="1.044953" calcext:value-type="float">
            <text:p>1.044953</text:p>
          </table:table-cell>
          <table:table-cell office:value-type="float" office:value="0.663952" calcext:value-type="float">
            <text:p>0.663952</text:p>
          </table:table-cell>
          <table:table-cell office:value-type="float" office:value="0.029339" calcext:value-type="float">
            <text:p>0.029339</text:p>
          </table:table-cell>
          <table:table-cell office:value-type="float" office:value="-0.616477" calcext:value-type="float">
            <text:p>-0.616477</text:p>
          </table:table-cell>
        </table:table-row>
        <table:table-row table:style-name="ro1">
          <table:table-cell office:value-type="float" office:value="-0.956136" calcext:value-type="float">
            <text:p>-0.956136</text:p>
          </table:table-cell>
          <table:table-cell office:value-type="float" office:value="-0.99998" calcext:value-type="float">
            <text:p>-0.99998</text:p>
          </table:table-cell>
          <table:table-cell office:value-type="float" office:value="-0.661864" calcext:value-type="float">
            <text:p>-0.661864</text:p>
          </table:table-cell>
          <table:table-cell office:value-type="float" office:value="-0.070937" calcext:value-type="float">
            <text:p>-0.070937</text:p>
          </table:table-cell>
          <table:table-cell office:value-type="float" office:value="0.547083" calcext:value-type="float">
            <text:p>0.547083</text:p>
          </table:table-cell>
          <table:table-cell office:value-type="float" office:value="0.956137" calcext:value-type="float">
            <text:p>0.956137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661862" calcext:value-type="float">
            <text:p>0.661862</text:p>
          </table:table-cell>
          <table:table-cell office:value-type="float" office:value="0.070937" calcext:value-type="float">
            <text:p>0.070937</text:p>
          </table:table-cell>
          <table:table-cell office:value-type="float" office:value="-0.547084" calcext:value-type="float">
            <text:p>-0.547084</text:p>
          </table:table-cell>
        </table:table-row>
        <table:table-row table:style-name="ro1">
          <table:table-cell office:value-type="float" office:value="-0.881677" calcext:value-type="float">
            <text:p>-0.881677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-0.657164" calcext:value-type="float">
            <text:p>-0.657164</text:p>
          </table:table-cell>
          <table:table-cell office:value-type="float" office:value="-0.112256" calcext:value-type="float">
            <text:p>-0.112256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0.881678" calcext:value-type="float">
            <text:p>0.881678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112257" calcext:value-type="float">
            <text:p>0.112257</text:p>
          </table:table-cell>
          <table:table-cell office:value-type="float" office:value="-0.475528" calcext:value-type="float">
            <text:p>-0.475528</text:p>
          </table:table-cell>
        </table:table-row>
        <table:table-row table:style-name="ro1">
          <table:table-cell office:value-type="float" office:value="-0.803741" calcext:value-type="float">
            <text:p>-0.803741</text:p>
          </table:table-cell>
          <table:table-cell office:value-type="float" office:value="-0.898383" calcext:value-type="float">
            <text:p>-0.898383</text:p>
          </table:table-cell>
          <table:table-cell office:value-type="float" office:value="-0.649872" calcext:value-type="float">
            <text:p>-0.649872</text:p>
          </table:table-cell>
          <table:table-cell office:value-type="float" office:value="-0.153131" calcext:value-type="float">
            <text:p>-0.153131</text:p>
          </table:table-cell>
          <table:table-cell office:value-type="float" office:value="0.4021" calcext:value-type="float">
            <text:p>0.4021</text:p>
          </table:table-cell>
          <table:table-cell office:value-type="float" office:value="0.803742" calcext:value-type="float">
            <text:p>0.803742</text:p>
          </table:table-cell>
          <table:table-cell office:value-type="float" office:value="0.89838" calcext:value-type="float">
            <text:p>0.89838</text:p>
          </table:table-cell>
          <table:table-cell office:value-type="float" office:value="0.649872" calcext:value-type="float">
            <text:p>0.649872</text:p>
          </table:table-cell>
          <table:table-cell office:value-type="float" office:value="0.153131" calcext:value-type="float">
            <text:p>0.153131</text:p>
          </table:table-cell>
          <table:table-cell office:value-type="float" office:value="-0.4021" calcext:value-type="float">
            <text:p>-0.4021</text:p>
          </table:table-cell>
        </table:table-row>
        <table:table-row table:style-name="ro1">
          <table:table-cell office:value-type="float" office:value="-0.72263" calcext:value-type="float">
            <text:p>-0.72263</text:p>
          </table:table-cell>
          <table:table-cell office:value-type="float" office:value="-0.84216" calcext:value-type="float">
            <text:p>-0.84216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0.327081" calcext:value-type="float">
            <text:p>0.327081</text:p>
          </table:table-cell>
          <table:table-cell office:value-type="float" office:value="0.722629" calcext:value-type="float">
            <text:p>0.722629</text:p>
          </table:table-cell>
          <table:table-cell office:value-type="float" office:value="0.842159" calcext:value-type="float">
            <text:p>0.842159</text:p>
          </table:table-cell>
          <table:table-cell office:value-type="float" office:value="0.640015" calcext:value-type="float">
            <text:p>0.640015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-0.327081" calcext:value-type="float">
            <text:p>-0.327081</text:p>
          </table:table-cell>
        </table:table-row>
        <table:table-row table:style-name="ro1">
          <table:table-cell office:value-type="float" office:value="-0.63867" calcext:value-type="float">
            <text:p>-0.63867</text:p>
          </table:table-cell>
          <table:table-cell office:value-type="float" office:value="-0.782618" calcext:value-type="float">
            <text:p>-0.782618</text:p>
          </table:table-cell>
          <table:table-cell office:value-type="float" office:value="-0.627631" calcext:value-type="float">
            <text:p>-0.627631</text:p>
          </table:table-cell>
          <table:table-cell office:value-type="float" office:value="-0.23291" calcext:value-type="float">
            <text:p>-0.23291</text:p>
          </table:table-cell>
          <table:table-cell office:value-type="float" office:value="0.250774" calcext:value-type="float">
            <text:p>0.250774</text:p>
          </table:table-cell>
          <table:table-cell office:value-type="float" office:value="0.638669" calcext:value-type="float">
            <text:p>0.63866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0.23291" calcext:value-type="float">
            <text:p>0.23291</text:p>
          </table:table-cell>
          <table:table-cell office:value-type="float" office:value="-0.250774" calcext:value-type="float">
            <text:p>-0.250774</text:p>
          </table:table-cell>
        </table:table-row>
        <table:table-row table:style-name="ro1">
          <table:table-cell office:value-type="float" office:value="-0.552186" calcext:value-type="float">
            <text:p>-0.552186</text:p>
          </table:table-cell>
          <table:table-cell office:value-type="float" office:value="-0.719982" calcext:value-type="float">
            <text:p>-0.719982</text:p>
          </table:table-cell>
          <table:table-cell office:value-type="float" office:value="-0.612771" calcext:value-type="float">
            <text:p>-0.612771</text:p>
          </table:table-cell>
          <table:table-cell office:value-type="float" office:value="-0.271499" calcext:value-type="float">
            <text:p>-0.271499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0.552186" calcext:value-type="float">
            <text:p>0.552186</text:p>
          </table:table-cell>
          <table:table-cell office:value-type="float" office:value="0.719983" calcext:value-type="float">
            <text:p>0.719983</text:p>
          </table:table-cell>
          <table:table-cell office:value-type="float" office:value="0.612769" calcext:value-type="float">
            <text:p>0.612769</text:p>
          </table:table-cell>
          <table:table-cell office:value-type="float" office:value="0.271499" calcext:value-type="float">
            <text:p>0.271499</text:p>
          </table:table-cell>
          <table:table-cell office:value-type="float" office:value="-0.173475" calcext:value-type="float">
            <text:p>-0.173475</text:p>
          </table:table-cell>
        </table:table-row>
        <table:table-row table:style-name="ro1">
          <table:table-cell office:value-type="float" office:value="-0.463526" calcext:value-type="float">
            <text:p>-0.463526</text:p>
          </table:table-cell>
          <table:table-cell office:value-type="float" office:value="-0.65451" calcext:value-type="float">
            <text:p>-0.65451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0.095494" calcext:value-type="float">
            <text:p>0.095494</text:p>
          </table:table-cell>
          <table:table-cell office:value-type="float" office:value="0.463528" calcext:value-type="float">
            <text:p>0.463528</text:p>
          </table:table-cell>
          <table:table-cell office:value-type="float" office:value="0.654508" calcext:value-type="float">
            <text:p>0.654508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-0.095495" calcext:value-type="float">
            <text:p>-0.095495</text:p>
          </table:table-cell>
        </table:table-row>
        <table:table-row table:style-name="ro1">
          <table:table-cell office:value-type="float" office:value="-0.373034" calcext:value-type="float">
            <text:p>-0.373034</text:p>
          </table:table-cell>
          <table:table-cell office:value-type="float" office:value="-0.58645" calcext:value-type="float">
            <text:p>-0.58645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0.017133" calcext:value-type="float">
            <text:p>0.017133</text:p>
          </table:table-cell>
          <table:table-cell office:value-type="float" office:value="0.373034" calcext:value-type="float">
            <text:p>0.373034</text:p>
          </table:table-cell>
          <table:table-cell office:value-type="float" office:value="0.586449" calcext:value-type="float">
            <text:p>0.586449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-0.017133" calcext:value-type="float">
            <text:p>-0.017133</text:p>
          </table:table-cell>
        </table:table-row>
        <table:table-row table:style-name="ro1">
          <table:table-cell office:value-type="float" office:value="-0.281075" calcext:value-type="float">
            <text:p>-0.281075</text:p>
          </table:table-cell>
          <table:table-cell office:value-type="float" office:value="-0.516081" calcext:value-type="float">
            <text:p>-0.516081</text:p>
          </table:table-cell>
          <table:table-cell office:value-type="float" office:value="-0.553962" calcext:value-type="float">
            <text:p>-0.553962</text:p>
          </table:table-cell>
          <table:table-cell office:value-type="float" office:value="-0.380248" calcext:value-type="float">
            <text:p>-0.380248</text:p>
          </table:table-cell>
          <table:table-cell office:value-type="float" office:value="-0.061293" calcext:value-type="float">
            <text:p>-0.061293</text:p>
          </table:table-cell>
          <table:table-cell office:value-type="float" office:value="0.281076" calcext:value-type="float">
            <text:p>0.281076</text:p>
          </table:table-cell>
          <table:table-cell office:value-type="float" office:value="0.51608" calcext:value-type="float">
            <text:p>0.51608</text:p>
          </table:table-cell>
          <table:table-cell office:value-type="float" office:value="0.553962" calcext:value-type="float">
            <text:p>0.553962</text:p>
          </table:table-cell>
          <table:table-cell office:value-type="float" office:value="0.380248" calcext:value-type="float">
            <text:p>0.380248</text:p>
          </table:table-cell>
          <table:table-cell office:value-type="float" office:value="0.061293" calcext:value-type="float">
            <text:p>0.061293</text:p>
          </table:table-cell>
        </table:table-row>
        <table:table-row table:style-name="ro1">
          <table:table-cell office:value-type="float" office:value="-0.187999" calcext:value-type="float">
            <text:p>-0.187999</text:p>
          </table:table-cell>
          <table:table-cell office:value-type="float" office:value="-0.443669" calcext:value-type="float">
            <text:p>-0.443669</text:p>
          </table:table-cell>
          <table:table-cell office:value-type="float" office:value="-0.529874" calcext:value-type="float">
            <text:p>-0.529874</text:p>
          </table:table-cell>
          <table:table-cell office:value-type="float" office:value="-0.413683" calcext:value-type="float">
            <text:p>-0.413683</text:p>
          </table:table-cell>
          <table:table-cell office:value-type="float" office:value="-0.13948" calcext:value-type="float">
            <text:p>-0.13948</text:p>
          </table:table-cell>
          <table:table-cell office:value-type="float" office:value="0.188001" calcext:value-type="float">
            <text:p>0.188001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529873" calcext:value-type="float">
            <text:p>0.529873</text:p>
          </table:table-cell>
          <table:table-cell office:value-type="float" office:value="0.413683" calcext:value-type="float">
            <text:p>0.413683</text:p>
          </table:table-cell>
          <table:table-cell office:value-type="float" office:value="0.139479" calcext:value-type="float">
            <text:p>0.139479</text:p>
          </table:table-cell>
        </table:table-row>
        <table:table-row table:style-name="ro1">
          <table:table-cell office:value-type="float" office:value="-0.094189" calcext:value-type="float">
            <text:p>-0.094189</text:p>
          </table:table-cell>
          <table:table-cell office:value-type="float" office:value="-0.369512" calcext:value-type="float">
            <text:p>-0.369512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217112" calcext:value-type="float">
            <text:p>-0.217112</text:p>
          </table:table-cell>
          <table:table-cell office:value-type="float" office:value="0.094188" calcext:value-type="float">
            <text:p>0.094188</text:p>
          </table:table-cell>
          <table:table-cell office:value-type="float" office:value="0.36951" calcext:value-type="float">
            <text:p>0.36951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445484" calcext:value-type="float">
            <text:p>0.445484</text:p>
          </table:table-cell>
          <table:table-cell office:value-type="float" office:value="0.217111" calcext:value-type="float">
            <text:p>0.217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93892" calcext:value-type="float">
            <text:p>-0.293892</text:p>
          </table:table-cell>
          <table:table-cell table:number-columns-repeated="2" office:value-type="float" office:value="-0.475528" calcext:value-type="float">
            <text:p>-0.475528</text:p>
          </table:table-cell>
          <table:table-cell office:value-type="float" office:value="-0.293891" calcext:value-type="float">
            <text:p>-0.29389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293891" calcext:value-type="float">
            <text:p>0.293891</text:p>
          </table:table-cell>
          <table:table-cell table:number-columns-repeated="2" office:value-type="float" office:value="0.475528" calcext:value-type="float">
            <text:p>0.475528</text:p>
          </table:table-cell>
          <table:table-cell office:value-type="float" office:value="0.293892" calcext:value-type="float">
            <text:p>0.293892</text:p>
          </table:table-cell>
        </table:table-row>
        <table:table-row table:style-name="ro1">
          <table:table-cell office:value-type="float" office:value="0.094188" calcext:value-type="float">
            <text:p>0.094188</text:p>
          </table:table-cell>
          <table:table-cell office:value-type="float" office:value="-0.217113" calcext:value-type="float">
            <text:p>-0.217113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36951" calcext:value-type="float">
            <text:p>-0.36951</text:p>
          </table:table-cell>
          <table:table-cell office:value-type="float" office:value="-0.094188" calcext:value-type="float">
            <text:p>-0.094188</text:p>
          </table:table-cell>
          <table:table-cell office:value-type="float" office:value="0.217112" calcext:value-type="float">
            <text:p>0.217112</text:p>
          </table:table-cell>
          <table:table-cell office:value-type="float" office:value="0.445484" calcext:value-type="float">
            <text:p>0.445484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369511" calcext:value-type="float">
            <text:p>0.369511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-0.139479" calcext:value-type="float">
            <text:p>-0.139479</text:p>
          </table:table-cell>
          <table:table-cell office:value-type="float" office:value="-0.413683" calcext:value-type="float">
            <text:p>-0.413683</text:p>
          </table:table-cell>
          <table:table-cell office:value-type="float" office:value="-0.529873" calcext:value-type="float">
            <text:p>-0.529873</text:p>
          </table:table-cell>
          <table:table-cell office:value-type="float" office:value="-0.443671" calcext:value-type="float">
            <text:p>-0.443671</text:p>
          </table:table-cell>
          <table:table-cell office:value-type="float" office:value="-0.188001" calcext:value-type="float">
            <text:p>-0.188001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0.413683" calcext:value-type="float">
            <text:p>0.413683</text:p>
          </table:table-cell>
          <table:table-cell office:value-type="float" office:value="0.529873" calcext:value-type="float">
            <text:p>0.529873</text:p>
          </table:table-cell>
          <table:table-cell office:value-type="float" office:value="0.443669" calcext:value-type="float">
            <text:p>0.443669</text:p>
          </table:table-cell>
        </table:table-row>
        <table:table-row table:style-name="ro1">
          <table:table-cell office:value-type="float" office:value="0.281074" calcext:value-type="float">
            <text:p>0.281074</text:p>
          </table:table-cell>
          <table:table-cell office:value-type="float" office:value="-0.061293" calcext:value-type="float">
            <text:p>-0.061293</text:p>
          </table:table-cell>
          <table:table-cell office:value-type="float" office:value="-0.380248" calcext:value-type="float">
            <text:p>-0.380248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51608" calcext:value-type="float">
            <text:p>-0.51608</text:p>
          </table:table-cell>
          <table:table-cell office:value-type="float" office:value="-0.281076" calcext:value-type="float">
            <text:p>-0.281076</text:p>
          </table:table-cell>
          <table:table-cell office:value-type="float" office:value="0.061292" calcext:value-type="float">
            <text:p>0.061292</text:p>
          </table:table-cell>
          <table:table-cell office:value-type="float" office:value="0.380248" calcext:value-type="float">
            <text:p>0.380248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516081" calcext:value-type="float">
            <text:p>0.516081</text:p>
          </table:table-cell>
        </table:table-row>
        <table:table-row table:style-name="ro1">
          <table:table-cell office:value-type="float" office:value="0.373035" calcext:value-type="float">
            <text:p>0.373035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58645" calcext:value-type="float">
            <text:p>-0.58645</text:p>
          </table:table-cell>
          <table:table-cell office:value-type="float" office:value="-0.373034" calcext:value-type="float">
            <text:p>-0.373034</text:p>
          </table:table-cell>
          <table:table-cell office:value-type="float" office:value="-0.017133" calcext:value-type="float">
            <text:p>-0.017133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0.575862" calcext:value-type="float">
            <text:p>0.575862</text:p>
          </table:table-cell>
          <table:table-cell office:value-type="float" office:value="0.586448" calcext:value-type="float">
            <text:p>0.586448</text:p>
          </table:table-cell>
        </table:table-row>
        <table:table-row table:style-name="ro1">
          <table:table-cell office:value-type="float" office:value="0.463527" calcext:value-type="float">
            <text:p>0.463527</text:p>
          </table:table-cell>
          <table:table-cell office:value-type="float" office:value="0.095494" calcext:value-type="float">
            <text:p>0.095494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654508" calcext:value-type="float">
            <text:p>-0.654508</text:p>
          </table:table-cell>
          <table:table-cell office:value-type="float" office:value="-0.463528" calcext:value-type="float">
            <text:p>-0.463528</text:p>
          </table:table-cell>
          <table:table-cell office:value-type="float" office:value="-0.095494" calcext:value-type="float">
            <text:p>-0.095494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654509" calcext:value-type="float">
            <text:p>0.654509</text:p>
          </table:table-cell>
        </table:table-row>
        <table:table-row table:style-name="ro1">
          <table:table-cell office:value-type="float" office:value="0.552187" calcext:value-type="float">
            <text:p>0.552187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-0.271499" calcext:value-type="float">
            <text:p>-0.271499</text:p>
          </table:table-cell>
          <table:table-cell office:value-type="float" office:value="-0.61277" calcext:value-type="float">
            <text:p>-0.61277</text:p>
          </table:table-cell>
          <table:table-cell office:value-type="float" office:value="-0.719983" calcext:value-type="float">
            <text:p>-0.719983</text:p>
          </table:table-cell>
          <table:table-cell office:value-type="float" office:value="-0.552186" calcext:value-type="float">
            <text:p>-0.552186</text:p>
          </table:table-cell>
          <table:table-cell office:value-type="float" office:value="-0.173474" calcext:value-type="float">
            <text:p>-0.173474</text:p>
          </table:table-cell>
          <table:table-cell office:value-type="float" office:value="0.271499" calcext:value-type="float">
            <text:p>0.271499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719982" calcext:value-type="float">
            <text:p>0.719982</text:p>
          </table:table-cell>
        </table:table-row>
        <table:table-row table:style-name="ro1">
          <table:table-cell office:value-type="float" office:value="0.63867" calcext:value-type="float">
            <text:p>0.63867</text:p>
          </table:table-cell>
          <table:table-cell office:value-type="float" office:value="0.250774" calcext:value-type="float">
            <text:p>0.250774</text:p>
          </table:table-cell>
          <table:table-cell office:value-type="float" office:value="-0.23291" calcext:value-type="float">
            <text:p>-0.23291</text:p>
          </table:table-cell>
          <table:table-cell office:value-type="float" office:value="-0.62763" calcext:value-type="float">
            <text:p>-0.62763</text:p>
          </table:table-cell>
          <table:table-cell office:value-type="float" office:value="-0.782617" calcext:value-type="float">
            <text:p>-0.782617</text:p>
          </table:table-cell>
          <table:table-cell office:value-type="float" office:value="-0.638669" calcext:value-type="float">
            <text:p>-0.638669</text:p>
          </table:table-cell>
          <table:table-cell office:value-type="float" office:value="-0.250773" calcext:value-type="float">
            <text:p>-0.250773</text:p>
          </table:table-cell>
          <table:table-cell office:value-type="float" office:value="0.23291" calcext:value-type="float">
            <text:p>0.23291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0.782618" calcext:value-type="float">
            <text:p>0.782618</text:p>
          </table:table-cell>
        </table:table-row>
        <table:table-row table:style-name="ro1">
          <table:table-cell office:value-type="float" office:value="0.722631" calcext:value-type="float">
            <text:p>0.722631</text:p>
          </table:table-cell>
          <table:table-cell office:value-type="float" office:value="0.32708" calcext:value-type="float">
            <text:p>0.32708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-0.640015" calcext:value-type="float">
            <text:p>-0.640015</text:p>
          </table:table-cell>
          <table:table-cell office:value-type="float" office:value="-0.842159" calcext:value-type="float">
            <text:p>-0.842159</text:p>
          </table:table-cell>
          <table:table-cell office:value-type="float" office:value="-0.722629" calcext:value-type="float">
            <text:p>-0.722629</text:p>
          </table:table-cell>
          <table:table-cell office:value-type="float" office:value="-0.327081" calcext:value-type="float">
            <text:p>-0.327081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842158" calcext:value-type="float">
            <text:p>0.842158</text:p>
          </table:table-cell>
        </table:table-row>
        <table:table-row table:style-name="ro1">
          <table:table-cell office:value-type="float" office:value="0.803741" calcext:value-type="float">
            <text:p>0.803741</text:p>
          </table:table-cell>
          <table:table-cell office:value-type="float" office:value="0.4021" calcext:value-type="float">
            <text:p>0.4021</text:p>
          </table:table-cell>
          <table:table-cell office:value-type="float" office:value="-0.153131" calcext:value-type="float">
            <text:p>-0.153131</text:p>
          </table:table-cell>
          <table:table-cell office:value-type="float" office:value="-0.649872" calcext:value-type="float">
            <text:p>-0.649872</text:p>
          </table:table-cell>
          <table:table-cell office:value-type="float" office:value="-0.89838" calcext:value-type="float">
            <text:p>-0.89838</text:p>
          </table:table-cell>
          <table:table-cell office:value-type="float" office:value="-0.803742" calcext:value-type="float">
            <text:p>-0.803742</text:p>
          </table:table-cell>
          <table:table-cell office:value-type="float" office:value="-0.4021" calcext:value-type="float">
            <text:p>-0.4021</text:p>
          </table:table-cell>
          <table:table-cell office:value-type="float" office:value="0.153131" calcext:value-type="float">
            <text:p>0.153131</text:p>
          </table:table-cell>
          <table:table-cell office:value-type="float" office:value="0.649872" calcext:value-type="float">
            <text:p>0.649872</text:p>
          </table:table-cell>
          <table:table-cell office:value-type="float" office:value="0.898381" calcext:value-type="float">
            <text:p>0.898381</text:p>
          </table:table-cell>
        </table:table-row>
        <table:table-row table:style-name="ro1">
          <table:table-cell office:value-type="float" office:value="0.881678" calcext:value-type="float">
            <text:p>0.881678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-0.112257" calcext:value-type="float">
            <text:p>-0.112257</text:p>
          </table:table-cell>
          <table:table-cell office:value-type="float" office:value="-0.657164" calcext:value-type="float">
            <text:p>-0.657164</text:p>
          </table:table-cell>
          <table:table-cell office:value-type="float" office:value="-0.951055" calcext:value-type="float">
            <text:p>-0.951055</text:p>
          </table:table-cell>
          <table:table-cell office:value-type="float" office:value="-0.881678" calcext:value-type="float">
            <text:p>-0.881678</text:p>
          </table:table-cell>
          <table:table-cell office:value-type="float" office:value="-0.475528" calcext:value-type="float">
            <text:p>-0.475528</text:p>
          </table:table-cell>
          <table:table-cell office:value-type="float" office:value="0.112257" calcext:value-type="float">
            <text:p>0.112257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951056" calcext:value-type="float">
            <text:p>0.951056</text:p>
          </table:table-cell>
        </table:table-row>
        <table:table-row table:style-name="ro1">
          <table:table-cell office:value-type="float" office:value="0.956137" calcext:value-type="float">
            <text:p>0.956137</text:p>
          </table:table-cell>
          <table:table-cell office:value-type="float" office:value="0.547084" calcext:value-type="float">
            <text:p>0.547084</text:p>
          </table:table-cell>
          <table:table-cell office:value-type="float" office:value="-0.070937" calcext:value-type="float">
            <text:p>-0.070937</text:p>
          </table:table-cell>
          <table:table-cell office:value-type="float" office:value="-0.661862" calcext:value-type="float">
            <text:p>-0.661862</text:p>
          </table:table-cell>
          <table:table-cell office:value-type="float" office:value="-0.999979" calcext:value-type="float">
            <text:p>-0.999979</text:p>
          </table:table-cell>
          <table:table-cell office:value-type="float" office:value="-0.956138" calcext:value-type="float">
            <text:p>-0.956138</text:p>
          </table:table-cell>
          <table:table-cell office:value-type="float" office:value="-0.547083" calcext:value-type="float">
            <text:p>-0.547083</text:p>
          </table:table-cell>
          <table:table-cell office:value-type="float" office:value="0.070937" calcext:value-type="float">
            <text:p>0.070937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99998" calcext:value-type="float">
            <text:p>0.99998</text:p>
          </table:table-cell>
        </table:table-row>
        <table:table-row table:style-name="ro1">
          <table:table-cell office:value-type="float" office:value="1.026821" calcext:value-type="float">
            <text:p>1.026821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-0.029339" calcext:value-type="float">
            <text:p>-0.029339</text:p>
          </table:table-cell>
          <table:table-cell office:value-type="float" office:value="-0.663952" calcext:value-type="float">
            <text:p>-0.663952</text:p>
          </table:table-cell>
          <table:table-cell office:value-type="float" office:value="-1.044953" calcext:value-type="float">
            <text:p>-1.044953</text:p>
          </table:table-cell>
          <table:table-cell office:value-type="float" office:value="-1.02682" calcext:value-type="float">
            <text:p>-1.02682</text:p>
          </table:table-cell>
          <table:table-cell office:value-type="float" office:value="-0.616477" calcext:value-type="float">
            <text:p>-0.616477</text:p>
          </table:table-cell>
          <table:table-cell office:value-type="float" office:value="0.02934" calcext:value-type="float">
            <text:p>0.02934</text:p>
          </table:table-cell>
          <table:table-cell office:value-type="float" office:value="0.663951" calcext:value-type="float">
            <text:p>0.663951</text:p>
          </table:table-cell>
          <table:table-cell office:value-type="float" office:value="1.044952" calcext:value-type="float">
            <text:p>1.044952</text:p>
          </table:table-cell>
        </table:table-row>
        <table:table-row table:style-name="ro1">
          <table:table-cell office:value-type="float" office:value="1.093454" calcext:value-type="float">
            <text:p>1.093454</text:p>
          </table:table-cell>
          <table:table-cell office:value-type="float" office:value="0.68344" calcext:value-type="float">
            <text:p>0.68344</text:p>
          </table:table-cell>
          <table:table-cell office:value-type="float" office:value="0.012376" calcext:value-type="float">
            <text:p>0.012376</text:p>
          </table:table-cell>
          <table:table-cell office:value-type="float" office:value="-0.663418" calcext:value-type="float">
            <text:p>-0.663418</text:p>
          </table:table-cell>
          <table:table-cell office:value-type="float" office:value="-1.085805" calcext:value-type="float">
            <text:p>-1.085805</text:p>
          </table:table-cell>
          <table:table-cell office:value-type="float" office:value="-1.093454" calcext:value-type="float">
            <text:p>-1.093454</text:p>
          </table:table-cell>
          <table:table-cell office:value-type="float" office:value="-0.68344" calcext:value-type="float">
            <text:p>-0.68344</text:p>
          </table:table-cell>
          <table:table-cell office:value-type="float" office:value="-0.012376" calcext:value-type="float">
            <text:p>-0.012376</text:p>
          </table:table-cell>
          <table:table-cell office:value-type="float" office:value="0.663419" calcext:value-type="float">
            <text:p>0.663419</text:p>
          </table:table-cell>
          <table:table-cell office:value-type="float" office:value="1.085805" calcext:value-type="float">
            <text:p>1.085805</text:p>
          </table:table-cell>
        </table:table-row>
        <table:table-row table:style-name="ro1">
          <table:table-cell office:value-type="float" office:value="1.155769" calcext:value-type="float">
            <text:p>1.155769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0.054039" calcext:value-type="float">
            <text:p>0.054039</text:p>
          </table:table-cell>
          <table:table-cell office:value-type="float" office:value="-0.660266" calcext:value-type="float">
            <text:p>-0.660266</text:p>
          </table:table-cell>
          <table:table-cell office:value-type="float" office:value="-1.122371" calcext:value-type="float">
            <text:p>-1.122371</text:p>
          </table:table-cell>
          <table:table-cell office:value-type="float" office:value="-1.155768" calcext:value-type="float">
            <text:p>-1.155768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0.05404" calcext:value-type="float">
            <text:p>-0.05404</text:p>
          </table:table-cell>
          <table:table-cell office:value-type="float" office:value="0.660265" calcext:value-type="float">
            <text:p>0.660265</text:p>
          </table:table-cell>
          <table:table-cell office:value-type="float" office:value="1.122371" calcext:value-type="float">
            <text:p>1.122371</text:p>
          </table:table-cell>
        </table:table-row>
        <table:table-row table:style-name="ro1">
          <table:table-cell office:value-type="float" office:value="1.213526" calcext:value-type="float">
            <text:p>1.213526</text:p>
          </table:table-cell>
          <table:table-cell office:value-type="float" office:value="0.809018" calcext:value-type="float">
            <text:p>0.809018</text:p>
          </table:table-cell>
          <table:table-cell office:value-type="float" office:value="0.095493" calcext:value-type="float">
            <text:p>0.095493</text:p>
          </table:table-cell>
          <table:table-cell office:value-type="float" office:value="-0.654508" calcext:value-type="float">
            <text:p>-0.654508</text:p>
          </table:table-cell>
          <table:table-cell office:value-type="float" office:value="-1.15451" calcext:value-type="float">
            <text:p>-1.15451</text:p>
          </table:table-cell>
          <table:table-cell office:value-type="float" office:value="-1.213525" calcext:value-type="float">
            <text:p>-1.213525</text:p>
          </table:table-cell>
          <table:table-cell office:value-type="float" office:value="-0.809018" calcext:value-type="float">
            <text:p>-0.809018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1.154508" calcext:value-type="float">
            <text:p>1.154508</text:p>
          </table:table-cell>
        </table:table-row>
        <table:table-row table:style-name="ro1">
          <table:table-cell office:value-type="float" office:value="1.266491" calcext:value-type="float">
            <text:p>1.266491</text:p>
          </table:table-cell>
          <table:table-cell office:value-type="float" office:value="0.867138" calcext:value-type="float">
            <text:p>0.867138</text:p>
          </table:table-cell>
          <table:table-cell office:value-type="float" office:value="0.136568" calcext:value-type="float">
            <text:p>0.136568</text:p>
          </table:table-cell>
          <table:table-cell office:value-type="float" office:value="-0.646171" calcext:value-type="float">
            <text:p>-0.646171</text:p>
          </table:table-cell>
          <table:table-cell office:value-type="float" office:value="-1.182088" calcext:value-type="float">
            <text:p>-1.182088</text:p>
          </table:table-cell>
          <table:table-cell office:value-type="float" office:value="-1.266491" calcext:value-type="float">
            <text:p>-1.266491</text:p>
          </table:table-cell>
          <table:table-cell office:value-type="float" office:value="-0.867137" calcext:value-type="float">
            <text:p>-0.867137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0.646169" calcext:value-type="float">
            <text:p>0.646169</text:p>
          </table:table-cell>
          <table:table-cell office:value-type="float" office:value="1.182087" calcext:value-type="float">
            <text:p>1.182087</text:p>
          </table:table-cell>
        </table:table-row>
        <table:table-row table:style-name="ro1">
          <table:table-cell office:value-type="float" office:value="1.314461" calcext:value-type="float">
            <text:p>1.314461</text:p>
          </table:table-cell>
          <table:table-cell office:value-type="float" office:value="0.921838" calcext:value-type="float">
            <text:p>0.921838</text:p>
          </table:table-cell>
          <table:table-cell office:value-type="float" office:value="0.177105" calcext:value-type="float">
            <text:p>0.177105</text:p>
          </table:table-cell>
          <table:table-cell office:value-type="float" office:value="-0.635279" calcext:value-type="float">
            <text:p>-0.635279</text:p>
          </table:table-cell>
          <table:table-cell office:value-type="float" office:value="-1.205004" calcext:value-type="float">
            <text:p>-1.205004</text:p>
          </table:table-cell>
          <table:table-cell office:value-type="float" office:value="-1.31446" calcext:value-type="float">
            <text:p>-1.31446</text:p>
          </table:table-cell>
          <table:table-cell office:value-type="float" office:value="-0.921837" calcext:value-type="float">
            <text:p>-0.921837</text:p>
          </table:table-cell>
          <table:table-cell office:value-type="float" office:value="-0.177105" calcext:value-type="float">
            <text:p>-0.177105</text:p>
          </table:table-cell>
          <table:table-cell office:value-type="float" office:value="0.63528" calcext:value-type="float">
            <text:p>0.63528</text:p>
          </table:table-cell>
          <table:table-cell office:value-type="float" office:value="1.205004" calcext:value-type="float">
            <text:p>1.205004</text:p>
          </table:table-cell>
        </table:table-row>
        <table:table-row table:style-name="ro1">
          <table:table-cell office:value-type="float" office:value="1.35724" calcext:value-type="float">
            <text:p>1.35724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0.21694" calcext:value-type="float">
            <text:p>0.21694</text:p>
          </table:table-cell>
          <table:table-cell office:value-type="float" office:value="-0.621881" calcext:value-type="float">
            <text:p>-0.621881</text:p>
          </table:table-cell>
          <table:table-cell office:value-type="float" office:value="-1.223164" calcext:value-type="float">
            <text:p>-1.223164</text:p>
          </table:table-cell>
          <table:table-cell office:value-type="float" office:value="-1.357241" calcext:value-type="float">
            <text:p>-1.357241</text:p>
          </table:table-cell>
          <table:table-cell office:value-type="float" office:value="-0.972897" calcext:value-type="float">
            <text:p>-0.972897</text:p>
          </table:table-cell>
          <table:table-cell office:value-type="float" office:value="-0.216941" calcext:value-type="float">
            <text:p>-0.216941</text:p>
          </table:table-cell>
          <table:table-cell office:value-type="float" office:value="0.62188" calcext:value-type="float">
            <text:p>0.62188</text:p>
          </table:table-cell>
          <table:table-cell office:value-type="float" office:value="1.223164" calcext:value-type="float">
            <text:p>1.223164</text:p>
          </table:table-cell>
        </table:table-row>
        <table:table-row table:style-name="ro1">
          <table:table-cell office:value-type="float" office:value="1.394665" calcext:value-type="float">
            <text:p>1.394665</text:p>
          </table:table-cell>
          <table:table-cell office:value-type="float" office:value="1.020119" calcext:value-type="float">
            <text:p>1.020119</text:p>
          </table:table-cell>
          <table:table-cell office:value-type="float" office:value="0.255922" calcext:value-type="float">
            <text:p>0.255922</text:p>
          </table:table-cell>
          <table:table-cell office:value-type="float" office:value="-0.606028" calcext:value-type="float">
            <text:p>-0.606028</text:p>
          </table:table-cell>
          <table:table-cell office:value-type="float" office:value="-1.236498" calcext:value-type="float">
            <text:p>-1.236498</text:p>
          </table:table-cell>
          <table:table-cell office:value-type="float" office:value="-1.394665" calcext:value-type="float">
            <text:p>-1.394665</text:p>
          </table:table-cell>
          <table:table-cell office:value-type="float" office:value="-1.020119" calcext:value-type="float">
            <text:p>-1.020119</text:p>
          </table:table-cell>
          <table:table-cell office:value-type="float" office:value="-0.255922" calcext:value-type="float">
            <text:p>-0.255922</text:p>
          </table:table-cell>
          <table:table-cell office:value-type="float" office:value="0.606029" calcext:value-type="float">
            <text:p>0.606029</text:p>
          </table:table-cell>
          <table:table-cell office:value-type="float" office:value="1.236496" calcext:value-type="float">
            <text:p>1.236496</text:p>
          </table:table-cell>
        </table:table-row>
        <table:table-row table:style-name="ro1">
          <table:table-cell office:value-type="float" office:value="1.426584" calcext:value-type="float">
            <text:p>1.426584</text:p>
          </table:table-cell>
          <table:table-cell office:value-type="float" office:value="1.063313" calcext:value-type="float">
            <text:p>1.063313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-0.587786" calcext:value-type="float">
            <text:p>-0.587786</text:p>
          </table:table-cell>
          <table:table-cell office:value-type="float" office:value="-1.244948" calcext:value-type="float">
            <text:p>-1.244948</text:p>
          </table:table-cell>
          <table:table-cell office:value-type="float" office:value="-1.426584" calcext:value-type="float">
            <text:p>-1.426584</text:p>
          </table:table-cell>
          <table:table-cell office:value-type="float" office:value="-1.063313" calcext:value-type="float">
            <text:p>-1.063313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0.587787" calcext:value-type="float">
            <text:p>0.587787</text:p>
          </table:table-cell>
          <table:table-cell office:value-type="float" office:value="1.244948" calcext:value-type="float">
            <text:p>1.244948</text:p>
          </table:table-cell>
        </table:table-row>
        <table:table-row table:style-name="ro1">
          <table:table-cell office:value-type="float" office:value="1.452875" calcext:value-type="float">
            <text:p>1.452875</text:p>
          </table:table-cell>
          <table:table-cell office:value-type="float" office:value="1.102313" calcext:value-type="float">
            <text:p>1.102313</text:p>
          </table:table-cell>
          <table:table-cell office:value-type="float" office:value="0.330706" calcext:value-type="float">
            <text:p>0.330706</text:p>
          </table:table-cell>
          <table:table-cell office:value-type="float" office:value="-0.567224" calcext:value-type="float">
            <text:p>-0.567224</text:p>
          </table:table-cell>
          <table:table-cell office:value-type="float" office:value="-1.248488" calcext:value-type="float">
            <text:p>-1.248488</text:p>
          </table:table-cell>
          <table:table-cell office:value-type="float" office:value="-1.452875" calcext:value-type="float">
            <text:p>-1.452875</text:p>
          </table:table-cell>
          <table:table-cell office:value-type="float" office:value="-1.102312" calcext:value-type="float">
            <text:p>-1.102312</text:p>
          </table:table-cell>
          <table:table-cell office:value-type="float" office:value="-0.330706" calcext:value-type="float">
            <text:p>-0.330706</text:p>
          </table:table-cell>
          <table:table-cell office:value-type="float" office:value="0.567225" calcext:value-type="float">
            <text:p>0.567225</text:p>
          </table:table-cell>
          <table:table-cell office:value-type="float" office:value="1.248487" calcext:value-type="float">
            <text:p>1.248487</text:p>
          </table:table-cell>
        </table:table-row>
        <table:table-row table:style-name="ro1">
          <table:table-cell office:value-type="float" office:value="1.47343" calcext:value-type="float">
            <text:p>1.47343</text:p>
          </table:table-cell>
          <table:table-cell office:value-type="float" office:value="1.136961" calcext:value-type="float">
            <text:p>1.136961</text:p>
          </table:table-cell>
          <table:table-cell office:value-type="float" office:value="0.366209" calcext:value-type="float">
            <text:p>0.366209</text:p>
          </table:table-cell>
          <table:table-cell office:value-type="float" office:value="-0.544422" calcext:value-type="float">
            <text:p>-0.544422</text:p>
          </table:table-cell>
          <table:table-cell office:value-type="float" office:value="-1.247101" calcext:value-type="float">
            <text:p>-1.247101</text:p>
          </table:table-cell>
          <table:table-cell office:value-type="float" office:value="-1.47343" calcext:value-type="float">
            <text:p>-1.47343</text:p>
          </table:table-cell>
          <table:table-cell office:value-type="float" office:value="-1.13696" calcext:value-type="float">
            <text:p>-1.13696</text:p>
          </table:table-cell>
          <table:table-cell office:value-type="float" office:value="-0.36621" calcext:value-type="float">
            <text:p>-0.36621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1.247101" calcext:value-type="float">
            <text:p>1.247101</text:p>
          </table:table-cell>
        </table:table-row>
        <table:table-row table:style-name="ro1">
          <table:table-cell office:value-type="float" office:value="1.488172" calcext:value-type="float">
            <text:p>1.488172</text:p>
          </table:table-cell>
          <table:table-cell office:value-type="float" office:value="1.167123" calcext:value-type="float">
            <text:p>1.167123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-0.51947" calcext:value-type="float">
            <text:p>-0.51947</text:p>
          </table:table-cell>
          <table:table-cell office:value-type="float" office:value="-1.240792" calcext:value-type="float">
            <text:p>-1.240792</text:p>
          </table:table-cell>
          <table:table-cell office:value-type="float" office:value="-1.488172" calcext:value-type="float">
            <text:p>-1.488172</text:p>
          </table:table-cell>
          <table:table-cell office:value-type="float" office:value="-1.167123" calcext:value-type="float">
            <text:p>-1.167123</text:p>
          </table:table-cell>
          <table:table-cell office:value-type="float" office:value="-0.400271" calcext:value-type="float">
            <text:p>-0.400271</text:p>
          </table:table-cell>
          <table:table-cell office:value-type="float" office:value="0.519471" calcext:value-type="float">
            <text:p>0.519471</text:p>
          </table:table-cell>
          <table:table-cell office:value-type="float" office:value="1.240791" calcext:value-type="float">
            <text:p>1.240791</text:p>
          </table:table-cell>
        </table:table-row>
        <table:table-row table:style-name="ro1">
          <table:table-cell office:value-type="float" office:value="1.49704" calcext:value-type="float">
            <text:p>1.49704</text:p>
          </table:table-cell>
          <table:table-cell office:value-type="float" office:value="1.192676" calcext:value-type="float">
            <text:p>1.192676</text:p>
          </table:table-cell>
          <table:table-cell office:value-type="float" office:value="0.432753" calcext:value-type="float">
            <text:p>0.432753</text:p>
          </table:table-cell>
          <table:table-cell office:value-type="float" office:value="-0.492471" calcext:value-type="float">
            <text:p>-0.492471</text:p>
          </table:table-cell>
          <table:table-cell office:value-type="float" office:value="-1.229584" calcext:value-type="float">
            <text:p>-1.229584</text:p>
          </table:table-cell>
          <table:table-cell office:value-type="float" office:value="-1.49704" calcext:value-type="float">
            <text:p>-1.49704</text:p>
          </table:table-cell>
          <table:table-cell office:value-type="float" office:value="-1.192677" calcext:value-type="float">
            <text:p>-1.192677</text:p>
          </table:table-cell>
          <table:table-cell office:value-type="float" office:value="-0.432754" calcext:value-type="float">
            <text:p>-0.432754</text:p>
          </table:table-cell>
          <table:table-cell office:value-type="float" office:value="0.492472" calcext:value-type="float">
            <text:p>0.492472</text:p>
          </table:table-cell>
          <table:table-cell office:value-type="float" office:value="1.229584" calcext:value-type="float">
            <text:p>1.22958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213525" calcext:value-type="float">
            <text:p>1.213525</text:p>
          </table:table-cell>
          <table:table-cell office:value-type="float" office:value="0.463528" calcext:value-type="float">
            <text:p>0.463528</text:p>
          </table:table-cell>
          <table:table-cell office:value-type="float" office:value="-0.463528" calcext:value-type="float">
            <text:p>-0.463528</text:p>
          </table:table-cell>
          <table:table-cell office:value-type="float" office:value="-1.213525" calcext:value-type="float">
            <text:p>-1.213525</text:p>
          </table:table-cell>
          <table:table-cell office:value-type="float" office:value="-1.5" calcext:value-type="float">
            <text:p>-1.5</text:p>
          </table:table-cell>
          <table:table-cell office:value-type="float" office:value="-1.213525" calcext:value-type="float">
            <text:p>-1.213525</text:p>
          </table:table-cell>
          <table:table-cell office:value-type="float" office:value="-0.463527" calcext:value-type="float">
            <text:p>-0.463527</text:p>
          </table:table-cell>
          <table:table-cell office:value-type="float" office:value="0.463526" calcext:value-type="float">
            <text:p>0.463526</text:p>
          </table:table-cell>
          <table:table-cell office:value-type="float" office:value="1.213525" calcext:value-type="float">
            <text:p>1.213525</text:p>
          </table:table-cell>
        </table:table-row>
        <table:table-row table:style-name="ro1">
          <table:table-cell office:value-type="float" office:value="1.49704" calcext:value-type="float">
            <text:p>1.49704</text:p>
          </table:table-cell>
          <table:table-cell office:value-type="float" office:value="1.229584" calcext:value-type="float">
            <text:p>1.229584</text:p>
          </table:table-cell>
          <table:table-cell office:value-type="float" office:value="0.492471" calcext:value-type="float">
            <text:p>0.492471</text:p>
          </table:table-cell>
          <table:table-cell office:value-type="float" office:value="-0.432753" calcext:value-type="float">
            <text:p>-0.432753</text:p>
          </table:table-cell>
          <table:table-cell office:value-type="float" office:value="-1.192676" calcext:value-type="float">
            <text:p>-1.192676</text:p>
          </table:table-cell>
          <table:table-cell office:value-type="float" office:value="-1.49704" calcext:value-type="float">
            <text:p>-1.49704</text:p>
          </table:table-cell>
          <table:table-cell office:value-type="float" office:value="-1.229585" calcext:value-type="float">
            <text:p>-1.229585</text:p>
          </table:table-cell>
          <table:table-cell office:value-type="float" office:value="-0.492472" calcext:value-type="float">
            <text:p>-0.492472</text:p>
          </table:table-cell>
          <table:table-cell office:value-type="float" office:value="0.432754" calcext:value-type="float">
            <text:p>0.432754</text:p>
          </table:table-cell>
          <table:table-cell office:value-type="float" office:value="1.192677" calcext:value-type="float">
            <text:p>1.192677</text:p>
          </table:table-cell>
        </table:table-row>
        <table:table-row table:style-name="ro1">
          <table:table-cell office:value-type="float" office:value="1.488172" calcext:value-type="float">
            <text:p>1.488172</text:p>
          </table:table-cell>
          <table:table-cell office:value-type="float" office:value="1.240791" calcext:value-type="float">
            <text:p>1.240791</text:p>
          </table:table-cell>
          <table:table-cell office:value-type="float" office:value="0.519473" calcext:value-type="float">
            <text:p>0.519473</text:p>
          </table:table-cell>
          <table:table-cell office:value-type="float" office:value="-0.40027" calcext:value-type="float">
            <text:p>-0.40027</text:p>
          </table:table-cell>
          <table:table-cell office:value-type="float" office:value="-1.16712" calcext:value-type="float">
            <text:p>-1.16712</text:p>
          </table:table-cell>
          <table:table-cell office:value-type="float" office:value="-1.488172" calcext:value-type="float">
            <text:p>-1.488172</text:p>
          </table:table-cell>
          <table:table-cell office:value-type="float" office:value="-1.24079" calcext:value-type="float">
            <text:p>-1.24079</text:p>
          </table:table-cell>
          <table:table-cell office:value-type="float" office:value="-0.519472" calcext:value-type="float">
            <text:p>-0.519472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1.16712" calcext:value-type="float">
            <text:p>1.16712</text:p>
          </table:table-cell>
        </table:table-row>
        <table:table-row table:style-name="ro1">
          <table:table-cell office:value-type="float" office:value="1.473431" calcext:value-type="float">
            <text:p>1.473431</text:p>
          </table:table-cell>
          <table:table-cell office:value-type="float" office:value="1.2471" calcext:value-type="float">
            <text:p>1.2471</text:p>
          </table:table-cell>
          <table:table-cell office:value-type="float" office:value="0.544421" calcext:value-type="float">
            <text:p>0.544421</text:p>
          </table:table-cell>
          <table:table-cell office:value-type="float" office:value="-0.366212" calcext:value-type="float">
            <text:p>-0.366212</text:p>
          </table:table-cell>
          <table:table-cell office:value-type="float" office:value="-1.136961" calcext:value-type="float">
            <text:p>-1.136961</text:p>
          </table:table-cell>
          <table:table-cell office:value-type="float" office:value="-1.473431" calcext:value-type="float">
            <text:p>-1.473431</text:p>
          </table:table-cell>
          <table:table-cell office:value-type="float" office:value="-1.2471" calcext:value-type="float">
            <text:p>-1.2471</text:p>
          </table:table-cell>
          <table:table-cell office:value-type="float" office:value="-0.544422" calcext:value-type="float">
            <text:p>-0.544422</text:p>
          </table:table-cell>
          <table:table-cell office:value-type="float" office:value="0.366213" calcext:value-type="float">
            <text:p>0.366213</text:p>
          </table:table-cell>
          <table:table-cell office:value-type="float" office:value="1.136961" calcext:value-type="float">
            <text:p>1.136961</text:p>
          </table:table-cell>
        </table:table-row>
        <table:table-row table:style-name="ro1">
          <table:table-cell office:value-type="float" office:value="1.452875" calcext:value-type="float">
            <text:p>1.452875</text:p>
          </table:table-cell>
          <table:table-cell office:value-type="float" office:value="1.248488" calcext:value-type="float">
            <text:p>1.248488</text:p>
          </table:table-cell>
          <table:table-cell office:value-type="float" office:value="0.567224" calcext:value-type="float">
            <text:p>0.567224</text:p>
          </table:table-cell>
          <table:table-cell office:value-type="float" office:value="-0.330706" calcext:value-type="float">
            <text:p>-0.330706</text:p>
          </table:table-cell>
          <table:table-cell office:value-type="float" office:value="-1.102313" calcext:value-type="float">
            <text:p>-1.102313</text:p>
          </table:table-cell>
          <table:table-cell office:value-type="float" office:value="-1.452875" calcext:value-type="float">
            <text:p>-1.452875</text:p>
          </table:table-cell>
          <table:table-cell office:value-type="float" office:value="-1.248487" calcext:value-type="float">
            <text:p>-1.248487</text:p>
          </table:table-cell>
          <table:table-cell office:value-type="float" office:value="-0.567223" calcext:value-type="float">
            <text:p>-0.567223</text:p>
          </table:table-cell>
          <table:table-cell office:value-type="float" office:value="0.330705" calcext:value-type="float">
            <text:p>0.330705</text:p>
          </table:table-cell>
          <table:table-cell office:value-type="float" office:value="1.102312" calcext:value-type="float">
            <text:p>1.102312</text:p>
          </table:table-cell>
        </table:table-row>
        <table:table-row table:style-name="ro1">
          <table:table-cell office:value-type="float" office:value="1.426584" calcext:value-type="float">
            <text:p>1.426584</text:p>
          </table:table-cell>
          <table:table-cell office:value-type="float" office:value="1.244949" calcext:value-type="float">
            <text:p>1.244949</text:p>
          </table:table-cell>
          <table:table-cell office:value-type="float" office:value="0.587788" calcext:value-type="float">
            <text:p>0.587788</text:p>
          </table:table-cell>
          <table:table-cell office:value-type="float" office:value="-0.293894" calcext:value-type="float">
            <text:p>-0.293894</text:p>
          </table:table-cell>
          <table:table-cell office:value-type="float" office:value="-1.063313" calcext:value-type="float">
            <text:p>-1.063313</text:p>
          </table:table-cell>
          <table:table-cell office:value-type="float" office:value="-1.426584" calcext:value-type="float">
            <text:p>-1.426584</text:p>
          </table:table-cell>
          <table:table-cell office:value-type="float" office:value="-1.244949" calcext:value-type="float">
            <text:p>-1.244949</text:p>
          </table:table-cell>
          <table:table-cell office:value-type="float" office:value="-0.587787" calcext:value-type="float">
            <text:p>-0.587787</text:p>
          </table:table-cell>
          <table:table-cell office:value-type="float" office:value="0.293894" calcext:value-type="float">
            <text:p>0.293894</text:p>
          </table:table-cell>
          <table:table-cell office:value-type="float" office:value="1.063313" calcext:value-type="float">
            <text:p>1.063313</text:p>
          </table:table-cell>
        </table:table-row>
        <table:table-row table:style-name="ro1">
          <table:table-cell office:value-type="float" office:value="1.394663" calcext:value-type="float">
            <text:p>1.394663</text:p>
          </table:table-cell>
          <table:table-cell office:value-type="float" office:value="1.236495" calcext:value-type="float">
            <text:p>1.236495</text:p>
          </table:table-cell>
          <table:table-cell office:value-type="float" office:value="0.606031" calcext:value-type="float">
            <text:p>0.606031</text:p>
          </table:table-cell>
          <table:table-cell office:value-type="float" office:value="-0.255921" calcext:value-type="float">
            <text:p>-0.255921</text:p>
          </table:table-cell>
          <table:table-cell office:value-type="float" office:value="-1.020117" calcext:value-type="float">
            <text:p>-1.020117</text:p>
          </table:table-cell>
          <table:table-cell office:value-type="float" office:value="-1.394663" calcext:value-type="float">
            <text:p>-1.394663</text:p>
          </table:table-cell>
          <table:table-cell office:value-type="float" office:value="-1.236494" calcext:value-type="float">
            <text:p>-1.236494</text:p>
          </table:table-cell>
          <table:table-cell office:value-type="float" office:value="-0.60603" calcext:value-type="float">
            <text:p>-0.60603</text:p>
          </table:table-cell>
          <table:table-cell office:value-type="float" office:value="0.255921" calcext:value-type="float">
            <text:p>0.255921</text:p>
          </table:table-cell>
          <table:table-cell office:value-type="float" office:value="1.020117" calcext:value-type="float">
            <text:p>1.020117</text:p>
          </table:table-cell>
        </table:table-row>
        <table:table-row table:style-name="ro1">
          <table:table-cell office:value-type="float" office:value="1.357242" calcext:value-type="float">
            <text:p>1.357242</text:p>
          </table:table-cell>
          <table:table-cell office:value-type="float" office:value="1.223163" calcext:value-type="float">
            <text:p>1.223163</text:p>
          </table:table-cell>
          <table:table-cell office:value-type="float" office:value="0.621881" calcext:value-type="float">
            <text:p>0.621881</text:p>
          </table:table-cell>
          <table:table-cell office:value-type="float" office:value="-0.216943" calcext:value-type="float">
            <text:p>-0.216943</text:p>
          </table:table-cell>
          <table:table-cell office:value-type="float" office:value="-0.972899" calcext:value-type="float">
            <text:p>-0.972899</text:p>
          </table:table-cell>
          <table:table-cell office:value-type="float" office:value="-1.357242" calcext:value-type="float">
            <text:p>-1.357242</text:p>
          </table:table-cell>
          <table:table-cell office:value-type="float" office:value="-1.223164" calcext:value-type="float">
            <text:p>-1.223164</text:p>
          </table:table-cell>
          <table:table-cell office:value-type="float" office:value="-0.621882" calcext:value-type="float">
            <text:p>-0.621882</text:p>
          </table:table-cell>
          <table:table-cell office:value-type="float" office:value="0.216943" calcext:value-type="float">
            <text:p>0.216943</text:p>
          </table:table-cell>
          <table:table-cell office:value-type="float" office:value="0.972899" calcext:value-type="float">
            <text:p>0.972899</text:p>
          </table:table-cell>
        </table:table-row>
        <table:table-row table:style-name="ro1">
          <table:table-cell office:value-type="float" office:value="1.314461" calcext:value-type="float">
            <text:p>1.314461</text:p>
          </table:table-cell>
          <table:table-cell office:value-type="float" office:value="1.205003" calcext:value-type="float">
            <text:p>1.205003</text:p>
          </table:table-cell>
          <table:table-cell office:value-type="float" office:value="0.635279" calcext:value-type="float">
            <text:p>0.635279</text:p>
          </table:table-cell>
          <table:table-cell office:value-type="float" office:value="-0.177105" calcext:value-type="float">
            <text:p>-0.177105</text:p>
          </table:table-cell>
          <table:table-cell office:value-type="float" office:value="-0.921838" calcext:value-type="float">
            <text:p>-0.921838</text:p>
          </table:table-cell>
          <table:table-cell office:value-type="float" office:value="-1.314461" calcext:value-type="float">
            <text:p>-1.314461</text:p>
          </table:table-cell>
          <table:table-cell office:value-type="float" office:value="-1.205003" calcext:value-type="float">
            <text:p>-1.205003</text:p>
          </table:table-cell>
          <table:table-cell office:value-type="float" office:value="-0.635279" calcext:value-type="float">
            <text:p>-0.635279</text:p>
          </table:table-cell>
          <table:table-cell office:value-type="float" office:value="0.177105" calcext:value-type="float">
            <text:p>0.177105</text:p>
          </table:table-cell>
          <table:table-cell office:value-type="float" office:value="0.921837" calcext:value-type="float">
            <text:p>0.921837</text:p>
          </table:table-cell>
        </table:table-row>
        <table:table-row table:style-name="ro1">
          <table:table-cell office:value-type="float" office:value="1.266491" calcext:value-type="float">
            <text:p>1.266491</text:p>
          </table:table-cell>
          <table:table-cell office:value-type="float" office:value="1.182088" calcext:value-type="float">
            <text:p>1.182088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-0.136568" calcext:value-type="float">
            <text:p>-0.136568</text:p>
          </table:table-cell>
          <table:table-cell office:value-type="float" office:value="-0.867138" calcext:value-type="float">
            <text:p>-0.867138</text:p>
          </table:table-cell>
          <table:table-cell office:value-type="float" office:value="-1.266492" calcext:value-type="float">
            <text:p>-1.266492</text:p>
          </table:table-cell>
          <table:table-cell office:value-type="float" office:value="-1.182088" calcext:value-type="float">
            <text:p>-1.182088</text:p>
          </table:table-cell>
          <table:table-cell office:value-type="float" office:value="-0.64617" calcext:value-type="float">
            <text:p>-0.64617</text:p>
          </table:table-cell>
          <table:table-cell office:value-type="float" office:value="0.136568" calcext:value-type="float">
            <text:p>0.136568</text:p>
          </table:table-cell>
          <table:table-cell office:value-type="float" office:value="0.867138" calcext:value-type="float">
            <text:p>0.867138</text:p>
          </table:table-cell>
        </table:table-row>
        <table:table-row table:style-name="ro1">
          <table:table-cell office:value-type="float" office:value="1.213524" calcext:value-type="float">
            <text:p>1.213524</text:p>
          </table:table-cell>
          <table:table-cell office:value-type="float" office:value="1.154506" calcext:value-type="float">
            <text:p>1.154506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-0.095491" calcext:value-type="float">
            <text:p>-0.095491</text:p>
          </table:table-cell>
          <table:table-cell office:value-type="float" office:value="-0.809015" calcext:value-type="float">
            <text:p>-0.809015</text:p>
          </table:table-cell>
          <table:table-cell office:value-type="float" office:value="-1.213523" calcext:value-type="float">
            <text:p>-1.213523</text:p>
          </table:table-cell>
          <table:table-cell office:value-type="float" office:value="-1.154507" calcext:value-type="float">
            <text:p>-1.154507</text:p>
          </table:table-cell>
          <table:table-cell office:value-type="float" office:value="-0.654511" calcext:value-type="float">
            <text:p>-0.654511</text:p>
          </table:table-cell>
          <table:table-cell office:value-type="float" office:value="0.095491" calcext:value-type="float">
            <text:p>0.095491</text:p>
          </table:table-cell>
          <table:table-cell office:value-type="float" office:value="0.809015" calcext:value-type="float">
            <text:p>0.809015</text:p>
          </table:table-cell>
        </table:table-row>
        <table:table-row table:style-name="ro1">
          <table:table-cell office:value-type="float" office:value="1.155772" calcext:value-type="float">
            <text:p>1.155772</text:p>
          </table:table-cell>
          <table:table-cell office:value-type="float" office:value="1.122371" calcext:value-type="float">
            <text:p>1.122371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-0.054042" calcext:value-type="float">
            <text:p>-0.054042</text:p>
          </table:table-cell>
          <table:table-cell office:value-type="float" office:value="-0.747706" calcext:value-type="float">
            <text:p>-0.747706</text:p>
          </table:table-cell>
          <table:table-cell office:value-type="float" office:value="-1.155771" calcext:value-type="float">
            <text:p>-1.155771</text:p>
          </table:table-cell>
          <table:table-cell office:value-type="float" office:value="-1.122372" calcext:value-type="float">
            <text:p>-1.122372</text:p>
          </table:table-cell>
          <table:table-cell office:value-type="float" office:value="-0.660267" calcext:value-type="float">
            <text:p>-0.660267</text:p>
          </table:table-cell>
          <table:table-cell office:value-type="float" office:value="0.054042" calcext:value-type="float">
            <text:p>0.054042</text:p>
          </table:table-cell>
          <table:table-cell office:value-type="float" office:value="0.747706" calcext:value-type="float">
            <text:p>0.747706</text:p>
          </table:table-cell>
        </table:table-row>
        <table:table-row table:style-name="ro1">
          <table:table-cell office:value-type="float" office:value="1.093454" calcext:value-type="float">
            <text:p>1.093454</text:p>
          </table:table-cell>
          <table:table-cell office:value-type="float" office:value="1.085805" calcext:value-type="float">
            <text:p>1.085805</text:p>
          </table:table-cell>
          <table:table-cell office:value-type="float" office:value="0.663418" calcext:value-type="float">
            <text:p>0.663418</text:p>
          </table:table-cell>
          <table:table-cell office:value-type="float" office:value="-0.012375" calcext:value-type="float">
            <text:p>-0.012375</text:p>
          </table:table-cell>
          <table:table-cell office:value-type="float" office:value="-0.68344" calcext:value-type="float">
            <text:p>-0.68344</text:p>
          </table:table-cell>
          <table:table-cell office:value-type="float" office:value="-1.093454" calcext:value-type="float">
            <text:p>-1.093454</text:p>
          </table:table-cell>
          <table:table-cell office:value-type="float" office:value="-1.085804" calcext:value-type="float">
            <text:p>-1.085804</text:p>
          </table:table-cell>
          <table:table-cell office:value-type="float" office:value="-0.663417" calcext:value-type="float">
            <text:p>-0.663417</text:p>
          </table:table-cell>
          <table:table-cell office:value-type="float" office:value="0.012376" calcext:value-type="float">
            <text:p>0.012376</text:p>
          </table:table-cell>
          <table:table-cell office:value-type="float" office:value="0.68344" calcext:value-type="float">
            <text:p>0.68344</text:p>
          </table:table-cell>
        </table:table-row>
        <table:table-row table:style-name="ro1">
          <table:table-cell office:value-type="float" office:value="1.026819" calcext:value-type="float">
            <text:p>1.026819</text:p>
          </table:table-cell>
          <table:table-cell office:value-type="float" office:value="1.044953" calcext:value-type="float">
            <text:p>1.044953</text:p>
          </table:table-cell>
          <table:table-cell office:value-type="float" office:value="0.663952" calcext:value-type="float">
            <text:p>0.663952</text:p>
          </table:table-cell>
          <table:table-cell office:value-type="float" office:value="0.029339" calcext:value-type="float">
            <text:p>0.029339</text:p>
          </table:table-cell>
          <table:table-cell office:value-type="float" office:value="-0.616477" calcext:value-type="float">
            <text:p>-0.616477</text:p>
          </table:table-cell>
          <table:table-cell office:value-type="float" office:value="-1.02682" calcext:value-type="float">
            <text:p>-1.02682</text:p>
          </table:table-cell>
          <table:table-cell office:value-type="float" office:value="-1.044952" calcext:value-type="float">
            <text:p>-1.044952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0.029339" calcext:value-type="float">
            <text:p>-0.029339</text:p>
          </table:table-cell>
          <table:table-cell office:value-type="float" office:value="0.616477" calcext:value-type="float">
            <text:p>0.616477</text:p>
          </table:table-cell>
        </table:table-row>
        <table:table-row table:style-name="ro1">
          <table:table-cell office:value-type="float" office:value="0.956134" calcext:value-type="float">
            <text:p>0.956134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070939" calcext:value-type="float">
            <text:p>0.070939</text:p>
          </table:table-cell>
          <table:table-cell office:value-type="float" office:value="-0.547081" calcext:value-type="float">
            <text:p>-0.547081</text:p>
          </table:table-cell>
          <table:table-cell office:value-type="float" office:value="-0.956133" calcext:value-type="float">
            <text:p>-0.956133</text:p>
          </table:table-cell>
          <table:table-cell office:value-type="float" office:value="-0.999976" calcext:value-type="float">
            <text:p>-0.999976</text:p>
          </table:table-cell>
          <table:table-cell office:value-type="float" office:value="-0.661864" calcext:value-type="float">
            <text:p>-0.661864</text:p>
          </table:table-cell>
          <table:table-cell office:value-type="float" office:value="-0.070939" calcext:value-type="float">
            <text:p>-0.070939</text:p>
          </table:table-cell>
          <table:table-cell office:value-type="float" office:value="0.547081" calcext:value-type="float">
            <text:p>0.547081</text:p>
          </table:table-cell>
        </table:table-row>
        <table:table-row table:style-name="ro1">
          <table:table-cell office:value-type="float" office:value="0.881681" calcext:value-type="float">
            <text:p>0.881681</text:p>
          </table:table-cell>
          <table:table-cell office:value-type="float" office:value="0.951059" calcext:value-type="float">
            <text:p>0.951059</text:p>
          </table:table-cell>
          <table:table-cell office:value-type="float" office:value="0.657166" calcext:value-type="float">
            <text:p>0.657166</text:p>
          </table:table-cell>
          <table:table-cell office:value-type="float" office:value="0.112254" calcext:value-type="float">
            <text:p>0.112254</text:p>
          </table:table-cell>
          <table:table-cell office:value-type="float" office:value="-0.475532" calcext:value-type="float">
            <text:p>-0.475532</text:p>
          </table:table-cell>
          <table:table-cell office:value-type="float" office:value="-0.88168" calcext:value-type="float">
            <text:p>-0.88168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-0.657165" calcext:value-type="float">
            <text:p>-0.657165</text:p>
          </table:table-cell>
          <table:table-cell office:value-type="float" office:value="-0.112254" calcext:value-type="float">
            <text:p>-0.112254</text:p>
          </table:table-cell>
          <table:table-cell office:value-type="float" office:value="0.475532" calcext:value-type="float">
            <text:p>0.475532</text:p>
          </table:table-cell>
        </table:table-row>
        <table:table-row table:style-name="ro1">
          <table:table-cell office:value-type="float" office:value="0.803742" calcext:value-type="float">
            <text:p>0.803742</text:p>
          </table:table-cell>
          <table:table-cell office:value-type="float" office:value="0.898381" calcext:value-type="float">
            <text:p>0.898381</text:p>
          </table:table-cell>
          <table:table-cell office:value-type="float" office:value="0.649872" calcext:value-type="float">
            <text:p>0.649872</text:p>
          </table:table-cell>
          <table:table-cell office:value-type="float" office:value="0.153131" calcext:value-type="float">
            <text:p>0.153131</text:p>
          </table:table-cell>
          <table:table-cell office:value-type="float" office:value="-0.4021" calcext:value-type="float">
            <text:p>-0.4021</text:p>
          </table:table-cell>
          <table:table-cell office:value-type="float" office:value="-0.803741" calcext:value-type="float">
            <text:p>-0.803741</text:p>
          </table:table-cell>
          <table:table-cell office:value-type="float" office:value="-0.89838" calcext:value-type="float">
            <text:p>-0.89838</text:p>
          </table:table-cell>
          <table:table-cell office:value-type="float" office:value="-0.649873" calcext:value-type="float">
            <text:p>-0.649873</text:p>
          </table:table-cell>
          <table:table-cell office:value-type="float" office:value="-0.153131" calcext:value-type="float">
            <text:p>-0.153131</text:p>
          </table:table-cell>
          <table:table-cell office:value-type="float" office:value="0.4021" calcext:value-type="float">
            <text:p>0.4021</text:p>
          </table:table-cell>
        </table:table-row>
        <table:table-row table:style-name="ro1">
          <table:table-cell office:value-type="float" office:value="0.722629" calcext:value-type="float">
            <text:p>0.722629</text:p>
          </table:table-cell>
          <table:table-cell office:value-type="float" office:value="0.84216" calcext:value-type="float">
            <text:p>0.84216</text:p>
          </table:table-cell>
          <table:table-cell office:value-type="float" office:value="0.640015" calcext:value-type="float">
            <text:p>0.640015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-0.327081" calcext:value-type="float">
            <text:p>-0.327081</text:p>
          </table:table-cell>
          <table:table-cell office:value-type="float" office:value="-0.72263" calcext:value-type="float">
            <text:p>-0.72263</text:p>
          </table:table-cell>
          <table:table-cell office:value-type="float" office:value="-0.842158" calcext:value-type="float">
            <text:p>-0.842158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0.327081" calcext:value-type="float">
            <text:p>0.327081</text:p>
          </table:table-cell>
        </table:table-row>
        <table:table-row table:style-name="ro1">
          <table:table-cell office:value-type="float" office:value="0.638666" calcext:value-type="float">
            <text:p>0.638666</text:p>
          </table:table-cell>
          <table:table-cell office:value-type="float" office:value="0.782613" calcext:value-type="float">
            <text:p>0.782613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0.232912" calcext:value-type="float">
            <text:p>0.232912</text:p>
          </table:table-cell>
          <table:table-cell office:value-type="float" office:value="-0.250771" calcext:value-type="float">
            <text:p>-0.250771</text:p>
          </table:table-cell>
          <table:table-cell office:value-type="float" office:value="-0.638666" calcext:value-type="float">
            <text:p>-0.638666</text:p>
          </table:table-cell>
          <table:table-cell office:value-type="float" office:value="-0.782613" calcext:value-type="float">
            <text:p>-0.782613</text:p>
          </table:table-cell>
          <table:table-cell office:value-type="float" office:value="-0.627631" calcext:value-type="float">
            <text:p>-0.627631</text:p>
          </table:table-cell>
          <table:table-cell office:value-type="float" office:value="-0.232912" calcext:value-type="float">
            <text:p>-0.232912</text:p>
          </table:table-cell>
          <table:table-cell office:value-type="float" office:value="0.250771" calcext:value-type="float">
            <text:p>0.250771</text:p>
          </table:table-cell>
        </table:table-row>
        <table:table-row table:style-name="ro1">
          <table:table-cell office:value-type="float" office:value="0.55219" calcext:value-type="float">
            <text:p>0.55219</text:p>
          </table:table-cell>
          <table:table-cell office:value-type="float" office:value="0.719986" calcext:value-type="float">
            <text:p>0.719986</text:p>
          </table:table-cell>
          <table:table-cell office:value-type="float" office:value="0.612772" calcext:value-type="float">
            <text:p>0.612772</text:p>
          </table:table-cell>
          <table:table-cell office:value-type="float" office:value="0.271497" calcext:value-type="float">
            <text:p>0.271497</text:p>
          </table:table-cell>
          <table:table-cell office:value-type="float" office:value="-0.173478" calcext:value-type="float">
            <text:p>-0.173478</text:p>
          </table:table-cell>
          <table:table-cell office:value-type="float" office:value="-0.552191" calcext:value-type="float">
            <text:p>-0.552191</text:p>
          </table:table-cell>
          <table:table-cell office:value-type="float" office:value="-0.719984" calcext:value-type="float">
            <text:p>-0.719984</text:p>
          </table:table-cell>
          <table:table-cell office:value-type="float" office:value="-0.612771" calcext:value-type="float">
            <text:p>-0.612771</text:p>
          </table:table-cell>
          <table:table-cell office:value-type="float" office:value="-0.271497" calcext:value-type="float">
            <text:p>-0.271497</text:p>
          </table:table-cell>
          <table:table-cell office:value-type="float" office:value="0.173478" calcext:value-type="float">
            <text:p>0.173478</text:p>
          </table:table-cell>
        </table:table-row>
        <table:table-row table:style-name="ro1">
          <table:table-cell office:value-type="float" office:value="0.463528" calcext:value-type="float">
            <text:p>0.463528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-0.095495" calcext:value-type="float">
            <text:p>-0.095495</text:p>
          </table:table-cell>
          <table:table-cell office:value-type="float" office:value="-0.463527" calcext:value-type="float">
            <text:p>-0.463527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-0.595493" calcext:value-type="float">
            <text:p>-0.595493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0.095494" calcext:value-type="float">
            <text:p>0.095494</text:p>
          </table:table-cell>
        </table:table-row>
        <table:table-row table:style-name="ro1">
          <table:table-cell office:value-type="float" office:value="0.373034" calcext:value-type="float">
            <text:p>0.373034</text:p>
          </table:table-cell>
          <table:table-cell office:value-type="float" office:value="0.586451" calcext:value-type="float">
            <text:p>0.586451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-0.017133" calcext:value-type="float">
            <text:p>-0.017133</text:p>
          </table:table-cell>
          <table:table-cell office:value-type="float" office:value="-0.373035" calcext:value-type="float">
            <text:p>-0.373035</text:p>
          </table:table-cell>
          <table:table-cell office:value-type="float" office:value="-0.586449" calcext:value-type="float">
            <text:p>-0.586449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0.017133" calcext:value-type="float">
            <text:p>0.017133</text:p>
          </table:table-cell>
        </table:table-row>
        <table:table-row table:style-name="ro1">
          <table:table-cell office:value-type="float" office:value="0.281069" calcext:value-type="float">
            <text:p>0.281069</text:p>
          </table:table-cell>
          <table:table-cell office:value-type="float" office:value="0.516078" calcext:value-type="float">
            <text:p>0.516078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38025" calcext:value-type="float">
            <text:p>0.38025</text:p>
          </table:table-cell>
          <table:table-cell office:value-type="float" office:value="0.061296" calcext:value-type="float">
            <text:p>0.061296</text:p>
          </table:table-cell>
          <table:table-cell office:value-type="float" office:value="-0.281069" calcext:value-type="float">
            <text:p>-0.281069</text:p>
          </table:table-cell>
          <table:table-cell office:value-type="float" office:value="-0.516076" calcext:value-type="float">
            <text:p>-0.516076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38025" calcext:value-type="float">
            <text:p>-0.38025</text:p>
          </table:table-cell>
          <table:table-cell office:value-type="float" office:value="-0.061296" calcext:value-type="float">
            <text:p>-0.061296</text:p>
          </table:table-cell>
        </table:table-row>
        <table:table-row table:style-name="ro1">
          <table:table-cell office:value-type="float" office:value="0.188004" calcext:value-type="float">
            <text:p>0.188004</text:p>
          </table:table-cell>
          <table:table-cell office:value-type="float" office:value="0.443675" calcext:value-type="float">
            <text:p>0.443675</text:p>
          </table:table-cell>
          <table:table-cell office:value-type="float" office:value="0.529875" calcext:value-type="float">
            <text:p>0.529875</text:p>
          </table:table-cell>
          <table:table-cell office:value-type="float" office:value="0.413682" calcext:value-type="float">
            <text:p>0.413682</text:p>
          </table:table-cell>
          <table:table-cell office:value-type="float" office:value="0.139475" calcext:value-type="float">
            <text:p>0.139475</text:p>
          </table:table-cell>
          <table:table-cell office:value-type="float" office:value="-0.188005" calcext:value-type="float">
            <text:p>-0.188005</text:p>
          </table:table-cell>
          <table:table-cell office:value-type="float" office:value="-0.443672" calcext:value-type="float">
            <text:p>-0.443672</text:p>
          </table:table-cell>
          <table:table-cell office:value-type="float" office:value="-0.529875" calcext:value-type="float">
            <text:p>-0.529875</text:p>
          </table:table-cell>
          <table:table-cell office:value-type="float" office:value="-0.413682" calcext:value-type="float">
            <text:p>-0.413682</text:p>
          </table:table-cell>
          <table:table-cell office:value-type="float" office:value="-0.139474" calcext:value-type="float">
            <text:p>-0.139474</text:p>
          </table:table-cell>
        </table:table-row>
        <table:table-row table:style-name="ro1">
          <table:table-cell office:value-type="float" office:value="0.094188" calcext:value-type="float">
            <text:p>0.094188</text:p>
          </table:table-cell>
          <table:table-cell office:value-type="float" office:value="0.369513" calcext:value-type="float">
            <text:p>0.369513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445484" calcext:value-type="float">
            <text:p>0.445484</text:p>
          </table:table-cell>
          <table:table-cell office:value-type="float" office:value="0.217111" calcext:value-type="float">
            <text:p>0.217111</text:p>
          </table:table-cell>
          <table:table-cell office:value-type="float" office:value="-0.094187" calcext:value-type="float">
            <text:p>-0.094187</text:p>
          </table:table-cell>
          <table:table-cell office:value-type="float" office:value="-0.369511" calcext:value-type="float">
            <text:p>-0.369511</text:p>
          </table:table-cell>
          <table:table-cell office:value-type="float" office:value="-0.503696" calcext:value-type="float">
            <text:p>-0.503696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217112" calcext:value-type="float">
            <text:p>-0.217112</text:p>
          </table:table-cell>
        </table:table-row>
        <table:table-row table:style-name="ro1">
          <table:table-cell office:value-type="float" office:value="0.000001" calcext:value-type="float">
            <text:p>0.000001</text:p>
          </table:table-cell>
          <table:table-cell office:value-type="float" office:value="0.293894" calcext:value-type="float">
            <text:p>0.293894</text:p>
          </table:table-cell>
          <table:table-cell table:number-columns-repeated="2" office:value-type="float" office:value="0.475528" calcext:value-type="float">
            <text:p>0.475528</text:p>
          </table:table-cell>
          <table:table-cell office:value-type="float" office:value="0.293892" calcext:value-type="float">
            <text:p>0.293892</text:p>
          </table:table-cell>
          <table:table-cell office:value-type="float" office:value="-0" calcext:value-type="float">
            <text:p>0</text:p>
          </table:table-cell>
          <table:table-cell office:value-type="float" office:value="-0.293891" calcext:value-type="float">
            <text:p>-0.293891</text:p>
          </table:table-cell>
          <table:table-cell table:number-columns-repeated="2" office:value-type="float" office:value="-0.475528" calcext:value-type="float">
            <text:p>-0.475528</text:p>
          </table:table-cell>
          <table:table-cell office:value-type="float" office:value="-0.293891" calcext:value-type="float">
            <text:p>-0.293891</text:p>
          </table:table-cell>
        </table:table-row>
        <table:table-row table:style-name="ro1">
          <table:table-cell office:value-type="float" office:value="-0.094188" calcext:value-type="float">
            <text:p>-0.094188</text:p>
          </table:table-cell>
          <table:table-cell office:value-type="float" office:value="0.217115" calcext:value-type="float">
            <text:p>0.217115</text:p>
          </table:table-cell>
          <table:table-cell office:value-type="float" office:value="0.445484" calcext:value-type="float">
            <text:p>0.445484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369511" calcext:value-type="float">
            <text:p>0.369511</text:p>
          </table:table-cell>
          <table:table-cell office:value-type="float" office:value="0.094189" calcext:value-type="float">
            <text:p>0.094189</text:p>
          </table:table-cell>
          <table:table-cell office:value-type="float" office:value="-0.217112" calcext:value-type="float">
            <text:p>-0.217112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503696" calcext:value-type="float">
            <text:p>-0.503696</text:p>
          </table:table-cell>
          <table:table-cell office:value-type="float" office:value="-0.369511" calcext:value-type="float">
            <text:p>-0.369511</text:p>
          </table:table-cell>
        </table:table-row>
        <table:table-row table:style-name="ro1">
          <table:table-cell office:value-type="float" office:value="-0.188004" calcext:value-type="float">
            <text:p>-0.188004</text:p>
          </table:table-cell>
          <table:table-cell office:value-type="float" office:value="0.139477" calcext:value-type="float">
            <text:p>0.139477</text:p>
          </table:table-cell>
          <table:table-cell office:value-type="float" office:value="0.413681" calcext:value-type="float">
            <text:p>0.413681</text:p>
          </table:table-cell>
          <table:table-cell office:value-type="float" office:value="0.529875" calcext:value-type="float">
            <text:p>0.529875</text:p>
          </table:table-cell>
          <table:table-cell office:value-type="float" office:value="0.443672" calcext:value-type="float">
            <text:p>0.443672</text:p>
          </table:table-cell>
          <table:table-cell office:value-type="float" office:value="0.188004" calcext:value-type="float">
            <text:p>0.188004</text:p>
          </table:table-cell>
          <table:table-cell office:value-type="float" office:value="-0.139476" calcext:value-type="float">
            <text:p>-0.139476</text:p>
          </table:table-cell>
          <table:table-cell office:value-type="float" office:value="-0.413682" calcext:value-type="float">
            <text:p>-0.413682</text:p>
          </table:table-cell>
          <table:table-cell office:value-type="float" office:value="-0.529875" calcext:value-type="float">
            <text:p>-0.529875</text:p>
          </table:table-cell>
          <table:table-cell office:value-type="float" office:value="-0.443672" calcext:value-type="float">
            <text:p>-0.443672</text:p>
          </table:table-cell>
        </table:table-row>
        <table:table-row table:style-name="ro1">
          <table:table-cell office:value-type="float" office:value="-0.281069" calcext:value-type="float">
            <text:p>-0.281069</text:p>
          </table:table-cell>
          <table:table-cell office:value-type="float" office:value="0.061298" calcext:value-type="float">
            <text:p>0.061298</text:p>
          </table:table-cell>
          <table:table-cell office:value-type="float" office:value="0.38025" calcext:value-type="float">
            <text:p>0.38025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516075" calcext:value-type="float">
            <text:p>0.516075</text:p>
          </table:table-cell>
          <table:table-cell office:value-type="float" office:value="0.28107" calcext:value-type="float">
            <text:p>0.28107</text:p>
          </table:table-cell>
          <table:table-cell office:value-type="float" office:value="-0.061296" calcext:value-type="float">
            <text:p>-0.061296</text:p>
          </table:table-cell>
          <table:table-cell office:value-type="float" office:value="-0.38025" calcext:value-type="float">
            <text:p>-0.38025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516076" calcext:value-type="float">
            <text:p>-0.516076</text:p>
          </table:table-cell>
        </table:table-row>
        <table:table-row table:style-name="ro1">
          <table:table-cell office:value-type="float" office:value="-0.373034" calcext:value-type="float">
            <text:p>-0.373034</text:p>
          </table:table-cell>
          <table:table-cell office:value-type="float" office:value="-0.01713" calcext:value-type="float">
            <text:p>-0.01713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0.575862" calcext:value-type="float">
            <text:p>0.575862</text:p>
          </table:table-cell>
          <table:table-cell office:value-type="float" office:value="0.586448" calcext:value-type="float">
            <text:p>0.586448</text:p>
          </table:table-cell>
          <table:table-cell office:value-type="float" office:value="0.373034" calcext:value-type="float">
            <text:p>0.373034</text:p>
          </table:table-cell>
          <table:table-cell office:value-type="float" office:value="0.017134" calcext:value-type="float">
            <text:p>0.017134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586449" calcext:value-type="float">
            <text:p>-0.586449</text:p>
          </table:table-cell>
        </table:table-row>
        <table:table-row table:style-name="ro1">
          <table:table-cell office:value-type="float" office:value="-0.463528" calcext:value-type="float">
            <text:p>-0.463528</text:p>
          </table:table-cell>
          <table:table-cell office:value-type="float" office:value="-0.095491" calcext:value-type="float">
            <text:p>-0.095491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0.463526" calcext:value-type="float">
            <text:p>0.463526</text:p>
          </table:table-cell>
          <table:table-cell office:value-type="float" office:value="0.095494" calcext:value-type="float">
            <text:p>0.095494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-0.595493" calcext:value-type="float">
            <text:p>-0.595493</text:p>
          </table:table-cell>
          <table:table-cell office:value-type="float" office:value="-0.654509" calcext:value-type="float">
            <text:p>-0.654509</text:p>
          </table:table-cell>
        </table:table-row>
        <table:table-row table:style-name="ro1">
          <table:table-cell office:value-type="float" office:value="-0.55219" calcext:value-type="float">
            <text:p>-0.55219</text:p>
          </table:table-cell>
          <table:table-cell office:value-type="float" office:value="-0.173476" calcext:value-type="float">
            <text:p>-0.173476</text:p>
          </table:table-cell>
          <table:table-cell office:value-type="float" office:value="0.271498" calcext:value-type="float">
            <text:p>0.271498</text:p>
          </table:table-cell>
          <table:table-cell office:value-type="float" office:value="0.612771" calcext:value-type="float">
            <text:p>0.612771</text:p>
          </table:table-cell>
          <table:table-cell office:value-type="float" office:value="0.719984" calcext:value-type="float">
            <text:p>0.719984</text:p>
          </table:table-cell>
          <table:table-cell office:value-type="float" office:value="0.552191" calcext:value-type="float">
            <text:p>0.552191</text:p>
          </table:table-cell>
          <table:table-cell office:value-type="float" office:value="0.173478" calcext:value-type="float">
            <text:p>0.173478</text:p>
          </table:table-cell>
          <table:table-cell office:value-type="float" office:value="-0.271497" calcext:value-type="float">
            <text:p>-0.271497</text:p>
          </table:table-cell>
          <table:table-cell office:value-type="float" office:value="-0.612771" calcext:value-type="float">
            <text:p>-0.612771</text:p>
          </table:table-cell>
          <table:table-cell office:value-type="float" office:value="-0.719984" calcext:value-type="float">
            <text:p>-0.719984</text:p>
          </table:table-cell>
        </table:table-row>
        <table:table-row table:style-name="ro1">
          <table:table-cell office:value-type="float" office:value="-0.638667" calcext:value-type="float">
            <text:p>-0.638667</text:p>
          </table:table-cell>
          <table:table-cell office:value-type="float" office:value="-0.250767" calcext:value-type="float">
            <text:p>-0.250767</text:p>
          </table:table-cell>
          <table:table-cell office:value-type="float" office:value="0.232911" calcext:value-type="float">
            <text:p>0.232911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0.782613" calcext:value-type="float">
            <text:p>0.782613</text:p>
          </table:table-cell>
          <table:table-cell office:value-type="float" office:value="0.638667" calcext:value-type="float">
            <text:p>0.638667</text:p>
          </table:table-cell>
          <table:table-cell office:value-type="float" office:value="0.250771" calcext:value-type="float">
            <text:p>0.250771</text:p>
          </table:table-cell>
          <table:table-cell office:value-type="float" office:value="-0.232912" calcext:value-type="float">
            <text:p>-0.232912</text:p>
          </table:table-cell>
          <table:table-cell office:value-type="float" office:value="-0.627631" calcext:value-type="float">
            <text:p>-0.627631</text:p>
          </table:table-cell>
          <table:table-cell office:value-type="float" office:value="-0.782613" calcext:value-type="float">
            <text:p>-0.782613</text:p>
          </table:table-cell>
        </table:table-row>
        <table:table-row table:style-name="ro1">
          <table:table-cell office:value-type="float" office:value="-0.722629" calcext:value-type="float">
            <text:p>-0.722629</text:p>
          </table:table-cell>
          <table:table-cell office:value-type="float" office:value="-0.327078" calcext:value-type="float">
            <text:p>-0.327078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842158" calcext:value-type="float">
            <text:p>0.842158</text:p>
          </table:table-cell>
          <table:table-cell office:value-type="float" office:value="0.72263" calcext:value-type="float">
            <text:p>0.72263</text:p>
          </table:table-cell>
          <table:table-cell office:value-type="float" office:value="0.327081" calcext:value-type="float">
            <text:p>0.327081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842158" calcext:value-type="float">
            <text:p>-0.842158</text:p>
          </table:table-cell>
        </table:table-row>
        <table:table-row table:style-name="ro1">
          <table:table-cell office:value-type="float" office:value="-0.803742" calcext:value-type="float">
            <text:p>-0.803742</text:p>
          </table:table-cell>
          <table:table-cell office:value-type="float" office:value="-0.402097" calcext:value-type="float">
            <text:p>-0.402097</text:p>
          </table:table-cell>
          <table:table-cell office:value-type="float" office:value="0.153131" calcext:value-type="float">
            <text:p>0.153131</text:p>
          </table:table-cell>
          <table:table-cell office:value-type="float" office:value="0.649872" calcext:value-type="float">
            <text:p>0.649872</text:p>
          </table:table-cell>
          <table:table-cell office:value-type="float" office:value="0.898381" calcext:value-type="float">
            <text:p>0.898381</text:p>
          </table:table-cell>
          <table:table-cell office:value-type="float" office:value="0.803741" calcext:value-type="float">
            <text:p>0.803741</text:p>
          </table:table-cell>
          <table:table-cell office:value-type="float" office:value="0.4021" calcext:value-type="float">
            <text:p>0.4021</text:p>
          </table:table-cell>
          <table:table-cell office:value-type="float" office:value="-0.153131" calcext:value-type="float">
            <text:p>-0.153131</text:p>
          </table:table-cell>
          <table:table-cell office:value-type="float" office:value="-0.649871" calcext:value-type="float">
            <text:p>-0.649871</text:p>
          </table:table-cell>
          <table:table-cell office:value-type="float" office:value="-0.89838" calcext:value-type="float">
            <text:p>-0.89838</text:p>
          </table:table-cell>
        </table:table-row>
        <table:table-row table:style-name="ro1">
          <table:table-cell office:value-type="float" office:value="-0.881681" calcext:value-type="float">
            <text:p>-0.881681</text:p>
          </table:table-cell>
          <table:table-cell office:value-type="float" office:value="-0.475529" calcext:value-type="float">
            <text:p>-0.475529</text:p>
          </table:table-cell>
          <table:table-cell office:value-type="float" office:value="0.112255" calcext:value-type="float">
            <text:p>0.112255</text:p>
          </table:table-cell>
          <table:table-cell office:value-type="float" office:value="0.657165" calcext:value-type="float">
            <text:p>0.657165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0.881681" calcext:value-type="float">
            <text:p>0.881681</text:p>
          </table:table-cell>
          <table:table-cell office:value-type="float" office:value="0.475532" calcext:value-type="float">
            <text:p>0.475532</text:p>
          </table:table-cell>
          <table:table-cell office:value-type="float" office:value="-0.112254" calcext:value-type="float">
            <text:p>-0.112254</text:p>
          </table:table-cell>
          <table:table-cell office:value-type="float" office:value="-0.657165" calcext:value-type="float">
            <text:p>-0.657165</text:p>
          </table:table-cell>
          <table:table-cell office:value-type="float" office:value="-0.951057" calcext:value-type="float">
            <text:p>-0.951057</text:p>
          </table:table-cell>
        </table:table-row>
        <table:table-row table:style-name="ro1">
          <table:table-cell office:value-type="float" office:value="-0.956134" calcext:value-type="float">
            <text:p>-0.956134</text:p>
          </table:table-cell>
          <table:table-cell office:value-type="float" office:value="-0.547077" calcext:value-type="float">
            <text:p>-0.547077</text:p>
          </table:table-cell>
          <table:table-cell office:value-type="float" office:value="0.070938" calcext:value-type="float">
            <text:p>0.070938</text:p>
          </table:table-cell>
          <table:table-cell office:value-type="float" office:value="0.661864" calcext:value-type="float">
            <text:p>0.661864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56133" calcext:value-type="float">
            <text:p>0.956133</text:p>
          </table:table-cell>
          <table:table-cell office:value-type="float" office:value="0.547081" calcext:value-type="float">
            <text:p>0.547081</text:p>
          </table:table-cell>
          <table:table-cell office:value-type="float" office:value="-0.070939" calcext:value-type="float">
            <text:p>-0.070939</text:p>
          </table:table-cell>
          <table:table-cell office:value-type="float" office:value="-0.661865" calcext:value-type="float">
            <text:p>-0.661865</text:p>
          </table:table-cell>
          <table:table-cell office:value-type="float" office:value="-0.999976" calcext:value-type="float">
            <text:p>-0.999976</text:p>
          </table:table-cell>
        </table:table-row>
        <table:table-row table:style-name="ro1">
          <table:table-cell office:value-type="float" office:value="-1.02682" calcext:value-type="float">
            <text:p>-1.02682</text:p>
          </table:table-cell>
          <table:table-cell office:value-type="float" office:value="-0.616474" calcext:value-type="float">
            <text:p>-0.616474</text:p>
          </table:table-cell>
          <table:table-cell office:value-type="float" office:value="0.02934" calcext:value-type="float">
            <text:p>0.02934</text:p>
          </table:table-cell>
          <table:table-cell office:value-type="float" office:value="0.663951" calcext:value-type="float">
            <text:p>0.663951</text:p>
          </table:table-cell>
          <table:table-cell office:value-type="float" office:value="1.044952" calcext:value-type="float">
            <text:p>1.044952</text:p>
          </table:table-cell>
          <table:table-cell office:value-type="float" office:value="1.02682" calcext:value-type="float">
            <text:p>1.02682</text:p>
          </table:table-cell>
          <table:table-cell office:value-type="float" office:value="0.616477" calcext:value-type="float">
            <text:p>0.616477</text:p>
          </table:table-cell>
          <table:table-cell office:value-type="float" office:value="-0.029339" calcext:value-type="float">
            <text:p>-0.029339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1.044952" calcext:value-type="float">
            <text:p>-1.044952</text:p>
          </table:table-cell>
        </table:table-row>
        <table:table-row table:style-name="ro1">
          <table:table-cell office:value-type="float" office:value="-1.093454" calcext:value-type="float">
            <text:p>-1.093454</text:p>
          </table:table-cell>
          <table:table-cell office:value-type="float" office:value="-0.683437" calcext:value-type="float">
            <text:p>-0.683437</text:p>
          </table:table-cell>
          <table:table-cell office:value-type="float" office:value="-0.012376" calcext:value-type="float">
            <text:p>-0.012376</text:p>
          </table:table-cell>
          <table:table-cell office:value-type="float" office:value="0.663419" calcext:value-type="float">
            <text:p>0.663419</text:p>
          </table:table-cell>
          <table:table-cell office:value-type="float" office:value="1.085805" calcext:value-type="float">
            <text:p>1.085805</text:p>
          </table:table-cell>
          <table:table-cell office:value-type="float" office:value="1.093453" calcext:value-type="float">
            <text:p>1.093453</text:p>
          </table:table-cell>
          <table:table-cell office:value-type="float" office:value="0.68344" calcext:value-type="float">
            <text:p>0.68344</text:p>
          </table:table-cell>
          <table:table-cell office:value-type="float" office:value="0.012376" calcext:value-type="float">
            <text:p>0.012376</text:p>
          </table:table-cell>
          <table:table-cell office:value-type="float" office:value="-0.663418" calcext:value-type="float">
            <text:p>-0.663418</text:p>
          </table:table-cell>
          <table:table-cell office:value-type="float" office:value="-1.085804" calcext:value-type="float">
            <text:p>-1.085804</text:p>
          </table:table-cell>
        </table:table-row>
        <table:table-row table:style-name="ro1">
          <table:table-cell office:value-type="float" office:value="-1.155772" calcext:value-type="float">
            <text:p>-1.155772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0.054043" calcext:value-type="float">
            <text:p>-0.054043</text:p>
          </table:table-cell>
          <table:table-cell office:value-type="float" office:value="0.660267" calcext:value-type="float">
            <text:p>0.660267</text:p>
          </table:table-cell>
          <table:table-cell office:value-type="float" office:value="1.122372" calcext:value-type="float">
            <text:p>1.122372</text:p>
          </table:table-cell>
          <table:table-cell office:value-type="float" office:value="1.155772" calcext:value-type="float">
            <text:p>1.155772</text:p>
          </table:table-cell>
          <table:table-cell office:value-type="float" office:value="0.747706" calcext:value-type="float">
            <text:p>0.747706</text:p>
          </table:table-cell>
          <table:table-cell office:value-type="float" office:value="0.054042" calcext:value-type="float">
            <text:p>0.054042</text:p>
          </table:table-cell>
          <table:table-cell office:value-type="float" office:value="-0.660267" calcext:value-type="float">
            <text:p>-0.660267</text:p>
          </table:table-cell>
          <table:table-cell office:value-type="float" office:value="-1.122372" calcext:value-type="float">
            <text:p>-1.122372</text:p>
          </table:table-cell>
        </table:table-row>
        <table:table-row table:style-name="ro1">
          <table:table-cell office:value-type="float" office:value="-1.213524" calcext:value-type="float">
            <text:p>-1.213524</text:p>
          </table:table-cell>
          <table:table-cell office:value-type="float" office:value="-0.809012" calcext:value-type="float">
            <text:p>-0.809012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1.154506" calcext:value-type="float">
            <text:p>1.154506</text:p>
          </table:table-cell>
          <table:table-cell office:value-type="float" office:value="1.213523" calcext:value-type="float">
            <text:p>1.213523</text:p>
          </table:table-cell>
          <table:table-cell office:value-type="float" office:value="0.809015" calcext:value-type="float">
            <text:p>0.809015</text:p>
          </table:table-cell>
          <table:table-cell office:value-type="float" office:value="0.095491" calcext:value-type="float">
            <text:p>0.095491</text:p>
          </table:table-cell>
          <table:table-cell office:value-type="float" office:value="-0.654511" calcext:value-type="float">
            <text:p>-0.654511</text:p>
          </table:table-cell>
          <table:table-cell office:value-type="float" office:value="-1.154507" calcext:value-type="float">
            <text:p>-1.154507</text:p>
          </table:table-cell>
        </table:table-row>
        <table:table-row table:style-name="ro1">
          <table:table-cell office:value-type="float" office:value="-1.266491" calcext:value-type="float">
            <text:p>-1.266491</text:p>
          </table:table-cell>
          <table:table-cell office:value-type="float" office:value="-0.867135" calcext:value-type="float">
            <text:p>-0.867135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0.646169" calcext:value-type="float">
            <text:p>0.646169</text:p>
          </table:table-cell>
          <table:table-cell office:value-type="float" office:value="1.182087" calcext:value-type="float">
            <text:p>1.182087</text:p>
          </table:table-cell>
          <table:table-cell office:value-type="float" office:value="1.266491" calcext:value-type="float">
            <text:p>1.266491</text:p>
          </table:table-cell>
          <table:table-cell office:value-type="float" office:value="0.867138" calcext:value-type="float">
            <text:p>0.867138</text:p>
          </table:table-cell>
          <table:table-cell office:value-type="float" office:value="0.136568" calcext:value-type="float">
            <text:p>0.136568</text:p>
          </table:table-cell>
          <table:table-cell office:value-type="float" office:value="-0.64617" calcext:value-type="float">
            <text:p>-0.64617</text:p>
          </table:table-cell>
          <table:table-cell office:value-type="float" office:value="-1.182088" calcext:value-type="float">
            <text:p>-1.182088</text:p>
          </table:table-cell>
        </table:table-row>
        <table:table-row table:style-name="ro1">
          <table:table-cell office:value-type="float" office:value="-1.31446" calcext:value-type="float">
            <text:p>-1.31446</text:p>
          </table:table-cell>
          <table:table-cell office:value-type="float" office:value="-0.921835" calcext:value-type="float">
            <text:p>-0.921835</text:p>
          </table:table-cell>
          <table:table-cell office:value-type="float" office:value="-0.177105" calcext:value-type="float">
            <text:p>-0.177105</text:p>
          </table:table-cell>
          <table:table-cell office:value-type="float" office:value="0.63528" calcext:value-type="float">
            <text:p>0.63528</text:p>
          </table:table-cell>
          <table:table-cell office:value-type="float" office:value="1.205004" calcext:value-type="float">
            <text:p>1.205004</text:p>
          </table:table-cell>
          <table:table-cell office:value-type="float" office:value="1.31446" calcext:value-type="float">
            <text:p>1.31446</text:p>
          </table:table-cell>
          <table:table-cell office:value-type="float" office:value="0.921837" calcext:value-type="float">
            <text:p>0.921837</text:p>
          </table:table-cell>
          <table:table-cell office:value-type="float" office:value="0.177104" calcext:value-type="float">
            <text:p>0.177104</text:p>
          </table:table-cell>
          <table:table-cell office:value-type="float" office:value="-0.635279" calcext:value-type="float">
            <text:p>-0.635279</text:p>
          </table:table-cell>
          <table:table-cell office:value-type="float" office:value="-1.205003" calcext:value-type="float">
            <text:p>-1.205003</text:p>
          </table:table-cell>
        </table:table-row>
        <table:table-row table:style-name="ro1">
          <table:table-cell office:value-type="float" office:value="-1.357242" calcext:value-type="float">
            <text:p>-1.357242</text:p>
          </table:table-cell>
          <table:table-cell office:value-type="float" office:value="-0.972897" calcext:value-type="float">
            <text:p>-0.972897</text:p>
          </table:table-cell>
          <table:table-cell office:value-type="float" office:value="-0.216944" calcext:value-type="float">
            <text:p>-0.216944</text:p>
          </table:table-cell>
          <table:table-cell office:value-type="float" office:value="0.621882" calcext:value-type="float">
            <text:p>0.621882</text:p>
          </table:table-cell>
          <table:table-cell office:value-type="float" office:value="1.223163" calcext:value-type="float">
            <text:p>1.223163</text:p>
          </table:table-cell>
          <table:table-cell office:value-type="float" office:value="1.357242" calcext:value-type="float">
            <text:p>1.357242</text:p>
          </table:table-cell>
          <table:table-cell office:value-type="float" office:value="0.972899" calcext:value-type="float">
            <text:p>0.972899</text:p>
          </table:table-cell>
          <table:table-cell office:value-type="float" office:value="0.216943" calcext:value-type="float">
            <text:p>0.216943</text:p>
          </table:table-cell>
          <table:table-cell office:value-type="float" office:value="-0.621882" calcext:value-type="float">
            <text:p>-0.621882</text:p>
          </table:table-cell>
          <table:table-cell office:value-type="float" office:value="-1.223164" calcext:value-type="float">
            <text:p>-1.223164</text:p>
          </table:table-cell>
        </table:table-row>
        <table:table-row table:style-name="ro1">
          <table:table-cell office:value-type="float" office:value="-1.394664" calcext:value-type="float">
            <text:p>-1.394664</text:p>
          </table:table-cell>
          <table:table-cell office:value-type="float" office:value="-1.020114" calcext:value-type="float">
            <text:p>-1.020114</text:p>
          </table:table-cell>
          <table:table-cell office:value-type="float" office:value="-0.255922" calcext:value-type="float">
            <text:p>-0.255922</text:p>
          </table:table-cell>
          <table:table-cell office:value-type="float" office:value="0.606031" calcext:value-type="float">
            <text:p>0.606031</text:p>
          </table:table-cell>
          <table:table-cell office:value-type="float" office:value="1.236495" calcext:value-type="float">
            <text:p>1.236495</text:p>
          </table:table-cell>
          <table:table-cell office:value-type="float" office:value="1.394663" calcext:value-type="float">
            <text:p>1.394663</text:p>
          </table:table-cell>
          <table:table-cell office:value-type="float" office:value="1.020117" calcext:value-type="float">
            <text:p>1.020117</text:p>
          </table:table-cell>
          <table:table-cell office:value-type="float" office:value="0.255921" calcext:value-type="float">
            <text:p>0.255921</text:p>
          </table:table-cell>
          <table:table-cell office:value-type="float" office:value="-0.60603" calcext:value-type="float">
            <text:p>-0.60603</text:p>
          </table:table-cell>
          <table:table-cell office:value-type="float" office:value="-1.236495" calcext:value-type="float">
            <text:p>-1.236495</text:p>
          </table:table-cell>
        </table:table-row>
        <table:table-row table:style-name="ro1">
          <table:table-cell office:value-type="float" office:value="-1.426584" calcext:value-type="float">
            <text:p>-1.426584</text:p>
          </table:table-cell>
          <table:table-cell office:value-type="float" office:value="-1.06331" calcext:value-type="float">
            <text:p>-1.06331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0.587787" calcext:value-type="float">
            <text:p>0.587787</text:p>
          </table:table-cell>
          <table:table-cell office:value-type="float" office:value="1.244947" calcext:value-type="float">
            <text:p>1.244947</text:p>
          </table:table-cell>
          <table:table-cell office:value-type="float" office:value="1.426584" calcext:value-type="float">
            <text:p>1.426584</text:p>
          </table:table-cell>
          <table:table-cell office:value-type="float" office:value="1.063313" calcext:value-type="float">
            <text:p>1.063313</text:p>
          </table:table-cell>
          <table:table-cell office:value-type="float" office:value="0.293894" calcext:value-type="float">
            <text:p>0.293894</text:p>
          </table:table-cell>
          <table:table-cell office:value-type="float" office:value="-0.587788" calcext:value-type="float">
            <text:p>-0.587788</text:p>
          </table:table-cell>
          <table:table-cell office:value-type="float" office:value="-1.244949" calcext:value-type="float">
            <text:p>-1.244949</text:p>
          </table:table-cell>
        </table:table-row>
        <table:table-row table:style-name="ro1">
          <table:table-cell office:value-type="float" office:value="-1.452875" calcext:value-type="float">
            <text:p>-1.452875</text:p>
          </table:table-cell>
          <table:table-cell office:value-type="float" office:value="-1.10231" calcext:value-type="float">
            <text:p>-1.10231</text:p>
          </table:table-cell>
          <table:table-cell office:value-type="float" office:value="-0.330706" calcext:value-type="float">
            <text:p>-0.330706</text:p>
          </table:table-cell>
          <table:table-cell office:value-type="float" office:value="0.567225" calcext:value-type="float">
            <text:p>0.567225</text:p>
          </table:table-cell>
          <table:table-cell office:value-type="float" office:value="1.248486" calcext:value-type="float">
            <text:p>1.248486</text:p>
          </table:table-cell>
          <table:table-cell office:value-type="float" office:value="1.452875" calcext:value-type="float">
            <text:p>1.452875</text:p>
          </table:table-cell>
          <table:table-cell office:value-type="float" office:value="1.102312" calcext:value-type="float">
            <text:p>1.102312</text:p>
          </table:table-cell>
          <table:table-cell office:value-type="float" office:value="0.330705" calcext:value-type="float">
            <text:p>0.330705</text:p>
          </table:table-cell>
          <table:table-cell office:value-type="float" office:value="-0.567223" calcext:value-type="float">
            <text:p>-0.567223</text:p>
          </table:table-cell>
          <table:table-cell office:value-type="float" office:value="-1.248488" calcext:value-type="float">
            <text:p>-1.248488</text:p>
          </table:table-cell>
        </table:table-row>
        <table:table-row table:style-name="ro1">
          <table:table-cell office:value-type="float" office:value="-1.473431" calcext:value-type="float">
            <text:p>-1.473431</text:p>
          </table:table-cell>
          <table:table-cell office:value-type="float" office:value="-1.136959" calcext:value-type="float">
            <text:p>-1.136959</text:p>
          </table:table-cell>
          <table:table-cell office:value-type="float" office:value="-0.366213" calcext:value-type="float">
            <text:p>-0.366213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1.247099" calcext:value-type="float">
            <text:p>1.247099</text:p>
          </table:table-cell>
          <table:table-cell office:value-type="float" office:value="1.473431" calcext:value-type="float">
            <text:p>1.473431</text:p>
          </table:table-cell>
          <table:table-cell office:value-type="float" office:value="1.136961" calcext:value-type="float">
            <text:p>1.136961</text:p>
          </table:table-cell>
          <table:table-cell office:value-type="float" office:value="0.366213" calcext:value-type="float">
            <text:p>0.366213</text:p>
          </table:table-cell>
          <table:table-cell office:value-type="float" office:value="-0.544422" calcext:value-type="float">
            <text:p>-0.544422</text:p>
          </table:table-cell>
          <table:table-cell office:value-type="float" office:value="-1.247101" calcext:value-type="float">
            <text:p>-1.247101</text:p>
          </table:table-cell>
        </table:table-row>
        <table:table-row table:style-name="ro1">
          <table:table-cell office:value-type="float" office:value="-1.488172" calcext:value-type="float">
            <text:p>-1.488172</text:p>
          </table:table-cell>
          <table:table-cell office:value-type="float" office:value="-1.167119" calcext:value-type="float">
            <text:p>-1.167119</text:p>
          </table:table-cell>
          <table:table-cell office:value-type="float" office:value="-0.400271" calcext:value-type="float">
            <text:p>-0.400271</text:p>
          </table:table-cell>
          <table:table-cell office:value-type="float" office:value="0.519473" calcext:value-type="float">
            <text:p>0.519473</text:p>
          </table:table-cell>
          <table:table-cell office:value-type="float" office:value="1.24079" calcext:value-type="float">
            <text:p>1.24079</text:p>
          </table:table-cell>
          <table:table-cell office:value-type="float" office:value="1.488171" calcext:value-type="float">
            <text:p>1.488171</text:p>
          </table:table-cell>
          <table:table-cell office:value-type="float" office:value="1.16712" calcext:value-type="float">
            <text:p>1.16712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-0.519472" calcext:value-type="float">
            <text:p>-0.519472</text:p>
          </table:table-cell>
          <table:table-cell office:value-type="float" office:value="-1.24079" calcext:value-type="float">
            <text:p>-1.24079</text:p>
          </table:table-cell>
        </table:table-row>
        <table:table-row table:style-name="ro1">
          <table:table-cell office:value-type="float" office:value="-1.49704" calcext:value-type="float">
            <text:p>-1.49704</text:p>
          </table:table-cell>
          <table:table-cell office:value-type="float" office:value="-1.192675" calcext:value-type="float">
            <text:p>-1.192675</text:p>
          </table:table-cell>
          <table:table-cell office:value-type="float" office:value="-0.432754" calcext:value-type="float">
            <text:p>-0.432754</text:p>
          </table:table-cell>
          <table:table-cell office:value-type="float" office:value="0.492472" calcext:value-type="float">
            <text:p>0.492472</text:p>
          </table:table-cell>
          <table:table-cell office:value-type="float" office:value="1.229583" calcext:value-type="float">
            <text:p>1.229583</text:p>
          </table:table-cell>
          <table:table-cell office:value-type="float" office:value="1.49704" calcext:value-type="float">
            <text:p>1.49704</text:p>
          </table:table-cell>
          <table:table-cell office:value-type="float" office:value="1.192677" calcext:value-type="float">
            <text:p>1.192677</text:p>
          </table:table-cell>
          <table:table-cell office:value-type="float" office:value="0.432753" calcext:value-type="float">
            <text:p>0.432753</text:p>
          </table:table-cell>
          <table:table-cell office:value-type="float" office:value="-0.492472" calcext:value-type="float">
            <text:p>-0.492472</text:p>
          </table:table-cell>
          <table:table-cell office:value-type="float" office:value="-1.229585" calcext:value-type="float">
            <text:p>-1.229585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1.213523" calcext:value-type="float">
            <text:p>-1.213523</text:p>
          </table:table-cell>
          <table:table-cell office:value-type="float" office:value="-0.463527" calcext:value-type="float">
            <text:p>-0.463527</text:p>
          </table:table-cell>
          <table:table-cell office:value-type="float" office:value="0.463526" calcext:value-type="float">
            <text:p>0.463526</text:p>
          </table:table-cell>
          <table:table-cell office:value-type="float" office:value="1.213523" calcext:value-type="float">
            <text:p>1.213523</text:p>
          </table:table-cell>
          <table:table-cell office:value-type="float" office:value="1.5" calcext:value-type="float">
            <text:p>1.5</text:p>
          </table:table-cell>
          <table:table-cell office:value-type="float" office:value="1.213525" calcext:value-type="float">
            <text:p>1.213525</text:p>
          </table:table-cell>
          <table:table-cell office:value-type="float" office:value="0.463526" calcext:value-type="float">
            <text:p>0.463526</text:p>
          </table:table-cell>
          <table:table-cell office:value-type="float" office:value="-0.463527" calcext:value-type="float">
            <text:p>-0.463527</text:p>
          </table:table-cell>
          <table:table-cell office:value-type="float" office:value="-1.213525" calcext:value-type="float">
            <text:p>-1.213525</text:p>
          </table:table-cell>
        </table:table-row>
        <table:table-row table:style-name="ro1">
          <table:table-cell office:value-type="float" office:value="-1.49704" calcext:value-type="float">
            <text:p>-1.49704</text:p>
          </table:table-cell>
          <table:table-cell office:value-type="float" office:value="-1.229583" calcext:value-type="float">
            <text:p>-1.229583</text:p>
          </table:table-cell>
          <table:table-cell office:value-type="float" office:value="-0.492472" calcext:value-type="float">
            <text:p>-0.492472</text:p>
          </table:table-cell>
          <table:table-cell office:value-type="float" office:value="0.432754" calcext:value-type="float">
            <text:p>0.432754</text:p>
          </table:table-cell>
          <table:table-cell office:value-type="float" office:value="1.192675" calcext:value-type="float">
            <text:p>1.192675</text:p>
          </table:table-cell>
          <table:table-cell office:value-type="float" office:value="1.49704" calcext:value-type="float">
            <text:p>1.49704</text:p>
          </table:table-cell>
          <table:table-cell office:value-type="float" office:value="1.229584" calcext:value-type="float">
            <text:p>1.229584</text:p>
          </table:table-cell>
          <table:table-cell office:value-type="float" office:value="0.492472" calcext:value-type="float">
            <text:p>0.492472</text:p>
          </table:table-cell>
          <table:table-cell office:value-type="float" office:value="-0.432752" calcext:value-type="float">
            <text:p>-0.432752</text:p>
          </table:table-cell>
          <table:table-cell office:value-type="float" office:value="-1.192676" calcext:value-type="float">
            <text:p>-1.192676</text:p>
          </table:table-cell>
        </table:table-row>
        <table:table-row table:style-name="ro1">
          <table:table-cell office:value-type="float" office:value="-1.488172" calcext:value-type="float">
            <text:p>-1.488172</text:p>
          </table:table-cell>
          <table:table-cell office:value-type="float" office:value="-1.240789" calcext:value-type="float">
            <text:p>-1.240789</text:p>
          </table:table-cell>
          <table:table-cell office:value-type="float" office:value="-0.519472" calcext:value-type="float">
            <text:p>-0.519472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1.167118" calcext:value-type="float">
            <text:p>1.167118</text:p>
          </table:table-cell>
          <table:table-cell office:value-type="float" office:value="1.488171" calcext:value-type="float">
            <text:p>1.488171</text:p>
          </table:table-cell>
          <table:table-cell office:value-type="float" office:value="1.240791" calcext:value-type="float">
            <text:p>1.240791</text:p>
          </table:table-cell>
          <table:table-cell office:value-type="float" office:value="0.519473" calcext:value-type="float">
            <text:p>0.519473</text:p>
          </table:table-cell>
          <table:table-cell office:value-type="float" office:value="-0.400271" calcext:value-type="float">
            <text:p>-0.400271</text:p>
          </table:table-cell>
          <table:table-cell office:value-type="float" office:value="-1.167121" calcext:value-type="float">
            <text:p>-1.167121</text:p>
          </table:table-cell>
        </table:table-row>
        <table:table-row table:style-name="ro1">
          <table:table-cell office:value-type="float" office:value="-1.473431" calcext:value-type="float">
            <text:p>-1.473431</text:p>
          </table:table-cell>
          <table:table-cell office:value-type="float" office:value="-1.247099" calcext:value-type="float">
            <text:p>-1.247099</text:p>
          </table:table-cell>
          <table:table-cell office:value-type="float" office:value="-0.544422" calcext:value-type="float">
            <text:p>-0.544422</text:p>
          </table:table-cell>
          <table:table-cell office:value-type="float" office:value="0.366213" calcext:value-type="float">
            <text:p>0.366213</text:p>
          </table:table-cell>
          <table:table-cell office:value-type="float" office:value="1.136959" calcext:value-type="float">
            <text:p>1.136959</text:p>
          </table:table-cell>
          <table:table-cell office:value-type="float" office:value="1.473431" calcext:value-type="float">
            <text:p>1.473431</text:p>
          </table:table-cell>
          <table:table-cell office:value-type="float" office:value="1.2471" calcext:value-type="float">
            <text:p>1.2471</text:p>
          </table:table-cell>
          <table:table-cell office:value-type="float" office:value="0.544421" calcext:value-type="float">
            <text:p>0.544421</text:p>
          </table:table-cell>
          <table:table-cell office:value-type="float" office:value="-0.366213" calcext:value-type="float">
            <text:p>-0.366213</text:p>
          </table:table-cell>
          <table:table-cell office:value-type="float" office:value="-1.136962" calcext:value-type="float">
            <text:p>-1.136962</text:p>
          </table:table-cell>
        </table:table-row>
        <table:table-row table:style-name="ro1">
          <table:table-cell office:value-type="float" office:value="-1.452875" calcext:value-type="float">
            <text:p>-1.452875</text:p>
          </table:table-cell>
          <table:table-cell office:value-type="float" office:value="-1.248486" calcext:value-type="float">
            <text:p>-1.248486</text:p>
          </table:table-cell>
          <table:table-cell office:value-type="float" office:value="-0.567223" calcext:value-type="float">
            <text:p>-0.567223</text:p>
          </table:table-cell>
          <table:table-cell office:value-type="float" office:value="0.330705" calcext:value-type="float">
            <text:p>0.330705</text:p>
          </table:table-cell>
          <table:table-cell office:value-type="float" office:value="1.10231" calcext:value-type="float">
            <text:p>1.10231</text:p>
          </table:table-cell>
          <table:table-cell office:value-type="float" office:value="1.452875" calcext:value-type="float">
            <text:p>1.452875</text:p>
          </table:table-cell>
          <table:table-cell office:value-type="float" office:value="1.248488" calcext:value-type="float">
            <text:p>1.248488</text:p>
          </table:table-cell>
          <table:table-cell office:value-type="float" office:value="0.567224" calcext:value-type="float">
            <text:p>0.567224</text:p>
          </table:table-cell>
          <table:table-cell office:value-type="float" office:value="-0.330706" calcext:value-type="float">
            <text:p>-0.330706</text:p>
          </table:table-cell>
          <table:table-cell office:value-type="float" office:value="-1.102312" calcext:value-type="float">
            <text:p>-1.102312</text:p>
          </table:table-cell>
        </table:table-row>
        <table:table-row table:style-name="ro1">
          <table:table-cell office:value-type="float" office:value="-1.426584" calcext:value-type="float">
            <text:p>-1.426584</text:p>
          </table:table-cell>
          <table:table-cell office:value-type="float" office:value="-1.244948" calcext:value-type="float">
            <text:p>-1.244948</text:p>
          </table:table-cell>
          <table:table-cell office:value-type="float" office:value="-0.587787" calcext:value-type="float">
            <text:p>-0.587787</text:p>
          </table:table-cell>
          <table:table-cell office:value-type="float" office:value="0.293894" calcext:value-type="float">
            <text:p>0.293894</text:p>
          </table:table-cell>
          <table:table-cell office:value-type="float" office:value="1.063311" calcext:value-type="float">
            <text:p>1.063311</text:p>
          </table:table-cell>
          <table:table-cell office:value-type="float" office:value="1.426584" calcext:value-type="float">
            <text:p>1.426584</text:p>
          </table:table-cell>
          <table:table-cell office:value-type="float" office:value="1.244948" calcext:value-type="float">
            <text:p>1.244948</text:p>
          </table:table-cell>
          <table:table-cell office:value-type="float" office:value="0.587787" calcext:value-type="float">
            <text:p>0.587787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-1.063313" calcext:value-type="float">
            <text:p>-1.063313</text:p>
          </table:table-cell>
        </table:table-row>
        <table:table-row table:style-name="ro1">
          <table:table-cell office:value-type="float" office:value="-1.394663" calcext:value-type="float">
            <text:p>-1.394663</text:p>
          </table:table-cell>
          <table:table-cell office:value-type="float" office:value="-1.236494" calcext:value-type="float">
            <text:p>-1.236494</text:p>
          </table:table-cell>
          <table:table-cell office:value-type="float" office:value="-0.60603" calcext:value-type="float">
            <text:p>-0.60603</text:p>
          </table:table-cell>
          <table:table-cell office:value-type="float" office:value="0.255921" calcext:value-type="float">
            <text:p>0.255921</text:p>
          </table:table-cell>
          <table:table-cell office:value-type="float" office:value="1.020114" calcext:value-type="float">
            <text:p>1.020114</text:p>
          </table:table-cell>
          <table:table-cell office:value-type="float" office:value="1.394663" calcext:value-type="float">
            <text:p>1.394663</text:p>
          </table:table-cell>
          <table:table-cell office:value-type="float" office:value="1.236495" calcext:value-type="float">
            <text:p>1.236495</text:p>
          </table:table-cell>
          <table:table-cell office:value-type="float" office:value="0.606031" calcext:value-type="float">
            <text:p>0.606031</text:p>
          </table:table-cell>
          <table:table-cell office:value-type="float" office:value="-0.255922" calcext:value-type="float">
            <text:p>-0.255922</text:p>
          </table:table-cell>
          <table:table-cell office:value-type="float" office:value="-1.020117" calcext:value-type="float">
            <text:p>-1.020117</text:p>
          </table:table-cell>
        </table:table-row>
        <table:table-row table:style-name="ro1">
          <table:table-cell office:value-type="float" office:value="-1.357242" calcext:value-type="float">
            <text:p>-1.357242</text:p>
          </table:table-cell>
          <table:table-cell office:value-type="float" office:value="-1.223164" calcext:value-type="float">
            <text:p>-1.223164</text:p>
          </table:table-cell>
          <table:table-cell office:value-type="float" office:value="-0.621882" calcext:value-type="float">
            <text:p>-0.621882</text:p>
          </table:table-cell>
          <table:table-cell office:value-type="float" office:value="0.216943" calcext:value-type="float">
            <text:p>0.216943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1.357242" calcext:value-type="float">
            <text:p>1.357242</text:p>
          </table:table-cell>
          <table:table-cell office:value-type="float" office:value="1.223164" calcext:value-type="float">
            <text:p>1.223164</text:p>
          </table:table-cell>
          <table:table-cell office:value-type="float" office:value="0.621881" calcext:value-type="float">
            <text:p>0.621881</text:p>
          </table:table-cell>
          <table:table-cell office:value-type="float" office:value="-0.216944" calcext:value-type="float">
            <text:p>-0.216944</text:p>
          </table:table-cell>
          <table:table-cell office:value-type="float" office:value="-0.972899" calcext:value-type="float">
            <text:p>-0.972899</text:p>
          </table:table-cell>
        </table:table-row>
        <table:table-row table:style-name="ro1">
          <table:table-cell office:value-type="float" office:value="-1.314461" calcext:value-type="float">
            <text:p>-1.314461</text:p>
          </table:table-cell>
          <table:table-cell office:value-type="float" office:value="-1.205003" calcext:value-type="float">
            <text:p>-1.205003</text:p>
          </table:table-cell>
          <table:table-cell office:value-type="float" office:value="-0.635279" calcext:value-type="float">
            <text:p>-0.635279</text:p>
          </table:table-cell>
          <table:table-cell office:value-type="float" office:value="0.177105" calcext:value-type="float">
            <text:p>0.177105</text:p>
          </table:table-cell>
          <table:table-cell office:value-type="float" office:value="0.921835" calcext:value-type="float">
            <text:p>0.921835</text:p>
          </table:table-cell>
          <table:table-cell office:value-type="float" office:value="1.31446" calcext:value-type="float">
            <text:p>1.31446</text:p>
          </table:table-cell>
          <table:table-cell office:value-type="float" office:value="1.205004" calcext:value-type="float">
            <text:p>1.205004</text:p>
          </table:table-cell>
          <table:table-cell office:value-type="float" office:value="0.63528" calcext:value-type="float">
            <text:p>0.63528</text:p>
          </table:table-cell>
          <table:table-cell office:value-type="float" office:value="-0.177105" calcext:value-type="float">
            <text:p>-0.177105</text:p>
          </table:table-cell>
          <table:table-cell office:value-type="float" office:value="-0.921838" calcext:value-type="float">
            <text:p>-0.921838</text:p>
          </table:table-cell>
        </table:table-row>
        <table:table-row table:style-name="ro1">
          <table:table-cell office:value-type="float" office:value="-1.266492" calcext:value-type="float">
            <text:p>-1.266492</text:p>
          </table:table-cell>
          <table:table-cell office:value-type="float" office:value="-1.182087" calcext:value-type="float">
            <text:p>-1.182087</text:p>
          </table:table-cell>
          <table:table-cell office:value-type="float" office:value="-0.64617" calcext:value-type="float">
            <text:p>-0.64617</text:p>
          </table:table-cell>
          <table:table-cell office:value-type="float" office:value="0.136568" calcext:value-type="float">
            <text:p>0.136568</text:p>
          </table:table-cell>
          <table:table-cell office:value-type="float" office:value="0.867135" calcext:value-type="float">
            <text:p>0.867135</text:p>
          </table:table-cell>
          <table:table-cell office:value-type="float" office:value="1.266491" calcext:value-type="float">
            <text:p>1.266491</text:p>
          </table:table-cell>
          <table:table-cell office:value-type="float" office:value="1.182087" calcext:value-type="float">
            <text:p>1.182087</text:p>
          </table:table-cell>
          <table:table-cell office:value-type="float" office:value="0.646169" calcext:value-type="float">
            <text:p>0.646169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-0.867137" calcext:value-type="float">
            <text:p>-0.867137</text:p>
          </table:table-cell>
        </table:table-row>
        <table:table-row table:style-name="ro1">
          <table:table-cell office:value-type="float" office:value="-1.213523" calcext:value-type="float">
            <text:p>-1.213523</text:p>
          </table:table-cell>
          <table:table-cell office:value-type="float" office:value="-1.154507" calcext:value-type="float">
            <text:p>-1.154507</text:p>
          </table:table-cell>
          <table:table-cell office:value-type="float" office:value="-0.654511" calcext:value-type="float">
            <text:p>-0.654511</text:p>
          </table:table-cell>
          <table:table-cell office:value-type="float" office:value="0.095491" calcext:value-type="float">
            <text:p>0.095491</text:p>
          </table:table-cell>
          <table:table-cell office:value-type="float" office:value="0.809012" calcext:value-type="float">
            <text:p>0.809012</text:p>
          </table:table-cell>
          <table:table-cell office:value-type="float" office:value="1.213523" calcext:value-type="float">
            <text:p>1.213523</text:p>
          </table:table-cell>
          <table:table-cell office:value-type="float" office:value="1.154506" calcext:value-type="float">
            <text:p>1.154506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-0.809015" calcext:value-type="float">
            <text:p>-0.809015</text:p>
          </table:table-cell>
        </table:table-row>
        <table:table-row table:style-name="ro1">
          <table:table-cell office:value-type="float" office:value="-1.155771" calcext:value-type="float">
            <text:p>-1.155771</text:p>
          </table:table-cell>
          <table:table-cell office:value-type="float" office:value="-1.122372" calcext:value-type="float">
            <text:p>-1.122372</text:p>
          </table:table-cell>
          <table:table-cell office:value-type="float" office:value="-0.660267" calcext:value-type="float">
            <text:p>-0.660267</text:p>
          </table:table-cell>
          <table:table-cell office:value-type="float" office:value="0.054042" calcext:value-type="float">
            <text:p>0.054042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1.155772" calcext:value-type="float">
            <text:p>1.155772</text:p>
          </table:table-cell>
          <table:table-cell office:value-type="float" office:value="1.122372" calcext:value-type="float">
            <text:p>1.122372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-0.054042" calcext:value-type="float">
            <text:p>-0.054042</text:p>
          </table:table-cell>
          <table:table-cell office:value-type="float" office:value="-0.747706" calcext:value-type="float">
            <text:p>-0.747706</text:p>
          </table:table-cell>
        </table:table-row>
        <table:table-row table:style-name="ro1">
          <table:table-cell office:value-type="float" office:value="-1.093454" calcext:value-type="float">
            <text:p>-1.093454</text:p>
          </table:table-cell>
          <table:table-cell office:value-type="float" office:value="-1.085804" calcext:value-type="float">
            <text:p>-1.085804</text:p>
          </table:table-cell>
          <table:table-cell office:value-type="float" office:value="-0.663417" calcext:value-type="float">
            <text:p>-0.663417</text:p>
          </table:table-cell>
          <table:table-cell office:value-type="float" office:value="0.012376" calcext:value-type="float">
            <text:p>0.012376</text:p>
          </table:table-cell>
          <table:table-cell office:value-type="float" office:value="0.683437" calcext:value-type="float">
            <text:p>0.683437</text:p>
          </table:table-cell>
          <table:table-cell office:value-type="float" office:value="1.093453" calcext:value-type="float">
            <text:p>1.093453</text:p>
          </table:table-cell>
          <table:table-cell office:value-type="float" office:value="1.085805" calcext:value-type="float">
            <text:p>1.085805</text:p>
          </table:table-cell>
          <table:table-cell office:value-type="float" office:value="0.663419" calcext:value-type="float">
            <text:p>0.663419</text:p>
          </table:table-cell>
          <table:table-cell office:value-type="float" office:value="-0.012376" calcext:value-type="float">
            <text:p>-0.012376</text:p>
          </table:table-cell>
          <table:table-cell office:value-type="float" office:value="-0.68344" calcext:value-type="float">
            <text:p>-0.68344</text:p>
          </table:table-cell>
        </table:table-row>
        <table:table-row table:style-name="ro1">
          <table:table-cell office:value-type="float" office:value="-1.02682" calcext:value-type="float">
            <text:p>-1.02682</text:p>
          </table:table-cell>
          <table:table-cell office:value-type="float" office:value="-1.044953" calcext:value-type="float">
            <text:p>-1.044953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0.029339" calcext:value-type="float">
            <text:p>-0.029339</text:p>
          </table:table-cell>
          <table:table-cell office:value-type="float" office:value="0.616474" calcext:value-type="float">
            <text:p>0.616474</text:p>
          </table:table-cell>
          <table:table-cell office:value-type="float" office:value="1.02682" calcext:value-type="float">
            <text:p>1.02682</text:p>
          </table:table-cell>
          <table:table-cell office:value-type="float" office:value="1.044952" calcext:value-type="float">
            <text:p>1.044952</text:p>
          </table:table-cell>
          <table:table-cell office:value-type="float" office:value="0.663951" calcext:value-type="float">
            <text:p>0.663951</text:p>
          </table:table-cell>
          <table:table-cell office:value-type="float" office:value="0.029339" calcext:value-type="float">
            <text:p>0.029339</text:p>
          </table:table-cell>
          <table:table-cell office:value-type="float" office:value="-0.616477" calcext:value-type="float">
            <text:p>-0.616477</text:p>
          </table:table-cell>
        </table:table-row>
        <table:table-row table:style-name="ro1">
          <table:table-cell office:value-type="float" office:value="-0.956133" calcext:value-type="float">
            <text:p>-0.956133</text:p>
          </table:table-cell>
          <table:table-cell office:value-type="float" office:value="-0.999977" calcext:value-type="float">
            <text:p>-0.999977</text:p>
          </table:table-cell>
          <table:table-cell office:value-type="float" office:value="-0.661864" calcext:value-type="float">
            <text:p>-0.661864</text:p>
          </table:table-cell>
          <table:table-cell office:value-type="float" office:value="-0.070939" calcext:value-type="float">
            <text:p>-0.070939</text:p>
          </table:table-cell>
          <table:table-cell office:value-type="float" office:value="0.547078" calcext:value-type="float">
            <text:p>0.547078</text:p>
          </table:table-cell>
          <table:table-cell office:value-type="float" office:value="0.956134" calcext:value-type="float">
            <text:p>0.956134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661864" calcext:value-type="float">
            <text:p>0.661864</text:p>
          </table:table-cell>
          <table:table-cell office:value-type="float" office:value="0.070938" calcext:value-type="float">
            <text:p>0.070938</text:p>
          </table:table-cell>
          <table:table-cell office:value-type="float" office:value="-0.54708" calcext:value-type="float">
            <text:p>-0.54708</text:p>
          </table:table-cell>
        </table:table-row>
        <table:table-row table:style-name="ro1">
          <table:table-cell office:value-type="float" office:value="-0.88168" calcext:value-type="float">
            <text:p>-0.88168</text:p>
          </table:table-cell>
          <table:table-cell office:value-type="float" office:value="-0.951058" calcext:value-type="float">
            <text:p>-0.951058</text:p>
          </table:table-cell>
          <table:table-cell office:value-type="float" office:value="-0.657165" calcext:value-type="float">
            <text:p>-0.657165</text:p>
          </table:table-cell>
          <table:table-cell office:value-type="float" office:value="-0.112254" calcext:value-type="float">
            <text:p>-0.112254</text:p>
          </table:table-cell>
          <table:table-cell office:value-type="float" office:value="0.475529" calcext:value-type="float">
            <text:p>0.475529</text:p>
          </table:table-cell>
          <table:table-cell office:value-type="float" office:value="0.881681" calcext:value-type="float">
            <text:p>0.881681</text:p>
          </table:table-cell>
          <table:table-cell office:value-type="float" office:value="0.951058" calcext:value-type="float">
            <text:p>0.951058</text:p>
          </table:table-cell>
          <table:table-cell office:value-type="float" office:value="0.657165" calcext:value-type="float">
            <text:p>0.657165</text:p>
          </table:table-cell>
          <table:table-cell office:value-type="float" office:value="0.112254" calcext:value-type="float">
            <text:p>0.112254</text:p>
          </table:table-cell>
          <table:table-cell office:value-type="float" office:value="-0.475532" calcext:value-type="float">
            <text:p>-0.475532</text:p>
          </table:table-cell>
        </table:table-row>
        <table:table-row table:style-name="ro1">
          <table:table-cell office:value-type="float" office:value="-0.803741" calcext:value-type="float">
            <text:p>-0.803741</text:p>
          </table:table-cell>
          <table:table-cell office:value-type="float" office:value="-0.898381" calcext:value-type="float">
            <text:p>-0.898381</text:p>
          </table:table-cell>
          <table:table-cell office:value-type="float" office:value="-0.649873" calcext:value-type="float">
            <text:p>-0.649873</text:p>
          </table:table-cell>
          <table:table-cell office:value-type="float" office:value="-0.153131" calcext:value-type="float">
            <text:p>-0.153131</text:p>
          </table:table-cell>
          <table:table-cell office:value-type="float" office:value="0.402097" calcext:value-type="float">
            <text:p>0.402097</text:p>
          </table:table-cell>
          <table:table-cell office:value-type="float" office:value="0.803741" calcext:value-type="float">
            <text:p>0.803741</text:p>
          </table:table-cell>
          <table:table-cell office:value-type="float" office:value="0.898382" calcext:value-type="float">
            <text:p>0.898382</text:p>
          </table:table-cell>
          <table:table-cell office:value-type="float" office:value="0.649872" calcext:value-type="float">
            <text:p>0.649872</text:p>
          </table:table-cell>
          <table:table-cell office:value-type="float" office:value="0.153131" calcext:value-type="float">
            <text:p>0.153131</text:p>
          </table:table-cell>
          <table:table-cell office:value-type="float" office:value="-0.4021" calcext:value-type="float">
            <text:p>-0.4021</text:p>
          </table:table-cell>
        </table:table-row>
        <table:table-row table:style-name="ro1">
          <table:table-cell office:value-type="float" office:value="-0.72263" calcext:value-type="float">
            <text:p>-0.72263</text:p>
          </table:table-cell>
          <table:table-cell office:value-type="float" office:value="-0.84216" calcext:value-type="float">
            <text:p>-0.84216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0.327078" calcext:value-type="float">
            <text:p>0.327078</text:p>
          </table:table-cell>
          <table:table-cell office:value-type="float" office:value="0.72263" calcext:value-type="float">
            <text:p>0.72263</text:p>
          </table:table-cell>
          <table:table-cell office:value-type="float" office:value="0.842159" calcext:value-type="float">
            <text:p>0.842159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-0.327081" calcext:value-type="float">
            <text:p>-0.327081</text:p>
          </table:table-cell>
        </table:table-row>
        <table:table-row table:style-name="ro1">
          <table:table-cell office:value-type="float" office:value="-0.638666" calcext:value-type="float">
            <text:p>-0.638666</text:p>
          </table:table-cell>
          <table:table-cell office:value-type="float" office:value="-0.782615" calcext:value-type="float">
            <text:p>-0.782615</text:p>
          </table:table-cell>
          <table:table-cell office:value-type="float" office:value="-0.627631" calcext:value-type="float">
            <text:p>-0.627631</text:p>
          </table:table-cell>
          <table:table-cell office:value-type="float" office:value="-0.232912" calcext:value-type="float">
            <text:p>-0.232912</text:p>
          </table:table-cell>
          <table:table-cell office:value-type="float" office:value="0.250768" calcext:value-type="float">
            <text:p>0.250768</text:p>
          </table:table-cell>
          <table:table-cell office:value-type="float" office:value="0.638667" calcext:value-type="float">
            <text:p>0.638667</text:p>
          </table:table-cell>
          <table:table-cell office:value-type="float" office:value="0.782614" calcext:value-type="float">
            <text:p>0.782614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0.232912" calcext:value-type="float">
            <text:p>0.232912</text:p>
          </table:table-cell>
          <table:table-cell office:value-type="float" office:value="-0.250771" calcext:value-type="float">
            <text:p>-0.250771</text:p>
          </table:table-cell>
        </table:table-row>
        <table:table-row table:style-name="ro1">
          <table:table-cell office:value-type="float" office:value="-0.552191" calcext:value-type="float">
            <text:p>-0.552191</text:p>
          </table:table-cell>
          <table:table-cell office:value-type="float" office:value="-0.719986" calcext:value-type="float">
            <text:p>-0.719986</text:p>
          </table:table-cell>
          <table:table-cell office:value-type="float" office:value="-0.612771" calcext:value-type="float">
            <text:p>-0.612771</text:p>
          </table:table-cell>
          <table:table-cell office:value-type="float" office:value="-0.271497" calcext:value-type="float">
            <text:p>-0.271497</text:p>
          </table:table-cell>
          <table:table-cell office:value-type="float" office:value="0.173475" calcext:value-type="float">
            <text:p>0.173475</text:p>
          </table:table-cell>
          <table:table-cell office:value-type="float" office:value="0.552191" calcext:value-type="float">
            <text:p>0.552191</text:p>
          </table:table-cell>
          <table:table-cell office:value-type="float" office:value="0.719985" calcext:value-type="float">
            <text:p>0.719985</text:p>
          </table:table-cell>
          <table:table-cell office:value-type="float" office:value="0.612771" calcext:value-type="float">
            <text:p>0.612771</text:p>
          </table:table-cell>
          <table:table-cell office:value-type="float" office:value="0.271498" calcext:value-type="float">
            <text:p>0.271498</text:p>
          </table:table-cell>
          <table:table-cell office:value-type="float" office:value="-0.173479" calcext:value-type="float">
            <text:p>-0.173479</text:p>
          </table:table-cell>
        </table:table-row>
        <table:table-row table:style-name="ro1">
          <table:table-cell office:value-type="float" office:value="-0.463527" calcext:value-type="float">
            <text:p>-0.463527</text:p>
          </table:table-cell>
          <table:table-cell office:value-type="float" office:value="-0.654511" calcext:value-type="float">
            <text:p>-0.654511</text:p>
          </table:table-cell>
          <table:table-cell office:value-type="float" office:value="-0.595493" calcext:value-type="float">
            <text:p>-0.595493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0.095491" calcext:value-type="float">
            <text:p>0.095491</text:p>
          </table:table-cell>
          <table:table-cell office:value-type="float" office:value="0.463526" calcext:value-type="float">
            <text:p>0.463526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-0.095494" calcext:value-type="float">
            <text:p>-0.095494</text:p>
          </table:table-cell>
        </table:table-row>
        <table:table-row table:style-name="ro1">
          <table:table-cell office:value-type="float" office:value="-0.373035" calcext:value-type="float">
            <text:p>-0.373035</text:p>
          </table:table-cell>
          <table:table-cell office:value-type="float" office:value="-0.586451" calcext:value-type="float">
            <text:p>-0.586451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0.017131" calcext:value-type="float">
            <text:p>0.017131</text:p>
          </table:table-cell>
          <table:table-cell office:value-type="float" office:value="0.373034" calcext:value-type="float">
            <text:p>0.373034</text:p>
          </table:table-cell>
          <table:table-cell office:value-type="float" office:value="0.586452" calcext:value-type="float">
            <text:p>0.586452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-0.017133" calcext:value-type="float">
            <text:p>-0.017133</text:p>
          </table:table-cell>
        </table:table-row>
        <table:table-row table:style-name="ro1">
          <table:table-cell office:value-type="float" office:value="-0.281069" calcext:value-type="float">
            <text:p>-0.281069</text:p>
          </table:table-cell>
          <table:table-cell office:value-type="float" office:value="-0.516078" calcext:value-type="float">
            <text:p>-0.516078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38025" calcext:value-type="float">
            <text:p>-0.38025</text:p>
          </table:table-cell>
          <table:table-cell office:value-type="float" office:value="-0.061299" calcext:value-type="float">
            <text:p>-0.061299</text:p>
          </table:table-cell>
          <table:table-cell office:value-type="float" office:value="0.28107" calcext:value-type="float">
            <text:p>0.28107</text:p>
          </table:table-cell>
          <table:table-cell office:value-type="float" office:value="0.516077" calcext:value-type="float">
            <text:p>0.516077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38025" calcext:value-type="float">
            <text:p>0.38025</text:p>
          </table:table-cell>
          <table:table-cell office:value-type="float" office:value="0.061295" calcext:value-type="float">
            <text:p>0.061295</text:p>
          </table:table-cell>
        </table:table-row>
        <table:table-row table:style-name="ro1">
          <table:table-cell office:value-type="float" office:value="-0.188005" calcext:value-type="float">
            <text:p>-0.188005</text:p>
          </table:table-cell>
          <table:table-cell office:value-type="float" office:value="-0.443674" calcext:value-type="float">
            <text:p>-0.443674</text:p>
          </table:table-cell>
          <table:table-cell office:value-type="float" office:value="-0.529875" calcext:value-type="float">
            <text:p>-0.529875</text:p>
          </table:table-cell>
          <table:table-cell office:value-type="float" office:value="-0.413682" calcext:value-type="float">
            <text:p>-0.413682</text:p>
          </table:table-cell>
          <table:table-cell office:value-type="float" office:value="-0.139477" calcext:value-type="float">
            <text:p>-0.139477</text:p>
          </table:table-cell>
          <table:table-cell office:value-type="float" office:value="0.188004" calcext:value-type="float">
            <text:p>0.188004</text:p>
          </table:table-cell>
          <table:table-cell office:value-type="float" office:value="0.443674" calcext:value-type="float">
            <text:p>0.443674</text:p>
          </table:table-cell>
          <table:table-cell office:value-type="float" office:value="0.529875" calcext:value-type="float">
            <text:p>0.529875</text:p>
          </table:table-cell>
          <table:table-cell office:value-type="float" office:value="0.413681" calcext:value-type="float">
            <text:p>0.413681</text:p>
          </table:table-cell>
          <table:table-cell office:value-type="float" office:value="0.139475" calcext:value-type="float">
            <text:p>0.139475</text:p>
          </table:table-cell>
        </table:table-row>
        <table:table-row table:style-name="ro1">
          <table:table-cell office:value-type="float" office:value="-0.094187" calcext:value-type="float">
            <text:p>-0.094187</text:p>
          </table:table-cell>
          <table:table-cell office:value-type="float" office:value="-0.369514" calcext:value-type="float">
            <text:p>-0.369514</text:p>
          </table:table-cell>
          <table:table-cell office:value-type="float" office:value="-0.503696" calcext:value-type="float">
            <text:p>-0.503696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217114" calcext:value-type="float">
            <text:p>-0.217114</text:p>
          </table:table-cell>
          <table:table-cell office:value-type="float" office:value="0.094189" calcext:value-type="float">
            <text:p>0.094189</text:p>
          </table:table-cell>
          <table:table-cell office:value-type="float" office:value="0.369513" calcext:value-type="float">
            <text:p>0.369513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445484" calcext:value-type="float">
            <text:p>0.445484</text:p>
          </table:table-cell>
          <table:table-cell office:value-type="float" office:value="0.217112" calcext:value-type="float">
            <text:p>0.217112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93893" calcext:value-type="float">
            <text:p>-0.293893</text:p>
          </table:table-cell>
          <table:table-cell table:number-columns-repeated="2" office:value-type="float" office:value="-0.475528" calcext:value-type="float">
            <text:p>-0.475528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-0" calcext:value-type="float">
            <text:p>0</text:p>
          </table:table-cell>
          <table:table-cell office:value-type="float" office:value="0.293894" calcext:value-type="float">
            <text:p>0.293894</text:p>
          </table:table-cell>
          <table:table-cell table:number-columns-repeated="2" office:value-type="float" office:value="0.475528" calcext:value-type="float">
            <text:p>0.475528</text:p>
          </table:table-cell>
          <table:table-cell office:value-type="float" office:value="0.293891" calcext:value-type="float">
            <text:p>0.293891</text:p>
          </table:table-cell>
        </table:table-row>
        <table:table-row table:style-name="ro1">
          <table:table-cell office:value-type="float" office:value="0.094189" calcext:value-type="float">
            <text:p>0.094189</text:p>
          </table:table-cell>
          <table:table-cell office:value-type="float" office:value="-0.217114" calcext:value-type="float">
            <text:p>-0.217114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503696" calcext:value-type="float">
            <text:p>-0.503696</text:p>
          </table:table-cell>
          <table:table-cell office:value-type="float" office:value="-0.369514" calcext:value-type="float">
            <text:p>-0.369514</text:p>
          </table:table-cell>
          <table:table-cell office:value-type="float" office:value="-0.094188" calcext:value-type="float">
            <text:p>-0.094188</text:p>
          </table:table-cell>
          <table:table-cell office:value-type="float" office:value="0.217114" calcext:value-type="float">
            <text:p>0.217114</text:p>
          </table:table-cell>
          <table:table-cell office:value-type="float" office:value="0.445484" calcext:value-type="float">
            <text:p>0.445484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36951" calcext:value-type="float">
            <text:p>0.36951</text:p>
          </table:table-cell>
        </table:table-row>
        <table:table-row table:style-name="ro1">
          <table:table-cell office:value-type="float" office:value="0.188004" calcext:value-type="float">
            <text:p>0.188004</text:p>
          </table:table-cell>
          <table:table-cell office:value-type="float" office:value="-0.139478" calcext:value-type="float">
            <text:p>-0.139478</text:p>
          </table:table-cell>
          <table:table-cell office:value-type="float" office:value="-0.413682" calcext:value-type="float">
            <text:p>-0.413682</text:p>
          </table:table-cell>
          <table:table-cell office:value-type="float" office:value="-0.529875" calcext:value-type="float">
            <text:p>-0.529875</text:p>
          </table:table-cell>
          <table:table-cell office:value-type="float" office:value="-0.443674" calcext:value-type="float">
            <text:p>-0.443674</text:p>
          </table:table-cell>
          <table:table-cell office:value-type="float" office:value="-0.188005" calcext:value-type="float">
            <text:p>-0.188005</text:p>
          </table:table-cell>
          <table:table-cell office:value-type="float" office:value="0.139478" calcext:value-type="float">
            <text:p>0.139478</text:p>
          </table:table-cell>
          <table:table-cell office:value-type="float" office:value="0.413682" calcext:value-type="float">
            <text:p>0.413682</text:p>
          </table:table-cell>
          <table:table-cell office:value-type="float" office:value="0.529875" calcext:value-type="float">
            <text:p>0.529875</text:p>
          </table:table-cell>
          <table:table-cell office:value-type="float" office:value="0.443673" calcext:value-type="float">
            <text:p>0.443673</text:p>
          </table:table-cell>
        </table:table-row>
        <table:table-row table:style-name="ro1">
          <table:table-cell office:value-type="float" office:value="0.28107" calcext:value-type="float">
            <text:p>0.28107</text:p>
          </table:table-cell>
          <table:table-cell office:value-type="float" office:value="-0.061299" calcext:value-type="float">
            <text:p>-0.061299</text:p>
          </table:table-cell>
          <table:table-cell office:value-type="float" office:value="-0.38025" calcext:value-type="float">
            <text:p>-0.38025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516078" calcext:value-type="float">
            <text:p>-0.516078</text:p>
          </table:table-cell>
          <table:table-cell office:value-type="float" office:value="-0.281069" calcext:value-type="float">
            <text:p>-0.281069</text:p>
          </table:table-cell>
          <table:table-cell office:value-type="float" office:value="0.061298" calcext:value-type="float">
            <text:p>0.061298</text:p>
          </table:table-cell>
          <table:table-cell office:value-type="float" office:value="0.38025" calcext:value-type="float">
            <text:p>0.38025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516075" calcext:value-type="float">
            <text:p>0.516075</text:p>
          </table:table-cell>
        </table:table-row>
        <table:table-row table:style-name="ro1">
          <table:table-cell office:value-type="float" office:value="0.373034" calcext:value-type="float">
            <text:p>0.373034</text:p>
          </table:table-cell>
          <table:table-cell office:value-type="float" office:value="0.017131" calcext:value-type="float">
            <text:p>0.017131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586451" calcext:value-type="float">
            <text:p>-0.586451</text:p>
          </table:table-cell>
          <table:table-cell office:value-type="float" office:value="-0.373035" calcext:value-type="float">
            <text:p>-0.373035</text:p>
          </table:table-cell>
          <table:table-cell office:value-type="float" office:value="-0.01713" calcext:value-type="float">
            <text:p>-0.01713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58645" calcext:value-type="float">
            <text:p>0.58645</text:p>
          </table:table-cell>
        </table:table-row>
        <table:table-row table:style-name="ro1">
          <table:table-cell office:value-type="float" office:value="0.463526" calcext:value-type="float">
            <text:p>0.463526</text:p>
          </table:table-cell>
          <table:table-cell office:value-type="float" office:value="0.095491" calcext:value-type="float">
            <text:p>0.095491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-0.595493" calcext:value-type="float">
            <text:p>-0.595493</text:p>
          </table:table-cell>
          <table:table-cell office:value-type="float" office:value="-0.654511" calcext:value-type="float">
            <text:p>-0.654511</text:p>
          </table:table-cell>
          <table:table-cell office:value-type="float" office:value="-0.463527" calcext:value-type="float">
            <text:p>-0.463527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654508" calcext:value-type="float">
            <text:p>0.654508</text:p>
          </table:table-cell>
        </table:table-row>
        <table:table-row table:style-name="ro1">
          <table:table-cell office:value-type="float" office:value="0.552191" calcext:value-type="float">
            <text:p>0.552191</text:p>
          </table:table-cell>
          <table:table-cell office:value-type="float" office:value="0.173475" calcext:value-type="float">
            <text:p>0.173475</text:p>
          </table:table-cell>
          <table:table-cell office:value-type="float" office:value="-0.271497" calcext:value-type="float">
            <text:p>-0.271497</text:p>
          </table:table-cell>
          <table:table-cell office:value-type="float" office:value="-0.612771" calcext:value-type="float">
            <text:p>-0.612771</text:p>
          </table:table-cell>
          <table:table-cell office:value-type="float" office:value="-0.719986" calcext:value-type="float">
            <text:p>-0.719986</text:p>
          </table:table-cell>
          <table:table-cell office:value-type="float" office:value="-0.55219" calcext:value-type="float">
            <text:p>-0.55219</text:p>
          </table:table-cell>
          <table:table-cell office:value-type="float" office:value="-0.173476" calcext:value-type="float">
            <text:p>-0.173476</text:p>
          </table:table-cell>
          <table:table-cell office:value-type="float" office:value="0.271497" calcext:value-type="float">
            <text:p>0.271497</text:p>
          </table:table-cell>
          <table:table-cell office:value-type="float" office:value="0.612772" calcext:value-type="float">
            <text:p>0.612772</text:p>
          </table:table-cell>
          <table:table-cell office:value-type="float" office:value="0.719985" calcext:value-type="float">
            <text:p>0.719985</text:p>
          </table:table-cell>
        </table:table-row>
        <table:table-row table:style-name="ro1">
          <table:table-cell office:value-type="float" office:value="0.638667" calcext:value-type="float">
            <text:p>0.638667</text:p>
          </table:table-cell>
          <table:table-cell office:value-type="float" office:value="0.250768" calcext:value-type="float">
            <text:p>0.250768</text:p>
          </table:table-cell>
          <table:table-cell office:value-type="float" office:value="-0.232912" calcext:value-type="float">
            <text:p>-0.232912</text:p>
          </table:table-cell>
          <table:table-cell office:value-type="float" office:value="-0.627631" calcext:value-type="float">
            <text:p>-0.627631</text:p>
          </table:table-cell>
          <table:table-cell office:value-type="float" office:value="-0.782615" calcext:value-type="float">
            <text:p>-0.782615</text:p>
          </table:table-cell>
          <table:table-cell office:value-type="float" office:value="-0.638666" calcext:value-type="float">
            <text:p>-0.638666</text:p>
          </table:table-cell>
          <table:table-cell office:value-type="float" office:value="-0.250768" calcext:value-type="float">
            <text:p>-0.250768</text:p>
          </table:table-cell>
          <table:table-cell office:value-type="float" office:value="0.232912" calcext:value-type="float">
            <text:p>0.232912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0.782612" calcext:value-type="float">
            <text:p>0.782612</text:p>
          </table:table-cell>
        </table:table-row>
        <table:table-row table:style-name="ro1">
          <table:table-cell office:value-type="float" office:value="0.72263" calcext:value-type="float">
            <text:p>0.72263</text:p>
          </table:table-cell>
          <table:table-cell office:value-type="float" office:value="0.327078" calcext:value-type="float">
            <text:p>0.327078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84216" calcext:value-type="float">
            <text:p>-0.84216</text:p>
          </table:table-cell>
          <table:table-cell office:value-type="float" office:value="-0.722631" calcext:value-type="float">
            <text:p>-0.722631</text:p>
          </table:table-cell>
          <table:table-cell office:value-type="float" office:value="-0.327078" calcext:value-type="float">
            <text:p>-0.327078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0.640015" calcext:value-type="float">
            <text:p>0.640015</text:p>
          </table:table-cell>
          <table:table-cell office:value-type="float" office:value="0.842159" calcext:value-type="float">
            <text:p>0.842159</text:p>
          </table:table-cell>
        </table:table-row>
        <table:table-row table:style-name="ro1">
          <table:table-cell office:value-type="float" office:value="0.803741" calcext:value-type="float">
            <text:p>0.803741</text:p>
          </table:table-cell>
          <table:table-cell office:value-type="float" office:value="0.402097" calcext:value-type="float">
            <text:p>0.402097</text:p>
          </table:table-cell>
          <table:table-cell office:value-type="float" office:value="-0.153131" calcext:value-type="float">
            <text:p>-0.153131</text:p>
          </table:table-cell>
          <table:table-cell office:value-type="float" office:value="-0.649871" calcext:value-type="float">
            <text:p>-0.649871</text:p>
          </table:table-cell>
          <table:table-cell office:value-type="float" office:value="-0.898381" calcext:value-type="float">
            <text:p>-0.898381</text:p>
          </table:table-cell>
          <table:table-cell office:value-type="float" office:value="-0.803741" calcext:value-type="float">
            <text:p>-0.803741</text:p>
          </table:table-cell>
          <table:table-cell office:value-type="float" office:value="-0.402097" calcext:value-type="float">
            <text:p>-0.402097</text:p>
          </table:table-cell>
          <table:table-cell office:value-type="float" office:value="0.153131" calcext:value-type="float">
            <text:p>0.153131</text:p>
          </table:table-cell>
          <table:table-cell office:value-type="float" office:value="0.649872" calcext:value-type="float">
            <text:p>0.649872</text:p>
          </table:table-cell>
          <table:table-cell office:value-type="float" office:value="0.89838" calcext:value-type="float">
            <text:p>0.89838</text:p>
          </table:table-cell>
        </table:table-row>
        <table:table-row table:style-name="ro1">
          <table:table-cell office:value-type="float" office:value="0.881681" calcext:value-type="float">
            <text:p>0.881681</text:p>
          </table:table-cell>
          <table:table-cell office:value-type="float" office:value="0.475529" calcext:value-type="float">
            <text:p>0.475529</text:p>
          </table:table-cell>
          <table:table-cell office:value-type="float" office:value="-0.112254" calcext:value-type="float">
            <text:p>-0.112254</text:p>
          </table:table-cell>
          <table:table-cell office:value-type="float" office:value="-0.657165" calcext:value-type="float">
            <text:p>-0.657165</text:p>
          </table:table-cell>
          <table:table-cell office:value-type="float" office:value="-0.951058" calcext:value-type="float">
            <text:p>-0.951058</text:p>
          </table:table-cell>
          <table:table-cell office:value-type="float" office:value="-0.88168" calcext:value-type="float">
            <text:p>-0.88168</text:p>
          </table:table-cell>
          <table:table-cell office:value-type="float" office:value="-0.475529" calcext:value-type="float">
            <text:p>-0.475529</text:p>
          </table:table-cell>
          <table:table-cell office:value-type="float" office:value="0.112254" calcext:value-type="float">
            <text:p>0.112254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951056" calcext:value-type="float">
            <text:p>0.951056</text:p>
          </table:table-cell>
        </table:table-row>
        <table:table-row table:style-name="ro1">
          <table:table-cell office:value-type="float" office:value="0.956133" calcext:value-type="float">
            <text:p>0.956133</text:p>
          </table:table-cell>
          <table:table-cell office:value-type="float" office:value="0.547078" calcext:value-type="float">
            <text:p>0.547078</text:p>
          </table:table-cell>
          <table:table-cell office:value-type="float" office:value="-0.070939" calcext:value-type="float">
            <text:p>-0.070939</text:p>
          </table:table-cell>
          <table:table-cell office:value-type="float" office:value="-0.661865" calcext:value-type="float">
            <text:p>-0.661865</text:p>
          </table:table-cell>
          <table:table-cell office:value-type="float" office:value="-0.999977" calcext:value-type="float">
            <text:p>-0.999977</text:p>
          </table:table-cell>
          <table:table-cell office:value-type="float" office:value="-0.956133" calcext:value-type="float">
            <text:p>-0.956133</text:p>
          </table:table-cell>
          <table:table-cell office:value-type="float" office:value="-0.547078" calcext:value-type="float">
            <text:p>-0.547078</text:p>
          </table:table-cell>
          <table:table-cell office:value-type="float" office:value="0.070939" calcext:value-type="float">
            <text:p>0.070939</text:p>
          </table:table-cell>
          <table:table-cell office:value-type="float" office:value="0.661864" calcext:value-type="float">
            <text:p>0.661864</text:p>
          </table:table-cell>
          <table:table-cell office:value-type="float" office:value="0.999975" calcext:value-type="float">
            <text:p>0.999975</text:p>
          </table:table-cell>
        </table:table-row>
        <table:table-row table:style-name="ro1">
          <table:table-cell office:value-type="float" office:value="1.02682" calcext:value-type="float">
            <text:p>1.02682</text:p>
          </table:table-cell>
          <table:table-cell office:value-type="float" office:value="0.616474" calcext:value-type="float">
            <text:p>0.616474</text:p>
          </table:table-cell>
          <table:table-cell office:value-type="float" office:value="-0.029339" calcext:value-type="float">
            <text:p>-0.029339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1.044953" calcext:value-type="float">
            <text:p>-1.044953</text:p>
          </table:table-cell>
          <table:table-cell office:value-type="float" office:value="-1.026821" calcext:value-type="float">
            <text:p>-1.026821</text:p>
          </table:table-cell>
          <table:table-cell office:value-type="float" office:value="-0.616474" calcext:value-type="float">
            <text:p>-0.616474</text:p>
          </table:table-cell>
          <table:table-cell office:value-type="float" office:value="0.029339" calcext:value-type="float">
            <text:p>0.029339</text:p>
          </table:table-cell>
          <table:table-cell office:value-type="float" office:value="0.663952" calcext:value-type="float">
            <text:p>0.663952</text:p>
          </table:table-cell>
          <table:table-cell office:value-type="float" office:value="1.044953" calcext:value-type="float">
            <text:p>1.044953</text:p>
          </table:table-cell>
        </table:table-row>
        <table:table-row table:style-name="ro1">
          <table:table-cell office:value-type="float" office:value="1.093453" calcext:value-type="float">
            <text:p>1.093453</text:p>
          </table:table-cell>
          <table:table-cell office:value-type="float" office:value="0.683437" calcext:value-type="float">
            <text:p>0.683437</text:p>
          </table:table-cell>
          <table:table-cell office:value-type="float" office:value="0.012376" calcext:value-type="float">
            <text:p>0.012376</text:p>
          </table:table-cell>
          <table:table-cell office:value-type="float" office:value="-0.663418" calcext:value-type="float">
            <text:p>-0.663418</text:p>
          </table:table-cell>
          <table:table-cell office:value-type="float" office:value="-1.085804" calcext:value-type="float">
            <text:p>-1.085804</text:p>
          </table:table-cell>
          <table:table-cell office:value-type="float" office:value="-1.093454" calcext:value-type="float">
            <text:p>-1.093454</text:p>
          </table:table-cell>
          <table:table-cell office:value-type="float" office:value="-0.683437" calcext:value-type="float">
            <text:p>-0.683437</text:p>
          </table:table-cell>
          <table:table-cell office:value-type="float" office:value="-0.012376" calcext:value-type="float">
            <text:p>-0.012376</text:p>
          </table:table-cell>
          <table:table-cell office:value-type="float" office:value="0.663418" calcext:value-type="float">
            <text:p>0.663418</text:p>
          </table:table-cell>
          <table:table-cell office:value-type="float" office:value="1.085805" calcext:value-type="float">
            <text:p>1.085805</text:p>
          </table:table-cell>
        </table:table-row>
        <table:table-row table:style-name="ro1">
          <table:table-cell office:value-type="float" office:value="1.155772" calcext:value-type="float">
            <text:p>1.155772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0.054042" calcext:value-type="float">
            <text:p>0.054042</text:p>
          </table:table-cell>
          <table:table-cell office:value-type="float" office:value="-0.660267" calcext:value-type="float">
            <text:p>-0.660267</text:p>
          </table:table-cell>
          <table:table-cell office:value-type="float" office:value="-1.122372" calcext:value-type="float">
            <text:p>-1.122372</text:p>
          </table:table-cell>
          <table:table-cell office:value-type="float" office:value="-1.155772" calcext:value-type="float">
            <text:p>-1.155772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0.054042" calcext:value-type="float">
            <text:p>-0.054042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1.122371" calcext:value-type="float">
            <text:p>1.122371</text:p>
          </table:table-cell>
        </table:table-row>
        <table:table-row table:style-name="ro1">
          <table:table-cell office:value-type="float" office:value="1.213523" calcext:value-type="float">
            <text:p>1.213523</text:p>
          </table:table-cell>
          <table:table-cell office:value-type="float" office:value="0.809012" calcext:value-type="float">
            <text:p>0.809012</text:p>
          </table:table-cell>
          <table:table-cell office:value-type="float" office:value="0.095491" calcext:value-type="float">
            <text:p>0.095491</text:p>
          </table:table-cell>
          <table:table-cell office:value-type="float" office:value="-0.654511" calcext:value-type="float">
            <text:p>-0.654511</text:p>
          </table:table-cell>
          <table:table-cell office:value-type="float" office:value="-1.154507" calcext:value-type="float">
            <text:p>-1.154507</text:p>
          </table:table-cell>
          <table:table-cell office:value-type="float" office:value="-1.213523" calcext:value-type="float">
            <text:p>-1.213523</text:p>
          </table:table-cell>
          <table:table-cell office:value-type="float" office:value="-0.809012" calcext:value-type="float">
            <text:p>-0.809012</text:p>
          </table:table-cell>
          <table:table-cell office:value-type="float" office:value="-0.095491" calcext:value-type="float">
            <text:p>-0.095491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1.154506" calcext:value-type="float">
            <text:p>1.154506</text:p>
          </table:table-cell>
        </table:table-row>
        <table:table-row table:style-name="ro1">
          <table:table-cell office:value-type="float" office:value="1.266491" calcext:value-type="float">
            <text:p>1.266491</text:p>
          </table:table-cell>
          <table:table-cell office:value-type="float" office:value="0.867135" calcext:value-type="float">
            <text:p>0.867135</text:p>
          </table:table-cell>
          <table:table-cell office:value-type="float" office:value="0.136568" calcext:value-type="float">
            <text:p>0.136568</text:p>
          </table:table-cell>
          <table:table-cell office:value-type="float" office:value="-0.64617" calcext:value-type="float">
            <text:p>-0.64617</text:p>
          </table:table-cell>
          <table:table-cell office:value-type="float" office:value="-1.182088" calcext:value-type="float">
            <text:p>-1.182088</text:p>
          </table:table-cell>
          <table:table-cell office:value-type="float" office:value="-1.266491" calcext:value-type="float">
            <text:p>-1.266491</text:p>
          </table:table-cell>
          <table:table-cell office:value-type="float" office:value="-0.867135" calcext:value-type="float">
            <text:p>-0.867135</text:p>
          </table:table-cell>
          <table:table-cell office:value-type="float" office:value="-0.136568" calcext:value-type="float">
            <text:p>-0.136568</text:p>
          </table:table-cell>
          <table:table-cell office:value-type="float" office:value="0.646171" calcext:value-type="float">
            <text:p>0.646171</text:p>
          </table:table-cell>
          <table:table-cell office:value-type="float" office:value="1.182088" calcext:value-type="float">
            <text:p>1.182088</text:p>
          </table:table-cell>
        </table:table-row>
        <table:table-row table:style-name="ro1">
          <table:table-cell office:value-type="float" office:value="1.31446" calcext:value-type="float">
            <text:p>1.31446</text:p>
          </table:table-cell>
          <table:table-cell office:value-type="float" office:value="0.921835" calcext:value-type="float">
            <text:p>0.921835</text:p>
          </table:table-cell>
          <table:table-cell office:value-type="float" office:value="0.177104" calcext:value-type="float">
            <text:p>0.177104</text:p>
          </table:table-cell>
          <table:table-cell office:value-type="float" office:value="-0.635279" calcext:value-type="float">
            <text:p>-0.635279</text:p>
          </table:table-cell>
          <table:table-cell office:value-type="float" office:value="-1.205003" calcext:value-type="float">
            <text:p>-1.205003</text:p>
          </table:table-cell>
          <table:table-cell office:value-type="float" office:value="-1.314461" calcext:value-type="float">
            <text:p>-1.314461</text:p>
          </table:table-cell>
          <table:table-cell office:value-type="float" office:value="-0.921835" calcext:value-type="float">
            <text:p>-0.921835</text:p>
          </table:table-cell>
          <table:table-cell office:value-type="float" office:value="-0.177105" calcext:value-type="float">
            <text:p>-0.177105</text:p>
          </table:table-cell>
          <table:table-cell office:value-type="float" office:value="0.635279" calcext:value-type="float">
            <text:p>0.635279</text:p>
          </table:table-cell>
          <table:table-cell office:value-type="float" office:value="1.205003" calcext:value-type="float">
            <text:p>1.205003</text:p>
          </table:table-cell>
        </table:table-row>
        <table:table-row table:style-name="ro1">
          <table:table-cell office:value-type="float" office:value="1.357242" calcext:value-type="float">
            <text:p>1.357242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0.216943" calcext:value-type="float">
            <text:p>0.216943</text:p>
          </table:table-cell>
          <table:table-cell office:value-type="float" office:value="-0.621882" calcext:value-type="float">
            <text:p>-0.621882</text:p>
          </table:table-cell>
          <table:table-cell office:value-type="float" office:value="-1.223164" calcext:value-type="float">
            <text:p>-1.223164</text:p>
          </table:table-cell>
          <table:table-cell office:value-type="float" office:value="-1.357242" calcext:value-type="float">
            <text:p>-1.357242</text:p>
          </table:table-cell>
          <table:table-cell office:value-type="float" office:value="-0.972896" calcext:value-type="float">
            <text:p>-0.972896</text:p>
          </table:table-cell>
          <table:table-cell office:value-type="float" office:value="-0.216943" calcext:value-type="float">
            <text:p>-0.216943</text:p>
          </table:table-cell>
          <table:table-cell office:value-type="float" office:value="0.621881" calcext:value-type="float">
            <text:p>0.621881</text:p>
          </table:table-cell>
          <table:table-cell office:value-type="float" office:value="1.223163" calcext:value-type="float">
            <text:p>1.223163</text:p>
          </table:table-cell>
        </table:table-row>
        <table:table-row table:style-name="ro1">
          <table:table-cell office:value-type="float" office:value="1.394663" calcext:value-type="float">
            <text:p>1.394663</text:p>
          </table:table-cell>
          <table:table-cell office:value-type="float" office:value="1.020114" calcext:value-type="float">
            <text:p>1.020114</text:p>
          </table:table-cell>
          <table:table-cell office:value-type="float" office:value="0.255921" calcext:value-type="float">
            <text:p>0.255921</text:p>
          </table:table-cell>
          <table:table-cell office:value-type="float" office:value="-0.60603" calcext:value-type="float">
            <text:p>-0.60603</text:p>
          </table:table-cell>
          <table:table-cell office:value-type="float" office:value="-1.236494" calcext:value-type="float">
            <text:p>-1.236494</text:p>
          </table:table-cell>
          <table:table-cell office:value-type="float" office:value="-1.394663" calcext:value-type="float">
            <text:p>-1.394663</text:p>
          </table:table-cell>
          <table:table-cell office:value-type="float" office:value="-1.020114" calcext:value-type="float">
            <text:p>-1.020114</text:p>
          </table:table-cell>
          <table:table-cell office:value-type="float" office:value="-0.255921" calcext:value-type="float">
            <text:p>-0.255921</text:p>
          </table:table-cell>
          <table:table-cell office:value-type="float" office:value="0.606031" calcext:value-type="float">
            <text:p>0.606031</text:p>
          </table:table-cell>
          <table:table-cell office:value-type="float" office:value="1.236494" calcext:value-type="float">
            <text:p>1.236494</text:p>
          </table:table-cell>
        </table:table-row>
        <table:table-row table:style-name="ro1">
          <table:table-cell office:value-type="float" office:value="1.426584" calcext:value-type="float">
            <text:p>1.426584</text:p>
          </table:table-cell>
          <table:table-cell office:value-type="float" office:value="1.063311" calcext:value-type="float">
            <text:p>1.063311</text:p>
          </table:table-cell>
          <table:table-cell office:value-type="float" office:value="0.293894" calcext:value-type="float">
            <text:p>0.293894</text:p>
          </table:table-cell>
          <table:table-cell office:value-type="float" office:value="-0.587788" calcext:value-type="float">
            <text:p>-0.587788</text:p>
          </table:table-cell>
          <table:table-cell office:value-type="float" office:value="-1.244948" calcext:value-type="float">
            <text:p>-1.244948</text:p>
          </table:table-cell>
          <table:table-cell office:value-type="float" office:value="-1.426584" calcext:value-type="float">
            <text:p>-1.426584</text:p>
          </table:table-cell>
          <table:table-cell office:value-type="float" office:value="-1.06331" calcext:value-type="float">
            <text:p>-1.06331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0.587786" calcext:value-type="float">
            <text:p>0.587786</text:p>
          </table:table-cell>
          <table:table-cell office:value-type="float" office:value="1.244947" calcext:value-type="float">
            <text:p>1.244947</text:p>
          </table:table-cell>
        </table:table-row>
        <table:table-row table:style-name="ro1">
          <table:table-cell office:value-type="float" office:value="1.452875" calcext:value-type="float">
            <text:p>1.452875</text:p>
          </table:table-cell>
          <table:table-cell office:value-type="float" office:value="1.10231" calcext:value-type="float">
            <text:p>1.10231</text:p>
          </table:table-cell>
          <table:table-cell office:value-type="float" office:value="0.330705" calcext:value-type="float">
            <text:p>0.330705</text:p>
          </table:table-cell>
          <table:table-cell office:value-type="float" office:value="-0.567223" calcext:value-type="float">
            <text:p>-0.567223</text:p>
          </table:table-cell>
          <table:table-cell office:value-type="float" office:value="-1.248486" calcext:value-type="float">
            <text:p>-1.248486</text:p>
          </table:table-cell>
          <table:table-cell office:value-type="float" office:value="-1.452875" calcext:value-type="float">
            <text:p>-1.452875</text:p>
          </table:table-cell>
          <table:table-cell office:value-type="float" office:value="-1.10231" calcext:value-type="float">
            <text:p>-1.10231</text:p>
          </table:table-cell>
          <table:table-cell office:value-type="float" office:value="-0.330706" calcext:value-type="float">
            <text:p>-0.330706</text:p>
          </table:table-cell>
          <table:table-cell office:value-type="float" office:value="0.567224" calcext:value-type="float">
            <text:p>0.567224</text:p>
          </table:table-cell>
          <table:table-cell office:value-type="float" office:value="1.248487" calcext:value-type="float">
            <text:p>1.248487</text:p>
          </table:table-cell>
        </table:table-row>
        <table:table-row table:style-name="ro1">
          <table:table-cell office:value-type="float" office:value="1.473431" calcext:value-type="float">
            <text:p>1.473431</text:p>
          </table:table-cell>
          <table:table-cell office:value-type="float" office:value="1.136959" calcext:value-type="float">
            <text:p>1.136959</text:p>
          </table:table-cell>
          <table:table-cell office:value-type="float" office:value="0.366213" calcext:value-type="float">
            <text:p>0.366213</text:p>
          </table:table-cell>
          <table:table-cell office:value-type="float" office:value="-0.544422" calcext:value-type="float">
            <text:p>-0.544422</text:p>
          </table:table-cell>
          <table:table-cell office:value-type="float" office:value="-1.247099" calcext:value-type="float">
            <text:p>-1.247099</text:p>
          </table:table-cell>
          <table:table-cell office:value-type="float" office:value="-1.473431" calcext:value-type="float">
            <text:p>-1.473431</text:p>
          </table:table-cell>
          <table:table-cell office:value-type="float" office:value="-1.136959" calcext:value-type="float">
            <text:p>-1.136959</text:p>
          </table:table-cell>
          <table:table-cell office:value-type="float" office:value="-0.366212" calcext:value-type="float">
            <text:p>-0.366212</text:p>
          </table:table-cell>
          <table:table-cell office:value-type="float" office:value="0.544421" calcext:value-type="float">
            <text:p>0.544421</text:p>
          </table:table-cell>
          <table:table-cell office:value-type="float" office:value="1.247098" calcext:value-type="float">
            <text:p>1.247098</text:p>
          </table:table-cell>
        </table:table-row>
        <table:table-row table:style-name="ro1">
          <table:table-cell office:value-type="float" office:value="1.488171" calcext:value-type="float">
            <text:p>1.488171</text:p>
          </table:table-cell>
          <table:table-cell office:value-type="float" office:value="1.167118" calcext:value-type="float">
            <text:p>1.167118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-0.519472" calcext:value-type="float">
            <text:p>-0.519472</text:p>
          </table:table-cell>
          <table:table-cell office:value-type="float" office:value="-1.240789" calcext:value-type="float">
            <text:p>-1.240789</text:p>
          </table:table-cell>
          <table:table-cell office:value-type="float" office:value="-1.488172" calcext:value-type="float">
            <text:p>-1.488172</text:p>
          </table:table-cell>
          <table:table-cell office:value-type="float" office:value="-1.167119" calcext:value-type="float">
            <text:p>-1.167119</text:p>
          </table:table-cell>
          <table:table-cell office:value-type="float" office:value="-0.400272" calcext:value-type="float">
            <text:p>-0.400272</text:p>
          </table:table-cell>
          <table:table-cell office:value-type="float" office:value="0.519473" calcext:value-type="float">
            <text:p>0.519473</text:p>
          </table:table-cell>
          <table:table-cell office:value-type="float" office:value="1.240789" calcext:value-type="float">
            <text:p>1.240789</text:p>
          </table:table-cell>
        </table:table-row>
        <table:table-row table:style-name="ro1">
          <table:table-cell office:value-type="float" office:value="1.49704" calcext:value-type="float">
            <text:p>1.49704</text:p>
          </table:table-cell>
          <table:table-cell office:value-type="float" office:value="1.192675" calcext:value-type="float">
            <text:p>1.192675</text:p>
          </table:table-cell>
          <table:table-cell office:value-type="float" office:value="0.432753" calcext:value-type="float">
            <text:p>0.432753</text:p>
          </table:table-cell>
          <table:table-cell office:value-type="float" office:value="-0.492472" calcext:value-type="float">
            <text:p>-0.492472</text:p>
          </table:table-cell>
          <table:table-cell office:value-type="float" office:value="-1.229583" calcext:value-type="float">
            <text:p>-1.229583</text:p>
          </table:table-cell>
          <table:table-cell office:value-type="float" office:value="-1.49704" calcext:value-type="float">
            <text:p>-1.49704</text:p>
          </table:table-cell>
          <table:table-cell office:value-type="float" office:value="-1.192674" calcext:value-type="float">
            <text:p>-1.192674</text:p>
          </table:table-cell>
          <table:table-cell office:value-type="float" office:value="-0.432753" calcext:value-type="float">
            <text:p>-0.432753</text:p>
          </table:table-cell>
          <table:table-cell office:value-type="float" office:value="0.492471" calcext:value-type="float">
            <text:p>0.492471</text:p>
          </table:table-cell>
          <table:table-cell office:value-type="float" office:value="1.229582" calcext:value-type="float">
            <text:p>1.22958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213523" calcext:value-type="float">
            <text:p>1.213523</text:p>
          </table:table-cell>
          <table:table-cell office:value-type="float" office:value="0.463526" calcext:value-type="float">
            <text:p>0.463526</text:p>
          </table:table-cell>
          <table:table-cell office:value-type="float" office:value="-0.463527" calcext:value-type="float">
            <text:p>-0.463527</text:p>
          </table:table-cell>
          <table:table-cell office:value-type="float" office:value="-1.213523" calcext:value-type="float">
            <text:p>-1.213523</text:p>
          </table:table-cell>
          <table:table-cell office:value-type="float" office:value="-1.5" calcext:value-type="float">
            <text:p>-1.5</text:p>
          </table:table-cell>
          <table:table-cell office:value-type="float" office:value="-1.213524" calcext:value-type="float">
            <text:p>-1.213524</text:p>
          </table:table-cell>
          <table:table-cell office:value-type="float" office:value="-0.463528" calcext:value-type="float">
            <text:p>-0.463528</text:p>
          </table:table-cell>
          <table:table-cell office:value-type="float" office:value="0.463528" calcext:value-type="float">
            <text:p>0.463528</text:p>
          </table:table-cell>
          <table:table-cell office:value-type="float" office:value="1.213524" calcext:value-type="float">
            <text:p>1.213524</text:p>
          </table:table-cell>
        </table:table-row>
        <table:table-row table:style-name="ro1">
          <table:table-cell office:value-type="float" office:value="1.49704" calcext:value-type="float">
            <text:p>1.49704</text:p>
          </table:table-cell>
          <table:table-cell office:value-type="float" office:value="1.229583" calcext:value-type="float">
            <text:p>1.229583</text:p>
          </table:table-cell>
          <table:table-cell office:value-type="float" office:value="0.492472" calcext:value-type="float">
            <text:p>0.492472</text:p>
          </table:table-cell>
          <table:table-cell office:value-type="float" office:value="-0.432752" calcext:value-type="float">
            <text:p>-0.432752</text:p>
          </table:table-cell>
          <table:table-cell office:value-type="float" office:value="-1.192674" calcext:value-type="float">
            <text:p>-1.192674</text:p>
          </table:table-cell>
          <table:table-cell office:value-type="float" office:value="-1.49704" calcext:value-type="float">
            <text:p>-1.49704</text:p>
          </table:table-cell>
          <table:table-cell office:value-type="float" office:value="-1.229582" calcext:value-type="float">
            <text:p>-1.229582</text:p>
          </table:table-cell>
          <table:table-cell office:value-type="float" office:value="-0.492471" calcext:value-type="float">
            <text:p>-0.492471</text:p>
          </table:table-cell>
          <table:table-cell office:value-type="float" office:value="0.432753" calcext:value-type="float">
            <text:p>0.432753</text:p>
          </table:table-cell>
          <table:table-cell office:value-type="float" office:value="1.192674" calcext:value-type="float">
            <text:p>1.192674</text:p>
          </table:table-cell>
        </table:table-row>
        <table:table-row table:style-name="ro1">
          <table:table-cell office:value-type="float" office:value="1.488171" calcext:value-type="float">
            <text:p>1.488171</text:p>
          </table:table-cell>
          <table:table-cell office:value-type="float" office:value="1.24079" calcext:value-type="float">
            <text:p>1.24079</text:p>
          </table:table-cell>
          <table:table-cell office:value-type="float" office:value="0.519473" calcext:value-type="float">
            <text:p>0.519473</text:p>
          </table:table-cell>
          <table:table-cell office:value-type="float" office:value="-0.400271" calcext:value-type="float">
            <text:p>-0.400271</text:p>
          </table:table-cell>
          <table:table-cell office:value-type="float" office:value="-1.167119" calcext:value-type="float">
            <text:p>-1.167119</text:p>
          </table:table-cell>
          <table:table-cell office:value-type="float" office:value="-1.488172" calcext:value-type="float">
            <text:p>-1.488172</text:p>
          </table:table-cell>
          <table:table-cell office:value-type="float" office:value="-1.240789" calcext:value-type="float">
            <text:p>-1.240789</text:p>
          </table:table-cell>
          <table:table-cell office:value-type="float" office:value="-0.519473" calcext:value-type="float">
            <text:p>-0.519473</text:p>
          </table:table-cell>
          <table:table-cell office:value-type="float" office:value="0.40027" calcext:value-type="float">
            <text:p>0.40027</text:p>
          </table:table-cell>
          <table:table-cell office:value-type="float" office:value="1.167118" calcext:value-type="float">
            <text:p>1.167118</text:p>
          </table:table-cell>
        </table:table-row>
        <table:table-row table:style-name="ro1">
          <table:table-cell office:value-type="float" office:value="1.473431" calcext:value-type="float">
            <text:p>1.473431</text:p>
          </table:table-cell>
          <table:table-cell office:value-type="float" office:value="1.247099" calcext:value-type="float">
            <text:p>1.247099</text:p>
          </table:table-cell>
          <table:table-cell office:value-type="float" office:value="0.544421" calcext:value-type="float">
            <text:p>0.544421</text:p>
          </table:table-cell>
          <table:table-cell office:value-type="float" office:value="-0.366213" calcext:value-type="float">
            <text:p>-0.366213</text:p>
          </table:table-cell>
          <table:table-cell office:value-type="float" office:value="-1.13696" calcext:value-type="float">
            <text:p>-1.13696</text:p>
          </table:table-cell>
          <table:table-cell office:value-type="float" office:value="-1.473431" calcext:value-type="float">
            <text:p>-1.473431</text:p>
          </table:table-cell>
          <table:table-cell office:value-type="float" office:value="-1.247098" calcext:value-type="float">
            <text:p>-1.247098</text:p>
          </table:table-cell>
          <table:table-cell office:value-type="float" office:value="-0.544421" calcext:value-type="float">
            <text:p>-0.544421</text:p>
          </table:table-cell>
          <table:table-cell office:value-type="float" office:value="0.366212" calcext:value-type="float">
            <text:p>0.366212</text:p>
          </table:table-cell>
          <table:table-cell office:value-type="float" office:value="1.136959" calcext:value-type="float">
            <text:p>1.136959</text:p>
          </table:table-cell>
        </table:table-row>
        <table:table-row table:style-name="ro1">
          <table:table-cell office:value-type="float" office:value="1.452875" calcext:value-type="float">
            <text:p>1.452875</text:p>
          </table:table-cell>
          <table:table-cell office:value-type="float" office:value="1.248487" calcext:value-type="float">
            <text:p>1.248487</text:p>
          </table:table-cell>
          <table:table-cell office:value-type="float" office:value="0.567224" calcext:value-type="float">
            <text:p>0.567224</text:p>
          </table:table-cell>
          <table:table-cell office:value-type="float" office:value="-0.330706" calcext:value-type="float">
            <text:p>-0.330706</text:p>
          </table:table-cell>
          <table:table-cell office:value-type="float" office:value="-1.10231" calcext:value-type="float">
            <text:p>-1.10231</text:p>
          </table:table-cell>
          <table:table-cell office:value-type="float" office:value="-1.452875" calcext:value-type="float">
            <text:p>-1.452875</text:p>
          </table:table-cell>
          <table:table-cell office:value-type="float" office:value="-1.248487" calcext:value-type="float">
            <text:p>-1.248487</text:p>
          </table:table-cell>
          <table:table-cell office:value-type="float" office:value="-0.567224" calcext:value-type="float">
            <text:p>-0.567224</text:p>
          </table:table-cell>
          <table:table-cell office:value-type="float" office:value="0.330706" calcext:value-type="float">
            <text:p>0.330706</text:p>
          </table:table-cell>
          <table:table-cell office:value-type="float" office:value="1.10231" calcext:value-type="float">
            <text:p>1.10231</text:p>
          </table:table-cell>
        </table:table-row>
        <table:table-row table:style-name="ro1">
          <table:table-cell office:value-type="float" office:value="1.426584" calcext:value-type="float">
            <text:p>1.426584</text:p>
          </table:table-cell>
          <table:table-cell office:value-type="float" office:value="1.244947" calcext:value-type="float">
            <text:p>1.244947</text:p>
          </table:table-cell>
          <table:table-cell office:value-type="float" office:value="0.587787" calcext:value-type="float">
            <text:p>0.587787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-1.06331" calcext:value-type="float">
            <text:p>-1.06331</text:p>
          </table:table-cell>
          <table:table-cell office:value-type="float" office:value="-1.426584" calcext:value-type="float">
            <text:p>-1.426584</text:p>
          </table:table-cell>
          <table:table-cell office:value-type="float" office:value="-1.244948" calcext:value-type="float">
            <text:p>-1.244948</text:p>
          </table:table-cell>
          <table:table-cell office:value-type="float" office:value="-0.587788" calcext:value-type="float">
            <text:p>-0.587788</text:p>
          </table:table-cell>
          <table:table-cell office:value-type="float" office:value="0.293894" calcext:value-type="float">
            <text:p>0.293894</text:p>
          </table:table-cell>
          <table:table-cell office:value-type="float" office:value="1.06331" calcext:value-type="float">
            <text:p>1.06331</text:p>
          </table:table-cell>
        </table:table-row>
        <table:table-row table:style-name="ro1">
          <table:table-cell office:value-type="float" office:value="1.394663" calcext:value-type="float">
            <text:p>1.394663</text:p>
          </table:table-cell>
          <table:table-cell office:value-type="float" office:value="1.236495" calcext:value-type="float">
            <text:p>1.236495</text:p>
          </table:table-cell>
          <table:table-cell office:value-type="float" office:value="0.606031" calcext:value-type="float">
            <text:p>0.606031</text:p>
          </table:table-cell>
          <table:table-cell office:value-type="float" office:value="-0.255922" calcext:value-type="float">
            <text:p>-0.255922</text:p>
          </table:table-cell>
          <table:table-cell office:value-type="float" office:value="-1.020114" calcext:value-type="float">
            <text:p>-1.020114</text:p>
          </table:table-cell>
          <table:table-cell office:value-type="float" office:value="-1.394663" calcext:value-type="float">
            <text:p>-1.394663</text:p>
          </table:table-cell>
          <table:table-cell office:value-type="float" office:value="-1.236494" calcext:value-type="float">
            <text:p>-1.236494</text:p>
          </table:table-cell>
          <table:table-cell office:value-type="float" office:value="-0.606031" calcext:value-type="float">
            <text:p>-0.606031</text:p>
          </table:table-cell>
          <table:table-cell office:value-type="float" office:value="0.255921" calcext:value-type="float">
            <text:p>0.255921</text:p>
          </table:table-cell>
          <table:table-cell office:value-type="float" office:value="1.020114" calcext:value-type="float">
            <text:p>1.020114</text:p>
          </table:table-cell>
        </table:table-row>
        <table:table-row table:style-name="ro1">
          <table:table-cell office:value-type="float" office:value="1.357242" calcext:value-type="float">
            <text:p>1.357242</text:p>
          </table:table-cell>
          <table:table-cell office:value-type="float" office:value="1.223163" calcext:value-type="float">
            <text:p>1.223163</text:p>
          </table:table-cell>
          <table:table-cell office:value-type="float" office:value="0.621881" calcext:value-type="float">
            <text:p>0.621881</text:p>
          </table:table-cell>
          <table:table-cell office:value-type="float" office:value="-0.216944" calcext:value-type="float">
            <text:p>-0.216944</text:p>
          </table:table-cell>
          <table:table-cell office:value-type="float" office:value="-0.972897" calcext:value-type="float">
            <text:p>-0.972897</text:p>
          </table:table-cell>
          <table:table-cell office:value-type="float" office:value="-1.357242" calcext:value-type="float">
            <text:p>-1.357242</text:p>
          </table:table-cell>
          <table:table-cell office:value-type="float" office:value="-1.223162" calcext:value-type="float">
            <text:p>-1.223162</text:p>
          </table:table-cell>
          <table:table-cell office:value-type="float" office:value="-0.621881" calcext:value-type="float">
            <text:p>-0.621881</text:p>
          </table:table-cell>
          <table:table-cell office:value-type="float" office:value="0.216943" calcext:value-type="float">
            <text:p>0.216943</text:p>
          </table:table-cell>
          <table:table-cell office:value-type="float" office:value="0.972896" calcext:value-type="float">
            <text:p>0.972896</text:p>
          </table:table-cell>
        </table:table-row>
        <table:table-row table:style-name="ro1">
          <table:table-cell office:value-type="float" office:value="1.31446" calcext:value-type="float">
            <text:p>1.31446</text:p>
          </table:table-cell>
          <table:table-cell office:value-type="float" office:value="1.205004" calcext:value-type="float">
            <text:p>1.205004</text:p>
          </table:table-cell>
          <table:table-cell office:value-type="float" office:value="0.63528" calcext:value-type="float">
            <text:p>0.63528</text:p>
          </table:table-cell>
          <table:table-cell office:value-type="float" office:value="-0.177105" calcext:value-type="float">
            <text:p>-0.177105</text:p>
          </table:table-cell>
          <table:table-cell office:value-type="float" office:value="-0.921835" calcext:value-type="float">
            <text:p>-0.921835</text:p>
          </table:table-cell>
          <table:table-cell office:value-type="float" office:value="-1.314461" calcext:value-type="float">
            <text:p>-1.314461</text:p>
          </table:table-cell>
          <table:table-cell office:value-type="float" office:value="-1.205003" calcext:value-type="float">
            <text:p>-1.205003</text:p>
          </table:table-cell>
          <table:table-cell office:value-type="float" office:value="-0.635279" calcext:value-type="float">
            <text:p>-0.635279</text:p>
          </table:table-cell>
          <table:table-cell office:value-type="float" office:value="0.177105" calcext:value-type="float">
            <text:p>0.177105</text:p>
          </table:table-cell>
          <table:table-cell office:value-type="float" office:value="0.921835" calcext:value-type="float">
            <text:p>0.921835</text:p>
          </table:table-cell>
        </table:table-row>
        <table:table-row table:style-name="ro1">
          <table:table-cell office:value-type="float" office:value="1.266491" calcext:value-type="float">
            <text:p>1.266491</text:p>
          </table:table-cell>
          <table:table-cell office:value-type="float" office:value="1.182087" calcext:value-type="float">
            <text:p>1.182087</text:p>
          </table:table-cell>
          <table:table-cell office:value-type="float" office:value="0.646169" calcext:value-type="float">
            <text:p>0.646169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-0.867135" calcext:value-type="float">
            <text:p>-0.867135</text:p>
          </table:table-cell>
          <table:table-cell office:value-type="float" office:value="-1.266491" calcext:value-type="float">
            <text:p>-1.266491</text:p>
          </table:table-cell>
          <table:table-cell office:value-type="float" office:value="-1.182088" calcext:value-type="float">
            <text:p>-1.182088</text:p>
          </table:table-cell>
          <table:table-cell office:value-type="float" office:value="-0.64617" calcext:value-type="float">
            <text:p>-0.64617</text:p>
          </table:table-cell>
          <table:table-cell office:value-type="float" office:value="0.136568" calcext:value-type="float">
            <text:p>0.136568</text:p>
          </table:table-cell>
          <table:table-cell office:value-type="float" office:value="0.867135" calcext:value-type="float">
            <text:p>0.867135</text:p>
          </table:table-cell>
        </table:table-row>
        <table:table-row table:style-name="ro1">
          <table:table-cell office:value-type="float" office:value="1.213523" calcext:value-type="float">
            <text:p>1.213523</text:p>
          </table:table-cell>
          <table:table-cell office:value-type="float" office:value="1.154506" calcext:value-type="float">
            <text:p>1.154506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-0.809012" calcext:value-type="float">
            <text:p>-0.809012</text:p>
          </table:table-cell>
          <table:table-cell office:value-type="float" office:value="-1.213524" calcext:value-type="float">
            <text:p>-1.213524</text:p>
          </table:table-cell>
          <table:table-cell office:value-type="float" office:value="-1.154506" calcext:value-type="float">
            <text:p>-1.154506</text:p>
          </table:table-cell>
          <table:table-cell office:value-type="float" office:value="-0.65451" calcext:value-type="float">
            <text:p>-0.65451</text:p>
          </table:table-cell>
          <table:table-cell office:value-type="float" office:value="0.095491" calcext:value-type="float">
            <text:p>0.095491</text:p>
          </table:table-cell>
          <table:table-cell office:value-type="float" office:value="0.809012" calcext:value-type="float">
            <text:p>0.809012</text:p>
          </table:table-cell>
        </table:table-row>
        <table:table-row table:style-name="ro1">
          <table:table-cell office:value-type="float" office:value="1.155772" calcext:value-type="float">
            <text:p>1.155772</text:p>
          </table:table-cell>
          <table:table-cell office:value-type="float" office:value="1.122372" calcext:value-type="float">
            <text:p>1.122372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-0.054042" calcext:value-type="float">
            <text:p>-0.054042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1.155772" calcext:value-type="float">
            <text:p>-1.155772</text:p>
          </table:table-cell>
          <table:table-cell office:value-type="float" office:value="-1.122371" calcext:value-type="float">
            <text:p>-1.122371</text:p>
          </table:table-cell>
          <table:table-cell office:value-type="float" office:value="-0.660266" calcext:value-type="float">
            <text:p>-0.660266</text:p>
          </table:table-cell>
          <table:table-cell office:value-type="float" office:value="0.054042" calcext:value-type="float">
            <text:p>0.054042</text:p>
          </table:table-cell>
          <table:table-cell office:value-type="float" office:value="0.747703" calcext:value-type="float">
            <text:p>0.747703</text:p>
          </table:table-cell>
        </table:table-row>
        <table:table-row table:style-name="ro1">
          <table:table-cell office:value-type="float" office:value="1.093453" calcext:value-type="float">
            <text:p>1.093453</text:p>
          </table:table-cell>
          <table:table-cell office:value-type="float" office:value="1.085805" calcext:value-type="float">
            <text:p>1.085805</text:p>
          </table:table-cell>
          <table:table-cell office:value-type="float" office:value="0.663419" calcext:value-type="float">
            <text:p>0.663419</text:p>
          </table:table-cell>
          <table:table-cell office:value-type="float" office:value="-0.012376" calcext:value-type="float">
            <text:p>-0.012376</text:p>
          </table:table-cell>
          <table:table-cell office:value-type="float" office:value="-0.683437" calcext:value-type="float">
            <text:p>-0.683437</text:p>
          </table:table-cell>
          <table:table-cell office:value-type="float" office:value="-1.093454" calcext:value-type="float">
            <text:p>-1.093454</text:p>
          </table:table-cell>
          <table:table-cell office:value-type="float" office:value="-1.085805" calcext:value-type="float">
            <text:p>-1.085805</text:p>
          </table:table-cell>
          <table:table-cell office:value-type="float" office:value="-0.663418" calcext:value-type="float">
            <text:p>-0.663418</text:p>
          </table:table-cell>
          <table:table-cell office:value-type="float" office:value="0.012375" calcext:value-type="float">
            <text:p>0.012375</text:p>
          </table:table-cell>
          <table:table-cell office:value-type="float" office:value="0.683437" calcext:value-type="float">
            <text:p>0.683437</text:p>
          </table:table-cell>
        </table:table-row>
        <table:table-row table:style-name="ro1">
          <table:table-cell office:value-type="float" office:value="1.02682" calcext:value-type="float">
            <text:p>1.02682</text:p>
          </table:table-cell>
          <table:table-cell office:value-type="float" office:value="1.044952" calcext:value-type="float">
            <text:p>1.044952</text:p>
          </table:table-cell>
          <table:table-cell office:value-type="float" office:value="0.663951" calcext:value-type="float">
            <text:p>0.663951</text:p>
          </table:table-cell>
          <table:table-cell office:value-type="float" office:value="0.029339" calcext:value-type="float">
            <text:p>0.029339</text:p>
          </table:table-cell>
          <table:table-cell office:value-type="float" office:value="-0.616474" calcext:value-type="float">
            <text:p>-0.616474</text:p>
          </table:table-cell>
          <table:table-cell office:value-type="float" office:value="-1.026819" calcext:value-type="float">
            <text:p>-1.026819</text:p>
          </table:table-cell>
          <table:table-cell office:value-type="float" office:value="-1.044953" calcext:value-type="float">
            <text:p>-1.044953</text:p>
          </table:table-cell>
          <table:table-cell office:value-type="float" office:value="-0.663952" calcext:value-type="float">
            <text:p>-0.663952</text:p>
          </table:table-cell>
          <table:table-cell office:value-type="float" office:value="-0.029339" calcext:value-type="float">
            <text:p>-0.029339</text:p>
          </table:table-cell>
          <table:table-cell office:value-type="float" office:value="0.616474" calcext:value-type="float">
            <text:p>0.616474</text:p>
          </table:table-cell>
        </table:table-row>
        <table:table-row table:style-name="ro1">
          <table:table-cell office:value-type="float" office:value="0.956134" calcext:value-type="float">
            <text:p>0.956134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661864" calcext:value-type="float">
            <text:p>0.661864</text:p>
          </table:table-cell>
          <table:table-cell office:value-type="float" office:value="0.070938" calcext:value-type="float">
            <text:p>0.070938</text:p>
          </table:table-cell>
          <table:table-cell office:value-type="float" office:value="-0.547077" calcext:value-type="float">
            <text:p>-0.547077</text:p>
          </table:table-cell>
          <table:table-cell office:value-type="float" office:value="-0.956134" calcext:value-type="float">
            <text:p>-0.956134</text:p>
          </table:table-cell>
          <table:table-cell office:value-type="float" office:value="-0.999976" calcext:value-type="float">
            <text:p>-0.999976</text:p>
          </table:table-cell>
          <table:table-cell office:value-type="float" office:value="-0.661863" calcext:value-type="float">
            <text:p>-0.661863</text:p>
          </table:table-cell>
          <table:table-cell office:value-type="float" office:value="-0.070939" calcext:value-type="float">
            <text:p>-0.070939</text:p>
          </table:table-cell>
          <table:table-cell office:value-type="float" office:value="0.547078" calcext:value-type="float">
            <text:p>0.547078</text:p>
          </table:table-cell>
        </table:table-row>
        <table:table-row table:style-name="ro1">
          <table:table-cell office:value-type="float" office:value="0.881681" calcext:value-type="float">
            <text:p>0.881681</text:p>
          </table:table-cell>
          <table:table-cell office:value-type="float" office:value="0.951058" calcext:value-type="float">
            <text:p>0.951058</text:p>
          </table:table-cell>
          <table:table-cell office:value-type="float" office:value="0.657165" calcext:value-type="float">
            <text:p>0.657165</text:p>
          </table:table-cell>
          <table:table-cell office:value-type="float" office:value="0.112254" calcext:value-type="float">
            <text:p>0.112254</text:p>
          </table:table-cell>
          <table:table-cell office:value-type="float" office:value="-0.475529" calcext:value-type="float">
            <text:p>-0.475529</text:p>
          </table:table-cell>
          <table:table-cell office:value-type="float" office:value="-0.881681" calcext:value-type="float">
            <text:p>-0.881681</text:p>
          </table:table-cell>
          <table:table-cell office:value-type="float" office:value="-0.951059" calcext:value-type="float">
            <text:p>-0.951059</text:p>
          </table:table-cell>
          <table:table-cell office:value-type="float" office:value="-0.657166" calcext:value-type="float">
            <text:p>-0.657166</text:p>
          </table:table-cell>
          <table:table-cell office:value-type="float" office:value="-0.112254" calcext:value-type="float">
            <text:p>-0.112254</text:p>
          </table:table-cell>
          <table:table-cell office:value-type="float" office:value="0.475529" calcext:value-type="float">
            <text:p>0.475529</text:p>
          </table:table-cell>
        </table:table-row>
        <table:table-row table:style-name="ro1">
          <table:table-cell office:value-type="float" office:value="0.803741" calcext:value-type="float">
            <text:p>0.803741</text:p>
          </table:table-cell>
          <table:table-cell office:value-type="float" office:value="0.898382" calcext:value-type="float">
            <text:p>0.898382</text:p>
          </table:table-cell>
          <table:table-cell office:value-type="float" office:value="0.649872" calcext:value-type="float">
            <text:p>0.649872</text:p>
          </table:table-cell>
          <table:table-cell office:value-type="float" office:value="0.153131" calcext:value-type="float">
            <text:p>0.153131</text:p>
          </table:table-cell>
          <table:table-cell office:value-type="float" office:value="-0.402097" calcext:value-type="float">
            <text:p>-0.402097</text:p>
          </table:table-cell>
          <table:table-cell office:value-type="float" office:value="-0.803742" calcext:value-type="float">
            <text:p>-0.803742</text:p>
          </table:table-cell>
          <table:table-cell office:value-type="float" office:value="-0.898381" calcext:value-type="float">
            <text:p>-0.898381</text:p>
          </table:table-cell>
          <table:table-cell office:value-type="float" office:value="-0.649872" calcext:value-type="float">
            <text:p>-0.649872</text:p>
          </table:table-cell>
          <table:table-cell office:value-type="float" office:value="-0.153131" calcext:value-type="float">
            <text:p>-0.153131</text:p>
          </table:table-cell>
          <table:table-cell office:value-type="float" office:value="0.402097" calcext:value-type="float">
            <text:p>0.402097</text:p>
          </table:table-cell>
        </table:table-row>
        <table:table-row table:style-name="ro1">
          <table:table-cell office:value-type="float" office:value="0.72263" calcext:value-type="float">
            <text:p>0.72263</text:p>
          </table:table-cell>
          <table:table-cell office:value-type="float" office:value="0.842159" calcext:value-type="float">
            <text:p>0.842159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-0.327078" calcext:value-type="float">
            <text:p>-0.327078</text:p>
          </table:table-cell>
          <table:table-cell office:value-type="float" office:value="-0.722629" calcext:value-type="float">
            <text:p>-0.722629</text:p>
          </table:table-cell>
          <table:table-cell office:value-type="float" office:value="-0.84216" calcext:value-type="float">
            <text:p>-0.84216</text:p>
          </table:table-cell>
          <table:table-cell office:value-type="float" office:value="-0.640015" calcext:value-type="float">
            <text:p>-0.640015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0.327078" calcext:value-type="float">
            <text:p>0.327078</text:p>
          </table:table-cell>
        </table:table-row>
        <table:table-row table:style-name="ro1">
          <table:table-cell office:value-type="float" office:value="0.638667" calcext:value-type="float">
            <text:p>0.638667</text:p>
          </table:table-cell>
          <table:table-cell office:value-type="float" office:value="0.782614" calcext:value-type="float">
            <text:p>0.782614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0.232912" calcext:value-type="float">
            <text:p>0.232912</text:p>
          </table:table-cell>
          <table:table-cell office:value-type="float" office:value="-0.250768" calcext:value-type="float">
            <text:p>-0.250768</text:p>
          </table:table-cell>
          <table:table-cell office:value-type="float" office:value="-0.638666" calcext:value-type="float">
            <text:p>-0.638666</text:p>
          </table:table-cell>
          <table:table-cell office:value-type="float" office:value="-0.782613" calcext:value-type="float">
            <text:p>-0.782613</text:p>
          </table:table-cell>
          <table:table-cell office:value-type="float" office:value="-0.62763" calcext:value-type="float">
            <text:p>-0.62763</text:p>
          </table:table-cell>
          <table:table-cell office:value-type="float" office:value="-0.232912" calcext:value-type="float">
            <text:p>-0.232912</text:p>
          </table:table-cell>
          <table:table-cell office:value-type="float" office:value="0.250768" calcext:value-type="float">
            <text:p>0.250768</text:p>
          </table:table-cell>
        </table:table-row>
        <table:table-row table:style-name="ro1">
          <table:table-cell office:value-type="float" office:value="0.552191" calcext:value-type="float">
            <text:p>0.552191</text:p>
          </table:table-cell>
          <table:table-cell office:value-type="float" office:value="0.719985" calcext:value-type="float">
            <text:p>0.719985</text:p>
          </table:table-cell>
          <table:table-cell office:value-type="float" office:value="0.612771" calcext:value-type="float">
            <text:p>0.612771</text:p>
          </table:table-cell>
          <table:table-cell office:value-type="float" office:value="0.271498" calcext:value-type="float">
            <text:p>0.271498</text:p>
          </table:table-cell>
          <table:table-cell office:value-type="float" office:value="-0.173476" calcext:value-type="float">
            <text:p>-0.173476</text:p>
          </table:table-cell>
          <table:table-cell office:value-type="float" office:value="-0.55219" calcext:value-type="float">
            <text:p>-0.55219</text:p>
          </table:table-cell>
          <table:table-cell office:value-type="float" office:value="-0.719986" calcext:value-type="float">
            <text:p>-0.719986</text:p>
          </table:table-cell>
          <table:table-cell office:value-type="float" office:value="-0.612772" calcext:value-type="float">
            <text:p>-0.612772</text:p>
          </table:table-cell>
          <table:table-cell office:value-type="float" office:value="-0.271497" calcext:value-type="float">
            <text:p>-0.271497</text:p>
          </table:table-cell>
          <table:table-cell office:value-type="float" office:value="0.173476" calcext:value-type="float">
            <text:p>0.173476</text:p>
          </table:table-cell>
        </table:table-row>
        <table:table-row table:style-name="ro1">
          <table:table-cell office:value-type="float" office:value="0.463526" calcext:value-type="float">
            <text:p>0.463526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-0.095491" calcext:value-type="float">
            <text:p>-0.095491</text:p>
          </table:table-cell>
          <table:table-cell office:value-type="float" office:value="-0.463528" calcext:value-type="float">
            <text:p>-0.463528</text:p>
          </table:table-cell>
          <table:table-cell office:value-type="float" office:value="-0.65451" calcext:value-type="float">
            <text:p>-0.65451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0.095492" calcext:value-type="float">
            <text:p>0.095492</text:p>
          </table:table-cell>
        </table:table-row>
        <table:table-row table:style-name="ro1">
          <table:table-cell office:value-type="float" office:value="0.373034" calcext:value-type="float">
            <text:p>0.373034</text:p>
          </table:table-cell>
          <table:table-cell office:value-type="float" office:value="0.586452" calcext:value-type="float">
            <text:p>0.586452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-0.01713" calcext:value-type="float">
            <text:p>-0.01713</text:p>
          </table:table-cell>
          <table:table-cell office:value-type="float" office:value="-0.373034" calcext:value-type="float">
            <text:p>-0.373034</text:p>
          </table:table-cell>
          <table:table-cell office:value-type="float" office:value="-0.586451" calcext:value-type="float">
            <text:p>-0.586451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0.01713" calcext:value-type="float">
            <text:p>0.01713</text:p>
          </table:table-cell>
        </table:table-row>
        <table:table-row table:style-name="ro1">
          <table:table-cell office:value-type="float" office:value="0.28107" calcext:value-type="float">
            <text:p>0.28107</text:p>
          </table:table-cell>
          <table:table-cell office:value-type="float" office:value="0.516077" calcext:value-type="float">
            <text:p>0.516077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38025" calcext:value-type="float">
            <text:p>0.38025</text:p>
          </table:table-cell>
          <table:table-cell office:value-type="float" office:value="0.061298" calcext:value-type="float">
            <text:p>0.061298</text:p>
          </table:table-cell>
          <table:table-cell office:value-type="float" office:value="-0.281069" calcext:value-type="float">
            <text:p>-0.281069</text:p>
          </table:table-cell>
          <table:table-cell office:value-type="float" office:value="-0.516078" calcext:value-type="float">
            <text:p>-0.516078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38025" calcext:value-type="float">
            <text:p>-0.38025</text:p>
          </table:table-cell>
          <table:table-cell office:value-type="float" office:value="-0.061298" calcext:value-type="float">
            <text:p>-0.061298</text:p>
          </table:table-cell>
        </table:table-row>
        <table:table-row table:style-name="ro1">
          <table:table-cell office:value-type="float" office:value="0.188004" calcext:value-type="float">
            <text:p>0.188004</text:p>
          </table:table-cell>
          <table:table-cell office:value-type="float" office:value="0.443674" calcext:value-type="float">
            <text:p>0.443674</text:p>
          </table:table-cell>
          <table:table-cell office:value-type="float" office:value="0.529875" calcext:value-type="float">
            <text:p>0.529875</text:p>
          </table:table-cell>
          <table:table-cell office:value-type="float" office:value="0.413681" calcext:value-type="float">
            <text:p>0.413681</text:p>
          </table:table-cell>
          <table:table-cell office:value-type="float" office:value="0.139478" calcext:value-type="float">
            <text:p>0.139478</text:p>
          </table:table-cell>
          <table:table-cell office:value-type="float" office:value="-0.188004" calcext:value-type="float">
            <text:p>-0.188004</text:p>
          </table:table-cell>
          <table:table-cell office:value-type="float" office:value="-0.443675" calcext:value-type="float">
            <text:p>-0.443675</text:p>
          </table:table-cell>
          <table:table-cell office:value-type="float" office:value="-0.529875" calcext:value-type="float">
            <text:p>-0.529875</text:p>
          </table:table-cell>
          <table:table-cell office:value-type="float" office:value="-0.413682" calcext:value-type="float">
            <text:p>-0.413682</text:p>
          </table:table-cell>
          <table:table-cell office:value-type="float" office:value="-0.139478" calcext:value-type="float">
            <text:p>-0.139478</text:p>
          </table:table-cell>
        </table:table-row>
        <table:table-row table:style-name="ro1">
          <table:table-cell office:value-type="float" office:value="0.094189" calcext:value-type="float">
            <text:p>0.094189</text:p>
          </table:table-cell>
          <table:table-cell office:value-type="float" office:value="0.369513" calcext:value-type="float">
            <text:p>0.369513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445484" calcext:value-type="float">
            <text:p>0.445484</text:p>
          </table:table-cell>
          <table:table-cell office:value-type="float" office:value="0.217115" calcext:value-type="float">
            <text:p>0.217115</text:p>
          </table:table-cell>
          <table:table-cell office:value-type="float" office:value="-0.094188" calcext:value-type="float">
            <text:p>-0.094188</text:p>
          </table:table-cell>
          <table:table-cell office:value-type="float" office:value="-0.369513" calcext:value-type="float">
            <text:p>-0.369513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217114" calcext:value-type="float">
            <text:p>-0.21711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93894" calcext:value-type="float">
            <text:p>0.293894</text:p>
          </table:table-cell>
          <table:table-cell table:number-columns-repeated="2" office:value-type="float" office:value="0.475528" calcext:value-type="float">
            <text:p>0.475528</text:p>
          </table:table-cell>
          <table:table-cell office:value-type="float" office:value="0.293894" calcext:value-type="float">
            <text:p>0.293894</text:p>
          </table:table-cell>
          <table:table-cell office:value-type="float" office:value="-0.000001" calcext:value-type="float">
            <text:p>-0.000001</text:p>
          </table:table-cell>
          <table:table-cell office:value-type="float" office:value="-0.293894" calcext:value-type="float">
            <text:p>-0.293894</text:p>
          </table:table-cell>
          <table:table-cell table:number-columns-repeated="2" office:value-type="float" office:value="-0.475528" calcext:value-type="float">
            <text:p>-0.475528</text:p>
          </table:table-cell>
          <table:table-cell office:value-type="float" office:value="-0.293894" calcext:value-type="float">
            <text:p>-0.293894</text:p>
          </table:table-cell>
        </table:table-row>
        <table:table-row table:style-name="ro1">
          <table:table-cell office:value-type="float" office:value="-0.094188" calcext:value-type="float">
            <text:p>-0.094188</text:p>
          </table:table-cell>
          <table:table-cell office:value-type="float" office:value="0.217114" calcext:value-type="float">
            <text:p>0.217114</text:p>
          </table:table-cell>
          <table:table-cell office:value-type="float" office:value="0.445484" calcext:value-type="float">
            <text:p>0.445484</text:p>
          </table:table-cell>
          <table:table-cell office:value-type="float" office:value="0.503695" calcext:value-type="float">
            <text:p>0.503695</text:p>
          </table:table-cell>
          <table:table-cell office:value-type="float" office:value="0.369513" calcext:value-type="float">
            <text:p>0.369513</text:p>
          </table:table-cell>
          <table:table-cell office:value-type="float" office:value="0.094188" calcext:value-type="float">
            <text:p>0.094188</text:p>
          </table:table-cell>
          <table:table-cell office:value-type="float" office:value="-0.217115" calcext:value-type="float">
            <text:p>-0.217115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369513" calcext:value-type="float">
            <text:p>-0.369513</text:p>
          </table:table-cell>
        </table:table-row>
        <table:table-row table:style-name="ro1">
          <table:table-cell office:value-type="float" office:value="-0.188005" calcext:value-type="float">
            <text:p>-0.188005</text:p>
          </table:table-cell>
          <table:table-cell office:value-type="float" office:value="0.139478" calcext:value-type="float">
            <text:p>0.139478</text:p>
          </table:table-cell>
          <table:table-cell office:value-type="float" office:value="0.413682" calcext:value-type="float">
            <text:p>0.413682</text:p>
          </table:table-cell>
          <table:table-cell office:value-type="float" office:value="0.529875" calcext:value-type="float">
            <text:p>0.529875</text:p>
          </table:table-cell>
          <table:table-cell office:value-type="float" office:value="0.443675" calcext:value-type="float">
            <text:p>0.443675</text:p>
          </table:table-cell>
          <table:table-cell office:value-type="float" office:value="0.188004" calcext:value-type="float">
            <text:p>0.188004</text:p>
          </table:table-cell>
          <table:table-cell office:value-type="float" office:value="-0.139477" calcext:value-type="float">
            <text:p>-0.139477</text:p>
          </table:table-cell>
          <table:table-cell office:value-type="float" office:value="-0.413681" calcext:value-type="float">
            <text:p>-0.413681</text:p>
          </table:table-cell>
          <table:table-cell office:value-type="float" office:value="-0.529875" calcext:value-type="float">
            <text:p>-0.529875</text:p>
          </table:table-cell>
          <table:table-cell office:value-type="float" office:value="-0.443674" calcext:value-type="float">
            <text:p>-0.443674</text:p>
          </table:table-cell>
        </table:table-row>
        <table:table-row table:style-name="ro1">
          <table:table-cell office:value-type="float" office:value="-0.281069" calcext:value-type="float">
            <text:p>-0.281069</text:p>
          </table:table-cell>
          <table:table-cell office:value-type="float" office:value="0.061298" calcext:value-type="float">
            <text:p>0.061298</text:p>
          </table:table-cell>
          <table:table-cell office:value-type="float" office:value="0.38025" calcext:value-type="float">
            <text:p>0.38025</text:p>
          </table:table-cell>
          <table:table-cell office:value-type="float" office:value="0.553961" calcext:value-type="float">
            <text:p>0.553961</text:p>
          </table:table-cell>
          <table:table-cell office:value-type="float" office:value="0.516077" calcext:value-type="float">
            <text:p>0.516077</text:p>
          </table:table-cell>
          <table:table-cell office:value-type="float" office:value="0.28107" calcext:value-type="float">
            <text:p>0.28107</text:p>
          </table:table-cell>
          <table:table-cell office:value-type="float" office:value="-0.061298" calcext:value-type="float">
            <text:p>-0.061298</text:p>
          </table:table-cell>
          <table:table-cell office:value-type="float" office:value="-0.38025" calcext:value-type="float">
            <text:p>-0.38025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516077" calcext:value-type="float">
            <text:p>-0.516077</text:p>
          </table:table-cell>
        </table:table-row>
        <table:table-row table:style-name="ro1">
          <table:table-cell office:value-type="float" office:value="-0.373035" calcext:value-type="float">
            <text:p>-0.373035</text:p>
          </table:table-cell>
          <table:table-cell office:value-type="float" office:value="-0.01713" calcext:value-type="float">
            <text:p>-0.01713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586451" calcext:value-type="float">
            <text:p>0.586451</text:p>
          </table:table-cell>
          <table:table-cell office:value-type="float" office:value="0.373034" calcext:value-type="float">
            <text:p>0.373034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-0.575862" calcext:value-type="float">
            <text:p>-0.575862</text:p>
          </table:table-cell>
          <table:table-cell office:value-type="float" office:value="-0.586452" calcext:value-type="float">
            <text:p>-0.586452</text:p>
          </table:table-cell>
        </table:table-row>
        <table:table-row table:style-name="ro1">
          <table:table-cell office:value-type="float" office:value="-0.463527" calcext:value-type="float">
            <text:p>-0.463527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0.595492" calcext:value-type="float">
            <text:p>0.595492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0.463528" calcext:value-type="float">
            <text:p>0.463528</text:p>
          </table:table-cell>
          <table:table-cell office:value-type="float" office:value="0.095491" calcext:value-type="float">
            <text:p>0.095491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654509" calcext:value-type="float">
            <text:p>-0.654509</text:p>
          </table:table-cell>
        </table:table-row>
        <table:table-row table:style-name="ro1">
          <table:table-cell office:value-type="float" office:value="-0.55219" calcext:value-type="float">
            <text:p>-0.55219</text:p>
          </table:table-cell>
          <table:table-cell office:value-type="float" office:value="-0.173476" calcext:value-type="float">
            <text:p>-0.173476</text:p>
          </table:table-cell>
          <table:table-cell office:value-type="float" office:value="0.271497" calcext:value-type="float">
            <text:p>0.271497</text:p>
          </table:table-cell>
          <table:table-cell office:value-type="float" office:value="0.612772" calcext:value-type="float">
            <text:p>0.612772</text:p>
          </table:table-cell>
          <table:table-cell office:value-type="float" office:value="0.719987" calcext:value-type="float">
            <text:p>0.719987</text:p>
          </table:table-cell>
          <table:table-cell office:value-type="float" office:value="0.55219" calcext:value-type="float">
            <text:p>0.55219</text:p>
          </table:table-cell>
          <table:table-cell office:value-type="float" office:value="0.173476" calcext:value-type="float">
            <text:p>0.173476</text:p>
          </table:table-cell>
          <table:table-cell office:value-type="float" office:value="-0.271498" calcext:value-type="float">
            <text:p>-0.271498</text:p>
          </table:table-cell>
          <table:table-cell office:value-type="float" office:value="-0.612771" calcext:value-type="float">
            <text:p>-0.612771</text:p>
          </table:table-cell>
          <table:table-cell office:value-type="float" office:value="-0.719985" calcext:value-type="float">
            <text:p>-0.719985</text:p>
          </table:table-cell>
        </table:table-row>
        <table:table-row table:style-name="ro1">
          <table:table-cell office:value-type="float" office:value="-0.638666" calcext:value-type="float">
            <text:p>-0.638666</text:p>
          </table:table-cell>
          <table:table-cell office:value-type="float" office:value="-0.250768" calcext:value-type="float">
            <text:p>-0.250768</text:p>
          </table:table-cell>
          <table:table-cell office:value-type="float" office:value="0.232912" calcext:value-type="float">
            <text:p>0.232912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0.782613" calcext:value-type="float">
            <text:p>0.782613</text:p>
          </table:table-cell>
          <table:table-cell office:value-type="float" office:value="0.638667" calcext:value-type="float">
            <text:p>0.638667</text:p>
          </table:table-cell>
          <table:table-cell office:value-type="float" office:value="0.250767" calcext:value-type="float">
            <text:p>0.250767</text:p>
          </table:table-cell>
          <table:table-cell office:value-type="float" office:value="-0.232911" calcext:value-type="float">
            <text:p>-0.232911</text:p>
          </table:table-cell>
          <table:table-cell office:value-type="float" office:value="-0.627631" calcext:value-type="float">
            <text:p>-0.627631</text:p>
          </table:table-cell>
          <table:table-cell office:value-type="float" office:value="-0.782614" calcext:value-type="float">
            <text:p>-0.782614</text:p>
          </table:table-cell>
        </table:table-row>
        <table:table-row table:style-name="ro1">
          <table:table-cell office:value-type="float" office:value="-0.722631" calcext:value-type="float">
            <text:p>-0.722631</text:p>
          </table:table-cell>
          <table:table-cell office:value-type="float" office:value="-0.327078" calcext:value-type="float">
            <text:p>-0.327078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0.640015" calcext:value-type="float">
            <text:p>0.640015</text:p>
          </table:table-cell>
          <table:table-cell office:value-type="float" office:value="0.84216" calcext:value-type="float">
            <text:p>0.84216</text:p>
          </table:table-cell>
          <table:table-cell office:value-type="float" office:value="0.722629" calcext:value-type="float">
            <text:p>0.722629</text:p>
          </table:table-cell>
          <table:table-cell office:value-type="float" office:value="0.327078" calcext:value-type="float">
            <text:p>0.327078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842161" calcext:value-type="float">
            <text:p>-0.842161</text:p>
          </table:table-cell>
        </table:table-row>
        <table:table-row table:style-name="ro1">
          <table:table-cell office:value-type="float" office:value="-0.803741" calcext:value-type="float">
            <text:p>-0.803741</text:p>
          </table:table-cell>
          <table:table-cell office:value-type="float" office:value="-0.402097" calcext:value-type="float">
            <text:p>-0.402097</text:p>
          </table:table-cell>
          <table:table-cell office:value-type="float" office:value="0.153131" calcext:value-type="float">
            <text:p>0.153131</text:p>
          </table:table-cell>
          <table:table-cell office:value-type="float" office:value="0.649872" calcext:value-type="float">
            <text:p>0.649872</text:p>
          </table:table-cell>
          <table:table-cell office:value-type="float" office:value="0.898382" calcext:value-type="float">
            <text:p>0.898382</text:p>
          </table:table-cell>
          <table:table-cell office:value-type="float" office:value="0.803742" calcext:value-type="float">
            <text:p>0.803742</text:p>
          </table:table-cell>
          <table:table-cell office:value-type="float" office:value="0.402097" calcext:value-type="float">
            <text:p>0.402097</text:p>
          </table:table-cell>
          <table:table-cell office:value-type="float" office:value="-0.153131" calcext:value-type="float">
            <text:p>-0.153131</text:p>
          </table:table-cell>
          <table:table-cell office:value-type="float" office:value="-0.649872" calcext:value-type="float">
            <text:p>-0.649872</text:p>
          </table:table-cell>
          <table:table-cell office:value-type="float" office:value="-0.89838" calcext:value-type="float">
            <text:p>-0.89838</text:p>
          </table:table-cell>
        </table:table-row>
        <table:table-row table:style-name="ro1">
          <table:table-cell office:value-type="float" office:value="-0.88168" calcext:value-type="float">
            <text:p>-0.88168</text:p>
          </table:table-cell>
          <table:table-cell office:value-type="float" office:value="-0.475529" calcext:value-type="float">
            <text:p>-0.475529</text:p>
          </table:table-cell>
          <table:table-cell office:value-type="float" office:value="0.112254" calcext:value-type="float">
            <text:p>0.112254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0.881681" calcext:value-type="float">
            <text:p>0.881681</text:p>
          </table:table-cell>
          <table:table-cell office:value-type="float" office:value="0.475529" calcext:value-type="float">
            <text:p>0.475529</text:p>
          </table:table-cell>
          <table:table-cell office:value-type="float" office:value="-0.112255" calcext:value-type="float">
            <text:p>-0.112255</text:p>
          </table:table-cell>
          <table:table-cell office:value-type="float" office:value="-0.657165" calcext:value-type="float">
            <text:p>-0.657165</text:p>
          </table:table-cell>
          <table:table-cell office:value-type="float" office:value="-0.951058" calcext:value-type="float">
            <text:p>-0.951058</text:p>
          </table:table-cell>
        </table:table-row>
        <table:table-row table:style-name="ro1">
          <table:table-cell office:value-type="float" office:value="-0.956133" calcext:value-type="float">
            <text:p>-0.956133</text:p>
          </table:table-cell>
          <table:table-cell office:value-type="float" office:value="-0.547078" calcext:value-type="float">
            <text:p>-0.547078</text:p>
          </table:table-cell>
          <table:table-cell office:value-type="float" office:value="0.070939" calcext:value-type="float">
            <text:p>0.070939</text:p>
          </table:table-cell>
          <table:table-cell office:value-type="float" office:value="0.661864" calcext:value-type="float">
            <text:p>0.661864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56134" calcext:value-type="float">
            <text:p>0.956134</text:p>
          </table:table-cell>
          <table:table-cell office:value-type="float" office:value="0.547077" calcext:value-type="float">
            <text:p>0.547077</text:p>
          </table:table-cell>
          <table:table-cell office:value-type="float" office:value="-0.070938" calcext:value-type="float">
            <text:p>-0.070938</text:p>
          </table:table-cell>
          <table:table-cell office:value-type="float" office:value="-0.661864" calcext:value-type="float">
            <text:p>-0.661864</text:p>
          </table:table-cell>
          <table:table-cell office:value-type="float" office:value="-0.999976" calcext:value-type="float">
            <text:p>-0.999976</text:p>
          </table:table-cell>
        </table:table-row>
        <table:table-row table:style-name="ro1">
          <table:table-cell office:value-type="float" office:value="-1.026821" calcext:value-type="float">
            <text:p>-1.026821</text:p>
          </table:table-cell>
          <table:table-cell office:value-type="float" office:value="-0.616474" calcext:value-type="float">
            <text:p>-0.616474</text:p>
          </table:table-cell>
          <table:table-cell office:value-type="float" office:value="0.029339" calcext:value-type="float">
            <text:p>0.029339</text:p>
          </table:table-cell>
          <table:table-cell office:value-type="float" office:value="0.663952" calcext:value-type="float">
            <text:p>0.663952</text:p>
          </table:table-cell>
          <table:table-cell office:value-type="float" office:value="1.044953" calcext:value-type="float">
            <text:p>1.044953</text:p>
          </table:table-cell>
          <table:table-cell office:value-type="float" office:value="1.02682" calcext:value-type="float">
            <text:p>1.02682</text:p>
          </table:table-cell>
          <table:table-cell office:value-type="float" office:value="0.616474" calcext:value-type="float">
            <text:p>0.616474</text:p>
          </table:table-cell>
          <table:table-cell office:value-type="float" office:value="-0.02934" calcext:value-type="float">
            <text:p>-0.02934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1.044954" calcext:value-type="float">
            <text:p>-1.044954</text:p>
          </table:table-cell>
        </table:table-row>
        <table:table-row table:style-name="ro1">
          <table:table-cell office:value-type="float" office:value="-1.093454" calcext:value-type="float">
            <text:p>-1.093454</text:p>
          </table:table-cell>
          <table:table-cell office:value-type="float" office:value="-0.683437" calcext:value-type="float">
            <text:p>-0.683437</text:p>
          </table:table-cell>
          <table:table-cell office:value-type="float" office:value="-0.012376" calcext:value-type="float">
            <text:p>-0.012376</text:p>
          </table:table-cell>
          <table:table-cell office:value-type="float" office:value="0.663418" calcext:value-type="float">
            <text:p>0.663418</text:p>
          </table:table-cell>
          <table:table-cell office:value-type="float" office:value="1.085805" calcext:value-type="float">
            <text:p>1.085805</text:p>
          </table:table-cell>
          <table:table-cell office:value-type="float" office:value="1.093454" calcext:value-type="float">
            <text:p>1.093454</text:p>
          </table:table-cell>
          <table:table-cell office:value-type="float" office:value="0.683437" calcext:value-type="float">
            <text:p>0.683437</text:p>
          </table:table-cell>
          <table:table-cell office:value-type="float" office:value="0.012376" calcext:value-type="float">
            <text:p>0.012376</text:p>
          </table:table-cell>
          <table:table-cell office:value-type="float" office:value="-0.663419" calcext:value-type="float">
            <text:p>-0.663419</text:p>
          </table:table-cell>
          <table:table-cell office:value-type="float" office:value="-1.085804" calcext:value-type="float">
            <text:p>-1.085804</text:p>
          </table:table-cell>
        </table:table-row>
        <table:table-row table:style-name="ro1">
          <table:table-cell office:value-type="float" office:value="-1.155772" calcext:value-type="float">
            <text:p>-1.155772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0.054042" calcext:value-type="float">
            <text:p>-0.054042</text:p>
          </table:table-cell>
          <table:table-cell office:value-type="float" office:value="0.660266" calcext:value-type="float">
            <text:p>0.660266</text:p>
          </table:table-cell>
          <table:table-cell office:value-type="float" office:value="1.122371" calcext:value-type="float">
            <text:p>1.122371</text:p>
          </table:table-cell>
          <table:table-cell office:value-type="float" office:value="1.155772" calcext:value-type="float">
            <text:p>1.155772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0.054043" calcext:value-type="float">
            <text:p>0.054043</text:p>
          </table:table-cell>
          <table:table-cell office:value-type="float" office:value="-0.660268" calcext:value-type="float">
            <text:p>-0.660268</text:p>
          </table:table-cell>
          <table:table-cell office:value-type="float" office:value="-1.122372" calcext:value-type="float">
            <text:p>-1.122372</text:p>
          </table:table-cell>
        </table:table-row>
        <table:table-row table:style-name="ro1">
          <table:table-cell office:value-type="float" office:value="-1.213523" calcext:value-type="float">
            <text:p>-1.213523</text:p>
          </table:table-cell>
          <table:table-cell office:value-type="float" office:value="-0.809012" calcext:value-type="float">
            <text:p>-0.809012</text:p>
          </table:table-cell>
          <table:table-cell office:value-type="float" office:value="-0.095491" calcext:value-type="float">
            <text:p>-0.095491</text:p>
          </table:table-cell>
          <table:table-cell office:value-type="float" office:value="0.65451" calcext:value-type="float">
            <text:p>0.65451</text:p>
          </table:table-cell>
          <table:table-cell office:value-type="float" office:value="1.154506" calcext:value-type="float">
            <text:p>1.154506</text:p>
          </table:table-cell>
          <table:table-cell office:value-type="float" office:value="1.213524" calcext:value-type="float">
            <text:p>1.213524</text:p>
          </table:table-cell>
          <table:table-cell office:value-type="float" office:value="0.809012" calcext:value-type="float">
            <text:p>0.809012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-1.154507" calcext:value-type="float">
            <text:p>-1.154507</text:p>
          </table:table-cell>
        </table:table-row>
        <table:table-row table:style-name="ro1">
          <table:table-cell office:value-type="float" office:value="-1.266491" calcext:value-type="float">
            <text:p>-1.266491</text:p>
          </table:table-cell>
          <table:table-cell office:value-type="float" office:value="-0.867135" calcext:value-type="float">
            <text:p>-0.867135</text:p>
          </table:table-cell>
          <table:table-cell office:value-type="float" office:value="-0.136568" calcext:value-type="float">
            <text:p>-0.136568</text:p>
          </table:table-cell>
          <table:table-cell office:value-type="float" office:value="0.646171" calcext:value-type="float">
            <text:p>0.646171</text:p>
          </table:table-cell>
          <table:table-cell office:value-type="float" office:value="1.182088" calcext:value-type="float">
            <text:p>1.182088</text:p>
          </table:table-cell>
          <table:table-cell office:value-type="float" office:value="1.266491" calcext:value-type="float">
            <text:p>1.266491</text:p>
          </table:table-cell>
          <table:table-cell office:value-type="float" office:value="0.867135" calcext:value-type="float">
            <text:p>0.867135</text:p>
          </table:table-cell>
          <table:table-cell office:value-type="float" office:value="0.136567" calcext:value-type="float">
            <text:p>0.136567</text:p>
          </table:table-cell>
          <table:table-cell office:value-type="float" office:value="-0.646169" calcext:value-type="float">
            <text:p>-0.646169</text:p>
          </table:table-cell>
          <table:table-cell office:value-type="float" office:value="-1.182089" calcext:value-type="float">
            <text:p>-1.182089</text:p>
          </table:table-cell>
        </table:table-row>
        <table:table-row table:style-name="ro1">
          <table:table-cell office:value-type="float" office:value="-1.314461" calcext:value-type="float">
            <text:p>-1.314461</text:p>
          </table:table-cell>
          <table:table-cell office:value-type="float" office:value="-0.921835" calcext:value-type="float">
            <text:p>-0.921835</text:p>
          </table:table-cell>
          <table:table-cell office:value-type="float" office:value="-0.177105" calcext:value-type="float">
            <text:p>-0.177105</text:p>
          </table:table-cell>
          <table:table-cell office:value-type="float" office:value="0.635279" calcext:value-type="float">
            <text:p>0.635279</text:p>
          </table:table-cell>
          <table:table-cell office:value-type="float" office:value="1.205003" calcext:value-type="float">
            <text:p>1.205003</text:p>
          </table:table-cell>
          <table:table-cell office:value-type="float" office:value="1.31446" calcext:value-type="float">
            <text:p>1.31446</text:p>
          </table:table-cell>
          <table:table-cell office:value-type="float" office:value="0.921835" calcext:value-type="float">
            <text:p>0.921835</text:p>
          </table:table-cell>
          <table:table-cell office:value-type="float" office:value="0.177105" calcext:value-type="float">
            <text:p>0.177105</text:p>
          </table:table-cell>
          <table:table-cell office:value-type="float" office:value="-0.63528" calcext:value-type="float">
            <text:p>-0.63528</text:p>
          </table:table-cell>
          <table:table-cell office:value-type="float" office:value="-1.205002" calcext:value-type="float">
            <text:p>-1.205002</text:p>
          </table:table-cell>
        </table:table-row>
        <table:table-row table:style-name="ro1">
          <table:table-cell office:value-type="float" office:value="-1.357242" calcext:value-type="float">
            <text:p>-1.357242</text:p>
          </table:table-cell>
          <table:table-cell office:value-type="float" office:value="-0.972896" calcext:value-type="float">
            <text:p>-0.972896</text:p>
          </table:table-cell>
          <table:table-cell office:value-type="float" office:value="-0.216943" calcext:value-type="float">
            <text:p>-0.216943</text:p>
          </table:table-cell>
          <table:table-cell office:value-type="float" office:value="0.621881" calcext:value-type="float">
            <text:p>0.621881</text:p>
          </table:table-cell>
          <table:table-cell office:value-type="float" office:value="1.223163" calcext:value-type="float">
            <text:p>1.223163</text:p>
          </table:table-cell>
          <table:table-cell office:value-type="float" office:value="1.357242" calcext:value-type="float">
            <text:p>1.357242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0.216944" calcext:value-type="float">
            <text:p>0.216944</text:p>
          </table:table-cell>
          <table:table-cell office:value-type="float" office:value="-0.62188" calcext:value-type="float">
            <text:p>-0.62188</text:p>
          </table:table-cell>
          <table:table-cell office:value-type="float" office:value="-1.223163" calcext:value-type="float">
            <text:p>-1.223163</text:p>
          </table:table-cell>
        </table:table-row>
        <table:table-row table:style-name="ro1">
          <table:table-cell office:value-type="float" office:value="-1.394663" calcext:value-type="float">
            <text:p>-1.394663</text:p>
          </table:table-cell>
          <table:table-cell office:value-type="float" office:value="-1.020114" calcext:value-type="float">
            <text:p>-1.020114</text:p>
          </table:table-cell>
          <table:table-cell office:value-type="float" office:value="-0.255921" calcext:value-type="float">
            <text:p>-0.255921</text:p>
          </table:table-cell>
          <table:table-cell office:value-type="float" office:value="0.606031" calcext:value-type="float">
            <text:p>0.606031</text:p>
          </table:table-cell>
          <table:table-cell office:value-type="float" office:value="1.236494" calcext:value-type="float">
            <text:p>1.236494</text:p>
          </table:table-cell>
          <table:table-cell office:value-type="float" office:value="1.394664" calcext:value-type="float">
            <text:p>1.394664</text:p>
          </table:table-cell>
          <table:table-cell office:value-type="float" office:value="1.020114" calcext:value-type="float">
            <text:p>1.020114</text:p>
          </table:table-cell>
          <table:table-cell office:value-type="float" office:value="0.255922" calcext:value-type="float">
            <text:p>0.255922</text:p>
          </table:table-cell>
          <table:table-cell office:value-type="float" office:value="-0.60603" calcext:value-type="float">
            <text:p>-0.60603</text:p>
          </table:table-cell>
          <table:table-cell office:value-type="float" office:value="-1.236495" calcext:value-type="float">
            <text:p>-1.236495</text:p>
          </table:table-cell>
        </table:table-row>
        <table:table-row table:style-name="ro1">
          <table:table-cell office:value-type="float" office:value="-1.426584" calcext:value-type="float">
            <text:p>-1.426584</text:p>
          </table:table-cell>
          <table:table-cell office:value-type="float" office:value="-1.06331" calcext:value-type="float">
            <text:p>-1.06331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0.587786" calcext:value-type="float">
            <text:p>0.587786</text:p>
          </table:table-cell>
          <table:table-cell office:value-type="float" office:value="1.244947" calcext:value-type="float">
            <text:p>1.244947</text:p>
          </table:table-cell>
          <table:table-cell office:value-type="float" office:value="1.426584" calcext:value-type="float">
            <text:p>1.426584</text:p>
          </table:table-cell>
          <table:table-cell office:value-type="float" office:value="1.06331" calcext:value-type="float">
            <text:p>1.06331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-0.587787" calcext:value-type="float">
            <text:p>-0.587787</text:p>
          </table:table-cell>
          <table:table-cell office:value-type="float" office:value="-1.244949" calcext:value-type="float">
            <text:p>-1.244949</text:p>
          </table:table-cell>
        </table:table-row>
        <table:table-row table:style-name="ro1">
          <table:table-cell office:value-type="float" office:value="-1.452875" calcext:value-type="float">
            <text:p>-1.452875</text:p>
          </table:table-cell>
          <table:table-cell office:value-type="float" office:value="-1.10231" calcext:value-type="float">
            <text:p>-1.10231</text:p>
          </table:table-cell>
          <table:table-cell office:value-type="float" office:value="-0.330706" calcext:value-type="float">
            <text:p>-0.330706</text:p>
          </table:table-cell>
          <table:table-cell office:value-type="float" office:value="0.567224" calcext:value-type="float">
            <text:p>0.567224</text:p>
          </table:table-cell>
          <table:table-cell office:value-type="float" office:value="1.248487" calcext:value-type="float">
            <text:p>1.248487</text:p>
          </table:table-cell>
          <table:table-cell office:value-type="float" office:value="1.452875" calcext:value-type="float">
            <text:p>1.452875</text:p>
          </table:table-cell>
          <table:table-cell office:value-type="float" office:value="1.10231" calcext:value-type="float">
            <text:p>1.10231</text:p>
          </table:table-cell>
          <table:table-cell office:value-type="float" office:value="0.330706" calcext:value-type="float">
            <text:p>0.330706</text:p>
          </table:table-cell>
          <table:table-cell office:value-type="float" office:value="-0.567225" calcext:value-type="float">
            <text:p>-0.567225</text:p>
          </table:table-cell>
          <table:table-cell office:value-type="float" office:value="-1.248486" calcext:value-type="float">
            <text:p>-1.248486</text:p>
          </table:table-cell>
        </table:table-row>
        <table:table-row table:style-name="ro1">
          <table:table-cell office:value-type="float" office:value="-1.473431" calcext:value-type="float">
            <text:p>-1.473431</text:p>
          </table:table-cell>
          <table:table-cell office:value-type="float" office:value="-1.136959" calcext:value-type="float">
            <text:p>-1.136959</text:p>
          </table:table-cell>
          <table:table-cell office:value-type="float" office:value="-0.366212" calcext:value-type="float">
            <text:p>-0.366212</text:p>
          </table:table-cell>
          <table:table-cell office:value-type="float" office:value="0.544421" calcext:value-type="float">
            <text:p>0.544421</text:p>
          </table:table-cell>
          <table:table-cell office:value-type="float" office:value="1.247098" calcext:value-type="float">
            <text:p>1.247098</text:p>
          </table:table-cell>
          <table:table-cell office:value-type="float" office:value="1.473431" calcext:value-type="float">
            <text:p>1.473431</text:p>
          </table:table-cell>
          <table:table-cell office:value-type="float" office:value="1.136959" calcext:value-type="float">
            <text:p>1.136959</text:p>
          </table:table-cell>
          <table:table-cell office:value-type="float" office:value="0.366213" calcext:value-type="float">
            <text:p>0.366213</text:p>
          </table:table-cell>
          <table:table-cell office:value-type="float" office:value="-0.54442" calcext:value-type="float">
            <text:p>-0.54442</text:p>
          </table:table-cell>
          <table:table-cell office:value-type="float" office:value="-1.247099" calcext:value-type="float">
            <text:p>-1.247099</text:p>
          </table:table-cell>
        </table:table-row>
        <table:table-row table:style-name="ro1">
          <table:table-cell office:value-type="float" office:value="-1.488172" calcext:value-type="float">
            <text:p>-1.488172</text:p>
          </table:table-cell>
          <table:table-cell office:value-type="float" office:value="-1.167119" calcext:value-type="float">
            <text:p>-1.167119</text:p>
          </table:table-cell>
          <table:table-cell office:value-type="float" office:value="-0.400272" calcext:value-type="float">
            <text:p>-0.400272</text:p>
          </table:table-cell>
          <table:table-cell office:value-type="float" office:value="0.519473" calcext:value-type="float">
            <text:p>0.519473</text:p>
          </table:table-cell>
          <table:table-cell office:value-type="float" office:value="1.240789" calcext:value-type="float">
            <text:p>1.240789</text:p>
          </table:table-cell>
          <table:table-cell office:value-type="float" office:value="1.488172" calcext:value-type="float">
            <text:p>1.488172</text:p>
          </table:table-cell>
          <table:table-cell office:value-type="float" office:value="1.167119" calcext:value-type="float">
            <text:p>1.167119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-0.519472" calcext:value-type="float">
            <text:p>-0.519472</text:p>
          </table:table-cell>
          <table:table-cell office:value-type="float" office:value="-1.24079" calcext:value-type="float">
            <text:p>-1.24079</text:p>
          </table:table-cell>
        </table:table-row>
        <table:table-row table:style-name="ro1">
          <table:table-cell office:value-type="float" office:value="-1.49704" calcext:value-type="float">
            <text:p>-1.49704</text:p>
          </table:table-cell>
          <table:table-cell office:value-type="float" office:value="-1.192674" calcext:value-type="float">
            <text:p>-1.192674</text:p>
          </table:table-cell>
          <table:table-cell office:value-type="float" office:value="-0.432753" calcext:value-type="float">
            <text:p>-0.432753</text:p>
          </table:table-cell>
          <table:table-cell office:value-type="float" office:value="0.492471" calcext:value-type="float">
            <text:p>0.492471</text:p>
          </table:table-cell>
          <table:table-cell office:value-type="float" office:value="1.229582" calcext:value-type="float">
            <text:p>1.229582</text:p>
          </table:table-cell>
          <table:table-cell office:value-type="float" office:value="1.49704" calcext:value-type="float">
            <text:p>1.49704</text:p>
          </table:table-cell>
          <table:table-cell office:value-type="float" office:value="1.192675" calcext:value-type="float">
            <text:p>1.192675</text:p>
          </table:table-cell>
          <table:table-cell office:value-type="float" office:value="0.432752" calcext:value-type="float">
            <text:p>0.432752</text:p>
          </table:table-cell>
          <table:table-cell office:value-type="float" office:value="-0.492472" calcext:value-type="float">
            <text:p>-0.492472</text:p>
          </table:table-cell>
          <table:table-cell office:value-type="float" office:value="-1.229584" calcext:value-type="float">
            <text:p>-1.229584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1.213524" calcext:value-type="float">
            <text:p>-1.213524</text:p>
          </table:table-cell>
          <table:table-cell office:value-type="float" office:value="-0.463528" calcext:value-type="float">
            <text:p>-0.463528</text:p>
          </table:table-cell>
          <table:table-cell office:value-type="float" office:value="0.463528" calcext:value-type="float">
            <text:p>0.463528</text:p>
          </table:table-cell>
          <table:table-cell office:value-type="float" office:value="1.213524" calcext:value-type="float">
            <text:p>1.213524</text:p>
          </table:table-cell>
          <table:table-cell office:value-type="float" office:value="1.5" calcext:value-type="float">
            <text:p>1.5</text:p>
          </table:table-cell>
          <table:table-cell office:value-type="float" office:value="1.213523" calcext:value-type="float">
            <text:p>1.213523</text:p>
          </table:table-cell>
          <table:table-cell office:value-type="float" office:value="0.463529" calcext:value-type="float">
            <text:p>0.463529</text:p>
          </table:table-cell>
          <table:table-cell office:value-type="float" office:value="-0.463528" calcext:value-type="float">
            <text:p>-0.463528</text:p>
          </table:table-cell>
          <table:table-cell office:value-type="float" office:value="-1.213523" calcext:value-type="float">
            <text:p>-1.213523</text:p>
          </table:table-cell>
        </table:table-row>
        <table:table-row table:style-name="ro1">
          <table:table-cell office:value-type="float" office:value="-1.49704" calcext:value-type="float">
            <text:p>-1.49704</text:p>
          </table:table-cell>
          <table:table-cell office:value-type="float" office:value="-1.229582" calcext:value-type="float">
            <text:p>-1.229582</text:p>
          </table:table-cell>
          <table:table-cell office:value-type="float" office:value="-0.492471" calcext:value-type="float">
            <text:p>-0.492471</text:p>
          </table:table-cell>
          <table:table-cell office:value-type="float" office:value="0.432753" calcext:value-type="float">
            <text:p>0.432753</text:p>
          </table:table-cell>
          <table:table-cell office:value-type="float" office:value="1.192674" calcext:value-type="float">
            <text:p>1.192674</text:p>
          </table:table-cell>
          <table:table-cell office:value-type="float" office:value="1.49704" calcext:value-type="float">
            <text:p>1.49704</text:p>
          </table:table-cell>
          <table:table-cell office:value-type="float" office:value="1.229583" calcext:value-type="float">
            <text:p>1.229583</text:p>
          </table:table-cell>
          <table:table-cell office:value-type="float" office:value="0.492472" calcext:value-type="float">
            <text:p>0.492472</text:p>
          </table:table-cell>
          <table:table-cell office:value-type="float" office:value="-0.432752" calcext:value-type="float">
            <text:p>-0.432752</text:p>
          </table:table-cell>
          <table:table-cell office:value-type="float" office:value="-1.192675" calcext:value-type="float">
            <text:p>-1.192675</text:p>
          </table:table-cell>
        </table:table-row>
        <table:table-row table:style-name="ro1">
          <table:table-cell office:value-type="float" office:value="-1.488172" calcext:value-type="float">
            <text:p>-1.488172</text:p>
          </table:table-cell>
          <table:table-cell office:value-type="float" office:value="-1.240789" calcext:value-type="float">
            <text:p>-1.240789</text:p>
          </table:table-cell>
          <table:table-cell office:value-type="float" office:value="-0.519473" calcext:value-type="float">
            <text:p>-0.519473</text:p>
          </table:table-cell>
          <table:table-cell office:value-type="float" office:value="0.40027" calcext:value-type="float">
            <text:p>0.40027</text:p>
          </table:table-cell>
          <table:table-cell office:value-type="float" office:value="1.167118" calcext:value-type="float">
            <text:p>1.167118</text:p>
          </table:table-cell>
          <table:table-cell office:value-type="float" office:value="1.488172" calcext:value-type="float">
            <text:p>1.488172</text:p>
          </table:table-cell>
          <table:table-cell office:value-type="float" office:value="1.240789" calcext:value-type="float">
            <text:p>1.240789</text:p>
          </table:table-cell>
          <table:table-cell office:value-type="float" office:value="0.519472" calcext:value-type="float">
            <text:p>0.519472</text:p>
          </table:table-cell>
          <table:table-cell office:value-type="float" office:value="-0.400271" calcext:value-type="float">
            <text:p>-0.400271</text:p>
          </table:table-cell>
          <table:table-cell office:value-type="float" office:value="-1.167119" calcext:value-type="float">
            <text:p>-1.167119</text:p>
          </table:table-cell>
        </table:table-row>
        <table:table-row table:style-name="ro1">
          <table:table-cell office:value-type="float" office:value="-1.473431" calcext:value-type="float">
            <text:p>-1.473431</text:p>
          </table:table-cell>
          <table:table-cell office:value-type="float" office:value="-1.247098" calcext:value-type="float">
            <text:p>-1.247098</text:p>
          </table:table-cell>
          <table:table-cell office:value-type="float" office:value="-0.544421" calcext:value-type="float">
            <text:p>-0.544421</text:p>
          </table:table-cell>
          <table:table-cell office:value-type="float" office:value="0.366212" calcext:value-type="float">
            <text:p>0.366212</text:p>
          </table:table-cell>
          <table:table-cell office:value-type="float" office:value="1.136959" calcext:value-type="float">
            <text:p>1.136959</text:p>
          </table:table-cell>
          <table:table-cell office:value-type="float" office:value="1.473431" calcext:value-type="float">
            <text:p>1.473431</text:p>
          </table:table-cell>
          <table:table-cell office:value-type="float" office:value="1.247099" calcext:value-type="float">
            <text:p>1.247099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-0.366213" calcext:value-type="float">
            <text:p>-0.366213</text:p>
          </table:table-cell>
          <table:table-cell office:value-type="float" office:value="-1.136958" calcext:value-type="float">
            <text:p>-1.136958</text:p>
          </table:table-cell>
        </table:table-row>
        <table:table-row table:style-name="ro1">
          <table:table-cell office:value-type="float" office:value="-1.452875" calcext:value-type="float">
            <text:p>-1.452875</text:p>
          </table:table-cell>
          <table:table-cell office:value-type="float" office:value="-1.248487" calcext:value-type="float">
            <text:p>-1.248487</text:p>
          </table:table-cell>
          <table:table-cell office:value-type="float" office:value="-0.567224" calcext:value-type="float">
            <text:p>-0.567224</text:p>
          </table:table-cell>
          <table:table-cell office:value-type="float" office:value="0.330706" calcext:value-type="float">
            <text:p>0.330706</text:p>
          </table:table-cell>
          <table:table-cell office:value-type="float" office:value="1.10231" calcext:value-type="float">
            <text:p>1.10231</text:p>
          </table:table-cell>
          <table:table-cell office:value-type="float" office:value="1.452875" calcext:value-type="float">
            <text:p>1.452875</text:p>
          </table:table-cell>
          <table:table-cell office:value-type="float" office:value="1.248486" calcext:value-type="float">
            <text:p>1.248486</text:p>
          </table:table-cell>
          <table:table-cell office:value-type="float" office:value="0.567225" calcext:value-type="float">
            <text:p>0.567225</text:p>
          </table:table-cell>
          <table:table-cell office:value-type="float" office:value="-0.330707" calcext:value-type="float">
            <text:p>-0.330707</text:p>
          </table:table-cell>
          <table:table-cell office:value-type="float" office:value="-1.10231" calcext:value-type="float">
            <text:p>-1.10231</text:p>
          </table:table-cell>
        </table:table-row>
        <table:table-row table:style-name="ro1">
          <table:table-cell office:value-type="float" office:value="-1.426584" calcext:value-type="float">
            <text:p>-1.426584</text:p>
          </table:table-cell>
          <table:table-cell office:value-type="float" office:value="-1.244948" calcext:value-type="float">
            <text:p>-1.244948</text:p>
          </table:table-cell>
          <table:table-cell office:value-type="float" office:value="-0.587788" calcext:value-type="float">
            <text:p>-0.587788</text:p>
          </table:table-cell>
          <table:table-cell office:value-type="float" office:value="0.293894" calcext:value-type="float">
            <text:p>0.293894</text:p>
          </table:table-cell>
          <table:table-cell office:value-type="float" office:value="1.06331" calcext:value-type="float">
            <text:p>1.06331</text:p>
          </table:table-cell>
          <table:table-cell office:value-type="float" office:value="1.426584" calcext:value-type="float">
            <text:p>1.426584</text:p>
          </table:table-cell>
          <table:table-cell office:value-type="float" office:value="1.244948" calcext:value-type="float">
            <text:p>1.244948</text:p>
          </table:table-cell>
          <table:table-cell office:value-type="float" office:value="0.587787" calcext:value-type="float">
            <text:p>0.587787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-1.063311" calcext:value-type="float">
            <text:p>-1.063311</text:p>
          </table:table-cell>
        </table:table-row>
        <table:table-row table:style-name="ro1">
          <table:table-cell office:value-type="float" office:value="-1.394663" calcext:value-type="float">
            <text:p>-1.394663</text:p>
          </table:table-cell>
          <table:table-cell office:value-type="float" office:value="-1.236494" calcext:value-type="float">
            <text:p>-1.236494</text:p>
          </table:table-cell>
          <table:table-cell office:value-type="float" office:value="-0.606031" calcext:value-type="float">
            <text:p>-0.606031</text:p>
          </table:table-cell>
          <table:table-cell office:value-type="float" office:value="0.255921" calcext:value-type="float">
            <text:p>0.255921</text:p>
          </table:table-cell>
          <table:table-cell office:value-type="float" office:value="1.020114" calcext:value-type="float">
            <text:p>1.020114</text:p>
          </table:table-cell>
          <table:table-cell office:value-type="float" office:value="1.394663" calcext:value-type="float">
            <text:p>1.394663</text:p>
          </table:table-cell>
          <table:table-cell office:value-type="float" office:value="1.236494" calcext:value-type="float">
            <text:p>1.236494</text:p>
          </table:table-cell>
          <table:table-cell office:value-type="float" office:value="0.60603" calcext:value-type="float">
            <text:p>0.60603</text:p>
          </table:table-cell>
          <table:table-cell office:value-type="float" office:value="-0.255921" calcext:value-type="float">
            <text:p>-0.255921</text:p>
          </table:table-cell>
          <table:table-cell office:value-type="float" office:value="-1.020115" calcext:value-type="float">
            <text:p>-1.020115</text:p>
          </table:table-cell>
        </table:table-row>
        <table:table-row table:style-name="ro1">
          <table:table-cell office:value-type="float" office:value="-1.357242" calcext:value-type="float">
            <text:p>-1.357242</text:p>
          </table:table-cell>
          <table:table-cell office:value-type="float" office:value="-1.223162" calcext:value-type="float">
            <text:p>-1.223162</text:p>
          </table:table-cell>
          <table:table-cell office:value-type="float" office:value="-0.621881" calcext:value-type="float">
            <text:p>-0.621881</text:p>
          </table:table-cell>
          <table:table-cell office:value-type="float" office:value="0.216943" calcext:value-type="float">
            <text:p>0.216943</text:p>
          </table:table-cell>
          <table:table-cell office:value-type="float" office:value="0.972896" calcext:value-type="float">
            <text:p>0.972896</text:p>
          </table:table-cell>
          <table:table-cell office:value-type="float" office:value="1.357242" calcext:value-type="float">
            <text:p>1.357242</text:p>
          </table:table-cell>
          <table:table-cell office:value-type="float" office:value="1.223164" calcext:value-type="float">
            <text:p>1.223164</text:p>
          </table:table-cell>
          <table:table-cell office:value-type="float" office:value="0.62188" calcext:value-type="float">
            <text:p>0.62188</text:p>
          </table:table-cell>
          <table:table-cell office:value-type="float" office:value="-0.216943" calcext:value-type="float">
            <text:p>-0.216943</text:p>
          </table:table-cell>
          <table:table-cell office:value-type="float" office:value="-0.972896" calcext:value-type="float">
            <text:p>-0.972896</text:p>
          </table:table-cell>
        </table:table-row>
        <table:table-row table:style-name="ro1">
          <table:table-cell office:value-type="float" office:value="-1.314461" calcext:value-type="float">
            <text:p>-1.314461</text:p>
          </table:table-cell>
          <table:table-cell office:value-type="float" office:value="-1.205003" calcext:value-type="float">
            <text:p>-1.205003</text:p>
          </table:table-cell>
          <table:table-cell office:value-type="float" office:value="-0.635279" calcext:value-type="float">
            <text:p>-0.635279</text:p>
          </table:table-cell>
          <table:table-cell office:value-type="float" office:value="0.177105" calcext:value-type="float">
            <text:p>0.177105</text:p>
          </table:table-cell>
          <table:table-cell office:value-type="float" office:value="0.921835" calcext:value-type="float">
            <text:p>0.921835</text:p>
          </table:table-cell>
          <table:table-cell office:value-type="float" office:value="1.314461" calcext:value-type="float">
            <text:p>1.314461</text:p>
          </table:table-cell>
          <table:table-cell office:value-type="float" office:value="1.205003" calcext:value-type="float">
            <text:p>1.205003</text:p>
          </table:table-cell>
          <table:table-cell office:value-type="float" office:value="0.635281" calcext:value-type="float">
            <text:p>0.635281</text:p>
          </table:table-cell>
          <table:table-cell office:value-type="float" office:value="-0.177106" calcext:value-type="float">
            <text:p>-0.177106</text:p>
          </table:table-cell>
          <table:table-cell office:value-type="float" office:value="-0.921835" calcext:value-type="float">
            <text:p>-0.921835</text:p>
          </table:table-cell>
        </table:table-row>
        <table:table-row table:style-name="ro1">
          <table:table-cell office:value-type="float" office:value="-1.266491" calcext:value-type="float">
            <text:p>-1.266491</text:p>
          </table:table-cell>
          <table:table-cell office:value-type="float" office:value="-1.182088" calcext:value-type="float">
            <text:p>-1.182088</text:p>
          </table:table-cell>
          <table:table-cell office:value-type="float" office:value="-0.64617" calcext:value-type="float">
            <text:p>-0.64617</text:p>
          </table:table-cell>
          <table:table-cell office:value-type="float" office:value="0.136568" calcext:value-type="float">
            <text:p>0.136568</text:p>
          </table:table-cell>
          <table:table-cell office:value-type="float" office:value="0.867135" calcext:value-type="float">
            <text:p>0.867135</text:p>
          </table:table-cell>
          <table:table-cell office:value-type="float" office:value="1.266492" calcext:value-type="float">
            <text:p>1.266492</text:p>
          </table:table-cell>
          <table:table-cell office:value-type="float" office:value="1.182086" calcext:value-type="float">
            <text:p>1.182086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-0.867135" calcext:value-type="float">
            <text:p>-0.867135</text:p>
          </table:table-cell>
        </table:table-row>
        <table:table-row table:style-name="ro1">
          <table:table-cell office:value-type="float" office:value="-1.213524" calcext:value-type="float">
            <text:p>-1.213524</text:p>
          </table:table-cell>
          <table:table-cell office:value-type="float" office:value="-1.154506" calcext:value-type="float">
            <text:p>-1.154506</text:p>
          </table:table-cell>
          <table:table-cell office:value-type="float" office:value="-0.65451" calcext:value-type="float">
            <text:p>-0.65451</text:p>
          </table:table-cell>
          <table:table-cell office:value-type="float" office:value="0.095491" calcext:value-type="float">
            <text:p>0.095491</text:p>
          </table:table-cell>
          <table:table-cell office:value-type="float" office:value="0.809012" calcext:value-type="float">
            <text:p>0.809012</text:p>
          </table:table-cell>
          <table:table-cell office:value-type="float" office:value="1.213523" calcext:value-type="float">
            <text:p>1.213523</text:p>
          </table:table-cell>
          <table:table-cell office:value-type="float" office:value="1.154507" calcext:value-type="float">
            <text:p>1.154507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-0.095491" calcext:value-type="float">
            <text:p>-0.095491</text:p>
          </table:table-cell>
          <table:table-cell office:value-type="float" office:value="-0.809012" calcext:value-type="float">
            <text:p>-0.809012</text:p>
          </table:table-cell>
        </table:table-row>
        <table:table-row table:style-name="ro1">
          <table:table-cell office:value-type="float" office:value="-1.155772" calcext:value-type="float">
            <text:p>-1.155772</text:p>
          </table:table-cell>
          <table:table-cell office:value-type="float" office:value="-1.122371" calcext:value-type="float">
            <text:p>-1.122371</text:p>
          </table:table-cell>
          <table:table-cell office:value-type="float" office:value="-0.660266" calcext:value-type="float">
            <text:p>-0.660266</text:p>
          </table:table-cell>
          <table:table-cell office:value-type="float" office:value="0.054042" calcext:value-type="float">
            <text:p>0.054042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1.155771" calcext:value-type="float">
            <text:p>1.155771</text:p>
          </table:table-cell>
          <table:table-cell office:value-type="float" office:value="1.122372" calcext:value-type="float">
            <text:p>1.122372</text:p>
          </table:table-cell>
          <table:table-cell office:value-type="float" office:value="0.660265" calcext:value-type="float">
            <text:p>0.660265</text:p>
          </table:table-cell>
          <table:table-cell office:value-type="float" office:value="-0.054042" calcext:value-type="float">
            <text:p>-0.054042</text:p>
          </table:table-cell>
          <table:table-cell office:value-type="float" office:value="-0.747703" calcext:value-type="float">
            <text:p>-0.747703</text:p>
          </table:table-cell>
        </table:table-row>
        <table:table-row table:style-name="ro1">
          <table:table-cell office:value-type="float" office:value="-1.093454" calcext:value-type="float">
            <text:p>-1.093454</text:p>
          </table:table-cell>
          <table:table-cell office:value-type="float" office:value="-1.085805" calcext:value-type="float">
            <text:p>-1.085805</text:p>
          </table:table-cell>
          <table:table-cell office:value-type="float" office:value="-0.663418" calcext:value-type="float">
            <text:p>-0.663418</text:p>
          </table:table-cell>
          <table:table-cell office:value-type="float" office:value="0.012375" calcext:value-type="float">
            <text:p>0.012375</text:p>
          </table:table-cell>
          <table:table-cell office:value-type="float" office:value="0.683437" calcext:value-type="float">
            <text:p>0.683437</text:p>
          </table:table-cell>
          <table:table-cell office:value-type="float" office:value="1.093454" calcext:value-type="float">
            <text:p>1.093454</text:p>
          </table:table-cell>
          <table:table-cell office:value-type="float" office:value="1.085804" calcext:value-type="float">
            <text:p>1.085804</text:p>
          </table:table-cell>
          <table:table-cell office:value-type="float" office:value="0.663419" calcext:value-type="float">
            <text:p>0.663419</text:p>
          </table:table-cell>
          <table:table-cell office:value-type="float" office:value="-0.012377" calcext:value-type="float">
            <text:p>-0.012377</text:p>
          </table:table-cell>
          <table:table-cell office:value-type="float" office:value="-0.683437" calcext:value-type="float">
            <text:p>-0.683437</text:p>
          </table:table-cell>
        </table:table-row>
        <table:table-row table:style-name="ro1">
          <table:table-cell office:value-type="float" office:value="-1.026819" calcext:value-type="float">
            <text:p>-1.026819</text:p>
          </table:table-cell>
          <table:table-cell office:value-type="float" office:value="-1.044953" calcext:value-type="float">
            <text:p>-1.044953</text:p>
          </table:table-cell>
          <table:table-cell office:value-type="float" office:value="-0.663952" calcext:value-type="float">
            <text:p>-0.663952</text:p>
          </table:table-cell>
          <table:table-cell office:value-type="float" office:value="-0.029339" calcext:value-type="float">
            <text:p>-0.029339</text:p>
          </table:table-cell>
          <table:table-cell office:value-type="float" office:value="0.616474" calcext:value-type="float">
            <text:p>0.616474</text:p>
          </table:table-cell>
          <table:table-cell office:value-type="float" office:value="1.02682" calcext:value-type="float">
            <text:p>1.02682</text:p>
          </table:table-cell>
          <table:table-cell office:value-type="float" office:value="1.044954" calcext:value-type="float">
            <text:p>1.044954</text:p>
          </table:table-cell>
          <table:table-cell office:value-type="float" office:value="0.663951" calcext:value-type="float">
            <text:p>0.663951</text:p>
          </table:table-cell>
          <table:table-cell office:value-type="float" office:value="0.02934" calcext:value-type="float">
            <text:p>0.02934</text:p>
          </table:table-cell>
          <table:table-cell office:value-type="float" office:value="-0.616474" calcext:value-type="float">
            <text:p>-0.616474</text:p>
          </table:table-cell>
        </table:table-row>
        <table:table-row table:style-name="ro1">
          <table:table-cell office:value-type="float" office:value="-0.956134" calcext:value-type="float">
            <text:p>-0.956134</text:p>
          </table:table-cell>
          <table:table-cell office:value-type="float" office:value="-0.999976" calcext:value-type="float">
            <text:p>-0.999976</text:p>
          </table:table-cell>
          <table:table-cell office:value-type="float" office:value="-0.661863" calcext:value-type="float">
            <text:p>-0.661863</text:p>
          </table:table-cell>
          <table:table-cell office:value-type="float" office:value="-0.070939" calcext:value-type="float">
            <text:p>-0.070939</text:p>
          </table:table-cell>
          <table:table-cell office:value-type="float" office:value="0.547078" calcext:value-type="float">
            <text:p>0.547078</text:p>
          </table:table-cell>
          <table:table-cell office:value-type="float" office:value="0.956133" calcext:value-type="float">
            <text:p>0.956133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070939" calcext:value-type="float">
            <text:p>0.070939</text:p>
          </table:table-cell>
          <table:table-cell office:value-type="float" office:value="-0.547078" calcext:value-type="float">
            <text:p>-0.547078</text:p>
          </table:table-cell>
        </table:table-row>
        <table:table-row table:style-name="ro1">
          <table:table-cell office:value-type="float" office:value="-0.881681" calcext:value-type="float">
            <text:p>-0.881681</text:p>
          </table:table-cell>
          <table:table-cell office:value-type="float" office:value="-0.951059" calcext:value-type="float">
            <text:p>-0.951059</text:p>
          </table:table-cell>
          <table:table-cell office:value-type="float" office:value="-0.657166" calcext:value-type="float">
            <text:p>-0.657166</text:p>
          </table:table-cell>
          <table:table-cell office:value-type="float" office:value="-0.112254" calcext:value-type="float">
            <text:p>-0.112254</text:p>
          </table:table-cell>
          <table:table-cell office:value-type="float" office:value="0.475529" calcext:value-type="float">
            <text:p>0.475529</text:p>
          </table:table-cell>
          <table:table-cell office:value-type="float" office:value="0.88168" calcext:value-type="float">
            <text:p>0.88168</text:p>
          </table:table-cell>
          <table:table-cell office:value-type="float" office:value="0.951058" calcext:value-type="float">
            <text:p>0.951058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112254" calcext:value-type="float">
            <text:p>0.112254</text:p>
          </table:table-cell>
          <table:table-cell office:value-type="float" office:value="-0.475529" calcext:value-type="float">
            <text:p>-0.475529</text:p>
          </table:table-cell>
        </table:table-row>
        <table:table-row table:style-name="ro1">
          <table:table-cell office:value-type="float" office:value="-0.803742" calcext:value-type="float">
            <text:p>-0.803742</text:p>
          </table:table-cell>
          <table:table-cell office:value-type="float" office:value="-0.898381" calcext:value-type="float">
            <text:p>-0.898381</text:p>
          </table:table-cell>
          <table:table-cell office:value-type="float" office:value="-0.649872" calcext:value-type="float">
            <text:p>-0.649872</text:p>
          </table:table-cell>
          <table:table-cell office:value-type="float" office:value="-0.153131" calcext:value-type="float">
            <text:p>-0.153131</text:p>
          </table:table-cell>
          <table:table-cell office:value-type="float" office:value="0.402097" calcext:value-type="float">
            <text:p>0.402097</text:p>
          </table:table-cell>
          <table:table-cell office:value-type="float" office:value="0.803741" calcext:value-type="float">
            <text:p>0.803741</text:p>
          </table:table-cell>
          <table:table-cell office:value-type="float" office:value="0.898381" calcext:value-type="float">
            <text:p>0.898381</text:p>
          </table:table-cell>
          <table:table-cell office:value-type="float" office:value="0.649873" calcext:value-type="float">
            <text:p>0.649873</text:p>
          </table:table-cell>
          <table:table-cell office:value-type="float" office:value="0.15313" calcext:value-type="float">
            <text:p>0.15313</text:p>
          </table:table-cell>
          <table:table-cell office:value-type="float" office:value="-0.402097" calcext:value-type="float">
            <text:p>-0.402097</text:p>
          </table:table-cell>
        </table:table-row>
        <table:table-row table:style-name="ro1">
          <table:table-cell office:value-type="float" office:value="-0.722629" calcext:value-type="float">
            <text:p>-0.722629</text:p>
          </table:table-cell>
          <table:table-cell office:value-type="float" office:value="-0.84216" calcext:value-type="float">
            <text:p>-0.84216</text:p>
          </table:table-cell>
          <table:table-cell office:value-type="float" office:value="-0.640015" calcext:value-type="float">
            <text:p>-0.640015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0.327078" calcext:value-type="float">
            <text:p>0.327078</text:p>
          </table:table-cell>
          <table:table-cell office:value-type="float" office:value="0.72263" calcext:value-type="float">
            <text:p>0.72263</text:p>
          </table:table-cell>
          <table:table-cell office:value-type="float" office:value="0.842161" calcext:value-type="float">
            <text:p>0.842161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-0.327077" calcext:value-type="float">
            <text:p>-0.327077</text:p>
          </table:table-cell>
        </table:table-row>
        <table:table-row table:style-name="ro1">
          <table:table-cell office:value-type="float" office:value="-0.638666" calcext:value-type="float">
            <text:p>-0.638666</text:p>
          </table:table-cell>
          <table:table-cell office:value-type="float" office:value="-0.782613" calcext:value-type="float">
            <text:p>-0.782613</text:p>
          </table:table-cell>
          <table:table-cell office:value-type="float" office:value="-0.62763" calcext:value-type="float">
            <text:p>-0.62763</text:p>
          </table:table-cell>
          <table:table-cell office:value-type="float" office:value="-0.232912" calcext:value-type="float">
            <text:p>-0.232912</text:p>
          </table:table-cell>
          <table:table-cell office:value-type="float" office:value="0.250768" calcext:value-type="float">
            <text:p>0.250768</text:p>
          </table:table-cell>
          <table:table-cell office:value-type="float" office:value="0.638666" calcext:value-type="float">
            <text:p>0.638666</text:p>
          </table:table-cell>
          <table:table-cell office:value-type="float" office:value="0.782615" calcext:value-type="float">
            <text:p>0.782615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0.232912" calcext:value-type="float">
            <text:p>0.232912</text:p>
          </table:table-cell>
          <table:table-cell office:value-type="float" office:value="-0.250769" calcext:value-type="float">
            <text:p>-0.250769</text:p>
          </table:table-cell>
        </table:table-row>
        <table:table-row table:style-name="ro1">
          <table:table-cell office:value-type="float" office:value="-0.55219" calcext:value-type="float">
            <text:p>-0.55219</text:p>
          </table:table-cell>
          <table:table-cell office:value-type="float" office:value="-0.719986" calcext:value-type="float">
            <text:p>-0.719986</text:p>
          </table:table-cell>
          <table:table-cell office:value-type="float" office:value="-0.612772" calcext:value-type="float">
            <text:p>-0.612772</text:p>
          </table:table-cell>
          <table:table-cell office:value-type="float" office:value="-0.271497" calcext:value-type="float">
            <text:p>-0.271497</text:p>
          </table:table-cell>
          <table:table-cell office:value-type="float" office:value="0.173476" calcext:value-type="float">
            <text:p>0.173476</text:p>
          </table:table-cell>
          <table:table-cell office:value-type="float" office:value="0.55219" calcext:value-type="float">
            <text:p>0.55219</text:p>
          </table:table-cell>
          <table:table-cell office:value-type="float" office:value="0.719986" calcext:value-type="float">
            <text:p>0.719986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271497" calcext:value-type="float">
            <text:p>0.271497</text:p>
          </table:table-cell>
          <table:table-cell office:value-type="float" office:value="-0.173476" calcext:value-type="float">
            <text:p>-0.173476</text:p>
          </table:table-cell>
        </table:table-row>
        <table:table-row table:style-name="ro1">
          <table:table-cell office:value-type="float" office:value="-0.463528" calcext:value-type="float">
            <text:p>-0.463528</text:p>
          </table:table-cell>
          <table:table-cell office:value-type="float" office:value="-0.65451" calcext:value-type="float">
            <text:p>-0.65451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0.463529" calcext:value-type="float">
            <text:p>0.463529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0.595493" calcext:value-type="float">
            <text:p>0.595493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-0.095491" calcext:value-type="float">
            <text:p>-0.095491</text:p>
          </table:table-cell>
        </table:table-row>
        <table:table-row table:style-name="ro1">
          <table:table-cell office:value-type="float" office:value="-0.373034" calcext:value-type="float">
            <text:p>-0.373034</text:p>
          </table:table-cell>
          <table:table-cell office:value-type="float" office:value="-0.586451" calcext:value-type="float">
            <text:p>-0.586451</text:p>
          </table:table-cell>
          <table:table-cell office:value-type="float" office:value="-0.575863" calcext:value-type="float">
            <text:p>-0.575863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0.373035" calcext:value-type="float">
            <text:p>0.373035</text:p>
          </table:table-cell>
          <table:table-cell office:value-type="float" office:value="0.586452" calcext:value-type="float">
            <text:p>0.586452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-0.017129" calcext:value-type="float">
            <text:p>-0.017129</text:p>
          </table:table-cell>
        </table:table-row>
        <table:table-row table:style-name="ro1">
          <table:table-cell office:value-type="float" office:value="-0.281069" calcext:value-type="float">
            <text:p>-0.281069</text:p>
          </table:table-cell>
          <table:table-cell office:value-type="float" office:value="-0.516078" calcext:value-type="float">
            <text:p>-0.516078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38025" calcext:value-type="float">
            <text:p>-0.38025</text:p>
          </table:table-cell>
          <table:table-cell office:value-type="float" office:value="-0.061298" calcext:value-type="float">
            <text:p>-0.061298</text:p>
          </table:table-cell>
          <table:table-cell office:value-type="float" office:value="0.281069" calcext:value-type="float">
            <text:p>0.281069</text:p>
          </table:table-cell>
          <table:table-cell office:value-type="float" office:value="0.516078" calcext:value-type="float">
            <text:p>0.516078</text:p>
          </table:table-cell>
          <table:table-cell office:value-type="float" office:value="0.55396" calcext:value-type="float">
            <text:p>0.55396</text:p>
          </table:table-cell>
          <table:table-cell office:value-type="float" office:value="0.38025" calcext:value-type="float">
            <text:p>0.38025</text:p>
          </table:table-cell>
          <table:table-cell office:value-type="float" office:value="0.061298" calcext:value-type="float">
            <text:p>0.061298</text:p>
          </table:table-cell>
        </table:table-row>
        <table:table-row table:style-name="ro1">
          <table:table-cell office:value-type="float" office:value="-0.188004" calcext:value-type="float">
            <text:p>-0.188004</text:p>
          </table:table-cell>
          <table:table-cell office:value-type="float" office:value="-0.443675" calcext:value-type="float">
            <text:p>-0.443675</text:p>
          </table:table-cell>
          <table:table-cell office:value-type="float" office:value="-0.529875" calcext:value-type="float">
            <text:p>-0.529875</text:p>
          </table:table-cell>
          <table:table-cell office:value-type="float" office:value="-0.413682" calcext:value-type="float">
            <text:p>-0.413682</text:p>
          </table:table-cell>
          <table:table-cell office:value-type="float" office:value="-0.139478" calcext:value-type="float">
            <text:p>-0.139478</text:p>
          </table:table-cell>
          <table:table-cell office:value-type="float" office:value="0.188003" calcext:value-type="float">
            <text:p>0.188003</text:p>
          </table:table-cell>
          <table:table-cell office:value-type="float" office:value="0.443674" calcext:value-type="float">
            <text:p>0.443674</text:p>
          </table:table-cell>
          <table:table-cell office:value-type="float" office:value="0.529876" calcext:value-type="float">
            <text:p>0.529876</text:p>
          </table:table-cell>
          <table:table-cell office:value-type="float" office:value="0.413682" calcext:value-type="float">
            <text:p>0.413682</text:p>
          </table:table-cell>
          <table:table-cell office:value-type="float" office:value="0.139477" calcext:value-type="float">
            <text:p>0.139477</text:p>
          </table:table-cell>
        </table:table-row>
        <table:table-row table:style-name="ro1">
          <table:table-cell office:value-type="float" office:value="-0.094188" calcext:value-type="float">
            <text:p>-0.094188</text:p>
          </table:table-cell>
          <table:table-cell office:value-type="float" office:value="-0.369513" calcext:value-type="float">
            <text:p>-0.369513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217114" calcext:value-type="float">
            <text:p>-0.217114</text:p>
          </table:table-cell>
          <table:table-cell office:value-type="float" office:value="0.094189" calcext:value-type="float">
            <text:p>0.094189</text:p>
          </table:table-cell>
          <table:table-cell office:value-type="float" office:value="0.369512" calcext:value-type="float">
            <text:p>0.369512</text:p>
          </table:table-cell>
          <table:table-cell office:value-type="float" office:value="0.503696" calcext:value-type="float">
            <text:p>0.503696</text:p>
          </table:table-cell>
          <table:table-cell office:value-type="float" office:value="0.445483" calcext:value-type="float">
            <text:p>0.445483</text:p>
          </table:table-cell>
          <table:table-cell office:value-type="float" office:value="0.217114" calcext:value-type="float">
            <text:p>0.217114</text:p>
          </table:table-cell>
        </table:table-row>
        <table:table-row table:style-name="ro1">
          <table:table-cell office:value-type="float" office:value="-0.000001" calcext:value-type="float">
            <text:p>-0.000001</text:p>
          </table:table-cell>
          <table:table-cell office:value-type="float" office:value="-0.293894" calcext:value-type="float">
            <text:p>-0.293894</text:p>
          </table:table-cell>
          <table:table-cell table:number-columns-repeated="2" office:value-type="float" office:value="-0.475528" calcext:value-type="float">
            <text:p>-0.475528</text:p>
          </table:table-cell>
          <table:table-cell office:value-type="float" office:value="-0.293894" calcext:value-type="float">
            <text:p>-0.293894</text:p>
          </table:table-cell>
          <table:table-cell office:value-type="float" office:value="0" calcext:value-type="float">
            <text:p>0</text:p>
          </table:table-cell>
          <table:table-cell office:value-type="float" office:value="0.293895" calcext:value-type="float">
            <text:p>0.293895</text:p>
          </table:table-cell>
          <table:table-cell table:number-columns-repeated="2" office:value-type="float" office:value="0.475528" calcext:value-type="float">
            <text:p>0.475528</text:p>
          </table:table-cell>
          <table:table-cell office:value-type="float" office:value="0.293895" calcext:value-type="float">
            <text:p>0.293895</text:p>
          </table:table-cell>
        </table:table-row>
        <table:table-row table:style-name="ro1">
          <table:table-cell office:value-type="float" office:value="0.094188" calcext:value-type="float">
            <text:p>0.094188</text:p>
          </table:table-cell>
          <table:table-cell office:value-type="float" office:value="-0.217115" calcext:value-type="float">
            <text:p>-0.217115</text:p>
          </table:table-cell>
          <table:table-cell office:value-type="float" office:value="-0.445484" calcext:value-type="float">
            <text:p>-0.445484</text:p>
          </table:table-cell>
          <table:table-cell office:value-type="float" office:value="-0.503695" calcext:value-type="float">
            <text:p>-0.503695</text:p>
          </table:table-cell>
          <table:table-cell office:value-type="float" office:value="-0.369513" calcext:value-type="float">
            <text:p>-0.369513</text:p>
          </table:table-cell>
          <table:table-cell office:value-type="float" office:value="-0.094189" calcext:value-type="float">
            <text:p>-0.094189</text:p>
          </table:table-cell>
          <table:table-cell office:value-type="float" office:value="0.217114" calcext:value-type="float">
            <text:p>0.217114</text:p>
          </table:table-cell>
          <table:table-cell office:value-type="float" office:value="0.445483" calcext:value-type="float">
            <text:p>0.445483</text:p>
          </table:table-cell>
          <table:table-cell office:value-type="float" office:value="0.503696" calcext:value-type="float">
            <text:p>0.503696</text:p>
          </table:table-cell>
          <table:table-cell office:value-type="float" office:value="0.369512" calcext:value-type="float">
            <text:p>0.369512</text:p>
          </table:table-cell>
        </table:table-row>
        <table:table-row table:style-name="ro1">
          <table:table-cell office:value-type="float" office:value="0.188004" calcext:value-type="float">
            <text:p>0.188004</text:p>
          </table:table-cell>
          <table:table-cell office:value-type="float" office:value="-0.139477" calcext:value-type="float">
            <text:p>-0.139477</text:p>
          </table:table-cell>
          <table:table-cell office:value-type="float" office:value="-0.413681" calcext:value-type="float">
            <text:p>-0.413681</text:p>
          </table:table-cell>
          <table:table-cell office:value-type="float" office:value="-0.529875" calcext:value-type="float">
            <text:p>-0.529875</text:p>
          </table:table-cell>
          <table:table-cell office:value-type="float" office:value="-0.443674" calcext:value-type="float">
            <text:p>-0.443674</text:p>
          </table:table-cell>
          <table:table-cell office:value-type="float" office:value="-0.188002" calcext:value-type="float">
            <text:p>-0.188002</text:p>
          </table:table-cell>
          <table:table-cell office:value-type="float" office:value="0.139477" calcext:value-type="float">
            <text:p>0.139477</text:p>
          </table:table-cell>
          <table:table-cell office:value-type="float" office:value="0.413682" calcext:value-type="float">
            <text:p>0.413682</text:p>
          </table:table-cell>
          <table:table-cell office:value-type="float" office:value="0.529874" calcext:value-type="float">
            <text:p>0.529874</text:p>
          </table:table-cell>
          <table:table-cell office:value-type="float" office:value="0.443674" calcext:value-type="float">
            <text:p>0.443674</text:p>
          </table:table-cell>
        </table:table-row>
        <table:table-row table:style-name="ro1">
          <table:table-cell office:value-type="float" office:value="0.28107" calcext:value-type="float">
            <text:p>0.28107</text:p>
          </table:table-cell>
          <table:table-cell office:value-type="float" office:value="-0.061298" calcext:value-type="float">
            <text:p>-0.061298</text:p>
          </table:table-cell>
          <table:table-cell office:value-type="float" office:value="-0.38025" calcext:value-type="float">
            <text:p>-0.38025</text:p>
          </table:table-cell>
          <table:table-cell office:value-type="float" office:value="-0.553961" calcext:value-type="float">
            <text:p>-0.553961</text:p>
          </table:table-cell>
          <table:table-cell office:value-type="float" office:value="-0.516077" calcext:value-type="float">
            <text:p>-0.516077</text:p>
          </table:table-cell>
          <table:table-cell office:value-type="float" office:value="-0.281068" calcext:value-type="float">
            <text:p>-0.281068</text:p>
          </table:table-cell>
          <table:table-cell office:value-type="float" office:value="0.061297" calcext:value-type="float">
            <text:p>0.061297</text:p>
          </table:table-cell>
          <table:table-cell office:value-type="float" office:value="0.38025" calcext:value-type="float">
            <text:p>0.38025</text:p>
          </table:table-cell>
          <table:table-cell office:value-type="float" office:value="0.55396" calcext:value-type="float">
            <text:p>0.55396</text:p>
          </table:table-cell>
          <table:table-cell office:value-type="float" office:value="0.516078" calcext:value-type="float">
            <text:p>0.516078</text:p>
          </table:table-cell>
        </table:table-row>
        <table:table-row table:style-name="ro1">
          <table:table-cell office:value-type="float" office:value="0.373034" calcext:value-type="float">
            <text:p>0.373034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-0.345314" calcext:value-type="float">
            <text:p>-0.345314</text:p>
          </table:table-cell>
          <table:table-cell office:value-type="float" office:value="-0.575862" calcext:value-type="float">
            <text:p>-0.575862</text:p>
          </table:table-cell>
          <table:table-cell office:value-type="float" office:value="-0.586452" calcext:value-type="float">
            <text:p>-0.586452</text:p>
          </table:table-cell>
          <table:table-cell office:value-type="float" office:value="-0.373034" calcext:value-type="float">
            <text:p>-0.373034</text:p>
          </table:table-cell>
          <table:table-cell office:value-type="float" office:value="-0.01713" calcext:value-type="float">
            <text:p>-0.01713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0.575863" calcext:value-type="float">
            <text:p>0.575863</text:p>
          </table:table-cell>
          <table:table-cell office:value-type="float" office:value="0.586453" calcext:value-type="float">
            <text:p>0.586453</text:p>
          </table:table-cell>
        </table:table-row>
        <table:table-row table:style-name="ro1">
          <table:table-cell office:value-type="float" office:value="0.463528" calcext:value-type="float">
            <text:p>0.463528</text:p>
          </table:table-cell>
          <table:table-cell office:value-type="float" office:value="0.095491" calcext:value-type="float">
            <text:p>0.095491</text:p>
          </table:table-cell>
          <table:table-cell office:value-type="float" office:value="-0.309016" calcext:value-type="float">
            <text:p>-0.309016</text:p>
          </table:table-cell>
          <table:table-cell office:value-type="float" office:value="-0.595492" calcext:value-type="float">
            <text:p>-0.595492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-0.463528" calcext:value-type="float">
            <text:p>-0.463528</text:p>
          </table:table-cell>
          <table:table-cell office:value-type="float" office:value="-0.095491" calcext:value-type="float">
            <text:p>-0.095491</text:p>
          </table:table-cell>
          <table:table-cell office:value-type="float" office:value="0.309016" calcext:value-type="float">
            <text:p>0.309016</text:p>
          </table:table-cell>
          <table:table-cell office:value-type="float" office:value="0.595493" calcext:value-type="float">
            <text:p>0.595493</text:p>
          </table:table-cell>
          <table:table-cell office:value-type="float" office:value="0.654509" calcext:value-type="float">
            <text:p>0.654509</text:p>
          </table:table-cell>
        </table:table-row>
        <table:table-row table:style-name="ro1">
          <table:table-cell office:value-type="float" office:value="0.55219" calcext:value-type="float">
            <text:p>0.55219</text:p>
          </table:table-cell>
          <table:table-cell office:value-type="float" office:value="0.173476" calcext:value-type="float">
            <text:p>0.173476</text:p>
          </table:table-cell>
          <table:table-cell office:value-type="float" office:value="-0.271498" calcext:value-type="float">
            <text:p>-0.271498</text:p>
          </table:table-cell>
          <table:table-cell office:value-type="float" office:value="-0.612771" calcext:value-type="float">
            <text:p>-0.612771</text:p>
          </table:table-cell>
          <table:table-cell office:value-type="float" office:value="-0.719985" calcext:value-type="float">
            <text:p>-0.719985</text:p>
          </table:table-cell>
          <table:table-cell office:value-type="float" office:value="-0.552189" calcext:value-type="float">
            <text:p>-0.552189</text:p>
          </table:table-cell>
          <table:table-cell office:value-type="float" office:value="-0.173476" calcext:value-type="float">
            <text:p>-0.173476</text:p>
          </table:table-cell>
          <table:table-cell office:value-type="float" office:value="0.271497" calcext:value-type="float">
            <text:p>0.271497</text:p>
          </table:table-cell>
          <table:table-cell office:value-type="float" office:value="0.61277" calcext:value-type="float">
            <text:p>0.61277</text:p>
          </table:table-cell>
          <table:table-cell office:value-type="float" office:value="0.719986" calcext:value-type="float">
            <text:p>0.719986</text:p>
          </table:table-cell>
        </table:table-row>
        <table:table-row table:style-name="ro1">
          <table:table-cell office:value-type="float" office:value="0.638667" calcext:value-type="float">
            <text:p>0.638667</text:p>
          </table:table-cell>
          <table:table-cell office:value-type="float" office:value="0.250767" calcext:value-type="float">
            <text:p>0.250767</text:p>
          </table:table-cell>
          <table:table-cell office:value-type="float" office:value="-0.232911" calcext:value-type="float">
            <text:p>-0.232911</text:p>
          </table:table-cell>
          <table:table-cell office:value-type="float" office:value="-0.627631" calcext:value-type="float">
            <text:p>-0.627631</text:p>
          </table:table-cell>
          <table:table-cell office:value-type="float" office:value="-0.782614" calcext:value-type="float">
            <text:p>-0.782614</text:p>
          </table:table-cell>
          <table:table-cell office:value-type="float" office:value="-0.638665" calcext:value-type="float">
            <text:p>-0.638665</text:p>
          </table:table-cell>
          <table:table-cell office:value-type="float" office:value="-0.250769" calcext:value-type="float">
            <text:p>-0.250769</text:p>
          </table:table-cell>
          <table:table-cell office:value-type="float" office:value="0.232912" calcext:value-type="float">
            <text:p>0.232912</text:p>
          </table:table-cell>
          <table:table-cell office:value-type="float" office:value="0.62763" calcext:value-type="float">
            <text:p>0.62763</text:p>
          </table:table-cell>
          <table:table-cell office:value-type="float" office:value="0.782615" calcext:value-type="float">
            <text:p>0.782615</text:p>
          </table:table-cell>
        </table:table-row>
        <table:table-row table:style-name="ro1">
          <table:table-cell office:value-type="float" office:value="0.722629" calcext:value-type="float">
            <text:p>0.722629</text:p>
          </table:table-cell>
          <table:table-cell office:value-type="float" office:value="0.327078" calcext:value-type="float">
            <text:p>0.327078</text:p>
          </table:table-cell>
          <table:table-cell office:value-type="float" office:value="-0.193403" calcext:value-type="float">
            <text:p>-0.193403</text:p>
          </table:table-cell>
          <table:table-cell office:value-type="float" office:value="-0.640014" calcext:value-type="float">
            <text:p>-0.640014</text:p>
          </table:table-cell>
          <table:table-cell office:value-type="float" office:value="-0.842161" calcext:value-type="float">
            <text:p>-0.842161</text:p>
          </table:table-cell>
          <table:table-cell office:value-type="float" office:value="-0.72263" calcext:value-type="float">
            <text:p>-0.72263</text:p>
          </table:table-cell>
          <table:table-cell office:value-type="float" office:value="-0.327077" calcext:value-type="float">
            <text:p>-0.327077</text:p>
          </table:table-cell>
          <table:table-cell office:value-type="float" office:value="0.193403" calcext:value-type="float">
            <text:p>0.193403</text:p>
          </table:table-cell>
          <table:table-cell office:value-type="float" office:value="0.640014" calcext:value-type="float">
            <text:p>0.640014</text:p>
          </table:table-cell>
          <table:table-cell office:value-type="float" office:value="0.842162" calcext:value-type="float">
            <text:p>0.842162</text:p>
          </table:table-cell>
        </table:table-row>
        <table:table-row table:style-name="ro1">
          <table:table-cell office:value-type="float" office:value="0.803742" calcext:value-type="float">
            <text:p>0.803742</text:p>
          </table:table-cell>
          <table:table-cell office:value-type="float" office:value="0.402097" calcext:value-type="float">
            <text:p>0.402097</text:p>
          </table:table-cell>
          <table:table-cell office:value-type="float" office:value="-0.153131" calcext:value-type="float">
            <text:p>-0.153131</text:p>
          </table:table-cell>
          <table:table-cell office:value-type="float" office:value="-0.649872" calcext:value-type="float">
            <text:p>-0.649872</text:p>
          </table:table-cell>
          <table:table-cell office:value-type="float" office:value="-0.89838" calcext:value-type="float">
            <text:p>-0.89838</text:p>
          </table:table-cell>
          <table:table-cell office:value-type="float" office:value="-0.803742" calcext:value-type="float">
            <text:p>-0.803742</text:p>
          </table:table-cell>
          <table:table-cell office:value-type="float" office:value="-0.402097" calcext:value-type="float">
            <text:p>-0.402097</text:p>
          </table:table-cell>
          <table:table-cell office:value-type="float" office:value="0.15313" calcext:value-type="float">
            <text:p>0.15313</text:p>
          </table:table-cell>
          <table:table-cell office:value-type="float" office:value="0.649873" calcext:value-type="float">
            <text:p>0.649873</text:p>
          </table:table-cell>
          <table:table-cell office:value-type="float" office:value="0.898381" calcext:value-type="float">
            <text:p>0.898381</text:p>
          </table:table-cell>
        </table:table-row>
        <table:table-row table:style-name="ro1">
          <table:table-cell office:value-type="float" office:value="0.881681" calcext:value-type="float">
            <text:p>0.881681</text:p>
          </table:table-cell>
          <table:table-cell office:value-type="float" office:value="0.475529" calcext:value-type="float">
            <text:p>0.475529</text:p>
          </table:table-cell>
          <table:table-cell office:value-type="float" office:value="-0.112255" calcext:value-type="float">
            <text:p>-0.112255</text:p>
          </table:table-cell>
          <table:table-cell office:value-type="float" office:value="-0.657165" calcext:value-type="float">
            <text:p>-0.657165</text:p>
          </table:table-cell>
          <table:table-cell office:value-type="float" office:value="-0.951058" calcext:value-type="float">
            <text:p>-0.951058</text:p>
          </table:table-cell>
          <table:table-cell office:value-type="float" office:value="-0.88168" calcext:value-type="float">
            <text:p>-0.88168</text:p>
          </table:table-cell>
          <table:table-cell office:value-type="float" office:value="-0.475529" calcext:value-type="float">
            <text:p>-0.475529</text:p>
          </table:table-cell>
          <table:table-cell office:value-type="float" office:value="0.112254" calcext:value-type="float">
            <text:p>0.112254</text:p>
          </table:table-cell>
          <table:table-cell office:value-type="float" office:value="0.657164" calcext:value-type="float">
            <text:p>0.657164</text:p>
          </table:table-cell>
          <table:table-cell office:value-type="float" office:value="0.951058" calcext:value-type="float">
            <text:p>0.951058</text:p>
          </table:table-cell>
        </table:table-row>
        <table:table-row table:style-name="ro1">
          <table:table-cell office:value-type="float" office:value="0.956134" calcext:value-type="float">
            <text:p>0.956134</text:p>
          </table:table-cell>
          <table:table-cell office:value-type="float" office:value="0.547077" calcext:value-type="float">
            <text:p>0.547077</text:p>
          </table:table-cell>
          <table:table-cell office:value-type="float" office:value="-0.070938" calcext:value-type="float">
            <text:p>-0.070938</text:p>
          </table:table-cell>
          <table:table-cell office:value-type="float" office:value="-0.661864" calcext:value-type="float">
            <text:p>-0.661864</text:p>
          </table:table-cell>
          <table:table-cell office:value-type="float" office:value="-0.999976" calcext:value-type="float">
            <text:p>-0.999976</text:p>
          </table:table-cell>
          <table:table-cell office:value-type="float" office:value="-0.956133" calcext:value-type="float">
            <text:p>-0.956133</text:p>
          </table:table-cell>
          <table:table-cell office:value-type="float" office:value="-0.547078" calcext:value-type="float">
            <text:p>-0.547078</text:p>
          </table:table-cell>
          <table:table-cell office:value-type="float" office:value="0.070939" calcext:value-type="float">
            <text:p>0.070939</text:p>
          </table:table-cell>
          <table:table-cell office:value-type="float" office:value="0.661863" calcext:value-type="float">
            <text:p>0.661863</text:p>
          </table:table-cell>
          <table:table-cell office:value-type="float" office:value="0.999977" calcext:value-type="float">
            <text:p>0.999977</text:p>
          </table:table-cell>
        </table:table-row>
        <table:table-row table:style-name="ro1">
          <table:table-cell office:value-type="float" office:value="1.02682" calcext:value-type="float">
            <text:p>1.02682</text:p>
          </table:table-cell>
          <table:table-cell office:value-type="float" office:value="0.616474" calcext:value-type="float">
            <text:p>0.616474</text:p>
          </table:table-cell>
          <table:table-cell office:value-type="float" office:value="-0.02934" calcext:value-type="float">
            <text:p>-0.02934</text:p>
          </table:table-cell>
          <table:table-cell office:value-type="float" office:value="-0.663951" calcext:value-type="float">
            <text:p>-0.663951</text:p>
          </table:table-cell>
          <table:table-cell office:value-type="float" office:value="-1.044954" calcext:value-type="float">
            <text:p>-1.044954</text:p>
          </table:table-cell>
          <table:table-cell office:value-type="float" office:value="-1.02682" calcext:value-type="float">
            <text:p>-1.02682</text:p>
          </table:table-cell>
          <table:table-cell office:value-type="float" office:value="-0.616474" calcext:value-type="float">
            <text:p>-0.616474</text:p>
          </table:table-cell>
          <table:table-cell office:value-type="float" office:value="0.02934" calcext:value-type="float">
            <text:p>0.02934</text:p>
          </table:table-cell>
          <table:table-cell office:value-type="float" office:value="0.663951" calcext:value-type="float">
            <text:p>0.663951</text:p>
          </table:table-cell>
          <table:table-cell office:value-type="float" office:value="1.044951" calcext:value-type="float">
            <text:p>1.044951</text:p>
          </table:table-cell>
        </table:table-row>
        <table:table-row table:style-name="ro1">
          <table:table-cell office:value-type="float" office:value="1.093454" calcext:value-type="float">
            <text:p>1.093454</text:p>
          </table:table-cell>
          <table:table-cell office:value-type="float" office:value="0.683437" calcext:value-type="float">
            <text:p>0.683437</text:p>
          </table:table-cell>
          <table:table-cell office:value-type="float" office:value="0.012376" calcext:value-type="float">
            <text:p>0.012376</text:p>
          </table:table-cell>
          <table:table-cell office:value-type="float" office:value="-0.663419" calcext:value-type="float">
            <text:p>-0.663419</text:p>
          </table:table-cell>
          <table:table-cell office:value-type="float" office:value="-1.085804" calcext:value-type="float">
            <text:p>-1.085804</text:p>
          </table:table-cell>
          <table:table-cell office:value-type="float" office:value="-1.093455" calcext:value-type="float">
            <text:p>-1.093455</text:p>
          </table:table-cell>
          <table:table-cell office:value-type="float" office:value="-0.683437" calcext:value-type="float">
            <text:p>-0.683437</text:p>
          </table:table-cell>
          <table:table-cell office:value-type="float" office:value="-0.012377" calcext:value-type="float">
            <text:p>-0.012377</text:p>
          </table:table-cell>
          <table:table-cell office:value-type="float" office:value="0.663419" calcext:value-type="float">
            <text:p>0.663419</text:p>
          </table:table-cell>
          <table:table-cell office:value-type="float" office:value="1.085804" calcext:value-type="float">
            <text:p>1.085804</text:p>
          </table:table-cell>
        </table:table-row>
        <table:table-row table:style-name="ro1">
          <table:table-cell office:value-type="float" office:value="1.155772" calcext:value-type="float">
            <text:p>1.155772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0.054043" calcext:value-type="float">
            <text:p>0.054043</text:p>
          </table:table-cell>
          <table:table-cell office:value-type="float" office:value="-0.660268" calcext:value-type="float">
            <text:p>-0.660268</text:p>
          </table:table-cell>
          <table:table-cell office:value-type="float" office:value="-1.122372" calcext:value-type="float">
            <text:p>-1.122372</text:p>
          </table:table-cell>
          <table:table-cell office:value-type="float" office:value="-1.155771" calcext:value-type="float">
            <text:p>-1.155771</text:p>
          </table:table-cell>
          <table:table-cell office:value-type="float" office:value="-0.747703" calcext:value-type="float">
            <text:p>-0.747703</text:p>
          </table:table-cell>
          <table:table-cell office:value-type="float" office:value="-0.054042" calcext:value-type="float">
            <text:p>-0.054042</text:p>
          </table:table-cell>
          <table:table-cell office:value-type="float" office:value="0.660265" calcext:value-type="float">
            <text:p>0.660265</text:p>
          </table:table-cell>
          <table:table-cell office:value-type="float" office:value="1.122372" calcext:value-type="float">
            <text:p>1.122372</text:p>
          </table:table-cell>
        </table:table-row>
        <table:table-row table:style-name="ro1">
          <table:table-cell office:value-type="float" office:value="1.213524" calcext:value-type="float">
            <text:p>1.213524</text:p>
          </table:table-cell>
          <table:table-cell office:value-type="float" office:value="0.809012" calcext:value-type="float">
            <text:p>0.809012</text:p>
          </table:table-cell>
          <table:table-cell office:value-type="float" office:value="0.095492" calcext:value-type="float">
            <text:p>0.095492</text:p>
          </table:table-cell>
          <table:table-cell office:value-type="float" office:value="-0.654509" calcext:value-type="float">
            <text:p>-0.654509</text:p>
          </table:table-cell>
          <table:table-cell office:value-type="float" office:value="-1.154507" calcext:value-type="float">
            <text:p>-1.154507</text:p>
          </table:table-cell>
          <table:table-cell office:value-type="float" office:value="-1.213523" calcext:value-type="float">
            <text:p>-1.213523</text:p>
          </table:table-cell>
          <table:table-cell office:value-type="float" office:value="-0.809012" calcext:value-type="float">
            <text:p>-0.809012</text:p>
          </table:table-cell>
          <table:table-cell office:value-type="float" office:value="-0.095491" calcext:value-type="float">
            <text:p>-0.095491</text:p>
          </table:table-cell>
          <table:table-cell office:value-type="float" office:value="0.654509" calcext:value-type="float">
            <text:p>0.654509</text:p>
          </table:table-cell>
          <table:table-cell office:value-type="float" office:value="1.154507" calcext:value-type="float">
            <text:p>1.154507</text:p>
          </table:table-cell>
        </table:table-row>
        <table:table-row table:style-name="ro1">
          <table:table-cell office:value-type="float" office:value="1.266491" calcext:value-type="float">
            <text:p>1.266491</text:p>
          </table:table-cell>
          <table:table-cell office:value-type="float" office:value="0.867135" calcext:value-type="float">
            <text:p>0.867135</text:p>
          </table:table-cell>
          <table:table-cell office:value-type="float" office:value="0.136567" calcext:value-type="float">
            <text:p>0.136567</text:p>
          </table:table-cell>
          <table:table-cell office:value-type="float" office:value="-0.646169" calcext:value-type="float">
            <text:p>-0.646169</text:p>
          </table:table-cell>
          <table:table-cell office:value-type="float" office:value="-1.182089" calcext:value-type="float">
            <text:p>-1.182089</text:p>
          </table:table-cell>
          <table:table-cell office:value-type="float" office:value="-1.266491" calcext:value-type="float">
            <text:p>-1.266491</text:p>
          </table:table-cell>
          <table:table-cell office:value-type="float" office:value="-0.867135" calcext:value-type="float">
            <text:p>-0.867135</text:p>
          </table:table-cell>
          <table:table-cell office:value-type="float" office:value="-0.136567" calcext:value-type="float">
            <text:p>-0.136567</text:p>
          </table:table-cell>
          <table:table-cell office:value-type="float" office:value="0.64617" calcext:value-type="float">
            <text:p>0.64617</text:p>
          </table:table-cell>
          <table:table-cell office:value-type="float" office:value="1.182086" calcext:value-type="float">
            <text:p>1.182086</text:p>
          </table:table-cell>
        </table:table-row>
        <table:table-row table:style-name="ro1">
          <table:table-cell office:value-type="float" office:value="1.31446" calcext:value-type="float">
            <text:p>1.31446</text:p>
          </table:table-cell>
          <table:table-cell office:value-type="float" office:value="0.921835" calcext:value-type="float">
            <text:p>0.921835</text:p>
          </table:table-cell>
          <table:table-cell office:value-type="float" office:value="0.177105" calcext:value-type="float">
            <text:p>0.177105</text:p>
          </table:table-cell>
          <table:table-cell office:value-type="float" office:value="-0.63528" calcext:value-type="float">
            <text:p>-0.63528</text:p>
          </table:table-cell>
          <table:table-cell office:value-type="float" office:value="-1.205002" calcext:value-type="float">
            <text:p>-1.205002</text:p>
          </table:table-cell>
          <table:table-cell office:value-type="float" office:value="-1.314461" calcext:value-type="float">
            <text:p>-1.314461</text:p>
          </table:table-cell>
          <table:table-cell office:value-type="float" office:value="-0.921835" calcext:value-type="float">
            <text:p>-0.921835</text:p>
          </table:table-cell>
          <table:table-cell office:value-type="float" office:value="-0.177106" calcext:value-type="float">
            <text:p>-0.177106</text:p>
          </table:table-cell>
          <table:table-cell office:value-type="float" office:value="0.635281" calcext:value-type="float">
            <text:p>0.635281</text:p>
          </table:table-cell>
          <table:table-cell office:value-type="float" office:value="1.205003" calcext:value-type="float">
            <text:p>1.205003</text:p>
          </table:table-cell>
        </table:table-row>
        <table:table-row table:style-name="ro1">
          <table:table-cell office:value-type="float" office:value="1.357242" calcext:value-type="float">
            <text:p>1.357242</text:p>
          </table:table-cell>
          <table:table-cell office:value-type="float" office:value="0.972897" calcext:value-type="float">
            <text:p>0.972897</text:p>
          </table:table-cell>
          <table:table-cell office:value-type="float" office:value="0.216944" calcext:value-type="float">
            <text:p>0.216944</text:p>
          </table:table-cell>
          <table:table-cell office:value-type="float" office:value="-0.62188" calcext:value-type="float">
            <text:p>-0.62188</text:p>
          </table:table-cell>
          <table:table-cell office:value-type="float" office:value="-1.223163" calcext:value-type="float">
            <text:p>-1.223163</text:p>
          </table:table-cell>
          <table:table-cell office:value-type="float" office:value="-1.357241" calcext:value-type="float">
            <text:p>-1.357241</text:p>
          </table:table-cell>
          <table:table-cell office:value-type="float" office:value="-0.972896" calcext:value-type="float">
            <text:p>-0.972896</text:p>
          </table:table-cell>
          <table:table-cell office:value-type="float" office:value="-0.216943" calcext:value-type="float">
            <text:p>-0.216943</text:p>
          </table:table-cell>
          <table:table-cell office:value-type="float" office:value="0.62188" calcext:value-type="float">
            <text:p>0.62188</text:p>
          </table:table-cell>
          <table:table-cell office:value-type="float" office:value="1.223164" calcext:value-type="float">
            <text:p>1.223164</text:p>
          </table:table-cell>
        </table:table-row>
        <table:table-row table:style-name="ro1">
          <table:table-cell office:value-type="float" office:value="1.394664" calcext:value-type="float">
            <text:p>1.394664</text:p>
          </table:table-cell>
          <table:table-cell office:value-type="float" office:value="1.020114" calcext:value-type="float">
            <text:p>1.020114</text:p>
          </table:table-cell>
          <table:table-cell office:value-type="float" office:value="0.255922" calcext:value-type="float">
            <text:p>0.255922</text:p>
          </table:table-cell>
          <table:table-cell office:value-type="float" office:value="-0.60603" calcext:value-type="float">
            <text:p>-0.60603</text:p>
          </table:table-cell>
          <table:table-cell office:value-type="float" office:value="-1.236495" calcext:value-type="float">
            <text:p>-1.236495</text:p>
          </table:table-cell>
          <table:table-cell office:value-type="float" office:value="-1.394663" calcext:value-type="float">
            <text:p>-1.394663</text:p>
          </table:table-cell>
          <table:table-cell office:value-type="float" office:value="-1.020115" calcext:value-type="float">
            <text:p>-1.020115</text:p>
          </table:table-cell>
          <table:table-cell office:value-type="float" office:value="-0.255921" calcext:value-type="float">
            <text:p>-0.255921</text:p>
          </table:table-cell>
          <table:table-cell office:value-type="float" office:value="0.60603" calcext:value-type="float">
            <text:p>0.60603</text:p>
          </table:table-cell>
          <table:table-cell office:value-type="float" office:value="1.236495" calcext:value-type="float">
            <text:p>1.236495</text:p>
          </table:table-cell>
        </table:table-row>
        <table:table-row table:style-name="ro1">
          <table:table-cell office:value-type="float" office:value="1.426584" calcext:value-type="float">
            <text:p>1.426584</text:p>
          </table:table-cell>
          <table:table-cell office:value-type="float" office:value="1.06331" calcext:value-type="float">
            <text:p>1.06331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-0.587787" calcext:value-type="float">
            <text:p>-0.587787</text:p>
          </table:table-cell>
          <table:table-cell office:value-type="float" office:value="-1.244949" calcext:value-type="float">
            <text:p>-1.244949</text:p>
          </table:table-cell>
          <table:table-cell office:value-type="float" office:value="-1.426584" calcext:value-type="float">
            <text:p>-1.426584</text:p>
          </table:table-cell>
          <table:table-cell office:value-type="float" office:value="-1.063311" calcext:value-type="float">
            <text:p>-1.063311</text:p>
          </table:table-cell>
          <table:table-cell office:value-type="float" office:value="-0.293892" calcext:value-type="float">
            <text:p>-0.293892</text:p>
          </table:table-cell>
          <table:table-cell office:value-type="float" office:value="0.587788" calcext:value-type="float">
            <text:p>0.587788</text:p>
          </table:table-cell>
          <table:table-cell office:value-type="float" office:value="1.244946" calcext:value-type="float">
            <text:p>1.244946</text:p>
          </table:table-cell>
        </table:table-row>
        <table:table-row table:style-name="ro1">
          <table:table-cell office:value-type="float" office:value="1.452875" calcext:value-type="float">
            <text:p>1.452875</text:p>
          </table:table-cell>
          <table:table-cell office:value-type="float" office:value="1.10231" calcext:value-type="float">
            <text:p>1.10231</text:p>
          </table:table-cell>
          <table:table-cell office:value-type="float" office:value="0.330706" calcext:value-type="float">
            <text:p>0.330706</text:p>
          </table:table-cell>
          <table:table-cell office:value-type="float" office:value="-0.567225" calcext:value-type="float">
            <text:p>-0.567225</text:p>
          </table:table-cell>
          <table:table-cell office:value-type="float" office:value="-1.248486" calcext:value-type="float">
            <text:p>-1.248486</text:p>
          </table:table-cell>
          <table:table-cell office:value-type="float" office:value="-1.452875" calcext:value-type="float">
            <text:p>-1.452875</text:p>
          </table:table-cell>
          <table:table-cell office:value-type="float" office:value="-1.10231" calcext:value-type="float">
            <text:p>-1.10231</text:p>
          </table:table-cell>
          <table:table-cell office:value-type="float" office:value="-0.330707" calcext:value-type="float">
            <text:p>-0.330707</text:p>
          </table:table-cell>
          <table:table-cell office:value-type="float" office:value="0.567225" calcext:value-type="float">
            <text:p>0.567225</text:p>
          </table:table-cell>
          <table:table-cell office:value-type="float" office:value="1.248487" calcext:value-type="float">
            <text:p>1.248487</text:p>
          </table:table-cell>
        </table:table-row>
        <table:table-row table:style-name="ro1">
          <table:table-cell office:value-type="float" office:value="1.473431" calcext:value-type="float">
            <text:p>1.473431</text:p>
          </table:table-cell>
          <table:table-cell office:value-type="float" office:value="1.136959" calcext:value-type="float">
            <text:p>1.136959</text:p>
          </table:table-cell>
          <table:table-cell office:value-type="float" office:value="0.366213" calcext:value-type="float">
            <text:p>0.366213</text:p>
          </table:table-cell>
          <table:table-cell office:value-type="float" office:value="-0.54442" calcext:value-type="float">
            <text:p>-0.54442</text:p>
          </table:table-cell>
          <table:table-cell office:value-type="float" office:value="-1.247099" calcext:value-type="float">
            <text:p>-1.247099</text:p>
          </table:table-cell>
          <table:table-cell office:value-type="float" office:value="-1.473431" calcext:value-type="float">
            <text:p>-1.473431</text:p>
          </table:table-cell>
          <table:table-cell office:value-type="float" office:value="-1.13696" calcext:value-type="float">
            <text:p>-1.13696</text:p>
          </table:table-cell>
          <table:table-cell office:value-type="float" office:value="-0.366213" calcext:value-type="float">
            <text:p>-0.366213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1.247099" calcext:value-type="float">
            <text:p>1.247099</text:p>
          </table:table-cell>
        </table:table-row>
        <table:table-row table:style-name="ro1">
          <table:table-cell office:value-type="float" office:value="1.488172" calcext:value-type="float">
            <text:p>1.488172</text:p>
          </table:table-cell>
          <table:table-cell office:value-type="float" office:value="1.167119" calcext:value-type="float">
            <text:p>1.167119</text:p>
          </table:table-cell>
          <table:table-cell office:value-type="float" office:value="0.400271" calcext:value-type="float">
            <text:p>0.400271</text:p>
          </table:table-cell>
          <table:table-cell office:value-type="float" office:value="-0.519472" calcext:value-type="float">
            <text:p>-0.519472</text:p>
          </table:table-cell>
          <table:table-cell office:value-type="float" office:value="-1.24079" calcext:value-type="float">
            <text:p>-1.24079</text:p>
          </table:table-cell>
          <table:table-cell office:value-type="float" office:value="-1.488171" calcext:value-type="float">
            <text:p>-1.488171</text:p>
          </table:table-cell>
          <table:table-cell office:value-type="float" office:value="-1.167119" calcext:value-type="float">
            <text:p>-1.167119</text:p>
          </table:table-cell>
          <table:table-cell office:value-type="float" office:value="-0.400271" calcext:value-type="float">
            <text:p>-0.400271</text:p>
          </table:table-cell>
          <table:table-cell office:value-type="float" office:value="0.519472" calcext:value-type="float">
            <text:p>0.519472</text:p>
          </table:table-cell>
          <table:table-cell office:value-type="float" office:value="1.24079" calcext:value-type="float">
            <text:p>1.24079</text:p>
          </table:table-cell>
        </table:table-row>
        <table:table-row table:style-name="ro1">
          <table:table-cell office:value-type="float" office:value="1.49704" calcext:value-type="float">
            <text:p>1.49704</text:p>
          </table:table-cell>
          <table:table-cell office:value-type="float" office:value="1.192675" calcext:value-type="float">
            <text:p>1.192675</text:p>
          </table:table-cell>
          <table:table-cell office:value-type="float" office:value="0.432752" calcext:value-type="float">
            <text:p>0.432752</text:p>
          </table:table-cell>
          <table:table-cell office:value-type="float" office:value="-0.492472" calcext:value-type="float">
            <text:p>-0.492472</text:p>
          </table:table-cell>
          <table:table-cell office:value-type="float" office:value="-1.229584" calcext:value-type="float">
            <text:p>-1.229584</text:p>
          </table:table-cell>
          <table:table-cell office:value-type="float" office:value="-1.49704" calcext:value-type="float">
            <text:p>-1.49704</text:p>
          </table:table-cell>
          <table:table-cell office:value-type="float" office:value="-1.192675" calcext:value-type="float">
            <text:p>-1.192675</text:p>
          </table:table-cell>
          <table:table-cell office:value-type="float" office:value="-0.432752" calcext:value-type="float">
            <text:p>-0.432752</text:p>
          </table:table-cell>
          <table:table-cell office:value-type="float" office:value="0.492472" calcext:value-type="float">
            <text:p>0.492472</text:p>
          </table:table-cell>
          <table:table-cell office:value-type="float" office:value="1.229582" calcext:value-type="float">
            <text:p>1.2295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6T14:25:12.456572749</meta:creation-date>
    <dc:date>2025-11-16T15:15:43.533042800</dc:date>
    <meta:editing-duration>PT12M7S</meta:editing-duration>
    <meta:editing-cycles>2</meta:editing-cycles>
    <meta:generator>LibreOffice/25.8.2.2$Linux_X86_64 LibreOffice_project/d401f2107ccab8f924a8e2df40f573aab7605b6f</meta:generator>
    <meta:document-statistic meta:table-count="1" meta:cell-count="1000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33.427cm" svg:height="11.21cm" xlink:href=".." xlink:type="simple" chart:class="chart:line" chart:style-name="ch1">
        <chart:title svg:x="15.092cm" svg:y="0.36cm" chart:style-name="ch2">
          <text:p>Standing wave </text:p>
        </chart:title>
        <chart:subtitle svg:x="13.069cm" svg:y="1.363cm" chart:style-name="ch2">
          <text:p><text:span text:style-name="T1">Investigation of a partially reflected wave</text:span></text:p>
        </chart:subtitle>
        <chart:legend chart:legend-position="end" svg:x="30.668cm" svg:y="3.065cm" style:legend-expansion="high" chart:style-name="ch3"/>
        <chart:plot-area chart:style-name="ch4" svg:x="1.521cm" svg:y="2.579cm" svg:width="28.274cm" svg:height="7.309cm">
          <chart:coordinate-region svg:x="2.365cm" svg:y="2.778cm" svg:width="27.43cm" svg:height="6.91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tanding_wave.A1:standing_wave.A1000" loext:label-string="time_0.0t" chart:class="chart:line">
            <chart:data-point chart:repeated="1000"/>
          </chart:series>
          <chart:series chart:style-name="ch8" chart:values-cell-range-address="standing_wave.B1:standing_wave.B1000" loext:label-string="time_0.1t" chart:class="chart:line">
            <chart:data-point chart:repeated="1000"/>
          </chart:series>
          <chart:series chart:style-name="ch9" chart:values-cell-range-address="standing_wave.C1:standing_wave.C1000" loext:label-string="time_0.2t" chart:class="chart:line">
            <chart:data-point chart:repeated="1000"/>
          </chart:series>
          <chart:series chart:style-name="ch10" chart:values-cell-range-address="standing_wave.D1:standing_wave.D1000" loext:label-string="time_0.3t" chart:class="chart:line">
            <chart:data-point chart:repeated="1000"/>
          </chart:series>
          <chart:series chart:style-name="ch11" chart:values-cell-range-address="standing_wave.E1:standing_wave.E1000" loext:label-string="time_0.4t" chart:class="chart:line">
            <chart:data-point chart:repeated="1000"/>
          </chart:series>
          <chart:series chart:style-name="ch12" chart:values-cell-range-address="standing_wave.F1:standing_wave.F1000" loext:label-string="time_0.5t" chart:class="chart:line">
            <chart:data-point chart:repeated="1000"/>
          </chart:series>
          <chart:series chart:style-name="ch13" chart:values-cell-range-address="standing_wave.G1:standing_wave.G1000" loext:label-string="time_0.6t" chart:class="chart:line">
            <chart:data-point chart:repeated="1000"/>
          </chart:series>
          <chart:series chart:style-name="ch14" chart:values-cell-range-address="standing_wave.H1:standing_wave.H1000" loext:label-string="time_0.7t" chart:class="chart:line">
            <chart:data-point chart:repeated="1000"/>
          </chart:series>
          <chart:series chart:style-name="ch15" chart:values-cell-range-address="standing_wave.I1:standing_wave.I1000" loext:label-string="time_0.8t" chart:class="chart:line">
            <chart:data-point chart:repeated="1000"/>
          </chart:series>
          <chart:series chart:style-name="ch16" chart:values-cell-range-address="standing_wave.J1:standing_wave.J1000" loext:label-string="time_0.9t" chart:class="chart:line">
            <chart:data-point chart:repeated="10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_0.0t</text:p>
              </table:table-cell>
              <table:table-cell office:value-type="string">
                <text:p>time_0.1t</text:p>
              </table:table-cell>
              <table:table-cell office:value-type="string">
                <text:p>time_0.2t</text:p>
              </table:table-cell>
              <table:table-cell office:value-type="string">
                <text:p>time_0.3t</text:p>
              </table:table-cell>
              <table:table-cell office:value-type="string">
                <text:p>time_0.4t</text:p>
              </table:table-cell>
              <table:table-cell office:value-type="string">
                <text:p>time_0.5t</text:p>
              </table:table-cell>
              <table:table-cell office:value-type="string">
                <text:p>time_0.6t</text:p>
              </table:table-cell>
              <table:table-cell office:value-type="string">
                <text:p>time_0.7t</text:p>
              </table:table-cell>
              <table:table-cell office:value-type="string">
                <text:p>time_0.8t</text:p>
              </table:table-cell>
              <table:table-cell office:value-type="string">
                <text:p>time_0.9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standing_wave.A1:standing_wave.A1000</svg:desc>
                </draw:g>
              </table:table-cell>
              <table:table-cell office:value-type="float" office:value="1.213526">
                <text:p>1.213526</text:p>
                <draw:g>
                  <svg:desc>standing_wave.B1:standing_wave.B1000</svg:desc>
                </draw:g>
              </table:table-cell>
              <table:table-cell office:value-type="float" office:value="0.463525">
                <text:p>0.463525</text:p>
                <draw:g>
                  <svg:desc>standing_wave.C1:standing_wave.C1000</svg:desc>
                </draw:g>
              </table:table-cell>
              <table:table-cell office:value-type="float" office:value="-0.463526">
                <text:p>-0.463526</text:p>
                <draw:g>
                  <svg:desc>standing_wave.D1:standing_wave.D1000</svg:desc>
                </draw:g>
              </table:table-cell>
              <table:table-cell office:value-type="float" office:value="-1.213526">
                <text:p>-1.213526</text:p>
                <draw:g>
                  <svg:desc>standing_wave.E1:standing_wave.E1000</svg:desc>
                </draw:g>
              </table:table-cell>
              <table:table-cell office:value-type="float" office:value="-1.5">
                <text:p>-1.5</text:p>
                <draw:g>
                  <svg:desc>standing_wave.F1:standing_wave.F1000</svg:desc>
                </draw:g>
              </table:table-cell>
              <table:table-cell office:value-type="float" office:value="-1.213525">
                <text:p>-1.213525</text:p>
                <draw:g>
                  <svg:desc>standing_wave.G1:standing_wave.G1000</svg:desc>
                </draw:g>
              </table:table-cell>
              <table:table-cell office:value-type="float" office:value="-0.463526">
                <text:p>-0.463526</text:p>
                <draw:g>
                  <svg:desc>standing_wave.H1:standing_wave.H1000</svg:desc>
                </draw:g>
              </table:table-cell>
              <table:table-cell office:value-type="float" office:value="0.463526">
                <text:p>0.463526</text:p>
                <draw:g>
                  <svg:desc>standing_wave.I1:standing_wave.I1000</svg:desc>
                </draw:g>
              </table:table-cell>
              <table:table-cell office:value-type="float" office:value="1.213525">
                <text:p>1.213525</text:p>
                <draw:g>
                  <svg:desc>standing_wave.J1:standing_wave.J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9704">
                <text:p>1.49704</text:p>
              </table:table-cell>
              <table:table-cell office:value-type="float" office:value="1.229585">
                <text:p>1.229585</text:p>
              </table:table-cell>
              <table:table-cell office:value-type="float" office:value="0.492469">
                <text:p>0.492469</text:p>
              </table:table-cell>
              <table:table-cell office:value-type="float" office:value="-0.432752">
                <text:p>-0.432752</text:p>
              </table:table-cell>
              <table:table-cell office:value-type="float" office:value="-1.192677">
                <text:p>-1.192677</text:p>
              </table:table-cell>
              <table:table-cell office:value-type="float" office:value="-1.49704">
                <text:p>-1.49704</text:p>
              </table:table-cell>
              <table:table-cell office:value-type="float" office:value="-1.229584">
                <text:p>-1.229584</text:p>
              </table:table-cell>
              <table:table-cell office:value-type="float" office:value="-0.49247">
                <text:p>-0.49247</text:p>
              </table:table-cell>
              <table:table-cell office:value-type="float" office:value="0.432752">
                <text:p>0.432752</text:p>
              </table:table-cell>
              <table:table-cell office:value-type="float" office:value="1.192677">
                <text:p>1.192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88172">
                <text:p>1.488172</text:p>
              </table:table-cell>
              <table:table-cell office:value-type="float" office:value="1.240791">
                <text:p>1.240791</text:p>
              </table:table-cell>
              <table:table-cell office:value-type="float" office:value="0.51947">
                <text:p>0.51947</text:p>
              </table:table-cell>
              <table:table-cell office:value-type="float" office:value="-0.400271">
                <text:p>-0.400271</text:p>
              </table:table-cell>
              <table:table-cell office:value-type="float" office:value="-1.167122">
                <text:p>-1.167122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240791">
                <text:p>-1.240791</text:p>
              </table:table-cell>
              <table:table-cell office:value-type="float" office:value="-0.51947">
                <text:p>-0.51947</text:p>
              </table:table-cell>
              <table:table-cell office:value-type="float" office:value="0.400271">
                <text:p>0.400271</text:p>
              </table:table-cell>
              <table:table-cell office:value-type="float" office:value="1.167122">
                <text:p>1.167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73431">
                <text:p>1.473431</text:p>
              </table:table-cell>
              <table:table-cell office:value-type="float" office:value="1.247101">
                <text:p>1.247101</text:p>
              </table:table-cell>
              <table:table-cell office:value-type="float" office:value="0.54442">
                <text:p>0.54442</text:p>
              </table:table-cell>
              <table:table-cell office:value-type="float" office:value="-0.36621">
                <text:p>-0.36621</text:p>
              </table:table-cell>
              <table:table-cell office:value-type="float" office:value="-1.136961">
                <text:p>-1.136961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2471">
                <text:p>-1.2471</text:p>
              </table:table-cell>
              <table:table-cell office:value-type="float" office:value="-0.54442">
                <text:p>-0.54442</text:p>
              </table:table-cell>
              <table:table-cell office:value-type="float" office:value="0.36621">
                <text:p>0.36621</text:p>
              </table:table-cell>
              <table:table-cell office:value-type="float" office:value="1.136961">
                <text:p>1.136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52875">
                <text:p>1.452875</text:p>
              </table:table-cell>
              <table:table-cell office:value-type="float" office:value="1.248488">
                <text:p>1.248488</text:p>
              </table:table-cell>
              <table:table-cell office:value-type="float" office:value="0.567222">
                <text:p>0.567222</text:p>
              </table:table-cell>
              <table:table-cell office:value-type="float" office:value="-0.330704">
                <text:p>-0.330704</text:p>
              </table:table-cell>
              <table:table-cell office:value-type="float" office:value="-1.102312">
                <text:p>-1.102312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248488">
                <text:p>-1.248488</text:p>
              </table:table-cell>
              <table:table-cell office:value-type="float" office:value="-0.567222">
                <text:p>-0.567222</text:p>
              </table:table-cell>
              <table:table-cell office:value-type="float" office:value="0.330704">
                <text:p>0.330704</text:p>
              </table:table-cell>
              <table:table-cell office:value-type="float" office:value="1.102312">
                <text:p>1.102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26585">
                <text:p>1.426585</text:p>
              </table:table-cell>
              <table:table-cell office:value-type="float" office:value="1.244949">
                <text:p>1.244949</text:p>
              </table:table-cell>
              <table:table-cell office:value-type="float" office:value="0.587785">
                <text:p>0.587785</text:p>
              </table:table-cell>
              <table:table-cell office:value-type="float" office:value="-0.293893">
                <text:p>-0.293893</text:p>
              </table:table-cell>
              <table:table-cell office:value-type="float" office:value="-1.063313">
                <text:p>-1.063313</text:p>
              </table:table-cell>
              <table:table-cell office:value-type="float" office:value="-1.426585">
                <text:p>-1.426585</text:p>
              </table:table-cell>
              <table:table-cell office:value-type="float" office:value="-1.244949">
                <text:p>-1.244949</text:p>
              </table:table-cell>
              <table:table-cell office:value-type="float" office:value="-0.587785">
                <text:p>-0.587785</text:p>
              </table:table-cell>
              <table:table-cell office:value-type="float" office:value="0.293893">
                <text:p>0.293893</text:p>
              </table:table-cell>
              <table:table-cell office:value-type="float" office:value="1.063313">
                <text:p>1.0633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94665">
                <text:p>1.394665</text:p>
              </table:table-cell>
              <table:table-cell office:value-type="float" office:value="1.236497">
                <text:p>1.236497</text:p>
              </table:table-cell>
              <table:table-cell office:value-type="float" office:value="0.606029">
                <text:p>0.606029</text:p>
              </table:table-cell>
              <table:table-cell office:value-type="float" office:value="-0.255922">
                <text:p>-0.255922</text:p>
              </table:table-cell>
              <table:table-cell office:value-type="float" office:value="-1.020118">
                <text:p>-1.020118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236496">
                <text:p>-1.236496</text:p>
              </table:table-cell>
              <table:table-cell office:value-type="float" office:value="-0.606029">
                <text:p>-0.606029</text:p>
              </table:table-cell>
              <table:table-cell office:value-type="float" office:value="0.255922">
                <text:p>0.255922</text:p>
              </table:table-cell>
              <table:table-cell office:value-type="float" office:value="1.020118">
                <text:p>1.020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57241">
                <text:p>1.357241</text:p>
              </table:table-cell>
              <table:table-cell office:value-type="float" office:value="1.223164">
                <text:p>1.223164</text:p>
              </table:table-cell>
              <table:table-cell office:value-type="float" office:value="0.62188">
                <text:p>0.62188</text:p>
              </table:table-cell>
              <table:table-cell office:value-type="float" office:value="-0.21694">
                <text:p>-0.21694</text:p>
              </table:table-cell>
              <table:table-cell office:value-type="float" office:value="-0.972897">
                <text:p>-0.972897</text:p>
              </table:table-cell>
              <table:table-cell office:value-type="float" office:value="-1.357241">
                <text:p>-1.357241</text:p>
              </table:table-cell>
              <table:table-cell office:value-type="float" office:value="-1.223164">
                <text:p>-1.223164</text:p>
              </table:table-cell>
              <table:table-cell office:value-type="float" office:value="-0.62188">
                <text:p>-0.62188</text:p>
              </table:table-cell>
              <table:table-cell office:value-type="float" office:value="0.21694">
                <text:p>0.21694</text:p>
              </table:table-cell>
              <table:table-cell office:value-type="float" office:value="0.972897">
                <text:p>0.9728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1446">
                <text:p>1.31446</text:p>
              </table:table-cell>
              <table:table-cell office:value-type="float" office:value="1.205004">
                <text:p>1.205004</text:p>
              </table:table-cell>
              <table:table-cell office:value-type="float" office:value="0.635278">
                <text:p>0.635278</text:p>
              </table:table-cell>
              <table:table-cell office:value-type="float" office:value="-0.177103">
                <text:p>-0.177103</text:p>
              </table:table-cell>
              <table:table-cell office:value-type="float" office:value="-0.921837">
                <text:p>-0.921837</text:p>
              </table:table-cell>
              <table:table-cell office:value-type="float" office:value="-1.31446">
                <text:p>-1.31446</text:p>
              </table:table-cell>
              <table:table-cell office:value-type="float" office:value="-1.205004">
                <text:p>-1.205004</text:p>
              </table:table-cell>
              <table:table-cell office:value-type="float" office:value="-0.635278">
                <text:p>-0.635278</text:p>
              </table:table-cell>
              <table:table-cell office:value-type="float" office:value="0.177103">
                <text:p>0.177103</text:p>
              </table:table-cell>
              <table:table-cell office:value-type="float" office:value="0.921837">
                <text:p>0.9218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66492">
                <text:p>1.266492</text:p>
              </table:table-cell>
              <table:table-cell office:value-type="float" office:value="1.182089">
                <text:p>1.182089</text:p>
              </table:table-cell>
              <table:table-cell office:value-type="float" office:value="0.646168">
                <text:p>0.646168</text:p>
              </table:table-cell>
              <table:table-cell office:value-type="float" office:value="-0.136567">
                <text:p>-0.136567</text:p>
              </table:table-cell>
              <table:table-cell office:value-type="float" office:value="-0.867138">
                <text:p>-0.867138</text:p>
              </table:table-cell>
              <table:table-cell office:value-type="float" office:value="-1.266492">
                <text:p>-1.266492</text:p>
              </table:table-cell>
              <table:table-cell office:value-type="float" office:value="-1.182089">
                <text:p>-1.182089</text:p>
              </table:table-cell>
              <table:table-cell office:value-type="float" office:value="-0.646168">
                <text:p>-0.646168</text:p>
              </table:table-cell>
              <table:table-cell office:value-type="float" office:value="0.136567">
                <text:p>0.136567</text:p>
              </table:table-cell>
              <table:table-cell office:value-type="float" office:value="0.867138">
                <text:p>0.867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13526">
                <text:p>1.213526</text:p>
              </table:table-cell>
              <table:table-cell office:value-type="float" office:value="1.154508">
                <text:p>1.154508</text:p>
              </table:table-cell>
              <table:table-cell office:value-type="float" office:value="0.654508">
                <text:p>0.654508</text:p>
              </table:table-cell>
              <table:table-cell office:value-type="float" office:value="-0.095492">
                <text:p>-0.095492</text:p>
              </table:table-cell>
              <table:table-cell office:value-type="float" office:value="-0.809017">
                <text:p>-0.809017</text:p>
              </table:table-cell>
              <table:table-cell office:value-type="float" office:value="-1.213526">
                <text:p>-1.213526</text:p>
              </table:table-cell>
              <table:table-cell office:value-type="float" office:value="-1.154508">
                <text:p>-1.154508</text:p>
              </table:table-cell>
              <table:table-cell office:value-type="float" office:value="-0.654509">
                <text:p>-0.654509</text:p>
              </table:table-cell>
              <table:table-cell office:value-type="float" office:value="0.095492">
                <text:p>0.095492</text:p>
              </table:table-cell>
              <table:table-cell office:value-type="float" office:value="0.809017">
                <text:p>0.809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5577">
                <text:p>1.15577</text:p>
              </table:table-cell>
              <table:table-cell office:value-type="float" office:value="1.122372">
                <text:p>1.122372</text:p>
              </table:table-cell>
              <table:table-cell office:value-type="float" office:value="0.660266">
                <text:p>0.660266</text:p>
              </table:table-cell>
              <table:table-cell office:value-type="float" office:value="-0.05404">
                <text:p>-0.05404</text:p>
              </table:table-cell>
              <table:table-cell office:value-type="float" office:value="-0.747703">
                <text:p>-0.747703</text:p>
              </table:table-cell>
              <table:table-cell office:value-type="float" office:value="-1.15577">
                <text:p>-1.15577</text:p>
              </table:table-cell>
              <table:table-cell office:value-type="float" office:value="-1.122371">
                <text:p>-1.122371</text:p>
              </table:table-cell>
              <table:table-cell office:value-type="float" office:value="-0.660266">
                <text:p>-0.660266</text:p>
              </table:table-cell>
              <table:table-cell office:value-type="float" office:value="0.054039">
                <text:p>0.054039</text:p>
              </table:table-cell>
              <table:table-cell office:value-type="float" office:value="0.747703">
                <text:p>0.7477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93453">
                <text:p>1.093453</text:p>
              </table:table-cell>
              <table:table-cell office:value-type="float" office:value="1.085805">
                <text:p>1.085805</text:p>
              </table:table-cell>
              <table:table-cell office:value-type="float" office:value="0.663417">
                <text:p>0.663417</text:p>
              </table:table-cell>
              <table:table-cell office:value-type="float" office:value="-0.012374">
                <text:p>-0.012374</text:p>
              </table:table-cell>
              <table:table-cell office:value-type="float" office:value="-0.683439">
                <text:p>-0.683439</text:p>
              </table:table-cell>
              <table:table-cell office:value-type="float" office:value="-1.093453">
                <text:p>-1.093453</text:p>
              </table:table-cell>
              <table:table-cell office:value-type="float" office:value="-1.085805">
                <text:p>-1.085805</text:p>
              </table:table-cell>
              <table:table-cell office:value-type="float" office:value="-0.663417">
                <text:p>-0.663417</text:p>
              </table:table-cell>
              <table:table-cell office:value-type="float" office:value="0.012374">
                <text:p>0.012374</text:p>
              </table:table-cell>
              <table:table-cell office:value-type="float" office:value="0.683438">
                <text:p>0.683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6821">
                <text:p>1.026821</text:p>
              </table:table-cell>
              <table:table-cell office:value-type="float" office:value="1.044954">
                <text:p>1.044954</text:p>
              </table:table-cell>
              <table:table-cell office:value-type="float" office:value="0.66395">
                <text:p>0.66395</text:p>
              </table:table-cell>
              <table:table-cell office:value-type="float" office:value="0.02934">
                <text:p>0.02934</text:p>
              </table:table-cell>
              <table:table-cell office:value-type="float" office:value="-0.616477">
                <text:p>-0.616477</text:p>
              </table:table-cell>
              <table:table-cell office:value-type="float" office:value="-1.026821">
                <text:p>-1.026821</text:p>
              </table:table-cell>
              <table:table-cell office:value-type="float" office:value="-1.044954">
                <text:p>-1.044954</text:p>
              </table:table-cell>
              <table:table-cell office:value-type="float" office:value="-0.66395">
                <text:p>-0.66395</text:p>
              </table:table-cell>
              <table:table-cell office:value-type="float" office:value="-0.02934">
                <text:p>-0.02934</text:p>
              </table:table-cell>
              <table:table-cell office:value-type="float" office:value="0.616477">
                <text:p>0.616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6136">
                <text:p>0.956136</text:p>
              </table:table-cell>
              <table:table-cell office:value-type="float" office:value="0.999978">
                <text:p>0.999978</text:p>
              </table:table-cell>
              <table:table-cell office:value-type="float" office:value="0.661863">
                <text:p>0.661863</text:p>
              </table:table-cell>
              <table:table-cell office:value-type="float" office:value="0.070938">
                <text:p>0.070938</text:p>
              </table:table-cell>
              <table:table-cell office:value-type="float" office:value="-0.547082">
                <text:p>-0.547082</text:p>
              </table:table-cell>
              <table:table-cell office:value-type="float" office:value="-0.956136">
                <text:p>-0.956136</text:p>
              </table:table-cell>
              <table:table-cell office:value-type="float" office:value="-0.999978">
                <text:p>-0.999978</text:p>
              </table:table-cell>
              <table:table-cell office:value-type="float" office:value="-0.661863">
                <text:p>-0.661863</text:p>
              </table:table-cell>
              <table:table-cell office:value-type="float" office:value="-0.070938">
                <text:p>-0.070938</text:p>
              </table:table-cell>
              <table:table-cell office:value-type="float" office:value="0.547082">
                <text:p>0.547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1678">
                <text:p>0.881678</text:p>
              </table:table-cell>
              <table:table-cell office:value-type="float" office:value="0.951056">
                <text:p>0.951056</text:p>
              </table:table-cell>
              <table:table-cell office:value-type="float" office:value="0.657164">
                <text:p>0.657164</text:p>
              </table:table-cell>
              <table:table-cell office:value-type="float" office:value="0.112257">
                <text:p>0.112257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881678">
                <text:p>-0.881678</text:p>
              </table:table-cell>
              <table:table-cell office:value-type="float" office:value="-0.951057">
                <text:p>-0.951057</text:p>
              </table:table-cell>
              <table:table-cell office:value-type="float" office:value="-0.657164">
                <text:p>-0.657164</text:p>
              </table:table-cell>
              <table:table-cell office:value-type="float" office:value="-0.112257">
                <text:p>-0.112257</text:p>
              </table:table-cell>
              <table:table-cell office:value-type="float" office:value="0.475528">
                <text:p>0.4755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0374">
                <text:p>0.80374</text:p>
              </table:table-cell>
              <table:table-cell office:value-type="float" office:value="0.898381">
                <text:p>0.898381</text:p>
              </table:table-cell>
              <table:table-cell office:value-type="float" office:value="0.649871">
                <text:p>0.649871</text:p>
              </table:table-cell>
              <table:table-cell office:value-type="float" office:value="0.153132">
                <text:p>0.153132</text:p>
              </table:table-cell>
              <table:table-cell office:value-type="float" office:value="-0.402098">
                <text:p>-0.402098</text:p>
              </table:table-cell>
              <table:table-cell office:value-type="float" office:value="-0.80374">
                <text:p>-0.80374</text:p>
              </table:table-cell>
              <table:table-cell office:value-type="float" office:value="-0.898381">
                <text:p>-0.898381</text:p>
              </table:table-cell>
              <table:table-cell office:value-type="float" office:value="-0.649871">
                <text:p>-0.649871</text:p>
              </table:table-cell>
              <table:table-cell office:value-type="float" office:value="-0.153132">
                <text:p>-0.153132</text:p>
              </table:table-cell>
              <table:table-cell office:value-type="float" office:value="0.402098">
                <text:p>0.4020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22631">
                <text:p>0.722631</text:p>
              </table:table-cell>
              <table:table-cell office:value-type="float" office:value="0.84216">
                <text:p>0.84216</text:p>
              </table:table-cell>
              <table:table-cell office:value-type="float" office:value="0.640014">
                <text:p>0.640014</text:p>
              </table:table-cell>
              <table:table-cell office:value-type="float" office:value="0.193403">
                <text:p>0.193403</text:p>
              </table:table-cell>
              <table:table-cell office:value-type="float" office:value="-0.32708">
                <text:p>-0.32708</text:p>
              </table:table-cell>
              <table:table-cell office:value-type="float" office:value="-0.72263">
                <text:p>-0.72263</text:p>
              </table:table-cell>
              <table:table-cell office:value-type="float" office:value="-0.84216">
                <text:p>-0.84216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193403">
                <text:p>-0.193403</text:p>
              </table:table-cell>
              <table:table-cell office:value-type="float" office:value="0.32708">
                <text:p>0.32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8669">
                <text:p>0.638669</text:p>
              </table:table-cell>
              <table:table-cell office:value-type="float" office:value="0.782616">
                <text:p>0.782616</text:p>
              </table:table-cell>
              <table:table-cell office:value-type="float" office:value="0.62763">
                <text:p>0.62763</text:p>
              </table:table-cell>
              <table:table-cell office:value-type="float" office:value="0.232911">
                <text:p>0.232911</text:p>
              </table:table-cell>
              <table:table-cell office:value-type="float" office:value="-0.250772">
                <text:p>-0.250772</text:p>
              </table:table-cell>
              <table:table-cell office:value-type="float" office:value="-0.638669">
                <text:p>-0.638669</text:p>
              </table:table-cell>
              <table:table-cell office:value-type="float" office:value="-0.782616">
                <text:p>-0.782616</text:p>
              </table:table-cell>
              <table:table-cell office:value-type="float" office:value="-0.62763">
                <text:p>-0.62763</text:p>
              </table:table-cell>
              <table:table-cell office:value-type="float" office:value="-0.232911">
                <text:p>-0.232911</text:p>
              </table:table-cell>
              <table:table-cell office:value-type="float" office:value="0.250772">
                <text:p>0.2507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2187">
                <text:p>0.552187</text:p>
              </table:table-cell>
              <table:table-cell office:value-type="float" office:value="0.719983">
                <text:p>0.719983</text:p>
              </table:table-cell>
              <table:table-cell office:value-type="float" office:value="0.61277">
                <text:p>0.61277</text:p>
              </table:table-cell>
              <table:table-cell office:value-type="float" office:value="0.2715">
                <text:p>0.2715</text:p>
              </table:table-cell>
              <table:table-cell office:value-type="float" office:value="-0.173474">
                <text:p>-0.173474</text:p>
              </table:table-cell>
              <table:table-cell office:value-type="float" office:value="-0.552187">
                <text:p>-0.552187</text:p>
              </table:table-cell>
              <table:table-cell office:value-type="float" office:value="-0.719983">
                <text:p>-0.719983</text:p>
              </table:table-cell>
              <table:table-cell office:value-type="float" office:value="-0.61277">
                <text:p>-0.61277</text:p>
              </table:table-cell>
              <table:table-cell office:value-type="float" office:value="-0.2715">
                <text:p>-0.2715</text:p>
              </table:table-cell>
              <table:table-cell office:value-type="float" office:value="0.173474">
                <text:p>0.173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63525">
                <text:p>0.463525</text:p>
              </table:table-cell>
              <table:table-cell office:value-type="float" office:value="0.654508">
                <text:p>0.654508</text:p>
              </table:table-cell>
              <table:table-cell office:value-type="float" office:value="0.595491">
                <text:p>0.595491</text:p>
              </table:table-cell>
              <table:table-cell office:value-type="float" office:value="0.309017">
                <text:p>0.309017</text:p>
              </table:table-cell>
              <table:table-cell office:value-type="float" office:value="-0.095491">
                <text:p>-0.095491</text:p>
              </table:table-cell>
              <table:table-cell office:value-type="float" office:value="-0.463526">
                <text:p>-0.463526</text:p>
              </table:table-cell>
              <table:table-cell office:value-type="float" office:value="-0.654509">
                <text:p>-0.654509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309017">
                <text:p>-0.309017</text:p>
              </table:table-cell>
              <table:table-cell office:value-type="float" office:value="0.095491">
                <text:p>0.0954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73035">
                <text:p>0.373035</text:p>
              </table:table-cell>
              <table:table-cell office:value-type="float" office:value="0.586451">
                <text:p>0.586451</text:p>
              </table:table-cell>
              <table:table-cell office:value-type="float" office:value="0.575863">
                <text:p>0.575863</text:p>
              </table:table-cell>
              <table:table-cell office:value-type="float" office:value="0.345315">
                <text:p>0.345315</text:p>
              </table:table-cell>
              <table:table-cell office:value-type="float" office:value="-0.017132">
                <text:p>-0.017132</text:p>
              </table:table-cell>
              <table:table-cell office:value-type="float" office:value="-0.373035">
                <text:p>-0.373035</text:p>
              </table:table-cell>
              <table:table-cell office:value-type="float" office:value="-0.586451">
                <text:p>-0.586451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345314">
                <text:p>-0.345314</text:p>
              </table:table-cell>
              <table:table-cell office:value-type="float" office:value="0.017132">
                <text:p>0.017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1072">
                <text:p>0.281072</text:p>
              </table:table-cell>
              <table:table-cell office:value-type="float" office:value="0.516079">
                <text:p>0.516079</text:p>
              </table:table-cell>
              <table:table-cell office:value-type="float" office:value="0.553961">
                <text:p>0.553961</text:p>
              </table:table-cell>
              <table:table-cell office:value-type="float" office:value="0.380249">
                <text:p>0.380249</text:p>
              </table:table-cell>
              <table:table-cell office:value-type="float" office:value="0.061295">
                <text:p>0.061295</text:p>
              </table:table-cell>
              <table:table-cell office:value-type="float" office:value="-0.281072">
                <text:p>-0.281072</text:p>
              </table:table-cell>
              <table:table-cell office:value-type="float" office:value="-0.516079">
                <text:p>-0.516079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380249">
                <text:p>-0.380249</text:p>
              </table:table-cell>
              <table:table-cell office:value-type="float" office:value="-0.061295">
                <text:p>-0.0612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8">
                <text:p>0.188</text:p>
              </table:table-cell>
              <table:table-cell office:value-type="float" office:value="0.44367">
                <text:p>0.44367</text:p>
              </table:table-cell>
              <table:table-cell office:value-type="float" office:value="0.529874">
                <text:p>0.529874</text:p>
              </table:table-cell>
              <table:table-cell office:value-type="float" office:value="0.413683">
                <text:p>0.413683</text:p>
              </table:table-cell>
              <table:table-cell office:value-type="float" office:value="0.13948">
                <text:p>0.13948</text:p>
              </table:table-cell>
              <table:table-cell office:value-type="float" office:value="-0.188">
                <text:p>-0.188</text:p>
              </table:table-cell>
              <table:table-cell office:value-type="float" office:value="-0.44367">
                <text:p>-0.44367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13683">
                <text:p>-0.413683</text:p>
              </table:table-cell>
              <table:table-cell office:value-type="float" office:value="-0.13948">
                <text:p>-0.139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4186">
                <text:p>0.094186</text:p>
              </table:table-cell>
              <table:table-cell office:value-type="float" office:value="0.369511">
                <text:p>0.369511</text:p>
              </table:table-cell>
              <table:table-cell office:value-type="float" office:value="0.503695">
                <text:p>0.503695</text:p>
              </table:table-cell>
              <table:table-cell office:value-type="float" office:value="0.445485">
                <text:p>0.445485</text:p>
              </table:table-cell>
              <table:table-cell office:value-type="float" office:value="0.217115">
                <text:p>0.217115</text:p>
              </table:table-cell>
              <table:table-cell office:value-type="float" office:value="-0.094186">
                <text:p>-0.094186</text:p>
              </table:table-cell>
              <table:table-cell office:value-type="float" office:value="-0.369511">
                <text:p>-0.369511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445485">
                <text:p>-0.445485</text:p>
              </table:table-cell>
              <table:table-cell office:value-type="float" office:value="-0.217115">
                <text:p>-0.217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">
                <text:p>-0</text:p>
              </table:table-cell>
              <table:table-cell office:value-type="float" office:value="0.293893">
                <text:p>0.293893</text:p>
              </table:table-cell>
              <table:table-cell office:value-type="float" office:value="0.475528">
                <text:p>0.475528</text:p>
              </table:table-cell>
              <table:table-cell office:value-type="float" office:value="0.475528">
                <text:p>0.475528</text:p>
              </table:table-cell>
              <table:table-cell office:value-type="float" office:value="0.293893">
                <text:p>0.293893</text:p>
              </table:table-cell>
              <table:table-cell office:value-type="float" office:value="0">
                <text:p>0</text:p>
              </table:table-cell>
              <table:table-cell office:value-type="float" office:value="-0.293893">
                <text:p>-0.293893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293893">
                <text:p>-0.2938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94186">
                <text:p>-0.094186</text:p>
              </table:table-cell>
              <table:table-cell office:value-type="float" office:value="0.217115">
                <text:p>0.217115</text:p>
              </table:table-cell>
              <table:table-cell office:value-type="float" office:value="0.445485">
                <text:p>0.445485</text:p>
              </table:table-cell>
              <table:table-cell office:value-type="float" office:value="0.503695">
                <text:p>0.503695</text:p>
              </table:table-cell>
              <table:table-cell office:value-type="float" office:value="0.36951">
                <text:p>0.36951</text:p>
              </table:table-cell>
              <table:table-cell office:value-type="float" office:value="0.094186">
                <text:p>0.094186</text:p>
              </table:table-cell>
              <table:table-cell office:value-type="float" office:value="-0.217115">
                <text:p>-0.217115</text:p>
              </table:table-cell>
              <table:table-cell office:value-type="float" office:value="-0.445485">
                <text:p>-0.445485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369511">
                <text:p>-0.3695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88">
                <text:p>-0.188</text:p>
              </table:table-cell>
              <table:table-cell office:value-type="float" office:value="0.13948">
                <text:p>0.13948</text:p>
              </table:table-cell>
              <table:table-cell office:value-type="float" office:value="0.413683">
                <text:p>0.413683</text:p>
              </table:table-cell>
              <table:table-cell office:value-type="float" office:value="0.529874">
                <text:p>0.529874</text:p>
              </table:table-cell>
              <table:table-cell office:value-type="float" office:value="0.44367">
                <text:p>0.44367</text:p>
              </table:table-cell>
              <table:table-cell office:value-type="float" office:value="0.188">
                <text:p>0.188</text:p>
              </table:table-cell>
              <table:table-cell office:value-type="float" office:value="-0.13948">
                <text:p>-0.13948</text:p>
              </table:table-cell>
              <table:table-cell office:value-type="float" office:value="-0.413683">
                <text:p>-0.413683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4367">
                <text:p>-0.443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81072">
                <text:p>-0.281072</text:p>
              </table:table-cell>
              <table:table-cell office:value-type="float" office:value="0.061295">
                <text:p>0.061295</text:p>
              </table:table-cell>
              <table:table-cell office:value-type="float" office:value="0.380249">
                <text:p>0.380249</text:p>
              </table:table-cell>
              <table:table-cell office:value-type="float" office:value="0.553961">
                <text:p>0.553961</text:p>
              </table:table-cell>
              <table:table-cell office:value-type="float" office:value="0.516079">
                <text:p>0.516079</text:p>
              </table:table-cell>
              <table:table-cell office:value-type="float" office:value="0.281072">
                <text:p>0.281072</text:p>
              </table:table-cell>
              <table:table-cell office:value-type="float" office:value="-0.061295">
                <text:p>-0.061295</text:p>
              </table:table-cell>
              <table:table-cell office:value-type="float" office:value="-0.380249">
                <text:p>-0.380249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516079">
                <text:p>-0.5160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73035">
                <text:p>-0.373035</text:p>
              </table:table-cell>
              <table:table-cell office:value-type="float" office:value="-0.017132">
                <text:p>-0.017132</text:p>
              </table:table-cell>
              <table:table-cell office:value-type="float" office:value="0.345315">
                <text:p>0.345315</text:p>
              </table:table-cell>
              <table:table-cell office:value-type="float" office:value="0.575863">
                <text:p>0.575863</text:p>
              </table:table-cell>
              <table:table-cell office:value-type="float" office:value="0.586451">
                <text:p>0.586451</text:p>
              </table:table-cell>
              <table:table-cell office:value-type="float" office:value="0.373035">
                <text:p>0.373035</text:p>
              </table:table-cell>
              <table:table-cell office:value-type="float" office:value="0.017132">
                <text:p>0.017132</text:p>
              </table:table-cell>
              <table:table-cell office:value-type="float" office:value="-0.345315">
                <text:p>-0.345315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586451">
                <text:p>-0.5864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63526">
                <text:p>-0.463526</text:p>
              </table:table-cell>
              <table:table-cell office:value-type="float" office:value="-0.095492">
                <text:p>-0.095492</text:p>
              </table:table-cell>
              <table:table-cell office:value-type="float" office:value="0.309017">
                <text:p>0.309017</text:p>
              </table:table-cell>
              <table:table-cell office:value-type="float" office:value="0.595492">
                <text:p>0.595492</text:p>
              </table:table-cell>
              <table:table-cell office:value-type="float" office:value="0.654509">
                <text:p>0.654509</text:p>
              </table:table-cell>
              <table:table-cell office:value-type="float" office:value="0.463526">
                <text:p>0.463526</text:p>
              </table:table-cell>
              <table:table-cell office:value-type="float" office:value="0.095492">
                <text:p>0.095492</text:p>
              </table:table-cell>
              <table:table-cell office:value-type="float" office:value="-0.309017">
                <text:p>-0.309017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654509">
                <text:p>-0.6545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52187">
                <text:p>-0.552187</text:p>
              </table:table-cell>
              <table:table-cell office:value-type="float" office:value="-0.173474">
                <text:p>-0.173474</text:p>
              </table:table-cell>
              <table:table-cell office:value-type="float" office:value="0.2715">
                <text:p>0.2715</text:p>
              </table:table-cell>
              <table:table-cell office:value-type="float" office:value="0.61277">
                <text:p>0.61277</text:p>
              </table:table-cell>
              <table:table-cell office:value-type="float" office:value="0.719983">
                <text:p>0.719983</text:p>
              </table:table-cell>
              <table:table-cell office:value-type="float" office:value="0.552187">
                <text:p>0.552187</text:p>
              </table:table-cell>
              <table:table-cell office:value-type="float" office:value="0.173474">
                <text:p>0.173474</text:p>
              </table:table-cell>
              <table:table-cell office:value-type="float" office:value="-0.2715">
                <text:p>-0.2715</text:p>
              </table:table-cell>
              <table:table-cell office:value-type="float" office:value="-0.61277">
                <text:p>-0.61277</text:p>
              </table:table-cell>
              <table:table-cell office:value-type="float" office:value="-0.719983">
                <text:p>-0.7199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38669">
                <text:p>-0.638669</text:p>
              </table:table-cell>
              <table:table-cell office:value-type="float" office:value="-0.250772">
                <text:p>-0.250772</text:p>
              </table:table-cell>
              <table:table-cell office:value-type="float" office:value="0.232911">
                <text:p>0.232911</text:p>
              </table:table-cell>
              <table:table-cell office:value-type="float" office:value="0.62763">
                <text:p>0.62763</text:p>
              </table:table-cell>
              <table:table-cell office:value-type="float" office:value="0.782616">
                <text:p>0.782616</text:p>
              </table:table-cell>
              <table:table-cell office:value-type="float" office:value="0.638669">
                <text:p>0.638669</text:p>
              </table:table-cell>
              <table:table-cell office:value-type="float" office:value="0.250772">
                <text:p>0.250772</text:p>
              </table:table-cell>
              <table:table-cell office:value-type="float" office:value="-0.232911">
                <text:p>-0.232911</text:p>
              </table:table-cell>
              <table:table-cell office:value-type="float" office:value="-0.62763">
                <text:p>-0.62763</text:p>
              </table:table-cell>
              <table:table-cell office:value-type="float" office:value="-0.782616">
                <text:p>-0.7826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722631">
                <text:p>-0.722631</text:p>
              </table:table-cell>
              <table:table-cell office:value-type="float" office:value="-0.32708">
                <text:p>-0.32708</text:p>
              </table:table-cell>
              <table:table-cell office:value-type="float" office:value="0.193403">
                <text:p>0.193403</text:p>
              </table:table-cell>
              <table:table-cell office:value-type="float" office:value="0.640014">
                <text:p>0.640014</text:p>
              </table:table-cell>
              <table:table-cell office:value-type="float" office:value="0.84216">
                <text:p>0.84216</text:p>
              </table:table-cell>
              <table:table-cell office:value-type="float" office:value="0.722631">
                <text:p>0.722631</text:p>
              </table:table-cell>
              <table:table-cell office:value-type="float" office:value="0.32708">
                <text:p>0.32708</text:p>
              </table:table-cell>
              <table:table-cell office:value-type="float" office:value="-0.193403">
                <text:p>-0.193403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842161">
                <text:p>-0.8421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80374">
                <text:p>-0.80374</text:p>
              </table:table-cell>
              <table:table-cell office:value-type="float" office:value="-0.402098">
                <text:p>-0.402098</text:p>
              </table:table-cell>
              <table:table-cell office:value-type="float" office:value="0.153132">
                <text:p>0.153132</text:p>
              </table:table-cell>
              <table:table-cell office:value-type="float" office:value="0.649871">
                <text:p>0.649871</text:p>
              </table:table-cell>
              <table:table-cell office:value-type="float" office:value="0.898381">
                <text:p>0.898381</text:p>
              </table:table-cell>
              <table:table-cell office:value-type="float" office:value="0.80374">
                <text:p>0.80374</text:p>
              </table:table-cell>
              <table:table-cell office:value-type="float" office:value="0.402098">
                <text:p>0.402098</text:p>
              </table:table-cell>
              <table:table-cell office:value-type="float" office:value="-0.153132">
                <text:p>-0.153132</text:p>
              </table:table-cell>
              <table:table-cell office:value-type="float" office:value="-0.649871">
                <text:p>-0.649871</text:p>
              </table:table-cell>
              <table:table-cell office:value-type="float" office:value="-0.898381">
                <text:p>-0.8983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881678">
                <text:p>-0.881678</text:p>
              </table:table-cell>
              <table:table-cell office:value-type="float" office:value="-0.475528">
                <text:p>-0.475528</text:p>
              </table:table-cell>
              <table:table-cell office:value-type="float" office:value="0.112257">
                <text:p>0.112257</text:p>
              </table:table-cell>
              <table:table-cell office:value-type="float" office:value="0.657164">
                <text:p>0.657164</text:p>
              </table:table-cell>
              <table:table-cell office:value-type="float" office:value="0.951056">
                <text:p>0.951056</text:p>
              </table:table-cell>
              <table:table-cell office:value-type="float" office:value="0.881678">
                <text:p>0.881678</text:p>
              </table:table-cell>
              <table:table-cell office:value-type="float" office:value="0.475528">
                <text:p>0.475528</text:p>
              </table:table-cell>
              <table:table-cell office:value-type="float" office:value="-0.112257">
                <text:p>-0.112257</text:p>
              </table:table-cell>
              <table:table-cell office:value-type="float" office:value="-0.657164">
                <text:p>-0.657164</text:p>
              </table:table-cell>
              <table:table-cell office:value-type="float" office:value="-0.951057">
                <text:p>-0.9510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56136">
                <text:p>-0.956136</text:p>
              </table:table-cell>
              <table:table-cell office:value-type="float" office:value="-0.547082">
                <text:p>-0.547082</text:p>
              </table:table-cell>
              <table:table-cell office:value-type="float" office:value="0.070938">
                <text:p>0.070938</text:p>
              </table:table-cell>
              <table:table-cell office:value-type="float" office:value="0.661863">
                <text:p>0.661863</text:p>
              </table:table-cell>
              <table:table-cell office:value-type="float" office:value="0.999978">
                <text:p>0.999978</text:p>
              </table:table-cell>
              <table:table-cell office:value-type="float" office:value="0.956136">
                <text:p>0.956136</text:p>
              </table:table-cell>
              <table:table-cell office:value-type="float" office:value="0.547082">
                <text:p>0.547082</text:p>
              </table:table-cell>
              <table:table-cell office:value-type="float" office:value="-0.070938">
                <text:p>-0.070938</text:p>
              </table:table-cell>
              <table:table-cell office:value-type="float" office:value="-0.661863">
                <text:p>-0.661863</text:p>
              </table:table-cell>
              <table:table-cell office:value-type="float" office:value="-0.999978">
                <text:p>-0.9999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026821">
                <text:p>-1.026821</text:p>
              </table:table-cell>
              <table:table-cell office:value-type="float" office:value="-0.616477">
                <text:p>-0.616477</text:p>
              </table:table-cell>
              <table:table-cell office:value-type="float" office:value="0.02934">
                <text:p>0.02934</text:p>
              </table:table-cell>
              <table:table-cell office:value-type="float" office:value="0.66395">
                <text:p>0.66395</text:p>
              </table:table-cell>
              <table:table-cell office:value-type="float" office:value="1.044954">
                <text:p>1.044954</text:p>
              </table:table-cell>
              <table:table-cell office:value-type="float" office:value="1.026821">
                <text:p>1.026821</text:p>
              </table:table-cell>
              <table:table-cell office:value-type="float" office:value="0.616477">
                <text:p>0.616477</text:p>
              </table:table-cell>
              <table:table-cell office:value-type="float" office:value="-0.02934">
                <text:p>-0.02934</text:p>
              </table:table-cell>
              <table:table-cell office:value-type="float" office:value="-0.663951">
                <text:p>-0.663951</text:p>
              </table:table-cell>
              <table:table-cell office:value-type="float" office:value="-1.044954">
                <text:p>-1.0449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093453">
                <text:p>-1.093453</text:p>
              </table:table-cell>
              <table:table-cell office:value-type="float" office:value="-0.683439">
                <text:p>-0.683439</text:p>
              </table:table-cell>
              <table:table-cell office:value-type="float" office:value="-0.012374">
                <text:p>-0.012374</text:p>
              </table:table-cell>
              <table:table-cell office:value-type="float" office:value="0.663417">
                <text:p>0.663417</text:p>
              </table:table-cell>
              <table:table-cell office:value-type="float" office:value="1.085805">
                <text:p>1.085805</text:p>
              </table:table-cell>
              <table:table-cell office:value-type="float" office:value="1.093453">
                <text:p>1.093453</text:p>
              </table:table-cell>
              <table:table-cell office:value-type="float" office:value="0.683438">
                <text:p>0.683438</text:p>
              </table:table-cell>
              <table:table-cell office:value-type="float" office:value="0.012374">
                <text:p>0.012374</text:p>
              </table:table-cell>
              <table:table-cell office:value-type="float" office:value="-0.663417">
                <text:p>-0.663417</text:p>
              </table:table-cell>
              <table:table-cell office:value-type="float" office:value="-1.085805">
                <text:p>-1.085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5577">
                <text:p>-1.15577</text:p>
              </table:table-cell>
              <table:table-cell office:value-type="float" office:value="-0.747703">
                <text:p>-0.747703</text:p>
              </table:table-cell>
              <table:table-cell office:value-type="float" office:value="-0.054039">
                <text:p>-0.054039</text:p>
              </table:table-cell>
              <table:table-cell office:value-type="float" office:value="0.660266">
                <text:p>0.660266</text:p>
              </table:table-cell>
              <table:table-cell office:value-type="float" office:value="1.122371">
                <text:p>1.122371</text:p>
              </table:table-cell>
              <table:table-cell office:value-type="float" office:value="1.15577">
                <text:p>1.15577</text:p>
              </table:table-cell>
              <table:table-cell office:value-type="float" office:value="0.747703">
                <text:p>0.747703</text:p>
              </table:table-cell>
              <table:table-cell office:value-type="float" office:value="0.05404">
                <text:p>0.05404</text:p>
              </table:table-cell>
              <table:table-cell office:value-type="float" office:value="-0.660266">
                <text:p>-0.660266</text:p>
              </table:table-cell>
              <table:table-cell office:value-type="float" office:value="-1.122371">
                <text:p>-1.1223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809017">
                <text:p>-0.809017</text:p>
              </table:table-cell>
              <table:table-cell office:value-type="float" office:value="-0.095491">
                <text:p>-0.095491</text:p>
              </table:table-cell>
              <table:table-cell office:value-type="float" office:value="0.654509">
                <text:p>0.654509</text:p>
              </table:table-cell>
              <table:table-cell office:value-type="float" office:value="1.154509">
                <text:p>1.154509</text:p>
              </table:table-cell>
              <table:table-cell office:value-type="float" office:value="1.213526">
                <text:p>1.213526</text:p>
              </table:table-cell>
              <table:table-cell office:value-type="float" office:value="0.809017">
                <text:p>0.809017</text:p>
              </table:table-cell>
              <table:table-cell office:value-type="float" office:value="0.095492">
                <text:p>0.095492</text:p>
              </table:table-cell>
              <table:table-cell office:value-type="float" office:value="-0.654509">
                <text:p>-0.654509</text:p>
              </table:table-cell>
              <table:table-cell office:value-type="float" office:value="-1.154508">
                <text:p>-1.1545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66492">
                <text:p>-1.266492</text:p>
              </table:table-cell>
              <table:table-cell office:value-type="float" office:value="-0.867138">
                <text:p>-0.867138</text:p>
              </table:table-cell>
              <table:table-cell office:value-type="float" office:value="-0.136567">
                <text:p>-0.136567</text:p>
              </table:table-cell>
              <table:table-cell office:value-type="float" office:value="0.646169">
                <text:p>0.646169</text:p>
              </table:table-cell>
              <table:table-cell office:value-type="float" office:value="1.182089">
                <text:p>1.182089</text:p>
              </table:table-cell>
              <table:table-cell office:value-type="float" office:value="1.266492">
                <text:p>1.266492</text:p>
              </table:table-cell>
              <table:table-cell office:value-type="float" office:value="0.867138">
                <text:p>0.867138</text:p>
              </table:table-cell>
              <table:table-cell office:value-type="float" office:value="0.136567">
                <text:p>0.136567</text:p>
              </table:table-cell>
              <table:table-cell office:value-type="float" office:value="-0.646168">
                <text:p>-0.646168</text:p>
              </table:table-cell>
              <table:table-cell office:value-type="float" office:value="-1.182089">
                <text:p>-1.1820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31446">
                <text:p>-1.31446</text:p>
              </table:table-cell>
              <table:table-cell office:value-type="float" office:value="-0.921837">
                <text:p>-0.921837</text:p>
              </table:table-cell>
              <table:table-cell office:value-type="float" office:value="-0.177103">
                <text:p>-0.177103</text:p>
              </table:table-cell>
              <table:table-cell office:value-type="float" office:value="0.635278">
                <text:p>0.635278</text:p>
              </table:table-cell>
              <table:table-cell office:value-type="float" office:value="1.205004">
                <text:p>1.205004</text:p>
              </table:table-cell>
              <table:table-cell office:value-type="float" office:value="1.31446">
                <text:p>1.31446</text:p>
              </table:table-cell>
              <table:table-cell office:value-type="float" office:value="0.921836">
                <text:p>0.921836</text:p>
              </table:table-cell>
              <table:table-cell office:value-type="float" office:value="0.177103">
                <text:p>0.177103</text:p>
              </table:table-cell>
              <table:table-cell office:value-type="float" office:value="-0.635278">
                <text:p>-0.635278</text:p>
              </table:table-cell>
              <table:table-cell office:value-type="float" office:value="-1.205004">
                <text:p>-1.2050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357241">
                <text:p>-1.357241</text:p>
              </table:table-cell>
              <table:table-cell office:value-type="float" office:value="-0.972897">
                <text:p>-0.972897</text:p>
              </table:table-cell>
              <table:table-cell office:value-type="float" office:value="-0.21694">
                <text:p>-0.21694</text:p>
              </table:table-cell>
              <table:table-cell office:value-type="float" office:value="0.62188">
                <text:p>0.62188</text:p>
              </table:table-cell>
              <table:table-cell office:value-type="float" office:value="1.223164">
                <text:p>1.223164</text:p>
              </table:table-cell>
              <table:table-cell office:value-type="float" office:value="1.357241">
                <text:p>1.357241</text:p>
              </table:table-cell>
              <table:table-cell office:value-type="float" office:value="0.972897">
                <text:p>0.972897</text:p>
              </table:table-cell>
              <table:table-cell office:value-type="float" office:value="0.21694">
                <text:p>0.21694</text:p>
              </table:table-cell>
              <table:table-cell office:value-type="float" office:value="-0.621881">
                <text:p>-0.621881</text:p>
              </table:table-cell>
              <table:table-cell office:value-type="float" office:value="-1.223164">
                <text:p>-1.2231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020118">
                <text:p>-1.020118</text:p>
              </table:table-cell>
              <table:table-cell office:value-type="float" office:value="-0.255922">
                <text:p>-0.255922</text:p>
              </table:table-cell>
              <table:table-cell office:value-type="float" office:value="0.606029">
                <text:p>0.606029</text:p>
              </table:table-cell>
              <table:table-cell office:value-type="float" office:value="1.236497">
                <text:p>1.236497</text:p>
              </table:table-cell>
              <table:table-cell office:value-type="float" office:value="1.394665">
                <text:p>1.394665</text:p>
              </table:table-cell>
              <table:table-cell office:value-type="float" office:value="1.020118">
                <text:p>1.020118</text:p>
              </table:table-cell>
              <table:table-cell office:value-type="float" office:value="0.255922">
                <text:p>0.255922</text:p>
              </table:table-cell>
              <table:table-cell office:value-type="float" office:value="-0.606029">
                <text:p>-0.606029</text:p>
              </table:table-cell>
              <table:table-cell office:value-type="float" office:value="-1.236496">
                <text:p>-1.2364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426585">
                <text:p>-1.426585</text:p>
              </table:table-cell>
              <table:table-cell office:value-type="float" office:value="-1.063313">
                <text:p>-1.063313</text:p>
              </table:table-cell>
              <table:table-cell office:value-type="float" office:value="-0.293893">
                <text:p>-0.293893</text:p>
              </table:table-cell>
              <table:table-cell office:value-type="float" office:value="0.587785">
                <text:p>0.587785</text:p>
              </table:table-cell>
              <table:table-cell office:value-type="float" office:value="1.244949">
                <text:p>1.244949</text:p>
              </table:table-cell>
              <table:table-cell office:value-type="float" office:value="1.426585">
                <text:p>1.426585</text:p>
              </table:table-cell>
              <table:table-cell office:value-type="float" office:value="1.063313">
                <text:p>1.063313</text:p>
              </table:table-cell>
              <table:table-cell office:value-type="float" office:value="0.293893">
                <text:p>0.293893</text:p>
              </table:table-cell>
              <table:table-cell office:value-type="float" office:value="-0.587785">
                <text:p>-0.587785</text:p>
              </table:table-cell>
              <table:table-cell office:value-type="float" office:value="-1.244949">
                <text:p>-1.2449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102312">
                <text:p>-1.102312</text:p>
              </table:table-cell>
              <table:table-cell office:value-type="float" office:value="-0.330704">
                <text:p>-0.330704</text:p>
              </table:table-cell>
              <table:table-cell office:value-type="float" office:value="0.567222">
                <text:p>0.567222</text:p>
              </table:table-cell>
              <table:table-cell office:value-type="float" office:value="1.248489">
                <text:p>1.248489</text:p>
              </table:table-cell>
              <table:table-cell office:value-type="float" office:value="1.452875">
                <text:p>1.452875</text:p>
              </table:table-cell>
              <table:table-cell office:value-type="float" office:value="1.102312">
                <text:p>1.102312</text:p>
              </table:table-cell>
              <table:table-cell office:value-type="float" office:value="0.330704">
                <text:p>0.330704</text:p>
              </table:table-cell>
              <table:table-cell office:value-type="float" office:value="-0.567222">
                <text:p>-0.567222</text:p>
              </table:table-cell>
              <table:table-cell office:value-type="float" office:value="-1.248488">
                <text:p>-1.2484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136961">
                <text:p>-1.136961</text:p>
              </table:table-cell>
              <table:table-cell office:value-type="float" office:value="-0.36621">
                <text:p>-0.36621</text:p>
              </table:table-cell>
              <table:table-cell office:value-type="float" office:value="0.54442">
                <text:p>0.54442</text:p>
              </table:table-cell>
              <table:table-cell office:value-type="float" office:value="1.247101">
                <text:p>1.247101</text:p>
              </table:table-cell>
              <table:table-cell office:value-type="float" office:value="1.473431">
                <text:p>1.473431</text:p>
              </table:table-cell>
              <table:table-cell office:value-type="float" office:value="1.13696">
                <text:p>1.13696</text:p>
              </table:table-cell>
              <table:table-cell office:value-type="float" office:value="0.36621">
                <text:p>0.36621</text:p>
              </table:table-cell>
              <table:table-cell office:value-type="float" office:value="-0.54442">
                <text:p>-0.54442</text:p>
              </table:table-cell>
              <table:table-cell office:value-type="float" office:value="-1.2471">
                <text:p>-1.24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167122">
                <text:p>-1.167122</text:p>
              </table:table-cell>
              <table:table-cell office:value-type="float" office:value="-0.400271">
                <text:p>-0.400271</text:p>
              </table:table-cell>
              <table:table-cell office:value-type="float" office:value="0.51947">
                <text:p>0.51947</text:p>
              </table:table-cell>
              <table:table-cell office:value-type="float" office:value="1.240791">
                <text:p>1.240791</text:p>
              </table:table-cell>
              <table:table-cell office:value-type="float" office:value="1.488172">
                <text:p>1.488172</text:p>
              </table:table-cell>
              <table:table-cell office:value-type="float" office:value="1.167122">
                <text:p>1.167122</text:p>
              </table:table-cell>
              <table:table-cell office:value-type="float" office:value="0.400271">
                <text:p>0.400271</text:p>
              </table:table-cell>
              <table:table-cell office:value-type="float" office:value="-0.51947">
                <text:p>-0.51947</text:p>
              </table:table-cell>
              <table:table-cell office:value-type="float" office:value="-1.240791">
                <text:p>-1.2407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49704">
                <text:p>-1.49704</text:p>
              </table:table-cell>
              <table:table-cell office:value-type="float" office:value="-1.192677">
                <text:p>-1.192677</text:p>
              </table:table-cell>
              <table:table-cell office:value-type="float" office:value="-0.432752">
                <text:p>-0.432752</text:p>
              </table:table-cell>
              <table:table-cell office:value-type="float" office:value="0.49247">
                <text:p>0.49247</text:p>
              </table:table-cell>
              <table:table-cell office:value-type="float" office:value="1.229584">
                <text:p>1.229584</text:p>
              </table:table-cell>
              <table:table-cell office:value-type="float" office:value="1.49704">
                <text:p>1.49704</text:p>
              </table:table-cell>
              <table:table-cell office:value-type="float" office:value="1.192677">
                <text:p>1.192677</text:p>
              </table:table-cell>
              <table:table-cell office:value-type="float" office:value="0.432752">
                <text:p>0.432752</text:p>
              </table:table-cell>
              <table:table-cell office:value-type="float" office:value="-0.492469">
                <text:p>-0.492469</text:p>
              </table:table-cell>
              <table:table-cell office:value-type="float" office:value="-1.229584">
                <text:p>-1.2295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5">
                <text:p>-1.5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463526">
                <text:p>-0.463526</text:p>
              </table:table-cell>
              <table:table-cell office:value-type="float" office:value="0.463526">
                <text:p>0.463526</text:p>
              </table:table-cell>
              <table:table-cell office:value-type="float" office:value="1.213526">
                <text:p>1.213526</text:p>
              </table:table-cell>
              <table:table-cell office:value-type="float" office:value="1.5">
                <text:p>1.5</text:p>
              </table:table-cell>
              <table:table-cell office:value-type="float" office:value="1.213525">
                <text:p>1.213525</text:p>
              </table:table-cell>
              <table:table-cell office:value-type="float" office:value="0.463525">
                <text:p>0.463525</text:p>
              </table:table-cell>
              <table:table-cell office:value-type="float" office:value="-0.463525">
                <text:p>-0.463525</text:p>
              </table:table-cell>
              <table:table-cell office:value-type="float" office:value="-1.213525">
                <text:p>-1.2135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49704">
                <text:p>-1.49704</text:p>
              </table:table-cell>
              <table:table-cell office:value-type="float" office:value="-1.229584">
                <text:p>-1.229584</text:p>
              </table:table-cell>
              <table:table-cell office:value-type="float" office:value="-0.49247">
                <text:p>-0.49247</text:p>
              </table:table-cell>
              <table:table-cell office:value-type="float" office:value="0.432752">
                <text:p>0.432752</text:p>
              </table:table-cell>
              <table:table-cell office:value-type="float" office:value="1.192677">
                <text:p>1.192677</text:p>
              </table:table-cell>
              <table:table-cell office:value-type="float" office:value="1.49704">
                <text:p>1.49704</text:p>
              </table:table-cell>
              <table:table-cell office:value-type="float" office:value="1.229584">
                <text:p>1.229584</text:p>
              </table:table-cell>
              <table:table-cell office:value-type="float" office:value="0.492469">
                <text:p>0.492469</text:p>
              </table:table-cell>
              <table:table-cell office:value-type="float" office:value="-0.432752">
                <text:p>-0.432752</text:p>
              </table:table-cell>
              <table:table-cell office:value-type="float" office:value="-1.192677">
                <text:p>-1.1926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240791">
                <text:p>-1.240791</text:p>
              </table:table-cell>
              <table:table-cell office:value-type="float" office:value="-0.51947">
                <text:p>-0.51947</text:p>
              </table:table-cell>
              <table:table-cell office:value-type="float" office:value="0.400271">
                <text:p>0.400271</text:p>
              </table:table-cell>
              <table:table-cell office:value-type="float" office:value="1.167122">
                <text:p>1.167122</text:p>
              </table:table-cell>
              <table:table-cell office:value-type="float" office:value="1.488172">
                <text:p>1.488172</text:p>
              </table:table-cell>
              <table:table-cell office:value-type="float" office:value="1.240791">
                <text:p>1.240791</text:p>
              </table:table-cell>
              <table:table-cell office:value-type="float" office:value="0.51947">
                <text:p>0.51947</text:p>
              </table:table-cell>
              <table:table-cell office:value-type="float" office:value="-0.400271">
                <text:p>-0.400271</text:p>
              </table:table-cell>
              <table:table-cell office:value-type="float" office:value="-1.167122">
                <text:p>-1.1671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247101">
                <text:p>-1.247101</text:p>
              </table:table-cell>
              <table:table-cell office:value-type="float" office:value="-0.54442">
                <text:p>-0.54442</text:p>
              </table:table-cell>
              <table:table-cell office:value-type="float" office:value="0.36621">
                <text:p>0.36621</text:p>
              </table:table-cell>
              <table:table-cell office:value-type="float" office:value="1.136961">
                <text:p>1.136961</text:p>
              </table:table-cell>
              <table:table-cell office:value-type="float" office:value="1.473431">
                <text:p>1.473431</text:p>
              </table:table-cell>
              <table:table-cell office:value-type="float" office:value="1.2471">
                <text:p>1.2471</text:p>
              </table:table-cell>
              <table:table-cell office:value-type="float" office:value="0.54442">
                <text:p>0.54442</text:p>
              </table:table-cell>
              <table:table-cell office:value-type="float" office:value="-0.36621">
                <text:p>-0.36621</text:p>
              </table:table-cell>
              <table:table-cell office:value-type="float" office:value="-1.136961">
                <text:p>-1.1369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248488">
                <text:p>-1.248488</text:p>
              </table:table-cell>
              <table:table-cell office:value-type="float" office:value="-0.567222">
                <text:p>-0.567222</text:p>
              </table:table-cell>
              <table:table-cell office:value-type="float" office:value="0.330704">
                <text:p>0.330704</text:p>
              </table:table-cell>
              <table:table-cell office:value-type="float" office:value="1.102312">
                <text:p>1.102312</text:p>
              </table:table-cell>
              <table:table-cell office:value-type="float" office:value="1.452875">
                <text:p>1.452875</text:p>
              </table:table-cell>
              <table:table-cell office:value-type="float" office:value="1.248488">
                <text:p>1.248488</text:p>
              </table:table-cell>
              <table:table-cell office:value-type="float" office:value="0.567222">
                <text:p>0.567222</text:p>
              </table:table-cell>
              <table:table-cell office:value-type="float" office:value="-0.330704">
                <text:p>-0.330704</text:p>
              </table:table-cell>
              <table:table-cell office:value-type="float" office:value="-1.102312">
                <text:p>-1.1023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426585">
                <text:p>-1.426585</text:p>
              </table:table-cell>
              <table:table-cell office:value-type="float" office:value="-1.244949">
                <text:p>-1.244949</text:p>
              </table:table-cell>
              <table:table-cell office:value-type="float" office:value="-0.587785">
                <text:p>-0.587785</text:p>
              </table:table-cell>
              <table:table-cell office:value-type="float" office:value="0.293893">
                <text:p>0.293893</text:p>
              </table:table-cell>
              <table:table-cell office:value-type="float" office:value="1.063314">
                <text:p>1.063314</text:p>
              </table:table-cell>
              <table:table-cell office:value-type="float" office:value="1.426585">
                <text:p>1.426585</text:p>
              </table:table-cell>
              <table:table-cell office:value-type="float" office:value="1.244949">
                <text:p>1.244949</text:p>
              </table:table-cell>
              <table:table-cell office:value-type="float" office:value="0.587785">
                <text:p>0.587785</text:p>
              </table:table-cell>
              <table:table-cell office:value-type="float" office:value="-0.293893">
                <text:p>-0.293893</text:p>
              </table:table-cell>
              <table:table-cell office:value-type="float" office:value="-1.063313">
                <text:p>-1.0633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236496">
                <text:p>-1.236496</text:p>
              </table:table-cell>
              <table:table-cell office:value-type="float" office:value="-0.606029">
                <text:p>-0.606029</text:p>
              </table:table-cell>
              <table:table-cell office:value-type="float" office:value="0.255922">
                <text:p>0.255922</text:p>
              </table:table-cell>
              <table:table-cell office:value-type="float" office:value="1.020118">
                <text:p>1.020118</text:p>
              </table:table-cell>
              <table:table-cell office:value-type="float" office:value="1.394665">
                <text:p>1.394665</text:p>
              </table:table-cell>
              <table:table-cell office:value-type="float" office:value="1.236496">
                <text:p>1.236496</text:p>
              </table:table-cell>
              <table:table-cell office:value-type="float" office:value="0.606029">
                <text:p>0.606029</text:p>
              </table:table-cell>
              <table:table-cell office:value-type="float" office:value="-0.255921">
                <text:p>-0.255921</text:p>
              </table:table-cell>
              <table:table-cell office:value-type="float" office:value="-1.020118">
                <text:p>-1.0201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357241">
                <text:p>-1.357241</text:p>
              </table:table-cell>
              <table:table-cell office:value-type="float" office:value="-1.223164">
                <text:p>-1.223164</text:p>
              </table:table-cell>
              <table:table-cell office:value-type="float" office:value="-0.62188">
                <text:p>-0.62188</text:p>
              </table:table-cell>
              <table:table-cell office:value-type="float" office:value="0.21694">
                <text:p>0.21694</text:p>
              </table:table-cell>
              <table:table-cell office:value-type="float" office:value="0.972897">
                <text:p>0.972897</text:p>
              </table:table-cell>
              <table:table-cell office:value-type="float" office:value="1.357241">
                <text:p>1.357241</text:p>
              </table:table-cell>
              <table:table-cell office:value-type="float" office:value="1.223164">
                <text:p>1.223164</text:p>
              </table:table-cell>
              <table:table-cell office:value-type="float" office:value="0.621881">
                <text:p>0.621881</text:p>
              </table:table-cell>
              <table:table-cell office:value-type="float" office:value="-0.21694">
                <text:p>-0.21694</text:p>
              </table:table-cell>
              <table:table-cell office:value-type="float" office:value="-0.972897">
                <text:p>-0.9728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31446">
                <text:p>-1.31446</text:p>
              </table:table-cell>
              <table:table-cell office:value-type="float" office:value="-1.205004">
                <text:p>-1.205004</text:p>
              </table:table-cell>
              <table:table-cell office:value-type="float" office:value="-0.635278">
                <text:p>-0.635278</text:p>
              </table:table-cell>
              <table:table-cell office:value-type="float" office:value="0.177103">
                <text:p>0.177103</text:p>
              </table:table-cell>
              <table:table-cell office:value-type="float" office:value="0.921837">
                <text:p>0.921837</text:p>
              </table:table-cell>
              <table:table-cell office:value-type="float" office:value="1.31446">
                <text:p>1.31446</text:p>
              </table:table-cell>
              <table:table-cell office:value-type="float" office:value="1.205004">
                <text:p>1.205004</text:p>
              </table:table-cell>
              <table:table-cell office:value-type="float" office:value="0.635278">
                <text:p>0.635278</text:p>
              </table:table-cell>
              <table:table-cell office:value-type="float" office:value="-0.177103">
                <text:p>-0.177103</text:p>
              </table:table-cell>
              <table:table-cell office:value-type="float" office:value="-0.921837">
                <text:p>-0.9218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266492">
                <text:p>-1.266492</text:p>
              </table:table-cell>
              <table:table-cell office:value-type="float" office:value="-1.182089">
                <text:p>-1.182089</text:p>
              </table:table-cell>
              <table:table-cell office:value-type="float" office:value="-0.646168">
                <text:p>-0.646168</text:p>
              </table:table-cell>
              <table:table-cell office:value-type="float" office:value="0.136567">
                <text:p>0.136567</text:p>
              </table:table-cell>
              <table:table-cell office:value-type="float" office:value="0.867138">
                <text:p>0.867138</text:p>
              </table:table-cell>
              <table:table-cell office:value-type="float" office:value="1.266492">
                <text:p>1.266492</text:p>
              </table:table-cell>
              <table:table-cell office:value-type="float" office:value="1.182089">
                <text:p>1.182089</text:p>
              </table:table-cell>
              <table:table-cell office:value-type="float" office:value="0.646168">
                <text:p>0.646168</text:p>
              </table:table-cell>
              <table:table-cell office:value-type="float" office:value="-0.136567">
                <text:p>-0.136567</text:p>
              </table:table-cell>
              <table:table-cell office:value-type="float" office:value="-0.867138">
                <text:p>-0.867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213525">
                <text:p>-1.213525</text:p>
              </table:table-cell>
              <table:table-cell office:value-type="float" office:value="-1.154508">
                <text:p>-1.154508</text:p>
              </table:table-cell>
              <table:table-cell office:value-type="float" office:value="-0.654509">
                <text:p>-0.654509</text:p>
              </table:table-cell>
              <table:table-cell office:value-type="float" office:value="0.095492">
                <text:p>0.095492</text:p>
              </table:table-cell>
              <table:table-cell office:value-type="float" office:value="0.809017">
                <text:p>0.809017</text:p>
              </table:table-cell>
              <table:table-cell office:value-type="float" office:value="1.213525">
                <text:p>1.213525</text:p>
              </table:table-cell>
              <table:table-cell office:value-type="float" office:value="1.154508">
                <text:p>1.154508</text:p>
              </table:table-cell>
              <table:table-cell office:value-type="float" office:value="0.654509">
                <text:p>0.654509</text:p>
              </table:table-cell>
              <table:table-cell office:value-type="float" office:value="-0.095492">
                <text:p>-0.095492</text:p>
              </table:table-cell>
              <table:table-cell office:value-type="float" office:value="-0.809017">
                <text:p>-0.8090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15577">
                <text:p>-1.15577</text:p>
              </table:table-cell>
              <table:table-cell office:value-type="float" office:value="-1.122371">
                <text:p>-1.122371</text:p>
              </table:table-cell>
              <table:table-cell office:value-type="float" office:value="-0.660266">
                <text:p>-0.660266</text:p>
              </table:table-cell>
              <table:table-cell office:value-type="float" office:value="0.054039">
                <text:p>0.054039</text:p>
              </table:table-cell>
              <table:table-cell office:value-type="float" office:value="0.747703">
                <text:p>0.747703</text:p>
              </table:table-cell>
              <table:table-cell office:value-type="float" office:value="1.15577">
                <text:p>1.15577</text:p>
              </table:table-cell>
              <table:table-cell office:value-type="float" office:value="1.122372">
                <text:p>1.122372</text:p>
              </table:table-cell>
              <table:table-cell office:value-type="float" office:value="0.660266">
                <text:p>0.660266</text:p>
              </table:table-cell>
              <table:table-cell office:value-type="float" office:value="-0.05404">
                <text:p>-0.05404</text:p>
              </table:table-cell>
              <table:table-cell office:value-type="float" office:value="-0.747703">
                <text:p>-0.7477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093453">
                <text:p>-1.093453</text:p>
              </table:table-cell>
              <table:table-cell office:value-type="float" office:value="-1.085805">
                <text:p>-1.085805</text:p>
              </table:table-cell>
              <table:table-cell office:value-type="float" office:value="-0.663417">
                <text:p>-0.663417</text:p>
              </table:table-cell>
              <table:table-cell office:value-type="float" office:value="0.012374">
                <text:p>0.012374</text:p>
              </table:table-cell>
              <table:table-cell office:value-type="float" office:value="0.683439">
                <text:p>0.683439</text:p>
              </table:table-cell>
              <table:table-cell office:value-type="float" office:value="1.093453">
                <text:p>1.093453</text:p>
              </table:table-cell>
              <table:table-cell office:value-type="float" office:value="1.085805">
                <text:p>1.085805</text:p>
              </table:table-cell>
              <table:table-cell office:value-type="float" office:value="0.663417">
                <text:p>0.663417</text:p>
              </table:table-cell>
              <table:table-cell office:value-type="float" office:value="-0.012374">
                <text:p>-0.012374</text:p>
              </table:table-cell>
              <table:table-cell office:value-type="float" office:value="-0.683438">
                <text:p>-0.6834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026821">
                <text:p>-1.026821</text:p>
              </table:table-cell>
              <table:table-cell office:value-type="float" office:value="-1.044954">
                <text:p>-1.044954</text:p>
              </table:table-cell>
              <table:table-cell office:value-type="float" office:value="-0.66395">
                <text:p>-0.66395</text:p>
              </table:table-cell>
              <table:table-cell office:value-type="float" office:value="-0.02934">
                <text:p>-0.02934</text:p>
              </table:table-cell>
              <table:table-cell office:value-type="float" office:value="0.616477">
                <text:p>0.616477</text:p>
              </table:table-cell>
              <table:table-cell office:value-type="float" office:value="1.026821">
                <text:p>1.026821</text:p>
              </table:table-cell>
              <table:table-cell office:value-type="float" office:value="1.044954">
                <text:p>1.044954</text:p>
              </table:table-cell>
              <table:table-cell office:value-type="float" office:value="0.66395">
                <text:p>0.66395</text:p>
              </table:table-cell>
              <table:table-cell office:value-type="float" office:value="0.02934">
                <text:p>0.02934</text:p>
              </table:table-cell>
              <table:table-cell office:value-type="float" office:value="-0.616477">
                <text:p>-0.6164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956136">
                <text:p>-0.956136</text:p>
              </table:table-cell>
              <table:table-cell office:value-type="float" office:value="-0.999978">
                <text:p>-0.999978</text:p>
              </table:table-cell>
              <table:table-cell office:value-type="float" office:value="-0.661863">
                <text:p>-0.661863</text:p>
              </table:table-cell>
              <table:table-cell office:value-type="float" office:value="-0.070938">
                <text:p>-0.070938</text:p>
              </table:table-cell>
              <table:table-cell office:value-type="float" office:value="0.547082">
                <text:p>0.547082</text:p>
              </table:table-cell>
              <table:table-cell office:value-type="float" office:value="0.956136">
                <text:p>0.956136</text:p>
              </table:table-cell>
              <table:table-cell office:value-type="float" office:value="0.999979">
                <text:p>0.999979</text:p>
              </table:table-cell>
              <table:table-cell office:value-type="float" office:value="0.661863">
                <text:p>0.661863</text:p>
              </table:table-cell>
              <table:table-cell office:value-type="float" office:value="0.070938">
                <text:p>0.070938</text:p>
              </table:table-cell>
              <table:table-cell office:value-type="float" office:value="-0.547082">
                <text:p>-0.5470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881678">
                <text:p>-0.881678</text:p>
              </table:table-cell>
              <table:table-cell office:value-type="float" office:value="-0.951057">
                <text:p>-0.951057</text:p>
              </table:table-cell>
              <table:table-cell office:value-type="float" office:value="-0.657164">
                <text:p>-0.657164</text:p>
              </table:table-cell>
              <table:table-cell office:value-type="float" office:value="-0.112257">
                <text:p>-0.112257</text:p>
              </table:table-cell>
              <table:table-cell office:value-type="float" office:value="0.475528">
                <text:p>0.475528</text:p>
              </table:table-cell>
              <table:table-cell office:value-type="float" office:value="0.881678">
                <text:p>0.881678</text:p>
              </table:table-cell>
              <table:table-cell office:value-type="float" office:value="0.951057">
                <text:p>0.951057</text:p>
              </table:table-cell>
              <table:table-cell office:value-type="float" office:value="0.657164">
                <text:p>0.657164</text:p>
              </table:table-cell>
              <table:table-cell office:value-type="float" office:value="0.112257">
                <text:p>0.112257</text:p>
              </table:table-cell>
              <table:table-cell office:value-type="float" office:value="-0.475528">
                <text:p>-0.4755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80374">
                <text:p>-0.80374</text:p>
              </table:table-cell>
              <table:table-cell office:value-type="float" office:value="-0.898381">
                <text:p>-0.898381</text:p>
              </table:table-cell>
              <table:table-cell office:value-type="float" office:value="-0.649871">
                <text:p>-0.649871</text:p>
              </table:table-cell>
              <table:table-cell office:value-type="float" office:value="-0.153132">
                <text:p>-0.153132</text:p>
              </table:table-cell>
              <table:table-cell office:value-type="float" office:value="0.402098">
                <text:p>0.402098</text:p>
              </table:table-cell>
              <table:table-cell office:value-type="float" office:value="0.80374">
                <text:p>0.80374</text:p>
              </table:table-cell>
              <table:table-cell office:value-type="float" office:value="0.898381">
                <text:p>0.898381</text:p>
              </table:table-cell>
              <table:table-cell office:value-type="float" office:value="0.649871">
                <text:p>0.649871</text:p>
              </table:table-cell>
              <table:table-cell office:value-type="float" office:value="0.153132">
                <text:p>0.153132</text:p>
              </table:table-cell>
              <table:table-cell office:value-type="float" office:value="-0.402098">
                <text:p>-0.4020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72263">
                <text:p>-0.72263</text:p>
              </table:table-cell>
              <table:table-cell office:value-type="float" office:value="-0.84216">
                <text:p>-0.84216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193403">
                <text:p>-0.193403</text:p>
              </table:table-cell>
              <table:table-cell office:value-type="float" office:value="0.32708">
                <text:p>0.32708</text:p>
              </table:table-cell>
              <table:table-cell office:value-type="float" office:value="0.72263">
                <text:p>0.72263</text:p>
              </table:table-cell>
              <table:table-cell office:value-type="float" office:value="0.842161">
                <text:p>0.842161</text:p>
              </table:table-cell>
              <table:table-cell office:value-type="float" office:value="0.640014">
                <text:p>0.640014</text:p>
              </table:table-cell>
              <table:table-cell office:value-type="float" office:value="0.193404">
                <text:p>0.193404</text:p>
              </table:table-cell>
              <table:table-cell office:value-type="float" office:value="-0.32708">
                <text:p>-0.327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38669">
                <text:p>-0.638669</text:p>
              </table:table-cell>
              <table:table-cell office:value-type="float" office:value="-0.782616">
                <text:p>-0.782616</text:p>
              </table:table-cell>
              <table:table-cell office:value-type="float" office:value="-0.62763">
                <text:p>-0.62763</text:p>
              </table:table-cell>
              <table:table-cell office:value-type="float" office:value="-0.232911">
                <text:p>-0.232911</text:p>
              </table:table-cell>
              <table:table-cell office:value-type="float" office:value="0.250772">
                <text:p>0.250772</text:p>
              </table:table-cell>
              <table:table-cell office:value-type="float" office:value="0.638669">
                <text:p>0.638669</text:p>
              </table:table-cell>
              <table:table-cell office:value-type="float" office:value="0.782616">
                <text:p>0.782616</text:p>
              </table:table-cell>
              <table:table-cell office:value-type="float" office:value="0.62763">
                <text:p>0.62763</text:p>
              </table:table-cell>
              <table:table-cell office:value-type="float" office:value="0.232911">
                <text:p>0.232911</text:p>
              </table:table-cell>
              <table:table-cell office:value-type="float" office:value="-0.250772">
                <text:p>-0.2507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52187">
                <text:p>-0.552187</text:p>
              </table:table-cell>
              <table:table-cell office:value-type="float" office:value="-0.719983">
                <text:p>-0.719983</text:p>
              </table:table-cell>
              <table:table-cell office:value-type="float" office:value="-0.61277">
                <text:p>-0.61277</text:p>
              </table:table-cell>
              <table:table-cell office:value-type="float" office:value="-0.2715">
                <text:p>-0.2715</text:p>
              </table:table-cell>
              <table:table-cell office:value-type="float" office:value="0.173474">
                <text:p>0.173474</text:p>
              </table:table-cell>
              <table:table-cell office:value-type="float" office:value="0.552187">
                <text:p>0.552187</text:p>
              </table:table-cell>
              <table:table-cell office:value-type="float" office:value="0.719983">
                <text:p>0.719983</text:p>
              </table:table-cell>
              <table:table-cell office:value-type="float" office:value="0.61277">
                <text:p>0.61277</text:p>
              </table:table-cell>
              <table:table-cell office:value-type="float" office:value="0.2715">
                <text:p>0.2715</text:p>
              </table:table-cell>
              <table:table-cell office:value-type="float" office:value="-0.173474">
                <text:p>-0.1734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463526">
                <text:p>-0.463526</text:p>
              </table:table-cell>
              <table:table-cell office:value-type="float" office:value="-0.654509">
                <text:p>-0.654509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309017">
                <text:p>-0.309017</text:p>
              </table:table-cell>
              <table:table-cell office:value-type="float" office:value="0.095492">
                <text:p>0.095492</text:p>
              </table:table-cell>
              <table:table-cell office:value-type="float" office:value="0.463525">
                <text:p>0.463525</text:p>
              </table:table-cell>
              <table:table-cell office:value-type="float" office:value="0.654509">
                <text:p>0.654509</text:p>
              </table:table-cell>
              <table:table-cell office:value-type="float" office:value="0.595492">
                <text:p>0.595492</text:p>
              </table:table-cell>
              <table:table-cell office:value-type="float" office:value="0.309017">
                <text:p>0.309017</text:p>
              </table:table-cell>
              <table:table-cell office:value-type="float" office:value="-0.095492">
                <text:p>-0.0954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73035">
                <text:p>-0.373035</text:p>
              </table:table-cell>
              <table:table-cell office:value-type="float" office:value="-0.586451">
                <text:p>-0.586451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345314">
                <text:p>-0.345314</text:p>
              </table:table-cell>
              <table:table-cell office:value-type="float" office:value="0.017132">
                <text:p>0.017132</text:p>
              </table:table-cell>
              <table:table-cell office:value-type="float" office:value="0.373035">
                <text:p>0.373035</text:p>
              </table:table-cell>
              <table:table-cell office:value-type="float" office:value="0.586451">
                <text:p>0.586451</text:p>
              </table:table-cell>
              <table:table-cell office:value-type="float" office:value="0.575863">
                <text:p>0.575863</text:p>
              </table:table-cell>
              <table:table-cell office:value-type="float" office:value="0.345314">
                <text:p>0.345314</text:p>
              </table:table-cell>
              <table:table-cell office:value-type="float" office:value="-0.017132">
                <text:p>-0.0171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81072">
                <text:p>-0.281072</text:p>
              </table:table-cell>
              <table:table-cell office:value-type="float" office:value="-0.516079">
                <text:p>-0.516079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380249">
                <text:p>-0.380249</text:p>
              </table:table-cell>
              <table:table-cell office:value-type="float" office:value="-0.061295">
                <text:p>-0.061295</text:p>
              </table:table-cell>
              <table:table-cell office:value-type="float" office:value="0.281072">
                <text:p>0.281072</text:p>
              </table:table-cell>
              <table:table-cell office:value-type="float" office:value="0.516079">
                <text:p>0.516079</text:p>
              </table:table-cell>
              <table:table-cell office:value-type="float" office:value="0.553961">
                <text:p>0.553961</text:p>
              </table:table-cell>
              <table:table-cell office:value-type="float" office:value="0.380249">
                <text:p>0.380249</text:p>
              </table:table-cell>
              <table:table-cell office:value-type="float" office:value="0.061295">
                <text:p>0.0612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88">
                <text:p>-0.188</text:p>
              </table:table-cell>
              <table:table-cell office:value-type="float" office:value="-0.44367">
                <text:p>-0.44367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13683">
                <text:p>-0.413683</text:p>
              </table:table-cell>
              <table:table-cell office:value-type="float" office:value="-0.13948">
                <text:p>-0.13948</text:p>
              </table:table-cell>
              <table:table-cell office:value-type="float" office:value="0.188">
                <text:p>0.188</text:p>
              </table:table-cell>
              <table:table-cell office:value-type="float" office:value="0.44367">
                <text:p>0.44367</text:p>
              </table:table-cell>
              <table:table-cell office:value-type="float" office:value="0.529873">
                <text:p>0.529873</text:p>
              </table:table-cell>
              <table:table-cell office:value-type="float" office:value="0.413683">
                <text:p>0.413683</text:p>
              </table:table-cell>
              <table:table-cell office:value-type="float" office:value="0.139481">
                <text:p>0.139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94186">
                <text:p>-0.094186</text:p>
              </table:table-cell>
              <table:table-cell office:value-type="float" office:value="-0.369511">
                <text:p>-0.369511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445485">
                <text:p>-0.445485</text:p>
              </table:table-cell>
              <table:table-cell office:value-type="float" office:value="-0.217115">
                <text:p>-0.217115</text:p>
              </table:table-cell>
              <table:table-cell office:value-type="float" office:value="0.094186">
                <text:p>0.094186</text:p>
              </table:table-cell>
              <table:table-cell office:value-type="float" office:value="0.36951">
                <text:p>0.36951</text:p>
              </table:table-cell>
              <table:table-cell office:value-type="float" office:value="0.503695">
                <text:p>0.503695</text:p>
              </table:table-cell>
              <table:table-cell office:value-type="float" office:value="0.445485">
                <text:p>0.445485</text:p>
              </table:table-cell>
              <table:table-cell office:value-type="float" office:value="0.217115">
                <text:p>0.2171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-0.293893">
                <text:p>-0.293893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293893">
                <text:p>-0.293893</text:p>
              </table:table-cell>
              <table:table-cell office:value-type="float" office:value="0">
                <text:p>0</text:p>
              </table:table-cell>
              <table:table-cell office:value-type="float" office:value="0.293893">
                <text:p>0.293893</text:p>
              </table:table-cell>
              <table:table-cell office:value-type="float" office:value="0.475528">
                <text:p>0.475528</text:p>
              </table:table-cell>
              <table:table-cell office:value-type="float" office:value="0.475528">
                <text:p>0.475528</text:p>
              </table:table-cell>
              <table:table-cell office:value-type="float" office:value="0.293893">
                <text:p>0.2938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94186">
                <text:p>0.094186</text:p>
              </table:table-cell>
              <table:table-cell office:value-type="float" office:value="-0.217115">
                <text:p>-0.217115</text:p>
              </table:table-cell>
              <table:table-cell office:value-type="float" office:value="-0.445485">
                <text:p>-0.445485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36951">
                <text:p>-0.36951</text:p>
              </table:table-cell>
              <table:table-cell office:value-type="float" office:value="-0.094186">
                <text:p>-0.094186</text:p>
              </table:table-cell>
              <table:table-cell office:value-type="float" office:value="0.217115">
                <text:p>0.217115</text:p>
              </table:table-cell>
              <table:table-cell office:value-type="float" office:value="0.445485">
                <text:p>0.445485</text:p>
              </table:table-cell>
              <table:table-cell office:value-type="float" office:value="0.503695">
                <text:p>0.503695</text:p>
              </table:table-cell>
              <table:table-cell office:value-type="float" office:value="0.36951">
                <text:p>0.369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88">
                <text:p>0.188</text:p>
              </table:table-cell>
              <table:table-cell office:value-type="float" office:value="-0.13948">
                <text:p>-0.13948</text:p>
              </table:table-cell>
              <table:table-cell office:value-type="float" office:value="-0.413683">
                <text:p>-0.413683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4367">
                <text:p>-0.44367</text:p>
              </table:table-cell>
              <table:table-cell office:value-type="float" office:value="-0.188">
                <text:p>-0.188</text:p>
              </table:table-cell>
              <table:table-cell office:value-type="float" office:value="0.13948">
                <text:p>0.13948</text:p>
              </table:table-cell>
              <table:table-cell office:value-type="float" office:value="0.413683">
                <text:p>0.413683</text:p>
              </table:table-cell>
              <table:table-cell office:value-type="float" office:value="0.529874">
                <text:p>0.529874</text:p>
              </table:table-cell>
              <table:table-cell office:value-type="float" office:value="0.44367">
                <text:p>0.443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81072">
                <text:p>0.281072</text:p>
              </table:table-cell>
              <table:table-cell office:value-type="float" office:value="-0.061295">
                <text:p>-0.061295</text:p>
              </table:table-cell>
              <table:table-cell office:value-type="float" office:value="-0.380249">
                <text:p>-0.380249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516079">
                <text:p>-0.516079</text:p>
              </table:table-cell>
              <table:table-cell office:value-type="float" office:value="-0.281072">
                <text:p>-0.281072</text:p>
              </table:table-cell>
              <table:table-cell office:value-type="float" office:value="0.061295">
                <text:p>0.061295</text:p>
              </table:table-cell>
              <table:table-cell office:value-type="float" office:value="0.380249">
                <text:p>0.380249</text:p>
              </table:table-cell>
              <table:table-cell office:value-type="float" office:value="0.553961">
                <text:p>0.553961</text:p>
              </table:table-cell>
              <table:table-cell office:value-type="float" office:value="0.516079">
                <text:p>0.5160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73035">
                <text:p>0.373035</text:p>
              </table:table-cell>
              <table:table-cell office:value-type="float" office:value="0.017132">
                <text:p>0.017132</text:p>
              </table:table-cell>
              <table:table-cell office:value-type="float" office:value="-0.345314">
                <text:p>-0.345314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586451">
                <text:p>-0.586451</text:p>
              </table:table-cell>
              <table:table-cell office:value-type="float" office:value="-0.373035">
                <text:p>-0.373035</text:p>
              </table:table-cell>
              <table:table-cell office:value-type="float" office:value="-0.017132">
                <text:p>-0.017132</text:p>
              </table:table-cell>
              <table:table-cell office:value-type="float" office:value="0.345314">
                <text:p>0.345314</text:p>
              </table:table-cell>
              <table:table-cell office:value-type="float" office:value="0.575863">
                <text:p>0.575863</text:p>
              </table:table-cell>
              <table:table-cell office:value-type="float" office:value="0.586451">
                <text:p>0.5864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63526">
                <text:p>0.463526</text:p>
              </table:table-cell>
              <table:table-cell office:value-type="float" office:value="0.095492">
                <text:p>0.095492</text:p>
              </table:table-cell>
              <table:table-cell office:value-type="float" office:value="-0.309017">
                <text:p>-0.309017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654509">
                <text:p>-0.654509</text:p>
              </table:table-cell>
              <table:table-cell office:value-type="float" office:value="-0.463525">
                <text:p>-0.463525</text:p>
              </table:table-cell>
              <table:table-cell office:value-type="float" office:value="-0.095492">
                <text:p>-0.095492</text:p>
              </table:table-cell>
              <table:table-cell office:value-type="float" office:value="0.309017">
                <text:p>0.309017</text:p>
              </table:table-cell>
              <table:table-cell office:value-type="float" office:value="0.595492">
                <text:p>0.595492</text:p>
              </table:table-cell>
              <table:table-cell office:value-type="float" office:value="0.654509">
                <text:p>0.6545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52187">
                <text:p>0.552187</text:p>
              </table:table-cell>
              <table:table-cell office:value-type="float" office:value="0.173474">
                <text:p>0.173474</text:p>
              </table:table-cell>
              <table:table-cell office:value-type="float" office:value="-0.2715">
                <text:p>-0.2715</text:p>
              </table:table-cell>
              <table:table-cell office:value-type="float" office:value="-0.61277">
                <text:p>-0.61277</text:p>
              </table:table-cell>
              <table:table-cell office:value-type="float" office:value="-0.719983">
                <text:p>-0.719983</text:p>
              </table:table-cell>
              <table:table-cell office:value-type="float" office:value="-0.552187">
                <text:p>-0.552187</text:p>
              </table:table-cell>
              <table:table-cell office:value-type="float" office:value="-0.173474">
                <text:p>-0.173474</text:p>
              </table:table-cell>
              <table:table-cell office:value-type="float" office:value="0.2715">
                <text:p>0.2715</text:p>
              </table:table-cell>
              <table:table-cell office:value-type="float" office:value="0.61277">
                <text:p>0.61277</text:p>
              </table:table-cell>
              <table:table-cell office:value-type="float" office:value="0.719983">
                <text:p>0.7199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38669">
                <text:p>0.638669</text:p>
              </table:table-cell>
              <table:table-cell office:value-type="float" office:value="0.250772">
                <text:p>0.250772</text:p>
              </table:table-cell>
              <table:table-cell office:value-type="float" office:value="-0.232911">
                <text:p>-0.232911</text:p>
              </table:table-cell>
              <table:table-cell office:value-type="float" office:value="-0.62763">
                <text:p>-0.62763</text:p>
              </table:table-cell>
              <table:table-cell office:value-type="float" office:value="-0.782616">
                <text:p>-0.782616</text:p>
              </table:table-cell>
              <table:table-cell office:value-type="float" office:value="-0.638669">
                <text:p>-0.638669</text:p>
              </table:table-cell>
              <table:table-cell office:value-type="float" office:value="-0.250772">
                <text:p>-0.250772</text:p>
              </table:table-cell>
              <table:table-cell office:value-type="float" office:value="0.232911">
                <text:p>0.232911</text:p>
              </table:table-cell>
              <table:table-cell office:value-type="float" office:value="0.627631">
                <text:p>0.627631</text:p>
              </table:table-cell>
              <table:table-cell office:value-type="float" office:value="0.782616">
                <text:p>0.7826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2263">
                <text:p>0.72263</text:p>
              </table:table-cell>
              <table:table-cell office:value-type="float" office:value="0.32708">
                <text:p>0.32708</text:p>
              </table:table-cell>
              <table:table-cell office:value-type="float" office:value="-0.193403">
                <text:p>-0.193403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842161">
                <text:p>-0.842161</text:p>
              </table:table-cell>
              <table:table-cell office:value-type="float" office:value="-0.72263">
                <text:p>-0.72263</text:p>
              </table:table-cell>
              <table:table-cell office:value-type="float" office:value="-0.32708">
                <text:p>-0.32708</text:p>
              </table:table-cell>
              <table:table-cell office:value-type="float" office:value="0.193404">
                <text:p>0.193404</text:p>
              </table:table-cell>
              <table:table-cell office:value-type="float" office:value="0.640014">
                <text:p>0.640014</text:p>
              </table:table-cell>
              <table:table-cell office:value-type="float" office:value="0.84216">
                <text:p>0.84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0374">
                <text:p>0.80374</text:p>
              </table:table-cell>
              <table:table-cell office:value-type="float" office:value="0.402097">
                <text:p>0.402097</text:p>
              </table:table-cell>
              <table:table-cell office:value-type="float" office:value="-0.153132">
                <text:p>-0.153132</text:p>
              </table:table-cell>
              <table:table-cell office:value-type="float" office:value="-0.649871">
                <text:p>-0.649871</text:p>
              </table:table-cell>
              <table:table-cell office:value-type="float" office:value="-0.898381">
                <text:p>-0.898381</text:p>
              </table:table-cell>
              <table:table-cell office:value-type="float" office:value="-0.80374">
                <text:p>-0.80374</text:p>
              </table:table-cell>
              <table:table-cell office:value-type="float" office:value="-0.402098">
                <text:p>-0.402098</text:p>
              </table:table-cell>
              <table:table-cell office:value-type="float" office:value="0.153132">
                <text:p>0.153132</text:p>
              </table:table-cell>
              <table:table-cell office:value-type="float" office:value="0.649871">
                <text:p>0.649871</text:p>
              </table:table-cell>
              <table:table-cell office:value-type="float" office:value="0.898381">
                <text:p>0.8983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81678">
                <text:p>0.881678</text:p>
              </table:table-cell>
              <table:table-cell office:value-type="float" office:value="0.475528">
                <text:p>0.475528</text:p>
              </table:table-cell>
              <table:table-cell office:value-type="float" office:value="-0.112257">
                <text:p>-0.112257</text:p>
              </table:table-cell>
              <table:table-cell office:value-type="float" office:value="-0.657164">
                <text:p>-0.657164</text:p>
              </table:table-cell>
              <table:table-cell office:value-type="float" office:value="-0.951056">
                <text:p>-0.951056</text:p>
              </table:table-cell>
              <table:table-cell office:value-type="float" office:value="-0.881678">
                <text:p>-0.881678</text:p>
              </table:table-cell>
              <table:table-cell office:value-type="float" office:value="-0.475528">
                <text:p>-0.475528</text:p>
              </table:table-cell>
              <table:table-cell office:value-type="float" office:value="0.112257">
                <text:p>0.112257</text:p>
              </table:table-cell>
              <table:table-cell office:value-type="float" office:value="0.657164">
                <text:p>0.657164</text:p>
              </table:table-cell>
              <table:table-cell office:value-type="float" office:value="0.951056">
                <text:p>0.951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56136">
                <text:p>0.956136</text:p>
              </table:table-cell>
              <table:table-cell office:value-type="float" office:value="0.547082">
                <text:p>0.547082</text:p>
              </table:table-cell>
              <table:table-cell office:value-type="float" office:value="-0.070938">
                <text:p>-0.070938</text:p>
              </table:table-cell>
              <table:table-cell office:value-type="float" office:value="-0.661863">
                <text:p>-0.661863</text:p>
              </table:table-cell>
              <table:table-cell office:value-type="float" office:value="-0.999978">
                <text:p>-0.999978</text:p>
              </table:table-cell>
              <table:table-cell office:value-type="float" office:value="-0.956136">
                <text:p>-0.956136</text:p>
              </table:table-cell>
              <table:table-cell office:value-type="float" office:value="-0.547082">
                <text:p>-0.547082</text:p>
              </table:table-cell>
              <table:table-cell office:value-type="float" office:value="0.070938">
                <text:p>0.070938</text:p>
              </table:table-cell>
              <table:table-cell office:value-type="float" office:value="0.661863">
                <text:p>0.661863</text:p>
              </table:table-cell>
              <table:table-cell office:value-type="float" office:value="0.999978">
                <text:p>0.9999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26821">
                <text:p>1.026821</text:p>
              </table:table-cell>
              <table:table-cell office:value-type="float" office:value="0.616477">
                <text:p>0.616477</text:p>
              </table:table-cell>
              <table:table-cell office:value-type="float" office:value="-0.02934">
                <text:p>-0.02934</text:p>
              </table:table-cell>
              <table:table-cell office:value-type="float" office:value="-0.663951">
                <text:p>-0.663951</text:p>
              </table:table-cell>
              <table:table-cell office:value-type="float" office:value="-1.044954">
                <text:p>-1.044954</text:p>
              </table:table-cell>
              <table:table-cell office:value-type="float" office:value="-1.026821">
                <text:p>-1.026821</text:p>
              </table:table-cell>
              <table:table-cell office:value-type="float" office:value="-0.616477">
                <text:p>-0.616477</text:p>
              </table:table-cell>
              <table:table-cell office:value-type="float" office:value="0.02934">
                <text:p>0.02934</text:p>
              </table:table-cell>
              <table:table-cell office:value-type="float" office:value="0.66395">
                <text:p>0.66395</text:p>
              </table:table-cell>
              <table:table-cell office:value-type="float" office:value="1.044954">
                <text:p>1.0449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93453">
                <text:p>1.093453</text:p>
              </table:table-cell>
              <table:table-cell office:value-type="float" office:value="0.683438">
                <text:p>0.683438</text:p>
              </table:table-cell>
              <table:table-cell office:value-type="float" office:value="0.012374">
                <text:p>0.012374</text:p>
              </table:table-cell>
              <table:table-cell office:value-type="float" office:value="-0.663417">
                <text:p>-0.663417</text:p>
              </table:table-cell>
              <table:table-cell office:value-type="float" office:value="-1.085805">
                <text:p>-1.085805</text:p>
              </table:table-cell>
              <table:table-cell office:value-type="float" office:value="-1.093453">
                <text:p>-1.093453</text:p>
              </table:table-cell>
              <table:table-cell office:value-type="float" office:value="-0.683438">
                <text:p>-0.683438</text:p>
              </table:table-cell>
              <table:table-cell office:value-type="float" office:value="-0.012374">
                <text:p>-0.012374</text:p>
              </table:table-cell>
              <table:table-cell office:value-type="float" office:value="0.663417">
                <text:p>0.663417</text:p>
              </table:table-cell>
              <table:table-cell office:value-type="float" office:value="1.085805">
                <text:p>1.0858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5577">
                <text:p>1.15577</text:p>
              </table:table-cell>
              <table:table-cell office:value-type="float" office:value="0.747703">
                <text:p>0.747703</text:p>
              </table:table-cell>
              <table:table-cell office:value-type="float" office:value="0.054039">
                <text:p>0.054039</text:p>
              </table:table-cell>
              <table:table-cell office:value-type="float" office:value="-0.660266">
                <text:p>-0.660266</text:p>
              </table:table-cell>
              <table:table-cell office:value-type="float" office:value="-1.122371">
                <text:p>-1.122371</text:p>
              </table:table-cell>
              <table:table-cell office:value-type="float" office:value="-1.15577">
                <text:p>-1.15577</text:p>
              </table:table-cell>
              <table:table-cell office:value-type="float" office:value="-0.747703">
                <text:p>-0.747703</text:p>
              </table:table-cell>
              <table:table-cell office:value-type="float" office:value="-0.05404">
                <text:p>-0.05404</text:p>
              </table:table-cell>
              <table:table-cell office:value-type="float" office:value="0.660266">
                <text:p>0.660266</text:p>
              </table:table-cell>
              <table:table-cell office:value-type="float" office:value="1.122372">
                <text:p>1.1223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13525">
                <text:p>1.213525</text:p>
              </table:table-cell>
              <table:table-cell office:value-type="float" office:value="0.809017">
                <text:p>0.809017</text:p>
              </table:table-cell>
              <table:table-cell office:value-type="float" office:value="0.095491">
                <text:p>0.095491</text:p>
              </table:table-cell>
              <table:table-cell office:value-type="float" office:value="-0.654509">
                <text:p>-0.654509</text:p>
              </table:table-cell>
              <table:table-cell office:value-type="float" office:value="-1.154508">
                <text:p>-1.154508</text:p>
              </table:table-cell>
              <table:table-cell office:value-type="float" office:value="-1.213525">
                <text:p>-1.213525</text:p>
              </table:table-cell>
              <table:table-cell office:value-type="float" office:value="-0.809017">
                <text:p>-0.809017</text:p>
              </table:table-cell>
              <table:table-cell office:value-type="float" office:value="-0.095492">
                <text:p>-0.095492</text:p>
              </table:table-cell>
              <table:table-cell office:value-type="float" office:value="0.654509">
                <text:p>0.654509</text:p>
              </table:table-cell>
              <table:table-cell office:value-type="float" office:value="1.154508">
                <text:p>1.1545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66492">
                <text:p>1.266492</text:p>
              </table:table-cell>
              <table:table-cell office:value-type="float" office:value="0.867138">
                <text:p>0.867138</text:p>
              </table:table-cell>
              <table:table-cell office:value-type="float" office:value="0.136567">
                <text:p>0.136567</text:p>
              </table:table-cell>
              <table:table-cell office:value-type="float" office:value="-0.646168">
                <text:p>-0.646168</text:p>
              </table:table-cell>
              <table:table-cell office:value-type="float" office:value="-1.182089">
                <text:p>-1.182089</text:p>
              </table:table-cell>
              <table:table-cell office:value-type="float" office:value="-1.266492">
                <text:p>-1.266492</text:p>
              </table:table-cell>
              <table:table-cell office:value-type="float" office:value="-0.867138">
                <text:p>-0.867138</text:p>
              </table:table-cell>
              <table:table-cell office:value-type="float" office:value="-0.136567">
                <text:p>-0.136567</text:p>
              </table:table-cell>
              <table:table-cell office:value-type="float" office:value="0.646169">
                <text:p>0.646169</text:p>
              </table:table-cell>
              <table:table-cell office:value-type="float" office:value="1.182089">
                <text:p>1.1820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1446">
                <text:p>1.31446</text:p>
              </table:table-cell>
              <table:table-cell office:value-type="float" office:value="0.921837">
                <text:p>0.921837</text:p>
              </table:table-cell>
              <table:table-cell office:value-type="float" office:value="0.177103">
                <text:p>0.177103</text:p>
              </table:table-cell>
              <table:table-cell office:value-type="float" office:value="-0.635278">
                <text:p>-0.635278</text:p>
              </table:table-cell>
              <table:table-cell office:value-type="float" office:value="-1.205005">
                <text:p>-1.205005</text:p>
              </table:table-cell>
              <table:table-cell office:value-type="float" office:value="-1.31446">
                <text:p>-1.31446</text:p>
              </table:table-cell>
              <table:table-cell office:value-type="float" office:value="-0.921837">
                <text:p>-0.921837</text:p>
              </table:table-cell>
              <table:table-cell office:value-type="float" office:value="-0.177103">
                <text:p>-0.177103</text:p>
              </table:table-cell>
              <table:table-cell office:value-type="float" office:value="0.635278">
                <text:p>0.635278</text:p>
              </table:table-cell>
              <table:table-cell office:value-type="float" office:value="1.205004">
                <text:p>1.2050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57241">
                <text:p>1.357241</text:p>
              </table:table-cell>
              <table:table-cell office:value-type="float" office:value="0.972897">
                <text:p>0.972897</text:p>
              </table:table-cell>
              <table:table-cell office:value-type="float" office:value="0.21694">
                <text:p>0.21694</text:p>
              </table:table-cell>
              <table:table-cell office:value-type="float" office:value="-0.621881">
                <text:p>-0.621881</text:p>
              </table:table-cell>
              <table:table-cell office:value-type="float" office:value="-1.223164">
                <text:p>-1.223164</text:p>
              </table:table-cell>
              <table:table-cell office:value-type="float" office:value="-1.357241">
                <text:p>-1.357241</text:p>
              </table:table-cell>
              <table:table-cell office:value-type="float" office:value="-0.972897">
                <text:p>-0.972897</text:p>
              </table:table-cell>
              <table:table-cell office:value-type="float" office:value="-0.21694">
                <text:p>-0.21694</text:p>
              </table:table-cell>
              <table:table-cell office:value-type="float" office:value="0.62188">
                <text:p>0.62188</text:p>
              </table:table-cell>
              <table:table-cell office:value-type="float" office:value="1.223164">
                <text:p>1.2231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94665">
                <text:p>1.394665</text:p>
              </table:table-cell>
              <table:table-cell office:value-type="float" office:value="1.020118">
                <text:p>1.020118</text:p>
              </table:table-cell>
              <table:table-cell office:value-type="float" office:value="0.255922">
                <text:p>0.255922</text:p>
              </table:table-cell>
              <table:table-cell office:value-type="float" office:value="-0.606029">
                <text:p>-0.606029</text:p>
              </table:table-cell>
              <table:table-cell office:value-type="float" office:value="-1.236497">
                <text:p>-1.236497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020118">
                <text:p>-1.020118</text:p>
              </table:table-cell>
              <table:table-cell office:value-type="float" office:value="-0.255921">
                <text:p>-0.255921</text:p>
              </table:table-cell>
              <table:table-cell office:value-type="float" office:value="0.606029">
                <text:p>0.606029</text:p>
              </table:table-cell>
              <table:table-cell office:value-type="float" office:value="1.236496">
                <text:p>1.2364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26585">
                <text:p>1.426585</text:p>
              </table:table-cell>
              <table:table-cell office:value-type="float" office:value="1.063313">
                <text:p>1.063313</text:p>
              </table:table-cell>
              <table:table-cell office:value-type="float" office:value="0.293893">
                <text:p>0.293893</text:p>
              </table:table-cell>
              <table:table-cell office:value-type="float" office:value="-0.587785">
                <text:p>-0.587785</text:p>
              </table:table-cell>
              <table:table-cell office:value-type="float" office:value="-1.244949">
                <text:p>-1.244949</text:p>
              </table:table-cell>
              <table:table-cell office:value-type="float" office:value="-1.426585">
                <text:p>-1.426585</text:p>
              </table:table-cell>
              <table:table-cell office:value-type="float" office:value="-1.063313">
                <text:p>-1.063313</text:p>
              </table:table-cell>
              <table:table-cell office:value-type="float" office:value="-0.293893">
                <text:p>-0.293893</text:p>
              </table:table-cell>
              <table:table-cell office:value-type="float" office:value="0.587785">
                <text:p>0.587785</text:p>
              </table:table-cell>
              <table:table-cell office:value-type="float" office:value="1.244949">
                <text:p>1.2449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52875">
                <text:p>1.452875</text:p>
              </table:table-cell>
              <table:table-cell office:value-type="float" office:value="1.102312">
                <text:p>1.102312</text:p>
              </table:table-cell>
              <table:table-cell office:value-type="float" office:value="0.330704">
                <text:p>0.330704</text:p>
              </table:table-cell>
              <table:table-cell office:value-type="float" office:value="-0.567222">
                <text:p>-0.567222</text:p>
              </table:table-cell>
              <table:table-cell office:value-type="float" office:value="-1.248489">
                <text:p>-1.248489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102312">
                <text:p>-1.102312</text:p>
              </table:table-cell>
              <table:table-cell office:value-type="float" office:value="-0.330704">
                <text:p>-0.330704</text:p>
              </table:table-cell>
              <table:table-cell office:value-type="float" office:value="0.567222">
                <text:p>0.567222</text:p>
              </table:table-cell>
              <table:table-cell office:value-type="float" office:value="1.248488">
                <text:p>1.2484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473431">
                <text:p>1.473431</text:p>
              </table:table-cell>
              <table:table-cell office:value-type="float" office:value="1.136961">
                <text:p>1.136961</text:p>
              </table:table-cell>
              <table:table-cell office:value-type="float" office:value="0.36621">
                <text:p>0.36621</text:p>
              </table:table-cell>
              <table:table-cell office:value-type="float" office:value="-0.54442">
                <text:p>-0.54442</text:p>
              </table:table-cell>
              <table:table-cell office:value-type="float" office:value="-1.2471">
                <text:p>-1.2471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136961">
                <text:p>-1.136961</text:p>
              </table:table-cell>
              <table:table-cell office:value-type="float" office:value="-0.36621">
                <text:p>-0.36621</text:p>
              </table:table-cell>
              <table:table-cell office:value-type="float" office:value="0.54442">
                <text:p>0.54442</text:p>
              </table:table-cell>
              <table:table-cell office:value-type="float" office:value="1.2471">
                <text:p>1.24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88172">
                <text:p>1.488172</text:p>
              </table:table-cell>
              <table:table-cell office:value-type="float" office:value="1.167122">
                <text:p>1.167122</text:p>
              </table:table-cell>
              <table:table-cell office:value-type="float" office:value="0.400271">
                <text:p>0.400271</text:p>
              </table:table-cell>
              <table:table-cell office:value-type="float" office:value="-0.51947">
                <text:p>-0.51947</text:p>
              </table:table-cell>
              <table:table-cell office:value-type="float" office:value="-1.240791">
                <text:p>-1.240791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167122">
                <text:p>-1.167122</text:p>
              </table:table-cell>
              <table:table-cell office:value-type="float" office:value="-0.400271">
                <text:p>-0.400271</text:p>
              </table:table-cell>
              <table:table-cell office:value-type="float" office:value="0.51947">
                <text:p>0.51947</text:p>
              </table:table-cell>
              <table:table-cell office:value-type="float" office:value="1.240791">
                <text:p>1.2407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9704">
                <text:p>1.49704</text:p>
              </table:table-cell>
              <table:table-cell office:value-type="float" office:value="1.192677">
                <text:p>1.192677</text:p>
              </table:table-cell>
              <table:table-cell office:value-type="float" office:value="0.432752">
                <text:p>0.432752</text:p>
              </table:table-cell>
              <table:table-cell office:value-type="float" office:value="-0.492469">
                <text:p>-0.492469</text:p>
              </table:table-cell>
              <table:table-cell office:value-type="float" office:value="-1.229584">
                <text:p>-1.229584</text:p>
              </table:table-cell>
              <table:table-cell office:value-type="float" office:value="-1.49704">
                <text:p>-1.49704</text:p>
              </table:table-cell>
              <table:table-cell office:value-type="float" office:value="-1.192677">
                <text:p>-1.192677</text:p>
              </table:table-cell>
              <table:table-cell office:value-type="float" office:value="-0.432752">
                <text:p>-0.432752</text:p>
              </table:table-cell>
              <table:table-cell office:value-type="float" office:value="0.492469">
                <text:p>0.492469</text:p>
              </table:table-cell>
              <table:table-cell office:value-type="float" office:value="1.229584">
                <text:p>1.2295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">
                <text:p>1.5</text:p>
              </table:table-cell>
              <table:table-cell office:value-type="float" office:value="1.213525">
                <text:p>1.213525</text:p>
              </table:table-cell>
              <table:table-cell office:value-type="float" office:value="0.463525">
                <text:p>0.463525</text:p>
              </table:table-cell>
              <table:table-cell office:value-type="float" office:value="-0.463525">
                <text:p>-0.463525</text:p>
              </table:table-cell>
              <table:table-cell office:value-type="float" office:value="-1.213525">
                <text:p>-1.213525</text:p>
              </table:table-cell>
              <table:table-cell office:value-type="float" office:value="-1.5">
                <text:p>-1.5</text:p>
              </table:table-cell>
              <table:table-cell office:value-type="float" office:value="-1.213525">
                <text:p>-1.213525</text:p>
              </table:table-cell>
              <table:table-cell office:value-type="float" office:value="-0.463525">
                <text:p>-0.463525</text:p>
              </table:table-cell>
              <table:table-cell office:value-type="float" office:value="0.463526">
                <text:p>0.463526</text:p>
              </table:table-cell>
              <table:table-cell office:value-type="float" office:value="1.213525">
                <text:p>1.2135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49704">
                <text:p>1.49704</text:p>
              </table:table-cell>
              <table:table-cell office:value-type="float" office:value="1.229584">
                <text:p>1.229584</text:p>
              </table:table-cell>
              <table:table-cell office:value-type="float" office:value="0.492469">
                <text:p>0.492469</text:p>
              </table:table-cell>
              <table:table-cell office:value-type="float" office:value="-0.432752">
                <text:p>-0.432752</text:p>
              </table:table-cell>
              <table:table-cell office:value-type="float" office:value="-1.192677">
                <text:p>-1.192677</text:p>
              </table:table-cell>
              <table:table-cell office:value-type="float" office:value="-1.49704">
                <text:p>-1.49704</text:p>
              </table:table-cell>
              <table:table-cell office:value-type="float" office:value="-1.229584">
                <text:p>-1.229584</text:p>
              </table:table-cell>
              <table:table-cell office:value-type="float" office:value="-0.492469">
                <text:p>-0.492469</text:p>
              </table:table-cell>
              <table:table-cell office:value-type="float" office:value="0.432752">
                <text:p>0.432752</text:p>
              </table:table-cell>
              <table:table-cell office:value-type="float" office:value="1.192677">
                <text:p>1.1926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488172">
                <text:p>1.488172</text:p>
              </table:table-cell>
              <table:table-cell office:value-type="float" office:value="1.240791">
                <text:p>1.240791</text:p>
              </table:table-cell>
              <table:table-cell office:value-type="float" office:value="0.51947">
                <text:p>0.51947</text:p>
              </table:table-cell>
              <table:table-cell office:value-type="float" office:value="-0.400271">
                <text:p>-0.400271</text:p>
              </table:table-cell>
              <table:table-cell office:value-type="float" office:value="-1.167122">
                <text:p>-1.167122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240791">
                <text:p>-1.240791</text:p>
              </table:table-cell>
              <table:table-cell office:value-type="float" office:value="-0.51947">
                <text:p>-0.51947</text:p>
              </table:table-cell>
              <table:table-cell office:value-type="float" office:value="0.400271">
                <text:p>0.400271</text:p>
              </table:table-cell>
              <table:table-cell office:value-type="float" office:value="1.167122">
                <text:p>1.1671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473431">
                <text:p>1.473431</text:p>
              </table:table-cell>
              <table:table-cell office:value-type="float" office:value="1.2471">
                <text:p>1.2471</text:p>
              </table:table-cell>
              <table:table-cell office:value-type="float" office:value="0.54442">
                <text:p>0.54442</text:p>
              </table:table-cell>
              <table:table-cell office:value-type="float" office:value="-0.36621">
                <text:p>-0.36621</text:p>
              </table:table-cell>
              <table:table-cell office:value-type="float" office:value="-1.136961">
                <text:p>-1.136961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2471">
                <text:p>-1.2471</text:p>
              </table:table-cell>
              <table:table-cell office:value-type="float" office:value="-0.54442">
                <text:p>-0.54442</text:p>
              </table:table-cell>
              <table:table-cell office:value-type="float" office:value="0.36621">
                <text:p>0.36621</text:p>
              </table:table-cell>
              <table:table-cell office:value-type="float" office:value="1.136961">
                <text:p>1.1369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52875">
                <text:p>1.452875</text:p>
              </table:table-cell>
              <table:table-cell office:value-type="float" office:value="1.248488">
                <text:p>1.248488</text:p>
              </table:table-cell>
              <table:table-cell office:value-type="float" office:value="0.567222">
                <text:p>0.567222</text:p>
              </table:table-cell>
              <table:table-cell office:value-type="float" office:value="-0.330704">
                <text:p>-0.330704</text:p>
              </table:table-cell>
              <table:table-cell office:value-type="float" office:value="-1.102312">
                <text:p>-1.102312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248488">
                <text:p>-1.248488</text:p>
              </table:table-cell>
              <table:table-cell office:value-type="float" office:value="-0.567222">
                <text:p>-0.567222</text:p>
              </table:table-cell>
              <table:table-cell office:value-type="float" office:value="0.330704">
                <text:p>0.330704</text:p>
              </table:table-cell>
              <table:table-cell office:value-type="float" office:value="1.102312">
                <text:p>1.1023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26585">
                <text:p>1.426585</text:p>
              </table:table-cell>
              <table:table-cell office:value-type="float" office:value="1.244949">
                <text:p>1.244949</text:p>
              </table:table-cell>
              <table:table-cell office:value-type="float" office:value="0.587785">
                <text:p>0.587785</text:p>
              </table:table-cell>
              <table:table-cell office:value-type="float" office:value="-0.293893">
                <text:p>-0.293893</text:p>
              </table:table-cell>
              <table:table-cell office:value-type="float" office:value="-1.063314">
                <text:p>-1.063314</text:p>
              </table:table-cell>
              <table:table-cell office:value-type="float" office:value="-1.426585">
                <text:p>-1.426585</text:p>
              </table:table-cell>
              <table:table-cell office:value-type="float" office:value="-1.244949">
                <text:p>-1.244949</text:p>
              </table:table-cell>
              <table:table-cell office:value-type="float" office:value="-0.587785">
                <text:p>-0.587785</text:p>
              </table:table-cell>
              <table:table-cell office:value-type="float" office:value="0.293893">
                <text:p>0.293893</text:p>
              </table:table-cell>
              <table:table-cell office:value-type="float" office:value="1.063313">
                <text:p>1.0633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94665">
                <text:p>1.394665</text:p>
              </table:table-cell>
              <table:table-cell office:value-type="float" office:value="1.236497">
                <text:p>1.236497</text:p>
              </table:table-cell>
              <table:table-cell office:value-type="float" office:value="0.606029">
                <text:p>0.606029</text:p>
              </table:table-cell>
              <table:table-cell office:value-type="float" office:value="-0.255922">
                <text:p>-0.255922</text:p>
              </table:table-cell>
              <table:table-cell office:value-type="float" office:value="-1.020119">
                <text:p>-1.020119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236497">
                <text:p>-1.236497</text:p>
              </table:table-cell>
              <table:table-cell office:value-type="float" office:value="-0.606029">
                <text:p>-0.606029</text:p>
              </table:table-cell>
              <table:table-cell office:value-type="float" office:value="0.255922">
                <text:p>0.255922</text:p>
              </table:table-cell>
              <table:table-cell office:value-type="float" office:value="1.020118">
                <text:p>1.0201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5724">
                <text:p>1.35724</text:p>
              </table:table-cell>
              <table:table-cell office:value-type="float" office:value="1.223164">
                <text:p>1.223164</text:p>
              </table:table-cell>
              <table:table-cell office:value-type="float" office:value="0.62188">
                <text:p>0.62188</text:p>
              </table:table-cell>
              <table:table-cell office:value-type="float" office:value="-0.21694">
                <text:p>-0.21694</text:p>
              </table:table-cell>
              <table:table-cell office:value-type="float" office:value="-0.972897">
                <text:p>-0.972897</text:p>
              </table:table-cell>
              <table:table-cell office:value-type="float" office:value="-1.35724">
                <text:p>-1.35724</text:p>
              </table:table-cell>
              <table:table-cell office:value-type="float" office:value="-1.223164">
                <text:p>-1.223164</text:p>
              </table:table-cell>
              <table:table-cell office:value-type="float" office:value="-0.621881">
                <text:p>-0.621881</text:p>
              </table:table-cell>
              <table:table-cell office:value-type="float" office:value="0.21694">
                <text:p>0.21694</text:p>
              </table:table-cell>
              <table:table-cell office:value-type="float" office:value="0.972897">
                <text:p>0.9728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1446">
                <text:p>1.31446</text:p>
              </table:table-cell>
              <table:table-cell office:value-type="float" office:value="1.205004">
                <text:p>1.205004</text:p>
              </table:table-cell>
              <table:table-cell office:value-type="float" office:value="0.635278">
                <text:p>0.635278</text:p>
              </table:table-cell>
              <table:table-cell office:value-type="float" office:value="-0.177103">
                <text:p>-0.177103</text:p>
              </table:table-cell>
              <table:table-cell office:value-type="float" office:value="-0.921836">
                <text:p>-0.921836</text:p>
              </table:table-cell>
              <table:table-cell office:value-type="float" office:value="-1.31446">
                <text:p>-1.31446</text:p>
              </table:table-cell>
              <table:table-cell office:value-type="float" office:value="-1.205004">
                <text:p>-1.205004</text:p>
              </table:table-cell>
              <table:table-cell office:value-type="float" office:value="-0.635278">
                <text:p>-0.635278</text:p>
              </table:table-cell>
              <table:table-cell office:value-type="float" office:value="0.177103">
                <text:p>0.177103</text:p>
              </table:table-cell>
              <table:table-cell office:value-type="float" office:value="0.921836">
                <text:p>0.9218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66492">
                <text:p>1.266492</text:p>
              </table:table-cell>
              <table:table-cell office:value-type="float" office:value="1.182089">
                <text:p>1.182089</text:p>
              </table:table-cell>
              <table:table-cell office:value-type="float" office:value="0.646168">
                <text:p>0.646168</text:p>
              </table:table-cell>
              <table:table-cell office:value-type="float" office:value="-0.136567">
                <text:p>-0.136567</text:p>
              </table:table-cell>
              <table:table-cell office:value-type="float" office:value="-0.867138">
                <text:p>-0.867138</text:p>
              </table:table-cell>
              <table:table-cell office:value-type="float" office:value="-1.266492">
                <text:p>-1.266492</text:p>
              </table:table-cell>
              <table:table-cell office:value-type="float" office:value="-1.182089">
                <text:p>-1.182089</text:p>
              </table:table-cell>
              <table:table-cell office:value-type="float" office:value="-0.646169">
                <text:p>-0.646169</text:p>
              </table:table-cell>
              <table:table-cell office:value-type="float" office:value="0.136567">
                <text:p>0.136567</text:p>
              </table:table-cell>
              <table:table-cell office:value-type="float" office:value="0.867138">
                <text:p>0.8671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13525">
                <text:p>1.213525</text:p>
              </table:table-cell>
              <table:table-cell office:value-type="float" office:value="1.154508">
                <text:p>1.154508</text:p>
              </table:table-cell>
              <table:table-cell office:value-type="float" office:value="0.654508">
                <text:p>0.654508</text:p>
              </table:table-cell>
              <table:table-cell office:value-type="float" office:value="-0.095492">
                <text:p>-0.095492</text:p>
              </table:table-cell>
              <table:table-cell office:value-type="float" office:value="-0.809017">
                <text:p>-0.809017</text:p>
              </table:table-cell>
              <table:table-cell office:value-type="float" office:value="-1.213525">
                <text:p>-1.213525</text:p>
              </table:table-cell>
              <table:table-cell office:value-type="float" office:value="-1.154508">
                <text:p>-1.154508</text:p>
              </table:table-cell>
              <table:table-cell office:value-type="float" office:value="-0.654509">
                <text:p>-0.654509</text:p>
              </table:table-cell>
              <table:table-cell office:value-type="float" office:value="0.095492">
                <text:p>0.095492</text:p>
              </table:table-cell>
              <table:table-cell office:value-type="float" office:value="0.809017">
                <text:p>0.8090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5577">
                <text:p>1.15577</text:p>
              </table:table-cell>
              <table:table-cell office:value-type="float" office:value="1.122372">
                <text:p>1.122372</text:p>
              </table:table-cell>
              <table:table-cell office:value-type="float" office:value="0.660266">
                <text:p>0.660266</text:p>
              </table:table-cell>
              <table:table-cell office:value-type="float" office:value="-0.05404">
                <text:p>-0.05404</text:p>
              </table:table-cell>
              <table:table-cell office:value-type="float" office:value="-0.747703">
                <text:p>-0.747703</text:p>
              </table:table-cell>
              <table:table-cell office:value-type="float" office:value="-1.15577">
                <text:p>-1.15577</text:p>
              </table:table-cell>
              <table:table-cell office:value-type="float" office:value="-1.122371">
                <text:p>-1.122371</text:p>
              </table:table-cell>
              <table:table-cell office:value-type="float" office:value="-0.660266">
                <text:p>-0.660266</text:p>
              </table:table-cell>
              <table:table-cell office:value-type="float" office:value="0.054039">
                <text:p>0.054039</text:p>
              </table:table-cell>
              <table:table-cell office:value-type="float" office:value="0.747703">
                <text:p>0.7477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93453">
                <text:p>1.093453</text:p>
              </table:table-cell>
              <table:table-cell office:value-type="float" office:value="1.085805">
                <text:p>1.085805</text:p>
              </table:table-cell>
              <table:table-cell office:value-type="float" office:value="0.663417">
                <text:p>0.663417</text:p>
              </table:table-cell>
              <table:table-cell office:value-type="float" office:value="-0.012374">
                <text:p>-0.012374</text:p>
              </table:table-cell>
              <table:table-cell office:value-type="float" office:value="-0.683438">
                <text:p>-0.683438</text:p>
              </table:table-cell>
              <table:table-cell office:value-type="float" office:value="-1.093453">
                <text:p>-1.093453</text:p>
              </table:table-cell>
              <table:table-cell office:value-type="float" office:value="-1.085805">
                <text:p>-1.085805</text:p>
              </table:table-cell>
              <table:table-cell office:value-type="float" office:value="-0.663417">
                <text:p>-0.663417</text:p>
              </table:table-cell>
              <table:table-cell office:value-type="float" office:value="0.012374">
                <text:p>0.012374</text:p>
              </table:table-cell>
              <table:table-cell office:value-type="float" office:value="0.683439">
                <text:p>0.6834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26821">
                <text:p>1.026821</text:p>
              </table:table-cell>
              <table:table-cell office:value-type="float" office:value="1.044954">
                <text:p>1.044954</text:p>
              </table:table-cell>
              <table:table-cell office:value-type="float" office:value="0.66395">
                <text:p>0.66395</text:p>
              </table:table-cell>
              <table:table-cell office:value-type="float" office:value="0.02934">
                <text:p>0.02934</text:p>
              </table:table-cell>
              <table:table-cell office:value-type="float" office:value="-0.616477">
                <text:p>-0.616477</text:p>
              </table:table-cell>
              <table:table-cell office:value-type="float" office:value="-1.026821">
                <text:p>-1.026821</text:p>
              </table:table-cell>
              <table:table-cell office:value-type="float" office:value="-1.044954">
                <text:p>-1.044954</text:p>
              </table:table-cell>
              <table:table-cell office:value-type="float" office:value="-0.66395">
                <text:p>-0.66395</text:p>
              </table:table-cell>
              <table:table-cell office:value-type="float" office:value="-0.02934">
                <text:p>-0.02934</text:p>
              </table:table-cell>
              <table:table-cell office:value-type="float" office:value="0.616477">
                <text:p>0.6164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56136">
                <text:p>0.956136</text:p>
              </table:table-cell>
              <table:table-cell office:value-type="float" office:value="0.999979">
                <text:p>0.999979</text:p>
              </table:table-cell>
              <table:table-cell office:value-type="float" office:value="0.661863">
                <text:p>0.661863</text:p>
              </table:table-cell>
              <table:table-cell office:value-type="float" office:value="0.070938">
                <text:p>0.070938</text:p>
              </table:table-cell>
              <table:table-cell office:value-type="float" office:value="-0.547082">
                <text:p>-0.547082</text:p>
              </table:table-cell>
              <table:table-cell office:value-type="float" office:value="-0.956136">
                <text:p>-0.956136</text:p>
              </table:table-cell>
              <table:table-cell office:value-type="float" office:value="-0.999979">
                <text:p>-0.999979</text:p>
              </table:table-cell>
              <table:table-cell office:value-type="float" office:value="-0.661864">
                <text:p>-0.661864</text:p>
              </table:table-cell>
              <table:table-cell office:value-type="float" office:value="-0.070938">
                <text:p>-0.070938</text:p>
              </table:table-cell>
              <table:table-cell office:value-type="float" office:value="0.547082">
                <text:p>0.5470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81678">
                <text:p>0.881678</text:p>
              </table:table-cell>
              <table:table-cell office:value-type="float" office:value="0.951057">
                <text:p>0.951057</text:p>
              </table:table-cell>
              <table:table-cell office:value-type="float" office:value="0.657164">
                <text:p>0.657164</text:p>
              </table:table-cell>
              <table:table-cell office:value-type="float" office:value="0.112257">
                <text:p>0.112257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881678">
                <text:p>-0.881678</text:p>
              </table:table-cell>
              <table:table-cell office:value-type="float" office:value="-0.951057">
                <text:p>-0.951057</text:p>
              </table:table-cell>
              <table:table-cell office:value-type="float" office:value="-0.657164">
                <text:p>-0.657164</text:p>
              </table:table-cell>
              <table:table-cell office:value-type="float" office:value="-0.112257">
                <text:p>-0.112257</text:p>
              </table:table-cell>
              <table:table-cell office:value-type="float" office:value="0.475528">
                <text:p>0.4755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03741">
                <text:p>0.803741</text:p>
              </table:table-cell>
              <table:table-cell office:value-type="float" office:value="0.898381">
                <text:p>0.898381</text:p>
              </table:table-cell>
              <table:table-cell office:value-type="float" office:value="0.649871">
                <text:p>0.649871</text:p>
              </table:table-cell>
              <table:table-cell office:value-type="float" office:value="0.153132">
                <text:p>0.153132</text:p>
              </table:table-cell>
              <table:table-cell office:value-type="float" office:value="-0.402098">
                <text:p>-0.402098</text:p>
              </table:table-cell>
              <table:table-cell office:value-type="float" office:value="-0.803741">
                <text:p>-0.803741</text:p>
              </table:table-cell>
              <table:table-cell office:value-type="float" office:value="-0.898381">
                <text:p>-0.898381</text:p>
              </table:table-cell>
              <table:table-cell office:value-type="float" office:value="-0.649871">
                <text:p>-0.649871</text:p>
              </table:table-cell>
              <table:table-cell office:value-type="float" office:value="-0.153132">
                <text:p>-0.153132</text:p>
              </table:table-cell>
              <table:table-cell office:value-type="float" office:value="0.402098">
                <text:p>0.4020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22631">
                <text:p>0.722631</text:p>
              </table:table-cell>
              <table:table-cell office:value-type="float" office:value="0.842161">
                <text:p>0.842161</text:p>
              </table:table-cell>
              <table:table-cell office:value-type="float" office:value="0.640014">
                <text:p>0.640014</text:p>
              </table:table-cell>
              <table:table-cell office:value-type="float" office:value="0.193403">
                <text:p>0.193403</text:p>
              </table:table-cell>
              <table:table-cell office:value-type="float" office:value="-0.327081">
                <text:p>-0.327081</text:p>
              </table:table-cell>
              <table:table-cell office:value-type="float" office:value="-0.722631">
                <text:p>-0.722631</text:p>
              </table:table-cell>
              <table:table-cell office:value-type="float" office:value="-0.842161">
                <text:p>-0.842161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193403">
                <text:p>-0.193403</text:p>
              </table:table-cell>
              <table:table-cell office:value-type="float" office:value="0.327081">
                <text:p>0.3270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38669">
                <text:p>0.638669</text:p>
              </table:table-cell>
              <table:table-cell office:value-type="float" office:value="0.782616">
                <text:p>0.782616</text:p>
              </table:table-cell>
              <table:table-cell office:value-type="float" office:value="0.62763">
                <text:p>0.62763</text:p>
              </table:table-cell>
              <table:table-cell office:value-type="float" office:value="0.232911">
                <text:p>0.232911</text:p>
              </table:table-cell>
              <table:table-cell office:value-type="float" office:value="-0.250772">
                <text:p>-0.250772</text:p>
              </table:table-cell>
              <table:table-cell office:value-type="float" office:value="-0.638669">
                <text:p>-0.638669</text:p>
              </table:table-cell>
              <table:table-cell office:value-type="float" office:value="-0.782616">
                <text:p>-0.782616</text:p>
              </table:table-cell>
              <table:table-cell office:value-type="float" office:value="-0.627631">
                <text:p>-0.627631</text:p>
              </table:table-cell>
              <table:table-cell office:value-type="float" office:value="-0.232911">
                <text:p>-0.232911</text:p>
              </table:table-cell>
              <table:table-cell office:value-type="float" office:value="0.250772">
                <text:p>0.2507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52186">
                <text:p>0.552186</text:p>
              </table:table-cell>
              <table:table-cell office:value-type="float" office:value="0.719983">
                <text:p>0.719983</text:p>
              </table:table-cell>
              <table:table-cell office:value-type="float" office:value="0.61277">
                <text:p>0.61277</text:p>
              </table:table-cell>
              <table:table-cell office:value-type="float" office:value="0.2715">
                <text:p>0.2715</text:p>
              </table:table-cell>
              <table:table-cell office:value-type="float" office:value="-0.173474">
                <text:p>-0.173474</text:p>
              </table:table-cell>
              <table:table-cell office:value-type="float" office:value="-0.552186">
                <text:p>-0.552186</text:p>
              </table:table-cell>
              <table:table-cell office:value-type="float" office:value="-0.719983">
                <text:p>-0.719983</text:p>
              </table:table-cell>
              <table:table-cell office:value-type="float" office:value="-0.61277">
                <text:p>-0.61277</text:p>
              </table:table-cell>
              <table:table-cell office:value-type="float" office:value="-0.2715">
                <text:p>-0.2715</text:p>
              </table:table-cell>
              <table:table-cell office:value-type="float" office:value="0.173473">
                <text:p>0.1734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63525">
                <text:p>0.463525</text:p>
              </table:table-cell>
              <table:table-cell office:value-type="float" office:value="0.654508">
                <text:p>0.654508</text:p>
              </table:table-cell>
              <table:table-cell office:value-type="float" office:value="0.595491">
                <text:p>0.595491</text:p>
              </table:table-cell>
              <table:table-cell office:value-type="float" office:value="0.309017">
                <text:p>0.309017</text:p>
              </table:table-cell>
              <table:table-cell office:value-type="float" office:value="-0.095491">
                <text:p>-0.095491</text:p>
              </table:table-cell>
              <table:table-cell office:value-type="float" office:value="-0.463525">
                <text:p>-0.463525</text:p>
              </table:table-cell>
              <table:table-cell office:value-type="float" office:value="-0.654508">
                <text:p>-0.654508</text:p>
              </table:table-cell>
              <table:table-cell office:value-type="float" office:value="-0.595491">
                <text:p>-0.595491</text:p>
              </table:table-cell>
              <table:table-cell office:value-type="float" office:value="-0.309017">
                <text:p>-0.309017</text:p>
              </table:table-cell>
              <table:table-cell office:value-type="float" office:value="0.095491">
                <text:p>0.0954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73034">
                <text:p>0.373034</text:p>
              </table:table-cell>
              <table:table-cell office:value-type="float" office:value="0.586451">
                <text:p>0.586451</text:p>
              </table:table-cell>
              <table:table-cell office:value-type="float" office:value="0.575863">
                <text:p>0.575863</text:p>
              </table:table-cell>
              <table:table-cell office:value-type="float" office:value="0.345315">
                <text:p>0.345315</text:p>
              </table:table-cell>
              <table:table-cell office:value-type="float" office:value="-0.017132">
                <text:p>-0.017132</text:p>
              </table:table-cell>
              <table:table-cell office:value-type="float" office:value="-0.373034">
                <text:p>-0.373034</text:p>
              </table:table-cell>
              <table:table-cell office:value-type="float" office:value="-0.586451">
                <text:p>-0.586451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345315">
                <text:p>-0.345315</text:p>
              </table:table-cell>
              <table:table-cell office:value-type="float" office:value="0.017131">
                <text:p>0.0171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81072">
                <text:p>0.281072</text:p>
              </table:table-cell>
              <table:table-cell office:value-type="float" office:value="0.516079">
                <text:p>0.516079</text:p>
              </table:table-cell>
              <table:table-cell office:value-type="float" office:value="0.553961">
                <text:p>0.553961</text:p>
              </table:table-cell>
              <table:table-cell office:value-type="float" office:value="0.380249">
                <text:p>0.380249</text:p>
              </table:table-cell>
              <table:table-cell office:value-type="float" office:value="0.061295">
                <text:p>0.061295</text:p>
              </table:table-cell>
              <table:table-cell office:value-type="float" office:value="-0.281072">
                <text:p>-0.281072</text:p>
              </table:table-cell>
              <table:table-cell office:value-type="float" office:value="-0.516079">
                <text:p>-0.516079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380249">
                <text:p>-0.380249</text:p>
              </table:table-cell>
              <table:table-cell office:value-type="float" office:value="-0.061295">
                <text:p>-0.0612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88">
                <text:p>0.188</text:p>
              </table:table-cell>
              <table:table-cell office:value-type="float" office:value="0.44367">
                <text:p>0.44367</text:p>
              </table:table-cell>
              <table:table-cell office:value-type="float" office:value="0.529874">
                <text:p>0.529874</text:p>
              </table:table-cell>
              <table:table-cell office:value-type="float" office:value="0.413683">
                <text:p>0.413683</text:p>
              </table:table-cell>
              <table:table-cell office:value-type="float" office:value="0.139481">
                <text:p>0.139481</text:p>
              </table:table-cell>
              <table:table-cell office:value-type="float" office:value="-0.188">
                <text:p>-0.188</text:p>
              </table:table-cell>
              <table:table-cell office:value-type="float" office:value="-0.44367">
                <text:p>-0.44367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13683">
                <text:p>-0.413683</text:p>
              </table:table-cell>
              <table:table-cell office:value-type="float" office:value="-0.139481">
                <text:p>-0.1394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94186">
                <text:p>0.094186</text:p>
              </table:table-cell>
              <table:table-cell office:value-type="float" office:value="0.36951">
                <text:p>0.36951</text:p>
              </table:table-cell>
              <table:table-cell office:value-type="float" office:value="0.503695">
                <text:p>0.503695</text:p>
              </table:table-cell>
              <table:table-cell office:value-type="float" office:value="0.445485">
                <text:p>0.445485</text:p>
              </table:table-cell>
              <table:table-cell office:value-type="float" office:value="0.217115">
                <text:p>0.217115</text:p>
              </table:table-cell>
              <table:table-cell office:value-type="float" office:value="-0.094186">
                <text:p>-0.094186</text:p>
              </table:table-cell>
              <table:table-cell office:value-type="float" office:value="-0.369511">
                <text:p>-0.369511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445485">
                <text:p>-0.445485</text:p>
              </table:table-cell>
              <table:table-cell office:value-type="float" office:value="-0.217115">
                <text:p>-0.2171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.293893">
                <text:p>0.293893</text:p>
              </table:table-cell>
              <table:table-cell office:value-type="float" office:value="0.475528">
                <text:p>0.475528</text:p>
              </table:table-cell>
              <table:table-cell office:value-type="float" office:value="0.475528">
                <text:p>0.475528</text:p>
              </table:table-cell>
              <table:table-cell office:value-type="float" office:value="0.293893">
                <text:p>0.293893</text:p>
              </table:table-cell>
              <table:table-cell office:value-type="float" office:value="-0">
                <text:p>-0</text:p>
              </table:table-cell>
              <table:table-cell office:value-type="float" office:value="-0.293893">
                <text:p>-0.293893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293893">
                <text:p>-0.2938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94186">
                <text:p>-0.094186</text:p>
              </table:table-cell>
              <table:table-cell office:value-type="float" office:value="0.217115">
                <text:p>0.217115</text:p>
              </table:table-cell>
              <table:table-cell office:value-type="float" office:value="0.445485">
                <text:p>0.445485</text:p>
              </table:table-cell>
              <table:table-cell office:value-type="float" office:value="0.503695">
                <text:p>0.503695</text:p>
              </table:table-cell>
              <table:table-cell office:value-type="float" office:value="0.36951">
                <text:p>0.36951</text:p>
              </table:table-cell>
              <table:table-cell office:value-type="float" office:value="0.094186">
                <text:p>0.094186</text:p>
              </table:table-cell>
              <table:table-cell office:value-type="float" office:value="-0.217115">
                <text:p>-0.217115</text:p>
              </table:table-cell>
              <table:table-cell office:value-type="float" office:value="-0.445485">
                <text:p>-0.445485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36951">
                <text:p>-0.369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188">
                <text:p>-0.188</text:p>
              </table:table-cell>
              <table:table-cell office:value-type="float" office:value="0.13948">
                <text:p>0.13948</text:p>
              </table:table-cell>
              <table:table-cell office:value-type="float" office:value="0.413684">
                <text:p>0.413684</text:p>
              </table:table-cell>
              <table:table-cell office:value-type="float" office:value="0.529874">
                <text:p>0.529874</text:p>
              </table:table-cell>
              <table:table-cell office:value-type="float" office:value="0.44367">
                <text:p>0.44367</text:p>
              </table:table-cell>
              <table:table-cell office:value-type="float" office:value="0.188">
                <text:p>0.188</text:p>
              </table:table-cell>
              <table:table-cell office:value-type="float" office:value="-0.13948">
                <text:p>-0.13948</text:p>
              </table:table-cell>
              <table:table-cell office:value-type="float" office:value="-0.413683">
                <text:p>-0.413683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43671">
                <text:p>-0.4436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281072">
                <text:p>-0.281072</text:p>
              </table:table-cell>
              <table:table-cell office:value-type="float" office:value="0.061295">
                <text:p>0.061295</text:p>
              </table:table-cell>
              <table:table-cell office:value-type="float" office:value="0.38025">
                <text:p>0.38025</text:p>
              </table:table-cell>
              <table:table-cell office:value-type="float" office:value="0.553961">
                <text:p>0.553961</text:p>
              </table:table-cell>
              <table:table-cell office:value-type="float" office:value="0.516079">
                <text:p>0.516079</text:p>
              </table:table-cell>
              <table:table-cell office:value-type="float" office:value="0.281072">
                <text:p>0.281072</text:p>
              </table:table-cell>
              <table:table-cell office:value-type="float" office:value="-0.061295">
                <text:p>-0.061295</text:p>
              </table:table-cell>
              <table:table-cell office:value-type="float" office:value="-0.380249">
                <text:p>-0.380249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516078">
                <text:p>-0.5160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373034">
                <text:p>-0.373034</text:p>
              </table:table-cell>
              <table:table-cell office:value-type="float" office:value="-0.017132">
                <text:p>-0.017132</text:p>
              </table:table-cell>
              <table:table-cell office:value-type="float" office:value="0.345315">
                <text:p>0.345315</text:p>
              </table:table-cell>
              <table:table-cell office:value-type="float" office:value="0.575863">
                <text:p>0.575863</text:p>
              </table:table-cell>
              <table:table-cell office:value-type="float" office:value="0.586451">
                <text:p>0.586451</text:p>
              </table:table-cell>
              <table:table-cell office:value-type="float" office:value="0.373035">
                <text:p>0.373035</text:p>
              </table:table-cell>
              <table:table-cell office:value-type="float" office:value="0.017132">
                <text:p>0.017132</text:p>
              </table:table-cell>
              <table:table-cell office:value-type="float" office:value="-0.345315">
                <text:p>-0.345315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586451">
                <text:p>-0.5864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463525">
                <text:p>-0.463525</text:p>
              </table:table-cell>
              <table:table-cell office:value-type="float" office:value="-0.095491">
                <text:p>-0.095491</text:p>
              </table:table-cell>
              <table:table-cell office:value-type="float" office:value="0.309017">
                <text:p>0.309017</text:p>
              </table:table-cell>
              <table:table-cell office:value-type="float" office:value="0.595491">
                <text:p>0.595491</text:p>
              </table:table-cell>
              <table:table-cell office:value-type="float" office:value="0.654508">
                <text:p>0.654508</text:p>
              </table:table-cell>
              <table:table-cell office:value-type="float" office:value="0.463525">
                <text:p>0.463525</text:p>
              </table:table-cell>
              <table:table-cell office:value-type="float" office:value="0.095491">
                <text:p>0.095491</text:p>
              </table:table-cell>
              <table:table-cell office:value-type="float" office:value="-0.309017">
                <text:p>-0.309017</text:p>
              </table:table-cell>
              <table:table-cell office:value-type="float" office:value="-0.595491">
                <text:p>-0.595491</text:p>
              </table:table-cell>
              <table:table-cell office:value-type="float" office:value="-0.654508">
                <text:p>-0.6545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552186">
                <text:p>-0.552186</text:p>
              </table:table-cell>
              <table:table-cell office:value-type="float" office:value="-0.173474">
                <text:p>-0.173474</text:p>
              </table:table-cell>
              <table:table-cell office:value-type="float" office:value="0.2715">
                <text:p>0.2715</text:p>
              </table:table-cell>
              <table:table-cell office:value-type="float" office:value="0.61277">
                <text:p>0.61277</text:p>
              </table:table-cell>
              <table:table-cell office:value-type="float" office:value="0.719983">
                <text:p>0.719983</text:p>
              </table:table-cell>
              <table:table-cell office:value-type="float" office:value="0.552186">
                <text:p>0.552186</text:p>
              </table:table-cell>
              <table:table-cell office:value-type="float" office:value="0.173474">
                <text:p>0.173474</text:p>
              </table:table-cell>
              <table:table-cell office:value-type="float" office:value="-0.2715">
                <text:p>-0.2715</text:p>
              </table:table-cell>
              <table:table-cell office:value-type="float" office:value="-0.61277">
                <text:p>-0.61277</text:p>
              </table:table-cell>
              <table:table-cell office:value-type="float" office:value="-0.719983">
                <text:p>-0.7199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638669">
                <text:p>-0.638669</text:p>
              </table:table-cell>
              <table:table-cell office:value-type="float" office:value="-0.250772">
                <text:p>-0.250772</text:p>
              </table:table-cell>
              <table:table-cell office:value-type="float" office:value="0.232911">
                <text:p>0.232911</text:p>
              </table:table-cell>
              <table:table-cell office:value-type="float" office:value="0.627631">
                <text:p>0.627631</text:p>
              </table:table-cell>
              <table:table-cell office:value-type="float" office:value="0.782617">
                <text:p>0.782617</text:p>
              </table:table-cell>
              <table:table-cell office:value-type="float" office:value="0.638669">
                <text:p>0.638669</text:p>
              </table:table-cell>
              <table:table-cell office:value-type="float" office:value="0.250772">
                <text:p>0.250772</text:p>
              </table:table-cell>
              <table:table-cell office:value-type="float" office:value="-0.232911">
                <text:p>-0.232911</text:p>
              </table:table-cell>
              <table:table-cell office:value-type="float" office:value="-0.627631">
                <text:p>-0.627631</text:p>
              </table:table-cell>
              <table:table-cell office:value-type="float" office:value="-0.782616">
                <text:p>-0.7826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722631">
                <text:p>-0.722631</text:p>
              </table:table-cell>
              <table:table-cell office:value-type="float" office:value="-0.327081">
                <text:p>-0.327081</text:p>
              </table:table-cell>
              <table:table-cell office:value-type="float" office:value="0.193404">
                <text:p>0.193404</text:p>
              </table:table-cell>
              <table:table-cell office:value-type="float" office:value="0.640014">
                <text:p>0.640014</text:p>
              </table:table-cell>
              <table:table-cell office:value-type="float" office:value="0.84216">
                <text:p>0.84216</text:p>
              </table:table-cell>
              <table:table-cell office:value-type="float" office:value="0.722631">
                <text:p>0.722631</text:p>
              </table:table-cell>
              <table:table-cell office:value-type="float" office:value="0.32708">
                <text:p>0.32708</text:p>
              </table:table-cell>
              <table:table-cell office:value-type="float" office:value="-0.193403">
                <text:p>-0.193403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842161">
                <text:p>-0.8421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803741">
                <text:p>-0.803741</text:p>
              </table:table-cell>
              <table:table-cell office:value-type="float" office:value="-0.402098">
                <text:p>-0.402098</text:p>
              </table:table-cell>
              <table:table-cell office:value-type="float" office:value="0.153132">
                <text:p>0.153132</text:p>
              </table:table-cell>
              <table:table-cell office:value-type="float" office:value="0.649871">
                <text:p>0.649871</text:p>
              </table:table-cell>
              <table:table-cell office:value-type="float" office:value="0.898381">
                <text:p>0.898381</text:p>
              </table:table-cell>
              <table:table-cell office:value-type="float" office:value="0.80374">
                <text:p>0.80374</text:p>
              </table:table-cell>
              <table:table-cell office:value-type="float" office:value="0.402098">
                <text:p>0.402098</text:p>
              </table:table-cell>
              <table:table-cell office:value-type="float" office:value="-0.153132">
                <text:p>-0.153132</text:p>
              </table:table-cell>
              <table:table-cell office:value-type="float" office:value="-0.649871">
                <text:p>-0.649871</text:p>
              </table:table-cell>
              <table:table-cell office:value-type="float" office:value="-0.898381">
                <text:p>-0.8983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881678">
                <text:p>-0.881678</text:p>
              </table:table-cell>
              <table:table-cell office:value-type="float" office:value="-0.475528">
                <text:p>-0.475528</text:p>
              </table:table-cell>
              <table:table-cell office:value-type="float" office:value="0.112257">
                <text:p>0.112257</text:p>
              </table:table-cell>
              <table:table-cell office:value-type="float" office:value="0.657164">
                <text:p>0.657164</text:p>
              </table:table-cell>
              <table:table-cell office:value-type="float" office:value="0.951056">
                <text:p>0.951056</text:p>
              </table:table-cell>
              <table:table-cell office:value-type="float" office:value="0.881678">
                <text:p>0.881678</text:p>
              </table:table-cell>
              <table:table-cell office:value-type="float" office:value="0.475528">
                <text:p>0.475528</text:p>
              </table:table-cell>
              <table:table-cell office:value-type="float" office:value="-0.112257">
                <text:p>-0.112257</text:p>
              </table:table-cell>
              <table:table-cell office:value-type="float" office:value="-0.657164">
                <text:p>-0.657164</text:p>
              </table:table-cell>
              <table:table-cell office:value-type="float" office:value="-0.951057">
                <text:p>-0.9510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956136">
                <text:p>-0.956136</text:p>
              </table:table-cell>
              <table:table-cell office:value-type="float" office:value="-0.547082">
                <text:p>-0.547082</text:p>
              </table:table-cell>
              <table:table-cell office:value-type="float" office:value="0.070939">
                <text:p>0.070939</text:p>
              </table:table-cell>
              <table:table-cell office:value-type="float" office:value="0.661863">
                <text:p>0.661863</text:p>
              </table:table-cell>
              <table:table-cell office:value-type="float" office:value="0.999978">
                <text:p>0.999978</text:p>
              </table:table-cell>
              <table:table-cell office:value-type="float" office:value="0.956136">
                <text:p>0.956136</text:p>
              </table:table-cell>
              <table:table-cell office:value-type="float" office:value="0.547082">
                <text:p>0.547082</text:p>
              </table:table-cell>
              <table:table-cell office:value-type="float" office:value="-0.070938">
                <text:p>-0.070938</text:p>
              </table:table-cell>
              <table:table-cell office:value-type="float" office:value="-0.661863">
                <text:p>-0.661863</text:p>
              </table:table-cell>
              <table:table-cell office:value-type="float" office:value="-0.999978">
                <text:p>-0.9999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026821">
                <text:p>-1.026821</text:p>
              </table:table-cell>
              <table:table-cell office:value-type="float" office:value="-0.616477">
                <text:p>-0.616477</text:p>
              </table:table-cell>
              <table:table-cell office:value-type="float" office:value="0.02934">
                <text:p>0.02934</text:p>
              </table:table-cell>
              <table:table-cell office:value-type="float" office:value="0.663951">
                <text:p>0.663951</text:p>
              </table:table-cell>
              <table:table-cell office:value-type="float" office:value="1.044954">
                <text:p>1.044954</text:p>
              </table:table-cell>
              <table:table-cell office:value-type="float" office:value="1.026821">
                <text:p>1.026821</text:p>
              </table:table-cell>
              <table:table-cell office:value-type="float" office:value="0.616477">
                <text:p>0.616477</text:p>
              </table:table-cell>
              <table:table-cell office:value-type="float" office:value="-0.02934">
                <text:p>-0.02934</text:p>
              </table:table-cell>
              <table:table-cell office:value-type="float" office:value="-0.663951">
                <text:p>-0.663951</text:p>
              </table:table-cell>
              <table:table-cell office:value-type="float" office:value="-1.044954">
                <text:p>-1.0449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093453">
                <text:p>-1.093453</text:p>
              </table:table-cell>
              <table:table-cell office:value-type="float" office:value="-0.683438">
                <text:p>-0.683438</text:p>
              </table:table-cell>
              <table:table-cell office:value-type="float" office:value="-0.012374">
                <text:p>-0.012374</text:p>
              </table:table-cell>
              <table:table-cell office:value-type="float" office:value="0.663417">
                <text:p>0.663417</text:p>
              </table:table-cell>
              <table:table-cell office:value-type="float" office:value="1.085805">
                <text:p>1.085805</text:p>
              </table:table-cell>
              <table:table-cell office:value-type="float" office:value="1.093453">
                <text:p>1.093453</text:p>
              </table:table-cell>
              <table:table-cell office:value-type="float" office:value="0.683438">
                <text:p>0.683438</text:p>
              </table:table-cell>
              <table:table-cell office:value-type="float" office:value="0.012374">
                <text:p>0.012374</text:p>
              </table:table-cell>
              <table:table-cell office:value-type="float" office:value="-0.663417">
                <text:p>-0.663417</text:p>
              </table:table-cell>
              <table:table-cell office:value-type="float" office:value="-1.085805">
                <text:p>-1.0858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15577">
                <text:p>-1.15577</text:p>
              </table:table-cell>
              <table:table-cell office:value-type="float" office:value="-0.747703">
                <text:p>-0.747703</text:p>
              </table:table-cell>
              <table:table-cell office:value-type="float" office:value="-0.054039">
                <text:p>-0.054039</text:p>
              </table:table-cell>
              <table:table-cell office:value-type="float" office:value="0.660266">
                <text:p>0.660266</text:p>
              </table:table-cell>
              <table:table-cell office:value-type="float" office:value="1.122372">
                <text:p>1.122372</text:p>
              </table:table-cell>
              <table:table-cell office:value-type="float" office:value="1.15577">
                <text:p>1.15577</text:p>
              </table:table-cell>
              <table:table-cell office:value-type="float" office:value="0.747703">
                <text:p>0.747703</text:p>
              </table:table-cell>
              <table:table-cell office:value-type="float" office:value="0.054039">
                <text:p>0.054039</text:p>
              </table:table-cell>
              <table:table-cell office:value-type="float" office:value="-0.660266">
                <text:p>-0.660266</text:p>
              </table:table-cell>
              <table:table-cell office:value-type="float" office:value="-1.122372">
                <text:p>-1.1223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213525">
                <text:p>-1.213525</text:p>
              </table:table-cell>
              <table:table-cell office:value-type="float" office:value="-0.809017">
                <text:p>-0.809017</text:p>
              </table:table-cell>
              <table:table-cell office:value-type="float" office:value="-0.095491">
                <text:p>-0.095491</text:p>
              </table:table-cell>
              <table:table-cell office:value-type="float" office:value="0.654509">
                <text:p>0.654509</text:p>
              </table:table-cell>
              <table:table-cell office:value-type="float" office:value="1.154508">
                <text:p>1.154508</text:p>
              </table:table-cell>
              <table:table-cell office:value-type="float" office:value="1.213525">
                <text:p>1.213525</text:p>
              </table:table-cell>
              <table:table-cell office:value-type="float" office:value="0.809017">
                <text:p>0.809017</text:p>
              </table:table-cell>
              <table:table-cell office:value-type="float" office:value="0.095492">
                <text:p>0.095492</text:p>
              </table:table-cell>
              <table:table-cell office:value-type="float" office:value="-0.654509">
                <text:p>-0.654509</text:p>
              </table:table-cell>
              <table:table-cell office:value-type="float" office:value="-1.154509">
                <text:p>-1.1545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266492">
                <text:p>-1.266492</text:p>
              </table:table-cell>
              <table:table-cell office:value-type="float" office:value="-0.867138">
                <text:p>-0.867138</text:p>
              </table:table-cell>
              <table:table-cell office:value-type="float" office:value="-0.136566">
                <text:p>-0.136566</text:p>
              </table:table-cell>
              <table:table-cell office:value-type="float" office:value="0.646169">
                <text:p>0.646169</text:p>
              </table:table-cell>
              <table:table-cell office:value-type="float" office:value="1.182089">
                <text:p>1.182089</text:p>
              </table:table-cell>
              <table:table-cell office:value-type="float" office:value="1.266492">
                <text:p>1.266492</text:p>
              </table:table-cell>
              <table:table-cell office:value-type="float" office:value="0.867138">
                <text:p>0.867138</text:p>
              </table:table-cell>
              <table:table-cell office:value-type="float" office:value="0.136567">
                <text:p>0.136567</text:p>
              </table:table-cell>
              <table:table-cell office:value-type="float" office:value="-0.646168">
                <text:p>-0.646168</text:p>
              </table:table-cell>
              <table:table-cell office:value-type="float" office:value="-1.182089">
                <text:p>-1.1820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31446">
                <text:p>-1.31446</text:p>
              </table:table-cell>
              <table:table-cell office:value-type="float" office:value="-0.921836">
                <text:p>-0.921836</text:p>
              </table:table-cell>
              <table:table-cell office:value-type="float" office:value="-0.177102">
                <text:p>-0.177102</text:p>
              </table:table-cell>
              <table:table-cell office:value-type="float" office:value="0.635279">
                <text:p>0.635279</text:p>
              </table:table-cell>
              <table:table-cell office:value-type="float" office:value="1.205004">
                <text:p>1.205004</text:p>
              </table:table-cell>
              <table:table-cell office:value-type="float" office:value="1.31446">
                <text:p>1.31446</text:p>
              </table:table-cell>
              <table:table-cell office:value-type="float" office:value="0.921836">
                <text:p>0.921836</text:p>
              </table:table-cell>
              <table:table-cell office:value-type="float" office:value="0.177103">
                <text:p>0.177103</text:p>
              </table:table-cell>
              <table:table-cell office:value-type="float" office:value="-0.635278">
                <text:p>-0.635278</text:p>
              </table:table-cell>
              <table:table-cell office:value-type="float" office:value="-1.205004">
                <text:p>-1.2050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35724">
                <text:p>-1.35724</text:p>
              </table:table-cell>
              <table:table-cell office:value-type="float" office:value="-0.972897">
                <text:p>-0.972897</text:p>
              </table:table-cell>
              <table:table-cell office:value-type="float" office:value="-0.21694">
                <text:p>-0.21694</text:p>
              </table:table-cell>
              <table:table-cell office:value-type="float" office:value="0.621881">
                <text:p>0.621881</text:p>
              </table:table-cell>
              <table:table-cell office:value-type="float" office:value="1.223164">
                <text:p>1.223164</text:p>
              </table:table-cell>
              <table:table-cell office:value-type="float" office:value="1.35724">
                <text:p>1.35724</text:p>
              </table:table-cell>
              <table:table-cell office:value-type="float" office:value="0.972897">
                <text:p>0.972897</text:p>
              </table:table-cell>
              <table:table-cell office:value-type="float" office:value="0.216941">
                <text:p>0.216941</text:p>
              </table:table-cell>
              <table:table-cell office:value-type="float" office:value="-0.621881">
                <text:p>-0.621881</text:p>
              </table:table-cell>
              <table:table-cell office:value-type="float" office:value="-1.223164">
                <text:p>-1.2231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020118">
                <text:p>-1.020118</text:p>
              </table:table-cell>
              <table:table-cell office:value-type="float" office:value="-0.255921">
                <text:p>-0.255921</text:p>
              </table:table-cell>
              <table:table-cell office:value-type="float" office:value="0.606028">
                <text:p>0.606028</text:p>
              </table:table-cell>
              <table:table-cell office:value-type="float" office:value="1.236496">
                <text:p>1.236496</text:p>
              </table:table-cell>
              <table:table-cell office:value-type="float" office:value="1.394665">
                <text:p>1.394665</text:p>
              </table:table-cell>
              <table:table-cell office:value-type="float" office:value="1.020119">
                <text:p>1.020119</text:p>
              </table:table-cell>
              <table:table-cell office:value-type="float" office:value="0.255922">
                <text:p>0.255922</text:p>
              </table:table-cell>
              <table:table-cell office:value-type="float" office:value="-0.606028">
                <text:p>-0.606028</text:p>
              </table:table-cell>
              <table:table-cell office:value-type="float" office:value="-1.236497">
                <text:p>-1.2364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426585">
                <text:p>-1.426585</text:p>
              </table:table-cell>
              <table:table-cell office:value-type="float" office:value="-1.063314">
                <text:p>-1.063314</text:p>
              </table:table-cell>
              <table:table-cell office:value-type="float" office:value="-0.293892">
                <text:p>-0.293892</text:p>
              </table:table-cell>
              <table:table-cell office:value-type="float" office:value="0.587785">
                <text:p>0.587785</text:p>
              </table:table-cell>
              <table:table-cell office:value-type="float" office:value="1.244949">
                <text:p>1.244949</text:p>
              </table:table-cell>
              <table:table-cell office:value-type="float" office:value="1.426585">
                <text:p>1.426585</text:p>
              </table:table-cell>
              <table:table-cell office:value-type="float" office:value="1.063313">
                <text:p>1.063313</text:p>
              </table:table-cell>
              <table:table-cell office:value-type="float" office:value="0.293893">
                <text:p>0.293893</text:p>
              </table:table-cell>
              <table:table-cell office:value-type="float" office:value="-0.587785">
                <text:p>-0.587785</text:p>
              </table:table-cell>
              <table:table-cell office:value-type="float" office:value="-1.244949">
                <text:p>-1.2449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102312">
                <text:p>-1.102312</text:p>
              </table:table-cell>
              <table:table-cell office:value-type="float" office:value="-0.330704">
                <text:p>-0.330704</text:p>
              </table:table-cell>
              <table:table-cell office:value-type="float" office:value="0.567221">
                <text:p>0.567221</text:p>
              </table:table-cell>
              <table:table-cell office:value-type="float" office:value="1.248488">
                <text:p>1.248488</text:p>
              </table:table-cell>
              <table:table-cell office:value-type="float" office:value="1.452875">
                <text:p>1.452875</text:p>
              </table:table-cell>
              <table:table-cell office:value-type="float" office:value="1.102312">
                <text:p>1.102312</text:p>
              </table:table-cell>
              <table:table-cell office:value-type="float" office:value="0.330704">
                <text:p>0.330704</text:p>
              </table:table-cell>
              <table:table-cell office:value-type="float" office:value="-0.567222">
                <text:p>-0.567222</text:p>
              </table:table-cell>
              <table:table-cell office:value-type="float" office:value="-1.248489">
                <text:p>-1.2484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136961">
                <text:p>-1.136961</text:p>
              </table:table-cell>
              <table:table-cell office:value-type="float" office:value="-0.36621">
                <text:p>-0.36621</text:p>
              </table:table-cell>
              <table:table-cell office:value-type="float" office:value="0.54442">
                <text:p>0.54442</text:p>
              </table:table-cell>
              <table:table-cell office:value-type="float" office:value="1.2471">
                <text:p>1.2471</text:p>
              </table:table-cell>
              <table:table-cell office:value-type="float" office:value="1.473431">
                <text:p>1.473431</text:p>
              </table:table-cell>
              <table:table-cell office:value-type="float" office:value="1.13696">
                <text:p>1.13696</text:p>
              </table:table-cell>
              <table:table-cell office:value-type="float" office:value="0.36621">
                <text:p>0.36621</text:p>
              </table:table-cell>
              <table:table-cell office:value-type="float" office:value="-0.54442">
                <text:p>-0.54442</text:p>
              </table:table-cell>
              <table:table-cell office:value-type="float" office:value="-1.2471">
                <text:p>-1.24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167122">
                <text:p>-1.167122</text:p>
              </table:table-cell>
              <table:table-cell office:value-type="float" office:value="-0.400271">
                <text:p>-0.400271</text:p>
              </table:table-cell>
              <table:table-cell office:value-type="float" office:value="0.519469">
                <text:p>0.519469</text:p>
              </table:table-cell>
              <table:table-cell office:value-type="float" office:value="1.240791">
                <text:p>1.240791</text:p>
              </table:table-cell>
              <table:table-cell office:value-type="float" office:value="1.488172">
                <text:p>1.488172</text:p>
              </table:table-cell>
              <table:table-cell office:value-type="float" office:value="1.167122">
                <text:p>1.167122</text:p>
              </table:table-cell>
              <table:table-cell office:value-type="float" office:value="0.400271">
                <text:p>0.400271</text:p>
              </table:table-cell>
              <table:table-cell office:value-type="float" office:value="-0.51947">
                <text:p>-0.51947</text:p>
              </table:table-cell>
              <table:table-cell office:value-type="float" office:value="-1.240791">
                <text:p>-1.2407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49704">
                <text:p>-1.49704</text:p>
              </table:table-cell>
              <table:table-cell office:value-type="float" office:value="-1.192677">
                <text:p>-1.192677</text:p>
              </table:table-cell>
              <table:table-cell office:value-type="float" office:value="-0.432752">
                <text:p>-0.432752</text:p>
              </table:table-cell>
              <table:table-cell office:value-type="float" office:value="0.492469">
                <text:p>0.492469</text:p>
              </table:table-cell>
              <table:table-cell office:value-type="float" office:value="1.229584">
                <text:p>1.229584</text:p>
              </table:table-cell>
              <table:table-cell office:value-type="float" office:value="1.49704">
                <text:p>1.49704</text:p>
              </table:table-cell>
              <table:table-cell office:value-type="float" office:value="1.192677">
                <text:p>1.192677</text:p>
              </table:table-cell>
              <table:table-cell office:value-type="float" office:value="0.432752">
                <text:p>0.432752</text:p>
              </table:table-cell>
              <table:table-cell office:value-type="float" office:value="-0.49247">
                <text:p>-0.49247</text:p>
              </table:table-cell>
              <table:table-cell office:value-type="float" office:value="-1.229584">
                <text:p>-1.2295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5">
                <text:p>-1.5</text:p>
              </table:table-cell>
              <table:table-cell office:value-type="float" office:value="-1.213525">
                <text:p>-1.213525</text:p>
              </table:table-cell>
              <table:table-cell office:value-type="float" office:value="-0.463525">
                <text:p>-0.463525</text:p>
              </table:table-cell>
              <table:table-cell office:value-type="float" office:value="0.463525">
                <text:p>0.463525</text:p>
              </table:table-cell>
              <table:table-cell office:value-type="float" office:value="1.213525">
                <text:p>1.213525</text:p>
              </table:table-cell>
              <table:table-cell office:value-type="float" office:value="1.5">
                <text:p>1.5</text:p>
              </table:table-cell>
              <table:table-cell office:value-type="float" office:value="1.213526">
                <text:p>1.213526</text:p>
              </table:table-cell>
              <table:table-cell office:value-type="float" office:value="0.463526">
                <text:p>0.463526</text:p>
              </table:table-cell>
              <table:table-cell office:value-type="float" office:value="-0.463526">
                <text:p>-0.463526</text:p>
              </table:table-cell>
              <table:table-cell office:value-type="float" office:value="-1.213526">
                <text:p>-1.2135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49704">
                <text:p>-1.49704</text:p>
              </table:table-cell>
              <table:table-cell office:value-type="float" office:value="-1.229584">
                <text:p>-1.229584</text:p>
              </table:table-cell>
              <table:table-cell office:value-type="float" office:value="-0.492469">
                <text:p>-0.492469</text:p>
              </table:table-cell>
              <table:table-cell office:value-type="float" office:value="0.432752">
                <text:p>0.432752</text:p>
              </table:table-cell>
              <table:table-cell office:value-type="float" office:value="1.192677">
                <text:p>1.192677</text:p>
              </table:table-cell>
              <table:table-cell office:value-type="float" office:value="1.49704">
                <text:p>1.49704</text:p>
              </table:table-cell>
              <table:table-cell office:value-type="float" office:value="1.229584">
                <text:p>1.229584</text:p>
              </table:table-cell>
              <table:table-cell office:value-type="float" office:value="0.49247">
                <text:p>0.49247</text:p>
              </table:table-cell>
              <table:table-cell office:value-type="float" office:value="-0.432752">
                <text:p>-0.432752</text:p>
              </table:table-cell>
              <table:table-cell office:value-type="float" office:value="-1.192677">
                <text:p>-1.1926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240791">
                <text:p>-1.240791</text:p>
              </table:table-cell>
              <table:table-cell office:value-type="float" office:value="-0.519469">
                <text:p>-0.519469</text:p>
              </table:table-cell>
              <table:table-cell office:value-type="float" office:value="0.400271">
                <text:p>0.400271</text:p>
              </table:table-cell>
              <table:table-cell office:value-type="float" office:value="1.167122">
                <text:p>1.167122</text:p>
              </table:table-cell>
              <table:table-cell office:value-type="float" office:value="1.488172">
                <text:p>1.488172</text:p>
              </table:table-cell>
              <table:table-cell office:value-type="float" office:value="1.240791">
                <text:p>1.240791</text:p>
              </table:table-cell>
              <table:table-cell office:value-type="float" office:value="0.51947">
                <text:p>0.51947</text:p>
              </table:table-cell>
              <table:table-cell office:value-type="float" office:value="-0.400271">
                <text:p>-0.400271</text:p>
              </table:table-cell>
              <table:table-cell office:value-type="float" office:value="-1.167122">
                <text:p>-1.1671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2471">
                <text:p>-1.2471</text:p>
              </table:table-cell>
              <table:table-cell office:value-type="float" office:value="-0.54442">
                <text:p>-0.54442</text:p>
              </table:table-cell>
              <table:table-cell office:value-type="float" office:value="0.36621">
                <text:p>0.36621</text:p>
              </table:table-cell>
              <table:table-cell office:value-type="float" office:value="1.136961">
                <text:p>1.136961</text:p>
              </table:table-cell>
              <table:table-cell office:value-type="float" office:value="1.473431">
                <text:p>1.473431</text:p>
              </table:table-cell>
              <table:table-cell office:value-type="float" office:value="1.2471">
                <text:p>1.2471</text:p>
              </table:table-cell>
              <table:table-cell office:value-type="float" office:value="0.54442">
                <text:p>0.54442</text:p>
              </table:table-cell>
              <table:table-cell office:value-type="float" office:value="-0.36621">
                <text:p>-0.36621</text:p>
              </table:table-cell>
              <table:table-cell office:value-type="float" office:value="-1.13696">
                <text:p>-1.136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248488">
                <text:p>-1.248488</text:p>
              </table:table-cell>
              <table:table-cell office:value-type="float" office:value="-0.567222">
                <text:p>-0.567222</text:p>
              </table:table-cell>
              <table:table-cell office:value-type="float" office:value="0.330703">
                <text:p>0.330703</text:p>
              </table:table-cell>
              <table:table-cell office:value-type="float" office:value="1.102312">
                <text:p>1.102312</text:p>
              </table:table-cell>
              <table:table-cell office:value-type="float" office:value="1.452875">
                <text:p>1.452875</text:p>
              </table:table-cell>
              <table:table-cell office:value-type="float" office:value="1.248489">
                <text:p>1.248489</text:p>
              </table:table-cell>
              <table:table-cell office:value-type="float" office:value="0.567222">
                <text:p>0.567222</text:p>
              </table:table-cell>
              <table:table-cell office:value-type="float" office:value="-0.330704">
                <text:p>-0.330704</text:p>
              </table:table-cell>
              <table:table-cell office:value-type="float" office:value="-1.102312">
                <text:p>-1.1023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426585">
                <text:p>-1.426585</text:p>
              </table:table-cell>
              <table:table-cell office:value-type="float" office:value="-1.244949">
                <text:p>-1.244949</text:p>
              </table:table-cell>
              <table:table-cell office:value-type="float" office:value="-0.587785">
                <text:p>-0.587785</text:p>
              </table:table-cell>
              <table:table-cell office:value-type="float" office:value="0.293892">
                <text:p>0.293892</text:p>
              </table:table-cell>
              <table:table-cell office:value-type="float" office:value="1.063313">
                <text:p>1.063313</text:p>
              </table:table-cell>
              <table:table-cell office:value-type="float" office:value="1.426585">
                <text:p>1.426585</text:p>
              </table:table-cell>
              <table:table-cell office:value-type="float" office:value="1.244949">
                <text:p>1.244949</text:p>
              </table:table-cell>
              <table:table-cell office:value-type="float" office:value="0.587785">
                <text:p>0.587785</text:p>
              </table:table-cell>
              <table:table-cell office:value-type="float" office:value="-0.293893">
                <text:p>-0.293893</text:p>
              </table:table-cell>
              <table:table-cell office:value-type="float" office:value="-1.063313">
                <text:p>-1.0633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236497">
                <text:p>-1.236497</text:p>
              </table:table-cell>
              <table:table-cell office:value-type="float" office:value="-0.606028">
                <text:p>-0.606028</text:p>
              </table:table-cell>
              <table:table-cell office:value-type="float" office:value="0.255921">
                <text:p>0.255921</text:p>
              </table:table-cell>
              <table:table-cell office:value-type="float" office:value="1.020118">
                <text:p>1.020118</text:p>
              </table:table-cell>
              <table:table-cell office:value-type="float" office:value="1.394665">
                <text:p>1.394665</text:p>
              </table:table-cell>
              <table:table-cell office:value-type="float" office:value="1.236497">
                <text:p>1.236497</text:p>
              </table:table-cell>
              <table:table-cell office:value-type="float" office:value="0.606028">
                <text:p>0.606028</text:p>
              </table:table-cell>
              <table:table-cell office:value-type="float" office:value="-0.255922">
                <text:p>-0.255922</text:p>
              </table:table-cell>
              <table:table-cell office:value-type="float" office:value="-1.020119">
                <text:p>-1.0201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35724">
                <text:p>-1.35724</text:p>
              </table:table-cell>
              <table:table-cell office:value-type="float" office:value="-1.223164">
                <text:p>-1.223164</text:p>
              </table:table-cell>
              <table:table-cell office:value-type="float" office:value="-0.62188">
                <text:p>-0.62188</text:p>
              </table:table-cell>
              <table:table-cell office:value-type="float" office:value="0.216941">
                <text:p>0.216941</text:p>
              </table:table-cell>
              <table:table-cell office:value-type="float" office:value="0.972897">
                <text:p>0.972897</text:p>
              </table:table-cell>
              <table:table-cell office:value-type="float" office:value="1.35724">
                <text:p>1.35724</text:p>
              </table:table-cell>
              <table:table-cell office:value-type="float" office:value="1.223164">
                <text:p>1.223164</text:p>
              </table:table-cell>
              <table:table-cell office:value-type="float" office:value="0.621881">
                <text:p>0.621881</text:p>
              </table:table-cell>
              <table:table-cell office:value-type="float" office:value="-0.21694">
                <text:p>-0.21694</text:p>
              </table:table-cell>
              <table:table-cell office:value-type="float" office:value="-0.972897">
                <text:p>-0.9728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31446">
                <text:p>-1.31446</text:p>
              </table:table-cell>
              <table:table-cell office:value-type="float" office:value="-1.205004">
                <text:p>-1.205004</text:p>
              </table:table-cell>
              <table:table-cell office:value-type="float" office:value="-0.635278">
                <text:p>-0.635278</text:p>
              </table:table-cell>
              <table:table-cell office:value-type="float" office:value="0.177104">
                <text:p>0.177104</text:p>
              </table:table-cell>
              <table:table-cell office:value-type="float" office:value="0.921836">
                <text:p>0.921836</text:p>
              </table:table-cell>
              <table:table-cell office:value-type="float" office:value="1.31446">
                <text:p>1.31446</text:p>
              </table:table-cell>
              <table:table-cell office:value-type="float" office:value="1.205004">
                <text:p>1.205004</text:p>
              </table:table-cell>
              <table:table-cell office:value-type="float" office:value="0.635278">
                <text:p>0.635278</text:p>
              </table:table-cell>
              <table:table-cell office:value-type="float" office:value="-0.177103">
                <text:p>-0.177103</text:p>
              </table:table-cell>
              <table:table-cell office:value-type="float" office:value="-0.921836">
                <text:p>-0.9218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266492">
                <text:p>-1.266492</text:p>
              </table:table-cell>
              <table:table-cell office:value-type="float" office:value="-1.182089">
                <text:p>-1.182089</text:p>
              </table:table-cell>
              <table:table-cell office:value-type="float" office:value="-0.646168">
                <text:p>-0.646168</text:p>
              </table:table-cell>
              <table:table-cell office:value-type="float" office:value="0.136567">
                <text:p>0.136567</text:p>
              </table:table-cell>
              <table:table-cell office:value-type="float" office:value="0.867138">
                <text:p>0.867138</text:p>
              </table:table-cell>
              <table:table-cell office:value-type="float" office:value="1.266492">
                <text:p>1.266492</text:p>
              </table:table-cell>
              <table:table-cell office:value-type="float" office:value="1.182089">
                <text:p>1.182089</text:p>
              </table:table-cell>
              <table:table-cell office:value-type="float" office:value="0.646168">
                <text:p>0.646168</text:p>
              </table:table-cell>
              <table:table-cell office:value-type="float" office:value="-0.136567">
                <text:p>-0.136567</text:p>
              </table:table-cell>
              <table:table-cell office:value-type="float" office:value="-0.867138">
                <text:p>-0.8671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213525">
                <text:p>-1.213525</text:p>
              </table:table-cell>
              <table:table-cell office:value-type="float" office:value="-1.154508">
                <text:p>-1.154508</text:p>
              </table:table-cell>
              <table:table-cell office:value-type="float" office:value="-0.654508">
                <text:p>-0.654508</text:p>
              </table:table-cell>
              <table:table-cell office:value-type="float" office:value="0.095492">
                <text:p>0.095492</text:p>
              </table:table-cell>
              <table:table-cell office:value-type="float" office:value="0.809017">
                <text:p>0.809017</text:p>
              </table:table-cell>
              <table:table-cell office:value-type="float" office:value="1.213526">
                <text:p>1.213526</text:p>
              </table:table-cell>
              <table:table-cell office:value-type="float" office:value="1.154509">
                <text:p>1.154509</text:p>
              </table:table-cell>
              <table:table-cell office:value-type="float" office:value="0.654509">
                <text:p>0.654509</text:p>
              </table:table-cell>
              <table:table-cell office:value-type="float" office:value="-0.095492">
                <text:p>-0.095492</text:p>
              </table:table-cell>
              <table:table-cell office:value-type="float" office:value="-0.809017">
                <text:p>-0.8090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15577">
                <text:p>-1.15577</text:p>
              </table:table-cell>
              <table:table-cell office:value-type="float" office:value="-1.122371">
                <text:p>-1.122371</text:p>
              </table:table-cell>
              <table:table-cell office:value-type="float" office:value="-0.660265">
                <text:p>-0.660265</text:p>
              </table:table-cell>
              <table:table-cell office:value-type="float" office:value="0.05404">
                <text:p>0.05404</text:p>
              </table:table-cell>
              <table:table-cell office:value-type="float" office:value="0.747703">
                <text:p>0.747703</text:p>
              </table:table-cell>
              <table:table-cell office:value-type="float" office:value="1.15577">
                <text:p>1.15577</text:p>
              </table:table-cell>
              <table:table-cell office:value-type="float" office:value="1.122372">
                <text:p>1.122372</text:p>
              </table:table-cell>
              <table:table-cell office:value-type="float" office:value="0.660266">
                <text:p>0.660266</text:p>
              </table:table-cell>
              <table:table-cell office:value-type="float" office:value="-0.05404">
                <text:p>-0.05404</text:p>
              </table:table-cell>
              <table:table-cell office:value-type="float" office:value="-0.747703">
                <text:p>-0.7477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093453">
                <text:p>-1.093453</text:p>
              </table:table-cell>
              <table:table-cell office:value-type="float" office:value="-1.085805">
                <text:p>-1.085805</text:p>
              </table:table-cell>
              <table:table-cell office:value-type="float" office:value="-0.663417">
                <text:p>-0.663417</text:p>
              </table:table-cell>
              <table:table-cell office:value-type="float" office:value="0.012374">
                <text:p>0.012374</text:p>
              </table:table-cell>
              <table:table-cell office:value-type="float" office:value="0.683439">
                <text:p>0.683439</text:p>
              </table:table-cell>
              <table:table-cell office:value-type="float" office:value="1.093453">
                <text:p>1.093453</text:p>
              </table:table-cell>
              <table:table-cell office:value-type="float" office:value="1.085805">
                <text:p>1.085805</text:p>
              </table:table-cell>
              <table:table-cell office:value-type="float" office:value="0.663417">
                <text:p>0.663417</text:p>
              </table:table-cell>
              <table:table-cell office:value-type="float" office:value="-0.012374">
                <text:p>-0.012374</text:p>
              </table:table-cell>
              <table:table-cell office:value-type="float" office:value="-0.683438">
                <text:p>-0.6834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026821">
                <text:p>-1.026821</text:p>
              </table:table-cell>
              <table:table-cell office:value-type="float" office:value="-1.044954">
                <text:p>-1.044954</text:p>
              </table:table-cell>
              <table:table-cell office:value-type="float" office:value="-0.66395">
                <text:p>-0.66395</text:p>
              </table:table-cell>
              <table:table-cell office:value-type="float" office:value="-0.02934">
                <text:p>-0.02934</text:p>
              </table:table-cell>
              <table:table-cell office:value-type="float" office:value="0.616477">
                <text:p>0.616477</text:p>
              </table:table-cell>
              <table:table-cell office:value-type="float" office:value="1.02682">
                <text:p>1.02682</text:p>
              </table:table-cell>
              <table:table-cell office:value-type="float" office:value="1.044954">
                <text:p>1.044954</text:p>
              </table:table-cell>
              <table:table-cell office:value-type="float" office:value="0.663951">
                <text:p>0.663951</text:p>
              </table:table-cell>
              <table:table-cell office:value-type="float" office:value="0.02934">
                <text:p>0.02934</text:p>
              </table:table-cell>
              <table:table-cell office:value-type="float" office:value="-0.616477">
                <text:p>-0.6164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956136">
                <text:p>-0.956136</text:p>
              </table:table-cell>
              <table:table-cell office:value-type="float" office:value="-0.999979">
                <text:p>-0.999979</text:p>
              </table:table-cell>
              <table:table-cell office:value-type="float" office:value="-0.661863">
                <text:p>-0.661863</text:p>
              </table:table-cell>
              <table:table-cell office:value-type="float" office:value="-0.070938">
                <text:p>-0.070938</text:p>
              </table:table-cell>
              <table:table-cell office:value-type="float" office:value="0.547082">
                <text:p>0.547082</text:p>
              </table:table-cell>
              <table:table-cell office:value-type="float" office:value="0.956137">
                <text:p>0.956137</text:p>
              </table:table-cell>
              <table:table-cell office:value-type="float" office:value="0.999978">
                <text:p>0.999978</text:p>
              </table:table-cell>
              <table:table-cell office:value-type="float" office:value="0.661863">
                <text:p>0.661863</text:p>
              </table:table-cell>
              <table:table-cell office:value-type="float" office:value="0.070938">
                <text:p>0.070938</text:p>
              </table:table-cell>
              <table:table-cell office:value-type="float" office:value="-0.547082">
                <text:p>-0.5470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881678">
                <text:p>-0.881678</text:p>
              </table:table-cell>
              <table:table-cell office:value-type="float" office:value="-0.951057">
                <text:p>-0.951057</text:p>
              </table:table-cell>
              <table:table-cell office:value-type="float" office:value="-0.657164">
                <text:p>-0.657164</text:p>
              </table:table-cell>
              <table:table-cell office:value-type="float" office:value="-0.112256">
                <text:p>-0.112256</text:p>
              </table:table-cell>
              <table:table-cell office:value-type="float" office:value="0.475528">
                <text:p>0.475528</text:p>
              </table:table-cell>
              <table:table-cell office:value-type="float" office:value="0.881678">
                <text:p>0.881678</text:p>
              </table:table-cell>
              <table:table-cell office:value-type="float" office:value="0.951057">
                <text:p>0.951057</text:p>
              </table:table-cell>
              <table:table-cell office:value-type="float" office:value="0.657164">
                <text:p>0.657164</text:p>
              </table:table-cell>
              <table:table-cell office:value-type="float" office:value="0.112257">
                <text:p>0.112257</text:p>
              </table:table-cell>
              <table:table-cell office:value-type="float" office:value="-0.475528">
                <text:p>-0.4755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803741">
                <text:p>-0.803741</text:p>
              </table:table-cell>
              <table:table-cell office:value-type="float" office:value="-0.898381">
                <text:p>-0.898381</text:p>
              </table:table-cell>
              <table:table-cell office:value-type="float" office:value="-0.649871">
                <text:p>-0.649871</text:p>
              </table:table-cell>
              <table:table-cell office:value-type="float" office:value="-0.153132">
                <text:p>-0.153132</text:p>
              </table:table-cell>
              <table:table-cell office:value-type="float" office:value="0.402098">
                <text:p>0.402098</text:p>
              </table:table-cell>
              <table:table-cell office:value-type="float" office:value="0.803741">
                <text:p>0.803741</text:p>
              </table:table-cell>
              <table:table-cell office:value-type="float" office:value="0.898381">
                <text:p>0.898381</text:p>
              </table:table-cell>
              <table:table-cell office:value-type="float" office:value="0.649871">
                <text:p>0.649871</text:p>
              </table:table-cell>
              <table:table-cell office:value-type="float" office:value="0.153132">
                <text:p>0.153132</text:p>
              </table:table-cell>
              <table:table-cell office:value-type="float" office:value="-0.402098">
                <text:p>-0.4020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722631">
                <text:p>-0.722631</text:p>
              </table:table-cell>
              <table:table-cell office:value-type="float" office:value="-0.842161">
                <text:p>-0.842161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193403">
                <text:p>-0.193403</text:p>
              </table:table-cell>
              <table:table-cell office:value-type="float" office:value="0.327081">
                <text:p>0.327081</text:p>
              </table:table-cell>
              <table:table-cell office:value-type="float" office:value="0.72263">
                <text:p>0.72263</text:p>
              </table:table-cell>
              <table:table-cell office:value-type="float" office:value="0.842161">
                <text:p>0.842161</text:p>
              </table:table-cell>
              <table:table-cell office:value-type="float" office:value="0.640014">
                <text:p>0.640014</text:p>
              </table:table-cell>
              <table:table-cell office:value-type="float" office:value="0.193403">
                <text:p>0.193403</text:p>
              </table:table-cell>
              <table:table-cell office:value-type="float" office:value="-0.327081">
                <text:p>-0.3270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638669">
                <text:p>-0.638669</text:p>
              </table:table-cell>
              <table:table-cell office:value-type="float" office:value="-0.782616">
                <text:p>-0.782616</text:p>
              </table:table-cell>
              <table:table-cell office:value-type="float" office:value="-0.62763">
                <text:p>-0.62763</text:p>
              </table:table-cell>
              <table:table-cell office:value-type="float" office:value="-0.232911">
                <text:p>-0.232911</text:p>
              </table:table-cell>
              <table:table-cell office:value-type="float" office:value="0.250772">
                <text:p>0.250772</text:p>
              </table:table-cell>
              <table:table-cell office:value-type="float" office:value="0.63867">
                <text:p>0.63867</text:p>
              </table:table-cell>
              <table:table-cell office:value-type="float" office:value="0.782616">
                <text:p>0.782616</text:p>
              </table:table-cell>
              <table:table-cell office:value-type="float" office:value="0.627631">
                <text:p>0.627631</text:p>
              </table:table-cell>
              <table:table-cell office:value-type="float" office:value="0.232911">
                <text:p>0.232911</text:p>
              </table:table-cell>
              <table:table-cell office:value-type="float" office:value="-0.250772">
                <text:p>-0.2507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552186">
                <text:p>-0.552186</text:p>
              </table:table-cell>
              <table:table-cell office:value-type="float" office:value="-0.719983">
                <text:p>-0.719983</text:p>
              </table:table-cell>
              <table:table-cell office:value-type="float" office:value="-0.61277">
                <text:p>-0.61277</text:p>
              </table:table-cell>
              <table:table-cell office:value-type="float" office:value="-0.2715">
                <text:p>-0.2715</text:p>
              </table:table-cell>
              <table:table-cell office:value-type="float" office:value="0.173473">
                <text:p>0.173473</text:p>
              </table:table-cell>
              <table:table-cell office:value-type="float" office:value="0.552186">
                <text:p>0.552186</text:p>
              </table:table-cell>
              <table:table-cell office:value-type="float" office:value="0.719983">
                <text:p>0.719983</text:p>
              </table:table-cell>
              <table:table-cell office:value-type="float" office:value="0.61277">
                <text:p>0.61277</text:p>
              </table:table-cell>
              <table:table-cell office:value-type="float" office:value="0.2715">
                <text:p>0.2715</text:p>
              </table:table-cell>
              <table:table-cell office:value-type="float" office:value="-0.173473">
                <text:p>-0.1734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463525">
                <text:p>-0.463525</text:p>
              </table:table-cell>
              <table:table-cell office:value-type="float" office:value="-0.654508">
                <text:p>-0.654508</text:p>
              </table:table-cell>
              <table:table-cell office:value-type="float" office:value="-0.595491">
                <text:p>-0.595491</text:p>
              </table:table-cell>
              <table:table-cell office:value-type="float" office:value="-0.309017">
                <text:p>-0.309017</text:p>
              </table:table-cell>
              <table:table-cell office:value-type="float" office:value="0.095491">
                <text:p>0.095491</text:p>
              </table:table-cell>
              <table:table-cell office:value-type="float" office:value="0.463525">
                <text:p>0.463525</text:p>
              </table:table-cell>
              <table:table-cell office:value-type="float" office:value="0.654508">
                <text:p>0.654508</text:p>
              </table:table-cell>
              <table:table-cell office:value-type="float" office:value="0.595491">
                <text:p>0.595491</text:p>
              </table:table-cell>
              <table:table-cell office:value-type="float" office:value="0.309017">
                <text:p>0.309017</text:p>
              </table:table-cell>
              <table:table-cell office:value-type="float" office:value="-0.095491">
                <text:p>-0.0954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373034">
                <text:p>-0.373034</text:p>
              </table:table-cell>
              <table:table-cell office:value-type="float" office:value="-0.586451">
                <text:p>-0.586451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345315">
                <text:p>-0.345315</text:p>
              </table:table-cell>
              <table:table-cell office:value-type="float" office:value="0.017131">
                <text:p>0.017131</text:p>
              </table:table-cell>
              <table:table-cell office:value-type="float" office:value="0.373035">
                <text:p>0.373035</text:p>
              </table:table-cell>
              <table:table-cell office:value-type="float" office:value="0.586451">
                <text:p>0.586451</text:p>
              </table:table-cell>
              <table:table-cell office:value-type="float" office:value="0.575863">
                <text:p>0.575863</text:p>
              </table:table-cell>
              <table:table-cell office:value-type="float" office:value="0.345315">
                <text:p>0.345315</text:p>
              </table:table-cell>
              <table:table-cell office:value-type="float" office:value="-0.017131">
                <text:p>-0.0171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281072">
                <text:p>-0.281072</text:p>
              </table:table-cell>
              <table:table-cell office:value-type="float" office:value="-0.516079">
                <text:p>-0.516079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38025">
                <text:p>-0.38025</text:p>
              </table:table-cell>
              <table:table-cell office:value-type="float" office:value="-0.061295">
                <text:p>-0.061295</text:p>
              </table:table-cell>
              <table:table-cell office:value-type="float" office:value="0.281072">
                <text:p>0.281072</text:p>
              </table:table-cell>
              <table:table-cell office:value-type="float" office:value="0.516078">
                <text:p>0.516078</text:p>
              </table:table-cell>
              <table:table-cell office:value-type="float" office:value="0.553961">
                <text:p>0.553961</text:p>
              </table:table-cell>
              <table:table-cell office:value-type="float" office:value="0.380249">
                <text:p>0.380249</text:p>
              </table:table-cell>
              <table:table-cell office:value-type="float" office:value="0.061295">
                <text:p>0.0612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188">
                <text:p>-0.188</text:p>
              </table:table-cell>
              <table:table-cell office:value-type="float" office:value="-0.44367">
                <text:p>-0.44367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13684">
                <text:p>-0.413684</text:p>
              </table:table-cell>
              <table:table-cell office:value-type="float" office:value="-0.139481">
                <text:p>-0.139481</text:p>
              </table:table-cell>
              <table:table-cell office:value-type="float" office:value="0.188">
                <text:p>0.188</text:p>
              </table:table-cell>
              <table:table-cell office:value-type="float" office:value="0.443671">
                <text:p>0.443671</text:p>
              </table:table-cell>
              <table:table-cell office:value-type="float" office:value="0.529874">
                <text:p>0.529874</text:p>
              </table:table-cell>
              <table:table-cell office:value-type="float" office:value="0.413683">
                <text:p>0.413683</text:p>
              </table:table-cell>
              <table:table-cell office:value-type="float" office:value="0.139481">
                <text:p>0.1394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94186">
                <text:p>-0.094186</text:p>
              </table:table-cell>
              <table:table-cell office:value-type="float" office:value="-0.369511">
                <text:p>-0.369511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445485">
                <text:p>-0.445485</text:p>
              </table:table-cell>
              <table:table-cell office:value-type="float" office:value="-0.217115">
                <text:p>-0.217115</text:p>
              </table:table-cell>
              <table:table-cell office:value-type="float" office:value="0.094186">
                <text:p>0.094186</text:p>
              </table:table-cell>
              <table:table-cell office:value-type="float" office:value="0.36951">
                <text:p>0.36951</text:p>
              </table:table-cell>
              <table:table-cell office:value-type="float" office:value="0.503695">
                <text:p>0.503695</text:p>
              </table:table-cell>
              <table:table-cell office:value-type="float" office:value="0.445485">
                <text:p>0.445485</text:p>
              </table:table-cell>
              <table:table-cell office:value-type="float" office:value="0.217115">
                <text:p>0.2171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">
                <text:p>-0</text:p>
              </table:table-cell>
              <table:table-cell office:value-type="float" office:value="-0.293893">
                <text:p>-0.293893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293893">
                <text:p>-0.293893</text:p>
              </table:table-cell>
              <table:table-cell office:value-type="float" office:value="-0">
                <text:p>-0</text:p>
              </table:table-cell>
              <table:table-cell office:value-type="float" office:value="0.293893">
                <text:p>0.293893</text:p>
              </table:table-cell>
              <table:table-cell office:value-type="float" office:value="0.475528">
                <text:p>0.475528</text:p>
              </table:table-cell>
              <table:table-cell office:value-type="float" office:value="0.475528">
                <text:p>0.475528</text:p>
              </table:table-cell>
              <table:table-cell office:value-type="float" office:value="0.293893">
                <text:p>0.2938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94186">
                <text:p>0.094186</text:p>
              </table:table-cell>
              <table:table-cell office:value-type="float" office:value="-0.217115">
                <text:p>-0.217115</text:p>
              </table:table-cell>
              <table:table-cell office:value-type="float" office:value="-0.445485">
                <text:p>-0.445485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369511">
                <text:p>-0.369511</text:p>
              </table:table-cell>
              <table:table-cell office:value-type="float" office:value="-0.094186">
                <text:p>-0.094186</text:p>
              </table:table-cell>
              <table:table-cell office:value-type="float" office:value="0.217114">
                <text:p>0.217114</text:p>
              </table:table-cell>
              <table:table-cell office:value-type="float" office:value="0.445485">
                <text:p>0.445485</text:p>
              </table:table-cell>
              <table:table-cell office:value-type="float" office:value="0.503695">
                <text:p>0.503695</text:p>
              </table:table-cell>
              <table:table-cell office:value-type="float" office:value="0.36951">
                <text:p>0.369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88">
                <text:p>0.188</text:p>
              </table:table-cell>
              <table:table-cell office:value-type="float" office:value="-0.13948">
                <text:p>-0.13948</text:p>
              </table:table-cell>
              <table:table-cell office:value-type="float" office:value="-0.413684">
                <text:p>-0.413684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43671">
                <text:p>-0.443671</text:p>
              </table:table-cell>
              <table:table-cell office:value-type="float" office:value="-0.188">
                <text:p>-0.188</text:p>
              </table:table-cell>
              <table:table-cell office:value-type="float" office:value="0.139481">
                <text:p>0.139481</text:p>
              </table:table-cell>
              <table:table-cell office:value-type="float" office:value="0.413684">
                <text:p>0.413684</text:p>
              </table:table-cell>
              <table:table-cell office:value-type="float" office:value="0.529873">
                <text:p>0.529873</text:p>
              </table:table-cell>
              <table:table-cell office:value-type="float" office:value="0.443671">
                <text:p>0.4436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81072">
                <text:p>0.281072</text:p>
              </table:table-cell>
              <table:table-cell office:value-type="float" office:value="-0.061295">
                <text:p>-0.061295</text:p>
              </table:table-cell>
              <table:table-cell office:value-type="float" office:value="-0.38025">
                <text:p>-0.38025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516079">
                <text:p>-0.516079</text:p>
              </table:table-cell>
              <table:table-cell office:value-type="float" office:value="-0.281072">
                <text:p>-0.281072</text:p>
              </table:table-cell>
              <table:table-cell office:value-type="float" office:value="0.061295">
                <text:p>0.061295</text:p>
              </table:table-cell>
              <table:table-cell office:value-type="float" office:value="0.38025">
                <text:p>0.38025</text:p>
              </table:table-cell>
              <table:table-cell office:value-type="float" office:value="0.553961">
                <text:p>0.553961</text:p>
              </table:table-cell>
              <table:table-cell office:value-type="float" office:value="0.516079">
                <text:p>0.5160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73035">
                <text:p>0.373035</text:p>
              </table:table-cell>
              <table:table-cell office:value-type="float" office:value="0.017132">
                <text:p>0.017132</text:p>
              </table:table-cell>
              <table:table-cell office:value-type="float" office:value="-0.345315">
                <text:p>-0.345315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586451">
                <text:p>-0.586451</text:p>
              </table:table-cell>
              <table:table-cell office:value-type="float" office:value="-0.373035">
                <text:p>-0.373035</text:p>
              </table:table-cell>
              <table:table-cell office:value-type="float" office:value="-0.017132">
                <text:p>-0.017132</text:p>
              </table:table-cell>
              <table:table-cell office:value-type="float" office:value="0.345315">
                <text:p>0.345315</text:p>
              </table:table-cell>
              <table:table-cell office:value-type="float" office:value="0.575862">
                <text:p>0.575862</text:p>
              </table:table-cell>
              <table:table-cell office:value-type="float" office:value="0.586451">
                <text:p>0.5864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63525">
                <text:p>0.463525</text:p>
              </table:table-cell>
              <table:table-cell office:value-type="float" office:value="0.095491">
                <text:p>0.095491</text:p>
              </table:table-cell>
              <table:table-cell office:value-type="float" office:value="-0.309017">
                <text:p>-0.309017</text:p>
              </table:table-cell>
              <table:table-cell office:value-type="float" office:value="-0.595491">
                <text:p>-0.595491</text:p>
              </table:table-cell>
              <table:table-cell office:value-type="float" office:value="-0.654508">
                <text:p>-0.654508</text:p>
              </table:table-cell>
              <table:table-cell office:value-type="float" office:value="-0.463525">
                <text:p>-0.463525</text:p>
              </table:table-cell>
              <table:table-cell office:value-type="float" office:value="-0.095491">
                <text:p>-0.095491</text:p>
              </table:table-cell>
              <table:table-cell office:value-type="float" office:value="0.309017">
                <text:p>0.309017</text:p>
              </table:table-cell>
              <table:table-cell office:value-type="float" office:value="0.595491">
                <text:p>0.595491</text:p>
              </table:table-cell>
              <table:table-cell office:value-type="float" office:value="0.654508">
                <text:p>0.6545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52186">
                <text:p>0.552186</text:p>
              </table:table-cell>
              <table:table-cell office:value-type="float" office:value="0.173474">
                <text:p>0.173474</text:p>
              </table:table-cell>
              <table:table-cell office:value-type="float" office:value="-0.2715">
                <text:p>-0.2715</text:p>
              </table:table-cell>
              <table:table-cell office:value-type="float" office:value="-0.61277">
                <text:p>-0.61277</text:p>
              </table:table-cell>
              <table:table-cell office:value-type="float" office:value="-0.719983">
                <text:p>-0.719983</text:p>
              </table:table-cell>
              <table:table-cell office:value-type="float" office:value="-0.552186">
                <text:p>-0.552186</text:p>
              </table:table-cell>
              <table:table-cell office:value-type="float" office:value="-0.173473">
                <text:p>-0.173473</text:p>
              </table:table-cell>
              <table:table-cell office:value-type="float" office:value="0.2715">
                <text:p>0.2715</text:p>
              </table:table-cell>
              <table:table-cell office:value-type="float" office:value="0.61277">
                <text:p>0.61277</text:p>
              </table:table-cell>
              <table:table-cell office:value-type="float" office:value="0.719983">
                <text:p>0.7199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38669">
                <text:p>0.638669</text:p>
              </table:table-cell>
              <table:table-cell office:value-type="float" office:value="0.250772">
                <text:p>0.250772</text:p>
              </table:table-cell>
              <table:table-cell office:value-type="float" office:value="-0.232911">
                <text:p>-0.232911</text:p>
              </table:table-cell>
              <table:table-cell office:value-type="float" office:value="-0.627631">
                <text:p>-0.627631</text:p>
              </table:table-cell>
              <table:table-cell office:value-type="float" office:value="-0.782616">
                <text:p>-0.782616</text:p>
              </table:table-cell>
              <table:table-cell office:value-type="float" office:value="-0.63867">
                <text:p>-0.63867</text:p>
              </table:table-cell>
              <table:table-cell office:value-type="float" office:value="-0.250772">
                <text:p>-0.250772</text:p>
              </table:table-cell>
              <table:table-cell office:value-type="float" office:value="0.232911">
                <text:p>0.232911</text:p>
              </table:table-cell>
              <table:table-cell office:value-type="float" office:value="0.627631">
                <text:p>0.627631</text:p>
              </table:table-cell>
              <table:table-cell office:value-type="float" office:value="0.782616">
                <text:p>0.7826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22631">
                <text:p>0.722631</text:p>
              </table:table-cell>
              <table:table-cell office:value-type="float" office:value="0.32708">
                <text:p>0.32708</text:p>
              </table:table-cell>
              <table:table-cell office:value-type="float" office:value="-0.193403">
                <text:p>-0.193403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842161">
                <text:p>-0.842161</text:p>
              </table:table-cell>
              <table:table-cell office:value-type="float" office:value="-0.72263">
                <text:p>-0.72263</text:p>
              </table:table-cell>
              <table:table-cell office:value-type="float" office:value="-0.327081">
                <text:p>-0.327081</text:p>
              </table:table-cell>
              <table:table-cell office:value-type="float" office:value="0.193403">
                <text:p>0.193403</text:p>
              </table:table-cell>
              <table:table-cell office:value-type="float" office:value="0.640014">
                <text:p>0.640014</text:p>
              </table:table-cell>
              <table:table-cell office:value-type="float" office:value="0.84216">
                <text:p>0.842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0374">
                <text:p>0.80374</text:p>
              </table:table-cell>
              <table:table-cell office:value-type="float" office:value="0.402098">
                <text:p>0.402098</text:p>
              </table:table-cell>
              <table:table-cell office:value-type="float" office:value="-0.153132">
                <text:p>-0.153132</text:p>
              </table:table-cell>
              <table:table-cell office:value-type="float" office:value="-0.649871">
                <text:p>-0.649871</text:p>
              </table:table-cell>
              <table:table-cell office:value-type="float" office:value="-0.898381">
                <text:p>-0.898381</text:p>
              </table:table-cell>
              <table:table-cell office:value-type="float" office:value="-0.803741">
                <text:p>-0.803741</text:p>
              </table:table-cell>
              <table:table-cell office:value-type="float" office:value="-0.402098">
                <text:p>-0.402098</text:p>
              </table:table-cell>
              <table:table-cell office:value-type="float" office:value="0.153132">
                <text:p>0.153132</text:p>
              </table:table-cell>
              <table:table-cell office:value-type="float" office:value="0.649872">
                <text:p>0.649872</text:p>
              </table:table-cell>
              <table:table-cell office:value-type="float" office:value="0.898381">
                <text:p>0.8983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81678">
                <text:p>0.881678</text:p>
              </table:table-cell>
              <table:table-cell office:value-type="float" office:value="0.475528">
                <text:p>0.475528</text:p>
              </table:table-cell>
              <table:table-cell office:value-type="float" office:value="-0.112257">
                <text:p>-0.112257</text:p>
              </table:table-cell>
              <table:table-cell office:value-type="float" office:value="-0.657164">
                <text:p>-0.657164</text:p>
              </table:table-cell>
              <table:table-cell office:value-type="float" office:value="-0.951057">
                <text:p>-0.951057</text:p>
              </table:table-cell>
              <table:table-cell office:value-type="float" office:value="-0.881678">
                <text:p>-0.881678</text:p>
              </table:table-cell>
              <table:table-cell office:value-type="float" office:value="-0.475528">
                <text:p>-0.475528</text:p>
              </table:table-cell>
              <table:table-cell office:value-type="float" office:value="0.112256">
                <text:p>0.112256</text:p>
              </table:table-cell>
              <table:table-cell office:value-type="float" office:value="0.657164">
                <text:p>0.657164</text:p>
              </table:table-cell>
              <table:table-cell office:value-type="float" office:value="0.951056">
                <text:p>0.9510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56136">
                <text:p>0.956136</text:p>
              </table:table-cell>
              <table:table-cell office:value-type="float" office:value="0.547082">
                <text:p>0.547082</text:p>
              </table:table-cell>
              <table:table-cell office:value-type="float" office:value="-0.070939">
                <text:p>-0.070939</text:p>
              </table:table-cell>
              <table:table-cell office:value-type="float" office:value="-0.661864">
                <text:p>-0.661864</text:p>
              </table:table-cell>
              <table:table-cell office:value-type="float" office:value="-0.999978">
                <text:p>-0.999978</text:p>
              </table:table-cell>
              <table:table-cell office:value-type="float" office:value="-0.956137">
                <text:p>-0.956137</text:p>
              </table:table-cell>
              <table:table-cell office:value-type="float" office:value="-0.547082">
                <text:p>-0.547082</text:p>
              </table:table-cell>
              <table:table-cell office:value-type="float" office:value="0.070938">
                <text:p>0.070938</text:p>
              </table:table-cell>
              <table:table-cell office:value-type="float" office:value="0.661864">
                <text:p>0.661864</text:p>
              </table:table-cell>
              <table:table-cell office:value-type="float" office:value="0.999978">
                <text:p>0.9999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26821">
                <text:p>1.026821</text:p>
              </table:table-cell>
              <table:table-cell office:value-type="float" office:value="0.616477">
                <text:p>0.616477</text:p>
              </table:table-cell>
              <table:table-cell office:value-type="float" office:value="-0.02934">
                <text:p>-0.02934</text:p>
              </table:table-cell>
              <table:table-cell office:value-type="float" office:value="-0.663951">
                <text:p>-0.663951</text:p>
              </table:table-cell>
              <table:table-cell office:value-type="float" office:value="-1.044954">
                <text:p>-1.044954</text:p>
              </table:table-cell>
              <table:table-cell office:value-type="float" office:value="-1.02682">
                <text:p>-1.02682</text:p>
              </table:table-cell>
              <table:table-cell office:value-type="float" office:value="-0.616477">
                <text:p>-0.616477</text:p>
              </table:table-cell>
              <table:table-cell office:value-type="float" office:value="0.02934">
                <text:p>0.02934</text:p>
              </table:table-cell>
              <table:table-cell office:value-type="float" office:value="0.663951">
                <text:p>0.663951</text:p>
              </table:table-cell>
              <table:table-cell office:value-type="float" office:value="1.044954">
                <text:p>1.0449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93453">
                <text:p>1.093453</text:p>
              </table:table-cell>
              <table:table-cell office:value-type="float" office:value="0.683438">
                <text:p>0.683438</text:p>
              </table:table-cell>
              <table:table-cell office:value-type="float" office:value="0.012374">
                <text:p>0.012374</text:p>
              </table:table-cell>
              <table:table-cell office:value-type="float" office:value="-0.663418">
                <text:p>-0.663418</text:p>
              </table:table-cell>
              <table:table-cell office:value-type="float" office:value="-1.085805">
                <text:p>-1.085805</text:p>
              </table:table-cell>
              <table:table-cell office:value-type="float" office:value="-1.093453">
                <text:p>-1.093453</text:p>
              </table:table-cell>
              <table:table-cell office:value-type="float" office:value="-0.683438">
                <text:p>-0.683438</text:p>
              </table:table-cell>
              <table:table-cell office:value-type="float" office:value="-0.012375">
                <text:p>-0.012375</text:p>
              </table:table-cell>
              <table:table-cell office:value-type="float" office:value="0.663418">
                <text:p>0.663418</text:p>
              </table:table-cell>
              <table:table-cell office:value-type="float" office:value="1.085805">
                <text:p>1.0858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5577">
                <text:p>1.15577</text:p>
              </table:table-cell>
              <table:table-cell office:value-type="float" office:value="0.747703">
                <text:p>0.747703</text:p>
              </table:table-cell>
              <table:table-cell office:value-type="float" office:value="0.054039">
                <text:p>0.054039</text:p>
              </table:table-cell>
              <table:table-cell office:value-type="float" office:value="-0.660266">
                <text:p>-0.660266</text:p>
              </table:table-cell>
              <table:table-cell office:value-type="float" office:value="-1.122372">
                <text:p>-1.122372</text:p>
              </table:table-cell>
              <table:table-cell office:value-type="float" office:value="-1.15577">
                <text:p>-1.15577</text:p>
              </table:table-cell>
              <table:table-cell office:value-type="float" office:value="-0.747703">
                <text:p>-0.747703</text:p>
              </table:table-cell>
              <table:table-cell office:value-type="float" office:value="-0.05404">
                <text:p>-0.05404</text:p>
              </table:table-cell>
              <table:table-cell office:value-type="float" office:value="0.660266">
                <text:p>0.660266</text:p>
              </table:table-cell>
              <table:table-cell office:value-type="float" office:value="1.122371">
                <text:p>1.1223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13525">
                <text:p>1.213525</text:p>
              </table:table-cell>
              <table:table-cell office:value-type="float" office:value="0.809017">
                <text:p>0.809017</text:p>
              </table:table-cell>
              <table:table-cell office:value-type="float" office:value="0.095491">
                <text:p>0.095491</text:p>
              </table:table-cell>
              <table:table-cell office:value-type="float" office:value="-0.654509">
                <text:p>-0.654509</text:p>
              </table:table-cell>
              <table:table-cell office:value-type="float" office:value="-1.154509">
                <text:p>-1.154509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809017">
                <text:p>-0.809017</text:p>
              </table:table-cell>
              <table:table-cell office:value-type="float" office:value="-0.095492">
                <text:p>-0.095492</text:p>
              </table:table-cell>
              <table:table-cell office:value-type="float" office:value="0.654509">
                <text:p>0.654509</text:p>
              </table:table-cell>
              <table:table-cell office:value-type="float" office:value="1.154508">
                <text:p>1.1545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266492">
                <text:p>1.266492</text:p>
              </table:table-cell>
              <table:table-cell office:value-type="float" office:value="0.867138">
                <text:p>0.867138</text:p>
              </table:table-cell>
              <table:table-cell office:value-type="float" office:value="0.136566">
                <text:p>0.136566</text:p>
              </table:table-cell>
              <table:table-cell office:value-type="float" office:value="-0.646169">
                <text:p>-0.646169</text:p>
              </table:table-cell>
              <table:table-cell office:value-type="float" office:value="-1.182089">
                <text:p>-1.182089</text:p>
              </table:table-cell>
              <table:table-cell office:value-type="float" office:value="-1.266492">
                <text:p>-1.266492</text:p>
              </table:table-cell>
              <table:table-cell office:value-type="float" office:value="-0.867138">
                <text:p>-0.867138</text:p>
              </table:table-cell>
              <table:table-cell office:value-type="float" office:value="-0.136567">
                <text:p>-0.136567</text:p>
              </table:table-cell>
              <table:table-cell office:value-type="float" office:value="0.646168">
                <text:p>0.646168</text:p>
              </table:table-cell>
              <table:table-cell office:value-type="float" office:value="1.182089">
                <text:p>1.1820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31446">
                <text:p>1.31446</text:p>
              </table:table-cell>
              <table:table-cell office:value-type="float" office:value="0.921836">
                <text:p>0.921836</text:p>
              </table:table-cell>
              <table:table-cell office:value-type="float" office:value="0.177103">
                <text:p>0.177103</text:p>
              </table:table-cell>
              <table:table-cell office:value-type="float" office:value="-0.635278">
                <text:p>-0.635278</text:p>
              </table:table-cell>
              <table:table-cell office:value-type="float" office:value="-1.205004">
                <text:p>-1.205004</text:p>
              </table:table-cell>
              <table:table-cell office:value-type="float" office:value="-1.31446">
                <text:p>-1.31446</text:p>
              </table:table-cell>
              <table:table-cell office:value-type="float" office:value="-0.921836">
                <text:p>-0.921836</text:p>
              </table:table-cell>
              <table:table-cell office:value-type="float" office:value="-0.177104">
                <text:p>-0.177104</text:p>
              </table:table-cell>
              <table:table-cell office:value-type="float" office:value="0.635278">
                <text:p>0.635278</text:p>
              </table:table-cell>
              <table:table-cell office:value-type="float" office:value="1.205004">
                <text:p>1.2050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35724">
                <text:p>1.35724</text:p>
              </table:table-cell>
              <table:table-cell office:value-type="float" office:value="0.972897">
                <text:p>0.972897</text:p>
              </table:table-cell>
              <table:table-cell office:value-type="float" office:value="0.21694">
                <text:p>0.21694</text:p>
              </table:table-cell>
              <table:table-cell office:value-type="float" office:value="-0.621881">
                <text:p>-0.621881</text:p>
              </table:table-cell>
              <table:table-cell office:value-type="float" office:value="-1.223164">
                <text:p>-1.223164</text:p>
              </table:table-cell>
              <table:table-cell office:value-type="float" office:value="-1.35724">
                <text:p>-1.35724</text:p>
              </table:table-cell>
              <table:table-cell office:value-type="float" office:value="-0.972897">
                <text:p>-0.972897</text:p>
              </table:table-cell>
              <table:table-cell office:value-type="float" office:value="-0.216941">
                <text:p>-0.216941</text:p>
              </table:table-cell>
              <table:table-cell office:value-type="float" office:value="0.621881">
                <text:p>0.621881</text:p>
              </table:table-cell>
              <table:table-cell office:value-type="float" office:value="1.223164">
                <text:p>1.2231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394665">
                <text:p>1.394665</text:p>
              </table:table-cell>
              <table:table-cell office:value-type="float" office:value="1.020119">
                <text:p>1.020119</text:p>
              </table:table-cell>
              <table:table-cell office:value-type="float" office:value="0.255921">
                <text:p>0.255921</text:p>
              </table:table-cell>
              <table:table-cell office:value-type="float" office:value="-0.606028">
                <text:p>-0.606028</text:p>
              </table:table-cell>
              <table:table-cell office:value-type="float" office:value="-1.236497">
                <text:p>-1.236497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020119">
                <text:p>-1.020119</text:p>
              </table:table-cell>
              <table:table-cell office:value-type="float" office:value="-0.255921">
                <text:p>-0.255921</text:p>
              </table:table-cell>
              <table:table-cell office:value-type="float" office:value="0.606028">
                <text:p>0.606028</text:p>
              </table:table-cell>
              <table:table-cell office:value-type="float" office:value="1.236497">
                <text:p>1.2364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426585">
                <text:p>1.426585</text:p>
              </table:table-cell>
              <table:table-cell office:value-type="float" office:value="1.063314">
                <text:p>1.063314</text:p>
              </table:table-cell>
              <table:table-cell office:value-type="float" office:value="0.293892">
                <text:p>0.293892</text:p>
              </table:table-cell>
              <table:table-cell office:value-type="float" office:value="-0.587785">
                <text:p>-0.587785</text:p>
              </table:table-cell>
              <table:table-cell office:value-type="float" office:value="-1.244949">
                <text:p>-1.244949</text:p>
              </table:table-cell>
              <table:table-cell office:value-type="float" office:value="-1.426585">
                <text:p>-1.426585</text:p>
              </table:table-cell>
              <table:table-cell office:value-type="float" office:value="-1.063313">
                <text:p>-1.063313</text:p>
              </table:table-cell>
              <table:table-cell office:value-type="float" office:value="-0.293892">
                <text:p>-0.293892</text:p>
              </table:table-cell>
              <table:table-cell office:value-type="float" office:value="0.587784">
                <text:p>0.587784</text:p>
              </table:table-cell>
              <table:table-cell office:value-type="float" office:value="1.244949">
                <text:p>1.2449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52875">
                <text:p>1.452875</text:p>
              </table:table-cell>
              <table:table-cell office:value-type="float" office:value="1.102312">
                <text:p>1.102312</text:p>
              </table:table-cell>
              <table:table-cell office:value-type="float" office:value="0.330704">
                <text:p>0.330704</text:p>
              </table:table-cell>
              <table:table-cell office:value-type="float" office:value="-0.567222">
                <text:p>-0.567222</text:p>
              </table:table-cell>
              <table:table-cell office:value-type="float" office:value="-1.248489">
                <text:p>-1.248489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102313">
                <text:p>-1.102313</text:p>
              </table:table-cell>
              <table:table-cell office:value-type="float" office:value="-0.330703">
                <text:p>-0.330703</text:p>
              </table:table-cell>
              <table:table-cell office:value-type="float" office:value="0.567221">
                <text:p>0.567221</text:p>
              </table:table-cell>
              <table:table-cell office:value-type="float" office:value="1.248489">
                <text:p>1.2484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473431">
                <text:p>1.473431</text:p>
              </table:table-cell>
              <table:table-cell office:value-type="float" office:value="1.136961">
                <text:p>1.136961</text:p>
              </table:table-cell>
              <table:table-cell office:value-type="float" office:value="0.36621">
                <text:p>0.36621</text:p>
              </table:table-cell>
              <table:table-cell office:value-type="float" office:value="-0.54442">
                <text:p>-0.54442</text:p>
              </table:table-cell>
              <table:table-cell office:value-type="float" office:value="-1.247101">
                <text:p>-1.247101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136961">
                <text:p>-1.136961</text:p>
              </table:table-cell>
              <table:table-cell office:value-type="float" office:value="-0.366209">
                <text:p>-0.366209</text:p>
              </table:table-cell>
              <table:table-cell office:value-type="float" office:value="0.54442">
                <text:p>0.54442</text:p>
              </table:table-cell>
              <table:table-cell office:value-type="float" office:value="1.2471">
                <text:p>1.24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488172">
                <text:p>1.488172</text:p>
              </table:table-cell>
              <table:table-cell office:value-type="float" office:value="1.167122">
                <text:p>1.167122</text:p>
              </table:table-cell>
              <table:table-cell office:value-type="float" office:value="0.40027">
                <text:p>0.40027</text:p>
              </table:table-cell>
              <table:table-cell office:value-type="float" office:value="-0.51947">
                <text:p>-0.51947</text:p>
              </table:table-cell>
              <table:table-cell office:value-type="float" office:value="-1.240791">
                <text:p>-1.240791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167122">
                <text:p>-1.167122</text:p>
              </table:table-cell>
              <table:table-cell office:value-type="float" office:value="-0.40027">
                <text:p>-0.40027</text:p>
              </table:table-cell>
              <table:table-cell office:value-type="float" office:value="0.519469">
                <text:p>0.519469</text:p>
              </table:table-cell>
              <table:table-cell office:value-type="float" office:value="1.240791">
                <text:p>1.2407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49704">
                <text:p>1.49704</text:p>
              </table:table-cell>
              <table:table-cell office:value-type="float" office:value="1.192677">
                <text:p>1.192677</text:p>
              </table:table-cell>
              <table:table-cell office:value-type="float" office:value="0.432752">
                <text:p>0.432752</text:p>
              </table:table-cell>
              <table:table-cell office:value-type="float" office:value="-0.492469">
                <text:p>-0.492469</text:p>
              </table:table-cell>
              <table:table-cell office:value-type="float" office:value="-1.229585">
                <text:p>-1.229585</text:p>
              </table:table-cell>
              <table:table-cell office:value-type="float" office:value="-1.49704">
                <text:p>-1.49704</text:p>
              </table:table-cell>
              <table:table-cell office:value-type="float" office:value="-1.192677">
                <text:p>-1.192677</text:p>
              </table:table-cell>
              <table:table-cell office:value-type="float" office:value="-0.432751">
                <text:p>-0.432751</text:p>
              </table:table-cell>
              <table:table-cell office:value-type="float" office:value="0.492469">
                <text:p>0.492469</text:p>
              </table:table-cell>
              <table:table-cell office:value-type="float" office:value="1.229584">
                <text:p>1.2295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">
                <text:p>1.5</text:p>
              </table:table-cell>
              <table:table-cell office:value-type="float" office:value="1.213526">
                <text:p>1.213526</text:p>
              </table:table-cell>
              <table:table-cell office:value-type="float" office:value="0.463525">
                <text:p>0.463525</text:p>
              </table:table-cell>
              <table:table-cell office:value-type="float" office:value="-0.463525">
                <text:p>-0.463525</text:p>
              </table:table-cell>
              <table:table-cell office:value-type="float" office:value="-1.213526">
                <text:p>-1.213526</text:p>
              </table:table-cell>
              <table:table-cell office:value-type="float" office:value="-1.5">
                <text:p>-1.5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463525">
                <text:p>-0.463525</text:p>
              </table:table-cell>
              <table:table-cell office:value-type="float" office:value="0.463525">
                <text:p>0.463525</text:p>
              </table:table-cell>
              <table:table-cell office:value-type="float" office:value="1.213525">
                <text:p>1.2135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9704">
                <text:p>1.49704</text:p>
              </table:table-cell>
              <table:table-cell office:value-type="float" office:value="1.229585">
                <text:p>1.229585</text:p>
              </table:table-cell>
              <table:table-cell office:value-type="float" office:value="0.492469">
                <text:p>0.492469</text:p>
              </table:table-cell>
              <table:table-cell office:value-type="float" office:value="-0.432752">
                <text:p>-0.432752</text:p>
              </table:table-cell>
              <table:table-cell office:value-type="float" office:value="-1.192677">
                <text:p>-1.192677</text:p>
              </table:table-cell>
              <table:table-cell office:value-type="float" office:value="-1.49704">
                <text:p>-1.49704</text:p>
              </table:table-cell>
              <table:table-cell office:value-type="float" office:value="-1.229584">
                <text:p>-1.229584</text:p>
              </table:table-cell>
              <table:table-cell office:value-type="float" office:value="-0.492469">
                <text:p>-0.492469</text:p>
              </table:table-cell>
              <table:table-cell office:value-type="float" office:value="0.432752">
                <text:p>0.432752</text:p>
              </table:table-cell>
              <table:table-cell office:value-type="float" office:value="1.192677">
                <text:p>1.1926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488172">
                <text:p>1.488172</text:p>
              </table:table-cell>
              <table:table-cell office:value-type="float" office:value="1.240791">
                <text:p>1.240791</text:p>
              </table:table-cell>
              <table:table-cell office:value-type="float" office:value="0.51947">
                <text:p>0.51947</text:p>
              </table:table-cell>
              <table:table-cell office:value-type="float" office:value="-0.40027">
                <text:p>-0.40027</text:p>
              </table:table-cell>
              <table:table-cell office:value-type="float" office:value="-1.167122">
                <text:p>-1.167122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240791">
                <text:p>-1.240791</text:p>
              </table:table-cell>
              <table:table-cell office:value-type="float" office:value="-0.51947">
                <text:p>-0.51947</text:p>
              </table:table-cell>
              <table:table-cell office:value-type="float" office:value="0.400271">
                <text:p>0.400271</text:p>
              </table:table-cell>
              <table:table-cell office:value-type="float" office:value="1.167122">
                <text:p>1.1671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473431">
                <text:p>1.473431</text:p>
              </table:table-cell>
              <table:table-cell office:value-type="float" office:value="1.247101">
                <text:p>1.247101</text:p>
              </table:table-cell>
              <table:table-cell office:value-type="float" office:value="0.54442">
                <text:p>0.54442</text:p>
              </table:table-cell>
              <table:table-cell office:value-type="float" office:value="-0.36621">
                <text:p>-0.36621</text:p>
              </table:table-cell>
              <table:table-cell office:value-type="float" office:value="-1.136961">
                <text:p>-1.136961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2471">
                <text:p>-1.2471</text:p>
              </table:table-cell>
              <table:table-cell office:value-type="float" office:value="-0.54442">
                <text:p>-0.54442</text:p>
              </table:table-cell>
              <table:table-cell office:value-type="float" office:value="0.36621">
                <text:p>0.36621</text:p>
              </table:table-cell>
              <table:table-cell office:value-type="float" office:value="1.136961">
                <text:p>1.1369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452875">
                <text:p>1.452875</text:p>
              </table:table-cell>
              <table:table-cell office:value-type="float" office:value="1.248489">
                <text:p>1.248489</text:p>
              </table:table-cell>
              <table:table-cell office:value-type="float" office:value="0.567222">
                <text:p>0.567222</text:p>
              </table:table-cell>
              <table:table-cell office:value-type="float" office:value="-0.330704">
                <text:p>-0.330704</text:p>
              </table:table-cell>
              <table:table-cell office:value-type="float" office:value="-1.102312">
                <text:p>-1.102312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248489">
                <text:p>-1.248489</text:p>
              </table:table-cell>
              <table:table-cell office:value-type="float" office:value="-0.567222">
                <text:p>-0.567222</text:p>
              </table:table-cell>
              <table:table-cell office:value-type="float" office:value="0.330704">
                <text:p>0.330704</text:p>
              </table:table-cell>
              <table:table-cell office:value-type="float" office:value="1.102312">
                <text:p>1.1023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26585">
                <text:p>1.426585</text:p>
              </table:table-cell>
              <table:table-cell office:value-type="float" office:value="1.244949">
                <text:p>1.244949</text:p>
              </table:table-cell>
              <table:table-cell office:value-type="float" office:value="0.587785">
                <text:p>0.587785</text:p>
              </table:table-cell>
              <table:table-cell office:value-type="float" office:value="-0.293892">
                <text:p>-0.293892</text:p>
              </table:table-cell>
              <table:table-cell office:value-type="float" office:value="-1.063314">
                <text:p>-1.063314</text:p>
              </table:table-cell>
              <table:table-cell office:value-type="float" office:value="-1.426585">
                <text:p>-1.426585</text:p>
              </table:table-cell>
              <table:table-cell office:value-type="float" office:value="-1.244949">
                <text:p>-1.244949</text:p>
              </table:table-cell>
              <table:table-cell office:value-type="float" office:value="-0.587785">
                <text:p>-0.587785</text:p>
              </table:table-cell>
              <table:table-cell office:value-type="float" office:value="0.293893">
                <text:p>0.293893</text:p>
              </table:table-cell>
              <table:table-cell office:value-type="float" office:value="1.063313">
                <text:p>1.0633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394665">
                <text:p>1.394665</text:p>
              </table:table-cell>
              <table:table-cell office:value-type="float" office:value="1.236497">
                <text:p>1.236497</text:p>
              </table:table-cell>
              <table:table-cell office:value-type="float" office:value="0.606028">
                <text:p>0.606028</text:p>
              </table:table-cell>
              <table:table-cell office:value-type="float" office:value="-0.255921">
                <text:p>-0.255921</text:p>
              </table:table-cell>
              <table:table-cell office:value-type="float" office:value="-1.020119">
                <text:p>-1.020119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236497">
                <text:p>-1.236497</text:p>
              </table:table-cell>
              <table:table-cell office:value-type="float" office:value="-0.606028">
                <text:p>-0.606028</text:p>
              </table:table-cell>
              <table:table-cell office:value-type="float" office:value="0.255921">
                <text:p>0.255921</text:p>
              </table:table-cell>
              <table:table-cell office:value-type="float" office:value="1.020119">
                <text:p>1.0201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357241">
                <text:p>1.357241</text:p>
              </table:table-cell>
              <table:table-cell office:value-type="float" office:value="1.223164">
                <text:p>1.223164</text:p>
              </table:table-cell>
              <table:table-cell office:value-type="float" office:value="0.62188">
                <text:p>0.62188</text:p>
              </table:table-cell>
              <table:table-cell office:value-type="float" office:value="-0.21694">
                <text:p>-0.21694</text:p>
              </table:table-cell>
              <table:table-cell office:value-type="float" office:value="-0.972898">
                <text:p>-0.972898</text:p>
              </table:table-cell>
              <table:table-cell office:value-type="float" office:value="-1.357241">
                <text:p>-1.357241</text:p>
              </table:table-cell>
              <table:table-cell office:value-type="float" office:value="-1.223163">
                <text:p>-1.223163</text:p>
              </table:table-cell>
              <table:table-cell office:value-type="float" office:value="-0.62188">
                <text:p>-0.62188</text:p>
              </table:table-cell>
              <table:table-cell office:value-type="float" office:value="0.21694">
                <text:p>0.21694</text:p>
              </table:table-cell>
              <table:table-cell office:value-type="float" office:value="0.972897">
                <text:p>0.9728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31446">
                <text:p>1.31446</text:p>
              </table:table-cell>
              <table:table-cell office:value-type="float" office:value="1.205005">
                <text:p>1.205005</text:p>
              </table:table-cell>
              <table:table-cell office:value-type="float" office:value="0.635277">
                <text:p>0.635277</text:p>
              </table:table-cell>
              <table:table-cell office:value-type="float" office:value="-0.177103">
                <text:p>-0.177103</text:p>
              </table:table-cell>
              <table:table-cell office:value-type="float" office:value="-0.921837">
                <text:p>-0.921837</text:p>
              </table:table-cell>
              <table:table-cell office:value-type="float" office:value="-1.314461">
                <text:p>-1.314461</text:p>
              </table:table-cell>
              <table:table-cell office:value-type="float" office:value="-1.205005">
                <text:p>-1.205005</text:p>
              </table:table-cell>
              <table:table-cell office:value-type="float" office:value="-0.635278">
                <text:p>-0.635278</text:p>
              </table:table-cell>
              <table:table-cell office:value-type="float" office:value="0.177103">
                <text:p>0.177103</text:p>
              </table:table-cell>
              <table:table-cell office:value-type="float" office:value="0.921837">
                <text:p>0.9218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66492">
                <text:p>1.266492</text:p>
              </table:table-cell>
              <table:table-cell office:value-type="float" office:value="1.182089">
                <text:p>1.182089</text:p>
              </table:table-cell>
              <table:table-cell office:value-type="float" office:value="0.646168">
                <text:p>0.646168</text:p>
              </table:table-cell>
              <table:table-cell office:value-type="float" office:value="-0.136567">
                <text:p>-0.136567</text:p>
              </table:table-cell>
              <table:table-cell office:value-type="float" office:value="-0.867138">
                <text:p>-0.867138</text:p>
              </table:table-cell>
              <table:table-cell office:value-type="float" office:value="-1.266492">
                <text:p>-1.266492</text:p>
              </table:table-cell>
              <table:table-cell office:value-type="float" office:value="-1.182088">
                <text:p>-1.182088</text:p>
              </table:table-cell>
              <table:table-cell office:value-type="float" office:value="-0.646168">
                <text:p>-0.646168</text:p>
              </table:table-cell>
              <table:table-cell office:value-type="float" office:value="0.136567">
                <text:p>0.136567</text:p>
              </table:table-cell>
              <table:table-cell office:value-type="float" office:value="0.867138">
                <text:p>0.8671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13526">
                <text:p>1.213526</text:p>
              </table:table-cell>
              <table:table-cell office:value-type="float" office:value="1.154509">
                <text:p>1.154509</text:p>
              </table:table-cell>
              <table:table-cell office:value-type="float" office:value="0.654508">
                <text:p>0.654508</text:p>
              </table:table-cell>
              <table:table-cell office:value-type="float" office:value="-0.095492">
                <text:p>-0.095492</text:p>
              </table:table-cell>
              <table:table-cell office:value-type="float" office:value="-0.809017">
                <text:p>-0.809017</text:p>
              </table:table-cell>
              <table:table-cell office:value-type="float" office:value="-1.213526">
                <text:p>-1.213526</text:p>
              </table:table-cell>
              <table:table-cell office:value-type="float" office:value="-1.154509">
                <text:p>-1.154509</text:p>
              </table:table-cell>
              <table:table-cell office:value-type="float" office:value="-0.654508">
                <text:p>-0.654508</text:p>
              </table:table-cell>
              <table:table-cell office:value-type="float" office:value="0.095492">
                <text:p>0.095492</text:p>
              </table:table-cell>
              <table:table-cell office:value-type="float" office:value="0.809017">
                <text:p>0.8090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5577">
                <text:p>1.15577</text:p>
              </table:table-cell>
              <table:table-cell office:value-type="float" office:value="1.122372">
                <text:p>1.122372</text:p>
              </table:table-cell>
              <table:table-cell office:value-type="float" office:value="0.660266">
                <text:p>0.660266</text:p>
              </table:table-cell>
              <table:table-cell office:value-type="float" office:value="-0.05404">
                <text:p>-0.05404</text:p>
              </table:table-cell>
              <table:table-cell office:value-type="float" office:value="-0.747704">
                <text:p>-0.747704</text:p>
              </table:table-cell>
              <table:table-cell office:value-type="float" office:value="-1.155771">
                <text:p>-1.155771</text:p>
              </table:table-cell>
              <table:table-cell office:value-type="float" office:value="-1.122372">
                <text:p>-1.122372</text:p>
              </table:table-cell>
              <table:table-cell office:value-type="float" office:value="-0.660265">
                <text:p>-0.660265</text:p>
              </table:table-cell>
              <table:table-cell office:value-type="float" office:value="0.05404">
                <text:p>0.05404</text:p>
              </table:table-cell>
              <table:table-cell office:value-type="float" office:value="0.747704">
                <text:p>0.7477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093454">
                <text:p>1.093454</text:p>
              </table:table-cell>
              <table:table-cell office:value-type="float" office:value="1.085806">
                <text:p>1.085806</text:p>
              </table:table-cell>
              <table:table-cell office:value-type="float" office:value="0.663417">
                <text:p>0.663417</text:p>
              </table:table-cell>
              <table:table-cell office:value-type="float" office:value="-0.012374">
                <text:p>-0.012374</text:p>
              </table:table-cell>
              <table:table-cell office:value-type="float" office:value="-0.683439">
                <text:p>-0.683439</text:p>
              </table:table-cell>
              <table:table-cell office:value-type="float" office:value="-1.093454">
                <text:p>-1.093454</text:p>
              </table:table-cell>
              <table:table-cell office:value-type="float" office:value="-1.085806">
                <text:p>-1.085806</text:p>
              </table:table-cell>
              <table:table-cell office:value-type="float" office:value="-0.663417">
                <text:p>-0.663417</text:p>
              </table:table-cell>
              <table:table-cell office:value-type="float" office:value="0.012374">
                <text:p>0.012374</text:p>
              </table:table-cell>
              <table:table-cell office:value-type="float" office:value="0.683439">
                <text:p>0.6834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2682">
                <text:p>1.02682</text:p>
              </table:table-cell>
              <table:table-cell office:value-type="float" office:value="1.044954">
                <text:p>1.044954</text:p>
              </table:table-cell>
              <table:table-cell office:value-type="float" office:value="0.66395">
                <text:p>0.66395</text:p>
              </table:table-cell>
              <table:table-cell office:value-type="float" office:value="0.029341">
                <text:p>0.029341</text:p>
              </table:table-cell>
              <table:table-cell office:value-type="float" office:value="-0.616476">
                <text:p>-0.616476</text:p>
              </table:table-cell>
              <table:table-cell office:value-type="float" office:value="-1.02682">
                <text:p>-1.02682</text:p>
              </table:table-cell>
              <table:table-cell office:value-type="float" office:value="-1.044954">
                <text:p>-1.044954</text:p>
              </table:table-cell>
              <table:table-cell office:value-type="float" office:value="-0.66395">
                <text:p>-0.66395</text:p>
              </table:table-cell>
              <table:table-cell office:value-type="float" office:value="-0.029341">
                <text:p>-0.029341</text:p>
              </table:table-cell>
              <table:table-cell office:value-type="float" office:value="0.616476">
                <text:p>0.6164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56135">
                <text:p>0.956135</text:p>
              </table:table-cell>
              <table:table-cell office:value-type="float" office:value="0.999978">
                <text:p>0.999978</text:p>
              </table:table-cell>
              <table:table-cell office:value-type="float" office:value="0.661863">
                <text:p>0.661863</text:p>
              </table:table-cell>
              <table:table-cell office:value-type="float" office:value="0.070939">
                <text:p>0.070939</text:p>
              </table:table-cell>
              <table:table-cell office:value-type="float" office:value="-0.547081">
                <text:p>-0.547081</text:p>
              </table:table-cell>
              <table:table-cell office:value-type="float" office:value="-0.956135">
                <text:p>-0.956135</text:p>
              </table:table-cell>
              <table:table-cell office:value-type="float" office:value="-0.999978">
                <text:p>-0.999978</text:p>
              </table:table-cell>
              <table:table-cell office:value-type="float" office:value="-0.661863">
                <text:p>-0.661863</text:p>
              </table:table-cell>
              <table:table-cell office:value-type="float" office:value="-0.070939">
                <text:p>-0.070939</text:p>
              </table:table-cell>
              <table:table-cell office:value-type="float" office:value="0.547081">
                <text:p>0.5470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81677">
                <text:p>0.881677</text:p>
              </table:table-cell>
              <table:table-cell office:value-type="float" office:value="0.951056">
                <text:p>0.951056</text:p>
              </table:table-cell>
              <table:table-cell office:value-type="float" office:value="0.657164">
                <text:p>0.657164</text:p>
              </table:table-cell>
              <table:table-cell office:value-type="float" office:value="0.112258">
                <text:p>0.112258</text:p>
              </table:table-cell>
              <table:table-cell office:value-type="float" office:value="-0.475527">
                <text:p>-0.475527</text:p>
              </table:table-cell>
              <table:table-cell office:value-type="float" office:value="-0.881677">
                <text:p>-0.881677</text:p>
              </table:table-cell>
              <table:table-cell office:value-type="float" office:value="-0.951057">
                <text:p>-0.951057</text:p>
              </table:table-cell>
              <table:table-cell office:value-type="float" office:value="-0.657163">
                <text:p>-0.657163</text:p>
              </table:table-cell>
              <table:table-cell office:value-type="float" office:value="-0.112258">
                <text:p>-0.112258</text:p>
              </table:table-cell>
              <table:table-cell office:value-type="float" office:value="0.475527">
                <text:p>0.4755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03739">
                <text:p>0.803739</text:p>
              </table:table-cell>
              <table:table-cell office:value-type="float" office:value="0.898381">
                <text:p>0.898381</text:p>
              </table:table-cell>
              <table:table-cell office:value-type="float" office:value="0.649871">
                <text:p>0.649871</text:p>
              </table:table-cell>
              <table:table-cell office:value-type="float" office:value="0.153133">
                <text:p>0.153133</text:p>
              </table:table-cell>
              <table:table-cell office:value-type="float" office:value="-0.402097">
                <text:p>-0.402097</text:p>
              </table:table-cell>
              <table:table-cell office:value-type="float" office:value="-0.803739">
                <text:p>-0.803739</text:p>
              </table:table-cell>
              <table:table-cell office:value-type="float" office:value="-0.89838">
                <text:p>-0.89838</text:p>
              </table:table-cell>
              <table:table-cell office:value-type="float" office:value="-0.649871">
                <text:p>-0.649871</text:p>
              </table:table-cell>
              <table:table-cell office:value-type="float" office:value="-0.153133">
                <text:p>-0.153133</text:p>
              </table:table-cell>
              <table:table-cell office:value-type="float" office:value="0.402097">
                <text:p>0.4020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2263">
                <text:p>0.72263</text:p>
              </table:table-cell>
              <table:table-cell office:value-type="float" office:value="0.84216">
                <text:p>0.84216</text:p>
              </table:table-cell>
              <table:table-cell office:value-type="float" office:value="0.640014">
                <text:p>0.640014</text:p>
              </table:table-cell>
              <table:table-cell office:value-type="float" office:value="0.193404">
                <text:p>0.193404</text:p>
              </table:table-cell>
              <table:table-cell office:value-type="float" office:value="-0.32708">
                <text:p>-0.32708</text:p>
              </table:table-cell>
              <table:table-cell office:value-type="float" office:value="-0.72263">
                <text:p>-0.72263</text:p>
              </table:table-cell>
              <table:table-cell office:value-type="float" office:value="-0.842161">
                <text:p>-0.842161</text:p>
              </table:table-cell>
              <table:table-cell office:value-type="float" office:value="-0.640013">
                <text:p>-0.640013</text:p>
              </table:table-cell>
              <table:table-cell office:value-type="float" office:value="-0.193404">
                <text:p>-0.193404</text:p>
              </table:table-cell>
              <table:table-cell office:value-type="float" office:value="0.32708">
                <text:p>0.327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38668">
                <text:p>0.638668</text:p>
              </table:table-cell>
              <table:table-cell office:value-type="float" office:value="0.782615">
                <text:p>0.782615</text:p>
              </table:table-cell>
              <table:table-cell office:value-type="float" office:value="0.62763">
                <text:p>0.62763</text:p>
              </table:table-cell>
              <table:table-cell office:value-type="float" office:value="0.232912">
                <text:p>0.232912</text:p>
              </table:table-cell>
              <table:table-cell office:value-type="float" office:value="-0.250771">
                <text:p>-0.250771</text:p>
              </table:table-cell>
              <table:table-cell office:value-type="float" office:value="-0.638668">
                <text:p>-0.638668</text:p>
              </table:table-cell>
              <table:table-cell office:value-type="float" office:value="-0.782615">
                <text:p>-0.782615</text:p>
              </table:table-cell>
              <table:table-cell office:value-type="float" office:value="-0.62763">
                <text:p>-0.62763</text:p>
              </table:table-cell>
              <table:table-cell office:value-type="float" office:value="-0.232912">
                <text:p>-0.232912</text:p>
              </table:table-cell>
              <table:table-cell office:value-type="float" office:value="0.250771">
                <text:p>0.2507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52186">
                <text:p>0.552186</text:p>
              </table:table-cell>
              <table:table-cell office:value-type="float" office:value="0.719982">
                <text:p>0.719982</text:p>
              </table:table-cell>
              <table:table-cell office:value-type="float" office:value="0.61277">
                <text:p>0.61277</text:p>
              </table:table-cell>
              <table:table-cell office:value-type="float" office:value="0.2715">
                <text:p>0.2715</text:p>
              </table:table-cell>
              <table:table-cell office:value-type="float" office:value="-0.173473">
                <text:p>-0.173473</text:p>
              </table:table-cell>
              <table:table-cell office:value-type="float" office:value="-0.552186">
                <text:p>-0.552186</text:p>
              </table:table-cell>
              <table:table-cell office:value-type="float" office:value="-0.719983">
                <text:p>-0.719983</text:p>
              </table:table-cell>
              <table:table-cell office:value-type="float" office:value="-0.61277">
                <text:p>-0.61277</text:p>
              </table:table-cell>
              <table:table-cell office:value-type="float" office:value="-0.2715">
                <text:p>-0.2715</text:p>
              </table:table-cell>
              <table:table-cell office:value-type="float" office:value="0.173473">
                <text:p>0.1734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63525">
                <text:p>0.463525</text:p>
              </table:table-cell>
              <table:table-cell office:value-type="float" office:value="0.654508">
                <text:p>0.654508</text:p>
              </table:table-cell>
              <table:table-cell office:value-type="float" office:value="0.595491">
                <text:p>0.595491</text:p>
              </table:table-cell>
              <table:table-cell office:value-type="float" office:value="0.309017">
                <text:p>0.309017</text:p>
              </table:table-cell>
              <table:table-cell office:value-type="float" office:value="-0.095491">
                <text:p>-0.095491</text:p>
              </table:table-cell>
              <table:table-cell office:value-type="float" office:value="-0.463525">
                <text:p>-0.463525</text:p>
              </table:table-cell>
              <table:table-cell office:value-type="float" office:value="-0.654508">
                <text:p>-0.654508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309017">
                <text:p>-0.309017</text:p>
              </table:table-cell>
              <table:table-cell office:value-type="float" office:value="0.095491">
                <text:p>0.0954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73035">
                <text:p>0.373035</text:p>
              </table:table-cell>
              <table:table-cell office:value-type="float" office:value="0.586451">
                <text:p>0.586451</text:p>
              </table:table-cell>
              <table:table-cell office:value-type="float" office:value="0.575863">
                <text:p>0.575863</text:p>
              </table:table-cell>
              <table:table-cell office:value-type="float" office:value="0.345315">
                <text:p>0.345315</text:p>
              </table:table-cell>
              <table:table-cell office:value-type="float" office:value="-0.017131">
                <text:p>-0.017131</text:p>
              </table:table-cell>
              <table:table-cell office:value-type="float" office:value="-0.373035">
                <text:p>-0.373035</text:p>
              </table:table-cell>
              <table:table-cell office:value-type="float" office:value="-0.586451">
                <text:p>-0.586451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345315">
                <text:p>-0.345315</text:p>
              </table:table-cell>
              <table:table-cell office:value-type="float" office:value="0.017132">
                <text:p>0.0171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81072">
                <text:p>0.281072</text:p>
              </table:table-cell>
              <table:table-cell office:value-type="float" office:value="0.516079">
                <text:p>0.516079</text:p>
              </table:table-cell>
              <table:table-cell office:value-type="float" office:value="0.553961">
                <text:p>0.553961</text:p>
              </table:table-cell>
              <table:table-cell office:value-type="float" office:value="0.38025">
                <text:p>0.38025</text:p>
              </table:table-cell>
              <table:table-cell office:value-type="float" office:value="0.061296">
                <text:p>0.061296</text:p>
              </table:table-cell>
              <table:table-cell office:value-type="float" office:value="-0.281072">
                <text:p>-0.281072</text:p>
              </table:table-cell>
              <table:table-cell office:value-type="float" office:value="-0.516078">
                <text:p>-0.516078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38025">
                <text:p>-0.38025</text:p>
              </table:table-cell>
              <table:table-cell office:value-type="float" office:value="-0.061295">
                <text:p>-0.0612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88">
                <text:p>0.188</text:p>
              </table:table-cell>
              <table:table-cell office:value-type="float" office:value="0.44367">
                <text:p>0.44367</text:p>
              </table:table-cell>
              <table:table-cell office:value-type="float" office:value="0.529874">
                <text:p>0.529874</text:p>
              </table:table-cell>
              <table:table-cell office:value-type="float" office:value="0.413684">
                <text:p>0.413684</text:p>
              </table:table-cell>
              <table:table-cell office:value-type="float" office:value="0.139481">
                <text:p>0.139481</text:p>
              </table:table-cell>
              <table:table-cell office:value-type="float" office:value="-0.188">
                <text:p>-0.188</text:p>
              </table:table-cell>
              <table:table-cell office:value-type="float" office:value="-0.44367">
                <text:p>-0.44367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13684">
                <text:p>-0.413684</text:p>
              </table:table-cell>
              <table:table-cell office:value-type="float" office:value="-0.139481">
                <text:p>-0.1394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94186">
                <text:p>0.094186</text:p>
              </table:table-cell>
              <table:table-cell office:value-type="float" office:value="0.36951">
                <text:p>0.36951</text:p>
              </table:table-cell>
              <table:table-cell office:value-type="float" office:value="0.503695">
                <text:p>0.503695</text:p>
              </table:table-cell>
              <table:table-cell office:value-type="float" office:value="0.445485">
                <text:p>0.445485</text:p>
              </table:table-cell>
              <table:table-cell office:value-type="float" office:value="0.217115">
                <text:p>0.217115</text:p>
              </table:table-cell>
              <table:table-cell office:value-type="float" office:value="-0.094186">
                <text:p>-0.094186</text:p>
              </table:table-cell>
              <table:table-cell office:value-type="float" office:value="-0.36951">
                <text:p>-0.36951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445485">
                <text:p>-0.445485</text:p>
              </table:table-cell>
              <table:table-cell office:value-type="float" office:value="-0.217114">
                <text:p>-0.2171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">
                <text:p>-0</text:p>
              </table:table-cell>
              <table:table-cell office:value-type="float" office:value="0.293892">
                <text:p>0.293892</text:p>
              </table:table-cell>
              <table:table-cell office:value-type="float" office:value="0.475528">
                <text:p>0.475528</text:p>
              </table:table-cell>
              <table:table-cell office:value-type="float" office:value="0.475528">
                <text:p>0.475528</text:p>
              </table:table-cell>
              <table:table-cell office:value-type="float" office:value="0.293893">
                <text:p>0.293893</text:p>
              </table:table-cell>
              <table:table-cell office:value-type="float" office:value="-0">
                <text:p>-0</text:p>
              </table:table-cell>
              <table:table-cell office:value-type="float" office:value="-0.293893">
                <text:p>-0.293893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293893">
                <text:p>-0.2938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94186">
                <text:p>-0.094186</text:p>
              </table:table-cell>
              <table:table-cell office:value-type="float" office:value="0.217115">
                <text:p>0.217115</text:p>
              </table:table-cell>
              <table:table-cell office:value-type="float" office:value="0.445485">
                <text:p>0.445485</text:p>
              </table:table-cell>
              <table:table-cell office:value-type="float" office:value="0.503695">
                <text:p>0.503695</text:p>
              </table:table-cell>
              <table:table-cell office:value-type="float" office:value="0.369511">
                <text:p>0.369511</text:p>
              </table:table-cell>
              <table:table-cell office:value-type="float" office:value="0.094185">
                <text:p>0.094185</text:p>
              </table:table-cell>
              <table:table-cell office:value-type="float" office:value="-0.217114">
                <text:p>-0.217114</text:p>
              </table:table-cell>
              <table:table-cell office:value-type="float" office:value="-0.445485">
                <text:p>-0.445485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36951">
                <text:p>-0.369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88">
                <text:p>-0.188</text:p>
              </table:table-cell>
              <table:table-cell office:value-type="float" office:value="0.13948">
                <text:p>0.13948</text:p>
              </table:table-cell>
              <table:table-cell office:value-type="float" office:value="0.413684">
                <text:p>0.413684</text:p>
              </table:table-cell>
              <table:table-cell office:value-type="float" office:value="0.529874">
                <text:p>0.529874</text:p>
              </table:table-cell>
              <table:table-cell office:value-type="float" office:value="0.443671">
                <text:p>0.443671</text:p>
              </table:table-cell>
              <table:table-cell office:value-type="float" office:value="0.187999">
                <text:p>0.187999</text:p>
              </table:table-cell>
              <table:table-cell office:value-type="float" office:value="-0.13948">
                <text:p>-0.13948</text:p>
              </table:table-cell>
              <table:table-cell office:value-type="float" office:value="-0.413684">
                <text:p>-0.413684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43671">
                <text:p>-0.4436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281072">
                <text:p>-0.281072</text:p>
              </table:table-cell>
              <table:table-cell office:value-type="float" office:value="0.061295">
                <text:p>0.061295</text:p>
              </table:table-cell>
              <table:table-cell office:value-type="float" office:value="0.38025">
                <text:p>0.38025</text:p>
              </table:table-cell>
              <table:table-cell office:value-type="float" office:value="0.553961">
                <text:p>0.553961</text:p>
              </table:table-cell>
              <table:table-cell office:value-type="float" office:value="0.516079">
                <text:p>0.516079</text:p>
              </table:table-cell>
              <table:table-cell office:value-type="float" office:value="0.281072">
                <text:p>0.281072</text:p>
              </table:table-cell>
              <table:table-cell office:value-type="float" office:value="-0.061295">
                <text:p>-0.061295</text:p>
              </table:table-cell>
              <table:table-cell office:value-type="float" office:value="-0.38025">
                <text:p>-0.38025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516078">
                <text:p>-0.5160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373035">
                <text:p>-0.373035</text:p>
              </table:table-cell>
              <table:table-cell office:value-type="float" office:value="-0.017132">
                <text:p>-0.017132</text:p>
              </table:table-cell>
              <table:table-cell office:value-type="float" office:value="0.345315">
                <text:p>0.345315</text:p>
              </table:table-cell>
              <table:table-cell office:value-type="float" office:value="0.575863">
                <text:p>0.575863</text:p>
              </table:table-cell>
              <table:table-cell office:value-type="float" office:value="0.586451">
                <text:p>0.586451</text:p>
              </table:table-cell>
              <table:table-cell office:value-type="float" office:value="0.373034">
                <text:p>0.373034</text:p>
              </table:table-cell>
              <table:table-cell office:value-type="float" office:value="0.017132">
                <text:p>0.017132</text:p>
              </table:table-cell>
              <table:table-cell office:value-type="float" office:value="-0.345315">
                <text:p>-0.345315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586451">
                <text:p>-0.5864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463525">
                <text:p>-0.463525</text:p>
              </table:table-cell>
              <table:table-cell office:value-type="float" office:value="-0.095492">
                <text:p>-0.095492</text:p>
              </table:table-cell>
              <table:table-cell office:value-type="float" office:value="0.309017">
                <text:p>0.309017</text:p>
              </table:table-cell>
              <table:table-cell office:value-type="float" office:value="0.595491">
                <text:p>0.595491</text:p>
              </table:table-cell>
              <table:table-cell office:value-type="float" office:value="0.654509">
                <text:p>0.654509</text:p>
              </table:table-cell>
              <table:table-cell office:value-type="float" office:value="0.463525">
                <text:p>0.463525</text:p>
              </table:table-cell>
              <table:table-cell office:value-type="float" office:value="0.095491">
                <text:p>0.095491</text:p>
              </table:table-cell>
              <table:table-cell office:value-type="float" office:value="-0.309017">
                <text:p>-0.309017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654508">
                <text:p>-0.6545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552186">
                <text:p>-0.552186</text:p>
              </table:table-cell>
              <table:table-cell office:value-type="float" office:value="-0.173474">
                <text:p>-0.173474</text:p>
              </table:table-cell>
              <table:table-cell office:value-type="float" office:value="0.2715">
                <text:p>0.2715</text:p>
              </table:table-cell>
              <table:table-cell office:value-type="float" office:value="0.61277">
                <text:p>0.61277</text:p>
              </table:table-cell>
              <table:table-cell office:value-type="float" office:value="0.719983">
                <text:p>0.719983</text:p>
              </table:table-cell>
              <table:table-cell office:value-type="float" office:value="0.552186">
                <text:p>0.552186</text:p>
              </table:table-cell>
              <table:table-cell office:value-type="float" office:value="0.173474">
                <text:p>0.173474</text:p>
              </table:table-cell>
              <table:table-cell office:value-type="float" office:value="-0.2715">
                <text:p>-0.2715</text:p>
              </table:table-cell>
              <table:table-cell office:value-type="float" office:value="-0.61277">
                <text:p>-0.61277</text:p>
              </table:table-cell>
              <table:table-cell office:value-type="float" office:value="-0.719983">
                <text:p>-0.7199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638668">
                <text:p>-0.638668</text:p>
              </table:table-cell>
              <table:table-cell office:value-type="float" office:value="-0.250772">
                <text:p>-0.250772</text:p>
              </table:table-cell>
              <table:table-cell office:value-type="float" office:value="0.232912">
                <text:p>0.232912</text:p>
              </table:table-cell>
              <table:table-cell office:value-type="float" office:value="0.62763">
                <text:p>0.62763</text:p>
              </table:table-cell>
              <table:table-cell office:value-type="float" office:value="0.782616">
                <text:p>0.782616</text:p>
              </table:table-cell>
              <table:table-cell office:value-type="float" office:value="0.638668">
                <text:p>0.638668</text:p>
              </table:table-cell>
              <table:table-cell office:value-type="float" office:value="0.250771">
                <text:p>0.250771</text:p>
              </table:table-cell>
              <table:table-cell office:value-type="float" office:value="-0.232912">
                <text:p>-0.232912</text:p>
              </table:table-cell>
              <table:table-cell office:value-type="float" office:value="-0.62763">
                <text:p>-0.62763</text:p>
              </table:table-cell>
              <table:table-cell office:value-type="float" office:value="-0.782615">
                <text:p>-0.7826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72263">
                <text:p>-0.72263</text:p>
              </table:table-cell>
              <table:table-cell office:value-type="float" office:value="-0.32708">
                <text:p>-0.32708</text:p>
              </table:table-cell>
              <table:table-cell office:value-type="float" office:value="0.193404">
                <text:p>0.193404</text:p>
              </table:table-cell>
              <table:table-cell office:value-type="float" office:value="0.640013">
                <text:p>0.640013</text:p>
              </table:table-cell>
              <table:table-cell office:value-type="float" office:value="0.84216">
                <text:p>0.84216</text:p>
              </table:table-cell>
              <table:table-cell office:value-type="float" office:value="0.72263">
                <text:p>0.72263</text:p>
              </table:table-cell>
              <table:table-cell office:value-type="float" office:value="0.32708">
                <text:p>0.32708</text:p>
              </table:table-cell>
              <table:table-cell office:value-type="float" office:value="-0.193404">
                <text:p>-0.193404</text:p>
              </table:table-cell>
              <table:table-cell office:value-type="float" office:value="-0.640013">
                <text:p>-0.640013</text:p>
              </table:table-cell>
              <table:table-cell office:value-type="float" office:value="-0.842161">
                <text:p>-0.8421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803739">
                <text:p>-0.803739</text:p>
              </table:table-cell>
              <table:table-cell office:value-type="float" office:value="-0.402098">
                <text:p>-0.402098</text:p>
              </table:table-cell>
              <table:table-cell office:value-type="float" office:value="0.153133">
                <text:p>0.153133</text:p>
              </table:table-cell>
              <table:table-cell office:value-type="float" office:value="0.649871">
                <text:p>0.649871</text:p>
              </table:table-cell>
              <table:table-cell office:value-type="float" office:value="0.898381">
                <text:p>0.898381</text:p>
              </table:table-cell>
              <table:table-cell office:value-type="float" office:value="0.80374">
                <text:p>0.80374</text:p>
              </table:table-cell>
              <table:table-cell office:value-type="float" office:value="0.402097">
                <text:p>0.402097</text:p>
              </table:table-cell>
              <table:table-cell office:value-type="float" office:value="-0.153133">
                <text:p>-0.153133</text:p>
              </table:table-cell>
              <table:table-cell office:value-type="float" office:value="-0.649871">
                <text:p>-0.649871</text:p>
              </table:table-cell>
              <table:table-cell office:value-type="float" office:value="-0.89838">
                <text:p>-0.898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881677">
                <text:p>-0.881677</text:p>
              </table:table-cell>
              <table:table-cell office:value-type="float" office:value="-0.475528">
                <text:p>-0.475528</text:p>
              </table:table-cell>
              <table:table-cell office:value-type="float" office:value="0.112258">
                <text:p>0.112258</text:p>
              </table:table-cell>
              <table:table-cell office:value-type="float" office:value="0.657164">
                <text:p>0.657164</text:p>
              </table:table-cell>
              <table:table-cell office:value-type="float" office:value="0.951056">
                <text:p>0.951056</text:p>
              </table:table-cell>
              <table:table-cell office:value-type="float" office:value="0.881677">
                <text:p>0.881677</text:p>
              </table:table-cell>
              <table:table-cell office:value-type="float" office:value="0.475527">
                <text:p>0.475527</text:p>
              </table:table-cell>
              <table:table-cell office:value-type="float" office:value="-0.112258">
                <text:p>-0.112258</text:p>
              </table:table-cell>
              <table:table-cell office:value-type="float" office:value="-0.657163">
                <text:p>-0.657163</text:p>
              </table:table-cell>
              <table:table-cell office:value-type="float" office:value="-0.951057">
                <text:p>-0.9510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956135">
                <text:p>-0.956135</text:p>
              </table:table-cell>
              <table:table-cell office:value-type="float" office:value="-0.547082">
                <text:p>-0.547082</text:p>
              </table:table-cell>
              <table:table-cell office:value-type="float" office:value="0.070939">
                <text:p>0.070939</text:p>
              </table:table-cell>
              <table:table-cell office:value-type="float" office:value="0.661863">
                <text:p>0.661863</text:p>
              </table:table-cell>
              <table:table-cell office:value-type="float" office:value="0.999978">
                <text:p>0.999978</text:p>
              </table:table-cell>
              <table:table-cell office:value-type="float" office:value="0.956135">
                <text:p>0.956135</text:p>
              </table:table-cell>
              <table:table-cell office:value-type="float" office:value="0.547081">
                <text:p>0.547081</text:p>
              </table:table-cell>
              <table:table-cell office:value-type="float" office:value="-0.070939">
                <text:p>-0.070939</text:p>
              </table:table-cell>
              <table:table-cell office:value-type="float" office:value="-0.661863">
                <text:p>-0.661863</text:p>
              </table:table-cell>
              <table:table-cell office:value-type="float" office:value="-0.999978">
                <text:p>-0.9999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02682">
                <text:p>-1.02682</text:p>
              </table:table-cell>
              <table:table-cell office:value-type="float" office:value="-0.616477">
                <text:p>-0.616477</text:p>
              </table:table-cell>
              <table:table-cell office:value-type="float" office:value="0.029341">
                <text:p>0.029341</text:p>
              </table:table-cell>
              <table:table-cell office:value-type="float" office:value="0.66395">
                <text:p>0.66395</text:p>
              </table:table-cell>
              <table:table-cell office:value-type="float" office:value="1.044953">
                <text:p>1.044953</text:p>
              </table:table-cell>
              <table:table-cell office:value-type="float" office:value="1.02682">
                <text:p>1.02682</text:p>
              </table:table-cell>
              <table:table-cell office:value-type="float" office:value="0.616476">
                <text:p>0.616476</text:p>
              </table:table-cell>
              <table:table-cell office:value-type="float" office:value="-0.029341">
                <text:p>-0.029341</text:p>
              </table:table-cell>
              <table:table-cell office:value-type="float" office:value="-0.66395">
                <text:p>-0.66395</text:p>
              </table:table-cell>
              <table:table-cell office:value-type="float" office:value="-1.044954">
                <text:p>-1.0449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093454">
                <text:p>-1.093454</text:p>
              </table:table-cell>
              <table:table-cell office:value-type="float" office:value="-0.68344">
                <text:p>-0.68344</text:p>
              </table:table-cell>
              <table:table-cell office:value-type="float" office:value="-0.012374">
                <text:p>-0.012374</text:p>
              </table:table-cell>
              <table:table-cell office:value-type="float" office:value="0.663417">
                <text:p>0.663417</text:p>
              </table:table-cell>
              <table:table-cell office:value-type="float" office:value="1.085806">
                <text:p>1.085806</text:p>
              </table:table-cell>
              <table:table-cell office:value-type="float" office:value="1.093454">
                <text:p>1.093454</text:p>
              </table:table-cell>
              <table:table-cell office:value-type="float" office:value="0.683439">
                <text:p>0.683439</text:p>
              </table:table-cell>
              <table:table-cell office:value-type="float" office:value="0.012374">
                <text:p>0.012374</text:p>
              </table:table-cell>
              <table:table-cell office:value-type="float" office:value="-0.663417">
                <text:p>-0.663417</text:p>
              </table:table-cell>
              <table:table-cell office:value-type="float" office:value="-1.085806">
                <text:p>-1.0858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15577">
                <text:p>-1.15577</text:p>
              </table:table-cell>
              <table:table-cell office:value-type="float" office:value="-0.747704">
                <text:p>-0.747704</text:p>
              </table:table-cell>
              <table:table-cell office:value-type="float" office:value="-0.05404">
                <text:p>-0.05404</text:p>
              </table:table-cell>
              <table:table-cell office:value-type="float" office:value="0.660266">
                <text:p>0.660266</text:p>
              </table:table-cell>
              <table:table-cell office:value-type="float" office:value="1.122372">
                <text:p>1.122372</text:p>
              </table:table-cell>
              <table:table-cell office:value-type="float" office:value="1.15577">
                <text:p>1.15577</text:p>
              </table:table-cell>
              <table:table-cell office:value-type="float" office:value="0.747704">
                <text:p>0.747704</text:p>
              </table:table-cell>
              <table:table-cell office:value-type="float" office:value="0.05404">
                <text:p>0.05404</text:p>
              </table:table-cell>
              <table:table-cell office:value-type="float" office:value="-0.660265">
                <text:p>-0.660265</text:p>
              </table:table-cell>
              <table:table-cell office:value-type="float" office:value="-1.122371">
                <text:p>-1.1223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809018">
                <text:p>-0.809018</text:p>
              </table:table-cell>
              <table:table-cell office:value-type="float" office:value="-0.095492">
                <text:p>-0.095492</text:p>
              </table:table-cell>
              <table:table-cell office:value-type="float" office:value="0.654509">
                <text:p>0.654509</text:p>
              </table:table-cell>
              <table:table-cell office:value-type="float" office:value="1.154509">
                <text:p>1.154509</text:p>
              </table:table-cell>
              <table:table-cell office:value-type="float" office:value="1.213526">
                <text:p>1.213526</text:p>
              </table:table-cell>
              <table:table-cell office:value-type="float" office:value="0.809017">
                <text:p>0.809017</text:p>
              </table:table-cell>
              <table:table-cell office:value-type="float" office:value="0.095492">
                <text:p>0.095492</text:p>
              </table:table-cell>
              <table:table-cell office:value-type="float" office:value="-0.654508">
                <text:p>-0.654508</text:p>
              </table:table-cell>
              <table:table-cell office:value-type="float" office:value="-1.154509">
                <text:p>-1.1545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.266492">
                <text:p>-1.266492</text:p>
              </table:table-cell>
              <table:table-cell office:value-type="float" office:value="-0.867139">
                <text:p>-0.867139</text:p>
              </table:table-cell>
              <table:table-cell office:value-type="float" office:value="-0.136567">
                <text:p>-0.136567</text:p>
              </table:table-cell>
              <table:table-cell office:value-type="float" office:value="0.646167">
                <text:p>0.646167</text:p>
              </table:table-cell>
              <table:table-cell office:value-type="float" office:value="1.18209">
                <text:p>1.18209</text:p>
              </table:table-cell>
              <table:table-cell office:value-type="float" office:value="1.266492">
                <text:p>1.266492</text:p>
              </table:table-cell>
              <table:table-cell office:value-type="float" office:value="0.867138">
                <text:p>0.867138</text:p>
              </table:table-cell>
              <table:table-cell office:value-type="float" office:value="0.136567">
                <text:p>0.136567</text:p>
              </table:table-cell>
              <table:table-cell office:value-type="float" office:value="-0.646168">
                <text:p>-0.646168</text:p>
              </table:table-cell>
              <table:table-cell office:value-type="float" office:value="-1.182088">
                <text:p>-1.1820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31446">
                <text:p>-1.31446</text:p>
              </table:table-cell>
              <table:table-cell office:value-type="float" office:value="-0.921838">
                <text:p>-0.921838</text:p>
              </table:table-cell>
              <table:table-cell office:value-type="float" office:value="-0.177103">
                <text:p>-0.177103</text:p>
              </table:table-cell>
              <table:table-cell office:value-type="float" office:value="0.635277">
                <text:p>0.635277</text:p>
              </table:table-cell>
              <table:table-cell office:value-type="float" office:value="1.205005">
                <text:p>1.205005</text:p>
              </table:table-cell>
              <table:table-cell office:value-type="float" office:value="1.31446">
                <text:p>1.31446</text:p>
              </table:table-cell>
              <table:table-cell office:value-type="float" office:value="0.921837">
                <text:p>0.921837</text:p>
              </table:table-cell>
              <table:table-cell office:value-type="float" office:value="0.177103">
                <text:p>0.177103</text:p>
              </table:table-cell>
              <table:table-cell office:value-type="float" office:value="-0.635278">
                <text:p>-0.635278</text:p>
              </table:table-cell>
              <table:table-cell office:value-type="float" office:value="-1.205005">
                <text:p>-1.2050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357241">
                <text:p>-1.357241</text:p>
              </table:table-cell>
              <table:table-cell office:value-type="float" office:value="-0.972898">
                <text:p>-0.972898</text:p>
              </table:table-cell>
              <table:table-cell office:value-type="float" office:value="-0.21694">
                <text:p>-0.21694</text:p>
              </table:table-cell>
              <table:table-cell office:value-type="float" office:value="0.62188">
                <text:p>0.62188</text:p>
              </table:table-cell>
              <table:table-cell office:value-type="float" office:value="1.223165">
                <text:p>1.223165</text:p>
              </table:table-cell>
              <table:table-cell office:value-type="float" office:value="1.357241">
                <text:p>1.357241</text:p>
              </table:table-cell>
              <table:table-cell office:value-type="float" office:value="0.972897">
                <text:p>0.972897</text:p>
              </table:table-cell>
              <table:table-cell office:value-type="float" office:value="0.21694">
                <text:p>0.21694</text:p>
              </table:table-cell>
              <table:table-cell office:value-type="float" office:value="-0.62188">
                <text:p>-0.62188</text:p>
              </table:table-cell>
              <table:table-cell office:value-type="float" office:value="-1.223163">
                <text:p>-1.2231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020119">
                <text:p>-1.020119</text:p>
              </table:table-cell>
              <table:table-cell office:value-type="float" office:value="-0.255921">
                <text:p>-0.255921</text:p>
              </table:table-cell>
              <table:table-cell office:value-type="float" office:value="0.606028">
                <text:p>0.606028</text:p>
              </table:table-cell>
              <table:table-cell office:value-type="float" office:value="1.236497">
                <text:p>1.236497</text:p>
              </table:table-cell>
              <table:table-cell office:value-type="float" office:value="1.394665">
                <text:p>1.394665</text:p>
              </table:table-cell>
              <table:table-cell office:value-type="float" office:value="1.020118">
                <text:p>1.020118</text:p>
              </table:table-cell>
              <table:table-cell office:value-type="float" office:value="0.255921">
                <text:p>0.255921</text:p>
              </table:table-cell>
              <table:table-cell office:value-type="float" office:value="-0.606029">
                <text:p>-0.606029</text:p>
              </table:table-cell>
              <table:table-cell office:value-type="float" office:value="-1.236497">
                <text:p>-1.2364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426585">
                <text:p>-1.426585</text:p>
              </table:table-cell>
              <table:table-cell office:value-type="float" office:value="-1.063314">
                <text:p>-1.063314</text:p>
              </table:table-cell>
              <table:table-cell office:value-type="float" office:value="-0.293892">
                <text:p>-0.293892</text:p>
              </table:table-cell>
              <table:table-cell office:value-type="float" office:value="0.587784">
                <text:p>0.587784</text:p>
              </table:table-cell>
              <table:table-cell office:value-type="float" office:value="1.24495">
                <text:p>1.24495</text:p>
              </table:table-cell>
              <table:table-cell office:value-type="float" office:value="1.426585">
                <text:p>1.426585</text:p>
              </table:table-cell>
              <table:table-cell office:value-type="float" office:value="1.063313">
                <text:p>1.063313</text:p>
              </table:table-cell>
              <table:table-cell office:value-type="float" office:value="0.293892">
                <text:p>0.293892</text:p>
              </table:table-cell>
              <table:table-cell office:value-type="float" office:value="-0.587785">
                <text:p>-0.587785</text:p>
              </table:table-cell>
              <table:table-cell office:value-type="float" office:value="-1.244949">
                <text:p>-1.2449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102313">
                <text:p>-1.102313</text:p>
              </table:table-cell>
              <table:table-cell office:value-type="float" office:value="-0.330703">
                <text:p>-0.330703</text:p>
              </table:table-cell>
              <table:table-cell office:value-type="float" office:value="0.567221">
                <text:p>0.567221</text:p>
              </table:table-cell>
              <table:table-cell office:value-type="float" office:value="1.248489">
                <text:p>1.248489</text:p>
              </table:table-cell>
              <table:table-cell office:value-type="float" office:value="1.452875">
                <text:p>1.452875</text:p>
              </table:table-cell>
              <table:table-cell office:value-type="float" office:value="1.102312">
                <text:p>1.102312</text:p>
              </table:table-cell>
              <table:table-cell office:value-type="float" office:value="0.330704">
                <text:p>0.330704</text:p>
              </table:table-cell>
              <table:table-cell office:value-type="float" office:value="-0.567222">
                <text:p>-0.567222</text:p>
              </table:table-cell>
              <table:table-cell office:value-type="float" office:value="-1.248489">
                <text:p>-1.2484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136961">
                <text:p>-1.136961</text:p>
              </table:table-cell>
              <table:table-cell office:value-type="float" office:value="-0.366209">
                <text:p>-0.366209</text:p>
              </table:table-cell>
              <table:table-cell office:value-type="float" office:value="0.54442">
                <text:p>0.54442</text:p>
              </table:table-cell>
              <table:table-cell office:value-type="float" office:value="1.247101">
                <text:p>1.247101</text:p>
              </table:table-cell>
              <table:table-cell office:value-type="float" office:value="1.473431">
                <text:p>1.473431</text:p>
              </table:table-cell>
              <table:table-cell office:value-type="float" office:value="1.136961">
                <text:p>1.136961</text:p>
              </table:table-cell>
              <table:table-cell office:value-type="float" office:value="0.36621">
                <text:p>0.36621</text:p>
              </table:table-cell>
              <table:table-cell office:value-type="float" office:value="-0.54442">
                <text:p>-0.54442</text:p>
              </table:table-cell>
              <table:table-cell office:value-type="float" office:value="-1.2471">
                <text:p>-1.24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167123">
                <text:p>-1.167123</text:p>
              </table:table-cell>
              <table:table-cell office:value-type="float" office:value="-0.40027">
                <text:p>-0.40027</text:p>
              </table:table-cell>
              <table:table-cell office:value-type="float" office:value="0.519469">
                <text:p>0.519469</text:p>
              </table:table-cell>
              <table:table-cell office:value-type="float" office:value="1.240792">
                <text:p>1.240792</text:p>
              </table:table-cell>
              <table:table-cell office:value-type="float" office:value="1.488172">
                <text:p>1.488172</text:p>
              </table:table-cell>
              <table:table-cell office:value-type="float" office:value="1.167122">
                <text:p>1.167122</text:p>
              </table:table-cell>
              <table:table-cell office:value-type="float" office:value="0.400271">
                <text:p>0.400271</text:p>
              </table:table-cell>
              <table:table-cell office:value-type="float" office:value="-0.51947">
                <text:p>-0.51947</text:p>
              </table:table-cell>
              <table:table-cell office:value-type="float" office:value="-1.240791">
                <text:p>-1.2407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49704">
                <text:p>-1.49704</text:p>
              </table:table-cell>
              <table:table-cell office:value-type="float" office:value="-1.192678">
                <text:p>-1.192678</text:p>
              </table:table-cell>
              <table:table-cell office:value-type="float" office:value="-0.432751">
                <text:p>-0.432751</text:p>
              </table:table-cell>
              <table:table-cell office:value-type="float" office:value="0.492469">
                <text:p>0.492469</text:p>
              </table:table-cell>
              <table:table-cell office:value-type="float" office:value="1.229585">
                <text:p>1.229585</text:p>
              </table:table-cell>
              <table:table-cell office:value-type="float" office:value="1.49704">
                <text:p>1.49704</text:p>
              </table:table-cell>
              <table:table-cell office:value-type="float" office:value="1.192677">
                <text:p>1.192677</text:p>
              </table:table-cell>
              <table:table-cell office:value-type="float" office:value="0.432752">
                <text:p>0.432752</text:p>
              </table:table-cell>
              <table:table-cell office:value-type="float" office:value="-0.492469">
                <text:p>-0.492469</text:p>
              </table:table-cell>
              <table:table-cell office:value-type="float" office:value="-1.229584">
                <text:p>-1.2295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5">
                <text:p>-1.5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463525">
                <text:p>-0.463525</text:p>
              </table:table-cell>
              <table:table-cell office:value-type="float" office:value="0.463525">
                <text:p>0.463525</text:p>
              </table:table-cell>
              <table:table-cell office:value-type="float" office:value="1.213526">
                <text:p>1.213526</text:p>
              </table:table-cell>
              <table:table-cell office:value-type="float" office:value="1.5">
                <text:p>1.5</text:p>
              </table:table-cell>
              <table:table-cell office:value-type="float" office:value="1.213525">
                <text:p>1.213525</text:p>
              </table:table-cell>
              <table:table-cell office:value-type="float" office:value="0.463525">
                <text:p>0.463525</text:p>
              </table:table-cell>
              <table:table-cell office:value-type="float" office:value="-0.463525">
                <text:p>-0.463525</text:p>
              </table:table-cell>
              <table:table-cell office:value-type="float" office:value="-1.213526">
                <text:p>-1.2135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49704">
                <text:p>-1.49704</text:p>
              </table:table-cell>
              <table:table-cell office:value-type="float" office:value="-1.229585">
                <text:p>-1.229585</text:p>
              </table:table-cell>
              <table:table-cell office:value-type="float" office:value="-0.492469">
                <text:p>-0.492469</text:p>
              </table:table-cell>
              <table:table-cell office:value-type="float" office:value="0.432752">
                <text:p>0.432752</text:p>
              </table:table-cell>
              <table:table-cell office:value-type="float" office:value="1.192678">
                <text:p>1.192678</text:p>
              </table:table-cell>
              <table:table-cell office:value-type="float" office:value="1.49704">
                <text:p>1.49704</text:p>
              </table:table-cell>
              <table:table-cell office:value-type="float" office:value="1.229584">
                <text:p>1.229584</text:p>
              </table:table-cell>
              <table:table-cell office:value-type="float" office:value="0.492469">
                <text:p>0.492469</text:p>
              </table:table-cell>
              <table:table-cell office:value-type="float" office:value="-0.432751">
                <text:p>-0.432751</text:p>
              </table:table-cell>
              <table:table-cell office:value-type="float" office:value="-1.192677">
                <text:p>-1.1926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240792">
                <text:p>-1.240792</text:p>
              </table:table-cell>
              <table:table-cell office:value-type="float" office:value="-0.51947">
                <text:p>-0.51947</text:p>
              </table:table-cell>
              <table:table-cell office:value-type="float" office:value="0.400271">
                <text:p>0.400271</text:p>
              </table:table-cell>
              <table:table-cell office:value-type="float" office:value="1.167122">
                <text:p>1.167122</text:p>
              </table:table-cell>
              <table:table-cell office:value-type="float" office:value="1.488172">
                <text:p>1.488172</text:p>
              </table:table-cell>
              <table:table-cell office:value-type="float" office:value="1.240791">
                <text:p>1.240791</text:p>
              </table:table-cell>
              <table:table-cell office:value-type="float" office:value="0.519469">
                <text:p>0.519469</text:p>
              </table:table-cell>
              <table:table-cell office:value-type="float" office:value="-0.40027">
                <text:p>-0.40027</text:p>
              </table:table-cell>
              <table:table-cell office:value-type="float" office:value="-1.167122">
                <text:p>-1.1671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247101">
                <text:p>-1.247101</text:p>
              </table:table-cell>
              <table:table-cell office:value-type="float" office:value="-0.54442">
                <text:p>-0.54442</text:p>
              </table:table-cell>
              <table:table-cell office:value-type="float" office:value="0.36621">
                <text:p>0.36621</text:p>
              </table:table-cell>
              <table:table-cell office:value-type="float" office:value="1.136961">
                <text:p>1.136961</text:p>
              </table:table-cell>
              <table:table-cell office:value-type="float" office:value="1.473431">
                <text:p>1.473431</text:p>
              </table:table-cell>
              <table:table-cell office:value-type="float" office:value="1.2471">
                <text:p>1.2471</text:p>
              </table:table-cell>
              <table:table-cell office:value-type="float" office:value="0.54442">
                <text:p>0.54442</text:p>
              </table:table-cell>
              <table:table-cell office:value-type="float" office:value="-0.36621">
                <text:p>-0.36621</text:p>
              </table:table-cell>
              <table:table-cell office:value-type="float" office:value="-1.136961">
                <text:p>-1.1369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248489">
                <text:p>-1.248489</text:p>
              </table:table-cell>
              <table:table-cell office:value-type="float" office:value="-0.567222">
                <text:p>-0.567222</text:p>
              </table:table-cell>
              <table:table-cell office:value-type="float" office:value="0.330704">
                <text:p>0.330704</text:p>
              </table:table-cell>
              <table:table-cell office:value-type="float" office:value="1.102313">
                <text:p>1.102313</text:p>
              </table:table-cell>
              <table:table-cell office:value-type="float" office:value="1.452875">
                <text:p>1.452875</text:p>
              </table:table-cell>
              <table:table-cell office:value-type="float" office:value="1.248489">
                <text:p>1.248489</text:p>
              </table:table-cell>
              <table:table-cell office:value-type="float" office:value="0.567221">
                <text:p>0.567221</text:p>
              </table:table-cell>
              <table:table-cell office:value-type="float" office:value="-0.330703">
                <text:p>-0.330703</text:p>
              </table:table-cell>
              <table:table-cell office:value-type="float" office:value="-1.102313">
                <text:p>-1.1023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426585">
                <text:p>-1.426585</text:p>
              </table:table-cell>
              <table:table-cell office:value-type="float" office:value="-1.24495">
                <text:p>-1.24495</text:p>
              </table:table-cell>
              <table:table-cell office:value-type="float" office:value="-0.587785">
                <text:p>-0.587785</text:p>
              </table:table-cell>
              <table:table-cell office:value-type="float" office:value="0.293893">
                <text:p>0.293893</text:p>
              </table:table-cell>
              <table:table-cell office:value-type="float" office:value="1.063314">
                <text:p>1.063314</text:p>
              </table:table-cell>
              <table:table-cell office:value-type="float" office:value="1.426585">
                <text:p>1.426585</text:p>
              </table:table-cell>
              <table:table-cell office:value-type="float" office:value="1.244949">
                <text:p>1.244949</text:p>
              </table:table-cell>
              <table:table-cell office:value-type="float" office:value="0.587784">
                <text:p>0.587784</text:p>
              </table:table-cell>
              <table:table-cell office:value-type="float" office:value="-0.293892">
                <text:p>-0.293892</text:p>
              </table:table-cell>
              <table:table-cell office:value-type="float" office:value="-1.063313">
                <text:p>-1.0633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236497">
                <text:p>-1.236497</text:p>
              </table:table-cell>
              <table:table-cell office:value-type="float" office:value="-0.606028">
                <text:p>-0.606028</text:p>
              </table:table-cell>
              <table:table-cell office:value-type="float" office:value="0.255921">
                <text:p>0.255921</text:p>
              </table:table-cell>
              <table:table-cell office:value-type="float" office:value="1.020119">
                <text:p>1.020119</text:p>
              </table:table-cell>
              <table:table-cell office:value-type="float" office:value="1.394665">
                <text:p>1.394665</text:p>
              </table:table-cell>
              <table:table-cell office:value-type="float" office:value="1.236497">
                <text:p>1.236497</text:p>
              </table:table-cell>
              <table:table-cell office:value-type="float" office:value="0.606028">
                <text:p>0.606028</text:p>
              </table:table-cell>
              <table:table-cell office:value-type="float" office:value="-0.255921">
                <text:p>-0.255921</text:p>
              </table:table-cell>
              <table:table-cell office:value-type="float" office:value="-1.020118">
                <text:p>-1.0201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357241">
                <text:p>-1.357241</text:p>
              </table:table-cell>
              <table:table-cell office:value-type="float" office:value="-1.223164">
                <text:p>-1.223164</text:p>
              </table:table-cell>
              <table:table-cell office:value-type="float" office:value="-0.62188">
                <text:p>-0.62188</text:p>
              </table:table-cell>
              <table:table-cell office:value-type="float" office:value="0.21694">
                <text:p>0.21694</text:p>
              </table:table-cell>
              <table:table-cell office:value-type="float" office:value="0.972898">
                <text:p>0.972898</text:p>
              </table:table-cell>
              <table:table-cell office:value-type="float" office:value="1.357241">
                <text:p>1.357241</text:p>
              </table:table-cell>
              <table:table-cell office:value-type="float" office:value="1.223164">
                <text:p>1.223164</text:p>
              </table:table-cell>
              <table:table-cell office:value-type="float" office:value="0.62188">
                <text:p>0.62188</text:p>
              </table:table-cell>
              <table:table-cell office:value-type="float" office:value="-0.21694">
                <text:p>-0.21694</text:p>
              </table:table-cell>
              <table:table-cell office:value-type="float" office:value="-0.972897">
                <text:p>-0.9728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314461">
                <text:p>-1.314461</text:p>
              </table:table-cell>
              <table:table-cell office:value-type="float" office:value="-1.205005">
                <text:p>-1.205005</text:p>
              </table:table-cell>
              <table:table-cell office:value-type="float" office:value="-0.635278">
                <text:p>-0.635278</text:p>
              </table:table-cell>
              <table:table-cell office:value-type="float" office:value="0.177103">
                <text:p>0.177103</text:p>
              </table:table-cell>
              <table:table-cell office:value-type="float" office:value="0.921838">
                <text:p>0.921838</text:p>
              </table:table-cell>
              <table:table-cell office:value-type="float" office:value="1.31446">
                <text:p>1.31446</text:p>
              </table:table-cell>
              <table:table-cell office:value-type="float" office:value="1.205005">
                <text:p>1.205005</text:p>
              </table:table-cell>
              <table:table-cell office:value-type="float" office:value="0.635277">
                <text:p>0.635277</text:p>
              </table:table-cell>
              <table:table-cell office:value-type="float" office:value="-0.177103">
                <text:p>-0.177103</text:p>
              </table:table-cell>
              <table:table-cell office:value-type="float" office:value="-0.921837">
                <text:p>-0.9218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.266492">
                <text:p>-1.266492</text:p>
              </table:table-cell>
              <table:table-cell office:value-type="float" office:value="-1.182089">
                <text:p>-1.182089</text:p>
              </table:table-cell>
              <table:table-cell office:value-type="float" office:value="-0.646168">
                <text:p>-0.646168</text:p>
              </table:table-cell>
              <table:table-cell office:value-type="float" office:value="0.136567">
                <text:p>0.136567</text:p>
              </table:table-cell>
              <table:table-cell office:value-type="float" office:value="0.867139">
                <text:p>0.867139</text:p>
              </table:table-cell>
              <table:table-cell office:value-type="float" office:value="1.266492">
                <text:p>1.266492</text:p>
              </table:table-cell>
              <table:table-cell office:value-type="float" office:value="1.182089">
                <text:p>1.182089</text:p>
              </table:table-cell>
              <table:table-cell office:value-type="float" office:value="0.646168">
                <text:p>0.646168</text:p>
              </table:table-cell>
              <table:table-cell office:value-type="float" office:value="-0.136567">
                <text:p>-0.136567</text:p>
              </table:table-cell>
              <table:table-cell office:value-type="float" office:value="-0.867138">
                <text:p>-0.8671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213526">
                <text:p>-1.213526</text:p>
              </table:table-cell>
              <table:table-cell office:value-type="float" office:value="-1.154509">
                <text:p>-1.154509</text:p>
              </table:table-cell>
              <table:table-cell office:value-type="float" office:value="-0.654508">
                <text:p>-0.654508</text:p>
              </table:table-cell>
              <table:table-cell office:value-type="float" office:value="0.095492">
                <text:p>0.095492</text:p>
              </table:table-cell>
              <table:table-cell office:value-type="float" office:value="0.809018">
                <text:p>0.809018</text:p>
              </table:table-cell>
              <table:table-cell office:value-type="float" office:value="1.213526">
                <text:p>1.213526</text:p>
              </table:table-cell>
              <table:table-cell office:value-type="float" office:value="1.154509">
                <text:p>1.154509</text:p>
              </table:table-cell>
              <table:table-cell office:value-type="float" office:value="0.654508">
                <text:p>0.654508</text:p>
              </table:table-cell>
              <table:table-cell office:value-type="float" office:value="-0.095492">
                <text:p>-0.095492</text:p>
              </table:table-cell>
              <table:table-cell office:value-type="float" office:value="-0.809017">
                <text:p>-0.8090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155771">
                <text:p>-1.155771</text:p>
              </table:table-cell>
              <table:table-cell office:value-type="float" office:value="-1.122372">
                <text:p>-1.122372</text:p>
              </table:table-cell>
              <table:table-cell office:value-type="float" office:value="-0.660265">
                <text:p>-0.660265</text:p>
              </table:table-cell>
              <table:table-cell office:value-type="float" office:value="0.05404">
                <text:p>0.05404</text:p>
              </table:table-cell>
              <table:table-cell office:value-type="float" office:value="0.747704">
                <text:p>0.747704</text:p>
              </table:table-cell>
              <table:table-cell office:value-type="float" office:value="1.155771">
                <text:p>1.155771</text:p>
              </table:table-cell>
              <table:table-cell office:value-type="float" office:value="1.122371">
                <text:p>1.122371</text:p>
              </table:table-cell>
              <table:table-cell office:value-type="float" office:value="0.660266">
                <text:p>0.660266</text:p>
              </table:table-cell>
              <table:table-cell office:value-type="float" office:value="-0.05404">
                <text:p>-0.05404</text:p>
              </table:table-cell>
              <table:table-cell office:value-type="float" office:value="-0.747704">
                <text:p>-0.7477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093454">
                <text:p>-1.093454</text:p>
              </table:table-cell>
              <table:table-cell office:value-type="float" office:value="-1.085806">
                <text:p>-1.085806</text:p>
              </table:table-cell>
              <table:table-cell office:value-type="float" office:value="-0.663417">
                <text:p>-0.663417</text:p>
              </table:table-cell>
              <table:table-cell office:value-type="float" office:value="0.012374">
                <text:p>0.012374</text:p>
              </table:table-cell>
              <table:table-cell office:value-type="float" office:value="0.68344">
                <text:p>0.68344</text:p>
              </table:table-cell>
              <table:table-cell office:value-type="float" office:value="1.093454">
                <text:p>1.093454</text:p>
              </table:table-cell>
              <table:table-cell office:value-type="float" office:value="1.085806">
                <text:p>1.085806</text:p>
              </table:table-cell>
              <table:table-cell office:value-type="float" office:value="0.663417">
                <text:p>0.663417</text:p>
              </table:table-cell>
              <table:table-cell office:value-type="float" office:value="-0.012374">
                <text:p>-0.012374</text:p>
              </table:table-cell>
              <table:table-cell office:value-type="float" office:value="-0.683439">
                <text:p>-0.6834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.02682">
                <text:p>-1.02682</text:p>
              </table:table-cell>
              <table:table-cell office:value-type="float" office:value="-1.044954">
                <text:p>-1.044954</text:p>
              </table:table-cell>
              <table:table-cell office:value-type="float" office:value="-0.66395">
                <text:p>-0.66395</text:p>
              </table:table-cell>
              <table:table-cell office:value-type="float" office:value="-0.029341">
                <text:p>-0.029341</text:p>
              </table:table-cell>
              <table:table-cell office:value-type="float" office:value="0.616477">
                <text:p>0.616477</text:p>
              </table:table-cell>
              <table:table-cell office:value-type="float" office:value="1.02682">
                <text:p>1.02682</text:p>
              </table:table-cell>
              <table:table-cell office:value-type="float" office:value="1.044953">
                <text:p>1.044953</text:p>
              </table:table-cell>
              <table:table-cell office:value-type="float" office:value="0.66395">
                <text:p>0.66395</text:p>
              </table:table-cell>
              <table:table-cell office:value-type="float" office:value="0.029341">
                <text:p>0.029341</text:p>
              </table:table-cell>
              <table:table-cell office:value-type="float" office:value="-0.616476">
                <text:p>-0.6164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956135">
                <text:p>-0.956135</text:p>
              </table:table-cell>
              <table:table-cell office:value-type="float" office:value="-0.999978">
                <text:p>-0.999978</text:p>
              </table:table-cell>
              <table:table-cell office:value-type="float" office:value="-0.661863">
                <text:p>-0.661863</text:p>
              </table:table-cell>
              <table:table-cell office:value-type="float" office:value="-0.070939">
                <text:p>-0.070939</text:p>
              </table:table-cell>
              <table:table-cell office:value-type="float" office:value="0.547082">
                <text:p>0.547082</text:p>
              </table:table-cell>
              <table:table-cell office:value-type="float" office:value="0.956135">
                <text:p>0.956135</text:p>
              </table:table-cell>
              <table:table-cell office:value-type="float" office:value="0.999978">
                <text:p>0.999978</text:p>
              </table:table-cell>
              <table:table-cell office:value-type="float" office:value="0.661863">
                <text:p>0.661863</text:p>
              </table:table-cell>
              <table:table-cell office:value-type="float" office:value="0.070939">
                <text:p>0.070939</text:p>
              </table:table-cell>
              <table:table-cell office:value-type="float" office:value="-0.547081">
                <text:p>-0.5470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881677">
                <text:p>-0.881677</text:p>
              </table:table-cell>
              <table:table-cell office:value-type="float" office:value="-0.951056">
                <text:p>-0.951056</text:p>
              </table:table-cell>
              <table:table-cell office:value-type="float" office:value="-0.657163">
                <text:p>-0.657163</text:p>
              </table:table-cell>
              <table:table-cell office:value-type="float" office:value="-0.112258">
                <text:p>-0.112258</text:p>
              </table:table-cell>
              <table:table-cell office:value-type="float" office:value="0.475528">
                <text:p>0.475528</text:p>
              </table:table-cell>
              <table:table-cell office:value-type="float" office:value="0.881677">
                <text:p>0.881677</text:p>
              </table:table-cell>
              <table:table-cell office:value-type="float" office:value="0.951056">
                <text:p>0.951056</text:p>
              </table:table-cell>
              <table:table-cell office:value-type="float" office:value="0.657164">
                <text:p>0.657164</text:p>
              </table:table-cell>
              <table:table-cell office:value-type="float" office:value="0.112258">
                <text:p>0.112258</text:p>
              </table:table-cell>
              <table:table-cell office:value-type="float" office:value="-0.475527">
                <text:p>-0.4755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803739">
                <text:p>-0.803739</text:p>
              </table:table-cell>
              <table:table-cell office:value-type="float" office:value="-0.898381">
                <text:p>-0.898381</text:p>
              </table:table-cell>
              <table:table-cell office:value-type="float" office:value="-0.649871">
                <text:p>-0.649871</text:p>
              </table:table-cell>
              <table:table-cell office:value-type="float" office:value="-0.153133">
                <text:p>-0.153133</text:p>
              </table:table-cell>
              <table:table-cell office:value-type="float" office:value="0.402098">
                <text:p>0.402098</text:p>
              </table:table-cell>
              <table:table-cell office:value-type="float" office:value="0.80374">
                <text:p>0.80374</text:p>
              </table:table-cell>
              <table:table-cell office:value-type="float" office:value="0.898381">
                <text:p>0.898381</text:p>
              </table:table-cell>
              <table:table-cell office:value-type="float" office:value="0.649871">
                <text:p>0.649871</text:p>
              </table:table-cell>
              <table:table-cell office:value-type="float" office:value="0.153133">
                <text:p>0.153133</text:p>
              </table:table-cell>
              <table:table-cell office:value-type="float" office:value="-0.402097">
                <text:p>-0.4020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72263">
                <text:p>-0.72263</text:p>
              </table:table-cell>
              <table:table-cell office:value-type="float" office:value="-0.84216">
                <text:p>-0.84216</text:p>
              </table:table-cell>
              <table:table-cell office:value-type="float" office:value="-0.640013">
                <text:p>-0.640013</text:p>
              </table:table-cell>
              <table:table-cell office:value-type="float" office:value="-0.193404">
                <text:p>-0.193404</text:p>
              </table:table-cell>
              <table:table-cell office:value-type="float" office:value="0.32708">
                <text:p>0.32708</text:p>
              </table:table-cell>
              <table:table-cell office:value-type="float" office:value="0.72263">
                <text:p>0.72263</text:p>
              </table:table-cell>
              <table:table-cell office:value-type="float" office:value="0.84216">
                <text:p>0.84216</text:p>
              </table:table-cell>
              <table:table-cell office:value-type="float" office:value="0.640013">
                <text:p>0.640013</text:p>
              </table:table-cell>
              <table:table-cell office:value-type="float" office:value="0.193404">
                <text:p>0.193404</text:p>
              </table:table-cell>
              <table:table-cell office:value-type="float" office:value="-0.327079">
                <text:p>-0.3270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638668">
                <text:p>-0.638668</text:p>
              </table:table-cell>
              <table:table-cell office:value-type="float" office:value="-0.782616">
                <text:p>-0.782616</text:p>
              </table:table-cell>
              <table:table-cell office:value-type="float" office:value="-0.62763">
                <text:p>-0.62763</text:p>
              </table:table-cell>
              <table:table-cell office:value-type="float" office:value="-0.232912">
                <text:p>-0.232912</text:p>
              </table:table-cell>
              <table:table-cell office:value-type="float" office:value="0.250772">
                <text:p>0.250772</text:p>
              </table:table-cell>
              <table:table-cell office:value-type="float" office:value="0.638668">
                <text:p>0.638668</text:p>
              </table:table-cell>
              <table:table-cell office:value-type="float" office:value="0.782616">
                <text:p>0.782616</text:p>
              </table:table-cell>
              <table:table-cell office:value-type="float" office:value="0.62763">
                <text:p>0.62763</text:p>
              </table:table-cell>
              <table:table-cell office:value-type="float" office:value="0.232912">
                <text:p>0.232912</text:p>
              </table:table-cell>
              <table:table-cell office:value-type="float" office:value="-0.250772">
                <text:p>-0.2507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552186">
                <text:p>-0.552186</text:p>
              </table:table-cell>
              <table:table-cell office:value-type="float" office:value="-0.719983">
                <text:p>-0.719983</text:p>
              </table:table-cell>
              <table:table-cell office:value-type="float" office:value="-0.61277">
                <text:p>-0.61277</text:p>
              </table:table-cell>
              <table:table-cell office:value-type="float" office:value="-0.2715">
                <text:p>-0.2715</text:p>
              </table:table-cell>
              <table:table-cell office:value-type="float" office:value="0.173474">
                <text:p>0.173474</text:p>
              </table:table-cell>
              <table:table-cell office:value-type="float" office:value="0.552186">
                <text:p>0.552186</text:p>
              </table:table-cell>
              <table:table-cell office:value-type="float" office:value="0.719983">
                <text:p>0.719983</text:p>
              </table:table-cell>
              <table:table-cell office:value-type="float" office:value="0.61277">
                <text:p>0.61277</text:p>
              </table:table-cell>
              <table:table-cell office:value-type="float" office:value="0.2715">
                <text:p>0.2715</text:p>
              </table:table-cell>
              <table:table-cell office:value-type="float" office:value="-0.173473">
                <text:p>-0.1734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463525">
                <text:p>-0.463525</text:p>
              </table:table-cell>
              <table:table-cell office:value-type="float" office:value="-0.654508">
                <text:p>-0.654508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309017">
                <text:p>-0.309017</text:p>
              </table:table-cell>
              <table:table-cell office:value-type="float" office:value="0.095492">
                <text:p>0.095492</text:p>
              </table:table-cell>
              <table:table-cell office:value-type="float" office:value="0.463525">
                <text:p>0.463525</text:p>
              </table:table-cell>
              <table:table-cell office:value-type="float" office:value="0.654508">
                <text:p>0.654508</text:p>
              </table:table-cell>
              <table:table-cell office:value-type="float" office:value="0.595491">
                <text:p>0.595491</text:p>
              </table:table-cell>
              <table:table-cell office:value-type="float" office:value="0.309017">
                <text:p>0.309017</text:p>
              </table:table-cell>
              <table:table-cell office:value-type="float" office:value="-0.095491">
                <text:p>-0.0954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373035">
                <text:p>-0.373035</text:p>
              </table:table-cell>
              <table:table-cell office:value-type="float" office:value="-0.586451">
                <text:p>-0.586451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345315">
                <text:p>-0.345315</text:p>
              </table:table-cell>
              <table:table-cell office:value-type="float" office:value="0.017132">
                <text:p>0.017132</text:p>
              </table:table-cell>
              <table:table-cell office:value-type="float" office:value="0.373034">
                <text:p>0.373034</text:p>
              </table:table-cell>
              <table:table-cell office:value-type="float" office:value="0.586451">
                <text:p>0.586451</text:p>
              </table:table-cell>
              <table:table-cell office:value-type="float" office:value="0.575862">
                <text:p>0.575862</text:p>
              </table:table-cell>
              <table:table-cell office:value-type="float" office:value="0.345315">
                <text:p>0.345315</text:p>
              </table:table-cell>
              <table:table-cell office:value-type="float" office:value="-0.017131">
                <text:p>-0.0171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281072">
                <text:p>-0.281072</text:p>
              </table:table-cell>
              <table:table-cell office:value-type="float" office:value="-0.516079">
                <text:p>-0.516079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38025">
                <text:p>-0.38025</text:p>
              </table:table-cell>
              <table:table-cell office:value-type="float" office:value="-0.061295">
                <text:p>-0.061295</text:p>
              </table:table-cell>
              <table:table-cell office:value-type="float" office:value="0.281071">
                <text:p>0.281071</text:p>
              </table:table-cell>
              <table:table-cell office:value-type="float" office:value="0.516079">
                <text:p>0.516079</text:p>
              </table:table-cell>
              <table:table-cell office:value-type="float" office:value="0.553961">
                <text:p>0.553961</text:p>
              </table:table-cell>
              <table:table-cell office:value-type="float" office:value="0.38025">
                <text:p>0.38025</text:p>
              </table:table-cell>
              <table:table-cell office:value-type="float" office:value="0.061295">
                <text:p>0.0612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188">
                <text:p>-0.188</text:p>
              </table:table-cell>
              <table:table-cell office:value-type="float" office:value="-0.44367">
                <text:p>-0.44367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13684">
                <text:p>-0.413684</text:p>
              </table:table-cell>
              <table:table-cell office:value-type="float" office:value="-0.13948">
                <text:p>-0.13948</text:p>
              </table:table-cell>
              <table:table-cell office:value-type="float" office:value="0.187999">
                <text:p>0.187999</text:p>
              </table:table-cell>
              <table:table-cell office:value-type="float" office:value="0.44367">
                <text:p>0.44367</text:p>
              </table:table-cell>
              <table:table-cell office:value-type="float" office:value="0.529873">
                <text:p>0.529873</text:p>
              </table:table-cell>
              <table:table-cell office:value-type="float" office:value="0.413684">
                <text:p>0.413684</text:p>
              </table:table-cell>
              <table:table-cell office:value-type="float" office:value="0.139481">
                <text:p>0.1394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94186">
                <text:p>-0.094186</text:p>
              </table:table-cell>
              <table:table-cell office:value-type="float" office:value="-0.36951">
                <text:p>-0.36951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445485">
                <text:p>-0.445485</text:p>
              </table:table-cell>
              <table:table-cell office:value-type="float" office:value="-0.217114">
                <text:p>-0.217114</text:p>
              </table:table-cell>
              <table:table-cell office:value-type="float" office:value="0.094185">
                <text:p>0.094185</text:p>
              </table:table-cell>
              <table:table-cell office:value-type="float" office:value="0.369511">
                <text:p>0.369511</text:p>
              </table:table-cell>
              <table:table-cell office:value-type="float" office:value="0.503695">
                <text:p>0.503695</text:p>
              </table:table-cell>
              <table:table-cell office:value-type="float" office:value="0.445485">
                <text:p>0.445485</text:p>
              </table:table-cell>
              <table:table-cell office:value-type="float" office:value="0.217115">
                <text:p>0.2171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">
                <text:p>-0</text:p>
              </table:table-cell>
              <table:table-cell office:value-type="float" office:value="-0.293892">
                <text:p>-0.293892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293892">
                <text:p>-0.293892</text:p>
              </table:table-cell>
              <table:table-cell office:value-type="float" office:value="-0">
                <text:p>-0</text:p>
              </table:table-cell>
              <table:table-cell office:value-type="float" office:value="0.293893">
                <text:p>0.293893</text:p>
              </table:table-cell>
              <table:table-cell office:value-type="float" office:value="0.475528">
                <text:p>0.475528</text:p>
              </table:table-cell>
              <table:table-cell office:value-type="float" office:value="0.475528">
                <text:p>0.475528</text:p>
              </table:table-cell>
              <table:table-cell office:value-type="float" office:value="0.293893">
                <text:p>0.2938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94185">
                <text:p>0.094185</text:p>
              </table:table-cell>
              <table:table-cell office:value-type="float" office:value="-0.217114">
                <text:p>-0.217114</text:p>
              </table:table-cell>
              <table:table-cell office:value-type="float" office:value="-0.445485">
                <text:p>-0.445485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36951">
                <text:p>-0.36951</text:p>
              </table:table-cell>
              <table:table-cell office:value-type="float" office:value="-0.094186">
                <text:p>-0.094186</text:p>
              </table:table-cell>
              <table:table-cell office:value-type="float" office:value="0.217115">
                <text:p>0.217115</text:p>
              </table:table-cell>
              <table:table-cell office:value-type="float" office:value="0.445485">
                <text:p>0.445485</text:p>
              </table:table-cell>
              <table:table-cell office:value-type="float" office:value="0.503695">
                <text:p>0.503695</text:p>
              </table:table-cell>
              <table:table-cell office:value-type="float" office:value="0.369511">
                <text:p>0.3695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87999">
                <text:p>0.187999</text:p>
              </table:table-cell>
              <table:table-cell office:value-type="float" office:value="-0.13948">
                <text:p>-0.13948</text:p>
              </table:table-cell>
              <table:table-cell office:value-type="float" office:value="-0.413684">
                <text:p>-0.413684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4367">
                <text:p>-0.44367</text:p>
              </table:table-cell>
              <table:table-cell office:value-type="float" office:value="-0.188">
                <text:p>-0.188</text:p>
              </table:table-cell>
              <table:table-cell office:value-type="float" office:value="0.13948">
                <text:p>0.13948</text:p>
              </table:table-cell>
              <table:table-cell office:value-type="float" office:value="0.413684">
                <text:p>0.413684</text:p>
              </table:table-cell>
              <table:table-cell office:value-type="float" office:value="0.529874">
                <text:p>0.529874</text:p>
              </table:table-cell>
              <table:table-cell office:value-type="float" office:value="0.44367">
                <text:p>0.443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81072">
                <text:p>0.281072</text:p>
              </table:table-cell>
              <table:table-cell office:value-type="float" office:value="-0.061295">
                <text:p>-0.061295</text:p>
              </table:table-cell>
              <table:table-cell office:value-type="float" office:value="-0.38025">
                <text:p>-0.38025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516079">
                <text:p>-0.516079</text:p>
              </table:table-cell>
              <table:table-cell office:value-type="float" office:value="-0.281072">
                <text:p>-0.281072</text:p>
              </table:table-cell>
              <table:table-cell office:value-type="float" office:value="0.061296">
                <text:p>0.061296</text:p>
              </table:table-cell>
              <table:table-cell office:value-type="float" office:value="0.38025">
                <text:p>0.38025</text:p>
              </table:table-cell>
              <table:table-cell office:value-type="float" office:value="0.553961">
                <text:p>0.553961</text:p>
              </table:table-cell>
              <table:table-cell office:value-type="float" office:value="0.516078">
                <text:p>0.5160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73034">
                <text:p>0.373034</text:p>
              </table:table-cell>
              <table:table-cell office:value-type="float" office:value="0.017132">
                <text:p>0.017132</text:p>
              </table:table-cell>
              <table:table-cell office:value-type="float" office:value="-0.345315">
                <text:p>-0.345315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586451">
                <text:p>-0.586451</text:p>
              </table:table-cell>
              <table:table-cell office:value-type="float" office:value="-0.373034">
                <text:p>-0.373034</text:p>
              </table:table-cell>
              <table:table-cell office:value-type="float" office:value="-0.017132">
                <text:p>-0.017132</text:p>
              </table:table-cell>
              <table:table-cell office:value-type="float" office:value="0.345315">
                <text:p>0.345315</text:p>
              </table:table-cell>
              <table:table-cell office:value-type="float" office:value="0.575863">
                <text:p>0.575863</text:p>
              </table:table-cell>
              <table:table-cell office:value-type="float" office:value="0.586451">
                <text:p>0.5864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63525">
                <text:p>0.463525</text:p>
              </table:table-cell>
              <table:table-cell office:value-type="float" office:value="0.095492">
                <text:p>0.095492</text:p>
              </table:table-cell>
              <table:table-cell office:value-type="float" office:value="-0.309017">
                <text:p>-0.309017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654508">
                <text:p>-0.654508</text:p>
              </table:table-cell>
              <table:table-cell office:value-type="float" office:value="-0.463525">
                <text:p>-0.463525</text:p>
              </table:table-cell>
              <table:table-cell office:value-type="float" office:value="-0.095491">
                <text:p>-0.095491</text:p>
              </table:table-cell>
              <table:table-cell office:value-type="float" office:value="0.309017">
                <text:p>0.309017</text:p>
              </table:table-cell>
              <table:table-cell office:value-type="float" office:value="0.595491">
                <text:p>0.595491</text:p>
              </table:table-cell>
              <table:table-cell office:value-type="float" office:value="0.654507">
                <text:p>0.6545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52186">
                <text:p>0.552186</text:p>
              </table:table-cell>
              <table:table-cell office:value-type="float" office:value="0.173474">
                <text:p>0.173474</text:p>
              </table:table-cell>
              <table:table-cell office:value-type="float" office:value="-0.2715">
                <text:p>-0.2715</text:p>
              </table:table-cell>
              <table:table-cell office:value-type="float" office:value="-0.61277">
                <text:p>-0.61277</text:p>
              </table:table-cell>
              <table:table-cell office:value-type="float" office:value="-0.719983">
                <text:p>-0.719983</text:p>
              </table:table-cell>
              <table:table-cell office:value-type="float" office:value="-0.552186">
                <text:p>-0.552186</text:p>
              </table:table-cell>
              <table:table-cell office:value-type="float" office:value="-0.173474">
                <text:p>-0.173474</text:p>
              </table:table-cell>
              <table:table-cell office:value-type="float" office:value="0.2715">
                <text:p>0.2715</text:p>
              </table:table-cell>
              <table:table-cell office:value-type="float" office:value="0.61277">
                <text:p>0.61277</text:p>
              </table:table-cell>
              <table:table-cell office:value-type="float" office:value="0.719983">
                <text:p>0.7199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38668">
                <text:p>0.638668</text:p>
              </table:table-cell>
              <table:table-cell office:value-type="float" office:value="0.250772">
                <text:p>0.250772</text:p>
              </table:table-cell>
              <table:table-cell office:value-type="float" office:value="-0.232912">
                <text:p>-0.232912</text:p>
              </table:table-cell>
              <table:table-cell office:value-type="float" office:value="-0.62763">
                <text:p>-0.62763</text:p>
              </table:table-cell>
              <table:table-cell office:value-type="float" office:value="-0.782616">
                <text:p>-0.782616</text:p>
              </table:table-cell>
              <table:table-cell office:value-type="float" office:value="-0.638668">
                <text:p>-0.638668</text:p>
              </table:table-cell>
              <table:table-cell office:value-type="float" office:value="-0.250771">
                <text:p>-0.250771</text:p>
              </table:table-cell>
              <table:table-cell office:value-type="float" office:value="0.232912">
                <text:p>0.232912</text:p>
              </table:table-cell>
              <table:table-cell office:value-type="float" office:value="0.62763">
                <text:p>0.62763</text:p>
              </table:table-cell>
              <table:table-cell office:value-type="float" office:value="0.782615">
                <text:p>0.7826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2263">
                <text:p>0.72263</text:p>
              </table:table-cell>
              <table:table-cell office:value-type="float" office:value="0.32708">
                <text:p>0.32708</text:p>
              </table:table-cell>
              <table:table-cell office:value-type="float" office:value="-0.193404">
                <text:p>-0.193404</text:p>
              </table:table-cell>
              <table:table-cell office:value-type="float" office:value="-0.640013">
                <text:p>-0.640013</text:p>
              </table:table-cell>
              <table:table-cell office:value-type="float" office:value="-0.84216">
                <text:p>-0.84216</text:p>
              </table:table-cell>
              <table:table-cell office:value-type="float" office:value="-0.72263">
                <text:p>-0.72263</text:p>
              </table:table-cell>
              <table:table-cell office:value-type="float" office:value="-0.32708">
                <text:p>-0.32708</text:p>
              </table:table-cell>
              <table:table-cell office:value-type="float" office:value="0.193404">
                <text:p>0.193404</text:p>
              </table:table-cell>
              <table:table-cell office:value-type="float" office:value="0.640014">
                <text:p>0.640014</text:p>
              </table:table-cell>
              <table:table-cell office:value-type="float" office:value="0.84216">
                <text:p>0.842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0374">
                <text:p>0.80374</text:p>
              </table:table-cell>
              <table:table-cell office:value-type="float" office:value="0.402097">
                <text:p>0.402097</text:p>
              </table:table-cell>
              <table:table-cell office:value-type="float" office:value="-0.153133">
                <text:p>-0.153133</text:p>
              </table:table-cell>
              <table:table-cell office:value-type="float" office:value="-0.649871">
                <text:p>-0.649871</text:p>
              </table:table-cell>
              <table:table-cell office:value-type="float" office:value="-0.898381">
                <text:p>-0.898381</text:p>
              </table:table-cell>
              <table:table-cell office:value-type="float" office:value="-0.803739">
                <text:p>-0.803739</text:p>
              </table:table-cell>
              <table:table-cell office:value-type="float" office:value="-0.402097">
                <text:p>-0.402097</text:p>
              </table:table-cell>
              <table:table-cell office:value-type="float" office:value="0.153133">
                <text:p>0.153133</text:p>
              </table:table-cell>
              <table:table-cell office:value-type="float" office:value="0.649871">
                <text:p>0.649871</text:p>
              </table:table-cell>
              <table:table-cell office:value-type="float" office:value="0.89838">
                <text:p>0.898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81677">
                <text:p>0.881677</text:p>
              </table:table-cell>
              <table:table-cell office:value-type="float" office:value="0.475528">
                <text:p>0.475528</text:p>
              </table:table-cell>
              <table:table-cell office:value-type="float" office:value="-0.112258">
                <text:p>-0.112258</text:p>
              </table:table-cell>
              <table:table-cell office:value-type="float" office:value="-0.657163">
                <text:p>-0.657163</text:p>
              </table:table-cell>
              <table:table-cell office:value-type="float" office:value="-0.951056">
                <text:p>-0.951056</text:p>
              </table:table-cell>
              <table:table-cell office:value-type="float" office:value="-0.881677">
                <text:p>-0.881677</text:p>
              </table:table-cell>
              <table:table-cell office:value-type="float" office:value="-0.475528">
                <text:p>-0.475528</text:p>
              </table:table-cell>
              <table:table-cell office:value-type="float" office:value="0.112258">
                <text:p>0.112258</text:p>
              </table:table-cell>
              <table:table-cell office:value-type="float" office:value="0.657164">
                <text:p>0.657164</text:p>
              </table:table-cell>
              <table:table-cell office:value-type="float" office:value="0.951056">
                <text:p>0.9510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56135">
                <text:p>0.956135</text:p>
              </table:table-cell>
              <table:table-cell office:value-type="float" office:value="0.547082">
                <text:p>0.547082</text:p>
              </table:table-cell>
              <table:table-cell office:value-type="float" office:value="-0.070939">
                <text:p>-0.070939</text:p>
              </table:table-cell>
              <table:table-cell office:value-type="float" office:value="-0.661863">
                <text:p>-0.661863</text:p>
              </table:table-cell>
              <table:table-cell office:value-type="float" office:value="-0.999978">
                <text:p>-0.999978</text:p>
              </table:table-cell>
              <table:table-cell office:value-type="float" office:value="-0.956135">
                <text:p>-0.956135</text:p>
              </table:table-cell>
              <table:table-cell office:value-type="float" office:value="-0.54708">
                <text:p>-0.54708</text:p>
              </table:table-cell>
              <table:table-cell office:value-type="float" office:value="0.070939">
                <text:p>0.070939</text:p>
              </table:table-cell>
              <table:table-cell office:value-type="float" office:value="0.661863">
                <text:p>0.661863</text:p>
              </table:table-cell>
              <table:table-cell office:value-type="float" office:value="0.999977">
                <text:p>0.9999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02682">
                <text:p>1.02682</text:p>
              </table:table-cell>
              <table:table-cell office:value-type="float" office:value="0.616477">
                <text:p>0.616477</text:p>
              </table:table-cell>
              <table:table-cell office:value-type="float" office:value="-0.029341">
                <text:p>-0.029341</text:p>
              </table:table-cell>
              <table:table-cell office:value-type="float" office:value="-0.66395">
                <text:p>-0.66395</text:p>
              </table:table-cell>
              <table:table-cell office:value-type="float" office:value="-1.044954">
                <text:p>-1.044954</text:p>
              </table:table-cell>
              <table:table-cell office:value-type="float" office:value="-1.02682">
                <text:p>-1.02682</text:p>
              </table:table-cell>
              <table:table-cell office:value-type="float" office:value="-0.616477">
                <text:p>-0.616477</text:p>
              </table:table-cell>
              <table:table-cell office:value-type="float" office:value="0.029341">
                <text:p>0.029341</text:p>
              </table:table-cell>
              <table:table-cell office:value-type="float" office:value="0.66395">
                <text:p>0.66395</text:p>
              </table:table-cell>
              <table:table-cell office:value-type="float" office:value="1.044954">
                <text:p>1.0449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093454">
                <text:p>1.093454</text:p>
              </table:table-cell>
              <table:table-cell office:value-type="float" office:value="0.68344">
                <text:p>0.68344</text:p>
              </table:table-cell>
              <table:table-cell office:value-type="float" office:value="0.012374">
                <text:p>0.012374</text:p>
              </table:table-cell>
              <table:table-cell office:value-type="float" office:value="-0.663417">
                <text:p>-0.663417</text:p>
              </table:table-cell>
              <table:table-cell office:value-type="float" office:value="-1.085806">
                <text:p>-1.085806</text:p>
              </table:table-cell>
              <table:table-cell office:value-type="float" office:value="-1.093454">
                <text:p>-1.093454</text:p>
              </table:table-cell>
              <table:table-cell office:value-type="float" office:value="-0.68344">
                <text:p>-0.68344</text:p>
              </table:table-cell>
              <table:table-cell office:value-type="float" office:value="-0.012374">
                <text:p>-0.012374</text:p>
              </table:table-cell>
              <table:table-cell office:value-type="float" office:value="0.663417">
                <text:p>0.663417</text:p>
              </table:table-cell>
              <table:table-cell office:value-type="float" office:value="1.085806">
                <text:p>1.0858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15577">
                <text:p>1.15577</text:p>
              </table:table-cell>
              <table:table-cell office:value-type="float" office:value="0.747704">
                <text:p>0.747704</text:p>
              </table:table-cell>
              <table:table-cell office:value-type="float" office:value="0.05404">
                <text:p>0.05404</text:p>
              </table:table-cell>
              <table:table-cell office:value-type="float" office:value="-0.660265">
                <text:p>-0.660265</text:p>
              </table:table-cell>
              <table:table-cell office:value-type="float" office:value="-1.122372">
                <text:p>-1.122372</text:p>
              </table:table-cell>
              <table:table-cell office:value-type="float" office:value="-1.155771">
                <text:p>-1.155771</text:p>
              </table:table-cell>
              <table:table-cell office:value-type="float" office:value="-0.747703">
                <text:p>-0.747703</text:p>
              </table:table-cell>
              <table:table-cell office:value-type="float" office:value="-0.054039">
                <text:p>-0.054039</text:p>
              </table:table-cell>
              <table:table-cell office:value-type="float" office:value="0.660265">
                <text:p>0.660265</text:p>
              </table:table-cell>
              <table:table-cell office:value-type="float" office:value="1.122372">
                <text:p>1.1223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213526">
                <text:p>1.213526</text:p>
              </table:table-cell>
              <table:table-cell office:value-type="float" office:value="0.809018">
                <text:p>0.809018</text:p>
              </table:table-cell>
              <table:table-cell office:value-type="float" office:value="0.095492">
                <text:p>0.095492</text:p>
              </table:table-cell>
              <table:table-cell office:value-type="float" office:value="-0.654508">
                <text:p>-0.654508</text:p>
              </table:table-cell>
              <table:table-cell office:value-type="float" office:value="-1.154509">
                <text:p>-1.154509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809018">
                <text:p>-0.809018</text:p>
              </table:table-cell>
              <table:table-cell office:value-type="float" office:value="-0.095491">
                <text:p>-0.095491</text:p>
              </table:table-cell>
              <table:table-cell office:value-type="float" office:value="0.654508">
                <text:p>0.654508</text:p>
              </table:table-cell>
              <table:table-cell office:value-type="float" office:value="1.15451">
                <text:p>1.154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266492">
                <text:p>1.266492</text:p>
              </table:table-cell>
              <table:table-cell office:value-type="float" office:value="0.867139">
                <text:p>0.867139</text:p>
              </table:table-cell>
              <table:table-cell office:value-type="float" office:value="0.136567">
                <text:p>0.136567</text:p>
              </table:table-cell>
              <table:table-cell office:value-type="float" office:value="-0.646168">
                <text:p>-0.646168</text:p>
              </table:table-cell>
              <table:table-cell office:value-type="float" office:value="-1.182089">
                <text:p>-1.182089</text:p>
              </table:table-cell>
              <table:table-cell office:value-type="float" office:value="-1.266492">
                <text:p>-1.266492</text:p>
              </table:table-cell>
              <table:table-cell office:value-type="float" office:value="-0.867138">
                <text:p>-0.867138</text:p>
              </table:table-cell>
              <table:table-cell office:value-type="float" office:value="-0.136566">
                <text:p>-0.136566</text:p>
              </table:table-cell>
              <table:table-cell office:value-type="float" office:value="0.646168">
                <text:p>0.646168</text:p>
              </table:table-cell>
              <table:table-cell office:value-type="float" office:value="1.182089">
                <text:p>1.1820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31446">
                <text:p>1.31446</text:p>
              </table:table-cell>
              <table:table-cell office:value-type="float" office:value="0.921838">
                <text:p>0.921838</text:p>
              </table:table-cell>
              <table:table-cell office:value-type="float" office:value="0.177103">
                <text:p>0.177103</text:p>
              </table:table-cell>
              <table:table-cell office:value-type="float" office:value="-0.635278">
                <text:p>-0.635278</text:p>
              </table:table-cell>
              <table:table-cell office:value-type="float" office:value="-1.205005">
                <text:p>-1.205005</text:p>
              </table:table-cell>
              <table:table-cell office:value-type="float" office:value="-1.314461">
                <text:p>-1.314461</text:p>
              </table:table-cell>
              <table:table-cell office:value-type="float" office:value="-0.921838">
                <text:p>-0.921838</text:p>
              </table:table-cell>
              <table:table-cell office:value-type="float" office:value="-0.177103">
                <text:p>-0.177103</text:p>
              </table:table-cell>
              <table:table-cell office:value-type="float" office:value="0.635277">
                <text:p>0.635277</text:p>
              </table:table-cell>
              <table:table-cell office:value-type="float" office:value="1.205004">
                <text:p>1.2050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357241">
                <text:p>1.357241</text:p>
              </table:table-cell>
              <table:table-cell office:value-type="float" office:value="0.972898">
                <text:p>0.972898</text:p>
              </table:table-cell>
              <table:table-cell office:value-type="float" office:value="0.21694">
                <text:p>0.21694</text:p>
              </table:table-cell>
              <table:table-cell office:value-type="float" office:value="-0.62188">
                <text:p>-0.62188</text:p>
              </table:table-cell>
              <table:table-cell office:value-type="float" office:value="-1.223165">
                <text:p>-1.223165</text:p>
              </table:table-cell>
              <table:table-cell office:value-type="float" office:value="-1.357241">
                <text:p>-1.357241</text:p>
              </table:table-cell>
              <table:table-cell office:value-type="float" office:value="-0.972897">
                <text:p>-0.972897</text:p>
              </table:table-cell>
              <table:table-cell office:value-type="float" office:value="-0.21694">
                <text:p>-0.21694</text:p>
              </table:table-cell>
              <table:table-cell office:value-type="float" office:value="0.62188">
                <text:p>0.62188</text:p>
              </table:table-cell>
              <table:table-cell office:value-type="float" office:value="1.223164">
                <text:p>1.2231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394665">
                <text:p>1.394665</text:p>
              </table:table-cell>
              <table:table-cell office:value-type="float" office:value="1.020119">
                <text:p>1.020119</text:p>
              </table:table-cell>
              <table:table-cell office:value-type="float" office:value="0.255921">
                <text:p>0.255921</text:p>
              </table:table-cell>
              <table:table-cell office:value-type="float" office:value="-0.606029">
                <text:p>-0.606029</text:p>
              </table:table-cell>
              <table:table-cell office:value-type="float" office:value="-1.236497">
                <text:p>-1.236497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020119">
                <text:p>-1.020119</text:p>
              </table:table-cell>
              <table:table-cell office:value-type="float" office:value="-0.255922">
                <text:p>-0.255922</text:p>
              </table:table-cell>
              <table:table-cell office:value-type="float" office:value="0.606028">
                <text:p>0.606028</text:p>
              </table:table-cell>
              <table:table-cell office:value-type="float" office:value="1.236497">
                <text:p>1.2364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426585">
                <text:p>1.426585</text:p>
              </table:table-cell>
              <table:table-cell office:value-type="float" office:value="1.063314">
                <text:p>1.063314</text:p>
              </table:table-cell>
              <table:table-cell office:value-type="float" office:value="0.293892">
                <text:p>0.293892</text:p>
              </table:table-cell>
              <table:table-cell office:value-type="float" office:value="-0.587785">
                <text:p>-0.587785</text:p>
              </table:table-cell>
              <table:table-cell office:value-type="float" office:value="-1.24495">
                <text:p>-1.24495</text:p>
              </table:table-cell>
              <table:table-cell office:value-type="float" office:value="-1.426585">
                <text:p>-1.426585</text:p>
              </table:table-cell>
              <table:table-cell office:value-type="float" office:value="-1.063313">
                <text:p>-1.063313</text:p>
              </table:table-cell>
              <table:table-cell office:value-type="float" office:value="-0.293893">
                <text:p>-0.293893</text:p>
              </table:table-cell>
              <table:table-cell office:value-type="float" office:value="0.587785">
                <text:p>0.587785</text:p>
              </table:table-cell>
              <table:table-cell office:value-type="float" office:value="1.244949">
                <text:p>1.2449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52875">
                <text:p>1.452875</text:p>
              </table:table-cell>
              <table:table-cell office:value-type="float" office:value="1.102313">
                <text:p>1.102313</text:p>
              </table:table-cell>
              <table:table-cell office:value-type="float" office:value="0.330704">
                <text:p>0.330704</text:p>
              </table:table-cell>
              <table:table-cell office:value-type="float" office:value="-0.567222">
                <text:p>-0.567222</text:p>
              </table:table-cell>
              <table:table-cell office:value-type="float" office:value="-1.248489">
                <text:p>-1.248489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102313">
                <text:p>-1.102313</text:p>
              </table:table-cell>
              <table:table-cell office:value-type="float" office:value="-0.330704">
                <text:p>-0.330704</text:p>
              </table:table-cell>
              <table:table-cell office:value-type="float" office:value="0.567222">
                <text:p>0.567222</text:p>
              </table:table-cell>
              <table:table-cell office:value-type="float" office:value="1.248489">
                <text:p>1.2484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473431">
                <text:p>1.473431</text:p>
              </table:table-cell>
              <table:table-cell office:value-type="float" office:value="1.136961">
                <text:p>1.136961</text:p>
              </table:table-cell>
              <table:table-cell office:value-type="float" office:value="0.36621">
                <text:p>0.36621</text:p>
              </table:table-cell>
              <table:table-cell office:value-type="float" office:value="-0.54442">
                <text:p>-0.54442</text:p>
              </table:table-cell>
              <table:table-cell office:value-type="float" office:value="-1.247101">
                <text:p>-1.247101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13696">
                <text:p>-1.13696</text:p>
              </table:table-cell>
              <table:table-cell office:value-type="float" office:value="-0.36621">
                <text:p>-0.36621</text:p>
              </table:table-cell>
              <table:table-cell office:value-type="float" office:value="0.54442">
                <text:p>0.54442</text:p>
              </table:table-cell>
              <table:table-cell office:value-type="float" office:value="1.2471">
                <text:p>1.24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488172">
                <text:p>1.488172</text:p>
              </table:table-cell>
              <table:table-cell office:value-type="float" office:value="1.167122">
                <text:p>1.167122</text:p>
              </table:table-cell>
              <table:table-cell office:value-type="float" office:value="0.400271">
                <text:p>0.400271</text:p>
              </table:table-cell>
              <table:table-cell office:value-type="float" office:value="-0.51947">
                <text:p>-0.51947</text:p>
              </table:table-cell>
              <table:table-cell office:value-type="float" office:value="-1.240792">
                <text:p>-1.240792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167122">
                <text:p>-1.167122</text:p>
              </table:table-cell>
              <table:table-cell office:value-type="float" office:value="-0.400271">
                <text:p>-0.400271</text:p>
              </table:table-cell>
              <table:table-cell office:value-type="float" office:value="0.51947">
                <text:p>0.51947</text:p>
              </table:table-cell>
              <table:table-cell office:value-type="float" office:value="1.240791">
                <text:p>1.2407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49704">
                <text:p>1.49704</text:p>
              </table:table-cell>
              <table:table-cell office:value-type="float" office:value="1.192677">
                <text:p>1.192677</text:p>
              </table:table-cell>
              <table:table-cell office:value-type="float" office:value="0.432752">
                <text:p>0.432752</text:p>
              </table:table-cell>
              <table:table-cell office:value-type="float" office:value="-0.492469">
                <text:p>-0.492469</text:p>
              </table:table-cell>
              <table:table-cell office:value-type="float" office:value="-1.229585">
                <text:p>-1.229585</text:p>
              </table:table-cell>
              <table:table-cell office:value-type="float" office:value="-1.49704">
                <text:p>-1.49704</text:p>
              </table:table-cell>
              <table:table-cell office:value-type="float" office:value="-1.192676">
                <text:p>-1.192676</text:p>
              </table:table-cell>
              <table:table-cell office:value-type="float" office:value="-0.432752">
                <text:p>-0.432752</text:p>
              </table:table-cell>
              <table:table-cell office:value-type="float" office:value="0.492469">
                <text:p>0.492469</text:p>
              </table:table-cell>
              <table:table-cell office:value-type="float" office:value="1.229584">
                <text:p>1.2295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5">
                <text:p>1.5</text:p>
              </table:table-cell>
              <table:table-cell office:value-type="float" office:value="1.213526">
                <text:p>1.213526</text:p>
              </table:table-cell>
              <table:table-cell office:value-type="float" office:value="0.463525">
                <text:p>0.463525</text:p>
              </table:table-cell>
              <table:table-cell office:value-type="float" office:value="-0.463525">
                <text:p>-0.463525</text:p>
              </table:table-cell>
              <table:table-cell office:value-type="float" office:value="-1.213526">
                <text:p>-1.213526</text:p>
              </table:table-cell>
              <table:table-cell office:value-type="float" office:value="-1.5">
                <text:p>-1.5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463525">
                <text:p>-0.463525</text:p>
              </table:table-cell>
              <table:table-cell office:value-type="float" office:value="0.463525">
                <text:p>0.463525</text:p>
              </table:table-cell>
              <table:table-cell office:value-type="float" office:value="1.213526">
                <text:p>1.2135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49704">
                <text:p>1.49704</text:p>
              </table:table-cell>
              <table:table-cell office:value-type="float" office:value="1.229585">
                <text:p>1.229585</text:p>
              </table:table-cell>
              <table:table-cell office:value-type="float" office:value="0.492469">
                <text:p>0.492469</text:p>
              </table:table-cell>
              <table:table-cell office:value-type="float" office:value="-0.432751">
                <text:p>-0.432751</text:p>
              </table:table-cell>
              <table:table-cell office:value-type="float" office:value="-1.192678">
                <text:p>-1.192678</text:p>
              </table:table-cell>
              <table:table-cell office:value-type="float" office:value="-1.49704">
                <text:p>-1.49704</text:p>
              </table:table-cell>
              <table:table-cell office:value-type="float" office:value="-1.229584">
                <text:p>-1.229584</text:p>
              </table:table-cell>
              <table:table-cell office:value-type="float" office:value="-0.492469">
                <text:p>-0.492469</text:p>
              </table:table-cell>
              <table:table-cell office:value-type="float" office:value="0.432752">
                <text:p>0.432752</text:p>
              </table:table-cell>
              <table:table-cell office:value-type="float" office:value="1.192676">
                <text:p>1.1926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488172">
                <text:p>1.488172</text:p>
              </table:table-cell>
              <table:table-cell office:value-type="float" office:value="1.240792">
                <text:p>1.240792</text:p>
              </table:table-cell>
              <table:table-cell office:value-type="float" office:value="0.519469">
                <text:p>0.519469</text:p>
              </table:table-cell>
              <table:table-cell office:value-type="float" office:value="-0.40027">
                <text:p>-0.40027</text:p>
              </table:table-cell>
              <table:table-cell office:value-type="float" office:value="-1.167123">
                <text:p>-1.167123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240791">
                <text:p>-1.240791</text:p>
              </table:table-cell>
              <table:table-cell office:value-type="float" office:value="-0.51947">
                <text:p>-0.51947</text:p>
              </table:table-cell>
              <table:table-cell office:value-type="float" office:value="0.400271">
                <text:p>0.400271</text:p>
              </table:table-cell>
              <table:table-cell office:value-type="float" office:value="1.167123">
                <text:p>1.1671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473431">
                <text:p>1.473431</text:p>
              </table:table-cell>
              <table:table-cell office:value-type="float" office:value="1.247101">
                <text:p>1.247101</text:p>
              </table:table-cell>
              <table:table-cell office:value-type="float" office:value="0.54442">
                <text:p>0.54442</text:p>
              </table:table-cell>
              <table:table-cell office:value-type="float" office:value="-0.36621">
                <text:p>-0.36621</text:p>
              </table:table-cell>
              <table:table-cell office:value-type="float" office:value="-1.136961">
                <text:p>-1.136961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2471">
                <text:p>-1.2471</text:p>
              </table:table-cell>
              <table:table-cell office:value-type="float" office:value="-0.54442">
                <text:p>-0.54442</text:p>
              </table:table-cell>
              <table:table-cell office:value-type="float" office:value="0.36621">
                <text:p>0.36621</text:p>
              </table:table-cell>
              <table:table-cell office:value-type="float" office:value="1.13696">
                <text:p>1.136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452875">
                <text:p>1.452875</text:p>
              </table:table-cell>
              <table:table-cell office:value-type="float" office:value="1.248489">
                <text:p>1.248489</text:p>
              </table:table-cell>
              <table:table-cell office:value-type="float" office:value="0.567221">
                <text:p>0.567221</text:p>
              </table:table-cell>
              <table:table-cell office:value-type="float" office:value="-0.330703">
                <text:p>-0.330703</text:p>
              </table:table-cell>
              <table:table-cell office:value-type="float" office:value="-1.102313">
                <text:p>-1.102313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248489">
                <text:p>-1.248489</text:p>
              </table:table-cell>
              <table:table-cell office:value-type="float" office:value="-0.567222">
                <text:p>-0.567222</text:p>
              </table:table-cell>
              <table:table-cell office:value-type="float" office:value="0.330704">
                <text:p>0.330704</text:p>
              </table:table-cell>
              <table:table-cell office:value-type="float" office:value="1.102313">
                <text:p>1.1023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426585">
                <text:p>1.426585</text:p>
              </table:table-cell>
              <table:table-cell office:value-type="float" office:value="1.24495">
                <text:p>1.24495</text:p>
              </table:table-cell>
              <table:table-cell office:value-type="float" office:value="0.587784">
                <text:p>0.587784</text:p>
              </table:table-cell>
              <table:table-cell office:value-type="float" office:value="-0.293892">
                <text:p>-0.293892</text:p>
              </table:table-cell>
              <table:table-cell office:value-type="float" office:value="-1.063314">
                <text:p>-1.063314</text:p>
              </table:table-cell>
              <table:table-cell office:value-type="float" office:value="-1.426585">
                <text:p>-1.426585</text:p>
              </table:table-cell>
              <table:table-cell office:value-type="float" office:value="-1.244949">
                <text:p>-1.244949</text:p>
              </table:table-cell>
              <table:table-cell office:value-type="float" office:value="-0.587785">
                <text:p>-0.587785</text:p>
              </table:table-cell>
              <table:table-cell office:value-type="float" office:value="0.293893">
                <text:p>0.293893</text:p>
              </table:table-cell>
              <table:table-cell office:value-type="float" office:value="1.063313">
                <text:p>1.0633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394665">
                <text:p>1.394665</text:p>
              </table:table-cell>
              <table:table-cell office:value-type="float" office:value="1.236497">
                <text:p>1.236497</text:p>
              </table:table-cell>
              <table:table-cell office:value-type="float" office:value="0.606028">
                <text:p>0.606028</text:p>
              </table:table-cell>
              <table:table-cell office:value-type="float" office:value="-0.255921">
                <text:p>-0.255921</text:p>
              </table:table-cell>
              <table:table-cell office:value-type="float" office:value="-1.020119">
                <text:p>-1.020119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236497">
                <text:p>-1.236497</text:p>
              </table:table-cell>
              <table:table-cell office:value-type="float" office:value="-0.606028">
                <text:p>-0.606028</text:p>
              </table:table-cell>
              <table:table-cell office:value-type="float" office:value="0.255921">
                <text:p>0.255921</text:p>
              </table:table-cell>
              <table:table-cell office:value-type="float" office:value="1.020119">
                <text:p>1.0201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357241">
                <text:p>1.357241</text:p>
              </table:table-cell>
              <table:table-cell office:value-type="float" office:value="1.223165">
                <text:p>1.223165</text:p>
              </table:table-cell>
              <table:table-cell office:value-type="float" office:value="0.62188">
                <text:p>0.62188</text:p>
              </table:table-cell>
              <table:table-cell office:value-type="float" office:value="-0.21694">
                <text:p>-0.21694</text:p>
              </table:table-cell>
              <table:table-cell office:value-type="float" office:value="-0.972898">
                <text:p>-0.972898</text:p>
              </table:table-cell>
              <table:table-cell office:value-type="float" office:value="-1.357241">
                <text:p>-1.357241</text:p>
              </table:table-cell>
              <table:table-cell office:value-type="float" office:value="-1.223164">
                <text:p>-1.223164</text:p>
              </table:table-cell>
              <table:table-cell office:value-type="float" office:value="-0.62188">
                <text:p>-0.62188</text:p>
              </table:table-cell>
              <table:table-cell office:value-type="float" office:value="0.21694">
                <text:p>0.21694</text:p>
              </table:table-cell>
              <table:table-cell office:value-type="float" office:value="0.972897">
                <text:p>0.9728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31446">
                <text:p>1.31446</text:p>
              </table:table-cell>
              <table:table-cell office:value-type="float" office:value="1.205005">
                <text:p>1.205005</text:p>
              </table:table-cell>
              <table:table-cell office:value-type="float" office:value="0.635277">
                <text:p>0.635277</text:p>
              </table:table-cell>
              <table:table-cell office:value-type="float" office:value="-0.177103">
                <text:p>-0.177103</text:p>
              </table:table-cell>
              <table:table-cell office:value-type="float" office:value="-0.921838">
                <text:p>-0.921838</text:p>
              </table:table-cell>
              <table:table-cell office:value-type="float" office:value="-1.31446">
                <text:p>-1.31446</text:p>
              </table:table-cell>
              <table:table-cell office:value-type="float" office:value="-1.205005">
                <text:p>-1.205005</text:p>
              </table:table-cell>
              <table:table-cell office:value-type="float" office:value="-0.635277">
                <text:p>-0.635277</text:p>
              </table:table-cell>
              <table:table-cell office:value-type="float" office:value="0.177103">
                <text:p>0.177103</text:p>
              </table:table-cell>
              <table:table-cell office:value-type="float" office:value="0.921838">
                <text:p>0.9218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266492">
                <text:p>1.266492</text:p>
              </table:table-cell>
              <table:table-cell office:value-type="float" office:value="1.18209">
                <text:p>1.18209</text:p>
              </table:table-cell>
              <table:table-cell office:value-type="float" office:value="0.646168">
                <text:p>0.646168</text:p>
              </table:table-cell>
              <table:table-cell office:value-type="float" office:value="-0.136567">
                <text:p>-0.136567</text:p>
              </table:table-cell>
              <table:table-cell office:value-type="float" office:value="-0.867139">
                <text:p>-0.867139</text:p>
              </table:table-cell>
              <table:table-cell office:value-type="float" office:value="-1.266492">
                <text:p>-1.266492</text:p>
              </table:table-cell>
              <table:table-cell office:value-type="float" office:value="-1.182089">
                <text:p>-1.182089</text:p>
              </table:table-cell>
              <table:table-cell office:value-type="float" office:value="-0.646168">
                <text:p>-0.646168</text:p>
              </table:table-cell>
              <table:table-cell office:value-type="float" office:value="0.136566">
                <text:p>0.136566</text:p>
              </table:table-cell>
              <table:table-cell office:value-type="float" office:value="0.867138">
                <text:p>0.8671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213526">
                <text:p>1.213526</text:p>
              </table:table-cell>
              <table:table-cell office:value-type="float" office:value="1.154509">
                <text:p>1.154509</text:p>
              </table:table-cell>
              <table:table-cell office:value-type="float" office:value="0.654508">
                <text:p>0.654508</text:p>
              </table:table-cell>
              <table:table-cell office:value-type="float" office:value="-0.095492">
                <text:p>-0.095492</text:p>
              </table:table-cell>
              <table:table-cell office:value-type="float" office:value="-0.809018">
                <text:p>-0.809018</text:p>
              </table:table-cell>
              <table:table-cell office:value-type="float" office:value="-1.213526">
                <text:p>-1.213526</text:p>
              </table:table-cell>
              <table:table-cell office:value-type="float" office:value="-1.154509">
                <text:p>-1.154509</text:p>
              </table:table-cell>
              <table:table-cell office:value-type="float" office:value="-0.654508">
                <text:p>-0.654508</text:p>
              </table:table-cell>
              <table:table-cell office:value-type="float" office:value="0.095491">
                <text:p>0.095491</text:p>
              </table:table-cell>
              <table:table-cell office:value-type="float" office:value="0.809018">
                <text:p>0.8090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155771">
                <text:p>1.155771</text:p>
              </table:table-cell>
              <table:table-cell office:value-type="float" office:value="1.122372">
                <text:p>1.122372</text:p>
              </table:table-cell>
              <table:table-cell office:value-type="float" office:value="0.660266">
                <text:p>0.660266</text:p>
              </table:table-cell>
              <table:table-cell office:value-type="float" office:value="-0.05404">
                <text:p>-0.05404</text:p>
              </table:table-cell>
              <table:table-cell office:value-type="float" office:value="-0.747705">
                <text:p>-0.747705</text:p>
              </table:table-cell>
              <table:table-cell office:value-type="float" office:value="-1.15577">
                <text:p>-1.15577</text:p>
              </table:table-cell>
              <table:table-cell office:value-type="float" office:value="-1.122372">
                <text:p>-1.122372</text:p>
              </table:table-cell>
              <table:table-cell office:value-type="float" office:value="-0.660265">
                <text:p>-0.660265</text:p>
              </table:table-cell>
              <table:table-cell office:value-type="float" office:value="0.054039">
                <text:p>0.054039</text:p>
              </table:table-cell>
              <table:table-cell office:value-type="float" office:value="0.747703">
                <text:p>0.7477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093454">
                <text:p>1.093454</text:p>
              </table:table-cell>
              <table:table-cell office:value-type="float" office:value="1.085806">
                <text:p>1.085806</text:p>
              </table:table-cell>
              <table:table-cell office:value-type="float" office:value="0.663417">
                <text:p>0.663417</text:p>
              </table:table-cell>
              <table:table-cell office:value-type="float" office:value="-0.012374">
                <text:p>-0.012374</text:p>
              </table:table-cell>
              <table:table-cell office:value-type="float" office:value="-0.68344">
                <text:p>-0.68344</text:p>
              </table:table-cell>
              <table:table-cell office:value-type="float" office:value="-1.093454">
                <text:p>-1.093454</text:p>
              </table:table-cell>
              <table:table-cell office:value-type="float" office:value="-1.085806">
                <text:p>-1.085806</text:p>
              </table:table-cell>
              <table:table-cell office:value-type="float" office:value="-0.663416">
                <text:p>-0.663416</text:p>
              </table:table-cell>
              <table:table-cell office:value-type="float" office:value="0.012374">
                <text:p>0.012374</text:p>
              </table:table-cell>
              <table:table-cell office:value-type="float" office:value="0.68344">
                <text:p>0.683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02682">
                <text:p>1.02682</text:p>
              </table:table-cell>
              <table:table-cell office:value-type="float" office:value="1.044953">
                <text:p>1.044953</text:p>
              </table:table-cell>
              <table:table-cell office:value-type="float" office:value="0.66395">
                <text:p>0.66395</text:p>
              </table:table-cell>
              <table:table-cell office:value-type="float" office:value="0.029341">
                <text:p>0.029341</text:p>
              </table:table-cell>
              <table:table-cell office:value-type="float" office:value="-0.616477">
                <text:p>-0.616477</text:p>
              </table:table-cell>
              <table:table-cell office:value-type="float" office:value="-1.026819">
                <text:p>-1.026819</text:p>
              </table:table-cell>
              <table:table-cell office:value-type="float" office:value="-1.044954">
                <text:p>-1.044954</text:p>
              </table:table-cell>
              <table:table-cell office:value-type="float" office:value="-0.66395">
                <text:p>-0.66395</text:p>
              </table:table-cell>
              <table:table-cell office:value-type="float" office:value="-0.029341">
                <text:p>-0.029341</text:p>
              </table:table-cell>
              <table:table-cell office:value-type="float" office:value="0.616477">
                <text:p>0.6164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56135">
                <text:p>0.956135</text:p>
              </table:table-cell>
              <table:table-cell office:value-type="float" office:value="0.999978">
                <text:p>0.999978</text:p>
              </table:table-cell>
              <table:table-cell office:value-type="float" office:value="0.661863">
                <text:p>0.661863</text:p>
              </table:table-cell>
              <table:table-cell office:value-type="float" office:value="0.070939">
                <text:p>0.070939</text:p>
              </table:table-cell>
              <table:table-cell office:value-type="float" office:value="-0.547082">
                <text:p>-0.547082</text:p>
              </table:table-cell>
              <table:table-cell office:value-type="float" office:value="-0.956136">
                <text:p>-0.956136</text:p>
              </table:table-cell>
              <table:table-cell office:value-type="float" office:value="-0.999978">
                <text:p>-0.999978</text:p>
              </table:table-cell>
              <table:table-cell office:value-type="float" office:value="-0.661863">
                <text:p>-0.661863</text:p>
              </table:table-cell>
              <table:table-cell office:value-type="float" office:value="-0.070939">
                <text:p>-0.070939</text:p>
              </table:table-cell>
              <table:table-cell office:value-type="float" office:value="0.547081">
                <text:p>0.5470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81677">
                <text:p>0.881677</text:p>
              </table:table-cell>
              <table:table-cell office:value-type="float" office:value="0.951056">
                <text:p>0.951056</text:p>
              </table:table-cell>
              <table:table-cell office:value-type="float" office:value="0.657164">
                <text:p>0.657164</text:p>
              </table:table-cell>
              <table:table-cell office:value-type="float" office:value="0.112258">
                <text:p>0.112258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881678">
                <text:p>-0.881678</text:p>
              </table:table-cell>
              <table:table-cell office:value-type="float" office:value="-0.951056">
                <text:p>-0.951056</text:p>
              </table:table-cell>
              <table:table-cell office:value-type="float" office:value="-0.657164">
                <text:p>-0.657164</text:p>
              </table:table-cell>
              <table:table-cell office:value-type="float" office:value="-0.112258">
                <text:p>-0.112258</text:p>
              </table:table-cell>
              <table:table-cell office:value-type="float" office:value="0.475528">
                <text:p>0.4755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0374">
                <text:p>0.80374</text:p>
              </table:table-cell>
              <table:table-cell office:value-type="float" office:value="0.89838">
                <text:p>0.89838</text:p>
              </table:table-cell>
              <table:table-cell office:value-type="float" office:value="0.649871">
                <text:p>0.649871</text:p>
              </table:table-cell>
              <table:table-cell office:value-type="float" office:value="0.153133">
                <text:p>0.153133</text:p>
              </table:table-cell>
              <table:table-cell office:value-type="float" office:value="-0.402098">
                <text:p>-0.402098</text:p>
              </table:table-cell>
              <table:table-cell office:value-type="float" office:value="-0.80374">
                <text:p>-0.80374</text:p>
              </table:table-cell>
              <table:table-cell office:value-type="float" office:value="-0.89838">
                <text:p>-0.89838</text:p>
              </table:table-cell>
              <table:table-cell office:value-type="float" office:value="-0.649871">
                <text:p>-0.649871</text:p>
              </table:table-cell>
              <table:table-cell office:value-type="float" office:value="-0.153133">
                <text:p>-0.153133</text:p>
              </table:table-cell>
              <table:table-cell office:value-type="float" office:value="0.402096">
                <text:p>0.4020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2263">
                <text:p>0.72263</text:p>
              </table:table-cell>
              <table:table-cell office:value-type="float" office:value="0.84216">
                <text:p>0.84216</text:p>
              </table:table-cell>
              <table:table-cell office:value-type="float" office:value="0.640013">
                <text:p>0.640013</text:p>
              </table:table-cell>
              <table:table-cell office:value-type="float" office:value="0.193404">
                <text:p>0.193404</text:p>
              </table:table-cell>
              <table:table-cell office:value-type="float" office:value="-0.32708">
                <text:p>-0.32708</text:p>
              </table:table-cell>
              <table:table-cell office:value-type="float" office:value="-0.72263">
                <text:p>-0.72263</text:p>
              </table:table-cell>
              <table:table-cell office:value-type="float" office:value="-0.84216">
                <text:p>-0.84216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193404">
                <text:p>-0.193404</text:p>
              </table:table-cell>
              <table:table-cell office:value-type="float" office:value="0.32708">
                <text:p>0.327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38668">
                <text:p>0.638668</text:p>
              </table:table-cell>
              <table:table-cell office:value-type="float" office:value="0.782615">
                <text:p>0.782615</text:p>
              </table:table-cell>
              <table:table-cell office:value-type="float" office:value="0.62763">
                <text:p>0.62763</text:p>
              </table:table-cell>
              <table:table-cell office:value-type="float" office:value="0.232912">
                <text:p>0.232912</text:p>
              </table:table-cell>
              <table:table-cell office:value-type="float" office:value="-0.250772">
                <text:p>-0.250772</text:p>
              </table:table-cell>
              <table:table-cell office:value-type="float" office:value="-0.638669">
                <text:p>-0.638669</text:p>
              </table:table-cell>
              <table:table-cell office:value-type="float" office:value="-0.782615">
                <text:p>-0.782615</text:p>
              </table:table-cell>
              <table:table-cell office:value-type="float" office:value="-0.62763">
                <text:p>-0.62763</text:p>
              </table:table-cell>
              <table:table-cell office:value-type="float" office:value="-0.232912">
                <text:p>-0.232912</text:p>
              </table:table-cell>
              <table:table-cell office:value-type="float" office:value="0.250771">
                <text:p>0.25077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52186">
                <text:p>0.552186</text:p>
              </table:table-cell>
              <table:table-cell office:value-type="float" office:value="0.719983">
                <text:p>0.719983</text:p>
              </table:table-cell>
              <table:table-cell office:value-type="float" office:value="0.61277">
                <text:p>0.61277</text:p>
              </table:table-cell>
              <table:table-cell office:value-type="float" office:value="0.2715">
                <text:p>0.2715</text:p>
              </table:table-cell>
              <table:table-cell office:value-type="float" office:value="-0.173474">
                <text:p>-0.173474</text:p>
              </table:table-cell>
              <table:table-cell office:value-type="float" office:value="-0.552187">
                <text:p>-0.552187</text:p>
              </table:table-cell>
              <table:table-cell office:value-type="float" office:value="-0.719982">
                <text:p>-0.719982</text:p>
              </table:table-cell>
              <table:table-cell office:value-type="float" office:value="-0.61277">
                <text:p>-0.61277</text:p>
              </table:table-cell>
              <table:table-cell office:value-type="float" office:value="-0.2715">
                <text:p>-0.2715</text:p>
              </table:table-cell>
              <table:table-cell office:value-type="float" office:value="0.173474">
                <text:p>0.1734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63525">
                <text:p>0.463525</text:p>
              </table:table-cell>
              <table:table-cell office:value-type="float" office:value="0.654508">
                <text:p>0.654508</text:p>
              </table:table-cell>
              <table:table-cell office:value-type="float" office:value="0.595491">
                <text:p>0.595491</text:p>
              </table:table-cell>
              <table:table-cell office:value-type="float" office:value="0.309017">
                <text:p>0.309017</text:p>
              </table:table-cell>
              <table:table-cell office:value-type="float" office:value="-0.095491">
                <text:p>-0.095491</text:p>
              </table:table-cell>
              <table:table-cell office:value-type="float" office:value="-0.463525">
                <text:p>-0.463525</text:p>
              </table:table-cell>
              <table:table-cell office:value-type="float" office:value="-0.654508">
                <text:p>-0.654508</text:p>
              </table:table-cell>
              <table:table-cell office:value-type="float" office:value="-0.595491">
                <text:p>-0.595491</text:p>
              </table:table-cell>
              <table:table-cell office:value-type="float" office:value="-0.309017">
                <text:p>-0.309017</text:p>
              </table:table-cell>
              <table:table-cell office:value-type="float" office:value="0.095491">
                <text:p>0.0954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73034">
                <text:p>0.373034</text:p>
              </table:table-cell>
              <table:table-cell office:value-type="float" office:value="0.586451">
                <text:p>0.586451</text:p>
              </table:table-cell>
              <table:table-cell office:value-type="float" office:value="0.575862">
                <text:p>0.575862</text:p>
              </table:table-cell>
              <table:table-cell office:value-type="float" office:value="0.345315">
                <text:p>0.345315</text:p>
              </table:table-cell>
              <table:table-cell office:value-type="float" office:value="-0.017132">
                <text:p>-0.017132</text:p>
              </table:table-cell>
              <table:table-cell office:value-type="float" office:value="-0.373035">
                <text:p>-0.373035</text:p>
              </table:table-cell>
              <table:table-cell office:value-type="float" office:value="-0.58645">
                <text:p>-0.58645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345315">
                <text:p>-0.345315</text:p>
              </table:table-cell>
              <table:table-cell office:value-type="float" office:value="0.017132">
                <text:p>0.0171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81071">
                <text:p>0.281071</text:p>
              </table:table-cell>
              <table:table-cell office:value-type="float" office:value="0.516079">
                <text:p>0.516079</text:p>
              </table:table-cell>
              <table:table-cell office:value-type="float" office:value="0.553961">
                <text:p>0.553961</text:p>
              </table:table-cell>
              <table:table-cell office:value-type="float" office:value="0.38025">
                <text:p>0.38025</text:p>
              </table:table-cell>
              <table:table-cell office:value-type="float" office:value="0.061295">
                <text:p>0.061295</text:p>
              </table:table-cell>
              <table:table-cell office:value-type="float" office:value="-0.281072">
                <text:p>-0.281072</text:p>
              </table:table-cell>
              <table:table-cell office:value-type="float" office:value="-0.516079">
                <text:p>-0.516079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38025">
                <text:p>-0.38025</text:p>
              </table:table-cell>
              <table:table-cell office:value-type="float" office:value="-0.061296">
                <text:p>-0.0612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87999">
                <text:p>0.187999</text:p>
              </table:table-cell>
              <table:table-cell office:value-type="float" office:value="0.44367">
                <text:p>0.44367</text:p>
              </table:table-cell>
              <table:table-cell office:value-type="float" office:value="0.529873">
                <text:p>0.529873</text:p>
              </table:table-cell>
              <table:table-cell office:value-type="float" office:value="0.413684">
                <text:p>0.413684</text:p>
              </table:table-cell>
              <table:table-cell office:value-type="float" office:value="0.13948">
                <text:p>0.13948</text:p>
              </table:table-cell>
              <table:table-cell office:value-type="float" office:value="-0.188">
                <text:p>-0.188</text:p>
              </table:table-cell>
              <table:table-cell office:value-type="float" office:value="-0.44367">
                <text:p>-0.44367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13684">
                <text:p>-0.413684</text:p>
              </table:table-cell>
              <table:table-cell office:value-type="float" office:value="-0.13948">
                <text:p>-0.139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94185">
                <text:p>0.094185</text:p>
              </table:table-cell>
              <table:table-cell office:value-type="float" office:value="0.369511">
                <text:p>0.369511</text:p>
              </table:table-cell>
              <table:table-cell office:value-type="float" office:value="0.503695">
                <text:p>0.503695</text:p>
              </table:table-cell>
              <table:table-cell office:value-type="float" office:value="0.445485">
                <text:p>0.445485</text:p>
              </table:table-cell>
              <table:table-cell office:value-type="float" office:value="0.217114">
                <text:p>0.217114</text:p>
              </table:table-cell>
              <table:table-cell office:value-type="float" office:value="-0.094186">
                <text:p>-0.094186</text:p>
              </table:table-cell>
              <table:table-cell office:value-type="float" office:value="-0.369511">
                <text:p>-0.369511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445485">
                <text:p>-0.445485</text:p>
              </table:table-cell>
              <table:table-cell office:value-type="float" office:value="-0.217115">
                <text:p>-0.2171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">
                <text:p>-0</text:p>
              </table:table-cell>
              <table:table-cell office:value-type="float" office:value="0.293893">
                <text:p>0.293893</text:p>
              </table:table-cell>
              <table:table-cell office:value-type="float" office:value="0.475528">
                <text:p>0.475528</text:p>
              </table:table-cell>
              <table:table-cell office:value-type="float" office:value="0.475528">
                <text:p>0.475528</text:p>
              </table:table-cell>
              <table:table-cell office:value-type="float" office:value="0.293892">
                <text:p>0.293892</text:p>
              </table:table-cell>
              <table:table-cell office:value-type="float" office:value="0">
                <text:p>0</text:p>
              </table:table-cell>
              <table:table-cell office:value-type="float" office:value="-0.293892">
                <text:p>-0.293892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293893">
                <text:p>-0.2938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94186">
                <text:p>-0.094186</text:p>
              </table:table-cell>
              <table:table-cell office:value-type="float" office:value="0.217115">
                <text:p>0.217115</text:p>
              </table:table-cell>
              <table:table-cell office:value-type="float" office:value="0.445485">
                <text:p>0.445485</text:p>
              </table:table-cell>
              <table:table-cell office:value-type="float" office:value="0.503695">
                <text:p>0.503695</text:p>
              </table:table-cell>
              <table:table-cell office:value-type="float" office:value="0.36951">
                <text:p>0.36951</text:p>
              </table:table-cell>
              <table:table-cell office:value-type="float" office:value="0.094186">
                <text:p>0.094186</text:p>
              </table:table-cell>
              <table:table-cell office:value-type="float" office:value="-0.217115">
                <text:p>-0.217115</text:p>
              </table:table-cell>
              <table:table-cell office:value-type="float" office:value="-0.445485">
                <text:p>-0.445485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369511">
                <text:p>-0.3695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188">
                <text:p>-0.188</text:p>
              </table:table-cell>
              <table:table-cell office:value-type="float" office:value="0.13948">
                <text:p>0.13948</text:p>
              </table:table-cell>
              <table:table-cell office:value-type="float" office:value="0.413684">
                <text:p>0.413684</text:p>
              </table:table-cell>
              <table:table-cell office:value-type="float" office:value="0.529874">
                <text:p>0.529874</text:p>
              </table:table-cell>
              <table:table-cell office:value-type="float" office:value="0.44367">
                <text:p>0.44367</text:p>
              </table:table-cell>
              <table:table-cell office:value-type="float" office:value="0.188">
                <text:p>0.188</text:p>
              </table:table-cell>
              <table:table-cell office:value-type="float" office:value="-0.13948">
                <text:p>-0.13948</text:p>
              </table:table-cell>
              <table:table-cell office:value-type="float" office:value="-0.413684">
                <text:p>-0.413684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4367">
                <text:p>-0.443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281072">
                <text:p>-0.281072</text:p>
              </table:table-cell>
              <table:table-cell office:value-type="float" office:value="0.061295">
                <text:p>0.061295</text:p>
              </table:table-cell>
              <table:table-cell office:value-type="float" office:value="0.38025">
                <text:p>0.38025</text:p>
              </table:table-cell>
              <table:table-cell office:value-type="float" office:value="0.553961">
                <text:p>0.553961</text:p>
              </table:table-cell>
              <table:table-cell office:value-type="float" office:value="0.516078">
                <text:p>0.516078</text:p>
              </table:table-cell>
              <table:table-cell office:value-type="float" office:value="0.281072">
                <text:p>0.281072</text:p>
              </table:table-cell>
              <table:table-cell office:value-type="float" office:value="-0.061296">
                <text:p>-0.061296</text:p>
              </table:table-cell>
              <table:table-cell office:value-type="float" office:value="-0.38025">
                <text:p>-0.38025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516079">
                <text:p>-0.5160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373034">
                <text:p>-0.373034</text:p>
              </table:table-cell>
              <table:table-cell office:value-type="float" office:value="-0.017132">
                <text:p>-0.017132</text:p>
              </table:table-cell>
              <table:table-cell office:value-type="float" office:value="0.345315">
                <text:p>0.345315</text:p>
              </table:table-cell>
              <table:table-cell office:value-type="float" office:value="0.575863">
                <text:p>0.575863</text:p>
              </table:table-cell>
              <table:table-cell office:value-type="float" office:value="0.58645">
                <text:p>0.58645</text:p>
              </table:table-cell>
              <table:table-cell office:value-type="float" office:value="0.373035">
                <text:p>0.373035</text:p>
              </table:table-cell>
              <table:table-cell office:value-type="float" office:value="0.017132">
                <text:p>0.017132</text:p>
              </table:table-cell>
              <table:table-cell office:value-type="float" office:value="-0.345315">
                <text:p>-0.345315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586451">
                <text:p>-0.5864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463525">
                <text:p>-0.463525</text:p>
              </table:table-cell>
              <table:table-cell office:value-type="float" office:value="-0.095492">
                <text:p>-0.095492</text:p>
              </table:table-cell>
              <table:table-cell office:value-type="float" office:value="0.309017">
                <text:p>0.309017</text:p>
              </table:table-cell>
              <table:table-cell office:value-type="float" office:value="0.595491">
                <text:p>0.595491</text:p>
              </table:table-cell>
              <table:table-cell office:value-type="float" office:value="0.654508">
                <text:p>0.654508</text:p>
              </table:table-cell>
              <table:table-cell office:value-type="float" office:value="0.463525">
                <text:p>0.463525</text:p>
              </table:table-cell>
              <table:table-cell office:value-type="float" office:value="0.09549">
                <text:p>0.09549</text:p>
              </table:table-cell>
              <table:table-cell office:value-type="float" office:value="-0.309017">
                <text:p>-0.309017</text:p>
              </table:table-cell>
              <table:table-cell office:value-type="float" office:value="-0.595491">
                <text:p>-0.595491</text:p>
              </table:table-cell>
              <table:table-cell office:value-type="float" office:value="-0.654509">
                <text:p>-0.6545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552186">
                <text:p>-0.552186</text:p>
              </table:table-cell>
              <table:table-cell office:value-type="float" office:value="-0.173474">
                <text:p>-0.173474</text:p>
              </table:table-cell>
              <table:table-cell office:value-type="float" office:value="0.2715">
                <text:p>0.2715</text:p>
              </table:table-cell>
              <table:table-cell office:value-type="float" office:value="0.61277">
                <text:p>0.61277</text:p>
              </table:table-cell>
              <table:table-cell office:value-type="float" office:value="0.719982">
                <text:p>0.719982</text:p>
              </table:table-cell>
              <table:table-cell office:value-type="float" office:value="0.552187">
                <text:p>0.552187</text:p>
              </table:table-cell>
              <table:table-cell office:value-type="float" office:value="0.173474">
                <text:p>0.173474</text:p>
              </table:table-cell>
              <table:table-cell office:value-type="float" office:value="-0.2715">
                <text:p>-0.2715</text:p>
              </table:table-cell>
              <table:table-cell office:value-type="float" office:value="-0.61277">
                <text:p>-0.61277</text:p>
              </table:table-cell>
              <table:table-cell office:value-type="float" office:value="-0.719982">
                <text:p>-0.7199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638668">
                <text:p>-0.638668</text:p>
              </table:table-cell>
              <table:table-cell office:value-type="float" office:value="-0.250772">
                <text:p>-0.250772</text:p>
              </table:table-cell>
              <table:table-cell office:value-type="float" office:value="0.232912">
                <text:p>0.232912</text:p>
              </table:table-cell>
              <table:table-cell office:value-type="float" office:value="0.62763">
                <text:p>0.62763</text:p>
              </table:table-cell>
              <table:table-cell office:value-type="float" office:value="0.782616">
                <text:p>0.782616</text:p>
              </table:table-cell>
              <table:table-cell office:value-type="float" office:value="0.638669">
                <text:p>0.638669</text:p>
              </table:table-cell>
              <table:table-cell office:value-type="float" office:value="0.250771">
                <text:p>0.250771</text:p>
              </table:table-cell>
              <table:table-cell office:value-type="float" office:value="-0.232912">
                <text:p>-0.232912</text:p>
              </table:table-cell>
              <table:table-cell office:value-type="float" office:value="-0.62763">
                <text:p>-0.62763</text:p>
              </table:table-cell>
              <table:table-cell office:value-type="float" office:value="-0.782616">
                <text:p>-0.7826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72263">
                <text:p>-0.72263</text:p>
              </table:table-cell>
              <table:table-cell office:value-type="float" office:value="-0.32708">
                <text:p>-0.32708</text:p>
              </table:table-cell>
              <table:table-cell office:value-type="float" office:value="0.193404">
                <text:p>0.193404</text:p>
              </table:table-cell>
              <table:table-cell office:value-type="float" office:value="0.640014">
                <text:p>0.640014</text:p>
              </table:table-cell>
              <table:table-cell office:value-type="float" office:value="0.84216">
                <text:p>0.84216</text:p>
              </table:table-cell>
              <table:table-cell office:value-type="float" office:value="0.72263">
                <text:p>0.72263</text:p>
              </table:table-cell>
              <table:table-cell office:value-type="float" office:value="0.32708">
                <text:p>0.32708</text:p>
              </table:table-cell>
              <table:table-cell office:value-type="float" office:value="-0.193404">
                <text:p>-0.193404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84216">
                <text:p>-0.842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803739">
                <text:p>-0.803739</text:p>
              </table:table-cell>
              <table:table-cell office:value-type="float" office:value="-0.402098">
                <text:p>-0.402098</text:p>
              </table:table-cell>
              <table:table-cell office:value-type="float" office:value="0.153133">
                <text:p>0.153133</text:p>
              </table:table-cell>
              <table:table-cell office:value-type="float" office:value="0.649871">
                <text:p>0.649871</text:p>
              </table:table-cell>
              <table:table-cell office:value-type="float" office:value="0.898381">
                <text:p>0.898381</text:p>
              </table:table-cell>
              <table:table-cell office:value-type="float" office:value="0.80374">
                <text:p>0.80374</text:p>
              </table:table-cell>
              <table:table-cell office:value-type="float" office:value="0.402096">
                <text:p>0.402096</text:p>
              </table:table-cell>
              <table:table-cell office:value-type="float" office:value="-0.153133">
                <text:p>-0.153133</text:p>
              </table:table-cell>
              <table:table-cell office:value-type="float" office:value="-0.649871">
                <text:p>-0.649871</text:p>
              </table:table-cell>
              <table:table-cell office:value-type="float" office:value="-0.898381">
                <text:p>-0.8983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881677">
                <text:p>-0.881677</text:p>
              </table:table-cell>
              <table:table-cell office:value-type="float" office:value="-0.475528">
                <text:p>-0.475528</text:p>
              </table:table-cell>
              <table:table-cell office:value-type="float" office:value="0.112258">
                <text:p>0.112258</text:p>
              </table:table-cell>
              <table:table-cell office:value-type="float" office:value="0.657164">
                <text:p>0.657164</text:p>
              </table:table-cell>
              <table:table-cell office:value-type="float" office:value="0.951056">
                <text:p>0.951056</text:p>
              </table:table-cell>
              <table:table-cell office:value-type="float" office:value="0.881678">
                <text:p>0.881678</text:p>
              </table:table-cell>
              <table:table-cell office:value-type="float" office:value="0.475528">
                <text:p>0.475528</text:p>
              </table:table-cell>
              <table:table-cell office:value-type="float" office:value="-0.112258">
                <text:p>-0.112258</text:p>
              </table:table-cell>
              <table:table-cell office:value-type="float" office:value="-0.657164">
                <text:p>-0.657164</text:p>
              </table:table-cell>
              <table:table-cell office:value-type="float" office:value="-0.951056">
                <text:p>-0.9510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956135">
                <text:p>-0.956135</text:p>
              </table:table-cell>
              <table:table-cell office:value-type="float" office:value="-0.547082">
                <text:p>-0.547082</text:p>
              </table:table-cell>
              <table:table-cell office:value-type="float" office:value="0.070939">
                <text:p>0.070939</text:p>
              </table:table-cell>
              <table:table-cell office:value-type="float" office:value="0.661863">
                <text:p>0.661863</text:p>
              </table:table-cell>
              <table:table-cell office:value-type="float" office:value="0.999978">
                <text:p>0.999978</text:p>
              </table:table-cell>
              <table:table-cell office:value-type="float" office:value="0.956135">
                <text:p>0.956135</text:p>
              </table:table-cell>
              <table:table-cell office:value-type="float" office:value="0.547081">
                <text:p>0.547081</text:p>
              </table:table-cell>
              <table:table-cell office:value-type="float" office:value="-0.070939">
                <text:p>-0.070939</text:p>
              </table:table-cell>
              <table:table-cell office:value-type="float" office:value="-0.661863">
                <text:p>-0.661863</text:p>
              </table:table-cell>
              <table:table-cell office:value-type="float" office:value="-0.999977">
                <text:p>-0.9999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.02682">
                <text:p>-1.02682</text:p>
              </table:table-cell>
              <table:table-cell office:value-type="float" office:value="-0.616477">
                <text:p>-0.616477</text:p>
              </table:table-cell>
              <table:table-cell office:value-type="float" office:value="0.029341">
                <text:p>0.029341</text:p>
              </table:table-cell>
              <table:table-cell office:value-type="float" office:value="0.66395">
                <text:p>0.66395</text:p>
              </table:table-cell>
              <table:table-cell office:value-type="float" office:value="1.044954">
                <text:p>1.044954</text:p>
              </table:table-cell>
              <table:table-cell office:value-type="float" office:value="1.02682">
                <text:p>1.02682</text:p>
              </table:table-cell>
              <table:table-cell office:value-type="float" office:value="0.616477">
                <text:p>0.616477</text:p>
              </table:table-cell>
              <table:table-cell office:value-type="float" office:value="-0.029341">
                <text:p>-0.029341</text:p>
              </table:table-cell>
              <table:table-cell office:value-type="float" office:value="-0.663951">
                <text:p>-0.663951</text:p>
              </table:table-cell>
              <table:table-cell office:value-type="float" office:value="-1.044953">
                <text:p>-1.04495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.093454">
                <text:p>-1.093454</text:p>
              </table:table-cell>
              <table:table-cell office:value-type="float" office:value="-0.68344">
                <text:p>-0.68344</text:p>
              </table:table-cell>
              <table:table-cell office:value-type="float" office:value="-0.012374">
                <text:p>-0.012374</text:p>
              </table:table-cell>
              <table:table-cell office:value-type="float" office:value="0.663417">
                <text:p>0.663417</text:p>
              </table:table-cell>
              <table:table-cell office:value-type="float" office:value="1.085806">
                <text:p>1.085806</text:p>
              </table:table-cell>
              <table:table-cell office:value-type="float" office:value="1.093454">
                <text:p>1.093454</text:p>
              </table:table-cell>
              <table:table-cell office:value-type="float" office:value="0.68344">
                <text:p>0.68344</text:p>
              </table:table-cell>
              <table:table-cell office:value-type="float" office:value="0.012375">
                <text:p>0.012375</text:p>
              </table:table-cell>
              <table:table-cell office:value-type="float" office:value="-0.663417">
                <text:p>-0.663417</text:p>
              </table:table-cell>
              <table:table-cell office:value-type="float" office:value="-1.085806">
                <text:p>-1.0858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155771">
                <text:p>-1.155771</text:p>
              </table:table-cell>
              <table:table-cell office:value-type="float" office:value="-0.747704">
                <text:p>-0.747704</text:p>
              </table:table-cell>
              <table:table-cell office:value-type="float" office:value="-0.054039">
                <text:p>-0.054039</text:p>
              </table:table-cell>
              <table:table-cell office:value-type="float" office:value="0.660265">
                <text:p>0.660265</text:p>
              </table:table-cell>
              <table:table-cell office:value-type="float" office:value="1.122373">
                <text:p>1.122373</text:p>
              </table:table-cell>
              <table:table-cell office:value-type="float" office:value="1.15577">
                <text:p>1.15577</text:p>
              </table:table-cell>
              <table:table-cell office:value-type="float" office:value="0.747703">
                <text:p>0.747703</text:p>
              </table:table-cell>
              <table:table-cell office:value-type="float" office:value="0.05404">
                <text:p>0.05404</text:p>
              </table:table-cell>
              <table:table-cell office:value-type="float" office:value="-0.660266">
                <text:p>-0.660266</text:p>
              </table:table-cell>
              <table:table-cell office:value-type="float" office:value="-1.122372">
                <text:p>-1.1223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809018">
                <text:p>-0.809018</text:p>
              </table:table-cell>
              <table:table-cell office:value-type="float" office:value="-0.095491">
                <text:p>-0.095491</text:p>
              </table:table-cell>
              <table:table-cell office:value-type="float" office:value="0.654508">
                <text:p>0.654508</text:p>
              </table:table-cell>
              <table:table-cell office:value-type="float" office:value="1.15451">
                <text:p>1.15451</text:p>
              </table:table-cell>
              <table:table-cell office:value-type="float" office:value="1.213526">
                <text:p>1.213526</text:p>
              </table:table-cell>
              <table:table-cell office:value-type="float" office:value="0.809018">
                <text:p>0.809018</text:p>
              </table:table-cell>
              <table:table-cell office:value-type="float" office:value="0.095492">
                <text:p>0.095492</text:p>
              </table:table-cell>
              <table:table-cell office:value-type="float" office:value="-0.654509">
                <text:p>-0.654509</text:p>
              </table:table-cell>
              <table:table-cell office:value-type="float" office:value="-1.154509">
                <text:p>-1.15450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266492">
                <text:p>-1.266492</text:p>
              </table:table-cell>
              <table:table-cell office:value-type="float" office:value="-0.867139">
                <text:p>-0.867139</text:p>
              </table:table-cell>
              <table:table-cell office:value-type="float" office:value="-0.136566">
                <text:p>-0.136566</text:p>
              </table:table-cell>
              <table:table-cell office:value-type="float" office:value="0.646168">
                <text:p>0.646168</text:p>
              </table:table-cell>
              <table:table-cell office:value-type="float" office:value="1.182089">
                <text:p>1.182089</text:p>
              </table:table-cell>
              <table:table-cell office:value-type="float" office:value="1.266492">
                <text:p>1.266492</text:p>
              </table:table-cell>
              <table:table-cell office:value-type="float" office:value="0.867138">
                <text:p>0.867138</text:p>
              </table:table-cell>
              <table:table-cell office:value-type="float" office:value="0.136567">
                <text:p>0.136567</text:p>
              </table:table-cell>
              <table:table-cell office:value-type="float" office:value="-0.646167">
                <text:p>-0.646167</text:p>
              </table:table-cell>
              <table:table-cell office:value-type="float" office:value="-1.182089">
                <text:p>-1.1820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314461">
                <text:p>-1.314461</text:p>
              </table:table-cell>
              <table:table-cell office:value-type="float" office:value="-0.921838">
                <text:p>-0.921838</text:p>
              </table:table-cell>
              <table:table-cell office:value-type="float" office:value="-0.177103">
                <text:p>-0.177103</text:p>
              </table:table-cell>
              <table:table-cell office:value-type="float" office:value="0.635277">
                <text:p>0.635277</text:p>
              </table:table-cell>
              <table:table-cell office:value-type="float" office:value="1.205004">
                <text:p>1.205004</text:p>
              </table:table-cell>
              <table:table-cell office:value-type="float" office:value="1.31446">
                <text:p>1.31446</text:p>
              </table:table-cell>
              <table:table-cell office:value-type="float" office:value="0.921838">
                <text:p>0.921838</text:p>
              </table:table-cell>
              <table:table-cell office:value-type="float" office:value="0.177103">
                <text:p>0.177103</text:p>
              </table:table-cell>
              <table:table-cell office:value-type="float" office:value="-0.635278">
                <text:p>-0.635278</text:p>
              </table:table-cell>
              <table:table-cell office:value-type="float" office:value="-1.205005">
                <text:p>-1.2050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357241">
                <text:p>-1.357241</text:p>
              </table:table-cell>
              <table:table-cell office:value-type="float" office:value="-0.972898">
                <text:p>-0.972898</text:p>
              </table:table-cell>
              <table:table-cell office:value-type="float" office:value="-0.21694">
                <text:p>-0.21694</text:p>
              </table:table-cell>
              <table:table-cell office:value-type="float" office:value="0.62188">
                <text:p>0.62188</text:p>
              </table:table-cell>
              <table:table-cell office:value-type="float" office:value="1.223164">
                <text:p>1.223164</text:p>
              </table:table-cell>
              <table:table-cell office:value-type="float" office:value="1.357241">
                <text:p>1.357241</text:p>
              </table:table-cell>
              <table:table-cell office:value-type="float" office:value="0.972897">
                <text:p>0.972897</text:p>
              </table:table-cell>
              <table:table-cell office:value-type="float" office:value="0.21694">
                <text:p>0.21694</text:p>
              </table:table-cell>
              <table:table-cell office:value-type="float" office:value="-0.62188">
                <text:p>-0.62188</text:p>
              </table:table-cell>
              <table:table-cell office:value-type="float" office:value="-1.223164">
                <text:p>-1.2231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020119">
                <text:p>-1.020119</text:p>
              </table:table-cell>
              <table:table-cell office:value-type="float" office:value="-0.255922">
                <text:p>-0.255922</text:p>
              </table:table-cell>
              <table:table-cell office:value-type="float" office:value="0.606028">
                <text:p>0.606028</text:p>
              </table:table-cell>
              <table:table-cell office:value-type="float" office:value="1.236497">
                <text:p>1.236497</text:p>
              </table:table-cell>
              <table:table-cell office:value-type="float" office:value="1.394665">
                <text:p>1.394665</text:p>
              </table:table-cell>
              <table:table-cell office:value-type="float" office:value="1.020119">
                <text:p>1.020119</text:p>
              </table:table-cell>
              <table:table-cell office:value-type="float" office:value="0.255922">
                <text:p>0.255922</text:p>
              </table:table-cell>
              <table:table-cell office:value-type="float" office:value="-0.606029">
                <text:p>-0.606029</text:p>
              </table:table-cell>
              <table:table-cell office:value-type="float" office:value="-1.236497">
                <text:p>-1.2364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426585">
                <text:p>-1.426585</text:p>
              </table:table-cell>
              <table:table-cell office:value-type="float" office:value="-1.063314">
                <text:p>-1.063314</text:p>
              </table:table-cell>
              <table:table-cell office:value-type="float" office:value="-0.293893">
                <text:p>-0.293893</text:p>
              </table:table-cell>
              <table:table-cell office:value-type="float" office:value="0.587785">
                <text:p>0.587785</text:p>
              </table:table-cell>
              <table:table-cell office:value-type="float" office:value="1.244949">
                <text:p>1.244949</text:p>
              </table:table-cell>
              <table:table-cell office:value-type="float" office:value="1.426585">
                <text:p>1.426585</text:p>
              </table:table-cell>
              <table:table-cell office:value-type="float" office:value="1.063313">
                <text:p>1.063313</text:p>
              </table:table-cell>
              <table:table-cell office:value-type="float" office:value="0.293892">
                <text:p>0.293892</text:p>
              </table:table-cell>
              <table:table-cell office:value-type="float" office:value="-0.587784">
                <text:p>-0.587784</text:p>
              </table:table-cell>
              <table:table-cell office:value-type="float" office:value="-1.244949">
                <text:p>-1.2449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102313">
                <text:p>-1.102313</text:p>
              </table:table-cell>
              <table:table-cell office:value-type="float" office:value="-0.330704">
                <text:p>-0.330704</text:p>
              </table:table-cell>
              <table:table-cell office:value-type="float" office:value="0.567222">
                <text:p>0.567222</text:p>
              </table:table-cell>
              <table:table-cell office:value-type="float" office:value="1.248489">
                <text:p>1.248489</text:p>
              </table:table-cell>
              <table:table-cell office:value-type="float" office:value="1.452875">
                <text:p>1.452875</text:p>
              </table:table-cell>
              <table:table-cell office:value-type="float" office:value="1.102313">
                <text:p>1.102313</text:p>
              </table:table-cell>
              <table:table-cell office:value-type="float" office:value="0.330704">
                <text:p>0.330704</text:p>
              </table:table-cell>
              <table:table-cell office:value-type="float" office:value="-0.567222">
                <text:p>-0.567222</text:p>
              </table:table-cell>
              <table:table-cell office:value-type="float" office:value="-1.248489">
                <text:p>-1.2484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136961">
                <text:p>-1.136961</text:p>
              </table:table-cell>
              <table:table-cell office:value-type="float" office:value="-0.36621">
                <text:p>-0.36621</text:p>
              </table:table-cell>
              <table:table-cell office:value-type="float" office:value="0.54442">
                <text:p>0.54442</text:p>
              </table:table-cell>
              <table:table-cell office:value-type="float" office:value="1.247101">
                <text:p>1.247101</text:p>
              </table:table-cell>
              <table:table-cell office:value-type="float" office:value="1.473431">
                <text:p>1.473431</text:p>
              </table:table-cell>
              <table:table-cell office:value-type="float" office:value="1.13696">
                <text:p>1.13696</text:p>
              </table:table-cell>
              <table:table-cell office:value-type="float" office:value="0.366209">
                <text:p>0.366209</text:p>
              </table:table-cell>
              <table:table-cell office:value-type="float" office:value="-0.54442">
                <text:p>-0.54442</text:p>
              </table:table-cell>
              <table:table-cell office:value-type="float" office:value="-1.2471">
                <text:p>-1.24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167122">
                <text:p>-1.167122</text:p>
              </table:table-cell>
              <table:table-cell office:value-type="float" office:value="-0.400271">
                <text:p>-0.400271</text:p>
              </table:table-cell>
              <table:table-cell office:value-type="float" office:value="0.51947">
                <text:p>0.51947</text:p>
              </table:table-cell>
              <table:table-cell office:value-type="float" office:value="1.240791">
                <text:p>1.240791</text:p>
              </table:table-cell>
              <table:table-cell office:value-type="float" office:value="1.488172">
                <text:p>1.488172</text:p>
              </table:table-cell>
              <table:table-cell office:value-type="float" office:value="1.167123">
                <text:p>1.167123</text:p>
              </table:table-cell>
              <table:table-cell office:value-type="float" office:value="0.400271">
                <text:p>0.400271</text:p>
              </table:table-cell>
              <table:table-cell office:value-type="float" office:value="-0.51947">
                <text:p>-0.51947</text:p>
              </table:table-cell>
              <table:table-cell office:value-type="float" office:value="-1.240792">
                <text:p>-1.2407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49704">
                <text:p>-1.49704</text:p>
              </table:table-cell>
              <table:table-cell office:value-type="float" office:value="-1.192678">
                <text:p>-1.192678</text:p>
              </table:table-cell>
              <table:table-cell office:value-type="float" office:value="-0.432752">
                <text:p>-0.432752</text:p>
              </table:table-cell>
              <table:table-cell office:value-type="float" office:value="0.492469">
                <text:p>0.492469</text:p>
              </table:table-cell>
              <table:table-cell office:value-type="float" office:value="1.229585">
                <text:p>1.229585</text:p>
              </table:table-cell>
              <table:table-cell office:value-type="float" office:value="1.49704">
                <text:p>1.49704</text:p>
              </table:table-cell>
              <table:table-cell office:value-type="float" office:value="1.192676">
                <text:p>1.192676</text:p>
              </table:table-cell>
              <table:table-cell office:value-type="float" office:value="0.432751">
                <text:p>0.432751</text:p>
              </table:table-cell>
              <table:table-cell office:value-type="float" office:value="-0.492469">
                <text:p>-0.492469</text:p>
              </table:table-cell>
              <table:table-cell office:value-type="float" office:value="-1.229584">
                <text:p>-1.2295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.5">
                <text:p>-1.5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463525">
                <text:p>-0.463525</text:p>
              </table:table-cell>
              <table:table-cell office:value-type="float" office:value="0.463525">
                <text:p>0.463525</text:p>
              </table:table-cell>
              <table:table-cell office:value-type="float" office:value="1.213526">
                <text:p>1.213526</text:p>
              </table:table-cell>
              <table:table-cell office:value-type="float" office:value="1.5">
                <text:p>1.5</text:p>
              </table:table-cell>
              <table:table-cell office:value-type="float" office:value="1.213526">
                <text:p>1.213526</text:p>
              </table:table-cell>
              <table:table-cell office:value-type="float" office:value="0.463526">
                <text:p>0.463526</text:p>
              </table:table-cell>
              <table:table-cell office:value-type="float" office:value="-0.463526">
                <text:p>-0.463526</text:p>
              </table:table-cell>
              <table:table-cell office:value-type="float" office:value="-1.213526">
                <text:p>-1.2135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49704">
                <text:p>-1.49704</text:p>
              </table:table-cell>
              <table:table-cell office:value-type="float" office:value="-1.229585">
                <text:p>-1.229585</text:p>
              </table:table-cell>
              <table:table-cell office:value-type="float" office:value="-0.492469">
                <text:p>-0.492469</text:p>
              </table:table-cell>
              <table:table-cell office:value-type="float" office:value="0.432752">
                <text:p>0.432752</text:p>
              </table:table-cell>
              <table:table-cell office:value-type="float" office:value="1.192678">
                <text:p>1.192678</text:p>
              </table:table-cell>
              <table:table-cell office:value-type="float" office:value="1.49704">
                <text:p>1.49704</text:p>
              </table:table-cell>
              <table:table-cell office:value-type="float" office:value="1.229584">
                <text:p>1.229584</text:p>
              </table:table-cell>
              <table:table-cell office:value-type="float" office:value="0.492469">
                <text:p>0.492469</text:p>
              </table:table-cell>
              <table:table-cell office:value-type="float" office:value="-0.432752">
                <text:p>-0.432752</text:p>
              </table:table-cell>
              <table:table-cell office:value-type="float" office:value="-1.192677">
                <text:p>-1.1926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240791">
                <text:p>-1.240791</text:p>
              </table:table-cell>
              <table:table-cell office:value-type="float" office:value="-0.51947">
                <text:p>-0.51947</text:p>
              </table:table-cell>
              <table:table-cell office:value-type="float" office:value="0.400271">
                <text:p>0.400271</text:p>
              </table:table-cell>
              <table:table-cell office:value-type="float" office:value="1.167123">
                <text:p>1.167123</text:p>
              </table:table-cell>
              <table:table-cell office:value-type="float" office:value="1.488172">
                <text:p>1.488172</text:p>
              </table:table-cell>
              <table:table-cell office:value-type="float" office:value="1.240792">
                <text:p>1.240792</text:p>
              </table:table-cell>
              <table:table-cell office:value-type="float" office:value="0.51947">
                <text:p>0.51947</text:p>
              </table:table-cell>
              <table:table-cell office:value-type="float" office:value="-0.400271">
                <text:p>-0.400271</text:p>
              </table:table-cell>
              <table:table-cell office:value-type="float" office:value="-1.167122">
                <text:p>-1.1671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247101">
                <text:p>-1.247101</text:p>
              </table:table-cell>
              <table:table-cell office:value-type="float" office:value="-0.54442">
                <text:p>-0.54442</text:p>
              </table:table-cell>
              <table:table-cell office:value-type="float" office:value="0.36621">
                <text:p>0.36621</text:p>
              </table:table-cell>
              <table:table-cell office:value-type="float" office:value="1.136961">
                <text:p>1.136961</text:p>
              </table:table-cell>
              <table:table-cell office:value-type="float" office:value="1.473431">
                <text:p>1.473431</text:p>
              </table:table-cell>
              <table:table-cell office:value-type="float" office:value="1.2471">
                <text:p>1.2471</text:p>
              </table:table-cell>
              <table:table-cell office:value-type="float" office:value="0.54442">
                <text:p>0.54442</text:p>
              </table:table-cell>
              <table:table-cell office:value-type="float" office:value="-0.36621">
                <text:p>-0.36621</text:p>
              </table:table-cell>
              <table:table-cell office:value-type="float" office:value="-1.13696">
                <text:p>-1.136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248489">
                <text:p>-1.248489</text:p>
              </table:table-cell>
              <table:table-cell office:value-type="float" office:value="-0.567222">
                <text:p>-0.567222</text:p>
              </table:table-cell>
              <table:table-cell office:value-type="float" office:value="0.330704">
                <text:p>0.330704</text:p>
              </table:table-cell>
              <table:table-cell office:value-type="float" office:value="1.102313">
                <text:p>1.102313</text:p>
              </table:table-cell>
              <table:table-cell office:value-type="float" office:value="1.452875">
                <text:p>1.452875</text:p>
              </table:table-cell>
              <table:table-cell office:value-type="float" office:value="1.248489">
                <text:p>1.248489</text:p>
              </table:table-cell>
              <table:table-cell office:value-type="float" office:value="0.567222">
                <text:p>0.567222</text:p>
              </table:table-cell>
              <table:table-cell office:value-type="float" office:value="-0.330705">
                <text:p>-0.330705</text:p>
              </table:table-cell>
              <table:table-cell office:value-type="float" office:value="-1.102313">
                <text:p>-1.1023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.426585">
                <text:p>-1.426585</text:p>
              </table:table-cell>
              <table:table-cell office:value-type="float" office:value="-1.244949">
                <text:p>-1.244949</text:p>
              </table:table-cell>
              <table:table-cell office:value-type="float" office:value="-0.587785">
                <text:p>-0.587785</text:p>
              </table:table-cell>
              <table:table-cell office:value-type="float" office:value="0.293893">
                <text:p>0.293893</text:p>
              </table:table-cell>
              <table:table-cell office:value-type="float" office:value="1.063314">
                <text:p>1.063314</text:p>
              </table:table-cell>
              <table:table-cell office:value-type="float" office:value="1.426585">
                <text:p>1.426585</text:p>
              </table:table-cell>
              <table:table-cell office:value-type="float" office:value="1.244948">
                <text:p>1.244948</text:p>
              </table:table-cell>
              <table:table-cell office:value-type="float" office:value="0.587785">
                <text:p>0.587785</text:p>
              </table:table-cell>
              <table:table-cell office:value-type="float" office:value="-0.293893">
                <text:p>-0.293893</text:p>
              </table:table-cell>
              <table:table-cell office:value-type="float" office:value="-1.063313">
                <text:p>-1.0633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236497">
                <text:p>-1.236497</text:p>
              </table:table-cell>
              <table:table-cell office:value-type="float" office:value="-0.606028">
                <text:p>-0.606028</text:p>
              </table:table-cell>
              <table:table-cell office:value-type="float" office:value="0.255921">
                <text:p>0.255921</text:p>
              </table:table-cell>
              <table:table-cell office:value-type="float" office:value="1.020119">
                <text:p>1.020119</text:p>
              </table:table-cell>
              <table:table-cell office:value-type="float" office:value="1.394665">
                <text:p>1.394665</text:p>
              </table:table-cell>
              <table:table-cell office:value-type="float" office:value="1.236497">
                <text:p>1.236497</text:p>
              </table:table-cell>
              <table:table-cell office:value-type="float" office:value="0.606029">
                <text:p>0.606029</text:p>
              </table:table-cell>
              <table:table-cell office:value-type="float" office:value="-0.255922">
                <text:p>-0.255922</text:p>
              </table:table-cell>
              <table:table-cell office:value-type="float" office:value="-1.020119">
                <text:p>-1.0201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.357241">
                <text:p>-1.357241</text:p>
              </table:table-cell>
              <table:table-cell office:value-type="float" office:value="-1.223164">
                <text:p>-1.223164</text:p>
              </table:table-cell>
              <table:table-cell office:value-type="float" office:value="-0.62188">
                <text:p>-0.62188</text:p>
              </table:table-cell>
              <table:table-cell office:value-type="float" office:value="0.21694">
                <text:p>0.21694</text:p>
              </table:table-cell>
              <table:table-cell office:value-type="float" office:value="0.972898">
                <text:p>0.972898</text:p>
              </table:table-cell>
              <table:table-cell office:value-type="float" office:value="1.357241">
                <text:p>1.357241</text:p>
              </table:table-cell>
              <table:table-cell office:value-type="float" office:value="1.223163">
                <text:p>1.223163</text:p>
              </table:table-cell>
              <table:table-cell office:value-type="float" office:value="0.62188">
                <text:p>0.62188</text:p>
              </table:table-cell>
              <table:table-cell office:value-type="float" office:value="-0.21694">
                <text:p>-0.21694</text:p>
              </table:table-cell>
              <table:table-cell office:value-type="float" office:value="-0.972897">
                <text:p>-0.9728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.31446">
                <text:p>-1.31446</text:p>
              </table:table-cell>
              <table:table-cell office:value-type="float" office:value="-1.205005">
                <text:p>-1.205005</text:p>
              </table:table-cell>
              <table:table-cell office:value-type="float" office:value="-0.635277">
                <text:p>-0.635277</text:p>
              </table:table-cell>
              <table:table-cell office:value-type="float" office:value="0.177103">
                <text:p>0.177103</text:p>
              </table:table-cell>
              <table:table-cell office:value-type="float" office:value="0.921838">
                <text:p>0.921838</text:p>
              </table:table-cell>
              <table:table-cell office:value-type="float" office:value="1.314461">
                <text:p>1.314461</text:p>
              </table:table-cell>
              <table:table-cell office:value-type="float" office:value="1.205005">
                <text:p>1.205005</text:p>
              </table:table-cell>
              <table:table-cell office:value-type="float" office:value="0.635279">
                <text:p>0.635279</text:p>
              </table:table-cell>
              <table:table-cell office:value-type="float" office:value="-0.177104">
                <text:p>-0.177104</text:p>
              </table:table-cell>
              <table:table-cell office:value-type="float" office:value="-0.921838">
                <text:p>-0.9218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266492">
                <text:p>-1.266492</text:p>
              </table:table-cell>
              <table:table-cell office:value-type="float" office:value="-1.18209">
                <text:p>-1.18209</text:p>
              </table:table-cell>
              <table:table-cell office:value-type="float" office:value="-0.646168">
                <text:p>-0.646168</text:p>
              </table:table-cell>
              <table:table-cell office:value-type="float" office:value="0.136566">
                <text:p>0.136566</text:p>
              </table:table-cell>
              <table:table-cell office:value-type="float" office:value="0.867139">
                <text:p>0.867139</text:p>
              </table:table-cell>
              <table:table-cell office:value-type="float" office:value="1.266492">
                <text:p>1.266492</text:p>
              </table:table-cell>
              <table:table-cell office:value-type="float" office:value="1.182088">
                <text:p>1.182088</text:p>
              </table:table-cell>
              <table:table-cell office:value-type="float" office:value="0.646168">
                <text:p>0.646168</text:p>
              </table:table-cell>
              <table:table-cell office:value-type="float" office:value="-0.136567">
                <text:p>-0.136567</text:p>
              </table:table-cell>
              <table:table-cell office:value-type="float" office:value="-0.867138">
                <text:p>-0.8671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213526">
                <text:p>-1.213526</text:p>
              </table:table-cell>
              <table:table-cell office:value-type="float" office:value="-1.154509">
                <text:p>-1.154509</text:p>
              </table:table-cell>
              <table:table-cell office:value-type="float" office:value="-0.654508">
                <text:p>-0.654508</text:p>
              </table:table-cell>
              <table:table-cell office:value-type="float" office:value="0.095491">
                <text:p>0.095491</text:p>
              </table:table-cell>
              <table:table-cell office:value-type="float" office:value="0.809018">
                <text:p>0.809018</text:p>
              </table:table-cell>
              <table:table-cell office:value-type="float" office:value="1.213526">
                <text:p>1.213526</text:p>
              </table:table-cell>
              <table:table-cell office:value-type="float" office:value="1.154509">
                <text:p>1.154509</text:p>
              </table:table-cell>
              <table:table-cell office:value-type="float" office:value="0.654509">
                <text:p>0.654509</text:p>
              </table:table-cell>
              <table:table-cell office:value-type="float" office:value="-0.095492">
                <text:p>-0.095492</text:p>
              </table:table-cell>
              <table:table-cell office:value-type="float" office:value="-0.809018">
                <text:p>-0.8090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.15577">
                <text:p>-1.15577</text:p>
              </table:table-cell>
              <table:table-cell office:value-type="float" office:value="-1.122373">
                <text:p>-1.122373</text:p>
              </table:table-cell>
              <table:table-cell office:value-type="float" office:value="-0.660265">
                <text:p>-0.660265</text:p>
              </table:table-cell>
              <table:table-cell office:value-type="float" office:value="0.054039">
                <text:p>0.054039</text:p>
              </table:table-cell>
              <table:table-cell office:value-type="float" office:value="0.747705">
                <text:p>0.747705</text:p>
              </table:table-cell>
              <table:table-cell office:value-type="float" office:value="1.155771">
                <text:p>1.155771</text:p>
              </table:table-cell>
              <table:table-cell office:value-type="float" office:value="1.122372">
                <text:p>1.122372</text:p>
              </table:table-cell>
              <table:table-cell office:value-type="float" office:value="0.660265">
                <text:p>0.660265</text:p>
              </table:table-cell>
              <table:table-cell office:value-type="float" office:value="-0.05404">
                <text:p>-0.05404</text:p>
              </table:table-cell>
              <table:table-cell office:value-type="float" office:value="-0.747703">
                <text:p>-0.7477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.093454">
                <text:p>-1.093454</text:p>
              </table:table-cell>
              <table:table-cell office:value-type="float" office:value="-1.085806">
                <text:p>-1.085806</text:p>
              </table:table-cell>
              <table:table-cell office:value-type="float" office:value="-0.663416">
                <text:p>-0.663416</text:p>
              </table:table-cell>
              <table:table-cell office:value-type="float" office:value="0.012374">
                <text:p>0.012374</text:p>
              </table:table-cell>
              <table:table-cell office:value-type="float" office:value="0.68344">
                <text:p>0.68344</text:p>
              </table:table-cell>
              <table:table-cell office:value-type="float" office:value="1.093454">
                <text:p>1.093454</text:p>
              </table:table-cell>
              <table:table-cell office:value-type="float" office:value="1.085806">
                <text:p>1.085806</text:p>
              </table:table-cell>
              <table:table-cell office:value-type="float" office:value="0.663418">
                <text:p>0.663418</text:p>
              </table:table-cell>
              <table:table-cell office:value-type="float" office:value="-0.012374">
                <text:p>-0.012374</text:p>
              </table:table-cell>
              <table:table-cell office:value-type="float" office:value="-0.68344">
                <text:p>-0.683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026819">
                <text:p>-1.026819</text:p>
              </table:table-cell>
              <table:table-cell office:value-type="float" office:value="-1.044954">
                <text:p>-1.044954</text:p>
              </table:table-cell>
              <table:table-cell office:value-type="float" office:value="-0.66395">
                <text:p>-0.66395</text:p>
              </table:table-cell>
              <table:table-cell office:value-type="float" office:value="-0.029341">
                <text:p>-0.029341</text:p>
              </table:table-cell>
              <table:table-cell office:value-type="float" office:value="0.616477">
                <text:p>0.616477</text:p>
              </table:table-cell>
              <table:table-cell office:value-type="float" office:value="1.02682">
                <text:p>1.02682</text:p>
              </table:table-cell>
              <table:table-cell office:value-type="float" office:value="1.044954">
                <text:p>1.044954</text:p>
              </table:table-cell>
              <table:table-cell office:value-type="float" office:value="0.663951">
                <text:p>0.663951</text:p>
              </table:table-cell>
              <table:table-cell office:value-type="float" office:value="0.029341">
                <text:p>0.029341</text:p>
              </table:table-cell>
              <table:table-cell office:value-type="float" office:value="-0.616477">
                <text:p>-0.6164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956136">
                <text:p>-0.956136</text:p>
              </table:table-cell>
              <table:table-cell office:value-type="float" office:value="-0.999978">
                <text:p>-0.999978</text:p>
              </table:table-cell>
              <table:table-cell office:value-type="float" office:value="-0.661863">
                <text:p>-0.661863</text:p>
              </table:table-cell>
              <table:table-cell office:value-type="float" office:value="-0.070939">
                <text:p>-0.070939</text:p>
              </table:table-cell>
              <table:table-cell office:value-type="float" office:value="0.547082">
                <text:p>0.547082</text:p>
              </table:table-cell>
              <table:table-cell office:value-type="float" office:value="0.956134">
                <text:p>0.956134</text:p>
              </table:table-cell>
              <table:table-cell office:value-type="float" office:value="0.999978">
                <text:p>0.999978</text:p>
              </table:table-cell>
              <table:table-cell office:value-type="float" office:value="0.661863">
                <text:p>0.661863</text:p>
              </table:table-cell>
              <table:table-cell office:value-type="float" office:value="0.070939">
                <text:p>0.070939</text:p>
              </table:table-cell>
              <table:table-cell office:value-type="float" office:value="-0.547081">
                <text:p>-0.54708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881678">
                <text:p>-0.881678</text:p>
              </table:table-cell>
              <table:table-cell office:value-type="float" office:value="-0.951056">
                <text:p>-0.951056</text:p>
              </table:table-cell>
              <table:table-cell office:value-type="float" office:value="-0.657164">
                <text:p>-0.657164</text:p>
              </table:table-cell>
              <table:table-cell office:value-type="float" office:value="-0.112258">
                <text:p>-0.112258</text:p>
              </table:table-cell>
              <table:table-cell office:value-type="float" office:value="0.475528">
                <text:p>0.475528</text:p>
              </table:table-cell>
              <table:table-cell office:value-type="float" office:value="0.881677">
                <text:p>0.881677</text:p>
              </table:table-cell>
              <table:table-cell office:value-type="float" office:value="0.951056">
                <text:p>0.951056</text:p>
              </table:table-cell>
              <table:table-cell office:value-type="float" office:value="0.657164">
                <text:p>0.657164</text:p>
              </table:table-cell>
              <table:table-cell office:value-type="float" office:value="0.112257">
                <text:p>0.112257</text:p>
              </table:table-cell>
              <table:table-cell office:value-type="float" office:value="-0.475528">
                <text:p>-0.4755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80374">
                <text:p>-0.80374</text:p>
              </table:table-cell>
              <table:table-cell office:value-type="float" office:value="-0.898381">
                <text:p>-0.898381</text:p>
              </table:table-cell>
              <table:table-cell office:value-type="float" office:value="-0.649871">
                <text:p>-0.649871</text:p>
              </table:table-cell>
              <table:table-cell office:value-type="float" office:value="-0.153133">
                <text:p>-0.153133</text:p>
              </table:table-cell>
              <table:table-cell office:value-type="float" office:value="0.402098">
                <text:p>0.402098</text:p>
              </table:table-cell>
              <table:table-cell office:value-type="float" office:value="0.80374">
                <text:p>0.80374</text:p>
              </table:table-cell>
              <table:table-cell office:value-type="float" office:value="0.898381">
                <text:p>0.898381</text:p>
              </table:table-cell>
              <table:table-cell office:value-type="float" office:value="0.649871">
                <text:p>0.649871</text:p>
              </table:table-cell>
              <table:table-cell office:value-type="float" office:value="0.153133">
                <text:p>0.153133</text:p>
              </table:table-cell>
              <table:table-cell office:value-type="float" office:value="-0.402096">
                <text:p>-0.4020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72263">
                <text:p>-0.72263</text:p>
              </table:table-cell>
              <table:table-cell office:value-type="float" office:value="-0.84216">
                <text:p>-0.84216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193404">
                <text:p>-0.193404</text:p>
              </table:table-cell>
              <table:table-cell office:value-type="float" office:value="0.32708">
                <text:p>0.32708</text:p>
              </table:table-cell>
              <table:table-cell office:value-type="float" office:value="0.72263">
                <text:p>0.72263</text:p>
              </table:table-cell>
              <table:table-cell office:value-type="float" office:value="0.84216">
                <text:p>0.84216</text:p>
              </table:table-cell>
              <table:table-cell office:value-type="float" office:value="0.640014">
                <text:p>0.640014</text:p>
              </table:table-cell>
              <table:table-cell office:value-type="float" office:value="0.193404">
                <text:p>0.193404</text:p>
              </table:table-cell>
              <table:table-cell office:value-type="float" office:value="-0.32708">
                <text:p>-0.327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638669">
                <text:p>-0.638669</text:p>
              </table:table-cell>
              <table:table-cell office:value-type="float" office:value="-0.782615">
                <text:p>-0.782615</text:p>
              </table:table-cell>
              <table:table-cell office:value-type="float" office:value="-0.62763">
                <text:p>-0.62763</text:p>
              </table:table-cell>
              <table:table-cell office:value-type="float" office:value="-0.232912">
                <text:p>-0.232912</text:p>
              </table:table-cell>
              <table:table-cell office:value-type="float" office:value="0.250772">
                <text:p>0.250772</text:p>
              </table:table-cell>
              <table:table-cell office:value-type="float" office:value="0.638668">
                <text:p>0.638668</text:p>
              </table:table-cell>
              <table:table-cell office:value-type="float" office:value="0.782616">
                <text:p>0.782616</text:p>
              </table:table-cell>
              <table:table-cell office:value-type="float" office:value="0.62763">
                <text:p>0.62763</text:p>
              </table:table-cell>
              <table:table-cell office:value-type="float" office:value="0.232912">
                <text:p>0.232912</text:p>
              </table:table-cell>
              <table:table-cell office:value-type="float" office:value="-0.250771">
                <text:p>-0.2507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552187">
                <text:p>-0.552187</text:p>
              </table:table-cell>
              <table:table-cell office:value-type="float" office:value="-0.719982">
                <text:p>-0.719982</text:p>
              </table:table-cell>
              <table:table-cell office:value-type="float" office:value="-0.61277">
                <text:p>-0.61277</text:p>
              </table:table-cell>
              <table:table-cell office:value-type="float" office:value="-0.2715">
                <text:p>-0.2715</text:p>
              </table:table-cell>
              <table:table-cell office:value-type="float" office:value="0.173474">
                <text:p>0.173474</text:p>
              </table:table-cell>
              <table:table-cell office:value-type="float" office:value="0.552186">
                <text:p>0.552186</text:p>
              </table:table-cell>
              <table:table-cell office:value-type="float" office:value="0.719983">
                <text:p>0.719983</text:p>
              </table:table-cell>
              <table:table-cell office:value-type="float" office:value="0.61277">
                <text:p>0.61277</text:p>
              </table:table-cell>
              <table:table-cell office:value-type="float" office:value="0.2715">
                <text:p>0.2715</text:p>
              </table:table-cell>
              <table:table-cell office:value-type="float" office:value="-0.173474">
                <text:p>-0.17347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463525">
                <text:p>-0.463525</text:p>
              </table:table-cell>
              <table:table-cell office:value-type="float" office:value="-0.654508">
                <text:p>-0.654508</text:p>
              </table:table-cell>
              <table:table-cell office:value-type="float" office:value="-0.595491">
                <text:p>-0.595491</text:p>
              </table:table-cell>
              <table:table-cell office:value-type="float" office:value="-0.309017">
                <text:p>-0.309017</text:p>
              </table:table-cell>
              <table:table-cell office:value-type="float" office:value="0.095492">
                <text:p>0.095492</text:p>
              </table:table-cell>
              <table:table-cell office:value-type="float" office:value="0.463526">
                <text:p>0.463526</text:p>
              </table:table-cell>
              <table:table-cell office:value-type="float" office:value="0.654508">
                <text:p>0.654508</text:p>
              </table:table-cell>
              <table:table-cell office:value-type="float" office:value="0.595492">
                <text:p>0.595492</text:p>
              </table:table-cell>
              <table:table-cell office:value-type="float" office:value="0.309017">
                <text:p>0.309017</text:p>
              </table:table-cell>
              <table:table-cell office:value-type="float" office:value="-0.09549">
                <text:p>-0.095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373035">
                <text:p>-0.373035</text:p>
              </table:table-cell>
              <table:table-cell office:value-type="float" office:value="-0.58645">
                <text:p>-0.58645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345315">
                <text:p>-0.345315</text:p>
              </table:table-cell>
              <table:table-cell office:value-type="float" office:value="0.017132">
                <text:p>0.017132</text:p>
              </table:table-cell>
              <table:table-cell office:value-type="float" office:value="0.373035">
                <text:p>0.373035</text:p>
              </table:table-cell>
              <table:table-cell office:value-type="float" office:value="0.586451">
                <text:p>0.586451</text:p>
              </table:table-cell>
              <table:table-cell office:value-type="float" office:value="0.575863">
                <text:p>0.575863</text:p>
              </table:table-cell>
              <table:table-cell office:value-type="float" office:value="0.345315">
                <text:p>0.345315</text:p>
              </table:table-cell>
              <table:table-cell office:value-type="float" office:value="-0.017132">
                <text:p>-0.0171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281072">
                <text:p>-0.281072</text:p>
              </table:table-cell>
              <table:table-cell office:value-type="float" office:value="-0.516078">
                <text:p>-0.516078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38025">
                <text:p>-0.38025</text:p>
              </table:table-cell>
              <table:table-cell office:value-type="float" office:value="-0.061294">
                <text:p>-0.061294</text:p>
              </table:table-cell>
              <table:table-cell office:value-type="float" office:value="0.281071">
                <text:p>0.281071</text:p>
              </table:table-cell>
              <table:table-cell office:value-type="float" office:value="0.516079">
                <text:p>0.516079</text:p>
              </table:table-cell>
              <table:table-cell office:value-type="float" office:value="0.553961">
                <text:p>0.553961</text:p>
              </table:table-cell>
              <table:table-cell office:value-type="float" office:value="0.38025">
                <text:p>0.38025</text:p>
              </table:table-cell>
              <table:table-cell office:value-type="float" office:value="0.061295">
                <text:p>0.0612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188">
                <text:p>-0.188</text:p>
              </table:table-cell>
              <table:table-cell office:value-type="float" office:value="-0.44367">
                <text:p>-0.44367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13684">
                <text:p>-0.413684</text:p>
              </table:table-cell>
              <table:table-cell office:value-type="float" office:value="-0.13948">
                <text:p>-0.13948</text:p>
              </table:table-cell>
              <table:table-cell office:value-type="float" office:value="0.188">
                <text:p>0.188</text:p>
              </table:table-cell>
              <table:table-cell office:value-type="float" office:value="0.44367">
                <text:p>0.44367</text:p>
              </table:table-cell>
              <table:table-cell office:value-type="float" office:value="0.529874">
                <text:p>0.529874</text:p>
              </table:table-cell>
              <table:table-cell office:value-type="float" office:value="0.413684">
                <text:p>0.413684</text:p>
              </table:table-cell>
              <table:table-cell office:value-type="float" office:value="0.13948">
                <text:p>0.139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94186">
                <text:p>-0.094186</text:p>
              </table:table-cell>
              <table:table-cell office:value-type="float" office:value="-0.36951">
                <text:p>-0.36951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445485">
                <text:p>-0.445485</text:p>
              </table:table-cell>
              <table:table-cell office:value-type="float" office:value="-0.217114">
                <text:p>-0.217114</text:p>
              </table:table-cell>
              <table:table-cell office:value-type="float" office:value="0.094186">
                <text:p>0.094186</text:p>
              </table:table-cell>
              <table:table-cell office:value-type="float" office:value="0.369511">
                <text:p>0.369511</text:p>
              </table:table-cell>
              <table:table-cell office:value-type="float" office:value="0.503695">
                <text:p>0.503695</text:p>
              </table:table-cell>
              <table:table-cell office:value-type="float" office:value="0.445485">
                <text:p>0.445485</text:p>
              </table:table-cell>
              <table:table-cell office:value-type="float" office:value="0.217115">
                <text:p>0.2171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-0.293892">
                <text:p>-0.293892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293893">
                <text:p>-0.293893</text:p>
              </table:table-cell>
              <table:table-cell office:value-type="float" office:value="0">
                <text:p>0</text:p>
              </table:table-cell>
              <table:table-cell office:value-type="float" office:value="0.293892">
                <text:p>0.293892</text:p>
              </table:table-cell>
              <table:table-cell office:value-type="float" office:value="0.475529">
                <text:p>0.475529</text:p>
              </table:table-cell>
              <table:table-cell office:value-type="float" office:value="0.475529">
                <text:p>0.475529</text:p>
              </table:table-cell>
              <table:table-cell office:value-type="float" office:value="0.293892">
                <text:p>0.29389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94186">
                <text:p>0.094186</text:p>
              </table:table-cell>
              <table:table-cell office:value-type="float" office:value="-0.217115">
                <text:p>-0.217115</text:p>
              </table:table-cell>
              <table:table-cell office:value-type="float" office:value="-0.445485">
                <text:p>-0.445485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36951">
                <text:p>-0.36951</text:p>
              </table:table-cell>
              <table:table-cell office:value-type="float" office:value="-0.094186">
                <text:p>-0.094186</text:p>
              </table:table-cell>
              <table:table-cell office:value-type="float" office:value="0.217115">
                <text:p>0.217115</text:p>
              </table:table-cell>
              <table:table-cell office:value-type="float" office:value="0.445485">
                <text:p>0.445485</text:p>
              </table:table-cell>
              <table:table-cell office:value-type="float" office:value="0.503695">
                <text:p>0.503695</text:p>
              </table:table-cell>
              <table:table-cell office:value-type="float" office:value="0.369511">
                <text:p>0.3695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88">
                <text:p>0.188</text:p>
              </table:table-cell>
              <table:table-cell office:value-type="float" office:value="-0.13948">
                <text:p>-0.13948</text:p>
              </table:table-cell>
              <table:table-cell office:value-type="float" office:value="-0.413684">
                <text:p>-0.413684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4367">
                <text:p>-0.44367</text:p>
              </table:table-cell>
              <table:table-cell office:value-type="float" office:value="-0.187999">
                <text:p>-0.187999</text:p>
              </table:table-cell>
              <table:table-cell office:value-type="float" office:value="0.13948">
                <text:p>0.13948</text:p>
              </table:table-cell>
              <table:table-cell office:value-type="float" office:value="0.413684">
                <text:p>0.413684</text:p>
              </table:table-cell>
              <table:table-cell office:value-type="float" office:value="0.529874">
                <text:p>0.529874</text:p>
              </table:table-cell>
              <table:table-cell office:value-type="float" office:value="0.44367">
                <text:p>0.443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81072">
                <text:p>0.281072</text:p>
              </table:table-cell>
              <table:table-cell office:value-type="float" office:value="-0.061295">
                <text:p>-0.061295</text:p>
              </table:table-cell>
              <table:table-cell office:value-type="float" office:value="-0.38025">
                <text:p>-0.38025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516078">
                <text:p>-0.516078</text:p>
              </table:table-cell>
              <table:table-cell office:value-type="float" office:value="-0.281071">
                <text:p>-0.281071</text:p>
              </table:table-cell>
              <table:table-cell office:value-type="float" office:value="0.061295">
                <text:p>0.061295</text:p>
              </table:table-cell>
              <table:table-cell office:value-type="float" office:value="0.38025">
                <text:p>0.38025</text:p>
              </table:table-cell>
              <table:table-cell office:value-type="float" office:value="0.553961">
                <text:p>0.553961</text:p>
              </table:table-cell>
              <table:table-cell office:value-type="float" office:value="0.516079">
                <text:p>0.5160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73035">
                <text:p>0.373035</text:p>
              </table:table-cell>
              <table:table-cell office:value-type="float" office:value="0.017132">
                <text:p>0.017132</text:p>
              </table:table-cell>
              <table:table-cell office:value-type="float" office:value="-0.345315">
                <text:p>-0.345315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586451">
                <text:p>-0.586451</text:p>
              </table:table-cell>
              <table:table-cell office:value-type="float" office:value="-0.373034">
                <text:p>-0.373034</text:p>
              </table:table-cell>
              <table:table-cell office:value-type="float" office:value="-0.017132">
                <text:p>-0.017132</text:p>
              </table:table-cell>
              <table:table-cell office:value-type="float" office:value="0.345315">
                <text:p>0.345315</text:p>
              </table:table-cell>
              <table:table-cell office:value-type="float" office:value="0.575863">
                <text:p>0.575863</text:p>
              </table:table-cell>
              <table:table-cell office:value-type="float" office:value="0.586451">
                <text:p>0.5864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63525">
                <text:p>0.463525</text:p>
              </table:table-cell>
              <table:table-cell office:value-type="float" office:value="0.095491">
                <text:p>0.095491</text:p>
              </table:table-cell>
              <table:table-cell office:value-type="float" office:value="-0.309017">
                <text:p>-0.309017</text:p>
              </table:table-cell>
              <table:table-cell office:value-type="float" office:value="-0.595491">
                <text:p>-0.595491</text:p>
              </table:table-cell>
              <table:table-cell office:value-type="float" office:value="-0.654508">
                <text:p>-0.654508</text:p>
              </table:table-cell>
              <table:table-cell office:value-type="float" office:value="-0.463526">
                <text:p>-0.463526</text:p>
              </table:table-cell>
              <table:table-cell office:value-type="float" office:value="-0.09549">
                <text:p>-0.09549</text:p>
              </table:table-cell>
              <table:table-cell office:value-type="float" office:value="0.309017">
                <text:p>0.309017</text:p>
              </table:table-cell>
              <table:table-cell office:value-type="float" office:value="0.595492">
                <text:p>0.595492</text:p>
              </table:table-cell>
              <table:table-cell office:value-type="float" office:value="0.654508">
                <text:p>0.6545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552187">
                <text:p>0.552187</text:p>
              </table:table-cell>
              <table:table-cell office:value-type="float" office:value="0.173474">
                <text:p>0.173474</text:p>
              </table:table-cell>
              <table:table-cell office:value-type="float" office:value="-0.2715">
                <text:p>-0.2715</text:p>
              </table:table-cell>
              <table:table-cell office:value-type="float" office:value="-0.61277">
                <text:p>-0.61277</text:p>
              </table:table-cell>
              <table:table-cell office:value-type="float" office:value="-0.719982">
                <text:p>-0.719982</text:p>
              </table:table-cell>
              <table:table-cell office:value-type="float" office:value="-0.552186">
                <text:p>-0.552186</text:p>
              </table:table-cell>
              <table:table-cell office:value-type="float" office:value="-0.173474">
                <text:p>-0.173474</text:p>
              </table:table-cell>
              <table:table-cell office:value-type="float" office:value="0.2715">
                <text:p>0.2715</text:p>
              </table:table-cell>
              <table:table-cell office:value-type="float" office:value="0.61277">
                <text:p>0.61277</text:p>
              </table:table-cell>
              <table:table-cell office:value-type="float" office:value="0.719983">
                <text:p>0.7199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638669">
                <text:p>0.638669</text:p>
              </table:table-cell>
              <table:table-cell office:value-type="float" office:value="0.250772">
                <text:p>0.250772</text:p>
              </table:table-cell>
              <table:table-cell office:value-type="float" office:value="-0.232912">
                <text:p>-0.232912</text:p>
              </table:table-cell>
              <table:table-cell office:value-type="float" office:value="-0.62763">
                <text:p>-0.62763</text:p>
              </table:table-cell>
              <table:table-cell office:value-type="float" office:value="-0.782615">
                <text:p>-0.782615</text:p>
              </table:table-cell>
              <table:table-cell office:value-type="float" office:value="-0.638668">
                <text:p>-0.638668</text:p>
              </table:table-cell>
              <table:table-cell office:value-type="float" office:value="-0.250771">
                <text:p>-0.250771</text:p>
              </table:table-cell>
              <table:table-cell office:value-type="float" office:value="0.232912">
                <text:p>0.232912</text:p>
              </table:table-cell>
              <table:table-cell office:value-type="float" office:value="0.62763">
                <text:p>0.62763</text:p>
              </table:table-cell>
              <table:table-cell office:value-type="float" office:value="0.782616">
                <text:p>0.7826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72263">
                <text:p>0.72263</text:p>
              </table:table-cell>
              <table:table-cell office:value-type="float" office:value="0.32708">
                <text:p>0.32708</text:p>
              </table:table-cell>
              <table:table-cell office:value-type="float" office:value="-0.193404">
                <text:p>-0.193404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84216">
                <text:p>-0.84216</text:p>
              </table:table-cell>
              <table:table-cell office:value-type="float" office:value="-0.72263">
                <text:p>-0.72263</text:p>
              </table:table-cell>
              <table:table-cell office:value-type="float" office:value="-0.32708">
                <text:p>-0.32708</text:p>
              </table:table-cell>
              <table:table-cell office:value-type="float" office:value="0.193404">
                <text:p>0.193404</text:p>
              </table:table-cell>
              <table:table-cell office:value-type="float" office:value="0.640014">
                <text:p>0.640014</text:p>
              </table:table-cell>
              <table:table-cell office:value-type="float" office:value="0.84216">
                <text:p>0.842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0374">
                <text:p>0.80374</text:p>
              </table:table-cell>
              <table:table-cell office:value-type="float" office:value="0.402098">
                <text:p>0.402098</text:p>
              </table:table-cell>
              <table:table-cell office:value-type="float" office:value="-0.153133">
                <text:p>-0.153133</text:p>
              </table:table-cell>
              <table:table-cell office:value-type="float" office:value="-0.649871">
                <text:p>-0.649871</text:p>
              </table:table-cell>
              <table:table-cell office:value-type="float" office:value="-0.898381">
                <text:p>-0.898381</text:p>
              </table:table-cell>
              <table:table-cell office:value-type="float" office:value="-0.80374">
                <text:p>-0.80374</text:p>
              </table:table-cell>
              <table:table-cell office:value-type="float" office:value="-0.402096">
                <text:p>-0.402096</text:p>
              </table:table-cell>
              <table:table-cell office:value-type="float" office:value="0.153133">
                <text:p>0.153133</text:p>
              </table:table-cell>
              <table:table-cell office:value-type="float" office:value="0.649871">
                <text:p>0.649871</text:p>
              </table:table-cell>
              <table:table-cell office:value-type="float" office:value="0.898381">
                <text:p>0.8983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881678">
                <text:p>0.881678</text:p>
              </table:table-cell>
              <table:table-cell office:value-type="float" office:value="0.475528">
                <text:p>0.475528</text:p>
              </table:table-cell>
              <table:table-cell office:value-type="float" office:value="-0.112258">
                <text:p>-0.112258</text:p>
              </table:table-cell>
              <table:table-cell office:value-type="float" office:value="-0.657164">
                <text:p>-0.657164</text:p>
              </table:table-cell>
              <table:table-cell office:value-type="float" office:value="-0.951056">
                <text:p>-0.951056</text:p>
              </table:table-cell>
              <table:table-cell office:value-type="float" office:value="-0.881677">
                <text:p>-0.881677</text:p>
              </table:table-cell>
              <table:table-cell office:value-type="float" office:value="-0.475528">
                <text:p>-0.475528</text:p>
              </table:table-cell>
              <table:table-cell office:value-type="float" office:value="0.112257">
                <text:p>0.112257</text:p>
              </table:table-cell>
              <table:table-cell office:value-type="float" office:value="0.657164">
                <text:p>0.657164</text:p>
              </table:table-cell>
              <table:table-cell office:value-type="float" office:value="0.951056">
                <text:p>0.9510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56135">
                <text:p>0.956135</text:p>
              </table:table-cell>
              <table:table-cell office:value-type="float" office:value="0.547082">
                <text:p>0.547082</text:p>
              </table:table-cell>
              <table:table-cell office:value-type="float" office:value="-0.070939">
                <text:p>-0.070939</text:p>
              </table:table-cell>
              <table:table-cell office:value-type="float" office:value="-0.661863">
                <text:p>-0.661863</text:p>
              </table:table-cell>
              <table:table-cell office:value-type="float" office:value="-0.999977">
                <text:p>-0.999977</text:p>
              </table:table-cell>
              <table:table-cell office:value-type="float" office:value="-0.956135">
                <text:p>-0.956135</text:p>
              </table:table-cell>
              <table:table-cell office:value-type="float" office:value="-0.547081">
                <text:p>-0.547081</text:p>
              </table:table-cell>
              <table:table-cell office:value-type="float" office:value="0.070939">
                <text:p>0.070939</text:p>
              </table:table-cell>
              <table:table-cell office:value-type="float" office:value="0.661863">
                <text:p>0.661863</text:p>
              </table:table-cell>
              <table:table-cell office:value-type="float" office:value="0.999978">
                <text:p>0.99997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02682">
                <text:p>1.02682</text:p>
              </table:table-cell>
              <table:table-cell office:value-type="float" office:value="0.616477">
                <text:p>0.616477</text:p>
              </table:table-cell>
              <table:table-cell office:value-type="float" office:value="-0.029341">
                <text:p>-0.029341</text:p>
              </table:table-cell>
              <table:table-cell office:value-type="float" office:value="-0.663951">
                <text:p>-0.663951</text:p>
              </table:table-cell>
              <table:table-cell office:value-type="float" office:value="-1.044953">
                <text:p>-1.044953</text:p>
              </table:table-cell>
              <table:table-cell office:value-type="float" office:value="-1.02682">
                <text:p>-1.02682</text:p>
              </table:table-cell>
              <table:table-cell office:value-type="float" office:value="-0.616477">
                <text:p>-0.616477</text:p>
              </table:table-cell>
              <table:table-cell office:value-type="float" office:value="0.029341">
                <text:p>0.029341</text:p>
              </table:table-cell>
              <table:table-cell office:value-type="float" office:value="0.663951">
                <text:p>0.663951</text:p>
              </table:table-cell>
              <table:table-cell office:value-type="float" office:value="1.044954">
                <text:p>1.0449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093454">
                <text:p>1.093454</text:p>
              </table:table-cell>
              <table:table-cell office:value-type="float" office:value="0.68344">
                <text:p>0.68344</text:p>
              </table:table-cell>
              <table:table-cell office:value-type="float" office:value="0.012375">
                <text:p>0.012375</text:p>
              </table:table-cell>
              <table:table-cell office:value-type="float" office:value="-0.663417">
                <text:p>-0.663417</text:p>
              </table:table-cell>
              <table:table-cell office:value-type="float" office:value="-1.085806">
                <text:p>-1.085806</text:p>
              </table:table-cell>
              <table:table-cell office:value-type="float" office:value="-1.093454">
                <text:p>-1.093454</text:p>
              </table:table-cell>
              <table:table-cell office:value-type="float" office:value="-0.68344">
                <text:p>-0.68344</text:p>
              </table:table-cell>
              <table:table-cell office:value-type="float" office:value="-0.012374">
                <text:p>-0.012374</text:p>
              </table:table-cell>
              <table:table-cell office:value-type="float" office:value="0.663418">
                <text:p>0.663418</text:p>
              </table:table-cell>
              <table:table-cell office:value-type="float" office:value="1.085806">
                <text:p>1.0858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15577">
                <text:p>1.15577</text:p>
              </table:table-cell>
              <table:table-cell office:value-type="float" office:value="0.747705">
                <text:p>0.747705</text:p>
              </table:table-cell>
              <table:table-cell office:value-type="float" office:value="0.05404">
                <text:p>0.05404</text:p>
              </table:table-cell>
              <table:table-cell office:value-type="float" office:value="-0.660266">
                <text:p>-0.660266</text:p>
              </table:table-cell>
              <table:table-cell office:value-type="float" office:value="-1.122371">
                <text:p>-1.122371</text:p>
              </table:table-cell>
              <table:table-cell office:value-type="float" office:value="-1.155771">
                <text:p>-1.155771</text:p>
              </table:table-cell>
              <table:table-cell office:value-type="float" office:value="-0.747703">
                <text:p>-0.747703</text:p>
              </table:table-cell>
              <table:table-cell office:value-type="float" office:value="-0.05404">
                <text:p>-0.05404</text:p>
              </table:table-cell>
              <table:table-cell office:value-type="float" office:value="0.660265">
                <text:p>0.660265</text:p>
              </table:table-cell>
              <table:table-cell office:value-type="float" office:value="1.122371">
                <text:p>1.1223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213526">
                <text:p>1.213526</text:p>
              </table:table-cell>
              <table:table-cell office:value-type="float" office:value="0.809018">
                <text:p>0.809018</text:p>
              </table:table-cell>
              <table:table-cell office:value-type="float" office:value="0.095492">
                <text:p>0.095492</text:p>
              </table:table-cell>
              <table:table-cell office:value-type="float" office:value="-0.654509">
                <text:p>-0.654509</text:p>
              </table:table-cell>
              <table:table-cell office:value-type="float" office:value="-1.154509">
                <text:p>-1.154509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809018">
                <text:p>-0.809018</text:p>
              </table:table-cell>
              <table:table-cell office:value-type="float" office:value="-0.095492">
                <text:p>-0.095492</text:p>
              </table:table-cell>
              <table:table-cell office:value-type="float" office:value="0.654509">
                <text:p>0.654509</text:p>
              </table:table-cell>
              <table:table-cell office:value-type="float" office:value="1.154509">
                <text:p>1.1545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266492">
                <text:p>1.266492</text:p>
              </table:table-cell>
              <table:table-cell office:value-type="float" office:value="0.867139">
                <text:p>0.867139</text:p>
              </table:table-cell>
              <table:table-cell office:value-type="float" office:value="0.136567">
                <text:p>0.136567</text:p>
              </table:table-cell>
              <table:table-cell office:value-type="float" office:value="-0.646167">
                <text:p>-0.646167</text:p>
              </table:table-cell>
              <table:table-cell office:value-type="float" office:value="-1.182089">
                <text:p>-1.182089</text:p>
              </table:table-cell>
              <table:table-cell office:value-type="float" office:value="-1.266492">
                <text:p>-1.266492</text:p>
              </table:table-cell>
              <table:table-cell office:value-type="float" office:value="-0.867138">
                <text:p>-0.867138</text:p>
              </table:table-cell>
              <table:table-cell office:value-type="float" office:value="-0.136567">
                <text:p>-0.136567</text:p>
              </table:table-cell>
              <table:table-cell office:value-type="float" office:value="0.646168">
                <text:p>0.646168</text:p>
              </table:table-cell>
              <table:table-cell office:value-type="float" office:value="1.182088">
                <text:p>1.1820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31446">
                <text:p>1.31446</text:p>
              </table:table-cell>
              <table:table-cell office:value-type="float" office:value="0.921838">
                <text:p>0.921838</text:p>
              </table:table-cell>
              <table:table-cell office:value-type="float" office:value="0.177103">
                <text:p>0.177103</text:p>
              </table:table-cell>
              <table:table-cell office:value-type="float" office:value="-0.635278">
                <text:p>-0.635278</text:p>
              </table:table-cell>
              <table:table-cell office:value-type="float" office:value="-1.205005">
                <text:p>-1.205005</text:p>
              </table:table-cell>
              <table:table-cell office:value-type="float" office:value="-1.31446">
                <text:p>-1.31446</text:p>
              </table:table-cell>
              <table:table-cell office:value-type="float" office:value="-0.921838">
                <text:p>-0.921838</text:p>
              </table:table-cell>
              <table:table-cell office:value-type="float" office:value="-0.177104">
                <text:p>-0.177104</text:p>
              </table:table-cell>
              <table:table-cell office:value-type="float" office:value="0.635279">
                <text:p>0.635279</text:p>
              </table:table-cell>
              <table:table-cell office:value-type="float" office:value="1.205005">
                <text:p>1.2050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357241">
                <text:p>1.357241</text:p>
              </table:table-cell>
              <table:table-cell office:value-type="float" office:value="0.972898">
                <text:p>0.972898</text:p>
              </table:table-cell>
              <table:table-cell office:value-type="float" office:value="0.21694">
                <text:p>0.21694</text:p>
              </table:table-cell>
              <table:table-cell office:value-type="float" office:value="-0.62188">
                <text:p>-0.62188</text:p>
              </table:table-cell>
              <table:table-cell office:value-type="float" office:value="-1.223164">
                <text:p>-1.223164</text:p>
              </table:table-cell>
              <table:table-cell office:value-type="float" office:value="-1.357241">
                <text:p>-1.357241</text:p>
              </table:table-cell>
              <table:table-cell office:value-type="float" office:value="-0.972897">
                <text:p>-0.972897</text:p>
              </table:table-cell>
              <table:table-cell office:value-type="float" office:value="-0.21694">
                <text:p>-0.21694</text:p>
              </table:table-cell>
              <table:table-cell office:value-type="float" office:value="0.62188">
                <text:p>0.62188</text:p>
              </table:table-cell>
              <table:table-cell office:value-type="float" office:value="1.223163">
                <text:p>1.2231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394665">
                <text:p>1.394665</text:p>
              </table:table-cell>
              <table:table-cell office:value-type="float" office:value="1.020119">
                <text:p>1.020119</text:p>
              </table:table-cell>
              <table:table-cell office:value-type="float" office:value="0.255922">
                <text:p>0.255922</text:p>
              </table:table-cell>
              <table:table-cell office:value-type="float" office:value="-0.606029">
                <text:p>-0.606029</text:p>
              </table:table-cell>
              <table:table-cell office:value-type="float" office:value="-1.236497">
                <text:p>-1.236497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020119">
                <text:p>-1.020119</text:p>
              </table:table-cell>
              <table:table-cell office:value-type="float" office:value="-0.255922">
                <text:p>-0.255922</text:p>
              </table:table-cell>
              <table:table-cell office:value-type="float" office:value="0.606029">
                <text:p>0.606029</text:p>
              </table:table-cell>
              <table:table-cell office:value-type="float" office:value="1.236497">
                <text:p>1.2364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426585">
                <text:p>1.426585</text:p>
              </table:table-cell>
              <table:table-cell office:value-type="float" office:value="1.063314">
                <text:p>1.063314</text:p>
              </table:table-cell>
              <table:table-cell office:value-type="float" office:value="0.293892">
                <text:p>0.293892</text:p>
              </table:table-cell>
              <table:table-cell office:value-type="float" office:value="-0.587784">
                <text:p>-0.587784</text:p>
              </table:table-cell>
              <table:table-cell office:value-type="float" office:value="-1.244949">
                <text:p>-1.244949</text:p>
              </table:table-cell>
              <table:table-cell office:value-type="float" office:value="-1.426585">
                <text:p>-1.426585</text:p>
              </table:table-cell>
              <table:table-cell office:value-type="float" office:value="-1.063313">
                <text:p>-1.063313</text:p>
              </table:table-cell>
              <table:table-cell office:value-type="float" office:value="-0.293892">
                <text:p>-0.293892</text:p>
              </table:table-cell>
              <table:table-cell office:value-type="float" office:value="0.587785">
                <text:p>0.587785</text:p>
              </table:table-cell>
              <table:table-cell office:value-type="float" office:value="1.244948">
                <text:p>1.2449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452875">
                <text:p>1.452875</text:p>
              </table:table-cell>
              <table:table-cell office:value-type="float" office:value="1.102313">
                <text:p>1.102313</text:p>
              </table:table-cell>
              <table:table-cell office:value-type="float" office:value="0.330704">
                <text:p>0.330704</text:p>
              </table:table-cell>
              <table:table-cell office:value-type="float" office:value="-0.567222">
                <text:p>-0.567222</text:p>
              </table:table-cell>
              <table:table-cell office:value-type="float" office:value="-1.248489">
                <text:p>-1.248489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102313">
                <text:p>-1.102313</text:p>
              </table:table-cell>
              <table:table-cell office:value-type="float" office:value="-0.330704">
                <text:p>-0.330704</text:p>
              </table:table-cell>
              <table:table-cell office:value-type="float" office:value="0.567222">
                <text:p>0.567222</text:p>
              </table:table-cell>
              <table:table-cell office:value-type="float" office:value="1.248489">
                <text:p>1.2484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473431">
                <text:p>1.473431</text:p>
              </table:table-cell>
              <table:table-cell office:value-type="float" office:value="1.136961">
                <text:p>1.136961</text:p>
              </table:table-cell>
              <table:table-cell office:value-type="float" office:value="0.366209">
                <text:p>0.366209</text:p>
              </table:table-cell>
              <table:table-cell office:value-type="float" office:value="-0.54442">
                <text:p>-0.54442</text:p>
              </table:table-cell>
              <table:table-cell office:value-type="float" office:value="-1.247101">
                <text:p>-1.247101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13696">
                <text:p>-1.13696</text:p>
              </table:table-cell>
              <table:table-cell office:value-type="float" office:value="-0.36621">
                <text:p>-0.36621</text:p>
              </table:table-cell>
              <table:table-cell office:value-type="float" office:value="0.54442">
                <text:p>0.54442</text:p>
              </table:table-cell>
              <table:table-cell office:value-type="float" office:value="1.2471">
                <text:p>1.24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488172">
                <text:p>1.488172</text:p>
              </table:table-cell>
              <table:table-cell office:value-type="float" office:value="1.167123">
                <text:p>1.167123</text:p>
              </table:table-cell>
              <table:table-cell office:value-type="float" office:value="0.400271">
                <text:p>0.400271</text:p>
              </table:table-cell>
              <table:table-cell office:value-type="float" office:value="-0.51947">
                <text:p>-0.51947</text:p>
              </table:table-cell>
              <table:table-cell office:value-type="float" office:value="-1.240792">
                <text:p>-1.240792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167122">
                <text:p>-1.167122</text:p>
              </table:table-cell>
              <table:table-cell office:value-type="float" office:value="-0.400271">
                <text:p>-0.400271</text:p>
              </table:table-cell>
              <table:table-cell office:value-type="float" office:value="0.51947">
                <text:p>0.51947</text:p>
              </table:table-cell>
              <table:table-cell office:value-type="float" office:value="1.240792">
                <text:p>1.2407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49704">
                <text:p>1.49704</text:p>
              </table:table-cell>
              <table:table-cell office:value-type="float" office:value="1.192677">
                <text:p>1.192677</text:p>
              </table:table-cell>
              <table:table-cell office:value-type="float" office:value="0.432751">
                <text:p>0.432751</text:p>
              </table:table-cell>
              <table:table-cell office:value-type="float" office:value="-0.492469">
                <text:p>-0.492469</text:p>
              </table:table-cell>
              <table:table-cell office:value-type="float" office:value="-1.229585">
                <text:p>-1.229585</text:p>
              </table:table-cell>
              <table:table-cell office:value-type="float" office:value="-1.49704">
                <text:p>-1.49704</text:p>
              </table:table-cell>
              <table:table-cell office:value-type="float" office:value="-1.192677">
                <text:p>-1.192677</text:p>
              </table:table-cell>
              <table:table-cell office:value-type="float" office:value="-0.432752">
                <text:p>-0.432752</text:p>
              </table:table-cell>
              <table:table-cell office:value-type="float" office:value="0.492469">
                <text:p>0.492469</text:p>
              </table:table-cell>
              <table:table-cell office:value-type="float" office:value="1.229584">
                <text:p>1.2295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">
                <text:p>1.5</text:p>
              </table:table-cell>
              <table:table-cell office:value-type="float" office:value="1.213526">
                <text:p>1.213526</text:p>
              </table:table-cell>
              <table:table-cell office:value-type="float" office:value="0.463526">
                <text:p>0.463526</text:p>
              </table:table-cell>
              <table:table-cell office:value-type="float" office:value="-0.463526">
                <text:p>-0.463526</text:p>
              </table:table-cell>
              <table:table-cell office:value-type="float" office:value="-1.213526">
                <text:p>-1.213526</text:p>
              </table:table-cell>
              <table:table-cell office:value-type="float" office:value="-1.5">
                <text:p>-1.5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463526">
                <text:p>-0.463526</text:p>
              </table:table-cell>
              <table:table-cell office:value-type="float" office:value="0.463526">
                <text:p>0.463526</text:p>
              </table:table-cell>
              <table:table-cell office:value-type="float" office:value="1.213526">
                <text:p>1.2135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49704">
                <text:p>1.49704</text:p>
              </table:table-cell>
              <table:table-cell office:value-type="float" office:value="1.229585">
                <text:p>1.229585</text:p>
              </table:table-cell>
              <table:table-cell office:value-type="float" office:value="0.492471">
                <text:p>0.492471</text:p>
              </table:table-cell>
              <table:table-cell office:value-type="float" office:value="-0.432752">
                <text:p>-0.432752</text:p>
              </table:table-cell>
              <table:table-cell office:value-type="float" office:value="-1.192677">
                <text:p>-1.192677</text:p>
              </table:table-cell>
              <table:table-cell office:value-type="float" office:value="-1.49704">
                <text:p>-1.49704</text:p>
              </table:table-cell>
              <table:table-cell office:value-type="float" office:value="-1.229586">
                <text:p>-1.229586</text:p>
              </table:table-cell>
              <table:table-cell office:value-type="float" office:value="-0.49247">
                <text:p>-0.49247</text:p>
              </table:table-cell>
              <table:table-cell office:value-type="float" office:value="0.432752">
                <text:p>0.432752</text:p>
              </table:table-cell>
              <table:table-cell office:value-type="float" office:value="1.192677">
                <text:p>1.1926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488172">
                <text:p>1.488172</text:p>
              </table:table-cell>
              <table:table-cell office:value-type="float" office:value="1.240792">
                <text:p>1.240792</text:p>
              </table:table-cell>
              <table:table-cell office:value-type="float" office:value="0.51947">
                <text:p>0.51947</text:p>
              </table:table-cell>
              <table:table-cell office:value-type="float" office:value="-0.400271">
                <text:p>-0.400271</text:p>
              </table:table-cell>
              <table:table-cell office:value-type="float" office:value="-1.167122">
                <text:p>-1.167122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240792">
                <text:p>-1.240792</text:p>
              </table:table-cell>
              <table:table-cell office:value-type="float" office:value="-0.51947">
                <text:p>-0.51947</text:p>
              </table:table-cell>
              <table:table-cell office:value-type="float" office:value="0.400271">
                <text:p>0.400271</text:p>
              </table:table-cell>
              <table:table-cell office:value-type="float" office:value="1.167123">
                <text:p>1.1671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473431">
                <text:p>1.473431</text:p>
              </table:table-cell>
              <table:table-cell office:value-type="float" office:value="1.247101">
                <text:p>1.247101</text:p>
              </table:table-cell>
              <table:table-cell office:value-type="float" office:value="0.544421">
                <text:p>0.544421</text:p>
              </table:table-cell>
              <table:table-cell office:value-type="float" office:value="-0.36621">
                <text:p>-0.36621</text:p>
              </table:table-cell>
              <table:table-cell office:value-type="float" office:value="-1.136961">
                <text:p>-1.136961</text:p>
              </table:table-cell>
              <table:table-cell office:value-type="float" office:value="-1.47343">
                <text:p>-1.47343</text:p>
              </table:table-cell>
              <table:table-cell office:value-type="float" office:value="-1.247101">
                <text:p>-1.247101</text:p>
              </table:table-cell>
              <table:table-cell office:value-type="float" office:value="-0.544421">
                <text:p>-0.544421</text:p>
              </table:table-cell>
              <table:table-cell office:value-type="float" office:value="0.36621">
                <text:p>0.36621</text:p>
              </table:table-cell>
              <table:table-cell office:value-type="float" office:value="1.13696">
                <text:p>1.136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452875">
                <text:p>1.452875</text:p>
              </table:table-cell>
              <table:table-cell office:value-type="float" office:value="1.248489">
                <text:p>1.248489</text:p>
              </table:table-cell>
              <table:table-cell office:value-type="float" office:value="0.567222">
                <text:p>0.567222</text:p>
              </table:table-cell>
              <table:table-cell office:value-type="float" office:value="-0.330705">
                <text:p>-0.330705</text:p>
              </table:table-cell>
              <table:table-cell office:value-type="float" office:value="-1.102313">
                <text:p>-1.102313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248489">
                <text:p>-1.248489</text:p>
              </table:table-cell>
              <table:table-cell office:value-type="float" office:value="-0.567222">
                <text:p>-0.567222</text:p>
              </table:table-cell>
              <table:table-cell office:value-type="float" office:value="0.330704">
                <text:p>0.330704</text:p>
              </table:table-cell>
              <table:table-cell office:value-type="float" office:value="1.102313">
                <text:p>1.1023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426584">
                <text:p>1.426584</text:p>
              </table:table-cell>
              <table:table-cell office:value-type="float" office:value="1.244949">
                <text:p>1.244949</text:p>
              </table:table-cell>
              <table:table-cell office:value-type="float" office:value="0.587786">
                <text:p>0.587786</text:p>
              </table:table-cell>
              <table:table-cell office:value-type="float" office:value="-0.293892">
                <text:p>-0.293892</text:p>
              </table:table-cell>
              <table:table-cell office:value-type="float" office:value="-1.063313">
                <text:p>-1.063313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244949">
                <text:p>-1.244949</text:p>
              </table:table-cell>
              <table:table-cell office:value-type="float" office:value="-0.587786">
                <text:p>-0.587786</text:p>
              </table:table-cell>
              <table:table-cell office:value-type="float" office:value="0.293892">
                <text:p>0.293892</text:p>
              </table:table-cell>
              <table:table-cell office:value-type="float" office:value="1.063313">
                <text:p>1.0633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394665">
                <text:p>1.394665</text:p>
              </table:table-cell>
              <table:table-cell office:value-type="float" office:value="1.236497">
                <text:p>1.236497</text:p>
              </table:table-cell>
              <table:table-cell office:value-type="float" office:value="0.606029">
                <text:p>0.606029</text:p>
              </table:table-cell>
              <table:table-cell office:value-type="float" office:value="-0.255922">
                <text:p>-0.255922</text:p>
              </table:table-cell>
              <table:table-cell office:value-type="float" office:value="-1.020119">
                <text:p>-1.020119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236497">
                <text:p>-1.236497</text:p>
              </table:table-cell>
              <table:table-cell office:value-type="float" office:value="-0.606029">
                <text:p>-0.606029</text:p>
              </table:table-cell>
              <table:table-cell office:value-type="float" office:value="0.255922">
                <text:p>0.255922</text:p>
              </table:table-cell>
              <table:table-cell office:value-type="float" office:value="1.020119">
                <text:p>1.0201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35724">
                <text:p>1.35724</text:p>
              </table:table-cell>
              <table:table-cell office:value-type="float" office:value="1.223164">
                <text:p>1.223164</text:p>
              </table:table-cell>
              <table:table-cell office:value-type="float" office:value="0.621881">
                <text:p>0.621881</text:p>
              </table:table-cell>
              <table:table-cell office:value-type="float" office:value="-0.21694">
                <text:p>-0.21694</text:p>
              </table:table-cell>
              <table:table-cell office:value-type="float" office:value="-0.972897">
                <text:p>-0.972897</text:p>
              </table:table-cell>
              <table:table-cell office:value-type="float" office:value="-1.35724">
                <text:p>-1.35724</text:p>
              </table:table-cell>
              <table:table-cell office:value-type="float" office:value="-1.223164">
                <text:p>-1.223164</text:p>
              </table:table-cell>
              <table:table-cell office:value-type="float" office:value="-0.621881">
                <text:p>-0.621881</text:p>
              </table:table-cell>
              <table:table-cell office:value-type="float" office:value="0.21694">
                <text:p>0.21694</text:p>
              </table:table-cell>
              <table:table-cell office:value-type="float" office:value="0.972897">
                <text:p>0.9728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314461">
                <text:p>1.314461</text:p>
              </table:table-cell>
              <table:table-cell office:value-type="float" office:value="1.205005">
                <text:p>1.205005</text:p>
              </table:table-cell>
              <table:table-cell office:value-type="float" office:value="0.635279">
                <text:p>0.635279</text:p>
              </table:table-cell>
              <table:table-cell office:value-type="float" office:value="-0.177104">
                <text:p>-0.177104</text:p>
              </table:table-cell>
              <table:table-cell office:value-type="float" office:value="-0.921838">
                <text:p>-0.921838</text:p>
              </table:table-cell>
              <table:table-cell office:value-type="float" office:value="-1.31446">
                <text:p>-1.31446</text:p>
              </table:table-cell>
              <table:table-cell office:value-type="float" office:value="-1.205005">
                <text:p>-1.205005</text:p>
              </table:table-cell>
              <table:table-cell office:value-type="float" office:value="-0.635278">
                <text:p>-0.635278</text:p>
              </table:table-cell>
              <table:table-cell office:value-type="float" office:value="0.177104">
                <text:p>0.177104</text:p>
              </table:table-cell>
              <table:table-cell office:value-type="float" office:value="0.921838">
                <text:p>0.9218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266491">
                <text:p>1.266491</text:p>
              </table:table-cell>
              <table:table-cell office:value-type="float" office:value="1.182088">
                <text:p>1.182088</text:p>
              </table:table-cell>
              <table:table-cell office:value-type="float" office:value="0.646169">
                <text:p>0.646169</text:p>
              </table:table-cell>
              <table:table-cell office:value-type="float" office:value="-0.136566">
                <text:p>-0.136566</text:p>
              </table:table-cell>
              <table:table-cell office:value-type="float" office:value="-0.867138">
                <text:p>-0.867138</text:p>
              </table:table-cell>
              <table:table-cell office:value-type="float" office:value="-1.266491">
                <text:p>-1.266491</text:p>
              </table:table-cell>
              <table:table-cell office:value-type="float" office:value="-1.182089">
                <text:p>-1.182089</text:p>
              </table:table-cell>
              <table:table-cell office:value-type="float" office:value="-0.646169">
                <text:p>-0.646169</text:p>
              </table:table-cell>
              <table:table-cell office:value-type="float" office:value="0.136566">
                <text:p>0.136566</text:p>
              </table:table-cell>
              <table:table-cell office:value-type="float" office:value="0.867138">
                <text:p>0.8671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213526">
                <text:p>1.213526</text:p>
              </table:table-cell>
              <table:table-cell office:value-type="float" office:value="1.154509">
                <text:p>1.154509</text:p>
              </table:table-cell>
              <table:table-cell office:value-type="float" office:value="0.654509">
                <text:p>0.654509</text:p>
              </table:table-cell>
              <table:table-cell office:value-type="float" office:value="-0.095492">
                <text:p>-0.095492</text:p>
              </table:table-cell>
              <table:table-cell office:value-type="float" office:value="-0.809018">
                <text:p>-0.809018</text:p>
              </table:table-cell>
              <table:table-cell office:value-type="float" office:value="-1.213526">
                <text:p>-1.213526</text:p>
              </table:table-cell>
              <table:table-cell office:value-type="float" office:value="-1.154509">
                <text:p>-1.154509</text:p>
              </table:table-cell>
              <table:table-cell office:value-type="float" office:value="-0.654508">
                <text:p>-0.654508</text:p>
              </table:table-cell>
              <table:table-cell office:value-type="float" office:value="0.095492">
                <text:p>0.095492</text:p>
              </table:table-cell>
              <table:table-cell office:value-type="float" office:value="0.809018">
                <text:p>0.80901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155769">
                <text:p>1.155769</text:p>
              </table:table-cell>
              <table:table-cell office:value-type="float" office:value="1.122372">
                <text:p>1.122372</text:p>
              </table:table-cell>
              <table:table-cell office:value-type="float" office:value="0.660266">
                <text:p>0.660266</text:p>
              </table:table-cell>
              <table:table-cell office:value-type="float" office:value="-0.054039">
                <text:p>-0.054039</text:p>
              </table:table-cell>
              <table:table-cell office:value-type="float" office:value="-0.747703">
                <text:p>-0.747703</text:p>
              </table:table-cell>
              <table:table-cell office:value-type="float" office:value="-1.155769">
                <text:p>-1.155769</text:p>
              </table:table-cell>
              <table:table-cell office:value-type="float" office:value="-1.122371">
                <text:p>-1.122371</text:p>
              </table:table-cell>
              <table:table-cell office:value-type="float" office:value="-0.660266">
                <text:p>-0.660266</text:p>
              </table:table-cell>
              <table:table-cell office:value-type="float" office:value="0.054039">
                <text:p>0.054039</text:p>
              </table:table-cell>
              <table:table-cell office:value-type="float" office:value="0.747703">
                <text:p>0.7477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093454">
                <text:p>1.093454</text:p>
              </table:table-cell>
              <table:table-cell office:value-type="float" office:value="1.085806">
                <text:p>1.085806</text:p>
              </table:table-cell>
              <table:table-cell office:value-type="float" office:value="0.663418">
                <text:p>0.663418</text:p>
              </table:table-cell>
              <table:table-cell office:value-type="float" office:value="-0.012374">
                <text:p>-0.012374</text:p>
              </table:table-cell>
              <table:table-cell office:value-type="float" office:value="-0.68344">
                <text:p>-0.68344</text:p>
              </table:table-cell>
              <table:table-cell office:value-type="float" office:value="-1.093454">
                <text:p>-1.093454</text:p>
              </table:table-cell>
              <table:table-cell office:value-type="float" office:value="-1.085806">
                <text:p>-1.085806</text:p>
              </table:table-cell>
              <table:table-cell office:value-type="float" office:value="-0.663417">
                <text:p>-0.663417</text:p>
              </table:table-cell>
              <table:table-cell office:value-type="float" office:value="0.012375">
                <text:p>0.012375</text:p>
              </table:table-cell>
              <table:table-cell office:value-type="float" office:value="0.68344">
                <text:p>0.683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02682">
                <text:p>1.02682</text:p>
              </table:table-cell>
              <table:table-cell office:value-type="float" office:value="1.044954">
                <text:p>1.044954</text:p>
              </table:table-cell>
              <table:table-cell office:value-type="float" office:value="0.663951">
                <text:p>0.663951</text:p>
              </table:table-cell>
              <table:table-cell office:value-type="float" office:value="0.029341">
                <text:p>0.029341</text:p>
              </table:table-cell>
              <table:table-cell office:value-type="float" office:value="-0.616477">
                <text:p>-0.616477</text:p>
              </table:table-cell>
              <table:table-cell office:value-type="float" office:value="-1.02682">
                <text:p>-1.02682</text:p>
              </table:table-cell>
              <table:table-cell office:value-type="float" office:value="-1.044953">
                <text:p>-1.044953</text:p>
              </table:table-cell>
              <table:table-cell office:value-type="float" office:value="-0.663951">
                <text:p>-0.663951</text:p>
              </table:table-cell>
              <table:table-cell office:value-type="float" office:value="-0.029341">
                <text:p>-0.029341</text:p>
              </table:table-cell>
              <table:table-cell office:value-type="float" office:value="0.616477">
                <text:p>0.6164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56137">
                <text:p>0.956137</text:p>
              </table:table-cell>
              <table:table-cell office:value-type="float" office:value="0.999979">
                <text:p>0.999979</text:p>
              </table:table-cell>
              <table:table-cell office:value-type="float" office:value="0.661864">
                <text:p>0.661864</text:p>
              </table:table-cell>
              <table:table-cell office:value-type="float" office:value="0.070938">
                <text:p>0.070938</text:p>
              </table:table-cell>
              <table:table-cell office:value-type="float" office:value="-0.547083">
                <text:p>-0.547083</text:p>
              </table:table-cell>
              <table:table-cell office:value-type="float" office:value="-0.956137">
                <text:p>-0.956137</text:p>
              </table:table-cell>
              <table:table-cell office:value-type="float" office:value="-0.999979">
                <text:p>-0.999979</text:p>
              </table:table-cell>
              <table:table-cell office:value-type="float" office:value="-0.661864">
                <text:p>-0.661864</text:p>
              </table:table-cell>
              <table:table-cell office:value-type="float" office:value="-0.070938">
                <text:p>-0.070938</text:p>
              </table:table-cell>
              <table:table-cell office:value-type="float" office:value="0.547084">
                <text:p>0.5470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81677">
                <text:p>0.881677</text:p>
              </table:table-cell>
              <table:table-cell office:value-type="float" office:value="0.951056">
                <text:p>0.951056</text:p>
              </table:table-cell>
              <table:table-cell office:value-type="float" office:value="0.657164">
                <text:p>0.657164</text:p>
              </table:table-cell>
              <table:table-cell office:value-type="float" office:value="0.112257">
                <text:p>0.112257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881677">
                <text:p>-0.881677</text:p>
              </table:table-cell>
              <table:table-cell office:value-type="float" office:value="-0.951056">
                <text:p>-0.951056</text:p>
              </table:table-cell>
              <table:table-cell office:value-type="float" office:value="-0.657164">
                <text:p>-0.657164</text:p>
              </table:table-cell>
              <table:table-cell office:value-type="float" office:value="-0.112258">
                <text:p>-0.112258</text:p>
              </table:table-cell>
              <table:table-cell office:value-type="float" office:value="0.475528">
                <text:p>0.4755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03741">
                <text:p>0.803741</text:p>
              </table:table-cell>
              <table:table-cell office:value-type="float" office:value="0.898383">
                <text:p>0.898383</text:p>
              </table:table-cell>
              <table:table-cell office:value-type="float" office:value="0.649872">
                <text:p>0.649872</text:p>
              </table:table-cell>
              <table:table-cell office:value-type="float" office:value="0.153132">
                <text:p>0.153132</text:p>
              </table:table-cell>
              <table:table-cell office:value-type="float" office:value="-0.402099">
                <text:p>-0.402099</text:p>
              </table:table-cell>
              <table:table-cell office:value-type="float" office:value="-0.803742">
                <text:p>-0.803742</text:p>
              </table:table-cell>
              <table:table-cell office:value-type="float" office:value="-0.898382">
                <text:p>-0.898382</text:p>
              </table:table-cell>
              <table:table-cell office:value-type="float" office:value="-0.649872">
                <text:p>-0.649872</text:p>
              </table:table-cell>
              <table:table-cell office:value-type="float" office:value="-0.153132">
                <text:p>-0.153132</text:p>
              </table:table-cell>
              <table:table-cell office:value-type="float" office:value="0.402099">
                <text:p>0.40209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2263">
                <text:p>0.72263</text:p>
              </table:table-cell>
              <table:table-cell office:value-type="float" office:value="0.84216">
                <text:p>0.84216</text:p>
              </table:table-cell>
              <table:table-cell office:value-type="float" office:value="0.640014">
                <text:p>0.640014</text:p>
              </table:table-cell>
              <table:table-cell office:value-type="float" office:value="0.193404">
                <text:p>0.193404</text:p>
              </table:table-cell>
              <table:table-cell office:value-type="float" office:value="-0.32708">
                <text:p>-0.32708</text:p>
              </table:table-cell>
              <table:table-cell office:value-type="float" office:value="-0.72263">
                <text:p>-0.72263</text:p>
              </table:table-cell>
              <table:table-cell office:value-type="float" office:value="-0.84216">
                <text:p>-0.84216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193404">
                <text:p>-0.193404</text:p>
              </table:table-cell>
              <table:table-cell office:value-type="float" office:value="0.32708">
                <text:p>0.327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63867">
                <text:p>0.63867</text:p>
              </table:table-cell>
              <table:table-cell office:value-type="float" office:value="0.782617">
                <text:p>0.782617</text:p>
              </table:table-cell>
              <table:table-cell office:value-type="float" office:value="0.627631">
                <text:p>0.627631</text:p>
              </table:table-cell>
              <table:table-cell office:value-type="float" office:value="0.232911">
                <text:p>0.232911</text:p>
              </table:table-cell>
              <table:table-cell office:value-type="float" office:value="-0.250774">
                <text:p>-0.250774</text:p>
              </table:table-cell>
              <table:table-cell office:value-type="float" office:value="-0.638671">
                <text:p>-0.638671</text:p>
              </table:table-cell>
              <table:table-cell office:value-type="float" office:value="-0.782617">
                <text:p>-0.782617</text:p>
              </table:table-cell>
              <table:table-cell office:value-type="float" office:value="-0.627631">
                <text:p>-0.627631</text:p>
              </table:table-cell>
              <table:table-cell office:value-type="float" office:value="-0.232911">
                <text:p>-0.232911</text:p>
              </table:table-cell>
              <table:table-cell office:value-type="float" office:value="0.250774">
                <text:p>0.2507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52186">
                <text:p>0.552186</text:p>
              </table:table-cell>
              <table:table-cell office:value-type="float" office:value="0.719983">
                <text:p>0.719983</text:p>
              </table:table-cell>
              <table:table-cell office:value-type="float" office:value="0.61277">
                <text:p>0.61277</text:p>
              </table:table-cell>
              <table:table-cell office:value-type="float" office:value="0.2715">
                <text:p>0.2715</text:p>
              </table:table-cell>
              <table:table-cell office:value-type="float" office:value="-0.173474">
                <text:p>-0.173474</text:p>
              </table:table-cell>
              <table:table-cell office:value-type="float" office:value="-0.552186">
                <text:p>-0.552186</text:p>
              </table:table-cell>
              <table:table-cell office:value-type="float" office:value="-0.719983">
                <text:p>-0.719983</text:p>
              </table:table-cell>
              <table:table-cell office:value-type="float" office:value="-0.61277">
                <text:p>-0.61277</text:p>
              </table:table-cell>
              <table:table-cell office:value-type="float" office:value="-0.2715">
                <text:p>-0.2715</text:p>
              </table:table-cell>
              <table:table-cell office:value-type="float" office:value="0.173474">
                <text:p>0.1734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63527">
                <text:p>0.463527</text:p>
              </table:table-cell>
              <table:table-cell office:value-type="float" office:value="0.65451">
                <text:p>0.65451</text:p>
              </table:table-cell>
              <table:table-cell office:value-type="float" office:value="0.595492">
                <text:p>0.595492</text:p>
              </table:table-cell>
              <table:table-cell office:value-type="float" office:value="0.309016">
                <text:p>0.309016</text:p>
              </table:table-cell>
              <table:table-cell office:value-type="float" office:value="-0.095493">
                <text:p>-0.095493</text:p>
              </table:table-cell>
              <table:table-cell office:value-type="float" office:value="-0.463527">
                <text:p>-0.463527</text:p>
              </table:table-cell>
              <table:table-cell office:value-type="float" office:value="-0.654509">
                <text:p>-0.654509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309016">
                <text:p>-0.309016</text:p>
              </table:table-cell>
              <table:table-cell office:value-type="float" office:value="0.095494">
                <text:p>0.0954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73035">
                <text:p>0.373035</text:p>
              </table:table-cell>
              <table:table-cell office:value-type="float" office:value="0.586451">
                <text:p>0.586451</text:p>
              </table:table-cell>
              <table:table-cell office:value-type="float" office:value="0.575863">
                <text:p>0.575863</text:p>
              </table:table-cell>
              <table:table-cell office:value-type="float" office:value="0.345315">
                <text:p>0.345315</text:p>
              </table:table-cell>
              <table:table-cell office:value-type="float" office:value="-0.017132">
                <text:p>-0.017132</text:p>
              </table:table-cell>
              <table:table-cell office:value-type="float" office:value="-0.373034">
                <text:p>-0.373034</text:p>
              </table:table-cell>
              <table:table-cell office:value-type="float" office:value="-0.586451">
                <text:p>-0.586451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345315">
                <text:p>-0.345315</text:p>
              </table:table-cell>
              <table:table-cell office:value-type="float" office:value="0.017132">
                <text:p>0.0171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81074">
                <text:p>0.281074</text:p>
              </table:table-cell>
              <table:table-cell office:value-type="float" office:value="0.51608">
                <text:p>0.51608</text:p>
              </table:table-cell>
              <table:table-cell office:value-type="float" office:value="0.553962">
                <text:p>0.553962</text:p>
              </table:table-cell>
              <table:table-cell office:value-type="float" office:value="0.380249">
                <text:p>0.380249</text:p>
              </table:table-cell>
              <table:table-cell office:value-type="float" office:value="0.061293">
                <text:p>0.061293</text:p>
              </table:table-cell>
              <table:table-cell office:value-type="float" office:value="-0.281074">
                <text:p>-0.281074</text:p>
              </table:table-cell>
              <table:table-cell office:value-type="float" office:value="-0.51608">
                <text:p>-0.51608</text:p>
              </table:table-cell>
              <table:table-cell office:value-type="float" office:value="-0.553962">
                <text:p>-0.553962</text:p>
              </table:table-cell>
              <table:table-cell office:value-type="float" office:value="-0.380249">
                <text:p>-0.380249</text:p>
              </table:table-cell>
              <table:table-cell office:value-type="float" office:value="-0.061293">
                <text:p>-0.0612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88">
                <text:p>0.188</text:p>
              </table:table-cell>
              <table:table-cell office:value-type="float" office:value="0.44367">
                <text:p>0.44367</text:p>
              </table:table-cell>
              <table:table-cell office:value-type="float" office:value="0.529874">
                <text:p>0.529874</text:p>
              </table:table-cell>
              <table:table-cell office:value-type="float" office:value="0.413684">
                <text:p>0.413684</text:p>
              </table:table-cell>
              <table:table-cell office:value-type="float" office:value="0.13948">
                <text:p>0.13948</text:p>
              </table:table-cell>
              <table:table-cell office:value-type="float" office:value="-0.187999">
                <text:p>-0.187999</text:p>
              </table:table-cell>
              <table:table-cell office:value-type="float" office:value="-0.44367">
                <text:p>-0.44367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13684">
                <text:p>-0.413684</text:p>
              </table:table-cell>
              <table:table-cell office:value-type="float" office:value="-0.13948">
                <text:p>-0.139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94188">
                <text:p>0.094188</text:p>
              </table:table-cell>
              <table:table-cell office:value-type="float" office:value="0.369512">
                <text:p>0.369512</text:p>
              </table:table-cell>
              <table:table-cell office:value-type="float" office:value="0.503695">
                <text:p>0.503695</text:p>
              </table:table-cell>
              <table:table-cell office:value-type="float" office:value="0.445485">
                <text:p>0.445485</text:p>
              </table:table-cell>
              <table:table-cell office:value-type="float" office:value="0.217113">
                <text:p>0.217113</text:p>
              </table:table-cell>
              <table:table-cell office:value-type="float" office:value="-0.094188">
                <text:p>-0.094188</text:p>
              </table:table-cell>
              <table:table-cell office:value-type="float" office:value="-0.369512">
                <text:p>-0.369512</text:p>
              </table:table-cell>
              <table:table-cell office:value-type="float" office:value="-0.503696">
                <text:p>-0.503696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217112">
                <text:p>-0.21711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.293892">
                <text:p>0.293892</text:p>
              </table:table-cell>
              <table:table-cell office:value-type="float" office:value="0.475528">
                <text:p>0.475528</text:p>
              </table:table-cell>
              <table:table-cell office:value-type="float" office:value="0.475529">
                <text:p>0.475529</text:p>
              </table:table-cell>
              <table:table-cell office:value-type="float" office:value="0.293892">
                <text:p>0.293892</text:p>
              </table:table-cell>
              <table:table-cell office:value-type="float" office:value="0">
                <text:p>0</text:p>
              </table:table-cell>
              <table:table-cell office:value-type="float" office:value="-0.293893">
                <text:p>-0.293893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475529">
                <text:p>-0.475529</text:p>
              </table:table-cell>
              <table:table-cell office:value-type="float" office:value="-0.293893">
                <text:p>-0.2938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94188">
                <text:p>-0.094188</text:p>
              </table:table-cell>
              <table:table-cell office:value-type="float" office:value="0.217112">
                <text:p>0.217112</text:p>
              </table:table-cell>
              <table:table-cell office:value-type="float" office:value="0.445484">
                <text:p>0.445484</text:p>
              </table:table-cell>
              <table:table-cell office:value-type="float" office:value="0.503696">
                <text:p>0.503696</text:p>
              </table:table-cell>
              <table:table-cell office:value-type="float" office:value="0.369512">
                <text:p>0.369512</text:p>
              </table:table-cell>
              <table:table-cell office:value-type="float" office:value="0.094188">
                <text:p>0.094188</text:p>
              </table:table-cell>
              <table:table-cell office:value-type="float" office:value="-0.217113">
                <text:p>-0.217113</text:p>
              </table:table-cell>
              <table:table-cell office:value-type="float" office:value="-0.445485">
                <text:p>-0.445485</text:p>
              </table:table-cell>
              <table:table-cell office:value-type="float" office:value="-0.503696">
                <text:p>-0.503696</text:p>
              </table:table-cell>
              <table:table-cell office:value-type="float" office:value="-0.369512">
                <text:p>-0.3695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187999">
                <text:p>-0.187999</text:p>
              </table:table-cell>
              <table:table-cell office:value-type="float" office:value="0.13948">
                <text:p>0.13948</text:p>
              </table:table-cell>
              <table:table-cell office:value-type="float" office:value="0.413683">
                <text:p>0.413683</text:p>
              </table:table-cell>
              <table:table-cell office:value-type="float" office:value="0.529874">
                <text:p>0.529874</text:p>
              </table:table-cell>
              <table:table-cell office:value-type="float" office:value="0.44367">
                <text:p>0.44367</text:p>
              </table:table-cell>
              <table:table-cell office:value-type="float" office:value="0.188">
                <text:p>0.188</text:p>
              </table:table-cell>
              <table:table-cell office:value-type="float" office:value="-0.13948">
                <text:p>-0.13948</text:p>
              </table:table-cell>
              <table:table-cell office:value-type="float" office:value="-0.413684">
                <text:p>-0.413684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43671">
                <text:p>-0.4436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281074">
                <text:p>-0.281074</text:p>
              </table:table-cell>
              <table:table-cell office:value-type="float" office:value="0.061293">
                <text:p>0.061293</text:p>
              </table:table-cell>
              <table:table-cell office:value-type="float" office:value="0.380248">
                <text:p>0.380248</text:p>
              </table:table-cell>
              <table:table-cell office:value-type="float" office:value="0.553962">
                <text:p>0.553962</text:p>
              </table:table-cell>
              <table:table-cell office:value-type="float" office:value="0.516081">
                <text:p>0.516081</text:p>
              </table:table-cell>
              <table:table-cell office:value-type="float" office:value="0.281074">
                <text:p>0.281074</text:p>
              </table:table-cell>
              <table:table-cell office:value-type="float" office:value="-0.061293">
                <text:p>-0.061293</text:p>
              </table:table-cell>
              <table:table-cell office:value-type="float" office:value="-0.380249">
                <text:p>-0.380249</text:p>
              </table:table-cell>
              <table:table-cell office:value-type="float" office:value="-0.553962">
                <text:p>-0.553962</text:p>
              </table:table-cell>
              <table:table-cell office:value-type="float" office:value="-0.51608">
                <text:p>-0.5160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373034">
                <text:p>-0.373034</text:p>
              </table:table-cell>
              <table:table-cell office:value-type="float" office:value="-0.017132">
                <text:p>-0.017132</text:p>
              </table:table-cell>
              <table:table-cell office:value-type="float" office:value="0.345314">
                <text:p>0.345314</text:p>
              </table:table-cell>
              <table:table-cell office:value-type="float" office:value="0.575863">
                <text:p>0.575863</text:p>
              </table:table-cell>
              <table:table-cell office:value-type="float" office:value="0.586451">
                <text:p>0.586451</text:p>
              </table:table-cell>
              <table:table-cell office:value-type="float" office:value="0.373034">
                <text:p>0.373034</text:p>
              </table:table-cell>
              <table:table-cell office:value-type="float" office:value="0.017132">
                <text:p>0.017132</text:p>
              </table:table-cell>
              <table:table-cell office:value-type="float" office:value="-0.345315">
                <text:p>-0.345315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586451">
                <text:p>-0.5864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463527">
                <text:p>-0.463527</text:p>
              </table:table-cell>
              <table:table-cell office:value-type="float" office:value="-0.095493">
                <text:p>-0.095493</text:p>
              </table:table-cell>
              <table:table-cell office:value-type="float" office:value="0.309016">
                <text:p>0.309016</text:p>
              </table:table-cell>
              <table:table-cell office:value-type="float" office:value="0.595492">
                <text:p>0.595492</text:p>
              </table:table-cell>
              <table:table-cell office:value-type="float" office:value="0.65451">
                <text:p>0.65451</text:p>
              </table:table-cell>
              <table:table-cell office:value-type="float" office:value="0.463527">
                <text:p>0.463527</text:p>
              </table:table-cell>
              <table:table-cell office:value-type="float" office:value="0.095494">
                <text:p>0.095494</text:p>
              </table:table-cell>
              <table:table-cell office:value-type="float" office:value="-0.309016">
                <text:p>-0.309016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65451">
                <text:p>-0.654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552186">
                <text:p>-0.552186</text:p>
              </table:table-cell>
              <table:table-cell office:value-type="float" office:value="-0.173474">
                <text:p>-0.173474</text:p>
              </table:table-cell>
              <table:table-cell office:value-type="float" office:value="0.271499">
                <text:p>0.271499</text:p>
              </table:table-cell>
              <table:table-cell office:value-type="float" office:value="0.61277">
                <text:p>0.61277</text:p>
              </table:table-cell>
              <table:table-cell office:value-type="float" office:value="0.719983">
                <text:p>0.719983</text:p>
              </table:table-cell>
              <table:table-cell office:value-type="float" office:value="0.552186">
                <text:p>0.552186</text:p>
              </table:table-cell>
              <table:table-cell office:value-type="float" office:value="0.173474">
                <text:p>0.173474</text:p>
              </table:table-cell>
              <table:table-cell office:value-type="float" office:value="-0.2715">
                <text:p>-0.2715</text:p>
              </table:table-cell>
              <table:table-cell office:value-type="float" office:value="-0.612771">
                <text:p>-0.612771</text:p>
              </table:table-cell>
              <table:table-cell office:value-type="float" office:value="-0.719983">
                <text:p>-0.71998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638671">
                <text:p>-0.638671</text:p>
              </table:table-cell>
              <table:table-cell office:value-type="float" office:value="-0.250774">
                <text:p>-0.250774</text:p>
              </table:table-cell>
              <table:table-cell office:value-type="float" office:value="0.23291">
                <text:p>0.23291</text:p>
              </table:table-cell>
              <table:table-cell office:value-type="float" office:value="0.627631">
                <text:p>0.627631</text:p>
              </table:table-cell>
              <table:table-cell office:value-type="float" office:value="0.782618">
                <text:p>0.782618</text:p>
              </table:table-cell>
              <table:table-cell office:value-type="float" office:value="0.63867">
                <text:p>0.63867</text:p>
              </table:table-cell>
              <table:table-cell office:value-type="float" office:value="0.250774">
                <text:p>0.250774</text:p>
              </table:table-cell>
              <table:table-cell office:value-type="float" office:value="-0.232911">
                <text:p>-0.232911</text:p>
              </table:table-cell>
              <table:table-cell office:value-type="float" office:value="-0.627631">
                <text:p>-0.627631</text:p>
              </table:table-cell>
              <table:table-cell office:value-type="float" office:value="-0.782617">
                <text:p>-0.7826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72263">
                <text:p>-0.72263</text:p>
              </table:table-cell>
              <table:table-cell office:value-type="float" office:value="-0.32708">
                <text:p>-0.32708</text:p>
              </table:table-cell>
              <table:table-cell office:value-type="float" office:value="0.193403">
                <text:p>0.193403</text:p>
              </table:table-cell>
              <table:table-cell office:value-type="float" office:value="0.640014">
                <text:p>0.640014</text:p>
              </table:table-cell>
              <table:table-cell office:value-type="float" office:value="0.84216">
                <text:p>0.84216</text:p>
              </table:table-cell>
              <table:table-cell office:value-type="float" office:value="0.72263">
                <text:p>0.72263</text:p>
              </table:table-cell>
              <table:table-cell office:value-type="float" office:value="0.32708">
                <text:p>0.32708</text:p>
              </table:table-cell>
              <table:table-cell office:value-type="float" office:value="-0.193404">
                <text:p>-0.193404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842161">
                <text:p>-0.84216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803742">
                <text:p>-0.803742</text:p>
              </table:table-cell>
              <table:table-cell office:value-type="float" office:value="-0.402099">
                <text:p>-0.402099</text:p>
              </table:table-cell>
              <table:table-cell office:value-type="float" office:value="0.153131">
                <text:p>0.153131</text:p>
              </table:table-cell>
              <table:table-cell office:value-type="float" office:value="0.649872">
                <text:p>0.649872</text:p>
              </table:table-cell>
              <table:table-cell office:value-type="float" office:value="0.898382">
                <text:p>0.898382</text:p>
              </table:table-cell>
              <table:table-cell office:value-type="float" office:value="0.803741">
                <text:p>0.803741</text:p>
              </table:table-cell>
              <table:table-cell office:value-type="float" office:value="0.402099">
                <text:p>0.402099</text:p>
              </table:table-cell>
              <table:table-cell office:value-type="float" office:value="-0.153132">
                <text:p>-0.153132</text:p>
              </table:table-cell>
              <table:table-cell office:value-type="float" office:value="-0.649872">
                <text:p>-0.649872</text:p>
              </table:table-cell>
              <table:table-cell office:value-type="float" office:value="-0.898382">
                <text:p>-0.89838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881677">
                <text:p>-0.881677</text:p>
              </table:table-cell>
              <table:table-cell office:value-type="float" office:value="-0.475528">
                <text:p>-0.475528</text:p>
              </table:table-cell>
              <table:table-cell office:value-type="float" office:value="0.112256">
                <text:p>0.112256</text:p>
              </table:table-cell>
              <table:table-cell office:value-type="float" office:value="0.657165">
                <text:p>0.657165</text:p>
              </table:table-cell>
              <table:table-cell office:value-type="float" office:value="0.951056">
                <text:p>0.951056</text:p>
              </table:table-cell>
              <table:table-cell office:value-type="float" office:value="0.881677">
                <text:p>0.881677</text:p>
              </table:table-cell>
              <table:table-cell office:value-type="float" office:value="0.475528">
                <text:p>0.475528</text:p>
              </table:table-cell>
              <table:table-cell office:value-type="float" office:value="-0.112257">
                <text:p>-0.112257</text:p>
              </table:table-cell>
              <table:table-cell office:value-type="float" office:value="-0.657165">
                <text:p>-0.657165</text:p>
              </table:table-cell>
              <table:table-cell office:value-type="float" office:value="-0.951055">
                <text:p>-0.9510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956137">
                <text:p>-0.956137</text:p>
              </table:table-cell>
              <table:table-cell office:value-type="float" office:value="-0.547084">
                <text:p>-0.547084</text:p>
              </table:table-cell>
              <table:table-cell office:value-type="float" office:value="0.070937">
                <text:p>0.070937</text:p>
              </table:table-cell>
              <table:table-cell office:value-type="float" office:value="0.661864">
                <text:p>0.661864</text:p>
              </table:table-cell>
              <table:table-cell office:value-type="float" office:value="0.999979">
                <text:p>0.999979</text:p>
              </table:table-cell>
              <table:table-cell office:value-type="float" office:value="0.956137">
                <text:p>0.956137</text:p>
              </table:table-cell>
              <table:table-cell office:value-type="float" office:value="0.547083">
                <text:p>0.547083</text:p>
              </table:table-cell>
              <table:table-cell office:value-type="float" office:value="-0.070938">
                <text:p>-0.070938</text:p>
              </table:table-cell>
              <table:table-cell office:value-type="float" office:value="-0.661863">
                <text:p>-0.661863</text:p>
              </table:table-cell>
              <table:table-cell office:value-type="float" office:value="-0.999979">
                <text:p>-0.99997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02682">
                <text:p>-1.02682</text:p>
              </table:table-cell>
              <table:table-cell office:value-type="float" office:value="-0.616477">
                <text:p>-0.616477</text:p>
              </table:table-cell>
              <table:table-cell office:value-type="float" office:value="0.029339">
                <text:p>0.029339</text:p>
              </table:table-cell>
              <table:table-cell office:value-type="float" office:value="0.663951">
                <text:p>0.663951</text:p>
              </table:table-cell>
              <table:table-cell office:value-type="float" office:value="1.044954">
                <text:p>1.044954</text:p>
              </table:table-cell>
              <table:table-cell office:value-type="float" office:value="1.02682">
                <text:p>1.02682</text:p>
              </table:table-cell>
              <table:table-cell office:value-type="float" office:value="0.616477">
                <text:p>0.616477</text:p>
              </table:table-cell>
              <table:table-cell office:value-type="float" office:value="-0.029341">
                <text:p>-0.029341</text:p>
              </table:table-cell>
              <table:table-cell office:value-type="float" office:value="-0.663951">
                <text:p>-0.663951</text:p>
              </table:table-cell>
              <table:table-cell office:value-type="float" office:value="-1.044953">
                <text:p>-1.0449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.093454">
                <text:p>-1.093454</text:p>
              </table:table-cell>
              <table:table-cell office:value-type="float" office:value="-0.68344">
                <text:p>-0.68344</text:p>
              </table:table-cell>
              <table:table-cell office:value-type="float" office:value="-0.012376">
                <text:p>-0.012376</text:p>
              </table:table-cell>
              <table:table-cell office:value-type="float" office:value="0.663418">
                <text:p>0.663418</text:p>
              </table:table-cell>
              <table:table-cell office:value-type="float" office:value="1.085806">
                <text:p>1.085806</text:p>
              </table:table-cell>
              <table:table-cell office:value-type="float" office:value="1.093454">
                <text:p>1.093454</text:p>
              </table:table-cell>
              <table:table-cell office:value-type="float" office:value="0.68344">
                <text:p>0.68344</text:p>
              </table:table-cell>
              <table:table-cell office:value-type="float" office:value="0.012375">
                <text:p>0.012375</text:p>
              </table:table-cell>
              <table:table-cell office:value-type="float" office:value="-0.663417">
                <text:p>-0.663417</text:p>
              </table:table-cell>
              <table:table-cell office:value-type="float" office:value="-1.085806">
                <text:p>-1.0858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.155769">
                <text:p>-1.155769</text:p>
              </table:table-cell>
              <table:table-cell office:value-type="float" office:value="-0.747703">
                <text:p>-0.747703</text:p>
              </table:table-cell>
              <table:table-cell office:value-type="float" office:value="-0.05404">
                <text:p>-0.05404</text:p>
              </table:table-cell>
              <table:table-cell office:value-type="float" office:value="0.660267">
                <text:p>0.660267</text:p>
              </table:table-cell>
              <table:table-cell office:value-type="float" office:value="1.122371">
                <text:p>1.122371</text:p>
              </table:table-cell>
              <table:table-cell office:value-type="float" office:value="1.155769">
                <text:p>1.155769</text:p>
              </table:table-cell>
              <table:table-cell office:value-type="float" office:value="0.747703">
                <text:p>0.747703</text:p>
              </table:table-cell>
              <table:table-cell office:value-type="float" office:value="0.054039">
                <text:p>0.054039</text:p>
              </table:table-cell>
              <table:table-cell office:value-type="float" office:value="-0.660267">
                <text:p>-0.660267</text:p>
              </table:table-cell>
              <table:table-cell office:value-type="float" office:value="-1.122371">
                <text:p>-1.1223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809018">
                <text:p>-0.809018</text:p>
              </table:table-cell>
              <table:table-cell office:value-type="float" office:value="-0.095493">
                <text:p>-0.095493</text:p>
              </table:table-cell>
              <table:table-cell office:value-type="float" office:value="0.65451">
                <text:p>0.65451</text:p>
              </table:table-cell>
              <table:table-cell office:value-type="float" office:value="1.154509">
                <text:p>1.154509</text:p>
              </table:table-cell>
              <table:table-cell office:value-type="float" office:value="1.213526">
                <text:p>1.213526</text:p>
              </table:table-cell>
              <table:table-cell office:value-type="float" office:value="0.809018">
                <text:p>0.809018</text:p>
              </table:table-cell>
              <table:table-cell office:value-type="float" office:value="0.095492">
                <text:p>0.095492</text:p>
              </table:table-cell>
              <table:table-cell office:value-type="float" office:value="-0.654509">
                <text:p>-0.654509</text:p>
              </table:table-cell>
              <table:table-cell office:value-type="float" office:value="-1.15451">
                <text:p>-1.154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266491">
                <text:p>-1.266491</text:p>
              </table:table-cell>
              <table:table-cell office:value-type="float" office:value="-0.867138">
                <text:p>-0.867138</text:p>
              </table:table-cell>
              <table:table-cell office:value-type="float" office:value="-0.136567">
                <text:p>-0.136567</text:p>
              </table:table-cell>
              <table:table-cell office:value-type="float" office:value="0.64617">
                <text:p>0.64617</text:p>
              </table:table-cell>
              <table:table-cell office:value-type="float" office:value="1.182089">
                <text:p>1.182089</text:p>
              </table:table-cell>
              <table:table-cell office:value-type="float" office:value="1.266491">
                <text:p>1.266491</text:p>
              </table:table-cell>
              <table:table-cell office:value-type="float" office:value="0.867138">
                <text:p>0.867138</text:p>
              </table:table-cell>
              <table:table-cell office:value-type="float" office:value="0.136566">
                <text:p>0.136566</text:p>
              </table:table-cell>
              <table:table-cell office:value-type="float" office:value="-0.64617">
                <text:p>-0.64617</text:p>
              </table:table-cell>
              <table:table-cell office:value-type="float" office:value="-1.182088">
                <text:p>-1.1820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31446">
                <text:p>-1.31446</text:p>
              </table:table-cell>
              <table:table-cell office:value-type="float" office:value="-0.921838">
                <text:p>-0.921838</text:p>
              </table:table-cell>
              <table:table-cell office:value-type="float" office:value="-0.177105">
                <text:p>-0.177105</text:p>
              </table:table-cell>
              <table:table-cell office:value-type="float" office:value="0.63528">
                <text:p>0.63528</text:p>
              </table:table-cell>
              <table:table-cell office:value-type="float" office:value="1.205005">
                <text:p>1.205005</text:p>
              </table:table-cell>
              <table:table-cell office:value-type="float" office:value="1.314461">
                <text:p>1.314461</text:p>
              </table:table-cell>
              <table:table-cell office:value-type="float" office:value="0.921838">
                <text:p>0.921838</text:p>
              </table:table-cell>
              <table:table-cell office:value-type="float" office:value="0.177104">
                <text:p>0.177104</text:p>
              </table:table-cell>
              <table:table-cell office:value-type="float" office:value="-0.635278">
                <text:p>-0.635278</text:p>
              </table:table-cell>
              <table:table-cell office:value-type="float" office:value="-1.205005">
                <text:p>-1.2050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35724">
                <text:p>-1.35724</text:p>
              </table:table-cell>
              <table:table-cell office:value-type="float" office:value="-0.972897">
                <text:p>-0.972897</text:p>
              </table:table-cell>
              <table:table-cell office:value-type="float" office:value="-0.216941">
                <text:p>-0.216941</text:p>
              </table:table-cell>
              <table:table-cell office:value-type="float" office:value="0.621882">
                <text:p>0.621882</text:p>
              </table:table-cell>
              <table:table-cell office:value-type="float" office:value="1.223164">
                <text:p>1.223164</text:p>
              </table:table-cell>
              <table:table-cell office:value-type="float" office:value="1.35724">
                <text:p>1.35724</text:p>
              </table:table-cell>
              <table:table-cell office:value-type="float" office:value="0.972897">
                <text:p>0.972897</text:p>
              </table:table-cell>
              <table:table-cell office:value-type="float" office:value="0.21694">
                <text:p>0.21694</text:p>
              </table:table-cell>
              <table:table-cell office:value-type="float" office:value="-0.621882">
                <text:p>-0.621882</text:p>
              </table:table-cell>
              <table:table-cell office:value-type="float" office:value="-1.223164">
                <text:p>-1.22316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020119">
                <text:p>-1.020119</text:p>
              </table:table-cell>
              <table:table-cell office:value-type="float" office:value="-0.255924">
                <text:p>-0.255924</text:p>
              </table:table-cell>
              <table:table-cell office:value-type="float" office:value="0.60603">
                <text:p>0.60603</text:p>
              </table:table-cell>
              <table:table-cell office:value-type="float" office:value="1.236497">
                <text:p>1.236497</text:p>
              </table:table-cell>
              <table:table-cell office:value-type="float" office:value="1.394665">
                <text:p>1.394665</text:p>
              </table:table-cell>
              <table:table-cell office:value-type="float" office:value="1.020119">
                <text:p>1.020119</text:p>
              </table:table-cell>
              <table:table-cell office:value-type="float" office:value="0.255922">
                <text:p>0.255922</text:p>
              </table:table-cell>
              <table:table-cell office:value-type="float" office:value="-0.606029">
                <text:p>-0.606029</text:p>
              </table:table-cell>
              <table:table-cell office:value-type="float" office:value="-1.236498">
                <text:p>-1.23649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063313">
                <text:p>-1.063313</text:p>
              </table:table-cell>
              <table:table-cell office:value-type="float" office:value="-0.293893">
                <text:p>-0.293893</text:p>
              </table:table-cell>
              <table:table-cell office:value-type="float" office:value="0.587788">
                <text:p>0.587788</text:p>
              </table:table-cell>
              <table:table-cell office:value-type="float" office:value="1.244949">
                <text:p>1.244949</text:p>
              </table:table-cell>
              <table:table-cell office:value-type="float" office:value="1.426584">
                <text:p>1.426584</text:p>
              </table:table-cell>
              <table:table-cell office:value-type="float" office:value="1.063313">
                <text:p>1.063313</text:p>
              </table:table-cell>
              <table:table-cell office:value-type="float" office:value="0.293892">
                <text:p>0.293892</text:p>
              </table:table-cell>
              <table:table-cell office:value-type="float" office:value="-0.587785">
                <text:p>-0.587785</text:p>
              </table:table-cell>
              <table:table-cell office:value-type="float" office:value="-1.244949">
                <text:p>-1.24494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102313">
                <text:p>-1.102313</text:p>
              </table:table-cell>
              <table:table-cell office:value-type="float" office:value="-0.330706">
                <text:p>-0.330706</text:p>
              </table:table-cell>
              <table:table-cell office:value-type="float" office:value="0.567223">
                <text:p>0.567223</text:p>
              </table:table-cell>
              <table:table-cell office:value-type="float" office:value="1.248489">
                <text:p>1.248489</text:p>
              </table:table-cell>
              <table:table-cell office:value-type="float" office:value="1.452875">
                <text:p>1.452875</text:p>
              </table:table-cell>
              <table:table-cell office:value-type="float" office:value="1.102313">
                <text:p>1.102313</text:p>
              </table:table-cell>
              <table:table-cell office:value-type="float" office:value="0.330705">
                <text:p>0.330705</text:p>
              </table:table-cell>
              <table:table-cell office:value-type="float" office:value="-0.567223">
                <text:p>-0.567223</text:p>
              </table:table-cell>
              <table:table-cell office:value-type="float" office:value="-1.248489">
                <text:p>-1.2484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47343">
                <text:p>-1.47343</text:p>
              </table:table-cell>
              <table:table-cell office:value-type="float" office:value="-1.136961">
                <text:p>-1.136961</text:p>
              </table:table-cell>
              <table:table-cell office:value-type="float" office:value="-0.366211">
                <text:p>-0.366211</text:p>
              </table:table-cell>
              <table:table-cell office:value-type="float" office:value="0.544423">
                <text:p>0.544423</text:p>
              </table:table-cell>
              <table:table-cell office:value-type="float" office:value="1.247101">
                <text:p>1.247101</text:p>
              </table:table-cell>
              <table:table-cell office:value-type="float" office:value="1.473431">
                <text:p>1.473431</text:p>
              </table:table-cell>
              <table:table-cell office:value-type="float" office:value="1.136961">
                <text:p>1.136961</text:p>
              </table:table-cell>
              <table:table-cell office:value-type="float" office:value="0.366209">
                <text:p>0.366209</text:p>
              </table:table-cell>
              <table:table-cell office:value-type="float" office:value="-0.54442">
                <text:p>-0.54442</text:p>
              </table:table-cell>
              <table:table-cell office:value-type="float" office:value="-1.247101">
                <text:p>-1.2471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167122">
                <text:p>-1.167122</text:p>
              </table:table-cell>
              <table:table-cell office:value-type="float" office:value="-0.400273">
                <text:p>-0.400273</text:p>
              </table:table-cell>
              <table:table-cell office:value-type="float" office:value="0.519471">
                <text:p>0.519471</text:p>
              </table:table-cell>
              <table:table-cell office:value-type="float" office:value="1.240792">
                <text:p>1.240792</text:p>
              </table:table-cell>
              <table:table-cell office:value-type="float" office:value="1.488172">
                <text:p>1.488172</text:p>
              </table:table-cell>
              <table:table-cell office:value-type="float" office:value="1.167122">
                <text:p>1.167122</text:p>
              </table:table-cell>
              <table:table-cell office:value-type="float" office:value="0.400272">
                <text:p>0.400272</text:p>
              </table:table-cell>
              <table:table-cell office:value-type="float" office:value="-0.519471">
                <text:p>-0.519471</text:p>
              </table:table-cell>
              <table:table-cell office:value-type="float" office:value="-1.240792">
                <text:p>-1.2407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.49704">
                <text:p>-1.49704</text:p>
              </table:table-cell>
              <table:table-cell office:value-type="float" office:value="-1.192677">
                <text:p>-1.192677</text:p>
              </table:table-cell>
              <table:table-cell office:value-type="float" office:value="-0.432753">
                <text:p>-0.432753</text:p>
              </table:table-cell>
              <table:table-cell office:value-type="float" office:value="0.492471">
                <text:p>0.492471</text:p>
              </table:table-cell>
              <table:table-cell office:value-type="float" office:value="1.229585">
                <text:p>1.229585</text:p>
              </table:table-cell>
              <table:table-cell office:value-type="float" office:value="1.49704">
                <text:p>1.49704</text:p>
              </table:table-cell>
              <table:table-cell office:value-type="float" office:value="1.192677">
                <text:p>1.192677</text:p>
              </table:table-cell>
              <table:table-cell office:value-type="float" office:value="0.432751">
                <text:p>0.432751</text:p>
              </table:table-cell>
              <table:table-cell office:value-type="float" office:value="-0.49247">
                <text:p>-0.49247</text:p>
              </table:table-cell>
              <table:table-cell office:value-type="float" office:value="-1.229585">
                <text:p>-1.22958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5">
                <text:p>-1.5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463527">
                <text:p>-0.463527</text:p>
              </table:table-cell>
              <table:table-cell office:value-type="float" office:value="0.463527">
                <text:p>0.463527</text:p>
              </table:table-cell>
              <table:table-cell office:value-type="float" office:value="1.213526">
                <text:p>1.213526</text:p>
              </table:table-cell>
              <table:table-cell office:value-type="float" office:value="1.5">
                <text:p>1.5</text:p>
              </table:table-cell>
              <table:table-cell office:value-type="float" office:value="1.213526">
                <text:p>1.213526</text:p>
              </table:table-cell>
              <table:table-cell office:value-type="float" office:value="0.463526">
                <text:p>0.463526</text:p>
              </table:table-cell>
              <table:table-cell office:value-type="float" office:value="-0.463526">
                <text:p>-0.463526</text:p>
              </table:table-cell>
              <table:table-cell office:value-type="float" office:value="-1.213526">
                <text:p>-1.2135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.49704">
                <text:p>-1.49704</text:p>
              </table:table-cell>
              <table:table-cell office:value-type="float" office:value="-1.229586">
                <text:p>-1.229586</text:p>
              </table:table-cell>
              <table:table-cell office:value-type="float" office:value="-0.492472">
                <text:p>-0.492472</text:p>
              </table:table-cell>
              <table:table-cell office:value-type="float" office:value="0.432753">
                <text:p>0.432753</text:p>
              </table:table-cell>
              <table:table-cell office:value-type="float" office:value="1.192677">
                <text:p>1.192677</text:p>
              </table:table-cell>
              <table:table-cell office:value-type="float" office:value="1.49704">
                <text:p>1.49704</text:p>
              </table:table-cell>
              <table:table-cell office:value-type="float" office:value="1.229585">
                <text:p>1.229585</text:p>
              </table:table-cell>
              <table:table-cell office:value-type="float" office:value="0.49247">
                <text:p>0.49247</text:p>
              </table:table-cell>
              <table:table-cell office:value-type="float" office:value="-0.432751">
                <text:p>-0.432751</text:p>
              </table:table-cell>
              <table:table-cell office:value-type="float" office:value="-1.192677">
                <text:p>-1.1926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240792">
                <text:p>-1.240792</text:p>
              </table:table-cell>
              <table:table-cell office:value-type="float" office:value="-0.519472">
                <text:p>-0.519472</text:p>
              </table:table-cell>
              <table:table-cell office:value-type="float" office:value="0.400273">
                <text:p>0.400273</text:p>
              </table:table-cell>
              <table:table-cell office:value-type="float" office:value="1.167123">
                <text:p>1.167123</text:p>
              </table:table-cell>
              <table:table-cell office:value-type="float" office:value="1.488172">
                <text:p>1.488172</text:p>
              </table:table-cell>
              <table:table-cell office:value-type="float" office:value="1.240792">
                <text:p>1.240792</text:p>
              </table:table-cell>
              <table:table-cell office:value-type="float" office:value="0.519471">
                <text:p>0.519471</text:p>
              </table:table-cell>
              <table:table-cell office:value-type="float" office:value="-0.400272">
                <text:p>-0.400272</text:p>
              </table:table-cell>
              <table:table-cell office:value-type="float" office:value="-1.167122">
                <text:p>-1.16712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47343">
                <text:p>-1.47343</text:p>
              </table:table-cell>
              <table:table-cell office:value-type="float" office:value="-1.247101">
                <text:p>-1.247101</text:p>
              </table:table-cell>
              <table:table-cell office:value-type="float" office:value="-0.544422">
                <text:p>-0.544422</text:p>
              </table:table-cell>
              <table:table-cell office:value-type="float" office:value="0.366211">
                <text:p>0.366211</text:p>
              </table:table-cell>
              <table:table-cell office:value-type="float" office:value="1.13696">
                <text:p>1.13696</text:p>
              </table:table-cell>
              <table:table-cell office:value-type="float" office:value="1.473431">
                <text:p>1.473431</text:p>
              </table:table-cell>
              <table:table-cell office:value-type="float" office:value="1.247101">
                <text:p>1.247101</text:p>
              </table:table-cell>
              <table:table-cell office:value-type="float" office:value="0.54442">
                <text:p>0.54442</text:p>
              </table:table-cell>
              <table:table-cell office:value-type="float" office:value="-0.366209">
                <text:p>-0.366209</text:p>
              </table:table-cell>
              <table:table-cell office:value-type="float" office:value="-1.136961">
                <text:p>-1.13696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248489">
                <text:p>-1.248489</text:p>
              </table:table-cell>
              <table:table-cell office:value-type="float" office:value="-0.567223">
                <text:p>-0.567223</text:p>
              </table:table-cell>
              <table:table-cell office:value-type="float" office:value="0.330706">
                <text:p>0.330706</text:p>
              </table:table-cell>
              <table:table-cell office:value-type="float" office:value="1.102313">
                <text:p>1.102313</text:p>
              </table:table-cell>
              <table:table-cell office:value-type="float" office:value="1.452875">
                <text:p>1.452875</text:p>
              </table:table-cell>
              <table:table-cell office:value-type="float" office:value="1.248489">
                <text:p>1.248489</text:p>
              </table:table-cell>
              <table:table-cell office:value-type="float" office:value="0.567223">
                <text:p>0.567223</text:p>
              </table:table-cell>
              <table:table-cell office:value-type="float" office:value="-0.330705">
                <text:p>-0.330705</text:p>
              </table:table-cell>
              <table:table-cell office:value-type="float" office:value="-1.102313">
                <text:p>-1.1023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244949">
                <text:p>-1.244949</text:p>
              </table:table-cell>
              <table:table-cell office:value-type="float" office:value="-0.587787">
                <text:p>-0.587787</text:p>
              </table:table-cell>
              <table:table-cell office:value-type="float" office:value="0.293894">
                <text:p>0.293894</text:p>
              </table:table-cell>
              <table:table-cell office:value-type="float" office:value="1.063313">
                <text:p>1.063313</text:p>
              </table:table-cell>
              <table:table-cell office:value-type="float" office:value="1.426584">
                <text:p>1.426584</text:p>
              </table:table-cell>
              <table:table-cell office:value-type="float" office:value="1.244949">
                <text:p>1.244949</text:p>
              </table:table-cell>
              <table:table-cell office:value-type="float" office:value="0.587787">
                <text:p>0.587787</text:p>
              </table:table-cell>
              <table:table-cell office:value-type="float" office:value="-0.293892">
                <text:p>-0.293892</text:p>
              </table:table-cell>
              <table:table-cell office:value-type="float" office:value="-1.063313">
                <text:p>-1.0633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236497">
                <text:p>-1.236497</text:p>
              </table:table-cell>
              <table:table-cell office:value-type="float" office:value="-0.60603">
                <text:p>-0.60603</text:p>
              </table:table-cell>
              <table:table-cell office:value-type="float" office:value="0.255923">
                <text:p>0.255923</text:p>
              </table:table-cell>
              <table:table-cell office:value-type="float" office:value="1.020119">
                <text:p>1.020119</text:p>
              </table:table-cell>
              <table:table-cell office:value-type="float" office:value="1.394665">
                <text:p>1.394665</text:p>
              </table:table-cell>
              <table:table-cell office:value-type="float" office:value="1.236498">
                <text:p>1.236498</text:p>
              </table:table-cell>
              <table:table-cell office:value-type="float" office:value="0.606029">
                <text:p>0.606029</text:p>
              </table:table-cell>
              <table:table-cell office:value-type="float" office:value="-0.255922">
                <text:p>-0.255922</text:p>
              </table:table-cell>
              <table:table-cell office:value-type="float" office:value="-1.020119">
                <text:p>-1.0201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.35724">
                <text:p>-1.35724</text:p>
              </table:table-cell>
              <table:table-cell office:value-type="float" office:value="-1.223164">
                <text:p>-1.223164</text:p>
              </table:table-cell>
              <table:table-cell office:value-type="float" office:value="-0.621882">
                <text:p>-0.621882</text:p>
              </table:table-cell>
              <table:table-cell office:value-type="float" office:value="0.216941">
                <text:p>0.216941</text:p>
              </table:table-cell>
              <table:table-cell office:value-type="float" office:value="0.972897">
                <text:p>0.972897</text:p>
              </table:table-cell>
              <table:table-cell office:value-type="float" office:value="1.35724">
                <text:p>1.35724</text:p>
              </table:table-cell>
              <table:table-cell office:value-type="float" office:value="1.223164">
                <text:p>1.223164</text:p>
              </table:table-cell>
              <table:table-cell office:value-type="float" office:value="0.621882">
                <text:p>0.621882</text:p>
              </table:table-cell>
              <table:table-cell office:value-type="float" office:value="-0.21694">
                <text:p>-0.21694</text:p>
              </table:table-cell>
              <table:table-cell office:value-type="float" office:value="-0.972897">
                <text:p>-0.9728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.31446">
                <text:p>-1.31446</text:p>
              </table:table-cell>
              <table:table-cell office:value-type="float" office:value="-1.205005">
                <text:p>-1.205005</text:p>
              </table:table-cell>
              <table:table-cell office:value-type="float" office:value="-0.635279">
                <text:p>-0.635279</text:p>
              </table:table-cell>
              <table:table-cell office:value-type="float" office:value="0.177105">
                <text:p>0.177105</text:p>
              </table:table-cell>
              <table:table-cell office:value-type="float" office:value="0.921838">
                <text:p>0.921838</text:p>
              </table:table-cell>
              <table:table-cell office:value-type="float" office:value="1.31446">
                <text:p>1.31446</text:p>
              </table:table-cell>
              <table:table-cell office:value-type="float" office:value="1.205005">
                <text:p>1.205005</text:p>
              </table:table-cell>
              <table:table-cell office:value-type="float" office:value="0.635278">
                <text:p>0.635278</text:p>
              </table:table-cell>
              <table:table-cell office:value-type="float" office:value="-0.177104">
                <text:p>-0.177104</text:p>
              </table:table-cell>
              <table:table-cell office:value-type="float" office:value="-0.921838">
                <text:p>-0.9218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.266491">
                <text:p>-1.266491</text:p>
              </table:table-cell>
              <table:table-cell office:value-type="float" office:value="-1.182089">
                <text:p>-1.182089</text:p>
              </table:table-cell>
              <table:table-cell office:value-type="float" office:value="-0.64617">
                <text:p>-0.64617</text:p>
              </table:table-cell>
              <table:table-cell office:value-type="float" office:value="0.136568">
                <text:p>0.136568</text:p>
              </table:table-cell>
              <table:table-cell office:value-type="float" office:value="0.867138">
                <text:p>0.867138</text:p>
              </table:table-cell>
              <table:table-cell office:value-type="float" office:value="1.266491">
                <text:p>1.266491</text:p>
              </table:table-cell>
              <table:table-cell office:value-type="float" office:value="1.182088">
                <text:p>1.182088</text:p>
              </table:table-cell>
              <table:table-cell office:value-type="float" office:value="0.64617">
                <text:p>0.64617</text:p>
              </table:table-cell>
              <table:table-cell office:value-type="float" office:value="-0.136566">
                <text:p>-0.136566</text:p>
              </table:table-cell>
              <table:table-cell office:value-type="float" office:value="-0.867138">
                <text:p>-0.86713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.213526">
                <text:p>-1.213526</text:p>
              </table:table-cell>
              <table:table-cell office:value-type="float" office:value="-1.154509">
                <text:p>-1.154509</text:p>
              </table:table-cell>
              <table:table-cell office:value-type="float" office:value="-0.654509">
                <text:p>-0.654509</text:p>
              </table:table-cell>
              <table:table-cell office:value-type="float" office:value="0.095494">
                <text:p>0.095494</text:p>
              </table:table-cell>
              <table:table-cell office:value-type="float" office:value="0.809018">
                <text:p>0.809018</text:p>
              </table:table-cell>
              <table:table-cell office:value-type="float" office:value="1.213526">
                <text:p>1.213526</text:p>
              </table:table-cell>
              <table:table-cell office:value-type="float" office:value="1.154509">
                <text:p>1.154509</text:p>
              </table:table-cell>
              <table:table-cell office:value-type="float" office:value="0.654509">
                <text:p>0.654509</text:p>
              </table:table-cell>
              <table:table-cell office:value-type="float" office:value="-0.095492">
                <text:p>-0.095492</text:p>
              </table:table-cell>
              <table:table-cell office:value-type="float" office:value="-0.809018">
                <text:p>-0.80901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.155769">
                <text:p>-1.155769</text:p>
              </table:table-cell>
              <table:table-cell office:value-type="float" office:value="-1.122371">
                <text:p>-1.122371</text:p>
              </table:table-cell>
              <table:table-cell office:value-type="float" office:value="-0.660267">
                <text:p>-0.660267</text:p>
              </table:table-cell>
              <table:table-cell office:value-type="float" office:value="0.05404">
                <text:p>0.05404</text:p>
              </table:table-cell>
              <table:table-cell office:value-type="float" office:value="0.747703">
                <text:p>0.747703</text:p>
              </table:table-cell>
              <table:table-cell office:value-type="float" office:value="1.155769">
                <text:p>1.155769</text:p>
              </table:table-cell>
              <table:table-cell office:value-type="float" office:value="1.122371">
                <text:p>1.122371</text:p>
              </table:table-cell>
              <table:table-cell office:value-type="float" office:value="0.660267">
                <text:p>0.660267</text:p>
              </table:table-cell>
              <table:table-cell office:value-type="float" office:value="-0.054039">
                <text:p>-0.054039</text:p>
              </table:table-cell>
              <table:table-cell office:value-type="float" office:value="-0.747703">
                <text:p>-0.7477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.093454">
                <text:p>-1.093454</text:p>
              </table:table-cell>
              <table:table-cell office:value-type="float" office:value="-1.085806">
                <text:p>-1.085806</text:p>
              </table:table-cell>
              <table:table-cell office:value-type="float" office:value="-0.663418">
                <text:p>-0.663418</text:p>
              </table:table-cell>
              <table:table-cell office:value-type="float" office:value="0.012376">
                <text:p>0.012376</text:p>
              </table:table-cell>
              <table:table-cell office:value-type="float" office:value="0.68344">
                <text:p>0.68344</text:p>
              </table:table-cell>
              <table:table-cell office:value-type="float" office:value="1.093454">
                <text:p>1.093454</text:p>
              </table:table-cell>
              <table:table-cell office:value-type="float" office:value="1.085806">
                <text:p>1.085806</text:p>
              </table:table-cell>
              <table:table-cell office:value-type="float" office:value="0.663417">
                <text:p>0.663417</text:p>
              </table:table-cell>
              <table:table-cell office:value-type="float" office:value="-0.012374">
                <text:p>-0.012374</text:p>
              </table:table-cell>
              <table:table-cell office:value-type="float" office:value="-0.68344">
                <text:p>-0.683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.02682">
                <text:p>-1.02682</text:p>
              </table:table-cell>
              <table:table-cell office:value-type="float" office:value="-1.044953">
                <text:p>-1.044953</text:p>
              </table:table-cell>
              <table:table-cell office:value-type="float" office:value="-0.663951">
                <text:p>-0.663951</text:p>
              </table:table-cell>
              <table:table-cell office:value-type="float" office:value="-0.029339">
                <text:p>-0.029339</text:p>
              </table:table-cell>
              <table:table-cell office:value-type="float" office:value="0.616477">
                <text:p>0.616477</text:p>
              </table:table-cell>
              <table:table-cell office:value-type="float" office:value="1.026819">
                <text:p>1.026819</text:p>
              </table:table-cell>
              <table:table-cell office:value-type="float" office:value="1.044953">
                <text:p>1.044953</text:p>
              </table:table-cell>
              <table:table-cell office:value-type="float" office:value="0.663951">
                <text:p>0.663951</text:p>
              </table:table-cell>
              <table:table-cell office:value-type="float" office:value="0.029341">
                <text:p>0.029341</text:p>
              </table:table-cell>
              <table:table-cell office:value-type="float" office:value="-0.616476">
                <text:p>-0.6164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956137">
                <text:p>-0.956137</text:p>
              </table:table-cell>
              <table:table-cell office:value-type="float" office:value="-0.999979">
                <text:p>-0.999979</text:p>
              </table:table-cell>
              <table:table-cell office:value-type="float" office:value="-0.661864">
                <text:p>-0.661864</text:p>
              </table:table-cell>
              <table:table-cell office:value-type="float" office:value="-0.070937">
                <text:p>-0.070937</text:p>
              </table:table-cell>
              <table:table-cell office:value-type="float" office:value="0.547084">
                <text:p>0.547084</text:p>
              </table:table-cell>
              <table:table-cell office:value-type="float" office:value="0.956137">
                <text:p>0.956137</text:p>
              </table:table-cell>
              <table:table-cell office:value-type="float" office:value="0.999979">
                <text:p>0.999979</text:p>
              </table:table-cell>
              <table:table-cell office:value-type="float" office:value="0.661863">
                <text:p>0.661863</text:p>
              </table:table-cell>
              <table:table-cell office:value-type="float" office:value="0.070938">
                <text:p>0.070938</text:p>
              </table:table-cell>
              <table:table-cell office:value-type="float" office:value="-0.547084">
                <text:p>-0.54708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881677">
                <text:p>-0.881677</text:p>
              </table:table-cell>
              <table:table-cell office:value-type="float" office:value="-0.951056">
                <text:p>-0.951056</text:p>
              </table:table-cell>
              <table:table-cell office:value-type="float" office:value="-0.657165">
                <text:p>-0.657165</text:p>
              </table:table-cell>
              <table:table-cell office:value-type="float" office:value="-0.112256">
                <text:p>-0.112256</text:p>
              </table:table-cell>
              <table:table-cell office:value-type="float" office:value="0.475528">
                <text:p>0.475528</text:p>
              </table:table-cell>
              <table:table-cell office:value-type="float" office:value="0.881677">
                <text:p>0.881677</text:p>
              </table:table-cell>
              <table:table-cell office:value-type="float" office:value="0.951057">
                <text:p>0.951057</text:p>
              </table:table-cell>
              <table:table-cell office:value-type="float" office:value="0.657165">
                <text:p>0.657165</text:p>
              </table:table-cell>
              <table:table-cell office:value-type="float" office:value="0.112257">
                <text:p>0.112257</text:p>
              </table:table-cell>
              <table:table-cell office:value-type="float" office:value="-0.475528">
                <text:p>-0.4755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803742">
                <text:p>-0.803742</text:p>
              </table:table-cell>
              <table:table-cell office:value-type="float" office:value="-0.898382">
                <text:p>-0.898382</text:p>
              </table:table-cell>
              <table:table-cell office:value-type="float" office:value="-0.649872">
                <text:p>-0.649872</text:p>
              </table:table-cell>
              <table:table-cell office:value-type="float" office:value="-0.153131">
                <text:p>-0.153131</text:p>
              </table:table-cell>
              <table:table-cell office:value-type="float" office:value="0.402099">
                <text:p>0.402099</text:p>
              </table:table-cell>
              <table:table-cell office:value-type="float" office:value="0.803742">
                <text:p>0.803742</text:p>
              </table:table-cell>
              <table:table-cell office:value-type="float" office:value="0.898382">
                <text:p>0.898382</text:p>
              </table:table-cell>
              <table:table-cell office:value-type="float" office:value="0.649871">
                <text:p>0.649871</text:p>
              </table:table-cell>
              <table:table-cell office:value-type="float" office:value="0.153132">
                <text:p>0.153132</text:p>
              </table:table-cell>
              <table:table-cell office:value-type="float" office:value="-0.402099">
                <text:p>-0.4020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72263">
                <text:p>-0.72263</text:p>
              </table:table-cell>
              <table:table-cell office:value-type="float" office:value="-0.84216">
                <text:p>-0.84216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193403">
                <text:p>-0.193403</text:p>
              </table:table-cell>
              <table:table-cell office:value-type="float" office:value="0.32708">
                <text:p>0.32708</text:p>
              </table:table-cell>
              <table:table-cell office:value-type="float" office:value="0.722629">
                <text:p>0.722629</text:p>
              </table:table-cell>
              <table:table-cell office:value-type="float" office:value="0.842161">
                <text:p>0.842161</text:p>
              </table:table-cell>
              <table:table-cell office:value-type="float" office:value="0.640014">
                <text:p>0.640014</text:p>
              </table:table-cell>
              <table:table-cell office:value-type="float" office:value="0.193404">
                <text:p>0.193404</text:p>
              </table:table-cell>
              <table:table-cell office:value-type="float" office:value="-0.32708">
                <text:p>-0.3270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638671">
                <text:p>-0.638671</text:p>
              </table:table-cell>
              <table:table-cell office:value-type="float" office:value="-0.782617">
                <text:p>-0.782617</text:p>
              </table:table-cell>
              <table:table-cell office:value-type="float" office:value="-0.627631">
                <text:p>-0.627631</text:p>
              </table:table-cell>
              <table:table-cell office:value-type="float" office:value="-0.23291">
                <text:p>-0.23291</text:p>
              </table:table-cell>
              <table:table-cell office:value-type="float" office:value="0.250774">
                <text:p>0.250774</text:p>
              </table:table-cell>
              <table:table-cell office:value-type="float" office:value="0.638671">
                <text:p>0.638671</text:p>
              </table:table-cell>
              <table:table-cell office:value-type="float" office:value="0.782617">
                <text:p>0.782617</text:p>
              </table:table-cell>
              <table:table-cell office:value-type="float" office:value="0.627631">
                <text:p>0.627631</text:p>
              </table:table-cell>
              <table:table-cell office:value-type="float" office:value="0.232911">
                <text:p>0.232911</text:p>
              </table:table-cell>
              <table:table-cell office:value-type="float" office:value="-0.250774">
                <text:p>-0.25077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552186">
                <text:p>-0.552186</text:p>
              </table:table-cell>
              <table:table-cell office:value-type="float" office:value="-0.719983">
                <text:p>-0.719983</text:p>
              </table:table-cell>
              <table:table-cell office:value-type="float" office:value="-0.61277">
                <text:p>-0.61277</text:p>
              </table:table-cell>
              <table:table-cell office:value-type="float" office:value="-0.271499">
                <text:p>-0.271499</text:p>
              </table:table-cell>
              <table:table-cell office:value-type="float" office:value="0.173474">
                <text:p>0.173474</text:p>
              </table:table-cell>
              <table:table-cell office:value-type="float" office:value="0.552186">
                <text:p>0.552186</text:p>
              </table:table-cell>
              <table:table-cell office:value-type="float" office:value="0.719983">
                <text:p>0.719983</text:p>
              </table:table-cell>
              <table:table-cell office:value-type="float" office:value="0.612771">
                <text:p>0.612771</text:p>
              </table:table-cell>
              <table:table-cell office:value-type="float" office:value="0.2715">
                <text:p>0.2715</text:p>
              </table:table-cell>
              <table:table-cell office:value-type="float" office:value="-0.173474">
                <text:p>-0.1734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463527">
                <text:p>-0.463527</text:p>
              </table:table-cell>
              <table:table-cell office:value-type="float" office:value="-0.654509">
                <text:p>-0.654509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309016">
                <text:p>-0.309016</text:p>
              </table:table-cell>
              <table:table-cell office:value-type="float" office:value="0.095494">
                <text:p>0.095494</text:p>
              </table:table-cell>
              <table:table-cell office:value-type="float" office:value="0.463528">
                <text:p>0.463528</text:p>
              </table:table-cell>
              <table:table-cell office:value-type="float" office:value="0.65451">
                <text:p>0.65451</text:p>
              </table:table-cell>
              <table:table-cell office:value-type="float" office:value="0.595492">
                <text:p>0.595492</text:p>
              </table:table-cell>
              <table:table-cell office:value-type="float" office:value="0.309016">
                <text:p>0.309016</text:p>
              </table:table-cell>
              <table:table-cell office:value-type="float" office:value="-0.095493">
                <text:p>-0.0954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373034">
                <text:p>-0.373034</text:p>
              </table:table-cell>
              <table:table-cell office:value-type="float" office:value="-0.586451">
                <text:p>-0.586451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345314">
                <text:p>-0.345314</text:p>
              </table:table-cell>
              <table:table-cell office:value-type="float" office:value="0.017132">
                <text:p>0.017132</text:p>
              </table:table-cell>
              <table:table-cell office:value-type="float" office:value="0.373034">
                <text:p>0.373034</text:p>
              </table:table-cell>
              <table:table-cell office:value-type="float" office:value="0.586451">
                <text:p>0.586451</text:p>
              </table:table-cell>
              <table:table-cell office:value-type="float" office:value="0.575863">
                <text:p>0.575863</text:p>
              </table:table-cell>
              <table:table-cell office:value-type="float" office:value="0.345315">
                <text:p>0.345315</text:p>
              </table:table-cell>
              <table:table-cell office:value-type="float" office:value="-0.017133">
                <text:p>-0.0171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281074">
                <text:p>-0.281074</text:p>
              </table:table-cell>
              <table:table-cell office:value-type="float" office:value="-0.51608">
                <text:p>-0.51608</text:p>
              </table:table-cell>
              <table:table-cell office:value-type="float" office:value="-0.553962">
                <text:p>-0.553962</text:p>
              </table:table-cell>
              <table:table-cell office:value-type="float" office:value="-0.380248">
                <text:p>-0.380248</text:p>
              </table:table-cell>
              <table:table-cell office:value-type="float" office:value="-0.061293">
                <text:p>-0.061293</text:p>
              </table:table-cell>
              <table:table-cell office:value-type="float" office:value="0.281074">
                <text:p>0.281074</text:p>
              </table:table-cell>
              <table:table-cell office:value-type="float" office:value="0.51608">
                <text:p>0.51608</text:p>
              </table:table-cell>
              <table:table-cell office:value-type="float" office:value="0.553962">
                <text:p>0.553962</text:p>
              </table:table-cell>
              <table:table-cell office:value-type="float" office:value="0.380249">
                <text:p>0.380249</text:p>
              </table:table-cell>
              <table:table-cell office:value-type="float" office:value="0.061293">
                <text:p>0.06129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187999">
                <text:p>-0.187999</text:p>
              </table:table-cell>
              <table:table-cell office:value-type="float" office:value="-0.44367">
                <text:p>-0.44367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13683">
                <text:p>-0.413683</text:p>
              </table:table-cell>
              <table:table-cell office:value-type="float" office:value="-0.13948">
                <text:p>-0.13948</text:p>
              </table:table-cell>
              <table:table-cell office:value-type="float" office:value="0.187999">
                <text:p>0.187999</text:p>
              </table:table-cell>
              <table:table-cell office:value-type="float" office:value="0.44367">
                <text:p>0.44367</text:p>
              </table:table-cell>
              <table:table-cell office:value-type="float" office:value="0.529874">
                <text:p>0.529874</text:p>
              </table:table-cell>
              <table:table-cell office:value-type="float" office:value="0.413684">
                <text:p>0.413684</text:p>
              </table:table-cell>
              <table:table-cell office:value-type="float" office:value="0.139479">
                <text:p>0.1394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094188">
                <text:p>-0.094188</text:p>
              </table:table-cell>
              <table:table-cell office:value-type="float" office:value="-0.369512">
                <text:p>-0.369512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217112">
                <text:p>-0.217112</text:p>
              </table:table-cell>
              <table:table-cell office:value-type="float" office:value="0.094188">
                <text:p>0.094188</text:p>
              </table:table-cell>
              <table:table-cell office:value-type="float" office:value="0.369512">
                <text:p>0.369512</text:p>
              </table:table-cell>
              <table:table-cell office:value-type="float" office:value="0.503695">
                <text:p>0.503695</text:p>
              </table:table-cell>
              <table:table-cell office:value-type="float" office:value="0.445484">
                <text:p>0.445484</text:p>
              </table:table-cell>
              <table:table-cell office:value-type="float" office:value="0.217113">
                <text:p>0.2171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-0.293893">
                <text:p>-0.293893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293893">
                <text:p>-0.293893</text:p>
              </table:table-cell>
              <table:table-cell office:value-type="float" office:value="0.000001">
                <text:p>0.000001</text:p>
              </table:table-cell>
              <table:table-cell office:value-type="float" office:value="0.293893">
                <text:p>0.293893</text:p>
              </table:table-cell>
              <table:table-cell office:value-type="float" office:value="0.475528">
                <text:p>0.475528</text:p>
              </table:table-cell>
              <table:table-cell office:value-type="float" office:value="0.475529">
                <text:p>0.475529</text:p>
              </table:table-cell>
              <table:table-cell office:value-type="float" office:value="0.293892">
                <text:p>0.29389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94188">
                <text:p>0.094188</text:p>
              </table:table-cell>
              <table:table-cell office:value-type="float" office:value="-0.217113">
                <text:p>-0.217113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503696">
                <text:p>-0.503696</text:p>
              </table:table-cell>
              <table:table-cell office:value-type="float" office:value="-0.369512">
                <text:p>-0.369512</text:p>
              </table:table-cell>
              <table:table-cell office:value-type="float" office:value="-0.094188">
                <text:p>-0.094188</text:p>
              </table:table-cell>
              <table:table-cell office:value-type="float" office:value="0.217112">
                <text:p>0.217112</text:p>
              </table:table-cell>
              <table:table-cell office:value-type="float" office:value="0.445484">
                <text:p>0.445484</text:p>
              </table:table-cell>
              <table:table-cell office:value-type="float" office:value="0.503696">
                <text:p>0.503696</text:p>
              </table:table-cell>
              <table:table-cell office:value-type="float" office:value="0.369513">
                <text:p>0.3695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88">
                <text:p>0.188</text:p>
              </table:table-cell>
              <table:table-cell office:value-type="float" office:value="-0.13948">
                <text:p>-0.13948</text:p>
              </table:table-cell>
              <table:table-cell office:value-type="float" office:value="-0.413683">
                <text:p>-0.413683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43671">
                <text:p>-0.443671</text:p>
              </table:table-cell>
              <table:table-cell office:value-type="float" office:value="-0.187999">
                <text:p>-0.187999</text:p>
              </table:table-cell>
              <table:table-cell office:value-type="float" office:value="0.13948">
                <text:p>0.13948</text:p>
              </table:table-cell>
              <table:table-cell office:value-type="float" office:value="0.413683">
                <text:p>0.413683</text:p>
              </table:table-cell>
              <table:table-cell office:value-type="float" office:value="0.529874">
                <text:p>0.529874</text:p>
              </table:table-cell>
              <table:table-cell office:value-type="float" office:value="0.443669">
                <text:p>0.4436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81074">
                <text:p>0.281074</text:p>
              </table:table-cell>
              <table:table-cell office:value-type="float" office:value="-0.061293">
                <text:p>-0.061293</text:p>
              </table:table-cell>
              <table:table-cell office:value-type="float" office:value="-0.380248">
                <text:p>-0.380248</text:p>
              </table:table-cell>
              <table:table-cell office:value-type="float" office:value="-0.553962">
                <text:p>-0.553962</text:p>
              </table:table-cell>
              <table:table-cell office:value-type="float" office:value="-0.51608">
                <text:p>-0.51608</text:p>
              </table:table-cell>
              <table:table-cell office:value-type="float" office:value="-0.281074">
                <text:p>-0.281074</text:p>
              </table:table-cell>
              <table:table-cell office:value-type="float" office:value="0.061292">
                <text:p>0.061292</text:p>
              </table:table-cell>
              <table:table-cell office:value-type="float" office:value="0.380248">
                <text:p>0.380248</text:p>
              </table:table-cell>
              <table:table-cell office:value-type="float" office:value="0.553962">
                <text:p>0.553962</text:p>
              </table:table-cell>
              <table:table-cell office:value-type="float" office:value="0.516081">
                <text:p>0.51608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73034">
                <text:p>0.373034</text:p>
              </table:table-cell>
              <table:table-cell office:value-type="float" office:value="0.017132">
                <text:p>0.017132</text:p>
              </table:table-cell>
              <table:table-cell office:value-type="float" office:value="-0.345314">
                <text:p>-0.345314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586451">
                <text:p>-0.586451</text:p>
              </table:table-cell>
              <table:table-cell office:value-type="float" office:value="-0.373034">
                <text:p>-0.373034</text:p>
              </table:table-cell>
              <table:table-cell office:value-type="float" office:value="-0.017132">
                <text:p>-0.017132</text:p>
              </table:table-cell>
              <table:table-cell office:value-type="float" office:value="0.345314">
                <text:p>0.345314</text:p>
              </table:table-cell>
              <table:table-cell office:value-type="float" office:value="0.575864">
                <text:p>0.575864</text:p>
              </table:table-cell>
              <table:table-cell office:value-type="float" office:value="0.58645">
                <text:p>0.586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63527">
                <text:p>0.463527</text:p>
              </table:table-cell>
              <table:table-cell office:value-type="float" office:value="0.095494">
                <text:p>0.095494</text:p>
              </table:table-cell>
              <table:table-cell office:value-type="float" office:value="-0.309016">
                <text:p>-0.309016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65451">
                <text:p>-0.65451</text:p>
              </table:table-cell>
              <table:table-cell office:value-type="float" office:value="-0.463528">
                <text:p>-0.463528</text:p>
              </table:table-cell>
              <table:table-cell office:value-type="float" office:value="-0.095494">
                <text:p>-0.095494</text:p>
              </table:table-cell>
              <table:table-cell office:value-type="float" office:value="0.309016">
                <text:p>0.309016</text:p>
              </table:table-cell>
              <table:table-cell office:value-type="float" office:value="0.595492">
                <text:p>0.595492</text:p>
              </table:table-cell>
              <table:table-cell office:value-type="float" office:value="0.65451">
                <text:p>0.6545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52186">
                <text:p>0.552186</text:p>
              </table:table-cell>
              <table:table-cell office:value-type="float" office:value="0.173474">
                <text:p>0.173474</text:p>
              </table:table-cell>
              <table:table-cell office:value-type="float" office:value="-0.271499">
                <text:p>-0.271499</text:p>
              </table:table-cell>
              <table:table-cell office:value-type="float" office:value="-0.612771">
                <text:p>-0.612771</text:p>
              </table:table-cell>
              <table:table-cell office:value-type="float" office:value="-0.719983">
                <text:p>-0.719983</text:p>
              </table:table-cell>
              <table:table-cell office:value-type="float" office:value="-0.552186">
                <text:p>-0.552186</text:p>
              </table:table-cell>
              <table:table-cell office:value-type="float" office:value="-0.173474">
                <text:p>-0.173474</text:p>
              </table:table-cell>
              <table:table-cell office:value-type="float" office:value="0.271499">
                <text:p>0.271499</text:p>
              </table:table-cell>
              <table:table-cell office:value-type="float" office:value="0.61277">
                <text:p>0.61277</text:p>
              </table:table-cell>
              <table:table-cell office:value-type="float" office:value="0.719982">
                <text:p>0.7199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3867">
                <text:p>0.63867</text:p>
              </table:table-cell>
              <table:table-cell office:value-type="float" office:value="0.250774">
                <text:p>0.250774</text:p>
              </table:table-cell>
              <table:table-cell office:value-type="float" office:value="-0.23291">
                <text:p>-0.23291</text:p>
              </table:table-cell>
              <table:table-cell office:value-type="float" office:value="-0.627631">
                <text:p>-0.627631</text:p>
              </table:table-cell>
              <table:table-cell office:value-type="float" office:value="-0.782617">
                <text:p>-0.782617</text:p>
              </table:table-cell>
              <table:table-cell office:value-type="float" office:value="-0.638671">
                <text:p>-0.638671</text:p>
              </table:table-cell>
              <table:table-cell office:value-type="float" office:value="-0.250773">
                <text:p>-0.250773</text:p>
              </table:table-cell>
              <table:table-cell office:value-type="float" office:value="0.23291">
                <text:p>0.23291</text:p>
              </table:table-cell>
              <table:table-cell office:value-type="float" office:value="0.627631">
                <text:p>0.627631</text:p>
              </table:table-cell>
              <table:table-cell office:value-type="float" office:value="0.782618">
                <text:p>0.7826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2263">
                <text:p>0.72263</text:p>
              </table:table-cell>
              <table:table-cell office:value-type="float" office:value="0.32708">
                <text:p>0.32708</text:p>
              </table:table-cell>
              <table:table-cell office:value-type="float" office:value="-0.193403">
                <text:p>-0.193403</text:p>
              </table:table-cell>
              <table:table-cell office:value-type="float" office:value="-0.640015">
                <text:p>-0.640015</text:p>
              </table:table-cell>
              <table:table-cell office:value-type="float" office:value="-0.842161">
                <text:p>-0.842161</text:p>
              </table:table-cell>
              <table:table-cell office:value-type="float" office:value="-0.722629">
                <text:p>-0.722629</text:p>
              </table:table-cell>
              <table:table-cell office:value-type="float" office:value="-0.32708">
                <text:p>-0.32708</text:p>
              </table:table-cell>
              <table:table-cell office:value-type="float" office:value="0.193403">
                <text:p>0.193403</text:p>
              </table:table-cell>
              <table:table-cell office:value-type="float" office:value="0.640014">
                <text:p>0.640014</text:p>
              </table:table-cell>
              <table:table-cell office:value-type="float" office:value="0.84216">
                <text:p>0.842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03741">
                <text:p>0.803741</text:p>
              </table:table-cell>
              <table:table-cell office:value-type="float" office:value="0.402099">
                <text:p>0.402099</text:p>
              </table:table-cell>
              <table:table-cell office:value-type="float" office:value="-0.153131">
                <text:p>-0.153131</text:p>
              </table:table-cell>
              <table:table-cell office:value-type="float" office:value="-0.649872">
                <text:p>-0.649872</text:p>
              </table:table-cell>
              <table:table-cell office:value-type="float" office:value="-0.898382">
                <text:p>-0.898382</text:p>
              </table:table-cell>
              <table:table-cell office:value-type="float" office:value="-0.803742">
                <text:p>-0.803742</text:p>
              </table:table-cell>
              <table:table-cell office:value-type="float" office:value="-0.402099">
                <text:p>-0.402099</text:p>
              </table:table-cell>
              <table:table-cell office:value-type="float" office:value="0.153131">
                <text:p>0.153131</text:p>
              </table:table-cell>
              <table:table-cell office:value-type="float" office:value="0.649872">
                <text:p>0.649872</text:p>
              </table:table-cell>
              <table:table-cell office:value-type="float" office:value="0.898383">
                <text:p>0.8983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81677">
                <text:p>0.881677</text:p>
              </table:table-cell>
              <table:table-cell office:value-type="float" office:value="0.475528">
                <text:p>0.475528</text:p>
              </table:table-cell>
              <table:table-cell office:value-type="float" office:value="-0.112256">
                <text:p>-0.112256</text:p>
              </table:table-cell>
              <table:table-cell office:value-type="float" office:value="-0.657165">
                <text:p>-0.657165</text:p>
              </table:table-cell>
              <table:table-cell office:value-type="float" office:value="-0.951055">
                <text:p>-0.951055</text:p>
              </table:table-cell>
              <table:table-cell office:value-type="float" office:value="-0.881677">
                <text:p>-0.881677</text:p>
              </table:table-cell>
              <table:table-cell office:value-type="float" office:value="-0.475528">
                <text:p>-0.475528</text:p>
              </table:table-cell>
              <table:table-cell office:value-type="float" office:value="0.112256">
                <text:p>0.112256</text:p>
              </table:table-cell>
              <table:table-cell office:value-type="float" office:value="0.657164">
                <text:p>0.657164</text:p>
              </table:table-cell>
              <table:table-cell office:value-type="float" office:value="0.951056">
                <text:p>0.95105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56137">
                <text:p>0.956137</text:p>
              </table:table-cell>
              <table:table-cell office:value-type="float" office:value="0.547083">
                <text:p>0.547083</text:p>
              </table:table-cell>
              <table:table-cell office:value-type="float" office:value="-0.070937">
                <text:p>-0.070937</text:p>
              </table:table-cell>
              <table:table-cell office:value-type="float" office:value="-0.661864">
                <text:p>-0.661864</text:p>
              </table:table-cell>
              <table:table-cell office:value-type="float" office:value="-0.999979">
                <text:p>-0.999979</text:p>
              </table:table-cell>
              <table:table-cell office:value-type="float" office:value="-0.956137">
                <text:p>-0.956137</text:p>
              </table:table-cell>
              <table:table-cell office:value-type="float" office:value="-0.547083">
                <text:p>-0.547083</text:p>
              </table:table-cell>
              <table:table-cell office:value-type="float" office:value="0.070937">
                <text:p>0.070937</text:p>
              </table:table-cell>
              <table:table-cell office:value-type="float" office:value="0.661865">
                <text:p>0.661865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02682">
                <text:p>1.02682</text:p>
              </table:table-cell>
              <table:table-cell office:value-type="float" office:value="0.616477">
                <text:p>0.616477</text:p>
              </table:table-cell>
              <table:table-cell office:value-type="float" office:value="-0.029339">
                <text:p>-0.029339</text:p>
              </table:table-cell>
              <table:table-cell office:value-type="float" office:value="-0.663952">
                <text:p>-0.663952</text:p>
              </table:table-cell>
              <table:table-cell office:value-type="float" office:value="-1.044953">
                <text:p>-1.044953</text:p>
              </table:table-cell>
              <table:table-cell office:value-type="float" office:value="-1.02682">
                <text:p>-1.02682</text:p>
              </table:table-cell>
              <table:table-cell office:value-type="float" office:value="-0.616477">
                <text:p>-0.616477</text:p>
              </table:table-cell>
              <table:table-cell office:value-type="float" office:value="0.02934">
                <text:p>0.02934</text:p>
              </table:table-cell>
              <table:table-cell office:value-type="float" office:value="0.663951">
                <text:p>0.663951</text:p>
              </table:table-cell>
              <table:table-cell office:value-type="float" office:value="1.044953">
                <text:p>1.04495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093454">
                <text:p>1.093454</text:p>
              </table:table-cell>
              <table:table-cell office:value-type="float" office:value="0.68344">
                <text:p>0.68344</text:p>
              </table:table-cell>
              <table:table-cell office:value-type="float" office:value="0.012376">
                <text:p>0.012376</text:p>
              </table:table-cell>
              <table:table-cell office:value-type="float" office:value="-0.663418">
                <text:p>-0.663418</text:p>
              </table:table-cell>
              <table:table-cell office:value-type="float" office:value="-1.085806">
                <text:p>-1.085806</text:p>
              </table:table-cell>
              <table:table-cell office:value-type="float" office:value="-1.093454">
                <text:p>-1.093454</text:p>
              </table:table-cell>
              <table:table-cell office:value-type="float" office:value="-0.68344">
                <text:p>-0.68344</text:p>
              </table:table-cell>
              <table:table-cell office:value-type="float" office:value="-0.012376">
                <text:p>-0.012376</text:p>
              </table:table-cell>
              <table:table-cell office:value-type="float" office:value="0.663419">
                <text:p>0.663419</text:p>
              </table:table-cell>
              <table:table-cell office:value-type="float" office:value="1.085805">
                <text:p>1.0858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155769">
                <text:p>1.155769</text:p>
              </table:table-cell>
              <table:table-cell office:value-type="float" office:value="0.747703">
                <text:p>0.747703</text:p>
              </table:table-cell>
              <table:table-cell office:value-type="float" office:value="0.05404">
                <text:p>0.05404</text:p>
              </table:table-cell>
              <table:table-cell office:value-type="float" office:value="-0.660268">
                <text:p>-0.660268</text:p>
              </table:table-cell>
              <table:table-cell office:value-type="float" office:value="-1.122371">
                <text:p>-1.122371</text:p>
              </table:table-cell>
              <table:table-cell office:value-type="float" office:value="-1.155769">
                <text:p>-1.155769</text:p>
              </table:table-cell>
              <table:table-cell office:value-type="float" office:value="-0.747703">
                <text:p>-0.747703</text:p>
              </table:table-cell>
              <table:table-cell office:value-type="float" office:value="-0.05404">
                <text:p>-0.05404</text:p>
              </table:table-cell>
              <table:table-cell office:value-type="float" office:value="0.660266">
                <text:p>0.660266</text:p>
              </table:table-cell>
              <table:table-cell office:value-type="float" office:value="1.122371">
                <text:p>1.1223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213526">
                <text:p>1.213526</text:p>
              </table:table-cell>
              <table:table-cell office:value-type="float" office:value="0.809018">
                <text:p>0.809018</text:p>
              </table:table-cell>
              <table:table-cell office:value-type="float" office:value="0.095494">
                <text:p>0.095494</text:p>
              </table:table-cell>
              <table:table-cell office:value-type="float" office:value="-0.65451">
                <text:p>-0.65451</text:p>
              </table:table-cell>
              <table:table-cell office:value-type="float" office:value="-1.15451">
                <text:p>-1.15451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809018">
                <text:p>-0.809018</text:p>
              </table:table-cell>
              <table:table-cell office:value-type="float" office:value="-0.095493">
                <text:p>-0.095493</text:p>
              </table:table-cell>
              <table:table-cell office:value-type="float" office:value="0.65451">
                <text:p>0.65451</text:p>
              </table:table-cell>
              <table:table-cell office:value-type="float" office:value="1.154508">
                <text:p>1.15450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266491">
                <text:p>1.266491</text:p>
              </table:table-cell>
              <table:table-cell office:value-type="float" office:value="0.867138">
                <text:p>0.867138</text:p>
              </table:table-cell>
              <table:table-cell office:value-type="float" office:value="0.136568">
                <text:p>0.136568</text:p>
              </table:table-cell>
              <table:table-cell office:value-type="float" office:value="-0.646171">
                <text:p>-0.646171</text:p>
              </table:table-cell>
              <table:table-cell office:value-type="float" office:value="-1.182088">
                <text:p>-1.182088</text:p>
              </table:table-cell>
              <table:table-cell office:value-type="float" office:value="-1.266491">
                <text:p>-1.266491</text:p>
              </table:table-cell>
              <table:table-cell office:value-type="float" office:value="-0.867138">
                <text:p>-0.867138</text:p>
              </table:table-cell>
              <table:table-cell office:value-type="float" office:value="-0.136567">
                <text:p>-0.136567</text:p>
              </table:table-cell>
              <table:table-cell office:value-type="float" office:value="0.646169">
                <text:p>0.646169</text:p>
              </table:table-cell>
              <table:table-cell office:value-type="float" office:value="1.182089">
                <text:p>1.1820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314461">
                <text:p>1.314461</text:p>
              </table:table-cell>
              <table:table-cell office:value-type="float" office:value="0.921838">
                <text:p>0.921838</text:p>
              </table:table-cell>
              <table:table-cell office:value-type="float" office:value="0.177105">
                <text:p>0.177105</text:p>
              </table:table-cell>
              <table:table-cell office:value-type="float" office:value="-0.635279">
                <text:p>-0.635279</text:p>
              </table:table-cell>
              <table:table-cell office:value-type="float" office:value="-1.205005">
                <text:p>-1.205005</text:p>
              </table:table-cell>
              <table:table-cell office:value-type="float" office:value="-1.31446">
                <text:p>-1.31446</text:p>
              </table:table-cell>
              <table:table-cell office:value-type="float" office:value="-0.921838">
                <text:p>-0.921838</text:p>
              </table:table-cell>
              <table:table-cell office:value-type="float" office:value="-0.177105">
                <text:p>-0.177105</text:p>
              </table:table-cell>
              <table:table-cell office:value-type="float" office:value="0.63528">
                <text:p>0.63528</text:p>
              </table:table-cell>
              <table:table-cell office:value-type="float" office:value="1.205004">
                <text:p>1.2050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35724">
                <text:p>1.35724</text:p>
              </table:table-cell>
              <table:table-cell office:value-type="float" office:value="0.972897">
                <text:p>0.972897</text:p>
              </table:table-cell>
              <table:table-cell office:value-type="float" office:value="0.216941">
                <text:p>0.216941</text:p>
              </table:table-cell>
              <table:table-cell office:value-type="float" office:value="-0.621883">
                <text:p>-0.621883</text:p>
              </table:table-cell>
              <table:table-cell office:value-type="float" office:value="-1.223164">
                <text:p>-1.223164</text:p>
              </table:table-cell>
              <table:table-cell office:value-type="float" office:value="-1.35724">
                <text:p>-1.35724</text:p>
              </table:table-cell>
              <table:table-cell office:value-type="float" office:value="-0.972897">
                <text:p>-0.972897</text:p>
              </table:table-cell>
              <table:table-cell office:value-type="float" office:value="-0.216941">
                <text:p>-0.216941</text:p>
              </table:table-cell>
              <table:table-cell office:value-type="float" office:value="0.621882">
                <text:p>0.621882</text:p>
              </table:table-cell>
              <table:table-cell office:value-type="float" office:value="1.223164">
                <text:p>1.2231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394665">
                <text:p>1.394665</text:p>
              </table:table-cell>
              <table:table-cell office:value-type="float" office:value="1.020119">
                <text:p>1.020119</text:p>
              </table:table-cell>
              <table:table-cell office:value-type="float" office:value="0.255924">
                <text:p>0.255924</text:p>
              </table:table-cell>
              <table:table-cell office:value-type="float" office:value="-0.60603">
                <text:p>-0.60603</text:p>
              </table:table-cell>
              <table:table-cell office:value-type="float" office:value="-1.236498">
                <text:p>-1.236498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020119">
                <text:p>-1.020119</text:p>
              </table:table-cell>
              <table:table-cell office:value-type="float" office:value="-0.255923">
                <text:p>-0.255923</text:p>
              </table:table-cell>
              <table:table-cell office:value-type="float" office:value="0.606031">
                <text:p>0.606031</text:p>
              </table:table-cell>
              <table:table-cell office:value-type="float" office:value="1.236496">
                <text:p>1.23649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426584">
                <text:p>1.426584</text:p>
              </table:table-cell>
              <table:table-cell office:value-type="float" office:value="1.063313">
                <text:p>1.063313</text:p>
              </table:table-cell>
              <table:table-cell office:value-type="float" office:value="0.293893">
                <text:p>0.293893</text:p>
              </table:table-cell>
              <table:table-cell office:value-type="float" office:value="-0.587786">
                <text:p>-0.587786</text:p>
              </table:table-cell>
              <table:table-cell office:value-type="float" office:value="-1.244949">
                <text:p>-1.244949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063313">
                <text:p>-1.063313</text:p>
              </table:table-cell>
              <table:table-cell office:value-type="float" office:value="-0.293893">
                <text:p>-0.293893</text:p>
              </table:table-cell>
              <table:table-cell office:value-type="float" office:value="0.587787">
                <text:p>0.587787</text:p>
              </table:table-cell>
              <table:table-cell office:value-type="float" office:value="1.24495">
                <text:p>1.244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452875">
                <text:p>1.452875</text:p>
              </table:table-cell>
              <table:table-cell office:value-type="float" office:value="1.102313">
                <text:p>1.102313</text:p>
              </table:table-cell>
              <table:table-cell office:value-type="float" office:value="0.330706">
                <text:p>0.330706</text:p>
              </table:table-cell>
              <table:table-cell office:value-type="float" office:value="-0.567224">
                <text:p>-0.567224</text:p>
              </table:table-cell>
              <table:table-cell office:value-type="float" office:value="-1.248489">
                <text:p>-1.248489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102313">
                <text:p>-1.102313</text:p>
              </table:table-cell>
              <table:table-cell office:value-type="float" office:value="-0.330706">
                <text:p>-0.330706</text:p>
              </table:table-cell>
              <table:table-cell office:value-type="float" office:value="0.567225">
                <text:p>0.567225</text:p>
              </table:table-cell>
              <table:table-cell office:value-type="float" office:value="1.248489">
                <text:p>1.2484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473431">
                <text:p>1.473431</text:p>
              </table:table-cell>
              <table:table-cell office:value-type="float" office:value="1.136961">
                <text:p>1.136961</text:p>
              </table:table-cell>
              <table:table-cell office:value-type="float" office:value="0.366211">
                <text:p>0.366211</text:p>
              </table:table-cell>
              <table:table-cell office:value-type="float" office:value="-0.544422">
                <text:p>-0.544422</text:p>
              </table:table-cell>
              <table:table-cell office:value-type="float" office:value="-1.247101">
                <text:p>-1.247101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13696">
                <text:p>-1.13696</text:p>
              </table:table-cell>
              <table:table-cell office:value-type="float" office:value="-0.36621">
                <text:p>-0.36621</text:p>
              </table:table-cell>
              <table:table-cell office:value-type="float" office:value="0.544422">
                <text:p>0.544422</text:p>
              </table:table-cell>
              <table:table-cell office:value-type="float" office:value="1.247101">
                <text:p>1.2471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488172">
                <text:p>1.488172</text:p>
              </table:table-cell>
              <table:table-cell office:value-type="float" office:value="1.167122">
                <text:p>1.167122</text:p>
              </table:table-cell>
              <table:table-cell office:value-type="float" office:value="0.400273">
                <text:p>0.400273</text:p>
              </table:table-cell>
              <table:table-cell office:value-type="float" office:value="-0.519472">
                <text:p>-0.519472</text:p>
              </table:table-cell>
              <table:table-cell office:value-type="float" office:value="-1.240792">
                <text:p>-1.240792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167123">
                <text:p>-1.167123</text:p>
              </table:table-cell>
              <table:table-cell office:value-type="float" office:value="-0.400273">
                <text:p>-0.400273</text:p>
              </table:table-cell>
              <table:table-cell office:value-type="float" office:value="0.519471">
                <text:p>0.519471</text:p>
              </table:table-cell>
              <table:table-cell office:value-type="float" office:value="1.240791">
                <text:p>1.24079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49704">
                <text:p>1.49704</text:p>
              </table:table-cell>
              <table:table-cell office:value-type="float" office:value="1.192677">
                <text:p>1.192677</text:p>
              </table:table-cell>
              <table:table-cell office:value-type="float" office:value="0.432753">
                <text:p>0.432753</text:p>
              </table:table-cell>
              <table:table-cell office:value-type="float" office:value="-0.492471">
                <text:p>-0.492471</text:p>
              </table:table-cell>
              <table:table-cell office:value-type="float" office:value="-1.229585">
                <text:p>-1.229585</text:p>
              </table:table-cell>
              <table:table-cell office:value-type="float" office:value="-1.49704">
                <text:p>-1.49704</text:p>
              </table:table-cell>
              <table:table-cell office:value-type="float" office:value="-1.192677">
                <text:p>-1.192677</text:p>
              </table:table-cell>
              <table:table-cell office:value-type="float" office:value="-0.432754">
                <text:p>-0.432754</text:p>
              </table:table-cell>
              <table:table-cell office:value-type="float" office:value="0.492472">
                <text:p>0.492472</text:p>
              </table:table-cell>
              <table:table-cell office:value-type="float" office:value="1.229586">
                <text:p>1.22958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5">
                <text:p>1.5</text:p>
              </table:table-cell>
              <table:table-cell office:value-type="float" office:value="1.213526">
                <text:p>1.213526</text:p>
              </table:table-cell>
              <table:table-cell office:value-type="float" office:value="0.463528">
                <text:p>0.463528</text:p>
              </table:table-cell>
              <table:table-cell office:value-type="float" office:value="-0.463528">
                <text:p>-0.463528</text:p>
              </table:table-cell>
              <table:table-cell office:value-type="float" office:value="-1.213526">
                <text:p>-1.213526</text:p>
              </table:table-cell>
              <table:table-cell office:value-type="float" office:value="-1.5">
                <text:p>-1.5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463527">
                <text:p>-0.463527</text:p>
              </table:table-cell>
              <table:table-cell office:value-type="float" office:value="0.463526">
                <text:p>0.463526</text:p>
              </table:table-cell>
              <table:table-cell office:value-type="float" office:value="1.213526">
                <text:p>1.21352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49704">
                <text:p>1.49704</text:p>
              </table:table-cell>
              <table:table-cell office:value-type="float" office:value="1.229585">
                <text:p>1.229585</text:p>
              </table:table-cell>
              <table:table-cell office:value-type="float" office:value="0.492471">
                <text:p>0.492471</text:p>
              </table:table-cell>
              <table:table-cell office:value-type="float" office:value="-0.432753">
                <text:p>-0.432753</text:p>
              </table:table-cell>
              <table:table-cell office:value-type="float" office:value="-1.192677">
                <text:p>-1.192677</text:p>
              </table:table-cell>
              <table:table-cell office:value-type="float" office:value="-1.49704">
                <text:p>-1.49704</text:p>
              </table:table-cell>
              <table:table-cell office:value-type="float" office:value="-1.229586">
                <text:p>-1.229586</text:p>
              </table:table-cell>
              <table:table-cell office:value-type="float" office:value="-0.492472">
                <text:p>-0.492472</text:p>
              </table:table-cell>
              <table:table-cell office:value-type="float" office:value="0.432754">
                <text:p>0.432754</text:p>
              </table:table-cell>
              <table:table-cell office:value-type="float" office:value="1.192678">
                <text:p>1.1926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488172">
                <text:p>1.488172</text:p>
              </table:table-cell>
              <table:table-cell office:value-type="float" office:value="1.240792">
                <text:p>1.240792</text:p>
              </table:table-cell>
              <table:table-cell office:value-type="float" office:value="0.519472">
                <text:p>0.519472</text:p>
              </table:table-cell>
              <table:table-cell office:value-type="float" office:value="-0.400273">
                <text:p>-0.400273</text:p>
              </table:table-cell>
              <table:table-cell office:value-type="float" office:value="-1.167122">
                <text:p>-1.167122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240792">
                <text:p>-1.240792</text:p>
              </table:table-cell>
              <table:table-cell office:value-type="float" office:value="-0.519471">
                <text:p>-0.519471</text:p>
              </table:table-cell>
              <table:table-cell office:value-type="float" office:value="0.400272">
                <text:p>0.400272</text:p>
              </table:table-cell>
              <table:table-cell office:value-type="float" office:value="1.167122">
                <text:p>1.16712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473431">
                <text:p>1.473431</text:p>
              </table:table-cell>
              <table:table-cell office:value-type="float" office:value="1.247101">
                <text:p>1.247101</text:p>
              </table:table-cell>
              <table:table-cell office:value-type="float" office:value="0.544422">
                <text:p>0.544422</text:p>
              </table:table-cell>
              <table:table-cell office:value-type="float" office:value="-0.366211">
                <text:p>-0.366211</text:p>
              </table:table-cell>
              <table:table-cell office:value-type="float" office:value="-1.136961">
                <text:p>-1.136961</text:p>
              </table:table-cell>
              <table:table-cell office:value-type="float" office:value="-1.47343">
                <text:p>-1.47343</text:p>
              </table:table-cell>
              <table:table-cell office:value-type="float" office:value="-1.247102">
                <text:p>-1.247102</text:p>
              </table:table-cell>
              <table:table-cell office:value-type="float" office:value="-0.544423">
                <text:p>-0.544423</text:p>
              </table:table-cell>
              <table:table-cell office:value-type="float" office:value="0.366211">
                <text:p>0.366211</text:p>
              </table:table-cell>
              <table:table-cell office:value-type="float" office:value="1.136961">
                <text:p>1.13696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452875">
                <text:p>1.452875</text:p>
              </table:table-cell>
              <table:table-cell office:value-type="float" office:value="1.248489">
                <text:p>1.248489</text:p>
              </table:table-cell>
              <table:table-cell office:value-type="float" office:value="0.567224">
                <text:p>0.567224</text:p>
              </table:table-cell>
              <table:table-cell office:value-type="float" office:value="-0.330706">
                <text:p>-0.330706</text:p>
              </table:table-cell>
              <table:table-cell office:value-type="float" office:value="-1.102313">
                <text:p>-1.102313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248489">
                <text:p>-1.248489</text:p>
              </table:table-cell>
              <table:table-cell office:value-type="float" office:value="-0.567223">
                <text:p>-0.567223</text:p>
              </table:table-cell>
              <table:table-cell office:value-type="float" office:value="0.330705">
                <text:p>0.330705</text:p>
              </table:table-cell>
              <table:table-cell office:value-type="float" office:value="1.102313">
                <text:p>1.10231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426584">
                <text:p>1.426584</text:p>
              </table:table-cell>
              <table:table-cell office:value-type="float" office:value="1.244949">
                <text:p>1.244949</text:p>
              </table:table-cell>
              <table:table-cell office:value-type="float" office:value="0.587788">
                <text:p>0.587788</text:p>
              </table:table-cell>
              <table:table-cell office:value-type="float" office:value="-0.293894">
                <text:p>-0.293894</text:p>
              </table:table-cell>
              <table:table-cell office:value-type="float" office:value="-1.063313">
                <text:p>-1.063313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24495">
                <text:p>-1.24495</text:p>
              </table:table-cell>
              <table:table-cell office:value-type="float" office:value="-0.587787">
                <text:p>-0.587787</text:p>
              </table:table-cell>
              <table:table-cell office:value-type="float" office:value="0.293894">
                <text:p>0.293894</text:p>
              </table:table-cell>
              <table:table-cell office:value-type="float" office:value="1.063313">
                <text:p>1.0633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394665">
                <text:p>1.394665</text:p>
              </table:table-cell>
              <table:table-cell office:value-type="float" office:value="1.236498">
                <text:p>1.236498</text:p>
              </table:table-cell>
              <table:table-cell office:value-type="float" office:value="0.60603">
                <text:p>0.60603</text:p>
              </table:table-cell>
              <table:table-cell office:value-type="float" office:value="-0.255924">
                <text:p>-0.255924</text:p>
              </table:table-cell>
              <table:table-cell office:value-type="float" office:value="-1.020119">
                <text:p>-1.020119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236497">
                <text:p>-1.236497</text:p>
              </table:table-cell>
              <table:table-cell office:value-type="float" office:value="-0.60603">
                <text:p>-0.60603</text:p>
              </table:table-cell>
              <table:table-cell office:value-type="float" office:value="0.255923">
                <text:p>0.255923</text:p>
              </table:table-cell>
              <table:table-cell office:value-type="float" office:value="1.020119">
                <text:p>1.02011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35724">
                <text:p>1.35724</text:p>
              </table:table-cell>
              <table:table-cell office:value-type="float" office:value="1.223164">
                <text:p>1.223164</text:p>
              </table:table-cell>
              <table:table-cell office:value-type="float" office:value="0.621883">
                <text:p>0.621883</text:p>
              </table:table-cell>
              <table:table-cell office:value-type="float" office:value="-0.216941">
                <text:p>-0.216941</text:p>
              </table:table-cell>
              <table:table-cell office:value-type="float" office:value="-0.972897">
                <text:p>-0.972897</text:p>
              </table:table-cell>
              <table:table-cell office:value-type="float" office:value="-1.357239">
                <text:p>-1.357239</text:p>
              </table:table-cell>
              <table:table-cell office:value-type="float" office:value="-1.223165">
                <text:p>-1.223165</text:p>
              </table:table-cell>
              <table:table-cell office:value-type="float" office:value="-0.621882">
                <text:p>-0.621882</text:p>
              </table:table-cell>
              <table:table-cell office:value-type="float" office:value="0.216942">
                <text:p>0.216942</text:p>
              </table:table-cell>
              <table:table-cell office:value-type="float" office:value="0.972897">
                <text:p>0.9728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31446">
                <text:p>1.31446</text:p>
              </table:table-cell>
              <table:table-cell office:value-type="float" office:value="1.205005">
                <text:p>1.205005</text:p>
              </table:table-cell>
              <table:table-cell office:value-type="float" office:value="0.635279">
                <text:p>0.635279</text:p>
              </table:table-cell>
              <table:table-cell office:value-type="float" office:value="-0.177105">
                <text:p>-0.177105</text:p>
              </table:table-cell>
              <table:table-cell office:value-type="float" office:value="-0.921838">
                <text:p>-0.921838</text:p>
              </table:table-cell>
              <table:table-cell office:value-type="float" office:value="-1.314461">
                <text:p>-1.314461</text:p>
              </table:table-cell>
              <table:table-cell office:value-type="float" office:value="-1.205005">
                <text:p>-1.205005</text:p>
              </table:table-cell>
              <table:table-cell office:value-type="float" office:value="-0.635279">
                <text:p>-0.635279</text:p>
              </table:table-cell>
              <table:table-cell office:value-type="float" office:value="0.177105">
                <text:p>0.177105</text:p>
              </table:table-cell>
              <table:table-cell office:value-type="float" office:value="0.921838">
                <text:p>0.92183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266491">
                <text:p>1.266491</text:p>
              </table:table-cell>
              <table:table-cell office:value-type="float" office:value="1.182088">
                <text:p>1.182088</text:p>
              </table:table-cell>
              <table:table-cell office:value-type="float" office:value="0.64617">
                <text:p>0.64617</text:p>
              </table:table-cell>
              <table:table-cell office:value-type="float" office:value="-0.136568">
                <text:p>-0.136568</text:p>
              </table:table-cell>
              <table:table-cell office:value-type="float" office:value="-0.867138">
                <text:p>-0.867138</text:p>
              </table:table-cell>
              <table:table-cell office:value-type="float" office:value="-1.266491">
                <text:p>-1.266491</text:p>
              </table:table-cell>
              <table:table-cell office:value-type="float" office:value="-1.182089">
                <text:p>-1.182089</text:p>
              </table:table-cell>
              <table:table-cell office:value-type="float" office:value="-0.64617">
                <text:p>-0.64617</text:p>
              </table:table-cell>
              <table:table-cell office:value-type="float" office:value="0.136568">
                <text:p>0.136568</text:p>
              </table:table-cell>
              <table:table-cell office:value-type="float" office:value="0.867138">
                <text:p>0.86713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213526">
                <text:p>1.213526</text:p>
              </table:table-cell>
              <table:table-cell office:value-type="float" office:value="1.154509">
                <text:p>1.154509</text:p>
              </table:table-cell>
              <table:table-cell office:value-type="float" office:value="0.65451">
                <text:p>0.65451</text:p>
              </table:table-cell>
              <table:table-cell office:value-type="float" office:value="-0.095494">
                <text:p>-0.095494</text:p>
              </table:table-cell>
              <table:table-cell office:value-type="float" office:value="-0.809018">
                <text:p>-0.809018</text:p>
              </table:table-cell>
              <table:table-cell office:value-type="float" office:value="-1.213526">
                <text:p>-1.213526</text:p>
              </table:table-cell>
              <table:table-cell office:value-type="float" office:value="-1.154509">
                <text:p>-1.154509</text:p>
              </table:table-cell>
              <table:table-cell office:value-type="float" office:value="-0.654509">
                <text:p>-0.654509</text:p>
              </table:table-cell>
              <table:table-cell office:value-type="float" office:value="0.095493">
                <text:p>0.095493</text:p>
              </table:table-cell>
              <table:table-cell office:value-type="float" office:value="0.809018">
                <text:p>0.80901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155769">
                <text:p>1.155769</text:p>
              </table:table-cell>
              <table:table-cell office:value-type="float" office:value="1.122371">
                <text:p>1.122371</text:p>
              </table:table-cell>
              <table:table-cell office:value-type="float" office:value="0.660268">
                <text:p>0.660268</text:p>
              </table:table-cell>
              <table:table-cell office:value-type="float" office:value="-0.05404">
                <text:p>-0.05404</text:p>
              </table:table-cell>
              <table:table-cell office:value-type="float" office:value="-0.747703">
                <text:p>-0.747703</text:p>
              </table:table-cell>
              <table:table-cell office:value-type="float" office:value="-1.15577">
                <text:p>-1.15577</text:p>
              </table:table-cell>
              <table:table-cell office:value-type="float" office:value="-1.122372">
                <text:p>-1.122372</text:p>
              </table:table-cell>
              <table:table-cell office:value-type="float" office:value="-0.660267">
                <text:p>-0.660267</text:p>
              </table:table-cell>
              <table:table-cell office:value-type="float" office:value="0.054041">
                <text:p>0.054041</text:p>
              </table:table-cell>
              <table:table-cell office:value-type="float" office:value="0.747703">
                <text:p>0.7477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093454">
                <text:p>1.093454</text:p>
              </table:table-cell>
              <table:table-cell office:value-type="float" office:value="1.085806">
                <text:p>1.085806</text:p>
              </table:table-cell>
              <table:table-cell office:value-type="float" office:value="0.663418">
                <text:p>0.663418</text:p>
              </table:table-cell>
              <table:table-cell office:value-type="float" office:value="-0.012375">
                <text:p>-0.012375</text:p>
              </table:table-cell>
              <table:table-cell office:value-type="float" office:value="-0.68344">
                <text:p>-0.68344</text:p>
              </table:table-cell>
              <table:table-cell office:value-type="float" office:value="-1.093454">
                <text:p>-1.093454</text:p>
              </table:table-cell>
              <table:table-cell office:value-type="float" office:value="-1.085806">
                <text:p>-1.085806</text:p>
              </table:table-cell>
              <table:table-cell office:value-type="float" office:value="-0.663417">
                <text:p>-0.663417</text:p>
              </table:table-cell>
              <table:table-cell office:value-type="float" office:value="0.012376">
                <text:p>0.012376</text:p>
              </table:table-cell>
              <table:table-cell office:value-type="float" office:value="0.68344">
                <text:p>0.6834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026819">
                <text:p>1.026819</text:p>
              </table:table-cell>
              <table:table-cell office:value-type="float" office:value="1.044953">
                <text:p>1.044953</text:p>
              </table:table-cell>
              <table:table-cell office:value-type="float" office:value="0.663952">
                <text:p>0.663952</text:p>
              </table:table-cell>
              <table:table-cell office:value-type="float" office:value="0.029339">
                <text:p>0.029339</text:p>
              </table:table-cell>
              <table:table-cell office:value-type="float" office:value="-0.616476">
                <text:p>-0.616476</text:p>
              </table:table-cell>
              <table:table-cell office:value-type="float" office:value="-1.02682">
                <text:p>-1.02682</text:p>
              </table:table-cell>
              <table:table-cell office:value-type="float" office:value="-1.044954">
                <text:p>-1.044954</text:p>
              </table:table-cell>
              <table:table-cell office:value-type="float" office:value="-0.663951">
                <text:p>-0.663951</text:p>
              </table:table-cell>
              <table:table-cell office:value-type="float" office:value="-0.029339">
                <text:p>-0.029339</text:p>
              </table:table-cell>
              <table:table-cell office:value-type="float" office:value="0.616477">
                <text:p>0.6164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56137">
                <text:p>0.956137</text:p>
              </table:table-cell>
              <table:table-cell office:value-type="float" office:value="0.999979">
                <text:p>0.999979</text:p>
              </table:table-cell>
              <table:table-cell office:value-type="float" office:value="0.661864">
                <text:p>0.661864</text:p>
              </table:table-cell>
              <table:table-cell office:value-type="float" office:value="0.070937">
                <text:p>0.070937</text:p>
              </table:table-cell>
              <table:table-cell office:value-type="float" office:value="-0.547084">
                <text:p>-0.547084</text:p>
              </table:table-cell>
              <table:table-cell office:value-type="float" office:value="-0.956137">
                <text:p>-0.956137</text:p>
              </table:table-cell>
              <table:table-cell office:value-type="float" office:value="-0.999979">
                <text:p>-0.999979</text:p>
              </table:table-cell>
              <table:table-cell office:value-type="float" office:value="-0.661863">
                <text:p>-0.661863</text:p>
              </table:table-cell>
              <table:table-cell office:value-type="float" office:value="-0.070937">
                <text:p>-0.070937</text:p>
              </table:table-cell>
              <table:table-cell office:value-type="float" office:value="0.547083">
                <text:p>0.54708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881677">
                <text:p>0.881677</text:p>
              </table:table-cell>
              <table:table-cell office:value-type="float" office:value="0.951057">
                <text:p>0.951057</text:p>
              </table:table-cell>
              <table:table-cell office:value-type="float" office:value="0.657165">
                <text:p>0.657165</text:p>
              </table:table-cell>
              <table:table-cell office:value-type="float" office:value="0.112256">
                <text:p>0.112256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881678">
                <text:p>-0.881678</text:p>
              </table:table-cell>
              <table:table-cell office:value-type="float" office:value="-0.951056">
                <text:p>-0.951056</text:p>
              </table:table-cell>
              <table:table-cell office:value-type="float" office:value="-0.657165">
                <text:p>-0.657165</text:p>
              </table:table-cell>
              <table:table-cell office:value-type="float" office:value="-0.112257">
                <text:p>-0.112257</text:p>
              </table:table-cell>
              <table:table-cell office:value-type="float" office:value="0.475528">
                <text:p>0.47552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803742">
                <text:p>0.803742</text:p>
              </table:table-cell>
              <table:table-cell office:value-type="float" office:value="0.898382">
                <text:p>0.898382</text:p>
              </table:table-cell>
              <table:table-cell office:value-type="float" office:value="0.649872">
                <text:p>0.649872</text:p>
              </table:table-cell>
              <table:table-cell office:value-type="float" office:value="0.153131">
                <text:p>0.153131</text:p>
              </table:table-cell>
              <table:table-cell office:value-type="float" office:value="-0.402099">
                <text:p>-0.402099</text:p>
              </table:table-cell>
              <table:table-cell office:value-type="float" office:value="-0.803741">
                <text:p>-0.803741</text:p>
              </table:table-cell>
              <table:table-cell office:value-type="float" office:value="-0.898382">
                <text:p>-0.898382</text:p>
              </table:table-cell>
              <table:table-cell office:value-type="float" office:value="-0.649871">
                <text:p>-0.649871</text:p>
              </table:table-cell>
              <table:table-cell office:value-type="float" office:value="-0.153131">
                <text:p>-0.153131</text:p>
              </table:table-cell>
              <table:table-cell office:value-type="float" office:value="0.402099">
                <text:p>0.40209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722629">
                <text:p>0.722629</text:p>
              </table:table-cell>
              <table:table-cell office:value-type="float" office:value="0.842161">
                <text:p>0.842161</text:p>
              </table:table-cell>
              <table:table-cell office:value-type="float" office:value="0.640015">
                <text:p>0.640015</text:p>
              </table:table-cell>
              <table:table-cell office:value-type="float" office:value="0.193403">
                <text:p>0.193403</text:p>
              </table:table-cell>
              <table:table-cell office:value-type="float" office:value="-0.32708">
                <text:p>-0.32708</text:p>
              </table:table-cell>
              <table:table-cell office:value-type="float" office:value="-0.72263">
                <text:p>-0.72263</text:p>
              </table:table-cell>
              <table:table-cell office:value-type="float" office:value="-0.84216">
                <text:p>-0.84216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193403">
                <text:p>-0.193403</text:p>
              </table:table-cell>
              <table:table-cell office:value-type="float" office:value="0.32708">
                <text:p>0.3270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638671">
                <text:p>0.638671</text:p>
              </table:table-cell>
              <table:table-cell office:value-type="float" office:value="0.782617">
                <text:p>0.782617</text:p>
              </table:table-cell>
              <table:table-cell office:value-type="float" office:value="0.627631">
                <text:p>0.627631</text:p>
              </table:table-cell>
              <table:table-cell office:value-type="float" office:value="0.23291">
                <text:p>0.23291</text:p>
              </table:table-cell>
              <table:table-cell office:value-type="float" office:value="-0.250774">
                <text:p>-0.250774</text:p>
              </table:table-cell>
              <table:table-cell office:value-type="float" office:value="-0.63867">
                <text:p>-0.63867</text:p>
              </table:table-cell>
              <table:table-cell office:value-type="float" office:value="-0.782616">
                <text:p>-0.782616</text:p>
              </table:table-cell>
              <table:table-cell office:value-type="float" office:value="-0.627632">
                <text:p>-0.627632</text:p>
              </table:table-cell>
              <table:table-cell office:value-type="float" office:value="-0.23291">
                <text:p>-0.23291</text:p>
              </table:table-cell>
              <table:table-cell office:value-type="float" office:value="0.250774">
                <text:p>0.25077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52186">
                <text:p>0.552186</text:p>
              </table:table-cell>
              <table:table-cell office:value-type="float" office:value="0.719983">
                <text:p>0.719983</text:p>
              </table:table-cell>
              <table:table-cell office:value-type="float" office:value="0.612771">
                <text:p>0.612771</text:p>
              </table:table-cell>
              <table:table-cell office:value-type="float" office:value="0.271499">
                <text:p>0.271499</text:p>
              </table:table-cell>
              <table:table-cell office:value-type="float" office:value="-0.173474">
                <text:p>-0.173474</text:p>
              </table:table-cell>
              <table:table-cell office:value-type="float" office:value="-0.552187">
                <text:p>-0.552187</text:p>
              </table:table-cell>
              <table:table-cell office:value-type="float" office:value="-0.719983">
                <text:p>-0.719983</text:p>
              </table:table-cell>
              <table:table-cell office:value-type="float" office:value="-0.61277">
                <text:p>-0.61277</text:p>
              </table:table-cell>
              <table:table-cell office:value-type="float" office:value="-0.271499">
                <text:p>-0.271499</text:p>
              </table:table-cell>
              <table:table-cell office:value-type="float" office:value="0.173474">
                <text:p>0.17347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63528">
                <text:p>0.463528</text:p>
              </table:table-cell>
              <table:table-cell office:value-type="float" office:value="0.65451">
                <text:p>0.65451</text:p>
              </table:table-cell>
              <table:table-cell office:value-type="float" office:value="0.595492">
                <text:p>0.595492</text:p>
              </table:table-cell>
              <table:table-cell office:value-type="float" office:value="0.309016">
                <text:p>0.309016</text:p>
              </table:table-cell>
              <table:table-cell office:value-type="float" office:value="-0.095493">
                <text:p>-0.095493</text:p>
              </table:table-cell>
              <table:table-cell office:value-type="float" office:value="-0.463527">
                <text:p>-0.463527</text:p>
              </table:table-cell>
              <table:table-cell office:value-type="float" office:value="-0.654509">
                <text:p>-0.654509</text:p>
              </table:table-cell>
              <table:table-cell office:value-type="float" office:value="-0.595493">
                <text:p>-0.595493</text:p>
              </table:table-cell>
              <table:table-cell office:value-type="float" office:value="-0.309016">
                <text:p>-0.309016</text:p>
              </table:table-cell>
              <table:table-cell office:value-type="float" office:value="0.095493">
                <text:p>0.09549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73034">
                <text:p>0.373034</text:p>
              </table:table-cell>
              <table:table-cell office:value-type="float" office:value="0.586451">
                <text:p>0.586451</text:p>
              </table:table-cell>
              <table:table-cell office:value-type="float" office:value="0.575863">
                <text:p>0.575863</text:p>
              </table:table-cell>
              <table:table-cell office:value-type="float" office:value="0.345314">
                <text:p>0.345314</text:p>
              </table:table-cell>
              <table:table-cell office:value-type="float" office:value="-0.017133">
                <text:p>-0.017133</text:p>
              </table:table-cell>
              <table:table-cell office:value-type="float" office:value="-0.373035">
                <text:p>-0.373035</text:p>
              </table:table-cell>
              <table:table-cell office:value-type="float" office:value="-0.586451">
                <text:p>-0.586451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345314">
                <text:p>-0.345314</text:p>
              </table:table-cell>
              <table:table-cell office:value-type="float" office:value="0.017132">
                <text:p>0.0171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281074">
                <text:p>0.281074</text:p>
              </table:table-cell>
              <table:table-cell office:value-type="float" office:value="0.51608">
                <text:p>0.51608</text:p>
              </table:table-cell>
              <table:table-cell office:value-type="float" office:value="0.553962">
                <text:p>0.553962</text:p>
              </table:table-cell>
              <table:table-cell office:value-type="float" office:value="0.380248">
                <text:p>0.380248</text:p>
              </table:table-cell>
              <table:table-cell office:value-type="float" office:value="0.061293">
                <text:p>0.061293</text:p>
              </table:table-cell>
              <table:table-cell office:value-type="float" office:value="-0.281074">
                <text:p>-0.281074</text:p>
              </table:table-cell>
              <table:table-cell office:value-type="float" office:value="-0.51608">
                <text:p>-0.51608</text:p>
              </table:table-cell>
              <table:table-cell office:value-type="float" office:value="-0.553962">
                <text:p>-0.553962</text:p>
              </table:table-cell>
              <table:table-cell office:value-type="float" office:value="-0.380248">
                <text:p>-0.380248</text:p>
              </table:table-cell>
              <table:table-cell office:value-type="float" office:value="-0.061293">
                <text:p>-0.0612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87999">
                <text:p>0.187999</text:p>
              </table:table-cell>
              <table:table-cell office:value-type="float" office:value="0.44367">
                <text:p>0.44367</text:p>
              </table:table-cell>
              <table:table-cell office:value-type="float" office:value="0.529874">
                <text:p>0.529874</text:p>
              </table:table-cell>
              <table:table-cell office:value-type="float" office:value="0.413683">
                <text:p>0.413683</text:p>
              </table:table-cell>
              <table:table-cell office:value-type="float" office:value="0.139479">
                <text:p>0.139479</text:p>
              </table:table-cell>
              <table:table-cell office:value-type="float" office:value="-0.188">
                <text:p>-0.188</text:p>
              </table:table-cell>
              <table:table-cell office:value-type="float" office:value="-0.44367">
                <text:p>-0.44367</text:p>
              </table:table-cell>
              <table:table-cell office:value-type="float" office:value="-0.529873">
                <text:p>-0.529873</text:p>
              </table:table-cell>
              <table:table-cell office:value-type="float" office:value="-0.413683">
                <text:p>-0.413683</text:p>
              </table:table-cell>
              <table:table-cell office:value-type="float" office:value="-0.13948">
                <text:p>-0.1394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94188">
                <text:p>0.094188</text:p>
              </table:table-cell>
              <table:table-cell office:value-type="float" office:value="0.369512">
                <text:p>0.369512</text:p>
              </table:table-cell>
              <table:table-cell office:value-type="float" office:value="0.503695">
                <text:p>0.503695</text:p>
              </table:table-cell>
              <table:table-cell office:value-type="float" office:value="0.445484">
                <text:p>0.445484</text:p>
              </table:table-cell>
              <table:table-cell office:value-type="float" office:value="0.217113">
                <text:p>0.217113</text:p>
              </table:table-cell>
              <table:table-cell office:value-type="float" office:value="-0.094187">
                <text:p>-0.094187</text:p>
              </table:table-cell>
              <table:table-cell office:value-type="float" office:value="-0.369511">
                <text:p>-0.369511</text:p>
              </table:table-cell>
              <table:table-cell office:value-type="float" office:value="-0.503696">
                <text:p>-0.503696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217113">
                <text:p>-0.2171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001">
                <text:p>0.000001</text:p>
              </table:table-cell>
              <table:table-cell office:value-type="float" office:value="0.293893">
                <text:p>0.293893</text:p>
              </table:table-cell>
              <table:table-cell office:value-type="float" office:value="0.475528">
                <text:p>0.475528</text:p>
              </table:table-cell>
              <table:table-cell office:value-type="float" office:value="0.475528">
                <text:p>0.475528</text:p>
              </table:table-cell>
              <table:table-cell office:value-type="float" office:value="0.293892">
                <text:p>0.293892</text:p>
              </table:table-cell>
              <table:table-cell office:value-type="float" office:value="-0">
                <text:p>-0</text:p>
              </table:table-cell>
              <table:table-cell office:value-type="float" office:value="-0.293892">
                <text:p>-0.293892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293892">
                <text:p>-0.29389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94188">
                <text:p>-0.094188</text:p>
              </table:table-cell>
              <table:table-cell office:value-type="float" office:value="0.217112">
                <text:p>0.217112</text:p>
              </table:table-cell>
              <table:table-cell office:value-type="float" office:value="0.445484">
                <text:p>0.445484</text:p>
              </table:table-cell>
              <table:table-cell office:value-type="float" office:value="0.503695">
                <text:p>0.503695</text:p>
              </table:table-cell>
              <table:table-cell office:value-type="float" office:value="0.369513">
                <text:p>0.369513</text:p>
              </table:table-cell>
              <table:table-cell office:value-type="float" office:value="0.094189">
                <text:p>0.094189</text:p>
              </table:table-cell>
              <table:table-cell office:value-type="float" office:value="-0.217113">
                <text:p>-0.217113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503696">
                <text:p>-0.503696</text:p>
              </table:table-cell>
              <table:table-cell office:value-type="float" office:value="-0.369511">
                <text:p>-0.36951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187999">
                <text:p>-0.187999</text:p>
              </table:table-cell>
              <table:table-cell office:value-type="float" office:value="0.13948">
                <text:p>0.13948</text:p>
              </table:table-cell>
              <table:table-cell office:value-type="float" office:value="0.413683">
                <text:p>0.413683</text:p>
              </table:table-cell>
              <table:table-cell office:value-type="float" office:value="0.529874">
                <text:p>0.529874</text:p>
              </table:table-cell>
              <table:table-cell office:value-type="float" office:value="0.443669">
                <text:p>0.443669</text:p>
              </table:table-cell>
              <table:table-cell office:value-type="float" office:value="0.187999">
                <text:p>0.187999</text:p>
              </table:table-cell>
              <table:table-cell office:value-type="float" office:value="-0.13948">
                <text:p>-0.13948</text:p>
              </table:table-cell>
              <table:table-cell office:value-type="float" office:value="-0.413683">
                <text:p>-0.413683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4367">
                <text:p>-0.443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281074">
                <text:p>-0.281074</text:p>
              </table:table-cell>
              <table:table-cell office:value-type="float" office:value="0.061292">
                <text:p>0.061292</text:p>
              </table:table-cell>
              <table:table-cell office:value-type="float" office:value="0.380248">
                <text:p>0.380248</text:p>
              </table:table-cell>
              <table:table-cell office:value-type="float" office:value="0.553962">
                <text:p>0.553962</text:p>
              </table:table-cell>
              <table:table-cell office:value-type="float" office:value="0.516081">
                <text:p>0.516081</text:p>
              </table:table-cell>
              <table:table-cell office:value-type="float" office:value="0.281073">
                <text:p>0.281073</text:p>
              </table:table-cell>
              <table:table-cell office:value-type="float" office:value="-0.061293">
                <text:p>-0.061293</text:p>
              </table:table-cell>
              <table:table-cell office:value-type="float" office:value="-0.380248">
                <text:p>-0.380248</text:p>
              </table:table-cell>
              <table:table-cell office:value-type="float" office:value="-0.553962">
                <text:p>-0.553962</text:p>
              </table:table-cell>
              <table:table-cell office:value-type="float" office:value="-0.51608">
                <text:p>-0.516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373034">
                <text:p>-0.373034</text:p>
              </table:table-cell>
              <table:table-cell office:value-type="float" office:value="-0.017132">
                <text:p>-0.017132</text:p>
              </table:table-cell>
              <table:table-cell office:value-type="float" office:value="0.345314">
                <text:p>0.345314</text:p>
              </table:table-cell>
              <table:table-cell office:value-type="float" office:value="0.575863">
                <text:p>0.575863</text:p>
              </table:table-cell>
              <table:table-cell office:value-type="float" office:value="0.58645">
                <text:p>0.58645</text:p>
              </table:table-cell>
              <table:table-cell office:value-type="float" office:value="0.373034">
                <text:p>0.373034</text:p>
              </table:table-cell>
              <table:table-cell office:value-type="float" office:value="0.017132">
                <text:p>0.017132</text:p>
              </table:table-cell>
              <table:table-cell office:value-type="float" office:value="-0.345314">
                <text:p>-0.345314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586451">
                <text:p>-0.58645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463528">
                <text:p>-0.463528</text:p>
              </table:table-cell>
              <table:table-cell office:value-type="float" office:value="-0.095494">
                <text:p>-0.095494</text:p>
              </table:table-cell>
              <table:table-cell office:value-type="float" office:value="0.309016">
                <text:p>0.309016</text:p>
              </table:table-cell>
              <table:table-cell office:value-type="float" office:value="0.595492">
                <text:p>0.595492</text:p>
              </table:table-cell>
              <table:table-cell office:value-type="float" office:value="0.65451">
                <text:p>0.65451</text:p>
              </table:table-cell>
              <table:table-cell office:value-type="float" office:value="0.463526">
                <text:p>0.463526</text:p>
              </table:table-cell>
              <table:table-cell office:value-type="float" office:value="0.095493">
                <text:p>0.095493</text:p>
              </table:table-cell>
              <table:table-cell office:value-type="float" office:value="-0.309016">
                <text:p>-0.309016</text:p>
              </table:table-cell>
              <table:table-cell office:value-type="float" office:value="-0.595493">
                <text:p>-0.595493</text:p>
              </table:table-cell>
              <table:table-cell office:value-type="float" office:value="-0.654509">
                <text:p>-0.65450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552186">
                <text:p>-0.552186</text:p>
              </table:table-cell>
              <table:table-cell office:value-type="float" office:value="-0.173474">
                <text:p>-0.173474</text:p>
              </table:table-cell>
              <table:table-cell office:value-type="float" office:value="0.271499">
                <text:p>0.271499</text:p>
              </table:table-cell>
              <table:table-cell office:value-type="float" office:value="0.61277">
                <text:p>0.61277</text:p>
              </table:table-cell>
              <table:table-cell office:value-type="float" office:value="0.719982">
                <text:p>0.719982</text:p>
              </table:table-cell>
              <table:table-cell office:value-type="float" office:value="0.552186">
                <text:p>0.552186</text:p>
              </table:table-cell>
              <table:table-cell office:value-type="float" office:value="0.173474">
                <text:p>0.173474</text:p>
              </table:table-cell>
              <table:table-cell office:value-type="float" office:value="-0.271499">
                <text:p>-0.271499</text:p>
              </table:table-cell>
              <table:table-cell office:value-type="float" office:value="-0.61277">
                <text:p>-0.61277</text:p>
              </table:table-cell>
              <table:table-cell office:value-type="float" office:value="-0.719983">
                <text:p>-0.71998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638671">
                <text:p>-0.638671</text:p>
              </table:table-cell>
              <table:table-cell office:value-type="float" office:value="-0.250773">
                <text:p>-0.250773</text:p>
              </table:table-cell>
              <table:table-cell office:value-type="float" office:value="0.23291">
                <text:p>0.23291</text:p>
              </table:table-cell>
              <table:table-cell office:value-type="float" office:value="0.627631">
                <text:p>0.627631</text:p>
              </table:table-cell>
              <table:table-cell office:value-type="float" office:value="0.782618">
                <text:p>0.782618</text:p>
              </table:table-cell>
              <table:table-cell office:value-type="float" office:value="0.63867">
                <text:p>0.63867</text:p>
              </table:table-cell>
              <table:table-cell office:value-type="float" office:value="0.250774">
                <text:p>0.250774</text:p>
              </table:table-cell>
              <table:table-cell office:value-type="float" office:value="-0.23291">
                <text:p>-0.23291</text:p>
              </table:table-cell>
              <table:table-cell office:value-type="float" office:value="-0.627631">
                <text:p>-0.627631</text:p>
              </table:table-cell>
              <table:table-cell office:value-type="float" office:value="-0.782617">
                <text:p>-0.7826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722629">
                <text:p>-0.722629</text:p>
              </table:table-cell>
              <table:table-cell office:value-type="float" office:value="-0.32708">
                <text:p>-0.32708</text:p>
              </table:table-cell>
              <table:table-cell office:value-type="float" office:value="0.193403">
                <text:p>0.193403</text:p>
              </table:table-cell>
              <table:table-cell office:value-type="float" office:value="0.640014">
                <text:p>0.640014</text:p>
              </table:table-cell>
              <table:table-cell office:value-type="float" office:value="0.84216">
                <text:p>0.84216</text:p>
              </table:table-cell>
              <table:table-cell office:value-type="float" office:value="0.72263">
                <text:p>0.72263</text:p>
              </table:table-cell>
              <table:table-cell office:value-type="float" office:value="0.32708">
                <text:p>0.32708</text:p>
              </table:table-cell>
              <table:table-cell office:value-type="float" office:value="-0.193403">
                <text:p>-0.193403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84216">
                <text:p>-0.842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803742">
                <text:p>-0.803742</text:p>
              </table:table-cell>
              <table:table-cell office:value-type="float" office:value="-0.402099">
                <text:p>-0.402099</text:p>
              </table:table-cell>
              <table:table-cell office:value-type="float" office:value="0.153131">
                <text:p>0.153131</text:p>
              </table:table-cell>
              <table:table-cell office:value-type="float" office:value="0.649872">
                <text:p>0.649872</text:p>
              </table:table-cell>
              <table:table-cell office:value-type="float" office:value="0.898383">
                <text:p>0.898383</text:p>
              </table:table-cell>
              <table:table-cell office:value-type="float" office:value="0.803741">
                <text:p>0.803741</text:p>
              </table:table-cell>
              <table:table-cell office:value-type="float" office:value="0.402099">
                <text:p>0.402099</text:p>
              </table:table-cell>
              <table:table-cell office:value-type="float" office:value="-0.153131">
                <text:p>-0.153131</text:p>
              </table:table-cell>
              <table:table-cell office:value-type="float" office:value="-0.649871">
                <text:p>-0.649871</text:p>
              </table:table-cell>
              <table:table-cell office:value-type="float" office:value="-0.898382">
                <text:p>-0.89838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881677">
                <text:p>-0.881677</text:p>
              </table:table-cell>
              <table:table-cell office:value-type="float" office:value="-0.475528">
                <text:p>-0.475528</text:p>
              </table:table-cell>
              <table:table-cell office:value-type="float" office:value="0.112256">
                <text:p>0.112256</text:p>
              </table:table-cell>
              <table:table-cell office:value-type="float" office:value="0.657164">
                <text:p>0.657164</text:p>
              </table:table-cell>
              <table:table-cell office:value-type="float" office:value="0.951056">
                <text:p>0.951056</text:p>
              </table:table-cell>
              <table:table-cell office:value-type="float" office:value="0.881677">
                <text:p>0.881677</text:p>
              </table:table-cell>
              <table:table-cell office:value-type="float" office:value="0.475528">
                <text:p>0.475528</text:p>
              </table:table-cell>
              <table:table-cell office:value-type="float" office:value="-0.112256">
                <text:p>-0.112256</text:p>
              </table:table-cell>
              <table:table-cell office:value-type="float" office:value="-0.657165">
                <text:p>-0.657165</text:p>
              </table:table-cell>
              <table:table-cell office:value-type="float" office:value="-0.951057">
                <text:p>-0.9510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956137">
                <text:p>-0.956137</text:p>
              </table:table-cell>
              <table:table-cell office:value-type="float" office:value="-0.547083">
                <text:p>-0.547083</text:p>
              </table:table-cell>
              <table:table-cell office:value-type="float" office:value="0.070937">
                <text:p>0.070937</text:p>
              </table:table-cell>
              <table:table-cell office:value-type="float" office:value="0.661865">
                <text:p>0.661865</text:p>
              </table:table-cell>
              <table:table-cell office:value-type="float" office:value="0.99998">
                <text:p>0.99998</text:p>
              </table:table-cell>
              <table:table-cell office:value-type="float" office:value="0.956137">
                <text:p>0.956137</text:p>
              </table:table-cell>
              <table:table-cell office:value-type="float" office:value="0.547084">
                <text:p>0.547084</text:p>
              </table:table-cell>
              <table:table-cell office:value-type="float" office:value="-0.070937">
                <text:p>-0.070937</text:p>
              </table:table-cell>
              <table:table-cell office:value-type="float" office:value="-0.661863">
                <text:p>-0.661863</text:p>
              </table:table-cell>
              <table:table-cell office:value-type="float" office:value="-0.999979">
                <text:p>-0.99997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.02682">
                <text:p>-1.02682</text:p>
              </table:table-cell>
              <table:table-cell office:value-type="float" office:value="-0.616477">
                <text:p>-0.616477</text:p>
              </table:table-cell>
              <table:table-cell office:value-type="float" office:value="0.02934">
                <text:p>0.02934</text:p>
              </table:table-cell>
              <table:table-cell office:value-type="float" office:value="0.663951">
                <text:p>0.663951</text:p>
              </table:table-cell>
              <table:table-cell office:value-type="float" office:value="1.044953">
                <text:p>1.044953</text:p>
              </table:table-cell>
              <table:table-cell office:value-type="float" office:value="1.02682">
                <text:p>1.02682</text:p>
              </table:table-cell>
              <table:table-cell office:value-type="float" office:value="0.616477">
                <text:p>0.616477</text:p>
              </table:table-cell>
              <table:table-cell office:value-type="float" office:value="-0.029339">
                <text:p>-0.029339</text:p>
              </table:table-cell>
              <table:table-cell office:value-type="float" office:value="-0.663951">
                <text:p>-0.663951</text:p>
              </table:table-cell>
              <table:table-cell office:value-type="float" office:value="-1.044954">
                <text:p>-1.04495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.093454">
                <text:p>-1.093454</text:p>
              </table:table-cell>
              <table:table-cell office:value-type="float" office:value="-0.68344">
                <text:p>-0.68344</text:p>
              </table:table-cell>
              <table:table-cell office:value-type="float" office:value="-0.012376">
                <text:p>-0.012376</text:p>
              </table:table-cell>
              <table:table-cell office:value-type="float" office:value="0.663419">
                <text:p>0.663419</text:p>
              </table:table-cell>
              <table:table-cell office:value-type="float" office:value="1.085805">
                <text:p>1.085805</text:p>
              </table:table-cell>
              <table:table-cell office:value-type="float" office:value="1.093453">
                <text:p>1.093453</text:p>
              </table:table-cell>
              <table:table-cell office:value-type="float" office:value="0.68344">
                <text:p>0.68344</text:p>
              </table:table-cell>
              <table:table-cell office:value-type="float" office:value="0.012376">
                <text:p>0.012376</text:p>
              </table:table-cell>
              <table:table-cell office:value-type="float" office:value="-0.663418">
                <text:p>-0.663418</text:p>
              </table:table-cell>
              <table:table-cell office:value-type="float" office:value="-1.085806">
                <text:p>-1.08580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.155769">
                <text:p>-1.155769</text:p>
              </table:table-cell>
              <table:table-cell office:value-type="float" office:value="-0.747703">
                <text:p>-0.747703</text:p>
              </table:table-cell>
              <table:table-cell office:value-type="float" office:value="-0.05404">
                <text:p>-0.05404</text:p>
              </table:table-cell>
              <table:table-cell office:value-type="float" office:value="0.660266">
                <text:p>0.660266</text:p>
              </table:table-cell>
              <table:table-cell office:value-type="float" office:value="1.122371">
                <text:p>1.122371</text:p>
              </table:table-cell>
              <table:table-cell office:value-type="float" office:value="1.155769">
                <text:p>1.155769</text:p>
              </table:table-cell>
              <table:table-cell office:value-type="float" office:value="0.747703">
                <text:p>0.747703</text:p>
              </table:table-cell>
              <table:table-cell office:value-type="float" office:value="0.054041">
                <text:p>0.054041</text:p>
              </table:table-cell>
              <table:table-cell office:value-type="float" office:value="-0.660267">
                <text:p>-0.660267</text:p>
              </table:table-cell>
              <table:table-cell office:value-type="float" office:value="-1.122372">
                <text:p>-1.1223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809018">
                <text:p>-0.809018</text:p>
              </table:table-cell>
              <table:table-cell office:value-type="float" office:value="-0.095493">
                <text:p>-0.095493</text:p>
              </table:table-cell>
              <table:table-cell office:value-type="float" office:value="0.65451">
                <text:p>0.65451</text:p>
              </table:table-cell>
              <table:table-cell office:value-type="float" office:value="1.154508">
                <text:p>1.154508</text:p>
              </table:table-cell>
              <table:table-cell office:value-type="float" office:value="1.213526">
                <text:p>1.213526</text:p>
              </table:table-cell>
              <table:table-cell office:value-type="float" office:value="0.809018">
                <text:p>0.809018</text:p>
              </table:table-cell>
              <table:table-cell office:value-type="float" office:value="0.095493">
                <text:p>0.095493</text:p>
              </table:table-cell>
              <table:table-cell office:value-type="float" office:value="-0.654509">
                <text:p>-0.654509</text:p>
              </table:table-cell>
              <table:table-cell office:value-type="float" office:value="-1.154509">
                <text:p>-1.15450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.266491">
                <text:p>-1.266491</text:p>
              </table:table-cell>
              <table:table-cell office:value-type="float" office:value="-0.867138">
                <text:p>-0.867138</text:p>
              </table:table-cell>
              <table:table-cell office:value-type="float" office:value="-0.136567">
                <text:p>-0.136567</text:p>
              </table:table-cell>
              <table:table-cell office:value-type="float" office:value="0.646169">
                <text:p>0.646169</text:p>
              </table:table-cell>
              <table:table-cell office:value-type="float" office:value="1.182089">
                <text:p>1.182089</text:p>
              </table:table-cell>
              <table:table-cell office:value-type="float" office:value="1.266491">
                <text:p>1.266491</text:p>
              </table:table-cell>
              <table:table-cell office:value-type="float" office:value="0.867138">
                <text:p>0.867138</text:p>
              </table:table-cell>
              <table:table-cell office:value-type="float" office:value="0.136568">
                <text:p>0.136568</text:p>
              </table:table-cell>
              <table:table-cell office:value-type="float" office:value="-0.64617">
                <text:p>-0.64617</text:p>
              </table:table-cell>
              <table:table-cell office:value-type="float" office:value="-1.18209">
                <text:p>-1.1820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.31446">
                <text:p>-1.31446</text:p>
              </table:table-cell>
              <table:table-cell office:value-type="float" office:value="-0.921838">
                <text:p>-0.921838</text:p>
              </table:table-cell>
              <table:table-cell office:value-type="float" office:value="-0.177105">
                <text:p>-0.177105</text:p>
              </table:table-cell>
              <table:table-cell office:value-type="float" office:value="0.63528">
                <text:p>0.63528</text:p>
              </table:table-cell>
              <table:table-cell office:value-type="float" office:value="1.205004">
                <text:p>1.205004</text:p>
              </table:table-cell>
              <table:table-cell office:value-type="float" office:value="1.31446">
                <text:p>1.31446</text:p>
              </table:table-cell>
              <table:table-cell office:value-type="float" office:value="0.921838">
                <text:p>0.921838</text:p>
              </table:table-cell>
              <table:table-cell office:value-type="float" office:value="0.177104">
                <text:p>0.177104</text:p>
              </table:table-cell>
              <table:table-cell office:value-type="float" office:value="-0.635279">
                <text:p>-0.635279</text:p>
              </table:table-cell>
              <table:table-cell office:value-type="float" office:value="-1.205005">
                <text:p>-1.2050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.35724">
                <text:p>-1.35724</text:p>
              </table:table-cell>
              <table:table-cell office:value-type="float" office:value="-0.972897">
                <text:p>-0.972897</text:p>
              </table:table-cell>
              <table:table-cell office:value-type="float" office:value="-0.216941">
                <text:p>-0.216941</text:p>
              </table:table-cell>
              <table:table-cell office:value-type="float" office:value="0.621882">
                <text:p>0.621882</text:p>
              </table:table-cell>
              <table:table-cell office:value-type="float" office:value="1.223164">
                <text:p>1.223164</text:p>
              </table:table-cell>
              <table:table-cell office:value-type="float" office:value="1.35724">
                <text:p>1.35724</text:p>
              </table:table-cell>
              <table:table-cell office:value-type="float" office:value="0.972897">
                <text:p>0.972897</text:p>
              </table:table-cell>
              <table:table-cell office:value-type="float" office:value="0.216942">
                <text:p>0.216942</text:p>
              </table:table-cell>
              <table:table-cell office:value-type="float" office:value="-0.621882">
                <text:p>-0.621882</text:p>
              </table:table-cell>
              <table:table-cell office:value-type="float" office:value="-1.223165">
                <text:p>-1.22316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020119">
                <text:p>-1.020119</text:p>
              </table:table-cell>
              <table:table-cell office:value-type="float" office:value="-0.255923">
                <text:p>-0.255923</text:p>
              </table:table-cell>
              <table:table-cell office:value-type="float" office:value="0.606031">
                <text:p>0.606031</text:p>
              </table:table-cell>
              <table:table-cell office:value-type="float" office:value="1.236496">
                <text:p>1.236496</text:p>
              </table:table-cell>
              <table:table-cell office:value-type="float" office:value="1.394665">
                <text:p>1.394665</text:p>
              </table:table-cell>
              <table:table-cell office:value-type="float" office:value="1.020119">
                <text:p>1.020119</text:p>
              </table:table-cell>
              <table:table-cell office:value-type="float" office:value="0.255923">
                <text:p>0.255923</text:p>
              </table:table-cell>
              <table:table-cell office:value-type="float" office:value="-0.60603">
                <text:p>-0.60603</text:p>
              </table:table-cell>
              <table:table-cell office:value-type="float" office:value="-1.236497">
                <text:p>-1.23649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063313">
                <text:p>-1.063313</text:p>
              </table:table-cell>
              <table:table-cell office:value-type="float" office:value="-0.293893">
                <text:p>-0.293893</text:p>
              </table:table-cell>
              <table:table-cell office:value-type="float" office:value="0.587787">
                <text:p>0.587787</text:p>
              </table:table-cell>
              <table:table-cell office:value-type="float" office:value="1.24495">
                <text:p>1.24495</text:p>
              </table:table-cell>
              <table:table-cell office:value-type="float" office:value="1.426584">
                <text:p>1.426584</text:p>
              </table:table-cell>
              <table:table-cell office:value-type="float" office:value="1.063314">
                <text:p>1.063314</text:p>
              </table:table-cell>
              <table:table-cell office:value-type="float" office:value="0.293894">
                <text:p>0.293894</text:p>
              </table:table-cell>
              <table:table-cell office:value-type="float" office:value="-0.587788">
                <text:p>-0.587788</text:p>
              </table:table-cell>
              <table:table-cell office:value-type="float" office:value="-1.24495">
                <text:p>-1.244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102313">
                <text:p>-1.102313</text:p>
              </table:table-cell>
              <table:table-cell office:value-type="float" office:value="-0.330706">
                <text:p>-0.330706</text:p>
              </table:table-cell>
              <table:table-cell office:value-type="float" office:value="0.567225">
                <text:p>0.567225</text:p>
              </table:table-cell>
              <table:table-cell office:value-type="float" office:value="1.248489">
                <text:p>1.248489</text:p>
              </table:table-cell>
              <table:table-cell office:value-type="float" office:value="1.452875">
                <text:p>1.452875</text:p>
              </table:table-cell>
              <table:table-cell office:value-type="float" office:value="1.102313">
                <text:p>1.102313</text:p>
              </table:table-cell>
              <table:table-cell office:value-type="float" office:value="0.330705">
                <text:p>0.330705</text:p>
              </table:table-cell>
              <table:table-cell office:value-type="float" office:value="-0.567223">
                <text:p>-0.567223</text:p>
              </table:table-cell>
              <table:table-cell office:value-type="float" office:value="-1.248489">
                <text:p>-1.24848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13696">
                <text:p>-1.13696</text:p>
              </table:table-cell>
              <table:table-cell office:value-type="float" office:value="-0.36621">
                <text:p>-0.36621</text:p>
              </table:table-cell>
              <table:table-cell office:value-type="float" office:value="0.544422">
                <text:p>0.544422</text:p>
              </table:table-cell>
              <table:table-cell office:value-type="float" office:value="1.247101">
                <text:p>1.247101</text:p>
              </table:table-cell>
              <table:table-cell office:value-type="float" office:value="1.473431">
                <text:p>1.473431</text:p>
              </table:table-cell>
              <table:table-cell office:value-type="float" office:value="1.136961">
                <text:p>1.136961</text:p>
              </table:table-cell>
              <table:table-cell office:value-type="float" office:value="0.366211">
                <text:p>0.366211</text:p>
              </table:table-cell>
              <table:table-cell office:value-type="float" office:value="-0.544423">
                <text:p>-0.544423</text:p>
              </table:table-cell>
              <table:table-cell office:value-type="float" office:value="-1.247102">
                <text:p>-1.24710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167123">
                <text:p>-1.167123</text:p>
              </table:table-cell>
              <table:table-cell office:value-type="float" office:value="-0.400273">
                <text:p>-0.400273</text:p>
              </table:table-cell>
              <table:table-cell office:value-type="float" office:value="0.519471">
                <text:p>0.519471</text:p>
              </table:table-cell>
              <table:table-cell office:value-type="float" office:value="1.240791">
                <text:p>1.240791</text:p>
              </table:table-cell>
              <table:table-cell office:value-type="float" office:value="1.488172">
                <text:p>1.488172</text:p>
              </table:table-cell>
              <table:table-cell office:value-type="float" office:value="1.167122">
                <text:p>1.167122</text:p>
              </table:table-cell>
              <table:table-cell office:value-type="float" office:value="0.400272">
                <text:p>0.400272</text:p>
              </table:table-cell>
              <table:table-cell office:value-type="float" office:value="-0.519471">
                <text:p>-0.519471</text:p>
              </table:table-cell>
              <table:table-cell office:value-type="float" office:value="-1.240792">
                <text:p>-1.2407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.49704">
                <text:p>-1.49704</text:p>
              </table:table-cell>
              <table:table-cell office:value-type="float" office:value="-1.192677">
                <text:p>-1.192677</text:p>
              </table:table-cell>
              <table:table-cell office:value-type="float" office:value="-0.432754">
                <text:p>-0.432754</text:p>
              </table:table-cell>
              <table:table-cell office:value-type="float" office:value="0.492472">
                <text:p>0.492472</text:p>
              </table:table-cell>
              <table:table-cell office:value-type="float" office:value="1.229586">
                <text:p>1.229586</text:p>
              </table:table-cell>
              <table:table-cell office:value-type="float" office:value="1.49704">
                <text:p>1.49704</text:p>
              </table:table-cell>
              <table:table-cell office:value-type="float" office:value="1.192678">
                <text:p>1.192678</text:p>
              </table:table-cell>
              <table:table-cell office:value-type="float" office:value="0.432753">
                <text:p>0.432753</text:p>
              </table:table-cell>
              <table:table-cell office:value-type="float" office:value="-0.492472">
                <text:p>-0.492472</text:p>
              </table:table-cell>
              <table:table-cell office:value-type="float" office:value="-1.229585">
                <text:p>-1.22958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.5">
                <text:p>-1.5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463527">
                <text:p>-0.463527</text:p>
              </table:table-cell>
              <table:table-cell office:value-type="float" office:value="0.463526">
                <text:p>0.463526</text:p>
              </table:table-cell>
              <table:table-cell office:value-type="float" office:value="1.213526">
                <text:p>1.213526</text:p>
              </table:table-cell>
              <table:table-cell office:value-type="float" office:value="1.5">
                <text:p>1.5</text:p>
              </table:table-cell>
              <table:table-cell office:value-type="float" office:value="1.213526">
                <text:p>1.213526</text:p>
              </table:table-cell>
              <table:table-cell office:value-type="float" office:value="0.463526">
                <text:p>0.463526</text:p>
              </table:table-cell>
              <table:table-cell office:value-type="float" office:value="-0.463527">
                <text:p>-0.463527</text:p>
              </table:table-cell>
              <table:table-cell office:value-type="float" office:value="-1.213526">
                <text:p>-1.2135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.49704">
                <text:p>-1.49704</text:p>
              </table:table-cell>
              <table:table-cell office:value-type="float" office:value="-1.229586">
                <text:p>-1.229586</text:p>
              </table:table-cell>
              <table:table-cell office:value-type="float" office:value="-0.492472">
                <text:p>-0.492472</text:p>
              </table:table-cell>
              <table:table-cell office:value-type="float" office:value="0.432754">
                <text:p>0.432754</text:p>
              </table:table-cell>
              <table:table-cell office:value-type="float" office:value="1.192678">
                <text:p>1.192678</text:p>
              </table:table-cell>
              <table:table-cell office:value-type="float" office:value="1.49704">
                <text:p>1.49704</text:p>
              </table:table-cell>
              <table:table-cell office:value-type="float" office:value="1.229586">
                <text:p>1.229586</text:p>
              </table:table-cell>
              <table:table-cell office:value-type="float" office:value="0.492472">
                <text:p>0.492472</text:p>
              </table:table-cell>
              <table:table-cell office:value-type="float" office:value="-0.432752">
                <text:p>-0.432752</text:p>
              </table:table-cell>
              <table:table-cell office:value-type="float" office:value="-1.192677">
                <text:p>-1.19267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240792">
                <text:p>-1.240792</text:p>
              </table:table-cell>
              <table:table-cell office:value-type="float" office:value="-0.519471">
                <text:p>-0.519471</text:p>
              </table:table-cell>
              <table:table-cell office:value-type="float" office:value="0.400272">
                <text:p>0.400272</text:p>
              </table:table-cell>
              <table:table-cell office:value-type="float" office:value="1.167122">
                <text:p>1.167122</text:p>
              </table:table-cell>
              <table:table-cell office:value-type="float" office:value="1.488172">
                <text:p>1.488172</text:p>
              </table:table-cell>
              <table:table-cell office:value-type="float" office:value="1.240791">
                <text:p>1.240791</text:p>
              </table:table-cell>
              <table:table-cell office:value-type="float" office:value="0.519472">
                <text:p>0.519472</text:p>
              </table:table-cell>
              <table:table-cell office:value-type="float" office:value="-0.400273">
                <text:p>-0.400273</text:p>
              </table:table-cell>
              <table:table-cell office:value-type="float" office:value="-1.167123">
                <text:p>-1.16712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.47343">
                <text:p>-1.47343</text:p>
              </table:table-cell>
              <table:table-cell office:value-type="float" office:value="-1.247102">
                <text:p>-1.247102</text:p>
              </table:table-cell>
              <table:table-cell office:value-type="float" office:value="-0.544423">
                <text:p>-0.544423</text:p>
              </table:table-cell>
              <table:table-cell office:value-type="float" office:value="0.366211">
                <text:p>0.366211</text:p>
              </table:table-cell>
              <table:table-cell office:value-type="float" office:value="1.136961">
                <text:p>1.136961</text:p>
              </table:table-cell>
              <table:table-cell office:value-type="float" office:value="1.473431">
                <text:p>1.473431</text:p>
              </table:table-cell>
              <table:table-cell office:value-type="float" office:value="1.247101">
                <text:p>1.247101</text:p>
              </table:table-cell>
              <table:table-cell office:value-type="float" office:value="0.544422">
                <text:p>0.544422</text:p>
              </table:table-cell>
              <table:table-cell office:value-type="float" office:value="-0.36621">
                <text:p>-0.36621</text:p>
              </table:table-cell>
              <table:table-cell office:value-type="float" office:value="-1.13696">
                <text:p>-1.1369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248489">
                <text:p>-1.248489</text:p>
              </table:table-cell>
              <table:table-cell office:value-type="float" office:value="-0.567223">
                <text:p>-0.567223</text:p>
              </table:table-cell>
              <table:table-cell office:value-type="float" office:value="0.330705">
                <text:p>0.330705</text:p>
              </table:table-cell>
              <table:table-cell office:value-type="float" office:value="1.102313">
                <text:p>1.102313</text:p>
              </table:table-cell>
              <table:table-cell office:value-type="float" office:value="1.452875">
                <text:p>1.452875</text:p>
              </table:table-cell>
              <table:table-cell office:value-type="float" office:value="1.248488">
                <text:p>1.248488</text:p>
              </table:table-cell>
              <table:table-cell office:value-type="float" office:value="0.567224">
                <text:p>0.567224</text:p>
              </table:table-cell>
              <table:table-cell office:value-type="float" office:value="-0.330706">
                <text:p>-0.330706</text:p>
              </table:table-cell>
              <table:table-cell office:value-type="float" office:value="-1.102313">
                <text:p>-1.10231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24495">
                <text:p>-1.24495</text:p>
              </table:table-cell>
              <table:table-cell office:value-type="float" office:value="-0.587787">
                <text:p>-0.587787</text:p>
              </table:table-cell>
              <table:table-cell office:value-type="float" office:value="0.293894">
                <text:p>0.293894</text:p>
              </table:table-cell>
              <table:table-cell office:value-type="float" office:value="1.063313">
                <text:p>1.063313</text:p>
              </table:table-cell>
              <table:table-cell office:value-type="float" office:value="1.426584">
                <text:p>1.426584</text:p>
              </table:table-cell>
              <table:table-cell office:value-type="float" office:value="1.244949">
                <text:p>1.244949</text:p>
              </table:table-cell>
              <table:table-cell office:value-type="float" office:value="0.587787">
                <text:p>0.587787</text:p>
              </table:table-cell>
              <table:table-cell office:value-type="float" office:value="-0.293893">
                <text:p>-0.293893</text:p>
              </table:table-cell>
              <table:table-cell office:value-type="float" office:value="-1.063313">
                <text:p>-1.0633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236497">
                <text:p>-1.236497</text:p>
              </table:table-cell>
              <table:table-cell office:value-type="float" office:value="-0.60603">
                <text:p>-0.60603</text:p>
              </table:table-cell>
              <table:table-cell office:value-type="float" office:value="0.255923">
                <text:p>0.255923</text:p>
              </table:table-cell>
              <table:table-cell office:value-type="float" office:value="1.020119">
                <text:p>1.020119</text:p>
              </table:table-cell>
              <table:table-cell office:value-type="float" office:value="1.394665">
                <text:p>1.394665</text:p>
              </table:table-cell>
              <table:table-cell office:value-type="float" office:value="1.236496">
                <text:p>1.236496</text:p>
              </table:table-cell>
              <table:table-cell office:value-type="float" office:value="0.606031">
                <text:p>0.606031</text:p>
              </table:table-cell>
              <table:table-cell office:value-type="float" office:value="-0.255923">
                <text:p>-0.255923</text:p>
              </table:table-cell>
              <table:table-cell office:value-type="float" office:value="-1.020119">
                <text:p>-1.0201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.357239">
                <text:p>-1.357239</text:p>
              </table:table-cell>
              <table:table-cell office:value-type="float" office:value="-1.223165">
                <text:p>-1.223165</text:p>
              </table:table-cell>
              <table:table-cell office:value-type="float" office:value="-0.621882">
                <text:p>-0.621882</text:p>
              </table:table-cell>
              <table:table-cell office:value-type="float" office:value="0.216942">
                <text:p>0.216942</text:p>
              </table:table-cell>
              <table:table-cell office:value-type="float" office:value="0.972897">
                <text:p>0.972897</text:p>
              </table:table-cell>
              <table:table-cell office:value-type="float" office:value="1.35724">
                <text:p>1.35724</text:p>
              </table:table-cell>
              <table:table-cell office:value-type="float" office:value="1.223164">
                <text:p>1.223164</text:p>
              </table:table-cell>
              <table:table-cell office:value-type="float" office:value="0.621882">
                <text:p>0.621882</text:p>
              </table:table-cell>
              <table:table-cell office:value-type="float" office:value="-0.216941">
                <text:p>-0.216941</text:p>
              </table:table-cell>
              <table:table-cell office:value-type="float" office:value="-0.972897">
                <text:p>-0.9728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.314461">
                <text:p>-1.314461</text:p>
              </table:table-cell>
              <table:table-cell office:value-type="float" office:value="-1.205005">
                <text:p>-1.205005</text:p>
              </table:table-cell>
              <table:table-cell office:value-type="float" office:value="-0.635279">
                <text:p>-0.635279</text:p>
              </table:table-cell>
              <table:table-cell office:value-type="float" office:value="0.177105">
                <text:p>0.177105</text:p>
              </table:table-cell>
              <table:table-cell office:value-type="float" office:value="0.921838">
                <text:p>0.921838</text:p>
              </table:table-cell>
              <table:table-cell office:value-type="float" office:value="1.31446">
                <text:p>1.31446</text:p>
              </table:table-cell>
              <table:table-cell office:value-type="float" office:value="1.205004">
                <text:p>1.205004</text:p>
              </table:table-cell>
              <table:table-cell office:value-type="float" office:value="0.63528">
                <text:p>0.63528</text:p>
              </table:table-cell>
              <table:table-cell office:value-type="float" office:value="-0.177105">
                <text:p>-0.177105</text:p>
              </table:table-cell>
              <table:table-cell office:value-type="float" office:value="-0.921838">
                <text:p>-0.9218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.266491">
                <text:p>-1.266491</text:p>
              </table:table-cell>
              <table:table-cell office:value-type="float" office:value="-1.182089">
                <text:p>-1.182089</text:p>
              </table:table-cell>
              <table:table-cell office:value-type="float" office:value="-0.64617">
                <text:p>-0.64617</text:p>
              </table:table-cell>
              <table:table-cell office:value-type="float" office:value="0.136568">
                <text:p>0.136568</text:p>
              </table:table-cell>
              <table:table-cell office:value-type="float" office:value="0.867138">
                <text:p>0.867138</text:p>
              </table:table-cell>
              <table:table-cell office:value-type="float" office:value="1.266491">
                <text:p>1.266491</text:p>
              </table:table-cell>
              <table:table-cell office:value-type="float" office:value="1.182089">
                <text:p>1.182089</text:p>
              </table:table-cell>
              <table:table-cell office:value-type="float" office:value="0.646169">
                <text:p>0.646169</text:p>
              </table:table-cell>
              <table:table-cell office:value-type="float" office:value="-0.136567">
                <text:p>-0.136567</text:p>
              </table:table-cell>
              <table:table-cell office:value-type="float" office:value="-0.867138">
                <text:p>-0.86713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.213526">
                <text:p>-1.213526</text:p>
              </table:table-cell>
              <table:table-cell office:value-type="float" office:value="-1.154509">
                <text:p>-1.154509</text:p>
              </table:table-cell>
              <table:table-cell office:value-type="float" office:value="-0.654509">
                <text:p>-0.654509</text:p>
              </table:table-cell>
              <table:table-cell office:value-type="float" office:value="0.095493">
                <text:p>0.095493</text:p>
              </table:table-cell>
              <table:table-cell office:value-type="float" office:value="0.809018">
                <text:p>0.809018</text:p>
              </table:table-cell>
              <table:table-cell office:value-type="float" office:value="1.213526">
                <text:p>1.213526</text:p>
              </table:table-cell>
              <table:table-cell office:value-type="float" office:value="1.154508">
                <text:p>1.154508</text:p>
              </table:table-cell>
              <table:table-cell office:value-type="float" office:value="0.65451">
                <text:p>0.65451</text:p>
              </table:table-cell>
              <table:table-cell office:value-type="float" office:value="-0.095494">
                <text:p>-0.095494</text:p>
              </table:table-cell>
              <table:table-cell office:value-type="float" office:value="-0.809018">
                <text:p>-0.8090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.15577">
                <text:p>-1.15577</text:p>
              </table:table-cell>
              <table:table-cell office:value-type="float" office:value="-1.122372">
                <text:p>-1.122372</text:p>
              </table:table-cell>
              <table:table-cell office:value-type="float" office:value="-0.660267">
                <text:p>-0.660267</text:p>
              </table:table-cell>
              <table:table-cell office:value-type="float" office:value="0.054041">
                <text:p>0.054041</text:p>
              </table:table-cell>
              <table:table-cell office:value-type="float" office:value="0.747703">
                <text:p>0.747703</text:p>
              </table:table-cell>
              <table:table-cell office:value-type="float" office:value="1.155769">
                <text:p>1.155769</text:p>
              </table:table-cell>
              <table:table-cell office:value-type="float" office:value="1.122371">
                <text:p>1.122371</text:p>
              </table:table-cell>
              <table:table-cell office:value-type="float" office:value="0.660266">
                <text:p>0.660266</text:p>
              </table:table-cell>
              <table:table-cell office:value-type="float" office:value="-0.05404">
                <text:p>-0.05404</text:p>
              </table:table-cell>
              <table:table-cell office:value-type="float" office:value="-0.747703">
                <text:p>-0.74770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.093454">
                <text:p>-1.093454</text:p>
              </table:table-cell>
              <table:table-cell office:value-type="float" office:value="-1.085806">
                <text:p>-1.085806</text:p>
              </table:table-cell>
              <table:table-cell office:value-type="float" office:value="-0.663417">
                <text:p>-0.663417</text:p>
              </table:table-cell>
              <table:table-cell office:value-type="float" office:value="0.012376">
                <text:p>0.012376</text:p>
              </table:table-cell>
              <table:table-cell office:value-type="float" office:value="0.68344">
                <text:p>0.68344</text:p>
              </table:table-cell>
              <table:table-cell office:value-type="float" office:value="1.093453">
                <text:p>1.093453</text:p>
              </table:table-cell>
              <table:table-cell office:value-type="float" office:value="1.085807">
                <text:p>1.085807</text:p>
              </table:table-cell>
              <table:table-cell office:value-type="float" office:value="0.663419">
                <text:p>0.663419</text:p>
              </table:table-cell>
              <table:table-cell office:value-type="float" office:value="-0.012376">
                <text:p>-0.012376</text:p>
              </table:table-cell>
              <table:table-cell office:value-type="float" office:value="-0.68344">
                <text:p>-0.683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.02682">
                <text:p>-1.02682</text:p>
              </table:table-cell>
              <table:table-cell office:value-type="float" office:value="-1.044954">
                <text:p>-1.044954</text:p>
              </table:table-cell>
              <table:table-cell office:value-type="float" office:value="-0.663951">
                <text:p>-0.663951</text:p>
              </table:table-cell>
              <table:table-cell office:value-type="float" office:value="-0.029339">
                <text:p>-0.029339</text:p>
              </table:table-cell>
              <table:table-cell office:value-type="float" office:value="0.616477">
                <text:p>0.616477</text:p>
              </table:table-cell>
              <table:table-cell office:value-type="float" office:value="1.02682">
                <text:p>1.02682</text:p>
              </table:table-cell>
              <table:table-cell office:value-type="float" office:value="1.044953">
                <text:p>1.044953</text:p>
              </table:table-cell>
              <table:table-cell office:value-type="float" office:value="0.663951">
                <text:p>0.663951</text:p>
              </table:table-cell>
              <table:table-cell office:value-type="float" office:value="0.029339">
                <text:p>0.029339</text:p>
              </table:table-cell>
              <table:table-cell office:value-type="float" office:value="-0.616477">
                <text:p>-0.61647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956137">
                <text:p>-0.956137</text:p>
              </table:table-cell>
              <table:table-cell office:value-type="float" office:value="-0.999979">
                <text:p>-0.999979</text:p>
              </table:table-cell>
              <table:table-cell office:value-type="float" office:value="-0.661863">
                <text:p>-0.661863</text:p>
              </table:table-cell>
              <table:table-cell office:value-type="float" office:value="-0.070937">
                <text:p>-0.070937</text:p>
              </table:table-cell>
              <table:table-cell office:value-type="float" office:value="0.547083">
                <text:p>0.547083</text:p>
              </table:table-cell>
              <table:table-cell office:value-type="float" office:value="0.956136">
                <text:p>0.956136</text:p>
              </table:table-cell>
              <table:table-cell office:value-type="float" office:value="0.99998">
                <text:p>0.99998</text:p>
              </table:table-cell>
              <table:table-cell office:value-type="float" office:value="0.661864">
                <text:p>0.661864</text:p>
              </table:table-cell>
              <table:table-cell office:value-type="float" office:value="0.070937">
                <text:p>0.070937</text:p>
              </table:table-cell>
              <table:table-cell office:value-type="float" office:value="-0.547083">
                <text:p>-0.54708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881678">
                <text:p>-0.881678</text:p>
              </table:table-cell>
              <table:table-cell office:value-type="float" office:value="-0.951056">
                <text:p>-0.951056</text:p>
              </table:table-cell>
              <table:table-cell office:value-type="float" office:value="-0.657165">
                <text:p>-0.657165</text:p>
              </table:table-cell>
              <table:table-cell office:value-type="float" office:value="-0.112257">
                <text:p>-0.112257</text:p>
              </table:table-cell>
              <table:table-cell office:value-type="float" office:value="0.475528">
                <text:p>0.475528</text:p>
              </table:table-cell>
              <table:table-cell office:value-type="float" office:value="0.881677">
                <text:p>0.881677</text:p>
              </table:table-cell>
              <table:table-cell office:value-type="float" office:value="0.951056">
                <text:p>0.951056</text:p>
              </table:table-cell>
              <table:table-cell office:value-type="float" office:value="0.657164">
                <text:p>0.657164</text:p>
              </table:table-cell>
              <table:table-cell office:value-type="float" office:value="0.112256">
                <text:p>0.112256</text:p>
              </table:table-cell>
              <table:table-cell office:value-type="float" office:value="-0.475528">
                <text:p>-0.4755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803741">
                <text:p>-0.803741</text:p>
              </table:table-cell>
              <table:table-cell office:value-type="float" office:value="-0.898382">
                <text:p>-0.898382</text:p>
              </table:table-cell>
              <table:table-cell office:value-type="float" office:value="-0.649871">
                <text:p>-0.649871</text:p>
              </table:table-cell>
              <table:table-cell office:value-type="float" office:value="-0.153131">
                <text:p>-0.153131</text:p>
              </table:table-cell>
              <table:table-cell office:value-type="float" office:value="0.402099">
                <text:p>0.402099</text:p>
              </table:table-cell>
              <table:table-cell office:value-type="float" office:value="0.803741">
                <text:p>0.803741</text:p>
              </table:table-cell>
              <table:table-cell office:value-type="float" office:value="0.898383">
                <text:p>0.898383</text:p>
              </table:table-cell>
              <table:table-cell office:value-type="float" office:value="0.649872">
                <text:p>0.649872</text:p>
              </table:table-cell>
              <table:table-cell office:value-type="float" office:value="0.153131">
                <text:p>0.153131</text:p>
              </table:table-cell>
              <table:table-cell office:value-type="float" office:value="-0.402099">
                <text:p>-0.40209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72263">
                <text:p>-0.72263</text:p>
              </table:table-cell>
              <table:table-cell office:value-type="float" office:value="-0.84216">
                <text:p>-0.84216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193403">
                <text:p>-0.193403</text:p>
              </table:table-cell>
              <table:table-cell office:value-type="float" office:value="0.32708">
                <text:p>0.32708</text:p>
              </table:table-cell>
              <table:table-cell office:value-type="float" office:value="0.72263">
                <text:p>0.72263</text:p>
              </table:table-cell>
              <table:table-cell office:value-type="float" office:value="0.84216">
                <text:p>0.84216</text:p>
              </table:table-cell>
              <table:table-cell office:value-type="float" office:value="0.640014">
                <text:p>0.640014</text:p>
              </table:table-cell>
              <table:table-cell office:value-type="float" office:value="0.193403">
                <text:p>0.193403</text:p>
              </table:table-cell>
              <table:table-cell office:value-type="float" office:value="-0.32708">
                <text:p>-0.3270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63867">
                <text:p>-0.63867</text:p>
              </table:table-cell>
              <table:table-cell office:value-type="float" office:value="-0.782616">
                <text:p>-0.782616</text:p>
              </table:table-cell>
              <table:table-cell office:value-type="float" office:value="-0.627632">
                <text:p>-0.627632</text:p>
              </table:table-cell>
              <table:table-cell office:value-type="float" office:value="-0.23291">
                <text:p>-0.23291</text:p>
              </table:table-cell>
              <table:table-cell office:value-type="float" office:value="0.250774">
                <text:p>0.250774</text:p>
              </table:table-cell>
              <table:table-cell office:value-type="float" office:value="0.63867">
                <text:p>0.63867</text:p>
              </table:table-cell>
              <table:table-cell office:value-type="float" office:value="0.782618">
                <text:p>0.782618</text:p>
              </table:table-cell>
              <table:table-cell office:value-type="float" office:value="0.627631">
                <text:p>0.627631</text:p>
              </table:table-cell>
              <table:table-cell office:value-type="float" office:value="0.23291">
                <text:p>0.23291</text:p>
              </table:table-cell>
              <table:table-cell office:value-type="float" office:value="-0.250774">
                <text:p>-0.2507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552187">
                <text:p>-0.552187</text:p>
              </table:table-cell>
              <table:table-cell office:value-type="float" office:value="-0.719983">
                <text:p>-0.719983</text:p>
              </table:table-cell>
              <table:table-cell office:value-type="float" office:value="-0.61277">
                <text:p>-0.61277</text:p>
              </table:table-cell>
              <table:table-cell office:value-type="float" office:value="-0.271499">
                <text:p>-0.271499</text:p>
              </table:table-cell>
              <table:table-cell office:value-type="float" office:value="0.173474">
                <text:p>0.173474</text:p>
              </table:table-cell>
              <table:table-cell office:value-type="float" office:value="0.552186">
                <text:p>0.552186</text:p>
              </table:table-cell>
              <table:table-cell office:value-type="float" office:value="0.719982">
                <text:p>0.719982</text:p>
              </table:table-cell>
              <table:table-cell office:value-type="float" office:value="0.612771">
                <text:p>0.612771</text:p>
              </table:table-cell>
              <table:table-cell office:value-type="float" office:value="0.271499">
                <text:p>0.271499</text:p>
              </table:table-cell>
              <table:table-cell office:value-type="float" office:value="-0.173474">
                <text:p>-0.1734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463527">
                <text:p>-0.463527</text:p>
              </table:table-cell>
              <table:table-cell office:value-type="float" office:value="-0.654509">
                <text:p>-0.654509</text:p>
              </table:table-cell>
              <table:table-cell office:value-type="float" office:value="-0.595493">
                <text:p>-0.595493</text:p>
              </table:table-cell>
              <table:table-cell office:value-type="float" office:value="-0.309016">
                <text:p>-0.309016</text:p>
              </table:table-cell>
              <table:table-cell office:value-type="float" office:value="0.095493">
                <text:p>0.095493</text:p>
              </table:table-cell>
              <table:table-cell office:value-type="float" office:value="0.463526">
                <text:p>0.463526</text:p>
              </table:table-cell>
              <table:table-cell office:value-type="float" office:value="0.65451">
                <text:p>0.65451</text:p>
              </table:table-cell>
              <table:table-cell office:value-type="float" office:value="0.595492">
                <text:p>0.595492</text:p>
              </table:table-cell>
              <table:table-cell office:value-type="float" office:value="0.309016">
                <text:p>0.309016</text:p>
              </table:table-cell>
              <table:table-cell office:value-type="float" office:value="-0.095494">
                <text:p>-0.09549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373035">
                <text:p>-0.373035</text:p>
              </table:table-cell>
              <table:table-cell office:value-type="float" office:value="-0.586451">
                <text:p>-0.586451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345314">
                <text:p>-0.345314</text:p>
              </table:table-cell>
              <table:table-cell office:value-type="float" office:value="0.017132">
                <text:p>0.017132</text:p>
              </table:table-cell>
              <table:table-cell office:value-type="float" office:value="0.373034">
                <text:p>0.373034</text:p>
              </table:table-cell>
              <table:table-cell office:value-type="float" office:value="0.58645">
                <text:p>0.58645</text:p>
              </table:table-cell>
              <table:table-cell office:value-type="float" office:value="0.575863">
                <text:p>0.575863</text:p>
              </table:table-cell>
              <table:table-cell office:value-type="float" office:value="0.345314">
                <text:p>0.345314</text:p>
              </table:table-cell>
              <table:table-cell office:value-type="float" office:value="-0.017132">
                <text:p>-0.0171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281074">
                <text:p>-0.281074</text:p>
              </table:table-cell>
              <table:table-cell office:value-type="float" office:value="-0.51608">
                <text:p>-0.51608</text:p>
              </table:table-cell>
              <table:table-cell office:value-type="float" office:value="-0.553962">
                <text:p>-0.553962</text:p>
              </table:table-cell>
              <table:table-cell office:value-type="float" office:value="-0.380248">
                <text:p>-0.380248</text:p>
              </table:table-cell>
              <table:table-cell office:value-type="float" office:value="-0.061293">
                <text:p>-0.061293</text:p>
              </table:table-cell>
              <table:table-cell office:value-type="float" office:value="0.281075">
                <text:p>0.281075</text:p>
              </table:table-cell>
              <table:table-cell office:value-type="float" office:value="0.516081">
                <text:p>0.516081</text:p>
              </table:table-cell>
              <table:table-cell office:value-type="float" office:value="0.553962">
                <text:p>0.553962</text:p>
              </table:table-cell>
              <table:table-cell office:value-type="float" office:value="0.380248">
                <text:p>0.380248</text:p>
              </table:table-cell>
              <table:table-cell office:value-type="float" office:value="0.061293">
                <text:p>0.06129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188">
                <text:p>-0.188</text:p>
              </table:table-cell>
              <table:table-cell office:value-type="float" office:value="-0.44367">
                <text:p>-0.44367</text:p>
              </table:table-cell>
              <table:table-cell office:value-type="float" office:value="-0.529873">
                <text:p>-0.529873</text:p>
              </table:table-cell>
              <table:table-cell office:value-type="float" office:value="-0.413683">
                <text:p>-0.413683</text:p>
              </table:table-cell>
              <table:table-cell office:value-type="float" office:value="-0.13948">
                <text:p>-0.13948</text:p>
              </table:table-cell>
              <table:table-cell office:value-type="float" office:value="0.187999">
                <text:p>0.187999</text:p>
              </table:table-cell>
              <table:table-cell office:value-type="float" office:value="0.443669">
                <text:p>0.443669</text:p>
              </table:table-cell>
              <table:table-cell office:value-type="float" office:value="0.529874">
                <text:p>0.529874</text:p>
              </table:table-cell>
              <table:table-cell office:value-type="float" office:value="0.413683">
                <text:p>0.413683</text:p>
              </table:table-cell>
              <table:table-cell office:value-type="float" office:value="0.13948">
                <text:p>0.139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094187">
                <text:p>-0.094187</text:p>
              </table:table-cell>
              <table:table-cell office:value-type="float" office:value="-0.369511">
                <text:p>-0.369511</text:p>
              </table:table-cell>
              <table:table-cell office:value-type="float" office:value="-0.503696">
                <text:p>-0.503696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217113">
                <text:p>-0.217113</text:p>
              </table:table-cell>
              <table:table-cell office:value-type="float" office:value="0.094189">
                <text:p>0.094189</text:p>
              </table:table-cell>
              <table:table-cell office:value-type="float" office:value="0.369512">
                <text:p>0.369512</text:p>
              </table:table-cell>
              <table:table-cell office:value-type="float" office:value="0.503695">
                <text:p>0.503695</text:p>
              </table:table-cell>
              <table:table-cell office:value-type="float" office:value="0.445484">
                <text:p>0.445484</text:p>
              </table:table-cell>
              <table:table-cell office:value-type="float" office:value="0.217112">
                <text:p>0.2171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">
                <text:p>-0</text:p>
              </table:table-cell>
              <table:table-cell office:value-type="float" office:value="-0.293892">
                <text:p>-0.293892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293892">
                <text:p>-0.293892</text:p>
              </table:table-cell>
              <table:table-cell office:value-type="float" office:value="-0">
                <text:p>-0</text:p>
              </table:table-cell>
              <table:table-cell office:value-type="float" office:value="0.293892">
                <text:p>0.293892</text:p>
              </table:table-cell>
              <table:table-cell office:value-type="float" office:value="0.475528">
                <text:p>0.475528</text:p>
              </table:table-cell>
              <table:table-cell office:value-type="float" office:value="0.475528">
                <text:p>0.475528</text:p>
              </table:table-cell>
              <table:table-cell office:value-type="float" office:value="0.293893">
                <text:p>0.29389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94189">
                <text:p>0.094189</text:p>
              </table:table-cell>
              <table:table-cell office:value-type="float" office:value="-0.217113">
                <text:p>-0.217113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503696">
                <text:p>-0.503696</text:p>
              </table:table-cell>
              <table:table-cell office:value-type="float" office:value="-0.369511">
                <text:p>-0.369511</text:p>
              </table:table-cell>
              <table:table-cell office:value-type="float" office:value="-0.094188">
                <text:p>-0.094188</text:p>
              </table:table-cell>
              <table:table-cell office:value-type="float" office:value="0.217113">
                <text:p>0.217113</text:p>
              </table:table-cell>
              <table:table-cell office:value-type="float" office:value="0.445484">
                <text:p>0.445484</text:p>
              </table:table-cell>
              <table:table-cell office:value-type="float" office:value="0.503695">
                <text:p>0.503695</text:p>
              </table:table-cell>
              <table:table-cell office:value-type="float" office:value="0.369512">
                <text:p>0.36951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87999">
                <text:p>0.187999</text:p>
              </table:table-cell>
              <table:table-cell office:value-type="float" office:value="-0.13948">
                <text:p>-0.13948</text:p>
              </table:table-cell>
              <table:table-cell office:value-type="float" office:value="-0.413683">
                <text:p>-0.413683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4367">
                <text:p>-0.44367</text:p>
              </table:table-cell>
              <table:table-cell office:value-type="float" office:value="-0.188">
                <text:p>-0.188</text:p>
              </table:table-cell>
              <table:table-cell office:value-type="float" office:value="0.139479">
                <text:p>0.139479</text:p>
              </table:table-cell>
              <table:table-cell office:value-type="float" office:value="0.413683">
                <text:p>0.413683</text:p>
              </table:table-cell>
              <table:table-cell office:value-type="float" office:value="0.529874">
                <text:p>0.529874</text:p>
              </table:table-cell>
              <table:table-cell office:value-type="float" office:value="0.443671">
                <text:p>0.44367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281073">
                <text:p>0.281073</text:p>
              </table:table-cell>
              <table:table-cell office:value-type="float" office:value="-0.061293">
                <text:p>-0.061293</text:p>
              </table:table-cell>
              <table:table-cell office:value-type="float" office:value="-0.380248">
                <text:p>-0.380248</text:p>
              </table:table-cell>
              <table:table-cell office:value-type="float" office:value="-0.553962">
                <text:p>-0.553962</text:p>
              </table:table-cell>
              <table:table-cell office:value-type="float" office:value="-0.51608">
                <text:p>-0.51608</text:p>
              </table:table-cell>
              <table:table-cell office:value-type="float" office:value="-0.281074">
                <text:p>-0.281074</text:p>
              </table:table-cell>
              <table:table-cell office:value-type="float" office:value="0.061293">
                <text:p>0.061293</text:p>
              </table:table-cell>
              <table:table-cell office:value-type="float" office:value="0.380248">
                <text:p>0.380248</text:p>
              </table:table-cell>
              <table:table-cell office:value-type="float" office:value="0.553962">
                <text:p>0.553962</text:p>
              </table:table-cell>
              <table:table-cell office:value-type="float" office:value="0.51608">
                <text:p>0.516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373034">
                <text:p>0.373034</text:p>
              </table:table-cell>
              <table:table-cell office:value-type="float" office:value="0.017132">
                <text:p>0.017132</text:p>
              </table:table-cell>
              <table:table-cell office:value-type="float" office:value="-0.345314">
                <text:p>-0.345314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586451">
                <text:p>-0.586451</text:p>
              </table:table-cell>
              <table:table-cell office:value-type="float" office:value="-0.373035">
                <text:p>-0.373035</text:p>
              </table:table-cell>
              <table:table-cell office:value-type="float" office:value="-0.017132">
                <text:p>-0.017132</text:p>
              </table:table-cell>
              <table:table-cell office:value-type="float" office:value="0.345314">
                <text:p>0.345314</text:p>
              </table:table-cell>
              <table:table-cell office:value-type="float" office:value="0.575863">
                <text:p>0.575863</text:p>
              </table:table-cell>
              <table:table-cell office:value-type="float" office:value="0.586451">
                <text:p>0.5864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63526">
                <text:p>0.463526</text:p>
              </table:table-cell>
              <table:table-cell office:value-type="float" office:value="0.095493">
                <text:p>0.095493</text:p>
              </table:table-cell>
              <table:table-cell office:value-type="float" office:value="-0.309016">
                <text:p>-0.309016</text:p>
              </table:table-cell>
              <table:table-cell office:value-type="float" office:value="-0.595493">
                <text:p>-0.595493</text:p>
              </table:table-cell>
              <table:table-cell office:value-type="float" office:value="-0.654509">
                <text:p>-0.654509</text:p>
              </table:table-cell>
              <table:table-cell office:value-type="float" office:value="-0.463527">
                <text:p>-0.463527</text:p>
              </table:table-cell>
              <table:table-cell office:value-type="float" office:value="-0.095494">
                <text:p>-0.095494</text:p>
              </table:table-cell>
              <table:table-cell office:value-type="float" office:value="0.309016">
                <text:p>0.309016</text:p>
              </table:table-cell>
              <table:table-cell office:value-type="float" office:value="0.595492">
                <text:p>0.595492</text:p>
              </table:table-cell>
              <table:table-cell office:value-type="float" office:value="0.65451">
                <text:p>0.654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52186">
                <text:p>0.552186</text:p>
              </table:table-cell>
              <table:table-cell office:value-type="float" office:value="0.173474">
                <text:p>0.173474</text:p>
              </table:table-cell>
              <table:table-cell office:value-type="float" office:value="-0.271499">
                <text:p>-0.271499</text:p>
              </table:table-cell>
              <table:table-cell office:value-type="float" office:value="-0.61277">
                <text:p>-0.61277</text:p>
              </table:table-cell>
              <table:table-cell office:value-type="float" office:value="-0.719983">
                <text:p>-0.719983</text:p>
              </table:table-cell>
              <table:table-cell office:value-type="float" office:value="-0.552187">
                <text:p>-0.552187</text:p>
              </table:table-cell>
              <table:table-cell office:value-type="float" office:value="-0.173474">
                <text:p>-0.173474</text:p>
              </table:table-cell>
              <table:table-cell office:value-type="float" office:value="0.271499">
                <text:p>0.271499</text:p>
              </table:table-cell>
              <table:table-cell office:value-type="float" office:value="0.612771">
                <text:p>0.612771</text:p>
              </table:table-cell>
              <table:table-cell office:value-type="float" office:value="0.719983">
                <text:p>0.71998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63867">
                <text:p>0.63867</text:p>
              </table:table-cell>
              <table:table-cell office:value-type="float" office:value="0.250774">
                <text:p>0.250774</text:p>
              </table:table-cell>
              <table:table-cell office:value-type="float" office:value="-0.23291">
                <text:p>-0.23291</text:p>
              </table:table-cell>
              <table:table-cell office:value-type="float" office:value="-0.627631">
                <text:p>-0.627631</text:p>
              </table:table-cell>
              <table:table-cell office:value-type="float" office:value="-0.782617">
                <text:p>-0.782617</text:p>
              </table:table-cell>
              <table:table-cell office:value-type="float" office:value="-0.63867">
                <text:p>-0.63867</text:p>
              </table:table-cell>
              <table:table-cell office:value-type="float" office:value="-0.250774">
                <text:p>-0.250774</text:p>
              </table:table-cell>
              <table:table-cell office:value-type="float" office:value="0.23291">
                <text:p>0.23291</text:p>
              </table:table-cell>
              <table:table-cell office:value-type="float" office:value="0.627631">
                <text:p>0.627631</text:p>
              </table:table-cell>
              <table:table-cell office:value-type="float" office:value="0.782617">
                <text:p>0.78261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72263">
                <text:p>0.72263</text:p>
              </table:table-cell>
              <table:table-cell office:value-type="float" office:value="0.32708">
                <text:p>0.32708</text:p>
              </table:table-cell>
              <table:table-cell office:value-type="float" office:value="-0.193403">
                <text:p>-0.193403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84216">
                <text:p>-0.84216</text:p>
              </table:table-cell>
              <table:table-cell office:value-type="float" office:value="-0.722631">
                <text:p>-0.722631</text:p>
              </table:table-cell>
              <table:table-cell office:value-type="float" office:value="-0.32708">
                <text:p>-0.32708</text:p>
              </table:table-cell>
              <table:table-cell office:value-type="float" office:value="0.193403">
                <text:p>0.193403</text:p>
              </table:table-cell>
              <table:table-cell office:value-type="float" office:value="0.640015">
                <text:p>0.640015</text:p>
              </table:table-cell>
              <table:table-cell office:value-type="float" office:value="0.842161">
                <text:p>0.84216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803741">
                <text:p>0.803741</text:p>
              </table:table-cell>
              <table:table-cell office:value-type="float" office:value="0.402099">
                <text:p>0.402099</text:p>
              </table:table-cell>
              <table:table-cell office:value-type="float" office:value="-0.153131">
                <text:p>-0.153131</text:p>
              </table:table-cell>
              <table:table-cell office:value-type="float" office:value="-0.649871">
                <text:p>-0.649871</text:p>
              </table:table-cell>
              <table:table-cell office:value-type="float" office:value="-0.898382">
                <text:p>-0.898382</text:p>
              </table:table-cell>
              <table:table-cell office:value-type="float" office:value="-0.803741">
                <text:p>-0.803741</text:p>
              </table:table-cell>
              <table:table-cell office:value-type="float" office:value="-0.402099">
                <text:p>-0.402099</text:p>
              </table:table-cell>
              <table:table-cell office:value-type="float" office:value="0.153131">
                <text:p>0.153131</text:p>
              </table:table-cell>
              <table:table-cell office:value-type="float" office:value="0.649872">
                <text:p>0.649872</text:p>
              </table:table-cell>
              <table:table-cell office:value-type="float" office:value="0.898382">
                <text:p>0.89838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881677">
                <text:p>0.881677</text:p>
              </table:table-cell>
              <table:table-cell office:value-type="float" office:value="0.475528">
                <text:p>0.475528</text:p>
              </table:table-cell>
              <table:table-cell office:value-type="float" office:value="-0.112256">
                <text:p>-0.112256</text:p>
              </table:table-cell>
              <table:table-cell office:value-type="float" office:value="-0.657165">
                <text:p>-0.657165</text:p>
              </table:table-cell>
              <table:table-cell office:value-type="float" office:value="-0.951057">
                <text:p>-0.951057</text:p>
              </table:table-cell>
              <table:table-cell office:value-type="float" office:value="-0.881678">
                <text:p>-0.881678</text:p>
              </table:table-cell>
              <table:table-cell office:value-type="float" office:value="-0.475528">
                <text:p>-0.475528</text:p>
              </table:table-cell>
              <table:table-cell office:value-type="float" office:value="0.112256">
                <text:p>0.112256</text:p>
              </table:table-cell>
              <table:table-cell office:value-type="float" office:value="0.657165">
                <text:p>0.657165</text:p>
              </table:table-cell>
              <table:table-cell office:value-type="float" office:value="0.951055">
                <text:p>0.95105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56137">
                <text:p>0.956137</text:p>
              </table:table-cell>
              <table:table-cell office:value-type="float" office:value="0.547084">
                <text:p>0.547084</text:p>
              </table:table-cell>
              <table:table-cell office:value-type="float" office:value="-0.070937">
                <text:p>-0.070937</text:p>
              </table:table-cell>
              <table:table-cell office:value-type="float" office:value="-0.661863">
                <text:p>-0.661863</text:p>
              </table:table-cell>
              <table:table-cell office:value-type="float" office:value="-0.999979">
                <text:p>-0.999979</text:p>
              </table:table-cell>
              <table:table-cell office:value-type="float" office:value="-0.956137">
                <text:p>-0.956137</text:p>
              </table:table-cell>
              <table:table-cell office:value-type="float" office:value="-0.547084">
                <text:p>-0.547084</text:p>
              </table:table-cell>
              <table:table-cell office:value-type="float" office:value="0.070937">
                <text:p>0.070937</text:p>
              </table:table-cell>
              <table:table-cell office:value-type="float" office:value="0.661864">
                <text:p>0.661864</text:p>
              </table:table-cell>
              <table:table-cell office:value-type="float" office:value="0.999979">
                <text:p>0.9999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02682">
                <text:p>1.02682</text:p>
              </table:table-cell>
              <table:table-cell office:value-type="float" office:value="0.616477">
                <text:p>0.616477</text:p>
              </table:table-cell>
              <table:table-cell office:value-type="float" office:value="-0.029339">
                <text:p>-0.029339</text:p>
              </table:table-cell>
              <table:table-cell office:value-type="float" office:value="-0.663951">
                <text:p>-0.663951</text:p>
              </table:table-cell>
              <table:table-cell office:value-type="float" office:value="-1.044954">
                <text:p>-1.044954</text:p>
              </table:table-cell>
              <table:table-cell office:value-type="float" office:value="-1.026821">
                <text:p>-1.026821</text:p>
              </table:table-cell>
              <table:table-cell office:value-type="float" office:value="-0.616476">
                <text:p>-0.616476</text:p>
              </table:table-cell>
              <table:table-cell office:value-type="float" office:value="0.029339">
                <text:p>0.029339</text:p>
              </table:table-cell>
              <table:table-cell office:value-type="float" office:value="0.663952">
                <text:p>0.663952</text:p>
              </table:table-cell>
              <table:table-cell office:value-type="float" office:value="1.044953">
                <text:p>1.04495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093453">
                <text:p>1.093453</text:p>
              </table:table-cell>
              <table:table-cell office:value-type="float" office:value="0.68344">
                <text:p>0.68344</text:p>
              </table:table-cell>
              <table:table-cell office:value-type="float" office:value="0.012376">
                <text:p>0.012376</text:p>
              </table:table-cell>
              <table:table-cell office:value-type="float" office:value="-0.663418">
                <text:p>-0.663418</text:p>
              </table:table-cell>
              <table:table-cell office:value-type="float" office:value="-1.085806">
                <text:p>-1.085806</text:p>
              </table:table-cell>
              <table:table-cell office:value-type="float" office:value="-1.093454">
                <text:p>-1.093454</text:p>
              </table:table-cell>
              <table:table-cell office:value-type="float" office:value="-0.68344">
                <text:p>-0.68344</text:p>
              </table:table-cell>
              <table:table-cell office:value-type="float" office:value="-0.012376">
                <text:p>-0.012376</text:p>
              </table:table-cell>
              <table:table-cell office:value-type="float" office:value="0.663418">
                <text:p>0.663418</text:p>
              </table:table-cell>
              <table:table-cell office:value-type="float" office:value="1.085806">
                <text:p>1.08580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155769">
                <text:p>1.155769</text:p>
              </table:table-cell>
              <table:table-cell office:value-type="float" office:value="0.747703">
                <text:p>0.747703</text:p>
              </table:table-cell>
              <table:table-cell office:value-type="float" office:value="0.054041">
                <text:p>0.054041</text:p>
              </table:table-cell>
              <table:table-cell office:value-type="float" office:value="-0.660267">
                <text:p>-0.660267</text:p>
              </table:table-cell>
              <table:table-cell office:value-type="float" office:value="-1.122372">
                <text:p>-1.122372</text:p>
              </table:table-cell>
              <table:table-cell office:value-type="float" office:value="-1.155769">
                <text:p>-1.155769</text:p>
              </table:table-cell>
              <table:table-cell office:value-type="float" office:value="-0.747703">
                <text:p>-0.747703</text:p>
              </table:table-cell>
              <table:table-cell office:value-type="float" office:value="-0.05404">
                <text:p>-0.05404</text:p>
              </table:table-cell>
              <table:table-cell office:value-type="float" office:value="0.660268">
                <text:p>0.660268</text:p>
              </table:table-cell>
              <table:table-cell office:value-type="float" office:value="1.122371">
                <text:p>1.12237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213526">
                <text:p>1.213526</text:p>
              </table:table-cell>
              <table:table-cell office:value-type="float" office:value="0.809018">
                <text:p>0.809018</text:p>
              </table:table-cell>
              <table:table-cell office:value-type="float" office:value="0.095493">
                <text:p>0.095493</text:p>
              </table:table-cell>
              <table:table-cell office:value-type="float" office:value="-0.654509">
                <text:p>-0.654509</text:p>
              </table:table-cell>
              <table:table-cell office:value-type="float" office:value="-1.154509">
                <text:p>-1.154509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809018">
                <text:p>-0.809018</text:p>
              </table:table-cell>
              <table:table-cell office:value-type="float" office:value="-0.095494">
                <text:p>-0.095494</text:p>
              </table:table-cell>
              <table:table-cell office:value-type="float" office:value="0.65451">
                <text:p>0.65451</text:p>
              </table:table-cell>
              <table:table-cell office:value-type="float" office:value="1.15451">
                <text:p>1.154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266491">
                <text:p>1.266491</text:p>
              </table:table-cell>
              <table:table-cell office:value-type="float" office:value="0.867138">
                <text:p>0.867138</text:p>
              </table:table-cell>
              <table:table-cell office:value-type="float" office:value="0.136568">
                <text:p>0.136568</text:p>
              </table:table-cell>
              <table:table-cell office:value-type="float" office:value="-0.64617">
                <text:p>-0.64617</text:p>
              </table:table-cell>
              <table:table-cell office:value-type="float" office:value="-1.18209">
                <text:p>-1.18209</text:p>
              </table:table-cell>
              <table:table-cell office:value-type="float" office:value="-1.266491">
                <text:p>-1.266491</text:p>
              </table:table-cell>
              <table:table-cell office:value-type="float" office:value="-0.867138">
                <text:p>-0.867138</text:p>
              </table:table-cell>
              <table:table-cell office:value-type="float" office:value="-0.136568">
                <text:p>-0.136568</text:p>
              </table:table-cell>
              <table:table-cell office:value-type="float" office:value="0.646171">
                <text:p>0.646171</text:p>
              </table:table-cell>
              <table:table-cell office:value-type="float" office:value="1.182088">
                <text:p>1.18208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31446">
                <text:p>1.31446</text:p>
              </table:table-cell>
              <table:table-cell office:value-type="float" office:value="0.921838">
                <text:p>0.921838</text:p>
              </table:table-cell>
              <table:table-cell office:value-type="float" office:value="0.177104">
                <text:p>0.177104</text:p>
              </table:table-cell>
              <table:table-cell office:value-type="float" office:value="-0.635279">
                <text:p>-0.635279</text:p>
              </table:table-cell>
              <table:table-cell office:value-type="float" office:value="-1.205005">
                <text:p>-1.205005</text:p>
              </table:table-cell>
              <table:table-cell office:value-type="float" office:value="-1.314461">
                <text:p>-1.314461</text:p>
              </table:table-cell>
              <table:table-cell office:value-type="float" office:value="-0.921838">
                <text:p>-0.921838</text:p>
              </table:table-cell>
              <table:table-cell office:value-type="float" office:value="-0.177105">
                <text:p>-0.177105</text:p>
              </table:table-cell>
              <table:table-cell office:value-type="float" office:value="0.635279">
                <text:p>0.635279</text:p>
              </table:table-cell>
              <table:table-cell office:value-type="float" office:value="1.205005">
                <text:p>1.2050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35724">
                <text:p>1.35724</text:p>
              </table:table-cell>
              <table:table-cell office:value-type="float" office:value="0.972897">
                <text:p>0.972897</text:p>
              </table:table-cell>
              <table:table-cell office:value-type="float" office:value="0.216942">
                <text:p>0.216942</text:p>
              </table:table-cell>
              <table:table-cell office:value-type="float" office:value="-0.621882">
                <text:p>-0.621882</text:p>
              </table:table-cell>
              <table:table-cell office:value-type="float" office:value="-1.223165">
                <text:p>-1.223165</text:p>
              </table:table-cell>
              <table:table-cell office:value-type="float" office:value="-1.35724">
                <text:p>-1.35724</text:p>
              </table:table-cell>
              <table:table-cell office:value-type="float" office:value="-0.972897">
                <text:p>-0.972897</text:p>
              </table:table-cell>
              <table:table-cell office:value-type="float" office:value="-0.216941">
                <text:p>-0.216941</text:p>
              </table:table-cell>
              <table:table-cell office:value-type="float" office:value="0.621883">
                <text:p>0.621883</text:p>
              </table:table-cell>
              <table:table-cell office:value-type="float" office:value="1.223164">
                <text:p>1.22316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394665">
                <text:p>1.394665</text:p>
              </table:table-cell>
              <table:table-cell office:value-type="float" office:value="1.020119">
                <text:p>1.020119</text:p>
              </table:table-cell>
              <table:table-cell office:value-type="float" office:value="0.255923">
                <text:p>0.255923</text:p>
              </table:table-cell>
              <table:table-cell office:value-type="float" office:value="-0.60603">
                <text:p>-0.60603</text:p>
              </table:table-cell>
              <table:table-cell office:value-type="float" office:value="-1.236497">
                <text:p>-1.236497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020119">
                <text:p>-1.020119</text:p>
              </table:table-cell>
              <table:table-cell office:value-type="float" office:value="-0.255924">
                <text:p>-0.255924</text:p>
              </table:table-cell>
              <table:table-cell office:value-type="float" office:value="0.60603">
                <text:p>0.60603</text:p>
              </table:table-cell>
              <table:table-cell office:value-type="float" office:value="1.236498">
                <text:p>1.23649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426584">
                <text:p>1.426584</text:p>
              </table:table-cell>
              <table:table-cell office:value-type="float" office:value="1.063314">
                <text:p>1.063314</text:p>
              </table:table-cell>
              <table:table-cell office:value-type="float" office:value="0.293894">
                <text:p>0.293894</text:p>
              </table:table-cell>
              <table:table-cell office:value-type="float" office:value="-0.587788">
                <text:p>-0.587788</text:p>
              </table:table-cell>
              <table:table-cell office:value-type="float" office:value="-1.24495">
                <text:p>-1.24495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063313">
                <text:p>-1.063313</text:p>
              </table:table-cell>
              <table:table-cell office:value-type="float" office:value="-0.293893">
                <text:p>-0.293893</text:p>
              </table:table-cell>
              <table:table-cell office:value-type="float" office:value="0.587786">
                <text:p>0.587786</text:p>
              </table:table-cell>
              <table:table-cell office:value-type="float" office:value="1.244949">
                <text:p>1.24494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452875">
                <text:p>1.452875</text:p>
              </table:table-cell>
              <table:table-cell office:value-type="float" office:value="1.102313">
                <text:p>1.102313</text:p>
              </table:table-cell>
              <table:table-cell office:value-type="float" office:value="0.330705">
                <text:p>0.330705</text:p>
              </table:table-cell>
              <table:table-cell office:value-type="float" office:value="-0.567223">
                <text:p>-0.567223</text:p>
              </table:table-cell>
              <table:table-cell office:value-type="float" office:value="-1.248489">
                <text:p>-1.248489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102313">
                <text:p>-1.102313</text:p>
              </table:table-cell>
              <table:table-cell office:value-type="float" office:value="-0.330706">
                <text:p>-0.330706</text:p>
              </table:table-cell>
              <table:table-cell office:value-type="float" office:value="0.567224">
                <text:p>0.567224</text:p>
              </table:table-cell>
              <table:table-cell office:value-type="float" office:value="1.248489">
                <text:p>1.24848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473431">
                <text:p>1.473431</text:p>
              </table:table-cell>
              <table:table-cell office:value-type="float" office:value="1.136961">
                <text:p>1.136961</text:p>
              </table:table-cell>
              <table:table-cell office:value-type="float" office:value="0.366211">
                <text:p>0.366211</text:p>
              </table:table-cell>
              <table:table-cell office:value-type="float" office:value="-0.544423">
                <text:p>-0.544423</text:p>
              </table:table-cell>
              <table:table-cell office:value-type="float" office:value="-1.247102">
                <text:p>-1.247102</text:p>
              </table:table-cell>
              <table:table-cell office:value-type="float" office:value="-1.47343">
                <text:p>-1.47343</text:p>
              </table:table-cell>
              <table:table-cell office:value-type="float" office:value="-1.136961">
                <text:p>-1.136961</text:p>
              </table:table-cell>
              <table:table-cell office:value-type="float" office:value="-0.366211">
                <text:p>-0.366211</text:p>
              </table:table-cell>
              <table:table-cell office:value-type="float" office:value="0.544422">
                <text:p>0.544422</text:p>
              </table:table-cell>
              <table:table-cell office:value-type="float" office:value="1.247101">
                <text:p>1.24710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488172">
                <text:p>1.488172</text:p>
              </table:table-cell>
              <table:table-cell office:value-type="float" office:value="1.167122">
                <text:p>1.167122</text:p>
              </table:table-cell>
              <table:table-cell office:value-type="float" office:value="0.400272">
                <text:p>0.400272</text:p>
              </table:table-cell>
              <table:table-cell office:value-type="float" office:value="-0.519471">
                <text:p>-0.519471</text:p>
              </table:table-cell>
              <table:table-cell office:value-type="float" office:value="-1.240792">
                <text:p>-1.240792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167123">
                <text:p>-1.167123</text:p>
              </table:table-cell>
              <table:table-cell office:value-type="float" office:value="-0.400273">
                <text:p>-0.400273</text:p>
              </table:table-cell>
              <table:table-cell office:value-type="float" office:value="0.519472">
                <text:p>0.519472</text:p>
              </table:table-cell>
              <table:table-cell office:value-type="float" office:value="1.240792">
                <text:p>1.2407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49704">
                <text:p>1.49704</text:p>
              </table:table-cell>
              <table:table-cell office:value-type="float" office:value="1.192678">
                <text:p>1.192678</text:p>
              </table:table-cell>
              <table:table-cell office:value-type="float" office:value="0.432753">
                <text:p>0.432753</text:p>
              </table:table-cell>
              <table:table-cell office:value-type="float" office:value="-0.492472">
                <text:p>-0.492472</text:p>
              </table:table-cell>
              <table:table-cell office:value-type="float" office:value="-1.229585">
                <text:p>-1.229585</text:p>
              </table:table-cell>
              <table:table-cell office:value-type="float" office:value="-1.49704">
                <text:p>-1.49704</text:p>
              </table:table-cell>
              <table:table-cell office:value-type="float" office:value="-1.192677">
                <text:p>-1.192677</text:p>
              </table:table-cell>
              <table:table-cell office:value-type="float" office:value="-0.432753">
                <text:p>-0.432753</text:p>
              </table:table-cell>
              <table:table-cell office:value-type="float" office:value="0.492471">
                <text:p>0.492471</text:p>
              </table:table-cell>
              <table:table-cell office:value-type="float" office:value="1.229585">
                <text:p>1.22958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5">
                <text:p>1.5</text:p>
              </table:table-cell>
              <table:table-cell office:value-type="float" office:value="1.213526">
                <text:p>1.213526</text:p>
              </table:table-cell>
              <table:table-cell office:value-type="float" office:value="0.463526">
                <text:p>0.463526</text:p>
              </table:table-cell>
              <table:table-cell office:value-type="float" office:value="-0.463527">
                <text:p>-0.463527</text:p>
              </table:table-cell>
              <table:table-cell office:value-type="float" office:value="-1.213526">
                <text:p>-1.213526</text:p>
              </table:table-cell>
              <table:table-cell office:value-type="float" office:value="-1.5">
                <text:p>-1.5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463528">
                <text:p>-0.463528</text:p>
              </table:table-cell>
              <table:table-cell office:value-type="float" office:value="0.463528">
                <text:p>0.463528</text:p>
              </table:table-cell>
              <table:table-cell office:value-type="float" office:value="1.213527">
                <text:p>1.21352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49704">
                <text:p>1.49704</text:p>
              </table:table-cell>
              <table:table-cell office:value-type="float" office:value="1.229586">
                <text:p>1.229586</text:p>
              </table:table-cell>
              <table:table-cell office:value-type="float" office:value="0.492472">
                <text:p>0.492472</text:p>
              </table:table-cell>
              <table:table-cell office:value-type="float" office:value="-0.432752">
                <text:p>-0.432752</text:p>
              </table:table-cell>
              <table:table-cell office:value-type="float" office:value="-1.192677">
                <text:p>-1.192677</text:p>
              </table:table-cell>
              <table:table-cell office:value-type="float" office:value="-1.49704">
                <text:p>-1.49704</text:p>
              </table:table-cell>
              <table:table-cell office:value-type="float" office:value="-1.229585">
                <text:p>-1.229585</text:p>
              </table:table-cell>
              <table:table-cell office:value-type="float" office:value="-0.492471">
                <text:p>-0.492471</text:p>
              </table:table-cell>
              <table:table-cell office:value-type="float" office:value="0.432753">
                <text:p>0.432753</text:p>
              </table:table-cell>
              <table:table-cell office:value-type="float" office:value="1.192677">
                <text:p>1.19267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488172">
                <text:p>1.488172</text:p>
              </table:table-cell>
              <table:table-cell office:value-type="float" office:value="1.240791">
                <text:p>1.240791</text:p>
              </table:table-cell>
              <table:table-cell office:value-type="float" office:value="0.519472">
                <text:p>0.519472</text:p>
              </table:table-cell>
              <table:table-cell office:value-type="float" office:value="-0.400273">
                <text:p>-0.400273</text:p>
              </table:table-cell>
              <table:table-cell office:value-type="float" office:value="-1.167123">
                <text:p>-1.167123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240792">
                <text:p>-1.240792</text:p>
              </table:table-cell>
              <table:table-cell office:value-type="float" office:value="-0.519472">
                <text:p>-0.519472</text:p>
              </table:table-cell>
              <table:table-cell office:value-type="float" office:value="0.400273">
                <text:p>0.400273</text:p>
              </table:table-cell>
              <table:table-cell office:value-type="float" office:value="1.167122">
                <text:p>1.16712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473431">
                <text:p>1.473431</text:p>
              </table:table-cell>
              <table:table-cell office:value-type="float" office:value="1.247101">
                <text:p>1.247101</text:p>
              </table:table-cell>
              <table:table-cell office:value-type="float" office:value="0.544422">
                <text:p>0.544422</text:p>
              </table:table-cell>
              <table:table-cell office:value-type="float" office:value="-0.36621">
                <text:p>-0.36621</text:p>
              </table:table-cell>
              <table:table-cell office:value-type="float" office:value="-1.13696">
                <text:p>-1.13696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247101">
                <text:p>-1.247101</text:p>
              </table:table-cell>
              <table:table-cell office:value-type="float" office:value="-0.544421">
                <text:p>-0.544421</text:p>
              </table:table-cell>
              <table:table-cell office:value-type="float" office:value="0.366211">
                <text:p>0.366211</text:p>
              </table:table-cell>
              <table:table-cell office:value-type="float" office:value="1.136961">
                <text:p>1.1369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452875">
                <text:p>1.452875</text:p>
              </table:table-cell>
              <table:table-cell office:value-type="float" office:value="1.248488">
                <text:p>1.248488</text:p>
              </table:table-cell>
              <table:table-cell office:value-type="float" office:value="0.567224">
                <text:p>0.567224</text:p>
              </table:table-cell>
              <table:table-cell office:value-type="float" office:value="-0.330706">
                <text:p>-0.330706</text:p>
              </table:table-cell>
              <table:table-cell office:value-type="float" office:value="-1.102313">
                <text:p>-1.102313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248489">
                <text:p>-1.248489</text:p>
              </table:table-cell>
              <table:table-cell office:value-type="float" office:value="-0.567224">
                <text:p>-0.567224</text:p>
              </table:table-cell>
              <table:table-cell office:value-type="float" office:value="0.330706">
                <text:p>0.330706</text:p>
              </table:table-cell>
              <table:table-cell office:value-type="float" office:value="1.102313">
                <text:p>1.1023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426584">
                <text:p>1.426584</text:p>
              </table:table-cell>
              <table:table-cell office:value-type="float" office:value="1.244949">
                <text:p>1.244949</text:p>
              </table:table-cell>
              <table:table-cell office:value-type="float" office:value="0.587787">
                <text:p>0.587787</text:p>
              </table:table-cell>
              <table:table-cell office:value-type="float" office:value="-0.293893">
                <text:p>-0.293893</text:p>
              </table:table-cell>
              <table:table-cell office:value-type="float" office:value="-1.063313">
                <text:p>-1.063313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244949">
                <text:p>-1.244949</text:p>
              </table:table-cell>
              <table:table-cell office:value-type="float" office:value="-0.587788">
                <text:p>-0.587788</text:p>
              </table:table-cell>
              <table:table-cell office:value-type="float" office:value="0.293894">
                <text:p>0.293894</text:p>
              </table:table-cell>
              <table:table-cell office:value-type="float" office:value="1.063313">
                <text:p>1.06331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394665">
                <text:p>1.394665</text:p>
              </table:table-cell>
              <table:table-cell office:value-type="float" office:value="1.236496">
                <text:p>1.236496</text:p>
              </table:table-cell>
              <table:table-cell office:value-type="float" office:value="0.606031">
                <text:p>0.606031</text:p>
              </table:table-cell>
              <table:table-cell office:value-type="float" office:value="-0.255923">
                <text:p>-0.255923</text:p>
              </table:table-cell>
              <table:table-cell office:value-type="float" office:value="-1.020119">
                <text:p>-1.020119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236498">
                <text:p>-1.236498</text:p>
              </table:table-cell>
              <table:table-cell office:value-type="float" office:value="-0.60603">
                <text:p>-0.60603</text:p>
              </table:table-cell>
              <table:table-cell office:value-type="float" office:value="0.255924">
                <text:p>0.255924</text:p>
              </table:table-cell>
              <table:table-cell office:value-type="float" office:value="1.020119">
                <text:p>1.0201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35724">
                <text:p>1.35724</text:p>
              </table:table-cell>
              <table:table-cell office:value-type="float" office:value="1.223164">
                <text:p>1.223164</text:p>
              </table:table-cell>
              <table:table-cell office:value-type="float" office:value="0.621882">
                <text:p>0.621882</text:p>
              </table:table-cell>
              <table:table-cell office:value-type="float" office:value="-0.216941">
                <text:p>-0.216941</text:p>
              </table:table-cell>
              <table:table-cell office:value-type="float" office:value="-0.972897">
                <text:p>-0.972897</text:p>
              </table:table-cell>
              <table:table-cell office:value-type="float" office:value="-1.35724">
                <text:p>-1.35724</text:p>
              </table:table-cell>
              <table:table-cell office:value-type="float" office:value="-1.223164">
                <text:p>-1.223164</text:p>
              </table:table-cell>
              <table:table-cell office:value-type="float" office:value="-0.621883">
                <text:p>-0.621883</text:p>
              </table:table-cell>
              <table:table-cell office:value-type="float" office:value="0.216941">
                <text:p>0.216941</text:p>
              </table:table-cell>
              <table:table-cell office:value-type="float" office:value="0.972897">
                <text:p>0.97289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31446">
                <text:p>1.31446</text:p>
              </table:table-cell>
              <table:table-cell office:value-type="float" office:value="1.205004">
                <text:p>1.205004</text:p>
              </table:table-cell>
              <table:table-cell office:value-type="float" office:value="0.63528">
                <text:p>0.63528</text:p>
              </table:table-cell>
              <table:table-cell office:value-type="float" office:value="-0.177105">
                <text:p>-0.177105</text:p>
              </table:table-cell>
              <table:table-cell office:value-type="float" office:value="-0.921838">
                <text:p>-0.921838</text:p>
              </table:table-cell>
              <table:table-cell office:value-type="float" office:value="-1.314461">
                <text:p>-1.314461</text:p>
              </table:table-cell>
              <table:table-cell office:value-type="float" office:value="-1.205005">
                <text:p>-1.205005</text:p>
              </table:table-cell>
              <table:table-cell office:value-type="float" office:value="-0.635279">
                <text:p>-0.635279</text:p>
              </table:table-cell>
              <table:table-cell office:value-type="float" office:value="0.177105">
                <text:p>0.177105</text:p>
              </table:table-cell>
              <table:table-cell office:value-type="float" office:value="0.921838">
                <text:p>0.92183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266491">
                <text:p>1.266491</text:p>
              </table:table-cell>
              <table:table-cell office:value-type="float" office:value="1.182089">
                <text:p>1.182089</text:p>
              </table:table-cell>
              <table:table-cell office:value-type="float" office:value="0.646169">
                <text:p>0.646169</text:p>
              </table:table-cell>
              <table:table-cell office:value-type="float" office:value="-0.136567">
                <text:p>-0.136567</text:p>
              </table:table-cell>
              <table:table-cell office:value-type="float" office:value="-0.867138">
                <text:p>-0.867138</text:p>
              </table:table-cell>
              <table:table-cell office:value-type="float" office:value="-1.266491">
                <text:p>-1.266491</text:p>
              </table:table-cell>
              <table:table-cell office:value-type="float" office:value="-1.182088">
                <text:p>-1.182088</text:p>
              </table:table-cell>
              <table:table-cell office:value-type="float" office:value="-0.64617">
                <text:p>-0.64617</text:p>
              </table:table-cell>
              <table:table-cell office:value-type="float" office:value="0.136568">
                <text:p>0.136568</text:p>
              </table:table-cell>
              <table:table-cell office:value-type="float" office:value="0.867138">
                <text:p>0.86713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213526">
                <text:p>1.213526</text:p>
              </table:table-cell>
              <table:table-cell office:value-type="float" office:value="1.154508">
                <text:p>1.154508</text:p>
              </table:table-cell>
              <table:table-cell office:value-type="float" office:value="0.65451">
                <text:p>0.65451</text:p>
              </table:table-cell>
              <table:table-cell office:value-type="float" office:value="-0.095494">
                <text:p>-0.095494</text:p>
              </table:table-cell>
              <table:table-cell office:value-type="float" office:value="-0.809018">
                <text:p>-0.809018</text:p>
              </table:table-cell>
              <table:table-cell office:value-type="float" office:value="-1.213526">
                <text:p>-1.213526</text:p>
              </table:table-cell>
              <table:table-cell office:value-type="float" office:value="-1.154509">
                <text:p>-1.154509</text:p>
              </table:table-cell>
              <table:table-cell office:value-type="float" office:value="-0.65451">
                <text:p>-0.65451</text:p>
              </table:table-cell>
              <table:table-cell office:value-type="float" office:value="0.095494">
                <text:p>0.095494</text:p>
              </table:table-cell>
              <table:table-cell office:value-type="float" office:value="0.809018">
                <text:p>0.80901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155769">
                <text:p>1.155769</text:p>
              </table:table-cell>
              <table:table-cell office:value-type="float" office:value="1.122371">
                <text:p>1.122371</text:p>
              </table:table-cell>
              <table:table-cell office:value-type="float" office:value="0.660266">
                <text:p>0.660266</text:p>
              </table:table-cell>
              <table:table-cell office:value-type="float" office:value="-0.05404">
                <text:p>-0.05404</text:p>
              </table:table-cell>
              <table:table-cell office:value-type="float" office:value="-0.747703">
                <text:p>-0.747703</text:p>
              </table:table-cell>
              <table:table-cell office:value-type="float" office:value="-1.155769">
                <text:p>-1.155769</text:p>
              </table:table-cell>
              <table:table-cell office:value-type="float" office:value="-1.122371">
                <text:p>-1.122371</text:p>
              </table:table-cell>
              <table:table-cell office:value-type="float" office:value="-0.660268">
                <text:p>-0.660268</text:p>
              </table:table-cell>
              <table:table-cell office:value-type="float" office:value="0.05404">
                <text:p>0.05404</text:p>
              </table:table-cell>
              <table:table-cell office:value-type="float" office:value="0.747703">
                <text:p>0.74770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093453">
                <text:p>1.093453</text:p>
              </table:table-cell>
              <table:table-cell office:value-type="float" office:value="1.085807">
                <text:p>1.085807</text:p>
              </table:table-cell>
              <table:table-cell office:value-type="float" office:value="0.663419">
                <text:p>0.663419</text:p>
              </table:table-cell>
              <table:table-cell office:value-type="float" office:value="-0.012376">
                <text:p>-0.012376</text:p>
              </table:table-cell>
              <table:table-cell office:value-type="float" office:value="-0.68344">
                <text:p>-0.68344</text:p>
              </table:table-cell>
              <table:table-cell office:value-type="float" office:value="-1.093454">
                <text:p>-1.093454</text:p>
              </table:table-cell>
              <table:table-cell office:value-type="float" office:value="-1.085806">
                <text:p>-1.085806</text:p>
              </table:table-cell>
              <table:table-cell office:value-type="float" office:value="-0.663418">
                <text:p>-0.663418</text:p>
              </table:table-cell>
              <table:table-cell office:value-type="float" office:value="0.012375">
                <text:p>0.012375</text:p>
              </table:table-cell>
              <table:table-cell office:value-type="float" office:value="0.68344">
                <text:p>0.683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02682">
                <text:p>1.02682</text:p>
              </table:table-cell>
              <table:table-cell office:value-type="float" office:value="1.044953">
                <text:p>1.044953</text:p>
              </table:table-cell>
              <table:table-cell office:value-type="float" office:value="0.663951">
                <text:p>0.663951</text:p>
              </table:table-cell>
              <table:table-cell office:value-type="float" office:value="0.029339">
                <text:p>0.029339</text:p>
              </table:table-cell>
              <table:table-cell office:value-type="float" office:value="-0.616477">
                <text:p>-0.616477</text:p>
              </table:table-cell>
              <table:table-cell office:value-type="float" office:value="-1.026819">
                <text:p>-1.026819</text:p>
              </table:table-cell>
              <table:table-cell office:value-type="float" office:value="-1.044953">
                <text:p>-1.044953</text:p>
              </table:table-cell>
              <table:table-cell office:value-type="float" office:value="-0.663952">
                <text:p>-0.663952</text:p>
              </table:table-cell>
              <table:table-cell office:value-type="float" office:value="-0.029339">
                <text:p>-0.029339</text:p>
              </table:table-cell>
              <table:table-cell office:value-type="float" office:value="0.616476">
                <text:p>0.6164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56136">
                <text:p>0.956136</text:p>
              </table:table-cell>
              <table:table-cell office:value-type="float" office:value="0.99998">
                <text:p>0.99998</text:p>
              </table:table-cell>
              <table:table-cell office:value-type="float" office:value="0.661864">
                <text:p>0.661864</text:p>
              </table:table-cell>
              <table:table-cell office:value-type="float" office:value="0.070937">
                <text:p>0.070937</text:p>
              </table:table-cell>
              <table:table-cell office:value-type="float" office:value="-0.547083">
                <text:p>-0.547083</text:p>
              </table:table-cell>
              <table:table-cell office:value-type="float" office:value="-0.956137">
                <text:p>-0.956137</text:p>
              </table:table-cell>
              <table:table-cell office:value-type="float" office:value="-0.999979">
                <text:p>-0.999979</text:p>
              </table:table-cell>
              <table:table-cell office:value-type="float" office:value="-0.661864">
                <text:p>-0.661864</text:p>
              </table:table-cell>
              <table:table-cell office:value-type="float" office:value="-0.070937">
                <text:p>-0.070937</text:p>
              </table:table-cell>
              <table:table-cell office:value-type="float" office:value="0.547084">
                <text:p>0.54708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881677">
                <text:p>0.881677</text:p>
              </table:table-cell>
              <table:table-cell office:value-type="float" office:value="0.951056">
                <text:p>0.951056</text:p>
              </table:table-cell>
              <table:table-cell office:value-type="float" office:value="0.657164">
                <text:p>0.657164</text:p>
              </table:table-cell>
              <table:table-cell office:value-type="float" office:value="0.112256">
                <text:p>0.112256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881677">
                <text:p>-0.881677</text:p>
              </table:table-cell>
              <table:table-cell office:value-type="float" office:value="-0.951057">
                <text:p>-0.951057</text:p>
              </table:table-cell>
              <table:table-cell office:value-type="float" office:value="-0.657165">
                <text:p>-0.657165</text:p>
              </table:table-cell>
              <table:table-cell office:value-type="float" office:value="-0.112256">
                <text:p>-0.112256</text:p>
              </table:table-cell>
              <table:table-cell office:value-type="float" office:value="0.475528">
                <text:p>0.47552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803741">
                <text:p>0.803741</text:p>
              </table:table-cell>
              <table:table-cell office:value-type="float" office:value="0.898383">
                <text:p>0.898383</text:p>
              </table:table-cell>
              <table:table-cell office:value-type="float" office:value="0.649872">
                <text:p>0.649872</text:p>
              </table:table-cell>
              <table:table-cell office:value-type="float" office:value="0.153131">
                <text:p>0.153131</text:p>
              </table:table-cell>
              <table:table-cell office:value-type="float" office:value="-0.402099">
                <text:p>-0.402099</text:p>
              </table:table-cell>
              <table:table-cell office:value-type="float" office:value="-0.803742">
                <text:p>-0.803742</text:p>
              </table:table-cell>
              <table:table-cell office:value-type="float" office:value="-0.898382">
                <text:p>-0.898382</text:p>
              </table:table-cell>
              <table:table-cell office:value-type="float" office:value="-0.649872">
                <text:p>-0.649872</text:p>
              </table:table-cell>
              <table:table-cell office:value-type="float" office:value="-0.153131">
                <text:p>-0.153131</text:p>
              </table:table-cell>
              <table:table-cell office:value-type="float" office:value="0.402099">
                <text:p>0.40209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72263">
                <text:p>0.72263</text:p>
              </table:table-cell>
              <table:table-cell office:value-type="float" office:value="0.84216">
                <text:p>0.84216</text:p>
              </table:table-cell>
              <table:table-cell office:value-type="float" office:value="0.640014">
                <text:p>0.640014</text:p>
              </table:table-cell>
              <table:table-cell office:value-type="float" office:value="0.193403">
                <text:p>0.193403</text:p>
              </table:table-cell>
              <table:table-cell office:value-type="float" office:value="-0.32708">
                <text:p>-0.32708</text:p>
              </table:table-cell>
              <table:table-cell office:value-type="float" office:value="-0.722629">
                <text:p>-0.722629</text:p>
              </table:table-cell>
              <table:table-cell office:value-type="float" office:value="-0.842161">
                <text:p>-0.842161</text:p>
              </table:table-cell>
              <table:table-cell office:value-type="float" office:value="-0.640015">
                <text:p>-0.640015</text:p>
              </table:table-cell>
              <table:table-cell office:value-type="float" office:value="-0.193403">
                <text:p>-0.193403</text:p>
              </table:table-cell>
              <table:table-cell office:value-type="float" office:value="0.32708">
                <text:p>0.327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3867">
                <text:p>0.63867</text:p>
              </table:table-cell>
              <table:table-cell office:value-type="float" office:value="0.782618">
                <text:p>0.782618</text:p>
              </table:table-cell>
              <table:table-cell office:value-type="float" office:value="0.627631">
                <text:p>0.627631</text:p>
              </table:table-cell>
              <table:table-cell office:value-type="float" office:value="0.23291">
                <text:p>0.23291</text:p>
              </table:table-cell>
              <table:table-cell office:value-type="float" office:value="-0.250774">
                <text:p>-0.250774</text:p>
              </table:table-cell>
              <table:table-cell office:value-type="float" office:value="-0.638671">
                <text:p>-0.638671</text:p>
              </table:table-cell>
              <table:table-cell office:value-type="float" office:value="-0.782617">
                <text:p>-0.782617</text:p>
              </table:table-cell>
              <table:table-cell office:value-type="float" office:value="-0.627631">
                <text:p>-0.627631</text:p>
              </table:table-cell>
              <table:table-cell office:value-type="float" office:value="-0.23291">
                <text:p>-0.23291</text:p>
              </table:table-cell>
              <table:table-cell office:value-type="float" office:value="0.250774">
                <text:p>0.25077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552186">
                <text:p>0.552186</text:p>
              </table:table-cell>
              <table:table-cell office:value-type="float" office:value="0.719982">
                <text:p>0.719982</text:p>
              </table:table-cell>
              <table:table-cell office:value-type="float" office:value="0.612771">
                <text:p>0.612771</text:p>
              </table:table-cell>
              <table:table-cell office:value-type="float" office:value="0.271499">
                <text:p>0.271499</text:p>
              </table:table-cell>
              <table:table-cell office:value-type="float" office:value="-0.173474">
                <text:p>-0.173474</text:p>
              </table:table-cell>
              <table:table-cell office:value-type="float" office:value="-0.552186">
                <text:p>-0.552186</text:p>
              </table:table-cell>
              <table:table-cell office:value-type="float" office:value="-0.719983">
                <text:p>-0.719983</text:p>
              </table:table-cell>
              <table:table-cell office:value-type="float" office:value="-0.612771">
                <text:p>-0.612771</text:p>
              </table:table-cell>
              <table:table-cell office:value-type="float" office:value="-0.271499">
                <text:p>-0.271499</text:p>
              </table:table-cell>
              <table:table-cell office:value-type="float" office:value="0.173475">
                <text:p>0.1734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63526">
                <text:p>0.463526</text:p>
              </table:table-cell>
              <table:table-cell office:value-type="float" office:value="0.65451">
                <text:p>0.65451</text:p>
              </table:table-cell>
              <table:table-cell office:value-type="float" office:value="0.595492">
                <text:p>0.595492</text:p>
              </table:table-cell>
              <table:table-cell office:value-type="float" office:value="0.309016">
                <text:p>0.309016</text:p>
              </table:table-cell>
              <table:table-cell office:value-type="float" office:value="-0.095494">
                <text:p>-0.095494</text:p>
              </table:table-cell>
              <table:table-cell office:value-type="float" office:value="-0.463528">
                <text:p>-0.463528</text:p>
              </table:table-cell>
              <table:table-cell office:value-type="float" office:value="-0.65451">
                <text:p>-0.65451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309016">
                <text:p>-0.309016</text:p>
              </table:table-cell>
              <table:table-cell office:value-type="float" office:value="0.095493">
                <text:p>0.09549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373034">
                <text:p>0.373034</text:p>
              </table:table-cell>
              <table:table-cell office:value-type="float" office:value="0.58645">
                <text:p>0.58645</text:p>
              </table:table-cell>
              <table:table-cell office:value-type="float" office:value="0.575863">
                <text:p>0.575863</text:p>
              </table:table-cell>
              <table:table-cell office:value-type="float" office:value="0.345314">
                <text:p>0.345314</text:p>
              </table:table-cell>
              <table:table-cell office:value-type="float" office:value="-0.017132">
                <text:p>-0.017132</text:p>
              </table:table-cell>
              <table:table-cell office:value-type="float" office:value="-0.373034">
                <text:p>-0.373034</text:p>
              </table:table-cell>
              <table:table-cell office:value-type="float" office:value="-0.586451">
                <text:p>-0.586451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345314">
                <text:p>-0.345314</text:p>
              </table:table-cell>
              <table:table-cell office:value-type="float" office:value="0.017133">
                <text:p>0.01713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281075">
                <text:p>0.281075</text:p>
              </table:table-cell>
              <table:table-cell office:value-type="float" office:value="0.516081">
                <text:p>0.516081</text:p>
              </table:table-cell>
              <table:table-cell office:value-type="float" office:value="0.553962">
                <text:p>0.553962</text:p>
              </table:table-cell>
              <table:table-cell office:value-type="float" office:value="0.380248">
                <text:p>0.380248</text:p>
              </table:table-cell>
              <table:table-cell office:value-type="float" office:value="0.061293">
                <text:p>0.061293</text:p>
              </table:table-cell>
              <table:table-cell office:value-type="float" office:value="-0.281074">
                <text:p>-0.281074</text:p>
              </table:table-cell>
              <table:table-cell office:value-type="float" office:value="-0.51608">
                <text:p>-0.51608</text:p>
              </table:table-cell>
              <table:table-cell office:value-type="float" office:value="-0.553962">
                <text:p>-0.553962</text:p>
              </table:table-cell>
              <table:table-cell office:value-type="float" office:value="-0.380248">
                <text:p>-0.380248</text:p>
              </table:table-cell>
              <table:table-cell office:value-type="float" office:value="-0.061293">
                <text:p>-0.06129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87999">
                <text:p>0.187999</text:p>
              </table:table-cell>
              <table:table-cell office:value-type="float" office:value="0.443669">
                <text:p>0.443669</text:p>
              </table:table-cell>
              <table:table-cell office:value-type="float" office:value="0.529874">
                <text:p>0.529874</text:p>
              </table:table-cell>
              <table:table-cell office:value-type="float" office:value="0.413683">
                <text:p>0.413683</text:p>
              </table:table-cell>
              <table:table-cell office:value-type="float" office:value="0.13948">
                <text:p>0.13948</text:p>
              </table:table-cell>
              <table:table-cell office:value-type="float" office:value="-0.187999">
                <text:p>-0.187999</text:p>
              </table:table-cell>
              <table:table-cell office:value-type="float" office:value="-0.44367">
                <text:p>-0.44367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13683">
                <text:p>-0.413683</text:p>
              </table:table-cell>
              <table:table-cell office:value-type="float" office:value="-0.139479">
                <text:p>-0.13947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94189">
                <text:p>0.094189</text:p>
              </table:table-cell>
              <table:table-cell office:value-type="float" office:value="0.369512">
                <text:p>0.369512</text:p>
              </table:table-cell>
              <table:table-cell office:value-type="float" office:value="0.503695">
                <text:p>0.503695</text:p>
              </table:table-cell>
              <table:table-cell office:value-type="float" office:value="0.445484">
                <text:p>0.445484</text:p>
              </table:table-cell>
              <table:table-cell office:value-type="float" office:value="0.217112">
                <text:p>0.217112</text:p>
              </table:table-cell>
              <table:table-cell office:value-type="float" office:value="-0.094188">
                <text:p>-0.094188</text:p>
              </table:table-cell>
              <table:table-cell office:value-type="float" office:value="-0.369512">
                <text:p>-0.369512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217113">
                <text:p>-0.2171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">
                <text:p>-0</text:p>
              </table:table-cell>
              <table:table-cell office:value-type="float" office:value="0.293892">
                <text:p>0.293892</text:p>
              </table:table-cell>
              <table:table-cell office:value-type="float" office:value="0.475528">
                <text:p>0.475528</text:p>
              </table:table-cell>
              <table:table-cell office:value-type="float" office:value="0.475528">
                <text:p>0.475528</text:p>
              </table:table-cell>
              <table:table-cell office:value-type="float" office:value="0.293893">
                <text:p>0.293893</text:p>
              </table:table-cell>
              <table:table-cell office:value-type="float" office:value="-0.000001">
                <text:p>-0.000001</text:p>
              </table:table-cell>
              <table:table-cell office:value-type="float" office:value="-0.293893">
                <text:p>-0.293893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293892">
                <text:p>-0.29389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94188">
                <text:p>-0.094188</text:p>
              </table:table-cell>
              <table:table-cell office:value-type="float" office:value="0.217113">
                <text:p>0.217113</text:p>
              </table:table-cell>
              <table:table-cell office:value-type="float" office:value="0.445484">
                <text:p>0.445484</text:p>
              </table:table-cell>
              <table:table-cell office:value-type="float" office:value="0.503695">
                <text:p>0.503695</text:p>
              </table:table-cell>
              <table:table-cell office:value-type="float" office:value="0.369512">
                <text:p>0.369512</text:p>
              </table:table-cell>
              <table:table-cell office:value-type="float" office:value="0.094188">
                <text:p>0.094188</text:p>
              </table:table-cell>
              <table:table-cell office:value-type="float" office:value="-0.217112">
                <text:p>-0.217112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369513">
                <text:p>-0.36951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188">
                <text:p>-0.188</text:p>
              </table:table-cell>
              <table:table-cell office:value-type="float" office:value="0.139479">
                <text:p>0.139479</text:p>
              </table:table-cell>
              <table:table-cell office:value-type="float" office:value="0.413683">
                <text:p>0.413683</text:p>
              </table:table-cell>
              <table:table-cell office:value-type="float" office:value="0.529874">
                <text:p>0.529874</text:p>
              </table:table-cell>
              <table:table-cell office:value-type="float" office:value="0.443671">
                <text:p>0.443671</text:p>
              </table:table-cell>
              <table:table-cell office:value-type="float" office:value="0.187999">
                <text:p>0.187999</text:p>
              </table:table-cell>
              <table:table-cell office:value-type="float" office:value="-0.13948">
                <text:p>-0.13948</text:p>
              </table:table-cell>
              <table:table-cell office:value-type="float" office:value="-0.413683">
                <text:p>-0.413683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43669">
                <text:p>-0.44366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281074">
                <text:p>-0.281074</text:p>
              </table:table-cell>
              <table:table-cell office:value-type="float" office:value="0.061293">
                <text:p>0.061293</text:p>
              </table:table-cell>
              <table:table-cell office:value-type="float" office:value="0.380248">
                <text:p>0.380248</text:p>
              </table:table-cell>
              <table:table-cell office:value-type="float" office:value="0.553962">
                <text:p>0.553962</text:p>
              </table:table-cell>
              <table:table-cell office:value-type="float" office:value="0.51608">
                <text:p>0.51608</text:p>
              </table:table-cell>
              <table:table-cell office:value-type="float" office:value="0.281074">
                <text:p>0.281074</text:p>
              </table:table-cell>
              <table:table-cell office:value-type="float" office:value="-0.061292">
                <text:p>-0.061292</text:p>
              </table:table-cell>
              <table:table-cell office:value-type="float" office:value="-0.380248">
                <text:p>-0.380248</text:p>
              </table:table-cell>
              <table:table-cell office:value-type="float" office:value="-0.553962">
                <text:p>-0.553962</text:p>
              </table:table-cell>
              <table:table-cell office:value-type="float" office:value="-0.516081">
                <text:p>-0.51608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373035">
                <text:p>-0.373035</text:p>
              </table:table-cell>
              <table:table-cell office:value-type="float" office:value="-0.017132">
                <text:p>-0.017132</text:p>
              </table:table-cell>
              <table:table-cell office:value-type="float" office:value="0.345314">
                <text:p>0.345314</text:p>
              </table:table-cell>
              <table:table-cell office:value-type="float" office:value="0.575863">
                <text:p>0.575863</text:p>
              </table:table-cell>
              <table:table-cell office:value-type="float" office:value="0.586451">
                <text:p>0.586451</text:p>
              </table:table-cell>
              <table:table-cell office:value-type="float" office:value="0.373034">
                <text:p>0.373034</text:p>
              </table:table-cell>
              <table:table-cell office:value-type="float" office:value="0.017132">
                <text:p>0.017132</text:p>
              </table:table-cell>
              <table:table-cell office:value-type="float" office:value="-0.345314">
                <text:p>-0.345314</text:p>
              </table:table-cell>
              <table:table-cell office:value-type="float" office:value="-0.575862">
                <text:p>-0.575862</text:p>
              </table:table-cell>
              <table:table-cell office:value-type="float" office:value="-0.58645">
                <text:p>-0.5864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463527">
                <text:p>-0.463527</text:p>
              </table:table-cell>
              <table:table-cell office:value-type="float" office:value="-0.095494">
                <text:p>-0.095494</text:p>
              </table:table-cell>
              <table:table-cell office:value-type="float" office:value="0.309016">
                <text:p>0.309016</text:p>
              </table:table-cell>
              <table:table-cell office:value-type="float" office:value="0.595492">
                <text:p>0.595492</text:p>
              </table:table-cell>
              <table:table-cell office:value-type="float" office:value="0.65451">
                <text:p>0.65451</text:p>
              </table:table-cell>
              <table:table-cell office:value-type="float" office:value="0.463528">
                <text:p>0.463528</text:p>
              </table:table-cell>
              <table:table-cell office:value-type="float" office:value="0.095494">
                <text:p>0.095494</text:p>
              </table:table-cell>
              <table:table-cell office:value-type="float" office:value="-0.309016">
                <text:p>-0.309016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65451">
                <text:p>-0.6545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552187">
                <text:p>-0.552187</text:p>
              </table:table-cell>
              <table:table-cell office:value-type="float" office:value="-0.173474">
                <text:p>-0.173474</text:p>
              </table:table-cell>
              <table:table-cell office:value-type="float" office:value="0.271499">
                <text:p>0.271499</text:p>
              </table:table-cell>
              <table:table-cell office:value-type="float" office:value="0.612771">
                <text:p>0.612771</text:p>
              </table:table-cell>
              <table:table-cell office:value-type="float" office:value="0.719983">
                <text:p>0.719983</text:p>
              </table:table-cell>
              <table:table-cell office:value-type="float" office:value="0.552186">
                <text:p>0.552186</text:p>
              </table:table-cell>
              <table:table-cell office:value-type="float" office:value="0.173474">
                <text:p>0.173474</text:p>
              </table:table-cell>
              <table:table-cell office:value-type="float" office:value="-0.271499">
                <text:p>-0.271499</text:p>
              </table:table-cell>
              <table:table-cell office:value-type="float" office:value="-0.61277">
                <text:p>-0.61277</text:p>
              </table:table-cell>
              <table:table-cell office:value-type="float" office:value="-0.719982">
                <text:p>-0.71998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63867">
                <text:p>-0.63867</text:p>
              </table:table-cell>
              <table:table-cell office:value-type="float" office:value="-0.250774">
                <text:p>-0.250774</text:p>
              </table:table-cell>
              <table:table-cell office:value-type="float" office:value="0.23291">
                <text:p>0.23291</text:p>
              </table:table-cell>
              <table:table-cell office:value-type="float" office:value="0.627631">
                <text:p>0.627631</text:p>
              </table:table-cell>
              <table:table-cell office:value-type="float" office:value="0.782617">
                <text:p>0.782617</text:p>
              </table:table-cell>
              <table:table-cell office:value-type="float" office:value="0.638671">
                <text:p>0.638671</text:p>
              </table:table-cell>
              <table:table-cell office:value-type="float" office:value="0.250773">
                <text:p>0.250773</text:p>
              </table:table-cell>
              <table:table-cell office:value-type="float" office:value="-0.23291">
                <text:p>-0.23291</text:p>
              </table:table-cell>
              <table:table-cell office:value-type="float" office:value="-0.627631">
                <text:p>-0.627631</text:p>
              </table:table-cell>
              <table:table-cell office:value-type="float" office:value="-0.782618">
                <text:p>-0.7826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722631">
                <text:p>-0.722631</text:p>
              </table:table-cell>
              <table:table-cell office:value-type="float" office:value="-0.32708">
                <text:p>-0.32708</text:p>
              </table:table-cell>
              <table:table-cell office:value-type="float" office:value="0.193403">
                <text:p>0.193403</text:p>
              </table:table-cell>
              <table:table-cell office:value-type="float" office:value="0.640015">
                <text:p>0.640015</text:p>
              </table:table-cell>
              <table:table-cell office:value-type="float" office:value="0.842161">
                <text:p>0.842161</text:p>
              </table:table-cell>
              <table:table-cell office:value-type="float" office:value="0.722629">
                <text:p>0.722629</text:p>
              </table:table-cell>
              <table:table-cell office:value-type="float" office:value="0.32708">
                <text:p>0.32708</text:p>
              </table:table-cell>
              <table:table-cell office:value-type="float" office:value="-0.193403">
                <text:p>-0.193403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84216">
                <text:p>-0.8421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803741">
                <text:p>-0.803741</text:p>
              </table:table-cell>
              <table:table-cell office:value-type="float" office:value="-0.402099">
                <text:p>-0.402099</text:p>
              </table:table-cell>
              <table:table-cell office:value-type="float" office:value="0.153131">
                <text:p>0.153131</text:p>
              </table:table-cell>
              <table:table-cell office:value-type="float" office:value="0.649872">
                <text:p>0.649872</text:p>
              </table:table-cell>
              <table:table-cell office:value-type="float" office:value="0.898382">
                <text:p>0.898382</text:p>
              </table:table-cell>
              <table:table-cell office:value-type="float" office:value="0.803742">
                <text:p>0.803742</text:p>
              </table:table-cell>
              <table:table-cell office:value-type="float" office:value="0.402099">
                <text:p>0.402099</text:p>
              </table:table-cell>
              <table:table-cell office:value-type="float" office:value="-0.153131">
                <text:p>-0.153131</text:p>
              </table:table-cell>
              <table:table-cell office:value-type="float" office:value="-0.649872">
                <text:p>-0.649872</text:p>
              </table:table-cell>
              <table:table-cell office:value-type="float" office:value="-0.898383">
                <text:p>-0.89838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881678">
                <text:p>-0.881678</text:p>
              </table:table-cell>
              <table:table-cell office:value-type="float" office:value="-0.475528">
                <text:p>-0.475528</text:p>
              </table:table-cell>
              <table:table-cell office:value-type="float" office:value="0.112256">
                <text:p>0.112256</text:p>
              </table:table-cell>
              <table:table-cell office:value-type="float" office:value="0.657165">
                <text:p>0.657165</text:p>
              </table:table-cell>
              <table:table-cell office:value-type="float" office:value="0.951055">
                <text:p>0.951055</text:p>
              </table:table-cell>
              <table:table-cell office:value-type="float" office:value="0.881677">
                <text:p>0.881677</text:p>
              </table:table-cell>
              <table:table-cell office:value-type="float" office:value="0.475528">
                <text:p>0.475528</text:p>
              </table:table-cell>
              <table:table-cell office:value-type="float" office:value="-0.112256">
                <text:p>-0.112256</text:p>
              </table:table-cell>
              <table:table-cell office:value-type="float" office:value="-0.657164">
                <text:p>-0.657164</text:p>
              </table:table-cell>
              <table:table-cell office:value-type="float" office:value="-0.951056">
                <text:p>-0.95105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956137">
                <text:p>-0.956137</text:p>
              </table:table-cell>
              <table:table-cell office:value-type="float" office:value="-0.547084">
                <text:p>-0.547084</text:p>
              </table:table-cell>
              <table:table-cell office:value-type="float" office:value="0.070937">
                <text:p>0.070937</text:p>
              </table:table-cell>
              <table:table-cell office:value-type="float" office:value="0.661864">
                <text:p>0.661864</text:p>
              </table:table-cell>
              <table:table-cell office:value-type="float" office:value="0.999979">
                <text:p>0.999979</text:p>
              </table:table-cell>
              <table:table-cell office:value-type="float" office:value="0.956138">
                <text:p>0.956138</text:p>
              </table:table-cell>
              <table:table-cell office:value-type="float" office:value="0.547083">
                <text:p>0.547083</text:p>
              </table:table-cell>
              <table:table-cell office:value-type="float" office:value="-0.070937">
                <text:p>-0.070937</text:p>
              </table:table-cell>
              <table:table-cell office:value-type="float" office:value="-0.661865">
                <text:p>-0.661865</text:p>
              </table:table-cell>
              <table:table-cell office:value-type="float" office:value="-0.99998">
                <text:p>-0.999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.026821">
                <text:p>-1.026821</text:p>
              </table:table-cell>
              <table:table-cell office:value-type="float" office:value="-0.616476">
                <text:p>-0.616476</text:p>
              </table:table-cell>
              <table:table-cell office:value-type="float" office:value="0.029339">
                <text:p>0.029339</text:p>
              </table:table-cell>
              <table:table-cell office:value-type="float" office:value="0.663952">
                <text:p>0.663952</text:p>
              </table:table-cell>
              <table:table-cell office:value-type="float" office:value="1.044953">
                <text:p>1.044953</text:p>
              </table:table-cell>
              <table:table-cell office:value-type="float" office:value="1.02682">
                <text:p>1.02682</text:p>
              </table:table-cell>
              <table:table-cell office:value-type="float" office:value="0.616477">
                <text:p>0.616477</text:p>
              </table:table-cell>
              <table:table-cell office:value-type="float" office:value="-0.02934">
                <text:p>-0.02934</text:p>
              </table:table-cell>
              <table:table-cell office:value-type="float" office:value="-0.663951">
                <text:p>-0.663951</text:p>
              </table:table-cell>
              <table:table-cell office:value-type="float" office:value="-1.044953">
                <text:p>-1.04495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1.093454">
                <text:p>-1.093454</text:p>
              </table:table-cell>
              <table:table-cell office:value-type="float" office:value="-0.68344">
                <text:p>-0.68344</text:p>
              </table:table-cell>
              <table:table-cell office:value-type="float" office:value="-0.012376">
                <text:p>-0.012376</text:p>
              </table:table-cell>
              <table:table-cell office:value-type="float" office:value="0.663418">
                <text:p>0.663418</text:p>
              </table:table-cell>
              <table:table-cell office:value-type="float" office:value="1.085806">
                <text:p>1.085806</text:p>
              </table:table-cell>
              <table:table-cell office:value-type="float" office:value="1.093454">
                <text:p>1.093454</text:p>
              </table:table-cell>
              <table:table-cell office:value-type="float" office:value="0.68344">
                <text:p>0.68344</text:p>
              </table:table-cell>
              <table:table-cell office:value-type="float" office:value="0.012376">
                <text:p>0.012376</text:p>
              </table:table-cell>
              <table:table-cell office:value-type="float" office:value="-0.663419">
                <text:p>-0.663419</text:p>
              </table:table-cell>
              <table:table-cell office:value-type="float" office:value="-1.085805">
                <text:p>-1.0858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1.155769">
                <text:p>-1.155769</text:p>
              </table:table-cell>
              <table:table-cell office:value-type="float" office:value="-0.747703">
                <text:p>-0.747703</text:p>
              </table:table-cell>
              <table:table-cell office:value-type="float" office:value="-0.05404">
                <text:p>-0.05404</text:p>
              </table:table-cell>
              <table:table-cell office:value-type="float" office:value="0.660268">
                <text:p>0.660268</text:p>
              </table:table-cell>
              <table:table-cell office:value-type="float" office:value="1.122371">
                <text:p>1.122371</text:p>
              </table:table-cell>
              <table:table-cell office:value-type="float" office:value="1.155769">
                <text:p>1.155769</text:p>
              </table:table-cell>
              <table:table-cell office:value-type="float" office:value="0.747703">
                <text:p>0.747703</text:p>
              </table:table-cell>
              <table:table-cell office:value-type="float" office:value="0.05404">
                <text:p>0.05404</text:p>
              </table:table-cell>
              <table:table-cell office:value-type="float" office:value="-0.660266">
                <text:p>-0.660266</text:p>
              </table:table-cell>
              <table:table-cell office:value-type="float" office:value="-1.122371">
                <text:p>-1.12237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809018">
                <text:p>-0.809018</text:p>
              </table:table-cell>
              <table:table-cell office:value-type="float" office:value="-0.095494">
                <text:p>-0.095494</text:p>
              </table:table-cell>
              <table:table-cell office:value-type="float" office:value="0.65451">
                <text:p>0.65451</text:p>
              </table:table-cell>
              <table:table-cell office:value-type="float" office:value="1.15451">
                <text:p>1.15451</text:p>
              </table:table-cell>
              <table:table-cell office:value-type="float" office:value="1.213527">
                <text:p>1.213527</text:p>
              </table:table-cell>
              <table:table-cell office:value-type="float" office:value="0.809018">
                <text:p>0.809018</text:p>
              </table:table-cell>
              <table:table-cell office:value-type="float" office:value="0.095493">
                <text:p>0.095493</text:p>
              </table:table-cell>
              <table:table-cell office:value-type="float" office:value="-0.65451">
                <text:p>-0.65451</text:p>
              </table:table-cell>
              <table:table-cell office:value-type="float" office:value="-1.154508">
                <text:p>-1.15450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1.266491">
                <text:p>-1.266491</text:p>
              </table:table-cell>
              <table:table-cell office:value-type="float" office:value="-0.867138">
                <text:p>-0.867138</text:p>
              </table:table-cell>
              <table:table-cell office:value-type="float" office:value="-0.136568">
                <text:p>-0.136568</text:p>
              </table:table-cell>
              <table:table-cell office:value-type="float" office:value="0.646171">
                <text:p>0.646171</text:p>
              </table:table-cell>
              <table:table-cell office:value-type="float" office:value="1.182088">
                <text:p>1.182088</text:p>
              </table:table-cell>
              <table:table-cell office:value-type="float" office:value="1.266491">
                <text:p>1.266491</text:p>
              </table:table-cell>
              <table:table-cell office:value-type="float" office:value="0.867138">
                <text:p>0.867138</text:p>
              </table:table-cell>
              <table:table-cell office:value-type="float" office:value="0.136567">
                <text:p>0.136567</text:p>
              </table:table-cell>
              <table:table-cell office:value-type="float" office:value="-0.646169">
                <text:p>-0.646169</text:p>
              </table:table-cell>
              <table:table-cell office:value-type="float" office:value="-1.182089">
                <text:p>-1.18208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1.314461">
                <text:p>-1.314461</text:p>
              </table:table-cell>
              <table:table-cell office:value-type="float" office:value="-0.921838">
                <text:p>-0.921838</text:p>
              </table:table-cell>
              <table:table-cell office:value-type="float" office:value="-0.177105">
                <text:p>-0.177105</text:p>
              </table:table-cell>
              <table:table-cell office:value-type="float" office:value="0.635279">
                <text:p>0.635279</text:p>
              </table:table-cell>
              <table:table-cell office:value-type="float" office:value="1.205005">
                <text:p>1.205005</text:p>
              </table:table-cell>
              <table:table-cell office:value-type="float" office:value="1.31446">
                <text:p>1.31446</text:p>
              </table:table-cell>
              <table:table-cell office:value-type="float" office:value="0.921838">
                <text:p>0.921838</text:p>
              </table:table-cell>
              <table:table-cell office:value-type="float" office:value="0.177105">
                <text:p>0.177105</text:p>
              </table:table-cell>
              <table:table-cell office:value-type="float" office:value="-0.63528">
                <text:p>-0.63528</text:p>
              </table:table-cell>
              <table:table-cell office:value-type="float" office:value="-1.205004">
                <text:p>-1.20500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1.35724">
                <text:p>-1.35724</text:p>
              </table:table-cell>
              <table:table-cell office:value-type="float" office:value="-0.972897">
                <text:p>-0.972897</text:p>
              </table:table-cell>
              <table:table-cell office:value-type="float" office:value="-0.216941">
                <text:p>-0.216941</text:p>
              </table:table-cell>
              <table:table-cell office:value-type="float" office:value="0.621883">
                <text:p>0.621883</text:p>
              </table:table-cell>
              <table:table-cell office:value-type="float" office:value="1.223164">
                <text:p>1.223164</text:p>
              </table:table-cell>
              <table:table-cell office:value-type="float" office:value="1.35724">
                <text:p>1.35724</text:p>
              </table:table-cell>
              <table:table-cell office:value-type="float" office:value="0.972897">
                <text:p>0.972897</text:p>
              </table:table-cell>
              <table:table-cell office:value-type="float" office:value="0.216941">
                <text:p>0.216941</text:p>
              </table:table-cell>
              <table:table-cell office:value-type="float" office:value="-0.621882">
                <text:p>-0.621882</text:p>
              </table:table-cell>
              <table:table-cell office:value-type="float" office:value="-1.223164">
                <text:p>-1.22316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020119">
                <text:p>-1.020119</text:p>
              </table:table-cell>
              <table:table-cell office:value-type="float" office:value="-0.255924">
                <text:p>-0.255924</text:p>
              </table:table-cell>
              <table:table-cell office:value-type="float" office:value="0.60603">
                <text:p>0.60603</text:p>
              </table:table-cell>
              <table:table-cell office:value-type="float" office:value="1.236498">
                <text:p>1.236498</text:p>
              </table:table-cell>
              <table:table-cell office:value-type="float" office:value="1.394665">
                <text:p>1.394665</text:p>
              </table:table-cell>
              <table:table-cell office:value-type="float" office:value="1.020119">
                <text:p>1.020119</text:p>
              </table:table-cell>
              <table:table-cell office:value-type="float" office:value="0.255923">
                <text:p>0.255923</text:p>
              </table:table-cell>
              <table:table-cell office:value-type="float" office:value="-0.606031">
                <text:p>-0.606031</text:p>
              </table:table-cell>
              <table:table-cell office:value-type="float" office:value="-1.236496">
                <text:p>-1.23649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063313">
                <text:p>-1.063313</text:p>
              </table:table-cell>
              <table:table-cell office:value-type="float" office:value="-0.293893">
                <text:p>-0.293893</text:p>
              </table:table-cell>
              <table:table-cell office:value-type="float" office:value="0.587786">
                <text:p>0.587786</text:p>
              </table:table-cell>
              <table:table-cell office:value-type="float" office:value="1.244949">
                <text:p>1.244949</text:p>
              </table:table-cell>
              <table:table-cell office:value-type="float" office:value="1.426584">
                <text:p>1.426584</text:p>
              </table:table-cell>
              <table:table-cell office:value-type="float" office:value="1.063313">
                <text:p>1.063313</text:p>
              </table:table-cell>
              <table:table-cell office:value-type="float" office:value="0.293893">
                <text:p>0.293893</text:p>
              </table:table-cell>
              <table:table-cell office:value-type="float" office:value="-0.587787">
                <text:p>-0.587787</text:p>
              </table:table-cell>
              <table:table-cell office:value-type="float" office:value="-1.24495">
                <text:p>-1.2449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102313">
                <text:p>-1.102313</text:p>
              </table:table-cell>
              <table:table-cell office:value-type="float" office:value="-0.330706">
                <text:p>-0.330706</text:p>
              </table:table-cell>
              <table:table-cell office:value-type="float" office:value="0.567224">
                <text:p>0.567224</text:p>
              </table:table-cell>
              <table:table-cell office:value-type="float" office:value="1.248489">
                <text:p>1.248489</text:p>
              </table:table-cell>
              <table:table-cell office:value-type="float" office:value="1.452875">
                <text:p>1.452875</text:p>
              </table:table-cell>
              <table:table-cell office:value-type="float" office:value="1.102313">
                <text:p>1.102313</text:p>
              </table:table-cell>
              <table:table-cell office:value-type="float" office:value="0.330706">
                <text:p>0.330706</text:p>
              </table:table-cell>
              <table:table-cell office:value-type="float" office:value="-0.567225">
                <text:p>-0.567225</text:p>
              </table:table-cell>
              <table:table-cell office:value-type="float" office:value="-1.248489">
                <text:p>-1.24848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1.47343">
                <text:p>-1.47343</text:p>
              </table:table-cell>
              <table:table-cell office:value-type="float" office:value="-1.136961">
                <text:p>-1.136961</text:p>
              </table:table-cell>
              <table:table-cell office:value-type="float" office:value="-0.366211">
                <text:p>-0.366211</text:p>
              </table:table-cell>
              <table:table-cell office:value-type="float" office:value="0.544422">
                <text:p>0.544422</text:p>
              </table:table-cell>
              <table:table-cell office:value-type="float" office:value="1.247101">
                <text:p>1.247101</text:p>
              </table:table-cell>
              <table:table-cell office:value-type="float" office:value="1.473431">
                <text:p>1.473431</text:p>
              </table:table-cell>
              <table:table-cell office:value-type="float" office:value="1.13696">
                <text:p>1.13696</text:p>
              </table:table-cell>
              <table:table-cell office:value-type="float" office:value="0.36621">
                <text:p>0.36621</text:p>
              </table:table-cell>
              <table:table-cell office:value-type="float" office:value="-0.544422">
                <text:p>-0.544422</text:p>
              </table:table-cell>
              <table:table-cell office:value-type="float" office:value="-1.247101">
                <text:p>-1.24710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167123">
                <text:p>-1.167123</text:p>
              </table:table-cell>
              <table:table-cell office:value-type="float" office:value="-0.400273">
                <text:p>-0.400273</text:p>
              </table:table-cell>
              <table:table-cell office:value-type="float" office:value="0.519472">
                <text:p>0.519472</text:p>
              </table:table-cell>
              <table:table-cell office:value-type="float" office:value="1.240792">
                <text:p>1.240792</text:p>
              </table:table-cell>
              <table:table-cell office:value-type="float" office:value="1.488172">
                <text:p>1.488172</text:p>
              </table:table-cell>
              <table:table-cell office:value-type="float" office:value="1.167123">
                <text:p>1.167123</text:p>
              </table:table-cell>
              <table:table-cell office:value-type="float" office:value="0.400273">
                <text:p>0.400273</text:p>
              </table:table-cell>
              <table:table-cell office:value-type="float" office:value="-0.519471">
                <text:p>-0.519471</text:p>
              </table:table-cell>
              <table:table-cell office:value-type="float" office:value="-1.240791">
                <text:p>-1.24079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.49704">
                <text:p>-1.49704</text:p>
              </table:table-cell>
              <table:table-cell office:value-type="float" office:value="-1.192677">
                <text:p>-1.192677</text:p>
              </table:table-cell>
              <table:table-cell office:value-type="float" office:value="-0.432753">
                <text:p>-0.432753</text:p>
              </table:table-cell>
              <table:table-cell office:value-type="float" office:value="0.492471">
                <text:p>0.492471</text:p>
              </table:table-cell>
              <table:table-cell office:value-type="float" office:value="1.229585">
                <text:p>1.229585</text:p>
              </table:table-cell>
              <table:table-cell office:value-type="float" office:value="1.49704">
                <text:p>1.49704</text:p>
              </table:table-cell>
              <table:table-cell office:value-type="float" office:value="1.192677">
                <text:p>1.192677</text:p>
              </table:table-cell>
              <table:table-cell office:value-type="float" office:value="0.432754">
                <text:p>0.432754</text:p>
              </table:table-cell>
              <table:table-cell office:value-type="float" office:value="-0.492472">
                <text:p>-0.492472</text:p>
              </table:table-cell>
              <table:table-cell office:value-type="float" office:value="-1.229586">
                <text:p>-1.22958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1.5">
                <text:p>-1.5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463528">
                <text:p>-0.463528</text:p>
              </table:table-cell>
              <table:table-cell office:value-type="float" office:value="0.463528">
                <text:p>0.463528</text:p>
              </table:table-cell>
              <table:table-cell office:value-type="float" office:value="1.213527">
                <text:p>1.213527</text:p>
              </table:table-cell>
              <table:table-cell office:value-type="float" office:value="1.5">
                <text:p>1.5</text:p>
              </table:table-cell>
              <table:table-cell office:value-type="float" office:value="1.213526">
                <text:p>1.213526</text:p>
              </table:table-cell>
              <table:table-cell office:value-type="float" office:value="0.463527">
                <text:p>0.463527</text:p>
              </table:table-cell>
              <table:table-cell office:value-type="float" office:value="-0.463526">
                <text:p>-0.463526</text:p>
              </table:table-cell>
              <table:table-cell office:value-type="float" office:value="-1.213526">
                <text:p>-1.2135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1.49704">
                <text:p>-1.49704</text:p>
              </table:table-cell>
              <table:table-cell office:value-type="float" office:value="-1.229585">
                <text:p>-1.229585</text:p>
              </table:table-cell>
              <table:table-cell office:value-type="float" office:value="-0.492471">
                <text:p>-0.492471</text:p>
              </table:table-cell>
              <table:table-cell office:value-type="float" office:value="0.432753">
                <text:p>0.432753</text:p>
              </table:table-cell>
              <table:table-cell office:value-type="float" office:value="1.192677">
                <text:p>1.192677</text:p>
              </table:table-cell>
              <table:table-cell office:value-type="float" office:value="1.49704">
                <text:p>1.49704</text:p>
              </table:table-cell>
              <table:table-cell office:value-type="float" office:value="1.229586">
                <text:p>1.229586</text:p>
              </table:table-cell>
              <table:table-cell office:value-type="float" office:value="0.492472">
                <text:p>0.492472</text:p>
              </table:table-cell>
              <table:table-cell office:value-type="float" office:value="-0.432754">
                <text:p>-0.432754</text:p>
              </table:table-cell>
              <table:table-cell office:value-type="float" office:value="-1.192678">
                <text:p>-1.19267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240792">
                <text:p>-1.240792</text:p>
              </table:table-cell>
              <table:table-cell office:value-type="float" office:value="-0.519472">
                <text:p>-0.519472</text:p>
              </table:table-cell>
              <table:table-cell office:value-type="float" office:value="0.400273">
                <text:p>0.400273</text:p>
              </table:table-cell>
              <table:table-cell office:value-type="float" office:value="1.167122">
                <text:p>1.167122</text:p>
              </table:table-cell>
              <table:table-cell office:value-type="float" office:value="1.488172">
                <text:p>1.488172</text:p>
              </table:table-cell>
              <table:table-cell office:value-type="float" office:value="1.240792">
                <text:p>1.240792</text:p>
              </table:table-cell>
              <table:table-cell office:value-type="float" office:value="0.519471">
                <text:p>0.519471</text:p>
              </table:table-cell>
              <table:table-cell office:value-type="float" office:value="-0.400272">
                <text:p>-0.400272</text:p>
              </table:table-cell>
              <table:table-cell office:value-type="float" office:value="-1.167122">
                <text:p>-1.16712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247101">
                <text:p>-1.247101</text:p>
              </table:table-cell>
              <table:table-cell office:value-type="float" office:value="-0.544421">
                <text:p>-0.544421</text:p>
              </table:table-cell>
              <table:table-cell office:value-type="float" office:value="0.366211">
                <text:p>0.366211</text:p>
              </table:table-cell>
              <table:table-cell office:value-type="float" office:value="1.136961">
                <text:p>1.136961</text:p>
              </table:table-cell>
              <table:table-cell office:value-type="float" office:value="1.47343">
                <text:p>1.47343</text:p>
              </table:table-cell>
              <table:table-cell office:value-type="float" office:value="1.247102">
                <text:p>1.247102</text:p>
              </table:table-cell>
              <table:table-cell office:value-type="float" office:value="0.544423">
                <text:p>0.544423</text:p>
              </table:table-cell>
              <table:table-cell office:value-type="float" office:value="-0.366211">
                <text:p>-0.366211</text:p>
              </table:table-cell>
              <table:table-cell office:value-type="float" office:value="-1.136961">
                <text:p>-1.13696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248489">
                <text:p>-1.248489</text:p>
              </table:table-cell>
              <table:table-cell office:value-type="float" office:value="-0.567224">
                <text:p>-0.567224</text:p>
              </table:table-cell>
              <table:table-cell office:value-type="float" office:value="0.330706">
                <text:p>0.330706</text:p>
              </table:table-cell>
              <table:table-cell office:value-type="float" office:value="1.102313">
                <text:p>1.102313</text:p>
              </table:table-cell>
              <table:table-cell office:value-type="float" office:value="1.452875">
                <text:p>1.452875</text:p>
              </table:table-cell>
              <table:table-cell office:value-type="float" office:value="1.248489">
                <text:p>1.248489</text:p>
              </table:table-cell>
              <table:table-cell office:value-type="float" office:value="0.567223">
                <text:p>0.567223</text:p>
              </table:table-cell>
              <table:table-cell office:value-type="float" office:value="-0.330705">
                <text:p>-0.330705</text:p>
              </table:table-cell>
              <table:table-cell office:value-type="float" office:value="-1.102313">
                <text:p>-1.10231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244949">
                <text:p>-1.244949</text:p>
              </table:table-cell>
              <table:table-cell office:value-type="float" office:value="-0.587788">
                <text:p>-0.587788</text:p>
              </table:table-cell>
              <table:table-cell office:value-type="float" office:value="0.293894">
                <text:p>0.293894</text:p>
              </table:table-cell>
              <table:table-cell office:value-type="float" office:value="1.063313">
                <text:p>1.063313</text:p>
              </table:table-cell>
              <table:table-cell office:value-type="float" office:value="1.426584">
                <text:p>1.426584</text:p>
              </table:table-cell>
              <table:table-cell office:value-type="float" office:value="1.24495">
                <text:p>1.24495</text:p>
              </table:table-cell>
              <table:table-cell office:value-type="float" office:value="0.587787">
                <text:p>0.587787</text:p>
              </table:table-cell>
              <table:table-cell office:value-type="float" office:value="-0.293894">
                <text:p>-0.293894</text:p>
              </table:table-cell>
              <table:table-cell office:value-type="float" office:value="-1.063313">
                <text:p>-1.0633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236498">
                <text:p>-1.236498</text:p>
              </table:table-cell>
              <table:table-cell office:value-type="float" office:value="-0.60603">
                <text:p>-0.60603</text:p>
              </table:table-cell>
              <table:table-cell office:value-type="float" office:value="0.255924">
                <text:p>0.255924</text:p>
              </table:table-cell>
              <table:table-cell office:value-type="float" office:value="1.020119">
                <text:p>1.020119</text:p>
              </table:table-cell>
              <table:table-cell office:value-type="float" office:value="1.394665">
                <text:p>1.394665</text:p>
              </table:table-cell>
              <table:table-cell office:value-type="float" office:value="1.236497">
                <text:p>1.236497</text:p>
              </table:table-cell>
              <table:table-cell office:value-type="float" office:value="0.60603">
                <text:p>0.60603</text:p>
              </table:table-cell>
              <table:table-cell office:value-type="float" office:value="-0.255923">
                <text:p>-0.255923</text:p>
              </table:table-cell>
              <table:table-cell office:value-type="float" office:value="-1.020119">
                <text:p>-1.0201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1.35724">
                <text:p>-1.35724</text:p>
              </table:table-cell>
              <table:table-cell office:value-type="float" office:value="-1.223164">
                <text:p>-1.223164</text:p>
              </table:table-cell>
              <table:table-cell office:value-type="float" office:value="-0.621883">
                <text:p>-0.621883</text:p>
              </table:table-cell>
              <table:table-cell office:value-type="float" office:value="0.216941">
                <text:p>0.216941</text:p>
              </table:table-cell>
              <table:table-cell office:value-type="float" office:value="0.972897">
                <text:p>0.972897</text:p>
              </table:table-cell>
              <table:table-cell office:value-type="float" office:value="1.357239">
                <text:p>1.357239</text:p>
              </table:table-cell>
              <table:table-cell office:value-type="float" office:value="1.223165">
                <text:p>1.223165</text:p>
              </table:table-cell>
              <table:table-cell office:value-type="float" office:value="0.621882">
                <text:p>0.621882</text:p>
              </table:table-cell>
              <table:table-cell office:value-type="float" office:value="-0.216942">
                <text:p>-0.216942</text:p>
              </table:table-cell>
              <table:table-cell office:value-type="float" office:value="-0.972897">
                <text:p>-0.97289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1.314461">
                <text:p>-1.314461</text:p>
              </table:table-cell>
              <table:table-cell office:value-type="float" office:value="-1.205005">
                <text:p>-1.205005</text:p>
              </table:table-cell>
              <table:table-cell office:value-type="float" office:value="-0.635279">
                <text:p>-0.635279</text:p>
              </table:table-cell>
              <table:table-cell office:value-type="float" office:value="0.177105">
                <text:p>0.177105</text:p>
              </table:table-cell>
              <table:table-cell office:value-type="float" office:value="0.921838">
                <text:p>0.921838</text:p>
              </table:table-cell>
              <table:table-cell office:value-type="float" office:value="1.314461">
                <text:p>1.314461</text:p>
              </table:table-cell>
              <table:table-cell office:value-type="float" office:value="1.205005">
                <text:p>1.205005</text:p>
              </table:table-cell>
              <table:table-cell office:value-type="float" office:value="0.635279">
                <text:p>0.635279</text:p>
              </table:table-cell>
              <table:table-cell office:value-type="float" office:value="-0.177105">
                <text:p>-0.177105</text:p>
              </table:table-cell>
              <table:table-cell office:value-type="float" office:value="-0.921838">
                <text:p>-0.92183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1.266491">
                <text:p>-1.266491</text:p>
              </table:table-cell>
              <table:table-cell office:value-type="float" office:value="-1.182088">
                <text:p>-1.182088</text:p>
              </table:table-cell>
              <table:table-cell office:value-type="float" office:value="-0.64617">
                <text:p>-0.64617</text:p>
              </table:table-cell>
              <table:table-cell office:value-type="float" office:value="0.136568">
                <text:p>0.136568</text:p>
              </table:table-cell>
              <table:table-cell office:value-type="float" office:value="0.867138">
                <text:p>0.867138</text:p>
              </table:table-cell>
              <table:table-cell office:value-type="float" office:value="1.266492">
                <text:p>1.266492</text:p>
              </table:table-cell>
              <table:table-cell office:value-type="float" office:value="1.182089">
                <text:p>1.182089</text:p>
              </table:table-cell>
              <table:table-cell office:value-type="float" office:value="0.64617">
                <text:p>0.64617</text:p>
              </table:table-cell>
              <table:table-cell office:value-type="float" office:value="-0.136568">
                <text:p>-0.136568</text:p>
              </table:table-cell>
              <table:table-cell office:value-type="float" office:value="-0.867138">
                <text:p>-0.86713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1.213526">
                <text:p>-1.213526</text:p>
              </table:table-cell>
              <table:table-cell office:value-type="float" office:value="-1.154509">
                <text:p>-1.154509</text:p>
              </table:table-cell>
              <table:table-cell office:value-type="float" office:value="-0.65451">
                <text:p>-0.65451</text:p>
              </table:table-cell>
              <table:table-cell office:value-type="float" office:value="0.095494">
                <text:p>0.095494</text:p>
              </table:table-cell>
              <table:table-cell office:value-type="float" office:value="0.809018">
                <text:p>0.809018</text:p>
              </table:table-cell>
              <table:table-cell office:value-type="float" office:value="1.213526">
                <text:p>1.213526</text:p>
              </table:table-cell>
              <table:table-cell office:value-type="float" office:value="1.154509">
                <text:p>1.154509</text:p>
              </table:table-cell>
              <table:table-cell office:value-type="float" office:value="0.654509">
                <text:p>0.654509</text:p>
              </table:table-cell>
              <table:table-cell office:value-type="float" office:value="-0.095493">
                <text:p>-0.095493</text:p>
              </table:table-cell>
              <table:table-cell office:value-type="float" office:value="-0.809018">
                <text:p>-0.80901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1.155769">
                <text:p>-1.155769</text:p>
              </table:table-cell>
              <table:table-cell office:value-type="float" office:value="-1.122371">
                <text:p>-1.122371</text:p>
              </table:table-cell>
              <table:table-cell office:value-type="float" office:value="-0.660268">
                <text:p>-0.660268</text:p>
              </table:table-cell>
              <table:table-cell office:value-type="float" office:value="0.05404">
                <text:p>0.05404</text:p>
              </table:table-cell>
              <table:table-cell office:value-type="float" office:value="0.747703">
                <text:p>0.747703</text:p>
              </table:table-cell>
              <table:table-cell office:value-type="float" office:value="1.15577">
                <text:p>1.15577</text:p>
              </table:table-cell>
              <table:table-cell office:value-type="float" office:value="1.122372">
                <text:p>1.122372</text:p>
              </table:table-cell>
              <table:table-cell office:value-type="float" office:value="0.660267">
                <text:p>0.660267</text:p>
              </table:table-cell>
              <table:table-cell office:value-type="float" office:value="-0.054041">
                <text:p>-0.054041</text:p>
              </table:table-cell>
              <table:table-cell office:value-type="float" office:value="-0.747703">
                <text:p>-0.74770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1.093454">
                <text:p>-1.093454</text:p>
              </table:table-cell>
              <table:table-cell office:value-type="float" office:value="-1.085806">
                <text:p>-1.085806</text:p>
              </table:table-cell>
              <table:table-cell office:value-type="float" office:value="-0.663418">
                <text:p>-0.663418</text:p>
              </table:table-cell>
              <table:table-cell office:value-type="float" office:value="0.012375">
                <text:p>0.012375</text:p>
              </table:table-cell>
              <table:table-cell office:value-type="float" office:value="0.68344">
                <text:p>0.68344</text:p>
              </table:table-cell>
              <table:table-cell office:value-type="float" office:value="1.093454">
                <text:p>1.093454</text:p>
              </table:table-cell>
              <table:table-cell office:value-type="float" office:value="1.085806">
                <text:p>1.085806</text:p>
              </table:table-cell>
              <table:table-cell office:value-type="float" office:value="0.663417">
                <text:p>0.663417</text:p>
              </table:table-cell>
              <table:table-cell office:value-type="float" office:value="-0.012376">
                <text:p>-0.012376</text:p>
              </table:table-cell>
              <table:table-cell office:value-type="float" office:value="-0.68344">
                <text:p>-0.6834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1.026819">
                <text:p>-1.026819</text:p>
              </table:table-cell>
              <table:table-cell office:value-type="float" office:value="-1.044953">
                <text:p>-1.044953</text:p>
              </table:table-cell>
              <table:table-cell office:value-type="float" office:value="-0.663952">
                <text:p>-0.663952</text:p>
              </table:table-cell>
              <table:table-cell office:value-type="float" office:value="-0.029339">
                <text:p>-0.029339</text:p>
              </table:table-cell>
              <table:table-cell office:value-type="float" office:value="0.616476">
                <text:p>0.616476</text:p>
              </table:table-cell>
              <table:table-cell office:value-type="float" office:value="1.02682">
                <text:p>1.02682</text:p>
              </table:table-cell>
              <table:table-cell office:value-type="float" office:value="1.044954">
                <text:p>1.044954</text:p>
              </table:table-cell>
              <table:table-cell office:value-type="float" office:value="0.663951">
                <text:p>0.663951</text:p>
              </table:table-cell>
              <table:table-cell office:value-type="float" office:value="0.029339">
                <text:p>0.029339</text:p>
              </table:table-cell>
              <table:table-cell office:value-type="float" office:value="-0.616477">
                <text:p>-0.61647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956137">
                <text:p>-0.956137</text:p>
              </table:table-cell>
              <table:table-cell office:value-type="float" office:value="-0.999979">
                <text:p>-0.999979</text:p>
              </table:table-cell>
              <table:table-cell office:value-type="float" office:value="-0.661864">
                <text:p>-0.661864</text:p>
              </table:table-cell>
              <table:table-cell office:value-type="float" office:value="-0.070937">
                <text:p>-0.070937</text:p>
              </table:table-cell>
              <table:table-cell office:value-type="float" office:value="0.547084">
                <text:p>0.547084</text:p>
              </table:table-cell>
              <table:table-cell office:value-type="float" office:value="0.956137">
                <text:p>0.956137</text:p>
              </table:table-cell>
              <table:table-cell office:value-type="float" office:value="0.999979">
                <text:p>0.999979</text:p>
              </table:table-cell>
              <table:table-cell office:value-type="float" office:value="0.661863">
                <text:p>0.661863</text:p>
              </table:table-cell>
              <table:table-cell office:value-type="float" office:value="0.070937">
                <text:p>0.070937</text:p>
              </table:table-cell>
              <table:table-cell office:value-type="float" office:value="-0.547083">
                <text:p>-0.54708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881677">
                <text:p>-0.881677</text:p>
              </table:table-cell>
              <table:table-cell office:value-type="float" office:value="-0.951057">
                <text:p>-0.951057</text:p>
              </table:table-cell>
              <table:table-cell office:value-type="float" office:value="-0.657165">
                <text:p>-0.657165</text:p>
              </table:table-cell>
              <table:table-cell office:value-type="float" office:value="-0.112256">
                <text:p>-0.112256</text:p>
              </table:table-cell>
              <table:table-cell office:value-type="float" office:value="0.475528">
                <text:p>0.475528</text:p>
              </table:table-cell>
              <table:table-cell office:value-type="float" office:value="0.881678">
                <text:p>0.881678</text:p>
              </table:table-cell>
              <table:table-cell office:value-type="float" office:value="0.951056">
                <text:p>0.951056</text:p>
              </table:table-cell>
              <table:table-cell office:value-type="float" office:value="0.657165">
                <text:p>0.657165</text:p>
              </table:table-cell>
              <table:table-cell office:value-type="float" office:value="0.112256">
                <text:p>0.112256</text:p>
              </table:table-cell>
              <table:table-cell office:value-type="float" office:value="-0.475528">
                <text:p>-0.47552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803742">
                <text:p>-0.803742</text:p>
              </table:table-cell>
              <table:table-cell office:value-type="float" office:value="-0.898382">
                <text:p>-0.898382</text:p>
              </table:table-cell>
              <table:table-cell office:value-type="float" office:value="-0.649872">
                <text:p>-0.649872</text:p>
              </table:table-cell>
              <table:table-cell office:value-type="float" office:value="-0.153131">
                <text:p>-0.153131</text:p>
              </table:table-cell>
              <table:table-cell office:value-type="float" office:value="0.402099">
                <text:p>0.402099</text:p>
              </table:table-cell>
              <table:table-cell office:value-type="float" office:value="0.803741">
                <text:p>0.803741</text:p>
              </table:table-cell>
              <table:table-cell office:value-type="float" office:value="0.898382">
                <text:p>0.898382</text:p>
              </table:table-cell>
              <table:table-cell office:value-type="float" office:value="0.649873">
                <text:p>0.649873</text:p>
              </table:table-cell>
              <table:table-cell office:value-type="float" office:value="0.153131">
                <text:p>0.153131</text:p>
              </table:table-cell>
              <table:table-cell office:value-type="float" office:value="-0.402099">
                <text:p>-0.40209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722629">
                <text:p>-0.722629</text:p>
              </table:table-cell>
              <table:table-cell office:value-type="float" office:value="-0.842161">
                <text:p>-0.842161</text:p>
              </table:table-cell>
              <table:table-cell office:value-type="float" office:value="-0.640015">
                <text:p>-0.640015</text:p>
              </table:table-cell>
              <table:table-cell office:value-type="float" office:value="-0.193403">
                <text:p>-0.193403</text:p>
              </table:table-cell>
              <table:table-cell office:value-type="float" office:value="0.32708">
                <text:p>0.32708</text:p>
              </table:table-cell>
              <table:table-cell office:value-type="float" office:value="0.72263">
                <text:p>0.72263</text:p>
              </table:table-cell>
              <table:table-cell office:value-type="float" office:value="0.84216">
                <text:p>0.84216</text:p>
              </table:table-cell>
              <table:table-cell office:value-type="float" office:value="0.640014">
                <text:p>0.640014</text:p>
              </table:table-cell>
              <table:table-cell office:value-type="float" office:value="0.193403">
                <text:p>0.193403</text:p>
              </table:table-cell>
              <table:table-cell office:value-type="float" office:value="-0.32708">
                <text:p>-0.327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638671">
                <text:p>-0.638671</text:p>
              </table:table-cell>
              <table:table-cell office:value-type="float" office:value="-0.782617">
                <text:p>-0.782617</text:p>
              </table:table-cell>
              <table:table-cell office:value-type="float" office:value="-0.627631">
                <text:p>-0.627631</text:p>
              </table:table-cell>
              <table:table-cell office:value-type="float" office:value="-0.23291">
                <text:p>-0.23291</text:p>
              </table:table-cell>
              <table:table-cell office:value-type="float" office:value="0.250774">
                <text:p>0.250774</text:p>
              </table:table-cell>
              <table:table-cell office:value-type="float" office:value="0.63867">
                <text:p>0.63867</text:p>
              </table:table-cell>
              <table:table-cell office:value-type="float" office:value="0.782616">
                <text:p>0.782616</text:p>
              </table:table-cell>
              <table:table-cell office:value-type="float" office:value="0.627632">
                <text:p>0.627632</text:p>
              </table:table-cell>
              <table:table-cell office:value-type="float" office:value="0.23291">
                <text:p>0.23291</text:p>
              </table:table-cell>
              <table:table-cell office:value-type="float" office:value="-0.250774">
                <text:p>-0.25077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552186">
                <text:p>-0.552186</text:p>
              </table:table-cell>
              <table:table-cell office:value-type="float" office:value="-0.719983">
                <text:p>-0.719983</text:p>
              </table:table-cell>
              <table:table-cell office:value-type="float" office:value="-0.612771">
                <text:p>-0.612771</text:p>
              </table:table-cell>
              <table:table-cell office:value-type="float" office:value="-0.271499">
                <text:p>-0.271499</text:p>
              </table:table-cell>
              <table:table-cell office:value-type="float" office:value="0.173475">
                <text:p>0.173475</text:p>
              </table:table-cell>
              <table:table-cell office:value-type="float" office:value="0.552187">
                <text:p>0.552187</text:p>
              </table:table-cell>
              <table:table-cell office:value-type="float" office:value="0.719983">
                <text:p>0.719983</text:p>
              </table:table-cell>
              <table:table-cell office:value-type="float" office:value="0.61277">
                <text:p>0.61277</text:p>
              </table:table-cell>
              <table:table-cell office:value-type="float" office:value="0.271499">
                <text:p>0.271499</text:p>
              </table:table-cell>
              <table:table-cell office:value-type="float" office:value="-0.173474">
                <text:p>-0.17347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463528">
                <text:p>-0.463528</text:p>
              </table:table-cell>
              <table:table-cell office:value-type="float" office:value="-0.65451">
                <text:p>-0.65451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309016">
                <text:p>-0.309016</text:p>
              </table:table-cell>
              <table:table-cell office:value-type="float" office:value="0.095493">
                <text:p>0.095493</text:p>
              </table:table-cell>
              <table:table-cell office:value-type="float" office:value="0.463527">
                <text:p>0.463527</text:p>
              </table:table-cell>
              <table:table-cell office:value-type="float" office:value="0.654509">
                <text:p>0.654509</text:p>
              </table:table-cell>
              <table:table-cell office:value-type="float" office:value="0.595493">
                <text:p>0.595493</text:p>
              </table:table-cell>
              <table:table-cell office:value-type="float" office:value="0.309016">
                <text:p>0.309016</text:p>
              </table:table-cell>
              <table:table-cell office:value-type="float" office:value="-0.095493">
                <text:p>-0.09549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373034">
                <text:p>-0.373034</text:p>
              </table:table-cell>
              <table:table-cell office:value-type="float" office:value="-0.586451">
                <text:p>-0.586451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345314">
                <text:p>-0.345314</text:p>
              </table:table-cell>
              <table:table-cell office:value-type="float" office:value="0.017133">
                <text:p>0.017133</text:p>
              </table:table-cell>
              <table:table-cell office:value-type="float" office:value="0.373035">
                <text:p>0.373035</text:p>
              </table:table-cell>
              <table:table-cell office:value-type="float" office:value="0.586451">
                <text:p>0.586451</text:p>
              </table:table-cell>
              <table:table-cell office:value-type="float" office:value="0.575863">
                <text:p>0.575863</text:p>
              </table:table-cell>
              <table:table-cell office:value-type="float" office:value="0.345314">
                <text:p>0.345314</text:p>
              </table:table-cell>
              <table:table-cell office:value-type="float" office:value="-0.017132">
                <text:p>-0.01713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281074">
                <text:p>-0.281074</text:p>
              </table:table-cell>
              <table:table-cell office:value-type="float" office:value="-0.51608">
                <text:p>-0.51608</text:p>
              </table:table-cell>
              <table:table-cell office:value-type="float" office:value="-0.553962">
                <text:p>-0.553962</text:p>
              </table:table-cell>
              <table:table-cell office:value-type="float" office:value="-0.380248">
                <text:p>-0.380248</text:p>
              </table:table-cell>
              <table:table-cell office:value-type="float" office:value="-0.061293">
                <text:p>-0.061293</text:p>
              </table:table-cell>
              <table:table-cell office:value-type="float" office:value="0.281074">
                <text:p>0.281074</text:p>
              </table:table-cell>
              <table:table-cell office:value-type="float" office:value="0.51608">
                <text:p>0.51608</text:p>
              </table:table-cell>
              <table:table-cell office:value-type="float" office:value="0.553962">
                <text:p>0.553962</text:p>
              </table:table-cell>
              <table:table-cell office:value-type="float" office:value="0.380248">
                <text:p>0.380248</text:p>
              </table:table-cell>
              <table:table-cell office:value-type="float" office:value="0.061293">
                <text:p>0.06129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187999">
                <text:p>-0.187999</text:p>
              </table:table-cell>
              <table:table-cell office:value-type="float" office:value="-0.44367">
                <text:p>-0.44367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13683">
                <text:p>-0.413683</text:p>
              </table:table-cell>
              <table:table-cell office:value-type="float" office:value="-0.139479">
                <text:p>-0.139479</text:p>
              </table:table-cell>
              <table:table-cell office:value-type="float" office:value="0.188">
                <text:p>0.188</text:p>
              </table:table-cell>
              <table:table-cell office:value-type="float" office:value="0.44367">
                <text:p>0.44367</text:p>
              </table:table-cell>
              <table:table-cell office:value-type="float" office:value="0.529873">
                <text:p>0.529873</text:p>
              </table:table-cell>
              <table:table-cell office:value-type="float" office:value="0.413683">
                <text:p>0.413683</text:p>
              </table:table-cell>
              <table:table-cell office:value-type="float" office:value="0.13948">
                <text:p>0.1394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094188">
                <text:p>-0.094188</text:p>
              </table:table-cell>
              <table:table-cell office:value-type="float" office:value="-0.369512">
                <text:p>-0.369512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217113">
                <text:p>-0.217113</text:p>
              </table:table-cell>
              <table:table-cell office:value-type="float" office:value="0.094187">
                <text:p>0.094187</text:p>
              </table:table-cell>
              <table:table-cell office:value-type="float" office:value="0.369511">
                <text:p>0.369511</text:p>
              </table:table-cell>
              <table:table-cell office:value-type="float" office:value="0.503696">
                <text:p>0.503696</text:p>
              </table:table-cell>
              <table:table-cell office:value-type="float" office:value="0.445484">
                <text:p>0.445484</text:p>
              </table:table-cell>
              <table:table-cell office:value-type="float" office:value="0.217113">
                <text:p>0.21711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00001">
                <text:p>-0.000001</text:p>
              </table:table-cell>
              <table:table-cell office:value-type="float" office:value="-0.293893">
                <text:p>-0.293893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293892">
                <text:p>-0.293892</text:p>
              </table:table-cell>
              <table:table-cell office:value-type="float" office:value="0">
                <text:p>0</text:p>
              </table:table-cell>
              <table:table-cell office:value-type="float" office:value="0.293892">
                <text:p>0.293892</text:p>
              </table:table-cell>
              <table:table-cell office:value-type="float" office:value="0.475528">
                <text:p>0.475528</text:p>
              </table:table-cell>
              <table:table-cell office:value-type="float" office:value="0.475528">
                <text:p>0.475528</text:p>
              </table:table-cell>
              <table:table-cell office:value-type="float" office:value="0.293892">
                <text:p>0.29389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94188">
                <text:p>0.094188</text:p>
              </table:table-cell>
              <table:table-cell office:value-type="float" office:value="-0.217112">
                <text:p>-0.217112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369513">
                <text:p>-0.369513</text:p>
              </table:table-cell>
              <table:table-cell office:value-type="float" office:value="-0.094189">
                <text:p>-0.094189</text:p>
              </table:table-cell>
              <table:table-cell office:value-type="float" office:value="0.217113">
                <text:p>0.217113</text:p>
              </table:table-cell>
              <table:table-cell office:value-type="float" office:value="0.445484">
                <text:p>0.445484</text:p>
              </table:table-cell>
              <table:table-cell office:value-type="float" office:value="0.503696">
                <text:p>0.503696</text:p>
              </table:table-cell>
              <table:table-cell office:value-type="float" office:value="0.369511">
                <text:p>0.3695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87999">
                <text:p>0.187999</text:p>
              </table:table-cell>
              <table:table-cell office:value-type="float" office:value="-0.13948">
                <text:p>-0.13948</text:p>
              </table:table-cell>
              <table:table-cell office:value-type="float" office:value="-0.413683">
                <text:p>-0.413683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43669">
                <text:p>-0.443669</text:p>
              </table:table-cell>
              <table:table-cell office:value-type="float" office:value="-0.188">
                <text:p>-0.188</text:p>
              </table:table-cell>
              <table:table-cell office:value-type="float" office:value="0.13948">
                <text:p>0.13948</text:p>
              </table:table-cell>
              <table:table-cell office:value-type="float" office:value="0.413683">
                <text:p>0.413683</text:p>
              </table:table-cell>
              <table:table-cell office:value-type="float" office:value="0.529874">
                <text:p>0.529874</text:p>
              </table:table-cell>
              <table:table-cell office:value-type="float" office:value="0.44367">
                <text:p>0.4436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81074">
                <text:p>0.281074</text:p>
              </table:table-cell>
              <table:table-cell office:value-type="float" office:value="-0.061292">
                <text:p>-0.061292</text:p>
              </table:table-cell>
              <table:table-cell office:value-type="float" office:value="-0.380248">
                <text:p>-0.380248</text:p>
              </table:table-cell>
              <table:table-cell office:value-type="float" office:value="-0.553962">
                <text:p>-0.553962</text:p>
              </table:table-cell>
              <table:table-cell office:value-type="float" office:value="-0.516081">
                <text:p>-0.516081</text:p>
              </table:table-cell>
              <table:table-cell office:value-type="float" office:value="-0.281073">
                <text:p>-0.281073</text:p>
              </table:table-cell>
              <table:table-cell office:value-type="float" office:value="0.061293">
                <text:p>0.061293</text:p>
              </table:table-cell>
              <table:table-cell office:value-type="float" office:value="0.380248">
                <text:p>0.380248</text:p>
              </table:table-cell>
              <table:table-cell office:value-type="float" office:value="0.553962">
                <text:p>0.553962</text:p>
              </table:table-cell>
              <table:table-cell office:value-type="float" office:value="0.51608">
                <text:p>0.5160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373034">
                <text:p>0.373034</text:p>
              </table:table-cell>
              <table:table-cell office:value-type="float" office:value="0.017132">
                <text:p>0.017132</text:p>
              </table:table-cell>
              <table:table-cell office:value-type="float" office:value="-0.345314">
                <text:p>-0.345314</text:p>
              </table:table-cell>
              <table:table-cell office:value-type="float" office:value="-0.575862">
                <text:p>-0.575862</text:p>
              </table:table-cell>
              <table:table-cell office:value-type="float" office:value="-0.58645">
                <text:p>-0.58645</text:p>
              </table:table-cell>
              <table:table-cell office:value-type="float" office:value="-0.373034">
                <text:p>-0.373034</text:p>
              </table:table-cell>
              <table:table-cell office:value-type="float" office:value="-0.017132">
                <text:p>-0.017132</text:p>
              </table:table-cell>
              <table:table-cell office:value-type="float" office:value="0.345314">
                <text:p>0.345314</text:p>
              </table:table-cell>
              <table:table-cell office:value-type="float" office:value="0.575863">
                <text:p>0.575863</text:p>
              </table:table-cell>
              <table:table-cell office:value-type="float" office:value="0.586451">
                <text:p>0.58645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463528">
                <text:p>0.463528</text:p>
              </table:table-cell>
              <table:table-cell office:value-type="float" office:value="0.095494">
                <text:p>0.095494</text:p>
              </table:table-cell>
              <table:table-cell office:value-type="float" office:value="-0.309016">
                <text:p>-0.309016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65451">
                <text:p>-0.65451</text:p>
              </table:table-cell>
              <table:table-cell office:value-type="float" office:value="-0.463526">
                <text:p>-0.463526</text:p>
              </table:table-cell>
              <table:table-cell office:value-type="float" office:value="-0.095493">
                <text:p>-0.095493</text:p>
              </table:table-cell>
              <table:table-cell office:value-type="float" office:value="0.309016">
                <text:p>0.309016</text:p>
              </table:table-cell>
              <table:table-cell office:value-type="float" office:value="0.595493">
                <text:p>0.595493</text:p>
              </table:table-cell>
              <table:table-cell office:value-type="float" office:value="0.654509">
                <text:p>0.65450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552186">
                <text:p>0.552186</text:p>
              </table:table-cell>
              <table:table-cell office:value-type="float" office:value="0.173474">
                <text:p>0.173474</text:p>
              </table:table-cell>
              <table:table-cell office:value-type="float" office:value="-0.271499">
                <text:p>-0.271499</text:p>
              </table:table-cell>
              <table:table-cell office:value-type="float" office:value="-0.61277">
                <text:p>-0.61277</text:p>
              </table:table-cell>
              <table:table-cell office:value-type="float" office:value="-0.719982">
                <text:p>-0.719982</text:p>
              </table:table-cell>
              <table:table-cell office:value-type="float" office:value="-0.552186">
                <text:p>-0.552186</text:p>
              </table:table-cell>
              <table:table-cell office:value-type="float" office:value="-0.173474">
                <text:p>-0.173474</text:p>
              </table:table-cell>
              <table:table-cell office:value-type="float" office:value="0.271499">
                <text:p>0.271499</text:p>
              </table:table-cell>
              <table:table-cell office:value-type="float" office:value="0.61277">
                <text:p>0.61277</text:p>
              </table:table-cell>
              <table:table-cell office:value-type="float" office:value="0.719983">
                <text:p>0.71998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38671">
                <text:p>0.638671</text:p>
              </table:table-cell>
              <table:table-cell office:value-type="float" office:value="0.250773">
                <text:p>0.250773</text:p>
              </table:table-cell>
              <table:table-cell office:value-type="float" office:value="-0.23291">
                <text:p>-0.23291</text:p>
              </table:table-cell>
              <table:table-cell office:value-type="float" office:value="-0.627631">
                <text:p>-0.627631</text:p>
              </table:table-cell>
              <table:table-cell office:value-type="float" office:value="-0.782618">
                <text:p>-0.782618</text:p>
              </table:table-cell>
              <table:table-cell office:value-type="float" office:value="-0.63867">
                <text:p>-0.63867</text:p>
              </table:table-cell>
              <table:table-cell office:value-type="float" office:value="-0.250774">
                <text:p>-0.250774</text:p>
              </table:table-cell>
              <table:table-cell office:value-type="float" office:value="0.23291">
                <text:p>0.23291</text:p>
              </table:table-cell>
              <table:table-cell office:value-type="float" office:value="0.627631">
                <text:p>0.627631</text:p>
              </table:table-cell>
              <table:table-cell office:value-type="float" office:value="0.782617">
                <text:p>0.78261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722629">
                <text:p>0.722629</text:p>
              </table:table-cell>
              <table:table-cell office:value-type="float" office:value="0.32708">
                <text:p>0.32708</text:p>
              </table:table-cell>
              <table:table-cell office:value-type="float" office:value="-0.193403">
                <text:p>-0.193403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84216">
                <text:p>-0.84216</text:p>
              </table:table-cell>
              <table:table-cell office:value-type="float" office:value="-0.72263">
                <text:p>-0.72263</text:p>
              </table:table-cell>
              <table:table-cell office:value-type="float" office:value="-0.32708">
                <text:p>-0.32708</text:p>
              </table:table-cell>
              <table:table-cell office:value-type="float" office:value="0.193403">
                <text:p>0.193403</text:p>
              </table:table-cell>
              <table:table-cell office:value-type="float" office:value="0.640014">
                <text:p>0.640014</text:p>
              </table:table-cell>
              <table:table-cell office:value-type="float" office:value="0.84216">
                <text:p>0.8421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803742">
                <text:p>0.803742</text:p>
              </table:table-cell>
              <table:table-cell office:value-type="float" office:value="0.402099">
                <text:p>0.402099</text:p>
              </table:table-cell>
              <table:table-cell office:value-type="float" office:value="-0.153131">
                <text:p>-0.153131</text:p>
              </table:table-cell>
              <table:table-cell office:value-type="float" office:value="-0.649872">
                <text:p>-0.649872</text:p>
              </table:table-cell>
              <table:table-cell office:value-type="float" office:value="-0.898383">
                <text:p>-0.898383</text:p>
              </table:table-cell>
              <table:table-cell office:value-type="float" office:value="-0.803741">
                <text:p>-0.803741</text:p>
              </table:table-cell>
              <table:table-cell office:value-type="float" office:value="-0.402099">
                <text:p>-0.402099</text:p>
              </table:table-cell>
              <table:table-cell office:value-type="float" office:value="0.153131">
                <text:p>0.153131</text:p>
              </table:table-cell>
              <table:table-cell office:value-type="float" office:value="0.649871">
                <text:p>0.649871</text:p>
              </table:table-cell>
              <table:table-cell office:value-type="float" office:value="0.898382">
                <text:p>0.89838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881677">
                <text:p>0.881677</text:p>
              </table:table-cell>
              <table:table-cell office:value-type="float" office:value="0.475528">
                <text:p>0.475528</text:p>
              </table:table-cell>
              <table:table-cell office:value-type="float" office:value="-0.112256">
                <text:p>-0.112256</text:p>
              </table:table-cell>
              <table:table-cell office:value-type="float" office:value="-0.657164">
                <text:p>-0.657164</text:p>
              </table:table-cell>
              <table:table-cell office:value-type="float" office:value="-0.951056">
                <text:p>-0.951056</text:p>
              </table:table-cell>
              <table:table-cell office:value-type="float" office:value="-0.881677">
                <text:p>-0.881677</text:p>
              </table:table-cell>
              <table:table-cell office:value-type="float" office:value="-0.475528">
                <text:p>-0.475528</text:p>
              </table:table-cell>
              <table:table-cell office:value-type="float" office:value="0.112256">
                <text:p>0.112256</text:p>
              </table:table-cell>
              <table:table-cell office:value-type="float" office:value="0.657165">
                <text:p>0.657165</text:p>
              </table:table-cell>
              <table:table-cell office:value-type="float" office:value="0.951057">
                <text:p>0.95105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56138">
                <text:p>0.956138</text:p>
              </table:table-cell>
              <table:table-cell office:value-type="float" office:value="0.547083">
                <text:p>0.547083</text:p>
              </table:table-cell>
              <table:table-cell office:value-type="float" office:value="-0.070937">
                <text:p>-0.070937</text:p>
              </table:table-cell>
              <table:table-cell office:value-type="float" office:value="-0.661865">
                <text:p>-0.661865</text:p>
              </table:table-cell>
              <table:table-cell office:value-type="float" office:value="-0.99998">
                <text:p>-0.99998</text:p>
              </table:table-cell>
              <table:table-cell office:value-type="float" office:value="-0.956137">
                <text:p>-0.956137</text:p>
              </table:table-cell>
              <table:table-cell office:value-type="float" office:value="-0.547084">
                <text:p>-0.547084</text:p>
              </table:table-cell>
              <table:table-cell office:value-type="float" office:value="0.070937">
                <text:p>0.070937</text:p>
              </table:table-cell>
              <table:table-cell office:value-type="float" office:value="0.661863">
                <text:p>0.661863</text:p>
              </table:table-cell>
              <table:table-cell office:value-type="float" office:value="0.999979">
                <text:p>0.99997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02682">
                <text:p>1.02682</text:p>
              </table:table-cell>
              <table:table-cell office:value-type="float" office:value="0.616477">
                <text:p>0.616477</text:p>
              </table:table-cell>
              <table:table-cell office:value-type="float" office:value="-0.02934">
                <text:p>-0.02934</text:p>
              </table:table-cell>
              <table:table-cell office:value-type="float" office:value="-0.663951">
                <text:p>-0.663951</text:p>
              </table:table-cell>
              <table:table-cell office:value-type="float" office:value="-1.044953">
                <text:p>-1.044953</text:p>
              </table:table-cell>
              <table:table-cell office:value-type="float" office:value="-1.02682">
                <text:p>-1.02682</text:p>
              </table:table-cell>
              <table:table-cell office:value-type="float" office:value="-0.616477">
                <text:p>-0.616477</text:p>
              </table:table-cell>
              <table:table-cell office:value-type="float" office:value="0.029339">
                <text:p>0.029339</text:p>
              </table:table-cell>
              <table:table-cell office:value-type="float" office:value="0.663951">
                <text:p>0.663951</text:p>
              </table:table-cell>
              <table:table-cell office:value-type="float" office:value="1.044954">
                <text:p>1.04495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093454">
                <text:p>1.093454</text:p>
              </table:table-cell>
              <table:table-cell office:value-type="float" office:value="0.68344">
                <text:p>0.68344</text:p>
              </table:table-cell>
              <table:table-cell office:value-type="float" office:value="0.012376">
                <text:p>0.012376</text:p>
              </table:table-cell>
              <table:table-cell office:value-type="float" office:value="-0.663419">
                <text:p>-0.663419</text:p>
              </table:table-cell>
              <table:table-cell office:value-type="float" office:value="-1.085805">
                <text:p>-1.085805</text:p>
              </table:table-cell>
              <table:table-cell office:value-type="float" office:value="-1.093453">
                <text:p>-1.093453</text:p>
              </table:table-cell>
              <table:table-cell office:value-type="float" office:value="-0.68344">
                <text:p>-0.68344</text:p>
              </table:table-cell>
              <table:table-cell office:value-type="float" office:value="-0.012376">
                <text:p>-0.012376</text:p>
              </table:table-cell>
              <table:table-cell office:value-type="float" office:value="0.663418">
                <text:p>0.663418</text:p>
              </table:table-cell>
              <table:table-cell office:value-type="float" office:value="1.085806">
                <text:p>1.08580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155769">
                <text:p>1.155769</text:p>
              </table:table-cell>
              <table:table-cell office:value-type="float" office:value="0.747703">
                <text:p>0.747703</text:p>
              </table:table-cell>
              <table:table-cell office:value-type="float" office:value="0.05404">
                <text:p>0.05404</text:p>
              </table:table-cell>
              <table:table-cell office:value-type="float" office:value="-0.660266">
                <text:p>-0.660266</text:p>
              </table:table-cell>
              <table:table-cell office:value-type="float" office:value="-1.122371">
                <text:p>-1.122371</text:p>
              </table:table-cell>
              <table:table-cell office:value-type="float" office:value="-1.155769">
                <text:p>-1.155769</text:p>
              </table:table-cell>
              <table:table-cell office:value-type="float" office:value="-0.747703">
                <text:p>-0.747703</text:p>
              </table:table-cell>
              <table:table-cell office:value-type="float" office:value="-0.054041">
                <text:p>-0.054041</text:p>
              </table:table-cell>
              <table:table-cell office:value-type="float" office:value="0.660267">
                <text:p>0.660267</text:p>
              </table:table-cell>
              <table:table-cell office:value-type="float" office:value="1.122372">
                <text:p>1.12237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213527">
                <text:p>1.213527</text:p>
              </table:table-cell>
              <table:table-cell office:value-type="float" office:value="0.809018">
                <text:p>0.809018</text:p>
              </table:table-cell>
              <table:table-cell office:value-type="float" office:value="0.095493">
                <text:p>0.095493</text:p>
              </table:table-cell>
              <table:table-cell office:value-type="float" office:value="-0.65451">
                <text:p>-0.65451</text:p>
              </table:table-cell>
              <table:table-cell office:value-type="float" office:value="-1.154508">
                <text:p>-1.154508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809018">
                <text:p>-0.809018</text:p>
              </table:table-cell>
              <table:table-cell office:value-type="float" office:value="-0.095493">
                <text:p>-0.095493</text:p>
              </table:table-cell>
              <table:table-cell office:value-type="float" office:value="0.654509">
                <text:p>0.654509</text:p>
              </table:table-cell>
              <table:table-cell office:value-type="float" office:value="1.154509">
                <text:p>1.15450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266491">
                <text:p>1.266491</text:p>
              </table:table-cell>
              <table:table-cell office:value-type="float" office:value="0.867138">
                <text:p>0.867138</text:p>
              </table:table-cell>
              <table:table-cell office:value-type="float" office:value="0.136567">
                <text:p>0.136567</text:p>
              </table:table-cell>
              <table:table-cell office:value-type="float" office:value="-0.646169">
                <text:p>-0.646169</text:p>
              </table:table-cell>
              <table:table-cell office:value-type="float" office:value="-1.182089">
                <text:p>-1.182089</text:p>
              </table:table-cell>
              <table:table-cell office:value-type="float" office:value="-1.266491">
                <text:p>-1.266491</text:p>
              </table:table-cell>
              <table:table-cell office:value-type="float" office:value="-0.867138">
                <text:p>-0.867138</text:p>
              </table:table-cell>
              <table:table-cell office:value-type="float" office:value="-0.136568">
                <text:p>-0.136568</text:p>
              </table:table-cell>
              <table:table-cell office:value-type="float" office:value="0.64617">
                <text:p>0.64617</text:p>
              </table:table-cell>
              <table:table-cell office:value-type="float" office:value="1.18209">
                <text:p>1.1820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31446">
                <text:p>1.31446</text:p>
              </table:table-cell>
              <table:table-cell office:value-type="float" office:value="0.921838">
                <text:p>0.921838</text:p>
              </table:table-cell>
              <table:table-cell office:value-type="float" office:value="0.177105">
                <text:p>0.177105</text:p>
              </table:table-cell>
              <table:table-cell office:value-type="float" office:value="-0.63528">
                <text:p>-0.63528</text:p>
              </table:table-cell>
              <table:table-cell office:value-type="float" office:value="-1.205004">
                <text:p>-1.205004</text:p>
              </table:table-cell>
              <table:table-cell office:value-type="float" office:value="-1.31446">
                <text:p>-1.31446</text:p>
              </table:table-cell>
              <table:table-cell office:value-type="float" office:value="-0.921838">
                <text:p>-0.921838</text:p>
              </table:table-cell>
              <table:table-cell office:value-type="float" office:value="-0.177104">
                <text:p>-0.177104</text:p>
              </table:table-cell>
              <table:table-cell office:value-type="float" office:value="0.635279">
                <text:p>0.635279</text:p>
              </table:table-cell>
              <table:table-cell office:value-type="float" office:value="1.205005">
                <text:p>1.20500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35724">
                <text:p>1.35724</text:p>
              </table:table-cell>
              <table:table-cell office:value-type="float" office:value="0.972897">
                <text:p>0.972897</text:p>
              </table:table-cell>
              <table:table-cell office:value-type="float" office:value="0.216941">
                <text:p>0.216941</text:p>
              </table:table-cell>
              <table:table-cell office:value-type="float" office:value="-0.621882">
                <text:p>-0.621882</text:p>
              </table:table-cell>
              <table:table-cell office:value-type="float" office:value="-1.223164">
                <text:p>-1.223164</text:p>
              </table:table-cell>
              <table:table-cell office:value-type="float" office:value="-1.35724">
                <text:p>-1.35724</text:p>
              </table:table-cell>
              <table:table-cell office:value-type="float" office:value="-0.972897">
                <text:p>-0.972897</text:p>
              </table:table-cell>
              <table:table-cell office:value-type="float" office:value="-0.216942">
                <text:p>-0.216942</text:p>
              </table:table-cell>
              <table:table-cell office:value-type="float" office:value="0.621882">
                <text:p>0.621882</text:p>
              </table:table-cell>
              <table:table-cell office:value-type="float" office:value="1.223165">
                <text:p>1.22316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394665">
                <text:p>1.394665</text:p>
              </table:table-cell>
              <table:table-cell office:value-type="float" office:value="1.020119">
                <text:p>1.020119</text:p>
              </table:table-cell>
              <table:table-cell office:value-type="float" office:value="0.255923">
                <text:p>0.255923</text:p>
              </table:table-cell>
              <table:table-cell office:value-type="float" office:value="-0.606031">
                <text:p>-0.606031</text:p>
              </table:table-cell>
              <table:table-cell office:value-type="float" office:value="-1.236496">
                <text:p>-1.236496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020119">
                <text:p>-1.020119</text:p>
              </table:table-cell>
              <table:table-cell office:value-type="float" office:value="-0.255923">
                <text:p>-0.255923</text:p>
              </table:table-cell>
              <table:table-cell office:value-type="float" office:value="0.60603">
                <text:p>0.60603</text:p>
              </table:table-cell>
              <table:table-cell office:value-type="float" office:value="1.236497">
                <text:p>1.23649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426584">
                <text:p>1.426584</text:p>
              </table:table-cell>
              <table:table-cell office:value-type="float" office:value="1.063313">
                <text:p>1.063313</text:p>
              </table:table-cell>
              <table:table-cell office:value-type="float" office:value="0.293893">
                <text:p>0.293893</text:p>
              </table:table-cell>
              <table:table-cell office:value-type="float" office:value="-0.587787">
                <text:p>-0.587787</text:p>
              </table:table-cell>
              <table:table-cell office:value-type="float" office:value="-1.24495">
                <text:p>-1.24495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063314">
                <text:p>-1.063314</text:p>
              </table:table-cell>
              <table:table-cell office:value-type="float" office:value="-0.293894">
                <text:p>-0.293894</text:p>
              </table:table-cell>
              <table:table-cell office:value-type="float" office:value="0.587788">
                <text:p>0.587788</text:p>
              </table:table-cell>
              <table:table-cell office:value-type="float" office:value="1.24495">
                <text:p>1.2449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452875">
                <text:p>1.452875</text:p>
              </table:table-cell>
              <table:table-cell office:value-type="float" office:value="1.102313">
                <text:p>1.102313</text:p>
              </table:table-cell>
              <table:table-cell office:value-type="float" office:value="0.330706">
                <text:p>0.330706</text:p>
              </table:table-cell>
              <table:table-cell office:value-type="float" office:value="-0.567225">
                <text:p>-0.567225</text:p>
              </table:table-cell>
              <table:table-cell office:value-type="float" office:value="-1.248489">
                <text:p>-1.248489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102313">
                <text:p>-1.102313</text:p>
              </table:table-cell>
              <table:table-cell office:value-type="float" office:value="-0.330705">
                <text:p>-0.330705</text:p>
              </table:table-cell>
              <table:table-cell office:value-type="float" office:value="0.567223">
                <text:p>0.567223</text:p>
              </table:table-cell>
              <table:table-cell office:value-type="float" office:value="1.248489">
                <text:p>1.24848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473431">
                <text:p>1.473431</text:p>
              </table:table-cell>
              <table:table-cell office:value-type="float" office:value="1.13696">
                <text:p>1.13696</text:p>
              </table:table-cell>
              <table:table-cell office:value-type="float" office:value="0.36621">
                <text:p>0.36621</text:p>
              </table:table-cell>
              <table:table-cell office:value-type="float" office:value="-0.544422">
                <text:p>-0.544422</text:p>
              </table:table-cell>
              <table:table-cell office:value-type="float" office:value="-1.247101">
                <text:p>-1.247101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136961">
                <text:p>-1.136961</text:p>
              </table:table-cell>
              <table:table-cell office:value-type="float" office:value="-0.366211">
                <text:p>-0.366211</text:p>
              </table:table-cell>
              <table:table-cell office:value-type="float" office:value="0.544423">
                <text:p>0.544423</text:p>
              </table:table-cell>
              <table:table-cell office:value-type="float" office:value="1.247102">
                <text:p>1.24710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488172">
                <text:p>1.488172</text:p>
              </table:table-cell>
              <table:table-cell office:value-type="float" office:value="1.167123">
                <text:p>1.167123</text:p>
              </table:table-cell>
              <table:table-cell office:value-type="float" office:value="0.400273">
                <text:p>0.400273</text:p>
              </table:table-cell>
              <table:table-cell office:value-type="float" office:value="-0.519471">
                <text:p>-0.519471</text:p>
              </table:table-cell>
              <table:table-cell office:value-type="float" office:value="-1.240791">
                <text:p>-1.240791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167122">
                <text:p>-1.167122</text:p>
              </table:table-cell>
              <table:table-cell office:value-type="float" office:value="-0.400272">
                <text:p>-0.400272</text:p>
              </table:table-cell>
              <table:table-cell office:value-type="float" office:value="0.519471">
                <text:p>0.519471</text:p>
              </table:table-cell>
              <table:table-cell office:value-type="float" office:value="1.240792">
                <text:p>1.24079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49704">
                <text:p>1.49704</text:p>
              </table:table-cell>
              <table:table-cell office:value-type="float" office:value="1.192677">
                <text:p>1.192677</text:p>
              </table:table-cell>
              <table:table-cell office:value-type="float" office:value="0.432754">
                <text:p>0.432754</text:p>
              </table:table-cell>
              <table:table-cell office:value-type="float" office:value="-0.492472">
                <text:p>-0.492472</text:p>
              </table:table-cell>
              <table:table-cell office:value-type="float" office:value="-1.229586">
                <text:p>-1.229586</text:p>
              </table:table-cell>
              <table:table-cell office:value-type="float" office:value="-1.49704">
                <text:p>-1.49704</text:p>
              </table:table-cell>
              <table:table-cell office:value-type="float" office:value="-1.192678">
                <text:p>-1.192678</text:p>
              </table:table-cell>
              <table:table-cell office:value-type="float" office:value="-0.432753">
                <text:p>-0.432753</text:p>
              </table:table-cell>
              <table:table-cell office:value-type="float" office:value="0.492472">
                <text:p>0.492472</text:p>
              </table:table-cell>
              <table:table-cell office:value-type="float" office:value="1.229585">
                <text:p>1.22958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5">
                <text:p>1.5</text:p>
              </table:table-cell>
              <table:table-cell office:value-type="float" office:value="1.213526">
                <text:p>1.213526</text:p>
              </table:table-cell>
              <table:table-cell office:value-type="float" office:value="0.463527">
                <text:p>0.463527</text:p>
              </table:table-cell>
              <table:table-cell office:value-type="float" office:value="-0.463526">
                <text:p>-0.463526</text:p>
              </table:table-cell>
              <table:table-cell office:value-type="float" office:value="-1.213526">
                <text:p>-1.213526</text:p>
              </table:table-cell>
              <table:table-cell office:value-type="float" office:value="-1.5">
                <text:p>-1.5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463526">
                <text:p>-0.463526</text:p>
              </table:table-cell>
              <table:table-cell office:value-type="float" office:value="0.463527">
                <text:p>0.463527</text:p>
              </table:table-cell>
              <table:table-cell office:value-type="float" office:value="1.213526">
                <text:p>1.21352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49704">
                <text:p>1.49704</text:p>
              </table:table-cell>
              <table:table-cell office:value-type="float" office:value="1.229586">
                <text:p>1.229586</text:p>
              </table:table-cell>
              <table:table-cell office:value-type="float" office:value="0.492472">
                <text:p>0.492472</text:p>
              </table:table-cell>
              <table:table-cell office:value-type="float" office:value="-0.432754">
                <text:p>-0.432754</text:p>
              </table:table-cell>
              <table:table-cell office:value-type="float" office:value="-1.192678">
                <text:p>-1.192678</text:p>
              </table:table-cell>
              <table:table-cell office:value-type="float" office:value="-1.49704">
                <text:p>-1.49704</text:p>
              </table:table-cell>
              <table:table-cell office:value-type="float" office:value="-1.229586">
                <text:p>-1.229586</text:p>
              </table:table-cell>
              <table:table-cell office:value-type="float" office:value="-0.492472">
                <text:p>-0.492472</text:p>
              </table:table-cell>
              <table:table-cell office:value-type="float" office:value="0.432752">
                <text:p>0.432752</text:p>
              </table:table-cell>
              <table:table-cell office:value-type="float" office:value="1.192677">
                <text:p>1.19267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488172">
                <text:p>1.488172</text:p>
              </table:table-cell>
              <table:table-cell office:value-type="float" office:value="1.240792">
                <text:p>1.240792</text:p>
              </table:table-cell>
              <table:table-cell office:value-type="float" office:value="0.519471">
                <text:p>0.519471</text:p>
              </table:table-cell>
              <table:table-cell office:value-type="float" office:value="-0.400272">
                <text:p>-0.400272</text:p>
              </table:table-cell>
              <table:table-cell office:value-type="float" office:value="-1.167122">
                <text:p>-1.167122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240791">
                <text:p>-1.240791</text:p>
              </table:table-cell>
              <table:table-cell office:value-type="float" office:value="-0.519472">
                <text:p>-0.519472</text:p>
              </table:table-cell>
              <table:table-cell office:value-type="float" office:value="0.400273">
                <text:p>0.400273</text:p>
              </table:table-cell>
              <table:table-cell office:value-type="float" office:value="1.167123">
                <text:p>1.16712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47343">
                <text:p>1.47343</text:p>
              </table:table-cell>
              <table:table-cell office:value-type="float" office:value="1.247102">
                <text:p>1.247102</text:p>
              </table:table-cell>
              <table:table-cell office:value-type="float" office:value="0.544423">
                <text:p>0.544423</text:p>
              </table:table-cell>
              <table:table-cell office:value-type="float" office:value="-0.366211">
                <text:p>-0.366211</text:p>
              </table:table-cell>
              <table:table-cell office:value-type="float" office:value="-1.136961">
                <text:p>-1.136961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247101">
                <text:p>-1.247101</text:p>
              </table:table-cell>
              <table:table-cell office:value-type="float" office:value="-0.544422">
                <text:p>-0.544422</text:p>
              </table:table-cell>
              <table:table-cell office:value-type="float" office:value="0.36621">
                <text:p>0.36621</text:p>
              </table:table-cell>
              <table:table-cell office:value-type="float" office:value="1.13696">
                <text:p>1.1369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452875">
                <text:p>1.452875</text:p>
              </table:table-cell>
              <table:table-cell office:value-type="float" office:value="1.248489">
                <text:p>1.248489</text:p>
              </table:table-cell>
              <table:table-cell office:value-type="float" office:value="0.567223">
                <text:p>0.567223</text:p>
              </table:table-cell>
              <table:table-cell office:value-type="float" office:value="-0.330705">
                <text:p>-0.330705</text:p>
              </table:table-cell>
              <table:table-cell office:value-type="float" office:value="-1.102313">
                <text:p>-1.102313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248488">
                <text:p>-1.248488</text:p>
              </table:table-cell>
              <table:table-cell office:value-type="float" office:value="-0.567224">
                <text:p>-0.567224</text:p>
              </table:table-cell>
              <table:table-cell office:value-type="float" office:value="0.330706">
                <text:p>0.330706</text:p>
              </table:table-cell>
              <table:table-cell office:value-type="float" office:value="1.102313">
                <text:p>1.1023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426584">
                <text:p>1.426584</text:p>
              </table:table-cell>
              <table:table-cell office:value-type="float" office:value="1.24495">
                <text:p>1.24495</text:p>
              </table:table-cell>
              <table:table-cell office:value-type="float" office:value="0.587787">
                <text:p>0.587787</text:p>
              </table:table-cell>
              <table:table-cell office:value-type="float" office:value="-0.293894">
                <text:p>-0.293894</text:p>
              </table:table-cell>
              <table:table-cell office:value-type="float" office:value="-1.063313">
                <text:p>-1.063313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244949">
                <text:p>-1.244949</text:p>
              </table:table-cell>
              <table:table-cell office:value-type="float" office:value="-0.587787">
                <text:p>-0.587787</text:p>
              </table:table-cell>
              <table:table-cell office:value-type="float" office:value="0.293893">
                <text:p>0.293893</text:p>
              </table:table-cell>
              <table:table-cell office:value-type="float" office:value="1.063313">
                <text:p>1.06331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394665">
                <text:p>1.394665</text:p>
              </table:table-cell>
              <table:table-cell office:value-type="float" office:value="1.236497">
                <text:p>1.236497</text:p>
              </table:table-cell>
              <table:table-cell office:value-type="float" office:value="0.60603">
                <text:p>0.60603</text:p>
              </table:table-cell>
              <table:table-cell office:value-type="float" office:value="-0.255923">
                <text:p>-0.255923</text:p>
              </table:table-cell>
              <table:table-cell office:value-type="float" office:value="-1.020119">
                <text:p>-1.020119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236496">
                <text:p>-1.236496</text:p>
              </table:table-cell>
              <table:table-cell office:value-type="float" office:value="-0.606031">
                <text:p>-0.606031</text:p>
              </table:table-cell>
              <table:table-cell office:value-type="float" office:value="0.255923">
                <text:p>0.255923</text:p>
              </table:table-cell>
              <table:table-cell office:value-type="float" office:value="1.020119">
                <text:p>1.02011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357239">
                <text:p>1.357239</text:p>
              </table:table-cell>
              <table:table-cell office:value-type="float" office:value="1.223165">
                <text:p>1.223165</text:p>
              </table:table-cell>
              <table:table-cell office:value-type="float" office:value="0.621882">
                <text:p>0.621882</text:p>
              </table:table-cell>
              <table:table-cell office:value-type="float" office:value="-0.216942">
                <text:p>-0.216942</text:p>
              </table:table-cell>
              <table:table-cell office:value-type="float" office:value="-0.972897">
                <text:p>-0.972897</text:p>
              </table:table-cell>
              <table:table-cell office:value-type="float" office:value="-1.35724">
                <text:p>-1.35724</text:p>
              </table:table-cell>
              <table:table-cell office:value-type="float" office:value="-1.223164">
                <text:p>-1.223164</text:p>
              </table:table-cell>
              <table:table-cell office:value-type="float" office:value="-0.621882">
                <text:p>-0.621882</text:p>
              </table:table-cell>
              <table:table-cell office:value-type="float" office:value="0.216941">
                <text:p>0.216941</text:p>
              </table:table-cell>
              <table:table-cell office:value-type="float" office:value="0.972897">
                <text:p>0.97289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314461">
                <text:p>1.314461</text:p>
              </table:table-cell>
              <table:table-cell office:value-type="float" office:value="1.205005">
                <text:p>1.205005</text:p>
              </table:table-cell>
              <table:table-cell office:value-type="float" office:value="0.635279">
                <text:p>0.635279</text:p>
              </table:table-cell>
              <table:table-cell office:value-type="float" office:value="-0.177105">
                <text:p>-0.177105</text:p>
              </table:table-cell>
              <table:table-cell office:value-type="float" office:value="-0.921838">
                <text:p>-0.921838</text:p>
              </table:table-cell>
              <table:table-cell office:value-type="float" office:value="-1.31446">
                <text:p>-1.31446</text:p>
              </table:table-cell>
              <table:table-cell office:value-type="float" office:value="-1.205004">
                <text:p>-1.205004</text:p>
              </table:table-cell>
              <table:table-cell office:value-type="float" office:value="-0.63528">
                <text:p>-0.63528</text:p>
              </table:table-cell>
              <table:table-cell office:value-type="float" office:value="0.177105">
                <text:p>0.177105</text:p>
              </table:table-cell>
              <table:table-cell office:value-type="float" office:value="0.921838">
                <text:p>0.92183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266492">
                <text:p>1.266492</text:p>
              </table:table-cell>
              <table:table-cell office:value-type="float" office:value="1.182089">
                <text:p>1.182089</text:p>
              </table:table-cell>
              <table:table-cell office:value-type="float" office:value="0.64617">
                <text:p>0.64617</text:p>
              </table:table-cell>
              <table:table-cell office:value-type="float" office:value="-0.136568">
                <text:p>-0.136568</text:p>
              </table:table-cell>
              <table:table-cell office:value-type="float" office:value="-0.867138">
                <text:p>-0.867138</text:p>
              </table:table-cell>
              <table:table-cell office:value-type="float" office:value="-1.266491">
                <text:p>-1.266491</text:p>
              </table:table-cell>
              <table:table-cell office:value-type="float" office:value="-1.182089">
                <text:p>-1.182089</text:p>
              </table:table-cell>
              <table:table-cell office:value-type="float" office:value="-0.646169">
                <text:p>-0.646169</text:p>
              </table:table-cell>
              <table:table-cell office:value-type="float" office:value="0.136567">
                <text:p>0.136567</text:p>
              </table:table-cell>
              <table:table-cell office:value-type="float" office:value="0.867138">
                <text:p>0.86713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213526">
                <text:p>1.213526</text:p>
              </table:table-cell>
              <table:table-cell office:value-type="float" office:value="1.154509">
                <text:p>1.154509</text:p>
              </table:table-cell>
              <table:table-cell office:value-type="float" office:value="0.654509">
                <text:p>0.654509</text:p>
              </table:table-cell>
              <table:table-cell office:value-type="float" office:value="-0.095493">
                <text:p>-0.095493</text:p>
              </table:table-cell>
              <table:table-cell office:value-type="float" office:value="-0.809018">
                <text:p>-0.809018</text:p>
              </table:table-cell>
              <table:table-cell office:value-type="float" office:value="-1.213526">
                <text:p>-1.213526</text:p>
              </table:table-cell>
              <table:table-cell office:value-type="float" office:value="-1.154508">
                <text:p>-1.154508</text:p>
              </table:table-cell>
              <table:table-cell office:value-type="float" office:value="-0.65451">
                <text:p>-0.65451</text:p>
              </table:table-cell>
              <table:table-cell office:value-type="float" office:value="0.095494">
                <text:p>0.095494</text:p>
              </table:table-cell>
              <table:table-cell office:value-type="float" office:value="0.809018">
                <text:p>0.80901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15577">
                <text:p>1.15577</text:p>
              </table:table-cell>
              <table:table-cell office:value-type="float" office:value="1.122372">
                <text:p>1.122372</text:p>
              </table:table-cell>
              <table:table-cell office:value-type="float" office:value="0.660267">
                <text:p>0.660267</text:p>
              </table:table-cell>
              <table:table-cell office:value-type="float" office:value="-0.054041">
                <text:p>-0.054041</text:p>
              </table:table-cell>
              <table:table-cell office:value-type="float" office:value="-0.747703">
                <text:p>-0.747703</text:p>
              </table:table-cell>
              <table:table-cell office:value-type="float" office:value="-1.155769">
                <text:p>-1.155769</text:p>
              </table:table-cell>
              <table:table-cell office:value-type="float" office:value="-1.122371">
                <text:p>-1.122371</text:p>
              </table:table-cell>
              <table:table-cell office:value-type="float" office:value="-0.660266">
                <text:p>-0.660266</text:p>
              </table:table-cell>
              <table:table-cell office:value-type="float" office:value="0.05404">
                <text:p>0.05404</text:p>
              </table:table-cell>
              <table:table-cell office:value-type="float" office:value="0.747703">
                <text:p>0.74770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093454">
                <text:p>1.093454</text:p>
              </table:table-cell>
              <table:table-cell office:value-type="float" office:value="1.085806">
                <text:p>1.085806</text:p>
              </table:table-cell>
              <table:table-cell office:value-type="float" office:value="0.663417">
                <text:p>0.663417</text:p>
              </table:table-cell>
              <table:table-cell office:value-type="float" office:value="-0.012376">
                <text:p>-0.012376</text:p>
              </table:table-cell>
              <table:table-cell office:value-type="float" office:value="-0.68344">
                <text:p>-0.68344</text:p>
              </table:table-cell>
              <table:table-cell office:value-type="float" office:value="-1.093453">
                <text:p>-1.093453</text:p>
              </table:table-cell>
              <table:table-cell office:value-type="float" office:value="-1.085807">
                <text:p>-1.085807</text:p>
              </table:table-cell>
              <table:table-cell office:value-type="float" office:value="-0.663419">
                <text:p>-0.663419</text:p>
              </table:table-cell>
              <table:table-cell office:value-type="float" office:value="0.012376">
                <text:p>0.012376</text:p>
              </table:table-cell>
              <table:table-cell office:value-type="float" office:value="0.68344">
                <text:p>0.683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02682">
                <text:p>1.02682</text:p>
              </table:table-cell>
              <table:table-cell office:value-type="float" office:value="1.044954">
                <text:p>1.044954</text:p>
              </table:table-cell>
              <table:table-cell office:value-type="float" office:value="0.663951">
                <text:p>0.663951</text:p>
              </table:table-cell>
              <table:table-cell office:value-type="float" office:value="0.029339">
                <text:p>0.029339</text:p>
              </table:table-cell>
              <table:table-cell office:value-type="float" office:value="-0.616477">
                <text:p>-0.616477</text:p>
              </table:table-cell>
              <table:table-cell office:value-type="float" office:value="-1.02682">
                <text:p>-1.02682</text:p>
              </table:table-cell>
              <table:table-cell office:value-type="float" office:value="-1.044953">
                <text:p>-1.044953</text:p>
              </table:table-cell>
              <table:table-cell office:value-type="float" office:value="-0.663951">
                <text:p>-0.663951</text:p>
              </table:table-cell>
              <table:table-cell office:value-type="float" office:value="-0.029339">
                <text:p>-0.029339</text:p>
              </table:table-cell>
              <table:table-cell office:value-type="float" office:value="0.616477">
                <text:p>0.61647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956137">
                <text:p>0.956137</text:p>
              </table:table-cell>
              <table:table-cell office:value-type="float" office:value="0.999979">
                <text:p>0.999979</text:p>
              </table:table-cell>
              <table:table-cell office:value-type="float" office:value="0.661863">
                <text:p>0.661863</text:p>
              </table:table-cell>
              <table:table-cell office:value-type="float" office:value="0.070937">
                <text:p>0.070937</text:p>
              </table:table-cell>
              <table:table-cell office:value-type="float" office:value="-0.547083">
                <text:p>-0.547083</text:p>
              </table:table-cell>
              <table:table-cell office:value-type="float" office:value="-0.956136">
                <text:p>-0.956136</text:p>
              </table:table-cell>
              <table:table-cell office:value-type="float" office:value="-0.99998">
                <text:p>-0.99998</text:p>
              </table:table-cell>
              <table:table-cell office:value-type="float" office:value="-0.661864">
                <text:p>-0.661864</text:p>
              </table:table-cell>
              <table:table-cell office:value-type="float" office:value="-0.070937">
                <text:p>-0.070937</text:p>
              </table:table-cell>
              <table:table-cell office:value-type="float" office:value="0.547083">
                <text:p>0.54708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881678">
                <text:p>0.881678</text:p>
              </table:table-cell>
              <table:table-cell office:value-type="float" office:value="0.951056">
                <text:p>0.951056</text:p>
              </table:table-cell>
              <table:table-cell office:value-type="float" office:value="0.657165">
                <text:p>0.657165</text:p>
              </table:table-cell>
              <table:table-cell office:value-type="float" office:value="0.112256">
                <text:p>0.112256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881677">
                <text:p>-0.881677</text:p>
              </table:table-cell>
              <table:table-cell office:value-type="float" office:value="-0.951056">
                <text:p>-0.951056</text:p>
              </table:table-cell>
              <table:table-cell office:value-type="float" office:value="-0.657164">
                <text:p>-0.657164</text:p>
              </table:table-cell>
              <table:table-cell office:value-type="float" office:value="-0.112256">
                <text:p>-0.112256</text:p>
              </table:table-cell>
              <table:table-cell office:value-type="float" office:value="0.475528">
                <text:p>0.47552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803741">
                <text:p>0.803741</text:p>
              </table:table-cell>
              <table:table-cell office:value-type="float" office:value="0.898382">
                <text:p>0.898382</text:p>
              </table:table-cell>
              <table:table-cell office:value-type="float" office:value="0.649873">
                <text:p>0.649873</text:p>
              </table:table-cell>
              <table:table-cell office:value-type="float" office:value="0.153131">
                <text:p>0.153131</text:p>
              </table:table-cell>
              <table:table-cell office:value-type="float" office:value="-0.402099">
                <text:p>-0.402099</text:p>
              </table:table-cell>
              <table:table-cell office:value-type="float" office:value="-0.803741">
                <text:p>-0.803741</text:p>
              </table:table-cell>
              <table:table-cell office:value-type="float" office:value="-0.898383">
                <text:p>-0.898383</text:p>
              </table:table-cell>
              <table:table-cell office:value-type="float" office:value="-0.649872">
                <text:p>-0.649872</text:p>
              </table:table-cell>
              <table:table-cell office:value-type="float" office:value="-0.153131">
                <text:p>-0.153131</text:p>
              </table:table-cell>
              <table:table-cell office:value-type="float" office:value="0.4021">
                <text:p>0.402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2263">
                <text:p>0.72263</text:p>
              </table:table-cell>
              <table:table-cell office:value-type="float" office:value="0.84216">
                <text:p>0.84216</text:p>
              </table:table-cell>
              <table:table-cell office:value-type="float" office:value="0.640014">
                <text:p>0.640014</text:p>
              </table:table-cell>
              <table:table-cell office:value-type="float" office:value="0.193403">
                <text:p>0.193403</text:p>
              </table:table-cell>
              <table:table-cell office:value-type="float" office:value="-0.32708">
                <text:p>-0.32708</text:p>
              </table:table-cell>
              <table:table-cell office:value-type="float" office:value="-0.72263">
                <text:p>-0.72263</text:p>
              </table:table-cell>
              <table:table-cell office:value-type="float" office:value="-0.84216">
                <text:p>-0.84216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193403">
                <text:p>-0.193403</text:p>
              </table:table-cell>
              <table:table-cell office:value-type="float" office:value="0.327081">
                <text:p>0.32708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63867">
                <text:p>0.63867</text:p>
              </table:table-cell>
              <table:table-cell office:value-type="float" office:value="0.782616">
                <text:p>0.782616</text:p>
              </table:table-cell>
              <table:table-cell office:value-type="float" office:value="0.627632">
                <text:p>0.627632</text:p>
              </table:table-cell>
              <table:table-cell office:value-type="float" office:value="0.23291">
                <text:p>0.23291</text:p>
              </table:table-cell>
              <table:table-cell office:value-type="float" office:value="-0.250774">
                <text:p>-0.250774</text:p>
              </table:table-cell>
              <table:table-cell office:value-type="float" office:value="-0.63867">
                <text:p>-0.63867</text:p>
              </table:table-cell>
              <table:table-cell office:value-type="float" office:value="-0.782618">
                <text:p>-0.782618</text:p>
              </table:table-cell>
              <table:table-cell office:value-type="float" office:value="-0.627631">
                <text:p>-0.627631</text:p>
              </table:table-cell>
              <table:table-cell office:value-type="float" office:value="-0.23291">
                <text:p>-0.23291</text:p>
              </table:table-cell>
              <table:table-cell office:value-type="float" office:value="0.250774">
                <text:p>0.25077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552187">
                <text:p>0.552187</text:p>
              </table:table-cell>
              <table:table-cell office:value-type="float" office:value="0.719983">
                <text:p>0.719983</text:p>
              </table:table-cell>
              <table:table-cell office:value-type="float" office:value="0.61277">
                <text:p>0.61277</text:p>
              </table:table-cell>
              <table:table-cell office:value-type="float" office:value="0.271499">
                <text:p>0.271499</text:p>
              </table:table-cell>
              <table:table-cell office:value-type="float" office:value="-0.173474">
                <text:p>-0.173474</text:p>
              </table:table-cell>
              <table:table-cell office:value-type="float" office:value="-0.552186">
                <text:p>-0.552186</text:p>
              </table:table-cell>
              <table:table-cell office:value-type="float" office:value="-0.719982">
                <text:p>-0.719982</text:p>
              </table:table-cell>
              <table:table-cell office:value-type="float" office:value="-0.612771">
                <text:p>-0.612771</text:p>
              </table:table-cell>
              <table:table-cell office:value-type="float" office:value="-0.271499">
                <text:p>-0.271499</text:p>
              </table:table-cell>
              <table:table-cell office:value-type="float" office:value="0.173474">
                <text:p>0.17347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463527">
                <text:p>0.463527</text:p>
              </table:table-cell>
              <table:table-cell office:value-type="float" office:value="0.654509">
                <text:p>0.654509</text:p>
              </table:table-cell>
              <table:table-cell office:value-type="float" office:value="0.595493">
                <text:p>0.595493</text:p>
              </table:table-cell>
              <table:table-cell office:value-type="float" office:value="0.309016">
                <text:p>0.309016</text:p>
              </table:table-cell>
              <table:table-cell office:value-type="float" office:value="-0.095493">
                <text:p>-0.095493</text:p>
              </table:table-cell>
              <table:table-cell office:value-type="float" office:value="-0.463526">
                <text:p>-0.463526</text:p>
              </table:table-cell>
              <table:table-cell office:value-type="float" office:value="-0.65451">
                <text:p>-0.65451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309016">
                <text:p>-0.309016</text:p>
              </table:table-cell>
              <table:table-cell office:value-type="float" office:value="0.095494">
                <text:p>0.09549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373035">
                <text:p>0.373035</text:p>
              </table:table-cell>
              <table:table-cell office:value-type="float" office:value="0.586451">
                <text:p>0.586451</text:p>
              </table:table-cell>
              <table:table-cell office:value-type="float" office:value="0.575863">
                <text:p>0.575863</text:p>
              </table:table-cell>
              <table:table-cell office:value-type="float" office:value="0.345314">
                <text:p>0.345314</text:p>
              </table:table-cell>
              <table:table-cell office:value-type="float" office:value="-0.017132">
                <text:p>-0.017132</text:p>
              </table:table-cell>
              <table:table-cell office:value-type="float" office:value="-0.373034">
                <text:p>-0.373034</text:p>
              </table:table-cell>
              <table:table-cell office:value-type="float" office:value="-0.58645">
                <text:p>-0.58645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345314">
                <text:p>-0.345314</text:p>
              </table:table-cell>
              <table:table-cell office:value-type="float" office:value="0.017133">
                <text:p>0.01713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281074">
                <text:p>0.281074</text:p>
              </table:table-cell>
              <table:table-cell office:value-type="float" office:value="0.51608">
                <text:p>0.51608</text:p>
              </table:table-cell>
              <table:table-cell office:value-type="float" office:value="0.553962">
                <text:p>0.553962</text:p>
              </table:table-cell>
              <table:table-cell office:value-type="float" office:value="0.380248">
                <text:p>0.380248</text:p>
              </table:table-cell>
              <table:table-cell office:value-type="float" office:value="0.061293">
                <text:p>0.061293</text:p>
              </table:table-cell>
              <table:table-cell office:value-type="float" office:value="-0.281075">
                <text:p>-0.281075</text:p>
              </table:table-cell>
              <table:table-cell office:value-type="float" office:value="-0.516081">
                <text:p>-0.516081</text:p>
              </table:table-cell>
              <table:table-cell office:value-type="float" office:value="-0.553962">
                <text:p>-0.553962</text:p>
              </table:table-cell>
              <table:table-cell office:value-type="float" office:value="-0.380248">
                <text:p>-0.380248</text:p>
              </table:table-cell>
              <table:table-cell office:value-type="float" office:value="-0.061293">
                <text:p>-0.06129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88">
                <text:p>0.188</text:p>
              </table:table-cell>
              <table:table-cell office:value-type="float" office:value="0.44367">
                <text:p>0.44367</text:p>
              </table:table-cell>
              <table:table-cell office:value-type="float" office:value="0.529873">
                <text:p>0.529873</text:p>
              </table:table-cell>
              <table:table-cell office:value-type="float" office:value="0.413683">
                <text:p>0.413683</text:p>
              </table:table-cell>
              <table:table-cell office:value-type="float" office:value="0.13948">
                <text:p>0.13948</text:p>
              </table:table-cell>
              <table:table-cell office:value-type="float" office:value="-0.187999">
                <text:p>-0.187999</text:p>
              </table:table-cell>
              <table:table-cell office:value-type="float" office:value="-0.443669">
                <text:p>-0.443669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13683">
                <text:p>-0.413683</text:p>
              </table:table-cell>
              <table:table-cell office:value-type="float" office:value="-0.13948">
                <text:p>-0.1394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94187">
                <text:p>0.094187</text:p>
              </table:table-cell>
              <table:table-cell office:value-type="float" office:value="0.369511">
                <text:p>0.369511</text:p>
              </table:table-cell>
              <table:table-cell office:value-type="float" office:value="0.503696">
                <text:p>0.503696</text:p>
              </table:table-cell>
              <table:table-cell office:value-type="float" office:value="0.445484">
                <text:p>0.445484</text:p>
              </table:table-cell>
              <table:table-cell office:value-type="float" office:value="0.217113">
                <text:p>0.217113</text:p>
              </table:table-cell>
              <table:table-cell office:value-type="float" office:value="-0.094189">
                <text:p>-0.094189</text:p>
              </table:table-cell>
              <table:table-cell office:value-type="float" office:value="-0.369512">
                <text:p>-0.369512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217112">
                <text:p>-0.2171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  <table:table-cell office:value-type="float" office:value="0.293892">
                <text:p>0.293892</text:p>
              </table:table-cell>
              <table:table-cell office:value-type="float" office:value="0.475528">
                <text:p>0.475528</text:p>
              </table:table-cell>
              <table:table-cell office:value-type="float" office:value="0.475528">
                <text:p>0.475528</text:p>
              </table:table-cell>
              <table:table-cell office:value-type="float" office:value="0.293892">
                <text:p>0.293892</text:p>
              </table:table-cell>
              <table:table-cell office:value-type="float" office:value="0">
                <text:p>0</text:p>
              </table:table-cell>
              <table:table-cell office:value-type="float" office:value="-0.293892">
                <text:p>-0.293892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293891">
                <text:p>-0.29389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094189">
                <text:p>-0.094189</text:p>
              </table:table-cell>
              <table:table-cell office:value-type="float" office:value="0.217113">
                <text:p>0.217113</text:p>
              </table:table-cell>
              <table:table-cell office:value-type="float" office:value="0.445484">
                <text:p>0.445484</text:p>
              </table:table-cell>
              <table:table-cell office:value-type="float" office:value="0.503696">
                <text:p>0.503696</text:p>
              </table:table-cell>
              <table:table-cell office:value-type="float" office:value="0.369511">
                <text:p>0.369511</text:p>
              </table:table-cell>
              <table:table-cell office:value-type="float" office:value="0.094188">
                <text:p>0.094188</text:p>
              </table:table-cell>
              <table:table-cell office:value-type="float" office:value="-0.217113">
                <text:p>-0.217113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36951">
                <text:p>-0.3695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188">
                <text:p>-0.188</text:p>
              </table:table-cell>
              <table:table-cell office:value-type="float" office:value="0.13948">
                <text:p>0.13948</text:p>
              </table:table-cell>
              <table:table-cell office:value-type="float" office:value="0.413683">
                <text:p>0.413683</text:p>
              </table:table-cell>
              <table:table-cell office:value-type="float" office:value="0.529874">
                <text:p>0.529874</text:p>
              </table:table-cell>
              <table:table-cell office:value-type="float" office:value="0.44367">
                <text:p>0.44367</text:p>
              </table:table-cell>
              <table:table-cell office:value-type="float" office:value="0.188">
                <text:p>0.188</text:p>
              </table:table-cell>
              <table:table-cell office:value-type="float" office:value="-0.139479">
                <text:p>-0.139479</text:p>
              </table:table-cell>
              <table:table-cell office:value-type="float" office:value="-0.413683">
                <text:p>-0.413683</text:p>
              </table:table-cell>
              <table:table-cell office:value-type="float" office:value="-0.529873">
                <text:p>-0.529873</text:p>
              </table:table-cell>
              <table:table-cell office:value-type="float" office:value="-0.443671">
                <text:p>-0.44367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281073">
                <text:p>-0.281073</text:p>
              </table:table-cell>
              <table:table-cell office:value-type="float" office:value="0.061293">
                <text:p>0.061293</text:p>
              </table:table-cell>
              <table:table-cell office:value-type="float" office:value="0.380248">
                <text:p>0.380248</text:p>
              </table:table-cell>
              <table:table-cell office:value-type="float" office:value="0.553962">
                <text:p>0.553962</text:p>
              </table:table-cell>
              <table:table-cell office:value-type="float" office:value="0.51608">
                <text:p>0.51608</text:p>
              </table:table-cell>
              <table:table-cell office:value-type="float" office:value="0.281074">
                <text:p>0.281074</text:p>
              </table:table-cell>
              <table:table-cell office:value-type="float" office:value="-0.061293">
                <text:p>-0.061293</text:p>
              </table:table-cell>
              <table:table-cell office:value-type="float" office:value="-0.380248">
                <text:p>-0.380248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51608">
                <text:p>-0.5160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373034">
                <text:p>-0.373034</text:p>
              </table:table-cell>
              <table:table-cell office:value-type="float" office:value="-0.017132">
                <text:p>-0.017132</text:p>
              </table:table-cell>
              <table:table-cell office:value-type="float" office:value="0.345314">
                <text:p>0.345314</text:p>
              </table:table-cell>
              <table:table-cell office:value-type="float" office:value="0.575863">
                <text:p>0.575863</text:p>
              </table:table-cell>
              <table:table-cell office:value-type="float" office:value="0.586451">
                <text:p>0.586451</text:p>
              </table:table-cell>
              <table:table-cell office:value-type="float" office:value="0.373035">
                <text:p>0.373035</text:p>
              </table:table-cell>
              <table:table-cell office:value-type="float" office:value="0.017132">
                <text:p>0.017132</text:p>
              </table:table-cell>
              <table:table-cell office:value-type="float" office:value="-0.345314">
                <text:p>-0.345314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58645">
                <text:p>-0.5864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463526">
                <text:p>-0.463526</text:p>
              </table:table-cell>
              <table:table-cell office:value-type="float" office:value="-0.095493">
                <text:p>-0.095493</text:p>
              </table:table-cell>
              <table:table-cell office:value-type="float" office:value="0.309016">
                <text:p>0.309016</text:p>
              </table:table-cell>
              <table:table-cell office:value-type="float" office:value="0.595493">
                <text:p>0.595493</text:p>
              </table:table-cell>
              <table:table-cell office:value-type="float" office:value="0.654509">
                <text:p>0.654509</text:p>
              </table:table-cell>
              <table:table-cell office:value-type="float" office:value="0.463527">
                <text:p>0.463527</text:p>
              </table:table-cell>
              <table:table-cell office:value-type="float" office:value="0.095494">
                <text:p>0.095494</text:p>
              </table:table-cell>
              <table:table-cell office:value-type="float" office:value="-0.309016">
                <text:p>-0.309016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654508">
                <text:p>-0.65450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552186">
                <text:p>-0.552186</text:p>
              </table:table-cell>
              <table:table-cell office:value-type="float" office:value="-0.173474">
                <text:p>-0.173474</text:p>
              </table:table-cell>
              <table:table-cell office:value-type="float" office:value="0.271499">
                <text:p>0.271499</text:p>
              </table:table-cell>
              <table:table-cell office:value-type="float" office:value="0.61277">
                <text:p>0.61277</text:p>
              </table:table-cell>
              <table:table-cell office:value-type="float" office:value="0.719983">
                <text:p>0.719983</text:p>
              </table:table-cell>
              <table:table-cell office:value-type="float" office:value="0.552187">
                <text:p>0.552187</text:p>
              </table:table-cell>
              <table:table-cell office:value-type="float" office:value="0.173474">
                <text:p>0.173474</text:p>
              </table:table-cell>
              <table:table-cell office:value-type="float" office:value="-0.271499">
                <text:p>-0.271499</text:p>
              </table:table-cell>
              <table:table-cell office:value-type="float" office:value="-0.61277">
                <text:p>-0.61277</text:p>
              </table:table-cell>
              <table:table-cell office:value-type="float" office:value="-0.719983">
                <text:p>-0.71998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63867">
                <text:p>-0.63867</text:p>
              </table:table-cell>
              <table:table-cell office:value-type="float" office:value="-0.250774">
                <text:p>-0.250774</text:p>
              </table:table-cell>
              <table:table-cell office:value-type="float" office:value="0.23291">
                <text:p>0.23291</text:p>
              </table:table-cell>
              <table:table-cell office:value-type="float" office:value="0.627631">
                <text:p>0.627631</text:p>
              </table:table-cell>
              <table:table-cell office:value-type="float" office:value="0.782617">
                <text:p>0.782617</text:p>
              </table:table-cell>
              <table:table-cell office:value-type="float" office:value="0.63867">
                <text:p>0.63867</text:p>
              </table:table-cell>
              <table:table-cell office:value-type="float" office:value="0.250774">
                <text:p>0.250774</text:p>
              </table:table-cell>
              <table:table-cell office:value-type="float" office:value="-0.23291">
                <text:p>-0.23291</text:p>
              </table:table-cell>
              <table:table-cell office:value-type="float" office:value="-0.62763">
                <text:p>-0.62763</text:p>
              </table:table-cell>
              <table:table-cell office:value-type="float" office:value="-0.782617">
                <text:p>-0.78261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72263">
                <text:p>-0.72263</text:p>
              </table:table-cell>
              <table:table-cell office:value-type="float" office:value="-0.32708">
                <text:p>-0.32708</text:p>
              </table:table-cell>
              <table:table-cell office:value-type="float" office:value="0.193403">
                <text:p>0.193403</text:p>
              </table:table-cell>
              <table:table-cell office:value-type="float" office:value="0.640014">
                <text:p>0.640014</text:p>
              </table:table-cell>
              <table:table-cell office:value-type="float" office:value="0.84216">
                <text:p>0.84216</text:p>
              </table:table-cell>
              <table:table-cell office:value-type="float" office:value="0.722631">
                <text:p>0.722631</text:p>
              </table:table-cell>
              <table:table-cell office:value-type="float" office:value="0.32708">
                <text:p>0.32708</text:p>
              </table:table-cell>
              <table:table-cell office:value-type="float" office:value="-0.193403">
                <text:p>-0.193403</text:p>
              </table:table-cell>
              <table:table-cell office:value-type="float" office:value="-0.640015">
                <text:p>-0.640015</text:p>
              </table:table-cell>
              <table:table-cell office:value-type="float" office:value="-0.842159">
                <text:p>-0.84215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803741">
                <text:p>-0.803741</text:p>
              </table:table-cell>
              <table:table-cell office:value-type="float" office:value="-0.402099">
                <text:p>-0.402099</text:p>
              </table:table-cell>
              <table:table-cell office:value-type="float" office:value="0.153131">
                <text:p>0.153131</text:p>
              </table:table-cell>
              <table:table-cell office:value-type="float" office:value="0.649871">
                <text:p>0.649871</text:p>
              </table:table-cell>
              <table:table-cell office:value-type="float" office:value="0.898382">
                <text:p>0.898382</text:p>
              </table:table-cell>
              <table:table-cell office:value-type="float" office:value="0.803741">
                <text:p>0.803741</text:p>
              </table:table-cell>
              <table:table-cell office:value-type="float" office:value="0.4021">
                <text:p>0.4021</text:p>
              </table:table-cell>
              <table:table-cell office:value-type="float" office:value="-0.153131">
                <text:p>-0.153131</text:p>
              </table:table-cell>
              <table:table-cell office:value-type="float" office:value="-0.649872">
                <text:p>-0.649872</text:p>
              </table:table-cell>
              <table:table-cell office:value-type="float" office:value="-0.89838">
                <text:p>-0.8983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881677">
                <text:p>-0.881677</text:p>
              </table:table-cell>
              <table:table-cell office:value-type="float" office:value="-0.475528">
                <text:p>-0.475528</text:p>
              </table:table-cell>
              <table:table-cell office:value-type="float" office:value="0.112256">
                <text:p>0.112256</text:p>
              </table:table-cell>
              <table:table-cell office:value-type="float" office:value="0.657165">
                <text:p>0.657165</text:p>
              </table:table-cell>
              <table:table-cell office:value-type="float" office:value="0.951057">
                <text:p>0.951057</text:p>
              </table:table-cell>
              <table:table-cell office:value-type="float" office:value="0.881678">
                <text:p>0.881678</text:p>
              </table:table-cell>
              <table:table-cell office:value-type="float" office:value="0.475528">
                <text:p>0.475528</text:p>
              </table:table-cell>
              <table:table-cell office:value-type="float" office:value="-0.112257">
                <text:p>-0.112257</text:p>
              </table:table-cell>
              <table:table-cell office:value-type="float" office:value="-0.657164">
                <text:p>-0.657164</text:p>
              </table:table-cell>
              <table:table-cell office:value-type="float" office:value="-0.951055">
                <text:p>-0.9510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956137">
                <text:p>-0.956137</text:p>
              </table:table-cell>
              <table:table-cell office:value-type="float" office:value="-0.547084">
                <text:p>-0.547084</text:p>
              </table:table-cell>
              <table:table-cell office:value-type="float" office:value="0.070937">
                <text:p>0.070937</text:p>
              </table:table-cell>
              <table:table-cell office:value-type="float" office:value="0.661863">
                <text:p>0.661863</text:p>
              </table:table-cell>
              <table:table-cell office:value-type="float" office:value="0.999979">
                <text:p>0.999979</text:p>
              </table:table-cell>
              <table:table-cell office:value-type="float" office:value="0.956137">
                <text:p>0.956137</text:p>
              </table:table-cell>
              <table:table-cell office:value-type="float" office:value="0.547084">
                <text:p>0.547084</text:p>
              </table:table-cell>
              <table:table-cell office:value-type="float" office:value="-0.070937">
                <text:p>-0.070937</text:p>
              </table:table-cell>
              <table:table-cell office:value-type="float" office:value="-0.661862">
                <text:p>-0.661862</text:p>
              </table:table-cell>
              <table:table-cell office:value-type="float" office:value="-0.999979">
                <text:p>-0.99997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1.02682">
                <text:p>-1.02682</text:p>
              </table:table-cell>
              <table:table-cell office:value-type="float" office:value="-0.616477">
                <text:p>-0.616477</text:p>
              </table:table-cell>
              <table:table-cell office:value-type="float" office:value="0.029339">
                <text:p>0.029339</text:p>
              </table:table-cell>
              <table:table-cell office:value-type="float" office:value="0.663951">
                <text:p>0.663951</text:p>
              </table:table-cell>
              <table:table-cell office:value-type="float" office:value="1.044954">
                <text:p>1.044954</text:p>
              </table:table-cell>
              <table:table-cell office:value-type="float" office:value="1.026821">
                <text:p>1.026821</text:p>
              </table:table-cell>
              <table:table-cell office:value-type="float" office:value="0.616477">
                <text:p>0.616477</text:p>
              </table:table-cell>
              <table:table-cell office:value-type="float" office:value="-0.029339">
                <text:p>-0.029339</text:p>
              </table:table-cell>
              <table:table-cell office:value-type="float" office:value="-0.663952">
                <text:p>-0.663952</text:p>
              </table:table-cell>
              <table:table-cell office:value-type="float" office:value="-1.044953">
                <text:p>-1.04495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1.093453">
                <text:p>-1.093453</text:p>
              </table:table-cell>
              <table:table-cell office:value-type="float" office:value="-0.68344">
                <text:p>-0.68344</text:p>
              </table:table-cell>
              <table:table-cell office:value-type="float" office:value="-0.012376">
                <text:p>-0.012376</text:p>
              </table:table-cell>
              <table:table-cell office:value-type="float" office:value="0.663418">
                <text:p>0.663418</text:p>
              </table:table-cell>
              <table:table-cell office:value-type="float" office:value="1.085806">
                <text:p>1.085806</text:p>
              </table:table-cell>
              <table:table-cell office:value-type="float" office:value="1.093454">
                <text:p>1.093454</text:p>
              </table:table-cell>
              <table:table-cell office:value-type="float" office:value="0.68344">
                <text:p>0.68344</text:p>
              </table:table-cell>
              <table:table-cell office:value-type="float" office:value="0.012376">
                <text:p>0.012376</text:p>
              </table:table-cell>
              <table:table-cell office:value-type="float" office:value="-0.663418">
                <text:p>-0.663418</text:p>
              </table:table-cell>
              <table:table-cell office:value-type="float" office:value="-1.085805">
                <text:p>-1.0858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1.155769">
                <text:p>-1.155769</text:p>
              </table:table-cell>
              <table:table-cell office:value-type="float" office:value="-0.747703">
                <text:p>-0.747703</text:p>
              </table:table-cell>
              <table:table-cell office:value-type="float" office:value="-0.054041">
                <text:p>-0.054041</text:p>
              </table:table-cell>
              <table:table-cell office:value-type="float" office:value="0.660267">
                <text:p>0.660267</text:p>
              </table:table-cell>
              <table:table-cell office:value-type="float" office:value="1.122372">
                <text:p>1.122372</text:p>
              </table:table-cell>
              <table:table-cell office:value-type="float" office:value="1.155769">
                <text:p>1.155769</text:p>
              </table:table-cell>
              <table:table-cell office:value-type="float" office:value="0.747703">
                <text:p>0.747703</text:p>
              </table:table-cell>
              <table:table-cell office:value-type="float" office:value="0.054039">
                <text:p>0.054039</text:p>
              </table:table-cell>
              <table:table-cell office:value-type="float" office:value="-0.660266">
                <text:p>-0.660266</text:p>
              </table:table-cell>
              <table:table-cell office:value-type="float" office:value="-1.122371">
                <text:p>-1.12237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809018">
                <text:p>-0.809018</text:p>
              </table:table-cell>
              <table:table-cell office:value-type="float" office:value="-0.095493">
                <text:p>-0.095493</text:p>
              </table:table-cell>
              <table:table-cell office:value-type="float" office:value="0.654509">
                <text:p>0.654509</text:p>
              </table:table-cell>
              <table:table-cell office:value-type="float" office:value="1.154509">
                <text:p>1.154509</text:p>
              </table:table-cell>
              <table:table-cell office:value-type="float" office:value="1.213526">
                <text:p>1.213526</text:p>
              </table:table-cell>
              <table:table-cell office:value-type="float" office:value="0.809018">
                <text:p>0.809018</text:p>
              </table:table-cell>
              <table:table-cell office:value-type="float" office:value="0.095493">
                <text:p>0.095493</text:p>
              </table:table-cell>
              <table:table-cell office:value-type="float" office:value="-0.654508">
                <text:p>-0.654508</text:p>
              </table:table-cell>
              <table:table-cell office:value-type="float" office:value="-1.15451">
                <text:p>-1.1545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1.266491">
                <text:p>-1.266491</text:p>
              </table:table-cell>
              <table:table-cell office:value-type="float" office:value="-0.867138">
                <text:p>-0.867138</text:p>
              </table:table-cell>
              <table:table-cell office:value-type="float" office:value="-0.136568">
                <text:p>-0.136568</text:p>
              </table:table-cell>
              <table:table-cell office:value-type="float" office:value="0.64617">
                <text:p>0.64617</text:p>
              </table:table-cell>
              <table:table-cell office:value-type="float" office:value="1.18209">
                <text:p>1.18209</text:p>
              </table:table-cell>
              <table:table-cell office:value-type="float" office:value="1.266491">
                <text:p>1.266491</text:p>
              </table:table-cell>
              <table:table-cell office:value-type="float" office:value="0.867138">
                <text:p>0.867138</text:p>
              </table:table-cell>
              <table:table-cell office:value-type="float" office:value="0.136568">
                <text:p>0.136568</text:p>
              </table:table-cell>
              <table:table-cell office:value-type="float" office:value="-0.646171">
                <text:p>-0.646171</text:p>
              </table:table-cell>
              <table:table-cell office:value-type="float" office:value="-1.182088">
                <text:p>-1.18208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1.31446">
                <text:p>-1.31446</text:p>
              </table:table-cell>
              <table:table-cell office:value-type="float" office:value="-0.921838">
                <text:p>-0.921838</text:p>
              </table:table-cell>
              <table:table-cell office:value-type="float" office:value="-0.177104">
                <text:p>-0.177104</text:p>
              </table:table-cell>
              <table:table-cell office:value-type="float" office:value="0.635279">
                <text:p>0.635279</text:p>
              </table:table-cell>
              <table:table-cell office:value-type="float" office:value="1.205005">
                <text:p>1.205005</text:p>
              </table:table-cell>
              <table:table-cell office:value-type="float" office:value="1.314461">
                <text:p>1.314461</text:p>
              </table:table-cell>
              <table:table-cell office:value-type="float" office:value="0.921838">
                <text:p>0.921838</text:p>
              </table:table-cell>
              <table:table-cell office:value-type="float" office:value="0.177105">
                <text:p>0.177105</text:p>
              </table:table-cell>
              <table:table-cell office:value-type="float" office:value="-0.635279">
                <text:p>-0.635279</text:p>
              </table:table-cell>
              <table:table-cell office:value-type="float" office:value="-1.205004">
                <text:p>-1.20500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1.35724">
                <text:p>-1.35724</text:p>
              </table:table-cell>
              <table:table-cell office:value-type="float" office:value="-0.972897">
                <text:p>-0.972897</text:p>
              </table:table-cell>
              <table:table-cell office:value-type="float" office:value="-0.216942">
                <text:p>-0.216942</text:p>
              </table:table-cell>
              <table:table-cell office:value-type="float" office:value="0.621882">
                <text:p>0.621882</text:p>
              </table:table-cell>
              <table:table-cell office:value-type="float" office:value="1.223165">
                <text:p>1.223165</text:p>
              </table:table-cell>
              <table:table-cell office:value-type="float" office:value="1.35724">
                <text:p>1.35724</text:p>
              </table:table-cell>
              <table:table-cell office:value-type="float" office:value="0.972897">
                <text:p>0.972897</text:p>
              </table:table-cell>
              <table:table-cell office:value-type="float" office:value="0.21694">
                <text:p>0.21694</text:p>
              </table:table-cell>
              <table:table-cell office:value-type="float" office:value="-0.621881">
                <text:p>-0.621881</text:p>
              </table:table-cell>
              <table:table-cell office:value-type="float" office:value="-1.223164">
                <text:p>-1.22316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020119">
                <text:p>-1.020119</text:p>
              </table:table-cell>
              <table:table-cell office:value-type="float" office:value="-0.255923">
                <text:p>-0.255923</text:p>
              </table:table-cell>
              <table:table-cell office:value-type="float" office:value="0.60603">
                <text:p>0.60603</text:p>
              </table:table-cell>
              <table:table-cell office:value-type="float" office:value="1.236497">
                <text:p>1.236497</text:p>
              </table:table-cell>
              <table:table-cell office:value-type="float" office:value="1.394665">
                <text:p>1.394665</text:p>
              </table:table-cell>
              <table:table-cell office:value-type="float" office:value="1.020119">
                <text:p>1.020119</text:p>
              </table:table-cell>
              <table:table-cell office:value-type="float" office:value="0.255922">
                <text:p>0.255922</text:p>
              </table:table-cell>
              <table:table-cell office:value-type="float" office:value="-0.606028">
                <text:p>-0.606028</text:p>
              </table:table-cell>
              <table:table-cell office:value-type="float" office:value="-1.236498">
                <text:p>-1.23649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063314">
                <text:p>-1.063314</text:p>
              </table:table-cell>
              <table:table-cell office:value-type="float" office:value="-0.293894">
                <text:p>-0.293894</text:p>
              </table:table-cell>
              <table:table-cell office:value-type="float" office:value="0.587788">
                <text:p>0.587788</text:p>
              </table:table-cell>
              <table:table-cell office:value-type="float" office:value="1.24495">
                <text:p>1.24495</text:p>
              </table:table-cell>
              <table:table-cell office:value-type="float" office:value="1.426584">
                <text:p>1.426584</text:p>
              </table:table-cell>
              <table:table-cell office:value-type="float" office:value="1.063313">
                <text:p>1.063313</text:p>
              </table:table-cell>
              <table:table-cell office:value-type="float" office:value="0.293893">
                <text:p>0.293893</text:p>
              </table:table-cell>
              <table:table-cell office:value-type="float" office:value="-0.587786">
                <text:p>-0.587786</text:p>
              </table:table-cell>
              <table:table-cell office:value-type="float" office:value="-1.244948">
                <text:p>-1.24494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102313">
                <text:p>-1.102313</text:p>
              </table:table-cell>
              <table:table-cell office:value-type="float" office:value="-0.330705">
                <text:p>-0.330705</text:p>
              </table:table-cell>
              <table:table-cell office:value-type="float" office:value="0.567223">
                <text:p>0.567223</text:p>
              </table:table-cell>
              <table:table-cell office:value-type="float" office:value="1.248489">
                <text:p>1.248489</text:p>
              </table:table-cell>
              <table:table-cell office:value-type="float" office:value="1.452875">
                <text:p>1.452875</text:p>
              </table:table-cell>
              <table:table-cell office:value-type="float" office:value="1.102313">
                <text:p>1.102313</text:p>
              </table:table-cell>
              <table:table-cell office:value-type="float" office:value="0.330706">
                <text:p>0.330706</text:p>
              </table:table-cell>
              <table:table-cell office:value-type="float" office:value="-0.567224">
                <text:p>-0.567224</text:p>
              </table:table-cell>
              <table:table-cell office:value-type="float" office:value="-1.248488">
                <text:p>-1.24848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136961">
                <text:p>-1.136961</text:p>
              </table:table-cell>
              <table:table-cell office:value-type="float" office:value="-0.366211">
                <text:p>-0.366211</text:p>
              </table:table-cell>
              <table:table-cell office:value-type="float" office:value="0.544423">
                <text:p>0.544423</text:p>
              </table:table-cell>
              <table:table-cell office:value-type="float" office:value="1.247102">
                <text:p>1.247102</text:p>
              </table:table-cell>
              <table:table-cell office:value-type="float" office:value="1.47343">
                <text:p>1.47343</text:p>
              </table:table-cell>
              <table:table-cell office:value-type="float" office:value="1.136961">
                <text:p>1.136961</text:p>
              </table:table-cell>
              <table:table-cell office:value-type="float" office:value="0.366209">
                <text:p>0.366209</text:p>
              </table:table-cell>
              <table:table-cell office:value-type="float" office:value="-0.544422">
                <text:p>-0.544422</text:p>
              </table:table-cell>
              <table:table-cell office:value-type="float" office:value="-1.247101">
                <text:p>-1.24710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167122">
                <text:p>-1.167122</text:p>
              </table:table-cell>
              <table:table-cell office:value-type="float" office:value="-0.400272">
                <text:p>-0.400272</text:p>
              </table:table-cell>
              <table:table-cell office:value-type="float" office:value="0.519471">
                <text:p>0.519471</text:p>
              </table:table-cell>
              <table:table-cell office:value-type="float" office:value="1.240792">
                <text:p>1.240792</text:p>
              </table:table-cell>
              <table:table-cell office:value-type="float" office:value="1.488172">
                <text:p>1.488172</text:p>
              </table:table-cell>
              <table:table-cell office:value-type="float" office:value="1.167123">
                <text:p>1.167123</text:p>
              </table:table-cell>
              <table:table-cell office:value-type="float" office:value="0.400271">
                <text:p>0.400271</text:p>
              </table:table-cell>
              <table:table-cell office:value-type="float" office:value="-0.51947">
                <text:p>-0.51947</text:p>
              </table:table-cell>
              <table:table-cell office:value-type="float" office:value="-1.240792">
                <text:p>-1.24079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.49704">
                <text:p>-1.49704</text:p>
              </table:table-cell>
              <table:table-cell office:value-type="float" office:value="-1.192678">
                <text:p>-1.192678</text:p>
              </table:table-cell>
              <table:table-cell office:value-type="float" office:value="-0.432753">
                <text:p>-0.432753</text:p>
              </table:table-cell>
              <table:table-cell office:value-type="float" office:value="0.492472">
                <text:p>0.492472</text:p>
              </table:table-cell>
              <table:table-cell office:value-type="float" office:value="1.229585">
                <text:p>1.229585</text:p>
              </table:table-cell>
              <table:table-cell office:value-type="float" office:value="1.49704">
                <text:p>1.49704</text:p>
              </table:table-cell>
              <table:table-cell office:value-type="float" office:value="1.192676">
                <text:p>1.192676</text:p>
              </table:table-cell>
              <table:table-cell office:value-type="float" office:value="0.432753">
                <text:p>0.432753</text:p>
              </table:table-cell>
              <table:table-cell office:value-type="float" office:value="-0.492471">
                <text:p>-0.492471</text:p>
              </table:table-cell>
              <table:table-cell office:value-type="float" office:value="-1.229584">
                <text:p>-1.22958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1.5">
                <text:p>-1.5</text:p>
              </table:table-cell>
              <table:table-cell office:value-type="float" office:value="-1.213526">
                <text:p>-1.213526</text:p>
              </table:table-cell>
              <table:table-cell office:value-type="float" office:value="-0.463526">
                <text:p>-0.463526</text:p>
              </table:table-cell>
              <table:table-cell office:value-type="float" office:value="0.463527">
                <text:p>0.463527</text:p>
              </table:table-cell>
              <table:table-cell office:value-type="float" office:value="1.213526">
                <text:p>1.213526</text:p>
              </table:table-cell>
              <table:table-cell office:value-type="float" office:value="1.5">
                <text:p>1.5</text:p>
              </table:table-cell>
              <table:table-cell office:value-type="float" office:value="1.213525">
                <text:p>1.213525</text:p>
              </table:table-cell>
              <table:table-cell office:value-type="float" office:value="0.463528">
                <text:p>0.463528</text:p>
              </table:table-cell>
              <table:table-cell office:value-type="float" office:value="-0.463528">
                <text:p>-0.463528</text:p>
              </table:table-cell>
              <table:table-cell office:value-type="float" office:value="-1.213525">
                <text:p>-1.2135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1.49704">
                <text:p>-1.49704</text:p>
              </table:table-cell>
              <table:table-cell office:value-type="float" office:value="-1.229586">
                <text:p>-1.229586</text:p>
              </table:table-cell>
              <table:table-cell office:value-type="float" office:value="-0.492472">
                <text:p>-0.492472</text:p>
              </table:table-cell>
              <table:table-cell office:value-type="float" office:value="0.432752">
                <text:p>0.432752</text:p>
              </table:table-cell>
              <table:table-cell office:value-type="float" office:value="1.192677">
                <text:p>1.192677</text:p>
              </table:table-cell>
              <table:table-cell office:value-type="float" office:value="1.49704">
                <text:p>1.49704</text:p>
              </table:table-cell>
              <table:table-cell office:value-type="float" office:value="1.229584">
                <text:p>1.229584</text:p>
              </table:table-cell>
              <table:table-cell office:value-type="float" office:value="0.492471">
                <text:p>0.492471</text:p>
              </table:table-cell>
              <table:table-cell office:value-type="float" office:value="-0.432753">
                <text:p>-0.432753</text:p>
              </table:table-cell>
              <table:table-cell office:value-type="float" office:value="-1.192676">
                <text:p>-1.19267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240791">
                <text:p>-1.240791</text:p>
              </table:table-cell>
              <table:table-cell office:value-type="float" office:value="-0.519472">
                <text:p>-0.519472</text:p>
              </table:table-cell>
              <table:table-cell office:value-type="float" office:value="0.400273">
                <text:p>0.400273</text:p>
              </table:table-cell>
              <table:table-cell office:value-type="float" office:value="1.167123">
                <text:p>1.167123</text:p>
              </table:table-cell>
              <table:table-cell office:value-type="float" office:value="1.488172">
                <text:p>1.488172</text:p>
              </table:table-cell>
              <table:table-cell office:value-type="float" office:value="1.240792">
                <text:p>1.240792</text:p>
              </table:table-cell>
              <table:table-cell office:value-type="float" office:value="0.51947">
                <text:p>0.51947</text:p>
              </table:table-cell>
              <table:table-cell office:value-type="float" office:value="-0.400272">
                <text:p>-0.400272</text:p>
              </table:table-cell>
              <table:table-cell office:value-type="float" office:value="-1.167122">
                <text:p>-1.16712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247101">
                <text:p>-1.247101</text:p>
              </table:table-cell>
              <table:table-cell office:value-type="float" office:value="-0.544422">
                <text:p>-0.544422</text:p>
              </table:table-cell>
              <table:table-cell office:value-type="float" office:value="0.36621">
                <text:p>0.36621</text:p>
              </table:table-cell>
              <table:table-cell office:value-type="float" office:value="1.13696">
                <text:p>1.13696</text:p>
              </table:table-cell>
              <table:table-cell office:value-type="float" office:value="1.47343">
                <text:p>1.47343</text:p>
              </table:table-cell>
              <table:table-cell office:value-type="float" office:value="1.247101">
                <text:p>1.247101</text:p>
              </table:table-cell>
              <table:table-cell office:value-type="float" office:value="0.544421">
                <text:p>0.544421</text:p>
              </table:table-cell>
              <table:table-cell office:value-type="float" office:value="-0.366209">
                <text:p>-0.366209</text:p>
              </table:table-cell>
              <table:table-cell office:value-type="float" office:value="-1.136961">
                <text:p>-1.13696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248488">
                <text:p>-1.248488</text:p>
              </table:table-cell>
              <table:table-cell office:value-type="float" office:value="-0.567224">
                <text:p>-0.567224</text:p>
              </table:table-cell>
              <table:table-cell office:value-type="float" office:value="0.330706">
                <text:p>0.330706</text:p>
              </table:table-cell>
              <table:table-cell office:value-type="float" office:value="1.102313">
                <text:p>1.102313</text:p>
              </table:table-cell>
              <table:table-cell office:value-type="float" office:value="1.452875">
                <text:p>1.452875</text:p>
              </table:table-cell>
              <table:table-cell office:value-type="float" office:value="1.248488">
                <text:p>1.248488</text:p>
              </table:table-cell>
              <table:table-cell office:value-type="float" office:value="0.567224">
                <text:p>0.567224</text:p>
              </table:table-cell>
              <table:table-cell office:value-type="float" office:value="-0.330706">
                <text:p>-0.330706</text:p>
              </table:table-cell>
              <table:table-cell office:value-type="float" office:value="-1.102313">
                <text:p>-1.10231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244949">
                <text:p>-1.244949</text:p>
              </table:table-cell>
              <table:table-cell office:value-type="float" office:value="-0.587787">
                <text:p>-0.587787</text:p>
              </table:table-cell>
              <table:table-cell office:value-type="float" office:value="0.293893">
                <text:p>0.293893</text:p>
              </table:table-cell>
              <table:table-cell office:value-type="float" office:value="1.063313">
                <text:p>1.063313</text:p>
              </table:table-cell>
              <table:table-cell office:value-type="float" office:value="1.426584">
                <text:p>1.426584</text:p>
              </table:table-cell>
              <table:table-cell office:value-type="float" office:value="1.244949">
                <text:p>1.244949</text:p>
              </table:table-cell>
              <table:table-cell office:value-type="float" office:value="0.587788">
                <text:p>0.587788</text:p>
              </table:table-cell>
              <table:table-cell office:value-type="float" office:value="-0.293894">
                <text:p>-0.293894</text:p>
              </table:table-cell>
              <table:table-cell office:value-type="float" office:value="-1.063313">
                <text:p>-1.06331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236496">
                <text:p>-1.236496</text:p>
              </table:table-cell>
              <table:table-cell office:value-type="float" office:value="-0.606031">
                <text:p>-0.606031</text:p>
              </table:table-cell>
              <table:table-cell office:value-type="float" office:value="0.255923">
                <text:p>0.255923</text:p>
              </table:table-cell>
              <table:table-cell office:value-type="float" office:value="1.020119">
                <text:p>1.020119</text:p>
              </table:table-cell>
              <table:table-cell office:value-type="float" office:value="1.394665">
                <text:p>1.394665</text:p>
              </table:table-cell>
              <table:table-cell office:value-type="float" office:value="1.236497">
                <text:p>1.236497</text:p>
              </table:table-cell>
              <table:table-cell office:value-type="float" office:value="0.606028">
                <text:p>0.606028</text:p>
              </table:table-cell>
              <table:table-cell office:value-type="float" office:value="-0.255922">
                <text:p>-0.255922</text:p>
              </table:table-cell>
              <table:table-cell office:value-type="float" office:value="-1.020119">
                <text:p>-1.02011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1.35724">
                <text:p>-1.35724</text:p>
              </table:table-cell>
              <table:table-cell office:value-type="float" office:value="-1.223164">
                <text:p>-1.223164</text:p>
              </table:table-cell>
              <table:table-cell office:value-type="float" office:value="-0.621882">
                <text:p>-0.621882</text:p>
              </table:table-cell>
              <table:table-cell office:value-type="float" office:value="0.216941">
                <text:p>0.216941</text:p>
              </table:table-cell>
              <table:table-cell office:value-type="float" office:value="0.972897">
                <text:p>0.972897</text:p>
              </table:table-cell>
              <table:table-cell office:value-type="float" office:value="1.357241">
                <text:p>1.357241</text:p>
              </table:table-cell>
              <table:table-cell office:value-type="float" office:value="1.223164">
                <text:p>1.223164</text:p>
              </table:table-cell>
              <table:table-cell office:value-type="float" office:value="0.621881">
                <text:p>0.621881</text:p>
              </table:table-cell>
              <table:table-cell office:value-type="float" office:value="-0.21694">
                <text:p>-0.21694</text:p>
              </table:table-cell>
              <table:table-cell office:value-type="float" office:value="-0.972897">
                <text:p>-0.97289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1.31446">
                <text:p>-1.31446</text:p>
              </table:table-cell>
              <table:table-cell office:value-type="float" office:value="-1.205004">
                <text:p>-1.205004</text:p>
              </table:table-cell>
              <table:table-cell office:value-type="float" office:value="-0.63528">
                <text:p>-0.63528</text:p>
              </table:table-cell>
              <table:table-cell office:value-type="float" office:value="0.177105">
                <text:p>0.177105</text:p>
              </table:table-cell>
              <table:table-cell office:value-type="float" office:value="0.921838">
                <text:p>0.921838</text:p>
              </table:table-cell>
              <table:table-cell office:value-type="float" office:value="1.314461">
                <text:p>1.314461</text:p>
              </table:table-cell>
              <table:table-cell office:value-type="float" office:value="1.205003">
                <text:p>1.205003</text:p>
              </table:table-cell>
              <table:table-cell office:value-type="float" office:value="0.635279">
                <text:p>0.635279</text:p>
              </table:table-cell>
              <table:table-cell office:value-type="float" office:value="-0.177105">
                <text:p>-0.177105</text:p>
              </table:table-cell>
              <table:table-cell office:value-type="float" office:value="-0.921838">
                <text:p>-0.92183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1.266491">
                <text:p>-1.266491</text:p>
              </table:table-cell>
              <table:table-cell office:value-type="float" office:value="-1.182089">
                <text:p>-1.182089</text:p>
              </table:table-cell>
              <table:table-cell office:value-type="float" office:value="-0.646169">
                <text:p>-0.646169</text:p>
              </table:table-cell>
              <table:table-cell office:value-type="float" office:value="0.136567">
                <text:p>0.136567</text:p>
              </table:table-cell>
              <table:table-cell office:value-type="float" office:value="0.867138">
                <text:p>0.867138</text:p>
              </table:table-cell>
              <table:table-cell office:value-type="float" office:value="1.266491">
                <text:p>1.266491</text:p>
              </table:table-cell>
              <table:table-cell office:value-type="float" office:value="1.182088">
                <text:p>1.182088</text:p>
              </table:table-cell>
              <table:table-cell office:value-type="float" office:value="0.64617">
                <text:p>0.64617</text:p>
              </table:table-cell>
              <table:table-cell office:value-type="float" office:value="-0.136568">
                <text:p>-0.136568</text:p>
              </table:table-cell>
              <table:table-cell office:value-type="float" office:value="-0.867138">
                <text:p>-0.86713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1.213526">
                <text:p>-1.213526</text:p>
              </table:table-cell>
              <table:table-cell office:value-type="float" office:value="-1.154508">
                <text:p>-1.154508</text:p>
              </table:table-cell>
              <table:table-cell office:value-type="float" office:value="-0.65451">
                <text:p>-0.65451</text:p>
              </table:table-cell>
              <table:table-cell office:value-type="float" office:value="0.095494">
                <text:p>0.095494</text:p>
              </table:table-cell>
              <table:table-cell office:value-type="float" office:value="0.809018">
                <text:p>0.809018</text:p>
              </table:table-cell>
              <table:table-cell office:value-type="float" office:value="1.213525">
                <text:p>1.213525</text:p>
              </table:table-cell>
              <table:table-cell office:value-type="float" office:value="1.154509">
                <text:p>1.154509</text:p>
              </table:table-cell>
              <table:table-cell office:value-type="float" office:value="0.654508">
                <text:p>0.654508</text:p>
              </table:table-cell>
              <table:table-cell office:value-type="float" office:value="-0.095493">
                <text:p>-0.095493</text:p>
              </table:table-cell>
              <table:table-cell office:value-type="float" office:value="-0.809018">
                <text:p>-0.80901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1.155769">
                <text:p>-1.155769</text:p>
              </table:table-cell>
              <table:table-cell office:value-type="float" office:value="-1.122371">
                <text:p>-1.122371</text:p>
              </table:table-cell>
              <table:table-cell office:value-type="float" office:value="-0.660266">
                <text:p>-0.660266</text:p>
              </table:table-cell>
              <table:table-cell office:value-type="float" office:value="0.05404">
                <text:p>0.05404</text:p>
              </table:table-cell>
              <table:table-cell office:value-type="float" office:value="0.747703">
                <text:p>0.747703</text:p>
              </table:table-cell>
              <table:table-cell office:value-type="float" office:value="1.155768">
                <text:p>1.155768</text:p>
              </table:table-cell>
              <table:table-cell office:value-type="float" office:value="1.122371">
                <text:p>1.122371</text:p>
              </table:table-cell>
              <table:table-cell office:value-type="float" office:value="0.660266">
                <text:p>0.660266</text:p>
              </table:table-cell>
              <table:table-cell office:value-type="float" office:value="-0.054039">
                <text:p>-0.054039</text:p>
              </table:table-cell>
              <table:table-cell office:value-type="float" office:value="-0.747703">
                <text:p>-0.74770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1.093453">
                <text:p>-1.093453</text:p>
              </table:table-cell>
              <table:table-cell office:value-type="float" office:value="-1.085807">
                <text:p>-1.085807</text:p>
              </table:table-cell>
              <table:table-cell office:value-type="float" office:value="-0.663419">
                <text:p>-0.663419</text:p>
              </table:table-cell>
              <table:table-cell office:value-type="float" office:value="0.012376">
                <text:p>0.012376</text:p>
              </table:table-cell>
              <table:table-cell office:value-type="float" office:value="0.68344">
                <text:p>0.68344</text:p>
              </table:table-cell>
              <table:table-cell office:value-type="float" office:value="1.093454">
                <text:p>1.093454</text:p>
              </table:table-cell>
              <table:table-cell office:value-type="float" office:value="1.085804">
                <text:p>1.085804</text:p>
              </table:table-cell>
              <table:table-cell office:value-type="float" office:value="0.663418">
                <text:p>0.663418</text:p>
              </table:table-cell>
              <table:table-cell office:value-type="float" office:value="-0.012375">
                <text:p>-0.012375</text:p>
              </table:table-cell>
              <table:table-cell office:value-type="float" office:value="-0.68344">
                <text:p>-0.6834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1.02682">
                <text:p>-1.02682</text:p>
              </table:table-cell>
              <table:table-cell office:value-type="float" office:value="-1.044953">
                <text:p>-1.044953</text:p>
              </table:table-cell>
              <table:table-cell office:value-type="float" office:value="-0.663951">
                <text:p>-0.663951</text:p>
              </table:table-cell>
              <table:table-cell office:value-type="float" office:value="-0.029339">
                <text:p>-0.029339</text:p>
              </table:table-cell>
              <table:table-cell office:value-type="float" office:value="0.616477">
                <text:p>0.616477</text:p>
              </table:table-cell>
              <table:table-cell office:value-type="float" office:value="1.026819">
                <text:p>1.026819</text:p>
              </table:table-cell>
              <table:table-cell office:value-type="float" office:value="1.044953">
                <text:p>1.044953</text:p>
              </table:table-cell>
              <table:table-cell office:value-type="float" office:value="0.663952">
                <text:p>0.663952</text:p>
              </table:table-cell>
              <table:table-cell office:value-type="float" office:value="0.029339">
                <text:p>0.029339</text:p>
              </table:table-cell>
              <table:table-cell office:value-type="float" office:value="-0.616477">
                <text:p>-0.61647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956136">
                <text:p>-0.956136</text:p>
              </table:table-cell>
              <table:table-cell office:value-type="float" office:value="-0.99998">
                <text:p>-0.99998</text:p>
              </table:table-cell>
              <table:table-cell office:value-type="float" office:value="-0.661864">
                <text:p>-0.661864</text:p>
              </table:table-cell>
              <table:table-cell office:value-type="float" office:value="-0.070937">
                <text:p>-0.070937</text:p>
              </table:table-cell>
              <table:table-cell office:value-type="float" office:value="0.547083">
                <text:p>0.547083</text:p>
              </table:table-cell>
              <table:table-cell office:value-type="float" office:value="0.956137">
                <text:p>0.956137</text:p>
              </table:table-cell>
              <table:table-cell office:value-type="float" office:value="0.999979">
                <text:p>0.999979</text:p>
              </table:table-cell>
              <table:table-cell office:value-type="float" office:value="0.661862">
                <text:p>0.661862</text:p>
              </table:table-cell>
              <table:table-cell office:value-type="float" office:value="0.070937">
                <text:p>0.070937</text:p>
              </table:table-cell>
              <table:table-cell office:value-type="float" office:value="-0.547084">
                <text:p>-0.5470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881677">
                <text:p>-0.881677</text:p>
              </table:table-cell>
              <table:table-cell office:value-type="float" office:value="-0.951056">
                <text:p>-0.951056</text:p>
              </table:table-cell>
              <table:table-cell office:value-type="float" office:value="-0.657164">
                <text:p>-0.657164</text:p>
              </table:table-cell>
              <table:table-cell office:value-type="float" office:value="-0.112256">
                <text:p>-0.112256</text:p>
              </table:table-cell>
              <table:table-cell office:value-type="float" office:value="0.475528">
                <text:p>0.475528</text:p>
              </table:table-cell>
              <table:table-cell office:value-type="float" office:value="0.881678">
                <text:p>0.881678</text:p>
              </table:table-cell>
              <table:table-cell office:value-type="float" office:value="0.951057">
                <text:p>0.951057</text:p>
              </table:table-cell>
              <table:table-cell office:value-type="float" office:value="0.657164">
                <text:p>0.657164</text:p>
              </table:table-cell>
              <table:table-cell office:value-type="float" office:value="0.112257">
                <text:p>0.112257</text:p>
              </table:table-cell>
              <table:table-cell office:value-type="float" office:value="-0.475528">
                <text:p>-0.47552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803741">
                <text:p>-0.803741</text:p>
              </table:table-cell>
              <table:table-cell office:value-type="float" office:value="-0.898383">
                <text:p>-0.898383</text:p>
              </table:table-cell>
              <table:table-cell office:value-type="float" office:value="-0.649872">
                <text:p>-0.649872</text:p>
              </table:table-cell>
              <table:table-cell office:value-type="float" office:value="-0.153131">
                <text:p>-0.153131</text:p>
              </table:table-cell>
              <table:table-cell office:value-type="float" office:value="0.4021">
                <text:p>0.4021</text:p>
              </table:table-cell>
              <table:table-cell office:value-type="float" office:value="0.803742">
                <text:p>0.803742</text:p>
              </table:table-cell>
              <table:table-cell office:value-type="float" office:value="0.89838">
                <text:p>0.89838</text:p>
              </table:table-cell>
              <table:table-cell office:value-type="float" office:value="0.649872">
                <text:p>0.649872</text:p>
              </table:table-cell>
              <table:table-cell office:value-type="float" office:value="0.153131">
                <text:p>0.153131</text:p>
              </table:table-cell>
              <table:table-cell office:value-type="float" office:value="-0.4021">
                <text:p>-0.402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72263">
                <text:p>-0.72263</text:p>
              </table:table-cell>
              <table:table-cell office:value-type="float" office:value="-0.84216">
                <text:p>-0.84216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193403">
                <text:p>-0.193403</text:p>
              </table:table-cell>
              <table:table-cell office:value-type="float" office:value="0.327081">
                <text:p>0.327081</text:p>
              </table:table-cell>
              <table:table-cell office:value-type="float" office:value="0.722629">
                <text:p>0.722629</text:p>
              </table:table-cell>
              <table:table-cell office:value-type="float" office:value="0.842159">
                <text:p>0.842159</text:p>
              </table:table-cell>
              <table:table-cell office:value-type="float" office:value="0.640015">
                <text:p>0.640015</text:p>
              </table:table-cell>
              <table:table-cell office:value-type="float" office:value="0.193403">
                <text:p>0.193403</text:p>
              </table:table-cell>
              <table:table-cell office:value-type="float" office:value="-0.327081">
                <text:p>-0.32708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63867">
                <text:p>-0.63867</text:p>
              </table:table-cell>
              <table:table-cell office:value-type="float" office:value="-0.782618">
                <text:p>-0.782618</text:p>
              </table:table-cell>
              <table:table-cell office:value-type="float" office:value="-0.627631">
                <text:p>-0.627631</text:p>
              </table:table-cell>
              <table:table-cell office:value-type="float" office:value="-0.23291">
                <text:p>-0.23291</text:p>
              </table:table-cell>
              <table:table-cell office:value-type="float" office:value="0.250774">
                <text:p>0.250774</text:p>
              </table:table-cell>
              <table:table-cell office:value-type="float" office:value="0.638669">
                <text:p>0.638669</text:p>
              </table:table-cell>
              <table:table-cell office:value-type="float" office:value="0.782617">
                <text:p>0.782617</text:p>
              </table:table-cell>
              <table:table-cell office:value-type="float" office:value="0.62763">
                <text:p>0.62763</text:p>
              </table:table-cell>
              <table:table-cell office:value-type="float" office:value="0.23291">
                <text:p>0.23291</text:p>
              </table:table-cell>
              <table:table-cell office:value-type="float" office:value="-0.250774">
                <text:p>-0.25077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552186">
                <text:p>-0.552186</text:p>
              </table:table-cell>
              <table:table-cell office:value-type="float" office:value="-0.719982">
                <text:p>-0.719982</text:p>
              </table:table-cell>
              <table:table-cell office:value-type="float" office:value="-0.612771">
                <text:p>-0.612771</text:p>
              </table:table-cell>
              <table:table-cell office:value-type="float" office:value="-0.271499">
                <text:p>-0.271499</text:p>
              </table:table-cell>
              <table:table-cell office:value-type="float" office:value="0.173474">
                <text:p>0.173474</text:p>
              </table:table-cell>
              <table:table-cell office:value-type="float" office:value="0.552186">
                <text:p>0.552186</text:p>
              </table:table-cell>
              <table:table-cell office:value-type="float" office:value="0.719983">
                <text:p>0.719983</text:p>
              </table:table-cell>
              <table:table-cell office:value-type="float" office:value="0.612769">
                <text:p>0.612769</text:p>
              </table:table-cell>
              <table:table-cell office:value-type="float" office:value="0.271499">
                <text:p>0.271499</text:p>
              </table:table-cell>
              <table:table-cell office:value-type="float" office:value="-0.173475">
                <text:p>-0.17347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463526">
                <text:p>-0.463526</text:p>
              </table:table-cell>
              <table:table-cell office:value-type="float" office:value="-0.65451">
                <text:p>-0.65451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309016">
                <text:p>-0.309016</text:p>
              </table:table-cell>
              <table:table-cell office:value-type="float" office:value="0.095494">
                <text:p>0.095494</text:p>
              </table:table-cell>
              <table:table-cell office:value-type="float" office:value="0.463528">
                <text:p>0.463528</text:p>
              </table:table-cell>
              <table:table-cell office:value-type="float" office:value="0.654508">
                <text:p>0.654508</text:p>
              </table:table-cell>
              <table:table-cell office:value-type="float" office:value="0.595492">
                <text:p>0.595492</text:p>
              </table:table-cell>
              <table:table-cell office:value-type="float" office:value="0.309016">
                <text:p>0.309016</text:p>
              </table:table-cell>
              <table:table-cell office:value-type="float" office:value="-0.095495">
                <text:p>-0.09549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373034">
                <text:p>-0.373034</text:p>
              </table:table-cell>
              <table:table-cell office:value-type="float" office:value="-0.58645">
                <text:p>-0.58645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345314">
                <text:p>-0.345314</text:p>
              </table:table-cell>
              <table:table-cell office:value-type="float" office:value="0.017133">
                <text:p>0.017133</text:p>
              </table:table-cell>
              <table:table-cell office:value-type="float" office:value="0.373034">
                <text:p>0.373034</text:p>
              </table:table-cell>
              <table:table-cell office:value-type="float" office:value="0.586449">
                <text:p>0.586449</text:p>
              </table:table-cell>
              <table:table-cell office:value-type="float" office:value="0.575863">
                <text:p>0.575863</text:p>
              </table:table-cell>
              <table:table-cell office:value-type="float" office:value="0.345314">
                <text:p>0.345314</text:p>
              </table:table-cell>
              <table:table-cell office:value-type="float" office:value="-0.017133">
                <text:p>-0.01713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281075">
                <text:p>-0.281075</text:p>
              </table:table-cell>
              <table:table-cell office:value-type="float" office:value="-0.516081">
                <text:p>-0.516081</text:p>
              </table:table-cell>
              <table:table-cell office:value-type="float" office:value="-0.553962">
                <text:p>-0.553962</text:p>
              </table:table-cell>
              <table:table-cell office:value-type="float" office:value="-0.380248">
                <text:p>-0.380248</text:p>
              </table:table-cell>
              <table:table-cell office:value-type="float" office:value="-0.061293">
                <text:p>-0.061293</text:p>
              </table:table-cell>
              <table:table-cell office:value-type="float" office:value="0.281076">
                <text:p>0.281076</text:p>
              </table:table-cell>
              <table:table-cell office:value-type="float" office:value="0.51608">
                <text:p>0.51608</text:p>
              </table:table-cell>
              <table:table-cell office:value-type="float" office:value="0.553962">
                <text:p>0.553962</text:p>
              </table:table-cell>
              <table:table-cell office:value-type="float" office:value="0.380248">
                <text:p>0.380248</text:p>
              </table:table-cell>
              <table:table-cell office:value-type="float" office:value="0.061293">
                <text:p>0.06129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187999">
                <text:p>-0.187999</text:p>
              </table:table-cell>
              <table:table-cell office:value-type="float" office:value="-0.443669">
                <text:p>-0.443669</text:p>
              </table:table-cell>
              <table:table-cell office:value-type="float" office:value="-0.529874">
                <text:p>-0.529874</text:p>
              </table:table-cell>
              <table:table-cell office:value-type="float" office:value="-0.413683">
                <text:p>-0.413683</text:p>
              </table:table-cell>
              <table:table-cell office:value-type="float" office:value="-0.13948">
                <text:p>-0.13948</text:p>
              </table:table-cell>
              <table:table-cell office:value-type="float" office:value="0.188001">
                <text:p>0.188001</text:p>
              </table:table-cell>
              <table:table-cell office:value-type="float" office:value="0.44367">
                <text:p>0.44367</text:p>
              </table:table-cell>
              <table:table-cell office:value-type="float" office:value="0.529873">
                <text:p>0.529873</text:p>
              </table:table-cell>
              <table:table-cell office:value-type="float" office:value="0.413683">
                <text:p>0.413683</text:p>
              </table:table-cell>
              <table:table-cell office:value-type="float" office:value="0.139479">
                <text:p>0.13947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094189">
                <text:p>-0.094189</text:p>
              </table:table-cell>
              <table:table-cell office:value-type="float" office:value="-0.369512">
                <text:p>-0.369512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217112">
                <text:p>-0.217112</text:p>
              </table:table-cell>
              <table:table-cell office:value-type="float" office:value="0.094188">
                <text:p>0.094188</text:p>
              </table:table-cell>
              <table:table-cell office:value-type="float" office:value="0.36951">
                <text:p>0.36951</text:p>
              </table:table-cell>
              <table:table-cell office:value-type="float" office:value="0.503695">
                <text:p>0.503695</text:p>
              </table:table-cell>
              <table:table-cell office:value-type="float" office:value="0.445484">
                <text:p>0.445484</text:p>
              </table:table-cell>
              <table:table-cell office:value-type="float" office:value="0.217111">
                <text:p>0.21711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-0.293892">
                <text:p>-0.293892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293891">
                <text:p>-0.293891</text:p>
              </table:table-cell>
              <table:table-cell office:value-type="float" office:value="0.000001">
                <text:p>0.000001</text:p>
              </table:table-cell>
              <table:table-cell office:value-type="float" office:value="0.293891">
                <text:p>0.293891</text:p>
              </table:table-cell>
              <table:table-cell office:value-type="float" office:value="0.475528">
                <text:p>0.475528</text:p>
              </table:table-cell>
              <table:table-cell office:value-type="float" office:value="0.475528">
                <text:p>0.475528</text:p>
              </table:table-cell>
              <table:table-cell office:value-type="float" office:value="0.293892">
                <text:p>0.29389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94188">
                <text:p>0.094188</text:p>
              </table:table-cell>
              <table:table-cell office:value-type="float" office:value="-0.217113">
                <text:p>-0.217113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36951">
                <text:p>-0.36951</text:p>
              </table:table-cell>
              <table:table-cell office:value-type="float" office:value="-0.094188">
                <text:p>-0.094188</text:p>
              </table:table-cell>
              <table:table-cell office:value-type="float" office:value="0.217112">
                <text:p>0.217112</text:p>
              </table:table-cell>
              <table:table-cell office:value-type="float" office:value="0.445484">
                <text:p>0.445484</text:p>
              </table:table-cell>
              <table:table-cell office:value-type="float" office:value="0.503695">
                <text:p>0.503695</text:p>
              </table:table-cell>
              <table:table-cell office:value-type="float" office:value="0.369511">
                <text:p>0.36951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88">
                <text:p>0.188</text:p>
              </table:table-cell>
              <table:table-cell office:value-type="float" office:value="-0.139479">
                <text:p>-0.139479</text:p>
              </table:table-cell>
              <table:table-cell office:value-type="float" office:value="-0.413683">
                <text:p>-0.413683</text:p>
              </table:table-cell>
              <table:table-cell office:value-type="float" office:value="-0.529873">
                <text:p>-0.529873</text:p>
              </table:table-cell>
              <table:table-cell office:value-type="float" office:value="-0.443671">
                <text:p>-0.443671</text:p>
              </table:table-cell>
              <table:table-cell office:value-type="float" office:value="-0.188001">
                <text:p>-0.188001</text:p>
              </table:table-cell>
              <table:table-cell office:value-type="float" office:value="0.13948">
                <text:p>0.13948</text:p>
              </table:table-cell>
              <table:table-cell office:value-type="float" office:value="0.413683">
                <text:p>0.413683</text:p>
              </table:table-cell>
              <table:table-cell office:value-type="float" office:value="0.529873">
                <text:p>0.529873</text:p>
              </table:table-cell>
              <table:table-cell office:value-type="float" office:value="0.443669">
                <text:p>0.44366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281074">
                <text:p>0.281074</text:p>
              </table:table-cell>
              <table:table-cell office:value-type="float" office:value="-0.061293">
                <text:p>-0.061293</text:p>
              </table:table-cell>
              <table:table-cell office:value-type="float" office:value="-0.380248">
                <text:p>-0.380248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51608">
                <text:p>-0.51608</text:p>
              </table:table-cell>
              <table:table-cell office:value-type="float" office:value="-0.281076">
                <text:p>-0.281076</text:p>
              </table:table-cell>
              <table:table-cell office:value-type="float" office:value="0.061292">
                <text:p>0.061292</text:p>
              </table:table-cell>
              <table:table-cell office:value-type="float" office:value="0.380248">
                <text:p>0.380248</text:p>
              </table:table-cell>
              <table:table-cell office:value-type="float" office:value="0.553961">
                <text:p>0.553961</text:p>
              </table:table-cell>
              <table:table-cell office:value-type="float" office:value="0.516081">
                <text:p>0.51608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373035">
                <text:p>0.373035</text:p>
              </table:table-cell>
              <table:table-cell office:value-type="float" office:value="0.017132">
                <text:p>0.017132</text:p>
              </table:table-cell>
              <table:table-cell office:value-type="float" office:value="-0.345314">
                <text:p>-0.345314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58645">
                <text:p>-0.58645</text:p>
              </table:table-cell>
              <table:table-cell office:value-type="float" office:value="-0.373034">
                <text:p>-0.373034</text:p>
              </table:table-cell>
              <table:table-cell office:value-type="float" office:value="-0.017133">
                <text:p>-0.017133</text:p>
              </table:table-cell>
              <table:table-cell office:value-type="float" office:value="0.345314">
                <text:p>0.345314</text:p>
              </table:table-cell>
              <table:table-cell office:value-type="float" office:value="0.575862">
                <text:p>0.575862</text:p>
              </table:table-cell>
              <table:table-cell office:value-type="float" office:value="0.586448">
                <text:p>0.58644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463527">
                <text:p>0.463527</text:p>
              </table:table-cell>
              <table:table-cell office:value-type="float" office:value="0.095494">
                <text:p>0.095494</text:p>
              </table:table-cell>
              <table:table-cell office:value-type="float" office:value="-0.309016">
                <text:p>-0.309016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654508">
                <text:p>-0.654508</text:p>
              </table:table-cell>
              <table:table-cell office:value-type="float" office:value="-0.463528">
                <text:p>-0.463528</text:p>
              </table:table-cell>
              <table:table-cell office:value-type="float" office:value="-0.095494">
                <text:p>-0.095494</text:p>
              </table:table-cell>
              <table:table-cell office:value-type="float" office:value="0.309016">
                <text:p>0.309016</text:p>
              </table:table-cell>
              <table:table-cell office:value-type="float" office:value="0.595492">
                <text:p>0.595492</text:p>
              </table:table-cell>
              <table:table-cell office:value-type="float" office:value="0.654509">
                <text:p>0.65450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552187">
                <text:p>0.552187</text:p>
              </table:table-cell>
              <table:table-cell office:value-type="float" office:value="0.173474">
                <text:p>0.173474</text:p>
              </table:table-cell>
              <table:table-cell office:value-type="float" office:value="-0.271499">
                <text:p>-0.271499</text:p>
              </table:table-cell>
              <table:table-cell office:value-type="float" office:value="-0.61277">
                <text:p>-0.61277</text:p>
              </table:table-cell>
              <table:table-cell office:value-type="float" office:value="-0.719983">
                <text:p>-0.719983</text:p>
              </table:table-cell>
              <table:table-cell office:value-type="float" office:value="-0.552186">
                <text:p>-0.552186</text:p>
              </table:table-cell>
              <table:table-cell office:value-type="float" office:value="-0.173474">
                <text:p>-0.173474</text:p>
              </table:table-cell>
              <table:table-cell office:value-type="float" office:value="0.271499">
                <text:p>0.271499</text:p>
              </table:table-cell>
              <table:table-cell office:value-type="float" office:value="0.61277">
                <text:p>0.61277</text:p>
              </table:table-cell>
              <table:table-cell office:value-type="float" office:value="0.719982">
                <text:p>0.7199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63867">
                <text:p>0.63867</text:p>
              </table:table-cell>
              <table:table-cell office:value-type="float" office:value="0.250774">
                <text:p>0.250774</text:p>
              </table:table-cell>
              <table:table-cell office:value-type="float" office:value="-0.23291">
                <text:p>-0.23291</text:p>
              </table:table-cell>
              <table:table-cell office:value-type="float" office:value="-0.62763">
                <text:p>-0.62763</text:p>
              </table:table-cell>
              <table:table-cell office:value-type="float" office:value="-0.782617">
                <text:p>-0.782617</text:p>
              </table:table-cell>
              <table:table-cell office:value-type="float" office:value="-0.638669">
                <text:p>-0.638669</text:p>
              </table:table-cell>
              <table:table-cell office:value-type="float" office:value="-0.250773">
                <text:p>-0.250773</text:p>
              </table:table-cell>
              <table:table-cell office:value-type="float" office:value="0.23291">
                <text:p>0.23291</text:p>
              </table:table-cell>
              <table:table-cell office:value-type="float" office:value="0.62763">
                <text:p>0.62763</text:p>
              </table:table-cell>
              <table:table-cell office:value-type="float" office:value="0.782618">
                <text:p>0.78261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22631">
                <text:p>0.722631</text:p>
              </table:table-cell>
              <table:table-cell office:value-type="float" office:value="0.32708">
                <text:p>0.32708</text:p>
              </table:table-cell>
              <table:table-cell office:value-type="float" office:value="-0.193403">
                <text:p>-0.193403</text:p>
              </table:table-cell>
              <table:table-cell office:value-type="float" office:value="-0.640015">
                <text:p>-0.640015</text:p>
              </table:table-cell>
              <table:table-cell office:value-type="float" office:value="-0.842159">
                <text:p>-0.842159</text:p>
              </table:table-cell>
              <table:table-cell office:value-type="float" office:value="-0.722629">
                <text:p>-0.722629</text:p>
              </table:table-cell>
              <table:table-cell office:value-type="float" office:value="-0.327081">
                <text:p>-0.327081</text:p>
              </table:table-cell>
              <table:table-cell office:value-type="float" office:value="0.193403">
                <text:p>0.193403</text:p>
              </table:table-cell>
              <table:table-cell office:value-type="float" office:value="0.640014">
                <text:p>0.640014</text:p>
              </table:table-cell>
              <table:table-cell office:value-type="float" office:value="0.842158">
                <text:p>0.84215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803741">
                <text:p>0.803741</text:p>
              </table:table-cell>
              <table:table-cell office:value-type="float" office:value="0.4021">
                <text:p>0.4021</text:p>
              </table:table-cell>
              <table:table-cell office:value-type="float" office:value="-0.153131">
                <text:p>-0.153131</text:p>
              </table:table-cell>
              <table:table-cell office:value-type="float" office:value="-0.649872">
                <text:p>-0.649872</text:p>
              </table:table-cell>
              <table:table-cell office:value-type="float" office:value="-0.89838">
                <text:p>-0.89838</text:p>
              </table:table-cell>
              <table:table-cell office:value-type="float" office:value="-0.803742">
                <text:p>-0.803742</text:p>
              </table:table-cell>
              <table:table-cell office:value-type="float" office:value="-0.4021">
                <text:p>-0.4021</text:p>
              </table:table-cell>
              <table:table-cell office:value-type="float" office:value="0.153131">
                <text:p>0.153131</text:p>
              </table:table-cell>
              <table:table-cell office:value-type="float" office:value="0.649872">
                <text:p>0.649872</text:p>
              </table:table-cell>
              <table:table-cell office:value-type="float" office:value="0.898381">
                <text:p>0.89838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881678">
                <text:p>0.881678</text:p>
              </table:table-cell>
              <table:table-cell office:value-type="float" office:value="0.475528">
                <text:p>0.475528</text:p>
              </table:table-cell>
              <table:table-cell office:value-type="float" office:value="-0.112257">
                <text:p>-0.112257</text:p>
              </table:table-cell>
              <table:table-cell office:value-type="float" office:value="-0.657164">
                <text:p>-0.657164</text:p>
              </table:table-cell>
              <table:table-cell office:value-type="float" office:value="-0.951055">
                <text:p>-0.951055</text:p>
              </table:table-cell>
              <table:table-cell office:value-type="float" office:value="-0.881678">
                <text:p>-0.881678</text:p>
              </table:table-cell>
              <table:table-cell office:value-type="float" office:value="-0.475528">
                <text:p>-0.475528</text:p>
              </table:table-cell>
              <table:table-cell office:value-type="float" office:value="0.112257">
                <text:p>0.112257</text:p>
              </table:table-cell>
              <table:table-cell office:value-type="float" office:value="0.657164">
                <text:p>0.657164</text:p>
              </table:table-cell>
              <table:table-cell office:value-type="float" office:value="0.951056">
                <text:p>0.95105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956137">
                <text:p>0.956137</text:p>
              </table:table-cell>
              <table:table-cell office:value-type="float" office:value="0.547084">
                <text:p>0.547084</text:p>
              </table:table-cell>
              <table:table-cell office:value-type="float" office:value="-0.070937">
                <text:p>-0.070937</text:p>
              </table:table-cell>
              <table:table-cell office:value-type="float" office:value="-0.661862">
                <text:p>-0.661862</text:p>
              </table:table-cell>
              <table:table-cell office:value-type="float" office:value="-0.999979">
                <text:p>-0.999979</text:p>
              </table:table-cell>
              <table:table-cell office:value-type="float" office:value="-0.956138">
                <text:p>-0.956138</text:p>
              </table:table-cell>
              <table:table-cell office:value-type="float" office:value="-0.547083">
                <text:p>-0.547083</text:p>
              </table:table-cell>
              <table:table-cell office:value-type="float" office:value="0.070937">
                <text:p>0.070937</text:p>
              </table:table-cell>
              <table:table-cell office:value-type="float" office:value="0.661863">
                <text:p>0.661863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026821">
                <text:p>1.026821</text:p>
              </table:table-cell>
              <table:table-cell office:value-type="float" office:value="0.616477">
                <text:p>0.616477</text:p>
              </table:table-cell>
              <table:table-cell office:value-type="float" office:value="-0.029339">
                <text:p>-0.029339</text:p>
              </table:table-cell>
              <table:table-cell office:value-type="float" office:value="-0.663952">
                <text:p>-0.663952</text:p>
              </table:table-cell>
              <table:table-cell office:value-type="float" office:value="-1.044953">
                <text:p>-1.044953</text:p>
              </table:table-cell>
              <table:table-cell office:value-type="float" office:value="-1.02682">
                <text:p>-1.02682</text:p>
              </table:table-cell>
              <table:table-cell office:value-type="float" office:value="-0.616477">
                <text:p>-0.616477</text:p>
              </table:table-cell>
              <table:table-cell office:value-type="float" office:value="0.02934">
                <text:p>0.02934</text:p>
              </table:table-cell>
              <table:table-cell office:value-type="float" office:value="0.663951">
                <text:p>0.663951</text:p>
              </table:table-cell>
              <table:table-cell office:value-type="float" office:value="1.044952">
                <text:p>1.04495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093454">
                <text:p>1.093454</text:p>
              </table:table-cell>
              <table:table-cell office:value-type="float" office:value="0.68344">
                <text:p>0.68344</text:p>
              </table:table-cell>
              <table:table-cell office:value-type="float" office:value="0.012376">
                <text:p>0.012376</text:p>
              </table:table-cell>
              <table:table-cell office:value-type="float" office:value="-0.663418">
                <text:p>-0.663418</text:p>
              </table:table-cell>
              <table:table-cell office:value-type="float" office:value="-1.085805">
                <text:p>-1.085805</text:p>
              </table:table-cell>
              <table:table-cell office:value-type="float" office:value="-1.093454">
                <text:p>-1.093454</text:p>
              </table:table-cell>
              <table:table-cell office:value-type="float" office:value="-0.68344">
                <text:p>-0.68344</text:p>
              </table:table-cell>
              <table:table-cell office:value-type="float" office:value="-0.012376">
                <text:p>-0.012376</text:p>
              </table:table-cell>
              <table:table-cell office:value-type="float" office:value="0.663419">
                <text:p>0.663419</text:p>
              </table:table-cell>
              <table:table-cell office:value-type="float" office:value="1.085805">
                <text:p>1.0858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155769">
                <text:p>1.155769</text:p>
              </table:table-cell>
              <table:table-cell office:value-type="float" office:value="0.747703">
                <text:p>0.747703</text:p>
              </table:table-cell>
              <table:table-cell office:value-type="float" office:value="0.054039">
                <text:p>0.054039</text:p>
              </table:table-cell>
              <table:table-cell office:value-type="float" office:value="-0.660266">
                <text:p>-0.660266</text:p>
              </table:table-cell>
              <table:table-cell office:value-type="float" office:value="-1.122371">
                <text:p>-1.122371</text:p>
              </table:table-cell>
              <table:table-cell office:value-type="float" office:value="-1.155768">
                <text:p>-1.155768</text:p>
              </table:table-cell>
              <table:table-cell office:value-type="float" office:value="-0.747703">
                <text:p>-0.747703</text:p>
              </table:table-cell>
              <table:table-cell office:value-type="float" office:value="-0.05404">
                <text:p>-0.05404</text:p>
              </table:table-cell>
              <table:table-cell office:value-type="float" office:value="0.660265">
                <text:p>0.660265</text:p>
              </table:table-cell>
              <table:table-cell office:value-type="float" office:value="1.122371">
                <text:p>1.12237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213526">
                <text:p>1.213526</text:p>
              </table:table-cell>
              <table:table-cell office:value-type="float" office:value="0.809018">
                <text:p>0.809018</text:p>
              </table:table-cell>
              <table:table-cell office:value-type="float" office:value="0.095493">
                <text:p>0.095493</text:p>
              </table:table-cell>
              <table:table-cell office:value-type="float" office:value="-0.654508">
                <text:p>-0.654508</text:p>
              </table:table-cell>
              <table:table-cell office:value-type="float" office:value="-1.15451">
                <text:p>-1.15451</text:p>
              </table:table-cell>
              <table:table-cell office:value-type="float" office:value="-1.213525">
                <text:p>-1.213525</text:p>
              </table:table-cell>
              <table:table-cell office:value-type="float" office:value="-0.809018">
                <text:p>-0.809018</text:p>
              </table:table-cell>
              <table:table-cell office:value-type="float" office:value="-0.095492">
                <text:p>-0.095492</text:p>
              </table:table-cell>
              <table:table-cell office:value-type="float" office:value="0.654509">
                <text:p>0.654509</text:p>
              </table:table-cell>
              <table:table-cell office:value-type="float" office:value="1.154508">
                <text:p>1.1545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266491">
                <text:p>1.266491</text:p>
              </table:table-cell>
              <table:table-cell office:value-type="float" office:value="0.867138">
                <text:p>0.867138</text:p>
              </table:table-cell>
              <table:table-cell office:value-type="float" office:value="0.136568">
                <text:p>0.136568</text:p>
              </table:table-cell>
              <table:table-cell office:value-type="float" office:value="-0.646171">
                <text:p>-0.646171</text:p>
              </table:table-cell>
              <table:table-cell office:value-type="float" office:value="-1.182088">
                <text:p>-1.182088</text:p>
              </table:table-cell>
              <table:table-cell office:value-type="float" office:value="-1.266491">
                <text:p>-1.266491</text:p>
              </table:table-cell>
              <table:table-cell office:value-type="float" office:value="-0.867137">
                <text:p>-0.867137</text:p>
              </table:table-cell>
              <table:table-cell office:value-type="float" office:value="-0.136567">
                <text:p>-0.136567</text:p>
              </table:table-cell>
              <table:table-cell office:value-type="float" office:value="0.646169">
                <text:p>0.646169</text:p>
              </table:table-cell>
              <table:table-cell office:value-type="float" office:value="1.182087">
                <text:p>1.18208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314461">
                <text:p>1.314461</text:p>
              </table:table-cell>
              <table:table-cell office:value-type="float" office:value="0.921838">
                <text:p>0.921838</text:p>
              </table:table-cell>
              <table:table-cell office:value-type="float" office:value="0.177105">
                <text:p>0.177105</text:p>
              </table:table-cell>
              <table:table-cell office:value-type="float" office:value="-0.635279">
                <text:p>-0.635279</text:p>
              </table:table-cell>
              <table:table-cell office:value-type="float" office:value="-1.205004">
                <text:p>-1.205004</text:p>
              </table:table-cell>
              <table:table-cell office:value-type="float" office:value="-1.31446">
                <text:p>-1.31446</text:p>
              </table:table-cell>
              <table:table-cell office:value-type="float" office:value="-0.921837">
                <text:p>-0.921837</text:p>
              </table:table-cell>
              <table:table-cell office:value-type="float" office:value="-0.177105">
                <text:p>-0.177105</text:p>
              </table:table-cell>
              <table:table-cell office:value-type="float" office:value="0.63528">
                <text:p>0.63528</text:p>
              </table:table-cell>
              <table:table-cell office:value-type="float" office:value="1.205004">
                <text:p>1.2050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35724">
                <text:p>1.35724</text:p>
              </table:table-cell>
              <table:table-cell office:value-type="float" office:value="0.972897">
                <text:p>0.972897</text:p>
              </table:table-cell>
              <table:table-cell office:value-type="float" office:value="0.21694">
                <text:p>0.21694</text:p>
              </table:table-cell>
              <table:table-cell office:value-type="float" office:value="-0.621881">
                <text:p>-0.621881</text:p>
              </table:table-cell>
              <table:table-cell office:value-type="float" office:value="-1.223164">
                <text:p>-1.223164</text:p>
              </table:table-cell>
              <table:table-cell office:value-type="float" office:value="-1.357241">
                <text:p>-1.357241</text:p>
              </table:table-cell>
              <table:table-cell office:value-type="float" office:value="-0.972897">
                <text:p>-0.972897</text:p>
              </table:table-cell>
              <table:table-cell office:value-type="float" office:value="-0.216941">
                <text:p>-0.216941</text:p>
              </table:table-cell>
              <table:table-cell office:value-type="float" office:value="0.62188">
                <text:p>0.62188</text:p>
              </table:table-cell>
              <table:table-cell office:value-type="float" office:value="1.223164">
                <text:p>1.22316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394665">
                <text:p>1.394665</text:p>
              </table:table-cell>
              <table:table-cell office:value-type="float" office:value="1.020119">
                <text:p>1.020119</text:p>
              </table:table-cell>
              <table:table-cell office:value-type="float" office:value="0.255922">
                <text:p>0.255922</text:p>
              </table:table-cell>
              <table:table-cell office:value-type="float" office:value="-0.606028">
                <text:p>-0.606028</text:p>
              </table:table-cell>
              <table:table-cell office:value-type="float" office:value="-1.236498">
                <text:p>-1.236498</text:p>
              </table:table-cell>
              <table:table-cell office:value-type="float" office:value="-1.394665">
                <text:p>-1.394665</text:p>
              </table:table-cell>
              <table:table-cell office:value-type="float" office:value="-1.020119">
                <text:p>-1.020119</text:p>
              </table:table-cell>
              <table:table-cell office:value-type="float" office:value="-0.255922">
                <text:p>-0.255922</text:p>
              </table:table-cell>
              <table:table-cell office:value-type="float" office:value="0.606029">
                <text:p>0.606029</text:p>
              </table:table-cell>
              <table:table-cell office:value-type="float" office:value="1.236496">
                <text:p>1.23649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426584">
                <text:p>1.426584</text:p>
              </table:table-cell>
              <table:table-cell office:value-type="float" office:value="1.063313">
                <text:p>1.063313</text:p>
              </table:table-cell>
              <table:table-cell office:value-type="float" office:value="0.293893">
                <text:p>0.293893</text:p>
              </table:table-cell>
              <table:table-cell office:value-type="float" office:value="-0.587786">
                <text:p>-0.587786</text:p>
              </table:table-cell>
              <table:table-cell office:value-type="float" office:value="-1.244948">
                <text:p>-1.244948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063313">
                <text:p>-1.063313</text:p>
              </table:table-cell>
              <table:table-cell office:value-type="float" office:value="-0.293893">
                <text:p>-0.293893</text:p>
              </table:table-cell>
              <table:table-cell office:value-type="float" office:value="0.587787">
                <text:p>0.587787</text:p>
              </table:table-cell>
              <table:table-cell office:value-type="float" office:value="1.244948">
                <text:p>1.24494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452875">
                <text:p>1.452875</text:p>
              </table:table-cell>
              <table:table-cell office:value-type="float" office:value="1.102313">
                <text:p>1.102313</text:p>
              </table:table-cell>
              <table:table-cell office:value-type="float" office:value="0.330706">
                <text:p>0.330706</text:p>
              </table:table-cell>
              <table:table-cell office:value-type="float" office:value="-0.567224">
                <text:p>-0.567224</text:p>
              </table:table-cell>
              <table:table-cell office:value-type="float" office:value="-1.248488">
                <text:p>-1.248488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102312">
                <text:p>-1.102312</text:p>
              </table:table-cell>
              <table:table-cell office:value-type="float" office:value="-0.330706">
                <text:p>-0.330706</text:p>
              </table:table-cell>
              <table:table-cell office:value-type="float" office:value="0.567225">
                <text:p>0.567225</text:p>
              </table:table-cell>
              <table:table-cell office:value-type="float" office:value="1.248487">
                <text:p>1.24848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47343">
                <text:p>1.47343</text:p>
              </table:table-cell>
              <table:table-cell office:value-type="float" office:value="1.136961">
                <text:p>1.136961</text:p>
              </table:table-cell>
              <table:table-cell office:value-type="float" office:value="0.366209">
                <text:p>0.366209</text:p>
              </table:table-cell>
              <table:table-cell office:value-type="float" office:value="-0.544422">
                <text:p>-0.544422</text:p>
              </table:table-cell>
              <table:table-cell office:value-type="float" office:value="-1.247101">
                <text:p>-1.247101</text:p>
              </table:table-cell>
              <table:table-cell office:value-type="float" office:value="-1.47343">
                <text:p>-1.47343</text:p>
              </table:table-cell>
              <table:table-cell office:value-type="float" office:value="-1.13696">
                <text:p>-1.13696</text:p>
              </table:table-cell>
              <table:table-cell office:value-type="float" office:value="-0.36621">
                <text:p>-0.36621</text:p>
              </table:table-cell>
              <table:table-cell office:value-type="float" office:value="0.54442">
                <text:p>0.54442</text:p>
              </table:table-cell>
              <table:table-cell office:value-type="float" office:value="1.247101">
                <text:p>1.24710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488172">
                <text:p>1.488172</text:p>
              </table:table-cell>
              <table:table-cell office:value-type="float" office:value="1.167123">
                <text:p>1.167123</text:p>
              </table:table-cell>
              <table:table-cell office:value-type="float" office:value="0.400271">
                <text:p>0.400271</text:p>
              </table:table-cell>
              <table:table-cell office:value-type="float" office:value="-0.51947">
                <text:p>-0.51947</text:p>
              </table:table-cell>
              <table:table-cell office:value-type="float" office:value="-1.240792">
                <text:p>-1.240792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167123">
                <text:p>-1.167123</text:p>
              </table:table-cell>
              <table:table-cell office:value-type="float" office:value="-0.400271">
                <text:p>-0.400271</text:p>
              </table:table-cell>
              <table:table-cell office:value-type="float" office:value="0.519471">
                <text:p>0.519471</text:p>
              </table:table-cell>
              <table:table-cell office:value-type="float" office:value="1.240791">
                <text:p>1.2407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49704">
                <text:p>1.49704</text:p>
              </table:table-cell>
              <table:table-cell office:value-type="float" office:value="1.192676">
                <text:p>1.192676</text:p>
              </table:table-cell>
              <table:table-cell office:value-type="float" office:value="0.432753">
                <text:p>0.432753</text:p>
              </table:table-cell>
              <table:table-cell office:value-type="float" office:value="-0.492471">
                <text:p>-0.492471</text:p>
              </table:table-cell>
              <table:table-cell office:value-type="float" office:value="-1.229584">
                <text:p>-1.229584</text:p>
              </table:table-cell>
              <table:table-cell office:value-type="float" office:value="-1.49704">
                <text:p>-1.49704</text:p>
              </table:table-cell>
              <table:table-cell office:value-type="float" office:value="-1.192677">
                <text:p>-1.192677</text:p>
              </table:table-cell>
              <table:table-cell office:value-type="float" office:value="-0.432754">
                <text:p>-0.432754</text:p>
              </table:table-cell>
              <table:table-cell office:value-type="float" office:value="0.492472">
                <text:p>0.492472</text:p>
              </table:table-cell>
              <table:table-cell office:value-type="float" office:value="1.229584">
                <text:p>1.22958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5">
                <text:p>1.5</text:p>
              </table:table-cell>
              <table:table-cell office:value-type="float" office:value="1.213525">
                <text:p>1.213525</text:p>
              </table:table-cell>
              <table:table-cell office:value-type="float" office:value="0.463528">
                <text:p>0.463528</text:p>
              </table:table-cell>
              <table:table-cell office:value-type="float" office:value="-0.463528">
                <text:p>-0.463528</text:p>
              </table:table-cell>
              <table:table-cell office:value-type="float" office:value="-1.213525">
                <text:p>-1.213525</text:p>
              </table:table-cell>
              <table:table-cell office:value-type="float" office:value="-1.5">
                <text:p>-1.5</text:p>
              </table:table-cell>
              <table:table-cell office:value-type="float" office:value="-1.213525">
                <text:p>-1.213525</text:p>
              </table:table-cell>
              <table:table-cell office:value-type="float" office:value="-0.463527">
                <text:p>-0.463527</text:p>
              </table:table-cell>
              <table:table-cell office:value-type="float" office:value="0.463526">
                <text:p>0.463526</text:p>
              </table:table-cell>
              <table:table-cell office:value-type="float" office:value="1.213525">
                <text:p>1.2135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49704">
                <text:p>1.49704</text:p>
              </table:table-cell>
              <table:table-cell office:value-type="float" office:value="1.229584">
                <text:p>1.229584</text:p>
              </table:table-cell>
              <table:table-cell office:value-type="float" office:value="0.492471">
                <text:p>0.492471</text:p>
              </table:table-cell>
              <table:table-cell office:value-type="float" office:value="-0.432753">
                <text:p>-0.432753</text:p>
              </table:table-cell>
              <table:table-cell office:value-type="float" office:value="-1.192676">
                <text:p>-1.192676</text:p>
              </table:table-cell>
              <table:table-cell office:value-type="float" office:value="-1.49704">
                <text:p>-1.49704</text:p>
              </table:table-cell>
              <table:table-cell office:value-type="float" office:value="-1.229585">
                <text:p>-1.229585</text:p>
              </table:table-cell>
              <table:table-cell office:value-type="float" office:value="-0.492472">
                <text:p>-0.492472</text:p>
              </table:table-cell>
              <table:table-cell office:value-type="float" office:value="0.432754">
                <text:p>0.432754</text:p>
              </table:table-cell>
              <table:table-cell office:value-type="float" office:value="1.192677">
                <text:p>1.19267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488172">
                <text:p>1.488172</text:p>
              </table:table-cell>
              <table:table-cell office:value-type="float" office:value="1.240791">
                <text:p>1.240791</text:p>
              </table:table-cell>
              <table:table-cell office:value-type="float" office:value="0.519473">
                <text:p>0.519473</text:p>
              </table:table-cell>
              <table:table-cell office:value-type="float" office:value="-0.40027">
                <text:p>-0.40027</text:p>
              </table:table-cell>
              <table:table-cell office:value-type="float" office:value="-1.16712">
                <text:p>-1.16712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24079">
                <text:p>-1.24079</text:p>
              </table:table-cell>
              <table:table-cell office:value-type="float" office:value="-0.519472">
                <text:p>-0.519472</text:p>
              </table:table-cell>
              <table:table-cell office:value-type="float" office:value="0.400271">
                <text:p>0.400271</text:p>
              </table:table-cell>
              <table:table-cell office:value-type="float" office:value="1.16712">
                <text:p>1.167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473431">
                <text:p>1.473431</text:p>
              </table:table-cell>
              <table:table-cell office:value-type="float" office:value="1.2471">
                <text:p>1.2471</text:p>
              </table:table-cell>
              <table:table-cell office:value-type="float" office:value="0.544421">
                <text:p>0.544421</text:p>
              </table:table-cell>
              <table:table-cell office:value-type="float" office:value="-0.366212">
                <text:p>-0.366212</text:p>
              </table:table-cell>
              <table:table-cell office:value-type="float" office:value="-1.136961">
                <text:p>-1.136961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2471">
                <text:p>-1.2471</text:p>
              </table:table-cell>
              <table:table-cell office:value-type="float" office:value="-0.544422">
                <text:p>-0.544422</text:p>
              </table:table-cell>
              <table:table-cell office:value-type="float" office:value="0.366213">
                <text:p>0.366213</text:p>
              </table:table-cell>
              <table:table-cell office:value-type="float" office:value="1.136961">
                <text:p>1.13696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452875">
                <text:p>1.452875</text:p>
              </table:table-cell>
              <table:table-cell office:value-type="float" office:value="1.248488">
                <text:p>1.248488</text:p>
              </table:table-cell>
              <table:table-cell office:value-type="float" office:value="0.567224">
                <text:p>0.567224</text:p>
              </table:table-cell>
              <table:table-cell office:value-type="float" office:value="-0.330706">
                <text:p>-0.330706</text:p>
              </table:table-cell>
              <table:table-cell office:value-type="float" office:value="-1.102313">
                <text:p>-1.102313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248487">
                <text:p>-1.248487</text:p>
              </table:table-cell>
              <table:table-cell office:value-type="float" office:value="-0.567223">
                <text:p>-0.567223</text:p>
              </table:table-cell>
              <table:table-cell office:value-type="float" office:value="0.330705">
                <text:p>0.330705</text:p>
              </table:table-cell>
              <table:table-cell office:value-type="float" office:value="1.102312">
                <text:p>1.1023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426584">
                <text:p>1.426584</text:p>
              </table:table-cell>
              <table:table-cell office:value-type="float" office:value="1.244949">
                <text:p>1.244949</text:p>
              </table:table-cell>
              <table:table-cell office:value-type="float" office:value="0.587788">
                <text:p>0.587788</text:p>
              </table:table-cell>
              <table:table-cell office:value-type="float" office:value="-0.293894">
                <text:p>-0.293894</text:p>
              </table:table-cell>
              <table:table-cell office:value-type="float" office:value="-1.063313">
                <text:p>-1.063313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244949">
                <text:p>-1.244949</text:p>
              </table:table-cell>
              <table:table-cell office:value-type="float" office:value="-0.587787">
                <text:p>-0.587787</text:p>
              </table:table-cell>
              <table:table-cell office:value-type="float" office:value="0.293894">
                <text:p>0.293894</text:p>
              </table:table-cell>
              <table:table-cell office:value-type="float" office:value="1.063313">
                <text:p>1.06331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394663">
                <text:p>1.394663</text:p>
              </table:table-cell>
              <table:table-cell office:value-type="float" office:value="1.236495">
                <text:p>1.236495</text:p>
              </table:table-cell>
              <table:table-cell office:value-type="float" office:value="0.606031">
                <text:p>0.606031</text:p>
              </table:table-cell>
              <table:table-cell office:value-type="float" office:value="-0.255921">
                <text:p>-0.255921</text:p>
              </table:table-cell>
              <table:table-cell office:value-type="float" office:value="-1.020117">
                <text:p>-1.020117</text:p>
              </table:table-cell>
              <table:table-cell office:value-type="float" office:value="-1.394663">
                <text:p>-1.394663</text:p>
              </table:table-cell>
              <table:table-cell office:value-type="float" office:value="-1.236494">
                <text:p>-1.236494</text:p>
              </table:table-cell>
              <table:table-cell office:value-type="float" office:value="-0.60603">
                <text:p>-0.60603</text:p>
              </table:table-cell>
              <table:table-cell office:value-type="float" office:value="0.255921">
                <text:p>0.255921</text:p>
              </table:table-cell>
              <table:table-cell office:value-type="float" office:value="1.020117">
                <text:p>1.02011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357242">
                <text:p>1.357242</text:p>
              </table:table-cell>
              <table:table-cell office:value-type="float" office:value="1.223163">
                <text:p>1.223163</text:p>
              </table:table-cell>
              <table:table-cell office:value-type="float" office:value="0.621881">
                <text:p>0.621881</text:p>
              </table:table-cell>
              <table:table-cell office:value-type="float" office:value="-0.216943">
                <text:p>-0.216943</text:p>
              </table:table-cell>
              <table:table-cell office:value-type="float" office:value="-0.972899">
                <text:p>-0.972899</text:p>
              </table:table-cell>
              <table:table-cell office:value-type="float" office:value="-1.357242">
                <text:p>-1.357242</text:p>
              </table:table-cell>
              <table:table-cell office:value-type="float" office:value="-1.223164">
                <text:p>-1.223164</text:p>
              </table:table-cell>
              <table:table-cell office:value-type="float" office:value="-0.621882">
                <text:p>-0.621882</text:p>
              </table:table-cell>
              <table:table-cell office:value-type="float" office:value="0.216943">
                <text:p>0.216943</text:p>
              </table:table-cell>
              <table:table-cell office:value-type="float" office:value="0.972899">
                <text:p>0.97289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314461">
                <text:p>1.314461</text:p>
              </table:table-cell>
              <table:table-cell office:value-type="float" office:value="1.205003">
                <text:p>1.205003</text:p>
              </table:table-cell>
              <table:table-cell office:value-type="float" office:value="0.635279">
                <text:p>0.635279</text:p>
              </table:table-cell>
              <table:table-cell office:value-type="float" office:value="-0.177105">
                <text:p>-0.177105</text:p>
              </table:table-cell>
              <table:table-cell office:value-type="float" office:value="-0.921838">
                <text:p>-0.921838</text:p>
              </table:table-cell>
              <table:table-cell office:value-type="float" office:value="-1.314461">
                <text:p>-1.314461</text:p>
              </table:table-cell>
              <table:table-cell office:value-type="float" office:value="-1.205003">
                <text:p>-1.205003</text:p>
              </table:table-cell>
              <table:table-cell office:value-type="float" office:value="-0.635279">
                <text:p>-0.635279</text:p>
              </table:table-cell>
              <table:table-cell office:value-type="float" office:value="0.177105">
                <text:p>0.177105</text:p>
              </table:table-cell>
              <table:table-cell office:value-type="float" office:value="0.921837">
                <text:p>0.92183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266491">
                <text:p>1.266491</text:p>
              </table:table-cell>
              <table:table-cell office:value-type="float" office:value="1.182088">
                <text:p>1.182088</text:p>
              </table:table-cell>
              <table:table-cell office:value-type="float" office:value="0.64617">
                <text:p>0.64617</text:p>
              </table:table-cell>
              <table:table-cell office:value-type="float" office:value="-0.136568">
                <text:p>-0.136568</text:p>
              </table:table-cell>
              <table:table-cell office:value-type="float" office:value="-0.867138">
                <text:p>-0.867138</text:p>
              </table:table-cell>
              <table:table-cell office:value-type="float" office:value="-1.266492">
                <text:p>-1.266492</text:p>
              </table:table-cell>
              <table:table-cell office:value-type="float" office:value="-1.182088">
                <text:p>-1.182088</text:p>
              </table:table-cell>
              <table:table-cell office:value-type="float" office:value="-0.64617">
                <text:p>-0.64617</text:p>
              </table:table-cell>
              <table:table-cell office:value-type="float" office:value="0.136568">
                <text:p>0.136568</text:p>
              </table:table-cell>
              <table:table-cell office:value-type="float" office:value="0.867138">
                <text:p>0.86713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213524">
                <text:p>1.213524</text:p>
              </table:table-cell>
              <table:table-cell office:value-type="float" office:value="1.154506">
                <text:p>1.154506</text:p>
              </table:table-cell>
              <table:table-cell office:value-type="float" office:value="0.65451">
                <text:p>0.65451</text:p>
              </table:table-cell>
              <table:table-cell office:value-type="float" office:value="-0.095491">
                <text:p>-0.095491</text:p>
              </table:table-cell>
              <table:table-cell office:value-type="float" office:value="-0.809015">
                <text:p>-0.809015</text:p>
              </table:table-cell>
              <table:table-cell office:value-type="float" office:value="-1.213523">
                <text:p>-1.213523</text:p>
              </table:table-cell>
              <table:table-cell office:value-type="float" office:value="-1.154507">
                <text:p>-1.154507</text:p>
              </table:table-cell>
              <table:table-cell office:value-type="float" office:value="-0.654511">
                <text:p>-0.654511</text:p>
              </table:table-cell>
              <table:table-cell office:value-type="float" office:value="0.095491">
                <text:p>0.095491</text:p>
              </table:table-cell>
              <table:table-cell office:value-type="float" office:value="0.809015">
                <text:p>0.80901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155772">
                <text:p>1.155772</text:p>
              </table:table-cell>
              <table:table-cell office:value-type="float" office:value="1.122371">
                <text:p>1.122371</text:p>
              </table:table-cell>
              <table:table-cell office:value-type="float" office:value="0.660266">
                <text:p>0.660266</text:p>
              </table:table-cell>
              <table:table-cell office:value-type="float" office:value="-0.054042">
                <text:p>-0.054042</text:p>
              </table:table-cell>
              <table:table-cell office:value-type="float" office:value="-0.747706">
                <text:p>-0.747706</text:p>
              </table:table-cell>
              <table:table-cell office:value-type="float" office:value="-1.155771">
                <text:p>-1.155771</text:p>
              </table:table-cell>
              <table:table-cell office:value-type="float" office:value="-1.122372">
                <text:p>-1.122372</text:p>
              </table:table-cell>
              <table:table-cell office:value-type="float" office:value="-0.660267">
                <text:p>-0.660267</text:p>
              </table:table-cell>
              <table:table-cell office:value-type="float" office:value="0.054042">
                <text:p>0.054042</text:p>
              </table:table-cell>
              <table:table-cell office:value-type="float" office:value="0.747706">
                <text:p>0.74770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093454">
                <text:p>1.093454</text:p>
              </table:table-cell>
              <table:table-cell office:value-type="float" office:value="1.085805">
                <text:p>1.085805</text:p>
              </table:table-cell>
              <table:table-cell office:value-type="float" office:value="0.663418">
                <text:p>0.663418</text:p>
              </table:table-cell>
              <table:table-cell office:value-type="float" office:value="-0.012375">
                <text:p>-0.012375</text:p>
              </table:table-cell>
              <table:table-cell office:value-type="float" office:value="-0.68344">
                <text:p>-0.68344</text:p>
              </table:table-cell>
              <table:table-cell office:value-type="float" office:value="-1.093454">
                <text:p>-1.093454</text:p>
              </table:table-cell>
              <table:table-cell office:value-type="float" office:value="-1.085804">
                <text:p>-1.085804</text:p>
              </table:table-cell>
              <table:table-cell office:value-type="float" office:value="-0.663417">
                <text:p>-0.663417</text:p>
              </table:table-cell>
              <table:table-cell office:value-type="float" office:value="0.012376">
                <text:p>0.012376</text:p>
              </table:table-cell>
              <table:table-cell office:value-type="float" office:value="0.68344">
                <text:p>0.6834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026819">
                <text:p>1.026819</text:p>
              </table:table-cell>
              <table:table-cell office:value-type="float" office:value="1.044953">
                <text:p>1.044953</text:p>
              </table:table-cell>
              <table:table-cell office:value-type="float" office:value="0.663952">
                <text:p>0.663952</text:p>
              </table:table-cell>
              <table:table-cell office:value-type="float" office:value="0.029339">
                <text:p>0.029339</text:p>
              </table:table-cell>
              <table:table-cell office:value-type="float" office:value="-0.616477">
                <text:p>-0.616477</text:p>
              </table:table-cell>
              <table:table-cell office:value-type="float" office:value="-1.02682">
                <text:p>-1.02682</text:p>
              </table:table-cell>
              <table:table-cell office:value-type="float" office:value="-1.044952">
                <text:p>-1.044952</text:p>
              </table:table-cell>
              <table:table-cell office:value-type="float" office:value="-0.663951">
                <text:p>-0.663951</text:p>
              </table:table-cell>
              <table:table-cell office:value-type="float" office:value="-0.029339">
                <text:p>-0.029339</text:p>
              </table:table-cell>
              <table:table-cell office:value-type="float" office:value="0.616477">
                <text:p>0.61647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956134">
                <text:p>0.956134</text:p>
              </table:table-cell>
              <table:table-cell office:value-type="float" office:value="0.999976">
                <text:p>0.999976</text:p>
              </table:table-cell>
              <table:table-cell office:value-type="float" office:value="0.661863">
                <text:p>0.661863</text:p>
              </table:table-cell>
              <table:table-cell office:value-type="float" office:value="0.070939">
                <text:p>0.070939</text:p>
              </table:table-cell>
              <table:table-cell office:value-type="float" office:value="-0.547081">
                <text:p>-0.547081</text:p>
              </table:table-cell>
              <table:table-cell office:value-type="float" office:value="-0.956133">
                <text:p>-0.956133</text:p>
              </table:table-cell>
              <table:table-cell office:value-type="float" office:value="-0.999976">
                <text:p>-0.999976</text:p>
              </table:table-cell>
              <table:table-cell office:value-type="float" office:value="-0.661864">
                <text:p>-0.661864</text:p>
              </table:table-cell>
              <table:table-cell office:value-type="float" office:value="-0.070939">
                <text:p>-0.070939</text:p>
              </table:table-cell>
              <table:table-cell office:value-type="float" office:value="0.547081">
                <text:p>0.54708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81681">
                <text:p>0.881681</text:p>
              </table:table-cell>
              <table:table-cell office:value-type="float" office:value="0.951059">
                <text:p>0.951059</text:p>
              </table:table-cell>
              <table:table-cell office:value-type="float" office:value="0.657166">
                <text:p>0.657166</text:p>
              </table:table-cell>
              <table:table-cell office:value-type="float" office:value="0.112254">
                <text:p>0.112254</text:p>
              </table:table-cell>
              <table:table-cell office:value-type="float" office:value="-0.475532">
                <text:p>-0.475532</text:p>
              </table:table-cell>
              <table:table-cell office:value-type="float" office:value="-0.88168">
                <text:p>-0.88168</text:p>
              </table:table-cell>
              <table:table-cell office:value-type="float" office:value="-0.951057">
                <text:p>-0.951057</text:p>
              </table:table-cell>
              <table:table-cell office:value-type="float" office:value="-0.657165">
                <text:p>-0.657165</text:p>
              </table:table-cell>
              <table:table-cell office:value-type="float" office:value="-0.112254">
                <text:p>-0.112254</text:p>
              </table:table-cell>
              <table:table-cell office:value-type="float" office:value="0.475532">
                <text:p>0.47553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803742">
                <text:p>0.803742</text:p>
              </table:table-cell>
              <table:table-cell office:value-type="float" office:value="0.898381">
                <text:p>0.898381</text:p>
              </table:table-cell>
              <table:table-cell office:value-type="float" office:value="0.649872">
                <text:p>0.649872</text:p>
              </table:table-cell>
              <table:table-cell office:value-type="float" office:value="0.153131">
                <text:p>0.153131</text:p>
              </table:table-cell>
              <table:table-cell office:value-type="float" office:value="-0.4021">
                <text:p>-0.4021</text:p>
              </table:table-cell>
              <table:table-cell office:value-type="float" office:value="-0.803741">
                <text:p>-0.803741</text:p>
              </table:table-cell>
              <table:table-cell office:value-type="float" office:value="-0.89838">
                <text:p>-0.89838</text:p>
              </table:table-cell>
              <table:table-cell office:value-type="float" office:value="-0.649873">
                <text:p>-0.649873</text:p>
              </table:table-cell>
              <table:table-cell office:value-type="float" office:value="-0.153131">
                <text:p>-0.153131</text:p>
              </table:table-cell>
              <table:table-cell office:value-type="float" office:value="0.4021">
                <text:p>0.402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722629">
                <text:p>0.722629</text:p>
              </table:table-cell>
              <table:table-cell office:value-type="float" office:value="0.84216">
                <text:p>0.84216</text:p>
              </table:table-cell>
              <table:table-cell office:value-type="float" office:value="0.640015">
                <text:p>0.640015</text:p>
              </table:table-cell>
              <table:table-cell office:value-type="float" office:value="0.193403">
                <text:p>0.193403</text:p>
              </table:table-cell>
              <table:table-cell office:value-type="float" office:value="-0.327081">
                <text:p>-0.327081</text:p>
              </table:table-cell>
              <table:table-cell office:value-type="float" office:value="-0.72263">
                <text:p>-0.72263</text:p>
              </table:table-cell>
              <table:table-cell office:value-type="float" office:value="-0.842158">
                <text:p>-0.842158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193403">
                <text:p>-0.193403</text:p>
              </table:table-cell>
              <table:table-cell office:value-type="float" office:value="0.327081">
                <text:p>0.32708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638666">
                <text:p>0.638666</text:p>
              </table:table-cell>
              <table:table-cell office:value-type="float" office:value="0.782613">
                <text:p>0.782613</text:p>
              </table:table-cell>
              <table:table-cell office:value-type="float" office:value="0.62763">
                <text:p>0.62763</text:p>
              </table:table-cell>
              <table:table-cell office:value-type="float" office:value="0.232912">
                <text:p>0.232912</text:p>
              </table:table-cell>
              <table:table-cell office:value-type="float" office:value="-0.250771">
                <text:p>-0.250771</text:p>
              </table:table-cell>
              <table:table-cell office:value-type="float" office:value="-0.638666">
                <text:p>-0.638666</text:p>
              </table:table-cell>
              <table:table-cell office:value-type="float" office:value="-0.782613">
                <text:p>-0.782613</text:p>
              </table:table-cell>
              <table:table-cell office:value-type="float" office:value="-0.627631">
                <text:p>-0.627631</text:p>
              </table:table-cell>
              <table:table-cell office:value-type="float" office:value="-0.232912">
                <text:p>-0.232912</text:p>
              </table:table-cell>
              <table:table-cell office:value-type="float" office:value="0.250771">
                <text:p>0.25077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55219">
                <text:p>0.55219</text:p>
              </table:table-cell>
              <table:table-cell office:value-type="float" office:value="0.719986">
                <text:p>0.719986</text:p>
              </table:table-cell>
              <table:table-cell office:value-type="float" office:value="0.612772">
                <text:p>0.612772</text:p>
              </table:table-cell>
              <table:table-cell office:value-type="float" office:value="0.271497">
                <text:p>0.271497</text:p>
              </table:table-cell>
              <table:table-cell office:value-type="float" office:value="-0.173478">
                <text:p>-0.173478</text:p>
              </table:table-cell>
              <table:table-cell office:value-type="float" office:value="-0.552191">
                <text:p>-0.552191</text:p>
              </table:table-cell>
              <table:table-cell office:value-type="float" office:value="-0.719984">
                <text:p>-0.719984</text:p>
              </table:table-cell>
              <table:table-cell office:value-type="float" office:value="-0.612771">
                <text:p>-0.612771</text:p>
              </table:table-cell>
              <table:table-cell office:value-type="float" office:value="-0.271497">
                <text:p>-0.271497</text:p>
              </table:table-cell>
              <table:table-cell office:value-type="float" office:value="0.173478">
                <text:p>0.17347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463528">
                <text:p>0.463528</text:p>
              </table:table-cell>
              <table:table-cell office:value-type="float" office:value="0.65451">
                <text:p>0.65451</text:p>
              </table:table-cell>
              <table:table-cell office:value-type="float" office:value="0.595492">
                <text:p>0.595492</text:p>
              </table:table-cell>
              <table:table-cell office:value-type="float" office:value="0.309016">
                <text:p>0.309016</text:p>
              </table:table-cell>
              <table:table-cell office:value-type="float" office:value="-0.095495">
                <text:p>-0.095495</text:p>
              </table:table-cell>
              <table:table-cell office:value-type="float" office:value="-0.463527">
                <text:p>-0.463527</text:p>
              </table:table-cell>
              <table:table-cell office:value-type="float" office:value="-0.654509">
                <text:p>-0.654509</text:p>
              </table:table-cell>
              <table:table-cell office:value-type="float" office:value="-0.595493">
                <text:p>-0.595493</text:p>
              </table:table-cell>
              <table:table-cell office:value-type="float" office:value="-0.309016">
                <text:p>-0.309016</text:p>
              </table:table-cell>
              <table:table-cell office:value-type="float" office:value="0.095494">
                <text:p>0.09549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373034">
                <text:p>0.373034</text:p>
              </table:table-cell>
              <table:table-cell office:value-type="float" office:value="0.586451">
                <text:p>0.586451</text:p>
              </table:table-cell>
              <table:table-cell office:value-type="float" office:value="0.575863">
                <text:p>0.575863</text:p>
              </table:table-cell>
              <table:table-cell office:value-type="float" office:value="0.345314">
                <text:p>0.345314</text:p>
              </table:table-cell>
              <table:table-cell office:value-type="float" office:value="-0.017133">
                <text:p>-0.017133</text:p>
              </table:table-cell>
              <table:table-cell office:value-type="float" office:value="-0.373035">
                <text:p>-0.373035</text:p>
              </table:table-cell>
              <table:table-cell office:value-type="float" office:value="-0.586449">
                <text:p>-0.586449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345314">
                <text:p>-0.345314</text:p>
              </table:table-cell>
              <table:table-cell office:value-type="float" office:value="0.017133">
                <text:p>0.01713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281069">
                <text:p>0.281069</text:p>
              </table:table-cell>
              <table:table-cell office:value-type="float" office:value="0.516078">
                <text:p>0.516078</text:p>
              </table:table-cell>
              <table:table-cell office:value-type="float" office:value="0.553961">
                <text:p>0.553961</text:p>
              </table:table-cell>
              <table:table-cell office:value-type="float" office:value="0.38025">
                <text:p>0.38025</text:p>
              </table:table-cell>
              <table:table-cell office:value-type="float" office:value="0.061296">
                <text:p>0.061296</text:p>
              </table:table-cell>
              <table:table-cell office:value-type="float" office:value="-0.281069">
                <text:p>-0.281069</text:p>
              </table:table-cell>
              <table:table-cell office:value-type="float" office:value="-0.516076">
                <text:p>-0.516076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38025">
                <text:p>-0.38025</text:p>
              </table:table-cell>
              <table:table-cell office:value-type="float" office:value="-0.061296">
                <text:p>-0.06129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88004">
                <text:p>0.188004</text:p>
              </table:table-cell>
              <table:table-cell office:value-type="float" office:value="0.443675">
                <text:p>0.443675</text:p>
              </table:table-cell>
              <table:table-cell office:value-type="float" office:value="0.529875">
                <text:p>0.529875</text:p>
              </table:table-cell>
              <table:table-cell office:value-type="float" office:value="0.413682">
                <text:p>0.413682</text:p>
              </table:table-cell>
              <table:table-cell office:value-type="float" office:value="0.139475">
                <text:p>0.139475</text:p>
              </table:table-cell>
              <table:table-cell office:value-type="float" office:value="-0.188005">
                <text:p>-0.188005</text:p>
              </table:table-cell>
              <table:table-cell office:value-type="float" office:value="-0.443672">
                <text:p>-0.443672</text:p>
              </table:table-cell>
              <table:table-cell office:value-type="float" office:value="-0.529875">
                <text:p>-0.529875</text:p>
              </table:table-cell>
              <table:table-cell office:value-type="float" office:value="-0.413682">
                <text:p>-0.413682</text:p>
              </table:table-cell>
              <table:table-cell office:value-type="float" office:value="-0.139474">
                <text:p>-0.13947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94188">
                <text:p>0.094188</text:p>
              </table:table-cell>
              <table:table-cell office:value-type="float" office:value="0.369513">
                <text:p>0.369513</text:p>
              </table:table-cell>
              <table:table-cell office:value-type="float" office:value="0.503695">
                <text:p>0.503695</text:p>
              </table:table-cell>
              <table:table-cell office:value-type="float" office:value="0.445484">
                <text:p>0.445484</text:p>
              </table:table-cell>
              <table:table-cell office:value-type="float" office:value="0.217111">
                <text:p>0.217111</text:p>
              </table:table-cell>
              <table:table-cell office:value-type="float" office:value="-0.094187">
                <text:p>-0.094187</text:p>
              </table:table-cell>
              <table:table-cell office:value-type="float" office:value="-0.369511">
                <text:p>-0.369511</text:p>
              </table:table-cell>
              <table:table-cell office:value-type="float" office:value="-0.503696">
                <text:p>-0.503696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217112">
                <text:p>-0.21711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001">
                <text:p>0.000001</text:p>
              </table:table-cell>
              <table:table-cell office:value-type="float" office:value="0.293894">
                <text:p>0.293894</text:p>
              </table:table-cell>
              <table:table-cell office:value-type="float" office:value="0.475528">
                <text:p>0.475528</text:p>
              </table:table-cell>
              <table:table-cell office:value-type="float" office:value="0.475528">
                <text:p>0.475528</text:p>
              </table:table-cell>
              <table:table-cell office:value-type="float" office:value="0.293892">
                <text:p>0.293892</text:p>
              </table:table-cell>
              <table:table-cell office:value-type="float" office:value="-0">
                <text:p>-0</text:p>
              </table:table-cell>
              <table:table-cell office:value-type="float" office:value="-0.293891">
                <text:p>-0.293891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293891">
                <text:p>-0.29389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094188">
                <text:p>-0.094188</text:p>
              </table:table-cell>
              <table:table-cell office:value-type="float" office:value="0.217115">
                <text:p>0.217115</text:p>
              </table:table-cell>
              <table:table-cell office:value-type="float" office:value="0.445484">
                <text:p>0.445484</text:p>
              </table:table-cell>
              <table:table-cell office:value-type="float" office:value="0.503695">
                <text:p>0.503695</text:p>
              </table:table-cell>
              <table:table-cell office:value-type="float" office:value="0.369511">
                <text:p>0.369511</text:p>
              </table:table-cell>
              <table:table-cell office:value-type="float" office:value="0.094189">
                <text:p>0.094189</text:p>
              </table:table-cell>
              <table:table-cell office:value-type="float" office:value="-0.217112">
                <text:p>-0.217112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503696">
                <text:p>-0.503696</text:p>
              </table:table-cell>
              <table:table-cell office:value-type="float" office:value="-0.369511">
                <text:p>-0.3695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188004">
                <text:p>-0.188004</text:p>
              </table:table-cell>
              <table:table-cell office:value-type="float" office:value="0.139477">
                <text:p>0.139477</text:p>
              </table:table-cell>
              <table:table-cell office:value-type="float" office:value="0.413681">
                <text:p>0.413681</text:p>
              </table:table-cell>
              <table:table-cell office:value-type="float" office:value="0.529875">
                <text:p>0.529875</text:p>
              </table:table-cell>
              <table:table-cell office:value-type="float" office:value="0.443672">
                <text:p>0.443672</text:p>
              </table:table-cell>
              <table:table-cell office:value-type="float" office:value="0.188004">
                <text:p>0.188004</text:p>
              </table:table-cell>
              <table:table-cell office:value-type="float" office:value="-0.139476">
                <text:p>-0.139476</text:p>
              </table:table-cell>
              <table:table-cell office:value-type="float" office:value="-0.413682">
                <text:p>-0.413682</text:p>
              </table:table-cell>
              <table:table-cell office:value-type="float" office:value="-0.529875">
                <text:p>-0.529875</text:p>
              </table:table-cell>
              <table:table-cell office:value-type="float" office:value="-0.443672">
                <text:p>-0.44367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281069">
                <text:p>-0.281069</text:p>
              </table:table-cell>
              <table:table-cell office:value-type="float" office:value="0.061298">
                <text:p>0.061298</text:p>
              </table:table-cell>
              <table:table-cell office:value-type="float" office:value="0.38025">
                <text:p>0.38025</text:p>
              </table:table-cell>
              <table:table-cell office:value-type="float" office:value="0.553961">
                <text:p>0.553961</text:p>
              </table:table-cell>
              <table:table-cell office:value-type="float" office:value="0.516075">
                <text:p>0.516075</text:p>
              </table:table-cell>
              <table:table-cell office:value-type="float" office:value="0.28107">
                <text:p>0.28107</text:p>
              </table:table-cell>
              <table:table-cell office:value-type="float" office:value="-0.061296">
                <text:p>-0.061296</text:p>
              </table:table-cell>
              <table:table-cell office:value-type="float" office:value="-0.38025">
                <text:p>-0.38025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516076">
                <text:p>-0.51607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373034">
                <text:p>-0.373034</text:p>
              </table:table-cell>
              <table:table-cell office:value-type="float" office:value="-0.01713">
                <text:p>-0.01713</text:p>
              </table:table-cell>
              <table:table-cell office:value-type="float" office:value="0.345314">
                <text:p>0.345314</text:p>
              </table:table-cell>
              <table:table-cell office:value-type="float" office:value="0.575862">
                <text:p>0.575862</text:p>
              </table:table-cell>
              <table:table-cell office:value-type="float" office:value="0.586448">
                <text:p>0.586448</text:p>
              </table:table-cell>
              <table:table-cell office:value-type="float" office:value="0.373034">
                <text:p>0.373034</text:p>
              </table:table-cell>
              <table:table-cell office:value-type="float" office:value="0.017134">
                <text:p>0.017134</text:p>
              </table:table-cell>
              <table:table-cell office:value-type="float" office:value="-0.345314">
                <text:p>-0.345314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586449">
                <text:p>-0.58644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463528">
                <text:p>-0.463528</text:p>
              </table:table-cell>
              <table:table-cell office:value-type="float" office:value="-0.095491">
                <text:p>-0.095491</text:p>
              </table:table-cell>
              <table:table-cell office:value-type="float" office:value="0.309016">
                <text:p>0.309016</text:p>
              </table:table-cell>
              <table:table-cell office:value-type="float" office:value="0.595492">
                <text:p>0.595492</text:p>
              </table:table-cell>
              <table:table-cell office:value-type="float" office:value="0.654509">
                <text:p>0.654509</text:p>
              </table:table-cell>
              <table:table-cell office:value-type="float" office:value="0.463526">
                <text:p>0.463526</text:p>
              </table:table-cell>
              <table:table-cell office:value-type="float" office:value="0.095494">
                <text:p>0.095494</text:p>
              </table:table-cell>
              <table:table-cell office:value-type="float" office:value="-0.309016">
                <text:p>-0.309016</text:p>
              </table:table-cell>
              <table:table-cell office:value-type="float" office:value="-0.595493">
                <text:p>-0.595493</text:p>
              </table:table-cell>
              <table:table-cell office:value-type="float" office:value="-0.654509">
                <text:p>-0.65450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55219">
                <text:p>-0.55219</text:p>
              </table:table-cell>
              <table:table-cell office:value-type="float" office:value="-0.173476">
                <text:p>-0.173476</text:p>
              </table:table-cell>
              <table:table-cell office:value-type="float" office:value="0.271498">
                <text:p>0.271498</text:p>
              </table:table-cell>
              <table:table-cell office:value-type="float" office:value="0.612771">
                <text:p>0.612771</text:p>
              </table:table-cell>
              <table:table-cell office:value-type="float" office:value="0.719984">
                <text:p>0.719984</text:p>
              </table:table-cell>
              <table:table-cell office:value-type="float" office:value="0.552191">
                <text:p>0.552191</text:p>
              </table:table-cell>
              <table:table-cell office:value-type="float" office:value="0.173478">
                <text:p>0.173478</text:p>
              </table:table-cell>
              <table:table-cell office:value-type="float" office:value="-0.271497">
                <text:p>-0.271497</text:p>
              </table:table-cell>
              <table:table-cell office:value-type="float" office:value="-0.612771">
                <text:p>-0.612771</text:p>
              </table:table-cell>
              <table:table-cell office:value-type="float" office:value="-0.719984">
                <text:p>-0.71998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638667">
                <text:p>-0.638667</text:p>
              </table:table-cell>
              <table:table-cell office:value-type="float" office:value="-0.250767">
                <text:p>-0.250767</text:p>
              </table:table-cell>
              <table:table-cell office:value-type="float" office:value="0.232911">
                <text:p>0.232911</text:p>
              </table:table-cell>
              <table:table-cell office:value-type="float" office:value="0.62763">
                <text:p>0.62763</text:p>
              </table:table-cell>
              <table:table-cell office:value-type="float" office:value="0.782613">
                <text:p>0.782613</text:p>
              </table:table-cell>
              <table:table-cell office:value-type="float" office:value="0.638667">
                <text:p>0.638667</text:p>
              </table:table-cell>
              <table:table-cell office:value-type="float" office:value="0.250771">
                <text:p>0.250771</text:p>
              </table:table-cell>
              <table:table-cell office:value-type="float" office:value="-0.232912">
                <text:p>-0.232912</text:p>
              </table:table-cell>
              <table:table-cell office:value-type="float" office:value="-0.627631">
                <text:p>-0.627631</text:p>
              </table:table-cell>
              <table:table-cell office:value-type="float" office:value="-0.782613">
                <text:p>-0.78261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722629">
                <text:p>-0.722629</text:p>
              </table:table-cell>
              <table:table-cell office:value-type="float" office:value="-0.327078">
                <text:p>-0.327078</text:p>
              </table:table-cell>
              <table:table-cell office:value-type="float" office:value="0.193403">
                <text:p>0.193403</text:p>
              </table:table-cell>
              <table:table-cell office:value-type="float" office:value="0.640014">
                <text:p>0.640014</text:p>
              </table:table-cell>
              <table:table-cell office:value-type="float" office:value="0.842158">
                <text:p>0.842158</text:p>
              </table:table-cell>
              <table:table-cell office:value-type="float" office:value="0.72263">
                <text:p>0.72263</text:p>
              </table:table-cell>
              <table:table-cell office:value-type="float" office:value="0.327081">
                <text:p>0.327081</text:p>
              </table:table-cell>
              <table:table-cell office:value-type="float" office:value="-0.193403">
                <text:p>-0.193403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842158">
                <text:p>-0.84215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803742">
                <text:p>-0.803742</text:p>
              </table:table-cell>
              <table:table-cell office:value-type="float" office:value="-0.402097">
                <text:p>-0.402097</text:p>
              </table:table-cell>
              <table:table-cell office:value-type="float" office:value="0.153131">
                <text:p>0.153131</text:p>
              </table:table-cell>
              <table:table-cell office:value-type="float" office:value="0.649872">
                <text:p>0.649872</text:p>
              </table:table-cell>
              <table:table-cell office:value-type="float" office:value="0.898381">
                <text:p>0.898381</text:p>
              </table:table-cell>
              <table:table-cell office:value-type="float" office:value="0.803741">
                <text:p>0.803741</text:p>
              </table:table-cell>
              <table:table-cell office:value-type="float" office:value="0.4021">
                <text:p>0.4021</text:p>
              </table:table-cell>
              <table:table-cell office:value-type="float" office:value="-0.153131">
                <text:p>-0.153131</text:p>
              </table:table-cell>
              <table:table-cell office:value-type="float" office:value="-0.649871">
                <text:p>-0.649871</text:p>
              </table:table-cell>
              <table:table-cell office:value-type="float" office:value="-0.89838">
                <text:p>-0.8983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881681">
                <text:p>-0.881681</text:p>
              </table:table-cell>
              <table:table-cell office:value-type="float" office:value="-0.475529">
                <text:p>-0.475529</text:p>
              </table:table-cell>
              <table:table-cell office:value-type="float" office:value="0.112255">
                <text:p>0.112255</text:p>
              </table:table-cell>
              <table:table-cell office:value-type="float" office:value="0.657165">
                <text:p>0.657165</text:p>
              </table:table-cell>
              <table:table-cell office:value-type="float" office:value="0.951057">
                <text:p>0.951057</text:p>
              </table:table-cell>
              <table:table-cell office:value-type="float" office:value="0.881681">
                <text:p>0.881681</text:p>
              </table:table-cell>
              <table:table-cell office:value-type="float" office:value="0.475532">
                <text:p>0.475532</text:p>
              </table:table-cell>
              <table:table-cell office:value-type="float" office:value="-0.112254">
                <text:p>-0.112254</text:p>
              </table:table-cell>
              <table:table-cell office:value-type="float" office:value="-0.657165">
                <text:p>-0.657165</text:p>
              </table:table-cell>
              <table:table-cell office:value-type="float" office:value="-0.951057">
                <text:p>-0.95105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956134">
                <text:p>-0.956134</text:p>
              </table:table-cell>
              <table:table-cell office:value-type="float" office:value="-0.547077">
                <text:p>-0.547077</text:p>
              </table:table-cell>
              <table:table-cell office:value-type="float" office:value="0.070938">
                <text:p>0.070938</text:p>
              </table:table-cell>
              <table:table-cell office:value-type="float" office:value="0.661864">
                <text:p>0.661864</text:p>
              </table:table-cell>
              <table:table-cell office:value-type="float" office:value="0.999976">
                <text:p>0.999976</text:p>
              </table:table-cell>
              <table:table-cell office:value-type="float" office:value="0.956133">
                <text:p>0.956133</text:p>
              </table:table-cell>
              <table:table-cell office:value-type="float" office:value="0.547081">
                <text:p>0.547081</text:p>
              </table:table-cell>
              <table:table-cell office:value-type="float" office:value="-0.070939">
                <text:p>-0.070939</text:p>
              </table:table-cell>
              <table:table-cell office:value-type="float" office:value="-0.661865">
                <text:p>-0.661865</text:p>
              </table:table-cell>
              <table:table-cell office:value-type="float" office:value="-0.999976">
                <text:p>-0.99997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1.02682">
                <text:p>-1.02682</text:p>
              </table:table-cell>
              <table:table-cell office:value-type="float" office:value="-0.616474">
                <text:p>-0.616474</text:p>
              </table:table-cell>
              <table:table-cell office:value-type="float" office:value="0.02934">
                <text:p>0.02934</text:p>
              </table:table-cell>
              <table:table-cell office:value-type="float" office:value="0.663951">
                <text:p>0.663951</text:p>
              </table:table-cell>
              <table:table-cell office:value-type="float" office:value="1.044952">
                <text:p>1.044952</text:p>
              </table:table-cell>
              <table:table-cell office:value-type="float" office:value="1.02682">
                <text:p>1.02682</text:p>
              </table:table-cell>
              <table:table-cell office:value-type="float" office:value="0.616477">
                <text:p>0.616477</text:p>
              </table:table-cell>
              <table:table-cell office:value-type="float" office:value="-0.029339">
                <text:p>-0.029339</text:p>
              </table:table-cell>
              <table:table-cell office:value-type="float" office:value="-0.663951">
                <text:p>-0.663951</text:p>
              </table:table-cell>
              <table:table-cell office:value-type="float" office:value="-1.044952">
                <text:p>-1.04495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1.093454">
                <text:p>-1.093454</text:p>
              </table:table-cell>
              <table:table-cell office:value-type="float" office:value="-0.683437">
                <text:p>-0.683437</text:p>
              </table:table-cell>
              <table:table-cell office:value-type="float" office:value="-0.012376">
                <text:p>-0.012376</text:p>
              </table:table-cell>
              <table:table-cell office:value-type="float" office:value="0.663419">
                <text:p>0.663419</text:p>
              </table:table-cell>
              <table:table-cell office:value-type="float" office:value="1.085805">
                <text:p>1.085805</text:p>
              </table:table-cell>
              <table:table-cell office:value-type="float" office:value="1.093453">
                <text:p>1.093453</text:p>
              </table:table-cell>
              <table:table-cell office:value-type="float" office:value="0.68344">
                <text:p>0.68344</text:p>
              </table:table-cell>
              <table:table-cell office:value-type="float" office:value="0.012376">
                <text:p>0.012376</text:p>
              </table:table-cell>
              <table:table-cell office:value-type="float" office:value="-0.663418">
                <text:p>-0.663418</text:p>
              </table:table-cell>
              <table:table-cell office:value-type="float" office:value="-1.085804">
                <text:p>-1.08580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1.155772">
                <text:p>-1.155772</text:p>
              </table:table-cell>
              <table:table-cell office:value-type="float" office:value="-0.747703">
                <text:p>-0.747703</text:p>
              </table:table-cell>
              <table:table-cell office:value-type="float" office:value="-0.054043">
                <text:p>-0.054043</text:p>
              </table:table-cell>
              <table:table-cell office:value-type="float" office:value="0.660267">
                <text:p>0.660267</text:p>
              </table:table-cell>
              <table:table-cell office:value-type="float" office:value="1.122372">
                <text:p>1.122372</text:p>
              </table:table-cell>
              <table:table-cell office:value-type="float" office:value="1.155772">
                <text:p>1.155772</text:p>
              </table:table-cell>
              <table:table-cell office:value-type="float" office:value="0.747706">
                <text:p>0.747706</text:p>
              </table:table-cell>
              <table:table-cell office:value-type="float" office:value="0.054042">
                <text:p>0.054042</text:p>
              </table:table-cell>
              <table:table-cell office:value-type="float" office:value="-0.660267">
                <text:p>-0.660267</text:p>
              </table:table-cell>
              <table:table-cell office:value-type="float" office:value="-1.122372">
                <text:p>-1.12237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.213524">
                <text:p>-1.213524</text:p>
              </table:table-cell>
              <table:table-cell office:value-type="float" office:value="-0.809012">
                <text:p>-0.809012</text:p>
              </table:table-cell>
              <table:table-cell office:value-type="float" office:value="-0.095492">
                <text:p>-0.095492</text:p>
              </table:table-cell>
              <table:table-cell office:value-type="float" office:value="0.65451">
                <text:p>0.65451</text:p>
              </table:table-cell>
              <table:table-cell office:value-type="float" office:value="1.154506">
                <text:p>1.154506</text:p>
              </table:table-cell>
              <table:table-cell office:value-type="float" office:value="1.213523">
                <text:p>1.213523</text:p>
              </table:table-cell>
              <table:table-cell office:value-type="float" office:value="0.809015">
                <text:p>0.809015</text:p>
              </table:table-cell>
              <table:table-cell office:value-type="float" office:value="0.095491">
                <text:p>0.095491</text:p>
              </table:table-cell>
              <table:table-cell office:value-type="float" office:value="-0.654511">
                <text:p>-0.654511</text:p>
              </table:table-cell>
              <table:table-cell office:value-type="float" office:value="-1.154507">
                <text:p>-1.15450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.266491">
                <text:p>-1.266491</text:p>
              </table:table-cell>
              <table:table-cell office:value-type="float" office:value="-0.867135">
                <text:p>-0.867135</text:p>
              </table:table-cell>
              <table:table-cell office:value-type="float" office:value="-0.136567">
                <text:p>-0.136567</text:p>
              </table:table-cell>
              <table:table-cell office:value-type="float" office:value="0.646169">
                <text:p>0.646169</text:p>
              </table:table-cell>
              <table:table-cell office:value-type="float" office:value="1.182087">
                <text:p>1.182087</text:p>
              </table:table-cell>
              <table:table-cell office:value-type="float" office:value="1.266491">
                <text:p>1.266491</text:p>
              </table:table-cell>
              <table:table-cell office:value-type="float" office:value="0.867138">
                <text:p>0.867138</text:p>
              </table:table-cell>
              <table:table-cell office:value-type="float" office:value="0.136568">
                <text:p>0.136568</text:p>
              </table:table-cell>
              <table:table-cell office:value-type="float" office:value="-0.64617">
                <text:p>-0.64617</text:p>
              </table:table-cell>
              <table:table-cell office:value-type="float" office:value="-1.182088">
                <text:p>-1.18208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.31446">
                <text:p>-1.31446</text:p>
              </table:table-cell>
              <table:table-cell office:value-type="float" office:value="-0.921835">
                <text:p>-0.921835</text:p>
              </table:table-cell>
              <table:table-cell office:value-type="float" office:value="-0.177105">
                <text:p>-0.177105</text:p>
              </table:table-cell>
              <table:table-cell office:value-type="float" office:value="0.63528">
                <text:p>0.63528</text:p>
              </table:table-cell>
              <table:table-cell office:value-type="float" office:value="1.205004">
                <text:p>1.205004</text:p>
              </table:table-cell>
              <table:table-cell office:value-type="float" office:value="1.31446">
                <text:p>1.31446</text:p>
              </table:table-cell>
              <table:table-cell office:value-type="float" office:value="0.921837">
                <text:p>0.921837</text:p>
              </table:table-cell>
              <table:table-cell office:value-type="float" office:value="0.177104">
                <text:p>0.177104</text:p>
              </table:table-cell>
              <table:table-cell office:value-type="float" office:value="-0.635279">
                <text:p>-0.635279</text:p>
              </table:table-cell>
              <table:table-cell office:value-type="float" office:value="-1.205003">
                <text:p>-1.20500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.357242">
                <text:p>-1.357242</text:p>
              </table:table-cell>
              <table:table-cell office:value-type="float" office:value="-0.972897">
                <text:p>-0.972897</text:p>
              </table:table-cell>
              <table:table-cell office:value-type="float" office:value="-0.216944">
                <text:p>-0.216944</text:p>
              </table:table-cell>
              <table:table-cell office:value-type="float" office:value="0.621882">
                <text:p>0.621882</text:p>
              </table:table-cell>
              <table:table-cell office:value-type="float" office:value="1.223163">
                <text:p>1.223163</text:p>
              </table:table-cell>
              <table:table-cell office:value-type="float" office:value="1.357242">
                <text:p>1.357242</text:p>
              </table:table-cell>
              <table:table-cell office:value-type="float" office:value="0.972899">
                <text:p>0.972899</text:p>
              </table:table-cell>
              <table:table-cell office:value-type="float" office:value="0.216943">
                <text:p>0.216943</text:p>
              </table:table-cell>
              <table:table-cell office:value-type="float" office:value="-0.621882">
                <text:p>-0.621882</text:p>
              </table:table-cell>
              <table:table-cell office:value-type="float" office:value="-1.223164">
                <text:p>-1.22316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.394664">
                <text:p>-1.394664</text:p>
              </table:table-cell>
              <table:table-cell office:value-type="float" office:value="-1.020114">
                <text:p>-1.020114</text:p>
              </table:table-cell>
              <table:table-cell office:value-type="float" office:value="-0.255922">
                <text:p>-0.255922</text:p>
              </table:table-cell>
              <table:table-cell office:value-type="float" office:value="0.606031">
                <text:p>0.606031</text:p>
              </table:table-cell>
              <table:table-cell office:value-type="float" office:value="1.236495">
                <text:p>1.236495</text:p>
              </table:table-cell>
              <table:table-cell office:value-type="float" office:value="1.394663">
                <text:p>1.394663</text:p>
              </table:table-cell>
              <table:table-cell office:value-type="float" office:value="1.020117">
                <text:p>1.020117</text:p>
              </table:table-cell>
              <table:table-cell office:value-type="float" office:value="0.255921">
                <text:p>0.255921</text:p>
              </table:table-cell>
              <table:table-cell office:value-type="float" office:value="-0.60603">
                <text:p>-0.60603</text:p>
              </table:table-cell>
              <table:table-cell office:value-type="float" office:value="-1.236495">
                <text:p>-1.23649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06331">
                <text:p>-1.06331</text:p>
              </table:table-cell>
              <table:table-cell office:value-type="float" office:value="-0.293893">
                <text:p>-0.293893</text:p>
              </table:table-cell>
              <table:table-cell office:value-type="float" office:value="0.587787">
                <text:p>0.587787</text:p>
              </table:table-cell>
              <table:table-cell office:value-type="float" office:value="1.244947">
                <text:p>1.244947</text:p>
              </table:table-cell>
              <table:table-cell office:value-type="float" office:value="1.426584">
                <text:p>1.426584</text:p>
              </table:table-cell>
              <table:table-cell office:value-type="float" office:value="1.063313">
                <text:p>1.063313</text:p>
              </table:table-cell>
              <table:table-cell office:value-type="float" office:value="0.293894">
                <text:p>0.293894</text:p>
              </table:table-cell>
              <table:table-cell office:value-type="float" office:value="-0.587788">
                <text:p>-0.587788</text:p>
              </table:table-cell>
              <table:table-cell office:value-type="float" office:value="-1.244949">
                <text:p>-1.24494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10231">
                <text:p>-1.10231</text:p>
              </table:table-cell>
              <table:table-cell office:value-type="float" office:value="-0.330706">
                <text:p>-0.330706</text:p>
              </table:table-cell>
              <table:table-cell office:value-type="float" office:value="0.567225">
                <text:p>0.567225</text:p>
              </table:table-cell>
              <table:table-cell office:value-type="float" office:value="1.248486">
                <text:p>1.248486</text:p>
              </table:table-cell>
              <table:table-cell office:value-type="float" office:value="1.452875">
                <text:p>1.452875</text:p>
              </table:table-cell>
              <table:table-cell office:value-type="float" office:value="1.102312">
                <text:p>1.102312</text:p>
              </table:table-cell>
              <table:table-cell office:value-type="float" office:value="0.330705">
                <text:p>0.330705</text:p>
              </table:table-cell>
              <table:table-cell office:value-type="float" office:value="-0.567223">
                <text:p>-0.567223</text:p>
              </table:table-cell>
              <table:table-cell office:value-type="float" office:value="-1.248488">
                <text:p>-1.24848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136959">
                <text:p>-1.136959</text:p>
              </table:table-cell>
              <table:table-cell office:value-type="float" office:value="-0.366213">
                <text:p>-0.366213</text:p>
              </table:table-cell>
              <table:table-cell office:value-type="float" office:value="0.544422">
                <text:p>0.544422</text:p>
              </table:table-cell>
              <table:table-cell office:value-type="float" office:value="1.247099">
                <text:p>1.247099</text:p>
              </table:table-cell>
              <table:table-cell office:value-type="float" office:value="1.473431">
                <text:p>1.473431</text:p>
              </table:table-cell>
              <table:table-cell office:value-type="float" office:value="1.136961">
                <text:p>1.136961</text:p>
              </table:table-cell>
              <table:table-cell office:value-type="float" office:value="0.366213">
                <text:p>0.366213</text:p>
              </table:table-cell>
              <table:table-cell office:value-type="float" office:value="-0.544422">
                <text:p>-0.544422</text:p>
              </table:table-cell>
              <table:table-cell office:value-type="float" office:value="-1.247101">
                <text:p>-1.24710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167119">
                <text:p>-1.167119</text:p>
              </table:table-cell>
              <table:table-cell office:value-type="float" office:value="-0.400271">
                <text:p>-0.400271</text:p>
              </table:table-cell>
              <table:table-cell office:value-type="float" office:value="0.519473">
                <text:p>0.519473</text:p>
              </table:table-cell>
              <table:table-cell office:value-type="float" office:value="1.24079">
                <text:p>1.24079</text:p>
              </table:table-cell>
              <table:table-cell office:value-type="float" office:value="1.488171">
                <text:p>1.488171</text:p>
              </table:table-cell>
              <table:table-cell office:value-type="float" office:value="1.16712">
                <text:p>1.16712</text:p>
              </table:table-cell>
              <table:table-cell office:value-type="float" office:value="0.400271">
                <text:p>0.400271</text:p>
              </table:table-cell>
              <table:table-cell office:value-type="float" office:value="-0.519472">
                <text:p>-0.519472</text:p>
              </table:table-cell>
              <table:table-cell office:value-type="float" office:value="-1.24079">
                <text:p>-1.2407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1.49704">
                <text:p>-1.49704</text:p>
              </table:table-cell>
              <table:table-cell office:value-type="float" office:value="-1.192675">
                <text:p>-1.192675</text:p>
              </table:table-cell>
              <table:table-cell office:value-type="float" office:value="-0.432754">
                <text:p>-0.432754</text:p>
              </table:table-cell>
              <table:table-cell office:value-type="float" office:value="0.492472">
                <text:p>0.492472</text:p>
              </table:table-cell>
              <table:table-cell office:value-type="float" office:value="1.229583">
                <text:p>1.229583</text:p>
              </table:table-cell>
              <table:table-cell office:value-type="float" office:value="1.49704">
                <text:p>1.49704</text:p>
              </table:table-cell>
              <table:table-cell office:value-type="float" office:value="1.192677">
                <text:p>1.192677</text:p>
              </table:table-cell>
              <table:table-cell office:value-type="float" office:value="0.432753">
                <text:p>0.432753</text:p>
              </table:table-cell>
              <table:table-cell office:value-type="float" office:value="-0.492472">
                <text:p>-0.492472</text:p>
              </table:table-cell>
              <table:table-cell office:value-type="float" office:value="-1.229585">
                <text:p>-1.22958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1.5">
                <text:p>-1.5</text:p>
              </table:table-cell>
              <table:table-cell office:value-type="float" office:value="-1.213523">
                <text:p>-1.213523</text:p>
              </table:table-cell>
              <table:table-cell office:value-type="float" office:value="-0.463527">
                <text:p>-0.463527</text:p>
              </table:table-cell>
              <table:table-cell office:value-type="float" office:value="0.463526">
                <text:p>0.463526</text:p>
              </table:table-cell>
              <table:table-cell office:value-type="float" office:value="1.213523">
                <text:p>1.213523</text:p>
              </table:table-cell>
              <table:table-cell office:value-type="float" office:value="1.5">
                <text:p>1.5</text:p>
              </table:table-cell>
              <table:table-cell office:value-type="float" office:value="1.213525">
                <text:p>1.213525</text:p>
              </table:table-cell>
              <table:table-cell office:value-type="float" office:value="0.463526">
                <text:p>0.463526</text:p>
              </table:table-cell>
              <table:table-cell office:value-type="float" office:value="-0.463527">
                <text:p>-0.463527</text:p>
              </table:table-cell>
              <table:table-cell office:value-type="float" office:value="-1.213525">
                <text:p>-1.2135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1.49704">
                <text:p>-1.49704</text:p>
              </table:table-cell>
              <table:table-cell office:value-type="float" office:value="-1.229583">
                <text:p>-1.229583</text:p>
              </table:table-cell>
              <table:table-cell office:value-type="float" office:value="-0.492472">
                <text:p>-0.492472</text:p>
              </table:table-cell>
              <table:table-cell office:value-type="float" office:value="0.432754">
                <text:p>0.432754</text:p>
              </table:table-cell>
              <table:table-cell office:value-type="float" office:value="1.192675">
                <text:p>1.192675</text:p>
              </table:table-cell>
              <table:table-cell office:value-type="float" office:value="1.49704">
                <text:p>1.49704</text:p>
              </table:table-cell>
              <table:table-cell office:value-type="float" office:value="1.229584">
                <text:p>1.229584</text:p>
              </table:table-cell>
              <table:table-cell office:value-type="float" office:value="0.492472">
                <text:p>0.492472</text:p>
              </table:table-cell>
              <table:table-cell office:value-type="float" office:value="-0.432752">
                <text:p>-0.432752</text:p>
              </table:table-cell>
              <table:table-cell office:value-type="float" office:value="-1.192676">
                <text:p>-1.19267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240789">
                <text:p>-1.240789</text:p>
              </table:table-cell>
              <table:table-cell office:value-type="float" office:value="-0.519472">
                <text:p>-0.519472</text:p>
              </table:table-cell>
              <table:table-cell office:value-type="float" office:value="0.400271">
                <text:p>0.400271</text:p>
              </table:table-cell>
              <table:table-cell office:value-type="float" office:value="1.167118">
                <text:p>1.167118</text:p>
              </table:table-cell>
              <table:table-cell office:value-type="float" office:value="1.488171">
                <text:p>1.488171</text:p>
              </table:table-cell>
              <table:table-cell office:value-type="float" office:value="1.240791">
                <text:p>1.240791</text:p>
              </table:table-cell>
              <table:table-cell office:value-type="float" office:value="0.519473">
                <text:p>0.519473</text:p>
              </table:table-cell>
              <table:table-cell office:value-type="float" office:value="-0.400271">
                <text:p>-0.400271</text:p>
              </table:table-cell>
              <table:table-cell office:value-type="float" office:value="-1.167121">
                <text:p>-1.16712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247099">
                <text:p>-1.247099</text:p>
              </table:table-cell>
              <table:table-cell office:value-type="float" office:value="-0.544422">
                <text:p>-0.544422</text:p>
              </table:table-cell>
              <table:table-cell office:value-type="float" office:value="0.366213">
                <text:p>0.366213</text:p>
              </table:table-cell>
              <table:table-cell office:value-type="float" office:value="1.136959">
                <text:p>1.136959</text:p>
              </table:table-cell>
              <table:table-cell office:value-type="float" office:value="1.473431">
                <text:p>1.473431</text:p>
              </table:table-cell>
              <table:table-cell office:value-type="float" office:value="1.2471">
                <text:p>1.2471</text:p>
              </table:table-cell>
              <table:table-cell office:value-type="float" office:value="0.544421">
                <text:p>0.544421</text:p>
              </table:table-cell>
              <table:table-cell office:value-type="float" office:value="-0.366213">
                <text:p>-0.366213</text:p>
              </table:table-cell>
              <table:table-cell office:value-type="float" office:value="-1.136962">
                <text:p>-1.13696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248486">
                <text:p>-1.248486</text:p>
              </table:table-cell>
              <table:table-cell office:value-type="float" office:value="-0.567223">
                <text:p>-0.567223</text:p>
              </table:table-cell>
              <table:table-cell office:value-type="float" office:value="0.330705">
                <text:p>0.330705</text:p>
              </table:table-cell>
              <table:table-cell office:value-type="float" office:value="1.10231">
                <text:p>1.10231</text:p>
              </table:table-cell>
              <table:table-cell office:value-type="float" office:value="1.452875">
                <text:p>1.452875</text:p>
              </table:table-cell>
              <table:table-cell office:value-type="float" office:value="1.248488">
                <text:p>1.248488</text:p>
              </table:table-cell>
              <table:table-cell office:value-type="float" office:value="0.567224">
                <text:p>0.567224</text:p>
              </table:table-cell>
              <table:table-cell office:value-type="float" office:value="-0.330706">
                <text:p>-0.330706</text:p>
              </table:table-cell>
              <table:table-cell office:value-type="float" office:value="-1.102312">
                <text:p>-1.10231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244948">
                <text:p>-1.244948</text:p>
              </table:table-cell>
              <table:table-cell office:value-type="float" office:value="-0.587787">
                <text:p>-0.587787</text:p>
              </table:table-cell>
              <table:table-cell office:value-type="float" office:value="0.293894">
                <text:p>0.293894</text:p>
              </table:table-cell>
              <table:table-cell office:value-type="float" office:value="1.063311">
                <text:p>1.063311</text:p>
              </table:table-cell>
              <table:table-cell office:value-type="float" office:value="1.426584">
                <text:p>1.426584</text:p>
              </table:table-cell>
              <table:table-cell office:value-type="float" office:value="1.244948">
                <text:p>1.244948</text:p>
              </table:table-cell>
              <table:table-cell office:value-type="float" office:value="0.587787">
                <text:p>0.587787</text:p>
              </table:table-cell>
              <table:table-cell office:value-type="float" office:value="-0.293893">
                <text:p>-0.293893</text:p>
              </table:table-cell>
              <table:table-cell office:value-type="float" office:value="-1.063313">
                <text:p>-1.0633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.394663">
                <text:p>-1.394663</text:p>
              </table:table-cell>
              <table:table-cell office:value-type="float" office:value="-1.236494">
                <text:p>-1.236494</text:p>
              </table:table-cell>
              <table:table-cell office:value-type="float" office:value="-0.60603">
                <text:p>-0.60603</text:p>
              </table:table-cell>
              <table:table-cell office:value-type="float" office:value="0.255921">
                <text:p>0.255921</text:p>
              </table:table-cell>
              <table:table-cell office:value-type="float" office:value="1.020114">
                <text:p>1.020114</text:p>
              </table:table-cell>
              <table:table-cell office:value-type="float" office:value="1.394663">
                <text:p>1.394663</text:p>
              </table:table-cell>
              <table:table-cell office:value-type="float" office:value="1.236495">
                <text:p>1.236495</text:p>
              </table:table-cell>
              <table:table-cell office:value-type="float" office:value="0.606031">
                <text:p>0.606031</text:p>
              </table:table-cell>
              <table:table-cell office:value-type="float" office:value="-0.255922">
                <text:p>-0.255922</text:p>
              </table:table-cell>
              <table:table-cell office:value-type="float" office:value="-1.020117">
                <text:p>-1.02011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.357242">
                <text:p>-1.357242</text:p>
              </table:table-cell>
              <table:table-cell office:value-type="float" office:value="-1.223164">
                <text:p>-1.223164</text:p>
              </table:table-cell>
              <table:table-cell office:value-type="float" office:value="-0.621882">
                <text:p>-0.621882</text:p>
              </table:table-cell>
              <table:table-cell office:value-type="float" office:value="0.216943">
                <text:p>0.216943</text:p>
              </table:table-cell>
              <table:table-cell office:value-type="float" office:value="0.972897">
                <text:p>0.972897</text:p>
              </table:table-cell>
              <table:table-cell office:value-type="float" office:value="1.357242">
                <text:p>1.357242</text:p>
              </table:table-cell>
              <table:table-cell office:value-type="float" office:value="1.223164">
                <text:p>1.223164</text:p>
              </table:table-cell>
              <table:table-cell office:value-type="float" office:value="0.621881">
                <text:p>0.621881</text:p>
              </table:table-cell>
              <table:table-cell office:value-type="float" office:value="-0.216944">
                <text:p>-0.216944</text:p>
              </table:table-cell>
              <table:table-cell office:value-type="float" office:value="-0.972899">
                <text:p>-0.97289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.314461">
                <text:p>-1.314461</text:p>
              </table:table-cell>
              <table:table-cell office:value-type="float" office:value="-1.205003">
                <text:p>-1.205003</text:p>
              </table:table-cell>
              <table:table-cell office:value-type="float" office:value="-0.635279">
                <text:p>-0.635279</text:p>
              </table:table-cell>
              <table:table-cell office:value-type="float" office:value="0.177105">
                <text:p>0.177105</text:p>
              </table:table-cell>
              <table:table-cell office:value-type="float" office:value="0.921835">
                <text:p>0.921835</text:p>
              </table:table-cell>
              <table:table-cell office:value-type="float" office:value="1.31446">
                <text:p>1.31446</text:p>
              </table:table-cell>
              <table:table-cell office:value-type="float" office:value="1.205004">
                <text:p>1.205004</text:p>
              </table:table-cell>
              <table:table-cell office:value-type="float" office:value="0.63528">
                <text:p>0.63528</text:p>
              </table:table-cell>
              <table:table-cell office:value-type="float" office:value="-0.177105">
                <text:p>-0.177105</text:p>
              </table:table-cell>
              <table:table-cell office:value-type="float" office:value="-0.921838">
                <text:p>-0.92183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1.266492">
                <text:p>-1.266492</text:p>
              </table:table-cell>
              <table:table-cell office:value-type="float" office:value="-1.182087">
                <text:p>-1.182087</text:p>
              </table:table-cell>
              <table:table-cell office:value-type="float" office:value="-0.64617">
                <text:p>-0.64617</text:p>
              </table:table-cell>
              <table:table-cell office:value-type="float" office:value="0.136568">
                <text:p>0.136568</text:p>
              </table:table-cell>
              <table:table-cell office:value-type="float" office:value="0.867135">
                <text:p>0.867135</text:p>
              </table:table-cell>
              <table:table-cell office:value-type="float" office:value="1.266491">
                <text:p>1.266491</text:p>
              </table:table-cell>
              <table:table-cell office:value-type="float" office:value="1.182087">
                <text:p>1.182087</text:p>
              </table:table-cell>
              <table:table-cell office:value-type="float" office:value="0.646169">
                <text:p>0.646169</text:p>
              </table:table-cell>
              <table:table-cell office:value-type="float" office:value="-0.136567">
                <text:p>-0.136567</text:p>
              </table:table-cell>
              <table:table-cell office:value-type="float" office:value="-0.867137">
                <text:p>-0.86713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.213523">
                <text:p>-1.213523</text:p>
              </table:table-cell>
              <table:table-cell office:value-type="float" office:value="-1.154507">
                <text:p>-1.154507</text:p>
              </table:table-cell>
              <table:table-cell office:value-type="float" office:value="-0.654511">
                <text:p>-0.654511</text:p>
              </table:table-cell>
              <table:table-cell office:value-type="float" office:value="0.095491">
                <text:p>0.095491</text:p>
              </table:table-cell>
              <table:table-cell office:value-type="float" office:value="0.809012">
                <text:p>0.809012</text:p>
              </table:table-cell>
              <table:table-cell office:value-type="float" office:value="1.213523">
                <text:p>1.213523</text:p>
              </table:table-cell>
              <table:table-cell office:value-type="float" office:value="1.154506">
                <text:p>1.154506</text:p>
              </table:table-cell>
              <table:table-cell office:value-type="float" office:value="0.65451">
                <text:p>0.65451</text:p>
              </table:table-cell>
              <table:table-cell office:value-type="float" office:value="-0.095492">
                <text:p>-0.095492</text:p>
              </table:table-cell>
              <table:table-cell office:value-type="float" office:value="-0.809015">
                <text:p>-0.8090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1.155771">
                <text:p>-1.155771</text:p>
              </table:table-cell>
              <table:table-cell office:value-type="float" office:value="-1.122372">
                <text:p>-1.122372</text:p>
              </table:table-cell>
              <table:table-cell office:value-type="float" office:value="-0.660267">
                <text:p>-0.660267</text:p>
              </table:table-cell>
              <table:table-cell office:value-type="float" office:value="0.054042">
                <text:p>0.054042</text:p>
              </table:table-cell>
              <table:table-cell office:value-type="float" office:value="0.747703">
                <text:p>0.747703</text:p>
              </table:table-cell>
              <table:table-cell office:value-type="float" office:value="1.155772">
                <text:p>1.155772</text:p>
              </table:table-cell>
              <table:table-cell office:value-type="float" office:value="1.122372">
                <text:p>1.122372</text:p>
              </table:table-cell>
              <table:table-cell office:value-type="float" office:value="0.660266">
                <text:p>0.660266</text:p>
              </table:table-cell>
              <table:table-cell office:value-type="float" office:value="-0.054042">
                <text:p>-0.054042</text:p>
              </table:table-cell>
              <table:table-cell office:value-type="float" office:value="-0.747706">
                <text:p>-0.74770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.093454">
                <text:p>-1.093454</text:p>
              </table:table-cell>
              <table:table-cell office:value-type="float" office:value="-1.085804">
                <text:p>-1.085804</text:p>
              </table:table-cell>
              <table:table-cell office:value-type="float" office:value="-0.663417">
                <text:p>-0.663417</text:p>
              </table:table-cell>
              <table:table-cell office:value-type="float" office:value="0.012376">
                <text:p>0.012376</text:p>
              </table:table-cell>
              <table:table-cell office:value-type="float" office:value="0.683437">
                <text:p>0.683437</text:p>
              </table:table-cell>
              <table:table-cell office:value-type="float" office:value="1.093453">
                <text:p>1.093453</text:p>
              </table:table-cell>
              <table:table-cell office:value-type="float" office:value="1.085805">
                <text:p>1.085805</text:p>
              </table:table-cell>
              <table:table-cell office:value-type="float" office:value="0.663419">
                <text:p>0.663419</text:p>
              </table:table-cell>
              <table:table-cell office:value-type="float" office:value="-0.012376">
                <text:p>-0.012376</text:p>
              </table:table-cell>
              <table:table-cell office:value-type="float" office:value="-0.68344">
                <text:p>-0.6834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1.02682">
                <text:p>-1.02682</text:p>
              </table:table-cell>
              <table:table-cell office:value-type="float" office:value="-1.044953">
                <text:p>-1.044953</text:p>
              </table:table-cell>
              <table:table-cell office:value-type="float" office:value="-0.663951">
                <text:p>-0.663951</text:p>
              </table:table-cell>
              <table:table-cell office:value-type="float" office:value="-0.029339">
                <text:p>-0.029339</text:p>
              </table:table-cell>
              <table:table-cell office:value-type="float" office:value="0.616474">
                <text:p>0.616474</text:p>
              </table:table-cell>
              <table:table-cell office:value-type="float" office:value="1.02682">
                <text:p>1.02682</text:p>
              </table:table-cell>
              <table:table-cell office:value-type="float" office:value="1.044952">
                <text:p>1.044952</text:p>
              </table:table-cell>
              <table:table-cell office:value-type="float" office:value="0.663951">
                <text:p>0.663951</text:p>
              </table:table-cell>
              <table:table-cell office:value-type="float" office:value="0.029339">
                <text:p>0.029339</text:p>
              </table:table-cell>
              <table:table-cell office:value-type="float" office:value="-0.616477">
                <text:p>-0.61647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956133">
                <text:p>-0.956133</text:p>
              </table:table-cell>
              <table:table-cell office:value-type="float" office:value="-0.999977">
                <text:p>-0.999977</text:p>
              </table:table-cell>
              <table:table-cell office:value-type="float" office:value="-0.661864">
                <text:p>-0.661864</text:p>
              </table:table-cell>
              <table:table-cell office:value-type="float" office:value="-0.070939">
                <text:p>-0.070939</text:p>
              </table:table-cell>
              <table:table-cell office:value-type="float" office:value="0.547078">
                <text:p>0.547078</text:p>
              </table:table-cell>
              <table:table-cell office:value-type="float" office:value="0.956134">
                <text:p>0.956134</text:p>
              </table:table-cell>
              <table:table-cell office:value-type="float" office:value="0.999976">
                <text:p>0.999976</text:p>
              </table:table-cell>
              <table:table-cell office:value-type="float" office:value="0.661864">
                <text:p>0.661864</text:p>
              </table:table-cell>
              <table:table-cell office:value-type="float" office:value="0.070938">
                <text:p>0.070938</text:p>
              </table:table-cell>
              <table:table-cell office:value-type="float" office:value="-0.54708">
                <text:p>-0.547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88168">
                <text:p>-0.88168</text:p>
              </table:table-cell>
              <table:table-cell office:value-type="float" office:value="-0.951058">
                <text:p>-0.951058</text:p>
              </table:table-cell>
              <table:table-cell office:value-type="float" office:value="-0.657165">
                <text:p>-0.657165</text:p>
              </table:table-cell>
              <table:table-cell office:value-type="float" office:value="-0.112254">
                <text:p>-0.112254</text:p>
              </table:table-cell>
              <table:table-cell office:value-type="float" office:value="0.475529">
                <text:p>0.475529</text:p>
              </table:table-cell>
              <table:table-cell office:value-type="float" office:value="0.881681">
                <text:p>0.881681</text:p>
              </table:table-cell>
              <table:table-cell office:value-type="float" office:value="0.951058">
                <text:p>0.951058</text:p>
              </table:table-cell>
              <table:table-cell office:value-type="float" office:value="0.657165">
                <text:p>0.657165</text:p>
              </table:table-cell>
              <table:table-cell office:value-type="float" office:value="0.112254">
                <text:p>0.112254</text:p>
              </table:table-cell>
              <table:table-cell office:value-type="float" office:value="-0.475532">
                <text:p>-0.47553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803741">
                <text:p>-0.803741</text:p>
              </table:table-cell>
              <table:table-cell office:value-type="float" office:value="-0.898381">
                <text:p>-0.898381</text:p>
              </table:table-cell>
              <table:table-cell office:value-type="float" office:value="-0.649873">
                <text:p>-0.649873</text:p>
              </table:table-cell>
              <table:table-cell office:value-type="float" office:value="-0.153131">
                <text:p>-0.153131</text:p>
              </table:table-cell>
              <table:table-cell office:value-type="float" office:value="0.402097">
                <text:p>0.402097</text:p>
              </table:table-cell>
              <table:table-cell office:value-type="float" office:value="0.803741">
                <text:p>0.803741</text:p>
              </table:table-cell>
              <table:table-cell office:value-type="float" office:value="0.898382">
                <text:p>0.898382</text:p>
              </table:table-cell>
              <table:table-cell office:value-type="float" office:value="0.649872">
                <text:p>0.649872</text:p>
              </table:table-cell>
              <table:table-cell office:value-type="float" office:value="0.153131">
                <text:p>0.153131</text:p>
              </table:table-cell>
              <table:table-cell office:value-type="float" office:value="-0.4021">
                <text:p>-0.402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72263">
                <text:p>-0.72263</text:p>
              </table:table-cell>
              <table:table-cell office:value-type="float" office:value="-0.84216">
                <text:p>-0.84216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193403">
                <text:p>-0.193403</text:p>
              </table:table-cell>
              <table:table-cell office:value-type="float" office:value="0.327078">
                <text:p>0.327078</text:p>
              </table:table-cell>
              <table:table-cell office:value-type="float" office:value="0.72263">
                <text:p>0.72263</text:p>
              </table:table-cell>
              <table:table-cell office:value-type="float" office:value="0.842159">
                <text:p>0.842159</text:p>
              </table:table-cell>
              <table:table-cell office:value-type="float" office:value="0.640014">
                <text:p>0.640014</text:p>
              </table:table-cell>
              <table:table-cell office:value-type="float" office:value="0.193403">
                <text:p>0.193403</text:p>
              </table:table-cell>
              <table:table-cell office:value-type="float" office:value="-0.327081">
                <text:p>-0.32708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638666">
                <text:p>-0.638666</text:p>
              </table:table-cell>
              <table:table-cell office:value-type="float" office:value="-0.782615">
                <text:p>-0.782615</text:p>
              </table:table-cell>
              <table:table-cell office:value-type="float" office:value="-0.627631">
                <text:p>-0.627631</text:p>
              </table:table-cell>
              <table:table-cell office:value-type="float" office:value="-0.232912">
                <text:p>-0.232912</text:p>
              </table:table-cell>
              <table:table-cell office:value-type="float" office:value="0.250768">
                <text:p>0.250768</text:p>
              </table:table-cell>
              <table:table-cell office:value-type="float" office:value="0.638667">
                <text:p>0.638667</text:p>
              </table:table-cell>
              <table:table-cell office:value-type="float" office:value="0.782614">
                <text:p>0.782614</text:p>
              </table:table-cell>
              <table:table-cell office:value-type="float" office:value="0.62763">
                <text:p>0.62763</text:p>
              </table:table-cell>
              <table:table-cell office:value-type="float" office:value="0.232912">
                <text:p>0.232912</text:p>
              </table:table-cell>
              <table:table-cell office:value-type="float" office:value="-0.250771">
                <text:p>-0.25077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0.552191">
                <text:p>-0.552191</text:p>
              </table:table-cell>
              <table:table-cell office:value-type="float" office:value="-0.719986">
                <text:p>-0.719986</text:p>
              </table:table-cell>
              <table:table-cell office:value-type="float" office:value="-0.612771">
                <text:p>-0.612771</text:p>
              </table:table-cell>
              <table:table-cell office:value-type="float" office:value="-0.271497">
                <text:p>-0.271497</text:p>
              </table:table-cell>
              <table:table-cell office:value-type="float" office:value="0.173475">
                <text:p>0.173475</text:p>
              </table:table-cell>
              <table:table-cell office:value-type="float" office:value="0.552191">
                <text:p>0.552191</text:p>
              </table:table-cell>
              <table:table-cell office:value-type="float" office:value="0.719985">
                <text:p>0.719985</text:p>
              </table:table-cell>
              <table:table-cell office:value-type="float" office:value="0.612771">
                <text:p>0.612771</text:p>
              </table:table-cell>
              <table:table-cell office:value-type="float" office:value="0.271498">
                <text:p>0.271498</text:p>
              </table:table-cell>
              <table:table-cell office:value-type="float" office:value="-0.173479">
                <text:p>-0.17347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463527">
                <text:p>-0.463527</text:p>
              </table:table-cell>
              <table:table-cell office:value-type="float" office:value="-0.654511">
                <text:p>-0.654511</text:p>
              </table:table-cell>
              <table:table-cell office:value-type="float" office:value="-0.595493">
                <text:p>-0.595493</text:p>
              </table:table-cell>
              <table:table-cell office:value-type="float" office:value="-0.309016">
                <text:p>-0.309016</text:p>
              </table:table-cell>
              <table:table-cell office:value-type="float" office:value="0.095491">
                <text:p>0.095491</text:p>
              </table:table-cell>
              <table:table-cell office:value-type="float" office:value="0.463526">
                <text:p>0.463526</text:p>
              </table:table-cell>
              <table:table-cell office:value-type="float" office:value="0.65451">
                <text:p>0.65451</text:p>
              </table:table-cell>
              <table:table-cell office:value-type="float" office:value="0.595492">
                <text:p>0.595492</text:p>
              </table:table-cell>
              <table:table-cell office:value-type="float" office:value="0.309016">
                <text:p>0.309016</text:p>
              </table:table-cell>
              <table:table-cell office:value-type="float" office:value="-0.095494">
                <text:p>-0.09549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373035">
                <text:p>-0.373035</text:p>
              </table:table-cell>
              <table:table-cell office:value-type="float" office:value="-0.586451">
                <text:p>-0.586451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345314">
                <text:p>-0.345314</text:p>
              </table:table-cell>
              <table:table-cell office:value-type="float" office:value="0.017131">
                <text:p>0.017131</text:p>
              </table:table-cell>
              <table:table-cell office:value-type="float" office:value="0.373034">
                <text:p>0.373034</text:p>
              </table:table-cell>
              <table:table-cell office:value-type="float" office:value="0.586452">
                <text:p>0.586452</text:p>
              </table:table-cell>
              <table:table-cell office:value-type="float" office:value="0.575863">
                <text:p>0.575863</text:p>
              </table:table-cell>
              <table:table-cell office:value-type="float" office:value="0.345314">
                <text:p>0.345314</text:p>
              </table:table-cell>
              <table:table-cell office:value-type="float" office:value="-0.017133">
                <text:p>-0.01713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281069">
                <text:p>-0.281069</text:p>
              </table:table-cell>
              <table:table-cell office:value-type="float" office:value="-0.516078">
                <text:p>-0.516078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38025">
                <text:p>-0.38025</text:p>
              </table:table-cell>
              <table:table-cell office:value-type="float" office:value="-0.061299">
                <text:p>-0.061299</text:p>
              </table:table-cell>
              <table:table-cell office:value-type="float" office:value="0.28107">
                <text:p>0.28107</text:p>
              </table:table-cell>
              <table:table-cell office:value-type="float" office:value="0.516077">
                <text:p>0.516077</text:p>
              </table:table-cell>
              <table:table-cell office:value-type="float" office:value="0.553961">
                <text:p>0.553961</text:p>
              </table:table-cell>
              <table:table-cell office:value-type="float" office:value="0.38025">
                <text:p>0.38025</text:p>
              </table:table-cell>
              <table:table-cell office:value-type="float" office:value="0.061295">
                <text:p>0.06129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188005">
                <text:p>-0.188005</text:p>
              </table:table-cell>
              <table:table-cell office:value-type="float" office:value="-0.443674">
                <text:p>-0.443674</text:p>
              </table:table-cell>
              <table:table-cell office:value-type="float" office:value="-0.529875">
                <text:p>-0.529875</text:p>
              </table:table-cell>
              <table:table-cell office:value-type="float" office:value="-0.413682">
                <text:p>-0.413682</text:p>
              </table:table-cell>
              <table:table-cell office:value-type="float" office:value="-0.139477">
                <text:p>-0.139477</text:p>
              </table:table-cell>
              <table:table-cell office:value-type="float" office:value="0.188004">
                <text:p>0.188004</text:p>
              </table:table-cell>
              <table:table-cell office:value-type="float" office:value="0.443674">
                <text:p>0.443674</text:p>
              </table:table-cell>
              <table:table-cell office:value-type="float" office:value="0.529875">
                <text:p>0.529875</text:p>
              </table:table-cell>
              <table:table-cell office:value-type="float" office:value="0.413681">
                <text:p>0.413681</text:p>
              </table:table-cell>
              <table:table-cell office:value-type="float" office:value="0.139475">
                <text:p>0.13947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094187">
                <text:p>-0.094187</text:p>
              </table:table-cell>
              <table:table-cell office:value-type="float" office:value="-0.369514">
                <text:p>-0.369514</text:p>
              </table:table-cell>
              <table:table-cell office:value-type="float" office:value="-0.503696">
                <text:p>-0.503696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217114">
                <text:p>-0.217114</text:p>
              </table:table-cell>
              <table:table-cell office:value-type="float" office:value="0.094189">
                <text:p>0.094189</text:p>
              </table:table-cell>
              <table:table-cell office:value-type="float" office:value="0.369513">
                <text:p>0.369513</text:p>
              </table:table-cell>
              <table:table-cell office:value-type="float" office:value="0.503695">
                <text:p>0.503695</text:p>
              </table:table-cell>
              <table:table-cell office:value-type="float" office:value="0.445484">
                <text:p>0.445484</text:p>
              </table:table-cell>
              <table:table-cell office:value-type="float" office:value="0.217112">
                <text:p>0.2171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">
                <text:p>-0</text:p>
              </table:table-cell>
              <table:table-cell office:value-type="float" office:value="-0.293893">
                <text:p>-0.293893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293893">
                <text:p>-0.293893</text:p>
              </table:table-cell>
              <table:table-cell office:value-type="float" office:value="-0">
                <text:p>-0</text:p>
              </table:table-cell>
              <table:table-cell office:value-type="float" office:value="0.293894">
                <text:p>0.293894</text:p>
              </table:table-cell>
              <table:table-cell office:value-type="float" office:value="0.475528">
                <text:p>0.475528</text:p>
              </table:table-cell>
              <table:table-cell office:value-type="float" office:value="0.475528">
                <text:p>0.475528</text:p>
              </table:table-cell>
              <table:table-cell office:value-type="float" office:value="0.293891">
                <text:p>0.29389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94189">
                <text:p>0.094189</text:p>
              </table:table-cell>
              <table:table-cell office:value-type="float" office:value="-0.217114">
                <text:p>-0.217114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503696">
                <text:p>-0.503696</text:p>
              </table:table-cell>
              <table:table-cell office:value-type="float" office:value="-0.369514">
                <text:p>-0.369514</text:p>
              </table:table-cell>
              <table:table-cell office:value-type="float" office:value="-0.094188">
                <text:p>-0.094188</text:p>
              </table:table-cell>
              <table:table-cell office:value-type="float" office:value="0.217114">
                <text:p>0.217114</text:p>
              </table:table-cell>
              <table:table-cell office:value-type="float" office:value="0.445484">
                <text:p>0.445484</text:p>
              </table:table-cell>
              <table:table-cell office:value-type="float" office:value="0.503695">
                <text:p>0.503695</text:p>
              </table:table-cell>
              <table:table-cell office:value-type="float" office:value="0.36951">
                <text:p>0.3695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188004">
                <text:p>0.188004</text:p>
              </table:table-cell>
              <table:table-cell office:value-type="float" office:value="-0.139478">
                <text:p>-0.139478</text:p>
              </table:table-cell>
              <table:table-cell office:value-type="float" office:value="-0.413682">
                <text:p>-0.413682</text:p>
              </table:table-cell>
              <table:table-cell office:value-type="float" office:value="-0.529875">
                <text:p>-0.529875</text:p>
              </table:table-cell>
              <table:table-cell office:value-type="float" office:value="-0.443674">
                <text:p>-0.443674</text:p>
              </table:table-cell>
              <table:table-cell office:value-type="float" office:value="-0.188005">
                <text:p>-0.188005</text:p>
              </table:table-cell>
              <table:table-cell office:value-type="float" office:value="0.139478">
                <text:p>0.139478</text:p>
              </table:table-cell>
              <table:table-cell office:value-type="float" office:value="0.413682">
                <text:p>0.413682</text:p>
              </table:table-cell>
              <table:table-cell office:value-type="float" office:value="0.529875">
                <text:p>0.529875</text:p>
              </table:table-cell>
              <table:table-cell office:value-type="float" office:value="0.443673">
                <text:p>0.44367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28107">
                <text:p>0.28107</text:p>
              </table:table-cell>
              <table:table-cell office:value-type="float" office:value="-0.061299">
                <text:p>-0.061299</text:p>
              </table:table-cell>
              <table:table-cell office:value-type="float" office:value="-0.38025">
                <text:p>-0.38025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516078">
                <text:p>-0.516078</text:p>
              </table:table-cell>
              <table:table-cell office:value-type="float" office:value="-0.281069">
                <text:p>-0.281069</text:p>
              </table:table-cell>
              <table:table-cell office:value-type="float" office:value="0.061298">
                <text:p>0.061298</text:p>
              </table:table-cell>
              <table:table-cell office:value-type="float" office:value="0.38025">
                <text:p>0.38025</text:p>
              </table:table-cell>
              <table:table-cell office:value-type="float" office:value="0.553961">
                <text:p>0.553961</text:p>
              </table:table-cell>
              <table:table-cell office:value-type="float" office:value="0.516075">
                <text:p>0.51607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373034">
                <text:p>0.373034</text:p>
              </table:table-cell>
              <table:table-cell office:value-type="float" office:value="0.017131">
                <text:p>0.017131</text:p>
              </table:table-cell>
              <table:table-cell office:value-type="float" office:value="-0.345314">
                <text:p>-0.345314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586451">
                <text:p>-0.586451</text:p>
              </table:table-cell>
              <table:table-cell office:value-type="float" office:value="-0.373035">
                <text:p>-0.373035</text:p>
              </table:table-cell>
              <table:table-cell office:value-type="float" office:value="-0.01713">
                <text:p>-0.01713</text:p>
              </table:table-cell>
              <table:table-cell office:value-type="float" office:value="0.345314">
                <text:p>0.345314</text:p>
              </table:table-cell>
              <table:table-cell office:value-type="float" office:value="0.575863">
                <text:p>0.575863</text:p>
              </table:table-cell>
              <table:table-cell office:value-type="float" office:value="0.58645">
                <text:p>0.5864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463526">
                <text:p>0.463526</text:p>
              </table:table-cell>
              <table:table-cell office:value-type="float" office:value="0.095491">
                <text:p>0.095491</text:p>
              </table:table-cell>
              <table:table-cell office:value-type="float" office:value="-0.309016">
                <text:p>-0.309016</text:p>
              </table:table-cell>
              <table:table-cell office:value-type="float" office:value="-0.595493">
                <text:p>-0.595493</text:p>
              </table:table-cell>
              <table:table-cell office:value-type="float" office:value="-0.654511">
                <text:p>-0.654511</text:p>
              </table:table-cell>
              <table:table-cell office:value-type="float" office:value="-0.463527">
                <text:p>-0.463527</text:p>
              </table:table-cell>
              <table:table-cell office:value-type="float" office:value="-0.095492">
                <text:p>-0.095492</text:p>
              </table:table-cell>
              <table:table-cell office:value-type="float" office:value="0.309016">
                <text:p>0.309016</text:p>
              </table:table-cell>
              <table:table-cell office:value-type="float" office:value="0.595492">
                <text:p>0.595492</text:p>
              </table:table-cell>
              <table:table-cell office:value-type="float" office:value="0.654508">
                <text:p>0.65450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552191">
                <text:p>0.552191</text:p>
              </table:table-cell>
              <table:table-cell office:value-type="float" office:value="0.173475">
                <text:p>0.173475</text:p>
              </table:table-cell>
              <table:table-cell office:value-type="float" office:value="-0.271497">
                <text:p>-0.271497</text:p>
              </table:table-cell>
              <table:table-cell office:value-type="float" office:value="-0.612771">
                <text:p>-0.612771</text:p>
              </table:table-cell>
              <table:table-cell office:value-type="float" office:value="-0.719986">
                <text:p>-0.719986</text:p>
              </table:table-cell>
              <table:table-cell office:value-type="float" office:value="-0.55219">
                <text:p>-0.55219</text:p>
              </table:table-cell>
              <table:table-cell office:value-type="float" office:value="-0.173476">
                <text:p>-0.173476</text:p>
              </table:table-cell>
              <table:table-cell office:value-type="float" office:value="0.271497">
                <text:p>0.271497</text:p>
              </table:table-cell>
              <table:table-cell office:value-type="float" office:value="0.612772">
                <text:p>0.612772</text:p>
              </table:table-cell>
              <table:table-cell office:value-type="float" office:value="0.719985">
                <text:p>0.71998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638667">
                <text:p>0.638667</text:p>
              </table:table-cell>
              <table:table-cell office:value-type="float" office:value="0.250768">
                <text:p>0.250768</text:p>
              </table:table-cell>
              <table:table-cell office:value-type="float" office:value="-0.232912">
                <text:p>-0.232912</text:p>
              </table:table-cell>
              <table:table-cell office:value-type="float" office:value="-0.627631">
                <text:p>-0.627631</text:p>
              </table:table-cell>
              <table:table-cell office:value-type="float" office:value="-0.782615">
                <text:p>-0.782615</text:p>
              </table:table-cell>
              <table:table-cell office:value-type="float" office:value="-0.638666">
                <text:p>-0.638666</text:p>
              </table:table-cell>
              <table:table-cell office:value-type="float" office:value="-0.250768">
                <text:p>-0.250768</text:p>
              </table:table-cell>
              <table:table-cell office:value-type="float" office:value="0.232912">
                <text:p>0.232912</text:p>
              </table:table-cell>
              <table:table-cell office:value-type="float" office:value="0.62763">
                <text:p>0.62763</text:p>
              </table:table-cell>
              <table:table-cell office:value-type="float" office:value="0.782612">
                <text:p>0.78261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72263">
                <text:p>0.72263</text:p>
              </table:table-cell>
              <table:table-cell office:value-type="float" office:value="0.327078">
                <text:p>0.327078</text:p>
              </table:table-cell>
              <table:table-cell office:value-type="float" office:value="-0.193403">
                <text:p>-0.193403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84216">
                <text:p>-0.84216</text:p>
              </table:table-cell>
              <table:table-cell office:value-type="float" office:value="-0.722631">
                <text:p>-0.722631</text:p>
              </table:table-cell>
              <table:table-cell office:value-type="float" office:value="-0.327078">
                <text:p>-0.327078</text:p>
              </table:table-cell>
              <table:table-cell office:value-type="float" office:value="0.193403">
                <text:p>0.193403</text:p>
              </table:table-cell>
              <table:table-cell office:value-type="float" office:value="0.640015">
                <text:p>0.640015</text:p>
              </table:table-cell>
              <table:table-cell office:value-type="float" office:value="0.842159">
                <text:p>0.84215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03741">
                <text:p>0.803741</text:p>
              </table:table-cell>
              <table:table-cell office:value-type="float" office:value="0.402097">
                <text:p>0.402097</text:p>
              </table:table-cell>
              <table:table-cell office:value-type="float" office:value="-0.153131">
                <text:p>-0.153131</text:p>
              </table:table-cell>
              <table:table-cell office:value-type="float" office:value="-0.649871">
                <text:p>-0.649871</text:p>
              </table:table-cell>
              <table:table-cell office:value-type="float" office:value="-0.898381">
                <text:p>-0.898381</text:p>
              </table:table-cell>
              <table:table-cell office:value-type="float" office:value="-0.803741">
                <text:p>-0.803741</text:p>
              </table:table-cell>
              <table:table-cell office:value-type="float" office:value="-0.402097">
                <text:p>-0.402097</text:p>
              </table:table-cell>
              <table:table-cell office:value-type="float" office:value="0.153131">
                <text:p>0.153131</text:p>
              </table:table-cell>
              <table:table-cell office:value-type="float" office:value="0.649872">
                <text:p>0.649872</text:p>
              </table:table-cell>
              <table:table-cell office:value-type="float" office:value="0.89838">
                <text:p>0.8983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81681">
                <text:p>0.881681</text:p>
              </table:table-cell>
              <table:table-cell office:value-type="float" office:value="0.475529">
                <text:p>0.475529</text:p>
              </table:table-cell>
              <table:table-cell office:value-type="float" office:value="-0.112254">
                <text:p>-0.112254</text:p>
              </table:table-cell>
              <table:table-cell office:value-type="float" office:value="-0.657165">
                <text:p>-0.657165</text:p>
              </table:table-cell>
              <table:table-cell office:value-type="float" office:value="-0.951058">
                <text:p>-0.951058</text:p>
              </table:table-cell>
              <table:table-cell office:value-type="float" office:value="-0.88168">
                <text:p>-0.88168</text:p>
              </table:table-cell>
              <table:table-cell office:value-type="float" office:value="-0.475529">
                <text:p>-0.475529</text:p>
              </table:table-cell>
              <table:table-cell office:value-type="float" office:value="0.112254">
                <text:p>0.112254</text:p>
              </table:table-cell>
              <table:table-cell office:value-type="float" office:value="0.657164">
                <text:p>0.657164</text:p>
              </table:table-cell>
              <table:table-cell office:value-type="float" office:value="0.951056">
                <text:p>0.95105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956133">
                <text:p>0.956133</text:p>
              </table:table-cell>
              <table:table-cell office:value-type="float" office:value="0.547078">
                <text:p>0.547078</text:p>
              </table:table-cell>
              <table:table-cell office:value-type="float" office:value="-0.070939">
                <text:p>-0.070939</text:p>
              </table:table-cell>
              <table:table-cell office:value-type="float" office:value="-0.661865">
                <text:p>-0.661865</text:p>
              </table:table-cell>
              <table:table-cell office:value-type="float" office:value="-0.999977">
                <text:p>-0.999977</text:p>
              </table:table-cell>
              <table:table-cell office:value-type="float" office:value="-0.956133">
                <text:p>-0.956133</text:p>
              </table:table-cell>
              <table:table-cell office:value-type="float" office:value="-0.547078">
                <text:p>-0.547078</text:p>
              </table:table-cell>
              <table:table-cell office:value-type="float" office:value="0.070939">
                <text:p>0.070939</text:p>
              </table:table-cell>
              <table:table-cell office:value-type="float" office:value="0.661864">
                <text:p>0.661864</text:p>
              </table:table-cell>
              <table:table-cell office:value-type="float" office:value="0.999975">
                <text:p>0.99997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02682">
                <text:p>1.02682</text:p>
              </table:table-cell>
              <table:table-cell office:value-type="float" office:value="0.616474">
                <text:p>0.616474</text:p>
              </table:table-cell>
              <table:table-cell office:value-type="float" office:value="-0.029339">
                <text:p>-0.029339</text:p>
              </table:table-cell>
              <table:table-cell office:value-type="float" office:value="-0.663951">
                <text:p>-0.663951</text:p>
              </table:table-cell>
              <table:table-cell office:value-type="float" office:value="-1.044953">
                <text:p>-1.044953</text:p>
              </table:table-cell>
              <table:table-cell office:value-type="float" office:value="-1.026821">
                <text:p>-1.026821</text:p>
              </table:table-cell>
              <table:table-cell office:value-type="float" office:value="-0.616474">
                <text:p>-0.616474</text:p>
              </table:table-cell>
              <table:table-cell office:value-type="float" office:value="0.029339">
                <text:p>0.029339</text:p>
              </table:table-cell>
              <table:table-cell office:value-type="float" office:value="0.663952">
                <text:p>0.663952</text:p>
              </table:table-cell>
              <table:table-cell office:value-type="float" office:value="1.044953">
                <text:p>1.04495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093453">
                <text:p>1.093453</text:p>
              </table:table-cell>
              <table:table-cell office:value-type="float" office:value="0.683437">
                <text:p>0.683437</text:p>
              </table:table-cell>
              <table:table-cell office:value-type="float" office:value="0.012376">
                <text:p>0.012376</text:p>
              </table:table-cell>
              <table:table-cell office:value-type="float" office:value="-0.663418">
                <text:p>-0.663418</text:p>
              </table:table-cell>
              <table:table-cell office:value-type="float" office:value="-1.085804">
                <text:p>-1.085804</text:p>
              </table:table-cell>
              <table:table-cell office:value-type="float" office:value="-1.093454">
                <text:p>-1.093454</text:p>
              </table:table-cell>
              <table:table-cell office:value-type="float" office:value="-0.683437">
                <text:p>-0.683437</text:p>
              </table:table-cell>
              <table:table-cell office:value-type="float" office:value="-0.012376">
                <text:p>-0.012376</text:p>
              </table:table-cell>
              <table:table-cell office:value-type="float" office:value="0.663418">
                <text:p>0.663418</text:p>
              </table:table-cell>
              <table:table-cell office:value-type="float" office:value="1.085805">
                <text:p>1.08580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155772">
                <text:p>1.155772</text:p>
              </table:table-cell>
              <table:table-cell office:value-type="float" office:value="0.747703">
                <text:p>0.747703</text:p>
              </table:table-cell>
              <table:table-cell office:value-type="float" office:value="0.054042">
                <text:p>0.054042</text:p>
              </table:table-cell>
              <table:table-cell office:value-type="float" office:value="-0.660267">
                <text:p>-0.660267</text:p>
              </table:table-cell>
              <table:table-cell office:value-type="float" office:value="-1.122372">
                <text:p>-1.122372</text:p>
              </table:table-cell>
              <table:table-cell office:value-type="float" office:value="-1.155772">
                <text:p>-1.155772</text:p>
              </table:table-cell>
              <table:table-cell office:value-type="float" office:value="-0.747703">
                <text:p>-0.747703</text:p>
              </table:table-cell>
              <table:table-cell office:value-type="float" office:value="-0.054042">
                <text:p>-0.054042</text:p>
              </table:table-cell>
              <table:table-cell office:value-type="float" office:value="0.660266">
                <text:p>0.660266</text:p>
              </table:table-cell>
              <table:table-cell office:value-type="float" office:value="1.122371">
                <text:p>1.12237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213523">
                <text:p>1.213523</text:p>
              </table:table-cell>
              <table:table-cell office:value-type="float" office:value="0.809012">
                <text:p>0.809012</text:p>
              </table:table-cell>
              <table:table-cell office:value-type="float" office:value="0.095491">
                <text:p>0.095491</text:p>
              </table:table-cell>
              <table:table-cell office:value-type="float" office:value="-0.654511">
                <text:p>-0.654511</text:p>
              </table:table-cell>
              <table:table-cell office:value-type="float" office:value="-1.154507">
                <text:p>-1.154507</text:p>
              </table:table-cell>
              <table:table-cell office:value-type="float" office:value="-1.213523">
                <text:p>-1.213523</text:p>
              </table:table-cell>
              <table:table-cell office:value-type="float" office:value="-0.809012">
                <text:p>-0.809012</text:p>
              </table:table-cell>
              <table:table-cell office:value-type="float" office:value="-0.095491">
                <text:p>-0.095491</text:p>
              </table:table-cell>
              <table:table-cell office:value-type="float" office:value="0.65451">
                <text:p>0.65451</text:p>
              </table:table-cell>
              <table:table-cell office:value-type="float" office:value="1.154506">
                <text:p>1.15450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266491">
                <text:p>1.266491</text:p>
              </table:table-cell>
              <table:table-cell office:value-type="float" office:value="0.867135">
                <text:p>0.867135</text:p>
              </table:table-cell>
              <table:table-cell office:value-type="float" office:value="0.136568">
                <text:p>0.136568</text:p>
              </table:table-cell>
              <table:table-cell office:value-type="float" office:value="-0.64617">
                <text:p>-0.64617</text:p>
              </table:table-cell>
              <table:table-cell office:value-type="float" office:value="-1.182088">
                <text:p>-1.182088</text:p>
              </table:table-cell>
              <table:table-cell office:value-type="float" office:value="-1.266491">
                <text:p>-1.266491</text:p>
              </table:table-cell>
              <table:table-cell office:value-type="float" office:value="-0.867135">
                <text:p>-0.867135</text:p>
              </table:table-cell>
              <table:table-cell office:value-type="float" office:value="-0.136568">
                <text:p>-0.136568</text:p>
              </table:table-cell>
              <table:table-cell office:value-type="float" office:value="0.646171">
                <text:p>0.646171</text:p>
              </table:table-cell>
              <table:table-cell office:value-type="float" office:value="1.182088">
                <text:p>1.18208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31446">
                <text:p>1.31446</text:p>
              </table:table-cell>
              <table:table-cell office:value-type="float" office:value="0.921835">
                <text:p>0.921835</text:p>
              </table:table-cell>
              <table:table-cell office:value-type="float" office:value="0.177104">
                <text:p>0.177104</text:p>
              </table:table-cell>
              <table:table-cell office:value-type="float" office:value="-0.635279">
                <text:p>-0.635279</text:p>
              </table:table-cell>
              <table:table-cell office:value-type="float" office:value="-1.205003">
                <text:p>-1.205003</text:p>
              </table:table-cell>
              <table:table-cell office:value-type="float" office:value="-1.314461">
                <text:p>-1.314461</text:p>
              </table:table-cell>
              <table:table-cell office:value-type="float" office:value="-0.921835">
                <text:p>-0.921835</text:p>
              </table:table-cell>
              <table:table-cell office:value-type="float" office:value="-0.177105">
                <text:p>-0.177105</text:p>
              </table:table-cell>
              <table:table-cell office:value-type="float" office:value="0.635279">
                <text:p>0.635279</text:p>
              </table:table-cell>
              <table:table-cell office:value-type="float" office:value="1.205003">
                <text:p>1.20500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357242">
                <text:p>1.357242</text:p>
              </table:table-cell>
              <table:table-cell office:value-type="float" office:value="0.972897">
                <text:p>0.972897</text:p>
              </table:table-cell>
              <table:table-cell office:value-type="float" office:value="0.216943">
                <text:p>0.216943</text:p>
              </table:table-cell>
              <table:table-cell office:value-type="float" office:value="-0.621882">
                <text:p>-0.621882</text:p>
              </table:table-cell>
              <table:table-cell office:value-type="float" office:value="-1.223164">
                <text:p>-1.223164</text:p>
              </table:table-cell>
              <table:table-cell office:value-type="float" office:value="-1.357242">
                <text:p>-1.357242</text:p>
              </table:table-cell>
              <table:table-cell office:value-type="float" office:value="-0.972896">
                <text:p>-0.972896</text:p>
              </table:table-cell>
              <table:table-cell office:value-type="float" office:value="-0.216943">
                <text:p>-0.216943</text:p>
              </table:table-cell>
              <table:table-cell office:value-type="float" office:value="0.621881">
                <text:p>0.621881</text:p>
              </table:table-cell>
              <table:table-cell office:value-type="float" office:value="1.223163">
                <text:p>1.22316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394663">
                <text:p>1.394663</text:p>
              </table:table-cell>
              <table:table-cell office:value-type="float" office:value="1.020114">
                <text:p>1.020114</text:p>
              </table:table-cell>
              <table:table-cell office:value-type="float" office:value="0.255921">
                <text:p>0.255921</text:p>
              </table:table-cell>
              <table:table-cell office:value-type="float" office:value="-0.60603">
                <text:p>-0.60603</text:p>
              </table:table-cell>
              <table:table-cell office:value-type="float" office:value="-1.236494">
                <text:p>-1.236494</text:p>
              </table:table-cell>
              <table:table-cell office:value-type="float" office:value="-1.394663">
                <text:p>-1.394663</text:p>
              </table:table-cell>
              <table:table-cell office:value-type="float" office:value="-1.020114">
                <text:p>-1.020114</text:p>
              </table:table-cell>
              <table:table-cell office:value-type="float" office:value="-0.255921">
                <text:p>-0.255921</text:p>
              </table:table-cell>
              <table:table-cell office:value-type="float" office:value="0.606031">
                <text:p>0.606031</text:p>
              </table:table-cell>
              <table:table-cell office:value-type="float" office:value="1.236494">
                <text:p>1.23649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426584">
                <text:p>1.426584</text:p>
              </table:table-cell>
              <table:table-cell office:value-type="float" office:value="1.063311">
                <text:p>1.063311</text:p>
              </table:table-cell>
              <table:table-cell office:value-type="float" office:value="0.293894">
                <text:p>0.293894</text:p>
              </table:table-cell>
              <table:table-cell office:value-type="float" office:value="-0.587788">
                <text:p>-0.587788</text:p>
              </table:table-cell>
              <table:table-cell office:value-type="float" office:value="-1.244948">
                <text:p>-1.244948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06331">
                <text:p>-1.06331</text:p>
              </table:table-cell>
              <table:table-cell office:value-type="float" office:value="-0.293893">
                <text:p>-0.293893</text:p>
              </table:table-cell>
              <table:table-cell office:value-type="float" office:value="0.587786">
                <text:p>0.587786</text:p>
              </table:table-cell>
              <table:table-cell office:value-type="float" office:value="1.244947">
                <text:p>1.24494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452875">
                <text:p>1.452875</text:p>
              </table:table-cell>
              <table:table-cell office:value-type="float" office:value="1.10231">
                <text:p>1.10231</text:p>
              </table:table-cell>
              <table:table-cell office:value-type="float" office:value="0.330705">
                <text:p>0.330705</text:p>
              </table:table-cell>
              <table:table-cell office:value-type="float" office:value="-0.567223">
                <text:p>-0.567223</text:p>
              </table:table-cell>
              <table:table-cell office:value-type="float" office:value="-1.248486">
                <text:p>-1.248486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10231">
                <text:p>-1.10231</text:p>
              </table:table-cell>
              <table:table-cell office:value-type="float" office:value="-0.330706">
                <text:p>-0.330706</text:p>
              </table:table-cell>
              <table:table-cell office:value-type="float" office:value="0.567224">
                <text:p>0.567224</text:p>
              </table:table-cell>
              <table:table-cell office:value-type="float" office:value="1.248487">
                <text:p>1.24848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473431">
                <text:p>1.473431</text:p>
              </table:table-cell>
              <table:table-cell office:value-type="float" office:value="1.136959">
                <text:p>1.136959</text:p>
              </table:table-cell>
              <table:table-cell office:value-type="float" office:value="0.366213">
                <text:p>0.366213</text:p>
              </table:table-cell>
              <table:table-cell office:value-type="float" office:value="-0.544422">
                <text:p>-0.544422</text:p>
              </table:table-cell>
              <table:table-cell office:value-type="float" office:value="-1.247099">
                <text:p>-1.247099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136959">
                <text:p>-1.136959</text:p>
              </table:table-cell>
              <table:table-cell office:value-type="float" office:value="-0.366212">
                <text:p>-0.366212</text:p>
              </table:table-cell>
              <table:table-cell office:value-type="float" office:value="0.544421">
                <text:p>0.544421</text:p>
              </table:table-cell>
              <table:table-cell office:value-type="float" office:value="1.247098">
                <text:p>1.24709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488171">
                <text:p>1.488171</text:p>
              </table:table-cell>
              <table:table-cell office:value-type="float" office:value="1.167118">
                <text:p>1.167118</text:p>
              </table:table-cell>
              <table:table-cell office:value-type="float" office:value="0.400271">
                <text:p>0.400271</text:p>
              </table:table-cell>
              <table:table-cell office:value-type="float" office:value="-0.519472">
                <text:p>-0.519472</text:p>
              </table:table-cell>
              <table:table-cell office:value-type="float" office:value="-1.240789">
                <text:p>-1.240789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167119">
                <text:p>-1.167119</text:p>
              </table:table-cell>
              <table:table-cell office:value-type="float" office:value="-0.400272">
                <text:p>-0.400272</text:p>
              </table:table-cell>
              <table:table-cell office:value-type="float" office:value="0.519473">
                <text:p>0.519473</text:p>
              </table:table-cell>
              <table:table-cell office:value-type="float" office:value="1.240789">
                <text:p>1.24078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49704">
                <text:p>1.49704</text:p>
              </table:table-cell>
              <table:table-cell office:value-type="float" office:value="1.192675">
                <text:p>1.192675</text:p>
              </table:table-cell>
              <table:table-cell office:value-type="float" office:value="0.432753">
                <text:p>0.432753</text:p>
              </table:table-cell>
              <table:table-cell office:value-type="float" office:value="-0.492472">
                <text:p>-0.492472</text:p>
              </table:table-cell>
              <table:table-cell office:value-type="float" office:value="-1.229583">
                <text:p>-1.229583</text:p>
              </table:table-cell>
              <table:table-cell office:value-type="float" office:value="-1.49704">
                <text:p>-1.49704</text:p>
              </table:table-cell>
              <table:table-cell office:value-type="float" office:value="-1.192674">
                <text:p>-1.192674</text:p>
              </table:table-cell>
              <table:table-cell office:value-type="float" office:value="-0.432753">
                <text:p>-0.432753</text:p>
              </table:table-cell>
              <table:table-cell office:value-type="float" office:value="0.492471">
                <text:p>0.492471</text:p>
              </table:table-cell>
              <table:table-cell office:value-type="float" office:value="1.229582">
                <text:p>1.22958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5">
                <text:p>1.5</text:p>
              </table:table-cell>
              <table:table-cell office:value-type="float" office:value="1.213523">
                <text:p>1.213523</text:p>
              </table:table-cell>
              <table:table-cell office:value-type="float" office:value="0.463526">
                <text:p>0.463526</text:p>
              </table:table-cell>
              <table:table-cell office:value-type="float" office:value="-0.463527">
                <text:p>-0.463527</text:p>
              </table:table-cell>
              <table:table-cell office:value-type="float" office:value="-1.213523">
                <text:p>-1.213523</text:p>
              </table:table-cell>
              <table:table-cell office:value-type="float" office:value="-1.5">
                <text:p>-1.5</text:p>
              </table:table-cell>
              <table:table-cell office:value-type="float" office:value="-1.213524">
                <text:p>-1.213524</text:p>
              </table:table-cell>
              <table:table-cell office:value-type="float" office:value="-0.463528">
                <text:p>-0.463528</text:p>
              </table:table-cell>
              <table:table-cell office:value-type="float" office:value="0.463528">
                <text:p>0.463528</text:p>
              </table:table-cell>
              <table:table-cell office:value-type="float" office:value="1.213524">
                <text:p>1.21352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49704">
                <text:p>1.49704</text:p>
              </table:table-cell>
              <table:table-cell office:value-type="float" office:value="1.229583">
                <text:p>1.229583</text:p>
              </table:table-cell>
              <table:table-cell office:value-type="float" office:value="0.492472">
                <text:p>0.492472</text:p>
              </table:table-cell>
              <table:table-cell office:value-type="float" office:value="-0.432752">
                <text:p>-0.432752</text:p>
              </table:table-cell>
              <table:table-cell office:value-type="float" office:value="-1.192674">
                <text:p>-1.192674</text:p>
              </table:table-cell>
              <table:table-cell office:value-type="float" office:value="-1.49704">
                <text:p>-1.49704</text:p>
              </table:table-cell>
              <table:table-cell office:value-type="float" office:value="-1.229582">
                <text:p>-1.229582</text:p>
              </table:table-cell>
              <table:table-cell office:value-type="float" office:value="-0.492471">
                <text:p>-0.492471</text:p>
              </table:table-cell>
              <table:table-cell office:value-type="float" office:value="0.432753">
                <text:p>0.432753</text:p>
              </table:table-cell>
              <table:table-cell office:value-type="float" office:value="1.192674">
                <text:p>1.19267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488171">
                <text:p>1.488171</text:p>
              </table:table-cell>
              <table:table-cell office:value-type="float" office:value="1.24079">
                <text:p>1.24079</text:p>
              </table:table-cell>
              <table:table-cell office:value-type="float" office:value="0.519473">
                <text:p>0.519473</text:p>
              </table:table-cell>
              <table:table-cell office:value-type="float" office:value="-0.400271">
                <text:p>-0.400271</text:p>
              </table:table-cell>
              <table:table-cell office:value-type="float" office:value="-1.167119">
                <text:p>-1.167119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240789">
                <text:p>-1.240789</text:p>
              </table:table-cell>
              <table:table-cell office:value-type="float" office:value="-0.519473">
                <text:p>-0.519473</text:p>
              </table:table-cell>
              <table:table-cell office:value-type="float" office:value="0.40027">
                <text:p>0.40027</text:p>
              </table:table-cell>
              <table:table-cell office:value-type="float" office:value="1.167118">
                <text:p>1.16711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473431">
                <text:p>1.473431</text:p>
              </table:table-cell>
              <table:table-cell office:value-type="float" office:value="1.247099">
                <text:p>1.247099</text:p>
              </table:table-cell>
              <table:table-cell office:value-type="float" office:value="0.544421">
                <text:p>0.544421</text:p>
              </table:table-cell>
              <table:table-cell office:value-type="float" office:value="-0.366213">
                <text:p>-0.366213</text:p>
              </table:table-cell>
              <table:table-cell office:value-type="float" office:value="-1.13696">
                <text:p>-1.13696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247098">
                <text:p>-1.247098</text:p>
              </table:table-cell>
              <table:table-cell office:value-type="float" office:value="-0.544421">
                <text:p>-0.544421</text:p>
              </table:table-cell>
              <table:table-cell office:value-type="float" office:value="0.366212">
                <text:p>0.366212</text:p>
              </table:table-cell>
              <table:table-cell office:value-type="float" office:value="1.136959">
                <text:p>1.13695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452875">
                <text:p>1.452875</text:p>
              </table:table-cell>
              <table:table-cell office:value-type="float" office:value="1.248487">
                <text:p>1.248487</text:p>
              </table:table-cell>
              <table:table-cell office:value-type="float" office:value="0.567224">
                <text:p>0.567224</text:p>
              </table:table-cell>
              <table:table-cell office:value-type="float" office:value="-0.330706">
                <text:p>-0.330706</text:p>
              </table:table-cell>
              <table:table-cell office:value-type="float" office:value="-1.10231">
                <text:p>-1.10231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248487">
                <text:p>-1.248487</text:p>
              </table:table-cell>
              <table:table-cell office:value-type="float" office:value="-0.567224">
                <text:p>-0.567224</text:p>
              </table:table-cell>
              <table:table-cell office:value-type="float" office:value="0.330706">
                <text:p>0.330706</text:p>
              </table:table-cell>
              <table:table-cell office:value-type="float" office:value="1.10231">
                <text:p>1.1023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426584">
                <text:p>1.426584</text:p>
              </table:table-cell>
              <table:table-cell office:value-type="float" office:value="1.244947">
                <text:p>1.244947</text:p>
              </table:table-cell>
              <table:table-cell office:value-type="float" office:value="0.587787">
                <text:p>0.587787</text:p>
              </table:table-cell>
              <table:table-cell office:value-type="float" office:value="-0.293893">
                <text:p>-0.293893</text:p>
              </table:table-cell>
              <table:table-cell office:value-type="float" office:value="-1.06331">
                <text:p>-1.06331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244948">
                <text:p>-1.244948</text:p>
              </table:table-cell>
              <table:table-cell office:value-type="float" office:value="-0.587788">
                <text:p>-0.587788</text:p>
              </table:table-cell>
              <table:table-cell office:value-type="float" office:value="0.293894">
                <text:p>0.293894</text:p>
              </table:table-cell>
              <table:table-cell office:value-type="float" office:value="1.06331">
                <text:p>1.0633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394663">
                <text:p>1.394663</text:p>
              </table:table-cell>
              <table:table-cell office:value-type="float" office:value="1.236495">
                <text:p>1.236495</text:p>
              </table:table-cell>
              <table:table-cell office:value-type="float" office:value="0.606031">
                <text:p>0.606031</text:p>
              </table:table-cell>
              <table:table-cell office:value-type="float" office:value="-0.255922">
                <text:p>-0.255922</text:p>
              </table:table-cell>
              <table:table-cell office:value-type="float" office:value="-1.020114">
                <text:p>-1.020114</text:p>
              </table:table-cell>
              <table:table-cell office:value-type="float" office:value="-1.394663">
                <text:p>-1.394663</text:p>
              </table:table-cell>
              <table:table-cell office:value-type="float" office:value="-1.236494">
                <text:p>-1.236494</text:p>
              </table:table-cell>
              <table:table-cell office:value-type="float" office:value="-0.606031">
                <text:p>-0.606031</text:p>
              </table:table-cell>
              <table:table-cell office:value-type="float" office:value="0.255921">
                <text:p>0.255921</text:p>
              </table:table-cell>
              <table:table-cell office:value-type="float" office:value="1.020114">
                <text:p>1.02011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357242">
                <text:p>1.357242</text:p>
              </table:table-cell>
              <table:table-cell office:value-type="float" office:value="1.223163">
                <text:p>1.223163</text:p>
              </table:table-cell>
              <table:table-cell office:value-type="float" office:value="0.621881">
                <text:p>0.621881</text:p>
              </table:table-cell>
              <table:table-cell office:value-type="float" office:value="-0.216944">
                <text:p>-0.216944</text:p>
              </table:table-cell>
              <table:table-cell office:value-type="float" office:value="-0.972897">
                <text:p>-0.972897</text:p>
              </table:table-cell>
              <table:table-cell office:value-type="float" office:value="-1.357242">
                <text:p>-1.357242</text:p>
              </table:table-cell>
              <table:table-cell office:value-type="float" office:value="-1.223162">
                <text:p>-1.223162</text:p>
              </table:table-cell>
              <table:table-cell office:value-type="float" office:value="-0.621881">
                <text:p>-0.621881</text:p>
              </table:table-cell>
              <table:table-cell office:value-type="float" office:value="0.216943">
                <text:p>0.216943</text:p>
              </table:table-cell>
              <table:table-cell office:value-type="float" office:value="0.972896">
                <text:p>0.97289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31446">
                <text:p>1.31446</text:p>
              </table:table-cell>
              <table:table-cell office:value-type="float" office:value="1.205004">
                <text:p>1.205004</text:p>
              </table:table-cell>
              <table:table-cell office:value-type="float" office:value="0.63528">
                <text:p>0.63528</text:p>
              </table:table-cell>
              <table:table-cell office:value-type="float" office:value="-0.177105">
                <text:p>-0.177105</text:p>
              </table:table-cell>
              <table:table-cell office:value-type="float" office:value="-0.921835">
                <text:p>-0.921835</text:p>
              </table:table-cell>
              <table:table-cell office:value-type="float" office:value="-1.314461">
                <text:p>-1.314461</text:p>
              </table:table-cell>
              <table:table-cell office:value-type="float" office:value="-1.205003">
                <text:p>-1.205003</text:p>
              </table:table-cell>
              <table:table-cell office:value-type="float" office:value="-0.635279">
                <text:p>-0.635279</text:p>
              </table:table-cell>
              <table:table-cell office:value-type="float" office:value="0.177105">
                <text:p>0.177105</text:p>
              </table:table-cell>
              <table:table-cell office:value-type="float" office:value="0.921835">
                <text:p>0.9218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266491">
                <text:p>1.266491</text:p>
              </table:table-cell>
              <table:table-cell office:value-type="float" office:value="1.182087">
                <text:p>1.182087</text:p>
              </table:table-cell>
              <table:table-cell office:value-type="float" office:value="0.646169">
                <text:p>0.646169</text:p>
              </table:table-cell>
              <table:table-cell office:value-type="float" office:value="-0.136567">
                <text:p>-0.136567</text:p>
              </table:table-cell>
              <table:table-cell office:value-type="float" office:value="-0.867135">
                <text:p>-0.867135</text:p>
              </table:table-cell>
              <table:table-cell office:value-type="float" office:value="-1.266491">
                <text:p>-1.266491</text:p>
              </table:table-cell>
              <table:table-cell office:value-type="float" office:value="-1.182088">
                <text:p>-1.182088</text:p>
              </table:table-cell>
              <table:table-cell office:value-type="float" office:value="-0.64617">
                <text:p>-0.64617</text:p>
              </table:table-cell>
              <table:table-cell office:value-type="float" office:value="0.136568">
                <text:p>0.136568</text:p>
              </table:table-cell>
              <table:table-cell office:value-type="float" office:value="0.867135">
                <text:p>0.86713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213523">
                <text:p>1.213523</text:p>
              </table:table-cell>
              <table:table-cell office:value-type="float" office:value="1.154506">
                <text:p>1.154506</text:p>
              </table:table-cell>
              <table:table-cell office:value-type="float" office:value="0.65451">
                <text:p>0.65451</text:p>
              </table:table-cell>
              <table:table-cell office:value-type="float" office:value="-0.095492">
                <text:p>-0.095492</text:p>
              </table:table-cell>
              <table:table-cell office:value-type="float" office:value="-0.809012">
                <text:p>-0.809012</text:p>
              </table:table-cell>
              <table:table-cell office:value-type="float" office:value="-1.213524">
                <text:p>-1.213524</text:p>
              </table:table-cell>
              <table:table-cell office:value-type="float" office:value="-1.154506">
                <text:p>-1.154506</text:p>
              </table:table-cell>
              <table:table-cell office:value-type="float" office:value="-0.65451">
                <text:p>-0.65451</text:p>
              </table:table-cell>
              <table:table-cell office:value-type="float" office:value="0.095491">
                <text:p>0.095491</text:p>
              </table:table-cell>
              <table:table-cell office:value-type="float" office:value="0.809012">
                <text:p>0.80901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155772">
                <text:p>1.155772</text:p>
              </table:table-cell>
              <table:table-cell office:value-type="float" office:value="1.122372">
                <text:p>1.122372</text:p>
              </table:table-cell>
              <table:table-cell office:value-type="float" office:value="0.660266">
                <text:p>0.660266</text:p>
              </table:table-cell>
              <table:table-cell office:value-type="float" office:value="-0.054042">
                <text:p>-0.054042</text:p>
              </table:table-cell>
              <table:table-cell office:value-type="float" office:value="-0.747703">
                <text:p>-0.747703</text:p>
              </table:table-cell>
              <table:table-cell office:value-type="float" office:value="-1.155772">
                <text:p>-1.155772</text:p>
              </table:table-cell>
              <table:table-cell office:value-type="float" office:value="-1.122371">
                <text:p>-1.122371</text:p>
              </table:table-cell>
              <table:table-cell office:value-type="float" office:value="-0.660266">
                <text:p>-0.660266</text:p>
              </table:table-cell>
              <table:table-cell office:value-type="float" office:value="0.054042">
                <text:p>0.054042</text:p>
              </table:table-cell>
              <table:table-cell office:value-type="float" office:value="0.747703">
                <text:p>0.74770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093453">
                <text:p>1.093453</text:p>
              </table:table-cell>
              <table:table-cell office:value-type="float" office:value="1.085805">
                <text:p>1.085805</text:p>
              </table:table-cell>
              <table:table-cell office:value-type="float" office:value="0.663419">
                <text:p>0.663419</text:p>
              </table:table-cell>
              <table:table-cell office:value-type="float" office:value="-0.012376">
                <text:p>-0.012376</text:p>
              </table:table-cell>
              <table:table-cell office:value-type="float" office:value="-0.683437">
                <text:p>-0.683437</text:p>
              </table:table-cell>
              <table:table-cell office:value-type="float" office:value="-1.093454">
                <text:p>-1.093454</text:p>
              </table:table-cell>
              <table:table-cell office:value-type="float" office:value="-1.085805">
                <text:p>-1.085805</text:p>
              </table:table-cell>
              <table:table-cell office:value-type="float" office:value="-0.663418">
                <text:p>-0.663418</text:p>
              </table:table-cell>
              <table:table-cell office:value-type="float" office:value="0.012375">
                <text:p>0.012375</text:p>
              </table:table-cell>
              <table:table-cell office:value-type="float" office:value="0.683437">
                <text:p>0.68343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02682">
                <text:p>1.02682</text:p>
              </table:table-cell>
              <table:table-cell office:value-type="float" office:value="1.044952">
                <text:p>1.044952</text:p>
              </table:table-cell>
              <table:table-cell office:value-type="float" office:value="0.663951">
                <text:p>0.663951</text:p>
              </table:table-cell>
              <table:table-cell office:value-type="float" office:value="0.029339">
                <text:p>0.029339</text:p>
              </table:table-cell>
              <table:table-cell office:value-type="float" office:value="-0.616474">
                <text:p>-0.616474</text:p>
              </table:table-cell>
              <table:table-cell office:value-type="float" office:value="-1.026819">
                <text:p>-1.026819</text:p>
              </table:table-cell>
              <table:table-cell office:value-type="float" office:value="-1.044953">
                <text:p>-1.044953</text:p>
              </table:table-cell>
              <table:table-cell office:value-type="float" office:value="-0.663952">
                <text:p>-0.663952</text:p>
              </table:table-cell>
              <table:table-cell office:value-type="float" office:value="-0.029339">
                <text:p>-0.029339</text:p>
              </table:table-cell>
              <table:table-cell office:value-type="float" office:value="0.616474">
                <text:p>0.6164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956134">
                <text:p>0.956134</text:p>
              </table:table-cell>
              <table:table-cell office:value-type="float" office:value="0.999976">
                <text:p>0.999976</text:p>
              </table:table-cell>
              <table:table-cell office:value-type="float" office:value="0.661864">
                <text:p>0.661864</text:p>
              </table:table-cell>
              <table:table-cell office:value-type="float" office:value="0.070938">
                <text:p>0.070938</text:p>
              </table:table-cell>
              <table:table-cell office:value-type="float" office:value="-0.547077">
                <text:p>-0.547077</text:p>
              </table:table-cell>
              <table:table-cell office:value-type="float" office:value="-0.956134">
                <text:p>-0.956134</text:p>
              </table:table-cell>
              <table:table-cell office:value-type="float" office:value="-0.999976">
                <text:p>-0.999976</text:p>
              </table:table-cell>
              <table:table-cell office:value-type="float" office:value="-0.661863">
                <text:p>-0.661863</text:p>
              </table:table-cell>
              <table:table-cell office:value-type="float" office:value="-0.070939">
                <text:p>-0.070939</text:p>
              </table:table-cell>
              <table:table-cell office:value-type="float" office:value="0.547078">
                <text:p>0.54707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881681">
                <text:p>0.881681</text:p>
              </table:table-cell>
              <table:table-cell office:value-type="float" office:value="0.951058">
                <text:p>0.951058</text:p>
              </table:table-cell>
              <table:table-cell office:value-type="float" office:value="0.657165">
                <text:p>0.657165</text:p>
              </table:table-cell>
              <table:table-cell office:value-type="float" office:value="0.112254">
                <text:p>0.112254</text:p>
              </table:table-cell>
              <table:table-cell office:value-type="float" office:value="-0.475529">
                <text:p>-0.475529</text:p>
              </table:table-cell>
              <table:table-cell office:value-type="float" office:value="-0.881681">
                <text:p>-0.881681</text:p>
              </table:table-cell>
              <table:table-cell office:value-type="float" office:value="-0.951059">
                <text:p>-0.951059</text:p>
              </table:table-cell>
              <table:table-cell office:value-type="float" office:value="-0.657166">
                <text:p>-0.657166</text:p>
              </table:table-cell>
              <table:table-cell office:value-type="float" office:value="-0.112254">
                <text:p>-0.112254</text:p>
              </table:table-cell>
              <table:table-cell office:value-type="float" office:value="0.475529">
                <text:p>0.47552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803741">
                <text:p>0.803741</text:p>
              </table:table-cell>
              <table:table-cell office:value-type="float" office:value="0.898382">
                <text:p>0.898382</text:p>
              </table:table-cell>
              <table:table-cell office:value-type="float" office:value="0.649872">
                <text:p>0.649872</text:p>
              </table:table-cell>
              <table:table-cell office:value-type="float" office:value="0.153131">
                <text:p>0.153131</text:p>
              </table:table-cell>
              <table:table-cell office:value-type="float" office:value="-0.402097">
                <text:p>-0.402097</text:p>
              </table:table-cell>
              <table:table-cell office:value-type="float" office:value="-0.803742">
                <text:p>-0.803742</text:p>
              </table:table-cell>
              <table:table-cell office:value-type="float" office:value="-0.898381">
                <text:p>-0.898381</text:p>
              </table:table-cell>
              <table:table-cell office:value-type="float" office:value="-0.649872">
                <text:p>-0.649872</text:p>
              </table:table-cell>
              <table:table-cell office:value-type="float" office:value="-0.153131">
                <text:p>-0.153131</text:p>
              </table:table-cell>
              <table:table-cell office:value-type="float" office:value="0.402097">
                <text:p>0.40209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72263">
                <text:p>0.72263</text:p>
              </table:table-cell>
              <table:table-cell office:value-type="float" office:value="0.842159">
                <text:p>0.842159</text:p>
              </table:table-cell>
              <table:table-cell office:value-type="float" office:value="0.640014">
                <text:p>0.640014</text:p>
              </table:table-cell>
              <table:table-cell office:value-type="float" office:value="0.193403">
                <text:p>0.193403</text:p>
              </table:table-cell>
              <table:table-cell office:value-type="float" office:value="-0.327078">
                <text:p>-0.327078</text:p>
              </table:table-cell>
              <table:table-cell office:value-type="float" office:value="-0.722629">
                <text:p>-0.722629</text:p>
              </table:table-cell>
              <table:table-cell office:value-type="float" office:value="-0.84216">
                <text:p>-0.84216</text:p>
              </table:table-cell>
              <table:table-cell office:value-type="float" office:value="-0.640015">
                <text:p>-0.640015</text:p>
              </table:table-cell>
              <table:table-cell office:value-type="float" office:value="-0.193403">
                <text:p>-0.193403</text:p>
              </table:table-cell>
              <table:table-cell office:value-type="float" office:value="0.327078">
                <text:p>0.32707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638667">
                <text:p>0.638667</text:p>
              </table:table-cell>
              <table:table-cell office:value-type="float" office:value="0.782614">
                <text:p>0.782614</text:p>
              </table:table-cell>
              <table:table-cell office:value-type="float" office:value="0.62763">
                <text:p>0.62763</text:p>
              </table:table-cell>
              <table:table-cell office:value-type="float" office:value="0.232912">
                <text:p>0.232912</text:p>
              </table:table-cell>
              <table:table-cell office:value-type="float" office:value="-0.250768">
                <text:p>-0.250768</text:p>
              </table:table-cell>
              <table:table-cell office:value-type="float" office:value="-0.638666">
                <text:p>-0.638666</text:p>
              </table:table-cell>
              <table:table-cell office:value-type="float" office:value="-0.782613">
                <text:p>-0.782613</text:p>
              </table:table-cell>
              <table:table-cell office:value-type="float" office:value="-0.62763">
                <text:p>-0.62763</text:p>
              </table:table-cell>
              <table:table-cell office:value-type="float" office:value="-0.232912">
                <text:p>-0.232912</text:p>
              </table:table-cell>
              <table:table-cell office:value-type="float" office:value="0.250768">
                <text:p>0.25076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552191">
                <text:p>0.552191</text:p>
              </table:table-cell>
              <table:table-cell office:value-type="float" office:value="0.719985">
                <text:p>0.719985</text:p>
              </table:table-cell>
              <table:table-cell office:value-type="float" office:value="0.612771">
                <text:p>0.612771</text:p>
              </table:table-cell>
              <table:table-cell office:value-type="float" office:value="0.271498">
                <text:p>0.271498</text:p>
              </table:table-cell>
              <table:table-cell office:value-type="float" office:value="-0.173476">
                <text:p>-0.173476</text:p>
              </table:table-cell>
              <table:table-cell office:value-type="float" office:value="-0.55219">
                <text:p>-0.55219</text:p>
              </table:table-cell>
              <table:table-cell office:value-type="float" office:value="-0.719986">
                <text:p>-0.719986</text:p>
              </table:table-cell>
              <table:table-cell office:value-type="float" office:value="-0.612772">
                <text:p>-0.612772</text:p>
              </table:table-cell>
              <table:table-cell office:value-type="float" office:value="-0.271497">
                <text:p>-0.271497</text:p>
              </table:table-cell>
              <table:table-cell office:value-type="float" office:value="0.173476">
                <text:p>0.17347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463526">
                <text:p>0.463526</text:p>
              </table:table-cell>
              <table:table-cell office:value-type="float" office:value="0.65451">
                <text:p>0.65451</text:p>
              </table:table-cell>
              <table:table-cell office:value-type="float" office:value="0.595492">
                <text:p>0.595492</text:p>
              </table:table-cell>
              <table:table-cell office:value-type="float" office:value="0.309016">
                <text:p>0.309016</text:p>
              </table:table-cell>
              <table:table-cell office:value-type="float" office:value="-0.095491">
                <text:p>-0.095491</text:p>
              </table:table-cell>
              <table:table-cell office:value-type="float" office:value="-0.463528">
                <text:p>-0.463528</text:p>
              </table:table-cell>
              <table:table-cell office:value-type="float" office:value="-0.65451">
                <text:p>-0.65451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309016">
                <text:p>-0.309016</text:p>
              </table:table-cell>
              <table:table-cell office:value-type="float" office:value="0.095492">
                <text:p>0.09549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73034">
                <text:p>0.373034</text:p>
              </table:table-cell>
              <table:table-cell office:value-type="float" office:value="0.586452">
                <text:p>0.586452</text:p>
              </table:table-cell>
              <table:table-cell office:value-type="float" office:value="0.575863">
                <text:p>0.575863</text:p>
              </table:table-cell>
              <table:table-cell office:value-type="float" office:value="0.345314">
                <text:p>0.345314</text:p>
              </table:table-cell>
              <table:table-cell office:value-type="float" office:value="-0.01713">
                <text:p>-0.01713</text:p>
              </table:table-cell>
              <table:table-cell office:value-type="float" office:value="-0.373034">
                <text:p>-0.373034</text:p>
              </table:table-cell>
              <table:table-cell office:value-type="float" office:value="-0.586451">
                <text:p>-0.586451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345314">
                <text:p>-0.345314</text:p>
              </table:table-cell>
              <table:table-cell office:value-type="float" office:value="0.01713">
                <text:p>0.0171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28107">
                <text:p>0.28107</text:p>
              </table:table-cell>
              <table:table-cell office:value-type="float" office:value="0.516077">
                <text:p>0.516077</text:p>
              </table:table-cell>
              <table:table-cell office:value-type="float" office:value="0.553961">
                <text:p>0.553961</text:p>
              </table:table-cell>
              <table:table-cell office:value-type="float" office:value="0.38025">
                <text:p>0.38025</text:p>
              </table:table-cell>
              <table:table-cell office:value-type="float" office:value="0.061298">
                <text:p>0.061298</text:p>
              </table:table-cell>
              <table:table-cell office:value-type="float" office:value="-0.281069">
                <text:p>-0.281069</text:p>
              </table:table-cell>
              <table:table-cell office:value-type="float" office:value="-0.516078">
                <text:p>-0.516078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38025">
                <text:p>-0.38025</text:p>
              </table:table-cell>
              <table:table-cell office:value-type="float" office:value="-0.061298">
                <text:p>-0.06129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188004">
                <text:p>0.188004</text:p>
              </table:table-cell>
              <table:table-cell office:value-type="float" office:value="0.443674">
                <text:p>0.443674</text:p>
              </table:table-cell>
              <table:table-cell office:value-type="float" office:value="0.529875">
                <text:p>0.529875</text:p>
              </table:table-cell>
              <table:table-cell office:value-type="float" office:value="0.413681">
                <text:p>0.413681</text:p>
              </table:table-cell>
              <table:table-cell office:value-type="float" office:value="0.139478">
                <text:p>0.139478</text:p>
              </table:table-cell>
              <table:table-cell office:value-type="float" office:value="-0.188004">
                <text:p>-0.188004</text:p>
              </table:table-cell>
              <table:table-cell office:value-type="float" office:value="-0.443675">
                <text:p>-0.443675</text:p>
              </table:table-cell>
              <table:table-cell office:value-type="float" office:value="-0.529875">
                <text:p>-0.529875</text:p>
              </table:table-cell>
              <table:table-cell office:value-type="float" office:value="-0.413682">
                <text:p>-0.413682</text:p>
              </table:table-cell>
              <table:table-cell office:value-type="float" office:value="-0.139478">
                <text:p>-0.13947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94189">
                <text:p>0.094189</text:p>
              </table:table-cell>
              <table:table-cell office:value-type="float" office:value="0.369513">
                <text:p>0.369513</text:p>
              </table:table-cell>
              <table:table-cell office:value-type="float" office:value="0.503695">
                <text:p>0.503695</text:p>
              </table:table-cell>
              <table:table-cell office:value-type="float" office:value="0.445484">
                <text:p>0.445484</text:p>
              </table:table-cell>
              <table:table-cell office:value-type="float" office:value="0.217115">
                <text:p>0.217115</text:p>
              </table:table-cell>
              <table:table-cell office:value-type="float" office:value="-0.094188">
                <text:p>-0.094188</text:p>
              </table:table-cell>
              <table:table-cell office:value-type="float" office:value="-0.369513">
                <text:p>-0.369513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217114">
                <text:p>-0.21711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">
                <text:p>-0</text:p>
              </table:table-cell>
              <table:table-cell office:value-type="float" office:value="0.293894">
                <text:p>0.293894</text:p>
              </table:table-cell>
              <table:table-cell office:value-type="float" office:value="0.475528">
                <text:p>0.475528</text:p>
              </table:table-cell>
              <table:table-cell office:value-type="float" office:value="0.475528">
                <text:p>0.475528</text:p>
              </table:table-cell>
              <table:table-cell office:value-type="float" office:value="0.293894">
                <text:p>0.293894</text:p>
              </table:table-cell>
              <table:table-cell office:value-type="float" office:value="-0.000001">
                <text:p>-0.000001</text:p>
              </table:table-cell>
              <table:table-cell office:value-type="float" office:value="-0.293894">
                <text:p>-0.293894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293894">
                <text:p>-0.29389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094188">
                <text:p>-0.094188</text:p>
              </table:table-cell>
              <table:table-cell office:value-type="float" office:value="0.217114">
                <text:p>0.217114</text:p>
              </table:table-cell>
              <table:table-cell office:value-type="float" office:value="0.445484">
                <text:p>0.445484</text:p>
              </table:table-cell>
              <table:table-cell office:value-type="float" office:value="0.503695">
                <text:p>0.503695</text:p>
              </table:table-cell>
              <table:table-cell office:value-type="float" office:value="0.369513">
                <text:p>0.369513</text:p>
              </table:table-cell>
              <table:table-cell office:value-type="float" office:value="0.094188">
                <text:p>0.094188</text:p>
              </table:table-cell>
              <table:table-cell office:value-type="float" office:value="-0.217115">
                <text:p>-0.217115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369513">
                <text:p>-0.3695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188005">
                <text:p>-0.188005</text:p>
              </table:table-cell>
              <table:table-cell office:value-type="float" office:value="0.139478">
                <text:p>0.139478</text:p>
              </table:table-cell>
              <table:table-cell office:value-type="float" office:value="0.413682">
                <text:p>0.413682</text:p>
              </table:table-cell>
              <table:table-cell office:value-type="float" office:value="0.529875">
                <text:p>0.529875</text:p>
              </table:table-cell>
              <table:table-cell office:value-type="float" office:value="0.443675">
                <text:p>0.443675</text:p>
              </table:table-cell>
              <table:table-cell office:value-type="float" office:value="0.188004">
                <text:p>0.188004</text:p>
              </table:table-cell>
              <table:table-cell office:value-type="float" office:value="-0.139477">
                <text:p>-0.139477</text:p>
              </table:table-cell>
              <table:table-cell office:value-type="float" office:value="-0.413681">
                <text:p>-0.413681</text:p>
              </table:table-cell>
              <table:table-cell office:value-type="float" office:value="-0.529875">
                <text:p>-0.529875</text:p>
              </table:table-cell>
              <table:table-cell office:value-type="float" office:value="-0.443674">
                <text:p>-0.44367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281069">
                <text:p>-0.281069</text:p>
              </table:table-cell>
              <table:table-cell office:value-type="float" office:value="0.061298">
                <text:p>0.061298</text:p>
              </table:table-cell>
              <table:table-cell office:value-type="float" office:value="0.38025">
                <text:p>0.38025</text:p>
              </table:table-cell>
              <table:table-cell office:value-type="float" office:value="0.553961">
                <text:p>0.553961</text:p>
              </table:table-cell>
              <table:table-cell office:value-type="float" office:value="0.516077">
                <text:p>0.516077</text:p>
              </table:table-cell>
              <table:table-cell office:value-type="float" office:value="0.28107">
                <text:p>0.28107</text:p>
              </table:table-cell>
              <table:table-cell office:value-type="float" office:value="-0.061298">
                <text:p>-0.061298</text:p>
              </table:table-cell>
              <table:table-cell office:value-type="float" office:value="-0.38025">
                <text:p>-0.38025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516077">
                <text:p>-0.51607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373035">
                <text:p>-0.373035</text:p>
              </table:table-cell>
              <table:table-cell office:value-type="float" office:value="-0.01713">
                <text:p>-0.01713</text:p>
              </table:table-cell>
              <table:table-cell office:value-type="float" office:value="0.345314">
                <text:p>0.345314</text:p>
              </table:table-cell>
              <table:table-cell office:value-type="float" office:value="0.575863">
                <text:p>0.575863</text:p>
              </table:table-cell>
              <table:table-cell office:value-type="float" office:value="0.586451">
                <text:p>0.586451</text:p>
              </table:table-cell>
              <table:table-cell office:value-type="float" office:value="0.373034">
                <text:p>0.373034</text:p>
              </table:table-cell>
              <table:table-cell office:value-type="float" office:value="0.01713">
                <text:p>0.01713</text:p>
              </table:table-cell>
              <table:table-cell office:value-type="float" office:value="-0.345314">
                <text:p>-0.345314</text:p>
              </table:table-cell>
              <table:table-cell office:value-type="float" office:value="-0.575862">
                <text:p>-0.575862</text:p>
              </table:table-cell>
              <table:table-cell office:value-type="float" office:value="-0.586452">
                <text:p>-0.58645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463527">
                <text:p>-0.463527</text:p>
              </table:table-cell>
              <table:table-cell office:value-type="float" office:value="-0.095492">
                <text:p>-0.095492</text:p>
              </table:table-cell>
              <table:table-cell office:value-type="float" office:value="0.309016">
                <text:p>0.309016</text:p>
              </table:table-cell>
              <table:table-cell office:value-type="float" office:value="0.595492">
                <text:p>0.595492</text:p>
              </table:table-cell>
              <table:table-cell office:value-type="float" office:value="0.65451">
                <text:p>0.65451</text:p>
              </table:table-cell>
              <table:table-cell office:value-type="float" office:value="0.463528">
                <text:p>0.463528</text:p>
              </table:table-cell>
              <table:table-cell office:value-type="float" office:value="0.095491">
                <text:p>0.095491</text:p>
              </table:table-cell>
              <table:table-cell office:value-type="float" office:value="-0.309016">
                <text:p>-0.309016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654509">
                <text:p>-0.65450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55219">
                <text:p>-0.55219</text:p>
              </table:table-cell>
              <table:table-cell office:value-type="float" office:value="-0.173476">
                <text:p>-0.173476</text:p>
              </table:table-cell>
              <table:table-cell office:value-type="float" office:value="0.271497">
                <text:p>0.271497</text:p>
              </table:table-cell>
              <table:table-cell office:value-type="float" office:value="0.612772">
                <text:p>0.612772</text:p>
              </table:table-cell>
              <table:table-cell office:value-type="float" office:value="0.719987">
                <text:p>0.719987</text:p>
              </table:table-cell>
              <table:table-cell office:value-type="float" office:value="0.55219">
                <text:p>0.55219</text:p>
              </table:table-cell>
              <table:table-cell office:value-type="float" office:value="0.173476">
                <text:p>0.173476</text:p>
              </table:table-cell>
              <table:table-cell office:value-type="float" office:value="-0.271498">
                <text:p>-0.271498</text:p>
              </table:table-cell>
              <table:table-cell office:value-type="float" office:value="-0.612771">
                <text:p>-0.612771</text:p>
              </table:table-cell>
              <table:table-cell office:value-type="float" office:value="-0.719985">
                <text:p>-0.71998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638666">
                <text:p>-0.638666</text:p>
              </table:table-cell>
              <table:table-cell office:value-type="float" office:value="-0.250768">
                <text:p>-0.250768</text:p>
              </table:table-cell>
              <table:table-cell office:value-type="float" office:value="0.232912">
                <text:p>0.232912</text:p>
              </table:table-cell>
              <table:table-cell office:value-type="float" office:value="0.62763">
                <text:p>0.62763</text:p>
              </table:table-cell>
              <table:table-cell office:value-type="float" office:value="0.782613">
                <text:p>0.782613</text:p>
              </table:table-cell>
              <table:table-cell office:value-type="float" office:value="0.638667">
                <text:p>0.638667</text:p>
              </table:table-cell>
              <table:table-cell office:value-type="float" office:value="0.250767">
                <text:p>0.250767</text:p>
              </table:table-cell>
              <table:table-cell office:value-type="float" office:value="-0.232911">
                <text:p>-0.232911</text:p>
              </table:table-cell>
              <table:table-cell office:value-type="float" office:value="-0.627631">
                <text:p>-0.627631</text:p>
              </table:table-cell>
              <table:table-cell office:value-type="float" office:value="-0.782614">
                <text:p>-0.78261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0.722631">
                <text:p>-0.722631</text:p>
              </table:table-cell>
              <table:table-cell office:value-type="float" office:value="-0.327078">
                <text:p>-0.327078</text:p>
              </table:table-cell>
              <table:table-cell office:value-type="float" office:value="0.193403">
                <text:p>0.193403</text:p>
              </table:table-cell>
              <table:table-cell office:value-type="float" office:value="0.640015">
                <text:p>0.640015</text:p>
              </table:table-cell>
              <table:table-cell office:value-type="float" office:value="0.84216">
                <text:p>0.84216</text:p>
              </table:table-cell>
              <table:table-cell office:value-type="float" office:value="0.722629">
                <text:p>0.722629</text:p>
              </table:table-cell>
              <table:table-cell office:value-type="float" office:value="0.327078">
                <text:p>0.327078</text:p>
              </table:table-cell>
              <table:table-cell office:value-type="float" office:value="-0.193403">
                <text:p>-0.193403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842161">
                <text:p>-0.84216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803741">
                <text:p>-0.803741</text:p>
              </table:table-cell>
              <table:table-cell office:value-type="float" office:value="-0.402097">
                <text:p>-0.402097</text:p>
              </table:table-cell>
              <table:table-cell office:value-type="float" office:value="0.153131">
                <text:p>0.153131</text:p>
              </table:table-cell>
              <table:table-cell office:value-type="float" office:value="0.649872">
                <text:p>0.649872</text:p>
              </table:table-cell>
              <table:table-cell office:value-type="float" office:value="0.898382">
                <text:p>0.898382</text:p>
              </table:table-cell>
              <table:table-cell office:value-type="float" office:value="0.803742">
                <text:p>0.803742</text:p>
              </table:table-cell>
              <table:table-cell office:value-type="float" office:value="0.402097">
                <text:p>0.402097</text:p>
              </table:table-cell>
              <table:table-cell office:value-type="float" office:value="-0.153131">
                <text:p>-0.153131</text:p>
              </table:table-cell>
              <table:table-cell office:value-type="float" office:value="-0.649872">
                <text:p>-0.649872</text:p>
              </table:table-cell>
              <table:table-cell office:value-type="float" office:value="-0.89838">
                <text:p>-0.8983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88168">
                <text:p>-0.88168</text:p>
              </table:table-cell>
              <table:table-cell office:value-type="float" office:value="-0.475529">
                <text:p>-0.475529</text:p>
              </table:table-cell>
              <table:table-cell office:value-type="float" office:value="0.112254">
                <text:p>0.112254</text:p>
              </table:table-cell>
              <table:table-cell office:value-type="float" office:value="0.657164">
                <text:p>0.657164</text:p>
              </table:table-cell>
              <table:table-cell office:value-type="float" office:value="0.951057">
                <text:p>0.951057</text:p>
              </table:table-cell>
              <table:table-cell office:value-type="float" office:value="0.881681">
                <text:p>0.881681</text:p>
              </table:table-cell>
              <table:table-cell office:value-type="float" office:value="0.475529">
                <text:p>0.475529</text:p>
              </table:table-cell>
              <table:table-cell office:value-type="float" office:value="-0.112255">
                <text:p>-0.112255</text:p>
              </table:table-cell>
              <table:table-cell office:value-type="float" office:value="-0.657165">
                <text:p>-0.657165</text:p>
              </table:table-cell>
              <table:table-cell office:value-type="float" office:value="-0.951058">
                <text:p>-0.95105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956133">
                <text:p>-0.956133</text:p>
              </table:table-cell>
              <table:table-cell office:value-type="float" office:value="-0.547078">
                <text:p>-0.547078</text:p>
              </table:table-cell>
              <table:table-cell office:value-type="float" office:value="0.070939">
                <text:p>0.070939</text:p>
              </table:table-cell>
              <table:table-cell office:value-type="float" office:value="0.661864">
                <text:p>0.661864</text:p>
              </table:table-cell>
              <table:table-cell office:value-type="float" office:value="0.999976">
                <text:p>0.999976</text:p>
              </table:table-cell>
              <table:table-cell office:value-type="float" office:value="0.956134">
                <text:p>0.956134</text:p>
              </table:table-cell>
              <table:table-cell office:value-type="float" office:value="0.547077">
                <text:p>0.547077</text:p>
              </table:table-cell>
              <table:table-cell office:value-type="float" office:value="-0.070938">
                <text:p>-0.070938</text:p>
              </table:table-cell>
              <table:table-cell office:value-type="float" office:value="-0.661864">
                <text:p>-0.661864</text:p>
              </table:table-cell>
              <table:table-cell office:value-type="float" office:value="-0.999976">
                <text:p>-0.99997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1.026821">
                <text:p>-1.026821</text:p>
              </table:table-cell>
              <table:table-cell office:value-type="float" office:value="-0.616474">
                <text:p>-0.616474</text:p>
              </table:table-cell>
              <table:table-cell office:value-type="float" office:value="0.029339">
                <text:p>0.029339</text:p>
              </table:table-cell>
              <table:table-cell office:value-type="float" office:value="0.663952">
                <text:p>0.663952</text:p>
              </table:table-cell>
              <table:table-cell office:value-type="float" office:value="1.044953">
                <text:p>1.044953</text:p>
              </table:table-cell>
              <table:table-cell office:value-type="float" office:value="1.02682">
                <text:p>1.02682</text:p>
              </table:table-cell>
              <table:table-cell office:value-type="float" office:value="0.616474">
                <text:p>0.616474</text:p>
              </table:table-cell>
              <table:table-cell office:value-type="float" office:value="-0.02934">
                <text:p>-0.02934</text:p>
              </table:table-cell>
              <table:table-cell office:value-type="float" office:value="-0.663951">
                <text:p>-0.663951</text:p>
              </table:table-cell>
              <table:table-cell office:value-type="float" office:value="-1.044954">
                <text:p>-1.04495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1.093454">
                <text:p>-1.093454</text:p>
              </table:table-cell>
              <table:table-cell office:value-type="float" office:value="-0.683437">
                <text:p>-0.683437</text:p>
              </table:table-cell>
              <table:table-cell office:value-type="float" office:value="-0.012376">
                <text:p>-0.012376</text:p>
              </table:table-cell>
              <table:table-cell office:value-type="float" office:value="0.663418">
                <text:p>0.663418</text:p>
              </table:table-cell>
              <table:table-cell office:value-type="float" office:value="1.085805">
                <text:p>1.085805</text:p>
              </table:table-cell>
              <table:table-cell office:value-type="float" office:value="1.093454">
                <text:p>1.093454</text:p>
              </table:table-cell>
              <table:table-cell office:value-type="float" office:value="0.683437">
                <text:p>0.683437</text:p>
              </table:table-cell>
              <table:table-cell office:value-type="float" office:value="0.012376">
                <text:p>0.012376</text:p>
              </table:table-cell>
              <table:table-cell office:value-type="float" office:value="-0.663419">
                <text:p>-0.663419</text:p>
              </table:table-cell>
              <table:table-cell office:value-type="float" office:value="-1.085804">
                <text:p>-1.08580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1.155772">
                <text:p>-1.155772</text:p>
              </table:table-cell>
              <table:table-cell office:value-type="float" office:value="-0.747703">
                <text:p>-0.747703</text:p>
              </table:table-cell>
              <table:table-cell office:value-type="float" office:value="-0.054042">
                <text:p>-0.054042</text:p>
              </table:table-cell>
              <table:table-cell office:value-type="float" office:value="0.660266">
                <text:p>0.660266</text:p>
              </table:table-cell>
              <table:table-cell office:value-type="float" office:value="1.122371">
                <text:p>1.122371</text:p>
              </table:table-cell>
              <table:table-cell office:value-type="float" office:value="1.155772">
                <text:p>1.155772</text:p>
              </table:table-cell>
              <table:table-cell office:value-type="float" office:value="0.747703">
                <text:p>0.747703</text:p>
              </table:table-cell>
              <table:table-cell office:value-type="float" office:value="0.054043">
                <text:p>0.054043</text:p>
              </table:table-cell>
              <table:table-cell office:value-type="float" office:value="-0.660268">
                <text:p>-0.660268</text:p>
              </table:table-cell>
              <table:table-cell office:value-type="float" office:value="-1.122372">
                <text:p>-1.12237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1.213523">
                <text:p>-1.213523</text:p>
              </table:table-cell>
              <table:table-cell office:value-type="float" office:value="-0.809012">
                <text:p>-0.809012</text:p>
              </table:table-cell>
              <table:table-cell office:value-type="float" office:value="-0.095491">
                <text:p>-0.095491</text:p>
              </table:table-cell>
              <table:table-cell office:value-type="float" office:value="0.65451">
                <text:p>0.65451</text:p>
              </table:table-cell>
              <table:table-cell office:value-type="float" office:value="1.154506">
                <text:p>1.154506</text:p>
              </table:table-cell>
              <table:table-cell office:value-type="float" office:value="1.213524">
                <text:p>1.213524</text:p>
              </table:table-cell>
              <table:table-cell office:value-type="float" office:value="0.809012">
                <text:p>0.809012</text:p>
              </table:table-cell>
              <table:table-cell office:value-type="float" office:value="0.095492">
                <text:p>0.095492</text:p>
              </table:table-cell>
              <table:table-cell office:value-type="float" office:value="-0.654509">
                <text:p>-0.654509</text:p>
              </table:table-cell>
              <table:table-cell office:value-type="float" office:value="-1.154507">
                <text:p>-1.15450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1.266491">
                <text:p>-1.266491</text:p>
              </table:table-cell>
              <table:table-cell office:value-type="float" office:value="-0.867135">
                <text:p>-0.867135</text:p>
              </table:table-cell>
              <table:table-cell office:value-type="float" office:value="-0.136568">
                <text:p>-0.136568</text:p>
              </table:table-cell>
              <table:table-cell office:value-type="float" office:value="0.646171">
                <text:p>0.646171</text:p>
              </table:table-cell>
              <table:table-cell office:value-type="float" office:value="1.182088">
                <text:p>1.182088</text:p>
              </table:table-cell>
              <table:table-cell office:value-type="float" office:value="1.266491">
                <text:p>1.266491</text:p>
              </table:table-cell>
              <table:table-cell office:value-type="float" office:value="0.867135">
                <text:p>0.867135</text:p>
              </table:table-cell>
              <table:table-cell office:value-type="float" office:value="0.136567">
                <text:p>0.136567</text:p>
              </table:table-cell>
              <table:table-cell office:value-type="float" office:value="-0.646169">
                <text:p>-0.646169</text:p>
              </table:table-cell>
              <table:table-cell office:value-type="float" office:value="-1.182089">
                <text:p>-1.18208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1.314461">
                <text:p>-1.314461</text:p>
              </table:table-cell>
              <table:table-cell office:value-type="float" office:value="-0.921835">
                <text:p>-0.921835</text:p>
              </table:table-cell>
              <table:table-cell office:value-type="float" office:value="-0.177105">
                <text:p>-0.177105</text:p>
              </table:table-cell>
              <table:table-cell office:value-type="float" office:value="0.635279">
                <text:p>0.635279</text:p>
              </table:table-cell>
              <table:table-cell office:value-type="float" office:value="1.205003">
                <text:p>1.205003</text:p>
              </table:table-cell>
              <table:table-cell office:value-type="float" office:value="1.31446">
                <text:p>1.31446</text:p>
              </table:table-cell>
              <table:table-cell office:value-type="float" office:value="0.921835">
                <text:p>0.921835</text:p>
              </table:table-cell>
              <table:table-cell office:value-type="float" office:value="0.177105">
                <text:p>0.177105</text:p>
              </table:table-cell>
              <table:table-cell office:value-type="float" office:value="-0.63528">
                <text:p>-0.63528</text:p>
              </table:table-cell>
              <table:table-cell office:value-type="float" office:value="-1.205002">
                <text:p>-1.20500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1.357242">
                <text:p>-1.357242</text:p>
              </table:table-cell>
              <table:table-cell office:value-type="float" office:value="-0.972896">
                <text:p>-0.972896</text:p>
              </table:table-cell>
              <table:table-cell office:value-type="float" office:value="-0.216943">
                <text:p>-0.216943</text:p>
              </table:table-cell>
              <table:table-cell office:value-type="float" office:value="0.621881">
                <text:p>0.621881</text:p>
              </table:table-cell>
              <table:table-cell office:value-type="float" office:value="1.223163">
                <text:p>1.223163</text:p>
              </table:table-cell>
              <table:table-cell office:value-type="float" office:value="1.357242">
                <text:p>1.357242</text:p>
              </table:table-cell>
              <table:table-cell office:value-type="float" office:value="0.972897">
                <text:p>0.972897</text:p>
              </table:table-cell>
              <table:table-cell office:value-type="float" office:value="0.216944">
                <text:p>0.216944</text:p>
              </table:table-cell>
              <table:table-cell office:value-type="float" office:value="-0.62188">
                <text:p>-0.62188</text:p>
              </table:table-cell>
              <table:table-cell office:value-type="float" office:value="-1.223163">
                <text:p>-1.22316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1.394663">
                <text:p>-1.394663</text:p>
              </table:table-cell>
              <table:table-cell office:value-type="float" office:value="-1.020114">
                <text:p>-1.020114</text:p>
              </table:table-cell>
              <table:table-cell office:value-type="float" office:value="-0.255921">
                <text:p>-0.255921</text:p>
              </table:table-cell>
              <table:table-cell office:value-type="float" office:value="0.606031">
                <text:p>0.606031</text:p>
              </table:table-cell>
              <table:table-cell office:value-type="float" office:value="1.236494">
                <text:p>1.236494</text:p>
              </table:table-cell>
              <table:table-cell office:value-type="float" office:value="1.394664">
                <text:p>1.394664</text:p>
              </table:table-cell>
              <table:table-cell office:value-type="float" office:value="1.020114">
                <text:p>1.020114</text:p>
              </table:table-cell>
              <table:table-cell office:value-type="float" office:value="0.255922">
                <text:p>0.255922</text:p>
              </table:table-cell>
              <table:table-cell office:value-type="float" office:value="-0.60603">
                <text:p>-0.60603</text:p>
              </table:table-cell>
              <table:table-cell office:value-type="float" office:value="-1.236495">
                <text:p>-1.23649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06331">
                <text:p>-1.06331</text:p>
              </table:table-cell>
              <table:table-cell office:value-type="float" office:value="-0.293893">
                <text:p>-0.293893</text:p>
              </table:table-cell>
              <table:table-cell office:value-type="float" office:value="0.587786">
                <text:p>0.587786</text:p>
              </table:table-cell>
              <table:table-cell office:value-type="float" office:value="1.244947">
                <text:p>1.244947</text:p>
              </table:table-cell>
              <table:table-cell office:value-type="float" office:value="1.426584">
                <text:p>1.426584</text:p>
              </table:table-cell>
              <table:table-cell office:value-type="float" office:value="1.06331">
                <text:p>1.06331</text:p>
              </table:table-cell>
              <table:table-cell office:value-type="float" office:value="0.293893">
                <text:p>0.293893</text:p>
              </table:table-cell>
              <table:table-cell office:value-type="float" office:value="-0.587787">
                <text:p>-0.587787</text:p>
              </table:table-cell>
              <table:table-cell office:value-type="float" office:value="-1.244949">
                <text:p>-1.24494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10231">
                <text:p>-1.10231</text:p>
              </table:table-cell>
              <table:table-cell office:value-type="float" office:value="-0.330706">
                <text:p>-0.330706</text:p>
              </table:table-cell>
              <table:table-cell office:value-type="float" office:value="0.567224">
                <text:p>0.567224</text:p>
              </table:table-cell>
              <table:table-cell office:value-type="float" office:value="1.248487">
                <text:p>1.248487</text:p>
              </table:table-cell>
              <table:table-cell office:value-type="float" office:value="1.452875">
                <text:p>1.452875</text:p>
              </table:table-cell>
              <table:table-cell office:value-type="float" office:value="1.10231">
                <text:p>1.10231</text:p>
              </table:table-cell>
              <table:table-cell office:value-type="float" office:value="0.330706">
                <text:p>0.330706</text:p>
              </table:table-cell>
              <table:table-cell office:value-type="float" office:value="-0.567225">
                <text:p>-0.567225</text:p>
              </table:table-cell>
              <table:table-cell office:value-type="float" office:value="-1.248486">
                <text:p>-1.24848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136959">
                <text:p>-1.136959</text:p>
              </table:table-cell>
              <table:table-cell office:value-type="float" office:value="-0.366212">
                <text:p>-0.366212</text:p>
              </table:table-cell>
              <table:table-cell office:value-type="float" office:value="0.544421">
                <text:p>0.544421</text:p>
              </table:table-cell>
              <table:table-cell office:value-type="float" office:value="1.247098">
                <text:p>1.247098</text:p>
              </table:table-cell>
              <table:table-cell office:value-type="float" office:value="1.473431">
                <text:p>1.473431</text:p>
              </table:table-cell>
              <table:table-cell office:value-type="float" office:value="1.136959">
                <text:p>1.136959</text:p>
              </table:table-cell>
              <table:table-cell office:value-type="float" office:value="0.366213">
                <text:p>0.366213</text:p>
              </table:table-cell>
              <table:table-cell office:value-type="float" office:value="-0.54442">
                <text:p>-0.54442</text:p>
              </table:table-cell>
              <table:table-cell office:value-type="float" office:value="-1.247099">
                <text:p>-1.24709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167119">
                <text:p>-1.167119</text:p>
              </table:table-cell>
              <table:table-cell office:value-type="float" office:value="-0.400272">
                <text:p>-0.400272</text:p>
              </table:table-cell>
              <table:table-cell office:value-type="float" office:value="0.519473">
                <text:p>0.519473</text:p>
              </table:table-cell>
              <table:table-cell office:value-type="float" office:value="1.240789">
                <text:p>1.240789</text:p>
              </table:table-cell>
              <table:table-cell office:value-type="float" office:value="1.488172">
                <text:p>1.488172</text:p>
              </table:table-cell>
              <table:table-cell office:value-type="float" office:value="1.167119">
                <text:p>1.167119</text:p>
              </table:table-cell>
              <table:table-cell office:value-type="float" office:value="0.400271">
                <text:p>0.400271</text:p>
              </table:table-cell>
              <table:table-cell office:value-type="float" office:value="-0.519472">
                <text:p>-0.519472</text:p>
              </table:table-cell>
              <table:table-cell office:value-type="float" office:value="-1.24079">
                <text:p>-1.2407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1.49704">
                <text:p>-1.49704</text:p>
              </table:table-cell>
              <table:table-cell office:value-type="float" office:value="-1.192674">
                <text:p>-1.192674</text:p>
              </table:table-cell>
              <table:table-cell office:value-type="float" office:value="-0.432753">
                <text:p>-0.432753</text:p>
              </table:table-cell>
              <table:table-cell office:value-type="float" office:value="0.492471">
                <text:p>0.492471</text:p>
              </table:table-cell>
              <table:table-cell office:value-type="float" office:value="1.229582">
                <text:p>1.229582</text:p>
              </table:table-cell>
              <table:table-cell office:value-type="float" office:value="1.49704">
                <text:p>1.49704</text:p>
              </table:table-cell>
              <table:table-cell office:value-type="float" office:value="1.192675">
                <text:p>1.192675</text:p>
              </table:table-cell>
              <table:table-cell office:value-type="float" office:value="0.432752">
                <text:p>0.432752</text:p>
              </table:table-cell>
              <table:table-cell office:value-type="float" office:value="-0.492472">
                <text:p>-0.492472</text:p>
              </table:table-cell>
              <table:table-cell office:value-type="float" office:value="-1.229584">
                <text:p>-1.22958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1.5">
                <text:p>-1.5</text:p>
              </table:table-cell>
              <table:table-cell office:value-type="float" office:value="-1.213524">
                <text:p>-1.213524</text:p>
              </table:table-cell>
              <table:table-cell office:value-type="float" office:value="-0.463528">
                <text:p>-0.463528</text:p>
              </table:table-cell>
              <table:table-cell office:value-type="float" office:value="0.463528">
                <text:p>0.463528</text:p>
              </table:table-cell>
              <table:table-cell office:value-type="float" office:value="1.213524">
                <text:p>1.213524</text:p>
              </table:table-cell>
              <table:table-cell office:value-type="float" office:value="1.5">
                <text:p>1.5</text:p>
              </table:table-cell>
              <table:table-cell office:value-type="float" office:value="1.213523">
                <text:p>1.213523</text:p>
              </table:table-cell>
              <table:table-cell office:value-type="float" office:value="0.463529">
                <text:p>0.463529</text:p>
              </table:table-cell>
              <table:table-cell office:value-type="float" office:value="-0.463528">
                <text:p>-0.463528</text:p>
              </table:table-cell>
              <table:table-cell office:value-type="float" office:value="-1.213523">
                <text:p>-1.21352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1.49704">
                <text:p>-1.49704</text:p>
              </table:table-cell>
              <table:table-cell office:value-type="float" office:value="-1.229582">
                <text:p>-1.229582</text:p>
              </table:table-cell>
              <table:table-cell office:value-type="float" office:value="-0.492471">
                <text:p>-0.492471</text:p>
              </table:table-cell>
              <table:table-cell office:value-type="float" office:value="0.432753">
                <text:p>0.432753</text:p>
              </table:table-cell>
              <table:table-cell office:value-type="float" office:value="1.192674">
                <text:p>1.192674</text:p>
              </table:table-cell>
              <table:table-cell office:value-type="float" office:value="1.49704">
                <text:p>1.49704</text:p>
              </table:table-cell>
              <table:table-cell office:value-type="float" office:value="1.229583">
                <text:p>1.229583</text:p>
              </table:table-cell>
              <table:table-cell office:value-type="float" office:value="0.492472">
                <text:p>0.492472</text:p>
              </table:table-cell>
              <table:table-cell office:value-type="float" office:value="-0.432752">
                <text:p>-0.432752</text:p>
              </table:table-cell>
              <table:table-cell office:value-type="float" office:value="-1.192675">
                <text:p>-1.19267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1.488172">
                <text:p>-1.488172</text:p>
              </table:table-cell>
              <table:table-cell office:value-type="float" office:value="-1.240789">
                <text:p>-1.240789</text:p>
              </table:table-cell>
              <table:table-cell office:value-type="float" office:value="-0.519473">
                <text:p>-0.519473</text:p>
              </table:table-cell>
              <table:table-cell office:value-type="float" office:value="0.40027">
                <text:p>0.40027</text:p>
              </table:table-cell>
              <table:table-cell office:value-type="float" office:value="1.167118">
                <text:p>1.167118</text:p>
              </table:table-cell>
              <table:table-cell office:value-type="float" office:value="1.488172">
                <text:p>1.488172</text:p>
              </table:table-cell>
              <table:table-cell office:value-type="float" office:value="1.240789">
                <text:p>1.240789</text:p>
              </table:table-cell>
              <table:table-cell office:value-type="float" office:value="0.519472">
                <text:p>0.519472</text:p>
              </table:table-cell>
              <table:table-cell office:value-type="float" office:value="-0.400271">
                <text:p>-0.400271</text:p>
              </table:table-cell>
              <table:table-cell office:value-type="float" office:value="-1.167119">
                <text:p>-1.16711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247098">
                <text:p>-1.247098</text:p>
              </table:table-cell>
              <table:table-cell office:value-type="float" office:value="-0.544421">
                <text:p>-0.544421</text:p>
              </table:table-cell>
              <table:table-cell office:value-type="float" office:value="0.366212">
                <text:p>0.366212</text:p>
              </table:table-cell>
              <table:table-cell office:value-type="float" office:value="1.136959">
                <text:p>1.136959</text:p>
              </table:table-cell>
              <table:table-cell office:value-type="float" office:value="1.473431">
                <text:p>1.473431</text:p>
              </table:table-cell>
              <table:table-cell office:value-type="float" office:value="1.247099">
                <text:p>1.247099</text:p>
              </table:table-cell>
              <table:table-cell office:value-type="float" office:value="0.54442">
                <text:p>0.54442</text:p>
              </table:table-cell>
              <table:table-cell office:value-type="float" office:value="-0.366213">
                <text:p>-0.366213</text:p>
              </table:table-cell>
              <table:table-cell office:value-type="float" office:value="-1.136958">
                <text:p>-1.13695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248487">
                <text:p>-1.248487</text:p>
              </table:table-cell>
              <table:table-cell office:value-type="float" office:value="-0.567224">
                <text:p>-0.567224</text:p>
              </table:table-cell>
              <table:table-cell office:value-type="float" office:value="0.330706">
                <text:p>0.330706</text:p>
              </table:table-cell>
              <table:table-cell office:value-type="float" office:value="1.10231">
                <text:p>1.10231</text:p>
              </table:table-cell>
              <table:table-cell office:value-type="float" office:value="1.452875">
                <text:p>1.452875</text:p>
              </table:table-cell>
              <table:table-cell office:value-type="float" office:value="1.248486">
                <text:p>1.248486</text:p>
              </table:table-cell>
              <table:table-cell office:value-type="float" office:value="0.567225">
                <text:p>0.567225</text:p>
              </table:table-cell>
              <table:table-cell office:value-type="float" office:value="-0.330707">
                <text:p>-0.330707</text:p>
              </table:table-cell>
              <table:table-cell office:value-type="float" office:value="-1.10231">
                <text:p>-1.1023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244948">
                <text:p>-1.244948</text:p>
              </table:table-cell>
              <table:table-cell office:value-type="float" office:value="-0.587788">
                <text:p>-0.587788</text:p>
              </table:table-cell>
              <table:table-cell office:value-type="float" office:value="0.293894">
                <text:p>0.293894</text:p>
              </table:table-cell>
              <table:table-cell office:value-type="float" office:value="1.06331">
                <text:p>1.06331</text:p>
              </table:table-cell>
              <table:table-cell office:value-type="float" office:value="1.426584">
                <text:p>1.426584</text:p>
              </table:table-cell>
              <table:table-cell office:value-type="float" office:value="1.244948">
                <text:p>1.244948</text:p>
              </table:table-cell>
              <table:table-cell office:value-type="float" office:value="0.587787">
                <text:p>0.587787</text:p>
              </table:table-cell>
              <table:table-cell office:value-type="float" office:value="-0.293893">
                <text:p>-0.293893</text:p>
              </table:table-cell>
              <table:table-cell office:value-type="float" office:value="-1.063311">
                <text:p>-1.0633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1.394663">
                <text:p>-1.394663</text:p>
              </table:table-cell>
              <table:table-cell office:value-type="float" office:value="-1.236494">
                <text:p>-1.236494</text:p>
              </table:table-cell>
              <table:table-cell office:value-type="float" office:value="-0.606031">
                <text:p>-0.606031</text:p>
              </table:table-cell>
              <table:table-cell office:value-type="float" office:value="0.255921">
                <text:p>0.255921</text:p>
              </table:table-cell>
              <table:table-cell office:value-type="float" office:value="1.020114">
                <text:p>1.020114</text:p>
              </table:table-cell>
              <table:table-cell office:value-type="float" office:value="1.394663">
                <text:p>1.394663</text:p>
              </table:table-cell>
              <table:table-cell office:value-type="float" office:value="1.236494">
                <text:p>1.236494</text:p>
              </table:table-cell>
              <table:table-cell office:value-type="float" office:value="0.60603">
                <text:p>0.60603</text:p>
              </table:table-cell>
              <table:table-cell office:value-type="float" office:value="-0.255921">
                <text:p>-0.255921</text:p>
              </table:table-cell>
              <table:table-cell office:value-type="float" office:value="-1.020115">
                <text:p>-1.0201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1.357242">
                <text:p>-1.357242</text:p>
              </table:table-cell>
              <table:table-cell office:value-type="float" office:value="-1.223162">
                <text:p>-1.223162</text:p>
              </table:table-cell>
              <table:table-cell office:value-type="float" office:value="-0.621881">
                <text:p>-0.621881</text:p>
              </table:table-cell>
              <table:table-cell office:value-type="float" office:value="0.216943">
                <text:p>0.216943</text:p>
              </table:table-cell>
              <table:table-cell office:value-type="float" office:value="0.972896">
                <text:p>0.972896</text:p>
              </table:table-cell>
              <table:table-cell office:value-type="float" office:value="1.357242">
                <text:p>1.357242</text:p>
              </table:table-cell>
              <table:table-cell office:value-type="float" office:value="1.223164">
                <text:p>1.223164</text:p>
              </table:table-cell>
              <table:table-cell office:value-type="float" office:value="0.62188">
                <text:p>0.62188</text:p>
              </table:table-cell>
              <table:table-cell office:value-type="float" office:value="-0.216943">
                <text:p>-0.216943</text:p>
              </table:table-cell>
              <table:table-cell office:value-type="float" office:value="-0.972896">
                <text:p>-0.97289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1.314461">
                <text:p>-1.314461</text:p>
              </table:table-cell>
              <table:table-cell office:value-type="float" office:value="-1.205003">
                <text:p>-1.205003</text:p>
              </table:table-cell>
              <table:table-cell office:value-type="float" office:value="-0.635279">
                <text:p>-0.635279</text:p>
              </table:table-cell>
              <table:table-cell office:value-type="float" office:value="0.177105">
                <text:p>0.177105</text:p>
              </table:table-cell>
              <table:table-cell office:value-type="float" office:value="0.921835">
                <text:p>0.921835</text:p>
              </table:table-cell>
              <table:table-cell office:value-type="float" office:value="1.314461">
                <text:p>1.314461</text:p>
              </table:table-cell>
              <table:table-cell office:value-type="float" office:value="1.205003">
                <text:p>1.205003</text:p>
              </table:table-cell>
              <table:table-cell office:value-type="float" office:value="0.635281">
                <text:p>0.635281</text:p>
              </table:table-cell>
              <table:table-cell office:value-type="float" office:value="-0.177106">
                <text:p>-0.177106</text:p>
              </table:table-cell>
              <table:table-cell office:value-type="float" office:value="-0.921835">
                <text:p>-0.92183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1.266491">
                <text:p>-1.266491</text:p>
              </table:table-cell>
              <table:table-cell office:value-type="float" office:value="-1.182088">
                <text:p>-1.182088</text:p>
              </table:table-cell>
              <table:table-cell office:value-type="float" office:value="-0.64617">
                <text:p>-0.64617</text:p>
              </table:table-cell>
              <table:table-cell office:value-type="float" office:value="0.136568">
                <text:p>0.136568</text:p>
              </table:table-cell>
              <table:table-cell office:value-type="float" office:value="0.867135">
                <text:p>0.867135</text:p>
              </table:table-cell>
              <table:table-cell office:value-type="float" office:value="1.266492">
                <text:p>1.266492</text:p>
              </table:table-cell>
              <table:table-cell office:value-type="float" office:value="1.182086">
                <text:p>1.182086</text:p>
              </table:table-cell>
              <table:table-cell office:value-type="float" office:value="0.64617">
                <text:p>0.64617</text:p>
              </table:table-cell>
              <table:table-cell office:value-type="float" office:value="-0.136567">
                <text:p>-0.136567</text:p>
              </table:table-cell>
              <table:table-cell office:value-type="float" office:value="-0.867135">
                <text:p>-0.86713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1.213524">
                <text:p>-1.213524</text:p>
              </table:table-cell>
              <table:table-cell office:value-type="float" office:value="-1.154506">
                <text:p>-1.154506</text:p>
              </table:table-cell>
              <table:table-cell office:value-type="float" office:value="-0.65451">
                <text:p>-0.65451</text:p>
              </table:table-cell>
              <table:table-cell office:value-type="float" office:value="0.095491">
                <text:p>0.095491</text:p>
              </table:table-cell>
              <table:table-cell office:value-type="float" office:value="0.809012">
                <text:p>0.809012</text:p>
              </table:table-cell>
              <table:table-cell office:value-type="float" office:value="1.213523">
                <text:p>1.213523</text:p>
              </table:table-cell>
              <table:table-cell office:value-type="float" office:value="1.154507">
                <text:p>1.154507</text:p>
              </table:table-cell>
              <table:table-cell office:value-type="float" office:value="0.654509">
                <text:p>0.654509</text:p>
              </table:table-cell>
              <table:table-cell office:value-type="float" office:value="-0.095491">
                <text:p>-0.095491</text:p>
              </table:table-cell>
              <table:table-cell office:value-type="float" office:value="-0.809012">
                <text:p>-0.80901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1.155772">
                <text:p>-1.155772</text:p>
              </table:table-cell>
              <table:table-cell office:value-type="float" office:value="-1.122371">
                <text:p>-1.122371</text:p>
              </table:table-cell>
              <table:table-cell office:value-type="float" office:value="-0.660266">
                <text:p>-0.660266</text:p>
              </table:table-cell>
              <table:table-cell office:value-type="float" office:value="0.054042">
                <text:p>0.054042</text:p>
              </table:table-cell>
              <table:table-cell office:value-type="float" office:value="0.747703">
                <text:p>0.747703</text:p>
              </table:table-cell>
              <table:table-cell office:value-type="float" office:value="1.155771">
                <text:p>1.155771</text:p>
              </table:table-cell>
              <table:table-cell office:value-type="float" office:value="1.122372">
                <text:p>1.122372</text:p>
              </table:table-cell>
              <table:table-cell office:value-type="float" office:value="0.660265">
                <text:p>0.660265</text:p>
              </table:table-cell>
              <table:table-cell office:value-type="float" office:value="-0.054042">
                <text:p>-0.054042</text:p>
              </table:table-cell>
              <table:table-cell office:value-type="float" office:value="-0.747703">
                <text:p>-0.74770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1.093454">
                <text:p>-1.093454</text:p>
              </table:table-cell>
              <table:table-cell office:value-type="float" office:value="-1.085805">
                <text:p>-1.085805</text:p>
              </table:table-cell>
              <table:table-cell office:value-type="float" office:value="-0.663418">
                <text:p>-0.663418</text:p>
              </table:table-cell>
              <table:table-cell office:value-type="float" office:value="0.012375">
                <text:p>0.012375</text:p>
              </table:table-cell>
              <table:table-cell office:value-type="float" office:value="0.683437">
                <text:p>0.683437</text:p>
              </table:table-cell>
              <table:table-cell office:value-type="float" office:value="1.093454">
                <text:p>1.093454</text:p>
              </table:table-cell>
              <table:table-cell office:value-type="float" office:value="1.085804">
                <text:p>1.085804</text:p>
              </table:table-cell>
              <table:table-cell office:value-type="float" office:value="0.663419">
                <text:p>0.663419</text:p>
              </table:table-cell>
              <table:table-cell office:value-type="float" office:value="-0.012377">
                <text:p>-0.012377</text:p>
              </table:table-cell>
              <table:table-cell office:value-type="float" office:value="-0.683437">
                <text:p>-0.68343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1.026819">
                <text:p>-1.026819</text:p>
              </table:table-cell>
              <table:table-cell office:value-type="float" office:value="-1.044953">
                <text:p>-1.044953</text:p>
              </table:table-cell>
              <table:table-cell office:value-type="float" office:value="-0.663952">
                <text:p>-0.663952</text:p>
              </table:table-cell>
              <table:table-cell office:value-type="float" office:value="-0.029339">
                <text:p>-0.029339</text:p>
              </table:table-cell>
              <table:table-cell office:value-type="float" office:value="0.616474">
                <text:p>0.616474</text:p>
              </table:table-cell>
              <table:table-cell office:value-type="float" office:value="1.02682">
                <text:p>1.02682</text:p>
              </table:table-cell>
              <table:table-cell office:value-type="float" office:value="1.044954">
                <text:p>1.044954</text:p>
              </table:table-cell>
              <table:table-cell office:value-type="float" office:value="0.663951">
                <text:p>0.663951</text:p>
              </table:table-cell>
              <table:table-cell office:value-type="float" office:value="0.02934">
                <text:p>0.02934</text:p>
              </table:table-cell>
              <table:table-cell office:value-type="float" office:value="-0.616474">
                <text:p>-0.61647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956134">
                <text:p>-0.956134</text:p>
              </table:table-cell>
              <table:table-cell office:value-type="float" office:value="-0.999976">
                <text:p>-0.999976</text:p>
              </table:table-cell>
              <table:table-cell office:value-type="float" office:value="-0.661863">
                <text:p>-0.661863</text:p>
              </table:table-cell>
              <table:table-cell office:value-type="float" office:value="-0.070939">
                <text:p>-0.070939</text:p>
              </table:table-cell>
              <table:table-cell office:value-type="float" office:value="0.547078">
                <text:p>0.547078</text:p>
              </table:table-cell>
              <table:table-cell office:value-type="float" office:value="0.956133">
                <text:p>0.956133</text:p>
              </table:table-cell>
              <table:table-cell office:value-type="float" office:value="0.999977">
                <text:p>0.999977</text:p>
              </table:table-cell>
              <table:table-cell office:value-type="float" office:value="0.661863">
                <text:p>0.661863</text:p>
              </table:table-cell>
              <table:table-cell office:value-type="float" office:value="0.070939">
                <text:p>0.070939</text:p>
              </table:table-cell>
              <table:table-cell office:value-type="float" office:value="-0.547078">
                <text:p>-0.54707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881681">
                <text:p>-0.881681</text:p>
              </table:table-cell>
              <table:table-cell office:value-type="float" office:value="-0.951059">
                <text:p>-0.951059</text:p>
              </table:table-cell>
              <table:table-cell office:value-type="float" office:value="-0.657166">
                <text:p>-0.657166</text:p>
              </table:table-cell>
              <table:table-cell office:value-type="float" office:value="-0.112254">
                <text:p>-0.112254</text:p>
              </table:table-cell>
              <table:table-cell office:value-type="float" office:value="0.475529">
                <text:p>0.475529</text:p>
              </table:table-cell>
              <table:table-cell office:value-type="float" office:value="0.88168">
                <text:p>0.88168</text:p>
              </table:table-cell>
              <table:table-cell office:value-type="float" office:value="0.951058">
                <text:p>0.951058</text:p>
              </table:table-cell>
              <table:table-cell office:value-type="float" office:value="0.657164">
                <text:p>0.657164</text:p>
              </table:table-cell>
              <table:table-cell office:value-type="float" office:value="0.112254">
                <text:p>0.112254</text:p>
              </table:table-cell>
              <table:table-cell office:value-type="float" office:value="-0.475529">
                <text:p>-0.47552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803742">
                <text:p>-0.803742</text:p>
              </table:table-cell>
              <table:table-cell office:value-type="float" office:value="-0.898381">
                <text:p>-0.898381</text:p>
              </table:table-cell>
              <table:table-cell office:value-type="float" office:value="-0.649872">
                <text:p>-0.649872</text:p>
              </table:table-cell>
              <table:table-cell office:value-type="float" office:value="-0.153131">
                <text:p>-0.153131</text:p>
              </table:table-cell>
              <table:table-cell office:value-type="float" office:value="0.402097">
                <text:p>0.402097</text:p>
              </table:table-cell>
              <table:table-cell office:value-type="float" office:value="0.803741">
                <text:p>0.803741</text:p>
              </table:table-cell>
              <table:table-cell office:value-type="float" office:value="0.898381">
                <text:p>0.898381</text:p>
              </table:table-cell>
              <table:table-cell office:value-type="float" office:value="0.649873">
                <text:p>0.649873</text:p>
              </table:table-cell>
              <table:table-cell office:value-type="float" office:value="0.15313">
                <text:p>0.15313</text:p>
              </table:table-cell>
              <table:table-cell office:value-type="float" office:value="-0.402097">
                <text:p>-0.40209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722629">
                <text:p>-0.722629</text:p>
              </table:table-cell>
              <table:table-cell office:value-type="float" office:value="-0.84216">
                <text:p>-0.84216</text:p>
              </table:table-cell>
              <table:table-cell office:value-type="float" office:value="-0.640015">
                <text:p>-0.640015</text:p>
              </table:table-cell>
              <table:table-cell office:value-type="float" office:value="-0.193403">
                <text:p>-0.193403</text:p>
              </table:table-cell>
              <table:table-cell office:value-type="float" office:value="0.327078">
                <text:p>0.327078</text:p>
              </table:table-cell>
              <table:table-cell office:value-type="float" office:value="0.72263">
                <text:p>0.72263</text:p>
              </table:table-cell>
              <table:table-cell office:value-type="float" office:value="0.842161">
                <text:p>0.842161</text:p>
              </table:table-cell>
              <table:table-cell office:value-type="float" office:value="0.640014">
                <text:p>0.640014</text:p>
              </table:table-cell>
              <table:table-cell office:value-type="float" office:value="0.193403">
                <text:p>0.193403</text:p>
              </table:table-cell>
              <table:table-cell office:value-type="float" office:value="-0.327077">
                <text:p>-0.32707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638666">
                <text:p>-0.638666</text:p>
              </table:table-cell>
              <table:table-cell office:value-type="float" office:value="-0.782613">
                <text:p>-0.782613</text:p>
              </table:table-cell>
              <table:table-cell office:value-type="float" office:value="-0.62763">
                <text:p>-0.62763</text:p>
              </table:table-cell>
              <table:table-cell office:value-type="float" office:value="-0.232912">
                <text:p>-0.232912</text:p>
              </table:table-cell>
              <table:table-cell office:value-type="float" office:value="0.250768">
                <text:p>0.250768</text:p>
              </table:table-cell>
              <table:table-cell office:value-type="float" office:value="0.638666">
                <text:p>0.638666</text:p>
              </table:table-cell>
              <table:table-cell office:value-type="float" office:value="0.782615">
                <text:p>0.782615</text:p>
              </table:table-cell>
              <table:table-cell office:value-type="float" office:value="0.62763">
                <text:p>0.62763</text:p>
              </table:table-cell>
              <table:table-cell office:value-type="float" office:value="0.232912">
                <text:p>0.232912</text:p>
              </table:table-cell>
              <table:table-cell office:value-type="float" office:value="-0.250769">
                <text:p>-0.25076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55219">
                <text:p>-0.55219</text:p>
              </table:table-cell>
              <table:table-cell office:value-type="float" office:value="-0.719986">
                <text:p>-0.719986</text:p>
              </table:table-cell>
              <table:table-cell office:value-type="float" office:value="-0.612772">
                <text:p>-0.612772</text:p>
              </table:table-cell>
              <table:table-cell office:value-type="float" office:value="-0.271497">
                <text:p>-0.271497</text:p>
              </table:table-cell>
              <table:table-cell office:value-type="float" office:value="0.173476">
                <text:p>0.173476</text:p>
              </table:table-cell>
              <table:table-cell office:value-type="float" office:value="0.55219">
                <text:p>0.55219</text:p>
              </table:table-cell>
              <table:table-cell office:value-type="float" office:value="0.719986">
                <text:p>0.719986</text:p>
              </table:table-cell>
              <table:table-cell office:value-type="float" office:value="0.61277">
                <text:p>0.61277</text:p>
              </table:table-cell>
              <table:table-cell office:value-type="float" office:value="0.271497">
                <text:p>0.271497</text:p>
              </table:table-cell>
              <table:table-cell office:value-type="float" office:value="-0.173476">
                <text:p>-0.17347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463528">
                <text:p>-0.463528</text:p>
              </table:table-cell>
              <table:table-cell office:value-type="float" office:value="-0.65451">
                <text:p>-0.65451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309016">
                <text:p>-0.309016</text:p>
              </table:table-cell>
              <table:table-cell office:value-type="float" office:value="0.095492">
                <text:p>0.095492</text:p>
              </table:table-cell>
              <table:table-cell office:value-type="float" office:value="0.463529">
                <text:p>0.463529</text:p>
              </table:table-cell>
              <table:table-cell office:value-type="float" office:value="0.654509">
                <text:p>0.654509</text:p>
              </table:table-cell>
              <table:table-cell office:value-type="float" office:value="0.595493">
                <text:p>0.595493</text:p>
              </table:table-cell>
              <table:table-cell office:value-type="float" office:value="0.309016">
                <text:p>0.309016</text:p>
              </table:table-cell>
              <table:table-cell office:value-type="float" office:value="-0.095491">
                <text:p>-0.09549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373034">
                <text:p>-0.373034</text:p>
              </table:table-cell>
              <table:table-cell office:value-type="float" office:value="-0.586451">
                <text:p>-0.586451</text:p>
              </table:table-cell>
              <table:table-cell office:value-type="float" office:value="-0.575863">
                <text:p>-0.575863</text:p>
              </table:table-cell>
              <table:table-cell office:value-type="float" office:value="-0.345314">
                <text:p>-0.345314</text:p>
              </table:table-cell>
              <table:table-cell office:value-type="float" office:value="0.01713">
                <text:p>0.01713</text:p>
              </table:table-cell>
              <table:table-cell office:value-type="float" office:value="0.373035">
                <text:p>0.373035</text:p>
              </table:table-cell>
              <table:table-cell office:value-type="float" office:value="0.586452">
                <text:p>0.586452</text:p>
              </table:table-cell>
              <table:table-cell office:value-type="float" office:value="0.575863">
                <text:p>0.575863</text:p>
              </table:table-cell>
              <table:table-cell office:value-type="float" office:value="0.345314">
                <text:p>0.345314</text:p>
              </table:table-cell>
              <table:table-cell office:value-type="float" office:value="-0.017129">
                <text:p>-0.01712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281069">
                <text:p>-0.281069</text:p>
              </table:table-cell>
              <table:table-cell office:value-type="float" office:value="-0.516078">
                <text:p>-0.516078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38025">
                <text:p>-0.38025</text:p>
              </table:table-cell>
              <table:table-cell office:value-type="float" office:value="-0.061298">
                <text:p>-0.061298</text:p>
              </table:table-cell>
              <table:table-cell office:value-type="float" office:value="0.281069">
                <text:p>0.281069</text:p>
              </table:table-cell>
              <table:table-cell office:value-type="float" office:value="0.516078">
                <text:p>0.516078</text:p>
              </table:table-cell>
              <table:table-cell office:value-type="float" office:value="0.55396">
                <text:p>0.55396</text:p>
              </table:table-cell>
              <table:table-cell office:value-type="float" office:value="0.38025">
                <text:p>0.38025</text:p>
              </table:table-cell>
              <table:table-cell office:value-type="float" office:value="0.061298">
                <text:p>0.06129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188004">
                <text:p>-0.188004</text:p>
              </table:table-cell>
              <table:table-cell office:value-type="float" office:value="-0.443675">
                <text:p>-0.443675</text:p>
              </table:table-cell>
              <table:table-cell office:value-type="float" office:value="-0.529875">
                <text:p>-0.529875</text:p>
              </table:table-cell>
              <table:table-cell office:value-type="float" office:value="-0.413682">
                <text:p>-0.413682</text:p>
              </table:table-cell>
              <table:table-cell office:value-type="float" office:value="-0.139478">
                <text:p>-0.139478</text:p>
              </table:table-cell>
              <table:table-cell office:value-type="float" office:value="0.188003">
                <text:p>0.188003</text:p>
              </table:table-cell>
              <table:table-cell office:value-type="float" office:value="0.443674">
                <text:p>0.443674</text:p>
              </table:table-cell>
              <table:table-cell office:value-type="float" office:value="0.529876">
                <text:p>0.529876</text:p>
              </table:table-cell>
              <table:table-cell office:value-type="float" office:value="0.413682">
                <text:p>0.413682</text:p>
              </table:table-cell>
              <table:table-cell office:value-type="float" office:value="0.139477">
                <text:p>0.13947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0.094188">
                <text:p>-0.094188</text:p>
              </table:table-cell>
              <table:table-cell office:value-type="float" office:value="-0.369513">
                <text:p>-0.369513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217114">
                <text:p>-0.217114</text:p>
              </table:table-cell>
              <table:table-cell office:value-type="float" office:value="0.094189">
                <text:p>0.094189</text:p>
              </table:table-cell>
              <table:table-cell office:value-type="float" office:value="0.369512">
                <text:p>0.369512</text:p>
              </table:table-cell>
              <table:table-cell office:value-type="float" office:value="0.503696">
                <text:p>0.503696</text:p>
              </table:table-cell>
              <table:table-cell office:value-type="float" office:value="0.445483">
                <text:p>0.445483</text:p>
              </table:table-cell>
              <table:table-cell office:value-type="float" office:value="0.217114">
                <text:p>0.21711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000001">
                <text:p>-0.000001</text:p>
              </table:table-cell>
              <table:table-cell office:value-type="float" office:value="-0.293894">
                <text:p>-0.293894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475528">
                <text:p>-0.475528</text:p>
              </table:table-cell>
              <table:table-cell office:value-type="float" office:value="-0.293894">
                <text:p>-0.293894</text:p>
              </table:table-cell>
              <table:table-cell office:value-type="float" office:value="0">
                <text:p>0</text:p>
              </table:table-cell>
              <table:table-cell office:value-type="float" office:value="0.293895">
                <text:p>0.293895</text:p>
              </table:table-cell>
              <table:table-cell office:value-type="float" office:value="0.475528">
                <text:p>0.475528</text:p>
              </table:table-cell>
              <table:table-cell office:value-type="float" office:value="0.475528">
                <text:p>0.475528</text:p>
              </table:table-cell>
              <table:table-cell office:value-type="float" office:value="0.293895">
                <text:p>0.29389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94188">
                <text:p>0.094188</text:p>
              </table:table-cell>
              <table:table-cell office:value-type="float" office:value="-0.217115">
                <text:p>-0.217115</text:p>
              </table:table-cell>
              <table:table-cell office:value-type="float" office:value="-0.445484">
                <text:p>-0.445484</text:p>
              </table:table-cell>
              <table:table-cell office:value-type="float" office:value="-0.503695">
                <text:p>-0.503695</text:p>
              </table:table-cell>
              <table:table-cell office:value-type="float" office:value="-0.369513">
                <text:p>-0.369513</text:p>
              </table:table-cell>
              <table:table-cell office:value-type="float" office:value="-0.094189">
                <text:p>-0.094189</text:p>
              </table:table-cell>
              <table:table-cell office:value-type="float" office:value="0.217114">
                <text:p>0.217114</text:p>
              </table:table-cell>
              <table:table-cell office:value-type="float" office:value="0.445483">
                <text:p>0.445483</text:p>
              </table:table-cell>
              <table:table-cell office:value-type="float" office:value="0.503696">
                <text:p>0.503696</text:p>
              </table:table-cell>
              <table:table-cell office:value-type="float" office:value="0.369512">
                <text:p>0.36951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188004">
                <text:p>0.188004</text:p>
              </table:table-cell>
              <table:table-cell office:value-type="float" office:value="-0.139477">
                <text:p>-0.139477</text:p>
              </table:table-cell>
              <table:table-cell office:value-type="float" office:value="-0.413681">
                <text:p>-0.413681</text:p>
              </table:table-cell>
              <table:table-cell office:value-type="float" office:value="-0.529875">
                <text:p>-0.529875</text:p>
              </table:table-cell>
              <table:table-cell office:value-type="float" office:value="-0.443674">
                <text:p>-0.443674</text:p>
              </table:table-cell>
              <table:table-cell office:value-type="float" office:value="-0.188002">
                <text:p>-0.188002</text:p>
              </table:table-cell>
              <table:table-cell office:value-type="float" office:value="0.139477">
                <text:p>0.139477</text:p>
              </table:table-cell>
              <table:table-cell office:value-type="float" office:value="0.413682">
                <text:p>0.413682</text:p>
              </table:table-cell>
              <table:table-cell office:value-type="float" office:value="0.529874">
                <text:p>0.529874</text:p>
              </table:table-cell>
              <table:table-cell office:value-type="float" office:value="0.443674">
                <text:p>0.44367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28107">
                <text:p>0.28107</text:p>
              </table:table-cell>
              <table:table-cell office:value-type="float" office:value="-0.061298">
                <text:p>-0.061298</text:p>
              </table:table-cell>
              <table:table-cell office:value-type="float" office:value="-0.38025">
                <text:p>-0.38025</text:p>
              </table:table-cell>
              <table:table-cell office:value-type="float" office:value="-0.553961">
                <text:p>-0.553961</text:p>
              </table:table-cell>
              <table:table-cell office:value-type="float" office:value="-0.516077">
                <text:p>-0.516077</text:p>
              </table:table-cell>
              <table:table-cell office:value-type="float" office:value="-0.281068">
                <text:p>-0.281068</text:p>
              </table:table-cell>
              <table:table-cell office:value-type="float" office:value="0.061297">
                <text:p>0.061297</text:p>
              </table:table-cell>
              <table:table-cell office:value-type="float" office:value="0.38025">
                <text:p>0.38025</text:p>
              </table:table-cell>
              <table:table-cell office:value-type="float" office:value="0.55396">
                <text:p>0.55396</text:p>
              </table:table-cell>
              <table:table-cell office:value-type="float" office:value="0.516078">
                <text:p>0.51607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73034">
                <text:p>0.373034</text:p>
              </table:table-cell>
              <table:table-cell office:value-type="float" office:value="0.01713">
                <text:p>0.01713</text:p>
              </table:table-cell>
              <table:table-cell office:value-type="float" office:value="-0.345314">
                <text:p>-0.345314</text:p>
              </table:table-cell>
              <table:table-cell office:value-type="float" office:value="-0.575862">
                <text:p>-0.575862</text:p>
              </table:table-cell>
              <table:table-cell office:value-type="float" office:value="-0.586452">
                <text:p>-0.586452</text:p>
              </table:table-cell>
              <table:table-cell office:value-type="float" office:value="-0.373034">
                <text:p>-0.373034</text:p>
              </table:table-cell>
              <table:table-cell office:value-type="float" office:value="-0.01713">
                <text:p>-0.01713</text:p>
              </table:table-cell>
              <table:table-cell office:value-type="float" office:value="0.345314">
                <text:p>0.345314</text:p>
              </table:table-cell>
              <table:table-cell office:value-type="float" office:value="0.575863">
                <text:p>0.575863</text:p>
              </table:table-cell>
              <table:table-cell office:value-type="float" office:value="0.586453">
                <text:p>0.58645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463528">
                <text:p>0.463528</text:p>
              </table:table-cell>
              <table:table-cell office:value-type="float" office:value="0.095491">
                <text:p>0.095491</text:p>
              </table:table-cell>
              <table:table-cell office:value-type="float" office:value="-0.309016">
                <text:p>-0.309016</text:p>
              </table:table-cell>
              <table:table-cell office:value-type="float" office:value="-0.595492">
                <text:p>-0.595492</text:p>
              </table:table-cell>
              <table:table-cell office:value-type="float" office:value="-0.654509">
                <text:p>-0.654509</text:p>
              </table:table-cell>
              <table:table-cell office:value-type="float" office:value="-0.463528">
                <text:p>-0.463528</text:p>
              </table:table-cell>
              <table:table-cell office:value-type="float" office:value="-0.095491">
                <text:p>-0.095491</text:p>
              </table:table-cell>
              <table:table-cell office:value-type="float" office:value="0.309016">
                <text:p>0.309016</text:p>
              </table:table-cell>
              <table:table-cell office:value-type="float" office:value="0.595493">
                <text:p>0.595493</text:p>
              </table:table-cell>
              <table:table-cell office:value-type="float" office:value="0.654509">
                <text:p>0.65450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55219">
                <text:p>0.55219</text:p>
              </table:table-cell>
              <table:table-cell office:value-type="float" office:value="0.173476">
                <text:p>0.173476</text:p>
              </table:table-cell>
              <table:table-cell office:value-type="float" office:value="-0.271498">
                <text:p>-0.271498</text:p>
              </table:table-cell>
              <table:table-cell office:value-type="float" office:value="-0.612771">
                <text:p>-0.612771</text:p>
              </table:table-cell>
              <table:table-cell office:value-type="float" office:value="-0.719985">
                <text:p>-0.719985</text:p>
              </table:table-cell>
              <table:table-cell office:value-type="float" office:value="-0.552189">
                <text:p>-0.552189</text:p>
              </table:table-cell>
              <table:table-cell office:value-type="float" office:value="-0.173476">
                <text:p>-0.173476</text:p>
              </table:table-cell>
              <table:table-cell office:value-type="float" office:value="0.271497">
                <text:p>0.271497</text:p>
              </table:table-cell>
              <table:table-cell office:value-type="float" office:value="0.61277">
                <text:p>0.61277</text:p>
              </table:table-cell>
              <table:table-cell office:value-type="float" office:value="0.719986">
                <text:p>0.71998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638667">
                <text:p>0.638667</text:p>
              </table:table-cell>
              <table:table-cell office:value-type="float" office:value="0.250767">
                <text:p>0.250767</text:p>
              </table:table-cell>
              <table:table-cell office:value-type="float" office:value="-0.232911">
                <text:p>-0.232911</text:p>
              </table:table-cell>
              <table:table-cell office:value-type="float" office:value="-0.627631">
                <text:p>-0.627631</text:p>
              </table:table-cell>
              <table:table-cell office:value-type="float" office:value="-0.782614">
                <text:p>-0.782614</text:p>
              </table:table-cell>
              <table:table-cell office:value-type="float" office:value="-0.638665">
                <text:p>-0.638665</text:p>
              </table:table-cell>
              <table:table-cell office:value-type="float" office:value="-0.250769">
                <text:p>-0.250769</text:p>
              </table:table-cell>
              <table:table-cell office:value-type="float" office:value="0.232912">
                <text:p>0.232912</text:p>
              </table:table-cell>
              <table:table-cell office:value-type="float" office:value="0.62763">
                <text:p>0.62763</text:p>
              </table:table-cell>
              <table:table-cell office:value-type="float" office:value="0.782615">
                <text:p>0.7826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722629">
                <text:p>0.722629</text:p>
              </table:table-cell>
              <table:table-cell office:value-type="float" office:value="0.327078">
                <text:p>0.327078</text:p>
              </table:table-cell>
              <table:table-cell office:value-type="float" office:value="-0.193403">
                <text:p>-0.193403</text:p>
              </table:table-cell>
              <table:table-cell office:value-type="float" office:value="-0.640014">
                <text:p>-0.640014</text:p>
              </table:table-cell>
              <table:table-cell office:value-type="float" office:value="-0.842161">
                <text:p>-0.842161</text:p>
              </table:table-cell>
              <table:table-cell office:value-type="float" office:value="-0.72263">
                <text:p>-0.72263</text:p>
              </table:table-cell>
              <table:table-cell office:value-type="float" office:value="-0.327077">
                <text:p>-0.327077</text:p>
              </table:table-cell>
              <table:table-cell office:value-type="float" office:value="0.193403">
                <text:p>0.193403</text:p>
              </table:table-cell>
              <table:table-cell office:value-type="float" office:value="0.640014">
                <text:p>0.640014</text:p>
              </table:table-cell>
              <table:table-cell office:value-type="float" office:value="0.842162">
                <text:p>0.84216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803742">
                <text:p>0.803742</text:p>
              </table:table-cell>
              <table:table-cell office:value-type="float" office:value="0.402097">
                <text:p>0.402097</text:p>
              </table:table-cell>
              <table:table-cell office:value-type="float" office:value="-0.153131">
                <text:p>-0.153131</text:p>
              </table:table-cell>
              <table:table-cell office:value-type="float" office:value="-0.649872">
                <text:p>-0.649872</text:p>
              </table:table-cell>
              <table:table-cell office:value-type="float" office:value="-0.89838">
                <text:p>-0.89838</text:p>
              </table:table-cell>
              <table:table-cell office:value-type="float" office:value="-0.803742">
                <text:p>-0.803742</text:p>
              </table:table-cell>
              <table:table-cell office:value-type="float" office:value="-0.402097">
                <text:p>-0.402097</text:p>
              </table:table-cell>
              <table:table-cell office:value-type="float" office:value="0.15313">
                <text:p>0.15313</text:p>
              </table:table-cell>
              <table:table-cell office:value-type="float" office:value="0.649873">
                <text:p>0.649873</text:p>
              </table:table-cell>
              <table:table-cell office:value-type="float" office:value="0.898381">
                <text:p>0.89838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881681">
                <text:p>0.881681</text:p>
              </table:table-cell>
              <table:table-cell office:value-type="float" office:value="0.475529">
                <text:p>0.475529</text:p>
              </table:table-cell>
              <table:table-cell office:value-type="float" office:value="-0.112255">
                <text:p>-0.112255</text:p>
              </table:table-cell>
              <table:table-cell office:value-type="float" office:value="-0.657165">
                <text:p>-0.657165</text:p>
              </table:table-cell>
              <table:table-cell office:value-type="float" office:value="-0.951058">
                <text:p>-0.951058</text:p>
              </table:table-cell>
              <table:table-cell office:value-type="float" office:value="-0.88168">
                <text:p>-0.88168</text:p>
              </table:table-cell>
              <table:table-cell office:value-type="float" office:value="-0.475529">
                <text:p>-0.475529</text:p>
              </table:table-cell>
              <table:table-cell office:value-type="float" office:value="0.112254">
                <text:p>0.112254</text:p>
              </table:table-cell>
              <table:table-cell office:value-type="float" office:value="0.657164">
                <text:p>0.657164</text:p>
              </table:table-cell>
              <table:table-cell office:value-type="float" office:value="0.951058">
                <text:p>0.95105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56134">
                <text:p>0.956134</text:p>
              </table:table-cell>
              <table:table-cell office:value-type="float" office:value="0.547077">
                <text:p>0.547077</text:p>
              </table:table-cell>
              <table:table-cell office:value-type="float" office:value="-0.070938">
                <text:p>-0.070938</text:p>
              </table:table-cell>
              <table:table-cell office:value-type="float" office:value="-0.661864">
                <text:p>-0.661864</text:p>
              </table:table-cell>
              <table:table-cell office:value-type="float" office:value="-0.999976">
                <text:p>-0.999976</text:p>
              </table:table-cell>
              <table:table-cell office:value-type="float" office:value="-0.956133">
                <text:p>-0.956133</text:p>
              </table:table-cell>
              <table:table-cell office:value-type="float" office:value="-0.547078">
                <text:p>-0.547078</text:p>
              </table:table-cell>
              <table:table-cell office:value-type="float" office:value="0.070939">
                <text:p>0.070939</text:p>
              </table:table-cell>
              <table:table-cell office:value-type="float" office:value="0.661863">
                <text:p>0.661863</text:p>
              </table:table-cell>
              <table:table-cell office:value-type="float" office:value="0.999977">
                <text:p>0.99997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02682">
                <text:p>1.02682</text:p>
              </table:table-cell>
              <table:table-cell office:value-type="float" office:value="0.616474">
                <text:p>0.616474</text:p>
              </table:table-cell>
              <table:table-cell office:value-type="float" office:value="-0.02934">
                <text:p>-0.02934</text:p>
              </table:table-cell>
              <table:table-cell office:value-type="float" office:value="-0.663951">
                <text:p>-0.663951</text:p>
              </table:table-cell>
              <table:table-cell office:value-type="float" office:value="-1.044954">
                <text:p>-1.044954</text:p>
              </table:table-cell>
              <table:table-cell office:value-type="float" office:value="-1.02682">
                <text:p>-1.02682</text:p>
              </table:table-cell>
              <table:table-cell office:value-type="float" office:value="-0.616474">
                <text:p>-0.616474</text:p>
              </table:table-cell>
              <table:table-cell office:value-type="float" office:value="0.02934">
                <text:p>0.02934</text:p>
              </table:table-cell>
              <table:table-cell office:value-type="float" office:value="0.663951">
                <text:p>0.663951</text:p>
              </table:table-cell>
              <table:table-cell office:value-type="float" office:value="1.044951">
                <text:p>1.04495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093454">
                <text:p>1.093454</text:p>
              </table:table-cell>
              <table:table-cell office:value-type="float" office:value="0.683437">
                <text:p>0.683437</text:p>
              </table:table-cell>
              <table:table-cell office:value-type="float" office:value="0.012376">
                <text:p>0.012376</text:p>
              </table:table-cell>
              <table:table-cell office:value-type="float" office:value="-0.663419">
                <text:p>-0.663419</text:p>
              </table:table-cell>
              <table:table-cell office:value-type="float" office:value="-1.085804">
                <text:p>-1.085804</text:p>
              </table:table-cell>
              <table:table-cell office:value-type="float" office:value="-1.093455">
                <text:p>-1.093455</text:p>
              </table:table-cell>
              <table:table-cell office:value-type="float" office:value="-0.683437">
                <text:p>-0.683437</text:p>
              </table:table-cell>
              <table:table-cell office:value-type="float" office:value="-0.012377">
                <text:p>-0.012377</text:p>
              </table:table-cell>
              <table:table-cell office:value-type="float" office:value="0.663419">
                <text:p>0.663419</text:p>
              </table:table-cell>
              <table:table-cell office:value-type="float" office:value="1.085804">
                <text:p>1.08580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155772">
                <text:p>1.155772</text:p>
              </table:table-cell>
              <table:table-cell office:value-type="float" office:value="0.747703">
                <text:p>0.747703</text:p>
              </table:table-cell>
              <table:table-cell office:value-type="float" office:value="0.054043">
                <text:p>0.054043</text:p>
              </table:table-cell>
              <table:table-cell office:value-type="float" office:value="-0.660268">
                <text:p>-0.660268</text:p>
              </table:table-cell>
              <table:table-cell office:value-type="float" office:value="-1.122372">
                <text:p>-1.122372</text:p>
              </table:table-cell>
              <table:table-cell office:value-type="float" office:value="-1.155771">
                <text:p>-1.155771</text:p>
              </table:table-cell>
              <table:table-cell office:value-type="float" office:value="-0.747703">
                <text:p>-0.747703</text:p>
              </table:table-cell>
              <table:table-cell office:value-type="float" office:value="-0.054042">
                <text:p>-0.054042</text:p>
              </table:table-cell>
              <table:table-cell office:value-type="float" office:value="0.660265">
                <text:p>0.660265</text:p>
              </table:table-cell>
              <table:table-cell office:value-type="float" office:value="1.122372">
                <text:p>1.12237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213524">
                <text:p>1.213524</text:p>
              </table:table-cell>
              <table:table-cell office:value-type="float" office:value="0.809012">
                <text:p>0.809012</text:p>
              </table:table-cell>
              <table:table-cell office:value-type="float" office:value="0.095492">
                <text:p>0.095492</text:p>
              </table:table-cell>
              <table:table-cell office:value-type="float" office:value="-0.654509">
                <text:p>-0.654509</text:p>
              </table:table-cell>
              <table:table-cell office:value-type="float" office:value="-1.154507">
                <text:p>-1.154507</text:p>
              </table:table-cell>
              <table:table-cell office:value-type="float" office:value="-1.213523">
                <text:p>-1.213523</text:p>
              </table:table-cell>
              <table:table-cell office:value-type="float" office:value="-0.809012">
                <text:p>-0.809012</text:p>
              </table:table-cell>
              <table:table-cell office:value-type="float" office:value="-0.095491">
                <text:p>-0.095491</text:p>
              </table:table-cell>
              <table:table-cell office:value-type="float" office:value="0.654509">
                <text:p>0.654509</text:p>
              </table:table-cell>
              <table:table-cell office:value-type="float" office:value="1.154507">
                <text:p>1.15450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266491">
                <text:p>1.266491</text:p>
              </table:table-cell>
              <table:table-cell office:value-type="float" office:value="0.867135">
                <text:p>0.867135</text:p>
              </table:table-cell>
              <table:table-cell office:value-type="float" office:value="0.136567">
                <text:p>0.136567</text:p>
              </table:table-cell>
              <table:table-cell office:value-type="float" office:value="-0.646169">
                <text:p>-0.646169</text:p>
              </table:table-cell>
              <table:table-cell office:value-type="float" office:value="-1.182089">
                <text:p>-1.182089</text:p>
              </table:table-cell>
              <table:table-cell office:value-type="float" office:value="-1.266491">
                <text:p>-1.266491</text:p>
              </table:table-cell>
              <table:table-cell office:value-type="float" office:value="-0.867135">
                <text:p>-0.867135</text:p>
              </table:table-cell>
              <table:table-cell office:value-type="float" office:value="-0.136567">
                <text:p>-0.136567</text:p>
              </table:table-cell>
              <table:table-cell office:value-type="float" office:value="0.64617">
                <text:p>0.64617</text:p>
              </table:table-cell>
              <table:table-cell office:value-type="float" office:value="1.182086">
                <text:p>1.18208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31446">
                <text:p>1.31446</text:p>
              </table:table-cell>
              <table:table-cell office:value-type="float" office:value="0.921835">
                <text:p>0.921835</text:p>
              </table:table-cell>
              <table:table-cell office:value-type="float" office:value="0.177105">
                <text:p>0.177105</text:p>
              </table:table-cell>
              <table:table-cell office:value-type="float" office:value="-0.63528">
                <text:p>-0.63528</text:p>
              </table:table-cell>
              <table:table-cell office:value-type="float" office:value="-1.205002">
                <text:p>-1.205002</text:p>
              </table:table-cell>
              <table:table-cell office:value-type="float" office:value="-1.314461">
                <text:p>-1.314461</text:p>
              </table:table-cell>
              <table:table-cell office:value-type="float" office:value="-0.921835">
                <text:p>-0.921835</text:p>
              </table:table-cell>
              <table:table-cell office:value-type="float" office:value="-0.177106">
                <text:p>-0.177106</text:p>
              </table:table-cell>
              <table:table-cell office:value-type="float" office:value="0.635281">
                <text:p>0.635281</text:p>
              </table:table-cell>
              <table:table-cell office:value-type="float" office:value="1.205003">
                <text:p>1.20500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357242">
                <text:p>1.357242</text:p>
              </table:table-cell>
              <table:table-cell office:value-type="float" office:value="0.972897">
                <text:p>0.972897</text:p>
              </table:table-cell>
              <table:table-cell office:value-type="float" office:value="0.216944">
                <text:p>0.216944</text:p>
              </table:table-cell>
              <table:table-cell office:value-type="float" office:value="-0.62188">
                <text:p>-0.62188</text:p>
              </table:table-cell>
              <table:table-cell office:value-type="float" office:value="-1.223163">
                <text:p>-1.223163</text:p>
              </table:table-cell>
              <table:table-cell office:value-type="float" office:value="-1.357241">
                <text:p>-1.357241</text:p>
              </table:table-cell>
              <table:table-cell office:value-type="float" office:value="-0.972896">
                <text:p>-0.972896</text:p>
              </table:table-cell>
              <table:table-cell office:value-type="float" office:value="-0.216943">
                <text:p>-0.216943</text:p>
              </table:table-cell>
              <table:table-cell office:value-type="float" office:value="0.62188">
                <text:p>0.62188</text:p>
              </table:table-cell>
              <table:table-cell office:value-type="float" office:value="1.223164">
                <text:p>1.2231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394664">
                <text:p>1.394664</text:p>
              </table:table-cell>
              <table:table-cell office:value-type="float" office:value="1.020114">
                <text:p>1.020114</text:p>
              </table:table-cell>
              <table:table-cell office:value-type="float" office:value="0.255922">
                <text:p>0.255922</text:p>
              </table:table-cell>
              <table:table-cell office:value-type="float" office:value="-0.60603">
                <text:p>-0.60603</text:p>
              </table:table-cell>
              <table:table-cell office:value-type="float" office:value="-1.236495">
                <text:p>-1.236495</text:p>
              </table:table-cell>
              <table:table-cell office:value-type="float" office:value="-1.394663">
                <text:p>-1.394663</text:p>
              </table:table-cell>
              <table:table-cell office:value-type="float" office:value="-1.020115">
                <text:p>-1.020115</text:p>
              </table:table-cell>
              <table:table-cell office:value-type="float" office:value="-0.255921">
                <text:p>-0.255921</text:p>
              </table:table-cell>
              <table:table-cell office:value-type="float" office:value="0.60603">
                <text:p>0.60603</text:p>
              </table:table-cell>
              <table:table-cell office:value-type="float" office:value="1.236495">
                <text:p>1.23649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426584">
                <text:p>1.426584</text:p>
              </table:table-cell>
              <table:table-cell office:value-type="float" office:value="1.06331">
                <text:p>1.06331</text:p>
              </table:table-cell>
              <table:table-cell office:value-type="float" office:value="0.293893">
                <text:p>0.293893</text:p>
              </table:table-cell>
              <table:table-cell office:value-type="float" office:value="-0.587787">
                <text:p>-0.587787</text:p>
              </table:table-cell>
              <table:table-cell office:value-type="float" office:value="-1.244949">
                <text:p>-1.244949</text:p>
              </table:table-cell>
              <table:table-cell office:value-type="float" office:value="-1.426584">
                <text:p>-1.426584</text:p>
              </table:table-cell>
              <table:table-cell office:value-type="float" office:value="-1.063311">
                <text:p>-1.063311</text:p>
              </table:table-cell>
              <table:table-cell office:value-type="float" office:value="-0.293892">
                <text:p>-0.293892</text:p>
              </table:table-cell>
              <table:table-cell office:value-type="float" office:value="0.587788">
                <text:p>0.587788</text:p>
              </table:table-cell>
              <table:table-cell office:value-type="float" office:value="1.244946">
                <text:p>1.24494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452875">
                <text:p>1.452875</text:p>
              </table:table-cell>
              <table:table-cell office:value-type="float" office:value="1.10231">
                <text:p>1.10231</text:p>
              </table:table-cell>
              <table:table-cell office:value-type="float" office:value="0.330706">
                <text:p>0.330706</text:p>
              </table:table-cell>
              <table:table-cell office:value-type="float" office:value="-0.567225">
                <text:p>-0.567225</text:p>
              </table:table-cell>
              <table:table-cell office:value-type="float" office:value="-1.248486">
                <text:p>-1.248486</text:p>
              </table:table-cell>
              <table:table-cell office:value-type="float" office:value="-1.452875">
                <text:p>-1.452875</text:p>
              </table:table-cell>
              <table:table-cell office:value-type="float" office:value="-1.10231">
                <text:p>-1.10231</text:p>
              </table:table-cell>
              <table:table-cell office:value-type="float" office:value="-0.330707">
                <text:p>-0.330707</text:p>
              </table:table-cell>
              <table:table-cell office:value-type="float" office:value="0.567225">
                <text:p>0.567225</text:p>
              </table:table-cell>
              <table:table-cell office:value-type="float" office:value="1.248487">
                <text:p>1.24848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473431">
                <text:p>1.473431</text:p>
              </table:table-cell>
              <table:table-cell office:value-type="float" office:value="1.136959">
                <text:p>1.136959</text:p>
              </table:table-cell>
              <table:table-cell office:value-type="float" office:value="0.366213">
                <text:p>0.366213</text:p>
              </table:table-cell>
              <table:table-cell office:value-type="float" office:value="-0.54442">
                <text:p>-0.54442</text:p>
              </table:table-cell>
              <table:table-cell office:value-type="float" office:value="-1.247099">
                <text:p>-1.247099</text:p>
              </table:table-cell>
              <table:table-cell office:value-type="float" office:value="-1.473431">
                <text:p>-1.473431</text:p>
              </table:table-cell>
              <table:table-cell office:value-type="float" office:value="-1.13696">
                <text:p>-1.13696</text:p>
              </table:table-cell>
              <table:table-cell office:value-type="float" office:value="-0.366213">
                <text:p>-0.366213</text:p>
              </table:table-cell>
              <table:table-cell office:value-type="float" office:value="0.54442">
                <text:p>0.54442</text:p>
              </table:table-cell>
              <table:table-cell office:value-type="float" office:value="1.247099">
                <text:p>1.24709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488172">
                <text:p>1.488172</text:p>
              </table:table-cell>
              <table:table-cell office:value-type="float" office:value="1.167119">
                <text:p>1.167119</text:p>
              </table:table-cell>
              <table:table-cell office:value-type="float" office:value="0.400271">
                <text:p>0.400271</text:p>
              </table:table-cell>
              <table:table-cell office:value-type="float" office:value="-0.519472">
                <text:p>-0.519472</text:p>
              </table:table-cell>
              <table:table-cell office:value-type="float" office:value="-1.24079">
                <text:p>-1.24079</text:p>
              </table:table-cell>
              <table:table-cell office:value-type="float" office:value="-1.488171">
                <text:p>-1.488171</text:p>
              </table:table-cell>
              <table:table-cell office:value-type="float" office:value="-1.167119">
                <text:p>-1.167119</text:p>
              </table:table-cell>
              <table:table-cell office:value-type="float" office:value="-0.400271">
                <text:p>-0.400271</text:p>
              </table:table-cell>
              <table:table-cell office:value-type="float" office:value="0.519472">
                <text:p>0.519472</text:p>
              </table:table-cell>
              <table:table-cell office:value-type="float" office:value="1.24079">
                <text:p>1.2407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49704">
                <text:p>1.49704</text:p>
              </table:table-cell>
              <table:table-cell office:value-type="float" office:value="1.192675">
                <text:p>1.192675</text:p>
              </table:table-cell>
              <table:table-cell office:value-type="float" office:value="0.432752">
                <text:p>0.432752</text:p>
              </table:table-cell>
              <table:table-cell office:value-type="float" office:value="-0.492472">
                <text:p>-0.492472</text:p>
              </table:table-cell>
              <table:table-cell office:value-type="float" office:value="-1.229584">
                <text:p>-1.229584</text:p>
              </table:table-cell>
              <table:table-cell office:value-type="float" office:value="-1.49704">
                <text:p>-1.49704</text:p>
              </table:table-cell>
              <table:table-cell office:value-type="float" office:value="-1.192675">
                <text:p>-1.192675</text:p>
              </table:table-cell>
              <table:table-cell office:value-type="float" office:value="-0.432752">
                <text:p>-0.432752</text:p>
              </table:table-cell>
              <table:table-cell office:value-type="float" office:value="0.492472">
                <text:p>0.492472</text:p>
              </table:table-cell>
              <table:table-cell office:value-type="float" office:value="1.229582">
                <text:p>1.2295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d401f2107ccab8f924a8e2df40f573aab7605b6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